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default-cell-style-name="ce4"/>
        <table:table-column table:style-name="co1" table:number-columns-repeated="8" table:default-cell-style-name="Default"/>
        <table:table-column table:style-name="co1" table:default-cell-style-name="ce11"/>
        <table:table-column table:style-name="co1" table:default-cell-style-name="ce4"/>
        <table:table-column table:style-name="co1" table:number-columns-repeated="8" table:default-cell-style-name="Default"/>
        <table:table-column table:style-name="co1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20-Test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50-Tes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500-Test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20" table:number-rows-spanned="1">
            <text:p>5000-Test</text:p>
          </table:table-cell>
          <table:covered-table-cell table:number-columns-repeated="8"/>
          <table:covered-table-cell table:number-columns-repeated="2" table:style-name="Default"/>
          <table:covered-table-cell table:number-columns-repeated="8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INARY</text:p>
          </table:table-cell>
          <table:table-cell office:value-type="string" calcext:value-type="string">
            <text:p>STRUCT</text:p>
          </table:table-cell>
          <table:table-cell table:number-columns-repeated="3"/>
          <table:table-cell office:value-type="string" calcext:value-type="string">
            <text:p>BINARY</text:p>
          </table:table-cell>
          <table:table-cell office:value-type="string" calcext:value-type="string">
            <text:p>STRUCT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 office:value-type="string" calcext:value-type="string">
            <text:p>STRUCT</text:p>
          </table:table-cell>
          <table:table-cell table:number-columns-repeated="2"/>
          <table:table-cell table:style-name="ce2" office:value-type="string" calcext:value-type="string" table:number-columns-spanned="10" table:number-rows-spanned="1">
            <text:p>BINARY</text:p>
          </table:table-cell>
          <table:covered-table-cell table:number-columns-repeated="8"/>
          <table:covered-table-cell table:style-name="Default"/>
          <table:table-cell table:style-name="ce2" office:value-type="string" calcext:value-type="string" table:number-columns-spanned="10" table:number-rows-spanned="1">
            <text:p>STRUCT</text:p>
          </table:table-cell>
          <table:covered-table-cell table:number-columns-repeated="8"/>
          <table:covered-table-cell table:style-name="Default"/>
        </table:table-row>
        <table:table-row table:style-name="ro1">
          <table:table-cell/>
          <table:table-cell office:value-type="float" office:value="0.000063612" calcext:value-type="float">
            <text:p>0,000063612</text:p>
          </table:table-cell>
          <table:table-cell office:value-type="float" office:value="0.000039031" calcext:value-type="float">
            <text:p>0,000039031</text:p>
          </table:table-cell>
          <table:table-cell table:number-columns-repeated="3"/>
          <table:table-cell office:value-type="float" office:value="0.000070567" calcext:value-type="float">
            <text:p>0,000070567</text:p>
          </table:table-cell>
          <table:table-cell office:value-type="float" office:value="0.000089369" calcext:value-type="float">
            <text:p>0,000089369</text:p>
          </table:table-cell>
          <table:table-cell table:number-columns-repeated="2"/>
          <table:table-cell office:value-type="float" office:value="0.000063857" calcext:value-type="float">
            <text:p>0,000063857</text:p>
          </table:table-cell>
          <table:table-cell office:value-type="float" office:value="0.000059746" calcext:value-type="float">
            <text:p>0,000059746</text:p>
          </table:table-cell>
          <table:table-cell table:number-columns-repeated="2"/>
          <table:table-cell table:style-name="ce3" office:value-type="float" office:value="0.000063512" calcext:value-type="float">
            <text:p>0,000063512</text:p>
          </table:table-cell>
          <table:table-cell table:style-name="ce7" office:value-type="float" office:value="0.000058237" calcext:value-type="float">
            <text:p>0,000058237</text:p>
          </table:table-cell>
          <table:table-cell table:style-name="ce7" office:value-type="float" office:value="0.000060984" calcext:value-type="float">
            <text:p>0,000060984</text:p>
          </table:table-cell>
          <table:table-cell table:style-name="ce7" office:value-type="float" office:value="0.00006152" calcext:value-type="float">
            <text:p>0,00006152</text:p>
          </table:table-cell>
          <table:table-cell table:style-name="ce7" office:value-type="float" office:value="0.000044473" calcext:value-type="float">
            <text:p>0,000044473</text:p>
          </table:table-cell>
          <table:table-cell table:style-name="ce7" office:value-type="float" office:value="0.000042324" calcext:value-type="float">
            <text:p>0,000042324</text:p>
          </table:table-cell>
          <table:table-cell table:style-name="ce7" office:value-type="float" office:value="0.000038825" calcext:value-type="float">
            <text:p>0,000038825</text:p>
          </table:table-cell>
          <table:table-cell table:style-name="ce7" office:value-type="float" office:value="0.000039227" calcext:value-type="float">
            <text:p>0,000039227</text:p>
          </table:table-cell>
          <table:table-cell table:style-name="ce7" office:value-type="float" office:value="0.000038241" calcext:value-type="float">
            <text:p>0,000038241</text:p>
          </table:table-cell>
          <table:table-cell table:style-name="ce10" office:value-type="float" office:value="0.000052624" calcext:value-type="float">
            <text:p>0,000052624</text:p>
          </table:table-cell>
          <table:table-cell table:style-name="ce3" office:value-type="float" office:value="0.00005702" calcext:value-type="float">
            <text:p>0,00005702</text:p>
          </table:table-cell>
          <table:table-cell table:style-name="ce7" office:value-type="float" office:value="0.000075427" calcext:value-type="float">
            <text:p>0,000075427</text:p>
          </table:table-cell>
          <table:table-cell table:style-name="ce7" office:value-type="float" office:value="0.00005692" calcext:value-type="float">
            <text:p>0,00005692</text:p>
          </table:table-cell>
          <table:table-cell table:style-name="ce7" office:value-type="float" office:value="0.000079478" calcext:value-type="float">
            <text:p>0,000079478</text:p>
          </table:table-cell>
          <table:table-cell table:style-name="ce7" office:value-type="float" office:value="0.000038522" calcext:value-type="float">
            <text:p>0,000038522</text:p>
          </table:table-cell>
          <table:table-cell table:style-name="ce7" office:value-type="float" office:value="0.000041557" calcext:value-type="float">
            <text:p>0,000041557</text:p>
          </table:table-cell>
          <table:table-cell table:style-name="ce7" office:value-type="float" office:value="0.000046804" calcext:value-type="float">
            <text:p>0,000046804</text:p>
          </table:table-cell>
          <table:table-cell table:style-name="ce7" office:value-type="float" office:value="0.000037937" calcext:value-type="float">
            <text:p>0,000037937</text:p>
          </table:table-cell>
          <table:table-cell table:style-name="ce7" office:value-type="float" office:value="0.000066432" calcext:value-type="float">
            <text:p>0,000066432</text:p>
          </table:table-cell>
          <table:table-cell table:style-name="ce10" office:value-type="float" office:value="0.000067537" calcext:value-type="float">
            <text:p>0,000067537</text:p>
          </table:table-cell>
        </table:table-row>
        <table:table-row table:style-name="ro1">
          <table:table-cell/>
          <table:table-cell office:value-type="float" office:value="0.000068234" calcext:value-type="float">
            <text:p>0,000068234</text:p>
          </table:table-cell>
          <table:table-cell office:value-type="float" office:value="0.000090518" calcext:value-type="float">
            <text:p>0,000090518</text:p>
          </table:table-cell>
          <table:table-cell table:number-columns-repeated="3"/>
          <table:table-cell office:value-type="float" office:value="0.000085543" calcext:value-type="float">
            <text:p>0,000085543</text:p>
          </table:table-cell>
          <table:table-cell office:value-type="float" office:value="0.000069349" calcext:value-type="float">
            <text:p>0,000069349</text:p>
          </table:table-cell>
          <table:table-cell table:number-columns-repeated="2"/>
          <table:table-cell office:value-type="float" office:value="0.000205209" calcext:value-type="float">
            <text:p>0,000205209</text:p>
          </table:table-cell>
          <table:table-cell office:value-type="float" office:value="0.000069493" calcext:value-type="float">
            <text:p>0,000069493</text:p>
          </table:table-cell>
          <table:table-cell table:number-columns-repeated="2"/>
          <table:table-cell office:value-type="float" office:value="0.000039923" calcext:value-type="float">
            <text:p>0,000039923</text:p>
          </table:table-cell>
          <table:table-cell office:value-type="float" office:value="0.000052811" calcext:value-type="float">
            <text:p>0,000052811</text:p>
          </table:table-cell>
          <table:table-cell office:value-type="float" office:value="0.00004009" calcext:value-type="float">
            <text:p>0,00004009</text:p>
          </table:table-cell>
          <table:table-cell office:value-type="float" office:value="0.000059243" calcext:value-type="float">
            <text:p>0,000059243</text:p>
          </table:table-cell>
          <table:table-cell office:value-type="float" office:value="0.000063969" calcext:value-type="float">
            <text:p>0,000063969</text:p>
          </table:table-cell>
          <table:table-cell office:value-type="float" office:value="0.000060687" calcext:value-type="float">
            <text:p>0,000060687</text:p>
          </table:table-cell>
          <table:table-cell office:value-type="float" office:value="0.000057245" calcext:value-type="float">
            <text:p>0,000057245</text:p>
          </table:table-cell>
          <table:table-cell office:value-type="float" office:value="0.000061258" calcext:value-type="float">
            <text:p>0,000061258</text:p>
          </table:table-cell>
          <table:table-cell office:value-type="float" office:value="0.000061554" calcext:value-type="float">
            <text:p>0,000061554</text:p>
          </table:table-cell>
          <table:table-cell office:value-type="float" office:value="0.000073925" calcext:value-type="float">
            <text:p>0,000073925</text:p>
          </table:table-cell>
          <table:table-cell office:value-type="float" office:value="0.000064847" calcext:value-type="float">
            <text:p>0,000064847</text:p>
          </table:table-cell>
          <table:table-cell office:value-type="float" office:value="0.000062979" calcext:value-type="float">
            <text:p>0,000062979</text:p>
          </table:table-cell>
          <table:table-cell office:value-type="float" office:value="0.000062216" calcext:value-type="float">
            <text:p>0,000062216</text:p>
          </table:table-cell>
          <table:table-cell office:value-type="float" office:value="0.000060946" calcext:value-type="float">
            <text:p>0,000060946</text:p>
          </table:table-cell>
          <table:table-cell office:value-type="float" office:value="0.000061793" calcext:value-type="float">
            <text:p>0,000061793</text:p>
          </table:table-cell>
          <table:table-cell office:value-type="float" office:value="0.000060681" calcext:value-type="float">
            <text:p>0,000060681</text:p>
          </table:table-cell>
          <table:table-cell office:value-type="float" office:value="0.000061051" calcext:value-type="float">
            <text:p>0,000061051</text:p>
          </table:table-cell>
          <table:table-cell office:value-type="float" office:value="0.000060923" calcext:value-type="float">
            <text:p>0,000060923</text:p>
          </table:table-cell>
          <table:table-cell office:value-type="float" office:value="0.000063691" calcext:value-type="float">
            <text:p>0,000063691</text:p>
          </table:table-cell>
          <table:table-cell office:value-type="float" office:value="0.000066521" calcext:value-type="float">
            <text:p>0,000066521</text:p>
          </table:table-cell>
        </table:table-row>
        <table:table-row table:style-name="ro1">
          <table:table-cell/>
          <table:table-cell office:value-type="float" office:value="0.000068234" calcext:value-type="float">
            <text:p>0,000068234</text:p>
          </table:table-cell>
          <table:table-cell office:value-type="float" office:value="0.000071682" calcext:value-type="float">
            <text:p>0,000071682</text:p>
          </table:table-cell>
          <table:table-cell table:number-columns-repeated="3"/>
          <table:table-cell office:value-type="float" office:value="0.000078277" calcext:value-type="float">
            <text:p>0,000078277</text:p>
          </table:table-cell>
          <table:table-cell office:value-type="float" office:value="0.000064836" calcext:value-type="float">
            <text:p>0,000064836</text:p>
          </table:table-cell>
          <table:table-cell table:number-columns-repeated="2"/>
          <table:table-cell office:value-type="float" office:value="0.000077616" calcext:value-type="float">
            <text:p>0,000077616</text:p>
          </table:table-cell>
          <table:table-cell office:value-type="float" office:value="0.000105402" calcext:value-type="float">
            <text:p>0,000105402</text:p>
          </table:table-cell>
          <table:table-cell table:number-columns-repeated="2"/>
          <table:table-cell office:value-type="float" office:value="0.000062001" calcext:value-type="float">
            <text:p>0,000062001</text:p>
          </table:table-cell>
          <table:table-cell office:value-type="float" office:value="0.000062342" calcext:value-type="float">
            <text:p>0,000062342</text:p>
          </table:table-cell>
          <table:table-cell office:value-type="float" office:value="0.000062231" calcext:value-type="float">
            <text:p>0,000062231</text:p>
          </table:table-cell>
          <table:table-cell office:value-type="float" office:value="0.000072649" calcext:value-type="float">
            <text:p>0,000072649</text:p>
          </table:table-cell>
          <table:table-cell office:value-type="float" office:value="0.000071109" calcext:value-type="float">
            <text:p>0,000071109</text:p>
          </table:table-cell>
          <table:table-cell office:value-type="float" office:value="0.000063519" calcext:value-type="float">
            <text:p>0,000063519</text:p>
          </table:table-cell>
          <table:table-cell office:value-type="float" office:value="0.000061613" calcext:value-type="float">
            <text:p>0,000061613</text:p>
          </table:table-cell>
          <table:table-cell office:value-type="float" office:value="0.000060103" calcext:value-type="float">
            <text:p>0,000060103</text:p>
          </table:table-cell>
          <table:table-cell office:value-type="float" office:value="0.000055946" calcext:value-type="float">
            <text:p>0,000055946</text:p>
          </table:table-cell>
          <table:table-cell office:value-type="float" office:value="0.000062174" calcext:value-type="float">
            <text:p>0,000062174</text:p>
          </table:table-cell>
          <table:table-cell office:value-type="float" office:value="0.000065547" calcext:value-type="float">
            <text:p>0,000065547</text:p>
          </table:table-cell>
          <table:table-cell office:value-type="float" office:value="0.000060344" calcext:value-type="float">
            <text:p>0,000060344</text:p>
          </table:table-cell>
          <table:table-cell office:value-type="float" office:value="0.000062479" calcext:value-type="float">
            <text:p>0,000062479</text:p>
          </table:table-cell>
          <table:table-cell office:value-type="float" office:value="0.000055929" calcext:value-type="float">
            <text:p>0,000055929</text:p>
          </table:table-cell>
          <table:table-cell office:value-type="float" office:value="0.000055192" calcext:value-type="float">
            <text:p>0,000055192</text:p>
          </table:table-cell>
          <table:table-cell office:value-type="float" office:value="0.000054745" calcext:value-type="float">
            <text:p>0,000054745</text:p>
          </table:table-cell>
          <table:table-cell office:value-type="float" office:value="0.000095246" calcext:value-type="float">
            <text:p>0,000095246</text:p>
          </table:table-cell>
          <table:table-cell office:value-type="float" office:value="0.000104295" calcext:value-type="float">
            <text:p>0,000104295</text:p>
          </table:table-cell>
          <table:table-cell office:value-type="float" office:value="0.000050644" calcext:value-type="float">
            <text:p>0,000050644</text:p>
          </table:table-cell>
          <table:table-cell office:value-type="float" office:value="0.000063955" calcext:value-type="float">
            <text:p>0,000063955</text:p>
          </table:table-cell>
        </table:table-row>
        <table:table-row table:style-name="ro1">
          <table:table-cell/>
          <table:table-cell office:value-type="float" office:value="0.000095542" calcext:value-type="float">
            <text:p>0,000095542</text:p>
          </table:table-cell>
          <table:table-cell office:value-type="float" office:value="0.000071455" calcext:value-type="float">
            <text:p>0,000071455</text:p>
          </table:table-cell>
          <table:table-cell table:number-columns-repeated="3"/>
          <table:table-cell office:value-type="float" office:value="0.000081137" calcext:value-type="float">
            <text:p>0,000081137</text:p>
          </table:table-cell>
          <table:table-cell office:value-type="float" office:value="0.000079532" calcext:value-type="float">
            <text:p>0,000079532</text:p>
          </table:table-cell>
          <table:table-cell table:number-columns-repeated="2"/>
          <table:table-cell office:value-type="float" office:value="0.00008035" calcext:value-type="float">
            <text:p>0,00008035</text:p>
          </table:table-cell>
          <table:table-cell office:value-type="float" office:value="0.000068398" calcext:value-type="float">
            <text:p>0,000068398</text:p>
          </table:table-cell>
          <table:table-cell table:number-columns-repeated="2"/>
          <table:table-cell office:value-type="float" office:value="0.000057491" calcext:value-type="float">
            <text:p>0,000057491</text:p>
          </table:table-cell>
          <table:table-cell office:value-type="float" office:value="0.000059217" calcext:value-type="float">
            <text:p>0,000059217</text:p>
          </table:table-cell>
          <table:table-cell office:value-type="float" office:value="0.000056379" calcext:value-type="float">
            <text:p>0,000056379</text:p>
          </table:table-cell>
          <table:table-cell office:value-type="float" office:value="0.000066037" calcext:value-type="float">
            <text:p>0,000066037</text:p>
          </table:table-cell>
          <table:table-cell office:value-type="float" office:value="0.000042932" calcext:value-type="float">
            <text:p>0,000042932</text:p>
          </table:table-cell>
          <table:table-cell office:value-type="float" office:value="0.000039187" calcext:value-type="float">
            <text:p>0,000039187</text:p>
          </table:table-cell>
          <table:table-cell office:value-type="float" office:value="0.000051509" calcext:value-type="float">
            <text:p>0,000051509</text:p>
          </table:table-cell>
          <table:table-cell office:value-type="float" office:value="0.0000405" calcext:value-type="float">
            <text:p>0,0000405</text:p>
          </table:table-cell>
          <table:table-cell office:value-type="float" office:value="0.000057274" calcext:value-type="float">
            <text:p>0,000057274</text:p>
          </table:table-cell>
          <table:table-cell office:value-type="float" office:value="0.00005758" calcext:value-type="float">
            <text:p>0,00005758</text:p>
          </table:table-cell>
          <table:table-cell office:value-type="float" office:value="0.000060663" calcext:value-type="float">
            <text:p>0,000060663</text:p>
          </table:table-cell>
          <table:table-cell office:value-type="float" office:value="0.000057571" calcext:value-type="float">
            <text:p>0,000057571</text:p>
          </table:table-cell>
          <table:table-cell office:value-type="float" office:value="0.000061404" calcext:value-type="float">
            <text:p>0,000061404</text:p>
          </table:table-cell>
          <table:table-cell office:value-type="float" office:value="0.000048393" calcext:value-type="float">
            <text:p>0,000048393</text:p>
          </table:table-cell>
          <table:table-cell office:value-type="float" office:value="0.000050633" calcext:value-type="float">
            <text:p>0,000050633</text:p>
          </table:table-cell>
          <table:table-cell office:value-type="float" office:value="0.000050484" calcext:value-type="float">
            <text:p>0,000050484</text:p>
          </table:table-cell>
          <table:table-cell office:value-type="float" office:value="0.000045523" calcext:value-type="float">
            <text:p>0,000045523</text:p>
          </table:table-cell>
          <table:table-cell office:value-type="float" office:value="0.000062601" calcext:value-type="float">
            <text:p>0,000062601</text:p>
          </table:table-cell>
          <table:table-cell office:value-type="float" office:value="0.000080738" calcext:value-type="float">
            <text:p>0,000080738</text:p>
          </table:table-cell>
          <table:table-cell office:value-type="float" office:value="0.000049535" calcext:value-type="float">
            <text:p>0,000049535</text:p>
          </table:table-cell>
        </table:table-row>
        <table:table-row table:style-name="ro1">
          <table:table-cell/>
          <table:table-cell office:value-type="float" office:value="0.000108337" calcext:value-type="float">
            <text:p>0,000108337</text:p>
          </table:table-cell>
          <table:table-cell office:value-type="float" office:value="0.000067183" calcext:value-type="float">
            <text:p>0,000067183</text:p>
          </table:table-cell>
          <table:table-cell table:number-columns-repeated="3"/>
          <table:table-cell office:value-type="float" office:value="0.000066853" calcext:value-type="float">
            <text:p>0,000066853</text:p>
          </table:table-cell>
          <table:table-cell office:value-type="float" office:value="0.000099544" calcext:value-type="float">
            <text:p>0,000099544</text:p>
          </table:table-cell>
          <table:table-cell table:number-columns-repeated="2"/>
          <table:table-cell office:value-type="float" office:value="0.000061394" calcext:value-type="float">
            <text:p>0,000061394</text:p>
          </table:table-cell>
          <table:table-cell office:value-type="float" office:value="0.00006535" calcext:value-type="float">
            <text:p>0,00006535</text:p>
          </table:table-cell>
          <table:table-cell table:number-columns-repeated="2"/>
          <table:table-cell office:value-type="float" office:value="0.000060175" calcext:value-type="float">
            <text:p>0,000060175</text:p>
          </table:table-cell>
          <table:table-cell office:value-type="float" office:value="0.000062011" calcext:value-type="float">
            <text:p>0,000062011</text:p>
          </table:table-cell>
          <table:table-cell office:value-type="float" office:value="0.000060575" calcext:value-type="float">
            <text:p>0,000060575</text:p>
          </table:table-cell>
          <table:table-cell office:value-type="float" office:value="0.000059228" calcext:value-type="float">
            <text:p>0,000059228</text:p>
          </table:table-cell>
          <table:table-cell office:value-type="float" office:value="0.000063166" calcext:value-type="float">
            <text:p>0,000063166</text:p>
          </table:table-cell>
          <table:table-cell office:value-type="float" office:value="0.000064492" calcext:value-type="float">
            <text:p>0,000064492</text:p>
          </table:table-cell>
          <table:table-cell office:value-type="float" office:value="0.000062609" calcext:value-type="float">
            <text:p>0,000062609</text:p>
          </table:table-cell>
          <table:table-cell office:value-type="float" office:value="0.00006654" calcext:value-type="float">
            <text:p>0,00006654</text:p>
          </table:table-cell>
          <table:table-cell office:value-type="float" office:value="0.00005984" calcext:value-type="float">
            <text:p>0,00005984</text:p>
          </table:table-cell>
          <table:table-cell office:value-type="float" office:value="0.000062017" calcext:value-type="float">
            <text:p>0,000062017</text:p>
          </table:table-cell>
          <table:table-cell office:value-type="float" office:value="0.00005413" calcext:value-type="float">
            <text:p>0,00005413</text:p>
          </table:table-cell>
          <table:table-cell office:value-type="float" office:value="0.000038133" calcext:value-type="float">
            <text:p>0,000038133</text:p>
          </table:table-cell>
          <table:table-cell office:value-type="float" office:value="0.000039471" calcext:value-type="float">
            <text:p>0,000039471</text:p>
          </table:table-cell>
          <table:table-cell office:value-type="float" office:value="0.000036969" calcext:value-type="float">
            <text:p>0,000036969</text:p>
          </table:table-cell>
          <table:table-cell office:value-type="float" office:value="0.000042082" calcext:value-type="float">
            <text:p>0,000042082</text:p>
          </table:table-cell>
          <table:table-cell office:value-type="float" office:value="0.000040594" calcext:value-type="float">
            <text:p>0,000040594</text:p>
          </table:table-cell>
          <table:table-cell office:value-type="float" office:value="0.000053453" calcext:value-type="float">
            <text:p>0,000053453</text:p>
          </table:table-cell>
          <table:table-cell office:value-type="float" office:value="0.000066004" calcext:value-type="float">
            <text:p>0,000066004</text:p>
          </table:table-cell>
          <table:table-cell office:value-type="float" office:value="0.000061881" calcext:value-type="float">
            <text:p>0,000061881</text:p>
          </table:table-cell>
          <table:table-cell office:value-type="float" office:value="0.000060485" calcext:value-type="float">
            <text:p>0,000060485</text:p>
          </table:table-cell>
        </table:table-row>
        <table:table-row table:style-name="ro1">
          <table:table-cell/>
          <table:table-cell office:value-type="float" office:value="0.000103308" calcext:value-type="float">
            <text:p>0,000103308</text:p>
          </table:table-cell>
          <table:table-cell office:value-type="float" office:value="0.000066309" calcext:value-type="float">
            <text:p>0,000066309</text:p>
          </table:table-cell>
          <table:table-cell table:number-columns-repeated="3"/>
          <table:table-cell office:value-type="float" office:value="0.000062084" calcext:value-type="float">
            <text:p>0,000062084</text:p>
          </table:table-cell>
          <table:table-cell office:value-type="float" office:value="0.000063127" calcext:value-type="float">
            <text:p>0,000063127</text:p>
          </table:table-cell>
          <table:table-cell table:number-columns-repeated="2"/>
          <table:table-cell office:value-type="float" office:value="0.000061949" calcext:value-type="float">
            <text:p>0,000061949</text:p>
          </table:table-cell>
          <table:table-cell office:value-type="float" office:value="0.000076523" calcext:value-type="float">
            <text:p>0,000076523</text:p>
          </table:table-cell>
          <table:table-cell table:number-columns-repeated="2"/>
          <table:table-cell office:value-type="float" office:value="0.000057765" calcext:value-type="float">
            <text:p>0,000057765</text:p>
          </table:table-cell>
          <table:table-cell office:value-type="float" office:value="0.000063412" calcext:value-type="float">
            <text:p>0,000063412</text:p>
          </table:table-cell>
          <table:table-cell office:value-type="float" office:value="0.000062312" calcext:value-type="float">
            <text:p>0,000062312</text:p>
          </table:table-cell>
          <table:table-cell office:value-type="float" office:value="0.00006211" calcext:value-type="float">
            <text:p>0,00006211</text:p>
          </table:table-cell>
          <table:table-cell office:value-type="float" office:value="0.000058069" calcext:value-type="float">
            <text:p>0,000058069</text:p>
          </table:table-cell>
          <table:table-cell office:value-type="float" office:value="0.000058135" calcext:value-type="float">
            <text:p>0,000058135</text:p>
          </table:table-cell>
          <table:table-cell office:value-type="float" office:value="0.000061467" calcext:value-type="float">
            <text:p>0,000061467</text:p>
          </table:table-cell>
          <table:table-cell office:value-type="float" office:value="0.000057448" calcext:value-type="float">
            <text:p>0,000057448</text:p>
          </table:table-cell>
          <table:table-cell office:value-type="float" office:value="0.000058669" calcext:value-type="float">
            <text:p>0,000058669</text:p>
          </table:table-cell>
          <table:table-cell office:value-type="float" office:value="0.000060656" calcext:value-type="float">
            <text:p>0,000060656</text:p>
          </table:table-cell>
          <table:table-cell office:value-type="float" office:value="0.000056471" calcext:value-type="float">
            <text:p>0,000056471</text:p>
          </table:table-cell>
          <table:table-cell office:value-type="float" office:value="0.000046939" calcext:value-type="float">
            <text:p>0,000046939</text:p>
          </table:table-cell>
          <table:table-cell office:value-type="float" office:value="0.000056187" calcext:value-type="float">
            <text:p>0,000056187</text:p>
          </table:table-cell>
          <table:table-cell office:value-type="float" office:value="0.000049304" calcext:value-type="float">
            <text:p>0,000049304</text:p>
          </table:table-cell>
          <table:table-cell office:value-type="float" office:value="0.000056363" calcext:value-type="float">
            <text:p>0,000056363</text:p>
          </table:table-cell>
          <table:table-cell office:value-type="float" office:value="0.000084234" calcext:value-type="float">
            <text:p>0,000084234</text:p>
          </table:table-cell>
          <table:table-cell office:value-type="float" office:value="0.000079518" calcext:value-type="float">
            <text:p>0,000079518</text:p>
          </table:table-cell>
          <table:table-cell office:value-type="float" office:value="0.000081718" calcext:value-type="float">
            <text:p>0,000081718</text:p>
          </table:table-cell>
          <table:table-cell office:value-type="float" office:value="0.000062475" calcext:value-type="float">
            <text:p>0,000062475</text:p>
          </table:table-cell>
          <table:table-cell office:value-type="float" office:value="0.000062298" calcext:value-type="float">
            <text:p>0,000062298</text:p>
          </table:table-cell>
        </table:table-row>
        <table:table-row table:style-name="ro1">
          <table:table-cell/>
          <table:table-cell office:value-type="float" office:value="0.000066274" calcext:value-type="float">
            <text:p>0,000066274</text:p>
          </table:table-cell>
          <table:table-cell office:value-type="float" office:value="0.000065911" calcext:value-type="float">
            <text:p>0,000065911</text:p>
          </table:table-cell>
          <table:table-cell table:number-columns-repeated="3"/>
          <table:table-cell office:value-type="float" office:value="0.000057901" calcext:value-type="float">
            <text:p>0,000057901</text:p>
          </table:table-cell>
          <table:table-cell office:value-type="float" office:value="0.000065544" calcext:value-type="float">
            <text:p>0,000065544</text:p>
          </table:table-cell>
          <table:table-cell table:number-columns-repeated="2"/>
          <table:table-cell office:value-type="float" office:value="0.000060342" calcext:value-type="float">
            <text:p>0,000060342</text:p>
          </table:table-cell>
          <table:table-cell office:value-type="float" office:value="0.000061635" calcext:value-type="float">
            <text:p>0,000061635</text:p>
          </table:table-cell>
          <table:table-cell table:number-columns-repeated="2"/>
          <table:table-cell office:value-type="float" office:value="0.000062649" calcext:value-type="float">
            <text:p>0,000062649</text:p>
          </table:table-cell>
          <table:table-cell office:value-type="float" office:value="0.000061229" calcext:value-type="float">
            <text:p>0,000061229</text:p>
          </table:table-cell>
          <table:table-cell office:value-type="float" office:value="0.000061873" calcext:value-type="float">
            <text:p>0,000061873</text:p>
          </table:table-cell>
          <table:table-cell office:value-type="float" office:value="0.000062392" calcext:value-type="float">
            <text:p>0,000062392</text:p>
          </table:table-cell>
          <table:table-cell office:value-type="float" office:value="0.000058263" calcext:value-type="float">
            <text:p>0,000058263</text:p>
          </table:table-cell>
          <table:table-cell office:value-type="float" office:value="0.000061269" calcext:value-type="float">
            <text:p>0,000061269</text:p>
          </table:table-cell>
          <table:table-cell office:value-type="float" office:value="0.000061607" calcext:value-type="float">
            <text:p>0,000061607</text:p>
          </table:table-cell>
          <table:table-cell office:value-type="float" office:value="0.000061525" calcext:value-type="float">
            <text:p>0,000061525</text:p>
          </table:table-cell>
          <table:table-cell office:value-type="float" office:value="0.000063856" calcext:value-type="float">
            <text:p>0,000063856</text:p>
          </table:table-cell>
          <table:table-cell office:value-type="float" office:value="0.000056683" calcext:value-type="float">
            <text:p>0,000056683</text:p>
          </table:table-cell>
          <table:table-cell office:value-type="float" office:value="0.000064864" calcext:value-type="float">
            <text:p>0,000064864</text:p>
          </table:table-cell>
          <table:table-cell office:value-type="float" office:value="0.000082422" calcext:value-type="float">
            <text:p>0,000082422</text:p>
          </table:table-cell>
          <table:table-cell office:value-type="float" office:value="0.000082586" calcext:value-type="float">
            <text:p>0,000082586</text:p>
          </table:table-cell>
          <table:table-cell office:value-type="float" office:value="0.000081814" calcext:value-type="float">
            <text:p>0,000081814</text:p>
          </table:table-cell>
          <table:table-cell office:value-type="float" office:value="0.000064886" calcext:value-type="float">
            <text:p>0,000064886</text:p>
          </table:table-cell>
          <table:table-cell office:value-type="float" office:value="0.000077857" calcext:value-type="float">
            <text:p>0,000077857</text:p>
          </table:table-cell>
          <table:table-cell office:value-type="float" office:value="0.000082756" calcext:value-type="float">
            <text:p>0,000082756</text:p>
          </table:table-cell>
          <table:table-cell office:value-type="float" office:value="0.000061552" calcext:value-type="float">
            <text:p>0,000061552</text:p>
          </table:table-cell>
          <table:table-cell office:value-type="float" office:value="0.000060609" calcext:value-type="float">
            <text:p>0,000060609</text:p>
          </table:table-cell>
          <table:table-cell office:value-type="float" office:value="0.000063117" calcext:value-type="float">
            <text:p>0,000063117</text:p>
          </table:table-cell>
        </table:table-row>
        <table:table-row table:style-name="ro1">
          <table:table-cell/>
          <table:table-cell office:value-type="float" office:value="0.000046152" calcext:value-type="float">
            <text:p>0,000046152</text:p>
          </table:table-cell>
          <table:table-cell office:value-type="float" office:value="0.00006211" calcext:value-type="float">
            <text:p>0,00006211</text:p>
          </table:table-cell>
          <table:table-cell table:number-columns-repeated="3"/>
          <table:table-cell office:value-type="float" office:value="0.000061628" calcext:value-type="float">
            <text:p>0,000061628</text:p>
          </table:table-cell>
          <table:table-cell office:value-type="float" office:value="0.00006446" calcext:value-type="float">
            <text:p>0,00006446</text:p>
          </table:table-cell>
          <table:table-cell table:number-columns-repeated="2"/>
          <table:table-cell office:value-type="float" office:value="0.00008" calcext:value-type="float">
            <text:p>0,00008</text:p>
          </table:table-cell>
          <table:table-cell office:value-type="float" office:value="0.00006498" calcext:value-type="float">
            <text:p>0,00006498</text:p>
          </table:table-cell>
          <table:table-cell table:number-columns-repeated="2"/>
          <table:table-cell office:value-type="float" office:value="0.00006352" calcext:value-type="float">
            <text:p>0,00006352</text:p>
          </table:table-cell>
          <table:table-cell office:value-type="float" office:value="0.000061957" calcext:value-type="float">
            <text:p>0,000061957</text:p>
          </table:table-cell>
          <table:table-cell office:value-type="float" office:value="0.000058061" calcext:value-type="float">
            <text:p>0,000058061</text:p>
          </table:table-cell>
          <table:table-cell office:value-type="float" office:value="0.000060169" calcext:value-type="float">
            <text:p>0,000060169</text:p>
          </table:table-cell>
          <table:table-cell office:value-type="float" office:value="0.000063716" calcext:value-type="float">
            <text:p>0,000063716</text:p>
          </table:table-cell>
          <table:table-cell office:value-type="float" office:value="0.000061673" calcext:value-type="float">
            <text:p>0,000061673</text:p>
          </table:table-cell>
          <table:table-cell office:value-type="float" office:value="0.00006318" calcext:value-type="float">
            <text:p>0,00006318</text:p>
          </table:table-cell>
          <table:table-cell office:value-type="float" office:value="0.000078514" calcext:value-type="float">
            <text:p>0,000078514</text:p>
          </table:table-cell>
          <table:table-cell office:value-type="float" office:value="0.000081709" calcext:value-type="float">
            <text:p>0,000081709</text:p>
          </table:table-cell>
          <table:table-cell office:value-type="float" office:value="0.000063954" calcext:value-type="float">
            <text:p>0,000063954</text:p>
          </table:table-cell>
          <table:table-cell office:value-type="float" office:value="0.000061866" calcext:value-type="float">
            <text:p>0,000061866</text:p>
          </table:table-cell>
          <table:table-cell office:value-type="float" office:value="0.000057389" calcext:value-type="float">
            <text:p>0,000057389</text:p>
          </table:table-cell>
          <table:table-cell office:value-type="float" office:value="0.00006202" calcext:value-type="float">
            <text:p>0,00006202</text:p>
          </table:table-cell>
          <table:table-cell office:value-type="float" office:value="0.000062368" calcext:value-type="float">
            <text:p>0,000062368</text:p>
          </table:table-cell>
          <table:table-cell office:value-type="float" office:value="0.000057486" calcext:value-type="float">
            <text:p>0,000057486</text:p>
          </table:table-cell>
          <table:table-cell office:value-type="float" office:value="0.000062365" calcext:value-type="float">
            <text:p>0,000062365</text:p>
          </table:table-cell>
          <table:table-cell office:value-type="float" office:value="0.00006224" calcext:value-type="float">
            <text:p>0,00006224</text:p>
          </table:table-cell>
          <table:table-cell office:value-type="float" office:value="0.000061251" calcext:value-type="float">
            <text:p>0,000061251</text:p>
          </table:table-cell>
          <table:table-cell office:value-type="float" office:value="0.000059559" calcext:value-type="float">
            <text:p>0,000059559</text:p>
          </table:table-cell>
          <table:table-cell office:value-type="float" office:value="0.000061243" calcext:value-type="float">
            <text:p>0,000061243</text:p>
          </table:table-cell>
        </table:table-row>
        <table:table-row table:style-name="ro1">
          <table:table-cell/>
          <table:table-cell office:value-type="float" office:value="0.000051691" calcext:value-type="float">
            <text:p>0,000051691</text:p>
          </table:table-cell>
          <table:table-cell office:value-type="float" office:value="0.000061378" calcext:value-type="float">
            <text:p>0,000061378</text:p>
          </table:table-cell>
          <table:table-cell table:number-columns-repeated="3"/>
          <table:table-cell office:value-type="float" office:value="0.000061591" calcext:value-type="float">
            <text:p>0,000061591</text:p>
          </table:table-cell>
          <table:table-cell office:value-type="float" office:value="0.000064936" calcext:value-type="float">
            <text:p>0,000064936</text:p>
          </table:table-cell>
          <table:table-cell table:number-columns-repeated="2"/>
          <table:table-cell office:value-type="float" office:value="0.000084067" calcext:value-type="float">
            <text:p>0,000084067</text:p>
          </table:table-cell>
          <table:table-cell office:value-type="float" office:value="0.000062235" calcext:value-type="float">
            <text:p>0,000062235</text:p>
          </table:table-cell>
          <table:table-cell table:number-columns-repeated="2"/>
          <table:table-cell office:value-type="float" office:value="0.000064677" calcext:value-type="float">
            <text:p>0,000064677</text:p>
          </table:table-cell>
          <table:table-cell office:value-type="float" office:value="0.000064504" calcext:value-type="float">
            <text:p>0,000064504</text:p>
          </table:table-cell>
          <table:table-cell office:value-type="float" office:value="0.000062095" calcext:value-type="float">
            <text:p>0,000062095</text:p>
          </table:table-cell>
          <table:table-cell office:value-type="float" office:value="0.000061421" calcext:value-type="float">
            <text:p>0,000061421</text:p>
          </table:table-cell>
          <table:table-cell office:value-type="float" office:value="0.00006337" calcext:value-type="float">
            <text:p>0,00006337</text:p>
          </table:table-cell>
          <table:table-cell office:value-type="float" office:value="0.000065036" calcext:value-type="float">
            <text:p>0,000065036</text:p>
          </table:table-cell>
          <table:table-cell office:value-type="float" office:value="0.000060796" calcext:value-type="float">
            <text:p>0,000060796</text:p>
          </table:table-cell>
          <table:table-cell office:value-type="float" office:value="0.000063376" calcext:value-type="float">
            <text:p>0,000063376</text:p>
          </table:table-cell>
          <table:table-cell office:value-type="float" office:value="0.000061761" calcext:value-type="float">
            <text:p>0,000061761</text:p>
          </table:table-cell>
          <table:table-cell office:value-type="float" office:value="0.000077736" calcext:value-type="float">
            <text:p>0,000077736</text:p>
          </table:table-cell>
          <table:table-cell office:value-type="float" office:value="0.000072703" calcext:value-type="float">
            <text:p>0,000072703</text:p>
          </table:table-cell>
          <table:table-cell office:value-type="float" office:value="0.000059591" calcext:value-type="float">
            <text:p>0,000059591</text:p>
          </table:table-cell>
          <table:table-cell office:value-type="float" office:value="0.000063271" calcext:value-type="float">
            <text:p>0,000063271</text:p>
          </table:table-cell>
          <table:table-cell office:value-type="float" office:value="0.000064602" calcext:value-type="float">
            <text:p>0,000064602</text:p>
          </table:table-cell>
          <table:table-cell office:value-type="float" office:value="0.000062277" calcext:value-type="float">
            <text:p>0,000062277</text:p>
          </table:table-cell>
          <table:table-cell office:value-type="float" office:value="0.000062684" calcext:value-type="float">
            <text:p>0,000062684</text:p>
          </table:table-cell>
          <table:table-cell office:value-type="float" office:value="0.00006658" calcext:value-type="float">
            <text:p>0,00006658</text:p>
          </table:table-cell>
          <table:table-cell office:value-type="float" office:value="0.000057029" calcext:value-type="float">
            <text:p>0,000057029</text:p>
          </table:table-cell>
          <table:table-cell office:value-type="float" office:value="0.00006068" calcext:value-type="float">
            <text:p>0,00006068</text:p>
          </table:table-cell>
          <table:table-cell office:value-type="float" office:value="0.000079352" calcext:value-type="float">
            <text:p>0,000079352</text:p>
          </table:table-cell>
        </table:table-row>
        <table:table-row table:style-name="ro1">
          <table:table-cell/>
          <table:table-cell office:value-type="float" office:value="0.000052509" calcext:value-type="float">
            <text:p>0,000052509</text:p>
          </table:table-cell>
          <table:table-cell office:value-type="float" office:value="0.000061126" calcext:value-type="float">
            <text:p>0,000061126</text:p>
          </table:table-cell>
          <table:table-cell table:number-columns-repeated="3"/>
          <table:table-cell office:value-type="float" office:value="0.000059394" calcext:value-type="float">
            <text:p>0,000059394</text:p>
          </table:table-cell>
          <table:table-cell office:value-type="float" office:value="0.000062208" calcext:value-type="float">
            <text:p>0,000062208</text:p>
          </table:table-cell>
          <table:table-cell table:number-columns-repeated="2"/>
          <table:table-cell office:value-type="float" office:value="0.000385976" calcext:value-type="float">
            <text:p>0,000385976</text:p>
          </table:table-cell>
          <table:table-cell office:value-type="float" office:value="0.000055759" calcext:value-type="float">
            <text:p>0,000055759</text:p>
          </table:table-cell>
          <table:table-cell table:number-columns-repeated="2"/>
          <table:table-cell office:value-type="float" office:value="0.00006819" calcext:value-type="float">
            <text:p>0,00006819</text:p>
          </table:table-cell>
          <table:table-cell office:value-type="float" office:value="0.000063676" calcext:value-type="float">
            <text:p>0,000063676</text:p>
          </table:table-cell>
          <table:table-cell office:value-type="float" office:value="0.000065618" calcext:value-type="float">
            <text:p>0,000065618</text:p>
          </table:table-cell>
          <table:table-cell office:value-type="float" office:value="0.000062425" calcext:value-type="float">
            <text:p>0,000062425</text:p>
          </table:table-cell>
          <table:table-cell office:value-type="float" office:value="0.000057258" calcext:value-type="float">
            <text:p>0,000057258</text:p>
          </table:table-cell>
          <table:table-cell office:value-type="float" office:value="0.000061923" calcext:value-type="float">
            <text:p>0,000061923</text:p>
          </table:table-cell>
          <table:table-cell office:value-type="float" office:value="0.000057713" calcext:value-type="float">
            <text:p>0,000057713</text:p>
          </table:table-cell>
          <table:table-cell office:value-type="float" office:value="0.000061434" calcext:value-type="float">
            <text:p>0,000061434</text:p>
          </table:table-cell>
          <table:table-cell office:value-type="float" office:value="0.000039787" calcext:value-type="float">
            <text:p>0,000039787</text:p>
          </table:table-cell>
          <table:table-cell office:value-type="float" office:value="0.000364265" calcext:value-type="float">
            <text:p>0,000364265</text:p>
          </table:table-cell>
          <table:table-cell office:value-type="float" office:value="0.000083122" calcext:value-type="float">
            <text:p>0,000083122</text:p>
          </table:table-cell>
          <table:table-cell office:value-type="float" office:value="0.000058888" calcext:value-type="float">
            <text:p>0,000058888</text:p>
          </table:table-cell>
          <table:table-cell office:value-type="float" office:value="0.000062128" calcext:value-type="float">
            <text:p>0,000062128</text:p>
          </table:table-cell>
          <table:table-cell office:value-type="float" office:value="0.000057434" calcext:value-type="float">
            <text:p>0,000057434</text:p>
          </table:table-cell>
          <table:table-cell office:value-type="float" office:value="0.000064499" calcext:value-type="float">
            <text:p>0,000064499</text:p>
          </table:table-cell>
          <table:table-cell office:value-type="float" office:value="0.000062382" calcext:value-type="float">
            <text:p>0,000062382</text:p>
          </table:table-cell>
          <table:table-cell office:value-type="float" office:value="0.000062702" calcext:value-type="float">
            <text:p>0,000062702</text:p>
          </table:table-cell>
          <table:table-cell office:value-type="float" office:value="0.000064601" calcext:value-type="float">
            <text:p>0,000064601</text:p>
          </table:table-cell>
          <table:table-cell office:value-type="float" office:value="0.000057197" calcext:value-type="float">
            <text:p>0,000057197</text:p>
          </table:table-cell>
          <table:table-cell office:value-type="float" office:value="0.000058441" calcext:value-type="float">
            <text:p>0,000058441</text:p>
          </table:table-cell>
        </table:table-row>
        <table:table-row table:style-name="ro1">
          <table:table-cell/>
          <table:table-cell office:value-type="float" office:value="0.000036847" calcext:value-type="float">
            <text:p>0,000036847</text:p>
          </table:table-cell>
          <table:table-cell office:value-type="float" office:value="0.000056602" calcext:value-type="float">
            <text:p>0,000056602</text:p>
          </table:table-cell>
          <table:table-cell table:number-columns-repeated="3"/>
          <table:table-cell office:value-type="float" office:value="0.000057243" calcext:value-type="float">
            <text:p>0,000057243</text:p>
          </table:table-cell>
          <table:table-cell office:value-type="float" office:value="0.00006055" calcext:value-type="float">
            <text:p>0,00006055</text:p>
          </table:table-cell>
          <table:table-cell table:number-columns-repeated="2"/>
          <table:table-cell office:value-type="float" office:value="0.000095596" calcext:value-type="float">
            <text:p>0,000095596</text:p>
          </table:table-cell>
          <table:table-cell office:value-type="float" office:value="0.000055626" calcext:value-type="float">
            <text:p>0,000055626</text:p>
          </table:table-cell>
          <table:table-cell table:number-columns-repeated="2"/>
          <table:table-cell office:value-type="float" office:value="0.000051329" calcext:value-type="float">
            <text:p>0,000051329</text:p>
          </table:table-cell>
          <table:table-cell office:value-type="float" office:value="0.00006299" calcext:value-type="float">
            <text:p>0,00006299</text:p>
          </table:table-cell>
          <table:table-cell office:value-type="float" office:value="0.0000603" calcext:value-type="float">
            <text:p>0,0000603</text:p>
          </table:table-cell>
          <table:table-cell office:value-type="float" office:value="0.000074474" calcext:value-type="float">
            <text:p>0,000074474</text:p>
          </table:table-cell>
          <table:table-cell office:value-type="float" office:value="0.000062343" calcext:value-type="float">
            <text:p>0,000062343</text:p>
          </table:table-cell>
          <table:table-cell office:value-type="float" office:value="0.000057494" calcext:value-type="float">
            <text:p>0,000057494</text:p>
          </table:table-cell>
          <table:table-cell office:value-type="float" office:value="0.000057027" calcext:value-type="float">
            <text:p>0,000057027</text:p>
          </table:table-cell>
          <table:table-cell office:value-type="float" office:value="0.000064191" calcext:value-type="float">
            <text:p>0,000064191</text:p>
          </table:table-cell>
          <table:table-cell office:value-type="float" office:value="0.000063016" calcext:value-type="float">
            <text:p>0,000063016</text:p>
          </table:table-cell>
          <table:table-cell office:value-type="float" office:value="0.000055451" calcext:value-type="float">
            <text:p>0,000055451</text:p>
          </table:table-cell>
          <table:table-cell office:value-type="float" office:value="0.000062561" calcext:value-type="float">
            <text:p>0,000062561</text:p>
          </table:table-cell>
          <table:table-cell office:value-type="float" office:value="0.000064872" calcext:value-type="float">
            <text:p>0,000064872</text:p>
          </table:table-cell>
          <table:table-cell office:value-type="float" office:value="0.000050317" calcext:value-type="float">
            <text:p>0,000050317</text:p>
          </table:table-cell>
          <table:table-cell office:value-type="float" office:value="0.000042732" calcext:value-type="float">
            <text:p>0,000042732</text:p>
          </table:table-cell>
          <table:table-cell office:value-type="float" office:value="0.000038274" calcext:value-type="float">
            <text:p>0,000038274</text:p>
          </table:table-cell>
          <table:table-cell office:value-type="float" office:value="0.000042084" calcext:value-type="float">
            <text:p>0,000042084</text:p>
          </table:table-cell>
          <table:table-cell office:value-type="float" office:value="0.000038465" calcext:value-type="float">
            <text:p>0,000038465</text:p>
          </table:table-cell>
          <table:table-cell office:value-type="float" office:value="0.000053587" calcext:value-type="float">
            <text:p>0,000053587</text:p>
          </table:table-cell>
          <table:table-cell office:value-type="float" office:value="0.000054006" calcext:value-type="float">
            <text:p>0,000054006</text:p>
          </table:table-cell>
          <table:table-cell office:value-type="float" office:value="0.00004388" calcext:value-type="float">
            <text:p>0,00004388</text:p>
          </table:table-cell>
        </table:table-row>
        <table:table-row table:style-name="ro1">
          <table:table-cell/>
          <table:table-cell office:value-type="float" office:value="0.000039372" calcext:value-type="float">
            <text:p>0,000039372</text:p>
          </table:table-cell>
          <table:table-cell office:value-type="float" office:value="0.000060441" calcext:value-type="float">
            <text:p>0,000060441</text:p>
          </table:table-cell>
          <table:table-cell table:number-columns-repeated="3"/>
          <table:table-cell office:value-type="float" office:value="0.000074568" calcext:value-type="float">
            <text:p>0,000074568</text:p>
          </table:table-cell>
          <table:table-cell office:value-type="float" office:value="0.000063329" calcext:value-type="float">
            <text:p>0,000063329</text:p>
          </table:table-cell>
          <table:table-cell table:number-columns-repeated="2"/>
          <table:table-cell office:value-type="float" office:value="0.000077702" calcext:value-type="float">
            <text:p>0,000077702</text:p>
          </table:table-cell>
          <table:table-cell office:value-type="float" office:value="0.000057119" calcext:value-type="float">
            <text:p>0,000057119</text:p>
          </table:table-cell>
          <table:table-cell table:number-columns-repeated="2"/>
          <table:table-cell office:value-type="float" office:value="0.000037841" calcext:value-type="float">
            <text:p>0,000037841</text:p>
          </table:table-cell>
          <table:table-cell office:value-type="float" office:value="0.000038915" calcext:value-type="float">
            <text:p>0,000038915</text:p>
          </table:table-cell>
          <table:table-cell office:value-type="float" office:value="0.000051199" calcext:value-type="float">
            <text:p>0,000051199</text:p>
          </table:table-cell>
          <table:table-cell office:value-type="float" office:value="0.000039971" calcext:value-type="float">
            <text:p>0,000039971</text:p>
          </table:table-cell>
          <table:table-cell office:value-type="float" office:value="0.000050777" calcext:value-type="float">
            <text:p>0,000050777</text:p>
          </table:table-cell>
          <table:table-cell office:value-type="float" office:value="0.000039891" calcext:value-type="float">
            <text:p>0,000039891</text:p>
          </table:table-cell>
          <table:table-cell office:value-type="float" office:value="0.000042827" calcext:value-type="float">
            <text:p>0,000042827</text:p>
          </table:table-cell>
          <table:table-cell office:value-type="float" office:value="0.000058688" calcext:value-type="float">
            <text:p>0,000058688</text:p>
          </table:table-cell>
          <table:table-cell office:value-type="float" office:value="0.00006122" calcext:value-type="float">
            <text:p>0,00006122</text:p>
          </table:table-cell>
          <table:table-cell office:value-type="float" office:value="0.00008413" calcext:value-type="float">
            <text:p>0,00008413</text:p>
          </table:table-cell>
          <table:table-cell office:value-type="float" office:value="0.000039077" calcext:value-type="float">
            <text:p>0,000039077</text:p>
          </table:table-cell>
          <table:table-cell office:value-type="float" office:value="0.000074665" calcext:value-type="float">
            <text:p>0,000074665</text:p>
          </table:table-cell>
          <table:table-cell office:value-type="float" office:value="0.000062515" calcext:value-type="float">
            <text:p>0,000062515</text:p>
          </table:table-cell>
          <table:table-cell office:value-type="float" office:value="0.00006534" calcext:value-type="float">
            <text:p>0,00006534</text:p>
          </table:table-cell>
          <table:table-cell office:value-type="float" office:value="0.00006677" calcext:value-type="float">
            <text:p>0,00006677</text:p>
          </table:table-cell>
          <table:table-cell office:value-type="float" office:value="0.000055689" calcext:value-type="float">
            <text:p>0,000055689</text:p>
          </table:table-cell>
          <table:table-cell office:value-type="float" office:value="0.000058443" calcext:value-type="float">
            <text:p>0,000058443</text:p>
          </table:table-cell>
          <table:table-cell office:value-type="float" office:value="0.000060705" calcext:value-type="float">
            <text:p>0,000060705</text:p>
          </table:table-cell>
          <table:table-cell office:value-type="float" office:value="0.000078285" calcext:value-type="float">
            <text:p>0,000078285</text:p>
          </table:table-cell>
          <table:table-cell office:value-type="float" office:value="0.000057422" calcext:value-type="float">
            <text:p>0,000057422</text:p>
          </table:table-cell>
        </table:table-row>
        <table:table-row table:style-name="ro1">
          <table:table-cell/>
          <table:table-cell office:value-type="float" office:value="0.000037264" calcext:value-type="float">
            <text:p>0,000037264</text:p>
          </table:table-cell>
          <table:table-cell office:value-type="float" office:value="0.000059671" calcext:value-type="float">
            <text:p>0,000059671</text:p>
          </table:table-cell>
          <table:table-cell table:number-columns-repeated="3"/>
          <table:table-cell office:value-type="float" office:value="0.000062037" calcext:value-type="float">
            <text:p>0,000062037</text:p>
          </table:table-cell>
          <table:table-cell office:value-type="float" office:value="0.000058962" calcext:value-type="float">
            <text:p>0,000058962</text:p>
          </table:table-cell>
          <table:table-cell table:number-columns-repeated="2"/>
          <table:table-cell office:value-type="float" office:value="0.000076767" calcext:value-type="float">
            <text:p>0,000076767</text:p>
          </table:table-cell>
          <table:table-cell office:value-type="float" office:value="0.000063952" calcext:value-type="float">
            <text:p>0,000063952</text:p>
          </table:table-cell>
          <table:table-cell table:number-columns-repeated="2"/>
          <table:table-cell office:value-type="float" office:value="0.000044575" calcext:value-type="float">
            <text:p>0,000044575</text:p>
          </table:table-cell>
          <table:table-cell office:value-type="float" office:value="0.000037949" calcext:value-type="float">
            <text:p>0,000037949</text:p>
          </table:table-cell>
          <table:table-cell office:value-type="float" office:value="0.000054368" calcext:value-type="float">
            <text:p>0,000054368</text:p>
          </table:table-cell>
          <table:table-cell office:value-type="float" office:value="0.000061139" calcext:value-type="float">
            <text:p>0,000061139</text:p>
          </table:table-cell>
          <table:table-cell office:value-type="float" office:value="0.000062388" calcext:value-type="float">
            <text:p>0,000062388</text:p>
          </table:table-cell>
          <table:table-cell office:value-type="float" office:value="0.000063243" calcext:value-type="float">
            <text:p>0,000063243</text:p>
          </table:table-cell>
          <table:table-cell office:value-type="float" office:value="0.000061651" calcext:value-type="float">
            <text:p>0,000061651</text:p>
          </table:table-cell>
          <table:table-cell office:value-type="float" office:value="0.000063903" calcext:value-type="float">
            <text:p>0,000063903</text:p>
          </table:table-cell>
          <table:table-cell office:value-type="float" office:value="0.000066136" calcext:value-type="float">
            <text:p>0,000066136</text:p>
          </table:table-cell>
          <table:table-cell office:value-type="float" office:value="0.00006409" calcext:value-type="float">
            <text:p>0,00006409</text:p>
          </table:table-cell>
          <table:table-cell office:value-type="float" office:value="0.00005285" calcext:value-type="float">
            <text:p>0,00005285</text:p>
          </table:table-cell>
          <table:table-cell office:value-type="float" office:value="0.000063343" calcext:value-type="float">
            <text:p>0,000063343</text:p>
          </table:table-cell>
          <table:table-cell office:value-type="float" office:value="0.000061111" calcext:value-type="float">
            <text:p>0,000061111</text:p>
          </table:table-cell>
          <table:table-cell office:value-type="float" office:value="0.000061449" calcext:value-type="float">
            <text:p>0,000061449</text:p>
          </table:table-cell>
          <table:table-cell office:value-type="float" office:value="0.000062018" calcext:value-type="float">
            <text:p>0,000062018</text:p>
          </table:table-cell>
          <table:table-cell office:value-type="float" office:value="0.000082245" calcext:value-type="float">
            <text:p>0,000082245</text:p>
          </table:table-cell>
          <table:table-cell office:value-type="float" office:value="0.000061982" calcext:value-type="float">
            <text:p>0,000061982</text:p>
          </table:table-cell>
          <table:table-cell office:value-type="float" office:value="0.000056807" calcext:value-type="float">
            <text:p>0,000056807</text:p>
          </table:table-cell>
          <table:table-cell office:value-type="float" office:value="0.000060277" calcext:value-type="float">
            <text:p>0,000060277</text:p>
          </table:table-cell>
          <table:table-cell office:value-type="float" office:value="0.000062054" calcext:value-type="float">
            <text:p>0,000062054</text:p>
          </table:table-cell>
        </table:table-row>
        <table:table-row table:style-name="ro1">
          <table:table-cell/>
          <table:table-cell office:value-type="float" office:value="0.000050455" calcext:value-type="float">
            <text:p>0,000050455</text:p>
          </table:table-cell>
          <table:table-cell office:value-type="float" office:value="0.00005998" calcext:value-type="float">
            <text:p>0,00005998</text:p>
          </table:table-cell>
          <table:table-cell table:number-columns-repeated="3"/>
          <table:table-cell office:value-type="float" office:value="0.000061065" calcext:value-type="float">
            <text:p>0,000061065</text:p>
          </table:table-cell>
          <table:table-cell office:value-type="float" office:value="0.000061524" calcext:value-type="float">
            <text:p>0,000061524</text:p>
          </table:table-cell>
          <table:table-cell table:number-columns-repeated="2"/>
          <table:table-cell office:value-type="float" office:value="0.000061327" calcext:value-type="float">
            <text:p>0,000061327</text:p>
          </table:table-cell>
          <table:table-cell office:value-type="float" office:value="0.000062783" calcext:value-type="float">
            <text:p>0,000062783</text:p>
          </table:table-cell>
          <table:table-cell table:number-columns-repeated="2"/>
          <table:table-cell office:value-type="float" office:value="0.000058515" calcext:value-type="float">
            <text:p>0,000058515</text:p>
          </table:table-cell>
          <table:table-cell office:value-type="float" office:value="0.000056525" calcext:value-type="float">
            <text:p>0,000056525</text:p>
          </table:table-cell>
          <table:table-cell office:value-type="float" office:value="0.000067716" calcext:value-type="float">
            <text:p>0,000067716</text:p>
          </table:table-cell>
          <table:table-cell office:value-type="float" office:value="0.00006073" calcext:value-type="float">
            <text:p>0,00006073</text:p>
          </table:table-cell>
          <table:table-cell office:value-type="float" office:value="0.000065242" calcext:value-type="float">
            <text:p>0,000065242</text:p>
          </table:table-cell>
          <table:table-cell office:value-type="float" office:value="0.000079091" calcext:value-type="float">
            <text:p>0,000079091</text:p>
          </table:table-cell>
          <table:table-cell office:value-type="float" office:value="0.000060619" calcext:value-type="float">
            <text:p>0,000060619</text:p>
          </table:table-cell>
          <table:table-cell office:value-type="float" office:value="0.000062232" calcext:value-type="float">
            <text:p>0,000062232</text:p>
          </table:table-cell>
          <table:table-cell office:value-type="float" office:value="0.000061569" calcext:value-type="float">
            <text:p>0,000061569</text:p>
          </table:table-cell>
          <table:table-cell office:value-type="float" office:value="0.000061559" calcext:value-type="float">
            <text:p>0,000061559</text:p>
          </table:table-cell>
          <table:table-cell office:value-type="float" office:value="0.000054889" calcext:value-type="float">
            <text:p>0,000054889</text:p>
          </table:table-cell>
          <table:table-cell office:value-type="float" office:value="0.000055445" calcext:value-type="float">
            <text:p>0,000055445</text:p>
          </table:table-cell>
          <table:table-cell office:value-type="float" office:value="0.00007652" calcext:value-type="float">
            <text:p>0,00007652</text:p>
          </table:table-cell>
          <table:table-cell office:value-type="float" office:value="0.000064574" calcext:value-type="float">
            <text:p>0,000064574</text:p>
          </table:table-cell>
          <table:table-cell office:value-type="float" office:value="0.00005723" calcext:value-type="float">
            <text:p>0,00005723</text:p>
          </table:table-cell>
          <table:table-cell office:value-type="float" office:value="0.000061912" calcext:value-type="float">
            <text:p>0,000061912</text:p>
          </table:table-cell>
          <table:table-cell office:value-type="float" office:value="0.000060527" calcext:value-type="float">
            <text:p>0,000060527</text:p>
          </table:table-cell>
          <table:table-cell office:value-type="float" office:value="0.000062514" calcext:value-type="float">
            <text:p>0,000062514</text:p>
          </table:table-cell>
          <table:table-cell office:value-type="float" office:value="0.00005321" calcext:value-type="float">
            <text:p>0,00005321</text:p>
          </table:table-cell>
          <table:table-cell office:value-type="float" office:value="0.000043457" calcext:value-type="float">
            <text:p>0,000043457</text:p>
          </table:table-cell>
        </table:table-row>
        <table:table-row table:style-name="ro1">
          <table:table-cell/>
          <table:table-cell office:value-type="float" office:value="0.00005849" calcext:value-type="float">
            <text:p>0,00005849</text:p>
          </table:table-cell>
          <table:table-cell office:value-type="float" office:value="0.000061385" calcext:value-type="float">
            <text:p>0,000061385</text:p>
          </table:table-cell>
          <table:table-cell table:number-columns-repeated="3"/>
          <table:table-cell office:value-type="float" office:value="0.000065013" calcext:value-type="float">
            <text:p>0,000065013</text:p>
          </table:table-cell>
          <table:table-cell office:value-type="float" office:value="0.00007634" calcext:value-type="float">
            <text:p>0,00007634</text:p>
          </table:table-cell>
          <table:table-cell table:number-columns-repeated="2"/>
          <table:table-cell office:value-type="float" office:value="0.000060686" calcext:value-type="float">
            <text:p>0,000060686</text:p>
          </table:table-cell>
          <table:table-cell office:value-type="float" office:value="0.000064718" calcext:value-type="float">
            <text:p>0,000064718</text:p>
          </table:table-cell>
          <table:table-cell table:number-columns-repeated="2"/>
          <table:table-cell office:value-type="float" office:value="0.000063029" calcext:value-type="float">
            <text:p>0,000063029</text:p>
          </table:table-cell>
          <table:table-cell office:value-type="float" office:value="0.000059383" calcext:value-type="float">
            <text:p>0,000059383</text:p>
          </table:table-cell>
          <table:table-cell office:value-type="float" office:value="0.00006311" calcext:value-type="float">
            <text:p>0,00006311</text:p>
          </table:table-cell>
          <table:table-cell office:value-type="float" office:value="0.000076761" calcext:value-type="float">
            <text:p>0,000076761</text:p>
          </table:table-cell>
          <table:table-cell office:value-type="float" office:value="0.000058225" calcext:value-type="float">
            <text:p>0,000058225</text:p>
          </table:table-cell>
          <table:table-cell office:value-type="float" office:value="0.000058487" calcext:value-type="float">
            <text:p>0,000058487</text:p>
          </table:table-cell>
          <table:table-cell office:value-type="float" office:value="0.000061751" calcext:value-type="float">
            <text:p>0,000061751</text:p>
          </table:table-cell>
          <table:table-cell office:value-type="float" office:value="0.000061172" calcext:value-type="float">
            <text:p>0,000061172</text:p>
          </table:table-cell>
          <table:table-cell office:value-type="float" office:value="0.000056815" calcext:value-type="float">
            <text:p>0,000056815</text:p>
          </table:table-cell>
          <table:table-cell office:value-type="float" office:value="0.000061202" calcext:value-type="float">
            <text:p>0,000061202</text:p>
          </table:table-cell>
          <table:table-cell office:value-type="float" office:value="0.00003821" calcext:value-type="float">
            <text:p>0,00003821</text:p>
          </table:table-cell>
          <table:table-cell office:value-type="float" office:value="0.000047261" calcext:value-type="float">
            <text:p>0,000047261</text:p>
          </table:table-cell>
          <table:table-cell office:value-type="float" office:value="0.000081685" calcext:value-type="float">
            <text:p>0,000081685</text:p>
          </table:table-cell>
          <table:table-cell office:value-type="float" office:value="0.000067097" calcext:value-type="float">
            <text:p>0,000067097</text:p>
          </table:table-cell>
          <table:table-cell office:value-type="float" office:value="0.000064602" calcext:value-type="float">
            <text:p>0,000064602</text:p>
          </table:table-cell>
          <table:table-cell office:value-type="float" office:value="0.000063038" calcext:value-type="float">
            <text:p>0,000063038</text:p>
          </table:table-cell>
          <table:table-cell office:value-type="float" office:value="0.000055157" calcext:value-type="float">
            <text:p>0,000055157</text:p>
          </table:table-cell>
          <table:table-cell office:value-type="float" office:value="0.000060613" calcext:value-type="float">
            <text:p>0,000060613</text:p>
          </table:table-cell>
          <table:table-cell office:value-type="float" office:value="0.000057056" calcext:value-type="float">
            <text:p>0,000057056</text:p>
          </table:table-cell>
          <table:table-cell office:value-type="float" office:value="0.000059386" calcext:value-type="float">
            <text:p>0,000059386</text:p>
          </table:table-cell>
        </table:table-row>
        <table:table-row table:style-name="ro1">
          <table:table-cell/>
          <table:table-cell office:value-type="float" office:value="0.000057274" calcext:value-type="float">
            <text:p>0,000057274</text:p>
          </table:table-cell>
          <table:table-cell office:value-type="float" office:value="0.000081361" calcext:value-type="float">
            <text:p>0,000081361</text:p>
          </table:table-cell>
          <table:table-cell table:number-columns-repeated="3"/>
          <table:table-cell office:value-type="float" office:value="0.000056946" calcext:value-type="float">
            <text:p>0,000056946</text:p>
          </table:table-cell>
          <table:table-cell office:value-type="float" office:value="0.000077096" calcext:value-type="float">
            <text:p>0,000077096</text:p>
          </table:table-cell>
          <table:table-cell table:number-columns-repeated="2"/>
          <table:table-cell office:value-type="float" office:value="0.000061805" calcext:value-type="float">
            <text:p>0,000061805</text:p>
          </table:table-cell>
          <table:table-cell office:value-type="float" office:value="0.000057381" calcext:value-type="float">
            <text:p>0,000057381</text:p>
          </table:table-cell>
          <table:table-cell table:number-columns-repeated="2"/>
          <table:table-cell office:value-type="float" office:value="0.000063029" calcext:value-type="float">
            <text:p>0,000063029</text:p>
          </table:table-cell>
          <table:table-cell office:value-type="float" office:value="0.000085577" calcext:value-type="float">
            <text:p>0,000085577</text:p>
          </table:table-cell>
          <table:table-cell office:value-type="float" office:value="0.000071361" calcext:value-type="float">
            <text:p>0,000071361</text:p>
          </table:table-cell>
          <table:table-cell office:value-type="float" office:value="0.000063133" calcext:value-type="float">
            <text:p>0,000063133</text:p>
          </table:table-cell>
          <table:table-cell office:value-type="float" office:value="0.000062348" calcext:value-type="float">
            <text:p>0,000062348</text:p>
          </table:table-cell>
          <table:table-cell office:value-type="float" office:value="0.00005884" calcext:value-type="float">
            <text:p>0,00005884</text:p>
          </table:table-cell>
          <table:table-cell office:value-type="float" office:value="0.000072641" calcext:value-type="float">
            <text:p>0,000072641</text:p>
          </table:table-cell>
          <table:table-cell office:value-type="float" office:value="0.000063417" calcext:value-type="float">
            <text:p>0,000063417</text:p>
          </table:table-cell>
          <table:table-cell office:value-type="float" office:value="0.000062993" calcext:value-type="float">
            <text:p>0,000062993</text:p>
          </table:table-cell>
          <table:table-cell office:value-type="float" office:value="0.000063137" calcext:value-type="float">
            <text:p>0,000063137</text:p>
          </table:table-cell>
          <table:table-cell office:value-type="float" office:value="0.000055419" calcext:value-type="float">
            <text:p>0,000055419</text:p>
          </table:table-cell>
          <table:table-cell office:value-type="float" office:value="0.000058388" calcext:value-type="float">
            <text:p>0,000058388</text:p>
          </table:table-cell>
          <table:table-cell office:value-type="float" office:value="0.000082913" calcext:value-type="float">
            <text:p>0,000082913</text:p>
          </table:table-cell>
          <table:table-cell office:value-type="float" office:value="0.000063097" calcext:value-type="float">
            <text:p>0,000063097</text:p>
          </table:table-cell>
          <table:table-cell office:value-type="float" office:value="0.000062153" calcext:value-type="float">
            <text:p>0,000062153</text:p>
          </table:table-cell>
          <table:table-cell office:value-type="float" office:value="0.000056493" calcext:value-type="float">
            <text:p>0,000056493</text:p>
          </table:table-cell>
          <table:table-cell office:value-type="float" office:value="0.000061618" calcext:value-type="float">
            <text:p>0,000061618</text:p>
          </table:table-cell>
          <table:table-cell office:value-type="float" office:value="0.000063567" calcext:value-type="float">
            <text:p>0,000063567</text:p>
          </table:table-cell>
          <table:table-cell office:value-type="float" office:value="0.0000615" calcext:value-type="float">
            <text:p>0,0000615</text:p>
          </table:table-cell>
          <table:table-cell office:value-type="float" office:value="0.000057331" calcext:value-type="float">
            <text:p>0,000057331</text:p>
          </table:table-cell>
        </table:table-row>
        <table:table-row table:style-name="ro1">
          <table:table-cell/>
          <table:table-cell office:value-type="float" office:value="0.000061072" calcext:value-type="float">
            <text:p>0,000061072</text:p>
          </table:table-cell>
          <table:table-cell office:value-type="float" office:value="0.000057661" calcext:value-type="float">
            <text:p>0,000057661</text:p>
          </table:table-cell>
          <table:table-cell table:number-columns-repeated="3"/>
          <table:table-cell office:value-type="float" office:value="0.000057766" calcext:value-type="float">
            <text:p>0,000057766</text:p>
          </table:table-cell>
          <table:table-cell office:value-type="float" office:value="0.000077486" calcext:value-type="float">
            <text:p>0,000077486</text:p>
          </table:table-cell>
          <table:table-cell table:number-columns-repeated="2"/>
          <table:table-cell office:value-type="float" office:value="0.000060456" calcext:value-type="float">
            <text:p>0,000060456</text:p>
          </table:table-cell>
          <table:table-cell office:value-type="float" office:value="0.000060682" calcext:value-type="float">
            <text:p>0,000060682</text:p>
          </table:table-cell>
          <table:table-cell table:number-columns-repeated="2"/>
          <table:table-cell office:value-type="float" office:value="0.000064078" calcext:value-type="float">
            <text:p>0,000064078</text:p>
          </table:table-cell>
          <table:table-cell office:value-type="float" office:value="0.00005549" calcext:value-type="float">
            <text:p>0,00005549</text:p>
          </table:table-cell>
          <table:table-cell office:value-type="float" office:value="0.000063104" calcext:value-type="float">
            <text:p>0,000063104</text:p>
          </table:table-cell>
          <table:table-cell office:value-type="float" office:value="0.000065981" calcext:value-type="float">
            <text:p>0,000065981</text:p>
          </table:table-cell>
          <table:table-cell office:value-type="float" office:value="0.00005924" calcext:value-type="float">
            <text:p>0,00005924</text:p>
          </table:table-cell>
          <table:table-cell office:value-type="float" office:value="0.000063547" calcext:value-type="float">
            <text:p>0,000063547</text:p>
          </table:table-cell>
          <table:table-cell office:value-type="float" office:value="0.000062201" calcext:value-type="float">
            <text:p>0,000062201</text:p>
          </table:table-cell>
          <table:table-cell office:value-type="float" office:value="0.000060405" calcext:value-type="float">
            <text:p>0,000060405</text:p>
          </table:table-cell>
          <table:table-cell office:value-type="float" office:value="0.000056882" calcext:value-type="float">
            <text:p>0,000056882</text:p>
          </table:table-cell>
          <table:table-cell office:value-type="float" office:value="0.000061287" calcext:value-type="float">
            <text:p>0,000061287</text:p>
          </table:table-cell>
          <table:table-cell office:value-type="float" office:value="0.000075715" calcext:value-type="float">
            <text:p>0,000075715</text:p>
          </table:table-cell>
          <table:table-cell office:value-type="float" office:value="0.000056546" calcext:value-type="float">
            <text:p>0,000056546</text:p>
          </table:table-cell>
          <table:table-cell office:value-type="float" office:value="0.000056563" calcext:value-type="float">
            <text:p>0,000056563</text:p>
          </table:table-cell>
          <table:table-cell office:value-type="float" office:value="0.000058887" calcext:value-type="float">
            <text:p>0,000058887</text:p>
          </table:table-cell>
          <table:table-cell office:value-type="float" office:value="0.000058987" calcext:value-type="float">
            <text:p>0,000058987</text:p>
          </table:table-cell>
          <table:table-cell office:value-type="float" office:value="0.00006318" calcext:value-type="float">
            <text:p>0,00006318</text:p>
          </table:table-cell>
          <table:table-cell office:value-type="float" office:value="0.000062028" calcext:value-type="float">
            <text:p>0,000062028</text:p>
          </table:table-cell>
          <table:table-cell office:value-type="float" office:value="0.000056281" calcext:value-type="float">
            <text:p>0,000056281</text:p>
          </table:table-cell>
          <table:table-cell office:value-type="float" office:value="0.000073681" calcext:value-type="float">
            <text:p>0,000073681</text:p>
          </table:table-cell>
          <table:table-cell office:value-type="float" office:value="0.000062167" calcext:value-type="float">
            <text:p>0,000062167</text:p>
          </table:table-cell>
        </table:table-row>
        <table:table-row table:style-name="ro1">
          <table:table-cell/>
          <table:table-cell office:value-type="float" office:value="0.000067914" calcext:value-type="float">
            <text:p>0,000067914</text:p>
          </table:table-cell>
          <table:table-cell office:value-type="float" office:value="0.000057866" calcext:value-type="float">
            <text:p>0,000057866</text:p>
          </table:table-cell>
          <table:table-cell table:number-columns-repeated="3"/>
          <table:table-cell office:value-type="float" office:value="0.00006089" calcext:value-type="float">
            <text:p>0,00006089</text:p>
          </table:table-cell>
          <table:table-cell office:value-type="float" office:value="0.000059979" calcext:value-type="float">
            <text:p>0,000059979</text:p>
          </table:table-cell>
          <table:table-cell table:number-columns-repeated="2"/>
          <table:table-cell office:value-type="float" office:value="0.000056817" calcext:value-type="float">
            <text:p>0,000056817</text:p>
          </table:table-cell>
          <table:table-cell office:value-type="float" office:value="0.000058676" calcext:value-type="float">
            <text:p>0,000058676</text:p>
          </table:table-cell>
          <table:table-cell table:number-columns-repeated="2"/>
          <table:table-cell office:value-type="float" office:value="0.00006512" calcext:value-type="float">
            <text:p>0,00006512</text:p>
          </table:table-cell>
          <table:table-cell office:value-type="float" office:value="0.000063148" calcext:value-type="float">
            <text:p>0,000063148</text:p>
          </table:table-cell>
          <table:table-cell office:value-type="float" office:value="0.000059584" calcext:value-type="float">
            <text:p>0,000059584</text:p>
          </table:table-cell>
          <table:table-cell office:value-type="float" office:value="0.000060297" calcext:value-type="float">
            <text:p>0,000060297</text:p>
          </table:table-cell>
          <table:table-cell office:value-type="float" office:value="0.000057673" calcext:value-type="float">
            <text:p>0,000057673</text:p>
          </table:table-cell>
          <table:table-cell office:value-type="float" office:value="0.000060403" calcext:value-type="float">
            <text:p>0,000060403</text:p>
          </table:table-cell>
          <table:table-cell office:value-type="float" office:value="0.000058373" calcext:value-type="float">
            <text:p>0,000058373</text:p>
          </table:table-cell>
          <table:table-cell office:value-type="float" office:value="0.000060904" calcext:value-type="float">
            <text:p>0,000060904</text:p>
          </table:table-cell>
          <table:table-cell office:value-type="float" office:value="0.000061865" calcext:value-type="float">
            <text:p>0,000061865</text:p>
          </table:table-cell>
          <table:table-cell office:value-type="float" office:value="0.0000604" calcext:value-type="float">
            <text:p>0,0000604</text:p>
          </table:table-cell>
          <table:table-cell office:value-type="float" office:value="0.000056799" calcext:value-type="float">
            <text:p>0,000056799</text:p>
          </table:table-cell>
          <table:table-cell office:value-type="float" office:value="0.000060916" calcext:value-type="float">
            <text:p>0,000060916</text:p>
          </table:table-cell>
          <table:table-cell office:value-type="float" office:value="0.00008432" calcext:value-type="float">
            <text:p>0,00008432</text:p>
          </table:table-cell>
          <table:table-cell office:value-type="float" office:value="0.000065024" calcext:value-type="float">
            <text:p>0,000065024</text:p>
          </table:table-cell>
          <table:table-cell office:value-type="float" office:value="0.000058547" calcext:value-type="float">
            <text:p>0,000058547</text:p>
          </table:table-cell>
          <table:table-cell office:value-type="float" office:value="0.000069053" calcext:value-type="float">
            <text:p>0,000069053</text:p>
          </table:table-cell>
          <table:table-cell office:value-type="float" office:value="0.000056173" calcext:value-type="float">
            <text:p>0,000056173</text:p>
          </table:table-cell>
          <table:table-cell office:value-type="float" office:value="0.000058421" calcext:value-type="float">
            <text:p>0,000058421</text:p>
          </table:table-cell>
          <table:table-cell office:value-type="float" office:value="0.000060247" calcext:value-type="float">
            <text:p>0,000060247</text:p>
          </table:table-cell>
          <table:table-cell office:value-type="float" office:value="0.000060105" calcext:value-type="float">
            <text:p>0,000060105</text:p>
          </table:table-cell>
        </table:table-row>
        <table:table-row table:style-name="ro1">
          <table:table-cell/>
          <table:table-cell office:value-type="float" office:value="0.00006969" calcext:value-type="float">
            <text:p>0,00006969</text:p>
          </table:table-cell>
          <table:table-cell office:value-type="float" office:value="0.000063818" calcext:value-type="float">
            <text:p>0,000063818</text:p>
          </table:table-cell>
          <table:table-cell table:number-columns-repeated="3"/>
          <table:table-cell office:value-type="float" office:value="0.000071493" calcext:value-type="float">
            <text:p>0,000071493</text:p>
          </table:table-cell>
          <table:table-cell office:value-type="float" office:value="0.00005853" calcext:value-type="float">
            <text:p>0,00005853</text:p>
          </table:table-cell>
          <table:table-cell table:number-columns-repeated="2"/>
          <table:table-cell office:value-type="float" office:value="0.000061536" calcext:value-type="float">
            <text:p>0,000061536</text:p>
          </table:table-cell>
          <table:table-cell office:value-type="float" office:value="0.000071256" calcext:value-type="float">
            <text:p>0,000071256</text:p>
          </table:table-cell>
          <table:table-cell table:number-columns-repeated="2"/>
          <table:table-cell office:value-type="float" office:value="0.000061761" calcext:value-type="float">
            <text:p>0,000061761</text:p>
          </table:table-cell>
          <table:table-cell office:value-type="float" office:value="0.000061341" calcext:value-type="float">
            <text:p>0,000061341</text:p>
          </table:table-cell>
          <table:table-cell office:value-type="float" office:value="0.000065156" calcext:value-type="float">
            <text:p>0,000065156</text:p>
          </table:table-cell>
          <table:table-cell office:value-type="float" office:value="0.000063218" calcext:value-type="float">
            <text:p>0,000063218</text:p>
          </table:table-cell>
          <table:table-cell office:value-type="float" office:value="0.000062989" calcext:value-type="float">
            <text:p>0,000062989</text:p>
          </table:table-cell>
          <table:table-cell office:value-type="float" office:value="0.000060788" calcext:value-type="float">
            <text:p>0,000060788</text:p>
          </table:table-cell>
          <table:table-cell office:value-type="float" office:value="0.000057104" calcext:value-type="float">
            <text:p>0,000057104</text:p>
          </table:table-cell>
          <table:table-cell office:value-type="float" office:value="0.000061555" calcext:value-type="float">
            <text:p>0,000061555</text:p>
          </table:table-cell>
          <table:table-cell office:value-type="float" office:value="0.000061986" calcext:value-type="float">
            <text:p>0,000061986</text:p>
          </table:table-cell>
          <table:table-cell office:value-type="float" office:value="0.000064162" calcext:value-type="float">
            <text:p>0,000064162</text:p>
          </table:table-cell>
          <table:table-cell office:value-type="float" office:value="0.000061748" calcext:value-type="float">
            <text:p>0,000061748</text:p>
          </table:table-cell>
          <table:table-cell office:value-type="float" office:value="0.000067057" calcext:value-type="float">
            <text:p>0,000067057</text:p>
          </table:table-cell>
          <table:table-cell office:value-type="float" office:value="0.00005867" calcext:value-type="float">
            <text:p>0,00005867</text:p>
          </table:table-cell>
          <table:table-cell office:value-type="float" office:value="0.000057187" calcext:value-type="float">
            <text:p>0,000057187</text:p>
          </table:table-cell>
          <table:table-cell office:value-type="float" office:value="0.000058152" calcext:value-type="float">
            <text:p>0,000058152</text:p>
          </table:table-cell>
          <table:table-cell office:value-type="float" office:value="0.000059453" calcext:value-type="float">
            <text:p>0,000059453</text:p>
          </table:table-cell>
          <table:table-cell office:value-type="float" office:value="0.000056609" calcext:value-type="float">
            <text:p>0,000056609</text:p>
          </table:table-cell>
          <table:table-cell office:value-type="float" office:value="0.000087481" calcext:value-type="float">
            <text:p>0,000087481</text:p>
          </table:table-cell>
          <table:table-cell office:value-type="float" office:value="0.000057856" calcext:value-type="float">
            <text:p>0,000057856</text:p>
          </table:table-cell>
          <table:table-cell office:value-type="float" office:value="0.000062146" calcext:value-type="float">
            <text:p>0,000062146</text:p>
          </table:table-cell>
        </table:table-row>
        <table:table-row table:style-name="ro1">
          <table:table-cell/>
          <table:table-cell office:value-type="float" office:value="0.000064986" calcext:value-type="float">
            <text:p>0,000064986</text:p>
          </table:table-cell>
          <table:table-cell office:value-type="float" office:value="0.000063635" calcext:value-type="float">
            <text:p>0,000063635</text:p>
          </table:table-cell>
          <table:table-cell table:number-columns-repeated="3"/>
          <table:table-cell office:value-type="float" office:value="0.000063082" calcext:value-type="float">
            <text:p>0,000063082</text:p>
          </table:table-cell>
          <table:table-cell office:value-type="float" office:value="0.000060984" calcext:value-type="float">
            <text:p>0,000060984</text:p>
          </table:table-cell>
          <table:table-cell table:number-columns-repeated="2"/>
          <table:table-cell office:value-type="float" office:value="0.000078162" calcext:value-type="float">
            <text:p>0,000078162</text:p>
          </table:table-cell>
          <table:table-cell office:value-type="float" office:value="0.000064939" calcext:value-type="float">
            <text:p>0,000064939</text:p>
          </table:table-cell>
          <table:table-cell table:number-columns-repeated="2"/>
          <table:table-cell office:value-type="float" office:value="0.000065778" calcext:value-type="float">
            <text:p>0,000065778</text:p>
          </table:table-cell>
          <table:table-cell office:value-type="float" office:value="0.000062267" calcext:value-type="float">
            <text:p>0,000062267</text:p>
          </table:table-cell>
          <table:table-cell office:value-type="float" office:value="0.000060678" calcext:value-type="float">
            <text:p>0,000060678</text:p>
          </table:table-cell>
          <table:table-cell office:value-type="float" office:value="0.000056724" calcext:value-type="float">
            <text:p>0,000056724</text:p>
          </table:table-cell>
          <table:table-cell office:value-type="float" office:value="0.000062292" calcext:value-type="float">
            <text:p>0,000062292</text:p>
          </table:table-cell>
          <table:table-cell office:value-type="float" office:value="0.000085102" calcext:value-type="float">
            <text:p>0,000085102</text:p>
          </table:table-cell>
          <table:table-cell office:value-type="float" office:value="0.000076725" calcext:value-type="float">
            <text:p>0,000076725</text:p>
          </table:table-cell>
          <table:table-cell office:value-type="float" office:value="0.000058209" calcext:value-type="float">
            <text:p>0,000058209</text:p>
          </table:table-cell>
          <table:table-cell office:value-type="float" office:value="0.000055343" calcext:value-type="float">
            <text:p>0,000055343</text:p>
          </table:table-cell>
          <table:table-cell office:value-type="float" office:value="0.0000596" calcext:value-type="float">
            <text:p>0,0000596</text:p>
          </table:table-cell>
          <table:table-cell office:value-type="float" office:value="0.00005847" calcext:value-type="float">
            <text:p>0,00005847</text:p>
          </table:table-cell>
          <table:table-cell office:value-type="float" office:value="0.000063254" calcext:value-type="float">
            <text:p>0,000063254</text:p>
          </table:table-cell>
          <table:table-cell office:value-type="float" office:value="0.000056693" calcext:value-type="float">
            <text:p>0,000056693</text:p>
          </table:table-cell>
          <table:table-cell office:value-type="float" office:value="0.000059199" calcext:value-type="float">
            <text:p>0,000059199</text:p>
          </table:table-cell>
          <table:table-cell office:value-type="float" office:value="0.000075782" calcext:value-type="float">
            <text:p>0,000075782</text:p>
          </table:table-cell>
          <table:table-cell office:value-type="float" office:value="0.000082826" calcext:value-type="float">
            <text:p>0,000082826</text:p>
          </table:table-cell>
          <table:table-cell office:value-type="float" office:value="0.000067093" calcext:value-type="float">
            <text:p>0,000067093</text:p>
          </table:table-cell>
          <table:table-cell office:value-type="float" office:value="0.000065046" calcext:value-type="float">
            <text:p>0,000065046</text:p>
          </table:table-cell>
          <table:table-cell office:value-type="float" office:value="0.000062308" calcext:value-type="float">
            <text:p>0,000062308</text:p>
          </table:table-cell>
          <table:table-cell office:value-type="float" office:value="0.000056766" calcext:value-type="float">
            <text:p>0,000056766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3:.B22])/COUNTA([.B3:.B22])" office:value-type="float" office:value="0.00006336285" calcext:value-type="float">
            <text:p>0,00006336285</text:p>
          </table:table-cell>
          <table:table-cell table:formula="of:=SUM([.C3:.C22])/COUNTA([.C3:.C22])" office:value-type="float" office:value="0.00006395615" calcext:value-type="float">
            <text:p>0,00006395615</text:p>
          </table:table-cell>
          <table:table-cell table:number-columns-repeated="3"/>
          <table:table-cell office:value-type="float" office:value="0.000060903" calcext:value-type="float">
            <text:p>0,000060903</text:p>
          </table:table-cell>
          <table:table-cell office:value-type="float" office:value="0.000062915" calcext:value-type="float">
            <text:p>0,000062915</text:p>
          </table:table-cell>
          <table:table-cell table:number-columns-repeated="2"/>
          <table:table-cell office:value-type="float" office:value="0.000071933" calcext:value-type="float">
            <text:p>0,000071933</text:p>
          </table:table-cell>
          <table:table-cell office:value-type="float" office:value="0.000060825" calcext:value-type="float">
            <text:p>0,000060825</text:p>
          </table:table-cell>
          <table:table-cell table:number-columns-repeated="2"/>
          <table:table-cell office:value-type="float" office:value="0.000057712" calcext:value-type="float">
            <text:p>0,000057712</text:p>
          </table:table-cell>
          <table:table-cell office:value-type="float" office:value="0.000061036" calcext:value-type="float">
            <text:p>0,000061036</text:p>
          </table:table-cell>
          <table:table-cell office:value-type="float" office:value="0.000061995" calcext:value-type="float">
            <text:p>0,000061995</text:p>
          </table:table-cell>
          <table:table-cell office:value-type="float" office:value="0.000061512" calcext:value-type="float">
            <text:p>0,000061512</text:p>
          </table:table-cell>
          <table:table-cell office:value-type="float" office:value="0.000062317" calcext:value-type="float">
            <text:p>0,000062317</text:p>
          </table:table-cell>
          <table:table-cell office:value-type="float" office:value="0.000061889" calcext:value-type="float">
            <text:p>0,000061889</text:p>
          </table:table-cell>
          <table:table-cell office:value-type="float" office:value="0.000064077" calcext:value-type="float">
            <text:p>0,000064077</text:p>
          </table:table-cell>
          <table:table-cell office:value-type="float" office:value="0.000129346" calcext:value-type="float">
            <text:p>0,000129346</text:p>
          </table:table-cell>
          <table:table-cell office:value-type="float" office:value="0.000061632" calcext:value-type="float">
            <text:p>0,000061632</text:p>
          </table:table-cell>
          <table:table-cell office:value-type="float" office:value="0.000061126" calcext:value-type="float">
            <text:p>0,000061126</text:p>
          </table:table-cell>
          <table:table-cell office:value-type="float" office:value="0.000063152" calcext:value-type="float">
            <text:p>0,000063152</text:p>
          </table:table-cell>
          <table:table-cell office:value-type="float" office:value="0.000055207" calcext:value-type="float">
            <text:p>0,000055207</text:p>
          </table:table-cell>
          <table:table-cell office:value-type="float" office:value="0.000061532" calcext:value-type="float">
            <text:p>0,000061532</text:p>
          </table:table-cell>
          <table:table-cell office:value-type="float" office:value="0.000061551" calcext:value-type="float">
            <text:p>0,000061551</text:p>
          </table:table-cell>
          <table:table-cell office:value-type="float" office:value="0.000169864" calcext:value-type="float">
            <text:p>0,000169864</text:p>
          </table:table-cell>
          <table:table-cell office:value-type="float" office:value="0.0000654" calcext:value-type="float">
            <text:p>0,0000654</text:p>
          </table:table-cell>
          <table:table-cell office:value-type="float" office:value="0.000083245" calcext:value-type="float">
            <text:p>0,000083245</text:p>
          </table:table-cell>
          <table:table-cell office:value-type="float" office:value="0.000061176" calcext:value-type="float">
            <text:p>0,000061176</text:p>
          </table:table-cell>
          <table:table-cell office:value-type="float" office:value="0.000067161" calcext:value-type="float">
            <text:p>0,000067161</text:p>
          </table:table-cell>
          <table:table-cell office:value-type="float" office:value="0.000075636" calcext:value-type="float">
            <text:p>0,000075636</text:p>
          </table:table-cell>
        </table:table-row>
        <table:table-row table:style-name="ro1">
          <table:table-cell table:number-columns-repeated="6"/>
          <table:table-cell office:value-type="float" office:value="0.000062233" calcext:value-type="float">
            <text:p>0,000062233</text:p>
          </table:table-cell>
          <table:table-cell office:value-type="float" office:value="0.00006209" calcext:value-type="float">
            <text:p>0,00006209</text:p>
          </table:table-cell>
          <table:table-cell table:number-columns-repeated="2"/>
          <table:table-cell office:value-type="float" office:value="0.000057061" calcext:value-type="float">
            <text:p>0,000057061</text:p>
          </table:table-cell>
          <table:table-cell office:value-type="float" office:value="0.000061892" calcext:value-type="float">
            <text:p>0,000061892</text:p>
          </table:table-cell>
          <table:table-cell table:number-columns-repeated="2"/>
          <table:table-cell office:value-type="float" office:value="0.000058764" calcext:value-type="float">
            <text:p>0,000058764</text:p>
          </table:table-cell>
          <table:table-cell office:value-type="float" office:value="0.000061905" calcext:value-type="float">
            <text:p>0,000061905</text:p>
          </table:table-cell>
          <table:table-cell office:value-type="float" office:value="0.000060538" calcext:value-type="float">
            <text:p>0,000060538</text:p>
          </table:table-cell>
          <table:table-cell office:value-type="float" office:value="0.000058149" calcext:value-type="float">
            <text:p>0,000058149</text:p>
          </table:table-cell>
          <table:table-cell office:value-type="float" office:value="0.000057263" calcext:value-type="float">
            <text:p>0,000057263</text:p>
          </table:table-cell>
          <table:table-cell office:value-type="float" office:value="0.000062184" calcext:value-type="float">
            <text:p>0,000062184</text:p>
          </table:table-cell>
          <table:table-cell office:value-type="float" office:value="0.000068591" calcext:value-type="float">
            <text:p>0,000068591</text:p>
          </table:table-cell>
          <table:table-cell office:value-type="float" office:value="0.000067628" calcext:value-type="float">
            <text:p>0,000067628</text:p>
          </table:table-cell>
          <table:table-cell office:value-type="float" office:value="0.000057968" calcext:value-type="float">
            <text:p>0,000057968</text:p>
          </table:table-cell>
          <table:table-cell office:value-type="float" office:value="0.000061847" calcext:value-type="float">
            <text:p>0,000061847</text:p>
          </table:table-cell>
          <table:table-cell office:value-type="float" office:value="0.000058391" calcext:value-type="float">
            <text:p>0,000058391</text:p>
          </table:table-cell>
          <table:table-cell office:value-type="float" office:value="0.000057217" calcext:value-type="float">
            <text:p>0,000057217</text:p>
          </table:table-cell>
          <table:table-cell office:value-type="float" office:value="0.000060293" calcext:value-type="float">
            <text:p>0,000060293</text:p>
          </table:table-cell>
          <table:table-cell office:value-type="float" office:value="0.0000613" calcext:value-type="float">
            <text:p>0,0000613</text:p>
          </table:table-cell>
          <table:table-cell office:value-type="float" office:value="0.00005946" calcext:value-type="float">
            <text:p>0,00005946</text:p>
          </table:table-cell>
          <table:table-cell office:value-type="float" office:value="0.000082593" calcext:value-type="float">
            <text:p>0,000082593</text:p>
          </table:table-cell>
          <table:table-cell office:value-type="float" office:value="0.000081685" calcext:value-type="float">
            <text:p>0,000081685</text:p>
          </table:table-cell>
          <table:table-cell office:value-type="float" office:value="0.000067032" calcext:value-type="float">
            <text:p>0,000067032</text:p>
          </table:table-cell>
          <table:table-cell office:value-type="float" office:value="0.00006234" calcext:value-type="float">
            <text:p>0,00006234</text:p>
          </table:table-cell>
          <table:table-cell office:value-type="float" office:value="0.000058536" calcext:value-type="float">
            <text:p>0,000058536</text:p>
          </table:table-cell>
        </table:table-row>
        <table:table-row table:style-name="ro1">
          <table:table-cell table:number-columns-repeated="6"/>
          <table:table-cell office:value-type="float" office:value="0.000062119" calcext:value-type="float">
            <text:p>0,000062119</text:p>
          </table:table-cell>
          <table:table-cell office:value-type="float" office:value="0.000061327" calcext:value-type="float">
            <text:p>0,000061327</text:p>
          </table:table-cell>
          <table:table-cell table:number-columns-repeated="2"/>
          <table:table-cell office:value-type="float" office:value="0.000086867" calcext:value-type="float">
            <text:p>0,000086867</text:p>
          </table:table-cell>
          <table:table-cell office:value-type="float" office:value="0.000057106" calcext:value-type="float">
            <text:p>0,000057106</text:p>
          </table:table-cell>
          <table:table-cell table:number-columns-repeated="2"/>
          <table:table-cell office:value-type="float" office:value="0.000062747" calcext:value-type="float">
            <text:p>0,000062747</text:p>
          </table:table-cell>
          <table:table-cell office:value-type="float" office:value="0.000062017" calcext:value-type="float">
            <text:p>0,000062017</text:p>
          </table:table-cell>
          <table:table-cell office:value-type="float" office:value="0.000061723" calcext:value-type="float">
            <text:p>0,000061723</text:p>
          </table:table-cell>
          <table:table-cell office:value-type="float" office:value="0.000058071" calcext:value-type="float">
            <text:p>0,000058071</text:p>
          </table:table-cell>
          <table:table-cell office:value-type="float" office:value="0.00005746" calcext:value-type="float">
            <text:p>0,00005746</text:p>
          </table:table-cell>
          <table:table-cell office:value-type="float" office:value="0.000062354" calcext:value-type="float">
            <text:p>0,000062354</text:p>
          </table:table-cell>
          <table:table-cell office:value-type="float" office:value="0.000058695" calcext:value-type="float">
            <text:p>0,000058695</text:p>
          </table:table-cell>
          <table:table-cell office:value-type="float" office:value="0.000061433" calcext:value-type="float">
            <text:p>0,000061433</text:p>
          </table:table-cell>
          <table:table-cell office:value-type="float" office:value="0.000056929" calcext:value-type="float">
            <text:p>0,000056929</text:p>
          </table:table-cell>
          <table:table-cell office:value-type="float" office:value="0.00005754" calcext:value-type="float">
            <text:p>0,00005754</text:p>
          </table:table-cell>
          <table:table-cell office:value-type="float" office:value="0.000058031" calcext:value-type="float">
            <text:p>0,000058031</text:p>
          </table:table-cell>
          <table:table-cell office:value-type="float" office:value="0.000054445" calcext:value-type="float">
            <text:p>0,000054445</text:p>
          </table:table-cell>
          <table:table-cell office:value-type="float" office:value="0.000082965" calcext:value-type="float">
            <text:p>0,000082965</text:p>
          </table:table-cell>
          <table:table-cell office:value-type="float" office:value="0.000059349" calcext:value-type="float">
            <text:p>0,000059349</text:p>
          </table:table-cell>
          <table:table-cell office:value-type="float" office:value="0.000060499" calcext:value-type="float">
            <text:p>0,000060499</text:p>
          </table:table-cell>
          <table:table-cell office:value-type="float" office:value="0.00006097" calcext:value-type="float">
            <text:p>0,00006097</text:p>
          </table:table-cell>
          <table:table-cell office:value-type="float" office:value="0.000061081" calcext:value-type="float">
            <text:p>0,000061081</text:p>
          </table:table-cell>
          <table:table-cell office:value-type="float" office:value="0.000062247" calcext:value-type="float">
            <text:p>0,000062247</text:p>
          </table:table-cell>
          <table:table-cell office:value-type="float" office:value="0.000060811" calcext:value-type="float">
            <text:p>0,000060811</text:p>
          </table:table-cell>
          <table:table-cell office:value-type="float" office:value="0.000058655" calcext:value-type="float">
            <text:p>0,000058655</text:p>
          </table:table-cell>
        </table:table-row>
        <table:table-row table:style-name="ro1">
          <table:table-cell table:number-columns-repeated="6"/>
          <table:table-cell office:value-type="float" office:value="0.000057434" calcext:value-type="float">
            <text:p>0,000057434</text:p>
          </table:table-cell>
          <table:table-cell office:value-type="float" office:value="0.000061056" calcext:value-type="float">
            <text:p>0,000061056</text:p>
          </table:table-cell>
          <table:table-cell table:number-columns-repeated="2"/>
          <table:table-cell office:value-type="float" office:value="0.000078707" calcext:value-type="float">
            <text:p>0,000078707</text:p>
          </table:table-cell>
          <table:table-cell office:value-type="float" office:value="0.000074751" calcext:value-type="float">
            <text:p>0,000074751</text:p>
          </table:table-cell>
          <table:table-cell table:number-columns-repeated="2"/>
          <table:table-cell office:value-type="float" office:value="0.000057774" calcext:value-type="float">
            <text:p>0,000057774</text:p>
          </table:table-cell>
          <table:table-cell office:value-type="float" office:value="0.000061054" calcext:value-type="float">
            <text:p>0,000061054</text:p>
          </table:table-cell>
          <table:table-cell office:value-type="float" office:value="0.00006192" calcext:value-type="float">
            <text:p>0,00006192</text:p>
          </table:table-cell>
          <table:table-cell office:value-type="float" office:value="0.000061967" calcext:value-type="float">
            <text:p>0,000061967</text:p>
          </table:table-cell>
          <table:table-cell office:value-type="float" office:value="0.000067222" calcext:value-type="float">
            <text:p>0,000067222</text:p>
          </table:table-cell>
          <table:table-cell office:value-type="float" office:value="0.000061676" calcext:value-type="float">
            <text:p>0,000061676</text:p>
          </table:table-cell>
          <table:table-cell office:value-type="float" office:value="0.000057206" calcext:value-type="float">
            <text:p>0,000057206</text:p>
          </table:table-cell>
          <table:table-cell office:value-type="float" office:value="0.000062105" calcext:value-type="float">
            <text:p>0,000062105</text:p>
          </table:table-cell>
          <table:table-cell office:value-type="float" office:value="0.000058078" calcext:value-type="float">
            <text:p>0,000058078</text:p>
          </table:table-cell>
          <table:table-cell office:value-type="float" office:value="0.000063585" calcext:value-type="float">
            <text:p>0,000063585</text:p>
          </table:table-cell>
          <table:table-cell office:value-type="float" office:value="0.000057824" calcext:value-type="float">
            <text:p>0,000057824</text:p>
          </table:table-cell>
          <table:table-cell office:value-type="float" office:value="0.000081245" calcext:value-type="float">
            <text:p>0,000081245</text:p>
          </table:table-cell>
          <table:table-cell office:value-type="float" office:value="0.000067306" calcext:value-type="float">
            <text:p>0,000067306</text:p>
          </table:table-cell>
          <table:table-cell office:value-type="float" office:value="0.000057001" calcext:value-type="float">
            <text:p>0,000057001</text:p>
          </table:table-cell>
          <table:table-cell office:value-type="float" office:value="0.000075614" calcext:value-type="float">
            <text:p>0,000075614</text:p>
          </table:table-cell>
          <table:table-cell office:value-type="float" office:value="0.000051182" calcext:value-type="float">
            <text:p>0,000051182</text:p>
          </table:table-cell>
          <table:table-cell office:value-type="float" office:value="0.000060022" calcext:value-type="float">
            <text:p>0,000060022</text:p>
          </table:table-cell>
          <table:table-cell office:value-type="float" office:value="0.000057894" calcext:value-type="float">
            <text:p>0,000057894</text:p>
          </table:table-cell>
          <table:table-cell office:value-type="float" office:value="0.00007869" calcext:value-type="float">
            <text:p>0,00007869</text:p>
          </table:table-cell>
          <table:table-cell office:value-type="float" office:value="0.000057608" calcext:value-type="float">
            <text:p>0,000057608</text:p>
          </table:table-cell>
        </table:table-row>
        <table:table-row table:style-name="ro1">
          <table:table-cell table:number-columns-repeated="6"/>
          <table:table-cell office:value-type="float" office:value="0.000057423" calcext:value-type="float">
            <text:p>0,000057423</text:p>
          </table:table-cell>
          <table:table-cell office:value-type="float" office:value="0.000062236" calcext:value-type="float">
            <text:p>0,000062236</text:p>
          </table:table-cell>
          <table:table-cell table:number-columns-repeated="2"/>
          <table:table-cell office:value-type="float" office:value="0.000068379" calcext:value-type="float">
            <text:p>0,000068379</text:p>
          </table:table-cell>
          <table:table-cell office:value-type="float" office:value="0.000049096" calcext:value-type="float">
            <text:p>0,000049096</text:p>
          </table:table-cell>
          <table:table-cell table:number-columns-repeated="2"/>
          <table:table-cell office:value-type="float" office:value="0.000060521" calcext:value-type="float">
            <text:p>0,000060521</text:p>
          </table:table-cell>
          <table:table-cell office:value-type="float" office:value="0.000063175" calcext:value-type="float">
            <text:p>0,000063175</text:p>
          </table:table-cell>
          <table:table-cell office:value-type="float" office:value="0.000056999" calcext:value-type="float">
            <text:p>0,000056999</text:p>
          </table:table-cell>
          <table:table-cell office:value-type="float" office:value="0.00006153" calcext:value-type="float">
            <text:p>0,00006153</text:p>
          </table:table-cell>
          <table:table-cell office:value-type="float" office:value="0.000061596" calcext:value-type="float">
            <text:p>0,000061596</text:p>
          </table:table-cell>
          <table:table-cell office:value-type="float" office:value="0.000061264" calcext:value-type="float">
            <text:p>0,000061264</text:p>
          </table:table-cell>
          <table:table-cell office:value-type="float" office:value="0.000063624" calcext:value-type="float">
            <text:p>0,000063624</text:p>
          </table:table-cell>
          <table:table-cell office:value-type="float" office:value="0.000061511" calcext:value-type="float">
            <text:p>0,000061511</text:p>
          </table:table-cell>
          <table:table-cell office:value-type="float" office:value="0.000055593" calcext:value-type="float">
            <text:p>0,000055593</text:p>
          </table:table-cell>
          <table:table-cell office:value-type="float" office:value="0.000060049" calcext:value-type="float">
            <text:p>0,000060049</text:p>
          </table:table-cell>
          <table:table-cell office:value-type="float" office:value="0.000061164" calcext:value-type="float">
            <text:p>0,000061164</text:p>
          </table:table-cell>
          <table:table-cell office:value-type="float" office:value="0.00005721" calcext:value-type="float">
            <text:p>0,00005721</text:p>
          </table:table-cell>
          <table:table-cell office:value-type="float" office:value="0.000056845" calcext:value-type="float">
            <text:p>0,000056845</text:p>
          </table:table-cell>
          <table:table-cell office:value-type="float" office:value="0.00006324" calcext:value-type="float">
            <text:p>0,00006324</text:p>
          </table:table-cell>
          <table:table-cell office:value-type="float" office:value="0.000070918" calcext:value-type="float">
            <text:p>0,000070918</text:p>
          </table:table-cell>
          <table:table-cell office:value-type="float" office:value="0.000058691" calcext:value-type="float">
            <text:p>0,000058691</text:p>
          </table:table-cell>
          <table:table-cell office:value-type="float" office:value="0.000062243" calcext:value-type="float">
            <text:p>0,000062243</text:p>
          </table:table-cell>
          <table:table-cell office:value-type="float" office:value="0.000061767" calcext:value-type="float">
            <text:p>0,000061767</text:p>
          </table:table-cell>
          <table:table-cell office:value-type="float" office:value="0.00005847" calcext:value-type="float">
            <text:p>0,00005847</text:p>
          </table:table-cell>
          <table:table-cell office:value-type="float" office:value="0.000056605" calcext:value-type="float">
            <text:p>0,000056605</text:p>
          </table:table-cell>
        </table:table-row>
        <table:table-row table:style-name="ro1">
          <table:table-cell table:number-columns-repeated="6"/>
          <table:table-cell office:value-type="float" office:value="0.000058958" calcext:value-type="float">
            <text:p>0,000058958</text:p>
          </table:table-cell>
          <table:table-cell office:value-type="float" office:value="0.00005514" calcext:value-type="float">
            <text:p>0,00005514</text:p>
          </table:table-cell>
          <table:table-cell table:number-columns-repeated="2"/>
          <table:table-cell office:value-type="float" office:value="0.000057299" calcext:value-type="float">
            <text:p>0,000057299</text:p>
          </table:table-cell>
          <table:table-cell office:value-type="float" office:value="0.000072169" calcext:value-type="float">
            <text:p>0,000072169</text:p>
          </table:table-cell>
          <table:table-cell table:number-columns-repeated="2"/>
          <table:table-cell office:value-type="float" office:value="0.000062925" calcext:value-type="float">
            <text:p>0,000062925</text:p>
          </table:table-cell>
          <table:table-cell office:value-type="float" office:value="0.000063565" calcext:value-type="float">
            <text:p>0,000063565</text:p>
          </table:table-cell>
          <table:table-cell office:value-type="float" office:value="0.00006243" calcext:value-type="float">
            <text:p>0,00006243</text:p>
          </table:table-cell>
          <table:table-cell office:value-type="float" office:value="0.00005775" calcext:value-type="float">
            <text:p>0,00005775</text:p>
          </table:table-cell>
          <table:table-cell office:value-type="float" office:value="0.000058616" calcext:value-type="float">
            <text:p>0,000058616</text:p>
          </table:table-cell>
          <table:table-cell office:value-type="float" office:value="0.000062537" calcext:value-type="float">
            <text:p>0,000062537</text:p>
          </table:table-cell>
          <table:table-cell office:value-type="float" office:value="0.000062025" calcext:value-type="float">
            <text:p>0,000062025</text:p>
          </table:table-cell>
          <table:table-cell office:value-type="float" office:value="0.00005368" calcext:value-type="float">
            <text:p>0,00005368</text:p>
          </table:table-cell>
          <table:table-cell office:value-type="float" office:value="0.000061394" calcext:value-type="float">
            <text:p>0,000061394</text:p>
          </table:table-cell>
          <table:table-cell office:value-type="float" office:value="0.000073474" calcext:value-type="float">
            <text:p>0,000073474</text:p>
          </table:table-cell>
          <table:table-cell office:value-type="float" office:value="0.000078732" calcext:value-type="float">
            <text:p>0,000078732</text:p>
          </table:table-cell>
          <table:table-cell office:value-type="float" office:value="0.000074109" calcext:value-type="float">
            <text:p>0,000074109</text:p>
          </table:table-cell>
          <table:table-cell office:value-type="float" office:value="0.000058527" calcext:value-type="float">
            <text:p>0,000058527</text:p>
          </table:table-cell>
          <table:table-cell office:value-type="float" office:value="0.000077062" calcext:value-type="float">
            <text:p>0,000077062</text:p>
          </table:table-cell>
          <table:table-cell office:value-type="float" office:value="0.000057187" calcext:value-type="float">
            <text:p>0,000057187</text:p>
          </table:table-cell>
          <table:table-cell office:value-type="float" office:value="0.000060189" calcext:value-type="float">
            <text:p>0,000060189</text:p>
          </table:table-cell>
          <table:table-cell office:value-type="float" office:value="0.000063412" calcext:value-type="float">
            <text:p>0,000063412</text:p>
          </table:table-cell>
          <table:table-cell office:value-type="float" office:value="0.000057808" calcext:value-type="float">
            <text:p>0,000057808</text:p>
          </table:table-cell>
          <table:table-cell office:value-type="float" office:value="0.000058609" calcext:value-type="float">
            <text:p>0,000058609</text:p>
          </table:table-cell>
          <table:table-cell office:value-type="float" office:value="0.000053919" calcext:value-type="float">
            <text:p>0,000053919</text:p>
          </table:table-cell>
        </table:table-row>
        <table:table-row table:style-name="ro1">
          <table:table-cell table:number-columns-repeated="6"/>
          <table:table-cell office:value-type="float" office:value="0.000057335" calcext:value-type="float">
            <text:p>0,000057335</text:p>
          </table:table-cell>
          <table:table-cell office:value-type="float" office:value="0.000065178" calcext:value-type="float">
            <text:p>0,000065178</text:p>
          </table:table-cell>
          <table:table-cell table:number-columns-repeated="2"/>
          <table:table-cell office:value-type="float" office:value="0.000057696" calcext:value-type="float">
            <text:p>0,000057696</text:p>
          </table:table-cell>
          <table:table-cell office:value-type="float" office:value="0.000079488" calcext:value-type="float">
            <text:p>0,000079488</text:p>
          </table:table-cell>
          <table:table-cell table:number-columns-repeated="2"/>
          <table:table-cell office:value-type="float" office:value="0.000060317" calcext:value-type="float">
            <text:p>0,000060317</text:p>
          </table:table-cell>
          <table:table-cell office:value-type="float" office:value="0.000073407" calcext:value-type="float">
            <text:p>0,000073407</text:p>
          </table:table-cell>
          <table:table-cell office:value-type="float" office:value="0.000061855" calcext:value-type="float">
            <text:p>0,000061855</text:p>
          </table:table-cell>
          <table:table-cell office:value-type="float" office:value="0.000058651" calcext:value-type="float">
            <text:p>0,000058651</text:p>
          </table:table-cell>
          <table:table-cell office:value-type="float" office:value="0.000057692" calcext:value-type="float">
            <text:p>0,000057692</text:p>
          </table:table-cell>
          <table:table-cell office:value-type="float" office:value="0.000063465" calcext:value-type="float">
            <text:p>0,000063465</text:p>
          </table:table-cell>
          <table:table-cell office:value-type="float" office:value="0.000057572" calcext:value-type="float">
            <text:p>0,000057572</text:p>
          </table:table-cell>
          <table:table-cell office:value-type="float" office:value="0.000060177" calcext:value-type="float">
            <text:p>0,000060177</text:p>
          </table:table-cell>
          <table:table-cell office:value-type="float" office:value="0.00006205" calcext:value-type="float">
            <text:p>0,00006205</text:p>
          </table:table-cell>
          <table:table-cell office:value-type="float" office:value="0.000062362" calcext:value-type="float">
            <text:p>0,000062362</text:p>
          </table:table-cell>
          <table:table-cell office:value-type="float" office:value="0.000057593" calcext:value-type="float">
            <text:p>0,000057593</text:p>
          </table:table-cell>
          <table:table-cell office:value-type="float" office:value="0.000056454" calcext:value-type="float">
            <text:p>0,000056454</text:p>
          </table:table-cell>
          <table:table-cell office:value-type="float" office:value="0.000057338" calcext:value-type="float">
            <text:p>0,000057338</text:p>
          </table:table-cell>
          <table:table-cell office:value-type="float" office:value="0.000058353" calcext:value-type="float">
            <text:p>0,000058353</text:p>
          </table:table-cell>
          <table:table-cell office:value-type="float" office:value="0.000084284" calcext:value-type="float">
            <text:p>0,000084284</text:p>
          </table:table-cell>
          <table:table-cell office:value-type="float" office:value="0.000063159" calcext:value-type="float">
            <text:p>0,000063159</text:p>
          </table:table-cell>
          <table:table-cell office:value-type="float" office:value="0.000057329" calcext:value-type="float">
            <text:p>0,000057329</text:p>
          </table:table-cell>
          <table:table-cell office:value-type="float" office:value="0.000061468" calcext:value-type="float">
            <text:p>0,000061468</text:p>
          </table:table-cell>
          <table:table-cell office:value-type="float" office:value="0.000057417" calcext:value-type="float">
            <text:p>0,000057417</text:p>
          </table:table-cell>
          <table:table-cell office:value-type="float" office:value="0.000060413" calcext:value-type="float">
            <text:p>0,000060413</text:p>
          </table:table-cell>
        </table:table-row>
        <table:table-row table:style-name="ro1">
          <table:table-cell table:number-columns-repeated="6"/>
          <table:table-cell office:value-type="float" office:value="0.00006812" calcext:value-type="float">
            <text:p>0,00006812</text:p>
          </table:table-cell>
          <table:table-cell office:value-type="float" office:value="0.000061956" calcext:value-type="float">
            <text:p>0,000061956</text:p>
          </table:table-cell>
          <table:table-cell table:number-columns-repeated="2"/>
          <table:table-cell office:value-type="float" office:value="0.000077061" calcext:value-type="float">
            <text:p>0,000077061</text:p>
          </table:table-cell>
          <table:table-cell office:value-type="float" office:value="0.000058558" calcext:value-type="float">
            <text:p>0,000058558</text:p>
          </table:table-cell>
          <table:table-cell table:number-columns-repeated="2"/>
          <table:table-cell office:value-type="float" office:value="0.000061693" calcext:value-type="float">
            <text:p>0,000061693</text:p>
          </table:table-cell>
          <table:table-cell office:value-type="float" office:value="0.000075373" calcext:value-type="float">
            <text:p>0,000075373</text:p>
          </table:table-cell>
          <table:table-cell office:value-type="float" office:value="0.000062287" calcext:value-type="float">
            <text:p>0,000062287</text:p>
          </table:table-cell>
          <table:table-cell office:value-type="float" office:value="0.000071641" calcext:value-type="float">
            <text:p>0,000071641</text:p>
          </table:table-cell>
          <table:table-cell office:value-type="float" office:value="0.000087877" calcext:value-type="float">
            <text:p>0,000087877</text:p>
          </table:table-cell>
          <table:table-cell office:value-type="float" office:value="0.000059691" calcext:value-type="float">
            <text:p>0,000059691</text:p>
          </table:table-cell>
          <table:table-cell office:value-type="float" office:value="0.000040574" calcext:value-type="float">
            <text:p>0,000040574</text:p>
          </table:table-cell>
          <table:table-cell office:value-type="float" office:value="0.000041828" calcext:value-type="float">
            <text:p>0,000041828</text:p>
          </table:table-cell>
          <table:table-cell office:value-type="float" office:value="0.000050464" calcext:value-type="float">
            <text:p>0,000050464</text:p>
          </table:table-cell>
          <table:table-cell office:value-type="float" office:value="0.000039412" calcext:value-type="float">
            <text:p>0,000039412</text:p>
          </table:table-cell>
          <table:table-cell office:value-type="float" office:value="0.000063631" calcext:value-type="float">
            <text:p>0,000063631</text:p>
          </table:table-cell>
          <table:table-cell office:value-type="float" office:value="0.000056882" calcext:value-type="float">
            <text:p>0,000056882</text:p>
          </table:table-cell>
          <table:table-cell office:value-type="float" office:value="0.000058009" calcext:value-type="float">
            <text:p>0,000058009</text:p>
          </table:table-cell>
          <table:table-cell office:value-type="float" office:value="0.00006249" calcext:value-type="float">
            <text:p>0,00006249</text:p>
          </table:table-cell>
          <table:table-cell office:value-type="float" office:value="0.00005809" calcext:value-type="float">
            <text:p>0,00005809</text:p>
          </table:table-cell>
          <table:table-cell office:value-type="float" office:value="0.000061669" calcext:value-type="float">
            <text:p>0,000061669</text:p>
          </table:table-cell>
          <table:table-cell office:value-type="float" office:value="0.000058831" calcext:value-type="float">
            <text:p>0,000058831</text:p>
          </table:table-cell>
          <table:table-cell office:value-type="float" office:value="0.00005808" calcext:value-type="float">
            <text:p>0,00005808</text:p>
          </table:table-cell>
          <table:table-cell office:value-type="float" office:value="0.000067101" calcext:value-type="float">
            <text:p>0,000067101</text:p>
          </table:table-cell>
          <table:table-cell office:value-type="float" office:value="0.000064994" calcext:value-type="float">
            <text:p>0,000064994</text:p>
          </table:table-cell>
        </table:table-row>
        <table:table-row table:style-name="ro1">
          <table:table-cell table:number-columns-repeated="6"/>
          <table:table-cell office:value-type="float" office:value="0.000062008" calcext:value-type="float">
            <text:p>0,000062008</text:p>
          </table:table-cell>
          <table:table-cell office:value-type="float" office:value="0.000063538" calcext:value-type="float">
            <text:p>0,000063538</text:p>
          </table:table-cell>
          <table:table-cell table:number-columns-repeated="2"/>
          <table:table-cell office:value-type="float" office:value="0.000064301" calcext:value-type="float">
            <text:p>0,000064301</text:p>
          </table:table-cell>
          <table:table-cell office:value-type="float" office:value="0.00006266" calcext:value-type="float">
            <text:p>0,00006266</text:p>
          </table:table-cell>
          <table:table-cell table:number-columns-repeated="2"/>
          <table:table-cell office:value-type="float" office:value="0.000045645" calcext:value-type="float">
            <text:p>0,000045645</text:p>
          </table:table-cell>
          <table:table-cell office:value-type="float" office:value="0.00009025" calcext:value-type="float">
            <text:p>0,00009025</text:p>
          </table:table-cell>
          <table:table-cell office:value-type="float" office:value="0.000064749" calcext:value-type="float">
            <text:p>0,000064749</text:p>
          </table:table-cell>
          <table:table-cell office:value-type="float" office:value="0.000063119" calcext:value-type="float">
            <text:p>0,000063119</text:p>
          </table:table-cell>
          <table:table-cell office:value-type="float" office:value="0.000063752" calcext:value-type="float">
            <text:p>0,000063752</text:p>
          </table:table-cell>
          <table:table-cell office:value-type="float" office:value="0.000058105" calcext:value-type="float">
            <text:p>0,000058105</text:p>
          </table:table-cell>
          <table:table-cell office:value-type="float" office:value="0.000061406" calcext:value-type="float">
            <text:p>0,000061406</text:p>
          </table:table-cell>
          <table:table-cell office:value-type="float" office:value="0.000057786" calcext:value-type="float">
            <text:p>0,000057786</text:p>
          </table:table-cell>
          <table:table-cell office:value-type="float" office:value="0.000062282" calcext:value-type="float">
            <text:p>0,000062282</text:p>
          </table:table-cell>
          <table:table-cell office:value-type="float" office:value="0.000056921" calcext:value-type="float">
            <text:p>0,000056921</text:p>
          </table:table-cell>
          <table:table-cell office:value-type="float" office:value="0.000059715" calcext:value-type="float">
            <text:p>0,000059715</text:p>
          </table:table-cell>
          <table:table-cell office:value-type="float" office:value="0.000061851" calcext:value-type="float">
            <text:p>0,000061851</text:p>
          </table:table-cell>
          <table:table-cell office:value-type="float" office:value="0.000057182" calcext:value-type="float">
            <text:p>0,000057182</text:p>
          </table:table-cell>
          <table:table-cell office:value-type="float" office:value="0.000061852" calcext:value-type="float">
            <text:p>0,000061852</text:p>
          </table:table-cell>
          <table:table-cell office:value-type="float" office:value="0.000057169" calcext:value-type="float">
            <text:p>0,000057169</text:p>
          </table:table-cell>
          <table:table-cell office:value-type="float" office:value="0.000057291" calcext:value-type="float">
            <text:p>0,000057291</text:p>
          </table:table-cell>
          <table:table-cell office:value-type="float" office:value="0.000056896" calcext:value-type="float">
            <text:p>0,000056896</text:p>
          </table:table-cell>
          <table:table-cell office:value-type="float" office:value="0.000057573" calcext:value-type="float">
            <text:p>0,000057573</text:p>
          </table:table-cell>
          <table:table-cell office:value-type="float" office:value="0.000063103" calcext:value-type="float">
            <text:p>0,000063103</text:p>
          </table:table-cell>
          <table:table-cell office:value-type="float" office:value="0.000057758" calcext:value-type="float">
            <text:p>0,000057758</text:p>
          </table:table-cell>
        </table:table-row>
        <table:table-row table:style-name="ro1">
          <table:table-cell table:number-columns-repeated="6"/>
          <table:table-cell office:value-type="float" office:value="0.000065251" calcext:value-type="float">
            <text:p>0,000065251</text:p>
          </table:table-cell>
          <table:table-cell office:value-type="float" office:value="0.000061173" calcext:value-type="float">
            <text:p>0,000061173</text:p>
          </table:table-cell>
          <table:table-cell table:number-columns-repeated="2"/>
          <table:table-cell office:value-type="float" office:value="0.00006499" calcext:value-type="float">
            <text:p>0,00006499</text:p>
          </table:table-cell>
          <table:table-cell office:value-type="float" office:value="0.000057438" calcext:value-type="float">
            <text:p>0,000057438</text:p>
          </table:table-cell>
          <table:table-cell table:number-columns-repeated="2"/>
          <table:table-cell office:value-type="float" office:value="0.000061202" calcext:value-type="float">
            <text:p>0,000061202</text:p>
          </table:table-cell>
          <table:table-cell office:value-type="float" office:value="0.00005759" calcext:value-type="float">
            <text:p>0,00005759</text:p>
          </table:table-cell>
          <table:table-cell office:value-type="float" office:value="0.000062418" calcext:value-type="float">
            <text:p>0,000062418</text:p>
          </table:table-cell>
          <table:table-cell office:value-type="float" office:value="0.000060936" calcext:value-type="float">
            <text:p>0,000060936</text:p>
          </table:table-cell>
          <table:table-cell office:value-type="float" office:value="0.000061787" calcext:value-type="float">
            <text:p>0,000061787</text:p>
          </table:table-cell>
          <table:table-cell office:value-type="float" office:value="0.00006175" calcext:value-type="float">
            <text:p>0,00006175</text:p>
          </table:table-cell>
          <table:table-cell office:value-type="float" office:value="0.000061339" calcext:value-type="float">
            <text:p>0,000061339</text:p>
          </table:table-cell>
          <table:table-cell office:value-type="float" office:value="0.000057516" calcext:value-type="float">
            <text:p>0,000057516</text:p>
          </table:table-cell>
          <table:table-cell office:value-type="float" office:value="0.000060548" calcext:value-type="float">
            <text:p>0,000060548</text:p>
          </table:table-cell>
          <table:table-cell office:value-type="float" office:value="0.000063658" calcext:value-type="float">
            <text:p>0,000063658</text:p>
          </table:table-cell>
          <table:table-cell office:value-type="float" office:value="0.000063406" calcext:value-type="float">
            <text:p>0,000063406</text:p>
          </table:table-cell>
          <table:table-cell office:value-type="float" office:value="0.000081217" calcext:value-type="float">
            <text:p>0,000081217</text:p>
          </table:table-cell>
          <table:table-cell office:value-type="float" office:value="0.000068015" calcext:value-type="float">
            <text:p>0,000068015</text:p>
          </table:table-cell>
          <table:table-cell office:value-type="float" office:value="0.000061597" calcext:value-type="float">
            <text:p>0,000061597</text:p>
          </table:table-cell>
          <table:table-cell office:value-type="float" office:value="0.000056791" calcext:value-type="float">
            <text:p>0,000056791</text:p>
          </table:table-cell>
          <table:table-cell office:value-type="float" office:value="0.000057968" calcext:value-type="float">
            <text:p>0,000057968</text:p>
          </table:table-cell>
          <table:table-cell office:value-type="float" office:value="0.00005656" calcext:value-type="float">
            <text:p>0,00005656</text:p>
          </table:table-cell>
          <table:table-cell office:value-type="float" office:value="0.000057637" calcext:value-type="float">
            <text:p>0,000057637</text:p>
          </table:table-cell>
          <table:table-cell office:value-type="float" office:value="0.000056098" calcext:value-type="float">
            <text:p>0,000056098</text:p>
          </table:table-cell>
          <table:table-cell office:value-type="float" office:value="0.00006302" calcext:value-type="float">
            <text:p>0,00006302</text:p>
          </table:table-cell>
        </table:table-row>
        <table:table-row table:style-name="ro1">
          <table:table-cell table:number-columns-repeated="6"/>
          <table:table-cell office:value-type="float" office:value="0.000062142" calcext:value-type="float">
            <text:p>0,000062142</text:p>
          </table:table-cell>
          <table:table-cell office:value-type="float" office:value="0.000061554" calcext:value-type="float">
            <text:p>0,000061554</text:p>
          </table:table-cell>
          <table:table-cell table:number-columns-repeated="2"/>
          <table:table-cell office:value-type="float" office:value="0.000059059" calcext:value-type="float">
            <text:p>0,000059059</text:p>
          </table:table-cell>
          <table:table-cell office:value-type="float" office:value="0.000063933" calcext:value-type="float">
            <text:p>0,000063933</text:p>
          </table:table-cell>
          <table:table-cell table:number-columns-repeated="2"/>
          <table:table-cell office:value-type="float" office:value="0.000078481" calcext:value-type="float">
            <text:p>0,000078481</text:p>
          </table:table-cell>
          <table:table-cell office:value-type="float" office:value="0.000062473" calcext:value-type="float">
            <text:p>0,000062473</text:p>
          </table:table-cell>
          <table:table-cell office:value-type="float" office:value="0.000073515" calcext:value-type="float">
            <text:p>0,000073515</text:p>
          </table:table-cell>
          <table:table-cell office:value-type="float" office:value="0.000063351" calcext:value-type="float">
            <text:p>0,000063351</text:p>
          </table:table-cell>
          <table:table-cell office:value-type="float" office:value="0.000061939" calcext:value-type="float">
            <text:p>0,000061939</text:p>
          </table:table-cell>
          <table:table-cell office:value-type="float" office:value="0.00005614" calcext:value-type="float">
            <text:p>0,00005614</text:p>
          </table:table-cell>
          <table:table-cell office:value-type="float" office:value="0.000059213" calcext:value-type="float">
            <text:p>0,000059213</text:p>
          </table:table-cell>
          <table:table-cell office:value-type="float" office:value="0.000057167" calcext:value-type="float">
            <text:p>0,000057167</text:p>
          </table:table-cell>
          <table:table-cell office:value-type="float" office:value="0.0000647" calcext:value-type="float">
            <text:p>0,0000647</text:p>
          </table:table-cell>
          <table:table-cell office:value-type="float" office:value="0.000057571" calcext:value-type="float">
            <text:p>0,000057571</text:p>
          </table:table-cell>
          <table:table-cell office:value-type="float" office:value="0.000064152" calcext:value-type="float">
            <text:p>0,000064152</text:p>
          </table:table-cell>
          <table:table-cell office:value-type="float" office:value="0.000060865" calcext:value-type="float">
            <text:p>0,000060865</text:p>
          </table:table-cell>
          <table:table-cell office:value-type="float" office:value="0.000057103" calcext:value-type="float">
            <text:p>0,000057103</text:p>
          </table:table-cell>
          <table:table-cell office:value-type="float" office:value="0.000062419" calcext:value-type="float">
            <text:p>0,000062419</text:p>
          </table:table-cell>
          <table:table-cell office:value-type="float" office:value="0.000057536" calcext:value-type="float">
            <text:p>0,000057536</text:p>
          </table:table-cell>
          <table:table-cell office:value-type="float" office:value="0.000057222" calcext:value-type="float">
            <text:p>0,000057222</text:p>
          </table:table-cell>
          <table:table-cell office:value-type="float" office:value="0.000055731" calcext:value-type="float">
            <text:p>0,000055731</text:p>
          </table:table-cell>
          <table:table-cell office:value-type="float" office:value="0.000093417" calcext:value-type="float">
            <text:p>0,000093417</text:p>
          </table:table-cell>
          <table:table-cell office:value-type="float" office:value="0.000057595" calcext:value-type="float">
            <text:p>0,000057595</text:p>
          </table:table-cell>
          <table:table-cell office:value-type="float" office:value="0.0000641" calcext:value-type="float">
            <text:p>0,0000641</text:p>
          </table:table-cell>
        </table:table-row>
        <table:table-row table:style-name="ro1">
          <table:table-cell table:number-columns-repeated="6"/>
          <table:table-cell office:value-type="float" office:value="0.000063414" calcext:value-type="float">
            <text:p>0,000063414</text:p>
          </table:table-cell>
          <table:table-cell office:value-type="float" office:value="0.000062297" calcext:value-type="float">
            <text:p>0,000062297</text:p>
          </table:table-cell>
          <table:table-cell table:number-columns-repeated="2"/>
          <table:table-cell office:value-type="float" office:value="0.000059054" calcext:value-type="float">
            <text:p>0,000059054</text:p>
          </table:table-cell>
          <table:table-cell office:value-type="float" office:value="0.000063884" calcext:value-type="float">
            <text:p>0,000063884</text:p>
          </table:table-cell>
          <table:table-cell table:number-columns-repeated="2"/>
          <table:table-cell office:value-type="float" office:value="0.000063627" calcext:value-type="float">
            <text:p>0,000063627</text:p>
          </table:table-cell>
          <table:table-cell office:value-type="float" office:value="0.000059635" calcext:value-type="float">
            <text:p>0,000059635</text:p>
          </table:table-cell>
          <table:table-cell office:value-type="float" office:value="0.000043513" calcext:value-type="float">
            <text:p>0,000043513</text:p>
          </table:table-cell>
          <table:table-cell office:value-type="float" office:value="0.000037492" calcext:value-type="float">
            <text:p>0,000037492</text:p>
          </table:table-cell>
          <table:table-cell office:value-type="float" office:value="0.000050511" calcext:value-type="float">
            <text:p>0,000050511</text:p>
          </table:table-cell>
          <table:table-cell office:value-type="float" office:value="0.000037428" calcext:value-type="float">
            <text:p>0,000037428</text:p>
          </table:table-cell>
          <table:table-cell office:value-type="float" office:value="0.000037631" calcext:value-type="float">
            <text:p>0,000037631</text:p>
          </table:table-cell>
          <table:table-cell office:value-type="float" office:value="0.000039136" calcext:value-type="float">
            <text:p>0,000039136</text:p>
          </table:table-cell>
          <table:table-cell office:value-type="float" office:value="0.000073849" calcext:value-type="float">
            <text:p>0,000073849</text:p>
          </table:table-cell>
          <table:table-cell office:value-type="float" office:value="0.000064269" calcext:value-type="float">
            <text:p>0,000064269</text:p>
          </table:table-cell>
          <table:table-cell office:value-type="float" office:value="0.000061116" calcext:value-type="float">
            <text:p>0,000061116</text:p>
          </table:table-cell>
          <table:table-cell office:value-type="float" office:value="0.000056817" calcext:value-type="float">
            <text:p>0,000056817</text:p>
          </table:table-cell>
          <table:table-cell office:value-type="float" office:value="0.000068087" calcext:value-type="float">
            <text:p>0,000068087</text:p>
          </table:table-cell>
          <table:table-cell office:value-type="float" office:value="0.000057898" calcext:value-type="float">
            <text:p>0,000057898</text:p>
          </table:table-cell>
          <table:table-cell office:value-type="float" office:value="0.000061645" calcext:value-type="float">
            <text:p>0,000061645</text:p>
          </table:table-cell>
          <table:table-cell office:value-type="float" office:value="0.000065676" calcext:value-type="float">
            <text:p>0,000065676</text:p>
          </table:table-cell>
          <table:table-cell office:value-type="float" office:value="0.000061304" calcext:value-type="float">
            <text:p>0,000061304</text:p>
          </table:table-cell>
          <table:table-cell office:value-type="float" office:value="0.000057154" calcext:value-type="float">
            <text:p>0,000057154</text:p>
          </table:table-cell>
          <table:table-cell office:value-type="float" office:value="0.000057766" calcext:value-type="float">
            <text:p>0,000057766</text:p>
          </table:table-cell>
          <table:table-cell office:value-type="float" office:value="0.000062783" calcext:value-type="float">
            <text:p>0,000062783</text:p>
          </table:table-cell>
        </table:table-row>
        <table:table-row table:style-name="ro1">
          <table:table-cell table:number-columns-repeated="6"/>
          <table:table-cell office:value-type="float" office:value="0.000068103" calcext:value-type="float">
            <text:p>0,000068103</text:p>
          </table:table-cell>
          <table:table-cell office:value-type="float" office:value="0.000055166" calcext:value-type="float">
            <text:p>0,000055166</text:p>
          </table:table-cell>
          <table:table-cell table:number-columns-repeated="2"/>
          <table:table-cell office:value-type="float" office:value="0.000059421" calcext:value-type="float">
            <text:p>0,000059421</text:p>
          </table:table-cell>
          <table:table-cell office:value-type="float" office:value="0.00006471" calcext:value-type="float">
            <text:p>0,00006471</text:p>
          </table:table-cell>
          <table:table-cell table:number-columns-repeated="2"/>
          <table:table-cell office:value-type="float" office:value="0.000064315" calcext:value-type="float">
            <text:p>0,000064315</text:p>
          </table:table-cell>
          <table:table-cell office:value-type="float" office:value="0.000064991" calcext:value-type="float">
            <text:p>0,000064991</text:p>
          </table:table-cell>
          <table:table-cell office:value-type="float" office:value="0.000103503" calcext:value-type="float">
            <text:p>0,000103503</text:p>
          </table:table-cell>
          <table:table-cell office:value-type="float" office:value="0.000057609" calcext:value-type="float">
            <text:p>0,000057609</text:p>
          </table:table-cell>
          <table:table-cell office:value-type="float" office:value="0.000063605" calcext:value-type="float">
            <text:p>0,000063605</text:p>
          </table:table-cell>
          <table:table-cell office:value-type="float" office:value="0.000072614" calcext:value-type="float">
            <text:p>0,000072614</text:p>
          </table:table-cell>
          <table:table-cell office:value-type="float" office:value="0.000067391" calcext:value-type="float">
            <text:p>0,000067391</text:p>
          </table:table-cell>
          <table:table-cell office:value-type="float" office:value="0.000061808" calcext:value-type="float">
            <text:p>0,000061808</text:p>
          </table:table-cell>
          <table:table-cell office:value-type="float" office:value="0.000059444" calcext:value-type="float">
            <text:p>0,000059444</text:p>
          </table:table-cell>
          <table:table-cell office:value-type="float" office:value="0.000058155" calcext:value-type="float">
            <text:p>0,000058155</text:p>
          </table:table-cell>
          <table:table-cell office:value-type="float" office:value="0.000061063" calcext:value-type="float">
            <text:p>0,000061063</text:p>
          </table:table-cell>
          <table:table-cell office:value-type="float" office:value="0.000072476" calcext:value-type="float">
            <text:p>0,000072476</text:p>
          </table:table-cell>
          <table:table-cell office:value-type="float" office:value="0.00006277" calcext:value-type="float">
            <text:p>0,00006277</text:p>
          </table:table-cell>
          <table:table-cell office:value-type="float" office:value="0.000061972" calcext:value-type="float">
            <text:p>0,000061972</text:p>
          </table:table-cell>
          <table:table-cell office:value-type="float" office:value="0.000057406" calcext:value-type="float">
            <text:p>0,000057406</text:p>
          </table:table-cell>
          <table:table-cell office:value-type="float" office:value="0.000060987" calcext:value-type="float">
            <text:p>0,000060987</text:p>
          </table:table-cell>
          <table:table-cell office:value-type="float" office:value="0.000075946" calcext:value-type="float">
            <text:p>0,000075946</text:p>
          </table:table-cell>
          <table:table-cell office:value-type="float" office:value="0.000062205" calcext:value-type="float">
            <text:p>0,000062205</text:p>
          </table:table-cell>
          <table:table-cell office:value-type="float" office:value="0.00006381" calcext:value-type="float">
            <text:p>0,00006381</text:p>
          </table:table-cell>
          <table:table-cell office:value-type="float" office:value="0.000074564" calcext:value-type="float">
            <text:p>0,000074564</text:p>
          </table:table-cell>
        </table:table-row>
        <table:table-row table:style-name="ro1">
          <table:table-cell table:number-columns-repeated="6"/>
          <table:table-cell office:value-type="float" office:value="0.000061673" calcext:value-type="float">
            <text:p>0,000061673</text:p>
          </table:table-cell>
          <table:table-cell office:value-type="float" office:value="0.00005817" calcext:value-type="float">
            <text:p>0,00005817</text:p>
          </table:table-cell>
          <table:table-cell table:number-columns-repeated="2"/>
          <table:table-cell office:value-type="float" office:value="0.000056725" calcext:value-type="float">
            <text:p>0,000056725</text:p>
          </table:table-cell>
          <table:table-cell office:value-type="float" office:value="0.000061574" calcext:value-type="float">
            <text:p>0,000061574</text:p>
          </table:table-cell>
          <table:table-cell table:number-columns-repeated="2"/>
          <table:table-cell office:value-type="float" office:value="0.000056575" calcext:value-type="float">
            <text:p>0,000056575</text:p>
          </table:table-cell>
          <table:table-cell office:value-type="float" office:value="0.000058218" calcext:value-type="float">
            <text:p>0,000058218</text:p>
          </table:table-cell>
          <table:table-cell office:value-type="float" office:value="0.000061548" calcext:value-type="float">
            <text:p>0,000061548</text:p>
          </table:table-cell>
          <table:table-cell office:value-type="float" office:value="0.000061223" calcext:value-type="float">
            <text:p>0,000061223</text:p>
          </table:table-cell>
          <table:table-cell office:value-type="float" office:value="0.000061583" calcext:value-type="float">
            <text:p>0,000061583</text:p>
          </table:table-cell>
          <table:table-cell office:value-type="float" office:value="0.000065374" calcext:value-type="float">
            <text:p>0,000065374</text:p>
          </table:table-cell>
          <table:table-cell office:value-type="float" office:value="0.00006144" calcext:value-type="float">
            <text:p>0,00006144</text:p>
          </table:table-cell>
          <table:table-cell office:value-type="float" office:value="0.000042334" calcext:value-type="float">
            <text:p>0,000042334</text:p>
          </table:table-cell>
          <table:table-cell office:value-type="float" office:value="0.000046696" calcext:value-type="float">
            <text:p>0,000046696</text:p>
          </table:table-cell>
          <table:table-cell office:value-type="float" office:value="0.00006122" calcext:value-type="float">
            <text:p>0,00006122</text:p>
          </table:table-cell>
          <table:table-cell office:value-type="float" office:value="0.000075287" calcext:value-type="float">
            <text:p>0,000075287</text:p>
          </table:table-cell>
          <table:table-cell office:value-type="float" office:value="0.000074537" calcext:value-type="float">
            <text:p>0,000074537</text:p>
          </table:table-cell>
          <table:table-cell office:value-type="float" office:value="0.000077786" calcext:value-type="float">
            <text:p>0,000077786</text:p>
          </table:table-cell>
          <table:table-cell office:value-type="float" office:value="0.000063774" calcext:value-type="float">
            <text:p>0,000063774</text:p>
          </table:table-cell>
          <table:table-cell office:value-type="float" office:value="0.000084156" calcext:value-type="float">
            <text:p>0,000084156</text:p>
          </table:table-cell>
          <table:table-cell office:value-type="float" office:value="0.000061724" calcext:value-type="float">
            <text:p>0,000061724</text:p>
          </table:table-cell>
          <table:table-cell office:value-type="float" office:value="0.000056991" calcext:value-type="float">
            <text:p>0,000056991</text:p>
          </table:table-cell>
          <table:table-cell office:value-type="float" office:value="0.000057495" calcext:value-type="float">
            <text:p>0,000057495</text:p>
          </table:table-cell>
          <table:table-cell office:value-type="float" office:value="0.000061856" calcext:value-type="float">
            <text:p>0,000061856</text:p>
          </table:table-cell>
          <table:table-cell office:value-type="float" office:value="0.000057133" calcext:value-type="float">
            <text:p>0,000057133</text:p>
          </table:table-cell>
        </table:table-row>
        <table:table-row table:style-name="ro1">
          <table:table-cell table:number-columns-repeated="6"/>
          <table:table-cell office:value-type="float" office:value="0.000072279" calcext:value-type="float">
            <text:p>0,000072279</text:p>
          </table:table-cell>
          <table:table-cell office:value-type="float" office:value="0.000060629" calcext:value-type="float">
            <text:p>0,000060629</text:p>
          </table:table-cell>
          <table:table-cell table:number-columns-repeated="2"/>
          <table:table-cell office:value-type="float" office:value="0.000061527" calcext:value-type="float">
            <text:p>0,000061527</text:p>
          </table:table-cell>
          <table:table-cell office:value-type="float" office:value="0.000057847" calcext:value-type="float">
            <text:p>0,000057847</text:p>
          </table:table-cell>
          <table:table-cell table:number-columns-repeated="2"/>
          <table:table-cell office:value-type="float" office:value="0.000061552" calcext:value-type="float">
            <text:p>0,000061552</text:p>
          </table:table-cell>
          <table:table-cell office:value-type="float" office:value="0.000061146" calcext:value-type="float">
            <text:p>0,000061146</text:p>
          </table:table-cell>
          <table:table-cell office:value-type="float" office:value="0.000055142" calcext:value-type="float">
            <text:p>0,000055142</text:p>
          </table:table-cell>
          <table:table-cell office:value-type="float" office:value="0.000057188" calcext:value-type="float">
            <text:p>0,000057188</text:p>
          </table:table-cell>
          <table:table-cell office:value-type="float" office:value="0.000059866" calcext:value-type="float">
            <text:p>0,000059866</text:p>
          </table:table-cell>
          <table:table-cell office:value-type="float" office:value="0.00006248" calcext:value-type="float">
            <text:p>0,00006248</text:p>
          </table:table-cell>
          <table:table-cell office:value-type="float" office:value="0.000061924" calcext:value-type="float">
            <text:p>0,000061924</text:p>
          </table:table-cell>
          <table:table-cell office:value-type="float" office:value="0.000063578" calcext:value-type="float">
            <text:p>0,000063578</text:p>
          </table:table-cell>
          <table:table-cell office:value-type="float" office:value="0.000047936" calcext:value-type="float">
            <text:p>0,000047936</text:p>
          </table:table-cell>
          <table:table-cell office:value-type="float" office:value="0.000057464" calcext:value-type="float">
            <text:p>0,000057464</text:p>
          </table:table-cell>
          <table:table-cell office:value-type="float" office:value="0.000062212" calcext:value-type="float">
            <text:p>0,000062212</text:p>
          </table:table-cell>
          <table:table-cell office:value-type="float" office:value="0.000059027" calcext:value-type="float">
            <text:p>0,000059027</text:p>
          </table:table-cell>
          <table:table-cell office:value-type="float" office:value="0.000057554" calcext:value-type="float">
            <text:p>0,000057554</text:p>
          </table:table-cell>
          <table:table-cell office:value-type="float" office:value="0.000057663" calcext:value-type="float">
            <text:p>0,000057663</text:p>
          </table:table-cell>
          <table:table-cell office:value-type="float" office:value="0.000061633" calcext:value-type="float">
            <text:p>0,000061633</text:p>
          </table:table-cell>
          <table:table-cell office:value-type="float" office:value="0.000071467" calcext:value-type="float">
            <text:p>0,000071467</text:p>
          </table:table-cell>
          <table:table-cell office:value-type="float" office:value="0.000058959" calcext:value-type="float">
            <text:p>0,000058959</text:p>
          </table:table-cell>
          <table:table-cell office:value-type="float" office:value="0.000063512" calcext:value-type="float">
            <text:p>0,000063512</text:p>
          </table:table-cell>
          <table:table-cell office:value-type="float" office:value="0.000057943" calcext:value-type="float">
            <text:p>0,000057943</text:p>
          </table:table-cell>
          <table:table-cell office:value-type="float" office:value="0.000057824" calcext:value-type="float">
            <text:p>0,000057824</text:p>
          </table:table-cell>
        </table:table-row>
        <table:table-row table:style-name="ro1">
          <table:table-cell table:number-columns-repeated="6"/>
          <table:table-cell office:value-type="float" office:value="0.000058901" calcext:value-type="float">
            <text:p>0,000058901</text:p>
          </table:table-cell>
          <table:table-cell office:value-type="float" office:value="0.000062724" calcext:value-type="float">
            <text:p>0,000062724</text:p>
          </table:table-cell>
          <table:table-cell table:number-columns-repeated="2"/>
          <table:table-cell office:value-type="float" office:value="0.000059091" calcext:value-type="float">
            <text:p>0,000059091</text:p>
          </table:table-cell>
          <table:table-cell office:value-type="float" office:value="0.000067054" calcext:value-type="float">
            <text:p>0,000067054</text:p>
          </table:table-cell>
          <table:table-cell table:number-columns-repeated="2"/>
          <table:table-cell office:value-type="float" office:value="0.000048124" calcext:value-type="float">
            <text:p>0,000048124</text:p>
          </table:table-cell>
          <table:table-cell office:value-type="float" office:value="0.000055974" calcext:value-type="float">
            <text:p>0,000055974</text:p>
          </table:table-cell>
          <table:table-cell office:value-type="float" office:value="0.000052899" calcext:value-type="float">
            <text:p>0,000052899</text:p>
          </table:table-cell>
          <table:table-cell office:value-type="float" office:value="0.000061305" calcext:value-type="float">
            <text:p>0,000061305</text:p>
          </table:table-cell>
          <table:table-cell office:value-type="float" office:value="0.00006188" calcext:value-type="float">
            <text:p>0,00006188</text:p>
          </table:table-cell>
          <table:table-cell office:value-type="float" office:value="0.000058151" calcext:value-type="float">
            <text:p>0,000058151</text:p>
          </table:table-cell>
          <table:table-cell office:value-type="float" office:value="0.000061228" calcext:value-type="float">
            <text:p>0,000061228</text:p>
          </table:table-cell>
          <table:table-cell office:value-type="float" office:value="0.000058257" calcext:value-type="float">
            <text:p>0,000058257</text:p>
          </table:table-cell>
          <table:table-cell office:value-type="float" office:value="0.000063208" calcext:value-type="float">
            <text:p>0,000063208</text:p>
          </table:table-cell>
          <table:table-cell office:value-type="float" office:value="0.000057631" calcext:value-type="float">
            <text:p>0,000057631</text:p>
          </table:table-cell>
          <table:table-cell office:value-type="float" office:value="0.0000612" calcext:value-type="float">
            <text:p>0,0000612</text:p>
          </table:table-cell>
          <table:table-cell office:value-type="float" office:value="0.000057442" calcext:value-type="float">
            <text:p>0,000057442</text:p>
          </table:table-cell>
          <table:table-cell office:value-type="float" office:value="0.000061516" calcext:value-type="float">
            <text:p>0,000061516</text:p>
          </table:table-cell>
          <table:table-cell office:value-type="float" office:value="0.00007471" calcext:value-type="float">
            <text:p>0,00007471</text:p>
          </table:table-cell>
          <table:table-cell office:value-type="float" office:value="0.000059654" calcext:value-type="float">
            <text:p>0,000059654</text:p>
          </table:table-cell>
          <table:table-cell office:value-type="float" office:value="0.000059932" calcext:value-type="float">
            <text:p>0,000059932</text:p>
          </table:table-cell>
          <table:table-cell office:value-type="float" office:value="0.000058645" calcext:value-type="float">
            <text:p>0,000058645</text:p>
          </table:table-cell>
          <table:table-cell office:value-type="float" office:value="0.000058593" calcext:value-type="float">
            <text:p>0,000058593</text:p>
          </table:table-cell>
          <table:table-cell office:value-type="float" office:value="0.000060584" calcext:value-type="float">
            <text:p>0,000060584</text:p>
          </table:table-cell>
          <table:table-cell office:value-type="float" office:value="0.000057198" calcext:value-type="float">
            <text:p>0,000057198</text:p>
          </table:table-cell>
        </table:table-row>
        <table:table-row table:style-name="ro1">
          <table:table-cell table:number-columns-repeated="6"/>
          <table:table-cell office:value-type="float" office:value="0.000061505" calcext:value-type="float">
            <text:p>0,000061505</text:p>
          </table:table-cell>
          <table:table-cell office:value-type="float" office:value="0.00006251" calcext:value-type="float">
            <text:p>0,00006251</text:p>
          </table:table-cell>
          <table:table-cell table:number-columns-repeated="2"/>
          <table:table-cell office:value-type="float" office:value="0.000061131" calcext:value-type="float">
            <text:p>0,000061131</text:p>
          </table:table-cell>
          <table:table-cell office:value-type="float" office:value="0.000062827" calcext:value-type="float">
            <text:p>0,000062827</text:p>
          </table:table-cell>
          <table:table-cell table:number-columns-repeated="2"/>
          <table:table-cell office:value-type="float" office:value="0.000069485" calcext:value-type="float">
            <text:p>0,000069485</text:p>
          </table:table-cell>
          <table:table-cell office:value-type="float" office:value="0.000062839" calcext:value-type="float">
            <text:p>0,000062839</text:p>
          </table:table-cell>
          <table:table-cell office:value-type="float" office:value="0.000062884" calcext:value-type="float">
            <text:p>0,000062884</text:p>
          </table:table-cell>
          <table:table-cell office:value-type="float" office:value="0.000062617" calcext:value-type="float">
            <text:p>0,000062617</text:p>
          </table:table-cell>
          <table:table-cell office:value-type="float" office:value="0.000065531" calcext:value-type="float">
            <text:p>0,000065531</text:p>
          </table:table-cell>
          <table:table-cell office:value-type="float" office:value="0.000129938" calcext:value-type="float">
            <text:p>0,000129938</text:p>
          </table:table-cell>
          <table:table-cell office:value-type="float" office:value="0.000060401" calcext:value-type="float">
            <text:p>0,000060401</text:p>
          </table:table-cell>
          <table:table-cell office:value-type="float" office:value="0.000055042" calcext:value-type="float">
            <text:p>0,000055042</text:p>
          </table:table-cell>
          <table:table-cell office:value-type="float" office:value="0.000063332" calcext:value-type="float">
            <text:p>0,000063332</text:p>
          </table:table-cell>
          <table:table-cell office:value-type="float" office:value="0.000057596" calcext:value-type="float">
            <text:p>0,000057596</text:p>
          </table:table-cell>
          <table:table-cell office:value-type="float" office:value="0.000057425" calcext:value-type="float">
            <text:p>0,000057425</text:p>
          </table:table-cell>
          <table:table-cell office:value-type="float" office:value="0.000061816" calcext:value-type="float">
            <text:p>0,000061816</text:p>
          </table:table-cell>
          <table:table-cell office:value-type="float" office:value="0.0000757" calcext:value-type="float">
            <text:p>0,0000757</text:p>
          </table:table-cell>
          <table:table-cell office:value-type="float" office:value="0.000060792" calcext:value-type="float">
            <text:p>0,000060792</text:p>
          </table:table-cell>
          <table:table-cell office:value-type="float" office:value="0.000061518" calcext:value-type="float">
            <text:p>0,000061518</text:p>
          </table:table-cell>
          <table:table-cell office:value-type="float" office:value="0.000077196" calcext:value-type="float">
            <text:p>0,000077196</text:p>
          </table:table-cell>
          <table:table-cell office:value-type="float" office:value="0.000079619" calcext:value-type="float">
            <text:p>0,000079619</text:p>
          </table:table-cell>
          <table:table-cell office:value-type="float" office:value="0.000063936" calcext:value-type="float">
            <text:p>0,000063936</text:p>
          </table:table-cell>
          <table:table-cell office:value-type="float" office:value="0.000082806" calcext:value-type="float">
            <text:p>0,000082806</text:p>
          </table:table-cell>
          <table:table-cell office:value-type="float" office:value="0.000063776" calcext:value-type="float">
            <text:p>0,000063776</text:p>
          </table:table-cell>
        </table:table-row>
        <table:table-row table:style-name="ro1">
          <table:table-cell table:number-columns-repeated="6"/>
          <table:table-cell office:value-type="float" office:value="0.000058192" calcext:value-type="float">
            <text:p>0,000058192</text:p>
          </table:table-cell>
          <table:table-cell office:value-type="float" office:value="0.000062326" calcext:value-type="float">
            <text:p>0,000062326</text:p>
          </table:table-cell>
          <table:table-cell table:number-columns-repeated="2"/>
          <table:table-cell office:value-type="float" office:value="0.000059886" calcext:value-type="float">
            <text:p>0,000059886</text:p>
          </table:table-cell>
          <table:table-cell office:value-type="float" office:value="0.000059536" calcext:value-type="float">
            <text:p>0,000059536</text:p>
          </table:table-cell>
          <table:table-cell table:number-columns-repeated="2"/>
          <table:table-cell office:value-type="float" office:value="0.000057432" calcext:value-type="float">
            <text:p>0,000057432</text:p>
          </table:table-cell>
          <table:table-cell office:value-type="float" office:value="0.000058406" calcext:value-type="float">
            <text:p>0,000058406</text:p>
          </table:table-cell>
          <table:table-cell office:value-type="float" office:value="0.000074329" calcext:value-type="float">
            <text:p>0,000074329</text:p>
          </table:table-cell>
          <table:table-cell office:value-type="float" office:value="0.000064278" calcext:value-type="float">
            <text:p>0,000064278</text:p>
          </table:table-cell>
          <table:table-cell office:value-type="float" office:value="0.000063701" calcext:value-type="float">
            <text:p>0,000063701</text:p>
          </table:table-cell>
          <table:table-cell office:value-type="float" office:value="0.000062997" calcext:value-type="float">
            <text:p>0,000062997</text:p>
          </table:table-cell>
          <table:table-cell office:value-type="float" office:value="0.000061755" calcext:value-type="float">
            <text:p>0,000061755</text:p>
          </table:table-cell>
          <table:table-cell office:value-type="float" office:value="0.000062036" calcext:value-type="float">
            <text:p>0,000062036</text:p>
          </table:table-cell>
          <table:table-cell office:value-type="float" office:value="0.000063685" calcext:value-type="float">
            <text:p>0,000063685</text:p>
          </table:table-cell>
          <table:table-cell office:value-type="float" office:value="0.000058416" calcext:value-type="float">
            <text:p>0,000058416</text:p>
          </table:table-cell>
          <table:table-cell office:value-type="float" office:value="0.000058604" calcext:value-type="float">
            <text:p>0,000058604</text:p>
          </table:table-cell>
          <table:table-cell office:value-type="float" office:value="0.000057639" calcext:value-type="float">
            <text:p>0,000057639</text:p>
          </table:table-cell>
          <table:table-cell office:value-type="float" office:value="0.000053963" calcext:value-type="float">
            <text:p>0,000053963</text:p>
          </table:table-cell>
          <table:table-cell office:value-type="float" office:value="0.000077522" calcext:value-type="float">
            <text:p>0,000077522</text:p>
          </table:table-cell>
          <table:table-cell office:value-type="float" office:value="0.000064286" calcext:value-type="float">
            <text:p>0,000064286</text:p>
          </table:table-cell>
          <table:table-cell office:value-type="float" office:value="0.000056881" calcext:value-type="float">
            <text:p>0,000056881</text:p>
          </table:table-cell>
          <table:table-cell office:value-type="float" office:value="0.000073562" calcext:value-type="float">
            <text:p>0,000073562</text:p>
          </table:table-cell>
          <table:table-cell office:value-type="float" office:value="0.00006182" calcext:value-type="float">
            <text:p>0,00006182</text:p>
          </table:table-cell>
          <table:table-cell office:value-type="float" office:value="0.000067213" calcext:value-type="float">
            <text:p>0,000067213</text:p>
          </table:table-cell>
          <table:table-cell office:value-type="float" office:value="0.000053943" calcext:value-type="float">
            <text:p>0,000053943</text:p>
          </table:table-cell>
        </table:table-row>
        <table:table-row table:style-name="ro1">
          <table:table-cell table:number-columns-repeated="6"/>
          <table:table-cell office:value-type="float" office:value="0.000056338" calcext:value-type="float">
            <text:p>0,000056338</text:p>
          </table:table-cell>
          <table:table-cell office:value-type="float" office:value="0.000085674" calcext:value-type="float">
            <text:p>0,000085674</text:p>
          </table:table-cell>
          <table:table-cell table:number-columns-repeated="2"/>
          <table:table-cell office:value-type="float" office:value="0.000057474" calcext:value-type="float">
            <text:p>0,000057474</text:p>
          </table:table-cell>
          <table:table-cell office:value-type="float" office:value="0.000061326" calcext:value-type="float">
            <text:p>0,000061326</text:p>
          </table:table-cell>
          <table:table-cell table:number-columns-repeated="2"/>
          <table:table-cell office:value-type="float" office:value="0.000062528" calcext:value-type="float">
            <text:p>0,000062528</text:p>
          </table:table-cell>
          <table:table-cell office:value-type="float" office:value="0.000064568" calcext:value-type="float">
            <text:p>0,000064568</text:p>
          </table:table-cell>
          <table:table-cell office:value-type="float" office:value="0.000061537" calcext:value-type="float">
            <text:p>0,000061537</text:p>
          </table:table-cell>
          <table:table-cell office:value-type="float" office:value="0.000061401" calcext:value-type="float">
            <text:p>0,000061401</text:p>
          </table:table-cell>
          <table:table-cell office:value-type="float" office:value="0.00006393" calcext:value-type="float">
            <text:p>0,00006393</text:p>
          </table:table-cell>
          <table:table-cell office:value-type="float" office:value="0.000058129" calcext:value-type="float">
            <text:p>0,000058129</text:p>
          </table:table-cell>
          <table:table-cell office:value-type="float" office:value="0.000057096" calcext:value-type="float">
            <text:p>0,000057096</text:p>
          </table:table-cell>
          <table:table-cell office:value-type="float" office:value="0.000076935" calcext:value-type="float">
            <text:p>0,000076935</text:p>
          </table:table-cell>
          <table:table-cell office:value-type="float" office:value="0.000036735" calcext:value-type="float">
            <text:p>0,000036735</text:p>
          </table:table-cell>
          <table:table-cell office:value-type="float" office:value="0.000044321" calcext:value-type="float">
            <text:p>0,000044321</text:p>
          </table:table-cell>
          <table:table-cell office:value-type="float" office:value="0.000058045" calcext:value-type="float">
            <text:p>0,000058045</text:p>
          </table:table-cell>
          <table:table-cell office:value-type="float" office:value="0.000057954" calcext:value-type="float">
            <text:p>0,000057954</text:p>
          </table:table-cell>
          <table:table-cell office:value-type="float" office:value="0.000059485" calcext:value-type="float">
            <text:p>0,000059485</text:p>
          </table:table-cell>
          <table:table-cell office:value-type="float" office:value="0.000058262" calcext:value-type="float">
            <text:p>0,000058262</text:p>
          </table:table-cell>
          <table:table-cell office:value-type="float" office:value="0.000058514" calcext:value-type="float">
            <text:p>0,000058514</text:p>
          </table:table-cell>
          <table:table-cell office:value-type="float" office:value="0.00007543" calcext:value-type="float">
            <text:p>0,00007543</text:p>
          </table:table-cell>
          <table:table-cell office:value-type="float" office:value="0.000062523" calcext:value-type="float">
            <text:p>0,000062523</text:p>
          </table:table-cell>
          <table:table-cell office:value-type="float" office:value="0.000081897" calcext:value-type="float">
            <text:p>0,000081897</text:p>
          </table:table-cell>
          <table:table-cell office:value-type="float" office:value="0.000064633" calcext:value-type="float">
            <text:p>0,000064633</text:p>
          </table:table-cell>
          <table:table-cell office:value-type="float" office:value="0.000057634" calcext:value-type="float">
            <text:p>0,000057634</text:p>
          </table:table-cell>
        </table:table-row>
        <table:table-row table:style-name="ro1">
          <table:table-cell table:number-columns-repeated="6"/>
          <table:table-cell office:value-type="float" office:value="0.000088341" calcext:value-type="float">
            <text:p>0,000088341</text:p>
          </table:table-cell>
          <table:table-cell office:value-type="float" office:value="0.000064365" calcext:value-type="float">
            <text:p>0,000064365</text:p>
          </table:table-cell>
          <table:table-cell table:number-columns-repeated="2"/>
          <table:table-cell office:value-type="float" office:value="0.00006024" calcext:value-type="float">
            <text:p>0,00006024</text:p>
          </table:table-cell>
          <table:table-cell office:value-type="float" office:value="0.000064499" calcext:value-type="float">
            <text:p>0,000064499</text:p>
          </table:table-cell>
          <table:table-cell table:number-columns-repeated="2"/>
          <table:table-cell office:value-type="float" office:value="0.000062525" calcext:value-type="float">
            <text:p>0,000062525</text:p>
          </table:table-cell>
          <table:table-cell office:value-type="float" office:value="0.000063537" calcext:value-type="float">
            <text:p>0,000063537</text:p>
          </table:table-cell>
          <table:table-cell office:value-type="float" office:value="0.000058014" calcext:value-type="float">
            <text:p>0,000058014</text:p>
          </table:table-cell>
          <table:table-cell office:value-type="float" office:value="0.000073912" calcext:value-type="float">
            <text:p>0,000073912</text:p>
          </table:table-cell>
          <table:table-cell office:value-type="float" office:value="0.000037865" calcext:value-type="float">
            <text:p>0,000037865</text:p>
          </table:table-cell>
          <table:table-cell office:value-type="float" office:value="0.000061496" calcext:value-type="float">
            <text:p>0,000061496</text:p>
          </table:table-cell>
          <table:table-cell office:value-type="float" office:value="0.000060613" calcext:value-type="float">
            <text:p>0,000060613</text:p>
          </table:table-cell>
          <table:table-cell office:value-type="float" office:value="0.000084549" calcext:value-type="float">
            <text:p>0,000084549</text:p>
          </table:table-cell>
          <table:table-cell office:value-type="float" office:value="0.000087308" calcext:value-type="float">
            <text:p>0,000087308</text:p>
          </table:table-cell>
          <table:table-cell office:value-type="float" office:value="0.000075304" calcext:value-type="float">
            <text:p>0,000075304</text:p>
          </table:table-cell>
          <table:table-cell office:value-type="float" office:value="0.000061544" calcext:value-type="float">
            <text:p>0,000061544</text:p>
          </table:table-cell>
          <table:table-cell office:value-type="float" office:value="0.00005772" calcext:value-type="float">
            <text:p>0,00005772</text:p>
          </table:table-cell>
          <table:table-cell office:value-type="float" office:value="0.000056094" calcext:value-type="float">
            <text:p>0,000056094</text:p>
          </table:table-cell>
          <table:table-cell office:value-type="float" office:value="0.000054759" calcext:value-type="float">
            <text:p>0,000054759</text:p>
          </table:table-cell>
          <table:table-cell office:value-type="float" office:value="0.000060852" calcext:value-type="float">
            <text:p>0,000060852</text:p>
          </table:table-cell>
          <table:table-cell office:value-type="float" office:value="0.000038012" calcext:value-type="float">
            <text:p>0,000038012</text:p>
          </table:table-cell>
          <table:table-cell office:value-type="float" office:value="0.000059554" calcext:value-type="float">
            <text:p>0,000059554</text:p>
          </table:table-cell>
          <table:table-cell office:value-type="float" office:value="0.000080508" calcext:value-type="float">
            <text:p>0,000080508</text:p>
          </table:table-cell>
          <table:table-cell office:value-type="float" office:value="0.000063483" calcext:value-type="float">
            <text:p>0,000063483</text:p>
          </table:table-cell>
          <table:table-cell office:value-type="float" office:value="0.000057135" calcext:value-type="float">
            <text:p>0,000057135</text:p>
          </table:table-cell>
        </table:table-row>
        <table:table-row table:style-name="ro1">
          <table:table-cell table:number-columns-repeated="6"/>
          <table:table-cell office:value-type="float" office:value="0.00007687" calcext:value-type="float">
            <text:p>0,00007687</text:p>
          </table:table-cell>
          <table:table-cell office:value-type="float" office:value="0.000058003" calcext:value-type="float">
            <text:p>0,000058003</text:p>
          </table:table-cell>
          <table:table-cell table:number-columns-repeated="2"/>
          <table:table-cell office:value-type="float" office:value="0.000056143" calcext:value-type="float">
            <text:p>0,000056143</text:p>
          </table:table-cell>
          <table:table-cell office:value-type="float" office:value="0.000062109" calcext:value-type="float">
            <text:p>0,000062109</text:p>
          </table:table-cell>
          <table:table-cell table:number-columns-repeated="2"/>
          <table:table-cell office:value-type="float" office:value="0.000061625" calcext:value-type="float">
            <text:p>0,000061625</text:p>
          </table:table-cell>
          <table:table-cell office:value-type="float" office:value="0.000063136" calcext:value-type="float">
            <text:p>0,000063136</text:p>
          </table:table-cell>
          <table:table-cell office:value-type="float" office:value="0.000058367" calcext:value-type="float">
            <text:p>0,000058367</text:p>
          </table:table-cell>
          <table:table-cell office:value-type="float" office:value="0.000060567" calcext:value-type="float">
            <text:p>0,000060567</text:p>
          </table:table-cell>
          <table:table-cell office:value-type="float" office:value="0.000061525" calcext:value-type="float">
            <text:p>0,000061525</text:p>
          </table:table-cell>
          <table:table-cell office:value-type="float" office:value="0.000060676" calcext:value-type="float">
            <text:p>0,000060676</text:p>
          </table:table-cell>
          <table:table-cell office:value-type="float" office:value="0.000060511" calcext:value-type="float">
            <text:p>0,000060511</text:p>
          </table:table-cell>
          <table:table-cell office:value-type="float" office:value="0.000062271" calcext:value-type="float">
            <text:p>0,000062271</text:p>
          </table:table-cell>
          <table:table-cell office:value-type="float" office:value="0.000062841" calcext:value-type="float">
            <text:p>0,000062841</text:p>
          </table:table-cell>
          <table:table-cell office:value-type="float" office:value="0.00008102" calcext:value-type="float">
            <text:p>0,00008102</text:p>
          </table:table-cell>
          <table:table-cell office:value-type="float" office:value="0.000064793" calcext:value-type="float">
            <text:p>0,000064793</text:p>
          </table:table-cell>
          <table:table-cell office:value-type="float" office:value="0.000061673" calcext:value-type="float">
            <text:p>0,000061673</text:p>
          </table:table-cell>
          <table:table-cell office:value-type="float" office:value="0.000056681" calcext:value-type="float">
            <text:p>0,000056681</text:p>
          </table:table-cell>
          <table:table-cell office:value-type="float" office:value="0.000058428" calcext:value-type="float">
            <text:p>0,000058428</text:p>
          </table:table-cell>
          <table:table-cell office:value-type="float" office:value="0.000062878" calcext:value-type="float">
            <text:p>0,000062878</text:p>
          </table:table-cell>
          <table:table-cell office:value-type="float" office:value="0.000062729" calcext:value-type="float">
            <text:p>0,000062729</text:p>
          </table:table-cell>
          <table:table-cell office:value-type="float" office:value="0.000059874" calcext:value-type="float">
            <text:p>0,000059874</text:p>
          </table:table-cell>
          <table:table-cell office:value-type="float" office:value="0.000057466" calcext:value-type="float">
            <text:p>0,000057466</text:p>
          </table:table-cell>
          <table:table-cell office:value-type="float" office:value="0.00005653" calcext:value-type="float">
            <text:p>0,00005653</text:p>
          </table:table-cell>
          <table:table-cell office:value-type="float" office:value="0.000058426" calcext:value-type="float">
            <text:p>0,000058426</text:p>
          </table:table-cell>
        </table:table-row>
        <table:table-row table:style-name="ro1">
          <table:table-cell table:number-columns-repeated="6"/>
          <table:table-cell office:value-type="float" office:value="0.000058684" calcext:value-type="float">
            <text:p>0,000058684</text:p>
          </table:table-cell>
          <table:table-cell office:value-type="float" office:value="0.000063737" calcext:value-type="float">
            <text:p>0,000063737</text:p>
          </table:table-cell>
          <table:table-cell table:number-columns-repeated="2"/>
          <table:table-cell office:value-type="float" office:value="0.000061275" calcext:value-type="float">
            <text:p>0,000061275</text:p>
          </table:table-cell>
          <table:table-cell office:value-type="float" office:value="0.00006152" calcext:value-type="float">
            <text:p>0,00006152</text:p>
          </table:table-cell>
          <table:table-cell table:number-columns-repeated="2"/>
          <table:table-cell office:value-type="float" office:value="0.000062925" calcext:value-type="float">
            <text:p>0,000062925</text:p>
          </table:table-cell>
          <table:table-cell office:value-type="float" office:value="0.000061693" calcext:value-type="float">
            <text:p>0,000061693</text:p>
          </table:table-cell>
          <table:table-cell office:value-type="float" office:value="0.00007178" calcext:value-type="float">
            <text:p>0,00007178</text:p>
          </table:table-cell>
          <table:table-cell office:value-type="float" office:value="0.00006784" calcext:value-type="float">
            <text:p>0,00006784</text:p>
          </table:table-cell>
          <table:table-cell office:value-type="float" office:value="0.000062168" calcext:value-type="float">
            <text:p>0,000062168</text:p>
          </table:table-cell>
          <table:table-cell office:value-type="float" office:value="0.00006115" calcext:value-type="float">
            <text:p>0,00006115</text:p>
          </table:table-cell>
          <table:table-cell office:value-type="float" office:value="0.000083422" calcext:value-type="float">
            <text:p>0,000083422</text:p>
          </table:table-cell>
          <table:table-cell office:value-type="float" office:value="0.000063239" calcext:value-type="float">
            <text:p>0,000063239</text:p>
          </table:table-cell>
          <table:table-cell office:value-type="float" office:value="0.000057217" calcext:value-type="float">
            <text:p>0,000057217</text:p>
          </table:table-cell>
          <table:table-cell office:value-type="float" office:value="0.0000946" calcext:value-type="float">
            <text:p>0,0000946</text:p>
          </table:table-cell>
          <table:table-cell office:value-type="float" office:value="0.000060016" calcext:value-type="float">
            <text:p>0,000060016</text:p>
          </table:table-cell>
          <table:table-cell office:value-type="float" office:value="0.00005782" calcext:value-type="float">
            <text:p>0,00005782</text:p>
          </table:table-cell>
          <table:table-cell office:value-type="float" office:value="0.000058518" calcext:value-type="float">
            <text:p>0,000058518</text:p>
          </table:table-cell>
          <table:table-cell office:value-type="float" office:value="0.000062086" calcext:value-type="float">
            <text:p>0,000062086</text:p>
          </table:table-cell>
          <table:table-cell office:value-type="float" office:value="0.000057368" calcext:value-type="float">
            <text:p>0,000057368</text:p>
          </table:table-cell>
          <table:table-cell office:value-type="float" office:value="0.000058271" calcext:value-type="float">
            <text:p>0,000058271</text:p>
          </table:table-cell>
          <table:table-cell office:value-type="float" office:value="0.000071278" calcext:value-type="float">
            <text:p>0,000071278</text:p>
          </table:table-cell>
          <table:table-cell office:value-type="float" office:value="0.000063391" calcext:value-type="float">
            <text:p>0,000063391</text:p>
          </table:table-cell>
          <table:table-cell office:value-type="float" office:value="0.000085857" calcext:value-type="float">
            <text:p>0,000085857</text:p>
          </table:table-cell>
          <table:table-cell office:value-type="float" office:value="0.000058325" calcext:value-type="float">
            <text:p>0,000058325</text:p>
          </table:table-cell>
        </table:table-row>
        <table:table-row table:style-name="ro1">
          <table:table-cell table:number-columns-repeated="6"/>
          <table:table-cell office:value-type="float" office:value="0.000063967" calcext:value-type="float">
            <text:p>0,000063967</text:p>
          </table:table-cell>
          <table:table-cell office:value-type="float" office:value="0.000061289" calcext:value-type="float">
            <text:p>0,000061289</text:p>
          </table:table-cell>
          <table:table-cell table:number-columns-repeated="2"/>
          <table:table-cell office:value-type="float" office:value="0.000062013" calcext:value-type="float">
            <text:p>0,000062013</text:p>
          </table:table-cell>
          <table:table-cell office:value-type="float" office:value="0.00006262" calcext:value-type="float">
            <text:p>0,00006262</text:p>
          </table:table-cell>
          <table:table-cell table:number-columns-repeated="2"/>
          <table:table-cell office:value-type="float" office:value="0.000061619" calcext:value-type="float">
            <text:p>0,000061619</text:p>
          </table:table-cell>
          <table:table-cell office:value-type="float" office:value="0.000058318" calcext:value-type="float">
            <text:p>0,000058318</text:p>
          </table:table-cell>
          <table:table-cell office:value-type="float" office:value="0.000073428" calcext:value-type="float">
            <text:p>0,000073428</text:p>
          </table:table-cell>
          <table:table-cell office:value-type="float" office:value="0.000061195" calcext:value-type="float">
            <text:p>0,000061195</text:p>
          </table:table-cell>
          <table:table-cell office:value-type="float" office:value="0.000046535" calcext:value-type="float">
            <text:p>0,000046535</text:p>
          </table:table-cell>
          <table:table-cell office:value-type="float" office:value="0.000048557" calcext:value-type="float">
            <text:p>0,000048557</text:p>
          </table:table-cell>
          <table:table-cell office:value-type="float" office:value="0.000050646" calcext:value-type="float">
            <text:p>0,000050646</text:p>
          </table:table-cell>
          <table:table-cell office:value-type="float" office:value="0.000039487" calcext:value-type="float">
            <text:p>0,000039487</text:p>
          </table:table-cell>
          <table:table-cell office:value-type="float" office:value="0.000038839" calcext:value-type="float">
            <text:p>0,000038839</text:p>
          </table:table-cell>
          <table:table-cell office:value-type="float" office:value="0.000071723" calcext:value-type="float">
            <text:p>0,000071723</text:p>
          </table:table-cell>
          <table:table-cell office:value-type="float" office:value="0.000056655" calcext:value-type="float">
            <text:p>0,000056655</text:p>
          </table:table-cell>
          <table:table-cell office:value-type="float" office:value="0.000058268" calcext:value-type="float">
            <text:p>0,000058268</text:p>
          </table:table-cell>
          <table:table-cell office:value-type="float" office:value="0.000057048" calcext:value-type="float">
            <text:p>0,000057048</text:p>
          </table:table-cell>
          <table:table-cell office:value-type="float" office:value="0.00005825" calcext:value-type="float">
            <text:p>0,00005825</text:p>
          </table:table-cell>
          <table:table-cell office:value-type="float" office:value="0.000058868" calcext:value-type="float">
            <text:p>0,000058868</text:p>
          </table:table-cell>
          <table:table-cell office:value-type="float" office:value="0.000055563" calcext:value-type="float">
            <text:p>0,000055563</text:p>
          </table:table-cell>
          <table:table-cell office:value-type="float" office:value="0.000069263" calcext:value-type="float">
            <text:p>0,000069263</text:p>
          </table:table-cell>
          <table:table-cell office:value-type="float" office:value="0.000083719" calcext:value-type="float">
            <text:p>0,000083719</text:p>
          </table:table-cell>
          <table:table-cell office:value-type="float" office:value="0.000060099" calcext:value-type="float">
            <text:p>0,000060099</text:p>
          </table:table-cell>
          <table:table-cell office:value-type="float" office:value="0.000058635" calcext:value-type="float">
            <text:p>0,000058635</text:p>
          </table:table-cell>
        </table:table-row>
        <table:table-row table:style-name="ro1">
          <table:table-cell table:number-columns-repeated="6"/>
          <table:table-cell office:value-type="float" office:value="0.000057397" calcext:value-type="float">
            <text:p>0,000057397</text:p>
          </table:table-cell>
          <table:table-cell office:value-type="float" office:value="0.000060307" calcext:value-type="float">
            <text:p>0,000060307</text:p>
          </table:table-cell>
          <table:table-cell table:number-columns-repeated="2"/>
          <table:table-cell office:value-type="float" office:value="0.000061572" calcext:value-type="float">
            <text:p>0,000061572</text:p>
          </table:table-cell>
          <table:table-cell office:value-type="float" office:value="0.000059203" calcext:value-type="float">
            <text:p>0,000059203</text:p>
          </table:table-cell>
          <table:table-cell table:number-columns-repeated="2"/>
          <table:table-cell office:value-type="float" office:value="0.000063797" calcext:value-type="float">
            <text:p>0,000063797</text:p>
          </table:table-cell>
          <table:table-cell office:value-type="float" office:value="0.000078356" calcext:value-type="float">
            <text:p>0,000078356</text:p>
          </table:table-cell>
          <table:table-cell office:value-type="float" office:value="0.000064605" calcext:value-type="float">
            <text:p>0,000064605</text:p>
          </table:table-cell>
          <table:table-cell office:value-type="float" office:value="0.000081622" calcext:value-type="float">
            <text:p>0,000081622</text:p>
          </table:table-cell>
          <table:table-cell office:value-type="float" office:value="0.000061143" calcext:value-type="float">
            <text:p>0,000061143</text:p>
          </table:table-cell>
          <table:table-cell office:value-type="float" office:value="0.00006028" calcext:value-type="float">
            <text:p>0,00006028</text:p>
          </table:table-cell>
          <table:table-cell office:value-type="float" office:value="0.000063182" calcext:value-type="float">
            <text:p>0,000063182</text:p>
          </table:table-cell>
          <table:table-cell office:value-type="float" office:value="0.000061866" calcext:value-type="float">
            <text:p>0,000061866</text:p>
          </table:table-cell>
          <table:table-cell office:value-type="float" office:value="0.000061296" calcext:value-type="float">
            <text:p>0,000061296</text:p>
          </table:table-cell>
          <table:table-cell office:value-type="float" office:value="0.00005472" calcext:value-type="float">
            <text:p>0,00005472</text:p>
          </table:table-cell>
          <table:table-cell office:value-type="float" office:value="0.000064188" calcext:value-type="float">
            <text:p>0,000064188</text:p>
          </table:table-cell>
          <table:table-cell office:value-type="float" office:value="0.000077925" calcext:value-type="float">
            <text:p>0,000077925</text:p>
          </table:table-cell>
          <table:table-cell office:value-type="float" office:value="0.000065391" calcext:value-type="float">
            <text:p>0,000065391</text:p>
          </table:table-cell>
          <table:table-cell office:value-type="float" office:value="0.000062885" calcext:value-type="float">
            <text:p>0,000062885</text:p>
          </table:table-cell>
          <table:table-cell office:value-type="float" office:value="0.000065173" calcext:value-type="float">
            <text:p>0,000065173</text:p>
          </table:table-cell>
          <table:table-cell office:value-type="float" office:value="0.000061445" calcext:value-type="float">
            <text:p>0,000061445</text:p>
          </table:table-cell>
          <table:table-cell office:value-type="float" office:value="0.000061962" calcext:value-type="float">
            <text:p>0,000061962</text:p>
          </table:table-cell>
          <table:table-cell office:value-type="float" office:value="0.000062718" calcext:value-type="float">
            <text:p>0,000062718</text:p>
          </table:table-cell>
          <table:table-cell office:value-type="float" office:value="0.000058086" calcext:value-type="float">
            <text:p>0,000058086</text:p>
          </table:table-cell>
          <table:table-cell office:value-type="float" office:value="0.000056678" calcext:value-type="float">
            <text:p>0,000056678</text:p>
          </table:table-cell>
        </table:table-row>
        <table:table-row table:style-name="ro1">
          <table:table-cell table:number-columns-repeated="6"/>
          <table:table-cell office:value-type="float" office:value="0.00006071" calcext:value-type="float">
            <text:p>0,00006071</text:p>
          </table:table-cell>
          <table:table-cell office:value-type="float" office:value="0.000071222" calcext:value-type="float">
            <text:p>0,000071222</text:p>
          </table:table-cell>
          <table:table-cell table:number-columns-repeated="2"/>
          <table:table-cell office:value-type="float" office:value="0.000071943" calcext:value-type="float">
            <text:p>0,000071943</text:p>
          </table:table-cell>
          <table:table-cell office:value-type="float" office:value="0.000061466" calcext:value-type="float">
            <text:p>0,000061466</text:p>
          </table:table-cell>
          <table:table-cell table:number-columns-repeated="2"/>
          <table:table-cell office:value-type="float" office:value="0.000057243" calcext:value-type="float">
            <text:p>0,000057243</text:p>
          </table:table-cell>
          <table:table-cell office:value-type="float" office:value="0.000057706" calcext:value-type="float">
            <text:p>0,000057706</text:p>
          </table:table-cell>
          <table:table-cell office:value-type="float" office:value="0.000057612" calcext:value-type="float">
            <text:p>0,000057612</text:p>
          </table:table-cell>
          <table:table-cell office:value-type="float" office:value="0.000062955" calcext:value-type="float">
            <text:p>0,000062955</text:p>
          </table:table-cell>
          <table:table-cell office:value-type="float" office:value="0.000062434" calcext:value-type="float">
            <text:p>0,000062434</text:p>
          </table:table-cell>
          <table:table-cell office:value-type="float" office:value="0.000057623" calcext:value-type="float">
            <text:p>0,000057623</text:p>
          </table:table-cell>
          <table:table-cell office:value-type="float" office:value="0.00005873" calcext:value-type="float">
            <text:p>0,00005873</text:p>
          </table:table-cell>
          <table:table-cell office:value-type="float" office:value="0.000059646" calcext:value-type="float">
            <text:p>0,000059646</text:p>
          </table:table-cell>
          <table:table-cell office:value-type="float" office:value="0.000074333" calcext:value-type="float">
            <text:p>0,000074333</text:p>
          </table:table-cell>
          <table:table-cell office:value-type="float" office:value="0.000098829" calcext:value-type="float">
            <text:p>0,000098829</text:p>
          </table:table-cell>
          <table:table-cell office:value-type="float" office:value="0.000067353" calcext:value-type="float">
            <text:p>0,000067353</text:p>
          </table:table-cell>
          <table:table-cell office:value-type="float" office:value="0.000063856" calcext:value-type="float">
            <text:p>0,000063856</text:p>
          </table:table-cell>
          <table:table-cell office:value-type="float" office:value="0.000055241" calcext:value-type="float">
            <text:p>0,000055241</text:p>
          </table:table-cell>
          <table:table-cell office:value-type="float" office:value="0.000072513" calcext:value-type="float">
            <text:p>0,000072513</text:p>
          </table:table-cell>
          <table:table-cell office:value-type="float" office:value="0.000062097" calcext:value-type="float">
            <text:p>0,000062097</text:p>
          </table:table-cell>
          <table:table-cell office:value-type="float" office:value="0.000061822" calcext:value-type="float">
            <text:p>0,000061822</text:p>
          </table:table-cell>
          <table:table-cell office:value-type="float" office:value="0.000063688" calcext:value-type="float">
            <text:p>0,000063688</text:p>
          </table:table-cell>
          <table:table-cell office:value-type="float" office:value="0.000081219" calcext:value-type="float">
            <text:p>0,000081219</text:p>
          </table:table-cell>
          <table:table-cell office:value-type="float" office:value="0.000063027" calcext:value-type="float">
            <text:p>0,000063027</text:p>
          </table:table-cell>
          <table:table-cell office:value-type="float" office:value="0.000062058" calcext:value-type="float">
            <text:p>0,000062058</text:p>
          </table:table-cell>
        </table:table-row>
        <table:table-row table:style-name="ro1">
          <table:table-cell table:number-columns-repeated="6"/>
          <table:table-cell office:value-type="float" office:value="0.000067196" calcext:value-type="float">
            <text:p>0,000067196</text:p>
          </table:table-cell>
          <table:table-cell office:value-type="float" office:value="0.000064182" calcext:value-type="float">
            <text:p>0,000064182</text:p>
          </table:table-cell>
          <table:table-cell table:number-columns-repeated="2"/>
          <table:table-cell office:value-type="float" office:value="0.000055339" calcext:value-type="float">
            <text:p>0,000055339</text:p>
          </table:table-cell>
          <table:table-cell office:value-type="float" office:value="0.000063053" calcext:value-type="float">
            <text:p>0,000063053</text:p>
          </table:table-cell>
          <table:table-cell table:number-columns-repeated="2"/>
          <table:table-cell office:value-type="float" office:value="0.0000783" calcext:value-type="float">
            <text:p>0,0000783</text:p>
          </table:table-cell>
          <table:table-cell office:value-type="float" office:value="0.000068603" calcext:value-type="float">
            <text:p>0,000068603</text:p>
          </table:table-cell>
          <table:table-cell office:value-type="float" office:value="0.000060698" calcext:value-type="float">
            <text:p>0,000060698</text:p>
          </table:table-cell>
          <table:table-cell office:value-type="float" office:value="0.00006174" calcext:value-type="float">
            <text:p>0,00006174</text:p>
          </table:table-cell>
          <table:table-cell office:value-type="float" office:value="0.000063227" calcext:value-type="float">
            <text:p>0,000063227</text:p>
          </table:table-cell>
          <table:table-cell office:value-type="float" office:value="0.000074013" calcext:value-type="float">
            <text:p>0,000074013</text:p>
          </table:table-cell>
          <table:table-cell office:value-type="float" office:value="0.000062901" calcext:value-type="float">
            <text:p>0,000062901</text:p>
          </table:table-cell>
          <table:table-cell office:value-type="float" office:value="0.00005974" calcext:value-type="float">
            <text:p>0,00005974</text:p>
          </table:table-cell>
          <table:table-cell office:value-type="float" office:value="0.000057107" calcext:value-type="float">
            <text:p>0,000057107</text:p>
          </table:table-cell>
          <table:table-cell office:value-type="float" office:value="0.000063428" calcext:value-type="float">
            <text:p>0,000063428</text:p>
          </table:table-cell>
          <table:table-cell office:value-type="float" office:value="0.000061715" calcext:value-type="float">
            <text:p>0,000061715</text:p>
          </table:table-cell>
          <table:table-cell office:value-type="float" office:value="0.000079041" calcext:value-type="float">
            <text:p>0,000079041</text:p>
          </table:table-cell>
          <table:table-cell office:value-type="float" office:value="0.000058435" calcext:value-type="float">
            <text:p>0,000058435</text:p>
          </table:table-cell>
          <table:table-cell office:value-type="float" office:value="0.000062972" calcext:value-type="float">
            <text:p>0,000062972</text:p>
          </table:table-cell>
          <table:table-cell office:value-type="float" office:value="0.000081235" calcext:value-type="float">
            <text:p>0,000081235</text:p>
          </table:table-cell>
          <table:table-cell office:value-type="float" office:value="0.000062172" calcext:value-type="float">
            <text:p>0,000062172</text:p>
          </table:table-cell>
          <table:table-cell office:value-type="float" office:value="0.000064993" calcext:value-type="float">
            <text:p>0,000064993</text:p>
          </table:table-cell>
          <table:table-cell office:value-type="float" office:value="0.000068405" calcext:value-type="float">
            <text:p>0,000068405</text:p>
          </table:table-cell>
          <table:table-cell office:value-type="float" office:value="0.000059809" calcext:value-type="float">
            <text:p>0,000059809</text:p>
          </table:table-cell>
          <table:table-cell office:value-type="float" office:value="0.000058859" calcext:value-type="float">
            <text:p>0,000058859</text:p>
          </table:table-cell>
        </table:table-row>
        <table:table-row table:style-name="ro1">
          <table:table-cell table:number-columns-repeated="6"/>
          <table:table-cell office:value-type="float" office:value="0.000063283" calcext:value-type="float">
            <text:p>0,000063283</text:p>
          </table:table-cell>
          <table:table-cell office:value-type="float" office:value="0.000057061" calcext:value-type="float">
            <text:p>0,000057061</text:p>
          </table:table-cell>
          <table:table-cell table:number-columns-repeated="2"/>
          <table:table-cell office:value-type="float" office:value="0.000057285" calcext:value-type="float">
            <text:p>0,000057285</text:p>
          </table:table-cell>
          <table:table-cell office:value-type="float" office:value="0.00006076" calcext:value-type="float">
            <text:p>0,00006076</text:p>
          </table:table-cell>
          <table:table-cell table:number-columns-repeated="2"/>
          <table:table-cell office:value-type="float" office:value="0.000061637" calcext:value-type="float">
            <text:p>0,000061637</text:p>
          </table:table-cell>
          <table:table-cell office:value-type="float" office:value="0.000054701" calcext:value-type="float">
            <text:p>0,000054701</text:p>
          </table:table-cell>
          <table:table-cell office:value-type="float" office:value="0.000058207" calcext:value-type="float">
            <text:p>0,000058207</text:p>
          </table:table-cell>
          <table:table-cell office:value-type="float" office:value="0.000059671" calcext:value-type="float">
            <text:p>0,000059671</text:p>
          </table:table-cell>
          <table:table-cell office:value-type="float" office:value="0.000058065" calcext:value-type="float">
            <text:p>0,000058065</text:p>
          </table:table-cell>
          <table:table-cell office:value-type="float" office:value="0.000075023" calcext:value-type="float">
            <text:p>0,000075023</text:p>
          </table:table-cell>
          <table:table-cell office:value-type="float" office:value="0.000065658" calcext:value-type="float">
            <text:p>0,000065658</text:p>
          </table:table-cell>
          <table:table-cell office:value-type="float" office:value="0.000057241" calcext:value-type="float">
            <text:p>0,000057241</text:p>
          </table:table-cell>
          <table:table-cell office:value-type="float" office:value="0.000062033" calcext:value-type="float">
            <text:p>0,000062033</text:p>
          </table:table-cell>
          <table:table-cell office:value-type="float" office:value="0.000063194" calcext:value-type="float">
            <text:p>0,000063194</text:p>
          </table:table-cell>
          <table:table-cell office:value-type="float" office:value="0.000073079" calcext:value-type="float">
            <text:p>0,000073079</text:p>
          </table:table-cell>
          <table:table-cell office:value-type="float" office:value="0.000141402" calcext:value-type="float">
            <text:p>0,000141402</text:p>
          </table:table-cell>
          <table:table-cell office:value-type="float" office:value="0.000044368" calcext:value-type="float">
            <text:p>0,000044368</text:p>
          </table:table-cell>
          <table:table-cell office:value-type="float" office:value="0.00005449" calcext:value-type="float">
            <text:p>0,00005449</text:p>
          </table:table-cell>
          <table:table-cell office:value-type="float" office:value="0.000038188" calcext:value-type="float">
            <text:p>0,000038188</text:p>
          </table:table-cell>
          <table:table-cell office:value-type="float" office:value="0.000053775" calcext:value-type="float">
            <text:p>0,000053775</text:p>
          </table:table-cell>
          <table:table-cell office:value-type="float" office:value="0.000042523" calcext:value-type="float">
            <text:p>0,000042523</text:p>
          </table:table-cell>
          <table:table-cell office:value-type="float" office:value="0.000053258" calcext:value-type="float">
            <text:p>0,000053258</text:p>
          </table:table-cell>
          <table:table-cell office:value-type="float" office:value="0.00005511" calcext:value-type="float">
            <text:p>0,00005511</text:p>
          </table:table-cell>
          <table:table-cell office:value-type="float" office:value="0.000039425" calcext:value-type="float">
            <text:p>0,000039425</text:p>
          </table:table-cell>
        </table:table-row>
        <table:table-row table:style-name="ro1">
          <table:table-cell table:number-columns-repeated="6"/>
          <table:table-cell office:value-type="float" office:value="0.000063306" calcext:value-type="float">
            <text:p>0,000063306</text:p>
          </table:table-cell>
          <table:table-cell office:value-type="float" office:value="0.000061764" calcext:value-type="float">
            <text:p>0,000061764</text:p>
          </table:table-cell>
          <table:table-cell table:number-columns-repeated="2"/>
          <table:table-cell office:value-type="float" office:value="0.000059452" calcext:value-type="float">
            <text:p>0,000059452</text:p>
          </table:table-cell>
          <table:table-cell office:value-type="float" office:value="0.000057075" calcext:value-type="float">
            <text:p>0,000057075</text:p>
          </table:table-cell>
          <table:table-cell table:number-columns-repeated="2"/>
          <table:table-cell office:value-type="float" office:value="0.000055245" calcext:value-type="float">
            <text:p>0,000055245</text:p>
          </table:table-cell>
          <table:table-cell office:value-type="float" office:value="0.000057556" calcext:value-type="float">
            <text:p>0,000057556</text:p>
          </table:table-cell>
          <table:table-cell office:value-type="float" office:value="0.000057155" calcext:value-type="float">
            <text:p>0,000057155</text:p>
          </table:table-cell>
          <table:table-cell office:value-type="float" office:value="0.000060746" calcext:value-type="float">
            <text:p>0,000060746</text:p>
          </table:table-cell>
          <table:table-cell office:value-type="float" office:value="0.0000529" calcext:value-type="float">
            <text:p>0,0000529</text:p>
          </table:table-cell>
          <table:table-cell office:value-type="float" office:value="0.000063743" calcext:value-type="float">
            <text:p>0,000063743</text:p>
          </table:table-cell>
          <table:table-cell office:value-type="float" office:value="0.000063068" calcext:value-type="float">
            <text:p>0,000063068</text:p>
          </table:table-cell>
          <table:table-cell office:value-type="float" office:value="0.000061538" calcext:value-type="float">
            <text:p>0,000061538</text:p>
          </table:table-cell>
          <table:table-cell office:value-type="float" office:value="0.000063349" calcext:value-type="float">
            <text:p>0,000063349</text:p>
          </table:table-cell>
          <table:table-cell office:value-type="float" office:value="0.000060302" calcext:value-type="float">
            <text:p>0,000060302</text:p>
          </table:table-cell>
          <table:table-cell office:value-type="float" office:value="0.00003958" calcext:value-type="float">
            <text:p>0,00003958</text:p>
          </table:table-cell>
          <table:table-cell office:value-type="float" office:value="0.000045373" calcext:value-type="float">
            <text:p>0,000045373</text:p>
          </table:table-cell>
          <table:table-cell office:value-type="float" office:value="0.000044535" calcext:value-type="float">
            <text:p>0,000044535</text:p>
          </table:table-cell>
          <table:table-cell office:value-type="float" office:value="0.000041168" calcext:value-type="float">
            <text:p>0,000041168</text:p>
          </table:table-cell>
          <table:table-cell office:value-type="float" office:value="0.00003683" calcext:value-type="float">
            <text:p>0,00003683</text:p>
          </table:table-cell>
          <table:table-cell office:value-type="float" office:value="0.000040534" calcext:value-type="float">
            <text:p>0,000040534</text:p>
          </table:table-cell>
          <table:table-cell office:value-type="float" office:value="0.000046822" calcext:value-type="float">
            <text:p>0,000046822</text:p>
          </table:table-cell>
          <table:table-cell office:value-type="float" office:value="0.000044493" calcext:value-type="float">
            <text:p>0,000044493</text:p>
          </table:table-cell>
          <table:table-cell office:value-type="float" office:value="0.000043431" calcext:value-type="float">
            <text:p>0,000043431</text:p>
          </table:table-cell>
          <table:table-cell office:value-type="float" office:value="0.000058286" calcext:value-type="float">
            <text:p>0,000058286</text:p>
          </table:table-cell>
        </table:table-row>
        <table:table-row table:style-name="ro1">
          <table:table-cell table:number-columns-repeated="6"/>
          <table:table-cell office:value-type="float" office:value="0.000054336" calcext:value-type="float">
            <text:p>0,000054336</text:p>
          </table:table-cell>
          <table:table-cell office:value-type="float" office:value="0.000061693" calcext:value-type="float">
            <text:p>0,000061693</text:p>
          </table:table-cell>
          <table:table-cell table:number-columns-repeated="2"/>
          <table:table-cell office:value-type="float" office:value="0.00006083" calcext:value-type="float">
            <text:p>0,00006083</text:p>
          </table:table-cell>
          <table:table-cell office:value-type="float" office:value="0.000080449" calcext:value-type="float">
            <text:p>0,000080449</text:p>
          </table:table-cell>
          <table:table-cell table:number-columns-repeated="2"/>
          <table:table-cell office:value-type="float" office:value="0.000060264" calcext:value-type="float">
            <text:p>0,000060264</text:p>
          </table:table-cell>
          <table:table-cell office:value-type="float" office:value="0.000061641" calcext:value-type="float">
            <text:p>0,000061641</text:p>
          </table:table-cell>
          <table:table-cell office:value-type="float" office:value="0.000067525" calcext:value-type="float">
            <text:p>0,000067525</text:p>
          </table:table-cell>
          <table:table-cell office:value-type="float" office:value="0.000066227" calcext:value-type="float">
            <text:p>0,000066227</text:p>
          </table:table-cell>
          <table:table-cell office:value-type="float" office:value="0.000076923" calcext:value-type="float">
            <text:p>0,000076923</text:p>
          </table:table-cell>
          <table:table-cell office:value-type="float" office:value="0.000057261" calcext:value-type="float">
            <text:p>0,000057261</text:p>
          </table:table-cell>
          <table:table-cell office:value-type="float" office:value="0.000087935" calcext:value-type="float">
            <text:p>0,000087935</text:p>
          </table:table-cell>
          <table:table-cell office:value-type="float" office:value="0.000062803" calcext:value-type="float">
            <text:p>0,000062803</text:p>
          </table:table-cell>
          <table:table-cell office:value-type="float" office:value="0.000063033" calcext:value-type="float">
            <text:p>0,000063033</text:p>
          </table:table-cell>
          <table:table-cell office:value-type="float" office:value="0.000065821" calcext:value-type="float">
            <text:p>0,000065821</text:p>
          </table:table-cell>
          <table:table-cell office:value-type="float" office:value="0.000071541" calcext:value-type="float">
            <text:p>0,000071541</text:p>
          </table:table-cell>
          <table:table-cell office:value-type="float" office:value="0.000041807" calcext:value-type="float">
            <text:p>0,000041807</text:p>
          </table:table-cell>
          <table:table-cell office:value-type="float" office:value="0.000069286" calcext:value-type="float">
            <text:p>0,000069286</text:p>
          </table:table-cell>
          <table:table-cell office:value-type="float" office:value="0.000058005" calcext:value-type="float">
            <text:p>0,000058005</text:p>
          </table:table-cell>
          <table:table-cell office:value-type="float" office:value="0.000084264" calcext:value-type="float">
            <text:p>0,000084264</text:p>
          </table:table-cell>
          <table:table-cell office:value-type="float" office:value="0.000072362" calcext:value-type="float">
            <text:p>0,000072362</text:p>
          </table:table-cell>
          <table:table-cell office:value-type="float" office:value="0.000078359" calcext:value-type="float">
            <text:p>0,000078359</text:p>
          </table:table-cell>
          <table:table-cell office:value-type="float" office:value="0.000055425" calcext:value-type="float">
            <text:p>0,000055425</text:p>
          </table:table-cell>
          <table:table-cell office:value-type="float" office:value="0.000085602" calcext:value-type="float">
            <text:p>0,000085602</text:p>
          </table:table-cell>
          <table:table-cell office:value-type="float" office:value="0.000084778" calcext:value-type="float">
            <text:p>0,000084778</text:p>
          </table:table-cell>
        </table:table-row>
        <table:table-row table:style-name="ro1">
          <table:table-cell table:number-columns-repeated="6"/>
          <table:table-cell office:value-type="float" office:value="0.000079197" calcext:value-type="float">
            <text:p>0,000079197</text:p>
          </table:table-cell>
          <table:table-cell office:value-type="float" office:value="0.000062584" calcext:value-type="float">
            <text:p>0,000062584</text:p>
          </table:table-cell>
          <table:table-cell table:number-columns-repeated="2"/>
          <table:table-cell office:value-type="float" office:value="0.000056902" calcext:value-type="float">
            <text:p>0,000056902</text:p>
          </table:table-cell>
          <table:table-cell office:value-type="float" office:value="0.000065215" calcext:value-type="float">
            <text:p>0,000065215</text:p>
          </table:table-cell>
          <table:table-cell table:number-columns-repeated="2"/>
          <table:table-cell office:value-type="float" office:value="0.000065051" calcext:value-type="float">
            <text:p>0,000065051</text:p>
          </table:table-cell>
          <table:table-cell office:value-type="float" office:value="0.000063286" calcext:value-type="float">
            <text:p>0,000063286</text:p>
          </table:table-cell>
          <table:table-cell office:value-type="float" office:value="0.000060419" calcext:value-type="float">
            <text:p>0,000060419</text:p>
          </table:table-cell>
          <table:table-cell office:value-type="float" office:value="0.00007238" calcext:value-type="float">
            <text:p>0,00007238</text:p>
          </table:table-cell>
          <table:table-cell office:value-type="float" office:value="0.000068895" calcext:value-type="float">
            <text:p>0,000068895</text:p>
          </table:table-cell>
          <table:table-cell office:value-type="float" office:value="0.000060763" calcext:value-type="float">
            <text:p>0,000060763</text:p>
          </table:table-cell>
          <table:table-cell office:value-type="float" office:value="0.000065299" calcext:value-type="float">
            <text:p>0,000065299</text:p>
          </table:table-cell>
          <table:table-cell office:value-type="float" office:value="0.000076104" calcext:value-type="float">
            <text:p>0,000076104</text:p>
          </table:table-cell>
          <table:table-cell office:value-type="float" office:value="0.000059016" calcext:value-type="float">
            <text:p>0,000059016</text:p>
          </table:table-cell>
          <table:table-cell office:value-type="float" office:value="0.000057796" calcext:value-type="float">
            <text:p>0,000057796</text:p>
          </table:table-cell>
          <table:table-cell office:value-type="float" office:value="0.000057082" calcext:value-type="float">
            <text:p>0,000057082</text:p>
          </table:table-cell>
          <table:table-cell office:value-type="float" office:value="0.000056605" calcext:value-type="float">
            <text:p>0,000056605</text:p>
          </table:table-cell>
          <table:table-cell office:value-type="float" office:value="0.000042644" calcext:value-type="float">
            <text:p>0,000042644</text:p>
          </table:table-cell>
          <table:table-cell office:value-type="float" office:value="0.000059535" calcext:value-type="float">
            <text:p>0,000059535</text:p>
          </table:table-cell>
          <table:table-cell office:value-type="float" office:value="0.000044697" calcext:value-type="float">
            <text:p>0,000044697</text:p>
          </table:table-cell>
          <table:table-cell office:value-type="float" office:value="0.000057824" calcext:value-type="float">
            <text:p>0,000057824</text:p>
          </table:table-cell>
          <table:table-cell office:value-type="float" office:value="0.000058487" calcext:value-type="float">
            <text:p>0,000058487</text:p>
          </table:table-cell>
          <table:table-cell office:value-type="float" office:value="0.000041775" calcext:value-type="float">
            <text:p>0,000041775</text:p>
          </table:table-cell>
          <table:table-cell office:value-type="float" office:value="0.0000406" calcext:value-type="float">
            <text:p>0,0000406</text:p>
          </table:table-cell>
          <table:table-cell office:value-type="float" office:value="0.000054544" calcext:value-type="float">
            <text:p>0,00005454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3:.G52])/COUNTA([.G3:.G52])" office:value-type="float" office:value="0.00006445392" calcext:value-type="float">
            <text:p>0,00006445392</text:p>
          </table:table-cell>
          <table:table-cell table:formula="of:=SUM([.H3:.H52])/COUNTA([.H3:.H52])" office:value-type="float" office:value="0.00006503102" calcext:value-type="float">
            <text:p>0,00006503102</text:p>
          </table:table-cell>
          <table:table-cell table:number-columns-repeated="2"/>
          <table:table-cell office:value-type="float" office:value="0.000057847" calcext:value-type="float">
            <text:p>0,000057847</text:p>
          </table:table-cell>
          <table:table-cell office:value-type="float" office:value="0.000062359" calcext:value-type="float">
            <text:p>0,000062359</text:p>
          </table:table-cell>
          <table:table-cell table:number-columns-repeated="2"/>
          <table:table-cell office:value-type="float" office:value="0.000057737" calcext:value-type="float">
            <text:p>0,000057737</text:p>
          </table:table-cell>
          <table:table-cell office:value-type="float" office:value="0.00006732" calcext:value-type="float">
            <text:p>0,00006732</text:p>
          </table:table-cell>
          <table:table-cell office:value-type="float" office:value="0.000057269" calcext:value-type="float">
            <text:p>0,000057269</text:p>
          </table:table-cell>
          <table:table-cell office:value-type="float" office:value="0.000060695" calcext:value-type="float">
            <text:p>0,000060695</text:p>
          </table:table-cell>
          <table:table-cell office:value-type="float" office:value="0.000072641" calcext:value-type="float">
            <text:p>0,000072641</text:p>
          </table:table-cell>
          <table:table-cell office:value-type="float" office:value="0.000061629" calcext:value-type="float">
            <text:p>0,000061629</text:p>
          </table:table-cell>
          <table:table-cell office:value-type="float" office:value="0.000072413" calcext:value-type="float">
            <text:p>0,000072413</text:p>
          </table:table-cell>
          <table:table-cell office:value-type="float" office:value="0.000057387" calcext:value-type="float">
            <text:p>0,000057387</text:p>
          </table:table-cell>
          <table:table-cell office:value-type="float" office:value="0.000057814" calcext:value-type="float">
            <text:p>0,000057814</text:p>
          </table:table-cell>
          <table:table-cell office:value-type="float" office:value="0.000076981" calcext:value-type="float">
            <text:p>0,000076981</text:p>
          </table:table-cell>
          <table:table-cell office:value-type="float" office:value="0.000039225" calcext:value-type="float">
            <text:p>0,000039225</text:p>
          </table:table-cell>
          <table:table-cell office:value-type="float" office:value="0.000039001" calcext:value-type="float">
            <text:p>0,000039001</text:p>
          </table:table-cell>
          <table:table-cell office:value-type="float" office:value="0.000057374" calcext:value-type="float">
            <text:p>0,000057374</text:p>
          </table:table-cell>
          <table:table-cell office:value-type="float" office:value="0.000045338" calcext:value-type="float">
            <text:p>0,000045338</text:p>
          </table:table-cell>
          <table:table-cell office:value-type="float" office:value="0.000057692" calcext:value-type="float">
            <text:p>0,000057692</text:p>
          </table:table-cell>
          <table:table-cell office:value-type="float" office:value="0.000053135" calcext:value-type="float">
            <text:p>0,000053135</text:p>
          </table:table-cell>
          <table:table-cell office:value-type="float" office:value="0.000041774" calcext:value-type="float">
            <text:p>0,000041774</text:p>
          </table:table-cell>
          <table:table-cell office:value-type="float" office:value="0.000046371" calcext:value-type="float">
            <text:p>0,000046371</text:p>
          </table:table-cell>
          <table:table-cell office:value-type="float" office:value="0.000050451" calcext:value-type="float">
            <text:p>0,000050451</text:p>
          </table:table-cell>
          <table:table-cell office:value-type="float" office:value="0.000050845" calcext:value-type="float">
            <text:p>0,000050845</text:p>
          </table:table-cell>
        </table:table-row>
        <table:table-row table:style-name="ro1">
          <table:table-cell table:number-columns-repeated="10"/>
          <table:table-cell office:value-type="float" office:value="0.0000562" calcext:value-type="float">
            <text:p>0,0000562</text:p>
          </table:table-cell>
          <table:table-cell office:value-type="float" office:value="0.000057865" calcext:value-type="float">
            <text:p>0,000057865</text:p>
          </table:table-cell>
          <table:table-cell table:number-columns-repeated="2"/>
          <table:table-cell office:value-type="float" office:value="0.000052172" calcext:value-type="float">
            <text:p>0,000052172</text:p>
          </table:table-cell>
          <table:table-cell office:value-type="float" office:value="0.000040586" calcext:value-type="float">
            <text:p>0,000040586</text:p>
          </table:table-cell>
          <table:table-cell office:value-type="float" office:value="0.000043944" calcext:value-type="float">
            <text:p>0,000043944</text:p>
          </table:table-cell>
          <table:table-cell office:value-type="float" office:value="0.000058504" calcext:value-type="float">
            <text:p>0,000058504</text:p>
          </table:table-cell>
          <table:table-cell office:value-type="float" office:value="0.000052817" calcext:value-type="float">
            <text:p>0,000052817</text:p>
          </table:table-cell>
          <table:table-cell office:value-type="float" office:value="0.000039067" calcext:value-type="float">
            <text:p>0,000039067</text:p>
          </table:table-cell>
          <table:table-cell office:value-type="float" office:value="0.000053107" calcext:value-type="float">
            <text:p>0,000053107</text:p>
          </table:table-cell>
          <table:table-cell office:value-type="float" office:value="0.000062531" calcext:value-type="float">
            <text:p>0,000062531</text:p>
          </table:table-cell>
          <table:table-cell office:value-type="float" office:value="0.000058109" calcext:value-type="float">
            <text:p>0,000058109</text:p>
          </table:table-cell>
          <table:table-cell office:value-type="float" office:value="0.000053869" calcext:value-type="float">
            <text:p>0,000053869</text:p>
          </table:table-cell>
          <table:table-cell office:value-type="float" office:value="0.000069882" calcext:value-type="float">
            <text:p>0,000069882</text:p>
          </table:table-cell>
          <table:table-cell office:value-type="float" office:value="0.000095271" calcext:value-type="float">
            <text:p>0,000095271</text:p>
          </table:table-cell>
          <table:table-cell office:value-type="float" office:value="0.000078981" calcext:value-type="float">
            <text:p>0,000078981</text:p>
          </table:table-cell>
          <table:table-cell office:value-type="float" office:value="0.000074207" calcext:value-type="float">
            <text:p>0,000074207</text:p>
          </table:table-cell>
          <table:table-cell office:value-type="float" office:value="0.00006586" calcext:value-type="float">
            <text:p>0,00006586</text:p>
          </table:table-cell>
          <table:table-cell office:value-type="float" office:value="0.000082558" calcext:value-type="float">
            <text:p>0,000082558</text:p>
          </table:table-cell>
          <table:table-cell office:value-type="float" office:value="0.000062756" calcext:value-type="float">
            <text:p>0,000062756</text:p>
          </table:table-cell>
          <table:table-cell office:value-type="float" office:value="0.000081245" calcext:value-type="float">
            <text:p>0,000081245</text:p>
          </table:table-cell>
          <table:table-cell office:value-type="float" office:value="0.000071089" calcext:value-type="float">
            <text:p>0,000071089</text:p>
          </table:table-cell>
          <table:table-cell office:value-type="float" office:value="0.000055152" calcext:value-type="float">
            <text:p>0,000055152</text:p>
          </table:table-cell>
        </table:table-row>
        <table:table-row table:style-name="ro1">
          <table:table-cell table:number-columns-repeated="10"/>
          <table:table-cell office:value-type="float" office:value="0.000072919" calcext:value-type="float">
            <text:p>0,000072919</text:p>
          </table:table-cell>
          <table:table-cell office:value-type="float" office:value="0.0000573" calcext:value-type="float">
            <text:p>0,0000573</text:p>
          </table:table-cell>
          <table:table-cell table:number-columns-repeated="2"/>
          <table:table-cell office:value-type="float" office:value="0.000063117" calcext:value-type="float">
            <text:p>0,000063117</text:p>
          </table:table-cell>
          <table:table-cell office:value-type="float" office:value="0.000067796" calcext:value-type="float">
            <text:p>0,000067796</text:p>
          </table:table-cell>
          <table:table-cell office:value-type="float" office:value="0.000064554" calcext:value-type="float">
            <text:p>0,000064554</text:p>
          </table:table-cell>
          <table:table-cell office:value-type="float" office:value="0.000061976" calcext:value-type="float">
            <text:p>0,000061976</text:p>
          </table:table-cell>
          <table:table-cell office:value-type="float" office:value="0.000060277" calcext:value-type="float">
            <text:p>0,000060277</text:p>
          </table:table-cell>
          <table:table-cell office:value-type="float" office:value="0.000066946" calcext:value-type="float">
            <text:p>0,000066946</text:p>
          </table:table-cell>
          <table:table-cell office:value-type="float" office:value="0.000062011" calcext:value-type="float">
            <text:p>0,000062011</text:p>
          </table:table-cell>
          <table:table-cell office:value-type="float" office:value="0.000061759" calcext:value-type="float">
            <text:p>0,000061759</text:p>
          </table:table-cell>
          <table:table-cell office:value-type="float" office:value="0.000064562" calcext:value-type="float">
            <text:p>0,000064562</text:p>
          </table:table-cell>
          <table:table-cell office:value-type="float" office:value="0.000057666" calcext:value-type="float">
            <text:p>0,000057666</text:p>
          </table:table-cell>
          <table:table-cell office:value-type="float" office:value="0.000041426" calcext:value-type="float">
            <text:p>0,000041426</text:p>
          </table:table-cell>
          <table:table-cell office:value-type="float" office:value="0.000041126" calcext:value-type="float">
            <text:p>0,000041126</text:p>
          </table:table-cell>
          <table:table-cell office:value-type="float" office:value="0.000050119" calcext:value-type="float">
            <text:p>0,000050119</text:p>
          </table:table-cell>
          <table:table-cell office:value-type="float" office:value="0.000049161" calcext:value-type="float">
            <text:p>0,000049161</text:p>
          </table:table-cell>
          <table:table-cell office:value-type="float" office:value="0.000052074" calcext:value-type="float">
            <text:p>0,000052074</text:p>
          </table:table-cell>
          <table:table-cell office:value-type="float" office:value="0.00005603" calcext:value-type="float">
            <text:p>0,00005603</text:p>
          </table:table-cell>
          <table:table-cell office:value-type="float" office:value="0.000049099" calcext:value-type="float">
            <text:p>0,000049099</text:p>
          </table:table-cell>
          <table:table-cell office:value-type="float" office:value="0.000060481" calcext:value-type="float">
            <text:p>0,000060481</text:p>
          </table:table-cell>
          <table:table-cell office:value-type="float" office:value="0.000049798" calcext:value-type="float">
            <text:p>0,000049798</text:p>
          </table:table-cell>
          <table:table-cell office:value-type="float" office:value="0.000052227" calcext:value-type="float">
            <text:p>0,000052227</text:p>
          </table:table-cell>
        </table:table-row>
        <table:table-row table:style-name="ro1">
          <table:table-cell table:number-columns-repeated="10"/>
          <table:table-cell office:value-type="float" office:value="0.000055453" calcext:value-type="float">
            <text:p>0,000055453</text:p>
          </table:table-cell>
          <table:table-cell office:value-type="float" office:value="0.000058909" calcext:value-type="float">
            <text:p>0,000058909</text:p>
          </table:table-cell>
          <table:table-cell table:number-columns-repeated="2"/>
          <table:table-cell office:value-type="float" office:value="0.000059518" calcext:value-type="float">
            <text:p>0,000059518</text:p>
          </table:table-cell>
          <table:table-cell office:value-type="float" office:value="0.000061061" calcext:value-type="float">
            <text:p>0,000061061</text:p>
          </table:table-cell>
          <table:table-cell office:value-type="float" office:value="0.000073926" calcext:value-type="float">
            <text:p>0,000073926</text:p>
          </table:table-cell>
          <table:table-cell office:value-type="float" office:value="0.000076746" calcext:value-type="float">
            <text:p>0,000076746</text:p>
          </table:table-cell>
          <table:table-cell office:value-type="float" office:value="0.0000874" calcext:value-type="float">
            <text:p>0,0000874</text:p>
          </table:table-cell>
          <table:table-cell office:value-type="float" office:value="0.000076767" calcext:value-type="float">
            <text:p>0,000076767</text:p>
          </table:table-cell>
          <table:table-cell office:value-type="float" office:value="0.000061375" calcext:value-type="float">
            <text:p>0,000061375</text:p>
          </table:table-cell>
          <table:table-cell office:value-type="float" office:value="0.000057851" calcext:value-type="float">
            <text:p>0,000057851</text:p>
          </table:table-cell>
          <table:table-cell office:value-type="float" office:value="0.000057843" calcext:value-type="float">
            <text:p>0,000057843</text:p>
          </table:table-cell>
          <table:table-cell office:value-type="float" office:value="0.000078683" calcext:value-type="float">
            <text:p>0,000078683</text:p>
          </table:table-cell>
          <table:table-cell office:value-type="float" office:value="0.000070053" calcext:value-type="float">
            <text:p>0,000070053</text:p>
          </table:table-cell>
          <table:table-cell office:value-type="float" office:value="0.00017769" calcext:value-type="float">
            <text:p>0,00017769</text:p>
          </table:table-cell>
          <table:table-cell office:value-type="float" office:value="0.000066392" calcext:value-type="float">
            <text:p>0,000066392</text:p>
          </table:table-cell>
          <table:table-cell office:value-type="float" office:value="0.000052835" calcext:value-type="float">
            <text:p>0,000052835</text:p>
          </table:table-cell>
          <table:table-cell office:value-type="float" office:value="0.0000741" calcext:value-type="float">
            <text:p>0,0000741</text:p>
          </table:table-cell>
          <table:table-cell office:value-type="float" office:value="0.000061822" calcext:value-type="float">
            <text:p>0,000061822</text:p>
          </table:table-cell>
          <table:table-cell office:value-type="float" office:value="0.000062385" calcext:value-type="float">
            <text:p>0,000062385</text:p>
          </table:table-cell>
          <table:table-cell office:value-type="float" office:value="0.000079917" calcext:value-type="float">
            <text:p>0,000079917</text:p>
          </table:table-cell>
          <table:table-cell office:value-type="float" office:value="0.000059312" calcext:value-type="float">
            <text:p>0,000059312</text:p>
          </table:table-cell>
          <table:table-cell office:value-type="float" office:value="0.000080048" calcext:value-type="float">
            <text:p>0,000080048</text:p>
          </table:table-cell>
        </table:table-row>
        <table:table-row table:style-name="ro1">
          <table:table-cell table:number-columns-repeated="10"/>
          <table:table-cell office:value-type="float" office:value="0.000062575" calcext:value-type="float">
            <text:p>0,000062575</text:p>
          </table:table-cell>
          <table:table-cell office:value-type="float" office:value="0.000062164" calcext:value-type="float">
            <text:p>0,000062164</text:p>
          </table:table-cell>
          <table:table-cell table:number-columns-repeated="2"/>
          <table:table-cell office:value-type="float" office:value="0.000071396" calcext:value-type="float">
            <text:p>0,000071396</text:p>
          </table:table-cell>
          <table:table-cell office:value-type="float" office:value="0.000062665" calcext:value-type="float">
            <text:p>0,000062665</text:p>
          </table:table-cell>
          <table:table-cell office:value-type="float" office:value="0.000057675" calcext:value-type="float">
            <text:p>0,000057675</text:p>
          </table:table-cell>
          <table:table-cell office:value-type="float" office:value="0.000056927" calcext:value-type="float">
            <text:p>0,000056927</text:p>
          </table:table-cell>
          <table:table-cell office:value-type="float" office:value="0.000075589" calcext:value-type="float">
            <text:p>0,000075589</text:p>
          </table:table-cell>
          <table:table-cell office:value-type="float" office:value="0.00006241" calcext:value-type="float">
            <text:p>0,00006241</text:p>
          </table:table-cell>
          <table:table-cell office:value-type="float" office:value="0.000062341" calcext:value-type="float">
            <text:p>0,000062341</text:p>
          </table:table-cell>
          <table:table-cell office:value-type="float" office:value="0.000062305" calcext:value-type="float">
            <text:p>0,000062305</text:p>
          </table:table-cell>
          <table:table-cell office:value-type="float" office:value="0.000062263" calcext:value-type="float">
            <text:p>0,000062263</text:p>
          </table:table-cell>
          <table:table-cell office:value-type="float" office:value="0.000056965" calcext:value-type="float">
            <text:p>0,000056965</text:p>
          </table:table-cell>
          <table:table-cell office:value-type="float" office:value="0.000064066" calcext:value-type="float">
            <text:p>0,000064066</text:p>
          </table:table-cell>
          <table:table-cell office:value-type="float" office:value="0.000073124" calcext:value-type="float">
            <text:p>0,000073124</text:p>
          </table:table-cell>
          <table:table-cell office:value-type="float" office:value="0.000081504" calcext:value-type="float">
            <text:p>0,000081504</text:p>
          </table:table-cell>
          <table:table-cell office:value-type="float" office:value="0.000072546" calcext:value-type="float">
            <text:p>0,000072546</text:p>
          </table:table-cell>
          <table:table-cell office:value-type="float" office:value="0.000045478" calcext:value-type="float">
            <text:p>0,000045478</text:p>
          </table:table-cell>
          <table:table-cell office:value-type="float" office:value="0.000044301" calcext:value-type="float">
            <text:p>0,000044301</text:p>
          </table:table-cell>
          <table:table-cell office:value-type="float" office:value="0.000060673" calcext:value-type="float">
            <text:p>0,000060673</text:p>
          </table:table-cell>
          <table:table-cell office:value-type="float" office:value="0.000054595" calcext:value-type="float">
            <text:p>0,000054595</text:p>
          </table:table-cell>
          <table:table-cell office:value-type="float" office:value="0.000039543" calcext:value-type="float">
            <text:p>0,000039543</text:p>
          </table:table-cell>
          <table:table-cell office:value-type="float" office:value="0.000041846" calcext:value-type="float">
            <text:p>0,000041846</text:p>
          </table:table-cell>
        </table:table-row>
        <table:table-row table:style-name="ro1">
          <table:table-cell table:number-columns-repeated="10"/>
          <table:table-cell office:value-type="float" office:value="0.0000618" calcext:value-type="float">
            <text:p>0,0000618</text:p>
          </table:table-cell>
          <table:table-cell office:value-type="float" office:value="0.000062799" calcext:value-type="float">
            <text:p>0,000062799</text:p>
          </table:table-cell>
          <table:table-cell table:number-columns-repeated="2"/>
          <table:table-cell office:value-type="float" office:value="0.000075196" calcext:value-type="float">
            <text:p>0,000075196</text:p>
          </table:table-cell>
          <table:table-cell office:value-type="float" office:value="0.000059925" calcext:value-type="float">
            <text:p>0,000059925</text:p>
          </table:table-cell>
          <table:table-cell office:value-type="float" office:value="0.000078574" calcext:value-type="float">
            <text:p>0,000078574</text:p>
          </table:table-cell>
          <table:table-cell office:value-type="float" office:value="0.000060909" calcext:value-type="float">
            <text:p>0,000060909</text:p>
          </table:table-cell>
          <table:table-cell office:value-type="float" office:value="0.000055103" calcext:value-type="float">
            <text:p>0,000055103</text:p>
          </table:table-cell>
          <table:table-cell office:value-type="float" office:value="0.000057218" calcext:value-type="float">
            <text:p>0,000057218</text:p>
          </table:table-cell>
          <table:table-cell office:value-type="float" office:value="0.000096987" calcext:value-type="float">
            <text:p>0,000096987</text:p>
          </table:table-cell>
          <table:table-cell office:value-type="float" office:value="0.000077592" calcext:value-type="float">
            <text:p>0,000077592</text:p>
          </table:table-cell>
          <table:table-cell office:value-type="float" office:value="0.000070817" calcext:value-type="float">
            <text:p>0,000070817</text:p>
          </table:table-cell>
          <table:table-cell office:value-type="float" office:value="0.000077082" calcext:value-type="float">
            <text:p>0,000077082</text:p>
          </table:table-cell>
          <table:table-cell office:value-type="float" office:value="0.00003946" calcext:value-type="float">
            <text:p>0,00003946</text:p>
          </table:table-cell>
          <table:table-cell office:value-type="float" office:value="0.000045387" calcext:value-type="float">
            <text:p>0,000045387</text:p>
          </table:table-cell>
          <table:table-cell office:value-type="float" office:value="0.00005103" calcext:value-type="float">
            <text:p>0,00005103</text:p>
          </table:table-cell>
          <table:table-cell office:value-type="float" office:value="0.000057216" calcext:value-type="float">
            <text:p>0,000057216</text:p>
          </table:table-cell>
          <table:table-cell office:value-type="float" office:value="0.000055453" calcext:value-type="float">
            <text:p>0,000055453</text:p>
          </table:table-cell>
          <table:table-cell office:value-type="float" office:value="0.000040884" calcext:value-type="float">
            <text:p>0,000040884</text:p>
          </table:table-cell>
          <table:table-cell office:value-type="float" office:value="0.000042212" calcext:value-type="float">
            <text:p>0,000042212</text:p>
          </table:table-cell>
          <table:table-cell office:value-type="float" office:value="0.000047912" calcext:value-type="float">
            <text:p>0,000047912</text:p>
          </table:table-cell>
          <table:table-cell office:value-type="float" office:value="0.000050876" calcext:value-type="float">
            <text:p>0,000050876</text:p>
          </table:table-cell>
          <table:table-cell office:value-type="float" office:value="0.000036058" calcext:value-type="float">
            <text:p>0,000036058</text:p>
          </table:table-cell>
        </table:table-row>
        <table:table-row table:style-name="ro1">
          <table:table-cell table:number-columns-repeated="10"/>
          <table:table-cell office:value-type="float" office:value="0.000064336" calcext:value-type="float">
            <text:p>0,000064336</text:p>
          </table:table-cell>
          <table:table-cell office:value-type="float" office:value="0.000126791" calcext:value-type="float">
            <text:p>0,000126791</text:p>
          </table:table-cell>
          <table:table-cell table:number-columns-repeated="2"/>
          <table:table-cell office:value-type="float" office:value="0.000063964" calcext:value-type="float">
            <text:p>0,000063964</text:p>
          </table:table-cell>
          <table:table-cell office:value-type="float" office:value="0.000079648" calcext:value-type="float">
            <text:p>0,000079648</text:p>
          </table:table-cell>
          <table:table-cell office:value-type="float" office:value="0.000058531" calcext:value-type="float">
            <text:p>0,000058531</text:p>
          </table:table-cell>
          <table:table-cell office:value-type="float" office:value="0.000062781" calcext:value-type="float">
            <text:p>0,000062781</text:p>
          </table:table-cell>
          <table:table-cell office:value-type="float" office:value="0.00005734" calcext:value-type="float">
            <text:p>0,00005734</text:p>
          </table:table-cell>
          <table:table-cell office:value-type="float" office:value="0.000055863" calcext:value-type="float">
            <text:p>0,000055863</text:p>
          </table:table-cell>
          <table:table-cell office:value-type="float" office:value="0.000061097" calcext:value-type="float">
            <text:p>0,000061097</text:p>
          </table:table-cell>
          <table:table-cell office:value-type="float" office:value="0.000066376" calcext:value-type="float">
            <text:p>0,000066376</text:p>
          </table:table-cell>
          <table:table-cell office:value-type="float" office:value="0.000057335" calcext:value-type="float">
            <text:p>0,000057335</text:p>
          </table:table-cell>
          <table:table-cell office:value-type="float" office:value="0.00007362" calcext:value-type="float">
            <text:p>0,00007362</text:p>
          </table:table-cell>
          <table:table-cell office:value-type="float" office:value="0.000055141" calcext:value-type="float">
            <text:p>0,000055141</text:p>
          </table:table-cell>
          <table:table-cell office:value-type="float" office:value="0.000043152" calcext:value-type="float">
            <text:p>0,000043152</text:p>
          </table:table-cell>
          <table:table-cell office:value-type="float" office:value="0.000050907" calcext:value-type="float">
            <text:p>0,000050907</text:p>
          </table:table-cell>
          <table:table-cell office:value-type="float" office:value="0.000053764" calcext:value-type="float">
            <text:p>0,000053764</text:p>
          </table:table-cell>
          <table:table-cell office:value-type="float" office:value="0.000042483" calcext:value-type="float">
            <text:p>0,000042483</text:p>
          </table:table-cell>
          <table:table-cell office:value-type="float" office:value="0.000051269" calcext:value-type="float">
            <text:p>0,000051269</text:p>
          </table:table-cell>
          <table:table-cell office:value-type="float" office:value="0.000048592" calcext:value-type="float">
            <text:p>0,000048592</text:p>
          </table:table-cell>
          <table:table-cell office:value-type="float" office:value="0.000039341" calcext:value-type="float">
            <text:p>0,000039341</text:p>
          </table:table-cell>
          <table:table-cell office:value-type="float" office:value="0.000060824" calcext:value-type="float">
            <text:p>0,000060824</text:p>
          </table:table-cell>
          <table:table-cell office:value-type="float" office:value="0.000041287" calcext:value-type="float">
            <text:p>0,000041287</text:p>
          </table:table-cell>
        </table:table-row>
        <table:table-row table:style-name="ro1">
          <table:table-cell table:number-columns-repeated="10"/>
          <table:table-cell office:value-type="float" office:value="0.000063062" calcext:value-type="float">
            <text:p>0,000063062</text:p>
          </table:table-cell>
          <table:table-cell office:value-type="float" office:value="0.00008269" calcext:value-type="float">
            <text:p>0,00008269</text:p>
          </table:table-cell>
          <table:table-cell table:number-columns-repeated="2"/>
          <table:table-cell office:value-type="float" office:value="0.000058668" calcext:value-type="float">
            <text:p>0,000058668</text:p>
          </table:table-cell>
          <table:table-cell office:value-type="float" office:value="0.000111592" calcext:value-type="float">
            <text:p>0,000111592</text:p>
          </table:table-cell>
          <table:table-cell office:value-type="float" office:value="0.000061619" calcext:value-type="float">
            <text:p>0,000061619</text:p>
          </table:table-cell>
          <table:table-cell office:value-type="float" office:value="0.000054034" calcext:value-type="float">
            <text:p>0,000054034</text:p>
          </table:table-cell>
          <table:table-cell office:value-type="float" office:value="0.000040846" calcext:value-type="float">
            <text:p>0,000040846</text:p>
          </table:table-cell>
          <table:table-cell office:value-type="float" office:value="0.000041527" calcext:value-type="float">
            <text:p>0,000041527</text:p>
          </table:table-cell>
          <table:table-cell office:value-type="float" office:value="0.000054902" calcext:value-type="float">
            <text:p>0,000054902</text:p>
          </table:table-cell>
          <table:table-cell office:value-type="float" office:value="0.000055933" calcext:value-type="float">
            <text:p>0,000055933</text:p>
          </table:table-cell>
          <table:table-cell office:value-type="float" office:value="0.000042576" calcext:value-type="float">
            <text:p>0,000042576</text:p>
          </table:table-cell>
          <table:table-cell office:value-type="float" office:value="0.000045788" calcext:value-type="float">
            <text:p>0,000045788</text:p>
          </table:table-cell>
          <table:table-cell office:value-type="float" office:value="0.000037836" calcext:value-type="float">
            <text:p>0,000037836</text:p>
          </table:table-cell>
          <table:table-cell office:value-type="float" office:value="0.000048247" calcext:value-type="float">
            <text:p>0,000048247</text:p>
          </table:table-cell>
          <table:table-cell office:value-type="float" office:value="0.000052133" calcext:value-type="float">
            <text:p>0,000052133</text:p>
          </table:table-cell>
          <table:table-cell office:value-type="float" office:value="0.000036186" calcext:value-type="float">
            <text:p>0,000036186</text:p>
          </table:table-cell>
          <table:table-cell office:value-type="float" office:value="0.000055405" calcext:value-type="float">
            <text:p>0,000055405</text:p>
          </table:table-cell>
          <table:table-cell office:value-type="float" office:value="0.000049089" calcext:value-type="float">
            <text:p>0,000049089</text:p>
          </table:table-cell>
          <table:table-cell office:value-type="float" office:value="0.000037781" calcext:value-type="float">
            <text:p>0,000037781</text:p>
          </table:table-cell>
          <table:table-cell office:value-type="float" office:value="0.000052244" calcext:value-type="float">
            <text:p>0,000052244</text:p>
          </table:table-cell>
          <table:table-cell office:value-type="float" office:value="0.000061524" calcext:value-type="float">
            <text:p>0,000061524</text:p>
          </table:table-cell>
          <table:table-cell office:value-type="float" office:value="0.000055467" calcext:value-type="float">
            <text:p>0,000055467</text:p>
          </table:table-cell>
        </table:table-row>
        <table:table-row table:style-name="ro1">
          <table:table-cell table:number-columns-repeated="10"/>
          <table:table-cell office:value-type="float" office:value="0.000057451" calcext:value-type="float">
            <text:p>0,000057451</text:p>
          </table:table-cell>
          <table:table-cell office:value-type="float" office:value="0.000075305" calcext:value-type="float">
            <text:p>0,000075305</text:p>
          </table:table-cell>
          <table:table-cell table:number-columns-repeated="2"/>
          <table:table-cell office:value-type="float" office:value="0.000061832" calcext:value-type="float">
            <text:p>0,000061832</text:p>
          </table:table-cell>
          <table:table-cell office:value-type="float" office:value="0.00006456" calcext:value-type="float">
            <text:p>0,00006456</text:p>
          </table:table-cell>
          <table:table-cell office:value-type="float" office:value="0.000057351" calcext:value-type="float">
            <text:p>0,000057351</text:p>
          </table:table-cell>
          <table:table-cell office:value-type="float" office:value="0.000057614" calcext:value-type="float">
            <text:p>0,000057614</text:p>
          </table:table-cell>
          <table:table-cell office:value-type="float" office:value="0.000057063" calcext:value-type="float">
            <text:p>0,000057063</text:p>
          </table:table-cell>
          <table:table-cell office:value-type="float" office:value="0.00005791" calcext:value-type="float">
            <text:p>0,00005791</text:p>
          </table:table-cell>
          <table:table-cell office:value-type="float" office:value="0.000062311" calcext:value-type="float">
            <text:p>0,000062311</text:p>
          </table:table-cell>
          <table:table-cell office:value-type="float" office:value="0.000059661" calcext:value-type="float">
            <text:p>0,000059661</text:p>
          </table:table-cell>
          <table:table-cell office:value-type="float" office:value="0.000061615" calcext:value-type="float">
            <text:p>0,000061615</text:p>
          </table:table-cell>
          <table:table-cell office:value-type="float" office:value="0.000061846" calcext:value-type="float">
            <text:p>0,000061846</text:p>
          </table:table-cell>
          <table:table-cell office:value-type="float" office:value="0.000053346" calcext:value-type="float">
            <text:p>0,000053346</text:p>
          </table:table-cell>
          <table:table-cell office:value-type="float" office:value="0.000038802" calcext:value-type="float">
            <text:p>0,000038802</text:p>
          </table:table-cell>
          <table:table-cell office:value-type="float" office:value="0.000039368" calcext:value-type="float">
            <text:p>0,000039368</text:p>
          </table:table-cell>
          <table:table-cell office:value-type="float" office:value="0.000038972" calcext:value-type="float">
            <text:p>0,000038972</text:p>
          </table:table-cell>
          <table:table-cell office:value-type="float" office:value="0.000046737" calcext:value-type="float">
            <text:p>0,000046737</text:p>
          </table:table-cell>
          <table:table-cell office:value-type="float" office:value="0.000054276" calcext:value-type="float">
            <text:p>0,000054276</text:p>
          </table:table-cell>
          <table:table-cell office:value-type="float" office:value="0.000041347" calcext:value-type="float">
            <text:p>0,000041347</text:p>
          </table:table-cell>
          <table:table-cell office:value-type="float" office:value="0.000037876" calcext:value-type="float">
            <text:p>0,000037876</text:p>
          </table:table-cell>
          <table:table-cell office:value-type="float" office:value="0.000040034" calcext:value-type="float">
            <text:p>0,000040034</text:p>
          </table:table-cell>
          <table:table-cell office:value-type="float" office:value="0.00003829" calcext:value-type="float">
            <text:p>0,00003829</text:p>
          </table:table-cell>
        </table:table-row>
        <table:table-row table:style-name="ro1">
          <table:table-cell table:number-columns-repeated="10"/>
          <table:table-cell office:value-type="float" office:value="0.000057441" calcext:value-type="float">
            <text:p>0,000057441</text:p>
          </table:table-cell>
          <table:table-cell office:value-type="float" office:value="0.000064036" calcext:value-type="float">
            <text:p>0,000064036</text:p>
          </table:table-cell>
          <table:table-cell table:number-columns-repeated="2"/>
          <table:table-cell office:value-type="float" office:value="0.000062606" calcext:value-type="float">
            <text:p>0,000062606</text:p>
          </table:table-cell>
          <table:table-cell office:value-type="float" office:value="0.000062349" calcext:value-type="float">
            <text:p>0,000062349</text:p>
          </table:table-cell>
          <table:table-cell office:value-type="float" office:value="0.000062945" calcext:value-type="float">
            <text:p>0,000062945</text:p>
          </table:table-cell>
          <table:table-cell office:value-type="float" office:value="0.000061009" calcext:value-type="float">
            <text:p>0,000061009</text:p>
          </table:table-cell>
          <table:table-cell office:value-type="float" office:value="0.000056577" calcext:value-type="float">
            <text:p>0,000056577</text:p>
          </table:table-cell>
          <table:table-cell office:value-type="float" office:value="0.000062419" calcext:value-type="float">
            <text:p>0,000062419</text:p>
          </table:table-cell>
          <table:table-cell office:value-type="float" office:value="0.00005993" calcext:value-type="float">
            <text:p>0,00005993</text:p>
          </table:table-cell>
          <table:table-cell office:value-type="float" office:value="0.00006064" calcext:value-type="float">
            <text:p>0,00006064</text:p>
          </table:table-cell>
          <table:table-cell office:value-type="float" office:value="0.000074741" calcext:value-type="float">
            <text:p>0,000074741</text:p>
          </table:table-cell>
          <table:table-cell office:value-type="float" office:value="0.00006758" calcext:value-type="float">
            <text:p>0,00006758</text:p>
          </table:table-cell>
          <table:table-cell office:value-type="float" office:value="0.00003854" calcext:value-type="float">
            <text:p>0,00003854</text:p>
          </table:table-cell>
          <table:table-cell office:value-type="float" office:value="0.000038818" calcext:value-type="float">
            <text:p>0,000038818</text:p>
          </table:table-cell>
          <table:table-cell office:value-type="float" office:value="0.00004107" calcext:value-type="float">
            <text:p>0,00004107</text:p>
          </table:table-cell>
          <table:table-cell office:value-type="float" office:value="0.000038551" calcext:value-type="float">
            <text:p>0,000038551</text:p>
          </table:table-cell>
          <table:table-cell office:value-type="float" office:value="0.000038891" calcext:value-type="float">
            <text:p>0,000038891</text:p>
          </table:table-cell>
          <table:table-cell office:value-type="float" office:value="0.000056268" calcext:value-type="float">
            <text:p>0,000056268</text:p>
          </table:table-cell>
          <table:table-cell office:value-type="float" office:value="0.000094805" calcext:value-type="float">
            <text:p>0,000094805</text:p>
          </table:table-cell>
          <table:table-cell office:value-type="float" office:value="0.000089479" calcext:value-type="float">
            <text:p>0,000089479</text:p>
          </table:table-cell>
          <table:table-cell office:value-type="float" office:value="0.000082739" calcext:value-type="float">
            <text:p>0,000082739</text:p>
          </table:table-cell>
          <table:table-cell office:value-type="float" office:value="0.000079532" calcext:value-type="float">
            <text:p>0,000079532</text:p>
          </table:table-cell>
        </table:table-row>
        <table:table-row table:style-name="ro1">
          <table:table-cell table:number-columns-repeated="10"/>
          <table:table-cell office:value-type="float" office:value="0.000060365" calcext:value-type="float">
            <text:p>0,000060365</text:p>
          </table:table-cell>
          <table:table-cell office:value-type="float" office:value="0.00005909" calcext:value-type="float">
            <text:p>0,00005909</text:p>
          </table:table-cell>
          <table:table-cell table:number-columns-repeated="2"/>
          <table:table-cell office:value-type="float" office:value="0.000062883" calcext:value-type="float">
            <text:p>0,000062883</text:p>
          </table:table-cell>
          <table:table-cell office:value-type="float" office:value="0.000061842" calcext:value-type="float">
            <text:p>0,000061842</text:p>
          </table:table-cell>
          <table:table-cell office:value-type="float" office:value="0.000056706" calcext:value-type="float">
            <text:p>0,000056706</text:p>
          </table:table-cell>
          <table:table-cell office:value-type="float" office:value="0.00005678" calcext:value-type="float">
            <text:p>0,00005678</text:p>
          </table:table-cell>
          <table:table-cell office:value-type="float" office:value="0.000057808" calcext:value-type="float">
            <text:p>0,000057808</text:p>
          </table:table-cell>
          <table:table-cell office:value-type="float" office:value="0.000061364" calcext:value-type="float">
            <text:p>0,000061364</text:p>
          </table:table-cell>
          <table:table-cell office:value-type="float" office:value="0.000062274" calcext:value-type="float">
            <text:p>0,000062274</text:p>
          </table:table-cell>
          <table:table-cell office:value-type="float" office:value="0.000062125" calcext:value-type="float">
            <text:p>0,000062125</text:p>
          </table:table-cell>
          <table:table-cell office:value-type="float" office:value="0.000056934" calcext:value-type="float">
            <text:p>0,000056934</text:p>
          </table:table-cell>
          <table:table-cell office:value-type="float" office:value="0.00005853" calcext:value-type="float">
            <text:p>0,00005853</text:p>
          </table:table-cell>
          <table:table-cell office:value-type="float" office:value="0.00008461" calcext:value-type="float">
            <text:p>0,00008461</text:p>
          </table:table-cell>
          <table:table-cell office:value-type="float" office:value="0.000042742" calcext:value-type="float">
            <text:p>0,000042742</text:p>
          </table:table-cell>
          <table:table-cell office:value-type="float" office:value="0.000037792" calcext:value-type="float">
            <text:p>0,000037792</text:p>
          </table:table-cell>
          <table:table-cell office:value-type="float" office:value="0.000038692" calcext:value-type="float">
            <text:p>0,000038692</text:p>
          </table:table-cell>
          <table:table-cell office:value-type="float" office:value="0.000036989" calcext:value-type="float">
            <text:p>0,000036989</text:p>
          </table:table-cell>
          <table:table-cell office:value-type="float" office:value="0.000046258" calcext:value-type="float">
            <text:p>0,000046258</text:p>
          </table:table-cell>
          <table:table-cell office:value-type="float" office:value="0.000039995" calcext:value-type="float">
            <text:p>0,000039995</text:p>
          </table:table-cell>
          <table:table-cell office:value-type="float" office:value="0.000039332" calcext:value-type="float">
            <text:p>0,000039332</text:p>
          </table:table-cell>
          <table:table-cell office:value-type="float" office:value="0.000085075" calcext:value-type="float">
            <text:p>0,000085075</text:p>
          </table:table-cell>
          <table:table-cell office:value-type="float" office:value="0.000057" calcext:value-type="float">
            <text:p>0,000057</text:p>
          </table:table-cell>
        </table:table-row>
        <table:table-row table:style-name="ro1">
          <table:table-cell table:number-columns-repeated="10"/>
          <table:table-cell office:value-type="float" office:value="0.000061468" calcext:value-type="float">
            <text:p>0,000061468</text:p>
          </table:table-cell>
          <table:table-cell office:value-type="float" office:value="0.000062417" calcext:value-type="float">
            <text:p>0,000062417</text:p>
          </table:table-cell>
          <table:table-cell table:number-columns-repeated="2"/>
          <table:table-cell office:value-type="float" office:value="0.000062614" calcext:value-type="float">
            <text:p>0,000062614</text:p>
          </table:table-cell>
          <table:table-cell office:value-type="float" office:value="0.000060654" calcext:value-type="float">
            <text:p>0,000060654</text:p>
          </table:table-cell>
          <table:table-cell office:value-type="float" office:value="0.000079902" calcext:value-type="float">
            <text:p>0,000079902</text:p>
          </table:table-cell>
          <table:table-cell office:value-type="float" office:value="0.000075827" calcext:value-type="float">
            <text:p>0,000075827</text:p>
          </table:table-cell>
          <table:table-cell office:value-type="float" office:value="0.000062603" calcext:value-type="float">
            <text:p>0,000062603</text:p>
          </table:table-cell>
          <table:table-cell office:value-type="float" office:value="0.000061557" calcext:value-type="float">
            <text:p>0,000061557</text:p>
          </table:table-cell>
          <table:table-cell office:value-type="float" office:value="0.000053534" calcext:value-type="float">
            <text:p>0,000053534</text:p>
          </table:table-cell>
          <table:table-cell office:value-type="float" office:value="0.000061655" calcext:value-type="float">
            <text:p>0,000061655</text:p>
          </table:table-cell>
          <table:table-cell office:value-type="float" office:value="0.000059801" calcext:value-type="float">
            <text:p>0,000059801</text:p>
          </table:table-cell>
          <table:table-cell office:value-type="float" office:value="0.000060945" calcext:value-type="float">
            <text:p>0,000060945</text:p>
          </table:table-cell>
          <table:table-cell office:value-type="float" office:value="0.000039775" calcext:value-type="float">
            <text:p>0,000039775</text:p>
          </table:table-cell>
          <table:table-cell office:value-type="float" office:value="0.000037545" calcext:value-type="float">
            <text:p>0,000037545</text:p>
          </table:table-cell>
          <table:table-cell office:value-type="float" office:value="0.000038554" calcext:value-type="float">
            <text:p>0,000038554</text:p>
          </table:table-cell>
          <table:table-cell office:value-type="float" office:value="0.000042023" calcext:value-type="float">
            <text:p>0,000042023</text:p>
          </table:table-cell>
          <table:table-cell office:value-type="float" office:value="0.000039808" calcext:value-type="float">
            <text:p>0,000039808</text:p>
          </table:table-cell>
          <table:table-cell office:value-type="float" office:value="0.000040289" calcext:value-type="float">
            <text:p>0,000040289</text:p>
          </table:table-cell>
          <table:table-cell office:value-type="float" office:value="0.00003998" calcext:value-type="float">
            <text:p>0,00003998</text:p>
          </table:table-cell>
          <table:table-cell office:value-type="float" office:value="0.000043997" calcext:value-type="float">
            <text:p>0,000043997</text:p>
          </table:table-cell>
          <table:table-cell office:value-type="float" office:value="0.000039702" calcext:value-type="float">
            <text:p>0,000039702</text:p>
          </table:table-cell>
          <table:table-cell office:value-type="float" office:value="0.000065299" calcext:value-type="float">
            <text:p>0,000065299</text:p>
          </table:table-cell>
        </table:table-row>
        <table:table-row table:style-name="ro1">
          <table:table-cell table:number-columns-repeated="10"/>
          <table:table-cell office:value-type="float" office:value="0.00006675" calcext:value-type="float">
            <text:p>0,00006675</text:p>
          </table:table-cell>
          <table:table-cell office:value-type="float" office:value="0.000062019" calcext:value-type="float">
            <text:p>0,000062019</text:p>
          </table:table-cell>
          <table:table-cell table:number-columns-repeated="2"/>
          <table:table-cell office:value-type="float" office:value="0.00008617" calcext:value-type="float">
            <text:p>0,00008617</text:p>
          </table:table-cell>
          <table:table-cell office:value-type="float" office:value="0.000085152" calcext:value-type="float">
            <text:p>0,000085152</text:p>
          </table:table-cell>
          <table:table-cell office:value-type="float" office:value="0.000061368" calcext:value-type="float">
            <text:p>0,000061368</text:p>
          </table:table-cell>
          <table:table-cell office:value-type="float" office:value="0.000057081" calcext:value-type="float">
            <text:p>0,000057081</text:p>
          </table:table-cell>
          <table:table-cell office:value-type="float" office:value="0.000060756" calcext:value-type="float">
            <text:p>0,000060756</text:p>
          </table:table-cell>
          <table:table-cell office:value-type="float" office:value="0.000055236" calcext:value-type="float">
            <text:p>0,000055236</text:p>
          </table:table-cell>
          <table:table-cell office:value-type="float" office:value="0.000074634" calcext:value-type="float">
            <text:p>0,000074634</text:p>
          </table:table-cell>
          <table:table-cell office:value-type="float" office:value="0.000074173" calcext:value-type="float">
            <text:p>0,000074173</text:p>
          </table:table-cell>
          <table:table-cell office:value-type="float" office:value="0.000058368" calcext:value-type="float">
            <text:p>0,000058368</text:p>
          </table:table-cell>
          <table:table-cell office:value-type="float" office:value="0.000060278" calcext:value-type="float">
            <text:p>0,000060278</text:p>
          </table:table-cell>
          <table:table-cell office:value-type="float" office:value="0.000044728" calcext:value-type="float">
            <text:p>0,000044728</text:p>
          </table:table-cell>
          <table:table-cell office:value-type="float" office:value="0.000039449" calcext:value-type="float">
            <text:p>0,000039449</text:p>
          </table:table-cell>
          <table:table-cell office:value-type="float" office:value="0.000036914" calcext:value-type="float">
            <text:p>0,000036914</text:p>
          </table:table-cell>
          <table:table-cell office:value-type="float" office:value="0.000039274" calcext:value-type="float">
            <text:p>0,000039274</text:p>
          </table:table-cell>
          <table:table-cell office:value-type="float" office:value="0.000078688" calcext:value-type="float">
            <text:p>0,000078688</text:p>
          </table:table-cell>
          <table:table-cell office:value-type="float" office:value="0.000061702" calcext:value-type="float">
            <text:p>0,000061702</text:p>
          </table:table-cell>
          <table:table-cell office:value-type="float" office:value="0.000067832" calcext:value-type="float">
            <text:p>0,000067832</text:p>
          </table:table-cell>
          <table:table-cell office:value-type="float" office:value="0.000088137" calcext:value-type="float">
            <text:p>0,000088137</text:p>
          </table:table-cell>
          <table:table-cell office:value-type="float" office:value="0.000063608" calcext:value-type="float">
            <text:p>0,000063608</text:p>
          </table:table-cell>
          <table:table-cell office:value-type="float" office:value="0.000063066" calcext:value-type="float">
            <text:p>0,000063066</text:p>
          </table:table-cell>
        </table:table-row>
        <table:table-row table:style-name="ro1">
          <table:table-cell table:number-columns-repeated="10"/>
          <table:table-cell office:value-type="float" office:value="0.000064095" calcext:value-type="float">
            <text:p>0,000064095</text:p>
          </table:table-cell>
          <table:table-cell office:value-type="float" office:value="0.000062425" calcext:value-type="float">
            <text:p>0,000062425</text:p>
          </table:table-cell>
          <table:table-cell table:number-columns-repeated="2"/>
          <table:table-cell office:value-type="float" office:value="0.000349934" calcext:value-type="float">
            <text:p>0,000349934</text:p>
          </table:table-cell>
          <table:table-cell office:value-type="float" office:value="0.000060747" calcext:value-type="float">
            <text:p>0,000060747</text:p>
          </table:table-cell>
          <table:table-cell office:value-type="float" office:value="0.000063803" calcext:value-type="float">
            <text:p>0,000063803</text:p>
          </table:table-cell>
          <table:table-cell office:value-type="float" office:value="0.000061929" calcext:value-type="float">
            <text:p>0,000061929</text:p>
          </table:table-cell>
          <table:table-cell office:value-type="float" office:value="0.000061442" calcext:value-type="float">
            <text:p>0,000061442</text:p>
          </table:table-cell>
          <table:table-cell office:value-type="float" office:value="0.000061295" calcext:value-type="float">
            <text:p>0,000061295</text:p>
          </table:table-cell>
          <table:table-cell office:value-type="float" office:value="0.00005744" calcext:value-type="float">
            <text:p>0,00005744</text:p>
          </table:table-cell>
          <table:table-cell office:value-type="float" office:value="0.000058342" calcext:value-type="float">
            <text:p>0,000058342</text:p>
          </table:table-cell>
          <table:table-cell office:value-type="float" office:value="0.000082874" calcext:value-type="float">
            <text:p>0,000082874</text:p>
          </table:table-cell>
          <table:table-cell office:value-type="float" office:value="0.000080813" calcext:value-type="float">
            <text:p>0,000080813</text:p>
          </table:table-cell>
          <table:table-cell office:value-type="float" office:value="0.000065046" calcext:value-type="float">
            <text:p>0,000065046</text:p>
          </table:table-cell>
          <table:table-cell office:value-type="float" office:value="0.000092742" calcext:value-type="float">
            <text:p>0,000092742</text:p>
          </table:table-cell>
          <table:table-cell office:value-type="float" office:value="0.000066778" calcext:value-type="float">
            <text:p>0,000066778</text:p>
          </table:table-cell>
          <table:table-cell office:value-type="float" office:value="0.000084221" calcext:value-type="float">
            <text:p>0,000084221</text:p>
          </table:table-cell>
          <table:table-cell office:value-type="float" office:value="0.000062564" calcext:value-type="float">
            <text:p>0,000062564</text:p>
          </table:table-cell>
          <table:table-cell office:value-type="float" office:value="0.000077274" calcext:value-type="float">
            <text:p>0,000077274</text:p>
          </table:table-cell>
          <table:table-cell office:value-type="float" office:value="0.000061333" calcext:value-type="float">
            <text:p>0,000061333</text:p>
          </table:table-cell>
          <table:table-cell office:value-type="float" office:value="0.000039425" calcext:value-type="float">
            <text:p>0,000039425</text:p>
          </table:table-cell>
          <table:table-cell office:value-type="float" office:value="0.000042113" calcext:value-type="float">
            <text:p>0,000042113</text:p>
          </table:table-cell>
          <table:table-cell office:value-type="float" office:value="0.000063425" calcext:value-type="float">
            <text:p>0,000063425</text:p>
          </table:table-cell>
        </table:table-row>
        <table:table-row table:style-name="ro1">
          <table:table-cell table:number-columns-repeated="10"/>
          <table:table-cell office:value-type="float" office:value="0.000036911" calcext:value-type="float">
            <text:p>0,000036911</text:p>
          </table:table-cell>
          <table:table-cell office:value-type="float" office:value="0.000050875" calcext:value-type="float">
            <text:p>0,000050875</text:p>
          </table:table-cell>
          <table:table-cell table:number-columns-repeated="2"/>
          <table:table-cell office:value-type="float" office:value="0.000081517" calcext:value-type="float">
            <text:p>0,000081517</text:p>
          </table:table-cell>
          <table:table-cell office:value-type="float" office:value="0.000065665" calcext:value-type="float">
            <text:p>0,000065665</text:p>
          </table:table-cell>
          <table:table-cell office:value-type="float" office:value="0.00006086" calcext:value-type="float">
            <text:p>0,00006086</text:p>
          </table:table-cell>
          <table:table-cell office:value-type="float" office:value="0.000058507" calcext:value-type="float">
            <text:p>0,000058507</text:p>
          </table:table-cell>
          <table:table-cell office:value-type="float" office:value="0.000059487" calcext:value-type="float">
            <text:p>0,000059487</text:p>
          </table:table-cell>
          <table:table-cell office:value-type="float" office:value="0.000063879" calcext:value-type="float">
            <text:p>0,000063879</text:p>
          </table:table-cell>
          <table:table-cell office:value-type="float" office:value="0.000064874" calcext:value-type="float">
            <text:p>0,000064874</text:p>
          </table:table-cell>
          <table:table-cell office:value-type="float" office:value="0.000057789" calcext:value-type="float">
            <text:p>0,000057789</text:p>
          </table:table-cell>
          <table:table-cell office:value-type="float" office:value="0.000060967" calcext:value-type="float">
            <text:p>0,000060967</text:p>
          </table:table-cell>
          <table:table-cell office:value-type="float" office:value="0.00005463" calcext:value-type="float">
            <text:p>0,00005463</text:p>
          </table:table-cell>
          <table:table-cell office:value-type="float" office:value="0.000054013" calcext:value-type="float">
            <text:p>0,000054013</text:p>
          </table:table-cell>
          <table:table-cell office:value-type="float" office:value="0.000042573" calcext:value-type="float">
            <text:p>0,000042573</text:p>
          </table:table-cell>
          <table:table-cell office:value-type="float" office:value="0.000047771" calcext:value-type="float">
            <text:p>0,000047771</text:p>
          </table:table-cell>
          <table:table-cell office:value-type="float" office:value="0.000045218" calcext:value-type="float">
            <text:p>0,000045218</text:p>
          </table:table-cell>
          <table:table-cell office:value-type="float" office:value="0.000041311" calcext:value-type="float">
            <text:p>0,000041311</text:p>
          </table:table-cell>
          <table:table-cell office:value-type="float" office:value="0.000039588" calcext:value-type="float">
            <text:p>0,000039588</text:p>
          </table:table-cell>
          <table:table-cell office:value-type="float" office:value="0.00005678" calcext:value-type="float">
            <text:p>0,00005678</text:p>
          </table:table-cell>
          <table:table-cell office:value-type="float" office:value="0.000043335" calcext:value-type="float">
            <text:p>0,000043335</text:p>
          </table:table-cell>
          <table:table-cell office:value-type="float" office:value="0.000040447" calcext:value-type="float">
            <text:p>0,000040447</text:p>
          </table:table-cell>
          <table:table-cell office:value-type="float" office:value="0.000055147" calcext:value-type="float">
            <text:p>0,000055147</text:p>
          </table:table-cell>
        </table:table-row>
        <table:table-row table:style-name="ro1">
          <table:table-cell table:number-columns-repeated="10"/>
          <table:table-cell office:value-type="float" office:value="0.000037541" calcext:value-type="float">
            <text:p>0,000037541</text:p>
          </table:table-cell>
          <table:table-cell office:value-type="float" office:value="0.000044968" calcext:value-type="float">
            <text:p>0,000044968</text:p>
          </table:table-cell>
          <table:table-cell table:number-columns-repeated="2"/>
          <table:table-cell office:value-type="float" office:value="0.000063581" calcext:value-type="float">
            <text:p>0,000063581</text:p>
          </table:table-cell>
          <table:table-cell office:value-type="float" office:value="0.000060604" calcext:value-type="float">
            <text:p>0,000060604</text:p>
          </table:table-cell>
          <table:table-cell office:value-type="float" office:value="0.000057135" calcext:value-type="float">
            <text:p>0,000057135</text:p>
          </table:table-cell>
          <table:table-cell office:value-type="float" office:value="0.000060837" calcext:value-type="float">
            <text:p>0,000060837</text:p>
          </table:table-cell>
          <table:table-cell office:value-type="float" office:value="0.000074338" calcext:value-type="float">
            <text:p>0,000074338</text:p>
          </table:table-cell>
          <table:table-cell office:value-type="float" office:value="0.000060848" calcext:value-type="float">
            <text:p>0,000060848</text:p>
          </table:table-cell>
          <table:table-cell office:value-type="float" office:value="0.000076586" calcext:value-type="float">
            <text:p>0,000076586</text:p>
          </table:table-cell>
          <table:table-cell office:value-type="float" office:value="0.000059166" calcext:value-type="float">
            <text:p>0,000059166</text:p>
          </table:table-cell>
          <table:table-cell office:value-type="float" office:value="0.00008317" calcext:value-type="float">
            <text:p>0,00008317</text:p>
          </table:table-cell>
          <table:table-cell office:value-type="float" office:value="0.00006223" calcext:value-type="float">
            <text:p>0,00006223</text:p>
          </table:table-cell>
          <table:table-cell office:value-type="float" office:value="0.000046183" calcext:value-type="float">
            <text:p>0,000046183</text:p>
          </table:table-cell>
          <table:table-cell office:value-type="float" office:value="0.000066244" calcext:value-type="float">
            <text:p>0,000066244</text:p>
          </table:table-cell>
          <table:table-cell office:value-type="float" office:value="0.000039933" calcext:value-type="float">
            <text:p>0,000039933</text:p>
          </table:table-cell>
          <table:table-cell office:value-type="float" office:value="0.000053934" calcext:value-type="float">
            <text:p>0,000053934</text:p>
          </table:table-cell>
          <table:table-cell office:value-type="float" office:value="0.000054711" calcext:value-type="float">
            <text:p>0,000054711</text:p>
          </table:table-cell>
          <table:table-cell office:value-type="float" office:value="0.0000598" calcext:value-type="float">
            <text:p>0,0000598</text:p>
          </table:table-cell>
          <table:table-cell office:value-type="float" office:value="0.000050754" calcext:value-type="float">
            <text:p>0,000050754</text:p>
          </table:table-cell>
          <table:table-cell office:value-type="float" office:value="0.000045785" calcext:value-type="float">
            <text:p>0,000045785</text:p>
          </table:table-cell>
          <table:table-cell office:value-type="float" office:value="0.000052696" calcext:value-type="float">
            <text:p>0,000052696</text:p>
          </table:table-cell>
          <table:table-cell office:value-type="float" office:value="0.000052262" calcext:value-type="float">
            <text:p>0,000052262</text:p>
          </table:table-cell>
        </table:table-row>
        <table:table-row table:style-name="ro1">
          <table:table-cell table:number-columns-repeated="10"/>
          <table:table-cell office:value-type="float" office:value="0.000037259" calcext:value-type="float">
            <text:p>0,000037259</text:p>
          </table:table-cell>
          <table:table-cell office:value-type="float" office:value="0.000036461" calcext:value-type="float">
            <text:p>0,000036461</text:p>
          </table:table-cell>
          <table:table-cell table:number-columns-repeated="2"/>
          <table:table-cell office:value-type="float" office:value="0.000062665" calcext:value-type="float">
            <text:p>0,000062665</text:p>
          </table:table-cell>
          <table:table-cell office:value-type="float" office:value="0.000061027" calcext:value-type="float">
            <text:p>0,000061027</text:p>
          </table:table-cell>
          <table:table-cell office:value-type="float" office:value="0.000058369" calcext:value-type="float">
            <text:p>0,000058369</text:p>
          </table:table-cell>
          <table:table-cell office:value-type="float" office:value="0.000063254" calcext:value-type="float">
            <text:p>0,000063254</text:p>
          </table:table-cell>
          <table:table-cell office:value-type="float" office:value="0.000061415" calcext:value-type="float">
            <text:p>0,000061415</text:p>
          </table:table-cell>
          <table:table-cell office:value-type="float" office:value="0.000057737" calcext:value-type="float">
            <text:p>0,000057737</text:p>
          </table:table-cell>
          <table:table-cell office:value-type="float" office:value="0.000061047" calcext:value-type="float">
            <text:p>0,000061047</text:p>
          </table:table-cell>
          <table:table-cell office:value-type="float" office:value="0.000055987" calcext:value-type="float">
            <text:p>0,000055987</text:p>
          </table:table-cell>
          <table:table-cell office:value-type="float" office:value="0.000061538" calcext:value-type="float">
            <text:p>0,000061538</text:p>
          </table:table-cell>
          <table:table-cell office:value-type="float" office:value="0.000058537" calcext:value-type="float">
            <text:p>0,000058537</text:p>
          </table:table-cell>
          <table:table-cell office:value-type="float" office:value="0.000045351" calcext:value-type="float">
            <text:p>0,000045351</text:p>
          </table:table-cell>
          <table:table-cell office:value-type="float" office:value="0.000052907" calcext:value-type="float">
            <text:p>0,000052907</text:p>
          </table:table-cell>
          <table:table-cell office:value-type="float" office:value="0.000040581" calcext:value-type="float">
            <text:p>0,000040581</text:p>
          </table:table-cell>
          <table:table-cell office:value-type="float" office:value="0.000064096" calcext:value-type="float">
            <text:p>0,000064096</text:p>
          </table:table-cell>
          <table:table-cell office:value-type="float" office:value="0.00004995" calcext:value-type="float">
            <text:p>0,00004995</text:p>
          </table:table-cell>
          <table:table-cell office:value-type="float" office:value="0.000040703" calcext:value-type="float">
            <text:p>0,000040703</text:p>
          </table:table-cell>
          <table:table-cell office:value-type="float" office:value="0.00004763" calcext:value-type="float">
            <text:p>0,00004763</text:p>
          </table:table-cell>
          <table:table-cell office:value-type="float" office:value="0.000049245" calcext:value-type="float">
            <text:p>0,000049245</text:p>
          </table:table-cell>
          <table:table-cell office:value-type="float" office:value="0.000043294" calcext:value-type="float">
            <text:p>0,000043294</text:p>
          </table:table-cell>
          <table:table-cell office:value-type="float" office:value="0.000042954" calcext:value-type="float">
            <text:p>0,000042954</text:p>
          </table:table-cell>
        </table:table-row>
        <table:table-row table:style-name="ro1">
          <table:table-cell table:number-columns-repeated="10"/>
          <table:table-cell office:value-type="float" office:value="0.000035516" calcext:value-type="float">
            <text:p>0,000035516</text:p>
          </table:table-cell>
          <table:table-cell office:value-type="float" office:value="0.000036967" calcext:value-type="float">
            <text:p>0,000036967</text:p>
          </table:table-cell>
          <table:table-cell table:number-columns-repeated="2"/>
          <table:table-cell office:value-type="float" office:value="0.000058449" calcext:value-type="float">
            <text:p>0,000058449</text:p>
          </table:table-cell>
          <table:table-cell office:value-type="float" office:value="0.000062057" calcext:value-type="float">
            <text:p>0,000062057</text:p>
          </table:table-cell>
          <table:table-cell office:value-type="float" office:value="0.000063448" calcext:value-type="float">
            <text:p>0,000063448</text:p>
          </table:table-cell>
          <table:table-cell office:value-type="float" office:value="0.000094477" calcext:value-type="float">
            <text:p>0,000094477</text:p>
          </table:table-cell>
          <table:table-cell office:value-type="float" office:value="0.000058274" calcext:value-type="float">
            <text:p>0,000058274</text:p>
          </table:table-cell>
          <table:table-cell office:value-type="float" office:value="0.000084285" calcext:value-type="float">
            <text:p>0,000084285</text:p>
          </table:table-cell>
          <table:table-cell office:value-type="float" office:value="0.000062905" calcext:value-type="float">
            <text:p>0,000062905</text:p>
          </table:table-cell>
          <table:table-cell office:value-type="float" office:value="0.000061809" calcext:value-type="float">
            <text:p>0,000061809</text:p>
          </table:table-cell>
          <table:table-cell office:value-type="float" office:value="0.000061551" calcext:value-type="float">
            <text:p>0,000061551</text:p>
          </table:table-cell>
          <table:table-cell office:value-type="float" office:value="0.000061732" calcext:value-type="float">
            <text:p>0,000061732</text:p>
          </table:table-cell>
          <table:table-cell office:value-type="float" office:value="0.000050239" calcext:value-type="float">
            <text:p>0,000050239</text:p>
          </table:table-cell>
          <table:table-cell office:value-type="float" office:value="0.000055962" calcext:value-type="float">
            <text:p>0,000055962</text:p>
          </table:table-cell>
          <table:table-cell office:value-type="float" office:value="0.000046533" calcext:value-type="float">
            <text:p>0,000046533</text:p>
          </table:table-cell>
          <table:table-cell office:value-type="float" office:value="0.000052244" calcext:value-type="float">
            <text:p>0,000052244</text:p>
          </table:table-cell>
          <table:table-cell office:value-type="float" office:value="0.000040681" calcext:value-type="float">
            <text:p>0,000040681</text:p>
          </table:table-cell>
          <table:table-cell office:value-type="float" office:value="0.000053078" calcext:value-type="float">
            <text:p>0,000053078</text:p>
          </table:table-cell>
          <table:table-cell office:value-type="float" office:value="0.000082181" calcext:value-type="float">
            <text:p>0,000082181</text:p>
          </table:table-cell>
          <table:table-cell office:value-type="float" office:value="0.000083085" calcext:value-type="float">
            <text:p>0,000083085</text:p>
          </table:table-cell>
          <table:table-cell office:value-type="float" office:value="0.000076201" calcext:value-type="float">
            <text:p>0,000076201</text:p>
          </table:table-cell>
          <table:table-cell office:value-type="float" office:value="0.000104219" calcext:value-type="float">
            <text:p>0,000104219</text:p>
          </table:table-cell>
        </table:table-row>
        <table:table-row table:style-name="ro1">
          <table:table-cell table:number-columns-repeated="10"/>
          <table:table-cell office:value-type="float" office:value="0.000053346" calcext:value-type="float">
            <text:p>0,000053346</text:p>
          </table:table-cell>
          <table:table-cell office:value-type="float" office:value="0.000046921" calcext:value-type="float">
            <text:p>0,000046921</text:p>
          </table:table-cell>
          <table:table-cell table:number-columns-repeated="2"/>
          <table:table-cell office:value-type="float" office:value="0.000056724" calcext:value-type="float">
            <text:p>0,000056724</text:p>
          </table:table-cell>
          <table:table-cell office:value-type="float" office:value="0.000062375" calcext:value-type="float">
            <text:p>0,000062375</text:p>
          </table:table-cell>
          <table:table-cell office:value-type="float" office:value="0.000067334" calcext:value-type="float">
            <text:p>0,000067334</text:p>
          </table:table-cell>
          <table:table-cell office:value-type="float" office:value="0.000077721" calcext:value-type="float">
            <text:p>0,000077721</text:p>
          </table:table-cell>
          <table:table-cell office:value-type="float" office:value="0.000071789" calcext:value-type="float">
            <text:p>0,000071789</text:p>
          </table:table-cell>
          <table:table-cell office:value-type="float" office:value="0.000061967" calcext:value-type="float">
            <text:p>0,000061967</text:p>
          </table:table-cell>
          <table:table-cell office:value-type="float" office:value="0.000061032" calcext:value-type="float">
            <text:p>0,000061032</text:p>
          </table:table-cell>
          <table:table-cell office:value-type="float" office:value="0.00007603" calcext:value-type="float">
            <text:p>0,00007603</text:p>
          </table:table-cell>
          <table:table-cell office:value-type="float" office:value="0.000061653" calcext:value-type="float">
            <text:p>0,000061653</text:p>
          </table:table-cell>
          <table:table-cell office:value-type="float" office:value="0.000080372" calcext:value-type="float">
            <text:p>0,000080372</text:p>
          </table:table-cell>
          <table:table-cell office:value-type="float" office:value="0.000059976" calcext:value-type="float">
            <text:p>0,000059976</text:p>
          </table:table-cell>
          <table:table-cell office:value-type="float" office:value="0.000079862" calcext:value-type="float">
            <text:p>0,000079862</text:p>
          </table:table-cell>
          <table:table-cell office:value-type="float" office:value="0.000086278" calcext:value-type="float">
            <text:p>0,000086278</text:p>
          </table:table-cell>
          <table:table-cell office:value-type="float" office:value="0.000063753" calcext:value-type="float">
            <text:p>0,000063753</text:p>
          </table:table-cell>
          <table:table-cell office:value-type="float" office:value="0.000075872" calcext:value-type="float">
            <text:p>0,000075872</text:p>
          </table:table-cell>
          <table:table-cell office:value-type="float" office:value="0.000063471" calcext:value-type="float">
            <text:p>0,000063471</text:p>
          </table:table-cell>
          <table:table-cell office:value-type="float" office:value="0.00006914" calcext:value-type="float">
            <text:p>0,00006914</text:p>
          </table:table-cell>
          <table:table-cell office:value-type="float" office:value="0.000081192" calcext:value-type="float">
            <text:p>0,000081192</text:p>
          </table:table-cell>
          <table:table-cell office:value-type="float" office:value="0.000061494" calcext:value-type="float">
            <text:p>0,000061494</text:p>
          </table:table-cell>
          <table:table-cell office:value-type="float" office:value="0.000092827" calcext:value-type="float">
            <text:p>0,000092827</text:p>
          </table:table-cell>
        </table:table-row>
        <table:table-row table:style-name="ro1">
          <table:table-cell table:number-columns-repeated="10"/>
          <table:table-cell office:value-type="float" office:value="0.000048684" calcext:value-type="float">
            <text:p>0,000048684</text:p>
          </table:table-cell>
          <table:table-cell office:value-type="float" office:value="0.000078227" calcext:value-type="float">
            <text:p>0,000078227</text:p>
          </table:table-cell>
          <table:table-cell table:number-columns-repeated="2"/>
          <table:table-cell office:value-type="float" office:value="0.000062723" calcext:value-type="float">
            <text:p>0,000062723</text:p>
          </table:table-cell>
          <table:table-cell office:value-type="float" office:value="0.000062833" calcext:value-type="float">
            <text:p>0,000062833</text:p>
          </table:table-cell>
          <table:table-cell office:value-type="float" office:value="0.000056348" calcext:value-type="float">
            <text:p>0,000056348</text:p>
          </table:table-cell>
          <table:table-cell office:value-type="float" office:value="0.000062055" calcext:value-type="float">
            <text:p>0,000062055</text:p>
          </table:table-cell>
          <table:table-cell office:value-type="float" office:value="0.000060044" calcext:value-type="float">
            <text:p>0,000060044</text:p>
          </table:table-cell>
          <table:table-cell office:value-type="float" office:value="0.000061871" calcext:value-type="float">
            <text:p>0,000061871</text:p>
          </table:table-cell>
          <table:table-cell office:value-type="float" office:value="0.00005752" calcext:value-type="float">
            <text:p>0,00005752</text:p>
          </table:table-cell>
          <table:table-cell office:value-type="float" office:value="0.000056029" calcext:value-type="float">
            <text:p>0,000056029</text:p>
          </table:table-cell>
          <table:table-cell office:value-type="float" office:value="0.000058995" calcext:value-type="float">
            <text:p>0,000058995</text:p>
          </table:table-cell>
          <table:table-cell office:value-type="float" office:value="0.000057877" calcext:value-type="float">
            <text:p>0,000057877</text:p>
          </table:table-cell>
          <table:table-cell office:value-type="float" office:value="0.000061308" calcext:value-type="float">
            <text:p>0,000061308</text:p>
          </table:table-cell>
          <table:table-cell office:value-type="float" office:value="0.000041561" calcext:value-type="float">
            <text:p>0,000041561</text:p>
          </table:table-cell>
          <table:table-cell office:value-type="float" office:value="0.000035014" calcext:value-type="float">
            <text:p>0,000035014</text:p>
          </table:table-cell>
          <table:table-cell office:value-type="float" office:value="0.000037406" calcext:value-type="float">
            <text:p>0,000037406</text:p>
          </table:table-cell>
          <table:table-cell office:value-type="float" office:value="0.000046566" calcext:value-type="float">
            <text:p>0,000046566</text:p>
          </table:table-cell>
          <table:table-cell office:value-type="float" office:value="0.000076377" calcext:value-type="float">
            <text:p>0,000076377</text:p>
          </table:table-cell>
          <table:table-cell office:value-type="float" office:value="0.000058055" calcext:value-type="float">
            <text:p>0,000058055</text:p>
          </table:table-cell>
          <table:table-cell office:value-type="float" office:value="0.000087075" calcext:value-type="float">
            <text:p>0,000087075</text:p>
          </table:table-cell>
          <table:table-cell office:value-type="float" office:value="0.000061379" calcext:value-type="float">
            <text:p>0,000061379</text:p>
          </table:table-cell>
          <table:table-cell office:value-type="float" office:value="0.000098482" calcext:value-type="float">
            <text:p>0,000098482</text:p>
          </table:table-cell>
        </table:table-row>
        <table:table-row table:style-name="ro1">
          <table:table-cell table:number-columns-repeated="10"/>
          <table:table-cell office:value-type="float" office:value="0.000064237" calcext:value-type="float">
            <text:p>0,000064237</text:p>
          </table:table-cell>
          <table:table-cell office:value-type="float" office:value="0.000061897" calcext:value-type="float">
            <text:p>0,000061897</text:p>
          </table:table-cell>
          <table:table-cell table:number-columns-repeated="2"/>
          <table:table-cell office:value-type="float" office:value="0.000062367" calcext:value-type="float">
            <text:p>0,000062367</text:p>
          </table:table-cell>
          <table:table-cell office:value-type="float" office:value="0.000065048" calcext:value-type="float">
            <text:p>0,000065048</text:p>
          </table:table-cell>
          <table:table-cell office:value-type="float" office:value="0.000055614" calcext:value-type="float">
            <text:p>0,000055614</text:p>
          </table:table-cell>
          <table:table-cell office:value-type="float" office:value="0.000090798" calcext:value-type="float">
            <text:p>0,000090798</text:p>
          </table:table-cell>
          <table:table-cell office:value-type="float" office:value="0.000067466" calcext:value-type="float">
            <text:p>0,000067466</text:p>
          </table:table-cell>
          <table:table-cell office:value-type="float" office:value="0.000062744" calcext:value-type="float">
            <text:p>0,000062744</text:p>
          </table:table-cell>
          <table:table-cell office:value-type="float" office:value="0.000061845" calcext:value-type="float">
            <text:p>0,000061845</text:p>
          </table:table-cell>
          <table:table-cell office:value-type="float" office:value="0.000058139" calcext:value-type="float">
            <text:p>0,000058139</text:p>
          </table:table-cell>
          <table:table-cell office:value-type="float" office:value="0.000067238" calcext:value-type="float">
            <text:p>0,000067238</text:p>
          </table:table-cell>
          <table:table-cell office:value-type="float" office:value="0.000061637" calcext:value-type="float">
            <text:p>0,000061637</text:p>
          </table:table-cell>
          <table:table-cell office:value-type="float" office:value="0.000059029" calcext:value-type="float">
            <text:p>0,000059029</text:p>
          </table:table-cell>
          <table:table-cell office:value-type="float" office:value="0.000059707" calcext:value-type="float">
            <text:p>0,000059707</text:p>
          </table:table-cell>
          <table:table-cell office:value-type="float" office:value="0.000059194" calcext:value-type="float">
            <text:p>0,000059194</text:p>
          </table:table-cell>
          <table:table-cell office:value-type="float" office:value="0.000063099" calcext:value-type="float">
            <text:p>0,000063099</text:p>
          </table:table-cell>
          <table:table-cell office:value-type="float" office:value="0.000061609" calcext:value-type="float">
            <text:p>0,000061609</text:p>
          </table:table-cell>
          <table:table-cell office:value-type="float" office:value="0.000114699" calcext:value-type="float">
            <text:p>0,000114699</text:p>
          </table:table-cell>
          <table:table-cell office:value-type="float" office:value="0.000069787" calcext:value-type="float">
            <text:p>0,000069787</text:p>
          </table:table-cell>
          <table:table-cell office:value-type="float" office:value="0.000056654" calcext:value-type="float">
            <text:p>0,000056654</text:p>
          </table:table-cell>
          <table:table-cell office:value-type="float" office:value="0.000059794" calcext:value-type="float">
            <text:p>0,000059794</text:p>
          </table:table-cell>
          <table:table-cell office:value-type="float" office:value="0.00009031" calcext:value-type="float">
            <text:p>0,00009031</text:p>
          </table:table-cell>
        </table:table-row>
        <table:table-row table:style-name="ro1">
          <table:table-cell table:number-columns-repeated="10"/>
          <table:table-cell office:value-type="float" office:value="0.000074136" calcext:value-type="float">
            <text:p>0,000074136</text:p>
          </table:table-cell>
          <table:table-cell office:value-type="float" office:value="0.000064738" calcext:value-type="float">
            <text:p>0,000064738</text:p>
          </table:table-cell>
          <table:table-cell table:number-columns-repeated="2"/>
          <table:table-cell office:value-type="float" office:value="0.000062715" calcext:value-type="float">
            <text:p>0,000062715</text:p>
          </table:table-cell>
          <table:table-cell office:value-type="float" office:value="0.000060614" calcext:value-type="float">
            <text:p>0,000060614</text:p>
          </table:table-cell>
          <table:table-cell office:value-type="float" office:value="0.000057736" calcext:value-type="float">
            <text:p>0,000057736</text:p>
          </table:table-cell>
          <table:table-cell office:value-type="float" office:value="0.000060906" calcext:value-type="float">
            <text:p>0,000060906</text:p>
          </table:table-cell>
          <table:table-cell office:value-type="float" office:value="0.000061061" calcext:value-type="float">
            <text:p>0,000061061</text:p>
          </table:table-cell>
          <table:table-cell office:value-type="float" office:value="0.000062677" calcext:value-type="float">
            <text:p>0,000062677</text:p>
          </table:table-cell>
          <table:table-cell office:value-type="float" office:value="0.000057311" calcext:value-type="float">
            <text:p>0,000057311</text:p>
          </table:table-cell>
          <table:table-cell office:value-type="float" office:value="0.000066924" calcext:value-type="float">
            <text:p>0,000066924</text:p>
          </table:table-cell>
          <table:table-cell office:value-type="float" office:value="0.00008916" calcext:value-type="float">
            <text:p>0,00008916</text:p>
          </table:table-cell>
          <table:table-cell office:value-type="float" office:value="0.000078769" calcext:value-type="float">
            <text:p>0,000078769</text:p>
          </table:table-cell>
          <table:table-cell office:value-type="float" office:value="0.000072409" calcext:value-type="float">
            <text:p>0,000072409</text:p>
          </table:table-cell>
          <table:table-cell office:value-type="float" office:value="0.000063058" calcext:value-type="float">
            <text:p>0,000063058</text:p>
          </table:table-cell>
          <table:table-cell office:value-type="float" office:value="0.00003949" calcext:value-type="float">
            <text:p>0,00003949</text:p>
          </table:table-cell>
          <table:table-cell office:value-type="float" office:value="0.000040586" calcext:value-type="float">
            <text:p>0,000040586</text:p>
          </table:table-cell>
          <table:table-cell office:value-type="float" office:value="0.000043097" calcext:value-type="float">
            <text:p>0,000043097</text:p>
          </table:table-cell>
          <table:table-cell office:value-type="float" office:value="0.000040355" calcext:value-type="float">
            <text:p>0,000040355</text:p>
          </table:table-cell>
          <table:table-cell office:value-type="float" office:value="0.000043052" calcext:value-type="float">
            <text:p>0,000043052</text:p>
          </table:table-cell>
          <table:table-cell office:value-type="float" office:value="0.000037874" calcext:value-type="float">
            <text:p>0,000037874</text:p>
          </table:table-cell>
          <table:table-cell office:value-type="float" office:value="0.00004201" calcext:value-type="float">
            <text:p>0,00004201</text:p>
          </table:table-cell>
          <table:table-cell office:value-type="float" office:value="0.000052294" calcext:value-type="float">
            <text:p>0,000052294</text:p>
          </table:table-cell>
        </table:table-row>
        <table:table-row table:style-name="ro1">
          <table:table-cell table:number-columns-repeated="10"/>
          <table:table-cell office:value-type="float" office:value="0.000056573" calcext:value-type="float">
            <text:p>0,000056573</text:p>
          </table:table-cell>
          <table:table-cell office:value-type="float" office:value="0.000064013" calcext:value-type="float">
            <text:p>0,000064013</text:p>
          </table:table-cell>
          <table:table-cell table:number-columns-repeated="2"/>
          <table:table-cell office:value-type="float" office:value="0.000076716" calcext:value-type="float">
            <text:p>0,000076716</text:p>
          </table:table-cell>
          <table:table-cell office:value-type="float" office:value="0.000066651" calcext:value-type="float">
            <text:p>0,000066651</text:p>
          </table:table-cell>
          <table:table-cell office:value-type="float" office:value="0.000061857" calcext:value-type="float">
            <text:p>0,000061857</text:p>
          </table:table-cell>
          <table:table-cell office:value-type="float" office:value="0.000063946" calcext:value-type="float">
            <text:p>0,000063946</text:p>
          </table:table-cell>
          <table:table-cell office:value-type="float" office:value="0.000078448" calcext:value-type="float">
            <text:p>0,000078448</text:p>
          </table:table-cell>
          <table:table-cell office:value-type="float" office:value="0.000062901" calcext:value-type="float">
            <text:p>0,000062901</text:p>
          </table:table-cell>
          <table:table-cell office:value-type="float" office:value="0.000064541" calcext:value-type="float">
            <text:p>0,000064541</text:p>
          </table:table-cell>
          <table:table-cell office:value-type="float" office:value="0.000061406" calcext:value-type="float">
            <text:p>0,000061406</text:p>
          </table:table-cell>
          <table:table-cell office:value-type="float" office:value="0.00007729" calcext:value-type="float">
            <text:p>0,00007729</text:p>
          </table:table-cell>
          <table:table-cell office:value-type="float" office:value="0.000061519" calcext:value-type="float">
            <text:p>0,000061519</text:p>
          </table:table-cell>
          <table:table-cell office:value-type="float" office:value="0.000061655" calcext:value-type="float">
            <text:p>0,000061655</text:p>
          </table:table-cell>
          <table:table-cell office:value-type="float" office:value="0.000052682" calcext:value-type="float">
            <text:p>0,000052682</text:p>
          </table:table-cell>
          <table:table-cell office:value-type="float" office:value="0.000051028" calcext:value-type="float">
            <text:p>0,000051028</text:p>
          </table:table-cell>
          <table:table-cell office:value-type="float" office:value="0.000054518" calcext:value-type="float">
            <text:p>0,000054518</text:p>
          </table:table-cell>
          <table:table-cell office:value-type="float" office:value="0.000061094" calcext:value-type="float">
            <text:p>0,000061094</text:p>
          </table:table-cell>
          <table:table-cell office:value-type="float" office:value="0.000038362" calcext:value-type="float">
            <text:p>0,000038362</text:p>
          </table:table-cell>
          <table:table-cell office:value-type="float" office:value="0.000052397" calcext:value-type="float">
            <text:p>0,000052397</text:p>
          </table:table-cell>
          <table:table-cell office:value-type="float" office:value="0.000038123" calcext:value-type="float">
            <text:p>0,000038123</text:p>
          </table:table-cell>
          <table:table-cell office:value-type="float" office:value="0.000037982" calcext:value-type="float">
            <text:p>0,000037982</text:p>
          </table:table-cell>
          <table:table-cell office:value-type="float" office:value="0.000054692" calcext:value-type="float">
            <text:p>0,000054692</text:p>
          </table:table-cell>
        </table:table-row>
        <table:table-row table:style-name="ro1">
          <table:table-cell table:number-columns-repeated="10"/>
          <table:table-cell office:value-type="float" office:value="0.000060643" calcext:value-type="float">
            <text:p>0,000060643</text:p>
          </table:table-cell>
          <table:table-cell office:value-type="float" office:value="0.000057297" calcext:value-type="float">
            <text:p>0,000057297</text:p>
          </table:table-cell>
          <table:table-cell table:number-columns-repeated="2"/>
          <table:table-cell office:value-type="float" office:value="0.000059237" calcext:value-type="float">
            <text:p>0,000059237</text:p>
          </table:table-cell>
          <table:table-cell office:value-type="float" office:value="0.000061405" calcext:value-type="float">
            <text:p>0,000061405</text:p>
          </table:table-cell>
          <table:table-cell office:value-type="float" office:value="0.00005689" calcext:value-type="float">
            <text:p>0,00005689</text:p>
          </table:table-cell>
          <table:table-cell office:value-type="float" office:value="0.0000584" calcext:value-type="float">
            <text:p>0,0000584</text:p>
          </table:table-cell>
          <table:table-cell office:value-type="float" office:value="0.000062584" calcext:value-type="float">
            <text:p>0,000062584</text:p>
          </table:table-cell>
          <table:table-cell office:value-type="float" office:value="0.000057293" calcext:value-type="float">
            <text:p>0,000057293</text:p>
          </table:table-cell>
          <table:table-cell office:value-type="float" office:value="0.000061043" calcext:value-type="float">
            <text:p>0,000061043</text:p>
          </table:table-cell>
          <table:table-cell office:value-type="float" office:value="0.000062865" calcext:value-type="float">
            <text:p>0,000062865</text:p>
          </table:table-cell>
          <table:table-cell office:value-type="float" office:value="0.000059033" calcext:value-type="float">
            <text:p>0,000059033</text:p>
          </table:table-cell>
          <table:table-cell office:value-type="float" office:value="0.000058733" calcext:value-type="float">
            <text:p>0,000058733</text:p>
          </table:table-cell>
          <table:table-cell office:value-type="float" office:value="0.000044523" calcext:value-type="float">
            <text:p>0,000044523</text:p>
          </table:table-cell>
          <table:table-cell office:value-type="float" office:value="0.000039226" calcext:value-type="float">
            <text:p>0,000039226</text:p>
          </table:table-cell>
          <table:table-cell office:value-type="float" office:value="0.000040701" calcext:value-type="float">
            <text:p>0,000040701</text:p>
          </table:table-cell>
          <table:table-cell office:value-type="float" office:value="0.000054013" calcext:value-type="float">
            <text:p>0,000054013</text:p>
          </table:table-cell>
          <table:table-cell office:value-type="float" office:value="0.000039462" calcext:value-type="float">
            <text:p>0,000039462</text:p>
          </table:table-cell>
          <table:table-cell office:value-type="float" office:value="0.000036805" calcext:value-type="float">
            <text:p>0,000036805</text:p>
          </table:table-cell>
          <table:table-cell office:value-type="float" office:value="0.000046733" calcext:value-type="float">
            <text:p>0,000046733</text:p>
          </table:table-cell>
          <table:table-cell office:value-type="float" office:value="0.000055997" calcext:value-type="float">
            <text:p>0,000055997</text:p>
          </table:table-cell>
          <table:table-cell office:value-type="float" office:value="0.000041661" calcext:value-type="float">
            <text:p>0,000041661</text:p>
          </table:table-cell>
          <table:table-cell office:value-type="float" office:value="0.000037894" calcext:value-type="float">
            <text:p>0,000037894</text:p>
          </table:table-cell>
        </table:table-row>
        <table:table-row table:style-name="ro1">
          <table:table-cell table:number-columns-repeated="10"/>
          <table:table-cell office:value-type="float" office:value="0.000066055" calcext:value-type="float">
            <text:p>0,000066055</text:p>
          </table:table-cell>
          <table:table-cell office:value-type="float" office:value="0.000075745" calcext:value-type="float">
            <text:p>0,000075745</text:p>
          </table:table-cell>
          <table:table-cell table:number-columns-repeated="2"/>
          <table:table-cell office:value-type="float" office:value="0.000097951" calcext:value-type="float">
            <text:p>0,000097951</text:p>
          </table:table-cell>
          <table:table-cell office:value-type="float" office:value="0.000057555" calcext:value-type="float">
            <text:p>0,000057555</text:p>
          </table:table-cell>
          <table:table-cell office:value-type="float" office:value="0.000059493" calcext:value-type="float">
            <text:p>0,000059493</text:p>
          </table:table-cell>
          <table:table-cell office:value-type="float" office:value="0.00006671" calcext:value-type="float">
            <text:p>0,00006671</text:p>
          </table:table-cell>
          <table:table-cell office:value-type="float" office:value="0.000064723" calcext:value-type="float">
            <text:p>0,000064723</text:p>
          </table:table-cell>
          <table:table-cell office:value-type="float" office:value="0.000062297" calcext:value-type="float">
            <text:p>0,000062297</text:p>
          </table:table-cell>
          <table:table-cell office:value-type="float" office:value="0.000060927" calcext:value-type="float">
            <text:p>0,000060927</text:p>
          </table:table-cell>
          <table:table-cell office:value-type="float" office:value="0.000063195" calcext:value-type="float">
            <text:p>0,000063195</text:p>
          </table:table-cell>
          <table:table-cell office:value-type="float" office:value="0.000057704" calcext:value-type="float">
            <text:p>0,000057704</text:p>
          </table:table-cell>
          <table:table-cell office:value-type="float" office:value="0.000063409" calcext:value-type="float">
            <text:p>0,000063409</text:p>
          </table:table-cell>
          <table:table-cell office:value-type="float" office:value="0.000035898" calcext:value-type="float">
            <text:p>0,000035898</text:p>
          </table:table-cell>
          <table:table-cell office:value-type="float" office:value="0.000056729" calcext:value-type="float">
            <text:p>0,000056729</text:p>
          </table:table-cell>
          <table:table-cell office:value-type="float" office:value="0.000065731" calcext:value-type="float">
            <text:p>0,000065731</text:p>
          </table:table-cell>
          <table:table-cell office:value-type="float" office:value="0.000061965" calcext:value-type="float">
            <text:p>0,000061965</text:p>
          </table:table-cell>
          <table:table-cell office:value-type="float" office:value="0.000063032" calcext:value-type="float">
            <text:p>0,000063032</text:p>
          </table:table-cell>
          <table:table-cell office:value-type="float" office:value="0.000063674" calcext:value-type="float">
            <text:p>0,000063674</text:p>
          </table:table-cell>
          <table:table-cell office:value-type="float" office:value="0.000100348" calcext:value-type="float">
            <text:p>0,000100348</text:p>
          </table:table-cell>
          <table:table-cell office:value-type="float" office:value="0.000059261" calcext:value-type="float">
            <text:p>0,000059261</text:p>
          </table:table-cell>
          <table:table-cell office:value-type="float" office:value="0.000060788" calcext:value-type="float">
            <text:p>0,000060788</text:p>
          </table:table-cell>
          <table:table-cell office:value-type="float" office:value="0.000061372" calcext:value-type="float">
            <text:p>0,000061372</text:p>
          </table:table-cell>
        </table:table-row>
        <table:table-row table:style-name="ro1">
          <table:table-cell table:number-columns-repeated="10"/>
          <table:table-cell office:value-type="float" office:value="0.000074918" calcext:value-type="float">
            <text:p>0,000074918</text:p>
          </table:table-cell>
          <table:table-cell office:value-type="float" office:value="0.000058316" calcext:value-type="float">
            <text:p>0,000058316</text:p>
          </table:table-cell>
          <table:table-cell table:number-columns-repeated="2"/>
          <table:table-cell office:value-type="float" office:value="0.000066361" calcext:value-type="float">
            <text:p>0,000066361</text:p>
          </table:table-cell>
          <table:table-cell office:value-type="float" office:value="0.000063519" calcext:value-type="float">
            <text:p>0,000063519</text:p>
          </table:table-cell>
          <table:table-cell office:value-type="float" office:value="0.000064196" calcext:value-type="float">
            <text:p>0,000064196</text:p>
          </table:table-cell>
          <table:table-cell office:value-type="float" office:value="0.000073543" calcext:value-type="float">
            <text:p>0,000073543</text:p>
          </table:table-cell>
          <table:table-cell office:value-type="float" office:value="0.000039984" calcext:value-type="float">
            <text:p>0,000039984</text:p>
          </table:table-cell>
          <table:table-cell office:value-type="float" office:value="0.000052633" calcext:value-type="float">
            <text:p>0,000052633</text:p>
          </table:table-cell>
          <table:table-cell office:value-type="float" office:value="0.000052905" calcext:value-type="float">
            <text:p>0,000052905</text:p>
          </table:table-cell>
          <table:table-cell office:value-type="float" office:value="0.000058312" calcext:value-type="float">
            <text:p>0,000058312</text:p>
          </table:table-cell>
          <table:table-cell office:value-type="float" office:value="0.000069056" calcext:value-type="float">
            <text:p>0,000069056</text:p>
          </table:table-cell>
          <table:table-cell office:value-type="float" office:value="0.000059276" calcext:value-type="float">
            <text:p>0,000059276</text:p>
          </table:table-cell>
          <table:table-cell office:value-type="float" office:value="0.000062006" calcext:value-type="float">
            <text:p>0,000062006</text:p>
          </table:table-cell>
          <table:table-cell office:value-type="float" office:value="0.000065453" calcext:value-type="float">
            <text:p>0,000065453</text:p>
          </table:table-cell>
          <table:table-cell office:value-type="float" office:value="0.000060724" calcext:value-type="float">
            <text:p>0,000060724</text:p>
          </table:table-cell>
          <table:table-cell office:value-type="float" office:value="0.000062618" calcext:value-type="float">
            <text:p>0,000062618</text:p>
          </table:table-cell>
          <table:table-cell office:value-type="float" office:value="0.000062157" calcext:value-type="float">
            <text:p>0,000062157</text:p>
          </table:table-cell>
          <table:table-cell office:value-type="float" office:value="0.000061783" calcext:value-type="float">
            <text:p>0,000061783</text:p>
          </table:table-cell>
          <table:table-cell office:value-type="float" office:value="0.000058056" calcext:value-type="float">
            <text:p>0,000058056</text:p>
          </table:table-cell>
          <table:table-cell office:value-type="float" office:value="0.000061918" calcext:value-type="float">
            <text:p>0,000061918</text:p>
          </table:table-cell>
          <table:table-cell office:value-type="float" office:value="0.000061787" calcext:value-type="float">
            <text:p>0,000061787</text:p>
          </table:table-cell>
          <table:table-cell office:value-type="float" office:value="0.000062894" calcext:value-type="float">
            <text:p>0,000062894</text:p>
          </table:table-cell>
        </table:table-row>
        <table:table-row table:style-name="ro1">
          <table:table-cell table:number-columns-repeated="10"/>
          <table:table-cell office:value-type="float" office:value="0.000058428" calcext:value-type="float">
            <text:p>0,000058428</text:p>
          </table:table-cell>
          <table:table-cell office:value-type="float" office:value="0.000055382" calcext:value-type="float">
            <text:p>0,000055382</text:p>
          </table:table-cell>
          <table:table-cell table:number-columns-repeated="2"/>
          <table:table-cell office:value-type="float" office:value="0.000063571" calcext:value-type="float">
            <text:p>0,000063571</text:p>
          </table:table-cell>
          <table:table-cell office:value-type="float" office:value="0.000059189" calcext:value-type="float">
            <text:p>0,000059189</text:p>
          </table:table-cell>
          <table:table-cell office:value-type="float" office:value="0.000074153" calcext:value-type="float">
            <text:p>0,000074153</text:p>
          </table:table-cell>
          <table:table-cell office:value-type="float" office:value="0.00006014" calcext:value-type="float">
            <text:p>0,00006014</text:p>
          </table:table-cell>
          <table:table-cell office:value-type="float" office:value="0.000058143" calcext:value-type="float">
            <text:p>0,000058143</text:p>
          </table:table-cell>
          <table:table-cell office:value-type="float" office:value="0.000072352" calcext:value-type="float">
            <text:p>0,000072352</text:p>
          </table:table-cell>
          <table:table-cell office:value-type="float" office:value="0.000064911" calcext:value-type="float">
            <text:p>0,000064911</text:p>
          </table:table-cell>
          <table:table-cell office:value-type="float" office:value="0.00005995" calcext:value-type="float">
            <text:p>0,00005995</text:p>
          </table:table-cell>
          <table:table-cell office:value-type="float" office:value="0.000062661" calcext:value-type="float">
            <text:p>0,000062661</text:p>
          </table:table-cell>
          <table:table-cell office:value-type="float" office:value="0.000076286" calcext:value-type="float">
            <text:p>0,000076286</text:p>
          </table:table-cell>
          <table:table-cell office:value-type="float" office:value="0.000060461" calcext:value-type="float">
            <text:p>0,000060461</text:p>
          </table:table-cell>
          <table:table-cell office:value-type="float" office:value="0.000061308" calcext:value-type="float">
            <text:p>0,000061308</text:p>
          </table:table-cell>
          <table:table-cell office:value-type="float" office:value="0.000060114" calcext:value-type="float">
            <text:p>0,000060114</text:p>
          </table:table-cell>
          <table:table-cell office:value-type="float" office:value="0.000067217" calcext:value-type="float">
            <text:p>0,000067217</text:p>
          </table:table-cell>
          <table:table-cell office:value-type="float" office:value="0.000038248" calcext:value-type="float">
            <text:p>0,000038248</text:p>
          </table:table-cell>
          <table:table-cell office:value-type="float" office:value="0.000062133" calcext:value-type="float">
            <text:p>0,000062133</text:p>
          </table:table-cell>
          <table:table-cell office:value-type="float" office:value="0.000053705" calcext:value-type="float">
            <text:p>0,000053705</text:p>
          </table:table-cell>
          <table:table-cell office:value-type="float" office:value="0.000039838" calcext:value-type="float">
            <text:p>0,000039838</text:p>
          </table:table-cell>
          <table:table-cell office:value-type="float" office:value="0.000051067" calcext:value-type="float">
            <text:p>0,000051067</text:p>
          </table:table-cell>
          <table:table-cell office:value-type="float" office:value="0.000040114" calcext:value-type="float">
            <text:p>0,000040114</text:p>
          </table:table-cell>
        </table:table-row>
        <table:table-row table:style-name="ro1">
          <table:table-cell table:number-columns-repeated="10"/>
          <table:table-cell office:value-type="float" office:value="0.00006215" calcext:value-type="float">
            <text:p>0,00006215</text:p>
          </table:table-cell>
          <table:table-cell office:value-type="float" office:value="0.000061883" calcext:value-type="float">
            <text:p>0,000061883</text:p>
          </table:table-cell>
          <table:table-cell table:number-columns-repeated="2"/>
          <table:table-cell office:value-type="float" office:value="0.000063916" calcext:value-type="float">
            <text:p>0,000063916</text:p>
          </table:table-cell>
          <table:table-cell office:value-type="float" office:value="0.000063435" calcext:value-type="float">
            <text:p>0,000063435</text:p>
          </table:table-cell>
          <table:table-cell office:value-type="float" office:value="0.000062117" calcext:value-type="float">
            <text:p>0,000062117</text:p>
          </table:table-cell>
          <table:table-cell office:value-type="float" office:value="0.000060879" calcext:value-type="float">
            <text:p>0,000060879</text:p>
          </table:table-cell>
          <table:table-cell office:value-type="float" office:value="0.000058989" calcext:value-type="float">
            <text:p>0,000058989</text:p>
          </table:table-cell>
          <table:table-cell office:value-type="float" office:value="0.0000581" calcext:value-type="float">
            <text:p>0,0000581</text:p>
          </table:table-cell>
          <table:table-cell office:value-type="float" office:value="0.000062266" calcext:value-type="float">
            <text:p>0,000062266</text:p>
          </table:table-cell>
          <table:table-cell office:value-type="float" office:value="0.000058399" calcext:value-type="float">
            <text:p>0,000058399</text:p>
          </table:table-cell>
          <table:table-cell office:value-type="float" office:value="0.0000613" calcext:value-type="float">
            <text:p>0,0000613</text:p>
          </table:table-cell>
          <table:table-cell office:value-type="float" office:value="0.000056602" calcext:value-type="float">
            <text:p>0,000056602</text:p>
          </table:table-cell>
          <table:table-cell office:value-type="float" office:value="0.000037202" calcext:value-type="float">
            <text:p>0,000037202</text:p>
          </table:table-cell>
          <table:table-cell office:value-type="float" office:value="0.000051526" calcext:value-type="float">
            <text:p>0,000051526</text:p>
          </table:table-cell>
          <table:table-cell office:value-type="float" office:value="0.000080699" calcext:value-type="float">
            <text:p>0,000080699</text:p>
          </table:table-cell>
          <table:table-cell office:value-type="float" office:value="0.000040091" calcext:value-type="float">
            <text:p>0,000040091</text:p>
          </table:table-cell>
          <table:table-cell office:value-type="float" office:value="0.000042665" calcext:value-type="float">
            <text:p>0,000042665</text:p>
          </table:table-cell>
          <table:table-cell office:value-type="float" office:value="0.000041024" calcext:value-type="float">
            <text:p>0,000041024</text:p>
          </table:table-cell>
          <table:table-cell office:value-type="float" office:value="0.000038642" calcext:value-type="float">
            <text:p>0,000038642</text:p>
          </table:table-cell>
          <table:table-cell office:value-type="float" office:value="0.00003854" calcext:value-type="float">
            <text:p>0,00003854</text:p>
          </table:table-cell>
          <table:table-cell office:value-type="float" office:value="0.00005577" calcext:value-type="float">
            <text:p>0,00005577</text:p>
          </table:table-cell>
          <table:table-cell office:value-type="float" office:value="0.000067646" calcext:value-type="float">
            <text:p>0,000067646</text:p>
          </table:table-cell>
        </table:table-row>
        <table:table-row table:style-name="ro1">
          <table:table-cell table:number-columns-repeated="10"/>
          <table:table-cell office:value-type="float" office:value="0.00006493" calcext:value-type="float">
            <text:p>0,00006493</text:p>
          </table:table-cell>
          <table:table-cell office:value-type="float" office:value="0.000058344" calcext:value-type="float">
            <text:p>0,000058344</text:p>
          </table:table-cell>
          <table:table-cell table:number-columns-repeated="2"/>
          <table:table-cell office:value-type="float" office:value="0.000057841" calcext:value-type="float">
            <text:p>0,000057841</text:p>
          </table:table-cell>
          <table:table-cell office:value-type="float" office:value="0.000047784" calcext:value-type="float">
            <text:p>0,000047784</text:p>
          </table:table-cell>
          <table:table-cell office:value-type="float" office:value="0.000051028" calcext:value-type="float">
            <text:p>0,000051028</text:p>
          </table:table-cell>
          <table:table-cell office:value-type="float" office:value="0.000076631" calcext:value-type="float">
            <text:p>0,000076631</text:p>
          </table:table-cell>
          <table:table-cell office:value-type="float" office:value="0.000078646" calcext:value-type="float">
            <text:p>0,000078646</text:p>
          </table:table-cell>
          <table:table-cell office:value-type="float" office:value="0.00007159" calcext:value-type="float">
            <text:p>0,00007159</text:p>
          </table:table-cell>
          <table:table-cell office:value-type="float" office:value="0.000058765" calcext:value-type="float">
            <text:p>0,000058765</text:p>
          </table:table-cell>
          <table:table-cell office:value-type="float" office:value="0.000075303" calcext:value-type="float">
            <text:p>0,000075303</text:p>
          </table:table-cell>
          <table:table-cell office:value-type="float" office:value="0.000064381" calcext:value-type="float">
            <text:p>0,000064381</text:p>
          </table:table-cell>
          <table:table-cell office:value-type="float" office:value="0.000056829" calcext:value-type="float">
            <text:p>0,000056829</text:p>
          </table:table-cell>
          <table:table-cell office:value-type="float" office:value="0.000058083" calcext:value-type="float">
            <text:p>0,000058083</text:p>
          </table:table-cell>
          <table:table-cell office:value-type="float" office:value="0.000064894" calcext:value-type="float">
            <text:p>0,000064894</text:p>
          </table:table-cell>
          <table:table-cell office:value-type="float" office:value="0.000057386" calcext:value-type="float">
            <text:p>0,000057386</text:p>
          </table:table-cell>
          <table:table-cell office:value-type="float" office:value="0.000040113" calcext:value-type="float">
            <text:p>0,000040113</text:p>
          </table:table-cell>
          <table:table-cell office:value-type="float" office:value="0.000039367" calcext:value-type="float">
            <text:p>0,000039367</text:p>
          </table:table-cell>
          <table:table-cell office:value-type="float" office:value="0.000036799" calcext:value-type="float">
            <text:p>0,000036799</text:p>
          </table:table-cell>
          <table:table-cell office:value-type="float" office:value="0.000054752" calcext:value-type="float">
            <text:p>0,000054752</text:p>
          </table:table-cell>
          <table:table-cell office:value-type="float" office:value="0.000061161" calcext:value-type="float">
            <text:p>0,000061161</text:p>
          </table:table-cell>
          <table:table-cell office:value-type="float" office:value="0.000041987" calcext:value-type="float">
            <text:p>0,000041987</text:p>
          </table:table-cell>
          <table:table-cell office:value-type="float" office:value="0.000052465" calcext:value-type="float">
            <text:p>0,000052465</text:p>
          </table:table-cell>
        </table:table-row>
        <table:table-row table:style-name="ro1">
          <table:table-cell table:number-columns-repeated="10"/>
          <table:table-cell office:value-type="float" office:value="0.000074779" calcext:value-type="float">
            <text:p>0,000074779</text:p>
          </table:table-cell>
          <table:table-cell office:value-type="float" office:value="0.000060641" calcext:value-type="float">
            <text:p>0,000060641</text:p>
          </table:table-cell>
          <table:table-cell table:number-columns-repeated="2"/>
          <table:table-cell office:value-type="float" office:value="0.000090201" calcext:value-type="float">
            <text:p>0,000090201</text:p>
          </table:table-cell>
          <table:table-cell office:value-type="float" office:value="0.000057489" calcext:value-type="float">
            <text:p>0,000057489</text:p>
          </table:table-cell>
          <table:table-cell office:value-type="float" office:value="0.000063887" calcext:value-type="float">
            <text:p>0,000063887</text:p>
          </table:table-cell>
          <table:table-cell office:value-type="float" office:value="0.000060196" calcext:value-type="float">
            <text:p>0,000060196</text:p>
          </table:table-cell>
          <table:table-cell office:value-type="float" office:value="0.000060337" calcext:value-type="float">
            <text:p>0,000060337</text:p>
          </table:table-cell>
          <table:table-cell office:value-type="float" office:value="0.00006614" calcext:value-type="float">
            <text:p>0,00006614</text:p>
          </table:table-cell>
          <table:table-cell office:value-type="float" office:value="0.000061538" calcext:value-type="float">
            <text:p>0,000061538</text:p>
          </table:table-cell>
          <table:table-cell office:value-type="float" office:value="0.000122072" calcext:value-type="float">
            <text:p>0,000122072</text:p>
          </table:table-cell>
          <table:table-cell office:value-type="float" office:value="0.000079645" calcext:value-type="float">
            <text:p>0,000079645</text:p>
          </table:table-cell>
          <table:table-cell office:value-type="float" office:value="0.000079641" calcext:value-type="float">
            <text:p>0,000079641</text:p>
          </table:table-cell>
          <table:table-cell office:value-type="float" office:value="0.00003975" calcext:value-type="float">
            <text:p>0,00003975</text:p>
          </table:table-cell>
          <table:table-cell office:value-type="float" office:value="0.000048799" calcext:value-type="float">
            <text:p>0,000048799</text:p>
          </table:table-cell>
          <table:table-cell office:value-type="float" office:value="0.000047284" calcext:value-type="float">
            <text:p>0,000047284</text:p>
          </table:table-cell>
          <table:table-cell office:value-type="float" office:value="0.000037981" calcext:value-type="float">
            <text:p>0,000037981</text:p>
          </table:table-cell>
          <table:table-cell office:value-type="float" office:value="0.00005221" calcext:value-type="float">
            <text:p>0,00005221</text:p>
          </table:table-cell>
          <table:table-cell office:value-type="float" office:value="0.000049906" calcext:value-type="float">
            <text:p>0,000049906</text:p>
          </table:table-cell>
          <table:table-cell office:value-type="float" office:value="0.000463364" calcext:value-type="float">
            <text:p>0,000463364</text:p>
          </table:table-cell>
          <table:table-cell office:value-type="float" office:value="0.000061515" calcext:value-type="float">
            <text:p>0,000061515</text:p>
          </table:table-cell>
          <table:table-cell office:value-type="float" office:value="0.000061647" calcext:value-type="float">
            <text:p>0,000061647</text:p>
          </table:table-cell>
          <table:table-cell office:value-type="float" office:value="0.000100818" calcext:value-type="float">
            <text:p>0,000100818</text:p>
          </table:table-cell>
        </table:table-row>
        <table:table-row table:style-name="ro1">
          <table:table-cell table:number-columns-repeated="10"/>
          <table:table-cell office:value-type="float" office:value="0.00005767" calcext:value-type="float">
            <text:p>0,00005767</text:p>
          </table:table-cell>
          <table:table-cell office:value-type="float" office:value="0.000059234" calcext:value-type="float">
            <text:p>0,000059234</text:p>
          </table:table-cell>
          <table:table-cell table:number-columns-repeated="2"/>
          <table:table-cell office:value-type="float" office:value="0.000073854" calcext:value-type="float">
            <text:p>0,000073854</text:p>
          </table:table-cell>
          <table:table-cell office:value-type="float" office:value="0.000060163" calcext:value-type="float">
            <text:p>0,000060163</text:p>
          </table:table-cell>
          <table:table-cell office:value-type="float" office:value="0.000064696" calcext:value-type="float">
            <text:p>0,000064696</text:p>
          </table:table-cell>
          <table:table-cell office:value-type="float" office:value="0.000061216" calcext:value-type="float">
            <text:p>0,000061216</text:p>
          </table:table-cell>
          <table:table-cell office:value-type="float" office:value="0.000061413" calcext:value-type="float">
            <text:p>0,000061413</text:p>
          </table:table-cell>
          <table:table-cell office:value-type="float" office:value="0.00006395" calcext:value-type="float">
            <text:p>0,00006395</text:p>
          </table:table-cell>
          <table:table-cell office:value-type="float" office:value="0.00006143" calcext:value-type="float">
            <text:p>0,00006143</text:p>
          </table:table-cell>
          <table:table-cell office:value-type="float" office:value="0.000056001" calcext:value-type="float">
            <text:p>0,000056001</text:p>
          </table:table-cell>
          <table:table-cell office:value-type="float" office:value="0.000060262" calcext:value-type="float">
            <text:p>0,000060262</text:p>
          </table:table-cell>
          <table:table-cell office:value-type="float" office:value="0.000058022" calcext:value-type="float">
            <text:p>0,000058022</text:p>
          </table:table-cell>
          <table:table-cell office:value-type="float" office:value="0.000047112" calcext:value-type="float">
            <text:p>0,000047112</text:p>
          </table:table-cell>
          <table:table-cell office:value-type="float" office:value="0.000046504" calcext:value-type="float">
            <text:p>0,000046504</text:p>
          </table:table-cell>
          <table:table-cell office:value-type="float" office:value="0.000037605" calcext:value-type="float">
            <text:p>0,000037605</text:p>
          </table:table-cell>
          <table:table-cell office:value-type="float" office:value="0.000047465" calcext:value-type="float">
            <text:p>0,000047465</text:p>
          </table:table-cell>
          <table:table-cell office:value-type="float" office:value="0.000056648" calcext:value-type="float">
            <text:p>0,000056648</text:p>
          </table:table-cell>
          <table:table-cell office:value-type="float" office:value="0.000069927" calcext:value-type="float">
            <text:p>0,000069927</text:p>
          </table:table-cell>
          <table:table-cell office:value-type="float" office:value="0.000085526" calcext:value-type="float">
            <text:p>0,000085526</text:p>
          </table:table-cell>
          <table:table-cell office:value-type="float" office:value="0.000058862" calcext:value-type="float">
            <text:p>0,000058862</text:p>
          </table:table-cell>
          <table:table-cell office:value-type="float" office:value="0.000083219" calcext:value-type="float">
            <text:p>0,000083219</text:p>
          </table:table-cell>
          <table:table-cell office:value-type="float" office:value="0.00008161" calcext:value-type="float">
            <text:p>0,00008161</text:p>
          </table:table-cell>
        </table:table-row>
        <table:table-row table:style-name="ro1">
          <table:table-cell table:number-columns-repeated="10"/>
          <table:table-cell office:value-type="float" office:value="0.000056534" calcext:value-type="float">
            <text:p>0,000056534</text:p>
          </table:table-cell>
          <table:table-cell office:value-type="float" office:value="0.000061349" calcext:value-type="float">
            <text:p>0,000061349</text:p>
          </table:table-cell>
          <table:table-cell table:number-columns-repeated="2"/>
          <table:table-cell office:value-type="float" office:value="0.00006249" calcext:value-type="float">
            <text:p>0,00006249</text:p>
          </table:table-cell>
          <table:table-cell office:value-type="float" office:value="0.00006463" calcext:value-type="float">
            <text:p>0,00006463</text:p>
          </table:table-cell>
          <table:table-cell office:value-type="float" office:value="0.000063376" calcext:value-type="float">
            <text:p>0,000063376</text:p>
          </table:table-cell>
          <table:table-cell office:value-type="float" office:value="0.000063935" calcext:value-type="float">
            <text:p>0,000063935</text:p>
          </table:table-cell>
          <table:table-cell office:value-type="float" office:value="0.000067121" calcext:value-type="float">
            <text:p>0,000067121</text:p>
          </table:table-cell>
          <table:table-cell office:value-type="float" office:value="0.000061402" calcext:value-type="float">
            <text:p>0,000061402</text:p>
          </table:table-cell>
          <table:table-cell office:value-type="float" office:value="0.000062689" calcext:value-type="float">
            <text:p>0,000062689</text:p>
          </table:table-cell>
          <table:table-cell office:value-type="float" office:value="0.00006185" calcext:value-type="float">
            <text:p>0,00006185</text:p>
          </table:table-cell>
          <table:table-cell office:value-type="float" office:value="0.000057948" calcext:value-type="float">
            <text:p>0,000057948</text:p>
          </table:table-cell>
          <table:table-cell office:value-type="float" office:value="0.000061462" calcext:value-type="float">
            <text:p>0,000061462</text:p>
          </table:table-cell>
          <table:table-cell office:value-type="float" office:value="0.000061645" calcext:value-type="float">
            <text:p>0,000061645</text:p>
          </table:table-cell>
          <table:table-cell office:value-type="float" office:value="0.000064748" calcext:value-type="float">
            <text:p>0,000064748</text:p>
          </table:table-cell>
          <table:table-cell office:value-type="float" office:value="0.000057582" calcext:value-type="float">
            <text:p>0,000057582</text:p>
          </table:table-cell>
          <table:table-cell office:value-type="float" office:value="0.000056926" calcext:value-type="float">
            <text:p>0,000056926</text:p>
          </table:table-cell>
          <table:table-cell office:value-type="float" office:value="0.000061878" calcext:value-type="float">
            <text:p>0,000061878</text:p>
          </table:table-cell>
          <table:table-cell office:value-type="float" office:value="0.000064065" calcext:value-type="float">
            <text:p>0,000064065</text:p>
          </table:table-cell>
          <table:table-cell office:value-type="float" office:value="0.000064769" calcext:value-type="float">
            <text:p>0,000064769</text:p>
          </table:table-cell>
          <table:table-cell office:value-type="float" office:value="0.000063928" calcext:value-type="float">
            <text:p>0,000063928</text:p>
          </table:table-cell>
          <table:table-cell office:value-type="float" office:value="0.000079277" calcext:value-type="float">
            <text:p>0,000079277</text:p>
          </table:table-cell>
          <table:table-cell office:value-type="float" office:value="0.000067308" calcext:value-type="float">
            <text:p>0,000067308</text:p>
          </table:table-cell>
        </table:table-row>
        <table:table-row table:style-name="ro1">
          <table:table-cell table:number-columns-repeated="10"/>
          <table:table-cell office:value-type="float" office:value="0.000062272" calcext:value-type="float">
            <text:p>0,000062272</text:p>
          </table:table-cell>
          <table:table-cell office:value-type="float" office:value="0.000057916" calcext:value-type="float">
            <text:p>0,000057916</text:p>
          </table:table-cell>
          <table:table-cell table:number-columns-repeated="2"/>
          <table:table-cell office:value-type="float" office:value="0.000060305" calcext:value-type="float">
            <text:p>0,000060305</text:p>
          </table:table-cell>
          <table:table-cell office:value-type="float" office:value="0.000063281" calcext:value-type="float">
            <text:p>0,000063281</text:p>
          </table:table-cell>
          <table:table-cell office:value-type="float" office:value="0.000067977" calcext:value-type="float">
            <text:p>0,000067977</text:p>
          </table:table-cell>
          <table:table-cell office:value-type="float" office:value="0.000062599" calcext:value-type="float">
            <text:p>0,000062599</text:p>
          </table:table-cell>
          <table:table-cell office:value-type="float" office:value="0.000058633" calcext:value-type="float">
            <text:p>0,000058633</text:p>
          </table:table-cell>
          <table:table-cell office:value-type="float" office:value="0.000063665" calcext:value-type="float">
            <text:p>0,000063665</text:p>
          </table:table-cell>
          <table:table-cell office:value-type="float" office:value="0.00005728" calcext:value-type="float">
            <text:p>0,00005728</text:p>
          </table:table-cell>
          <table:table-cell office:value-type="float" office:value="0.000057432" calcext:value-type="float">
            <text:p>0,000057432</text:p>
          </table:table-cell>
          <table:table-cell office:value-type="float" office:value="0.000056368" calcext:value-type="float">
            <text:p>0,000056368</text:p>
          </table:table-cell>
          <table:table-cell office:value-type="float" office:value="0.000076342" calcext:value-type="float">
            <text:p>0,000076342</text:p>
          </table:table-cell>
          <table:table-cell office:value-type="float" office:value="0.000039259" calcext:value-type="float">
            <text:p>0,000039259</text:p>
          </table:table-cell>
          <table:table-cell office:value-type="float" office:value="0.000051885" calcext:value-type="float">
            <text:p>0,000051885</text:p>
          </table:table-cell>
          <table:table-cell office:value-type="float" office:value="0.00004107" calcext:value-type="float">
            <text:p>0,00004107</text:p>
          </table:table-cell>
          <table:table-cell office:value-type="float" office:value="0.000062641" calcext:value-type="float">
            <text:p>0,000062641</text:p>
          </table:table-cell>
          <table:table-cell office:value-type="float" office:value="0.000077472" calcext:value-type="float">
            <text:p>0,000077472</text:p>
          </table:table-cell>
          <table:table-cell office:value-type="float" office:value="0.000062625" calcext:value-type="float">
            <text:p>0,000062625</text:p>
          </table:table-cell>
          <table:table-cell office:value-type="float" office:value="0.000146861" calcext:value-type="float">
            <text:p>0,000146861</text:p>
          </table:table-cell>
          <table:table-cell office:value-type="float" office:value="0.000038414" calcext:value-type="float">
            <text:p>0,000038414</text:p>
          </table:table-cell>
          <table:table-cell office:value-type="float" office:value="0.0000502" calcext:value-type="float">
            <text:p>0,0000502</text:p>
          </table:table-cell>
          <table:table-cell office:value-type="float" office:value="0.000053124" calcext:value-type="float">
            <text:p>0,000053124</text:p>
          </table:table-cell>
        </table:table-row>
        <table:table-row table:style-name="ro1">
          <table:table-cell table:number-columns-repeated="10"/>
          <table:table-cell office:value-type="float" office:value="0.000057497" calcext:value-type="float">
            <text:p>0,000057497</text:p>
          </table:table-cell>
          <table:table-cell office:value-type="float" office:value="0.000098189" calcext:value-type="float">
            <text:p>0,000098189</text:p>
          </table:table-cell>
          <table:table-cell table:number-columns-repeated="2"/>
          <table:table-cell office:value-type="float" office:value="0.00005978" calcext:value-type="float">
            <text:p>0,00005978</text:p>
          </table:table-cell>
          <table:table-cell office:value-type="float" office:value="0.000093883" calcext:value-type="float">
            <text:p>0,000093883</text:p>
          </table:table-cell>
          <table:table-cell office:value-type="float" office:value="0.000065508" calcext:value-type="float">
            <text:p>0,000065508</text:p>
          </table:table-cell>
          <table:table-cell office:value-type="float" office:value="0.0000685" calcext:value-type="float">
            <text:p>0,0000685</text:p>
          </table:table-cell>
          <table:table-cell office:value-type="float" office:value="0.000064071" calcext:value-type="float">
            <text:p>0,000064071</text:p>
          </table:table-cell>
          <table:table-cell office:value-type="float" office:value="0.000063412" calcext:value-type="float">
            <text:p>0,000063412</text:p>
          </table:table-cell>
          <table:table-cell office:value-type="float" office:value="0.000064239" calcext:value-type="float">
            <text:p>0,000064239</text:p>
          </table:table-cell>
          <table:table-cell office:value-type="float" office:value="0.000058235" calcext:value-type="float">
            <text:p>0,000058235</text:p>
          </table:table-cell>
          <table:table-cell office:value-type="float" office:value="0.000061984" calcext:value-type="float">
            <text:p>0,000061984</text:p>
          </table:table-cell>
          <table:table-cell office:value-type="float" office:value="0.000056763" calcext:value-type="float">
            <text:p>0,000056763</text:p>
          </table:table-cell>
          <table:table-cell office:value-type="float" office:value="0.000044031" calcext:value-type="float">
            <text:p>0,000044031</text:p>
          </table:table-cell>
          <table:table-cell office:value-type="float" office:value="0.000069205" calcext:value-type="float">
            <text:p>0,000069205</text:p>
          </table:table-cell>
          <table:table-cell office:value-type="float" office:value="0.000061404" calcext:value-type="float">
            <text:p>0,000061404</text:p>
          </table:table-cell>
          <table:table-cell office:value-type="float" office:value="0.000060259" calcext:value-type="float">
            <text:p>0,000060259</text:p>
          </table:table-cell>
          <table:table-cell office:value-type="float" office:value="0.000058189" calcext:value-type="float">
            <text:p>0,000058189</text:p>
          </table:table-cell>
          <table:table-cell office:value-type="float" office:value="0.000063382" calcext:value-type="float">
            <text:p>0,000063382</text:p>
          </table:table-cell>
          <table:table-cell office:value-type="float" office:value="0.000064414" calcext:value-type="float">
            <text:p>0,000064414</text:p>
          </table:table-cell>
          <table:table-cell office:value-type="float" office:value="0.000062007" calcext:value-type="float">
            <text:p>0,000062007</text:p>
          </table:table-cell>
          <table:table-cell office:value-type="float" office:value="0.000035734" calcext:value-type="float">
            <text:p>0,000035734</text:p>
          </table:table-cell>
          <table:table-cell office:value-type="float" office:value="0.000053364" calcext:value-type="float">
            <text:p>0,000053364</text:p>
          </table:table-cell>
        </table:table-row>
        <table:table-row table:style-name="ro1">
          <table:table-cell table:number-columns-repeated="10"/>
          <table:table-cell office:value-type="float" office:value="0.000058932" calcext:value-type="float">
            <text:p>0,000058932</text:p>
          </table:table-cell>
          <table:table-cell office:value-type="float" office:value="0.000084178" calcext:value-type="float">
            <text:p>0,000084178</text:p>
          </table:table-cell>
          <table:table-cell table:number-columns-repeated="2"/>
          <table:table-cell office:value-type="float" office:value="0.000066088" calcext:value-type="float">
            <text:p>0,000066088</text:p>
          </table:table-cell>
          <table:table-cell office:value-type="float" office:value="0.000059496" calcext:value-type="float">
            <text:p>0,000059496</text:p>
          </table:table-cell>
          <table:table-cell office:value-type="float" office:value="0.000058093" calcext:value-type="float">
            <text:p>0,000058093</text:p>
          </table:table-cell>
          <table:table-cell office:value-type="float" office:value="0.000062181" calcext:value-type="float">
            <text:p>0,000062181</text:p>
          </table:table-cell>
          <table:table-cell office:value-type="float" office:value="0.000064241" calcext:value-type="float">
            <text:p>0,000064241</text:p>
          </table:table-cell>
          <table:table-cell office:value-type="float" office:value="0.000063084" calcext:value-type="float">
            <text:p>0,000063084</text:p>
          </table:table-cell>
          <table:table-cell office:value-type="float" office:value="0.000062132" calcext:value-type="float">
            <text:p>0,000062132</text:p>
          </table:table-cell>
          <table:table-cell office:value-type="float" office:value="0.000060398" calcext:value-type="float">
            <text:p>0,000060398</text:p>
          </table:table-cell>
          <table:table-cell office:value-type="float" office:value="0.000063537" calcext:value-type="float">
            <text:p>0,000063537</text:p>
          </table:table-cell>
          <table:table-cell office:value-type="float" office:value="0.000061321" calcext:value-type="float">
            <text:p>0,000061321</text:p>
          </table:table-cell>
          <table:table-cell office:value-type="float" office:value="0.000037758" calcext:value-type="float">
            <text:p>0,000037758</text:p>
          </table:table-cell>
          <table:table-cell office:value-type="float" office:value="0.000050436" calcext:value-type="float">
            <text:p>0,000050436</text:p>
          </table:table-cell>
          <table:table-cell office:value-type="float" office:value="0.000056722" calcext:value-type="float">
            <text:p>0,000056722</text:p>
          </table:table-cell>
          <table:table-cell office:value-type="float" office:value="0.000085171" calcext:value-type="float">
            <text:p>0,000085171</text:p>
          </table:table-cell>
          <table:table-cell office:value-type="float" office:value="0.000062293" calcext:value-type="float">
            <text:p>0,000062293</text:p>
          </table:table-cell>
          <table:table-cell office:value-type="float" office:value="0.000062277" calcext:value-type="float">
            <text:p>0,000062277</text:p>
          </table:table-cell>
          <table:table-cell office:value-type="float" office:value="0.00006142" calcext:value-type="float">
            <text:p>0,00006142</text:p>
          </table:table-cell>
          <table:table-cell office:value-type="float" office:value="0.000094453" calcext:value-type="float">
            <text:p>0,000094453</text:p>
          </table:table-cell>
          <table:table-cell office:value-type="float" office:value="0.000067219" calcext:value-type="float">
            <text:p>0,000067219</text:p>
          </table:table-cell>
          <table:table-cell office:value-type="float" office:value="0.000061528" calcext:value-type="float">
            <text:p>0,000061528</text:p>
          </table:table-cell>
        </table:table-row>
        <table:table-row table:style-name="ro1">
          <table:table-cell table:number-columns-repeated="10"/>
          <table:table-cell office:value-type="float" office:value="0.000056963" calcext:value-type="float">
            <text:p>0,000056963</text:p>
          </table:table-cell>
          <table:table-cell office:value-type="float" office:value="0.000060631" calcext:value-type="float">
            <text:p>0,000060631</text:p>
          </table:table-cell>
          <table:table-cell table:number-columns-repeated="2"/>
          <table:table-cell office:value-type="float" office:value="0.000067627" calcext:value-type="float">
            <text:p>0,000067627</text:p>
          </table:table-cell>
          <table:table-cell office:value-type="float" office:value="0.000057778" calcext:value-type="float">
            <text:p>0,000057778</text:p>
          </table:table-cell>
          <table:table-cell office:value-type="float" office:value="0.00005706" calcext:value-type="float">
            <text:p>0,00005706</text:p>
          </table:table-cell>
          <table:table-cell office:value-type="float" office:value="0.000075923" calcext:value-type="float">
            <text:p>0,000075923</text:p>
          </table:table-cell>
          <table:table-cell office:value-type="float" office:value="0.000072592" calcext:value-type="float">
            <text:p>0,000072592</text:p>
          </table:table-cell>
          <table:table-cell office:value-type="float" office:value="0.000061826" calcext:value-type="float">
            <text:p>0,000061826</text:p>
          </table:table-cell>
          <table:table-cell office:value-type="float" office:value="0.000065312" calcext:value-type="float">
            <text:p>0,000065312</text:p>
          </table:table-cell>
          <table:table-cell office:value-type="float" office:value="0.000062688" calcext:value-type="float">
            <text:p>0,000062688</text:p>
          </table:table-cell>
          <table:table-cell office:value-type="float" office:value="0.00006131" calcext:value-type="float">
            <text:p>0,00006131</text:p>
          </table:table-cell>
          <table:table-cell office:value-type="float" office:value="0.000062548" calcext:value-type="float">
            <text:p>0,000062548</text:p>
          </table:table-cell>
          <table:table-cell office:value-type="float" office:value="0.000061334" calcext:value-type="float">
            <text:p>0,000061334</text:p>
          </table:table-cell>
          <table:table-cell office:value-type="float" office:value="0.000058923" calcext:value-type="float">
            <text:p>0,000058923</text:p>
          </table:table-cell>
          <table:table-cell office:value-type="float" office:value="0.000064141" calcext:value-type="float">
            <text:p>0,000064141</text:p>
          </table:table-cell>
          <table:table-cell office:value-type="float" office:value="0.000060983" calcext:value-type="float">
            <text:p>0,000060983</text:p>
          </table:table-cell>
          <table:table-cell office:value-type="float" office:value="0.000063122" calcext:value-type="float">
            <text:p>0,000063122</text:p>
          </table:table-cell>
          <table:table-cell office:value-type="float" office:value="0.000056432" calcext:value-type="float">
            <text:p>0,000056432</text:p>
          </table:table-cell>
          <table:table-cell office:value-type="float" office:value="0.000064338" calcext:value-type="float">
            <text:p>0,000064338</text:p>
          </table:table-cell>
          <table:table-cell office:value-type="float" office:value="0.000061924" calcext:value-type="float">
            <text:p>0,000061924</text:p>
          </table:table-cell>
          <table:table-cell office:value-type="float" office:value="0.000066854" calcext:value-type="float">
            <text:p>0,000066854</text:p>
          </table:table-cell>
          <table:table-cell office:value-type="float" office:value="0.000061549" calcext:value-type="float">
            <text:p>0,000061549</text:p>
          </table:table-cell>
        </table:table-row>
        <table:table-row table:style-name="ro1">
          <table:table-cell table:number-columns-repeated="10"/>
          <table:table-cell office:value-type="float" office:value="0.00005763" calcext:value-type="float">
            <text:p>0,00005763</text:p>
          </table:table-cell>
          <table:table-cell office:value-type="float" office:value="0.000056871" calcext:value-type="float">
            <text:p>0,000056871</text:p>
          </table:table-cell>
          <table:table-cell table:number-columns-repeated="2"/>
          <table:table-cell office:value-type="float" office:value="0.000057203" calcext:value-type="float">
            <text:p>0,000057203</text:p>
          </table:table-cell>
          <table:table-cell office:value-type="float" office:value="0.000063523" calcext:value-type="float">
            <text:p>0,000063523</text:p>
          </table:table-cell>
          <table:table-cell office:value-type="float" office:value="0.000066246" calcext:value-type="float">
            <text:p>0,000066246</text:p>
          </table:table-cell>
          <table:table-cell office:value-type="float" office:value="0.000065931" calcext:value-type="float">
            <text:p>0,000065931</text:p>
          </table:table-cell>
          <table:table-cell office:value-type="float" office:value="0.000060322" calcext:value-type="float">
            <text:p>0,000060322</text:p>
          </table:table-cell>
          <table:table-cell office:value-type="float" office:value="0.000057595" calcext:value-type="float">
            <text:p>0,000057595</text:p>
          </table:table-cell>
          <table:table-cell office:value-type="float" office:value="0.000061825" calcext:value-type="float">
            <text:p>0,000061825</text:p>
          </table:table-cell>
          <table:table-cell office:value-type="float" office:value="0.000058885" calcext:value-type="float">
            <text:p>0,000058885</text:p>
          </table:table-cell>
          <table:table-cell office:value-type="float" office:value="0.000064808" calcext:value-type="float">
            <text:p>0,000064808</text:p>
          </table:table-cell>
          <table:table-cell office:value-type="float" office:value="0.000062075" calcext:value-type="float">
            <text:p>0,000062075</text:p>
          </table:table-cell>
          <table:table-cell office:value-type="float" office:value="0.000060825" calcext:value-type="float">
            <text:p>0,000060825</text:p>
          </table:table-cell>
          <table:table-cell office:value-type="float" office:value="0.000079359" calcext:value-type="float">
            <text:p>0,000079359</text:p>
          </table:table-cell>
          <table:table-cell office:value-type="float" office:value="0.000080731" calcext:value-type="float">
            <text:p>0,000080731</text:p>
          </table:table-cell>
          <table:table-cell office:value-type="float" office:value="0.00008295" calcext:value-type="float">
            <text:p>0,00008295</text:p>
          </table:table-cell>
          <table:table-cell office:value-type="float" office:value="0.000061751" calcext:value-type="float">
            <text:p>0,000061751</text:p>
          </table:table-cell>
          <table:table-cell office:value-type="float" office:value="0.000065124" calcext:value-type="float">
            <text:p>0,000065124</text:p>
          </table:table-cell>
          <table:table-cell office:value-type="float" office:value="0.00005329" calcext:value-type="float">
            <text:p>0,00005329</text:p>
          </table:table-cell>
          <table:table-cell office:value-type="float" office:value="0.00004044" calcext:value-type="float">
            <text:p>0,00004044</text:p>
          </table:table-cell>
          <table:table-cell office:value-type="float" office:value="0.00003969" calcext:value-type="float">
            <text:p>0,00003969</text:p>
          </table:table-cell>
          <table:table-cell office:value-type="float" office:value="0.000039694" calcext:value-type="float">
            <text:p>0,000039694</text:p>
          </table:table-cell>
        </table:table-row>
        <table:table-row table:style-name="ro1">
          <table:table-cell table:number-columns-repeated="10"/>
          <table:table-cell office:value-type="float" office:value="0.000068641" calcext:value-type="float">
            <text:p>0,000068641</text:p>
          </table:table-cell>
          <table:table-cell office:value-type="float" office:value="0.00005538" calcext:value-type="float">
            <text:p>0,00005538</text:p>
          </table:table-cell>
          <table:table-cell table:number-columns-repeated="2"/>
          <table:table-cell office:value-type="float" office:value="0.000096347" calcext:value-type="float">
            <text:p>0,000096347</text:p>
          </table:table-cell>
          <table:table-cell office:value-type="float" office:value="0.000078253" calcext:value-type="float">
            <text:p>0,000078253</text:p>
          </table:table-cell>
          <table:table-cell office:value-type="float" office:value="0.000057444" calcext:value-type="float">
            <text:p>0,000057444</text:p>
          </table:table-cell>
          <table:table-cell office:value-type="float" office:value="0.000062579" calcext:value-type="float">
            <text:p>0,000062579</text:p>
          </table:table-cell>
          <table:table-cell office:value-type="float" office:value="0.00005662" calcext:value-type="float">
            <text:p>0,00005662</text:p>
          </table:table-cell>
          <table:table-cell office:value-type="float" office:value="0.000058161" calcext:value-type="float">
            <text:p>0,000058161</text:p>
          </table:table-cell>
          <table:table-cell office:value-type="float" office:value="0.000060945" calcext:value-type="float">
            <text:p>0,000060945</text:p>
          </table:table-cell>
          <table:table-cell office:value-type="float" office:value="0.000062934" calcext:value-type="float">
            <text:p>0,000062934</text:p>
          </table:table-cell>
          <table:table-cell office:value-type="float" office:value="0.000058922" calcext:value-type="float">
            <text:p>0,000058922</text:p>
          </table:table-cell>
          <table:table-cell office:value-type="float" office:value="0.000076586" calcext:value-type="float">
            <text:p>0,000076586</text:p>
          </table:table-cell>
          <table:table-cell office:value-type="float" office:value="0.000038936" calcext:value-type="float">
            <text:p>0,000038936</text:p>
          </table:table-cell>
          <table:table-cell office:value-type="float" office:value="0.000046097" calcext:value-type="float">
            <text:p>0,000046097</text:p>
          </table:table-cell>
          <table:table-cell office:value-type="float" office:value="0.000043456" calcext:value-type="float">
            <text:p>0,000043456</text:p>
          </table:table-cell>
          <table:table-cell office:value-type="float" office:value="0.000058982" calcext:value-type="float">
            <text:p>0,000058982</text:p>
          </table:table-cell>
          <table:table-cell office:value-type="float" office:value="0.000078656" calcext:value-type="float">
            <text:p>0,000078656</text:p>
          </table:table-cell>
          <table:table-cell office:value-type="float" office:value="0.000064698" calcext:value-type="float">
            <text:p>0,000064698</text:p>
          </table:table-cell>
          <table:table-cell office:value-type="float" office:value="0.000084695" calcext:value-type="float">
            <text:p>0,000084695</text:p>
          </table:table-cell>
          <table:table-cell office:value-type="float" office:value="0.000065788" calcext:value-type="float">
            <text:p>0,000065788</text:p>
          </table:table-cell>
          <table:table-cell office:value-type="float" office:value="0.000061525" calcext:value-type="float">
            <text:p>0,000061525</text:p>
          </table:table-cell>
          <table:table-cell office:value-type="float" office:value="0.000064456" calcext:value-type="float">
            <text:p>0,000064456</text:p>
          </table:table-cell>
        </table:table-row>
        <table:table-row table:style-name="ro1">
          <table:table-cell table:number-columns-repeated="10"/>
          <table:table-cell office:value-type="float" office:value="0.000056991" calcext:value-type="float">
            <text:p>0,000056991</text:p>
          </table:table-cell>
          <table:table-cell office:value-type="float" office:value="0.000062237" calcext:value-type="float">
            <text:p>0,000062237</text:p>
          </table:table-cell>
          <table:table-cell table:number-columns-repeated="2"/>
          <table:table-cell office:value-type="float" office:value="0.000064218" calcext:value-type="float">
            <text:p>0,000064218</text:p>
          </table:table-cell>
          <table:table-cell office:value-type="float" office:value="0.000057227" calcext:value-type="float">
            <text:p>0,000057227</text:p>
          </table:table-cell>
          <table:table-cell office:value-type="float" office:value="0.000062706" calcext:value-type="float">
            <text:p>0,000062706</text:p>
          </table:table-cell>
          <table:table-cell office:value-type="float" office:value="0.000061056" calcext:value-type="float">
            <text:p>0,000061056</text:p>
          </table:table-cell>
          <table:table-cell office:value-type="float" office:value="0.000060269" calcext:value-type="float">
            <text:p>0,000060269</text:p>
          </table:table-cell>
          <table:table-cell office:value-type="float" office:value="0.00006357" calcext:value-type="float">
            <text:p>0,00006357</text:p>
          </table:table-cell>
          <table:table-cell office:value-type="float" office:value="0.000058814" calcext:value-type="float">
            <text:p>0,000058814</text:p>
          </table:table-cell>
          <table:table-cell office:value-type="float" office:value="0.000060851" calcext:value-type="float">
            <text:p>0,000060851</text:p>
          </table:table-cell>
          <table:table-cell office:value-type="float" office:value="0.000059582" calcext:value-type="float">
            <text:p>0,000059582</text:p>
          </table:table-cell>
          <table:table-cell office:value-type="float" office:value="0.000061199" calcext:value-type="float">
            <text:p>0,000061199</text:p>
          </table:table-cell>
          <table:table-cell office:value-type="float" office:value="0.000041059" calcext:value-type="float">
            <text:p>0,000041059</text:p>
          </table:table-cell>
          <table:table-cell office:value-type="float" office:value="0.000042824" calcext:value-type="float">
            <text:p>0,000042824</text:p>
          </table:table-cell>
          <table:table-cell office:value-type="float" office:value="0.000056352" calcext:value-type="float">
            <text:p>0,000056352</text:p>
          </table:table-cell>
          <table:table-cell office:value-type="float" office:value="0.000046925" calcext:value-type="float">
            <text:p>0,000046925</text:p>
          </table:table-cell>
          <table:table-cell office:value-type="float" office:value="0.000052231" calcext:value-type="float">
            <text:p>0,000052231</text:p>
          </table:table-cell>
          <table:table-cell office:value-type="float" office:value="0.000054462" calcext:value-type="float">
            <text:p>0,000054462</text:p>
          </table:table-cell>
          <table:table-cell office:value-type="float" office:value="0.000049944" calcext:value-type="float">
            <text:p>0,000049944</text:p>
          </table:table-cell>
          <table:table-cell office:value-type="float" office:value="0.000062472" calcext:value-type="float">
            <text:p>0,000062472</text:p>
          </table:table-cell>
          <table:table-cell office:value-type="float" office:value="0.000077343" calcext:value-type="float">
            <text:p>0,000077343</text:p>
          </table:table-cell>
          <table:table-cell office:value-type="float" office:value="0.000078017" calcext:value-type="float">
            <text:p>0,000078017</text:p>
          </table:table-cell>
        </table:table-row>
        <table:table-row table:style-name="ro1">
          <table:table-cell table:number-columns-repeated="10"/>
          <table:table-cell office:value-type="float" office:value="0.000056695" calcext:value-type="float">
            <text:p>0,000056695</text:p>
          </table:table-cell>
          <table:table-cell office:value-type="float" office:value="0.000060161" calcext:value-type="float">
            <text:p>0,000060161</text:p>
          </table:table-cell>
          <table:table-cell table:number-columns-repeated="2"/>
          <table:table-cell office:value-type="float" office:value="0.000057817" calcext:value-type="float">
            <text:p>0,000057817</text:p>
          </table:table-cell>
          <table:table-cell office:value-type="float" office:value="0.0000648" calcext:value-type="float">
            <text:p>0,0000648</text:p>
          </table:table-cell>
          <table:table-cell office:value-type="float" office:value="0.000062975" calcext:value-type="float">
            <text:p>0,000062975</text:p>
          </table:table-cell>
          <table:table-cell office:value-type="float" office:value="0.000066016" calcext:value-type="float">
            <text:p>0,000066016</text:p>
          </table:table-cell>
          <table:table-cell office:value-type="float" office:value="0.000057855" calcext:value-type="float">
            <text:p>0,000057855</text:p>
          </table:table-cell>
          <table:table-cell office:value-type="float" office:value="0.000064087" calcext:value-type="float">
            <text:p>0,000064087</text:p>
          </table:table-cell>
          <table:table-cell office:value-type="float" office:value="0.000062901" calcext:value-type="float">
            <text:p>0,000062901</text:p>
          </table:table-cell>
          <table:table-cell office:value-type="float" office:value="0.000063417" calcext:value-type="float">
            <text:p>0,000063417</text:p>
          </table:table-cell>
          <table:table-cell office:value-type="float" office:value="0.000064464" calcext:value-type="float">
            <text:p>0,000064464</text:p>
          </table:table-cell>
          <table:table-cell office:value-type="float" office:value="0.000058815" calcext:value-type="float">
            <text:p>0,000058815</text:p>
          </table:table-cell>
          <table:table-cell office:value-type="float" office:value="0.000064439" calcext:value-type="float">
            <text:p>0,000064439</text:p>
          </table:table-cell>
          <table:table-cell office:value-type="float" office:value="0.00006419" calcext:value-type="float">
            <text:p>0,00006419</text:p>
          </table:table-cell>
          <table:table-cell office:value-type="float" office:value="0.000060143" calcext:value-type="float">
            <text:p>0,000060143</text:p>
          </table:table-cell>
          <table:table-cell office:value-type="float" office:value="0.000069712" calcext:value-type="float">
            <text:p>0,000069712</text:p>
          </table:table-cell>
          <table:table-cell office:value-type="float" office:value="0.000039869" calcext:value-type="float">
            <text:p>0,000039869</text:p>
          </table:table-cell>
          <table:table-cell office:value-type="float" office:value="0.000064772" calcext:value-type="float">
            <text:p>0,000064772</text:p>
          </table:table-cell>
          <table:table-cell office:value-type="float" office:value="0.000065606" calcext:value-type="float">
            <text:p>0,000065606</text:p>
          </table:table-cell>
          <table:table-cell office:value-type="float" office:value="0.000066608" calcext:value-type="float">
            <text:p>0,000066608</text:p>
          </table:table-cell>
          <table:table-cell office:value-type="float" office:value="0.000055717" calcext:value-type="float">
            <text:p>0,000055717</text:p>
          </table:table-cell>
          <table:table-cell office:value-type="float" office:value="0.000052692" calcext:value-type="float">
            <text:p>0,000052692</text:p>
          </table:table-cell>
        </table:table-row>
        <table:table-row table:style-name="ro1">
          <table:table-cell table:number-columns-repeated="10"/>
          <table:table-cell office:value-type="float" office:value="0.000060725" calcext:value-type="float">
            <text:p>0,000060725</text:p>
          </table:table-cell>
          <table:table-cell office:value-type="float" office:value="0.000062704" calcext:value-type="float">
            <text:p>0,000062704</text:p>
          </table:table-cell>
          <table:table-cell table:number-columns-repeated="2"/>
          <table:table-cell office:value-type="float" office:value="0.000058535" calcext:value-type="float">
            <text:p>0,000058535</text:p>
          </table:table-cell>
          <table:table-cell office:value-type="float" office:value="0.000057024" calcext:value-type="float">
            <text:p>0,000057024</text:p>
          </table:table-cell>
          <table:table-cell office:value-type="float" office:value="0.000061743" calcext:value-type="float">
            <text:p>0,000061743</text:p>
          </table:table-cell>
          <table:table-cell office:value-type="float" office:value="0.000058478" calcext:value-type="float">
            <text:p>0,000058478</text:p>
          </table:table-cell>
          <table:table-cell office:value-type="float" office:value="0.000063043" calcext:value-type="float">
            <text:p>0,000063043</text:p>
          </table:table-cell>
          <table:table-cell office:value-type="float" office:value="0.000070116" calcext:value-type="float">
            <text:p>0,000070116</text:p>
          </table:table-cell>
          <table:table-cell office:value-type="float" office:value="0.000056847" calcext:value-type="float">
            <text:p>0,000056847</text:p>
          </table:table-cell>
          <table:table-cell office:value-type="float" office:value="0.000057932" calcext:value-type="float">
            <text:p>0,000057932</text:p>
          </table:table-cell>
          <table:table-cell office:value-type="float" office:value="0.000065912" calcext:value-type="float">
            <text:p>0,000065912</text:p>
          </table:table-cell>
          <table:table-cell office:value-type="float" office:value="0.000061314" calcext:value-type="float">
            <text:p>0,000061314</text:p>
          </table:table-cell>
          <table:table-cell office:value-type="float" office:value="0.00006196" calcext:value-type="float">
            <text:p>0,00006196</text:p>
          </table:table-cell>
          <table:table-cell office:value-type="float" office:value="0.00004669" calcext:value-type="float">
            <text:p>0,00004669</text:p>
          </table:table-cell>
          <table:table-cell office:value-type="float" office:value="0.000081997" calcext:value-type="float">
            <text:p>0,000081997</text:p>
          </table:table-cell>
          <table:table-cell office:value-type="float" office:value="0.000063526" calcext:value-type="float">
            <text:p>0,000063526</text:p>
          </table:table-cell>
          <table:table-cell office:value-type="float" office:value="0.00006467" calcext:value-type="float">
            <text:p>0,00006467</text:p>
          </table:table-cell>
          <table:table-cell office:value-type="float" office:value="0.000067982" calcext:value-type="float">
            <text:p>0,000067982</text:p>
          </table:table-cell>
          <table:table-cell office:value-type="float" office:value="0.000061697" calcext:value-type="float">
            <text:p>0,000061697</text:p>
          </table:table-cell>
          <table:table-cell office:value-type="float" office:value="0.000061356" calcext:value-type="float">
            <text:p>0,000061356</text:p>
          </table:table-cell>
          <table:table-cell office:value-type="float" office:value="0.000061741" calcext:value-type="float">
            <text:p>0,000061741</text:p>
          </table:table-cell>
          <table:table-cell office:value-type="float" office:value="0.000061364" calcext:value-type="float">
            <text:p>0,000061364</text:p>
          </table:table-cell>
        </table:table-row>
        <table:table-row table:style-name="ro1">
          <table:table-cell table:number-columns-repeated="10"/>
          <table:table-cell office:value-type="float" office:value="0.000055754" calcext:value-type="float">
            <text:p>0,000055754</text:p>
          </table:table-cell>
          <table:table-cell office:value-type="float" office:value="0.00005705" calcext:value-type="float">
            <text:p>0,00005705</text:p>
          </table:table-cell>
          <table:table-cell table:number-columns-repeated="2"/>
          <table:table-cell office:value-type="float" office:value="0.000063918" calcext:value-type="float">
            <text:p>0,000063918</text:p>
          </table:table-cell>
          <table:table-cell office:value-type="float" office:value="0.000062877" calcext:value-type="float">
            <text:p>0,000062877</text:p>
          </table:table-cell>
          <table:table-cell office:value-type="float" office:value="0.000066652" calcext:value-type="float">
            <text:p>0,000066652</text:p>
          </table:table-cell>
          <table:table-cell office:value-type="float" office:value="0.000060425" calcext:value-type="float">
            <text:p>0,000060425</text:p>
          </table:table-cell>
          <table:table-cell office:value-type="float" office:value="0.000060765" calcext:value-type="float">
            <text:p>0,000060765</text:p>
          </table:table-cell>
          <table:table-cell office:value-type="float" office:value="0.000060901" calcext:value-type="float">
            <text:p>0,000060901</text:p>
          </table:table-cell>
          <table:table-cell office:value-type="float" office:value="0.000057468" calcext:value-type="float">
            <text:p>0,000057468</text:p>
          </table:table-cell>
          <table:table-cell office:value-type="float" office:value="0.000056256" calcext:value-type="float">
            <text:p>0,000056256</text:p>
          </table:table-cell>
          <table:table-cell office:value-type="float" office:value="0.000061574" calcext:value-type="float">
            <text:p>0,000061574</text:p>
          </table:table-cell>
          <table:table-cell office:value-type="float" office:value="0.000056964" calcext:value-type="float">
            <text:p>0,000056964</text:p>
          </table:table-cell>
          <table:table-cell office:value-type="float" office:value="0.000056852" calcext:value-type="float">
            <text:p>0,000056852</text:p>
          </table:table-cell>
          <table:table-cell office:value-type="float" office:value="0.000062044" calcext:value-type="float">
            <text:p>0,000062044</text:p>
          </table:table-cell>
          <table:table-cell office:value-type="float" office:value="0.000066524" calcext:value-type="float">
            <text:p>0,000066524</text:p>
          </table:table-cell>
          <table:table-cell office:value-type="float" office:value="0.000063324" calcext:value-type="float">
            <text:p>0,000063324</text:p>
          </table:table-cell>
          <table:table-cell office:value-type="float" office:value="0.000062781" calcext:value-type="float">
            <text:p>0,000062781</text:p>
          </table:table-cell>
          <table:table-cell office:value-type="float" office:value="0.000061043" calcext:value-type="float">
            <text:p>0,000061043</text:p>
          </table:table-cell>
          <table:table-cell office:value-type="float" office:value="0.000058152" calcext:value-type="float">
            <text:p>0,000058152</text:p>
          </table:table-cell>
          <table:table-cell office:value-type="float" office:value="0.000079005" calcext:value-type="float">
            <text:p>0,000079005</text:p>
          </table:table-cell>
          <table:table-cell office:value-type="float" office:value="0.000059628" calcext:value-type="float">
            <text:p>0,000059628</text:p>
          </table:table-cell>
          <table:table-cell office:value-type="float" office:value="0.000064056" calcext:value-type="float">
            <text:p>0,000064056</text:p>
          </table:table-cell>
        </table:table-row>
        <table:table-row table:style-name="ro1">
          <table:table-cell table:number-columns-repeated="10"/>
          <table:table-cell office:value-type="float" office:value="0.000064269" calcext:value-type="float">
            <text:p>0,000064269</text:p>
          </table:table-cell>
          <table:table-cell office:value-type="float" office:value="0.000058554" calcext:value-type="float">
            <text:p>0,000058554</text:p>
          </table:table-cell>
          <table:table-cell table:number-columns-repeated="2"/>
          <table:table-cell office:value-type="float" office:value="0.000060532" calcext:value-type="float">
            <text:p>0,000060532</text:p>
          </table:table-cell>
          <table:table-cell office:value-type="float" office:value="0.000040663" calcext:value-type="float">
            <text:p>0,000040663</text:p>
          </table:table-cell>
          <table:table-cell office:value-type="float" office:value="0.000041177" calcext:value-type="float">
            <text:p>0,000041177</text:p>
          </table:table-cell>
          <table:table-cell office:value-type="float" office:value="0.000036944" calcext:value-type="float">
            <text:p>0,000036944</text:p>
          </table:table-cell>
          <table:table-cell office:value-type="float" office:value="0.000047804" calcext:value-type="float">
            <text:p>0,000047804</text:p>
          </table:table-cell>
          <table:table-cell office:value-type="float" office:value="0.000061191" calcext:value-type="float">
            <text:p>0,000061191</text:p>
          </table:table-cell>
          <table:table-cell office:value-type="float" office:value="0.000060723" calcext:value-type="float">
            <text:p>0,000060723</text:p>
          </table:table-cell>
          <table:table-cell office:value-type="float" office:value="0.000060856" calcext:value-type="float">
            <text:p>0,000060856</text:p>
          </table:table-cell>
          <table:table-cell office:value-type="float" office:value="0.000054805" calcext:value-type="float">
            <text:p>0,000054805</text:p>
          </table:table-cell>
          <table:table-cell office:value-type="float" office:value="0.000065108" calcext:value-type="float">
            <text:p>0,000065108</text:p>
          </table:table-cell>
          <table:table-cell office:value-type="float" office:value="0.000062849" calcext:value-type="float">
            <text:p>0,000062849</text:p>
          </table:table-cell>
          <table:table-cell office:value-type="float" office:value="0.000059429" calcext:value-type="float">
            <text:p>0,000059429</text:p>
          </table:table-cell>
          <table:table-cell office:value-type="float" office:value="0.00006393" calcext:value-type="float">
            <text:p>0,00006393</text:p>
          </table:table-cell>
          <table:table-cell office:value-type="float" office:value="0.000065433" calcext:value-type="float">
            <text:p>0,000065433</text:p>
          </table:table-cell>
          <table:table-cell office:value-type="float" office:value="0.00006136" calcext:value-type="float">
            <text:p>0,00006136</text:p>
          </table:table-cell>
          <table:table-cell office:value-type="float" office:value="0.000059127" calcext:value-type="float">
            <text:p>0,000059127</text:p>
          </table:table-cell>
          <table:table-cell office:value-type="float" office:value="0.000064979" calcext:value-type="float">
            <text:p>0,000064979</text:p>
          </table:table-cell>
          <table:table-cell office:value-type="float" office:value="0.000062985" calcext:value-type="float">
            <text:p>0,000062985</text:p>
          </table:table-cell>
          <table:table-cell office:value-type="float" office:value="0.0000652" calcext:value-type="float">
            <text:p>0,0000652</text:p>
          </table:table-cell>
          <table:table-cell office:value-type="float" office:value="0.000063108" calcext:value-type="float">
            <text:p>0,000063108</text:p>
          </table:table-cell>
        </table:table-row>
        <table:table-row table:style-name="ro1">
          <table:table-cell table:number-columns-repeated="10"/>
          <table:table-cell office:value-type="float" office:value="0.000058816" calcext:value-type="float">
            <text:p>0,000058816</text:p>
          </table:table-cell>
          <table:table-cell office:value-type="float" office:value="0.000062107" calcext:value-type="float">
            <text:p>0,000062107</text:p>
          </table:table-cell>
          <table:table-cell table:number-columns-repeated="2"/>
          <table:table-cell office:value-type="float" office:value="0.000058961" calcext:value-type="float">
            <text:p>0,000058961</text:p>
          </table:table-cell>
          <table:table-cell office:value-type="float" office:value="0.000076852" calcext:value-type="float">
            <text:p>0,000076852</text:p>
          </table:table-cell>
          <table:table-cell office:value-type="float" office:value="0.000073068" calcext:value-type="float">
            <text:p>0,000073068</text:p>
          </table:table-cell>
          <table:table-cell office:value-type="float" office:value="0.000060492" calcext:value-type="float">
            <text:p>0,000060492</text:p>
          </table:table-cell>
          <table:table-cell office:value-type="float" office:value="0.000061109" calcext:value-type="float">
            <text:p>0,000061109</text:p>
          </table:table-cell>
          <table:table-cell office:value-type="float" office:value="0.000060505" calcext:value-type="float">
            <text:p>0,000060505</text:p>
          </table:table-cell>
          <table:table-cell office:value-type="float" office:value="0.000061672" calcext:value-type="float">
            <text:p>0,000061672</text:p>
          </table:table-cell>
          <table:table-cell office:value-type="float" office:value="0.000060273" calcext:value-type="float">
            <text:p>0,000060273</text:p>
          </table:table-cell>
          <table:table-cell office:value-type="float" office:value="0.000069142" calcext:value-type="float">
            <text:p>0,000069142</text:p>
          </table:table-cell>
          <table:table-cell office:value-type="float" office:value="0.000063337" calcext:value-type="float">
            <text:p>0,000063337</text:p>
          </table:table-cell>
          <table:table-cell office:value-type="float" office:value="0.000063394" calcext:value-type="float">
            <text:p>0,000063394</text:p>
          </table:table-cell>
          <table:table-cell office:value-type="float" office:value="0.000059828" calcext:value-type="float">
            <text:p>0,000059828</text:p>
          </table:table-cell>
          <table:table-cell office:value-type="float" office:value="0.000054434" calcext:value-type="float">
            <text:p>0,000054434</text:p>
          </table:table-cell>
          <table:table-cell office:value-type="float" office:value="0.000056577" calcext:value-type="float">
            <text:p>0,000056577</text:p>
          </table:table-cell>
          <table:table-cell office:value-type="float" office:value="0.000054208" calcext:value-type="float">
            <text:p>0,000054208</text:p>
          </table:table-cell>
          <table:table-cell office:value-type="float" office:value="0.000061631" calcext:value-type="float">
            <text:p>0,000061631</text:p>
          </table:table-cell>
          <table:table-cell office:value-type="float" office:value="0.000062967" calcext:value-type="float">
            <text:p>0,000062967</text:p>
          </table:table-cell>
          <table:table-cell office:value-type="float" office:value="0.000078699" calcext:value-type="float">
            <text:p>0,000078699</text:p>
          </table:table-cell>
          <table:table-cell office:value-type="float" office:value="0.000045334" calcext:value-type="float">
            <text:p>0,000045334</text:p>
          </table:table-cell>
          <table:table-cell office:value-type="float" office:value="0.000052613" calcext:value-type="float">
            <text:p>0,000052613</text:p>
          </table:table-cell>
        </table:table-row>
        <table:table-row table:style-name="ro1">
          <table:table-cell table:number-columns-repeated="10"/>
          <table:table-cell office:value-type="float" office:value="0.000056902" calcext:value-type="float">
            <text:p>0,000056902</text:p>
          </table:table-cell>
          <table:table-cell office:value-type="float" office:value="0.000061625" calcext:value-type="float">
            <text:p>0,000061625</text:p>
          </table:table-cell>
          <table:table-cell table:number-columns-repeated="2"/>
          <table:table-cell office:value-type="float" office:value="0.000063636" calcext:value-type="float">
            <text:p>0,000063636</text:p>
          </table:table-cell>
          <table:table-cell office:value-type="float" office:value="0.000061944" calcext:value-type="float">
            <text:p>0,000061944</text:p>
          </table:table-cell>
          <table:table-cell office:value-type="float" office:value="0.000057676" calcext:value-type="float">
            <text:p>0,000057676</text:p>
          </table:table-cell>
          <table:table-cell office:value-type="float" office:value="0.000057514" calcext:value-type="float">
            <text:p>0,000057514</text:p>
          </table:table-cell>
          <table:table-cell office:value-type="float" office:value="0.000063156" calcext:value-type="float">
            <text:p>0,000063156</text:p>
          </table:table-cell>
          <table:table-cell office:value-type="float" office:value="0.000060285" calcext:value-type="float">
            <text:p>0,000060285</text:p>
          </table:table-cell>
          <table:table-cell office:value-type="float" office:value="0.000072516" calcext:value-type="float">
            <text:p>0,000072516</text:p>
          </table:table-cell>
          <table:table-cell office:value-type="float" office:value="0.000056916" calcext:value-type="float">
            <text:p>0,000056916</text:p>
          </table:table-cell>
          <table:table-cell office:value-type="float" office:value="0.00005822" calcext:value-type="float">
            <text:p>0,00005822</text:p>
          </table:table-cell>
          <table:table-cell office:value-type="float" office:value="0.000064867" calcext:value-type="float">
            <text:p>0,000064867</text:p>
          </table:table-cell>
          <table:table-cell office:value-type="float" office:value="0.000060294" calcext:value-type="float">
            <text:p>0,000060294</text:p>
          </table:table-cell>
          <table:table-cell office:value-type="float" office:value="0.000049519" calcext:value-type="float">
            <text:p>0,000049519</text:p>
          </table:table-cell>
          <table:table-cell office:value-type="float" office:value="0.000063181" calcext:value-type="float">
            <text:p>0,000063181</text:p>
          </table:table-cell>
          <table:table-cell office:value-type="float" office:value="0.000073703" calcext:value-type="float">
            <text:p>0,000073703</text:p>
          </table:table-cell>
          <table:table-cell office:value-type="float" office:value="0.000074138" calcext:value-type="float">
            <text:p>0,000074138</text:p>
          </table:table-cell>
          <table:table-cell office:value-type="float" office:value="0.000055183" calcext:value-type="float">
            <text:p>0,000055183</text:p>
          </table:table-cell>
          <table:table-cell office:value-type="float" office:value="0.000061741" calcext:value-type="float">
            <text:p>0,000061741</text:p>
          </table:table-cell>
          <table:table-cell office:value-type="float" office:value="0.000062554" calcext:value-type="float">
            <text:p>0,000062554</text:p>
          </table:table-cell>
          <table:table-cell office:value-type="float" office:value="0.000061755" calcext:value-type="float">
            <text:p>0,000061755</text:p>
          </table:table-cell>
          <table:table-cell office:value-type="float" office:value="0.000060501" calcext:value-type="float">
            <text:p>0,000060501</text:p>
          </table:table-cell>
        </table:table-row>
        <table:table-row table:style-name="ro1">
          <table:table-cell table:number-columns-repeated="10"/>
          <table:table-cell office:value-type="float" office:value="0.000061257" calcext:value-type="float">
            <text:p>0,000061257</text:p>
          </table:table-cell>
          <table:table-cell office:value-type="float" office:value="0.000065032" calcext:value-type="float">
            <text:p>0,000065032</text:p>
          </table:table-cell>
          <table:table-cell table:number-columns-repeated="2"/>
          <table:table-cell office:value-type="float" office:value="0.000062481" calcext:value-type="float">
            <text:p>0,000062481</text:p>
          </table:table-cell>
          <table:table-cell office:value-type="float" office:value="0.000057489" calcext:value-type="float">
            <text:p>0,000057489</text:p>
          </table:table-cell>
          <table:table-cell office:value-type="float" office:value="0.000058575" calcext:value-type="float">
            <text:p>0,000058575</text:p>
          </table:table-cell>
          <table:table-cell office:value-type="float" office:value="0.000060604" calcext:value-type="float">
            <text:p>0,000060604</text:p>
          </table:table-cell>
          <table:table-cell office:value-type="float" office:value="0.000062898" calcext:value-type="float">
            <text:p>0,000062898</text:p>
          </table:table-cell>
          <table:table-cell office:value-type="float" office:value="0.000059463" calcext:value-type="float">
            <text:p>0,000059463</text:p>
          </table:table-cell>
          <table:table-cell office:value-type="float" office:value="0.000060262" calcext:value-type="float">
            <text:p>0,000060262</text:p>
          </table:table-cell>
          <table:table-cell office:value-type="float" office:value="0.000063569" calcext:value-type="float">
            <text:p>0,000063569</text:p>
          </table:table-cell>
          <table:table-cell office:value-type="float" office:value="0.000060632" calcext:value-type="float">
            <text:p>0,000060632</text:p>
          </table:table-cell>
          <table:table-cell office:value-type="float" office:value="0.000062123" calcext:value-type="float">
            <text:p>0,000062123</text:p>
          </table:table-cell>
          <table:table-cell office:value-type="float" office:value="0.000058047" calcext:value-type="float">
            <text:p>0,000058047</text:p>
          </table:table-cell>
          <table:table-cell office:value-type="float" office:value="0.00006559" calcext:value-type="float">
            <text:p>0,00006559</text:p>
          </table:table-cell>
          <table:table-cell office:value-type="float" office:value="0.000060161" calcext:value-type="float">
            <text:p>0,000060161</text:p>
          </table:table-cell>
          <table:table-cell office:value-type="float" office:value="0.000093911" calcext:value-type="float">
            <text:p>0,000093911</text:p>
          </table:table-cell>
          <table:table-cell office:value-type="float" office:value="0.000061847" calcext:value-type="float">
            <text:p>0,000061847</text:p>
          </table:table-cell>
          <table:table-cell office:value-type="float" office:value="0.000043705" calcext:value-type="float">
            <text:p>0,000043705</text:p>
          </table:table-cell>
          <table:table-cell office:value-type="float" office:value="0.000038806" calcext:value-type="float">
            <text:p>0,000038806</text:p>
          </table:table-cell>
          <table:table-cell office:value-type="float" office:value="0.000044419" calcext:value-type="float">
            <text:p>0,000044419</text:p>
          </table:table-cell>
          <table:table-cell office:value-type="float" office:value="0.000038864" calcext:value-type="float">
            <text:p>0,000038864</text:p>
          </table:table-cell>
          <table:table-cell office:value-type="float" office:value="0.00004019" calcext:value-type="float">
            <text:p>0,00004019</text:p>
          </table:table-cell>
        </table:table-row>
        <table:table-row table:style-name="ro1">
          <table:table-cell table:number-columns-repeated="10"/>
          <table:table-cell office:value-type="float" office:value="0.000057636" calcext:value-type="float">
            <text:p>0,000057636</text:p>
          </table:table-cell>
          <table:table-cell office:value-type="float" office:value="0.000058536" calcext:value-type="float">
            <text:p>0,000058536</text:p>
          </table:table-cell>
          <table:table-cell table:number-columns-repeated="2"/>
          <table:table-cell office:value-type="float" office:value="0.000061219" calcext:value-type="float">
            <text:p>0,000061219</text:p>
          </table:table-cell>
          <table:table-cell office:value-type="float" office:value="0.000062427" calcext:value-type="float">
            <text:p>0,000062427</text:p>
          </table:table-cell>
          <table:table-cell office:value-type="float" office:value="0.00006109" calcext:value-type="float">
            <text:p>0,00006109</text:p>
          </table:table-cell>
          <table:table-cell office:value-type="float" office:value="0.000059221" calcext:value-type="float">
            <text:p>0,000059221</text:p>
          </table:table-cell>
          <table:table-cell office:value-type="float" office:value="0.000061236" calcext:value-type="float">
            <text:p>0,000061236</text:p>
          </table:table-cell>
          <table:table-cell office:value-type="float" office:value="0.000085435" calcext:value-type="float">
            <text:p>0,000085435</text:p>
          </table:table-cell>
          <table:table-cell office:value-type="float" office:value="0.000064789" calcext:value-type="float">
            <text:p>0,000064789</text:p>
          </table:table-cell>
          <table:table-cell office:value-type="float" office:value="0.000064275" calcext:value-type="float">
            <text:p>0,000064275</text:p>
          </table:table-cell>
          <table:table-cell office:value-type="float" office:value="0.000061775" calcext:value-type="float">
            <text:p>0,000061775</text:p>
          </table:table-cell>
          <table:table-cell office:value-type="float" office:value="0.000057318" calcext:value-type="float">
            <text:p>0,000057318</text:p>
          </table:table-cell>
          <table:table-cell office:value-type="float" office:value="0.000037073" calcext:value-type="float">
            <text:p>0,000037073</text:p>
          </table:table-cell>
          <table:table-cell office:value-type="float" office:value="0.000054295" calcext:value-type="float">
            <text:p>0,000054295</text:p>
          </table:table-cell>
          <table:table-cell office:value-type="float" office:value="0.000040523" calcext:value-type="float">
            <text:p>0,000040523</text:p>
          </table:table-cell>
          <table:table-cell office:value-type="float" office:value="0.000038311" calcext:value-type="float">
            <text:p>0,000038311</text:p>
          </table:table-cell>
          <table:table-cell office:value-type="float" office:value="0.000054798" calcext:value-type="float">
            <text:p>0,000054798</text:p>
          </table:table-cell>
          <table:table-cell office:value-type="float" office:value="0.000040441" calcext:value-type="float">
            <text:p>0,000040441</text:p>
          </table:table-cell>
          <table:table-cell office:value-type="float" office:value="0.000056901" calcext:value-type="float">
            <text:p>0,000056901</text:p>
          </table:table-cell>
          <table:table-cell office:value-type="float" office:value="0.000039691" calcext:value-type="float">
            <text:p>0,000039691</text:p>
          </table:table-cell>
          <table:table-cell office:value-type="float" office:value="0.000045054" calcext:value-type="float">
            <text:p>0,000045054</text:p>
          </table:table-cell>
          <table:table-cell office:value-type="float" office:value="0.000053753" calcext:value-type="float">
            <text:p>0,000053753</text:p>
          </table:table-cell>
        </table:table-row>
        <table:table-row table:style-name="ro1">
          <table:table-cell table:number-columns-repeated="10"/>
          <table:table-cell office:value-type="float" office:value="0.000060881" calcext:value-type="float">
            <text:p>0,000060881</text:p>
          </table:table-cell>
          <table:table-cell office:value-type="float" office:value="0.000054045" calcext:value-type="float">
            <text:p>0,000054045</text:p>
          </table:table-cell>
          <table:table-cell table:number-columns-repeated="2"/>
          <table:table-cell office:value-type="float" office:value="0.000062726" calcext:value-type="float">
            <text:p>0,000062726</text:p>
          </table:table-cell>
          <table:table-cell office:value-type="float" office:value="0.000064369" calcext:value-type="float">
            <text:p>0,000064369</text:p>
          </table:table-cell>
          <table:table-cell office:value-type="float" office:value="0.000063078" calcext:value-type="float">
            <text:p>0,000063078</text:p>
          </table:table-cell>
          <table:table-cell office:value-type="float" office:value="0.000062991" calcext:value-type="float">
            <text:p>0,000062991</text:p>
          </table:table-cell>
          <table:table-cell office:value-type="float" office:value="0.000063749" calcext:value-type="float">
            <text:p>0,000063749</text:p>
          </table:table-cell>
          <table:table-cell office:value-type="float" office:value="0.000057809" calcext:value-type="float">
            <text:p>0,000057809</text:p>
          </table:table-cell>
          <table:table-cell office:value-type="float" office:value="0.000074723" calcext:value-type="float">
            <text:p>0,000074723</text:p>
          </table:table-cell>
          <table:table-cell office:value-type="float" office:value="0.000061686" calcext:value-type="float">
            <text:p>0,000061686</text:p>
          </table:table-cell>
          <table:table-cell office:value-type="float" office:value="0.000065112" calcext:value-type="float">
            <text:p>0,000065112</text:p>
          </table:table-cell>
          <table:table-cell office:value-type="float" office:value="0.000058297" calcext:value-type="float">
            <text:p>0,000058297</text:p>
          </table:table-cell>
          <table:table-cell office:value-type="float" office:value="0.000038786" calcext:value-type="float">
            <text:p>0,000038786</text:p>
          </table:table-cell>
          <table:table-cell office:value-type="float" office:value="0.000058592" calcext:value-type="float">
            <text:p>0,000058592</text:p>
          </table:table-cell>
          <table:table-cell office:value-type="float" office:value="0.000054119" calcext:value-type="float">
            <text:p>0,000054119</text:p>
          </table:table-cell>
          <table:table-cell office:value-type="float" office:value="0.000037893" calcext:value-type="float">
            <text:p>0,000037893</text:p>
          </table:table-cell>
          <table:table-cell office:value-type="float" office:value="0.000037854" calcext:value-type="float">
            <text:p>0,000037854</text:p>
          </table:table-cell>
          <table:table-cell office:value-type="float" office:value="0.000039373" calcext:value-type="float">
            <text:p>0,000039373</text:p>
          </table:table-cell>
          <table:table-cell office:value-type="float" office:value="0.000037957" calcext:value-type="float">
            <text:p>0,000037957</text:p>
          </table:table-cell>
          <table:table-cell office:value-type="float" office:value="0.000045558" calcext:value-type="float">
            <text:p>0,000045558</text:p>
          </table:table-cell>
          <table:table-cell office:value-type="float" office:value="0.000037064" calcext:value-type="float">
            <text:p>0,000037064</text:p>
          </table:table-cell>
          <table:table-cell office:value-type="float" office:value="0.000054672" calcext:value-type="float">
            <text:p>0,000054672</text:p>
          </table:table-cell>
        </table:table-row>
        <table:table-row table:style-name="ro1">
          <table:table-cell table:number-columns-repeated="10"/>
          <table:table-cell office:value-type="float" office:value="0.000058418" calcext:value-type="float">
            <text:p>0,000058418</text:p>
          </table:table-cell>
          <table:table-cell office:value-type="float" office:value="0.000040441" calcext:value-type="float">
            <text:p>0,000040441</text:p>
          </table:table-cell>
          <table:table-cell table:number-columns-repeated="2"/>
          <table:table-cell office:value-type="float" office:value="0.000062621" calcext:value-type="float">
            <text:p>0,000062621</text:p>
          </table:table-cell>
          <table:table-cell office:value-type="float" office:value="0.000057069" calcext:value-type="float">
            <text:p>0,000057069</text:p>
          </table:table-cell>
          <table:table-cell office:value-type="float" office:value="0.000057784" calcext:value-type="float">
            <text:p>0,000057784</text:p>
          </table:table-cell>
          <table:table-cell office:value-type="float" office:value="0.00006359" calcext:value-type="float">
            <text:p>0,00006359</text:p>
          </table:table-cell>
          <table:table-cell office:value-type="float" office:value="0.00005721" calcext:value-type="float">
            <text:p>0,00005721</text:p>
          </table:table-cell>
          <table:table-cell office:value-type="float" office:value="0.000056836" calcext:value-type="float">
            <text:p>0,000056836</text:p>
          </table:table-cell>
          <table:table-cell office:value-type="float" office:value="0.000061119" calcext:value-type="float">
            <text:p>0,000061119</text:p>
          </table:table-cell>
          <table:table-cell office:value-type="float" office:value="0.000062048" calcext:value-type="float">
            <text:p>0,000062048</text:p>
          </table:table-cell>
          <table:table-cell office:value-type="float" office:value="0.000060581" calcext:value-type="float">
            <text:p>0,000060581</text:p>
          </table:table-cell>
          <table:table-cell office:value-type="float" office:value="0.000064721" calcext:value-type="float">
            <text:p>0,000064721</text:p>
          </table:table-cell>
          <table:table-cell office:value-type="float" office:value="0.000033731" calcext:value-type="float">
            <text:p>0,000033731</text:p>
          </table:table-cell>
          <table:table-cell office:value-type="float" office:value="0.000052969" calcext:value-type="float">
            <text:p>0,000052969</text:p>
          </table:table-cell>
          <table:table-cell office:value-type="float" office:value="0.000052598" calcext:value-type="float">
            <text:p>0,000052598</text:p>
          </table:table-cell>
          <table:table-cell office:value-type="float" office:value="0.000042038" calcext:value-type="float">
            <text:p>0,000042038</text:p>
          </table:table-cell>
          <table:table-cell office:value-type="float" office:value="0.000056643" calcext:value-type="float">
            <text:p>0,000056643</text:p>
          </table:table-cell>
          <table:table-cell office:value-type="float" office:value="0.000062135" calcext:value-type="float">
            <text:p>0,000062135</text:p>
          </table:table-cell>
          <table:table-cell office:value-type="float" office:value="0.000043073" calcext:value-type="float">
            <text:p>0,000043073</text:p>
          </table:table-cell>
          <table:table-cell office:value-type="float" office:value="0.000048041" calcext:value-type="float">
            <text:p>0,000048041</text:p>
          </table:table-cell>
          <table:table-cell office:value-type="float" office:value="0.000054582" calcext:value-type="float">
            <text:p>0,000054582</text:p>
          </table:table-cell>
          <table:table-cell office:value-type="float" office:value="0.000049305" calcext:value-type="float">
            <text:p>0,000049305</text:p>
          </table:table-cell>
        </table:table-row>
        <table:table-row table:style-name="ro1">
          <table:table-cell table:number-columns-repeated="10"/>
          <table:table-cell office:value-type="float" office:value="0.000151622" calcext:value-type="float">
            <text:p>0,000151622</text:p>
          </table:table-cell>
          <table:table-cell office:value-type="float" office:value="0.000052222" calcext:value-type="float">
            <text:p>0,000052222</text:p>
          </table:table-cell>
          <table:table-cell table:number-columns-repeated="2"/>
          <table:table-cell office:value-type="float" office:value="0.000062297" calcext:value-type="float">
            <text:p>0,000062297</text:p>
          </table:table-cell>
          <table:table-cell office:value-type="float" office:value="0.000061509" calcext:value-type="float">
            <text:p>0,000061509</text:p>
          </table:table-cell>
          <table:table-cell office:value-type="float" office:value="0.000057181" calcext:value-type="float">
            <text:p>0,000057181</text:p>
          </table:table-cell>
          <table:table-cell office:value-type="float" office:value="0.000057775" calcext:value-type="float">
            <text:p>0,000057775</text:p>
          </table:table-cell>
          <table:table-cell office:value-type="float" office:value="0.000057258" calcext:value-type="float">
            <text:p>0,000057258</text:p>
          </table:table-cell>
          <table:table-cell office:value-type="float" office:value="0.000057179" calcext:value-type="float">
            <text:p>0,000057179</text:p>
          </table:table-cell>
          <table:table-cell office:value-type="float" office:value="0.000059381" calcext:value-type="float">
            <text:p>0,000059381</text:p>
          </table:table-cell>
          <table:table-cell office:value-type="float" office:value="0.000058545" calcext:value-type="float">
            <text:p>0,000058545</text:p>
          </table:table-cell>
          <table:table-cell office:value-type="float" office:value="0.000057934" calcext:value-type="float">
            <text:p>0,000057934</text:p>
          </table:table-cell>
          <table:table-cell office:value-type="float" office:value="0.000057117" calcext:value-type="float">
            <text:p>0,000057117</text:p>
          </table:table-cell>
          <table:table-cell office:value-type="float" office:value="0.000051176" calcext:value-type="float">
            <text:p>0,000051176</text:p>
          </table:table-cell>
          <table:table-cell office:value-type="float" office:value="0.000044765" calcext:value-type="float">
            <text:p>0,000044765</text:p>
          </table:table-cell>
          <table:table-cell office:value-type="float" office:value="0.000062115" calcext:value-type="float">
            <text:p>0,000062115</text:p>
          </table:table-cell>
          <table:table-cell office:value-type="float" office:value="0.000065067" calcext:value-type="float">
            <text:p>0,000065067</text:p>
          </table:table-cell>
          <table:table-cell office:value-type="float" office:value="0.000072778" calcext:value-type="float">
            <text:p>0,000072778</text:p>
          </table:table-cell>
          <table:table-cell office:value-type="float" office:value="0.000064494" calcext:value-type="float">
            <text:p>0,000064494</text:p>
          </table:table-cell>
          <table:table-cell office:value-type="float" office:value="0.000072985" calcext:value-type="float">
            <text:p>0,000072985</text:p>
          </table:table-cell>
          <table:table-cell office:value-type="float" office:value="0.000041059" calcext:value-type="float">
            <text:p>0,000041059</text:p>
          </table:table-cell>
          <table:table-cell office:value-type="float" office:value="0.000056606" calcext:value-type="float">
            <text:p>0,000056606</text:p>
          </table:table-cell>
          <table:table-cell office:value-type="float" office:value="0.000067305" calcext:value-type="float">
            <text:p>0,000067305</text:p>
          </table:table-cell>
        </table:table-row>
        <table:table-row table:style-name="ro1">
          <table:table-cell table:number-columns-repeated="10"/>
          <table:table-cell office:value-type="float" office:value="0.000064069" calcext:value-type="float">
            <text:p>0,000064069</text:p>
          </table:table-cell>
          <table:table-cell office:value-type="float" office:value="0.000035499" calcext:value-type="float">
            <text:p>0,000035499</text:p>
          </table:table-cell>
          <table:table-cell table:number-columns-repeated="2"/>
          <table:table-cell office:value-type="float" office:value="0.000059426" calcext:value-type="float">
            <text:p>0,000059426</text:p>
          </table:table-cell>
          <table:table-cell office:value-type="float" office:value="0.000076304" calcext:value-type="float">
            <text:p>0,000076304</text:p>
          </table:table-cell>
          <table:table-cell office:value-type="float" office:value="0.000075353" calcext:value-type="float">
            <text:p>0,000075353</text:p>
          </table:table-cell>
          <table:table-cell office:value-type="float" office:value="0.000062319" calcext:value-type="float">
            <text:p>0,000062319</text:p>
          </table:table-cell>
          <table:table-cell office:value-type="float" office:value="0.000055694" calcext:value-type="float">
            <text:p>0,000055694</text:p>
          </table:table-cell>
          <table:table-cell office:value-type="float" office:value="0.000056687" calcext:value-type="float">
            <text:p>0,000056687</text:p>
          </table:table-cell>
          <table:table-cell office:value-type="float" office:value="0.000094438" calcext:value-type="float">
            <text:p>0,000094438</text:p>
          </table:table-cell>
          <table:table-cell office:value-type="float" office:value="0.000058722" calcext:value-type="float">
            <text:p>0,000058722</text:p>
          </table:table-cell>
          <table:table-cell office:value-type="float" office:value="0.000056901" calcext:value-type="float">
            <text:p>0,000056901</text:p>
          </table:table-cell>
          <table:table-cell office:value-type="float" office:value="0.000057291" calcext:value-type="float">
            <text:p>0,000057291</text:p>
          </table:table-cell>
          <table:table-cell office:value-type="float" office:value="0.00004856" calcext:value-type="float">
            <text:p>0,00004856</text:p>
          </table:table-cell>
          <table:table-cell office:value-type="float" office:value="0.000066573" calcext:value-type="float">
            <text:p>0,000066573</text:p>
          </table:table-cell>
          <table:table-cell office:value-type="float" office:value="0.00006887" calcext:value-type="float">
            <text:p>0,00006887</text:p>
          </table:table-cell>
          <table:table-cell office:value-type="float" office:value="0.000060813" calcext:value-type="float">
            <text:p>0,000060813</text:p>
          </table:table-cell>
          <table:table-cell office:value-type="float" office:value="0.000060167" calcext:value-type="float">
            <text:p>0,000060167</text:p>
          </table:table-cell>
          <table:table-cell office:value-type="float" office:value="0.000059243" calcext:value-type="float">
            <text:p>0,000059243</text:p>
          </table:table-cell>
          <table:table-cell office:value-type="float" office:value="0.000051156" calcext:value-type="float">
            <text:p>0,000051156</text:p>
          </table:table-cell>
          <table:table-cell office:value-type="float" office:value="0.000064164" calcext:value-type="float">
            <text:p>0,000064164</text:p>
          </table:table-cell>
          <table:table-cell office:value-type="float" office:value="0.000048098" calcext:value-type="float">
            <text:p>0,000048098</text:p>
          </table:table-cell>
          <table:table-cell office:value-type="float" office:value="0.000067738" calcext:value-type="float">
            <text:p>0,000067738</text:p>
          </table:table-cell>
        </table:table-row>
        <table:table-row table:style-name="ro1">
          <table:table-cell table:number-columns-repeated="10"/>
          <table:table-cell office:value-type="float" office:value="0.000056713" calcext:value-type="float">
            <text:p>0,000056713</text:p>
          </table:table-cell>
          <table:table-cell office:value-type="float" office:value="0.000061771" calcext:value-type="float">
            <text:p>0,000061771</text:p>
          </table:table-cell>
          <table:table-cell table:number-columns-repeated="2"/>
          <table:table-cell office:value-type="float" office:value="0.000056166" calcext:value-type="float">
            <text:p>0,000056166</text:p>
          </table:table-cell>
          <table:table-cell office:value-type="float" office:value="0.000058609" calcext:value-type="float">
            <text:p>0,000058609</text:p>
          </table:table-cell>
          <table:table-cell office:value-type="float" office:value="0.000137328" calcext:value-type="float">
            <text:p>0,000137328</text:p>
          </table:table-cell>
          <table:table-cell office:value-type="float" office:value="0.00007978" calcext:value-type="float">
            <text:p>0,00007978</text:p>
          </table:table-cell>
          <table:table-cell office:value-type="float" office:value="0.00008327" calcext:value-type="float">
            <text:p>0,00008327</text:p>
          </table:table-cell>
          <table:table-cell office:value-type="float" office:value="0.000064246" calcext:value-type="float">
            <text:p>0,000064246</text:p>
          </table:table-cell>
          <table:table-cell office:value-type="float" office:value="0.000057152" calcext:value-type="float">
            <text:p>0,000057152</text:p>
          </table:table-cell>
          <table:table-cell office:value-type="float" office:value="0.000061667" calcext:value-type="float">
            <text:p>0,000061667</text:p>
          </table:table-cell>
          <table:table-cell office:value-type="float" office:value="0.000085415" calcext:value-type="float">
            <text:p>0,000085415</text:p>
          </table:table-cell>
          <table:table-cell office:value-type="float" office:value="0.000058797" calcext:value-type="float">
            <text:p>0,000058797</text:p>
          </table:table-cell>
          <table:table-cell office:value-type="float" office:value="0.000051431" calcext:value-type="float">
            <text:p>0,000051431</text:p>
          </table:table-cell>
          <table:table-cell office:value-type="float" office:value="0.000051122" calcext:value-type="float">
            <text:p>0,000051122</text:p>
          </table:table-cell>
          <table:table-cell office:value-type="float" office:value="0.000045587" calcext:value-type="float">
            <text:p>0,000045587</text:p>
          </table:table-cell>
          <table:table-cell office:value-type="float" office:value="0.000060622" calcext:value-type="float">
            <text:p>0,000060622</text:p>
          </table:table-cell>
          <table:table-cell office:value-type="float" office:value="0.000059984" calcext:value-type="float">
            <text:p>0,000059984</text:p>
          </table:table-cell>
          <table:table-cell office:value-type="float" office:value="0.000039984" calcext:value-type="float">
            <text:p>0,000039984</text:p>
          </table:table-cell>
          <table:table-cell office:value-type="float" office:value="0.000052679" calcext:value-type="float">
            <text:p>0,000052679</text:p>
          </table:table-cell>
          <table:table-cell office:value-type="float" office:value="0.000045459" calcext:value-type="float">
            <text:p>0,000045459</text:p>
          </table:table-cell>
          <table:table-cell office:value-type="float" office:value="0.000042158" calcext:value-type="float">
            <text:p>0,000042158</text:p>
          </table:table-cell>
          <table:table-cell office:value-type="float" office:value="0.000091308" calcext:value-type="float">
            <text:p>0,000091308</text:p>
          </table:table-cell>
        </table:table-row>
        <table:table-row table:style-name="ro1">
          <table:table-cell table:number-columns-repeated="10"/>
          <table:table-cell office:value-type="float" office:value="0.000056305" calcext:value-type="float">
            <text:p>0,000056305</text:p>
          </table:table-cell>
          <table:table-cell office:value-type="float" office:value="0.000074778" calcext:value-type="float">
            <text:p>0,000074778</text:p>
          </table:table-cell>
          <table:table-cell table:number-columns-repeated="2"/>
          <table:table-cell office:value-type="float" office:value="0.000060627" calcext:value-type="float">
            <text:p>0,000060627</text:p>
          </table:table-cell>
          <table:table-cell office:value-type="float" office:value="0.000060888" calcext:value-type="float">
            <text:p>0,000060888</text:p>
          </table:table-cell>
          <table:table-cell office:value-type="float" office:value="0.000059426" calcext:value-type="float">
            <text:p>0,000059426</text:p>
          </table:table-cell>
          <table:table-cell office:value-type="float" office:value="0.000073923" calcext:value-type="float">
            <text:p>0,000073923</text:p>
          </table:table-cell>
          <table:table-cell office:value-type="float" office:value="0.000058113" calcext:value-type="float">
            <text:p>0,000058113</text:p>
          </table:table-cell>
          <table:table-cell office:value-type="float" office:value="0.000063237" calcext:value-type="float">
            <text:p>0,000063237</text:p>
          </table:table-cell>
          <table:table-cell office:value-type="float" office:value="0.000062937" calcext:value-type="float">
            <text:p>0,000062937</text:p>
          </table:table-cell>
          <table:table-cell office:value-type="float" office:value="0.00006488" calcext:value-type="float">
            <text:p>0,00006488</text:p>
          </table:table-cell>
          <table:table-cell office:value-type="float" office:value="0.000060575" calcext:value-type="float">
            <text:p>0,000060575</text:p>
          </table:table-cell>
          <table:table-cell office:value-type="float" office:value="0.000057867" calcext:value-type="float">
            <text:p>0,000057867</text:p>
          </table:table-cell>
          <table:table-cell office:value-type="float" office:value="0.000057456" calcext:value-type="float">
            <text:p>0,000057456</text:p>
          </table:table-cell>
          <table:table-cell office:value-type="float" office:value="0.000038208" calcext:value-type="float">
            <text:p>0,000038208</text:p>
          </table:table-cell>
          <table:table-cell office:value-type="float" office:value="0.000057569" calcext:value-type="float">
            <text:p>0,000057569</text:p>
          </table:table-cell>
          <table:table-cell office:value-type="float" office:value="0.000037463" calcext:value-type="float">
            <text:p>0,000037463</text:p>
          </table:table-cell>
          <table:table-cell office:value-type="float" office:value="0.000045522" calcext:value-type="float">
            <text:p>0,000045522</text:p>
          </table:table-cell>
          <table:table-cell office:value-type="float" office:value="0.000046499" calcext:value-type="float">
            <text:p>0,000046499</text:p>
          </table:table-cell>
          <table:table-cell office:value-type="float" office:value="0.000039224" calcext:value-type="float">
            <text:p>0,000039224</text:p>
          </table:table-cell>
          <table:table-cell office:value-type="float" office:value="0.000042262" calcext:value-type="float">
            <text:p>0,000042262</text:p>
          </table:table-cell>
          <table:table-cell office:value-type="float" office:value="0.000039842" calcext:value-type="float">
            <text:p>0,000039842</text:p>
          </table:table-cell>
          <table:table-cell office:value-type="float" office:value="0.000037819" calcext:value-type="float">
            <text:p>0,000037819</text:p>
          </table:table-cell>
        </table:table-row>
        <table:table-row table:style-name="ro1">
          <table:table-cell table:number-columns-repeated="10"/>
          <table:table-cell office:value-type="float" office:value="0.000060952" calcext:value-type="float">
            <text:p>0,000060952</text:p>
          </table:table-cell>
          <table:table-cell office:value-type="float" office:value="0.000061621" calcext:value-type="float">
            <text:p>0,000061621</text:p>
          </table:table-cell>
          <table:table-cell table:number-columns-repeated="2"/>
          <table:table-cell office:value-type="float" office:value="0.000057498" calcext:value-type="float">
            <text:p>0,000057498</text:p>
          </table:table-cell>
          <table:table-cell office:value-type="float" office:value="0.000059329" calcext:value-type="float">
            <text:p>0,000059329</text:p>
          </table:table-cell>
          <table:table-cell office:value-type="float" office:value="0.000059472" calcext:value-type="float">
            <text:p>0,000059472</text:p>
          </table:table-cell>
          <table:table-cell office:value-type="float" office:value="0.000073513" calcext:value-type="float">
            <text:p>0,000073513</text:p>
          </table:table-cell>
          <table:table-cell office:value-type="float" office:value="0.000073396" calcext:value-type="float">
            <text:p>0,000073396</text:p>
          </table:table-cell>
          <table:table-cell office:value-type="float" office:value="0.000069804" calcext:value-type="float">
            <text:p>0,000069804</text:p>
          </table:table-cell>
          <table:table-cell office:value-type="float" office:value="0.000055559" calcext:value-type="float">
            <text:p>0,000055559</text:p>
          </table:table-cell>
          <table:table-cell office:value-type="float" office:value="0.000062573" calcext:value-type="float">
            <text:p>0,000062573</text:p>
          </table:table-cell>
          <table:table-cell office:value-type="float" office:value="0.00006301" calcext:value-type="float">
            <text:p>0,00006301</text:p>
          </table:table-cell>
          <table:table-cell office:value-type="float" office:value="0.000062026" calcext:value-type="float">
            <text:p>0,000062026</text:p>
          </table:table-cell>
          <table:table-cell office:value-type="float" office:value="0.000043674" calcext:value-type="float">
            <text:p>0,000043674</text:p>
          </table:table-cell>
          <table:table-cell office:value-type="float" office:value="0.000040007" calcext:value-type="float">
            <text:p>0,000040007</text:p>
          </table:table-cell>
          <table:table-cell office:value-type="float" office:value="0.000056221" calcext:value-type="float">
            <text:p>0,000056221</text:p>
          </table:table-cell>
          <table:table-cell office:value-type="float" office:value="0.000048046" calcext:value-type="float">
            <text:p>0,000048046</text:p>
          </table:table-cell>
          <table:table-cell office:value-type="float" office:value="0.000037426" calcext:value-type="float">
            <text:p>0,000037426</text:p>
          </table:table-cell>
          <table:table-cell office:value-type="float" office:value="0.000039349" calcext:value-type="float">
            <text:p>0,000039349</text:p>
          </table:table-cell>
          <table:table-cell office:value-type="float" office:value="0.000052903" calcext:value-type="float">
            <text:p>0,000052903</text:p>
          </table:table-cell>
          <table:table-cell office:value-type="float" office:value="0.000037533" calcext:value-type="float">
            <text:p>0,000037533</text:p>
          </table:table-cell>
          <table:table-cell office:value-type="float" office:value="0.000040107" calcext:value-type="float">
            <text:p>0,000040107</text:p>
          </table:table-cell>
          <table:table-cell office:value-type="float" office:value="0.000052536" calcext:value-type="float">
            <text:p>0,000052536</text:p>
          </table:table-cell>
        </table:table-row>
        <table:table-row table:style-name="ro1">
          <table:table-cell table:number-columns-repeated="10"/>
          <table:table-cell office:value-type="float" office:value="0.000056636" calcext:value-type="float">
            <text:p>0,000056636</text:p>
          </table:table-cell>
          <table:table-cell office:value-type="float" office:value="0.000058813" calcext:value-type="float">
            <text:p>0,000058813</text:p>
          </table:table-cell>
          <table:table-cell table:number-columns-repeated="2"/>
          <table:table-cell office:value-type="float" office:value="0.000058694" calcext:value-type="float">
            <text:p>0,000058694</text:p>
          </table:table-cell>
          <table:table-cell office:value-type="float" office:value="0.000060844" calcext:value-type="float">
            <text:p>0,000060844</text:p>
          </table:table-cell>
          <table:table-cell office:value-type="float" office:value="0.000062776" calcext:value-type="float">
            <text:p>0,000062776</text:p>
          </table:table-cell>
          <table:table-cell office:value-type="float" office:value="0.000063167" calcext:value-type="float">
            <text:p>0,000063167</text:p>
          </table:table-cell>
          <table:table-cell office:value-type="float" office:value="0.000063465" calcext:value-type="float">
            <text:p>0,000063465</text:p>
          </table:table-cell>
          <table:table-cell office:value-type="float" office:value="0.000057429" calcext:value-type="float">
            <text:p>0,000057429</text:p>
          </table:table-cell>
          <table:table-cell office:value-type="float" office:value="0.00006107" calcext:value-type="float">
            <text:p>0,00006107</text:p>
          </table:table-cell>
          <table:table-cell office:value-type="float" office:value="0.000056832" calcext:value-type="float">
            <text:p>0,000056832</text:p>
          </table:table-cell>
          <table:table-cell office:value-type="float" office:value="0.000065806" calcext:value-type="float">
            <text:p>0,000065806</text:p>
          </table:table-cell>
          <table:table-cell office:value-type="float" office:value="0.000062389" calcext:value-type="float">
            <text:p>0,000062389</text:p>
          </table:table-cell>
          <table:table-cell office:value-type="float" office:value="0.000040012" calcext:value-type="float">
            <text:p>0,000040012</text:p>
          </table:table-cell>
          <table:table-cell office:value-type="float" office:value="0.000041102" calcext:value-type="float">
            <text:p>0,000041102</text:p>
          </table:table-cell>
          <table:table-cell office:value-type="float" office:value="0.000064587" calcext:value-type="float">
            <text:p>0,000064587</text:p>
          </table:table-cell>
          <table:table-cell office:value-type="float" office:value="0.000058097" calcext:value-type="float">
            <text:p>0,000058097</text:p>
          </table:table-cell>
          <table:table-cell office:value-type="float" office:value="0.000045621" calcext:value-type="float">
            <text:p>0,000045621</text:p>
          </table:table-cell>
          <table:table-cell office:value-type="float" office:value="0.000037546" calcext:value-type="float">
            <text:p>0,000037546</text:p>
          </table:table-cell>
          <table:table-cell office:value-type="float" office:value="0.000044515" calcext:value-type="float">
            <text:p>0,000044515</text:p>
          </table:table-cell>
          <table:table-cell office:value-type="float" office:value="0.000049054" calcext:value-type="float">
            <text:p>0,000049054</text:p>
          </table:table-cell>
          <table:table-cell office:value-type="float" office:value="0.0000499" calcext:value-type="float">
            <text:p>0,0000499</text:p>
          </table:table-cell>
          <table:table-cell office:value-type="float" office:value="0.000038214" calcext:value-type="float">
            <text:p>0,000038214</text:p>
          </table:table-cell>
        </table:table-row>
        <table:table-row table:style-name="ro1">
          <table:table-cell table:number-columns-repeated="10"/>
          <table:table-cell office:value-type="float" office:value="0.000060303" calcext:value-type="float">
            <text:p>0,000060303</text:p>
          </table:table-cell>
          <table:table-cell office:value-type="float" office:value="0.000056913" calcext:value-type="float">
            <text:p>0,000056913</text:p>
          </table:table-cell>
          <table:table-cell table:number-columns-repeated="2"/>
          <table:table-cell office:value-type="float" office:value="0.000065516" calcext:value-type="float">
            <text:p>0,000065516</text:p>
          </table:table-cell>
          <table:table-cell office:value-type="float" office:value="0.000062533" calcext:value-type="float">
            <text:p>0,000062533</text:p>
          </table:table-cell>
          <table:table-cell office:value-type="float" office:value="0.000061984" calcext:value-type="float">
            <text:p>0,000061984</text:p>
          </table:table-cell>
          <table:table-cell office:value-type="float" office:value="0.000056727" calcext:value-type="float">
            <text:p>0,000056727</text:p>
          </table:table-cell>
          <table:table-cell office:value-type="float" office:value="0.000061884" calcext:value-type="float">
            <text:p>0,000061884</text:p>
          </table:table-cell>
          <table:table-cell office:value-type="float" office:value="0.000059899" calcext:value-type="float">
            <text:p>0,000059899</text:p>
          </table:table-cell>
          <table:table-cell office:value-type="float" office:value="0.00006359" calcext:value-type="float">
            <text:p>0,00006359</text:p>
          </table:table-cell>
          <table:table-cell office:value-type="float" office:value="0.000064205" calcext:value-type="float">
            <text:p>0,000064205</text:p>
          </table:table-cell>
          <table:table-cell office:value-type="float" office:value="0.000062114" calcext:value-type="float">
            <text:p>0,000062114</text:p>
          </table:table-cell>
          <table:table-cell office:value-type="float" office:value="0.000061535" calcext:value-type="float">
            <text:p>0,000061535</text:p>
          </table:table-cell>
          <table:table-cell office:value-type="float" office:value="0.000104869" calcext:value-type="float">
            <text:p>0,000104869</text:p>
          </table:table-cell>
          <table:table-cell office:value-type="float" office:value="0.000040041" calcext:value-type="float">
            <text:p>0,000040041</text:p>
          </table:table-cell>
          <table:table-cell office:value-type="float" office:value="0.000043077" calcext:value-type="float">
            <text:p>0,000043077</text:p>
          </table:table-cell>
          <table:table-cell office:value-type="float" office:value="0.000039506" calcext:value-type="float">
            <text:p>0,000039506</text:p>
          </table:table-cell>
          <table:table-cell office:value-type="float" office:value="0.00004694" calcext:value-type="float">
            <text:p>0,00004694</text:p>
          </table:table-cell>
          <table:table-cell office:value-type="float" office:value="0.000054638" calcext:value-type="float">
            <text:p>0,000054638</text:p>
          </table:table-cell>
          <table:table-cell office:value-type="float" office:value="0.000040003" calcext:value-type="float">
            <text:p>0,000040003</text:p>
          </table:table-cell>
          <table:table-cell office:value-type="float" office:value="0.000061912" calcext:value-type="float">
            <text:p>0,000061912</text:p>
          </table:table-cell>
          <table:table-cell office:value-type="float" office:value="0.000068162" calcext:value-type="float">
            <text:p>0,000068162</text:p>
          </table:table-cell>
          <table:table-cell office:value-type="float" office:value="0.000064326" calcext:value-type="float">
            <text:p>0,000064326</text:p>
          </table:table-cell>
        </table:table-row>
        <table:table-row table:style-name="ro1">
          <table:table-cell table:number-columns-repeated="10"/>
          <table:table-cell office:value-type="float" office:value="0.000078884" calcext:value-type="float">
            <text:p>0,000078884</text:p>
          </table:table-cell>
          <table:table-cell office:value-type="float" office:value="0.000062219" calcext:value-type="float">
            <text:p>0,000062219</text:p>
          </table:table-cell>
          <table:table-cell table:number-columns-repeated="2"/>
          <table:table-cell office:value-type="float" office:value="0.000060988" calcext:value-type="float">
            <text:p>0,000060988</text:p>
          </table:table-cell>
          <table:table-cell office:value-type="float" office:value="0.000059618" calcext:value-type="float">
            <text:p>0,000059618</text:p>
          </table:table-cell>
          <table:table-cell office:value-type="float" office:value="0.000064733" calcext:value-type="float">
            <text:p>0,000064733</text:p>
          </table:table-cell>
          <table:table-cell office:value-type="float" office:value="0.000062065" calcext:value-type="float">
            <text:p>0,000062065</text:p>
          </table:table-cell>
          <table:table-cell office:value-type="float" office:value="0.000061742" calcext:value-type="float">
            <text:p>0,000061742</text:p>
          </table:table-cell>
          <table:table-cell office:value-type="float" office:value="0.000064215" calcext:value-type="float">
            <text:p>0,000064215</text:p>
          </table:table-cell>
          <table:table-cell office:value-type="float" office:value="0.000064291" calcext:value-type="float">
            <text:p>0,000064291</text:p>
          </table:table-cell>
          <table:table-cell office:value-type="float" office:value="0.00007075" calcext:value-type="float">
            <text:p>0,00007075</text:p>
          </table:table-cell>
          <table:table-cell office:value-type="float" office:value="0.000076264" calcext:value-type="float">
            <text:p>0,000076264</text:p>
          </table:table-cell>
          <table:table-cell office:value-type="float" office:value="0.000058773" calcext:value-type="float">
            <text:p>0,000058773</text:p>
          </table:table-cell>
          <table:table-cell office:value-type="float" office:value="0.000097779" calcext:value-type="float">
            <text:p>0,000097779</text:p>
          </table:table-cell>
          <table:table-cell office:value-type="float" office:value="0.000066758" calcext:value-type="float">
            <text:p>0,000066758</text:p>
          </table:table-cell>
          <table:table-cell office:value-type="float" office:value="0.000050837" calcext:value-type="float">
            <text:p>0,000050837</text:p>
          </table:table-cell>
          <table:table-cell office:value-type="float" office:value="0.000038536" calcext:value-type="float">
            <text:p>0,000038536</text:p>
          </table:table-cell>
          <table:table-cell office:value-type="float" office:value="0.000047917" calcext:value-type="float">
            <text:p>0,000047917</text:p>
          </table:table-cell>
          <table:table-cell office:value-type="float" office:value="0.000038703" calcext:value-type="float">
            <text:p>0,000038703</text:p>
          </table:table-cell>
          <table:table-cell office:value-type="float" office:value="0.000039081" calcext:value-type="float">
            <text:p>0,000039081</text:p>
          </table:table-cell>
          <table:table-cell office:value-type="float" office:value="0.000046163" calcext:value-type="float">
            <text:p>0,000046163</text:p>
          </table:table-cell>
          <table:table-cell office:value-type="float" office:value="0.000048686" calcext:value-type="float">
            <text:p>0,000048686</text:p>
          </table:table-cell>
          <table:table-cell office:value-type="float" office:value="0.000059612" calcext:value-type="float">
            <text:p>0,000059612</text:p>
          </table:table-cell>
        </table:table-row>
        <table:table-row table:style-name="ro1">
          <table:table-cell table:number-columns-repeated="10"/>
          <table:table-cell office:value-type="float" office:value="0.000073616" calcext:value-type="float">
            <text:p>0,000073616</text:p>
          </table:table-cell>
          <table:table-cell office:value-type="float" office:value="0.000060837" calcext:value-type="float">
            <text:p>0,000060837</text:p>
          </table:table-cell>
          <table:table-cell table:number-columns-repeated="2"/>
          <table:table-cell office:value-type="float" office:value="0.000074489" calcext:value-type="float">
            <text:p>0,000074489</text:p>
          </table:table-cell>
          <table:table-cell office:value-type="float" office:value="0.000062723" calcext:value-type="float">
            <text:p>0,000062723</text:p>
          </table:table-cell>
          <table:table-cell office:value-type="float" office:value="0.000060993" calcext:value-type="float">
            <text:p>0,000060993</text:p>
          </table:table-cell>
          <table:table-cell office:value-type="float" office:value="0.000057851" calcext:value-type="float">
            <text:p>0,000057851</text:p>
          </table:table-cell>
          <table:table-cell office:value-type="float" office:value="0.000059754" calcext:value-type="float">
            <text:p>0,000059754</text:p>
          </table:table-cell>
          <table:table-cell office:value-type="float" office:value="0.000061099" calcext:value-type="float">
            <text:p>0,000061099</text:p>
          </table:table-cell>
          <table:table-cell office:value-type="float" office:value="0.000062799" calcext:value-type="float">
            <text:p>0,000062799</text:p>
          </table:table-cell>
          <table:table-cell office:value-type="float" office:value="0.000063112" calcext:value-type="float">
            <text:p>0,000063112</text:p>
          </table:table-cell>
          <table:table-cell office:value-type="float" office:value="0.000063802" calcext:value-type="float">
            <text:p>0,000063802</text:p>
          </table:table-cell>
          <table:table-cell office:value-type="float" office:value="0.00006804" calcext:value-type="float">
            <text:p>0,00006804</text:p>
          </table:table-cell>
          <table:table-cell office:value-type="float" office:value="0.000065648" calcext:value-type="float">
            <text:p>0,000065648</text:p>
          </table:table-cell>
          <table:table-cell office:value-type="float" office:value="0.000062156" calcext:value-type="float">
            <text:p>0,000062156</text:p>
          </table:table-cell>
          <table:table-cell office:value-type="float" office:value="0.000080794" calcext:value-type="float">
            <text:p>0,000080794</text:p>
          </table:table-cell>
          <table:table-cell office:value-type="float" office:value="0.00006446" calcext:value-type="float">
            <text:p>0,00006446</text:p>
          </table:table-cell>
          <table:table-cell office:value-type="float" office:value="0.000062486" calcext:value-type="float">
            <text:p>0,000062486</text:p>
          </table:table-cell>
          <table:table-cell office:value-type="float" office:value="0.000063281" calcext:value-type="float">
            <text:p>0,000063281</text:p>
          </table:table-cell>
          <table:table-cell office:value-type="float" office:value="0.000064734" calcext:value-type="float">
            <text:p>0,000064734</text:p>
          </table:table-cell>
          <table:table-cell office:value-type="float" office:value="0.000042059" calcext:value-type="float">
            <text:p>0,000042059</text:p>
          </table:table-cell>
          <table:table-cell office:value-type="float" office:value="0.000041824" calcext:value-type="float">
            <text:p>0,000041824</text:p>
          </table:table-cell>
          <table:table-cell office:value-type="float" office:value="0.000039362" calcext:value-type="float">
            <text:p>0,000039362</text:p>
          </table:table-cell>
        </table:table-row>
        <table:table-row table:style-name="ro1">
          <table:table-cell table:number-columns-repeated="10"/>
          <table:table-cell office:value-type="float" office:value="0.000056828" calcext:value-type="float">
            <text:p>0,000056828</text:p>
          </table:table-cell>
          <table:table-cell office:value-type="float" office:value="0.000057261" calcext:value-type="float">
            <text:p>0,000057261</text:p>
          </table:table-cell>
          <table:table-cell table:number-columns-repeated="2"/>
          <table:table-cell office:value-type="float" office:value="0.000059026" calcext:value-type="float">
            <text:p>0,000059026</text:p>
          </table:table-cell>
          <table:table-cell office:value-type="float" office:value="0.000059209" calcext:value-type="float">
            <text:p>0,000059209</text:p>
          </table:table-cell>
          <table:table-cell office:value-type="float" office:value="0.000058185" calcext:value-type="float">
            <text:p>0,000058185</text:p>
          </table:table-cell>
          <table:table-cell office:value-type="float" office:value="0.00005686" calcext:value-type="float">
            <text:p>0,00005686</text:p>
          </table:table-cell>
          <table:table-cell office:value-type="float" office:value="0.000062123" calcext:value-type="float">
            <text:p>0,000062123</text:p>
          </table:table-cell>
          <table:table-cell office:value-type="float" office:value="0.000064062" calcext:value-type="float">
            <text:p>0,000064062</text:p>
          </table:table-cell>
          <table:table-cell office:value-type="float" office:value="0.000071679" calcext:value-type="float">
            <text:p>0,000071679</text:p>
          </table:table-cell>
          <table:table-cell office:value-type="float" office:value="0.000061735" calcext:value-type="float">
            <text:p>0,000061735</text:p>
          </table:table-cell>
          <table:table-cell office:value-type="float" office:value="0.000064959" calcext:value-type="float">
            <text:p>0,000064959</text:p>
          </table:table-cell>
          <table:table-cell office:value-type="float" office:value="0.000056947" calcext:value-type="float">
            <text:p>0,000056947</text:p>
          </table:table-cell>
          <table:table-cell office:value-type="float" office:value="0.000037577" calcext:value-type="float">
            <text:p>0,000037577</text:p>
          </table:table-cell>
          <table:table-cell office:value-type="float" office:value="0.000043302" calcext:value-type="float">
            <text:p>0,000043302</text:p>
          </table:table-cell>
          <table:table-cell office:value-type="float" office:value="0.000088388" calcext:value-type="float">
            <text:p>0,000088388</text:p>
          </table:table-cell>
          <table:table-cell office:value-type="float" office:value="0.000055447" calcext:value-type="float">
            <text:p>0,000055447</text:p>
          </table:table-cell>
          <table:table-cell office:value-type="float" office:value="0.000060023" calcext:value-type="float">
            <text:p>0,000060023</text:p>
          </table:table-cell>
          <table:table-cell office:value-type="float" office:value="0.000040776" calcext:value-type="float">
            <text:p>0,000040776</text:p>
          </table:table-cell>
          <table:table-cell office:value-type="float" office:value="0.00005742" calcext:value-type="float">
            <text:p>0,00005742</text:p>
          </table:table-cell>
          <table:table-cell office:value-type="float" office:value="0.000057336" calcext:value-type="float">
            <text:p>0,000057336</text:p>
          </table:table-cell>
          <table:table-cell office:value-type="float" office:value="0.000058287" calcext:value-type="float">
            <text:p>0,000058287</text:p>
          </table:table-cell>
          <table:table-cell office:value-type="float" office:value="0.000064404" calcext:value-type="float">
            <text:p>0,000064404</text:p>
          </table:table-cell>
        </table:table-row>
        <table:table-row table:style-name="ro1">
          <table:table-cell table:number-columns-repeated="10"/>
          <table:table-cell office:value-type="float" office:value="0.000056849" calcext:value-type="float">
            <text:p>0,000056849</text:p>
          </table:table-cell>
          <table:table-cell office:value-type="float" office:value="0.000084832" calcext:value-type="float">
            <text:p>0,000084832</text:p>
          </table:table-cell>
          <table:table-cell table:number-columns-repeated="2"/>
          <table:table-cell office:value-type="float" office:value="0.000062953" calcext:value-type="float">
            <text:p>0,000062953</text:p>
          </table:table-cell>
          <table:table-cell office:value-type="float" office:value="0.000060922" calcext:value-type="float">
            <text:p>0,000060922</text:p>
          </table:table-cell>
          <table:table-cell office:value-type="float" office:value="0.00006166" calcext:value-type="float">
            <text:p>0,00006166</text:p>
          </table:table-cell>
          <table:table-cell office:value-type="float" office:value="0.000054621" calcext:value-type="float">
            <text:p>0,000054621</text:p>
          </table:table-cell>
          <table:table-cell office:value-type="float" office:value="0.000057017" calcext:value-type="float">
            <text:p>0,000057017</text:p>
          </table:table-cell>
          <table:table-cell office:value-type="float" office:value="0.00005741" calcext:value-type="float">
            <text:p>0,00005741</text:p>
          </table:table-cell>
          <table:table-cell office:value-type="float" office:value="0.000060124" calcext:value-type="float">
            <text:p>0,000060124</text:p>
          </table:table-cell>
          <table:table-cell office:value-type="float" office:value="0.000056671" calcext:value-type="float">
            <text:p>0,000056671</text:p>
          </table:table-cell>
          <table:table-cell office:value-type="float" office:value="0.000099178" calcext:value-type="float">
            <text:p>0,000099178</text:p>
          </table:table-cell>
          <table:table-cell office:value-type="float" office:value="0.000075295" calcext:value-type="float">
            <text:p>0,000075295</text:p>
          </table:table-cell>
          <table:table-cell office:value-type="float" office:value="0.000062708" calcext:value-type="float">
            <text:p>0,000062708</text:p>
          </table:table-cell>
          <table:table-cell office:value-type="float" office:value="0.000080539" calcext:value-type="float">
            <text:p>0,000080539</text:p>
          </table:table-cell>
          <table:table-cell office:value-type="float" office:value="0.000065565" calcext:value-type="float">
            <text:p>0,000065565</text:p>
          </table:table-cell>
          <table:table-cell office:value-type="float" office:value="0.000062186" calcext:value-type="float">
            <text:p>0,000062186</text:p>
          </table:table-cell>
          <table:table-cell office:value-type="float" office:value="0.000076389" calcext:value-type="float">
            <text:p>0,000076389</text:p>
          </table:table-cell>
          <table:table-cell office:value-type="float" office:value="0.000063489" calcext:value-type="float">
            <text:p>0,000063489</text:p>
          </table:table-cell>
          <table:table-cell office:value-type="float" office:value="0.00005953" calcext:value-type="float">
            <text:p>0,00005953</text:p>
          </table:table-cell>
          <table:table-cell office:value-type="float" office:value="0.000055629" calcext:value-type="float">
            <text:p>0,000055629</text:p>
          </table:table-cell>
          <table:table-cell office:value-type="float" office:value="0.000064099" calcext:value-type="float">
            <text:p>0,000064099</text:p>
          </table:table-cell>
          <table:table-cell office:value-type="float" office:value="0.000088119" calcext:value-type="float">
            <text:p>0,000088119</text:p>
          </table:table-cell>
        </table:table-row>
        <table:table-row table:style-name="ro1">
          <table:table-cell table:number-columns-repeated="10"/>
          <table:table-cell office:value-type="float" office:value="0.00005721" calcext:value-type="float">
            <text:p>0,00005721</text:p>
          </table:table-cell>
          <table:table-cell office:value-type="float" office:value="0.000085714" calcext:value-type="float">
            <text:p>0,000085714</text:p>
          </table:table-cell>
          <table:table-cell table:number-columns-repeated="2"/>
          <table:table-cell office:value-type="float" office:value="0.000085153" calcext:value-type="float">
            <text:p>0,000085153</text:p>
          </table:table-cell>
          <table:table-cell office:value-type="float" office:value="0.000385071" calcext:value-type="float">
            <text:p>0,000385071</text:p>
          </table:table-cell>
          <table:table-cell office:value-type="float" office:value="0.000062366" calcext:value-type="float">
            <text:p>0,000062366</text:p>
          </table:table-cell>
          <table:table-cell office:value-type="float" office:value="0.000062692" calcext:value-type="float">
            <text:p>0,000062692</text:p>
          </table:table-cell>
          <table:table-cell office:value-type="float" office:value="0.000062162" calcext:value-type="float">
            <text:p>0,000062162</text:p>
          </table:table-cell>
          <table:table-cell office:value-type="float" office:value="0.000074606" calcext:value-type="float">
            <text:p>0,000074606</text:p>
          </table:table-cell>
          <table:table-cell office:value-type="float" office:value="0.00006441" calcext:value-type="float">
            <text:p>0,00006441</text:p>
          </table:table-cell>
          <table:table-cell office:value-type="float" office:value="0.000062587" calcext:value-type="float">
            <text:p>0,000062587</text:p>
          </table:table-cell>
          <table:table-cell office:value-type="float" office:value="0.000061886" calcext:value-type="float">
            <text:p>0,000061886</text:p>
          </table:table-cell>
          <table:table-cell office:value-type="float" office:value="0.000062244" calcext:value-type="float">
            <text:p>0,000062244</text:p>
          </table:table-cell>
          <table:table-cell office:value-type="float" office:value="0.000062773" calcext:value-type="float">
            <text:p>0,000062773</text:p>
          </table:table-cell>
          <table:table-cell office:value-type="float" office:value="0.000057817" calcext:value-type="float">
            <text:p>0,000057817</text:p>
          </table:table-cell>
          <table:table-cell office:value-type="float" office:value="0.000063765" calcext:value-type="float">
            <text:p>0,000063765</text:p>
          </table:table-cell>
          <table:table-cell office:value-type="float" office:value="0.00006274" calcext:value-type="float">
            <text:p>0,00006274</text:p>
          </table:table-cell>
          <table:table-cell office:value-type="float" office:value="0.000066529" calcext:value-type="float">
            <text:p>0,000066529</text:p>
          </table:table-cell>
          <table:table-cell office:value-type="float" office:value="0.000085884" calcext:value-type="float">
            <text:p>0,000085884</text:p>
          </table:table-cell>
          <table:table-cell office:value-type="float" office:value="0.000055023" calcext:value-type="float">
            <text:p>0,000055023</text:p>
          </table:table-cell>
          <table:table-cell office:value-type="float" office:value="0.000050612" calcext:value-type="float">
            <text:p>0,000050612</text:p>
          </table:table-cell>
          <table:table-cell office:value-type="float" office:value="0.000044091" calcext:value-type="float">
            <text:p>0,000044091</text:p>
          </table:table-cell>
          <table:table-cell office:value-type="float" office:value="0.000044143" calcext:value-type="float">
            <text:p>0,000044143</text:p>
          </table:table-cell>
        </table:table-row>
        <table:table-row table:style-name="ro1">
          <table:table-cell table:number-columns-repeated="10"/>
          <table:table-cell office:value-type="float" office:value="0.000057952" calcext:value-type="float">
            <text:p>0,000057952</text:p>
          </table:table-cell>
          <table:table-cell office:value-type="float" office:value="0.000085007" calcext:value-type="float">
            <text:p>0,000085007</text:p>
          </table:table-cell>
          <table:table-cell table:number-columns-repeated="2"/>
          <table:table-cell office:value-type="float" office:value="0.000057448" calcext:value-type="float">
            <text:p>0,000057448</text:p>
          </table:table-cell>
          <table:table-cell office:value-type="float" office:value="0.000066064" calcext:value-type="float">
            <text:p>0,000066064</text:p>
          </table:table-cell>
          <table:table-cell office:value-type="float" office:value="0.000057603" calcext:value-type="float">
            <text:p>0,000057603</text:p>
          </table:table-cell>
          <table:table-cell office:value-type="float" office:value="0.000057381" calcext:value-type="float">
            <text:p>0,000057381</text:p>
          </table:table-cell>
          <table:table-cell office:value-type="float" office:value="0.000056056" calcext:value-type="float">
            <text:p>0,000056056</text:p>
          </table:table-cell>
          <table:table-cell office:value-type="float" office:value="0.000057799" calcext:value-type="float">
            <text:p>0,000057799</text:p>
          </table:table-cell>
          <table:table-cell office:value-type="float" office:value="0.000064338" calcext:value-type="float">
            <text:p>0,000064338</text:p>
          </table:table-cell>
          <table:table-cell office:value-type="float" office:value="0.000060733" calcext:value-type="float">
            <text:p>0,000060733</text:p>
          </table:table-cell>
          <table:table-cell office:value-type="float" office:value="0.00006145" calcext:value-type="float">
            <text:p>0,00006145</text:p>
          </table:table-cell>
          <table:table-cell office:value-type="float" office:value="0.000062798" calcext:value-type="float">
            <text:p>0,000062798</text:p>
          </table:table-cell>
          <table:table-cell office:value-type="float" office:value="0.000053268" calcext:value-type="float">
            <text:p>0,000053268</text:p>
          </table:table-cell>
          <table:table-cell office:value-type="float" office:value="0.000040836" calcext:value-type="float">
            <text:p>0,000040836</text:p>
          </table:table-cell>
          <table:table-cell office:value-type="float" office:value="0.000038686" calcext:value-type="float">
            <text:p>0,000038686</text:p>
          </table:table-cell>
          <table:table-cell office:value-type="float" office:value="0.000044663" calcext:value-type="float">
            <text:p>0,000044663</text:p>
          </table:table-cell>
          <table:table-cell office:value-type="float" office:value="0.000043317" calcext:value-type="float">
            <text:p>0,000043317</text:p>
          </table:table-cell>
          <table:table-cell office:value-type="float" office:value="0.000055028" calcext:value-type="float">
            <text:p>0,000055028</text:p>
          </table:table-cell>
          <table:table-cell office:value-type="float" office:value="0.000048282" calcext:value-type="float">
            <text:p>0,000048282</text:p>
          </table:table-cell>
          <table:table-cell office:value-type="float" office:value="0.000052537" calcext:value-type="float">
            <text:p>0,000052537</text:p>
          </table:table-cell>
          <table:table-cell office:value-type="float" office:value="0.000048616" calcext:value-type="float">
            <text:p>0,000048616</text:p>
          </table:table-cell>
          <table:table-cell office:value-type="float" office:value="0.000070574" calcext:value-type="float">
            <text:p>0,000070574</text:p>
          </table:table-cell>
        </table:table-row>
        <table:table-row table:style-name="ro1">
          <table:table-cell table:number-columns-repeated="10"/>
          <table:table-cell office:value-type="float" office:value="0.000061594" calcext:value-type="float">
            <text:p>0,000061594</text:p>
          </table:table-cell>
          <table:table-cell office:value-type="float" office:value="0.000062301" calcext:value-type="float">
            <text:p>0,000062301</text:p>
          </table:table-cell>
          <table:table-cell table:number-columns-repeated="2"/>
          <table:table-cell office:value-type="float" office:value="0.000057318" calcext:value-type="float">
            <text:p>0,000057318</text:p>
          </table:table-cell>
          <table:table-cell office:value-type="float" office:value="0.000062609" calcext:value-type="float">
            <text:p>0,000062609</text:p>
          </table:table-cell>
          <table:table-cell office:value-type="float" office:value="0.00005489" calcext:value-type="float">
            <text:p>0,00005489</text:p>
          </table:table-cell>
          <table:table-cell office:value-type="float" office:value="0.000058303" calcext:value-type="float">
            <text:p>0,000058303</text:p>
          </table:table-cell>
          <table:table-cell office:value-type="float" office:value="0.000061263" calcext:value-type="float">
            <text:p>0,000061263</text:p>
          </table:table-cell>
          <table:table-cell office:value-type="float" office:value="0.000062058" calcext:value-type="float">
            <text:p>0,000062058</text:p>
          </table:table-cell>
          <table:table-cell office:value-type="float" office:value="0.000075406" calcext:value-type="float">
            <text:p>0,000075406</text:p>
          </table:table-cell>
          <table:table-cell office:value-type="float" office:value="0.000082364" calcext:value-type="float">
            <text:p>0,000082364</text:p>
          </table:table-cell>
          <table:table-cell office:value-type="float" office:value="0.000074631" calcext:value-type="float">
            <text:p>0,000074631</text:p>
          </table:table-cell>
          <table:table-cell office:value-type="float" office:value="0.00006203" calcext:value-type="float">
            <text:p>0,00006203</text:p>
          </table:table-cell>
          <table:table-cell office:value-type="float" office:value="0.000063283" calcext:value-type="float">
            <text:p>0,000063283</text:p>
          </table:table-cell>
          <table:table-cell office:value-type="float" office:value="0.000054301" calcext:value-type="float">
            <text:p>0,000054301</text:p>
          </table:table-cell>
          <table:table-cell office:value-type="float" office:value="0.000062432" calcext:value-type="float">
            <text:p>0,000062432</text:p>
          </table:table-cell>
          <table:table-cell office:value-type="float" office:value="0.000062234" calcext:value-type="float">
            <text:p>0,000062234</text:p>
          </table:table-cell>
          <table:table-cell office:value-type="float" office:value="0.000064428" calcext:value-type="float">
            <text:p>0,000064428</text:p>
          </table:table-cell>
          <table:table-cell office:value-type="float" office:value="0.000063473" calcext:value-type="float">
            <text:p>0,000063473</text:p>
          </table:table-cell>
          <table:table-cell office:value-type="float" office:value="0.000063417" calcext:value-type="float">
            <text:p>0,000063417</text:p>
          </table:table-cell>
          <table:table-cell office:value-type="float" office:value="0.000082099" calcext:value-type="float">
            <text:p>0,000082099</text:p>
          </table:table-cell>
          <table:table-cell office:value-type="float" office:value="0.000070608" calcext:value-type="float">
            <text:p>0,000070608</text:p>
          </table:table-cell>
          <table:table-cell office:value-type="float" office:value="0.000061765" calcext:value-type="float">
            <text:p>0,000061765</text:p>
          </table:table-cell>
        </table:table-row>
        <table:table-row table:style-name="ro1">
          <table:table-cell table:number-columns-repeated="10"/>
          <table:table-cell office:value-type="float" office:value="0.000058933" calcext:value-type="float">
            <text:p>0,000058933</text:p>
          </table:table-cell>
          <table:table-cell office:value-type="float" office:value="0.000059881" calcext:value-type="float">
            <text:p>0,000059881</text:p>
          </table:table-cell>
          <table:table-cell table:number-columns-repeated="2"/>
          <table:table-cell office:value-type="float" office:value="0.000072408" calcext:value-type="float">
            <text:p>0,000072408</text:p>
          </table:table-cell>
          <table:table-cell office:value-type="float" office:value="0.00008662" calcext:value-type="float">
            <text:p>0,00008662</text:p>
          </table:table-cell>
          <table:table-cell office:value-type="float" office:value="0.000077174" calcext:value-type="float">
            <text:p>0,000077174</text:p>
          </table:table-cell>
          <table:table-cell office:value-type="float" office:value="0.00006143" calcext:value-type="float">
            <text:p>0,00006143</text:p>
          </table:table-cell>
          <table:table-cell office:value-type="float" office:value="0.000058158" calcext:value-type="float">
            <text:p>0,000058158</text:p>
          </table:table-cell>
          <table:table-cell office:value-type="float" office:value="0.000060975" calcext:value-type="float">
            <text:p>0,000060975</text:p>
          </table:table-cell>
          <table:table-cell office:value-type="float" office:value="0.000061783" calcext:value-type="float">
            <text:p>0,000061783</text:p>
          </table:table-cell>
          <table:table-cell office:value-type="float" office:value="0.000060508" calcext:value-type="float">
            <text:p>0,000060508</text:p>
          </table:table-cell>
          <table:table-cell office:value-type="float" office:value="0.000056754" calcext:value-type="float">
            <text:p>0,000056754</text:p>
          </table:table-cell>
          <table:table-cell office:value-type="float" office:value="0.000062086" calcext:value-type="float">
            <text:p>0,000062086</text:p>
          </table:table-cell>
          <table:table-cell office:value-type="float" office:value="0.000062754" calcext:value-type="float">
            <text:p>0,000062754</text:p>
          </table:table-cell>
          <table:table-cell office:value-type="float" office:value="0.000058168" calcext:value-type="float">
            <text:p>0,000058168</text:p>
          </table:table-cell>
          <table:table-cell office:value-type="float" office:value="0.000061779" calcext:value-type="float">
            <text:p>0,000061779</text:p>
          </table:table-cell>
          <table:table-cell office:value-type="float" office:value="0.000080206" calcext:value-type="float">
            <text:p>0,000080206</text:p>
          </table:table-cell>
          <table:table-cell office:value-type="float" office:value="0.000135768" calcext:value-type="float">
            <text:p>0,000135768</text:p>
          </table:table-cell>
          <table:table-cell office:value-type="float" office:value="0.000064159" calcext:value-type="float">
            <text:p>0,000064159</text:p>
          </table:table-cell>
          <table:table-cell office:value-type="float" office:value="0.000058053" calcext:value-type="float">
            <text:p>0,000058053</text:p>
          </table:table-cell>
          <table:table-cell office:value-type="float" office:value="0.000063533" calcext:value-type="float">
            <text:p>0,000063533</text:p>
          </table:table-cell>
          <table:table-cell office:value-type="float" office:value="0.000062217" calcext:value-type="float">
            <text:p>0,000062217</text:p>
          </table:table-cell>
          <table:table-cell office:value-type="float" office:value="0.000080861" calcext:value-type="float">
            <text:p>0,000080861</text:p>
          </table:table-cell>
        </table:table-row>
        <table:table-row table:style-name="ro1">
          <table:table-cell table:number-columns-repeated="10"/>
          <table:table-cell office:value-type="float" office:value="0.000056373" calcext:value-type="float">
            <text:p>0,000056373</text:p>
          </table:table-cell>
          <table:table-cell office:value-type="float" office:value="0.000057942" calcext:value-type="float">
            <text:p>0,000057942</text:p>
          </table:table-cell>
          <table:table-cell table:number-columns-repeated="2"/>
          <table:table-cell office:value-type="float" office:value="0.000059383" calcext:value-type="float">
            <text:p>0,000059383</text:p>
          </table:table-cell>
          <table:table-cell office:value-type="float" office:value="0.000065118" calcext:value-type="float">
            <text:p>0,000065118</text:p>
          </table:table-cell>
          <table:table-cell office:value-type="float" office:value="0.000057738" calcext:value-type="float">
            <text:p>0,000057738</text:p>
          </table:table-cell>
          <table:table-cell office:value-type="float" office:value="0.0000627" calcext:value-type="float">
            <text:p>0,0000627</text:p>
          </table:table-cell>
          <table:table-cell office:value-type="float" office:value="0.000057337" calcext:value-type="float">
            <text:p>0,000057337</text:p>
          </table:table-cell>
          <table:table-cell office:value-type="float" office:value="0.000061623" calcext:value-type="float">
            <text:p>0,000061623</text:p>
          </table:table-cell>
          <table:table-cell office:value-type="float" office:value="0.000060199" calcext:value-type="float">
            <text:p>0,000060199</text:p>
          </table:table-cell>
          <table:table-cell office:value-type="float" office:value="0.000054636" calcext:value-type="float">
            <text:p>0,000054636</text:p>
          </table:table-cell>
          <table:table-cell office:value-type="float" office:value="0.000064314" calcext:value-type="float">
            <text:p>0,000064314</text:p>
          </table:table-cell>
          <table:table-cell office:value-type="float" office:value="0.000081873" calcext:value-type="float">
            <text:p>0,000081873</text:p>
          </table:table-cell>
          <table:table-cell office:value-type="float" office:value="0.000066535" calcext:value-type="float">
            <text:p>0,000066535</text:p>
          </table:table-cell>
          <table:table-cell office:value-type="float" office:value="0.000064994" calcext:value-type="float">
            <text:p>0,000064994</text:p>
          </table:table-cell>
          <table:table-cell office:value-type="float" office:value="0.000067862" calcext:value-type="float">
            <text:p>0,000067862</text:p>
          </table:table-cell>
          <table:table-cell office:value-type="float" office:value="0.000062079" calcext:value-type="float">
            <text:p>0,000062079</text:p>
          </table:table-cell>
          <table:table-cell office:value-type="float" office:value="0.00006143" calcext:value-type="float">
            <text:p>0,00006143</text:p>
          </table:table-cell>
          <table:table-cell office:value-type="float" office:value="0.000057923" calcext:value-type="float">
            <text:p>0,000057923</text:p>
          </table:table-cell>
          <table:table-cell office:value-type="float" office:value="0.000066609" calcext:value-type="float">
            <text:p>0,000066609</text:p>
          </table:table-cell>
          <table:table-cell office:value-type="float" office:value="0.000066327" calcext:value-type="float">
            <text:p>0,000066327</text:p>
          </table:table-cell>
          <table:table-cell office:value-type="float" office:value="0.000059722" calcext:value-type="float">
            <text:p>0,000059722</text:p>
          </table:table-cell>
          <table:table-cell office:value-type="float" office:value="0.000058039" calcext:value-type="float">
            <text:p>0,000058039</text:p>
          </table:table-cell>
        </table:table-row>
        <table:table-row table:style-name="ro1">
          <table:table-cell table:number-columns-repeated="10"/>
          <table:table-cell office:value-type="float" office:value="0.000059308" calcext:value-type="float">
            <text:p>0,000059308</text:p>
          </table:table-cell>
          <table:table-cell office:value-type="float" office:value="0.000054745" calcext:value-type="float">
            <text:p>0,000054745</text:p>
          </table:table-cell>
          <table:table-cell table:number-columns-repeated="2"/>
          <table:table-cell office:value-type="float" office:value="0.000058535" calcext:value-type="float">
            <text:p>0,000058535</text:p>
          </table:table-cell>
          <table:table-cell office:value-type="float" office:value="0.000057917" calcext:value-type="float">
            <text:p>0,000057917</text:p>
          </table:table-cell>
          <table:table-cell office:value-type="float" office:value="0.000061193" calcext:value-type="float">
            <text:p>0,000061193</text:p>
          </table:table-cell>
          <table:table-cell office:value-type="float" office:value="0.000058872" calcext:value-type="float">
            <text:p>0,000058872</text:p>
          </table:table-cell>
          <table:table-cell office:value-type="float" office:value="0.000062933" calcext:value-type="float">
            <text:p>0,000062933</text:p>
          </table:table-cell>
          <table:table-cell office:value-type="float" office:value="0.00005707" calcext:value-type="float">
            <text:p>0,00005707</text:p>
          </table:table-cell>
          <table:table-cell office:value-type="float" office:value="0.000061236" calcext:value-type="float">
            <text:p>0,000061236</text:p>
          </table:table-cell>
          <table:table-cell office:value-type="float" office:value="0.000057298" calcext:value-type="float">
            <text:p>0,000057298</text:p>
          </table:table-cell>
          <table:table-cell office:value-type="float" office:value="0.000057448" calcext:value-type="float">
            <text:p>0,000057448</text:p>
          </table:table-cell>
          <table:table-cell office:value-type="float" office:value="0.00005452" calcext:value-type="float">
            <text:p>0,00005452</text:p>
          </table:table-cell>
          <table:table-cell office:value-type="float" office:value="0.000061221" calcext:value-type="float">
            <text:p>0,000061221</text:p>
          </table:table-cell>
          <table:table-cell office:value-type="float" office:value="0.000066077" calcext:value-type="float">
            <text:p>0,000066077</text:p>
          </table:table-cell>
          <table:table-cell office:value-type="float" office:value="0.000094144" calcext:value-type="float">
            <text:p>0,000094144</text:p>
          </table:table-cell>
          <table:table-cell office:value-type="float" office:value="0.000061876" calcext:value-type="float">
            <text:p>0,000061876</text:p>
          </table:table-cell>
          <table:table-cell office:value-type="float" office:value="0.000066936" calcext:value-type="float">
            <text:p>0,000066936</text:p>
          </table:table-cell>
          <table:table-cell office:value-type="float" office:value="0.000076391" calcext:value-type="float">
            <text:p>0,000076391</text:p>
          </table:table-cell>
          <table:table-cell office:value-type="float" office:value="0.000063571" calcext:value-type="float">
            <text:p>0,000063571</text:p>
          </table:table-cell>
          <table:table-cell office:value-type="float" office:value="0.000183727" calcext:value-type="float">
            <text:p>0,000183727</text:p>
          </table:table-cell>
          <table:table-cell office:value-type="float" office:value="0.000078723" calcext:value-type="float">
            <text:p>0,000078723</text:p>
          </table:table-cell>
          <table:table-cell office:value-type="float" office:value="0.000061741" calcext:value-type="float">
            <text:p>0,000061741</text:p>
          </table:table-cell>
        </table:table-row>
        <table:table-row table:style-name="ro1">
          <table:table-cell table:number-columns-repeated="10"/>
          <table:table-cell office:value-type="float" office:value="0.000058822" calcext:value-type="float">
            <text:p>0,000058822</text:p>
          </table:table-cell>
          <table:table-cell office:value-type="float" office:value="0.000056413" calcext:value-type="float">
            <text:p>0,000056413</text:p>
          </table:table-cell>
          <table:table-cell table:number-columns-repeated="2"/>
          <table:table-cell office:value-type="float" office:value="0.000058301" calcext:value-type="float">
            <text:p>0,000058301</text:p>
          </table:table-cell>
          <table:table-cell office:value-type="float" office:value="0.000073796" calcext:value-type="float">
            <text:p>0,000073796</text:p>
          </table:table-cell>
          <table:table-cell office:value-type="float" office:value="0.000120919" calcext:value-type="float">
            <text:p>0,000120919</text:p>
          </table:table-cell>
          <table:table-cell office:value-type="float" office:value="0.000065358" calcext:value-type="float">
            <text:p>0,000065358</text:p>
          </table:table-cell>
          <table:table-cell office:value-type="float" office:value="0.000058045" calcext:value-type="float">
            <text:p>0,000058045</text:p>
          </table:table-cell>
          <table:table-cell office:value-type="float" office:value="0.000066258" calcext:value-type="float">
            <text:p>0,000066258</text:p>
          </table:table-cell>
          <table:table-cell office:value-type="float" office:value="0.000063532" calcext:value-type="float">
            <text:p>0,000063532</text:p>
          </table:table-cell>
          <table:table-cell office:value-type="float" office:value="0.000065069" calcext:value-type="float">
            <text:p>0,000065069</text:p>
          </table:table-cell>
          <table:table-cell office:value-type="float" office:value="0.000056783" calcext:value-type="float">
            <text:p>0,000056783</text:p>
          </table:table-cell>
          <table:table-cell office:value-type="float" office:value="0.000061753" calcext:value-type="float">
            <text:p>0,000061753</text:p>
          </table:table-cell>
          <table:table-cell office:value-type="float" office:value="0.000062187" calcext:value-type="float">
            <text:p>0,000062187</text:p>
          </table:table-cell>
          <table:table-cell office:value-type="float" office:value="0.000061291" calcext:value-type="float">
            <text:p>0,000061291</text:p>
          </table:table-cell>
          <table:table-cell office:value-type="float" office:value="0.00006548" calcext:value-type="float">
            <text:p>0,00006548</text:p>
          </table:table-cell>
          <table:table-cell office:value-type="float" office:value="0.000065649" calcext:value-type="float">
            <text:p>0,000065649</text:p>
          </table:table-cell>
          <table:table-cell office:value-type="float" office:value="0.000062703" calcext:value-type="float">
            <text:p>0,000062703</text:p>
          </table:table-cell>
          <table:table-cell office:value-type="float" office:value="0.000063699" calcext:value-type="float">
            <text:p>0,000063699</text:p>
          </table:table-cell>
          <table:table-cell office:value-type="float" office:value="0.000057459" calcext:value-type="float">
            <text:p>0,000057459</text:p>
          </table:table-cell>
          <table:table-cell office:value-type="float" office:value="0.000038887" calcext:value-type="float">
            <text:p>0,000038887</text:p>
          </table:table-cell>
          <table:table-cell office:value-type="float" office:value="0.00003813" calcext:value-type="float">
            <text:p>0,00003813</text:p>
          </table:table-cell>
          <table:table-cell office:value-type="float" office:value="0.000039536" calcext:value-type="float">
            <text:p>0,000039536</text:p>
          </table:table-cell>
        </table:table-row>
        <table:table-row table:style-name="ro1">
          <table:table-cell table:number-columns-repeated="10"/>
          <table:table-cell office:value-type="float" office:value="0.000058296" calcext:value-type="float">
            <text:p>0,000058296</text:p>
          </table:table-cell>
          <table:table-cell office:value-type="float" office:value="0.000061238" calcext:value-type="float">
            <text:p>0,000061238</text:p>
          </table:table-cell>
          <table:table-cell table:number-columns-repeated="2"/>
          <table:table-cell office:value-type="float" office:value="0.000061448" calcext:value-type="float">
            <text:p>0,000061448</text:p>
          </table:table-cell>
          <table:table-cell office:value-type="float" office:value="0.000057496" calcext:value-type="float">
            <text:p>0,000057496</text:p>
          </table:table-cell>
          <table:table-cell office:value-type="float" office:value="0.000061925" calcext:value-type="float">
            <text:p>0,000061925</text:p>
          </table:table-cell>
          <table:table-cell office:value-type="float" office:value="0.000056694" calcext:value-type="float">
            <text:p>0,000056694</text:p>
          </table:table-cell>
          <table:table-cell office:value-type="float" office:value="0.000056556" calcext:value-type="float">
            <text:p>0,000056556</text:p>
          </table:table-cell>
          <table:table-cell office:value-type="float" office:value="0.000055323" calcext:value-type="float">
            <text:p>0,000055323</text:p>
          </table:table-cell>
          <table:table-cell office:value-type="float" office:value="0.000070647" calcext:value-type="float">
            <text:p>0,000070647</text:p>
          </table:table-cell>
          <table:table-cell office:value-type="float" office:value="0.000081735" calcext:value-type="float">
            <text:p>0,000081735</text:p>
          </table:table-cell>
          <table:table-cell office:value-type="float" office:value="0.000066129" calcext:value-type="float">
            <text:p>0,000066129</text:p>
          </table:table-cell>
          <table:table-cell office:value-type="float" office:value="0.000064049" calcext:value-type="float">
            <text:p>0,000064049</text:p>
          </table:table-cell>
          <table:table-cell office:value-type="float" office:value="0.000038438" calcext:value-type="float">
            <text:p>0,000038438</text:p>
          </table:table-cell>
          <table:table-cell office:value-type="float" office:value="0.000055912" calcext:value-type="float">
            <text:p>0,000055912</text:p>
          </table:table-cell>
          <table:table-cell office:value-type="float" office:value="0.000048352" calcext:value-type="float">
            <text:p>0,000048352</text:p>
          </table:table-cell>
          <table:table-cell office:value-type="float" office:value="0.000053281" calcext:value-type="float">
            <text:p>0,000053281</text:p>
          </table:table-cell>
          <table:table-cell office:value-type="float" office:value="0.000041477" calcext:value-type="float">
            <text:p>0,000041477</text:p>
          </table:table-cell>
          <table:table-cell office:value-type="float" office:value="0.000051257" calcext:value-type="float">
            <text:p>0,000051257</text:p>
          </table:table-cell>
          <table:table-cell office:value-type="float" office:value="0.000053334" calcext:value-type="float">
            <text:p>0,000053334</text:p>
          </table:table-cell>
          <table:table-cell office:value-type="float" office:value="0.000039342" calcext:value-type="float">
            <text:p>0,000039342</text:p>
          </table:table-cell>
          <table:table-cell office:value-type="float" office:value="0.0000411" calcext:value-type="float">
            <text:p>0,0000411</text:p>
          </table:table-cell>
          <table:table-cell office:value-type="float" office:value="0.000049751" calcext:value-type="float">
            <text:p>0,000049751</text:p>
          </table:table-cell>
        </table:table-row>
        <table:table-row table:style-name="ro1">
          <table:table-cell table:number-columns-repeated="10"/>
          <table:table-cell office:value-type="float" office:value="0.000079807" calcext:value-type="float">
            <text:p>0,000079807</text:p>
          </table:table-cell>
          <table:table-cell office:value-type="float" office:value="0.000062418" calcext:value-type="float">
            <text:p>0,000062418</text:p>
          </table:table-cell>
          <table:table-cell table:number-columns-repeated="2"/>
          <table:table-cell office:value-type="float" office:value="0.000077794" calcext:value-type="float">
            <text:p>0,000077794</text:p>
          </table:table-cell>
          <table:table-cell office:value-type="float" office:value="0.000085233" calcext:value-type="float">
            <text:p>0,000085233</text:p>
          </table:table-cell>
          <table:table-cell office:value-type="float" office:value="0.000059715" calcext:value-type="float">
            <text:p>0,000059715</text:p>
          </table:table-cell>
          <table:table-cell office:value-type="float" office:value="0.00005779" calcext:value-type="float">
            <text:p>0,00005779</text:p>
          </table:table-cell>
          <table:table-cell office:value-type="float" office:value="0.000063492" calcext:value-type="float">
            <text:p>0,000063492</text:p>
          </table:table-cell>
          <table:table-cell office:value-type="float" office:value="0.000081866" calcext:value-type="float">
            <text:p>0,000081866</text:p>
          </table:table-cell>
          <table:table-cell office:value-type="float" office:value="0.000060954" calcext:value-type="float">
            <text:p>0,000060954</text:p>
          </table:table-cell>
          <table:table-cell office:value-type="float" office:value="0.000063286" calcext:value-type="float">
            <text:p>0,000063286</text:p>
          </table:table-cell>
          <table:table-cell office:value-type="float" office:value="0.00006701" calcext:value-type="float">
            <text:p>0,00006701</text:p>
          </table:table-cell>
          <table:table-cell office:value-type="float" office:value="0.000055013" calcext:value-type="float">
            <text:p>0,000055013</text:p>
          </table:table-cell>
          <table:table-cell office:value-type="float" office:value="0.000081575" calcext:value-type="float">
            <text:p>0,000081575</text:p>
          </table:table-cell>
          <table:table-cell office:value-type="float" office:value="0.000068242" calcext:value-type="float">
            <text:p>0,000068242</text:p>
          </table:table-cell>
          <table:table-cell office:value-type="float" office:value="0.000059701" calcext:value-type="float">
            <text:p>0,000059701</text:p>
          </table:table-cell>
          <table:table-cell office:value-type="float" office:value="0.000039746" calcext:value-type="float">
            <text:p>0,000039746</text:p>
          </table:table-cell>
          <table:table-cell office:value-type="float" office:value="0.000050028" calcext:value-type="float">
            <text:p>0,000050028</text:p>
          </table:table-cell>
          <table:table-cell office:value-type="float" office:value="0.000038488" calcext:value-type="float">
            <text:p>0,000038488</text:p>
          </table:table-cell>
          <table:table-cell office:value-type="float" office:value="0.000051204" calcext:value-type="float">
            <text:p>0,000051204</text:p>
          </table:table-cell>
          <table:table-cell office:value-type="float" office:value="0.000086156" calcext:value-type="float">
            <text:p>0,000086156</text:p>
          </table:table-cell>
          <table:table-cell office:value-type="float" office:value="0.000052884" calcext:value-type="float">
            <text:p>0,000052884</text:p>
          </table:table-cell>
          <table:table-cell office:value-type="float" office:value="0.000038475" calcext:value-type="float">
            <text:p>0,000038475</text:p>
          </table:table-cell>
        </table:table-row>
        <table:table-row table:style-name="ro1">
          <table:table-cell table:number-columns-repeated="10"/>
          <table:table-cell office:value-type="float" office:value="0.00005939" calcext:value-type="float">
            <text:p>0,00005939</text:p>
          </table:table-cell>
          <table:table-cell office:value-type="float" office:value="0.000061685" calcext:value-type="float">
            <text:p>0,000061685</text:p>
          </table:table-cell>
          <table:table-cell table:number-columns-repeated="2"/>
          <table:table-cell office:value-type="float" office:value="0.000056838" calcext:value-type="float">
            <text:p>0,000056838</text:p>
          </table:table-cell>
          <table:table-cell office:value-type="float" office:value="0.000072719" calcext:value-type="float">
            <text:p>0,000072719</text:p>
          </table:table-cell>
          <table:table-cell office:value-type="float" office:value="0.000061214" calcext:value-type="float">
            <text:p>0,000061214</text:p>
          </table:table-cell>
          <table:table-cell office:value-type="float" office:value="0.000066902" calcext:value-type="float">
            <text:p>0,000066902</text:p>
          </table:table-cell>
          <table:table-cell office:value-type="float" office:value="0.000056709" calcext:value-type="float">
            <text:p>0,000056709</text:p>
          </table:table-cell>
          <table:table-cell office:value-type="float" office:value="0.000061485" calcext:value-type="float">
            <text:p>0,000061485</text:p>
          </table:table-cell>
          <table:table-cell office:value-type="float" office:value="0.000058338" calcext:value-type="float">
            <text:p>0,000058338</text:p>
          </table:table-cell>
          <table:table-cell office:value-type="float" office:value="0.00006168" calcext:value-type="float">
            <text:p>0,00006168</text:p>
          </table:table-cell>
          <table:table-cell office:value-type="float" office:value="0.000061882" calcext:value-type="float">
            <text:p>0,000061882</text:p>
          </table:table-cell>
          <table:table-cell office:value-type="float" office:value="0.000059762" calcext:value-type="float">
            <text:p>0,000059762</text:p>
          </table:table-cell>
          <table:table-cell office:value-type="float" office:value="0.000043092" calcext:value-type="float">
            <text:p>0,000043092</text:p>
          </table:table-cell>
          <table:table-cell office:value-type="float" office:value="0.000040482" calcext:value-type="float">
            <text:p>0,000040482</text:p>
          </table:table-cell>
          <table:table-cell office:value-type="float" office:value="0.000045699" calcext:value-type="float">
            <text:p>0,000045699</text:p>
          </table:table-cell>
          <table:table-cell office:value-type="float" office:value="0.000037945" calcext:value-type="float">
            <text:p>0,000037945</text:p>
          </table:table-cell>
          <table:table-cell office:value-type="float" office:value="0.000057219" calcext:value-type="float">
            <text:p>0,000057219</text:p>
          </table:table-cell>
          <table:table-cell office:value-type="float" office:value="0.000069039" calcext:value-type="float">
            <text:p>0,000069039</text:p>
          </table:table-cell>
          <table:table-cell office:value-type="float" office:value="0.000083758" calcext:value-type="float">
            <text:p>0,000083758</text:p>
          </table:table-cell>
          <table:table-cell office:value-type="float" office:value="0.000062763" calcext:value-type="float">
            <text:p>0,000062763</text:p>
          </table:table-cell>
          <table:table-cell office:value-type="float" office:value="0.000096851" calcext:value-type="float">
            <text:p>0,000096851</text:p>
          </table:table-cell>
          <table:table-cell office:value-type="float" office:value="0.000065823" calcext:value-type="float">
            <text:p>0,000065823</text:p>
          </table:table-cell>
        </table:table-row>
        <table:table-row table:style-name="ro1">
          <table:table-cell table:number-columns-repeated="10"/>
          <table:table-cell office:value-type="float" office:value="0.000067009" calcext:value-type="float">
            <text:p>0,000067009</text:p>
          </table:table-cell>
          <table:table-cell office:value-type="float" office:value="0.000061068" calcext:value-type="float">
            <text:p>0,000061068</text:p>
          </table:table-cell>
          <table:table-cell table:number-columns-repeated="2"/>
          <table:table-cell office:value-type="float" office:value="0.000057389" calcext:value-type="float">
            <text:p>0,000057389</text:p>
          </table:table-cell>
          <table:table-cell office:value-type="float" office:value="0.000063006" calcext:value-type="float">
            <text:p>0,000063006</text:p>
          </table:table-cell>
          <table:table-cell office:value-type="float" office:value="0.000061461" calcext:value-type="float">
            <text:p>0,000061461</text:p>
          </table:table-cell>
          <table:table-cell office:value-type="float" office:value="0.000055877" calcext:value-type="float">
            <text:p>0,000055877</text:p>
          </table:table-cell>
          <table:table-cell office:value-type="float" office:value="0.000058433" calcext:value-type="float">
            <text:p>0,000058433</text:p>
          </table:table-cell>
          <table:table-cell office:value-type="float" office:value="0.000108727" calcext:value-type="float">
            <text:p>0,000108727</text:p>
          </table:table-cell>
          <table:table-cell office:value-type="float" office:value="0.000061885" calcext:value-type="float">
            <text:p>0,000061885</text:p>
          </table:table-cell>
          <table:table-cell office:value-type="float" office:value="0.000072427" calcext:value-type="float">
            <text:p>0,000072427</text:p>
          </table:table-cell>
          <table:table-cell office:value-type="float" office:value="0.000049682" calcext:value-type="float">
            <text:p>0,000049682</text:p>
          </table:table-cell>
          <table:table-cell office:value-type="float" office:value="0.000056502" calcext:value-type="float">
            <text:p>0,000056502</text:p>
          </table:table-cell>
          <table:table-cell office:value-type="float" office:value="0.000083195" calcext:value-type="float">
            <text:p>0,000083195</text:p>
          </table:table-cell>
          <table:table-cell office:value-type="float" office:value="0.000126329" calcext:value-type="float">
            <text:p>0,000126329</text:p>
          </table:table-cell>
          <table:table-cell office:value-type="float" office:value="0.000085544" calcext:value-type="float">
            <text:p>0,000085544</text:p>
          </table:table-cell>
          <table:table-cell office:value-type="float" office:value="0.000064239" calcext:value-type="float">
            <text:p>0,000064239</text:p>
          </table:table-cell>
          <table:table-cell office:value-type="float" office:value="0.00006237" calcext:value-type="float">
            <text:p>0,00006237</text:p>
          </table:table-cell>
          <table:table-cell office:value-type="float" office:value="0.000064408" calcext:value-type="float">
            <text:p>0,000064408</text:p>
          </table:table-cell>
          <table:table-cell office:value-type="float" office:value="0.000038665" calcext:value-type="float">
            <text:p>0,000038665</text:p>
          </table:table-cell>
          <table:table-cell office:value-type="float" office:value="0.000046657" calcext:value-type="float">
            <text:p>0,000046657</text:p>
          </table:table-cell>
          <table:table-cell office:value-type="float" office:value="0.000036167" calcext:value-type="float">
            <text:p>0,000036167</text:p>
          </table:table-cell>
          <table:table-cell office:value-type="float" office:value="0.000052309" calcext:value-type="float">
            <text:p>0,000052309</text:p>
          </table:table-cell>
        </table:table-row>
        <table:table-row table:style-name="ro1">
          <table:table-cell table:number-columns-repeated="10"/>
          <table:table-cell office:value-type="float" office:value="0.000037133" calcext:value-type="float">
            <text:p>0,000037133</text:p>
          </table:table-cell>
          <table:table-cell office:value-type="float" office:value="0.0000566" calcext:value-type="float">
            <text:p>0,0000566</text:p>
          </table:table-cell>
          <table:table-cell table:number-columns-repeated="2"/>
          <table:table-cell office:value-type="float" office:value="0.000062118" calcext:value-type="float">
            <text:p>0,000062118</text:p>
          </table:table-cell>
          <table:table-cell office:value-type="float" office:value="0.00005595" calcext:value-type="float">
            <text:p>0,00005595</text:p>
          </table:table-cell>
          <table:table-cell office:value-type="float" office:value="0.000063169" calcext:value-type="float">
            <text:p>0,000063169</text:p>
          </table:table-cell>
          <table:table-cell office:value-type="float" office:value="0.000064244" calcext:value-type="float">
            <text:p>0,000064244</text:p>
          </table:table-cell>
          <table:table-cell office:value-type="float" office:value="0.000079631" calcext:value-type="float">
            <text:p>0,000079631</text:p>
          </table:table-cell>
          <table:table-cell office:value-type="float" office:value="0.000064421" calcext:value-type="float">
            <text:p>0,000064421</text:p>
          </table:table-cell>
          <table:table-cell office:value-type="float" office:value="0.00006754" calcext:value-type="float">
            <text:p>0,00006754</text:p>
          </table:table-cell>
          <table:table-cell office:value-type="float" office:value="0.000063844" calcext:value-type="float">
            <text:p>0,000063844</text:p>
          </table:table-cell>
          <table:table-cell office:value-type="float" office:value="0.000077945" calcext:value-type="float">
            <text:p>0,000077945</text:p>
          </table:table-cell>
          <table:table-cell office:value-type="float" office:value="0.000060954" calcext:value-type="float">
            <text:p>0,000060954</text:p>
          </table:table-cell>
          <table:table-cell office:value-type="float" office:value="0.000038099" calcext:value-type="float">
            <text:p>0,000038099</text:p>
          </table:table-cell>
          <table:table-cell office:value-type="float" office:value="0.000054167" calcext:value-type="float">
            <text:p>0,000054167</text:p>
          </table:table-cell>
          <table:table-cell office:value-type="float" office:value="0.000054784" calcext:value-type="float">
            <text:p>0,000054784</text:p>
          </table:table-cell>
          <table:table-cell office:value-type="float" office:value="0.000051072" calcext:value-type="float">
            <text:p>0,000051072</text:p>
          </table:table-cell>
          <table:table-cell office:value-type="float" office:value="0.000051967" calcext:value-type="float">
            <text:p>0,000051967</text:p>
          </table:table-cell>
          <table:table-cell office:value-type="float" office:value="0.00004011" calcext:value-type="float">
            <text:p>0,00004011</text:p>
          </table:table-cell>
          <table:table-cell office:value-type="float" office:value="0.000050995" calcext:value-type="float">
            <text:p>0,000050995</text:p>
          </table:table-cell>
          <table:table-cell office:value-type="float" office:value="0.000055588" calcext:value-type="float">
            <text:p>0,000055588</text:p>
          </table:table-cell>
          <table:table-cell office:value-type="float" office:value="0.000044917" calcext:value-type="float">
            <text:p>0,000044917</text:p>
          </table:table-cell>
          <table:table-cell office:value-type="float" office:value="0.000051022" calcext:value-type="float">
            <text:p>0,000051022</text:p>
          </table:table-cell>
        </table:table-row>
        <table:table-row table:style-name="ro1">
          <table:table-cell table:number-columns-repeated="10"/>
          <table:table-cell office:value-type="float" office:value="0.000066166" calcext:value-type="float">
            <text:p>0,000066166</text:p>
          </table:table-cell>
          <table:table-cell office:value-type="float" office:value="0.000058091" calcext:value-type="float">
            <text:p>0,000058091</text:p>
          </table:table-cell>
          <table:table-cell table:number-columns-repeated="2"/>
          <table:table-cell office:value-type="float" office:value="0.000061118" calcext:value-type="float">
            <text:p>0,000061118</text:p>
          </table:table-cell>
          <table:table-cell office:value-type="float" office:value="0.000055773" calcext:value-type="float">
            <text:p>0,000055773</text:p>
          </table:table-cell>
          <table:table-cell office:value-type="float" office:value="0.000058033" calcext:value-type="float">
            <text:p>0,000058033</text:p>
          </table:table-cell>
          <table:table-cell office:value-type="float" office:value="0.000074393" calcext:value-type="float">
            <text:p>0,000074393</text:p>
          </table:table-cell>
          <table:table-cell office:value-type="float" office:value="0.000063723" calcext:value-type="float">
            <text:p>0,000063723</text:p>
          </table:table-cell>
          <table:table-cell office:value-type="float" office:value="0.00008111" calcext:value-type="float">
            <text:p>0,00008111</text:p>
          </table:table-cell>
          <table:table-cell office:value-type="float" office:value="0.00007205" calcext:value-type="float">
            <text:p>0,00007205</text:p>
          </table:table-cell>
          <table:table-cell office:value-type="float" office:value="0.000061437" calcext:value-type="float">
            <text:p>0,000061437</text:p>
          </table:table-cell>
          <table:table-cell office:value-type="float" office:value="0.000060449" calcext:value-type="float">
            <text:p>0,000060449</text:p>
          </table:table-cell>
          <table:table-cell office:value-type="float" office:value="0.000062464" calcext:value-type="float">
            <text:p>0,000062464</text:p>
          </table:table-cell>
          <table:table-cell office:value-type="float" office:value="0.000037423" calcext:value-type="float">
            <text:p>0,000037423</text:p>
          </table:table-cell>
          <table:table-cell office:value-type="float" office:value="0.000055168" calcext:value-type="float">
            <text:p>0,000055168</text:p>
          </table:table-cell>
          <table:table-cell office:value-type="float" office:value="0.000040581" calcext:value-type="float">
            <text:p>0,000040581</text:p>
          </table:table-cell>
          <table:table-cell office:value-type="float" office:value="0.00005658" calcext:value-type="float">
            <text:p>0,00005658</text:p>
          </table:table-cell>
          <table:table-cell office:value-type="float" office:value="0.000044586" calcext:value-type="float">
            <text:p>0,000044586</text:p>
          </table:table-cell>
          <table:table-cell office:value-type="float" office:value="0.000037242" calcext:value-type="float">
            <text:p>0,000037242</text:p>
          </table:table-cell>
          <table:table-cell office:value-type="float" office:value="0.000040788" calcext:value-type="float">
            <text:p>0,000040788</text:p>
          </table:table-cell>
          <table:table-cell office:value-type="float" office:value="0.000050051" calcext:value-type="float">
            <text:p>0,000050051</text:p>
          </table:table-cell>
          <table:table-cell office:value-type="float" office:value="0.00005285" calcext:value-type="float">
            <text:p>0,00005285</text:p>
          </table:table-cell>
          <table:table-cell office:value-type="float" office:value="0.000038427" calcext:value-type="float">
            <text:p>0,000038427</text:p>
          </table:table-cell>
        </table:table-row>
        <table:table-row table:style-name="ro1">
          <table:table-cell table:number-columns-repeated="10"/>
          <table:table-cell office:value-type="float" office:value="0.000058779" calcext:value-type="float">
            <text:p>0,000058779</text:p>
          </table:table-cell>
          <table:table-cell office:value-type="float" office:value="0.000064673" calcext:value-type="float">
            <text:p>0,000064673</text:p>
          </table:table-cell>
          <table:table-cell table:number-columns-repeated="2"/>
          <table:table-cell office:value-type="float" office:value="0.000064579" calcext:value-type="float">
            <text:p>0,000064579</text:p>
          </table:table-cell>
          <table:table-cell office:value-type="float" office:value="0.000062979" calcext:value-type="float">
            <text:p>0,000062979</text:p>
          </table:table-cell>
          <table:table-cell office:value-type="float" office:value="0.000061208" calcext:value-type="float">
            <text:p>0,000061208</text:p>
          </table:table-cell>
          <table:table-cell office:value-type="float" office:value="0.00005702" calcext:value-type="float">
            <text:p>0,00005702</text:p>
          </table:table-cell>
          <table:table-cell office:value-type="float" office:value="0.000057017" calcext:value-type="float">
            <text:p>0,000057017</text:p>
          </table:table-cell>
          <table:table-cell office:value-type="float" office:value="0.000063294" calcext:value-type="float">
            <text:p>0,000063294</text:p>
          </table:table-cell>
          <table:table-cell office:value-type="float" office:value="0.000058348" calcext:value-type="float">
            <text:p>0,000058348</text:p>
          </table:table-cell>
          <table:table-cell office:value-type="float" office:value="0.00006124" calcext:value-type="float">
            <text:p>0,00006124</text:p>
          </table:table-cell>
          <table:table-cell office:value-type="float" office:value="0.000063153" calcext:value-type="float">
            <text:p>0,000063153</text:p>
          </table:table-cell>
          <table:table-cell office:value-type="float" office:value="0.000056507" calcext:value-type="float">
            <text:p>0,000056507</text:p>
          </table:table-cell>
          <table:table-cell office:value-type="float" office:value="0.000036607" calcext:value-type="float">
            <text:p>0,000036607</text:p>
          </table:table-cell>
          <table:table-cell office:value-type="float" office:value="0.000039063" calcext:value-type="float">
            <text:p>0,000039063</text:p>
          </table:table-cell>
          <table:table-cell office:value-type="float" office:value="0.000044598" calcext:value-type="float">
            <text:p>0,000044598</text:p>
          </table:table-cell>
          <table:table-cell office:value-type="float" office:value="0.000044677" calcext:value-type="float">
            <text:p>0,000044677</text:p>
          </table:table-cell>
          <table:table-cell office:value-type="float" office:value="0.000046148" calcext:value-type="float">
            <text:p>0,000046148</text:p>
          </table:table-cell>
          <table:table-cell office:value-type="float" office:value="0.000042387" calcext:value-type="float">
            <text:p>0,000042387</text:p>
          </table:table-cell>
          <table:table-cell office:value-type="float" office:value="0.000052978" calcext:value-type="float">
            <text:p>0,000052978</text:p>
          </table:table-cell>
          <table:table-cell office:value-type="float" office:value="0.000055157" calcext:value-type="float">
            <text:p>0,000055157</text:p>
          </table:table-cell>
          <table:table-cell office:value-type="float" office:value="0.000042938" calcext:value-type="float">
            <text:p>0,000042938</text:p>
          </table:table-cell>
          <table:table-cell office:value-type="float" office:value="0.000055477" calcext:value-type="float">
            <text:p>0,000055477</text:p>
          </table:table-cell>
        </table:table-row>
        <table:table-row table:style-name="ro1">
          <table:table-cell table:number-columns-repeated="10"/>
          <table:table-cell office:value-type="float" office:value="0.000057009" calcext:value-type="float">
            <text:p>0,000057009</text:p>
          </table:table-cell>
          <table:table-cell office:value-type="float" office:value="0.000059424" calcext:value-type="float">
            <text:p>0,000059424</text:p>
          </table:table-cell>
          <table:table-cell table:number-columns-repeated="2"/>
          <table:table-cell office:value-type="float" office:value="0.000062768" calcext:value-type="float">
            <text:p>0,000062768</text:p>
          </table:table-cell>
          <table:table-cell office:value-type="float" office:value="0.000062252" calcext:value-type="float">
            <text:p>0,000062252</text:p>
          </table:table-cell>
          <table:table-cell office:value-type="float" office:value="0.000063419" calcext:value-type="float">
            <text:p>0,000063419</text:p>
          </table:table-cell>
          <table:table-cell office:value-type="float" office:value="0.000062726" calcext:value-type="float">
            <text:p>0,000062726</text:p>
          </table:table-cell>
          <table:table-cell office:value-type="float" office:value="0.000061074" calcext:value-type="float">
            <text:p>0,000061074</text:p>
          </table:table-cell>
          <table:table-cell office:value-type="float" office:value="0.000062247" calcext:value-type="float">
            <text:p>0,000062247</text:p>
          </table:table-cell>
          <table:table-cell office:value-type="float" office:value="0.00005689" calcext:value-type="float">
            <text:p>0,00005689</text:p>
          </table:table-cell>
          <table:table-cell office:value-type="float" office:value="0.000056493" calcext:value-type="float">
            <text:p>0,000056493</text:p>
          </table:table-cell>
          <table:table-cell office:value-type="float" office:value="0.00005563" calcext:value-type="float">
            <text:p>0,00005563</text:p>
          </table:table-cell>
          <table:table-cell office:value-type="float" office:value="0.000057159" calcext:value-type="float">
            <text:p>0,000057159</text:p>
          </table:table-cell>
          <table:table-cell office:value-type="float" office:value="0.000049382" calcext:value-type="float">
            <text:p>0,000049382</text:p>
          </table:table-cell>
          <table:table-cell office:value-type="float" office:value="0.000040584" calcext:value-type="float">
            <text:p>0,000040584</text:p>
          </table:table-cell>
          <table:table-cell office:value-type="float" office:value="0.000044082" calcext:value-type="float">
            <text:p>0,000044082</text:p>
          </table:table-cell>
          <table:table-cell office:value-type="float" office:value="0.000046441" calcext:value-type="float">
            <text:p>0,000046441</text:p>
          </table:table-cell>
          <table:table-cell office:value-type="float" office:value="0.000054801" calcext:value-type="float">
            <text:p>0,000054801</text:p>
          </table:table-cell>
          <table:table-cell office:value-type="float" office:value="0.000056547" calcext:value-type="float">
            <text:p>0,000056547</text:p>
          </table:table-cell>
          <table:table-cell office:value-type="float" office:value="0.000042036" calcext:value-type="float">
            <text:p>0,000042036</text:p>
          </table:table-cell>
          <table:table-cell office:value-type="float" office:value="0.000040805" calcext:value-type="float">
            <text:p>0,000040805</text:p>
          </table:table-cell>
          <table:table-cell office:value-type="float" office:value="0.00003895" calcext:value-type="float">
            <text:p>0,00003895</text:p>
          </table:table-cell>
          <table:table-cell office:value-type="float" office:value="0.000039716" calcext:value-type="float">
            <text:p>0,000039716</text:p>
          </table:table-cell>
        </table:table-row>
        <table:table-row table:style-name="ro1">
          <table:table-cell table:number-columns-repeated="10"/>
          <table:table-cell office:value-type="float" office:value="0.000056023" calcext:value-type="float">
            <text:p>0,000056023</text:p>
          </table:table-cell>
          <table:table-cell office:value-type="float" office:value="0.000063031" calcext:value-type="float">
            <text:p>0,000063031</text:p>
          </table:table-cell>
          <table:table-cell table:number-columns-repeated="2"/>
          <table:table-cell office:value-type="float" office:value="0.000065952" calcext:value-type="float">
            <text:p>0,000065952</text:p>
          </table:table-cell>
          <table:table-cell office:value-type="float" office:value="0.000058312" calcext:value-type="float">
            <text:p>0,000058312</text:p>
          </table:table-cell>
          <table:table-cell office:value-type="float" office:value="0.000062784" calcext:value-type="float">
            <text:p>0,000062784</text:p>
          </table:table-cell>
          <table:table-cell office:value-type="float" office:value="0.000057731" calcext:value-type="float">
            <text:p>0,000057731</text:p>
          </table:table-cell>
          <table:table-cell office:value-type="float" office:value="0.000063489" calcext:value-type="float">
            <text:p>0,000063489</text:p>
          </table:table-cell>
          <table:table-cell office:value-type="float" office:value="0.000062058" calcext:value-type="float">
            <text:p>0,000062058</text:p>
          </table:table-cell>
          <table:table-cell office:value-type="float" office:value="0.000061569" calcext:value-type="float">
            <text:p>0,000061569</text:p>
          </table:table-cell>
          <table:table-cell office:value-type="float" office:value="0.000061981" calcext:value-type="float">
            <text:p>0,000061981</text:p>
          </table:table-cell>
          <table:table-cell office:value-type="float" office:value="0.000038257" calcext:value-type="float">
            <text:p>0,000038257</text:p>
          </table:table-cell>
          <table:table-cell office:value-type="float" office:value="0.000055823" calcext:value-type="float">
            <text:p>0,000055823</text:p>
          </table:table-cell>
          <table:table-cell office:value-type="float" office:value="0.000052818" calcext:value-type="float">
            <text:p>0,000052818</text:p>
          </table:table-cell>
          <table:table-cell office:value-type="float" office:value="0.000043899" calcext:value-type="float">
            <text:p>0,000043899</text:p>
          </table:table-cell>
          <table:table-cell office:value-type="float" office:value="0.000056511" calcext:value-type="float">
            <text:p>0,000056511</text:p>
          </table:table-cell>
          <table:table-cell office:value-type="float" office:value="0.000062727" calcext:value-type="float">
            <text:p>0,000062727</text:p>
          </table:table-cell>
          <table:table-cell office:value-type="float" office:value="0.000061303" calcext:value-type="float">
            <text:p>0,000061303</text:p>
          </table:table-cell>
          <table:table-cell office:value-type="float" office:value="0.000064027" calcext:value-type="float">
            <text:p>0,000064027</text:p>
          </table:table-cell>
          <table:table-cell office:value-type="float" office:value="0.00006401" calcext:value-type="float">
            <text:p>0,00006401</text:p>
          </table:table-cell>
          <table:table-cell office:value-type="float" office:value="0.000065094" calcext:value-type="float">
            <text:p>0,000065094</text:p>
          </table:table-cell>
          <table:table-cell office:value-type="float" office:value="0.000063034" calcext:value-type="float">
            <text:p>0,000063034</text:p>
          </table:table-cell>
          <table:table-cell office:value-type="float" office:value="0.000062213" calcext:value-type="float">
            <text:p>0,000062213</text:p>
          </table:table-cell>
        </table:table-row>
        <table:table-row table:style-name="ro1">
          <table:table-cell table:number-columns-repeated="10"/>
          <table:table-cell office:value-type="float" office:value="0.000058199" calcext:value-type="float">
            <text:p>0,000058199</text:p>
          </table:table-cell>
          <table:table-cell office:value-type="float" office:value="0.000060663" calcext:value-type="float">
            <text:p>0,000060663</text:p>
          </table:table-cell>
          <table:table-cell table:number-columns-repeated="2"/>
          <table:table-cell office:value-type="float" office:value="0.000058892" calcext:value-type="float">
            <text:p>0,000058892</text:p>
          </table:table-cell>
          <table:table-cell office:value-type="float" office:value="0.000084654" calcext:value-type="float">
            <text:p>0,000084654</text:p>
          </table:table-cell>
          <table:table-cell office:value-type="float" office:value="0.000062605" calcext:value-type="float">
            <text:p>0,000062605</text:p>
          </table:table-cell>
          <table:table-cell office:value-type="float" office:value="0.000057795" calcext:value-type="float">
            <text:p>0,000057795</text:p>
          </table:table-cell>
          <table:table-cell office:value-type="float" office:value="0.000077736" calcext:value-type="float">
            <text:p>0,000077736</text:p>
          </table:table-cell>
          <table:table-cell office:value-type="float" office:value="0.00006841" calcext:value-type="float">
            <text:p>0,00006841</text:p>
          </table:table-cell>
          <table:table-cell office:value-type="float" office:value="0.000063559" calcext:value-type="float">
            <text:p>0,000063559</text:p>
          </table:table-cell>
          <table:table-cell office:value-type="float" office:value="0.00006035" calcext:value-type="float">
            <text:p>0,00006035</text:p>
          </table:table-cell>
          <table:table-cell office:value-type="float" office:value="0.000056491" calcext:value-type="float">
            <text:p>0,000056491</text:p>
          </table:table-cell>
          <table:table-cell office:value-type="float" office:value="0.000058661" calcext:value-type="float">
            <text:p>0,000058661</text:p>
          </table:table-cell>
          <table:table-cell office:value-type="float" office:value="0.000062622" calcext:value-type="float">
            <text:p>0,000062622</text:p>
          </table:table-cell>
          <table:table-cell office:value-type="float" office:value="0.000038427" calcext:value-type="float">
            <text:p>0,000038427</text:p>
          </table:table-cell>
          <table:table-cell office:value-type="float" office:value="0.000037007" calcext:value-type="float">
            <text:p>0,000037007</text:p>
          </table:table-cell>
          <table:table-cell office:value-type="float" office:value="0.000037747" calcext:value-type="float">
            <text:p>0,000037747</text:p>
          </table:table-cell>
          <table:table-cell office:value-type="float" office:value="0.000041487" calcext:value-type="float">
            <text:p>0,000041487</text:p>
          </table:table-cell>
          <table:table-cell office:value-type="float" office:value="0.000043315" calcext:value-type="float">
            <text:p>0,000043315</text:p>
          </table:table-cell>
          <table:table-cell office:value-type="float" office:value="0.000057021" calcext:value-type="float">
            <text:p>0,000057021</text:p>
          </table:table-cell>
          <table:table-cell office:value-type="float" office:value="0.000043568" calcext:value-type="float">
            <text:p>0,000043568</text:p>
          </table:table-cell>
          <table:table-cell office:value-type="float" office:value="0.000091603" calcext:value-type="float">
            <text:p>0,000091603</text:p>
          </table:table-cell>
          <table:table-cell office:value-type="float" office:value="0.000085491" calcext:value-type="float">
            <text:p>0,000085491</text:p>
          </table:table-cell>
        </table:table-row>
        <table:table-row table:style-name="ro1">
          <table:table-cell table:number-columns-repeated="10"/>
          <table:table-cell office:value-type="float" office:value="0.000053645" calcext:value-type="float">
            <text:p>0,000053645</text:p>
          </table:table-cell>
          <table:table-cell office:value-type="float" office:value="0.000058594" calcext:value-type="float">
            <text:p>0,000058594</text:p>
          </table:table-cell>
          <table:table-cell table:number-columns-repeated="2"/>
          <table:table-cell office:value-type="float" office:value="0.000059018" calcext:value-type="float">
            <text:p>0,000059018</text:p>
          </table:table-cell>
          <table:table-cell office:value-type="float" office:value="0.00005636" calcext:value-type="float">
            <text:p>0,00005636</text:p>
          </table:table-cell>
          <table:table-cell office:value-type="float" office:value="0.000060999" calcext:value-type="float">
            <text:p>0,000060999</text:p>
          </table:table-cell>
          <table:table-cell office:value-type="float" office:value="0.000056764" calcext:value-type="float">
            <text:p>0,000056764</text:p>
          </table:table-cell>
          <table:table-cell office:value-type="float" office:value="0.00007876" calcext:value-type="float">
            <text:p>0,00007876</text:p>
          </table:table-cell>
          <table:table-cell office:value-type="float" office:value="0.000083693" calcext:value-type="float">
            <text:p>0,000083693</text:p>
          </table:table-cell>
          <table:table-cell office:value-type="float" office:value="0.000062287" calcext:value-type="float">
            <text:p>0,000062287</text:p>
          </table:table-cell>
          <table:table-cell office:value-type="float" office:value="0.000085125" calcext:value-type="float">
            <text:p>0,000085125</text:p>
          </table:table-cell>
          <table:table-cell office:value-type="float" office:value="0.000063288" calcext:value-type="float">
            <text:p>0,000063288</text:p>
          </table:table-cell>
          <table:table-cell office:value-type="float" office:value="0.000063411" calcext:value-type="float">
            <text:p>0,000063411</text:p>
          </table:table-cell>
          <table:table-cell office:value-type="float" office:value="0.000086457" calcext:value-type="float">
            <text:p>0,000086457</text:p>
          </table:table-cell>
          <table:table-cell office:value-type="float" office:value="0.000086455" calcext:value-type="float">
            <text:p>0,000086455</text:p>
          </table:table-cell>
          <table:table-cell office:value-type="float" office:value="0.000080369" calcext:value-type="float">
            <text:p>0,000080369</text:p>
          </table:table-cell>
          <table:table-cell office:value-type="float" office:value="0.000081406" calcext:value-type="float">
            <text:p>0,000081406</text:p>
          </table:table-cell>
          <table:table-cell office:value-type="float" office:value="0.000083715" calcext:value-type="float">
            <text:p>0,000083715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46318" calcext:value-type="float">
            <text:p>0,000046318</text:p>
          </table:table-cell>
          <table:table-cell office:value-type="float" office:value="0.000095076" calcext:value-type="float">
            <text:p>0,000095076</text:p>
          </table:table-cell>
          <table:table-cell office:value-type="float" office:value="0.000037969" calcext:value-type="float">
            <text:p>0,000037969</text:p>
          </table:table-cell>
          <table:table-cell office:value-type="float" office:value="0.000038358" calcext:value-type="float">
            <text:p>0,000038358</text:p>
          </table:table-cell>
        </table:table-row>
        <table:table-row table:style-name="ro1">
          <table:table-cell table:number-columns-repeated="10"/>
          <table:table-cell office:value-type="float" office:value="0.000062476" calcext:value-type="float">
            <text:p>0,000062476</text:p>
          </table:table-cell>
          <table:table-cell office:value-type="float" office:value="0.000063868" calcext:value-type="float">
            <text:p>0,000063868</text:p>
          </table:table-cell>
          <table:table-cell table:number-columns-repeated="2"/>
          <table:table-cell office:value-type="float" office:value="0.000056401" calcext:value-type="float">
            <text:p>0,000056401</text:p>
          </table:table-cell>
          <table:table-cell office:value-type="float" office:value="0.000068783" calcext:value-type="float">
            <text:p>0,000068783</text:p>
          </table:table-cell>
          <table:table-cell office:value-type="float" office:value="0.000057763" calcext:value-type="float">
            <text:p>0,000057763</text:p>
          </table:table-cell>
          <table:table-cell office:value-type="float" office:value="0.000062379" calcext:value-type="float">
            <text:p>0,000062379</text:p>
          </table:table-cell>
          <table:table-cell office:value-type="float" office:value="0.000059636" calcext:value-type="float">
            <text:p>0,000059636</text:p>
          </table:table-cell>
          <table:table-cell office:value-type="float" office:value="0.000055724" calcext:value-type="float">
            <text:p>0,000055724</text:p>
          </table:table-cell>
          <table:table-cell office:value-type="float" office:value="0.000061827" calcext:value-type="float">
            <text:p>0,000061827</text:p>
          </table:table-cell>
          <table:table-cell office:value-type="float" office:value="0.000058358" calcext:value-type="float">
            <text:p>0,000058358</text:p>
          </table:table-cell>
          <table:table-cell office:value-type="float" office:value="0.000060406" calcext:value-type="float">
            <text:p>0,000060406</text:p>
          </table:table-cell>
          <table:table-cell office:value-type="float" office:value="0.000060925" calcext:value-type="float">
            <text:p>0,000060925</text:p>
          </table:table-cell>
          <table:table-cell office:value-type="float" office:value="0.000037771" calcext:value-type="float">
            <text:p>0,000037771</text:p>
          </table:table-cell>
          <table:table-cell office:value-type="float" office:value="0.000048735" calcext:value-type="float">
            <text:p>0,000048735</text:p>
          </table:table-cell>
          <table:table-cell office:value-type="float" office:value="0.000036457" calcext:value-type="float">
            <text:p>0,000036457</text:p>
          </table:table-cell>
          <table:table-cell office:value-type="float" office:value="0.000059642" calcext:value-type="float">
            <text:p>0,000059642</text:p>
          </table:table-cell>
          <table:table-cell office:value-type="float" office:value="0.00003875" calcext:value-type="float">
            <text:p>0,00003875</text:p>
          </table:table-cell>
          <table:table-cell office:value-type="float" office:value="0.000044272" calcext:value-type="float">
            <text:p>0,000044272</text:p>
          </table:table-cell>
          <table:table-cell office:value-type="float" office:value="0.000061449" calcext:value-type="float">
            <text:p>0,000061449</text:p>
          </table:table-cell>
          <table:table-cell office:value-type="float" office:value="0.000061455" calcext:value-type="float">
            <text:p>0,000061455</text:p>
          </table:table-cell>
          <table:table-cell office:value-type="float" office:value="0.000062075" calcext:value-type="float">
            <text:p>0,000062075</text:p>
          </table:table-cell>
          <table:table-cell office:value-type="float" office:value="0.000078098" calcext:value-type="float">
            <text:p>0,000078098</text:p>
          </table:table-cell>
        </table:table-row>
        <table:table-row table:style-name="ro1">
          <table:table-cell table:number-columns-repeated="10"/>
          <table:table-cell office:value-type="float" office:value="0.000057423" calcext:value-type="float">
            <text:p>0,000057423</text:p>
          </table:table-cell>
          <table:table-cell office:value-type="float" office:value="0.00007807" calcext:value-type="float">
            <text:p>0,00007807</text:p>
          </table:table-cell>
          <table:table-cell table:number-columns-repeated="2"/>
          <table:table-cell office:value-type="float" office:value="0.000056703" calcext:value-type="float">
            <text:p>0,000056703</text:p>
          </table:table-cell>
          <table:table-cell office:value-type="float" office:value="0.000064717" calcext:value-type="float">
            <text:p>0,000064717</text:p>
          </table:table-cell>
          <table:table-cell office:value-type="float" office:value="0.00007486" calcext:value-type="float">
            <text:p>0,00007486</text:p>
          </table:table-cell>
          <table:table-cell office:value-type="float" office:value="0.00007711" calcext:value-type="float">
            <text:p>0,00007711</text:p>
          </table:table-cell>
          <table:table-cell office:value-type="float" office:value="0.00006616" calcext:value-type="float">
            <text:p>0,00006616</text:p>
          </table:table-cell>
          <table:table-cell office:value-type="float" office:value="0.000067132" calcext:value-type="float">
            <text:p>0,000067132</text:p>
          </table:table-cell>
          <table:table-cell office:value-type="float" office:value="0.00006127" calcext:value-type="float">
            <text:p>0,00006127</text:p>
          </table:table-cell>
          <table:table-cell office:value-type="float" office:value="0.000061583" calcext:value-type="float">
            <text:p>0,000061583</text:p>
          </table:table-cell>
          <table:table-cell office:value-type="float" office:value="0.000061573" calcext:value-type="float">
            <text:p>0,000061573</text:p>
          </table:table-cell>
          <table:table-cell office:value-type="float" office:value="0.000067023" calcext:value-type="float">
            <text:p>0,000067023</text:p>
          </table:table-cell>
          <table:table-cell office:value-type="float" office:value="0.00006562" calcext:value-type="float">
            <text:p>0,00006562</text:p>
          </table:table-cell>
          <table:table-cell office:value-type="float" office:value="0.000081999" calcext:value-type="float">
            <text:p>0,000081999</text:p>
          </table:table-cell>
          <table:table-cell office:value-type="float" office:value="0.000062578" calcext:value-type="float">
            <text:p>0,000062578</text:p>
          </table:table-cell>
          <table:table-cell office:value-type="float" office:value="0.00006044" calcext:value-type="float">
            <text:p>0,00006044</text:p>
          </table:table-cell>
          <table:table-cell office:value-type="float" office:value="0.000081019" calcext:value-type="float">
            <text:p>0,000081019</text:p>
          </table:table-cell>
          <table:table-cell office:value-type="float" office:value="0.00005702" calcext:value-type="float">
            <text:p>0,00005702</text:p>
          </table:table-cell>
          <table:table-cell office:value-type="float" office:value="0.000077405" calcext:value-type="float">
            <text:p>0,000077405</text:p>
          </table:table-cell>
          <table:table-cell office:value-type="float" office:value="0.000063703" calcext:value-type="float">
            <text:p>0,000063703</text:p>
          </table:table-cell>
          <table:table-cell office:value-type="float" office:value="0.000063121" calcext:value-type="float">
            <text:p>0,000063121</text:p>
          </table:table-cell>
          <table:table-cell office:value-type="float" office:value="0.000062877" calcext:value-type="float">
            <text:p>0,000062877</text:p>
          </table:table-cell>
        </table:table-row>
        <table:table-row table:style-name="ro1">
          <table:table-cell table:number-columns-repeated="10"/>
          <table:table-cell office:value-type="float" office:value="0.000058663" calcext:value-type="float">
            <text:p>0,000058663</text:p>
          </table:table-cell>
          <table:table-cell office:value-type="float" office:value="0.000057815" calcext:value-type="float">
            <text:p>0,000057815</text:p>
          </table:table-cell>
          <table:table-cell table:number-columns-repeated="2"/>
          <table:table-cell office:value-type="float" office:value="0.000078717" calcext:value-type="float">
            <text:p>0,000078717</text:p>
          </table:table-cell>
          <table:table-cell office:value-type="float" office:value="0.00006148" calcext:value-type="float">
            <text:p>0,00006148</text:p>
          </table:table-cell>
          <table:table-cell office:value-type="float" office:value="0.00005841" calcext:value-type="float">
            <text:p>0,00005841</text:p>
          </table:table-cell>
          <table:table-cell office:value-type="float" office:value="0.000057442" calcext:value-type="float">
            <text:p>0,000057442</text:p>
          </table:table-cell>
          <table:table-cell office:value-type="float" office:value="0.000059611" calcext:value-type="float">
            <text:p>0,000059611</text:p>
          </table:table-cell>
          <table:table-cell office:value-type="float" office:value="0.000061416" calcext:value-type="float">
            <text:p>0,000061416</text:p>
          </table:table-cell>
          <table:table-cell office:value-type="float" office:value="0.000065238" calcext:value-type="float">
            <text:p>0,000065238</text:p>
          </table:table-cell>
          <table:table-cell office:value-type="float" office:value="0.000066671" calcext:value-type="float">
            <text:p>0,000066671</text:p>
          </table:table-cell>
          <table:table-cell office:value-type="float" office:value="0.000058319" calcext:value-type="float">
            <text:p>0,000058319</text:p>
          </table:table-cell>
          <table:table-cell office:value-type="float" office:value="0.000060901" calcext:value-type="float">
            <text:p>0,000060901</text:p>
          </table:table-cell>
          <table:table-cell office:value-type="float" office:value="0.000062842" calcext:value-type="float">
            <text:p>0,000062842</text:p>
          </table:table-cell>
          <table:table-cell office:value-type="float" office:value="0.000058967" calcext:value-type="float">
            <text:p>0,000058967</text:p>
          </table:table-cell>
          <table:table-cell office:value-type="float" office:value="0.000070646" calcext:value-type="float">
            <text:p>0,000070646</text:p>
          </table:table-cell>
          <table:table-cell office:value-type="float" office:value="0.000062989" calcext:value-type="float">
            <text:p>0,000062989</text:p>
          </table:table-cell>
          <table:table-cell office:value-type="float" office:value="0.000071541" calcext:value-type="float">
            <text:p>0,000071541</text:p>
          </table:table-cell>
          <table:table-cell office:value-type="float" office:value="0.000057053" calcext:value-type="float">
            <text:p>0,000057053</text:p>
          </table:table-cell>
          <table:table-cell office:value-type="float" office:value="0.000062926" calcext:value-type="float">
            <text:p>0,000062926</text:p>
          </table:table-cell>
          <table:table-cell office:value-type="float" office:value="0.000065643" calcext:value-type="float">
            <text:p>0,000065643</text:p>
          </table:table-cell>
          <table:table-cell office:value-type="float" office:value="0.000066021" calcext:value-type="float">
            <text:p>0,000066021</text:p>
          </table:table-cell>
          <table:table-cell office:value-type="float" office:value="0.000057331" calcext:value-type="float">
            <text:p>0,000057331</text:p>
          </table:table-cell>
        </table:table-row>
        <table:table-row table:style-name="ro1">
          <table:table-cell table:number-columns-repeated="10"/>
          <table:table-cell office:value-type="float" office:value="0.000061293" calcext:value-type="float">
            <text:p>0,000061293</text:p>
          </table:table-cell>
          <table:table-cell office:value-type="float" office:value="0.000057846" calcext:value-type="float">
            <text:p>0,000057846</text:p>
          </table:table-cell>
          <table:table-cell table:number-columns-repeated="2"/>
          <table:table-cell office:value-type="float" office:value="0.000062026" calcext:value-type="float">
            <text:p>0,000062026</text:p>
          </table:table-cell>
          <table:table-cell office:value-type="float" office:value="0.000061243" calcext:value-type="float">
            <text:p>0,000061243</text:p>
          </table:table-cell>
          <table:table-cell office:value-type="float" office:value="0.000062279" calcext:value-type="float">
            <text:p>0,000062279</text:p>
          </table:table-cell>
          <table:table-cell office:value-type="float" office:value="0.00006094" calcext:value-type="float">
            <text:p>0,00006094</text:p>
          </table:table-cell>
          <table:table-cell office:value-type="float" office:value="0.00005719" calcext:value-type="float">
            <text:p>0,00005719</text:p>
          </table:table-cell>
          <table:table-cell office:value-type="float" office:value="0.000059726" calcext:value-type="float">
            <text:p>0,000059726</text:p>
          </table:table-cell>
          <table:table-cell office:value-type="float" office:value="0.000061271" calcext:value-type="float">
            <text:p>0,000061271</text:p>
          </table:table-cell>
          <table:table-cell office:value-type="float" office:value="0.000063032" calcext:value-type="float">
            <text:p>0,000063032</text:p>
          </table:table-cell>
          <table:table-cell office:value-type="float" office:value="0.000062124" calcext:value-type="float">
            <text:p>0,000062124</text:p>
          </table:table-cell>
          <table:table-cell office:value-type="float" office:value="0.000079188" calcext:value-type="float">
            <text:p>0,000079188</text:p>
          </table:table-cell>
          <table:table-cell office:value-type="float" office:value="0.000066016" calcext:value-type="float">
            <text:p>0,000066016</text:p>
          </table:table-cell>
          <table:table-cell office:value-type="float" office:value="0.000083728" calcext:value-type="float">
            <text:p>0,000083728</text:p>
          </table:table-cell>
          <table:table-cell office:value-type="float" office:value="0.00006348" calcext:value-type="float">
            <text:p>0,00006348</text:p>
          </table:table-cell>
          <table:table-cell office:value-type="float" office:value="0.000080068" calcext:value-type="float">
            <text:p>0,000080068</text:p>
          </table:table-cell>
          <table:table-cell office:value-type="float" office:value="0.000064554" calcext:value-type="float">
            <text:p>0,000064554</text:p>
          </table:table-cell>
          <table:table-cell office:value-type="float" office:value="0.000090679" calcext:value-type="float">
            <text:p>0,000090679</text:p>
          </table:table-cell>
          <table:table-cell office:value-type="float" office:value="0.000062056" calcext:value-type="float">
            <text:p>0,000062056</text:p>
          </table:table-cell>
          <table:table-cell office:value-type="float" office:value="0.000061046" calcext:value-type="float">
            <text:p>0,000061046</text:p>
          </table:table-cell>
          <table:table-cell office:value-type="float" office:value="0.000061171" calcext:value-type="float">
            <text:p>0,000061171</text:p>
          </table:table-cell>
          <table:table-cell office:value-type="float" office:value="0.000085857" calcext:value-type="float">
            <text:p>0,000085857</text:p>
          </table:table-cell>
        </table:table-row>
        <table:table-row table:style-name="ro1">
          <table:table-cell table:number-columns-repeated="10"/>
          <table:table-cell office:value-type="float" office:value="0.000056795" calcext:value-type="float">
            <text:p>0,000056795</text:p>
          </table:table-cell>
          <table:table-cell office:value-type="float" office:value="0.000061092" calcext:value-type="float">
            <text:p>0,000061092</text:p>
          </table:table-cell>
          <table:table-cell table:number-columns-repeated="2"/>
          <table:table-cell office:value-type="float" office:value="0.000069439" calcext:value-type="float">
            <text:p>0,000069439</text:p>
          </table:table-cell>
          <table:table-cell office:value-type="float" office:value="0.000065184" calcext:value-type="float">
            <text:p>0,000065184</text:p>
          </table:table-cell>
          <table:table-cell office:value-type="float" office:value="0.000062239" calcext:value-type="float">
            <text:p>0,000062239</text:p>
          </table:table-cell>
          <table:table-cell office:value-type="float" office:value="0.000064934" calcext:value-type="float">
            <text:p>0,000064934</text:p>
          </table:table-cell>
          <table:table-cell office:value-type="float" office:value="0.000059403" calcext:value-type="float">
            <text:p>0,000059403</text:p>
          </table:table-cell>
          <table:table-cell office:value-type="float" office:value="0.000055965" calcext:value-type="float">
            <text:p>0,000055965</text:p>
          </table:table-cell>
          <table:table-cell office:value-type="float" office:value="0.000057791" calcext:value-type="float">
            <text:p>0,000057791</text:p>
          </table:table-cell>
          <table:table-cell office:value-type="float" office:value="0.000061031" calcext:value-type="float">
            <text:p>0,000061031</text:p>
          </table:table-cell>
          <table:table-cell office:value-type="float" office:value="0.000057432" calcext:value-type="float">
            <text:p>0,000057432</text:p>
          </table:table-cell>
          <table:table-cell office:value-type="float" office:value="0.000078284" calcext:value-type="float">
            <text:p>0,000078284</text:p>
          </table:table-cell>
          <table:table-cell office:value-type="float" office:value="0.000065648" calcext:value-type="float">
            <text:p>0,000065648</text:p>
          </table:table-cell>
          <table:table-cell office:value-type="float" office:value="0.000039388" calcext:value-type="float">
            <text:p>0,000039388</text:p>
          </table:table-cell>
          <table:table-cell office:value-type="float" office:value="0.000054807" calcext:value-type="float">
            <text:p>0,000054807</text:p>
          </table:table-cell>
          <table:table-cell office:value-type="float" office:value="0.000045223" calcext:value-type="float">
            <text:p>0,000045223</text:p>
          </table:table-cell>
          <table:table-cell office:value-type="float" office:value="0.000052751" calcext:value-type="float">
            <text:p>0,000052751</text:p>
          </table:table-cell>
          <table:table-cell office:value-type="float" office:value="0.000039672" calcext:value-type="float">
            <text:p>0,000039672</text:p>
          </table:table-cell>
          <table:table-cell office:value-type="float" office:value="0.000037852" calcext:value-type="float">
            <text:p>0,000037852</text:p>
          </table:table-cell>
          <table:table-cell office:value-type="float" office:value="0.000039647" calcext:value-type="float">
            <text:p>0,000039647</text:p>
          </table:table-cell>
          <table:table-cell office:value-type="float" office:value="0.000080272" calcext:value-type="float">
            <text:p>0,000080272</text:p>
          </table:table-cell>
          <table:table-cell office:value-type="float" office:value="0.000050044" calcext:value-type="float">
            <text:p>0,000050044</text:p>
          </table:table-cell>
        </table:table-row>
        <table:table-row table:style-name="ro1">
          <table:table-cell table:number-columns-repeated="10"/>
          <table:table-cell office:value-type="float" office:value="0.000060833" calcext:value-type="float">
            <text:p>0,000060833</text:p>
          </table:table-cell>
          <table:table-cell office:value-type="float" office:value="0.000062547" calcext:value-type="float">
            <text:p>0,000062547</text:p>
          </table:table-cell>
          <table:table-cell table:number-columns-repeated="2"/>
          <table:table-cell office:value-type="float" office:value="0.00006374" calcext:value-type="float">
            <text:p>0,00006374</text:p>
          </table:table-cell>
          <table:table-cell office:value-type="float" office:value="0.000061578" calcext:value-type="float">
            <text:p>0,000061578</text:p>
          </table:table-cell>
          <table:table-cell office:value-type="float" office:value="0.000061212" calcext:value-type="float">
            <text:p>0,000061212</text:p>
          </table:table-cell>
          <table:table-cell office:value-type="float" office:value="0.000060274" calcext:value-type="float">
            <text:p>0,000060274</text:p>
          </table:table-cell>
          <table:table-cell office:value-type="float" office:value="0.000067577" calcext:value-type="float">
            <text:p>0,000067577</text:p>
          </table:table-cell>
          <table:table-cell office:value-type="float" office:value="0.000066006" calcext:value-type="float">
            <text:p>0,000066006</text:p>
          </table:table-cell>
          <table:table-cell office:value-type="float" office:value="0.000066762" calcext:value-type="float">
            <text:p>0,000066762</text:p>
          </table:table-cell>
          <table:table-cell office:value-type="float" office:value="0.000070485" calcext:value-type="float">
            <text:p>0,000070485</text:p>
          </table:table-cell>
          <table:table-cell office:value-type="float" office:value="0.000060503" calcext:value-type="float">
            <text:p>0,000060503</text:p>
          </table:table-cell>
          <table:table-cell office:value-type="float" office:value="0.000060327" calcext:value-type="float">
            <text:p>0,000060327</text:p>
          </table:table-cell>
          <table:table-cell office:value-type="float" office:value="0.000039361" calcext:value-type="float">
            <text:p>0,000039361</text:p>
          </table:table-cell>
          <table:table-cell office:value-type="float" office:value="0.000041737" calcext:value-type="float">
            <text:p>0,000041737</text:p>
          </table:table-cell>
          <table:table-cell office:value-type="float" office:value="0.000037421" calcext:value-type="float">
            <text:p>0,000037421</text:p>
          </table:table-cell>
          <table:table-cell office:value-type="float" office:value="0.000048419" calcext:value-type="float">
            <text:p>0,000048419</text:p>
          </table:table-cell>
          <table:table-cell office:value-type="float" office:value="0.000047592" calcext:value-type="float">
            <text:p>0,000047592</text:p>
          </table:table-cell>
          <table:table-cell office:value-type="float" office:value="0.000096756" calcext:value-type="float">
            <text:p>0,000096756</text:p>
          </table:table-cell>
          <table:table-cell office:value-type="float" office:value="0.000139635" calcext:value-type="float">
            <text:p>0,000139635</text:p>
          </table:table-cell>
          <table:table-cell office:value-type="float" office:value="0.000070726" calcext:value-type="float">
            <text:p>0,000070726</text:p>
          </table:table-cell>
          <table:table-cell office:value-type="float" office:value="0.000053698" calcext:value-type="float">
            <text:p>0,000053698</text:p>
          </table:table-cell>
          <table:table-cell office:value-type="float" office:value="0.000039652" calcext:value-type="float">
            <text:p>0,000039652</text:p>
          </table:table-cell>
        </table:table-row>
        <table:table-row table:style-name="ro1">
          <table:table-cell table:number-columns-repeated="10"/>
          <table:table-cell office:value-type="float" office:value="0.000136109" calcext:value-type="float">
            <text:p>0,000136109</text:p>
          </table:table-cell>
          <table:table-cell office:value-type="float" office:value="0.000055564" calcext:value-type="float">
            <text:p>0,000055564</text:p>
          </table:table-cell>
          <table:table-cell table:number-columns-repeated="2"/>
          <table:table-cell office:value-type="float" office:value="0.000082335" calcext:value-type="float">
            <text:p>0,000082335</text:p>
          </table:table-cell>
          <table:table-cell office:value-type="float" office:value="0.000062654" calcext:value-type="float">
            <text:p>0,000062654</text:p>
          </table:table-cell>
          <table:table-cell office:value-type="float" office:value="0.000068038" calcext:value-type="float">
            <text:p>0,000068038</text:p>
          </table:table-cell>
          <table:table-cell office:value-type="float" office:value="0.000058668" calcext:value-type="float">
            <text:p>0,000058668</text:p>
          </table:table-cell>
          <table:table-cell office:value-type="float" office:value="0.000056274" calcext:value-type="float">
            <text:p>0,000056274</text:p>
          </table:table-cell>
          <table:table-cell office:value-type="float" office:value="0.000060805" calcext:value-type="float">
            <text:p>0,000060805</text:p>
          </table:table-cell>
          <table:table-cell office:value-type="float" office:value="0.000062964" calcext:value-type="float">
            <text:p>0,000062964</text:p>
          </table:table-cell>
          <table:table-cell office:value-type="float" office:value="0.000062902" calcext:value-type="float">
            <text:p>0,000062902</text:p>
          </table:table-cell>
          <table:table-cell office:value-type="float" office:value="0.000072329" calcext:value-type="float">
            <text:p>0,000072329</text:p>
          </table:table-cell>
          <table:table-cell office:value-type="float" office:value="0.000063366" calcext:value-type="float">
            <text:p>0,000063366</text:p>
          </table:table-cell>
          <table:table-cell office:value-type="float" office:value="0.000037483" calcext:value-type="float">
            <text:p>0,000037483</text:p>
          </table:table-cell>
          <table:table-cell office:value-type="float" office:value="0.00005546" calcext:value-type="float">
            <text:p>0,00005546</text:p>
          </table:table-cell>
          <table:table-cell office:value-type="float" office:value="0.000046985" calcext:value-type="float">
            <text:p>0,000046985</text:p>
          </table:table-cell>
          <table:table-cell office:value-type="float" office:value="0.000040051" calcext:value-type="float">
            <text:p>0,000040051</text:p>
          </table:table-cell>
          <table:table-cell office:value-type="float" office:value="0.000038936" calcext:value-type="float">
            <text:p>0,000038936</text:p>
          </table:table-cell>
          <table:table-cell office:value-type="float" office:value="0.000044108" calcext:value-type="float">
            <text:p>0,000044108</text:p>
          </table:table-cell>
          <table:table-cell office:value-type="float" office:value="0.000041036" calcext:value-type="float">
            <text:p>0,000041036</text:p>
          </table:table-cell>
          <table:table-cell office:value-type="float" office:value="0.000039192" calcext:value-type="float">
            <text:p>0,000039192</text:p>
          </table:table-cell>
          <table:table-cell office:value-type="float" office:value="0.000038214" calcext:value-type="float">
            <text:p>0,000038214</text:p>
          </table:table-cell>
          <table:table-cell office:value-type="float" office:value="0.000039141" calcext:value-type="float">
            <text:p>0,000039141</text:p>
          </table:table-cell>
        </table:table-row>
        <table:table-row table:style-name="ro1">
          <table:table-cell table:number-columns-repeated="10"/>
          <table:table-cell office:value-type="float" office:value="0.00008429" calcext:value-type="float">
            <text:p>0,00008429</text:p>
          </table:table-cell>
          <table:table-cell office:value-type="float" office:value="0.000061744" calcext:value-type="float">
            <text:p>0,000061744</text:p>
          </table:table-cell>
          <table:table-cell table:number-columns-repeated="2"/>
          <table:table-cell office:value-type="float" office:value="0.000063473" calcext:value-type="float">
            <text:p>0,000063473</text:p>
          </table:table-cell>
          <table:table-cell office:value-type="float" office:value="0.000051424" calcext:value-type="float">
            <text:p>0,000051424</text:p>
          </table:table-cell>
          <table:table-cell office:value-type="float" office:value="0.000062495" calcext:value-type="float">
            <text:p>0,000062495</text:p>
          </table:table-cell>
          <table:table-cell office:value-type="float" office:value="0.000054276" calcext:value-type="float">
            <text:p>0,000054276</text:p>
          </table:table-cell>
          <table:table-cell office:value-type="float" office:value="0.000071038" calcext:value-type="float">
            <text:p>0,000071038</text:p>
          </table:table-cell>
          <table:table-cell office:value-type="float" office:value="0.000078711" calcext:value-type="float">
            <text:p>0,000078711</text:p>
          </table:table-cell>
          <table:table-cell office:value-type="float" office:value="0.000085841" calcext:value-type="float">
            <text:p>0,000085841</text:p>
          </table:table-cell>
          <table:table-cell office:value-type="float" office:value="0.000069451" calcext:value-type="float">
            <text:p>0,000069451</text:p>
          </table:table-cell>
          <table:table-cell office:value-type="float" office:value="0.000065193" calcext:value-type="float">
            <text:p>0,000065193</text:p>
          </table:table-cell>
          <table:table-cell office:value-type="float" office:value="0.000079696" calcext:value-type="float">
            <text:p>0,000079696</text:p>
          </table:table-cell>
          <table:table-cell office:value-type="float" office:value="0.000088614" calcext:value-type="float">
            <text:p>0,000088614</text:p>
          </table:table-cell>
          <table:table-cell office:value-type="float" office:value="0.000048293" calcext:value-type="float">
            <text:p>0,000048293</text:p>
          </table:table-cell>
          <table:table-cell office:value-type="float" office:value="0.000038642" calcext:value-type="float">
            <text:p>0,000038642</text:p>
          </table:table-cell>
          <table:table-cell office:value-type="float" office:value="0.000036854" calcext:value-type="float">
            <text:p>0,000036854</text:p>
          </table:table-cell>
          <table:table-cell office:value-type="float" office:value="0.000052082" calcext:value-type="float">
            <text:p>0,000052082</text:p>
          </table:table-cell>
          <table:table-cell office:value-type="float" office:value="0.000037111" calcext:value-type="float">
            <text:p>0,000037111</text:p>
          </table:table-cell>
          <table:table-cell office:value-type="float" office:value="0.000046474" calcext:value-type="float">
            <text:p>0,000046474</text:p>
          </table:table-cell>
          <table:table-cell office:value-type="float" office:value="0.000039771" calcext:value-type="float">
            <text:p>0,000039771</text:p>
          </table:table-cell>
          <table:table-cell office:value-type="float" office:value="0.000054599" calcext:value-type="float">
            <text:p>0,000054599</text:p>
          </table:table-cell>
          <table:table-cell office:value-type="float" office:value="0.000059458" calcext:value-type="float">
            <text:p>0,000059458</text:p>
          </table:table-cell>
        </table:table-row>
        <table:table-row table:style-name="ro1">
          <table:table-cell table:number-columns-repeated="10"/>
          <table:table-cell office:value-type="float" office:value="0.000058209" calcext:value-type="float">
            <text:p>0,000058209</text:p>
          </table:table-cell>
          <table:table-cell office:value-type="float" office:value="0.000065721" calcext:value-type="float">
            <text:p>0,000065721</text:p>
          </table:table-cell>
          <table:table-cell table:number-columns-repeated="2"/>
          <table:table-cell office:value-type="float" office:value="0.000075765" calcext:value-type="float">
            <text:p>0,000075765</text:p>
          </table:table-cell>
          <table:table-cell office:value-type="float" office:value="0.000060672" calcext:value-type="float">
            <text:p>0,000060672</text:p>
          </table:table-cell>
          <table:table-cell office:value-type="float" office:value="0.000057083" calcext:value-type="float">
            <text:p>0,000057083</text:p>
          </table:table-cell>
          <table:table-cell office:value-type="float" office:value="0.000068383" calcext:value-type="float">
            <text:p>0,000068383</text:p>
          </table:table-cell>
          <table:table-cell office:value-type="float" office:value="0.000062833" calcext:value-type="float">
            <text:p>0,000062833</text:p>
          </table:table-cell>
          <table:table-cell office:value-type="float" office:value="0.000058591" calcext:value-type="float">
            <text:p>0,000058591</text:p>
          </table:table-cell>
          <table:table-cell office:value-type="float" office:value="0.000064578" calcext:value-type="float">
            <text:p>0,000064578</text:p>
          </table:table-cell>
          <table:table-cell office:value-type="float" office:value="0.000063293" calcext:value-type="float">
            <text:p>0,000063293</text:p>
          </table:table-cell>
          <table:table-cell office:value-type="float" office:value="0.000056351" calcext:value-type="float">
            <text:p>0,000056351</text:p>
          </table:table-cell>
          <table:table-cell office:value-type="float" office:value="0.000062428" calcext:value-type="float">
            <text:p>0,000062428</text:p>
          </table:table-cell>
          <table:table-cell office:value-type="float" office:value="0.000063813" calcext:value-type="float">
            <text:p>0,000063813</text:p>
          </table:table-cell>
          <table:table-cell office:value-type="float" office:value="0.000061435" calcext:value-type="float">
            <text:p>0,000061435</text:p>
          </table:table-cell>
          <table:table-cell office:value-type="float" office:value="0.000073728" calcext:value-type="float">
            <text:p>0,000073728</text:p>
          </table:table-cell>
          <table:table-cell office:value-type="float" office:value="0.00006228" calcext:value-type="float">
            <text:p>0,00006228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0844" calcext:value-type="float">
            <text:p>0,000060844</text:p>
          </table:table-cell>
          <table:table-cell office:value-type="float" office:value="0.000063932" calcext:value-type="float">
            <text:p>0,000063932</text:p>
          </table:table-cell>
          <table:table-cell office:value-type="float" office:value="0.000062726" calcext:value-type="float">
            <text:p>0,000062726</text:p>
          </table:table-cell>
          <table:table-cell office:value-type="float" office:value="0.000061665" calcext:value-type="float">
            <text:p>0,000061665</text:p>
          </table:table-cell>
          <table:table-cell office:value-type="float" office:value="0.000057921" calcext:value-type="float">
            <text:p>0,000057921</text:p>
          </table:table-cell>
        </table:table-row>
        <table:table-row table:style-name="ro1">
          <table:table-cell table:number-columns-repeated="10"/>
          <table:table-cell office:value-type="float" office:value="0.000057586" calcext:value-type="float">
            <text:p>0,000057586</text:p>
          </table:table-cell>
          <table:table-cell office:value-type="float" office:value="0.000079926" calcext:value-type="float">
            <text:p>0,000079926</text:p>
          </table:table-cell>
          <table:table-cell table:number-columns-repeated="2"/>
          <table:table-cell office:value-type="float" office:value="0.000054962" calcext:value-type="float">
            <text:p>0,000054962</text:p>
          </table:table-cell>
          <table:table-cell office:value-type="float" office:value="0.000062118" calcext:value-type="float">
            <text:p>0,000062118</text:p>
          </table:table-cell>
          <table:table-cell office:value-type="float" office:value="0.000061041" calcext:value-type="float">
            <text:p>0,000061041</text:p>
          </table:table-cell>
          <table:table-cell office:value-type="float" office:value="0.000062301" calcext:value-type="float">
            <text:p>0,000062301</text:p>
          </table:table-cell>
          <table:table-cell office:value-type="float" office:value="0.000058282" calcext:value-type="float">
            <text:p>0,000058282</text:p>
          </table:table-cell>
          <table:table-cell office:value-type="float" office:value="0.000060041" calcext:value-type="float">
            <text:p>0,000060041</text:p>
          </table:table-cell>
          <table:table-cell office:value-type="float" office:value="0.0000566" calcext:value-type="float">
            <text:p>0,0000566</text:p>
          </table:table-cell>
          <table:table-cell office:value-type="float" office:value="0.000062263" calcext:value-type="float">
            <text:p>0,000062263</text:p>
          </table:table-cell>
          <table:table-cell office:value-type="float" office:value="0.000057396" calcext:value-type="float">
            <text:p>0,000057396</text:p>
          </table:table-cell>
          <table:table-cell office:value-type="float" office:value="0.000057894" calcext:value-type="float">
            <text:p>0,000057894</text:p>
          </table:table-cell>
          <table:table-cell office:value-type="float" office:value="0.000060416" calcext:value-type="float">
            <text:p>0,000060416</text:p>
          </table:table-cell>
          <table:table-cell office:value-type="float" office:value="0.000063334" calcext:value-type="float">
            <text:p>0,000063334</text:p>
          </table:table-cell>
          <table:table-cell office:value-type="float" office:value="0.000063062" calcext:value-type="float">
            <text:p>0,000063062</text:p>
          </table:table-cell>
          <table:table-cell office:value-type="float" office:value="0.000060619" calcext:value-type="float">
            <text:p>0,000060619</text:p>
          </table:table-cell>
          <table:table-cell office:value-type="float" office:value="0.00006144" calcext:value-type="float">
            <text:p>0,00006144</text:p>
          </table:table-cell>
          <table:table-cell office:value-type="float" office:value="0.000058132" calcext:value-type="float">
            <text:p>0,000058132</text:p>
          </table:table-cell>
          <table:table-cell office:value-type="float" office:value="0.000062515" calcext:value-type="float">
            <text:p>0,000062515</text:p>
          </table:table-cell>
          <table:table-cell office:value-type="float" office:value="0.00006442" calcext:value-type="float">
            <text:p>0,00006442</text:p>
          </table:table-cell>
          <table:table-cell office:value-type="float" office:value="0.00006099" calcext:value-type="float">
            <text:p>0,00006099</text:p>
          </table:table-cell>
          <table:table-cell office:value-type="float" office:value="0.000061408" calcext:value-type="float">
            <text:p>0,000061408</text:p>
          </table:table-cell>
        </table:table-row>
        <table:table-row table:style-name="ro1">
          <table:table-cell table:number-columns-repeated="10"/>
          <table:table-cell office:value-type="float" office:value="0.000058453" calcext:value-type="float">
            <text:p>0,000058453</text:p>
          </table:table-cell>
          <table:table-cell office:value-type="float" office:value="0.000057799" calcext:value-type="float">
            <text:p>0,000057799</text:p>
          </table:table-cell>
          <table:table-cell table:number-columns-repeated="2"/>
          <table:table-cell office:value-type="float" office:value="0.000062207" calcext:value-type="float">
            <text:p>0,000062207</text:p>
          </table:table-cell>
          <table:table-cell office:value-type="float" office:value="0.000062074" calcext:value-type="float">
            <text:p>0,000062074</text:p>
          </table:table-cell>
          <table:table-cell office:value-type="float" office:value="0.000073131" calcext:value-type="float">
            <text:p>0,000073131</text:p>
          </table:table-cell>
          <table:table-cell office:value-type="float" office:value="0.000070569" calcext:value-type="float">
            <text:p>0,000070569</text:p>
          </table:table-cell>
          <table:table-cell office:value-type="float" office:value="0.000077885" calcext:value-type="float">
            <text:p>0,000077885</text:p>
          </table:table-cell>
          <table:table-cell office:value-type="float" office:value="0.000061333" calcext:value-type="float">
            <text:p>0,000061333</text:p>
          </table:table-cell>
          <table:table-cell office:value-type="float" office:value="0.000079098" calcext:value-type="float">
            <text:p>0,000079098</text:p>
          </table:table-cell>
          <table:table-cell office:value-type="float" office:value="0.000060816" calcext:value-type="float">
            <text:p>0,000060816</text:p>
          </table:table-cell>
          <table:table-cell office:value-type="float" office:value="0.000058308" calcext:value-type="float">
            <text:p>0,000058308</text:p>
          </table:table-cell>
          <table:table-cell office:value-type="float" office:value="0.000063314" calcext:value-type="float">
            <text:p>0,000063314</text:p>
          </table:table-cell>
          <table:table-cell office:value-type="float" office:value="0.000062822" calcext:value-type="float">
            <text:p>0,000062822</text:p>
          </table:table-cell>
          <table:table-cell office:value-type="float" office:value="0.0000609" calcext:value-type="float">
            <text:p>0,0000609</text:p>
          </table:table-cell>
          <table:table-cell office:value-type="float" office:value="0.000077861" calcext:value-type="float">
            <text:p>0,000077861</text:p>
          </table:table-cell>
          <table:table-cell office:value-type="float" office:value="0.00006278" calcext:value-type="float">
            <text:p>0,00006278</text:p>
          </table:table-cell>
          <table:table-cell office:value-type="float" office:value="0.000062238" calcext:value-type="float">
            <text:p>0,000062238</text:p>
          </table:table-cell>
          <table:table-cell office:value-type="float" office:value="0.000057445" calcext:value-type="float">
            <text:p>0,000057445</text:p>
          </table:table-cell>
          <table:table-cell office:value-type="float" office:value="0.000063264" calcext:value-type="float">
            <text:p>0,000063264</text:p>
          </table:table-cell>
          <table:table-cell office:value-type="float" office:value="0.000056856" calcext:value-type="float">
            <text:p>0,000056856</text:p>
          </table:table-cell>
          <table:table-cell office:value-type="float" office:value="0.000060386" calcext:value-type="float">
            <text:p>0,000060386</text:p>
          </table:table-cell>
          <table:table-cell office:value-type="float" office:value="0.000041222" calcext:value-type="float">
            <text:p>0,000041222</text:p>
          </table:table-cell>
        </table:table-row>
        <table:table-row table:style-name="ro1">
          <table:table-cell table:number-columns-repeated="10"/>
          <table:table-cell office:value-type="float" office:value="0.000062618" calcext:value-type="float">
            <text:p>0,000062618</text:p>
          </table:table-cell>
          <table:table-cell office:value-type="float" office:value="0.00006153" calcext:value-type="float">
            <text:p>0,00006153</text:p>
          </table:table-cell>
          <table:table-cell table:number-columns-repeated="2"/>
          <table:table-cell office:value-type="float" office:value="0.000056912" calcext:value-type="float">
            <text:p>0,000056912</text:p>
          </table:table-cell>
          <table:table-cell office:value-type="float" office:value="0.000058939" calcext:value-type="float">
            <text:p>0,000058939</text:p>
          </table:table-cell>
          <table:table-cell office:value-type="float" office:value="0.000063013" calcext:value-type="float">
            <text:p>0,000063013</text:p>
          </table:table-cell>
          <table:table-cell office:value-type="float" office:value="0.000061763" calcext:value-type="float">
            <text:p>0,000061763</text:p>
          </table:table-cell>
          <table:table-cell office:value-type="float" office:value="0.000062373" calcext:value-type="float">
            <text:p>0,000062373</text:p>
          </table:table-cell>
          <table:table-cell office:value-type="float" office:value="0.00005745" calcext:value-type="float">
            <text:p>0,00005745</text:p>
          </table:table-cell>
          <table:table-cell office:value-type="float" office:value="0.000061594" calcext:value-type="float">
            <text:p>0,000061594</text:p>
          </table:table-cell>
          <table:table-cell office:value-type="float" office:value="0.000062968" calcext:value-type="float">
            <text:p>0,000062968</text:p>
          </table:table-cell>
          <table:table-cell office:value-type="float" office:value="0.000081457" calcext:value-type="float">
            <text:p>0,000081457</text:p>
          </table:table-cell>
          <table:table-cell office:value-type="float" office:value="0.000065582" calcext:value-type="float">
            <text:p>0,000065582</text:p>
          </table:table-cell>
          <table:table-cell office:value-type="float" office:value="0.00007385" calcext:value-type="float">
            <text:p>0,00007385</text:p>
          </table:table-cell>
          <table:table-cell office:value-type="float" office:value="0.000040667" calcext:value-type="float">
            <text:p>0,000040667</text:p>
          </table:table-cell>
          <table:table-cell office:value-type="float" office:value="0.000042893" calcext:value-type="float">
            <text:p>0,000042893</text:p>
          </table:table-cell>
          <table:table-cell office:value-type="float" office:value="0.00004236" calcext:value-type="float">
            <text:p>0,00004236</text:p>
          </table:table-cell>
          <table:table-cell office:value-type="float" office:value="0.00004681" calcext:value-type="float">
            <text:p>0,00004681</text:p>
          </table:table-cell>
          <table:table-cell office:value-type="float" office:value="0.000037565" calcext:value-type="float">
            <text:p>0,000037565</text:p>
          </table:table-cell>
          <table:table-cell office:value-type="float" office:value="0.000051134" calcext:value-type="float">
            <text:p>0,000051134</text:p>
          </table:table-cell>
          <table:table-cell office:value-type="float" office:value="0.000044756" calcext:value-type="float">
            <text:p>0,000044756</text:p>
          </table:table-cell>
          <table:table-cell office:value-type="float" office:value="0.000070355" calcext:value-type="float">
            <text:p>0,000070355</text:p>
          </table:table-cell>
          <table:table-cell office:value-type="float" office:value="0.000056221" calcext:value-type="float">
            <text:p>0,000056221</text:p>
          </table:table-cell>
        </table:table-row>
        <table:table-row table:style-name="ro1">
          <table:table-cell table:number-columns-repeated="10"/>
          <table:table-cell office:value-type="float" office:value="0.000058256" calcext:value-type="float">
            <text:p>0,000058256</text:p>
          </table:table-cell>
          <table:table-cell office:value-type="float" office:value="0.000061332" calcext:value-type="float">
            <text:p>0,000061332</text:p>
          </table:table-cell>
          <table:table-cell table:number-columns-repeated="2"/>
          <table:table-cell office:value-type="float" office:value="0.000063437" calcext:value-type="float">
            <text:p>0,000063437</text:p>
          </table:table-cell>
          <table:table-cell office:value-type="float" office:value="0.000062665" calcext:value-type="float">
            <text:p>0,000062665</text:p>
          </table:table-cell>
          <table:table-cell office:value-type="float" office:value="0.000056181" calcext:value-type="float">
            <text:p>0,000056181</text:p>
          </table:table-cell>
          <table:table-cell office:value-type="float" office:value="0.000061946" calcext:value-type="float">
            <text:p>0,000061946</text:p>
          </table:table-cell>
          <table:table-cell office:value-type="float" office:value="0.000057736" calcext:value-type="float">
            <text:p>0,000057736</text:p>
          </table:table-cell>
          <table:table-cell office:value-type="float" office:value="0.000063255" calcext:value-type="float">
            <text:p>0,000063255</text:p>
          </table:table-cell>
          <table:table-cell office:value-type="float" office:value="0.000063001" calcext:value-type="float">
            <text:p>0,000063001</text:p>
          </table:table-cell>
          <table:table-cell office:value-type="float" office:value="0.000064208" calcext:value-type="float">
            <text:p>0,000064208</text:p>
          </table:table-cell>
          <table:table-cell office:value-type="float" office:value="0.000060966" calcext:value-type="float">
            <text:p>0,000060966</text:p>
          </table:table-cell>
          <table:table-cell office:value-type="float" office:value="0.000060818" calcext:value-type="float">
            <text:p>0,000060818</text:p>
          </table:table-cell>
          <table:table-cell office:value-type="float" office:value="0.000037503" calcext:value-type="float">
            <text:p>0,000037503</text:p>
          </table:table-cell>
          <table:table-cell office:value-type="float" office:value="0.000054163" calcext:value-type="float">
            <text:p>0,000054163</text:p>
          </table:table-cell>
          <table:table-cell office:value-type="float" office:value="0.000049421" calcext:value-type="float">
            <text:p>0,000049421</text:p>
          </table:table-cell>
          <table:table-cell office:value-type="float" office:value="0.00004255" calcext:value-type="float">
            <text:p>0,00004255</text:p>
          </table:table-cell>
          <table:table-cell office:value-type="float" office:value="0.000065954" calcext:value-type="float">
            <text:p>0,000065954</text:p>
          </table:table-cell>
          <table:table-cell office:value-type="float" office:value="0.000053594" calcext:value-type="float">
            <text:p>0,000053594</text:p>
          </table:table-cell>
          <table:table-cell office:value-type="float" office:value="0.000075256" calcext:value-type="float">
            <text:p>0,000075256</text:p>
          </table:table-cell>
          <table:table-cell office:value-type="float" office:value="0.000063058" calcext:value-type="float">
            <text:p>0,000063058</text:p>
          </table:table-cell>
          <table:table-cell office:value-type="float" office:value="0.000051747" calcext:value-type="float">
            <text:p>0,000051747</text:p>
          </table:table-cell>
          <table:table-cell office:value-type="float" office:value="0.000067646" calcext:value-type="float">
            <text:p>0,000067646</text:p>
          </table:table-cell>
        </table:table-row>
        <table:table-row table:style-name="ro1">
          <table:table-cell table:number-columns-repeated="10"/>
          <table:table-cell office:value-type="float" office:value="0.000060842" calcext:value-type="float">
            <text:p>0,000060842</text:p>
          </table:table-cell>
          <table:table-cell office:value-type="float" office:value="0.000055044" calcext:value-type="float">
            <text:p>0,000055044</text:p>
          </table:table-cell>
          <table:table-cell table:number-columns-repeated="2"/>
          <table:table-cell office:value-type="float" office:value="0.000057591" calcext:value-type="float">
            <text:p>0,000057591</text:p>
          </table:table-cell>
          <table:table-cell office:value-type="float" office:value="0.000054921" calcext:value-type="float">
            <text:p>0,000054921</text:p>
          </table:table-cell>
          <table:table-cell office:value-type="float" office:value="0.000063566" calcext:value-type="float">
            <text:p>0,000063566</text:p>
          </table:table-cell>
          <table:table-cell office:value-type="float" office:value="0.000078731" calcext:value-type="float">
            <text:p>0,000078731</text:p>
          </table:table-cell>
          <table:table-cell office:value-type="float" office:value="0.000061051" calcext:value-type="float">
            <text:p>0,000061051</text:p>
          </table:table-cell>
          <table:table-cell office:value-type="float" office:value="0.000082136" calcext:value-type="float">
            <text:p>0,000082136</text:p>
          </table:table-cell>
          <table:table-cell office:value-type="float" office:value="0.000080923" calcext:value-type="float">
            <text:p>0,000080923</text:p>
          </table:table-cell>
          <table:table-cell office:value-type="float" office:value="0.00006509" calcext:value-type="float">
            <text:p>0,00006509</text:p>
          </table:table-cell>
          <table:table-cell office:value-type="float" office:value="0.000058227" calcext:value-type="float">
            <text:p>0,000058227</text:p>
          </table:table-cell>
          <table:table-cell office:value-type="float" office:value="0.000062606" calcext:value-type="float">
            <text:p>0,000062606</text:p>
          </table:table-cell>
          <table:table-cell office:value-type="float" office:value="0.000053784" calcext:value-type="float">
            <text:p>0,000053784</text:p>
          </table:table-cell>
          <table:table-cell office:value-type="float" office:value="0.000050578" calcext:value-type="float">
            <text:p>0,000050578</text:p>
          </table:table-cell>
          <table:table-cell office:value-type="float" office:value="0.000051829" calcext:value-type="float">
            <text:p>0,000051829</text:p>
          </table:table-cell>
          <table:table-cell office:value-type="float" office:value="0.000053494" calcext:value-type="float">
            <text:p>0,000053494</text:p>
          </table:table-cell>
          <table:table-cell office:value-type="float" office:value="0.000039189" calcext:value-type="float">
            <text:p>0,000039189</text:p>
          </table:table-cell>
          <table:table-cell office:value-type="float" office:value="0.000044125" calcext:value-type="float">
            <text:p>0,000044125</text:p>
          </table:table-cell>
          <table:table-cell office:value-type="float" office:value="0.000036625" calcext:value-type="float">
            <text:p>0,000036625</text:p>
          </table:table-cell>
          <table:table-cell office:value-type="float" office:value="0.000045682" calcext:value-type="float">
            <text:p>0,000045682</text:p>
          </table:table-cell>
          <table:table-cell office:value-type="float" office:value="0.000048383" calcext:value-type="float">
            <text:p>0,000048383</text:p>
          </table:table-cell>
          <table:table-cell office:value-type="float" office:value="0.000048844" calcext:value-type="float">
            <text:p>0,000048844</text:p>
          </table:table-cell>
        </table:table-row>
        <table:table-row table:style-name="ro1">
          <table:table-cell table:number-columns-repeated="10"/>
          <table:table-cell office:value-type="float" office:value="0.000067209" calcext:value-type="float">
            <text:p>0,000067209</text:p>
          </table:table-cell>
          <table:table-cell office:value-type="float" office:value="0.000060968" calcext:value-type="float">
            <text:p>0,000060968</text:p>
          </table:table-cell>
          <table:table-cell table:number-columns-repeated="2"/>
          <table:table-cell office:value-type="float" office:value="0.000058173" calcext:value-type="float">
            <text:p>0,000058173</text:p>
          </table:table-cell>
          <table:table-cell office:value-type="float" office:value="0.000057513" calcext:value-type="float">
            <text:p>0,000057513</text:p>
          </table:table-cell>
          <table:table-cell office:value-type="float" office:value="0.000060999" calcext:value-type="float">
            <text:p>0,000060999</text:p>
          </table:table-cell>
          <table:table-cell office:value-type="float" office:value="0.000065441" calcext:value-type="float">
            <text:p>0,000065441</text:p>
          </table:table-cell>
          <table:table-cell office:value-type="float" office:value="0.000057811" calcext:value-type="float">
            <text:p>0,000057811</text:p>
          </table:table-cell>
          <table:table-cell office:value-type="float" office:value="0.000061969" calcext:value-type="float">
            <text:p>0,000061969</text:p>
          </table:table-cell>
          <table:table-cell office:value-type="float" office:value="0.000063452" calcext:value-type="float">
            <text:p>0,000063452</text:p>
          </table:table-cell>
          <table:table-cell office:value-type="float" office:value="0.000059452" calcext:value-type="float">
            <text:p>0,000059452</text:p>
          </table:table-cell>
          <table:table-cell office:value-type="float" office:value="0.000066685" calcext:value-type="float">
            <text:p>0,000066685</text:p>
          </table:table-cell>
          <table:table-cell office:value-type="float" office:value="0.000062169" calcext:value-type="float">
            <text:p>0,000062169</text:p>
          </table:table-cell>
          <table:table-cell office:value-type="float" office:value="0.000038977" calcext:value-type="float">
            <text:p>0,000038977</text:p>
          </table:table-cell>
          <table:table-cell office:value-type="float" office:value="0.000035638" calcext:value-type="float">
            <text:p>0,000035638</text:p>
          </table:table-cell>
          <table:table-cell office:value-type="float" office:value="0.000039599" calcext:value-type="float">
            <text:p>0,000039599</text:p>
          </table:table-cell>
          <table:table-cell office:value-type="float" office:value="0.000051508" calcext:value-type="float">
            <text:p>0,000051508</text:p>
          </table:table-cell>
          <table:table-cell office:value-type="float" office:value="0.000055451" calcext:value-type="float">
            <text:p>0,000055451</text:p>
          </table:table-cell>
          <table:table-cell office:value-type="float" office:value="0.000038803" calcext:value-type="float">
            <text:p>0,000038803</text:p>
          </table:table-cell>
          <table:table-cell office:value-type="float" office:value="0.000066278" calcext:value-type="float">
            <text:p>0,000066278</text:p>
          </table:table-cell>
          <table:table-cell office:value-type="float" office:value="0.000057514" calcext:value-type="float">
            <text:p>0,000057514</text:p>
          </table:table-cell>
          <table:table-cell office:value-type="float" office:value="0.000036291" calcext:value-type="float">
            <text:p>0,000036291</text:p>
          </table:table-cell>
          <table:table-cell office:value-type="float" office:value="0.000054787" calcext:value-type="float">
            <text:p>0,000054787</text:p>
          </table:table-cell>
        </table:table-row>
        <table:table-row table:style-name="ro1">
          <table:table-cell table:number-columns-repeated="10"/>
          <table:table-cell office:value-type="float" office:value="0.000061053" calcext:value-type="float">
            <text:p>0,000061053</text:p>
          </table:table-cell>
          <table:table-cell office:value-type="float" office:value="0.000059799" calcext:value-type="float">
            <text:p>0,000059799</text:p>
          </table:table-cell>
          <table:table-cell table:number-columns-repeated="2"/>
          <table:table-cell office:value-type="float" office:value="0.000058877" calcext:value-type="float">
            <text:p>0,000058877</text:p>
          </table:table-cell>
          <table:table-cell office:value-type="float" office:value="0.000057401" calcext:value-type="float">
            <text:p>0,000057401</text:p>
          </table:table-cell>
          <table:table-cell office:value-type="float" office:value="0.00005675" calcext:value-type="float">
            <text:p>0,00005675</text:p>
          </table:table-cell>
          <table:table-cell office:value-type="float" office:value="0.000062941" calcext:value-type="float">
            <text:p>0,000062941</text:p>
          </table:table-cell>
          <table:table-cell office:value-type="float" office:value="0.00006075" calcext:value-type="float">
            <text:p>0,00006075</text:p>
          </table:table-cell>
          <table:table-cell office:value-type="float" office:value="0.000062572" calcext:value-type="float">
            <text:p>0,000062572</text:p>
          </table:table-cell>
          <table:table-cell office:value-type="float" office:value="0.000052756" calcext:value-type="float">
            <text:p>0,000052756</text:p>
          </table:table-cell>
          <table:table-cell office:value-type="float" office:value="0.000037904" calcext:value-type="float">
            <text:p>0,000037904</text:p>
          </table:table-cell>
          <table:table-cell office:value-type="float" office:value="0.000053765" calcext:value-type="float">
            <text:p>0,000053765</text:p>
          </table:table-cell>
          <table:table-cell office:value-type="float" office:value="0.000039123" calcext:value-type="float">
            <text:p>0,000039123</text:p>
          </table:table-cell>
          <table:table-cell office:value-type="float" office:value="0.000036889" calcext:value-type="float">
            <text:p>0,000036889</text:p>
          </table:table-cell>
          <table:table-cell office:value-type="float" office:value="0.000043722" calcext:value-type="float">
            <text:p>0,000043722</text:p>
          </table:table-cell>
          <table:table-cell office:value-type="float" office:value="0.000043869" calcext:value-type="float">
            <text:p>0,000043869</text:p>
          </table:table-cell>
          <table:table-cell office:value-type="float" office:value="0.000040856" calcext:value-type="float">
            <text:p>0,000040856</text:p>
          </table:table-cell>
          <table:table-cell office:value-type="float" office:value="0.000054333" calcext:value-type="float">
            <text:p>0,000054333</text:p>
          </table:table-cell>
          <table:table-cell office:value-type="float" office:value="0.000057313" calcext:value-type="float">
            <text:p>0,000057313</text:p>
          </table:table-cell>
          <table:table-cell office:value-type="float" office:value="0.000052115" calcext:value-type="float">
            <text:p>0,000052115</text:p>
          </table:table-cell>
          <table:table-cell office:value-type="float" office:value="0.000054338" calcext:value-type="float">
            <text:p>0,000054338</text:p>
          </table:table-cell>
          <table:table-cell office:value-type="float" office:value="0.000049122" calcext:value-type="float">
            <text:p>0,000049122</text:p>
          </table:table-cell>
          <table:table-cell office:value-type="float" office:value="0.000055552" calcext:value-type="float">
            <text:p>0,000055552</text:p>
          </table:table-cell>
        </table:table-row>
        <table:table-row table:style-name="ro1">
          <table:table-cell table:number-columns-repeated="10"/>
          <table:table-cell office:value-type="float" office:value="0.000061219" calcext:value-type="float">
            <text:p>0,000061219</text:p>
          </table:table-cell>
          <table:table-cell office:value-type="float" office:value="0.000063371" calcext:value-type="float">
            <text:p>0,000063371</text:p>
          </table:table-cell>
          <table:table-cell table:number-columns-repeated="2"/>
          <table:table-cell office:value-type="float" office:value="0.000043646" calcext:value-type="float">
            <text:p>0,000043646</text:p>
          </table:table-cell>
          <table:table-cell office:value-type="float" office:value="0.000052518" calcext:value-type="float">
            <text:p>0,000052518</text:p>
          </table:table-cell>
          <table:table-cell office:value-type="float" office:value="0.00003731" calcext:value-type="float">
            <text:p>0,00003731</text:p>
          </table:table-cell>
          <table:table-cell office:value-type="float" office:value="0.000056598" calcext:value-type="float">
            <text:p>0,000056598</text:p>
          </table:table-cell>
          <table:table-cell office:value-type="float" office:value="0.000075497" calcext:value-type="float">
            <text:p>0,000075497</text:p>
          </table:table-cell>
          <table:table-cell office:value-type="float" office:value="0.000058804" calcext:value-type="float">
            <text:p>0,000058804</text:p>
          </table:table-cell>
          <table:table-cell office:value-type="float" office:value="0.000056727" calcext:value-type="float">
            <text:p>0,000056727</text:p>
          </table:table-cell>
          <table:table-cell office:value-type="float" office:value="0.00005842" calcext:value-type="float">
            <text:p>0,00005842</text:p>
          </table:table-cell>
          <table:table-cell office:value-type="float" office:value="0.000057213" calcext:value-type="float">
            <text:p>0,000057213</text:p>
          </table:table-cell>
          <table:table-cell office:value-type="float" office:value="0.000054374" calcext:value-type="float">
            <text:p>0,000054374</text:p>
          </table:table-cell>
          <table:table-cell office:value-type="float" office:value="0.000047522" calcext:value-type="float">
            <text:p>0,000047522</text:p>
          </table:table-cell>
          <table:table-cell office:value-type="float" office:value="0.00004732" calcext:value-type="float">
            <text:p>0,00004732</text:p>
          </table:table-cell>
          <table:table-cell office:value-type="float" office:value="0.000061023" calcext:value-type="float">
            <text:p>0,000061023</text:p>
          </table:table-cell>
          <table:table-cell office:value-type="float" office:value="0.000040265" calcext:value-type="float">
            <text:p>0,000040265</text:p>
          </table:table-cell>
          <table:table-cell office:value-type="float" office:value="0.000040127" calcext:value-type="float">
            <text:p>0,000040127</text:p>
          </table:table-cell>
          <table:table-cell office:value-type="float" office:value="0.000063827" calcext:value-type="float">
            <text:p>0,000063827</text:p>
          </table:table-cell>
          <table:table-cell office:value-type="float" office:value="0.00005395" calcext:value-type="float">
            <text:p>0,00005395</text:p>
          </table:table-cell>
          <table:table-cell office:value-type="float" office:value="0.000040205" calcext:value-type="float">
            <text:p>0,000040205</text:p>
          </table:table-cell>
          <table:table-cell office:value-type="float" office:value="0.000048171" calcext:value-type="float">
            <text:p>0,000048171</text:p>
          </table:table-cell>
          <table:table-cell office:value-type="float" office:value="0.000051989" calcext:value-type="float">
            <text:p>0,000051989</text:p>
          </table:table-cell>
        </table:table-row>
        <table:table-row table:style-name="ro1">
          <table:table-cell table:number-columns-repeated="10"/>
          <table:table-cell office:value-type="float" office:value="0.000078155" calcext:value-type="float">
            <text:p>0,000078155</text:p>
          </table:table-cell>
          <table:table-cell office:value-type="float" office:value="0.000062606" calcext:value-type="float">
            <text:p>0,000062606</text:p>
          </table:table-cell>
          <table:table-cell table:number-columns-repeated="2"/>
          <table:table-cell office:value-type="float" office:value="0.000054733" calcext:value-type="float">
            <text:p>0,000054733</text:p>
          </table:table-cell>
          <table:table-cell office:value-type="float" office:value="0.000061014" calcext:value-type="float">
            <text:p>0,000061014</text:p>
          </table:table-cell>
          <table:table-cell office:value-type="float" office:value="0.000063589" calcext:value-type="float">
            <text:p>0,000063589</text:p>
          </table:table-cell>
          <table:table-cell office:value-type="float" office:value="0.000083574" calcext:value-type="float">
            <text:p>0,000083574</text:p>
          </table:table-cell>
          <table:table-cell office:value-type="float" office:value="0.000064158" calcext:value-type="float">
            <text:p>0,000064158</text:p>
          </table:table-cell>
          <table:table-cell office:value-type="float" office:value="0.000074974" calcext:value-type="float">
            <text:p>0,000074974</text:p>
          </table:table-cell>
          <table:table-cell office:value-type="float" office:value="0.000062502" calcext:value-type="float">
            <text:p>0,000062502</text:p>
          </table:table-cell>
          <table:table-cell office:value-type="float" office:value="0.000059891" calcext:value-type="float">
            <text:p>0,000059891</text:p>
          </table:table-cell>
          <table:table-cell office:value-type="float" office:value="0.000076322" calcext:value-type="float">
            <text:p>0,000076322</text:p>
          </table:table-cell>
          <table:table-cell office:value-type="float" office:value="0.000059787" calcext:value-type="float">
            <text:p>0,000059787</text:p>
          </table:table-cell>
          <table:table-cell office:value-type="float" office:value="0.000047107" calcext:value-type="float">
            <text:p>0,000047107</text:p>
          </table:table-cell>
          <table:table-cell office:value-type="float" office:value="0.000051602" calcext:value-type="float">
            <text:p>0,000051602</text:p>
          </table:table-cell>
          <table:table-cell office:value-type="float" office:value="0.000037553" calcext:value-type="float">
            <text:p>0,000037553</text:p>
          </table:table-cell>
          <table:table-cell office:value-type="float" office:value="0.000036903" calcext:value-type="float">
            <text:p>0,000036903</text:p>
          </table:table-cell>
          <table:table-cell office:value-type="float" office:value="0.000038668" calcext:value-type="float">
            <text:p>0,000038668</text:p>
          </table:table-cell>
          <table:table-cell office:value-type="float" office:value="0.00003878" calcext:value-type="float">
            <text:p>0,00003878</text:p>
          </table:table-cell>
          <table:table-cell office:value-type="float" office:value="0.000045907" calcext:value-type="float">
            <text:p>0,000045907</text:p>
          </table:table-cell>
          <table:table-cell office:value-type="float" office:value="0.000052296" calcext:value-type="float">
            <text:p>0,000052296</text:p>
          </table:table-cell>
          <table:table-cell office:value-type="float" office:value="0.000041138" calcext:value-type="float">
            <text:p>0,000041138</text:p>
          </table:table-cell>
          <table:table-cell office:value-type="float" office:value="0.000039981" calcext:value-type="float">
            <text:p>0,000039981</text:p>
          </table:table-cell>
        </table:table-row>
        <table:table-row table:style-name="ro1">
          <table:table-cell table:number-columns-repeated="10"/>
          <table:table-cell office:value-type="float" office:value="0.0000584" calcext:value-type="float">
            <text:p>0,0000584</text:p>
          </table:table-cell>
          <table:table-cell office:value-type="float" office:value="0.000056156" calcext:value-type="float">
            <text:p>0,000056156</text:p>
          </table:table-cell>
          <table:table-cell table:number-columns-repeated="2"/>
          <table:table-cell office:value-type="float" office:value="0.00006226" calcext:value-type="float">
            <text:p>0,00006226</text:p>
          </table:table-cell>
          <table:table-cell office:value-type="float" office:value="0.00005431" calcext:value-type="float">
            <text:p>0,00005431</text:p>
          </table:table-cell>
          <table:table-cell office:value-type="float" office:value="0.000058287" calcext:value-type="float">
            <text:p>0,000058287</text:p>
          </table:table-cell>
          <table:table-cell office:value-type="float" office:value="0.00005712" calcext:value-type="float">
            <text:p>0,00005712</text:p>
          </table:table-cell>
          <table:table-cell office:value-type="float" office:value="0.000062662" calcext:value-type="float">
            <text:p>0,000062662</text:p>
          </table:table-cell>
          <table:table-cell office:value-type="float" office:value="0.000057827" calcext:value-type="float">
            <text:p>0,000057827</text:p>
          </table:table-cell>
          <table:table-cell office:value-type="float" office:value="0.000063436" calcext:value-type="float">
            <text:p>0,000063436</text:p>
          </table:table-cell>
          <table:table-cell office:value-type="float" office:value="0.000057352" calcext:value-type="float">
            <text:p>0,000057352</text:p>
          </table:table-cell>
          <table:table-cell office:value-type="float" office:value="0.000057866" calcext:value-type="float">
            <text:p>0,000057866</text:p>
          </table:table-cell>
          <table:table-cell office:value-type="float" office:value="0.000062426" calcext:value-type="float">
            <text:p>0,000062426</text:p>
          </table:table-cell>
          <table:table-cell office:value-type="float" office:value="0.00006806" calcext:value-type="float">
            <text:p>0,00006806</text:p>
          </table:table-cell>
          <table:table-cell office:value-type="float" office:value="0.000059732" calcext:value-type="float">
            <text:p>0,000059732</text:p>
          </table:table-cell>
          <table:table-cell office:value-type="float" office:value="0.000041059" calcext:value-type="float">
            <text:p>0,000041059</text:p>
          </table:table-cell>
          <table:table-cell office:value-type="float" office:value="0.000041916" calcext:value-type="float">
            <text:p>0,000041916</text:p>
          </table:table-cell>
          <table:table-cell office:value-type="float" office:value="0.000056094" calcext:value-type="float">
            <text:p>0,000056094</text:p>
          </table:table-cell>
          <table:table-cell office:value-type="float" office:value="0.000040873" calcext:value-type="float">
            <text:p>0,000040873</text:p>
          </table:table-cell>
          <table:table-cell office:value-type="float" office:value="0.000043202" calcext:value-type="float">
            <text:p>0,000043202</text:p>
          </table:table-cell>
          <table:table-cell office:value-type="float" office:value="0.000046891" calcext:value-type="float">
            <text:p>0,000046891</text:p>
          </table:table-cell>
          <table:table-cell office:value-type="float" office:value="0.000046209" calcext:value-type="float">
            <text:p>0,000046209</text:p>
          </table:table-cell>
          <table:table-cell office:value-type="float" office:value="0.000043124" calcext:value-type="float">
            <text:p>0,000043124</text:p>
          </table:table-cell>
        </table:table-row>
        <table:table-row table:style-name="ro1">
          <table:table-cell table:number-columns-repeated="10"/>
          <table:table-cell office:value-type="float" office:value="0.000063985" calcext:value-type="float">
            <text:p>0,000063985</text:p>
          </table:table-cell>
          <table:table-cell office:value-type="float" office:value="0.000054797" calcext:value-type="float">
            <text:p>0,000054797</text:p>
          </table:table-cell>
          <table:table-cell table:number-columns-repeated="2"/>
          <table:table-cell office:value-type="float" office:value="0.000063264" calcext:value-type="float">
            <text:p>0,000063264</text:p>
          </table:table-cell>
          <table:table-cell office:value-type="float" office:value="0.000065652" calcext:value-type="float">
            <text:p>0,000065652</text:p>
          </table:table-cell>
          <table:table-cell office:value-type="float" office:value="0.000061714" calcext:value-type="float">
            <text:p>0,000061714</text:p>
          </table:table-cell>
          <table:table-cell office:value-type="float" office:value="0.000064851" calcext:value-type="float">
            <text:p>0,000064851</text:p>
          </table:table-cell>
          <table:table-cell office:value-type="float" office:value="0.000066989" calcext:value-type="float">
            <text:p>0,000066989</text:p>
          </table:table-cell>
          <table:table-cell office:value-type="float" office:value="0.000061524" calcext:value-type="float">
            <text:p>0,000061524</text:p>
          </table:table-cell>
          <table:table-cell office:value-type="float" office:value="0.000056621" calcext:value-type="float">
            <text:p>0,000056621</text:p>
          </table:table-cell>
          <table:table-cell office:value-type="float" office:value="0.000062304" calcext:value-type="float">
            <text:p>0,000062304</text:p>
          </table:table-cell>
          <table:table-cell office:value-type="float" office:value="0.000065867" calcext:value-type="float">
            <text:p>0,000065867</text:p>
          </table:table-cell>
          <table:table-cell office:value-type="float" office:value="0.000059072" calcext:value-type="float">
            <text:p>0,000059072</text:p>
          </table:table-cell>
          <table:table-cell office:value-type="float" office:value="0.000066797" calcext:value-type="float">
            <text:p>0,000066797</text:p>
          </table:table-cell>
          <table:table-cell office:value-type="float" office:value="0.000067866" calcext:value-type="float">
            <text:p>0,000067866</text:p>
          </table:table-cell>
          <table:table-cell office:value-type="float" office:value="0.000074592" calcext:value-type="float">
            <text:p>0,000074592</text:p>
          </table:table-cell>
          <table:table-cell office:value-type="float" office:value="0.000053875" calcext:value-type="float">
            <text:p>0,000053875</text:p>
          </table:table-cell>
          <table:table-cell office:value-type="float" office:value="0.000062426" calcext:value-type="float">
            <text:p>0,000062426</text:p>
          </table:table-cell>
          <table:table-cell office:value-type="float" office:value="0.000043603" calcext:value-type="float">
            <text:p>0,000043603</text:p>
          </table:table-cell>
          <table:table-cell office:value-type="float" office:value="0.000056244" calcext:value-type="float">
            <text:p>0,000056244</text:p>
          </table:table-cell>
          <table:table-cell office:value-type="float" office:value="0.000069626" calcext:value-type="float">
            <text:p>0,000069626</text:p>
          </table:table-cell>
          <table:table-cell office:value-type="float" office:value="0.000044935" calcext:value-type="float">
            <text:p>0,000044935</text:p>
          </table:table-cell>
          <table:table-cell office:value-type="float" office:value="0.000039661" calcext:value-type="float">
            <text:p>0,000039661</text:p>
          </table:table-cell>
        </table:table-row>
        <table:table-row table:style-name="ro1">
          <table:table-cell table:number-columns-repeated="10"/>
          <table:table-cell office:value-type="float" office:value="0.000063195" calcext:value-type="float">
            <text:p>0,000063195</text:p>
          </table:table-cell>
          <table:table-cell office:value-type="float" office:value="0.000065608" calcext:value-type="float">
            <text:p>0,000065608</text:p>
          </table:table-cell>
          <table:table-cell table:number-columns-repeated="2"/>
          <table:table-cell office:value-type="float" office:value="0.000064651" calcext:value-type="float">
            <text:p>0,000064651</text:p>
          </table:table-cell>
          <table:table-cell office:value-type="float" office:value="0.000063172" calcext:value-type="float">
            <text:p>0,000063172</text:p>
          </table:table-cell>
          <table:table-cell office:value-type="float" office:value="0.000072566" calcext:value-type="float">
            <text:p>0,000072566</text:p>
          </table:table-cell>
          <table:table-cell office:value-type="float" office:value="0.00006407" calcext:value-type="float">
            <text:p>0,00006407</text:p>
          </table:table-cell>
          <table:table-cell office:value-type="float" office:value="0.000078574" calcext:value-type="float">
            <text:p>0,000078574</text:p>
          </table:table-cell>
          <table:table-cell office:value-type="float" office:value="0.000062714" calcext:value-type="float">
            <text:p>0,000062714</text:p>
          </table:table-cell>
          <table:table-cell office:value-type="float" office:value="0.000061885" calcext:value-type="float">
            <text:p>0,000061885</text:p>
          </table:table-cell>
          <table:table-cell office:value-type="float" office:value="0.000062062" calcext:value-type="float">
            <text:p>0,000062062</text:p>
          </table:table-cell>
          <table:table-cell office:value-type="float" office:value="0.000059848" calcext:value-type="float">
            <text:p>0,000059848</text:p>
          </table:table-cell>
          <table:table-cell office:value-type="float" office:value="0.000075997" calcext:value-type="float">
            <text:p>0,000075997</text:p>
          </table:table-cell>
          <table:table-cell office:value-type="float" office:value="0.000034908" calcext:value-type="float">
            <text:p>0,000034908</text:p>
          </table:table-cell>
          <table:table-cell office:value-type="float" office:value="0.000053393" calcext:value-type="float">
            <text:p>0,000053393</text:p>
          </table:table-cell>
          <table:table-cell office:value-type="float" office:value="0.000063274" calcext:value-type="float">
            <text:p>0,000063274</text:p>
          </table:table-cell>
          <table:table-cell office:value-type="float" office:value="0.000060327" calcext:value-type="float">
            <text:p>0,000060327</text:p>
          </table:table-cell>
          <table:table-cell office:value-type="float" office:value="0.000063597" calcext:value-type="float">
            <text:p>0,000063597</text:p>
          </table:table-cell>
          <table:table-cell office:value-type="float" office:value="0.000053015" calcext:value-type="float">
            <text:p>0,000053015</text:p>
          </table:table-cell>
          <table:table-cell office:value-type="float" office:value="0.000056096" calcext:value-type="float">
            <text:p>0,000056096</text:p>
          </table:table-cell>
          <table:table-cell office:value-type="float" office:value="0.000068887" calcext:value-type="float">
            <text:p>0,000068887</text:p>
          </table:table-cell>
          <table:table-cell office:value-type="float" office:value="0.000055566" calcext:value-type="float">
            <text:p>0,000055566</text:p>
          </table:table-cell>
          <table:table-cell office:value-type="float" office:value="0.000043228" calcext:value-type="float">
            <text:p>0,000043228</text:p>
          </table:table-cell>
        </table:table-row>
        <table:table-row table:style-name="ro1">
          <table:table-cell table:number-columns-repeated="10"/>
          <table:table-cell office:value-type="float" office:value="0.000056993" calcext:value-type="float">
            <text:p>0,000056993</text:p>
          </table:table-cell>
          <table:table-cell office:value-type="float" office:value="0.000066038" calcext:value-type="float">
            <text:p>0,000066038</text:p>
          </table:table-cell>
          <table:table-cell table:number-columns-repeated="2"/>
          <table:table-cell office:value-type="float" office:value="0.000059341" calcext:value-type="float">
            <text:p>0,000059341</text:p>
          </table:table-cell>
          <table:table-cell office:value-type="float" office:value="0.000109599" calcext:value-type="float">
            <text:p>0,000109599</text:p>
          </table:table-cell>
          <table:table-cell office:value-type="float" office:value="0.000078667" calcext:value-type="float">
            <text:p>0,000078667</text:p>
          </table:table-cell>
          <table:table-cell office:value-type="float" office:value="0.000063491" calcext:value-type="float">
            <text:p>0,000063491</text:p>
          </table:table-cell>
          <table:table-cell office:value-type="float" office:value="0.000067923" calcext:value-type="float">
            <text:p>0,000067923</text:p>
          </table:table-cell>
          <table:table-cell office:value-type="float" office:value="0.000058662" calcext:value-type="float">
            <text:p>0,000058662</text:p>
          </table:table-cell>
          <table:table-cell office:value-type="float" office:value="0.000060062" calcext:value-type="float">
            <text:p>0,000060062</text:p>
          </table:table-cell>
          <table:table-cell office:value-type="float" office:value="0.000061939" calcext:value-type="float">
            <text:p>0,000061939</text:p>
          </table:table-cell>
          <table:table-cell office:value-type="float" office:value="0.000056734" calcext:value-type="float">
            <text:p>0,000056734</text:p>
          </table:table-cell>
          <table:table-cell office:value-type="float" office:value="0.000064507" calcext:value-type="float">
            <text:p>0,000064507</text:p>
          </table:table-cell>
          <table:table-cell office:value-type="float" office:value="0.0000509" calcext:value-type="float">
            <text:p>0,0000509</text:p>
          </table:table-cell>
          <table:table-cell office:value-type="float" office:value="0.000063298" calcext:value-type="float">
            <text:p>0,000063298</text:p>
          </table:table-cell>
          <table:table-cell office:value-type="float" office:value="0.000049419" calcext:value-type="float">
            <text:p>0,000049419</text:p>
          </table:table-cell>
          <table:table-cell office:value-type="float" office:value="0.000038123" calcext:value-type="float">
            <text:p>0,000038123</text:p>
          </table:table-cell>
          <table:table-cell office:value-type="float" office:value="0.000042244" calcext:value-type="float">
            <text:p>0,000042244</text:p>
          </table:table-cell>
          <table:table-cell office:value-type="float" office:value="0.000061495" calcext:value-type="float">
            <text:p>0,000061495</text:p>
          </table:table-cell>
          <table:table-cell office:value-type="float" office:value="0.000061574" calcext:value-type="float">
            <text:p>0,000061574</text:p>
          </table:table-cell>
          <table:table-cell office:value-type="float" office:value="0.000051077" calcext:value-type="float">
            <text:p>0,000051077</text:p>
          </table:table-cell>
          <table:table-cell office:value-type="float" office:value="0.000074636" calcext:value-type="float">
            <text:p>0,000074636</text:p>
          </table:table-cell>
          <table:table-cell office:value-type="float" office:value="0.000097645" calcext:value-type="float">
            <text:p>0,000097645</text:p>
          </table:table-cell>
        </table:table-row>
        <table:table-row table:style-name="ro1">
          <table:table-cell table:number-columns-repeated="10"/>
          <table:table-cell office:value-type="float" office:value="0.000056234" calcext:value-type="float">
            <text:p>0,000056234</text:p>
          </table:table-cell>
          <table:table-cell office:value-type="float" office:value="0.000062656" calcext:value-type="float">
            <text:p>0,000062656</text:p>
          </table:table-cell>
          <table:table-cell table:number-columns-repeated="2"/>
          <table:table-cell office:value-type="float" office:value="0.000064939" calcext:value-type="float">
            <text:p>0,000064939</text:p>
          </table:table-cell>
          <table:table-cell office:value-type="float" office:value="0.000057475" calcext:value-type="float">
            <text:p>0,000057475</text:p>
          </table:table-cell>
          <table:table-cell office:value-type="float" office:value="0.000061793" calcext:value-type="float">
            <text:p>0,000061793</text:p>
          </table:table-cell>
          <table:table-cell office:value-type="float" office:value="0.000073901" calcext:value-type="float">
            <text:p>0,000073901</text:p>
          </table:table-cell>
          <table:table-cell office:value-type="float" office:value="0.000066104" calcext:value-type="float">
            <text:p>0,000066104</text:p>
          </table:table-cell>
          <table:table-cell office:value-type="float" office:value="0.000057886" calcext:value-type="float">
            <text:p>0,000057886</text:p>
          </table:table-cell>
          <table:table-cell office:value-type="float" office:value="0.000057404" calcext:value-type="float">
            <text:p>0,000057404</text:p>
          </table:table-cell>
          <table:table-cell office:value-type="float" office:value="0.00005784" calcext:value-type="float">
            <text:p>0,00005784</text:p>
          </table:table-cell>
          <table:table-cell office:value-type="float" office:value="0.000066643" calcext:value-type="float">
            <text:p>0,000066643</text:p>
          </table:table-cell>
          <table:table-cell office:value-type="float" office:value="0.000062797" calcext:value-type="float">
            <text:p>0,000062797</text:p>
          </table:table-cell>
          <table:table-cell office:value-type="float" office:value="0.000256945" calcext:value-type="float">
            <text:p>0,000256945</text:p>
          </table:table-cell>
          <table:table-cell office:value-type="float" office:value="0.000053456" calcext:value-type="float">
            <text:p>0,000053456</text:p>
          </table:table-cell>
          <table:table-cell office:value-type="float" office:value="0.000043883" calcext:value-type="float">
            <text:p>0,000043883</text:p>
          </table:table-cell>
          <table:table-cell office:value-type="float" office:value="0.000039457" calcext:value-type="float">
            <text:p>0,000039457</text:p>
          </table:table-cell>
          <table:table-cell office:value-type="float" office:value="0.000042196" calcext:value-type="float">
            <text:p>0,000042196</text:p>
          </table:table-cell>
          <table:table-cell office:value-type="float" office:value="0.000039454" calcext:value-type="float">
            <text:p>0,000039454</text:p>
          </table:table-cell>
          <table:table-cell office:value-type="float" office:value="0.000056809" calcext:value-type="float">
            <text:p>0,000056809</text:p>
          </table:table-cell>
          <table:table-cell office:value-type="float" office:value="0.000042865" calcext:value-type="float">
            <text:p>0,000042865</text:p>
          </table:table-cell>
          <table:table-cell office:value-type="float" office:value="0.000040196" calcext:value-type="float">
            <text:p>0,000040196</text:p>
          </table:table-cell>
          <table:table-cell office:value-type="float" office:value="0.000053167" calcext:value-type="float">
            <text:p>0,000053167</text:p>
          </table:table-cell>
        </table:table-row>
        <table:table-row table:style-name="ro1">
          <table:table-cell table:number-columns-repeated="10"/>
          <table:table-cell office:value-type="float" office:value="0.00006095" calcext:value-type="float">
            <text:p>0,00006095</text:p>
          </table:table-cell>
          <table:table-cell office:value-type="float" office:value="0.000060965" calcext:value-type="float">
            <text:p>0,000060965</text:p>
          </table:table-cell>
          <table:table-cell table:number-columns-repeated="2"/>
          <table:table-cell office:value-type="float" office:value="0.000061468" calcext:value-type="float">
            <text:p>0,000061468</text:p>
          </table:table-cell>
          <table:table-cell office:value-type="float" office:value="0.000059847" calcext:value-type="float">
            <text:p>0,000059847</text:p>
          </table:table-cell>
          <table:table-cell office:value-type="float" office:value="0.000057055" calcext:value-type="float">
            <text:p>0,000057055</text:p>
          </table:table-cell>
          <table:table-cell office:value-type="float" office:value="0.000058015" calcext:value-type="float">
            <text:p>0,000058015</text:p>
          </table:table-cell>
          <table:table-cell office:value-type="float" office:value="0.000058139" calcext:value-type="float">
            <text:p>0,000058139</text:p>
          </table:table-cell>
          <table:table-cell office:value-type="float" office:value="0.000062746" calcext:value-type="float">
            <text:p>0,000062746</text:p>
          </table:table-cell>
          <table:table-cell office:value-type="float" office:value="0.00008448" calcext:value-type="float">
            <text:p>0,00008448</text:p>
          </table:table-cell>
          <table:table-cell office:value-type="float" office:value="0.000096705" calcext:value-type="float">
            <text:p>0,000096705</text:p>
          </table:table-cell>
          <table:table-cell office:value-type="float" office:value="0.000082659" calcext:value-type="float">
            <text:p>0,000082659</text:p>
          </table:table-cell>
          <table:table-cell office:value-type="float" office:value="0.00007109" calcext:value-type="float">
            <text:p>0,00007109</text:p>
          </table:table-cell>
          <table:table-cell office:value-type="float" office:value="0.000039006" calcext:value-type="float">
            <text:p>0,000039006</text:p>
          </table:table-cell>
          <table:table-cell office:value-type="float" office:value="0.000046421" calcext:value-type="float">
            <text:p>0,000046421</text:p>
          </table:table-cell>
          <table:table-cell office:value-type="float" office:value="0.000044907" calcext:value-type="float">
            <text:p>0,000044907</text:p>
          </table:table-cell>
          <table:table-cell office:value-type="float" office:value="0.000054068" calcext:value-type="float">
            <text:p>0,000054068</text:p>
          </table:table-cell>
          <table:table-cell office:value-type="float" office:value="0.000048314" calcext:value-type="float">
            <text:p>0,000048314</text:p>
          </table:table-cell>
          <table:table-cell office:value-type="float" office:value="0.000047923" calcext:value-type="float">
            <text:p>0,000047923</text:p>
          </table:table-cell>
          <table:table-cell office:value-type="float" office:value="0.000053203" calcext:value-type="float">
            <text:p>0,000053203</text:p>
          </table:table-cell>
          <table:table-cell office:value-type="float" office:value="0.00005361" calcext:value-type="float">
            <text:p>0,00005361</text:p>
          </table:table-cell>
          <table:table-cell office:value-type="float" office:value="0.000052232" calcext:value-type="float">
            <text:p>0,000052232</text:p>
          </table:table-cell>
          <table:table-cell office:value-type="float" office:value="0.000064833" calcext:value-type="float">
            <text:p>0,000064833</text:p>
          </table:table-cell>
        </table:table-row>
        <table:table-row table:style-name="ro1">
          <table:table-cell table:number-columns-repeated="10"/>
          <table:table-cell office:value-type="float" office:value="0.000057495" calcext:value-type="float">
            <text:p>0,000057495</text:p>
          </table:table-cell>
          <table:table-cell office:value-type="float" office:value="0.000062171" calcext:value-type="float">
            <text:p>0,000062171</text:p>
          </table:table-cell>
          <table:table-cell table:number-columns-repeated="2"/>
          <table:table-cell office:value-type="float" office:value="0.000061583" calcext:value-type="float">
            <text:p>0,000061583</text:p>
          </table:table-cell>
          <table:table-cell office:value-type="float" office:value="0.000065237" calcext:value-type="float">
            <text:p>0,000065237</text:p>
          </table:table-cell>
          <table:table-cell office:value-type="float" office:value="0.00007198" calcext:value-type="float">
            <text:p>0,00007198</text:p>
          </table:table-cell>
          <table:table-cell office:value-type="float" office:value="0.000062183" calcext:value-type="float">
            <text:p>0,000062183</text:p>
          </table:table-cell>
          <table:table-cell office:value-type="float" office:value="0.000062861" calcext:value-type="float">
            <text:p>0,000062861</text:p>
          </table:table-cell>
          <table:table-cell office:value-type="float" office:value="0.000058219" calcext:value-type="float">
            <text:p>0,000058219</text:p>
          </table:table-cell>
          <table:table-cell office:value-type="float" office:value="0.000057135" calcext:value-type="float">
            <text:p>0,000057135</text:p>
          </table:table-cell>
          <table:table-cell office:value-type="float" office:value="0.0000626" calcext:value-type="float">
            <text:p>0,0000626</text:p>
          </table:table-cell>
          <table:table-cell office:value-type="float" office:value="0.000060646" calcext:value-type="float">
            <text:p>0,000060646</text:p>
          </table:table-cell>
          <table:table-cell office:value-type="float" office:value="0.000057971" calcext:value-type="float">
            <text:p>0,000057971</text:p>
          </table:table-cell>
          <table:table-cell office:value-type="float" office:value="0.000053228" calcext:value-type="float">
            <text:p>0,000053228</text:p>
          </table:table-cell>
          <table:table-cell office:value-type="float" office:value="0.000063461" calcext:value-type="float">
            <text:p>0,000063461</text:p>
          </table:table-cell>
          <table:table-cell office:value-type="float" office:value="0.000052333" calcext:value-type="float">
            <text:p>0,000052333</text:p>
          </table:table-cell>
          <table:table-cell office:value-type="float" office:value="0.000055639" calcext:value-type="float">
            <text:p>0,000055639</text:p>
          </table:table-cell>
          <table:table-cell office:value-type="float" office:value="0.000069126" calcext:value-type="float">
            <text:p>0,000069126</text:p>
          </table:table-cell>
          <table:table-cell office:value-type="float" office:value="0.000059596" calcext:value-type="float">
            <text:p>0,000059596</text:p>
          </table:table-cell>
          <table:table-cell office:value-type="float" office:value="0.000056926" calcext:value-type="float">
            <text:p>0,000056926</text:p>
          </table:table-cell>
          <table:table-cell office:value-type="float" office:value="0.00006178" calcext:value-type="float">
            <text:p>0,00006178</text:p>
          </table:table-cell>
          <table:table-cell office:value-type="float" office:value="0.000056192" calcext:value-type="float">
            <text:p>0,000056192</text:p>
          </table:table-cell>
          <table:table-cell office:value-type="float" office:value="0.000065143" calcext:value-type="float">
            <text:p>0,000065143</text:p>
          </table:table-cell>
        </table:table-row>
        <table:table-row table:style-name="ro1">
          <table:table-cell table:number-columns-repeated="10"/>
          <table:table-cell office:value-type="float" office:value="0.000057528" calcext:value-type="float">
            <text:p>0,000057528</text:p>
          </table:table-cell>
          <table:table-cell office:value-type="float" office:value="0.000057158" calcext:value-type="float">
            <text:p>0,000057158</text:p>
          </table:table-cell>
          <table:table-cell table:number-columns-repeated="2"/>
          <table:table-cell office:value-type="float" office:value="0.00006268" calcext:value-type="float">
            <text:p>0,00006268</text:p>
          </table:table-cell>
          <table:table-cell office:value-type="float" office:value="0.000061164" calcext:value-type="float">
            <text:p>0,000061164</text:p>
          </table:table-cell>
          <table:table-cell office:value-type="float" office:value="0.00006308" calcext:value-type="float">
            <text:p>0,00006308</text:p>
          </table:table-cell>
          <table:table-cell office:value-type="float" office:value="0.000039666" calcext:value-type="float">
            <text:p>0,000039666</text:p>
          </table:table-cell>
          <table:table-cell office:value-type="float" office:value="0.000052646" calcext:value-type="float">
            <text:p>0,000052646</text:p>
          </table:table-cell>
          <table:table-cell office:value-type="float" office:value="0.000059921" calcext:value-type="float">
            <text:p>0,000059921</text:p>
          </table:table-cell>
          <table:table-cell office:value-type="float" office:value="0.00006168" calcext:value-type="float">
            <text:p>0,00006168</text:p>
          </table:table-cell>
          <table:table-cell office:value-type="float" office:value="0.000058394" calcext:value-type="float">
            <text:p>0,000058394</text:p>
          </table:table-cell>
          <table:table-cell office:value-type="float" office:value="0.000061531" calcext:value-type="float">
            <text:p>0,000061531</text:p>
          </table:table-cell>
          <table:table-cell office:value-type="float" office:value="0.000057698" calcext:value-type="float">
            <text:p>0,000057698</text:p>
          </table:table-cell>
          <table:table-cell office:value-type="float" office:value="0.000066065" calcext:value-type="float">
            <text:p>0,000066065</text:p>
          </table:table-cell>
          <table:table-cell office:value-type="float" office:value="0.000038499" calcext:value-type="float">
            <text:p>0,000038499</text:p>
          </table:table-cell>
          <table:table-cell office:value-type="float" office:value="0.000051453" calcext:value-type="float">
            <text:p>0,000051453</text:p>
          </table:table-cell>
          <table:table-cell office:value-type="float" office:value="0.000102023" calcext:value-type="float">
            <text:p>0,000102023</text:p>
          </table:table-cell>
          <table:table-cell office:value-type="float" office:value="0.000107178" calcext:value-type="float">
            <text:p>0,000107178</text:p>
          </table:table-cell>
          <table:table-cell office:value-type="float" office:value="0.000057739" calcext:value-type="float">
            <text:p>0,000057739</text:p>
          </table:table-cell>
          <table:table-cell office:value-type="float" office:value="0.000062055" calcext:value-type="float">
            <text:p>0,000062055</text:p>
          </table:table-cell>
          <table:table-cell office:value-type="float" office:value="0.000044183" calcext:value-type="float">
            <text:p>0,000044183</text:p>
          </table:table-cell>
          <table:table-cell office:value-type="float" office:value="0.000060363" calcext:value-type="float">
            <text:p>0,000060363</text:p>
          </table:table-cell>
          <table:table-cell office:value-type="float" office:value="0.000055902" calcext:value-type="float">
            <text:p>0,000055902</text:p>
          </table:table-cell>
        </table:table-row>
        <table:table-row table:style-name="ro1">
          <table:table-cell table:number-columns-repeated="10"/>
          <table:table-cell office:value-type="float" office:value="0.00006315" calcext:value-type="float">
            <text:p>0,00006315</text:p>
          </table:table-cell>
          <table:table-cell office:value-type="float" office:value="0.000062648" calcext:value-type="float">
            <text:p>0,000062648</text:p>
          </table:table-cell>
          <table:table-cell table:number-columns-repeated="2"/>
          <table:table-cell office:value-type="float" office:value="0.00005864" calcext:value-type="float">
            <text:p>0,00005864</text:p>
          </table:table-cell>
          <table:table-cell office:value-type="float" office:value="0.000061391" calcext:value-type="float">
            <text:p>0,000061391</text:p>
          </table:table-cell>
          <table:table-cell office:value-type="float" office:value="0.000060759" calcext:value-type="float">
            <text:p>0,000060759</text:p>
          </table:table-cell>
          <table:table-cell office:value-type="float" office:value="0.000070659" calcext:value-type="float">
            <text:p>0,000070659</text:p>
          </table:table-cell>
          <table:table-cell office:value-type="float" office:value="0.000058922" calcext:value-type="float">
            <text:p>0,000058922</text:p>
          </table:table-cell>
          <table:table-cell office:value-type="float" office:value="0.000063963" calcext:value-type="float">
            <text:p>0,000063963</text:p>
          </table:table-cell>
          <table:table-cell office:value-type="float" office:value="0.000068246" calcext:value-type="float">
            <text:p>0,000068246</text:p>
          </table:table-cell>
          <table:table-cell office:value-type="float" office:value="0.000064809" calcext:value-type="float">
            <text:p>0,000064809</text:p>
          </table:table-cell>
          <table:table-cell office:value-type="float" office:value="0.000071037" calcext:value-type="float">
            <text:p>0,000071037</text:p>
          </table:table-cell>
          <table:table-cell office:value-type="float" office:value="0.000058442" calcext:value-type="float">
            <text:p>0,000058442</text:p>
          </table:table-cell>
          <table:table-cell office:value-type="float" office:value="0.000041532" calcext:value-type="float">
            <text:p>0,000041532</text:p>
          </table:table-cell>
          <table:table-cell office:value-type="float" office:value="0.000041031" calcext:value-type="float">
            <text:p>0,000041031</text:p>
          </table:table-cell>
          <table:table-cell office:value-type="float" office:value="0.000055556" calcext:value-type="float">
            <text:p>0,000055556</text:p>
          </table:table-cell>
          <table:table-cell office:value-type="float" office:value="0.00005678" calcext:value-type="float">
            <text:p>0,00005678</text:p>
          </table:table-cell>
          <table:table-cell office:value-type="float" office:value="0.000053409" calcext:value-type="float">
            <text:p>0,000053409</text:p>
          </table:table-cell>
          <table:table-cell office:value-type="float" office:value="0.000039766" calcext:value-type="float">
            <text:p>0,000039766</text:p>
          </table:table-cell>
          <table:table-cell office:value-type="float" office:value="0.000052356" calcext:value-type="float">
            <text:p>0,000052356</text:p>
          </table:table-cell>
          <table:table-cell office:value-type="float" office:value="0.000045171" calcext:value-type="float">
            <text:p>0,000045171</text:p>
          </table:table-cell>
          <table:table-cell office:value-type="float" office:value="0.000042927" calcext:value-type="float">
            <text:p>0,000042927</text:p>
          </table:table-cell>
          <table:table-cell office:value-type="float" office:value="0.000054653" calcext:value-type="float">
            <text:p>0,000054653</text:p>
          </table:table-cell>
        </table:table-row>
        <table:table-row table:style-name="ro1">
          <table:table-cell table:number-columns-repeated="10"/>
          <table:table-cell office:value-type="float" office:value="0.00006643" calcext:value-type="float">
            <text:p>0,00006643</text:p>
          </table:table-cell>
          <table:table-cell office:value-type="float" office:value="0.000061615" calcext:value-type="float">
            <text:p>0,000061615</text:p>
          </table:table-cell>
          <table:table-cell table:number-columns-repeated="2"/>
          <table:table-cell office:value-type="float" office:value="0.000063811" calcext:value-type="float">
            <text:p>0,000063811</text:p>
          </table:table-cell>
          <table:table-cell office:value-type="float" office:value="0.000062317" calcext:value-type="float">
            <text:p>0,000062317</text:p>
          </table:table-cell>
          <table:table-cell office:value-type="float" office:value="0.000061475" calcext:value-type="float">
            <text:p>0,000061475</text:p>
          </table:table-cell>
          <table:table-cell office:value-type="float" office:value="0.000058648" calcext:value-type="float">
            <text:p>0,000058648</text:p>
          </table:table-cell>
          <table:table-cell office:value-type="float" office:value="0.000061008" calcext:value-type="float">
            <text:p>0,000061008</text:p>
          </table:table-cell>
          <table:table-cell office:value-type="float" office:value="0.000057683" calcext:value-type="float">
            <text:p>0,000057683</text:p>
          </table:table-cell>
          <table:table-cell office:value-type="float" office:value="0.000065048" calcext:value-type="float">
            <text:p>0,000065048</text:p>
          </table:table-cell>
          <table:table-cell office:value-type="float" office:value="0.000057191" calcext:value-type="float">
            <text:p>0,000057191</text:p>
          </table:table-cell>
          <table:table-cell office:value-type="float" office:value="0.000039707" calcext:value-type="float">
            <text:p>0,000039707</text:p>
          </table:table-cell>
          <table:table-cell office:value-type="float" office:value="0.000054107" calcext:value-type="float">
            <text:p>0,000054107</text:p>
          </table:table-cell>
          <table:table-cell office:value-type="float" office:value="0.000054019" calcext:value-type="float">
            <text:p>0,000054019</text:p>
          </table:table-cell>
          <table:table-cell office:value-type="float" office:value="0.000053138" calcext:value-type="float">
            <text:p>0,000053138</text:p>
          </table:table-cell>
          <table:table-cell office:value-type="float" office:value="0.000055199" calcext:value-type="float">
            <text:p>0,000055199</text:p>
          </table:table-cell>
          <table:table-cell office:value-type="float" office:value="0.000052215" calcext:value-type="float">
            <text:p>0,000052215</text:p>
          </table:table-cell>
          <table:table-cell office:value-type="float" office:value="0.000041018" calcext:value-type="float">
            <text:p>0,000041018</text:p>
          </table:table-cell>
          <table:table-cell office:value-type="float" office:value="0.000040742" calcext:value-type="float">
            <text:p>0,00004074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5785" calcext:value-type="float">
            <text:p>0,000045785</text:p>
          </table:table-cell>
          <table:table-cell office:value-type="float" office:value="0.000043888" calcext:value-type="float">
            <text:p>0,000043888</text:p>
          </table:table-cell>
          <table:table-cell office:value-type="float" office:value="0.000036977" calcext:value-type="float">
            <text:p>0,000036977</text:p>
          </table:table-cell>
        </table:table-row>
        <table:table-row table:style-name="ro1">
          <table:table-cell table:number-columns-repeated="10"/>
          <table:table-cell office:value-type="float" office:value="0.000061445" calcext:value-type="float">
            <text:p>0,000061445</text:p>
          </table:table-cell>
          <table:table-cell office:value-type="float" office:value="0.00006233" calcext:value-type="float">
            <text:p>0,00006233</text:p>
          </table:table-cell>
          <table:table-cell table:number-columns-repeated="2"/>
          <table:table-cell office:value-type="float" office:value="0.000039604" calcext:value-type="float">
            <text:p>0,000039604</text:p>
          </table:table-cell>
          <table:table-cell office:value-type="float" office:value="0.000037168" calcext:value-type="float">
            <text:p>0,000037168</text:p>
          </table:table-cell>
          <table:table-cell office:value-type="float" office:value="0.000065443" calcext:value-type="float">
            <text:p>0,000065443</text:p>
          </table:table-cell>
          <table:table-cell office:value-type="float" office:value="0.000063062" calcext:value-type="float">
            <text:p>0,000063062</text:p>
          </table:table-cell>
          <table:table-cell office:value-type="float" office:value="0.000057696" calcext:value-type="float">
            <text:p>0,000057696</text:p>
          </table:table-cell>
          <table:table-cell office:value-type="float" office:value="0.000084299" calcext:value-type="float">
            <text:p>0,000084299</text:p>
          </table:table-cell>
          <table:table-cell office:value-type="float" office:value="0.000069069" calcext:value-type="float">
            <text:p>0,000069069</text:p>
          </table:table-cell>
          <table:table-cell office:value-type="float" office:value="0.000056336" calcext:value-type="float">
            <text:p>0,000056336</text:p>
          </table:table-cell>
          <table:table-cell office:value-type="float" office:value="0.000057678" calcext:value-type="float">
            <text:p>0,000057678</text:p>
          </table:table-cell>
          <table:table-cell office:value-type="float" office:value="0.000076966" calcext:value-type="float">
            <text:p>0,000076966</text:p>
          </table:table-cell>
          <table:table-cell office:value-type="float" office:value="0.000044713" calcext:value-type="float">
            <text:p>0,000044713</text:p>
          </table:table-cell>
          <table:table-cell office:value-type="float" office:value="0.000039849" calcext:value-type="float">
            <text:p>0,000039849</text:p>
          </table:table-cell>
          <table:table-cell office:value-type="float" office:value="0.00003812" calcext:value-type="float">
            <text:p>0,00003812</text:p>
          </table:table-cell>
          <table:table-cell office:value-type="float" office:value="0.000040627" calcext:value-type="float">
            <text:p>0,000040627</text:p>
          </table:table-cell>
          <table:table-cell office:value-type="float" office:value="0.000037382" calcext:value-type="float">
            <text:p>0,000037382</text:p>
          </table:table-cell>
          <table:table-cell office:value-type="float" office:value="0.000045965" calcext:value-type="float">
            <text:p>0,000045965</text:p>
          </table:table-cell>
          <table:table-cell office:value-type="float" office:value="0.000047052" calcext:value-type="float">
            <text:p>0,000047052</text:p>
          </table:table-cell>
          <table:table-cell office:value-type="float" office:value="0.000043263" calcext:value-type="float">
            <text:p>0,000043263</text:p>
          </table:table-cell>
          <table:table-cell office:value-type="float" office:value="0.000044239" calcext:value-type="float">
            <text:p>0,000044239</text:p>
          </table:table-cell>
          <table:table-cell office:value-type="float" office:value="0.000047127" calcext:value-type="float">
            <text:p>0,000047127</text:p>
          </table:table-cell>
        </table:table-row>
        <table:table-row table:style-name="ro1">
          <table:table-cell table:number-columns-repeated="10"/>
          <table:table-cell office:value-type="float" office:value="0.000061387" calcext:value-type="float">
            <text:p>0,000061387</text:p>
          </table:table-cell>
          <table:table-cell office:value-type="float" office:value="0.0000636" calcext:value-type="float">
            <text:p>0,0000636</text:p>
          </table:table-cell>
          <table:table-cell table:number-columns-repeated="2"/>
          <table:table-cell office:value-type="float" office:value="0.000061226" calcext:value-type="float">
            <text:p>0,000061226</text:p>
          </table:table-cell>
          <table:table-cell office:value-type="float" office:value="0.00007504" calcext:value-type="float">
            <text:p>0,00007504</text:p>
          </table:table-cell>
          <table:table-cell office:value-type="float" office:value="0.000056868" calcext:value-type="float">
            <text:p>0,000056868</text:p>
          </table:table-cell>
          <table:table-cell office:value-type="float" office:value="0.000063548" calcext:value-type="float">
            <text:p>0,000063548</text:p>
          </table:table-cell>
          <table:table-cell office:value-type="float" office:value="0.000062141" calcext:value-type="float">
            <text:p>0,000062141</text:p>
          </table:table-cell>
          <table:table-cell office:value-type="float" office:value="0.000059312" calcext:value-type="float">
            <text:p>0,000059312</text:p>
          </table:table-cell>
          <table:table-cell office:value-type="float" office:value="0.000058356" calcext:value-type="float">
            <text:p>0,000058356</text:p>
          </table:table-cell>
          <table:table-cell office:value-type="float" office:value="0.000066391" calcext:value-type="float">
            <text:p>0,000066391</text:p>
          </table:table-cell>
          <table:table-cell office:value-type="float" office:value="0.000064095" calcext:value-type="float">
            <text:p>0,000064095</text:p>
          </table:table-cell>
          <table:table-cell office:value-type="float" office:value="0.000057925" calcext:value-type="float">
            <text:p>0,000057925</text:p>
          </table:table-cell>
          <table:table-cell office:value-type="float" office:value="0.000050627" calcext:value-type="float">
            <text:p>0,000050627</text:p>
          </table:table-cell>
          <table:table-cell office:value-type="float" office:value="0.000055464" calcext:value-type="float">
            <text:p>0,000055464</text:p>
          </table:table-cell>
          <table:table-cell office:value-type="float" office:value="0.000039212" calcext:value-type="float">
            <text:p>0,000039212</text:p>
          </table:table-cell>
          <table:table-cell office:value-type="float" office:value="0.000058875" calcext:value-type="float">
            <text:p>0,000058875</text:p>
          </table:table-cell>
          <table:table-cell office:value-type="float" office:value="0.000065163" calcext:value-type="float">
            <text:p>0,000065163</text:p>
          </table:table-cell>
          <table:table-cell office:value-type="float" office:value="0.000064305" calcext:value-type="float">
            <text:p>0,000064305</text:p>
          </table:table-cell>
          <table:table-cell office:value-type="float" office:value="0.000062254" calcext:value-type="float">
            <text:p>0,000062254</text:p>
          </table:table-cell>
          <table:table-cell office:value-type="float" office:value="0.000062247" calcext:value-type="float">
            <text:p>0,000062247</text:p>
          </table:table-cell>
          <table:table-cell office:value-type="float" office:value="0.000062065" calcext:value-type="float">
            <text:p>0,000062065</text:p>
          </table:table-cell>
          <table:table-cell office:value-type="float" office:value="0.000063069" calcext:value-type="float">
            <text:p>0,000063069</text:p>
          </table:table-cell>
        </table:table-row>
        <table:table-row table:style-name="ro1">
          <table:table-cell table:number-columns-repeated="10"/>
          <table:table-cell office:value-type="float" office:value="0.000057347" calcext:value-type="float">
            <text:p>0,000057347</text:p>
          </table:table-cell>
          <table:table-cell office:value-type="float" office:value="0.000062777" calcext:value-type="float">
            <text:p>0,000062777</text:p>
          </table:table-cell>
          <table:table-cell table:number-columns-repeated="2"/>
          <table:table-cell office:value-type="float" office:value="0.000057327" calcext:value-type="float">
            <text:p>0,000057327</text:p>
          </table:table-cell>
          <table:table-cell office:value-type="float" office:value="0.000063195" calcext:value-type="float">
            <text:p>0,000063195</text:p>
          </table:table-cell>
          <table:table-cell office:value-type="float" office:value="0.000077116" calcext:value-type="float">
            <text:p>0,000077116</text:p>
          </table:table-cell>
          <table:table-cell office:value-type="float" office:value="0.000060923" calcext:value-type="float">
            <text:p>0,000060923</text:p>
          </table:table-cell>
          <table:table-cell office:value-type="float" office:value="0.000063504" calcext:value-type="float">
            <text:p>0,000063504</text:p>
          </table:table-cell>
          <table:table-cell office:value-type="float" office:value="0.000063503" calcext:value-type="float">
            <text:p>0,000063503</text:p>
          </table:table-cell>
          <table:table-cell office:value-type="float" office:value="0.000063054" calcext:value-type="float">
            <text:p>0,000063054</text:p>
          </table:table-cell>
          <table:table-cell office:value-type="float" office:value="0.00006328" calcext:value-type="float">
            <text:p>0,00006328</text:p>
          </table:table-cell>
          <table:table-cell office:value-type="float" office:value="0.000062853" calcext:value-type="float">
            <text:p>0,000062853</text:p>
          </table:table-cell>
          <table:table-cell office:value-type="float" office:value="0.000057172" calcext:value-type="float">
            <text:p>0,000057172</text:p>
          </table:table-cell>
          <table:table-cell office:value-type="float" office:value="0.000063193" calcext:value-type="float">
            <text:p>0,000063193</text:p>
          </table:table-cell>
          <table:table-cell office:value-type="float" office:value="0.000067567" calcext:value-type="float">
            <text:p>0,000067567</text:p>
          </table:table-cell>
          <table:table-cell office:value-type="float" office:value="0.000049491" calcext:value-type="float">
            <text:p>0,000049491</text:p>
          </table:table-cell>
          <table:table-cell office:value-type="float" office:value="0.000037465" calcext:value-type="float">
            <text:p>0,000037465</text:p>
          </table:table-cell>
          <table:table-cell office:value-type="float" office:value="0.000046836" calcext:value-type="float">
            <text:p>0,000046836</text:p>
          </table:table-cell>
          <table:table-cell office:value-type="float" office:value="0.000068117" calcext:value-type="float">
            <text:p>0,000068117</text:p>
          </table:table-cell>
          <table:table-cell office:value-type="float" office:value="0.000062885" calcext:value-type="float">
            <text:p>0,000062885</text:p>
          </table:table-cell>
          <table:table-cell office:value-type="float" office:value="0.000077263" calcext:value-type="float">
            <text:p>0,000077263</text:p>
          </table:table-cell>
          <table:table-cell office:value-type="float" office:value="0.00008639" calcext:value-type="float">
            <text:p>0,00008639</text:p>
          </table:table-cell>
          <table:table-cell office:value-type="float" office:value="0.000063686" calcext:value-type="float">
            <text:p>0,000063686</text:p>
          </table:table-cell>
        </table:table-row>
        <table:table-row table:style-name="ro1">
          <table:table-cell table:number-columns-repeated="10"/>
          <table:table-cell office:value-type="float" office:value="0.000064077" calcext:value-type="float">
            <text:p>0,000064077</text:p>
          </table:table-cell>
          <table:table-cell office:value-type="float" office:value="0.000063157" calcext:value-type="float">
            <text:p>0,000063157</text:p>
          </table:table-cell>
          <table:table-cell table:number-columns-repeated="2"/>
          <table:table-cell office:value-type="float" office:value="0.000060835" calcext:value-type="float">
            <text:p>0,000060835</text:p>
          </table:table-cell>
          <table:table-cell office:value-type="float" office:value="0.000061835" calcext:value-type="float">
            <text:p>0,000061835</text:p>
          </table:table-cell>
          <table:table-cell office:value-type="float" office:value="0.000057708" calcext:value-type="float">
            <text:p>0,000057708</text:p>
          </table:table-cell>
          <table:table-cell office:value-type="float" office:value="0.000080171" calcext:value-type="float">
            <text:p>0,000080171</text:p>
          </table:table-cell>
          <table:table-cell office:value-type="float" office:value="0.000072326" calcext:value-type="float">
            <text:p>0,000072326</text:p>
          </table:table-cell>
          <table:table-cell office:value-type="float" office:value="0.000060701" calcext:value-type="float">
            <text:p>0,000060701</text:p>
          </table:table-cell>
          <table:table-cell office:value-type="float" office:value="0.000058501" calcext:value-type="float">
            <text:p>0,000058501</text:p>
          </table:table-cell>
          <table:table-cell office:value-type="float" office:value="0.000076492" calcext:value-type="float">
            <text:p>0,000076492</text:p>
          </table:table-cell>
          <table:table-cell office:value-type="float" office:value="0.000072636" calcext:value-type="float">
            <text:p>0,000072636</text:p>
          </table:table-cell>
          <table:table-cell office:value-type="float" office:value="0.000075609" calcext:value-type="float">
            <text:p>0,000075609</text:p>
          </table:table-cell>
          <table:table-cell office:value-type="float" office:value="0.000076204" calcext:value-type="float">
            <text:p>0,000076204</text:p>
          </table:table-cell>
          <table:table-cell office:value-type="float" office:value="0.000069032" calcext:value-type="float">
            <text:p>0,000069032</text:p>
          </table:table-cell>
          <table:table-cell office:value-type="float" office:value="0.000039465" calcext:value-type="float">
            <text:p>0,000039465</text:p>
          </table:table-cell>
          <table:table-cell office:value-type="float" office:value="0.000042553" calcext:value-type="float">
            <text:p>0,000042553</text:p>
          </table:table-cell>
          <table:table-cell office:value-type="float" office:value="0.00003784" calcext:value-type="float">
            <text:p>0,00003784</text:p>
          </table:table-cell>
          <table:table-cell office:value-type="float" office:value="0.000037987" calcext:value-type="float">
            <text:p>0,000037987</text:p>
          </table:table-cell>
          <table:table-cell office:value-type="float" office:value="0.000040075" calcext:value-type="float">
            <text:p>0,000040075</text:p>
          </table:table-cell>
          <table:table-cell office:value-type="float" office:value="0.000040071" calcext:value-type="float">
            <text:p>0,000040071</text:p>
          </table:table-cell>
          <table:table-cell office:value-type="float" office:value="0.000051482" calcext:value-type="float">
            <text:p>0,000051482</text:p>
          </table:table-cell>
          <table:table-cell office:value-type="float" office:value="0.000052796" calcext:value-type="float">
            <text:p>0,000052796</text:p>
          </table:table-cell>
        </table:table-row>
        <table:table-row table:style-name="ro1">
          <table:table-cell table:number-columns-repeated="10"/>
          <table:table-cell office:value-type="float" office:value="0.000056137" calcext:value-type="float">
            <text:p>0,000056137</text:p>
          </table:table-cell>
          <table:table-cell office:value-type="float" office:value="0.000061431" calcext:value-type="float">
            <text:p>0,000061431</text:p>
          </table:table-cell>
          <table:table-cell table:number-columns-repeated="2"/>
          <table:table-cell office:value-type="float" office:value="0.000058591" calcext:value-type="float">
            <text:p>0,000058591</text:p>
          </table:table-cell>
          <table:table-cell office:value-type="float" office:value="0.000076805" calcext:value-type="float">
            <text:p>0,000076805</text:p>
          </table:table-cell>
          <table:table-cell office:value-type="float" office:value="0.00006394" calcext:value-type="float">
            <text:p>0,00006394</text:p>
          </table:table-cell>
          <table:table-cell office:value-type="float" office:value="0.000059894" calcext:value-type="float">
            <text:p>0,000059894</text:p>
          </table:table-cell>
          <table:table-cell office:value-type="float" office:value="0.000058109" calcext:value-type="float">
            <text:p>0,000058109</text:p>
          </table:table-cell>
          <table:table-cell office:value-type="float" office:value="0.000062887" calcext:value-type="float">
            <text:p>0,000062887</text:p>
          </table:table-cell>
          <table:table-cell office:value-type="float" office:value="0.000059328" calcext:value-type="float">
            <text:p>0,000059328</text:p>
          </table:table-cell>
          <table:table-cell office:value-type="float" office:value="0.000061504" calcext:value-type="float">
            <text:p>0,000061504</text:p>
          </table:table-cell>
          <table:table-cell office:value-type="float" office:value="0.000075811" calcext:value-type="float">
            <text:p>0,000075811</text:p>
          </table:table-cell>
          <table:table-cell office:value-type="float" office:value="0.000057599" calcext:value-type="float">
            <text:p>0,000057599</text:p>
          </table:table-cell>
          <table:table-cell office:value-type="float" office:value="0.000041709" calcext:value-type="float">
            <text:p>0,000041709</text:p>
          </table:table-cell>
          <table:table-cell office:value-type="float" office:value="0.000051418" calcext:value-type="float">
            <text:p>0,000051418</text:p>
          </table:table-cell>
          <table:table-cell office:value-type="float" office:value="0.000052793" calcext:value-type="float">
            <text:p>0,000052793</text:p>
          </table:table-cell>
          <table:table-cell office:value-type="float" office:value="0.000054414" calcext:value-type="float">
            <text:p>0,000054414</text:p>
          </table:table-cell>
          <table:table-cell office:value-type="float" office:value="0.000053886" calcext:value-type="float">
            <text:p>0,000053886</text:p>
          </table:table-cell>
          <table:table-cell office:value-type="float" office:value="0.000050388" calcext:value-type="float">
            <text:p>0,000050388</text:p>
          </table:table-cell>
          <table:table-cell office:value-type="float" office:value="0.000072225" calcext:value-type="float">
            <text:p>0,000072225</text:p>
          </table:table-cell>
          <table:table-cell office:value-type="float" office:value="0.000055285" calcext:value-type="float">
            <text:p>0,000055285</text:p>
          </table:table-cell>
          <table:table-cell office:value-type="float" office:value="0.000053933" calcext:value-type="float">
            <text:p>0,000053933</text:p>
          </table:table-cell>
          <table:table-cell office:value-type="float" office:value="0.000039741" calcext:value-type="float">
            <text:p>0,000039741</text:p>
          </table:table-cell>
        </table:table-row>
        <table:table-row table:style-name="ro1">
          <table:table-cell table:number-columns-repeated="10"/>
          <table:table-cell office:value-type="float" office:value="0.000059738" calcext:value-type="float">
            <text:p>0,000059738</text:p>
          </table:table-cell>
          <table:table-cell office:value-type="float" office:value="0.000059986" calcext:value-type="float">
            <text:p>0,000059986</text:p>
          </table:table-cell>
          <table:table-cell table:number-columns-repeated="2"/>
          <table:table-cell office:value-type="float" office:value="0.000071678" calcext:value-type="float">
            <text:p>0,000071678</text:p>
          </table:table-cell>
          <table:table-cell office:value-type="float" office:value="0.000061765" calcext:value-type="float">
            <text:p>0,000061765</text:p>
          </table:table-cell>
          <table:table-cell office:value-type="float" office:value="0.000057923" calcext:value-type="float">
            <text:p>0,000057923</text:p>
          </table:table-cell>
          <table:table-cell office:value-type="float" office:value="0.000082809" calcext:value-type="float">
            <text:p>0,000082809</text:p>
          </table:table-cell>
          <table:table-cell office:value-type="float" office:value="0.000064218" calcext:value-type="float">
            <text:p>0,000064218</text:p>
          </table:table-cell>
          <table:table-cell office:value-type="float" office:value="0.000063574" calcext:value-type="float">
            <text:p>0,000063574</text:p>
          </table:table-cell>
          <table:table-cell office:value-type="float" office:value="0.000064581" calcext:value-type="float">
            <text:p>0,000064581</text:p>
          </table:table-cell>
          <table:table-cell office:value-type="float" office:value="0.000059182" calcext:value-type="float">
            <text:p>0,000059182</text:p>
          </table:table-cell>
          <table:table-cell office:value-type="float" office:value="0.000057744" calcext:value-type="float">
            <text:p>0,000057744</text:p>
          </table:table-cell>
          <table:table-cell office:value-type="float" office:value="0.000062809" calcext:value-type="float">
            <text:p>0,000062809</text:p>
          </table:table-cell>
          <table:table-cell office:value-type="float" office:value="0.00008464" calcext:value-type="float">
            <text:p>0,00008464</text:p>
          </table:table-cell>
          <table:table-cell office:value-type="float" office:value="0.000073562" calcext:value-type="float">
            <text:p>0,000073562</text:p>
          </table:table-cell>
          <table:table-cell office:value-type="float" office:value="0.000064415" calcext:value-type="float">
            <text:p>0,000064415</text:p>
          </table:table-cell>
          <table:table-cell office:value-type="float" office:value="0.000082841" calcext:value-type="float">
            <text:p>0,000082841</text:p>
          </table:table-cell>
          <table:table-cell office:value-type="float" office:value="0.000059178" calcext:value-type="float">
            <text:p>0,000059178</text:p>
          </table:table-cell>
          <table:table-cell office:value-type="float" office:value="0.000062544" calcext:value-type="float">
            <text:p>0,000062544</text:p>
          </table:table-cell>
          <table:table-cell office:value-type="float" office:value="0.000081021" calcext:value-type="float">
            <text:p>0,000081021</text:p>
          </table:table-cell>
          <table:table-cell office:value-type="float" office:value="0.000063548" calcext:value-type="float">
            <text:p>0,000063548</text:p>
          </table:table-cell>
          <table:table-cell office:value-type="float" office:value="0.0000661" calcext:value-type="float">
            <text:p>0,0000661</text:p>
          </table:table-cell>
          <table:table-cell office:value-type="float" office:value="0.000066488" calcext:value-type="float">
            <text:p>0,000066488</text:p>
          </table:table-cell>
        </table:table-row>
        <table:table-row table:style-name="ro1">
          <table:table-cell table:number-columns-repeated="10"/>
          <table:table-cell office:value-type="float" office:value="0.000058909" calcext:value-type="float">
            <text:p>0,000058909</text:p>
          </table:table-cell>
          <table:table-cell office:value-type="float" office:value="0.000064316" calcext:value-type="float">
            <text:p>0,000064316</text:p>
          </table:table-cell>
          <table:table-cell table:number-columns-repeated="2"/>
          <table:table-cell office:value-type="float" office:value="0.000057158" calcext:value-type="float">
            <text:p>0,000057158</text:p>
          </table:table-cell>
          <table:table-cell office:value-type="float" office:value="0.000062769" calcext:value-type="float">
            <text:p>0,000062769</text:p>
          </table:table-cell>
          <table:table-cell office:value-type="float" office:value="0.000061495" calcext:value-type="float">
            <text:p>0,000061495</text:p>
          </table:table-cell>
          <table:table-cell office:value-type="float" office:value="0.000061439" calcext:value-type="float">
            <text:p>0,000061439</text:p>
          </table:table-cell>
          <table:table-cell office:value-type="float" office:value="0.000057039" calcext:value-type="float">
            <text:p>0,000057039</text:p>
          </table:table-cell>
          <table:table-cell office:value-type="float" office:value="0.000061962" calcext:value-type="float">
            <text:p>0,000061962</text:p>
          </table:table-cell>
          <table:table-cell office:value-type="float" office:value="0.000076283" calcext:value-type="float">
            <text:p>0,000076283</text:p>
          </table:table-cell>
          <table:table-cell office:value-type="float" office:value="0.000061662" calcext:value-type="float">
            <text:p>0,000061662</text:p>
          </table:table-cell>
          <table:table-cell office:value-type="float" office:value="0.000060531" calcext:value-type="float">
            <text:p>0,000060531</text:p>
          </table:table-cell>
          <table:table-cell office:value-type="float" office:value="0.00006391" calcext:value-type="float">
            <text:p>0,00006391</text:p>
          </table:table-cell>
          <table:table-cell office:value-type="float" office:value="0.000082834" calcext:value-type="float">
            <text:p>0,000082834</text:p>
          </table:table-cell>
          <table:table-cell office:value-type="float" office:value="0.000049964" calcext:value-type="float">
            <text:p>0,000049964</text:p>
          </table:table-cell>
          <table:table-cell office:value-type="float" office:value="0.000037093" calcext:value-type="float">
            <text:p>0,000037093</text:p>
          </table:table-cell>
          <table:table-cell office:value-type="float" office:value="0.000091468" calcext:value-type="float">
            <text:p>0,000091468</text:p>
          </table:table-cell>
          <table:table-cell office:value-type="float" office:value="0.000038616" calcext:value-type="float">
            <text:p>0,000038616</text:p>
          </table:table-cell>
          <table:table-cell office:value-type="float" office:value="0.000064079" calcext:value-type="float">
            <text:p>0,000064079</text:p>
          </table:table-cell>
          <table:table-cell office:value-type="float" office:value="0.000042489" calcext:value-type="float">
            <text:p>0,000042489</text:p>
          </table:table-cell>
          <table:table-cell office:value-type="float" office:value="0.000052512" calcext:value-type="float">
            <text:p>0,000052512</text:p>
          </table:table-cell>
          <table:table-cell office:value-type="float" office:value="0.000041059" calcext:value-type="float">
            <text:p>0,000041059</text:p>
          </table:table-cell>
          <table:table-cell office:value-type="float" office:value="0.000037795" calcext:value-type="float">
            <text:p>0,000037795</text:p>
          </table:table-cell>
        </table:table-row>
        <table:table-row table:style-name="ro1">
          <table:table-cell table:number-columns-repeated="10"/>
          <table:table-cell office:value-type="float" office:value="0.000057423" calcext:value-type="float">
            <text:p>0,000057423</text:p>
          </table:table-cell>
          <table:table-cell office:value-type="float" office:value="0.000062027" calcext:value-type="float">
            <text:p>0,000062027</text:p>
          </table:table-cell>
          <table:table-cell table:number-columns-repeated="2"/>
          <table:table-cell office:value-type="float" office:value="0.000058085" calcext:value-type="float">
            <text:p>0,000058085</text:p>
          </table:table-cell>
          <table:table-cell office:value-type="float" office:value="0.000062284" calcext:value-type="float">
            <text:p>0,000062284</text:p>
          </table:table-cell>
          <table:table-cell office:value-type="float" office:value="0.000079398" calcext:value-type="float">
            <text:p>0,000079398</text:p>
          </table:table-cell>
          <table:table-cell office:value-type="float" office:value="0.000078227" calcext:value-type="float">
            <text:p>0,000078227</text:p>
          </table:table-cell>
          <table:table-cell office:value-type="float" office:value="0.000057582" calcext:value-type="float">
            <text:p>0,000057582</text:p>
          </table:table-cell>
          <table:table-cell office:value-type="float" office:value="0.000059857" calcext:value-type="float">
            <text:p>0,000059857</text:p>
          </table:table-cell>
          <table:table-cell office:value-type="float" office:value="0.000055569" calcext:value-type="float">
            <text:p>0,000055569</text:p>
          </table:table-cell>
          <table:table-cell office:value-type="float" office:value="0.000061064" calcext:value-type="float">
            <text:p>0,000061064</text:p>
          </table:table-cell>
          <table:table-cell office:value-type="float" office:value="0.000062989" calcext:value-type="float">
            <text:p>0,000062989</text:p>
          </table:table-cell>
          <table:table-cell office:value-type="float" office:value="0.000077657" calcext:value-type="float">
            <text:p>0,000077657</text:p>
          </table:table-cell>
          <table:table-cell office:value-type="float" office:value="0.000052817" calcext:value-type="float">
            <text:p>0,000052817</text:p>
          </table:table-cell>
          <table:table-cell office:value-type="float" office:value="0.000043973" calcext:value-type="float">
            <text:p>0,000043973</text:p>
          </table:table-cell>
          <table:table-cell office:value-type="float" office:value="0.000045749" calcext:value-type="float">
            <text:p>0,000045749</text:p>
          </table:table-cell>
          <table:table-cell office:value-type="float" office:value="0.000065063" calcext:value-type="float">
            <text:p>0,000065063</text:p>
          </table:table-cell>
          <table:table-cell office:value-type="float" office:value="0.000051102" calcext:value-type="float">
            <text:p>0,000051102</text:p>
          </table:table-cell>
          <table:table-cell office:value-type="float" office:value="0.000067406" calcext:value-type="float">
            <text:p>0,000067406</text:p>
          </table:table-cell>
          <table:table-cell office:value-type="float" office:value="0.000062359" calcext:value-type="float">
            <text:p>0,000062359</text:p>
          </table:table-cell>
          <table:table-cell office:value-type="float" office:value="0.000051339" calcext:value-type="float">
            <text:p>0,000051339</text:p>
          </table:table-cell>
          <table:table-cell office:value-type="float" office:value="0.000064725" calcext:value-type="float">
            <text:p>0,000064725</text:p>
          </table:table-cell>
          <table:table-cell office:value-type="float" office:value="0.000078528" calcext:value-type="float">
            <text:p>0,000078528</text:p>
          </table:table-cell>
        </table:table-row>
        <table:table-row table:style-name="ro1">
          <table:table-cell table:number-columns-repeated="10"/>
          <table:table-cell office:value-type="float" office:value="0.000061527" calcext:value-type="float">
            <text:p>0,000061527</text:p>
          </table:table-cell>
          <table:table-cell office:value-type="float" office:value="0.00006315" calcext:value-type="float">
            <text:p>0,00006315</text:p>
          </table:table-cell>
          <table:table-cell table:number-columns-repeated="2"/>
          <table:table-cell office:value-type="float" office:value="0.000062285" calcext:value-type="float">
            <text:p>0,000062285</text:p>
          </table:table-cell>
          <table:table-cell office:value-type="float" office:value="0.000065764" calcext:value-type="float">
            <text:p>0,000065764</text:p>
          </table:table-cell>
          <table:table-cell office:value-type="float" office:value="0.000058266" calcext:value-type="float">
            <text:p>0,000058266</text:p>
          </table:table-cell>
          <table:table-cell office:value-type="float" office:value="0.00005708" calcext:value-type="float">
            <text:p>0,00005708</text:p>
          </table:table-cell>
          <table:table-cell office:value-type="float" office:value="0.000062663" calcext:value-type="float">
            <text:p>0,000062663</text:p>
          </table:table-cell>
          <table:table-cell office:value-type="float" office:value="0.000058156" calcext:value-type="float">
            <text:p>0,000058156</text:p>
          </table:table-cell>
          <table:table-cell office:value-type="float" office:value="0.00005867" calcext:value-type="float">
            <text:p>0,00005867</text:p>
          </table:table-cell>
          <table:table-cell office:value-type="float" office:value="0.000057768" calcext:value-type="float">
            <text:p>0,000057768</text:p>
          </table:table-cell>
          <table:table-cell office:value-type="float" office:value="0.000061523" calcext:value-type="float">
            <text:p>0,000061523</text:p>
          </table:table-cell>
          <table:table-cell office:value-type="float" office:value="0.000064497" calcext:value-type="float">
            <text:p>0,000064497</text:p>
          </table:table-cell>
          <table:table-cell office:value-type="float" office:value="0.000059235" calcext:value-type="float">
            <text:p>0,000059235</text:p>
          </table:table-cell>
          <table:table-cell office:value-type="float" office:value="0.000061249" calcext:value-type="float">
            <text:p>0,000061249</text:p>
          </table:table-cell>
          <table:table-cell office:value-type="float" office:value="0.000078486" calcext:value-type="float">
            <text:p>0,000078486</text:p>
          </table:table-cell>
          <table:table-cell office:value-type="float" office:value="0.000054947" calcext:value-type="float">
            <text:p>0,000054947</text:p>
          </table:table-cell>
          <table:table-cell office:value-type="float" office:value="0.000078647" calcext:value-type="float">
            <text:p>0,000078647</text:p>
          </table:table-cell>
          <table:table-cell office:value-type="float" office:value="0.000071503" calcext:value-type="float">
            <text:p>0,000071503</text:p>
          </table:table-cell>
          <table:table-cell office:value-type="float" office:value="0.000100085" calcext:value-type="float">
            <text:p>0,000100085</text:p>
          </table:table-cell>
          <table:table-cell office:value-type="float" office:value="0.000069099" calcext:value-type="float">
            <text:p>0,000069099</text:p>
          </table:table-cell>
          <table:table-cell office:value-type="float" office:value="0.000057533" calcext:value-type="float">
            <text:p>0,000057533</text:p>
          </table:table-cell>
          <table:table-cell office:value-type="float" office:value="0.000040129" calcext:value-type="float">
            <text:p>0,000040129</text:p>
          </table:table-cell>
        </table:table-row>
        <table:table-row table:style-name="ro1">
          <table:table-cell table:number-columns-repeated="10"/>
          <table:table-cell office:value-type="float" office:value="0.000056972" calcext:value-type="float">
            <text:p>0,000056972</text:p>
          </table:table-cell>
          <table:table-cell office:value-type="float" office:value="0.000067146" calcext:value-type="float">
            <text:p>0,000067146</text:p>
          </table:table-cell>
          <table:table-cell table:number-columns-repeated="2"/>
          <table:table-cell office:value-type="float" office:value="0.000057344" calcext:value-type="float">
            <text:p>0,000057344</text:p>
          </table:table-cell>
          <table:table-cell office:value-type="float" office:value="0.000061509" calcext:value-type="float">
            <text:p>0,000061509</text:p>
          </table:table-cell>
          <table:table-cell office:value-type="float" office:value="0.000058609" calcext:value-type="float">
            <text:p>0,000058609</text:p>
          </table:table-cell>
          <table:table-cell office:value-type="float" office:value="0.000062582" calcext:value-type="float">
            <text:p>0,000062582</text:p>
          </table:table-cell>
          <table:table-cell office:value-type="float" office:value="0.000057784" calcext:value-type="float">
            <text:p>0,000057784</text:p>
          </table:table-cell>
          <table:table-cell office:value-type="float" office:value="0.000061434" calcext:value-type="float">
            <text:p>0,000061434</text:p>
          </table:table-cell>
          <table:table-cell office:value-type="float" office:value="0.000055962" calcext:value-type="float">
            <text:p>0,000055962</text:p>
          </table:table-cell>
          <table:table-cell office:value-type="float" office:value="0.000071722" calcext:value-type="float">
            <text:p>0,000071722</text:p>
          </table:table-cell>
          <table:table-cell office:value-type="float" office:value="0.00007788" calcext:value-type="float">
            <text:p>0,00007788</text:p>
          </table:table-cell>
          <table:table-cell office:value-type="float" office:value="0.000058491" calcext:value-type="float">
            <text:p>0,000058491</text:p>
          </table:table-cell>
          <table:table-cell office:value-type="float" office:value="0.000081403" calcext:value-type="float">
            <text:p>0,000081403</text:p>
          </table:table-cell>
          <table:table-cell office:value-type="float" office:value="0.000039164" calcext:value-type="float">
            <text:p>0,000039164</text:p>
          </table:table-cell>
          <table:table-cell office:value-type="float" office:value="0.000040886" calcext:value-type="float">
            <text:p>0,000040886</text:p>
          </table:table-cell>
          <table:table-cell office:value-type="float" office:value="0.000038777" calcext:value-type="float">
            <text:p>0,000038777</text:p>
          </table:table-cell>
          <table:table-cell office:value-type="float" office:value="0.000072245" calcext:value-type="float">
            <text:p>0,000072245</text:p>
          </table:table-cell>
          <table:table-cell office:value-type="float" office:value="0.000040043" calcext:value-type="float">
            <text:p>0,000040043</text:p>
          </table:table-cell>
          <table:table-cell office:value-type="float" office:value="0.00005912" calcext:value-type="float">
            <text:p>0,00005912</text:p>
          </table:table-cell>
          <table:table-cell office:value-type="float" office:value="0.000077931" calcext:value-type="float">
            <text:p>0,000077931</text:p>
          </table:table-cell>
          <table:table-cell office:value-type="float" office:value="0.000080469" calcext:value-type="float">
            <text:p>0,000080469</text:p>
          </table:table-cell>
          <table:table-cell office:value-type="float" office:value="0.00006667" calcext:value-type="float">
            <text:p>0,00006667</text:p>
          </table:table-cell>
        </table:table-row>
        <table:table-row table:style-name="ro1">
          <table:table-cell table:number-columns-repeated="10"/>
          <table:table-cell office:value-type="float" office:value="0.000060398" calcext:value-type="float">
            <text:p>0,000060398</text:p>
          </table:table-cell>
          <table:table-cell office:value-type="float" office:value="0.000057727" calcext:value-type="float">
            <text:p>0,000057727</text:p>
          </table:table-cell>
          <table:table-cell table:number-columns-repeated="2"/>
          <table:table-cell office:value-type="float" office:value="0.000065757" calcext:value-type="float">
            <text:p>0,000065757</text:p>
          </table:table-cell>
          <table:table-cell office:value-type="float" office:value="0.000060204" calcext:value-type="float">
            <text:p>0,000060204</text:p>
          </table:table-cell>
          <table:table-cell office:value-type="float" office:value="0.000057056" calcext:value-type="float">
            <text:p>0,000057056</text:p>
          </table:table-cell>
          <table:table-cell office:value-type="float" office:value="0.000063274" calcext:value-type="float">
            <text:p>0,000063274</text:p>
          </table:table-cell>
          <table:table-cell office:value-type="float" office:value="0.000075067" calcext:value-type="float">
            <text:p>0,000075067</text:p>
          </table:table-cell>
          <table:table-cell office:value-type="float" office:value="0.000058722" calcext:value-type="float">
            <text:p>0,000058722</text:p>
          </table:table-cell>
          <table:table-cell office:value-type="float" office:value="0.000061279" calcext:value-type="float">
            <text:p>0,000061279</text:p>
          </table:table-cell>
          <table:table-cell office:value-type="float" office:value="0.000062561" calcext:value-type="float">
            <text:p>0,000062561</text:p>
          </table:table-cell>
          <table:table-cell office:value-type="float" office:value="0.000057803" calcext:value-type="float">
            <text:p>0,000057803</text:p>
          </table:table-cell>
          <table:table-cell office:value-type="float" office:value="0.000060615" calcext:value-type="float">
            <text:p>0,000060615</text:p>
          </table:table-cell>
          <table:table-cell office:value-type="float" office:value="0.000069789" calcext:value-type="float">
            <text:p>0,000069789</text:p>
          </table:table-cell>
          <table:table-cell office:value-type="float" office:value="0.000079552" calcext:value-type="float">
            <text:p>0,000079552</text:p>
          </table:table-cell>
          <table:table-cell office:value-type="float" office:value="0.000073328" calcext:value-type="float">
            <text:p>0,000073328</text:p>
          </table:table-cell>
          <table:table-cell office:value-type="float" office:value="0.000076051" calcext:value-type="float">
            <text:p>0,000076051</text:p>
          </table:table-cell>
          <table:table-cell office:value-type="float" office:value="0.000064694" calcext:value-type="float">
            <text:p>0,000064694</text:p>
          </table:table-cell>
          <table:table-cell office:value-type="float" office:value="0.00006264" calcext:value-type="float">
            <text:p>0,00006264</text:p>
          </table:table-cell>
          <table:table-cell office:value-type="float" office:value="0.000061974" calcext:value-type="float">
            <text:p>0,000061974</text:p>
          </table:table-cell>
          <table:table-cell office:value-type="float" office:value="0.000061391" calcext:value-type="float">
            <text:p>0,000061391</text:p>
          </table:table-cell>
          <table:table-cell office:value-type="float" office:value="0.000060371" calcext:value-type="float">
            <text:p>0,000060371</text:p>
          </table:table-cell>
          <table:table-cell office:value-type="float" office:value="0.000077466" calcext:value-type="float">
            <text:p>0,000077466</text:p>
          </table:table-cell>
        </table:table-row>
        <table:table-row table:style-name="ro1">
          <table:table-cell table:number-columns-repeated="10"/>
          <table:table-cell office:value-type="float" office:value="0.000060587" calcext:value-type="float">
            <text:p>0,000060587</text:p>
          </table:table-cell>
          <table:table-cell office:value-type="float" office:value="0.00005522" calcext:value-type="float">
            <text:p>0,00005522</text:p>
          </table:table-cell>
          <table:table-cell table:number-columns-repeated="2"/>
          <table:table-cell office:value-type="float" office:value="0.000057805" calcext:value-type="float">
            <text:p>0,000057805</text:p>
          </table:table-cell>
          <table:table-cell office:value-type="float" office:value="0.000142084" calcext:value-type="float">
            <text:p>0,000142084</text:p>
          </table:table-cell>
          <table:table-cell office:value-type="float" office:value="0.000073494" calcext:value-type="float">
            <text:p>0,000073494</text:p>
          </table:table-cell>
          <table:table-cell office:value-type="float" office:value="0.000062022" calcext:value-type="float">
            <text:p>0,000062022</text:p>
          </table:table-cell>
          <table:table-cell office:value-type="float" office:value="0.000056947" calcext:value-type="float">
            <text:p>0,000056947</text:p>
          </table:table-cell>
          <table:table-cell office:value-type="float" office:value="0.000061518" calcext:value-type="float">
            <text:p>0,000061518</text:p>
          </table:table-cell>
          <table:table-cell office:value-type="float" office:value="0.000051592" calcext:value-type="float">
            <text:p>0,000051592</text:p>
          </table:table-cell>
          <table:table-cell office:value-type="float" office:value="0.000055635" calcext:value-type="float">
            <text:p>0,000055635</text:p>
          </table:table-cell>
          <table:table-cell office:value-type="float" office:value="0.000057291" calcext:value-type="float">
            <text:p>0,000057291</text:p>
          </table:table-cell>
          <table:table-cell office:value-type="float" office:value="0.000062642" calcext:value-type="float">
            <text:p>0,000062642</text:p>
          </table:table-cell>
          <table:table-cell office:value-type="float" office:value="0.000060943" calcext:value-type="float">
            <text:p>0,000060943</text:p>
          </table:table-cell>
          <table:table-cell office:value-type="float" office:value="0.000058796" calcext:value-type="float">
            <text:p>0,000058796</text:p>
          </table:table-cell>
          <table:table-cell office:value-type="float" office:value="0.000066648" calcext:value-type="float">
            <text:p>0,000066648</text:p>
          </table:table-cell>
          <table:table-cell office:value-type="float" office:value="0.000062681" calcext:value-type="float">
            <text:p>0,000062681</text:p>
          </table:table-cell>
          <table:table-cell office:value-type="float" office:value="0.000060836" calcext:value-type="float">
            <text:p>0,000060836</text:p>
          </table:table-cell>
          <table:table-cell office:value-type="float" office:value="0.000063101" calcext:value-type="float">
            <text:p>0,000063101</text:p>
          </table:table-cell>
          <table:table-cell office:value-type="float" office:value="0.000064105" calcext:value-type="float">
            <text:p>0,000064105</text:p>
          </table:table-cell>
          <table:table-cell office:value-type="float" office:value="0.000065741" calcext:value-type="float">
            <text:p>0,000065741</text:p>
          </table:table-cell>
          <table:table-cell office:value-type="float" office:value="0.000131583" calcext:value-type="float">
            <text:p>0,000131583</text:p>
          </table:table-cell>
          <table:table-cell office:value-type="float" office:value="0.000063624" calcext:value-type="float">
            <text:p>0,000063624</text:p>
          </table:table-cell>
        </table:table-row>
        <table:table-row table:style-name="ro1">
          <table:table-cell table:number-columns-repeated="10"/>
          <table:table-cell office:value-type="float" office:value="0.000055763" calcext:value-type="float">
            <text:p>0,000055763</text:p>
          </table:table-cell>
          <table:table-cell office:value-type="float" office:value="0.000074454" calcext:value-type="float">
            <text:p>0,000074454</text:p>
          </table:table-cell>
          <table:table-cell table:number-columns-repeated="2"/>
          <table:table-cell office:value-type="float" office:value="0.000064043" calcext:value-type="float">
            <text:p>0,000064043</text:p>
          </table:table-cell>
          <table:table-cell office:value-type="float" office:value="0.000060734" calcext:value-type="float">
            <text:p>0,000060734</text:p>
          </table:table-cell>
          <table:table-cell office:value-type="float" office:value="0.000062218" calcext:value-type="float">
            <text:p>0,000062218</text:p>
          </table:table-cell>
          <table:table-cell office:value-type="float" office:value="0.000061299" calcext:value-type="float">
            <text:p>0,000061299</text:p>
          </table:table-cell>
          <table:table-cell office:value-type="float" office:value="0.00005699" calcext:value-type="float">
            <text:p>0,00005699</text:p>
          </table:table-cell>
          <table:table-cell office:value-type="float" office:value="0.000061995" calcext:value-type="float">
            <text:p>0,000061995</text:p>
          </table:table-cell>
          <table:table-cell office:value-type="float" office:value="0.000054682" calcext:value-type="float">
            <text:p>0,000054682</text:p>
          </table:table-cell>
          <table:table-cell office:value-type="float" office:value="0.00006359" calcext:value-type="float">
            <text:p>0,00006359</text:p>
          </table:table-cell>
          <table:table-cell office:value-type="float" office:value="0.000060801" calcext:value-type="float">
            <text:p>0,000060801</text:p>
          </table:table-cell>
          <table:table-cell office:value-type="float" office:value="0.000056726" calcext:value-type="float">
            <text:p>0,000056726</text:p>
          </table:table-cell>
          <table:table-cell office:value-type="float" office:value="0.000062492" calcext:value-type="float">
            <text:p>0,000062492</text:p>
          </table:table-cell>
          <table:table-cell office:value-type="float" office:value="0.000074131" calcext:value-type="float">
            <text:p>0,000074131</text:p>
          </table:table-cell>
          <table:table-cell office:value-type="float" office:value="0.000057928" calcext:value-type="float">
            <text:p>0,000057928</text:p>
          </table:table-cell>
          <table:table-cell office:value-type="float" office:value="0.000065116" calcext:value-type="float">
            <text:p>0,000065116</text:p>
          </table:table-cell>
          <table:table-cell office:value-type="float" office:value="0.000053194" calcext:value-type="float">
            <text:p>0,000053194</text:p>
          </table:table-cell>
          <table:table-cell office:value-type="float" office:value="0.000052639" calcext:value-type="float">
            <text:p>0,000052639</text:p>
          </table:table-cell>
          <table:table-cell office:value-type="float" office:value="0.000051527" calcext:value-type="float">
            <text:p>0,000051527</text:p>
          </table:table-cell>
          <table:table-cell office:value-type="float" office:value="0.000091128" calcext:value-type="float">
            <text:p>0,000091128</text:p>
          </table:table-cell>
          <table:table-cell office:value-type="float" office:value="0.000039789" calcext:value-type="float">
            <text:p>0,000039789</text:p>
          </table:table-cell>
          <table:table-cell office:value-type="float" office:value="0.00005308" calcext:value-type="float">
            <text:p>0,00005308</text:p>
          </table:table-cell>
        </table:table-row>
        <table:table-row table:style-name="ro1">
          <table:table-cell table:number-columns-repeated="10"/>
          <table:table-cell office:value-type="float" office:value="0.000056502" calcext:value-type="float">
            <text:p>0,000056502</text:p>
          </table:table-cell>
          <table:table-cell office:value-type="float" office:value="0.000074984" calcext:value-type="float">
            <text:p>0,000074984</text:p>
          </table:table-cell>
          <table:table-cell table:number-columns-repeated="2"/>
          <table:table-cell office:value-type="float" office:value="0.000076305" calcext:value-type="float">
            <text:p>0,000076305</text:p>
          </table:table-cell>
          <table:table-cell office:value-type="float" office:value="0.000062946" calcext:value-type="float">
            <text:p>0,000062946</text:p>
          </table:table-cell>
          <table:table-cell office:value-type="float" office:value="0.000058648" calcext:value-type="float">
            <text:p>0,000058648</text:p>
          </table:table-cell>
          <table:table-cell office:value-type="float" office:value="0.000060985" calcext:value-type="float">
            <text:p>0,000060985</text:p>
          </table:table-cell>
          <table:table-cell office:value-type="float" office:value="0.000056275" calcext:value-type="float">
            <text:p>0,000056275</text:p>
          </table:table-cell>
          <table:table-cell office:value-type="float" office:value="0.000056423" calcext:value-type="float">
            <text:p>0,000056423</text:p>
          </table:table-cell>
          <table:table-cell office:value-type="float" office:value="0.000061285" calcext:value-type="float">
            <text:p>0,000061285</text:p>
          </table:table-cell>
          <table:table-cell office:value-type="float" office:value="0.000062827" calcext:value-type="float">
            <text:p>0,000062827</text:p>
          </table:table-cell>
          <table:table-cell office:value-type="float" office:value="0.000056074" calcext:value-type="float">
            <text:p>0,000056074</text:p>
          </table:table-cell>
          <table:table-cell office:value-type="float" office:value="0.000058001" calcext:value-type="float">
            <text:p>0,000058001</text:p>
          </table:table-cell>
          <table:table-cell office:value-type="float" office:value="0.00003777" calcext:value-type="float">
            <text:p>0,00003777</text:p>
          </table:table-cell>
          <table:table-cell office:value-type="float" office:value="0.000038532" calcext:value-type="float">
            <text:p>0,000038532</text:p>
          </table:table-cell>
          <table:table-cell office:value-type="float" office:value="0.000041527" calcext:value-type="float">
            <text:p>0,000041527</text:p>
          </table:table-cell>
          <table:table-cell office:value-type="float" office:value="0.000056459" calcext:value-type="float">
            <text:p>0,000056459</text:p>
          </table:table-cell>
          <table:table-cell office:value-type="float" office:value="0.000043353" calcext:value-type="float">
            <text:p>0,000043353</text:p>
          </table:table-cell>
          <table:table-cell office:value-type="float" office:value="0.000053464" calcext:value-type="float">
            <text:p>0,000053464</text:p>
          </table:table-cell>
          <table:table-cell office:value-type="float" office:value="0.000052721" calcext:value-type="float">
            <text:p>0,000052721</text:p>
          </table:table-cell>
          <table:table-cell office:value-type="float" office:value="0.000048899" calcext:value-type="float">
            <text:p>0,000048899</text:p>
          </table:table-cell>
          <table:table-cell office:value-type="float" office:value="0.000050962" calcext:value-type="float">
            <text:p>0,000050962</text:p>
          </table:table-cell>
          <table:table-cell office:value-type="float" office:value="0.000040068" calcext:value-type="float">
            <text:p>0,000040068</text:p>
          </table:table-cell>
        </table:table-row>
        <table:table-row table:style-name="ro1">
          <table:table-cell table:number-columns-repeated="10"/>
          <table:table-cell office:value-type="float" office:value="0.000081922" calcext:value-type="float">
            <text:p>0,000081922</text:p>
          </table:table-cell>
          <table:table-cell office:value-type="float" office:value="0.000059182" calcext:value-type="float">
            <text:p>0,000059182</text:p>
          </table:table-cell>
          <table:table-cell table:number-columns-repeated="2"/>
          <table:table-cell office:value-type="float" office:value="0.000063764" calcext:value-type="float">
            <text:p>0,000063764</text:p>
          </table:table-cell>
          <table:table-cell office:value-type="float" office:value="0.000072765" calcext:value-type="float">
            <text:p>0,000072765</text:p>
          </table:table-cell>
          <table:table-cell office:value-type="float" office:value="0.000155184" calcext:value-type="float">
            <text:p>0,000155184</text:p>
          </table:table-cell>
          <table:table-cell office:value-type="float" office:value="0.000093924" calcext:value-type="float">
            <text:p>0,000093924</text:p>
          </table:table-cell>
          <table:table-cell office:value-type="float" office:value="0.000062166" calcext:value-type="float">
            <text:p>0,000062166</text:p>
          </table:table-cell>
          <table:table-cell office:value-type="float" office:value="0.000132233" calcext:value-type="float">
            <text:p>0,000132233</text:p>
          </table:table-cell>
          <table:table-cell office:value-type="float" office:value="0.000072874" calcext:value-type="float">
            <text:p>0,000072874</text:p>
          </table:table-cell>
          <table:table-cell office:value-type="float" office:value="0.000075208" calcext:value-type="float">
            <text:p>0,000075208</text:p>
          </table:table-cell>
          <table:table-cell office:value-type="float" office:value="0.000076905" calcext:value-type="float">
            <text:p>0,000076905</text:p>
          </table:table-cell>
          <table:table-cell office:value-type="float" office:value="0.000082708" calcext:value-type="float">
            <text:p>0,000082708</text:p>
          </table:table-cell>
          <table:table-cell office:value-type="float" office:value="0.000044457" calcext:value-type="float">
            <text:p>0,000044457</text:p>
          </table:table-cell>
          <table:table-cell office:value-type="float" office:value="0.000053831" calcext:value-type="float">
            <text:p>0,000053831</text:p>
          </table:table-cell>
          <table:table-cell office:value-type="float" office:value="0.000039251" calcext:value-type="float">
            <text:p>0,000039251</text:p>
          </table:table-cell>
          <table:table-cell office:value-type="float" office:value="0.000087882" calcext:value-type="float">
            <text:p>0,000087882</text:p>
          </table:table-cell>
          <table:table-cell office:value-type="float" office:value="0.000046192" calcext:value-type="float">
            <text:p>0,000046192</text:p>
          </table:table-cell>
          <table:table-cell office:value-type="float" office:value="0.000037529" calcext:value-type="float">
            <text:p>0,000037529</text:p>
          </table:table-cell>
          <table:table-cell office:value-type="float" office:value="0.00003737" calcext:value-type="float">
            <text:p>0,00003737</text:p>
          </table:table-cell>
          <table:table-cell office:value-type="float" office:value="0.00003834" calcext:value-type="float">
            <text:p>0,00003834</text:p>
          </table:table-cell>
          <table:table-cell office:value-type="float" office:value="0.000038601" calcext:value-type="float">
            <text:p>0,000038601</text:p>
          </table:table-cell>
          <table:table-cell office:value-type="float" office:value="0.000053421" calcext:value-type="float">
            <text:p>0,000053421</text:p>
          </table:table-cell>
        </table:table-row>
        <table:table-row table:style-name="ro1">
          <table:table-cell table:number-columns-repeated="10"/>
          <table:table-cell office:value-type="float" office:value="0.00005776" calcext:value-type="float">
            <text:p>0,00005776</text:p>
          </table:table-cell>
          <table:table-cell office:value-type="float" office:value="0.00006264" calcext:value-type="float">
            <text:p>0,00006264</text:p>
          </table:table-cell>
          <table:table-cell table:number-columns-repeated="2"/>
          <table:table-cell office:value-type="float" office:value="0.000064004" calcext:value-type="float">
            <text:p>0,000064004</text:p>
          </table:table-cell>
          <table:table-cell office:value-type="float" office:value="0.000058095" calcext:value-type="float">
            <text:p>0,000058095</text:p>
          </table:table-cell>
          <table:table-cell office:value-type="float" office:value="0.000061227" calcext:value-type="float">
            <text:p>0,000061227</text:p>
          </table:table-cell>
          <table:table-cell office:value-type="float" office:value="0.000057754" calcext:value-type="float">
            <text:p>0,000057754</text:p>
          </table:table-cell>
          <table:table-cell office:value-type="float" office:value="0.000056987" calcext:value-type="float">
            <text:p>0,000056987</text:p>
          </table:table-cell>
          <table:table-cell office:value-type="float" office:value="0.000074814" calcext:value-type="float">
            <text:p>0,000074814</text:p>
          </table:table-cell>
          <table:table-cell office:value-type="float" office:value="0.000061333" calcext:value-type="float">
            <text:p>0,000061333</text:p>
          </table:table-cell>
          <table:table-cell office:value-type="float" office:value="0.000061043" calcext:value-type="float">
            <text:p>0,000061043</text:p>
          </table:table-cell>
          <table:table-cell office:value-type="float" office:value="0.000059526" calcext:value-type="float">
            <text:p>0,000059526</text:p>
          </table:table-cell>
          <table:table-cell office:value-type="float" office:value="0.000061468" calcext:value-type="float">
            <text:p>0,000061468</text:p>
          </table:table-cell>
          <table:table-cell office:value-type="float" office:value="0.000058094" calcext:value-type="float">
            <text:p>0,000058094</text:p>
          </table:table-cell>
          <table:table-cell office:value-type="float" office:value="0.00004173" calcext:value-type="float">
            <text:p>0,00004173</text:p>
          </table:table-cell>
          <table:table-cell office:value-type="float" office:value="0.000052875" calcext:value-type="float">
            <text:p>0,000052875</text:p>
          </table:table-cell>
          <table:table-cell office:value-type="float" office:value="0.000054135" calcext:value-type="float">
            <text:p>0,000054135</text:p>
          </table:table-cell>
          <table:table-cell office:value-type="float" office:value="0.000040099" calcext:value-type="float">
            <text:p>0,000040099</text:p>
          </table:table-cell>
          <table:table-cell office:value-type="float" office:value="0.000049527" calcext:value-type="float">
            <text:p>0,000049527</text:p>
          </table:table-cell>
          <table:table-cell office:value-type="float" office:value="0.000081952" calcext:value-type="float">
            <text:p>0,000081952</text:p>
          </table:table-cell>
          <table:table-cell office:value-type="float" office:value="0.000064533" calcext:value-type="float">
            <text:p>0,000064533</text:p>
          </table:table-cell>
          <table:table-cell office:value-type="float" office:value="0.000064864" calcext:value-type="float">
            <text:p>0,000064864</text:p>
          </table:table-cell>
          <table:table-cell office:value-type="float" office:value="0.00006513" calcext:value-type="float">
            <text:p>0,00006513</text:p>
          </table:table-cell>
        </table:table-row>
        <table:table-row table:style-name="ro1">
          <table:table-cell table:number-columns-repeated="10"/>
          <table:table-cell office:value-type="float" office:value="0.000061133" calcext:value-type="float">
            <text:p>0,000061133</text:p>
          </table:table-cell>
          <table:table-cell office:value-type="float" office:value="0.000060959" calcext:value-type="float">
            <text:p>0,000060959</text:p>
          </table:table-cell>
          <table:table-cell table:number-columns-repeated="2"/>
          <table:table-cell office:value-type="float" office:value="0.000055357" calcext:value-type="float">
            <text:p>0,000055357</text:p>
          </table:table-cell>
          <table:table-cell office:value-type="float" office:value="0.000061411" calcext:value-type="float">
            <text:p>0,000061411</text:p>
          </table:table-cell>
          <table:table-cell office:value-type="float" office:value="0.000061312" calcext:value-type="float">
            <text:p>0,000061312</text:p>
          </table:table-cell>
          <table:table-cell office:value-type="float" office:value="0.000061273" calcext:value-type="float">
            <text:p>0,000061273</text:p>
          </table:table-cell>
          <table:table-cell office:value-type="float" office:value="0.000058279" calcext:value-type="float">
            <text:p>0,000058279</text:p>
          </table:table-cell>
          <table:table-cell office:value-type="float" office:value="0.000081355" calcext:value-type="float">
            <text:p>0,000081355</text:p>
          </table:table-cell>
          <table:table-cell office:value-type="float" office:value="0.000077658" calcext:value-type="float">
            <text:p>0,000077658</text:p>
          </table:table-cell>
          <table:table-cell office:value-type="float" office:value="0.000060014" calcext:value-type="float">
            <text:p>0,000060014</text:p>
          </table:table-cell>
          <table:table-cell office:value-type="float" office:value="0.000063499" calcext:value-type="float">
            <text:p>0,000063499</text:p>
          </table:table-cell>
          <table:table-cell office:value-type="float" office:value="0.000056429" calcext:value-type="float">
            <text:p>0,000056429</text:p>
          </table:table-cell>
          <table:table-cell office:value-type="float" office:value="0.000057785" calcext:value-type="float">
            <text:p>0,000057785</text:p>
          </table:table-cell>
          <table:table-cell office:value-type="float" office:value="0.000063982" calcext:value-type="float">
            <text:p>0,000063982</text:p>
          </table:table-cell>
          <table:table-cell office:value-type="float" office:value="0.000061445" calcext:value-type="float">
            <text:p>0,000061445</text:p>
          </table:table-cell>
          <table:table-cell office:value-type="float" office:value="0.00006186" calcext:value-type="float">
            <text:p>0,00006186</text:p>
          </table:table-cell>
          <table:table-cell office:value-type="float" office:value="0.000062667" calcext:value-type="float">
            <text:p>0,000062667</text:p>
          </table:table-cell>
          <table:table-cell office:value-type="float" office:value="0.000059776" calcext:value-type="float">
            <text:p>0,000059776</text:p>
          </table:table-cell>
          <table:table-cell office:value-type="float" office:value="0.000072982" calcext:value-type="float">
            <text:p>0,000072982</text:p>
          </table:table-cell>
          <table:table-cell office:value-type="float" office:value="0.00006664" calcext:value-type="float">
            <text:p>0,00006664</text:p>
          </table:table-cell>
          <table:table-cell office:value-type="float" office:value="0.000062923" calcext:value-type="float">
            <text:p>0,000062923</text:p>
          </table:table-cell>
          <table:table-cell office:value-type="float" office:value="0.000064301" calcext:value-type="float">
            <text:p>0,000064301</text:p>
          </table:table-cell>
        </table:table-row>
        <table:table-row table:style-name="ro1">
          <table:table-cell table:number-columns-repeated="10"/>
          <table:table-cell office:value-type="float" office:value="0.000061126" calcext:value-type="float">
            <text:p>0,000061126</text:p>
          </table:table-cell>
          <table:table-cell office:value-type="float" office:value="0.000057118" calcext:value-type="float">
            <text:p>0,000057118</text:p>
          </table:table-cell>
          <table:table-cell table:number-columns-repeated="2"/>
          <table:table-cell office:value-type="float" office:value="0.000081854" calcext:value-type="float">
            <text:p>0,000081854</text:p>
          </table:table-cell>
          <table:table-cell office:value-type="float" office:value="0.000064003" calcext:value-type="float">
            <text:p>0,000064003</text:p>
          </table:table-cell>
          <table:table-cell office:value-type="float" office:value="0.000063095" calcext:value-type="float">
            <text:p>0,000063095</text:p>
          </table:table-cell>
          <table:table-cell office:value-type="float" office:value="0.000062813" calcext:value-type="float">
            <text:p>0,000062813</text:p>
          </table:table-cell>
          <table:table-cell office:value-type="float" office:value="0.000058103" calcext:value-type="float">
            <text:p>0,000058103</text:p>
          </table:table-cell>
          <table:table-cell office:value-type="float" office:value="0.000062699" calcext:value-type="float">
            <text:p>0,000062699</text:p>
          </table:table-cell>
          <table:table-cell office:value-type="float" office:value="0.000062552" calcext:value-type="float">
            <text:p>0,000062552</text:p>
          </table:table-cell>
          <table:table-cell office:value-type="float" office:value="0.000060141" calcext:value-type="float">
            <text:p>0,000060141</text:p>
          </table:table-cell>
          <table:table-cell office:value-type="float" office:value="0.000062986" calcext:value-type="float">
            <text:p>0,000062986</text:p>
          </table:table-cell>
          <table:table-cell office:value-type="float" office:value="0.000065004" calcext:value-type="float">
            <text:p>0,000065004</text:p>
          </table:table-cell>
          <table:table-cell office:value-type="float" office:value="0.000062645" calcext:value-type="float">
            <text:p>0,000062645</text:p>
          </table:table-cell>
          <table:table-cell office:value-type="float" office:value="0.000057817" calcext:value-type="float">
            <text:p>0,000057817</text:p>
          </table:table-cell>
          <table:table-cell office:value-type="float" office:value="0.000082552" calcext:value-type="float">
            <text:p>0,000082552</text:p>
          </table:table-cell>
          <table:table-cell office:value-type="float" office:value="0.000063306" calcext:value-type="float">
            <text:p>0,000063306</text:p>
          </table:table-cell>
          <table:table-cell office:value-type="float" office:value="0.000065242" calcext:value-type="float">
            <text:p>0,000065242</text:p>
          </table:table-cell>
          <table:table-cell office:value-type="float" office:value="0.000061525" calcext:value-type="float">
            <text:p>0,000061525</text:p>
          </table:table-cell>
          <table:table-cell office:value-type="float" office:value="0.000066081" calcext:value-type="float">
            <text:p>0,000066081</text:p>
          </table:table-cell>
          <table:table-cell office:value-type="float" office:value="0.000062054" calcext:value-type="float">
            <text:p>0,000062054</text:p>
          </table:table-cell>
          <table:table-cell office:value-type="float" office:value="0.000061563" calcext:value-type="float">
            <text:p>0,000061563</text:p>
          </table:table-cell>
          <table:table-cell office:value-type="float" office:value="0.000065396" calcext:value-type="float">
            <text:p>0,000065396</text:p>
          </table:table-cell>
        </table:table-row>
        <table:table-row table:style-name="ro1">
          <table:table-cell table:number-columns-repeated="10"/>
          <table:table-cell office:value-type="float" office:value="0.000056824" calcext:value-type="float">
            <text:p>0,000056824</text:p>
          </table:table-cell>
          <table:table-cell office:value-type="float" office:value="0.000061932" calcext:value-type="float">
            <text:p>0,000061932</text:p>
          </table:table-cell>
          <table:table-cell table:number-columns-repeated="2"/>
          <table:table-cell office:value-type="float" office:value="0.000068497" calcext:value-type="float">
            <text:p>0,000068497</text:p>
          </table:table-cell>
          <table:table-cell office:value-type="float" office:value="0.000068018" calcext:value-type="float">
            <text:p>0,000068018</text:p>
          </table:table-cell>
          <table:table-cell office:value-type="float" office:value="0.000064664" calcext:value-type="float">
            <text:p>0,000064664</text:p>
          </table:table-cell>
          <table:table-cell office:value-type="float" office:value="0.000075298" calcext:value-type="float">
            <text:p>0,000075298</text:p>
          </table:table-cell>
          <table:table-cell office:value-type="float" office:value="0.000072835" calcext:value-type="float">
            <text:p>0,000072835</text:p>
          </table:table-cell>
          <table:table-cell office:value-type="float" office:value="0.000058469" calcext:value-type="float">
            <text:p>0,000058469</text:p>
          </table:table-cell>
          <table:table-cell office:value-type="float" office:value="0.000059082" calcext:value-type="float">
            <text:p>0,000059082</text:p>
          </table:table-cell>
          <table:table-cell office:value-type="float" office:value="0.000057244" calcext:value-type="float">
            <text:p>0,000057244</text:p>
          </table:table-cell>
          <table:table-cell office:value-type="float" office:value="0.000059182" calcext:value-type="float">
            <text:p>0,000059182</text:p>
          </table:table-cell>
          <table:table-cell office:value-type="float" office:value="0.000061651" calcext:value-type="float">
            <text:p>0,000061651</text:p>
          </table:table-cell>
          <table:table-cell office:value-type="float" office:value="0.000082374" calcext:value-type="float">
            <text:p>0,000082374</text:p>
          </table:table-cell>
          <table:table-cell office:value-type="float" office:value="0.000077225" calcext:value-type="float">
            <text:p>0,000077225</text:p>
          </table:table-cell>
          <table:table-cell office:value-type="float" office:value="0.000061996" calcext:value-type="float">
            <text:p>0,000061996</text:p>
          </table:table-cell>
          <table:table-cell office:value-type="float" office:value="0.000062383" calcext:value-type="float">
            <text:p>0,000062383</text:p>
          </table:table-cell>
          <table:table-cell office:value-type="float" office:value="0.000065693" calcext:value-type="float">
            <text:p>0,000065693</text:p>
          </table:table-cell>
          <table:table-cell office:value-type="float" office:value="0.000081303" calcext:value-type="float">
            <text:p>0,000081303</text:p>
          </table:table-cell>
          <table:table-cell office:value-type="float" office:value="0.000065181" calcext:value-type="float">
            <text:p>0,000065181</text:p>
          </table:table-cell>
          <table:table-cell office:value-type="float" office:value="0.000062878" calcext:value-type="float">
            <text:p>0,000062878</text:p>
          </table:table-cell>
          <table:table-cell office:value-type="float" office:value="0.000064855" calcext:value-type="float">
            <text:p>0,000064855</text:p>
          </table:table-cell>
          <table:table-cell office:value-type="float" office:value="0.000082651" calcext:value-type="float">
            <text:p>0,000082651</text:p>
          </table:table-cell>
        </table:table-row>
        <table:table-row table:style-name="ro1">
          <table:table-cell table:number-columns-repeated="10"/>
          <table:table-cell office:value-type="float" office:value="0.000061427" calcext:value-type="float">
            <text:p>0,000061427</text:p>
          </table:table-cell>
          <table:table-cell office:value-type="float" office:value="0.000061571" calcext:value-type="float">
            <text:p>0,000061571</text:p>
          </table:table-cell>
          <table:table-cell table:number-columns-repeated="2"/>
          <table:table-cell office:value-type="float" office:value="0.000062126" calcext:value-type="float">
            <text:p>0,000062126</text:p>
          </table:table-cell>
          <table:table-cell office:value-type="float" office:value="0.000063344" calcext:value-type="float">
            <text:p>0,000063344</text:p>
          </table:table-cell>
          <table:table-cell office:value-type="float" office:value="0.000061372" calcext:value-type="float">
            <text:p>0,000061372</text:p>
          </table:table-cell>
          <table:table-cell office:value-type="float" office:value="0.000074616" calcext:value-type="float">
            <text:p>0,000074616</text:p>
          </table:table-cell>
          <table:table-cell office:value-type="float" office:value="0.000061586" calcext:value-type="float">
            <text:p>0,000061586</text:p>
          </table:table-cell>
          <table:table-cell office:value-type="float" office:value="0.000060449" calcext:value-type="float">
            <text:p>0,000060449</text:p>
          </table:table-cell>
          <table:table-cell office:value-type="float" office:value="0.000067973" calcext:value-type="float">
            <text:p>0,000067973</text:p>
          </table:table-cell>
          <table:table-cell office:value-type="float" office:value="0.00006533" calcext:value-type="float">
            <text:p>0,00006533</text:p>
          </table:table-cell>
          <table:table-cell office:value-type="float" office:value="0.000057408" calcext:value-type="float">
            <text:p>0,000057408</text:p>
          </table:table-cell>
          <table:table-cell office:value-type="float" office:value="0.000056851" calcext:value-type="float">
            <text:p>0,000056851</text:p>
          </table:table-cell>
          <table:table-cell office:value-type="float" office:value="0.000081272" calcext:value-type="float">
            <text:p>0,000081272</text:p>
          </table:table-cell>
          <table:table-cell office:value-type="float" office:value="0.000062813" calcext:value-type="float">
            <text:p>0,000062813</text:p>
          </table:table-cell>
          <table:table-cell office:value-type="float" office:value="0.000041507" calcext:value-type="float">
            <text:p>0,000041507</text:p>
          </table:table-cell>
          <table:table-cell office:value-type="float" office:value="0.000052208" calcext:value-type="float">
            <text:p>0,000052208</text:p>
          </table:table-cell>
          <table:table-cell office:value-type="float" office:value="0.000041385" calcext:value-type="float">
            <text:p>0,000041385</text:p>
          </table:table-cell>
          <table:table-cell office:value-type="float" office:value="0.000039647" calcext:value-type="float">
            <text:p>0,000039647</text:p>
          </table:table-cell>
          <table:table-cell office:value-type="float" office:value="0.000036257" calcext:value-type="float">
            <text:p>0,000036257</text:p>
          </table:table-cell>
          <table:table-cell office:value-type="float" office:value="0.000036953" calcext:value-type="float">
            <text:p>0,000036953</text:p>
          </table:table-cell>
          <table:table-cell office:value-type="float" office:value="0.000037434" calcext:value-type="float">
            <text:p>0,000037434</text:p>
          </table:table-cell>
          <table:table-cell office:value-type="float" office:value="0.00005346" calcext:value-type="float">
            <text:p>0,00005346</text:p>
          </table:table-cell>
        </table:table-row>
        <table:table-row table:style-name="ro1">
          <table:table-cell table:number-columns-repeated="10"/>
          <table:table-cell office:value-type="float" office:value="0.000057136" calcext:value-type="float">
            <text:p>0,000057136</text:p>
          </table:table-cell>
          <table:table-cell office:value-type="float" office:value="0.000058415" calcext:value-type="float">
            <text:p>0,000058415</text:p>
          </table:table-cell>
          <table:table-cell table:number-columns-repeated="2"/>
          <table:table-cell office:value-type="float" office:value="0.000058854" calcext:value-type="float">
            <text:p>0,000058854</text:p>
          </table:table-cell>
          <table:table-cell office:value-type="float" office:value="0.000066711" calcext:value-type="float">
            <text:p>0,000066711</text:p>
          </table:table-cell>
          <table:table-cell office:value-type="float" office:value="0.000064251" calcext:value-type="float">
            <text:p>0,000064251</text:p>
          </table:table-cell>
          <table:table-cell office:value-type="float" office:value="0.000057554" calcext:value-type="float">
            <text:p>0,000057554</text:p>
          </table:table-cell>
          <table:table-cell office:value-type="float" office:value="0.000055608" calcext:value-type="float">
            <text:p>0,000055608</text:p>
          </table:table-cell>
          <table:table-cell office:value-type="float" office:value="0.000063398" calcext:value-type="float">
            <text:p>0,000063398</text:p>
          </table:table-cell>
          <table:table-cell office:value-type="float" office:value="0.000058067" calcext:value-type="float">
            <text:p>0,000058067</text:p>
          </table:table-cell>
          <table:table-cell office:value-type="float" office:value="0.000056978" calcext:value-type="float">
            <text:p>0,000056978</text:p>
          </table:table-cell>
          <table:table-cell office:value-type="float" office:value="0.000061967" calcext:value-type="float">
            <text:p>0,000061967</text:p>
          </table:table-cell>
          <table:table-cell office:value-type="float" office:value="0.000063645" calcext:value-type="float">
            <text:p>0,000063645</text:p>
          </table:table-cell>
          <table:table-cell office:value-type="float" office:value="0.000055096" calcext:value-type="float">
            <text:p>0,000055096</text:p>
          </table:table-cell>
          <table:table-cell office:value-type="float" office:value="0.000053769" calcext:value-type="float">
            <text:p>0,000053769</text:p>
          </table:table-cell>
          <table:table-cell office:value-type="float" office:value="0.000039673" calcext:value-type="float">
            <text:p>0,000039673</text:p>
          </table:table-cell>
          <table:table-cell office:value-type="float" office:value="0.000037984" calcext:value-type="float">
            <text:p>0,000037984</text:p>
          </table:table-cell>
          <table:table-cell office:value-type="float" office:value="0.000040083" calcext:value-type="float">
            <text:p>0,000040083</text:p>
          </table:table-cell>
          <table:table-cell office:value-type="float" office:value="0.000057766" calcext:value-type="float">
            <text:p>0,000057766</text:p>
          </table:table-cell>
          <table:table-cell office:value-type="float" office:value="0.000036938" calcext:value-type="float">
            <text:p>0,000036938</text:p>
          </table:table-cell>
          <table:table-cell office:value-type="float" office:value="0.000043557" calcext:value-type="float">
            <text:p>0,000043557</text:p>
          </table:table-cell>
          <table:table-cell office:value-type="float" office:value="0.00003747" calcext:value-type="float">
            <text:p>0,00003747</text:p>
          </table:table-cell>
          <table:table-cell office:value-type="float" office:value="0.000055123" calcext:value-type="float">
            <text:p>0,000055123</text:p>
          </table:table-cell>
        </table:table-row>
        <table:table-row table:style-name="ro1">
          <table:table-cell table:number-columns-repeated="10"/>
          <table:table-cell office:value-type="float" office:value="0.00006106" calcext:value-type="float">
            <text:p>0,00006106</text:p>
          </table:table-cell>
          <table:table-cell office:value-type="float" office:value="0.000058066" calcext:value-type="float">
            <text:p>0,000058066</text:p>
          </table:table-cell>
          <table:table-cell table:number-columns-repeated="2"/>
          <table:table-cell office:value-type="float" office:value="0.00006104" calcext:value-type="float">
            <text:p>0,00006104</text:p>
          </table:table-cell>
          <table:table-cell office:value-type="float" office:value="0.000057895" calcext:value-type="float">
            <text:p>0,000057895</text:p>
          </table:table-cell>
          <table:table-cell office:value-type="float" office:value="0.000063122" calcext:value-type="float">
            <text:p>0,000063122</text:p>
          </table:table-cell>
          <table:table-cell office:value-type="float" office:value="0.000058409" calcext:value-type="float">
            <text:p>0,000058409</text:p>
          </table:table-cell>
          <table:table-cell office:value-type="float" office:value="0.000061209" calcext:value-type="float">
            <text:p>0,000061209</text:p>
          </table:table-cell>
          <table:table-cell office:value-type="float" office:value="0.000056681" calcext:value-type="float">
            <text:p>0,000056681</text:p>
          </table:table-cell>
          <table:table-cell office:value-type="float" office:value="0.00005454" calcext:value-type="float">
            <text:p>0,00005454</text:p>
          </table:table-cell>
          <table:table-cell office:value-type="float" office:value="0.000073326" calcext:value-type="float">
            <text:p>0,000073326</text:p>
          </table:table-cell>
          <table:table-cell office:value-type="float" office:value="0.000062438" calcext:value-type="float">
            <text:p>0,000062438</text:p>
          </table:table-cell>
          <table:table-cell office:value-type="float" office:value="0.000056042" calcext:value-type="float">
            <text:p>0,000056042</text:p>
          </table:table-cell>
          <table:table-cell office:value-type="float" office:value="0.000060911" calcext:value-type="float">
            <text:p>0,000060911</text:p>
          </table:table-cell>
          <table:table-cell office:value-type="float" office:value="0.000051909" calcext:value-type="float">
            <text:p>0,000051909</text:p>
          </table:table-cell>
          <table:table-cell office:value-type="float" office:value="0.000073948" calcext:value-type="float">
            <text:p>0,000073948</text:p>
          </table:table-cell>
          <table:table-cell office:value-type="float" office:value="0.000063645" calcext:value-type="float">
            <text:p>0,000063645</text:p>
          </table:table-cell>
          <table:table-cell office:value-type="float" office:value="0.000062298" calcext:value-type="float">
            <text:p>0,000062298</text:p>
          </table:table-cell>
          <table:table-cell office:value-type="float" office:value="0.000064108" calcext:value-type="float">
            <text:p>0,000064108</text:p>
          </table:table-cell>
          <table:table-cell office:value-type="float" office:value="0.000061283" calcext:value-type="float">
            <text:p>0,000061283</text:p>
          </table:table-cell>
          <table:table-cell office:value-type="float" office:value="0.000060896" calcext:value-type="float">
            <text:p>0,000060896</text:p>
          </table:table-cell>
          <table:table-cell office:value-type="float" office:value="0.000065187" calcext:value-type="float">
            <text:p>0,000065187</text:p>
          </table:table-cell>
          <table:table-cell office:value-type="float" office:value="0.000064279" calcext:value-type="float">
            <text:p>0,000064279</text:p>
          </table:table-cell>
        </table:table-row>
        <table:table-row table:style-name="ro1">
          <table:table-cell table:number-columns-repeated="10"/>
          <table:table-cell office:value-type="float" office:value="0.000059803" calcext:value-type="float">
            <text:p>0,000059803</text:p>
          </table:table-cell>
          <table:table-cell office:value-type="float" office:value="0.000079246" calcext:value-type="float">
            <text:p>0,000079246</text:p>
          </table:table-cell>
          <table:table-cell table:number-columns-repeated="2"/>
          <table:table-cell office:value-type="float" office:value="0.000062739" calcext:value-type="float">
            <text:p>0,000062739</text:p>
          </table:table-cell>
          <table:table-cell office:value-type="float" office:value="0.000062012" calcext:value-type="float">
            <text:p>0,000062012</text:p>
          </table:table-cell>
          <table:table-cell office:value-type="float" office:value="0.000058317" calcext:value-type="float">
            <text:p>0,000058317</text:p>
          </table:table-cell>
          <table:table-cell office:value-type="float" office:value="0.000063701" calcext:value-type="float">
            <text:p>0,000063701</text:p>
          </table:table-cell>
          <table:table-cell office:value-type="float" office:value="0.000062332" calcext:value-type="float">
            <text:p>0,000062332</text:p>
          </table:table-cell>
          <table:table-cell office:value-type="float" office:value="0.000057534" calcext:value-type="float">
            <text:p>0,000057534</text:p>
          </table:table-cell>
          <table:table-cell office:value-type="float" office:value="0.000057386" calcext:value-type="float">
            <text:p>0,000057386</text:p>
          </table:table-cell>
          <table:table-cell office:value-type="float" office:value="0.000061751" calcext:value-type="float">
            <text:p>0,000061751</text:p>
          </table:table-cell>
          <table:table-cell office:value-type="float" office:value="0.000059484" calcext:value-type="float">
            <text:p>0,000059484</text:p>
          </table:table-cell>
          <table:table-cell office:value-type="float" office:value="0.000082244" calcext:value-type="float">
            <text:p>0,000082244</text:p>
          </table:table-cell>
          <table:table-cell office:value-type="float" office:value="0.000057414" calcext:value-type="float">
            <text:p>0,000057414</text:p>
          </table:table-cell>
          <table:table-cell office:value-type="float" office:value="0.000065422" calcext:value-type="float">
            <text:p>0,000065422</text:p>
          </table:table-cell>
          <table:table-cell office:value-type="float" office:value="0.000060814" calcext:value-type="float">
            <text:p>0,000060814</text:p>
          </table:table-cell>
          <table:table-cell office:value-type="float" office:value="0.000084048" calcext:value-type="float">
            <text:p>0,000084048</text:p>
          </table:table-cell>
          <table:table-cell office:value-type="float" office:value="0.000065318" calcext:value-type="float">
            <text:p>0,000065318</text:p>
          </table:table-cell>
          <table:table-cell office:value-type="float" office:value="0.00006125" calcext:value-type="float">
            <text:p>0,00006125</text:p>
          </table:table-cell>
          <table:table-cell office:value-type="float" office:value="0.000061312" calcext:value-type="float">
            <text:p>0,000061312</text:p>
          </table:table-cell>
          <table:table-cell office:value-type="float" office:value="0.000063487" calcext:value-type="float">
            <text:p>0,000063487</text:p>
          </table:table-cell>
          <table:table-cell office:value-type="float" office:value="0.000081986" calcext:value-type="float">
            <text:p>0,000081986</text:p>
          </table:table-cell>
          <table:table-cell office:value-type="float" office:value="0.000064536" calcext:value-type="float">
            <text:p>0,000064536</text:p>
          </table:table-cell>
        </table:table-row>
        <table:table-row table:style-name="ro1">
          <table:table-cell table:number-columns-repeated="10"/>
          <table:table-cell office:value-type="float" office:value="0.00006568" calcext:value-type="float">
            <text:p>0,00006568</text:p>
          </table:table-cell>
          <table:table-cell office:value-type="float" office:value="0.000060967" calcext:value-type="float">
            <text:p>0,000060967</text:p>
          </table:table-cell>
          <table:table-cell table:number-columns-repeated="2"/>
          <table:table-cell office:value-type="float" office:value="0.000067454" calcext:value-type="float">
            <text:p>0,000067454</text:p>
          </table:table-cell>
          <table:table-cell office:value-type="float" office:value="0.00006099" calcext:value-type="float">
            <text:p>0,00006099</text:p>
          </table:table-cell>
          <table:table-cell office:value-type="float" office:value="0.00009128" calcext:value-type="float">
            <text:p>0,00009128</text:p>
          </table:table-cell>
          <table:table-cell office:value-type="float" office:value="0.000058553" calcext:value-type="float">
            <text:p>0,000058553</text:p>
          </table:table-cell>
          <table:table-cell office:value-type="float" office:value="0.000058399" calcext:value-type="float">
            <text:p>0,000058399</text:p>
          </table:table-cell>
          <table:table-cell office:value-type="float" office:value="0.000064658" calcext:value-type="float">
            <text:p>0,000064658</text:p>
          </table:table-cell>
          <table:table-cell office:value-type="float" office:value="0.000056983" calcext:value-type="float">
            <text:p>0,000056983</text:p>
          </table:table-cell>
          <table:table-cell office:value-type="float" office:value="0.000057039" calcext:value-type="float">
            <text:p>0,000057039</text:p>
          </table:table-cell>
          <table:table-cell office:value-type="float" office:value="0.000054323" calcext:value-type="float">
            <text:p>0,000054323</text:p>
          </table:table-cell>
          <table:table-cell office:value-type="float" office:value="0.000060858" calcext:value-type="float">
            <text:p>0,000060858</text:p>
          </table:table-cell>
          <table:table-cell office:value-type="float" office:value="0.000061021" calcext:value-type="float">
            <text:p>0,000061021</text:p>
          </table:table-cell>
          <table:table-cell office:value-type="float" office:value="0.000061584" calcext:value-type="float">
            <text:p>0,000061584</text:p>
          </table:table-cell>
          <table:table-cell office:value-type="float" office:value="0.000063228" calcext:value-type="float">
            <text:p>0,000063228</text:p>
          </table:table-cell>
          <table:table-cell office:value-type="float" office:value="0.000061062" calcext:value-type="float">
            <text:p>0,000061062</text:p>
          </table:table-cell>
          <table:table-cell office:value-type="float" office:value="0.000061947" calcext:value-type="float">
            <text:p>0,000061947</text:p>
          </table:table-cell>
          <table:table-cell office:value-type="float" office:value="0.000061519" calcext:value-type="float">
            <text:p>0,000061519</text:p>
          </table:table-cell>
          <table:table-cell office:value-type="float" office:value="0.00006372" calcext:value-type="float">
            <text:p>0,00006372</text:p>
          </table:table-cell>
          <table:table-cell office:value-type="float" office:value="0.000064959" calcext:value-type="float">
            <text:p>0,000064959</text:p>
          </table:table-cell>
          <table:table-cell office:value-type="float" office:value="0.000062784" calcext:value-type="float">
            <text:p>0,000062784</text:p>
          </table:table-cell>
          <table:table-cell office:value-type="float" office:value="0.000061498" calcext:value-type="float">
            <text:p>0,000061498</text:p>
          </table:table-cell>
        </table:table-row>
        <table:table-row table:style-name="ro1">
          <table:table-cell table:number-columns-repeated="10"/>
          <table:table-cell office:value-type="float" office:value="0.000064366" calcext:value-type="float">
            <text:p>0,000064366</text:p>
          </table:table-cell>
          <table:table-cell office:value-type="float" office:value="0.000062004" calcext:value-type="float">
            <text:p>0,000062004</text:p>
          </table:table-cell>
          <table:table-cell table:number-columns-repeated="2"/>
          <table:table-cell office:value-type="float" office:value="0.000064778" calcext:value-type="float">
            <text:p>0,000064778</text:p>
          </table:table-cell>
          <table:table-cell office:value-type="float" office:value="0.000062583" calcext:value-type="float">
            <text:p>0,000062583</text:p>
          </table:table-cell>
          <table:table-cell office:value-type="float" office:value="0.000060165" calcext:value-type="float">
            <text:p>0,000060165</text:p>
          </table:table-cell>
          <table:table-cell office:value-type="float" office:value="0.000064372" calcext:value-type="float">
            <text:p>0,000064372</text:p>
          </table:table-cell>
          <table:table-cell office:value-type="float" office:value="0.000062141" calcext:value-type="float">
            <text:p>0,000062141</text:p>
          </table:table-cell>
          <table:table-cell office:value-type="float" office:value="0.000064247" calcext:value-type="float">
            <text:p>0,000064247</text:p>
          </table:table-cell>
          <table:table-cell office:value-type="float" office:value="0.000060808" calcext:value-type="float">
            <text:p>0,000060808</text:p>
          </table:table-cell>
          <table:table-cell office:value-type="float" office:value="0.000073576" calcext:value-type="float">
            <text:p>0,000073576</text:p>
          </table:table-cell>
          <table:table-cell office:value-type="float" office:value="0.00007343" calcext:value-type="float">
            <text:p>0,00007343</text:p>
          </table:table-cell>
          <table:table-cell office:value-type="float" office:value="0.000065287" calcext:value-type="float">
            <text:p>0,000065287</text:p>
          </table:table-cell>
          <table:table-cell office:value-type="float" office:value="0.000058367" calcext:value-type="float">
            <text:p>0,000058367</text:p>
          </table:table-cell>
          <table:table-cell office:value-type="float" office:value="0.000061333" calcext:value-type="float">
            <text:p>0,000061333</text:p>
          </table:table-cell>
          <table:table-cell office:value-type="float" office:value="0.000063566" calcext:value-type="float">
            <text:p>0,000063566</text:p>
          </table:table-cell>
          <table:table-cell office:value-type="float" office:value="0.00006651" calcext:value-type="float">
            <text:p>0,00006651</text:p>
          </table:table-cell>
          <table:table-cell office:value-type="float" office:value="0.000067181" calcext:value-type="float">
            <text:p>0,000067181</text:p>
          </table:table-cell>
          <table:table-cell office:value-type="float" office:value="0.000039733" calcext:value-type="float">
            <text:p>0,000039733</text:p>
          </table:table-cell>
          <table:table-cell office:value-type="float" office:value="0.000071879" calcext:value-type="float">
            <text:p>0,000071879</text:p>
          </table:table-cell>
          <table:table-cell office:value-type="float" office:value="0.000065774" calcext:value-type="float">
            <text:p>0,000065774</text:p>
          </table:table-cell>
          <table:table-cell office:value-type="float" office:value="0.000082254" calcext:value-type="float">
            <text:p>0,000082254</text:p>
          </table:table-cell>
          <table:table-cell office:value-type="float" office:value="0.000076191" calcext:value-type="float">
            <text:p>0,000076191</text:p>
          </table:table-cell>
        </table:table-row>
        <table:table-row table:style-name="ro1">
          <table:table-cell table:number-columns-repeated="10"/>
          <table:table-cell office:value-type="float" office:value="0.000061544" calcext:value-type="float">
            <text:p>0,000061544</text:p>
          </table:table-cell>
          <table:table-cell office:value-type="float" office:value="0.000064019" calcext:value-type="float">
            <text:p>0,000064019</text:p>
          </table:table-cell>
          <table:table-cell table:number-columns-repeated="2"/>
          <table:table-cell office:value-type="float" office:value="0.000059887" calcext:value-type="float">
            <text:p>0,000059887</text:p>
          </table:table-cell>
          <table:table-cell office:value-type="float" office:value="0.000057627" calcext:value-type="float">
            <text:p>0,000057627</text:p>
          </table:table-cell>
          <table:table-cell office:value-type="float" office:value="0.000063079" calcext:value-type="float">
            <text:p>0,000063079</text:p>
          </table:table-cell>
          <table:table-cell office:value-type="float" office:value="0.000056875" calcext:value-type="float">
            <text:p>0,000056875</text:p>
          </table:table-cell>
          <table:table-cell office:value-type="float" office:value="0.000056999" calcext:value-type="float">
            <text:p>0,000056999</text:p>
          </table:table-cell>
          <table:table-cell office:value-type="float" office:value="0.000061864" calcext:value-type="float">
            <text:p>0,000061864</text:p>
          </table:table-cell>
          <table:table-cell office:value-type="float" office:value="0.000060436" calcext:value-type="float">
            <text:p>0,000060436</text:p>
          </table:table-cell>
          <table:table-cell office:value-type="float" office:value="0.000061978" calcext:value-type="float">
            <text:p>0,000061978</text:p>
          </table:table-cell>
          <table:table-cell office:value-type="float" office:value="0.000057946" calcext:value-type="float">
            <text:p>0,000057946</text:p>
          </table:table-cell>
          <table:table-cell office:value-type="float" office:value="0.000057002" calcext:value-type="float">
            <text:p>0,000057002</text:p>
          </table:table-cell>
          <table:table-cell office:value-type="float" office:value="0.000060422" calcext:value-type="float">
            <text:p>0,000060422</text:p>
          </table:table-cell>
          <table:table-cell office:value-type="float" office:value="0.000063388" calcext:value-type="float">
            <text:p>0,000063388</text:p>
          </table:table-cell>
          <table:table-cell office:value-type="float" office:value="0.000061123" calcext:value-type="float">
            <text:p>0,000061123</text:p>
          </table:table-cell>
          <table:table-cell office:value-type="float" office:value="0.000060781" calcext:value-type="float">
            <text:p>0,000060781</text:p>
          </table:table-cell>
          <table:table-cell office:value-type="float" office:value="0.000065591" calcext:value-type="float">
            <text:p>0,000065591</text:p>
          </table:table-cell>
          <table:table-cell office:value-type="float" office:value="0.000069455" calcext:value-type="float">
            <text:p>0,000069455</text:p>
          </table:table-cell>
          <table:table-cell office:value-type="float" office:value="0.00006633" calcext:value-type="float">
            <text:p>0,00006633</text:p>
          </table:table-cell>
          <table:table-cell office:value-type="float" office:value="0.000063421" calcext:value-type="float">
            <text:p>0,000063421</text:p>
          </table:table-cell>
          <table:table-cell office:value-type="float" office:value="0.000058422" calcext:value-type="float">
            <text:p>0,000058422</text:p>
          </table:table-cell>
          <table:table-cell office:value-type="float" office:value="0.000061042" calcext:value-type="float">
            <text:p>0,000061042</text:p>
          </table:table-cell>
        </table:table-row>
        <table:table-row table:style-name="ro1">
          <table:table-cell table:number-columns-repeated="10"/>
          <table:table-cell office:value-type="float" office:value="0.000056521" calcext:value-type="float">
            <text:p>0,000056521</text:p>
          </table:table-cell>
          <table:table-cell office:value-type="float" office:value="0.000063341" calcext:value-type="float">
            <text:p>0,000063341</text:p>
          </table:table-cell>
          <table:table-cell table:number-columns-repeated="2"/>
          <table:table-cell office:value-type="float" office:value="0.000061879" calcext:value-type="float">
            <text:p>0,000061879</text:p>
          </table:table-cell>
          <table:table-cell office:value-type="float" office:value="0.000061018" calcext:value-type="float">
            <text:p>0,000061018</text:p>
          </table:table-cell>
          <table:table-cell office:value-type="float" office:value="0.000052214" calcext:value-type="float">
            <text:p>0,000052214</text:p>
          </table:table-cell>
          <table:table-cell office:value-type="float" office:value="0.000056713" calcext:value-type="float">
            <text:p>0,000056713</text:p>
          </table:table-cell>
          <table:table-cell office:value-type="float" office:value="0.000055623" calcext:value-type="float">
            <text:p>0,000055623</text:p>
          </table:table-cell>
          <table:table-cell office:value-type="float" office:value="0.000067053" calcext:value-type="float">
            <text:p>0,000067053</text:p>
          </table:table-cell>
          <table:table-cell office:value-type="float" office:value="0.000074132" calcext:value-type="float">
            <text:p>0,000074132</text:p>
          </table:table-cell>
          <table:table-cell office:value-type="float" office:value="0.000058545" calcext:value-type="float">
            <text:p>0,000058545</text:p>
          </table:table-cell>
          <table:table-cell office:value-type="float" office:value="0.000062081" calcext:value-type="float">
            <text:p>0,000062081</text:p>
          </table:table-cell>
          <table:table-cell office:value-type="float" office:value="0.000062761" calcext:value-type="float">
            <text:p>0,000062761</text:p>
          </table:table-cell>
          <table:table-cell office:value-type="float" office:value="0.000079219" calcext:value-type="float">
            <text:p>0,000079219</text:p>
          </table:table-cell>
          <table:table-cell office:value-type="float" office:value="0.000067538" calcext:value-type="float">
            <text:p>0,000067538</text:p>
          </table:table-cell>
          <table:table-cell office:value-type="float" office:value="0.000039315" calcext:value-type="float">
            <text:p>0,000039315</text:p>
          </table:table-cell>
          <table:table-cell office:value-type="float" office:value="0.000054555" calcext:value-type="float">
            <text:p>0,000054555</text:p>
          </table:table-cell>
          <table:table-cell office:value-type="float" office:value="0.000038756" calcext:value-type="float">
            <text:p>0,000038756</text:p>
          </table:table-cell>
          <table:table-cell office:value-type="float" office:value="0.000037565" calcext:value-type="float">
            <text:p>0,000037565</text:p>
          </table:table-cell>
          <table:table-cell office:value-type="float" office:value="0.000037628" calcext:value-type="float">
            <text:p>0,000037628</text:p>
          </table:table-cell>
          <table:table-cell office:value-type="float" office:value="0.000040922" calcext:value-type="float">
            <text:p>0,000040922</text:p>
          </table:table-cell>
          <table:table-cell office:value-type="float" office:value="0.000038787" calcext:value-type="float">
            <text:p>0,000038787</text:p>
          </table:table-cell>
          <table:table-cell office:value-type="float" office:value="0.000053568" calcext:value-type="float">
            <text:p>0,000053568</text:p>
          </table:table-cell>
        </table:table-row>
        <table:table-row table:style-name="ro1">
          <table:table-cell table:number-columns-repeated="10"/>
          <table:table-cell office:value-type="float" office:value="0.0000719" calcext:value-type="float">
            <text:p>0,0000719</text:p>
          </table:table-cell>
          <table:table-cell office:value-type="float" office:value="0.000061242" calcext:value-type="float">
            <text:p>0,000061242</text:p>
          </table:table-cell>
          <table:table-cell table:number-columns-repeated="2"/>
          <table:table-cell office:value-type="float" office:value="0.000061993" calcext:value-type="float">
            <text:p>0,000061993</text:p>
          </table:table-cell>
          <table:table-cell office:value-type="float" office:value="0.00005658" calcext:value-type="float">
            <text:p>0,00005658</text:p>
          </table:table-cell>
          <table:table-cell office:value-type="float" office:value="0.000058267" calcext:value-type="float">
            <text:p>0,000058267</text:p>
          </table:table-cell>
          <table:table-cell office:value-type="float" office:value="0.000057937" calcext:value-type="float">
            <text:p>0,000057937</text:p>
          </table:table-cell>
          <table:table-cell office:value-type="float" office:value="0.000093723" calcext:value-type="float">
            <text:p>0,000093723</text:p>
          </table:table-cell>
          <table:table-cell office:value-type="float" office:value="0.0000623" calcext:value-type="float">
            <text:p>0,0000623</text:p>
          </table:table-cell>
          <table:table-cell office:value-type="float" office:value="0.000061197" calcext:value-type="float">
            <text:p>0,000061197</text:p>
          </table:table-cell>
          <table:table-cell office:value-type="float" office:value="0.000036689" calcext:value-type="float">
            <text:p>0,000036689</text:p>
          </table:table-cell>
          <table:table-cell office:value-type="float" office:value="0.000039401" calcext:value-type="float">
            <text:p>0,000039401</text:p>
          </table:table-cell>
          <table:table-cell office:value-type="float" office:value="0.0000508" calcext:value-type="float">
            <text:p>0,0000508</text:p>
          </table:table-cell>
          <table:table-cell office:value-type="float" office:value="0.000042428" calcext:value-type="float">
            <text:p>0,000042428</text:p>
          </table:table-cell>
          <table:table-cell office:value-type="float" office:value="0.000039761" calcext:value-type="float">
            <text:p>0,000039761</text:p>
          </table:table-cell>
          <table:table-cell office:value-type="float" office:value="0.000039306" calcext:value-type="float">
            <text:p>0,000039306</text:p>
          </table:table-cell>
          <table:table-cell office:value-type="float" office:value="0.000040269" calcext:value-type="float">
            <text:p>0,000040269</text:p>
          </table:table-cell>
          <table:table-cell office:value-type="float" office:value="0.000040557" calcext:value-type="float">
            <text:p>0,000040557</text:p>
          </table:table-cell>
          <table:table-cell office:value-type="float" office:value="0.000038454" calcext:value-type="float">
            <text:p>0,000038454</text:p>
          </table:table-cell>
          <table:table-cell office:value-type="float" office:value="0.000037901" calcext:value-type="float">
            <text:p>0,000037901</text:p>
          </table:table-cell>
          <table:table-cell office:value-type="float" office:value="0.00003984" calcext:value-type="float">
            <text:p>0,00003984</text:p>
          </table:table-cell>
          <table:table-cell office:value-type="float" office:value="0.000037805" calcext:value-type="float">
            <text:p>0,000037805</text:p>
          </table:table-cell>
          <table:table-cell office:value-type="float" office:value="0.000051256" calcext:value-type="float">
            <text:p>0,000051256</text:p>
          </table:table-cell>
        </table:table-row>
        <table:table-row table:style-name="ro1">
          <table:table-cell table:number-columns-repeated="10"/>
          <table:table-cell office:value-type="float" office:value="0.000061975" calcext:value-type="float">
            <text:p>0,000061975</text:p>
          </table:table-cell>
          <table:table-cell office:value-type="float" office:value="0.00007977" calcext:value-type="float">
            <text:p>0,00007977</text:p>
          </table:table-cell>
          <table:table-cell table:number-columns-repeated="2"/>
          <table:table-cell office:value-type="float" office:value="0.000060559" calcext:value-type="float">
            <text:p>0,000060559</text:p>
          </table:table-cell>
          <table:table-cell office:value-type="float" office:value="0.00007651" calcext:value-type="float">
            <text:p>0,00007651</text:p>
          </table:table-cell>
          <table:table-cell office:value-type="float" office:value="0.000057318" calcext:value-type="float">
            <text:p>0,000057318</text:p>
          </table:table-cell>
          <table:table-cell office:value-type="float" office:value="0.000062952" calcext:value-type="float">
            <text:p>0,000062952</text:p>
          </table:table-cell>
          <table:table-cell office:value-type="float" office:value="0.000054114" calcext:value-type="float">
            <text:p>0,000054114</text:p>
          </table:table-cell>
          <table:table-cell office:value-type="float" office:value="0.000063019" calcext:value-type="float">
            <text:p>0,000063019</text:p>
          </table:table-cell>
          <table:table-cell office:value-type="float" office:value="0.00005906" calcext:value-type="float">
            <text:p>0,00005906</text:p>
          </table:table-cell>
          <table:table-cell office:value-type="float" office:value="0.000061911" calcext:value-type="float">
            <text:p>0,000061911</text:p>
          </table:table-cell>
          <table:table-cell office:value-type="float" office:value="0.000057799" calcext:value-type="float">
            <text:p>0,000057799</text:p>
          </table:table-cell>
          <table:table-cell office:value-type="float" office:value="0.00005513" calcext:value-type="float">
            <text:p>0,00005513</text:p>
          </table:table-cell>
          <table:table-cell office:value-type="float" office:value="0.000040626" calcext:value-type="float">
            <text:p>0,000040626</text:p>
          </table:table-cell>
          <table:table-cell office:value-type="float" office:value="0.000045426" calcext:value-type="float">
            <text:p>0,000045426</text:p>
          </table:table-cell>
          <table:table-cell office:value-type="float" office:value="0.000037532" calcext:value-type="float">
            <text:p>0,000037532</text:p>
          </table:table-cell>
          <table:table-cell office:value-type="float" office:value="0.000040077" calcext:value-type="float">
            <text:p>0,000040077</text:p>
          </table:table-cell>
          <table:table-cell office:value-type="float" office:value="0.000054107" calcext:value-type="float">
            <text:p>0,000054107</text:p>
          </table:table-cell>
          <table:table-cell office:value-type="float" office:value="0.000074659" calcext:value-type="float">
            <text:p>0,000074659</text:p>
          </table:table-cell>
          <table:table-cell office:value-type="float" office:value="0.000063225" calcext:value-type="float">
            <text:p>0,000063225</text:p>
          </table:table-cell>
          <table:table-cell office:value-type="float" office:value="0.000078298" calcext:value-type="float">
            <text:p>0,000078298</text:p>
          </table:table-cell>
          <table:table-cell office:value-type="float" office:value="0.000067786" calcext:value-type="float">
            <text:p>0,000067786</text:p>
          </table:table-cell>
          <table:table-cell office:value-type="float" office:value="0.000063098" calcext:value-type="float">
            <text:p>0,000063098</text:p>
          </table:table-cell>
        </table:table-row>
        <table:table-row table:style-name="ro1">
          <table:table-cell table:number-columns-repeated="10"/>
          <table:table-cell office:value-type="float" office:value="0.000082863" calcext:value-type="float">
            <text:p>0,000082863</text:p>
          </table:table-cell>
          <table:table-cell office:value-type="float" office:value="0.000062783" calcext:value-type="float">
            <text:p>0,000062783</text:p>
          </table:table-cell>
          <table:table-cell table:number-columns-repeated="2"/>
          <table:table-cell office:value-type="float" office:value="0.000061866" calcext:value-type="float">
            <text:p>0,000061866</text:p>
          </table:table-cell>
          <table:table-cell office:value-type="float" office:value="0.000076341" calcext:value-type="float">
            <text:p>0,000076341</text:p>
          </table:table-cell>
          <table:table-cell office:value-type="float" office:value="0.000066296" calcext:value-type="float">
            <text:p>0,000066296</text:p>
          </table:table-cell>
          <table:table-cell office:value-type="float" office:value="0.000056472" calcext:value-type="float">
            <text:p>0,000056472</text:p>
          </table:table-cell>
          <table:table-cell office:value-type="float" office:value="0.000062669" calcext:value-type="float">
            <text:p>0,000062669</text:p>
          </table:table-cell>
          <table:table-cell office:value-type="float" office:value="0.000057808" calcext:value-type="float">
            <text:p>0,000057808</text:p>
          </table:table-cell>
          <table:table-cell office:value-type="float" office:value="0.000056845" calcext:value-type="float">
            <text:p>0,000056845</text:p>
          </table:table-cell>
          <table:table-cell office:value-type="float" office:value="0.00006254" calcext:value-type="float">
            <text:p>0,00006254</text:p>
          </table:table-cell>
          <table:table-cell office:value-type="float" office:value="0.000060495" calcext:value-type="float">
            <text:p>0,000060495</text:p>
          </table:table-cell>
          <table:table-cell office:value-type="float" office:value="0.000062309" calcext:value-type="float">
            <text:p>0,000062309</text:p>
          </table:table-cell>
          <table:table-cell office:value-type="float" office:value="0.00006349" calcext:value-type="float">
            <text:p>0,00006349</text:p>
          </table:table-cell>
          <table:table-cell office:value-type="float" office:value="0.000067169" calcext:value-type="float">
            <text:p>0,000067169</text:p>
          </table:table-cell>
          <table:table-cell office:value-type="float" office:value="0.000061446" calcext:value-type="float">
            <text:p>0,000061446</text:p>
          </table:table-cell>
          <table:table-cell office:value-type="float" office:value="0.000063022" calcext:value-type="float">
            <text:p>0,000063022</text:p>
          </table:table-cell>
          <table:table-cell office:value-type="float" office:value="0.000061245" calcext:value-type="float">
            <text:p>0,000061245</text:p>
          </table:table-cell>
          <table:table-cell office:value-type="float" office:value="0.000062741" calcext:value-type="float">
            <text:p>0,000062741</text:p>
          </table:table-cell>
          <table:table-cell office:value-type="float" office:value="0.000078181" calcext:value-type="float">
            <text:p>0,000078181</text:p>
          </table:table-cell>
          <table:table-cell office:value-type="float" office:value="0.000063051" calcext:value-type="float">
            <text:p>0,000063051</text:p>
          </table:table-cell>
          <table:table-cell office:value-type="float" office:value="0.00006473" calcext:value-type="float">
            <text:p>0,00006473</text:p>
          </table:table-cell>
          <table:table-cell office:value-type="float" office:value="0.000060959" calcext:value-type="float">
            <text:p>0,000060959</text:p>
          </table:table-cell>
        </table:table-row>
        <table:table-row table:style-name="ro1">
          <table:table-cell table:number-columns-repeated="10"/>
          <table:table-cell office:value-type="float" office:value="0.000063264" calcext:value-type="float">
            <text:p>0,000063264</text:p>
          </table:table-cell>
          <table:table-cell office:value-type="float" office:value="0.000063442" calcext:value-type="float">
            <text:p>0,000063442</text:p>
          </table:table-cell>
          <table:table-cell table:number-columns-repeated="2"/>
          <table:table-cell office:value-type="float" office:value="0.000061798" calcext:value-type="float">
            <text:p>0,000061798</text:p>
          </table:table-cell>
          <table:table-cell office:value-type="float" office:value="0.000054319" calcext:value-type="float">
            <text:p>0,000054319</text:p>
          </table:table-cell>
          <table:table-cell office:value-type="float" office:value="0.000063134" calcext:value-type="float">
            <text:p>0,000063134</text:p>
          </table:table-cell>
          <table:table-cell office:value-type="float" office:value="0.000058486" calcext:value-type="float">
            <text:p>0,000058486</text:p>
          </table:table-cell>
          <table:table-cell office:value-type="float" office:value="0.000078568" calcext:value-type="float">
            <text:p>0,000078568</text:p>
          </table:table-cell>
          <table:table-cell office:value-type="float" office:value="0.000056659" calcext:value-type="float">
            <text:p>0,000056659</text:p>
          </table:table-cell>
          <table:table-cell office:value-type="float" office:value="0.000065372" calcext:value-type="float">
            <text:p>0,000065372</text:p>
          </table:table-cell>
          <table:table-cell office:value-type="float" office:value="0.000062047" calcext:value-type="float">
            <text:p>0,000062047</text:p>
          </table:table-cell>
          <table:table-cell office:value-type="float" office:value="0.000063504" calcext:value-type="float">
            <text:p>0,000063504</text:p>
          </table:table-cell>
          <table:table-cell office:value-type="float" office:value="0.000062592" calcext:value-type="float">
            <text:p>0,000062592</text:p>
          </table:table-cell>
          <table:table-cell office:value-type="float" office:value="0.000055289" calcext:value-type="float">
            <text:p>0,000055289</text:p>
          </table:table-cell>
          <table:table-cell office:value-type="float" office:value="0.000077827" calcext:value-type="float">
            <text:p>0,000077827</text:p>
          </table:table-cell>
          <table:table-cell office:value-type="float" office:value="0.000066381" calcext:value-type="float">
            <text:p>0,000066381</text:p>
          </table:table-cell>
          <table:table-cell office:value-type="float" office:value="0.000062168" calcext:value-type="float">
            <text:p>0,000062168</text:p>
          </table:table-cell>
          <table:table-cell office:value-type="float" office:value="0.000080542" calcext:value-type="float">
            <text:p>0,000080542</text:p>
          </table:table-cell>
          <table:table-cell office:value-type="float" office:value="0.000062577" calcext:value-type="float">
            <text:p>0,000062577</text:p>
          </table:table-cell>
          <table:table-cell office:value-type="float" office:value="0.000058672" calcext:value-type="float">
            <text:p>0,000058672</text:p>
          </table:table-cell>
          <table:table-cell office:value-type="float" office:value="0.000062514" calcext:value-type="float">
            <text:p>0,000062514</text:p>
          </table:table-cell>
          <table:table-cell office:value-type="float" office:value="0.000065692" calcext:value-type="float">
            <text:p>0,000065692</text:p>
          </table:table-cell>
          <table:table-cell office:value-type="float" office:value="0.000060969" calcext:value-type="float">
            <text:p>0,000060969</text:p>
          </table:table-cell>
        </table:table-row>
        <table:table-row table:style-name="ro1">
          <table:table-cell table:number-columns-repeated="10"/>
          <table:table-cell office:value-type="float" office:value="0.000072133" calcext:value-type="float">
            <text:p>0,000072133</text:p>
          </table:table-cell>
          <table:table-cell office:value-type="float" office:value="0.000054204" calcext:value-type="float">
            <text:p>0,000054204</text:p>
          </table:table-cell>
          <table:table-cell table:number-columns-repeated="2"/>
          <table:table-cell office:value-type="float" office:value="0.000064967" calcext:value-type="float">
            <text:p>0,000064967</text:p>
          </table:table-cell>
          <table:table-cell office:value-type="float" office:value="0.000062143" calcext:value-type="float">
            <text:p>0,000062143</text:p>
          </table:table-cell>
          <table:table-cell office:value-type="float" office:value="0.000057474" calcext:value-type="float">
            <text:p>0,000057474</text:p>
          </table:table-cell>
          <table:table-cell office:value-type="float" office:value="0.000063185" calcext:value-type="float">
            <text:p>0,000063185</text:p>
          </table:table-cell>
          <table:table-cell office:value-type="float" office:value="0.000062556" calcext:value-type="float">
            <text:p>0,000062556</text:p>
          </table:table-cell>
          <table:table-cell office:value-type="float" office:value="0.000063042" calcext:value-type="float">
            <text:p>0,000063042</text:p>
          </table:table-cell>
          <table:table-cell office:value-type="float" office:value="0.000062203" calcext:value-type="float">
            <text:p>0,000062203</text:p>
          </table:table-cell>
          <table:table-cell office:value-type="float" office:value="0.000062483" calcext:value-type="float">
            <text:p>0,000062483</text:p>
          </table:table-cell>
          <table:table-cell office:value-type="float" office:value="0.000063338" calcext:value-type="float">
            <text:p>0,000063338</text:p>
          </table:table-cell>
          <table:table-cell office:value-type="float" office:value="0.000060213" calcext:value-type="float">
            <text:p>0,000060213</text:p>
          </table:table-cell>
          <table:table-cell office:value-type="float" office:value="0.000063064" calcext:value-type="float">
            <text:p>0,000063064</text:p>
          </table:table-cell>
          <table:table-cell office:value-type="float" office:value="0.000059188" calcext:value-type="float">
            <text:p>0,000059188</text:p>
          </table:table-cell>
          <table:table-cell office:value-type="float" office:value="0.000061552" calcext:value-type="float">
            <text:p>0,000061552</text:p>
          </table:table-cell>
          <table:table-cell office:value-type="float" office:value="0.000046694" calcext:value-type="float">
            <text:p>0,000046694</text:p>
          </table:table-cell>
          <table:table-cell office:value-type="float" office:value="0.00005903" calcext:value-type="float">
            <text:p>0,00005903</text:p>
          </table:table-cell>
          <table:table-cell office:value-type="float" office:value="0.000049761" calcext:value-type="float">
            <text:p>0,000049761</text:p>
          </table:table-cell>
          <table:table-cell office:value-type="float" office:value="0.000063398" calcext:value-type="float">
            <text:p>0,000063398</text:p>
          </table:table-cell>
          <table:table-cell office:value-type="float" office:value="0.000076068" calcext:value-type="float">
            <text:p>0,000076068</text:p>
          </table:table-cell>
          <table:table-cell office:value-type="float" office:value="0.000063342" calcext:value-type="float">
            <text:p>0,000063342</text:p>
          </table:table-cell>
          <table:table-cell office:value-type="float" office:value="0.000060443" calcext:value-type="float">
            <text:p>0,000060443</text:p>
          </table:table-cell>
        </table:table-row>
        <table:table-row table:style-name="ro1">
          <table:table-cell table:number-columns-repeated="10"/>
          <table:table-cell office:value-type="float" office:value="0.000057048" calcext:value-type="float">
            <text:p>0,000057048</text:p>
          </table:table-cell>
          <table:table-cell office:value-type="float" office:value="0.000035875" calcext:value-type="float">
            <text:p>0,000035875</text:p>
          </table:table-cell>
          <table:table-cell table:number-columns-repeated="2"/>
          <table:table-cell office:value-type="float" office:value="0.00006334" calcext:value-type="float">
            <text:p>0,00006334</text:p>
          </table:table-cell>
          <table:table-cell office:value-type="float" office:value="0.000062998" calcext:value-type="float">
            <text:p>0,000062998</text:p>
          </table:table-cell>
          <table:table-cell office:value-type="float" office:value="0.000064032" calcext:value-type="float">
            <text:p>0,000064032</text:p>
          </table:table-cell>
          <table:table-cell office:value-type="float" office:value="0.000064438" calcext:value-type="float">
            <text:p>0,000064438</text:p>
          </table:table-cell>
          <table:table-cell office:value-type="float" office:value="0.000058322" calcext:value-type="float">
            <text:p>0,000058322</text:p>
          </table:table-cell>
          <table:table-cell office:value-type="float" office:value="0.000058678" calcext:value-type="float">
            <text:p>0,000058678</text:p>
          </table:table-cell>
          <table:table-cell office:value-type="float" office:value="0.000062433" calcext:value-type="float">
            <text:p>0,000062433</text:p>
          </table:table-cell>
          <table:table-cell office:value-type="float" office:value="0.000057407" calcext:value-type="float">
            <text:p>0,000057407</text:p>
          </table:table-cell>
          <table:table-cell office:value-type="float" office:value="0.000061216" calcext:value-type="float">
            <text:p>0,000061216</text:p>
          </table:table-cell>
          <table:table-cell office:value-type="float" office:value="0.000058546" calcext:value-type="float">
            <text:p>0,000058546</text:p>
          </table:table-cell>
          <table:table-cell office:value-type="float" office:value="0.00007551" calcext:value-type="float">
            <text:p>0,00007551</text:p>
          </table:table-cell>
          <table:table-cell office:value-type="float" office:value="0.000068185" calcext:value-type="float">
            <text:p>0,000068185</text:p>
          </table:table-cell>
          <table:table-cell office:value-type="float" office:value="0.000064648" calcext:value-type="float">
            <text:p>0,000064648</text:p>
          </table:table-cell>
          <table:table-cell office:value-type="float" office:value="0.000055875" calcext:value-type="float">
            <text:p>0,000055875</text:p>
          </table:table-cell>
          <table:table-cell office:value-type="float" office:value="0.000062744" calcext:value-type="float">
            <text:p>0,000062744</text:p>
          </table:table-cell>
          <table:table-cell office:value-type="float" office:value="0.000078422" calcext:value-type="float">
            <text:p>0,000078422</text:p>
          </table:table-cell>
          <table:table-cell office:value-type="float" office:value="0.000066183" calcext:value-type="float">
            <text:p>0,000066183</text:p>
          </table:table-cell>
          <table:table-cell office:value-type="float" office:value="0.000069034" calcext:value-type="float">
            <text:p>0,000069034</text:p>
          </table:table-cell>
          <table:table-cell office:value-type="float" office:value="0.000064725" calcext:value-type="float">
            <text:p>0,000064725</text:p>
          </table:table-cell>
          <table:table-cell office:value-type="float" office:value="0.000062115" calcext:value-type="float">
            <text:p>0,000062115</text:p>
          </table:table-cell>
        </table:table-row>
        <table:table-row table:style-name="ro1">
          <table:table-cell table:number-columns-repeated="10"/>
          <table:table-cell office:value-type="float" office:value="0.000061294" calcext:value-type="float">
            <text:p>0,000061294</text:p>
          </table:table-cell>
          <table:table-cell office:value-type="float" office:value="0.000057136" calcext:value-type="float">
            <text:p>0,000057136</text:p>
          </table:table-cell>
          <table:table-cell table:number-columns-repeated="2"/>
          <table:table-cell office:value-type="float" office:value="0.000062992" calcext:value-type="float">
            <text:p>0,000062992</text:p>
          </table:table-cell>
          <table:table-cell office:value-type="float" office:value="0.000066083" calcext:value-type="float">
            <text:p>0,000066083</text:p>
          </table:table-cell>
          <table:table-cell office:value-type="float" office:value="0.000061539" calcext:value-type="float">
            <text:p>0,000061539</text:p>
          </table:table-cell>
          <table:table-cell office:value-type="float" office:value="0.000065628" calcext:value-type="float">
            <text:p>0,000065628</text:p>
          </table:table-cell>
          <table:table-cell office:value-type="float" office:value="0.000072343" calcext:value-type="float">
            <text:p>0,000072343</text:p>
          </table:table-cell>
          <table:table-cell office:value-type="float" office:value="0.000068397" calcext:value-type="float">
            <text:p>0,000068397</text:p>
          </table:table-cell>
          <table:table-cell office:value-type="float" office:value="0.00006284" calcext:value-type="float">
            <text:p>0,00006284</text:p>
          </table:table-cell>
          <table:table-cell office:value-type="float" office:value="0.000079085" calcext:value-type="float">
            <text:p>0,000079085</text:p>
          </table:table-cell>
          <table:table-cell office:value-type="float" office:value="0.000076621" calcext:value-type="float">
            <text:p>0,000076621</text:p>
          </table:table-cell>
          <table:table-cell office:value-type="float" office:value="0.000066145" calcext:value-type="float">
            <text:p>0,000066145</text:p>
          </table:table-cell>
          <table:table-cell office:value-type="float" office:value="0.000073115" calcext:value-type="float">
            <text:p>0,000073115</text:p>
          </table:table-cell>
          <table:table-cell office:value-type="float" office:value="0.000073557" calcext:value-type="float">
            <text:p>0,000073557</text:p>
          </table:table-cell>
          <table:table-cell office:value-type="float" office:value="0.000061815" calcext:value-type="float">
            <text:p>0,000061815</text:p>
          </table:table-cell>
          <table:table-cell office:value-type="float" office:value="0.000064403" calcext:value-type="float">
            <text:p>0,000064403</text:p>
          </table:table-cell>
          <table:table-cell office:value-type="float" office:value="0.000067383" calcext:value-type="float">
            <text:p>0,000067383</text:p>
          </table:table-cell>
          <table:table-cell office:value-type="float" office:value="0.000079949" calcext:value-type="float">
            <text:p>0,000079949</text:p>
          </table:table-cell>
          <table:table-cell office:value-type="float" office:value="0.000071793" calcext:value-type="float">
            <text:p>0,000071793</text:p>
          </table:table-cell>
          <table:table-cell office:value-type="float" office:value="0.000081331" calcext:value-type="float">
            <text:p>0,000081331</text:p>
          </table:table-cell>
          <table:table-cell office:value-type="float" office:value="0.000084117" calcext:value-type="float">
            <text:p>0,000084117</text:p>
          </table:table-cell>
          <table:table-cell office:value-type="float" office:value="0.000059337" calcext:value-type="float">
            <text:p>0,000059337</text:p>
          </table:table-cell>
        </table:table-row>
        <table:table-row table:style-name="ro1">
          <table:table-cell table:number-columns-repeated="10"/>
          <table:table-cell office:value-type="float" office:value="0.000056545" calcext:value-type="float">
            <text:p>0,000056545</text:p>
          </table:table-cell>
          <table:table-cell office:value-type="float" office:value="0.00005762" calcext:value-type="float">
            <text:p>0,00005762</text:p>
          </table:table-cell>
          <table:table-cell table:number-columns-repeated="2"/>
          <table:table-cell office:value-type="float" office:value="0.000057318" calcext:value-type="float">
            <text:p>0,000057318</text:p>
          </table:table-cell>
          <table:table-cell office:value-type="float" office:value="0.000062476" calcext:value-type="float">
            <text:p>0,000062476</text:p>
          </table:table-cell>
          <table:table-cell office:value-type="float" office:value="0.000060381" calcext:value-type="float">
            <text:p>0,000060381</text:p>
          </table:table-cell>
          <table:table-cell office:value-type="float" office:value="0.000057037" calcext:value-type="float">
            <text:p>0,000057037</text:p>
          </table:table-cell>
          <table:table-cell office:value-type="float" office:value="0.000078528" calcext:value-type="float">
            <text:p>0,000078528</text:p>
          </table:table-cell>
          <table:table-cell office:value-type="float" office:value="0.000058828" calcext:value-type="float">
            <text:p>0,000058828</text:p>
          </table:table-cell>
          <table:table-cell office:value-type="float" office:value="0.00008242" calcext:value-type="float">
            <text:p>0,00008242</text:p>
          </table:table-cell>
          <table:table-cell office:value-type="float" office:value="0.000063823" calcext:value-type="float">
            <text:p>0,000063823</text:p>
          </table:table-cell>
          <table:table-cell office:value-type="float" office:value="0.000067238" calcext:value-type="float">
            <text:p>0,000067238</text:p>
          </table:table-cell>
          <table:table-cell office:value-type="float" office:value="0.000058668" calcext:value-type="float">
            <text:p>0,000058668</text:p>
          </table:table-cell>
          <table:table-cell office:value-type="float" office:value="0.000080396" calcext:value-type="float">
            <text:p>0,000080396</text:p>
          </table:table-cell>
          <table:table-cell office:value-type="float" office:value="0.000052073" calcext:value-type="float">
            <text:p>0,000052073</text:p>
          </table:table-cell>
          <table:table-cell office:value-type="float" office:value="0.000084776" calcext:value-type="float">
            <text:p>0,000084776</text:p>
          </table:table-cell>
          <table:table-cell office:value-type="float" office:value="0.000064481" calcext:value-type="float">
            <text:p>0,000064481</text:p>
          </table:table-cell>
          <table:table-cell office:value-type="float" office:value="0.000062839" calcext:value-type="float">
            <text:p>0,000062839</text:p>
          </table:table-cell>
          <table:table-cell office:value-type="float" office:value="0.000061565" calcext:value-type="float">
            <text:p>0,000061565</text:p>
          </table:table-cell>
          <table:table-cell office:value-type="float" office:value="0.000081603" calcext:value-type="float">
            <text:p>0,000081603</text:p>
          </table:table-cell>
          <table:table-cell office:value-type="float" office:value="0.000064245" calcext:value-type="float">
            <text:p>0,000064245</text:p>
          </table:table-cell>
          <table:table-cell office:value-type="float" office:value="0.000080723" calcext:value-type="float">
            <text:p>0,000080723</text:p>
          </table:table-cell>
          <table:table-cell office:value-type="float" office:value="0.000060271" calcext:value-type="float">
            <text:p>0,000060271</text:p>
          </table:table-cell>
        </table:table-row>
        <table:table-row table:style-name="ro1">
          <table:table-cell table:number-columns-repeated="10"/>
          <table:table-cell office:value-type="float" office:value="0.000058987" calcext:value-type="float">
            <text:p>0,000058987</text:p>
          </table:table-cell>
          <table:table-cell office:value-type="float" office:value="0.00010073" calcext:value-type="float">
            <text:p>0,00010073</text:p>
          </table:table-cell>
          <table:table-cell table:number-columns-repeated="2"/>
          <table:table-cell office:value-type="float" office:value="0.000058622" calcext:value-type="float">
            <text:p>0,000058622</text:p>
          </table:table-cell>
          <table:table-cell office:value-type="float" office:value="0.000057642" calcext:value-type="float">
            <text:p>0,000057642</text:p>
          </table:table-cell>
          <table:table-cell office:value-type="float" office:value="0.000061702" calcext:value-type="float">
            <text:p>0,000061702</text:p>
          </table:table-cell>
          <table:table-cell office:value-type="float" office:value="0.000061618" calcext:value-type="float">
            <text:p>0,000061618</text:p>
          </table:table-cell>
          <table:table-cell office:value-type="float" office:value="0.000068473" calcext:value-type="float">
            <text:p>0,000068473</text:p>
          </table:table-cell>
          <table:table-cell office:value-type="float" office:value="0.000057526" calcext:value-type="float">
            <text:p>0,000057526</text:p>
          </table:table-cell>
          <table:table-cell office:value-type="float" office:value="0.000100127" calcext:value-type="float">
            <text:p>0,000100127</text:p>
          </table:table-cell>
          <table:table-cell office:value-type="float" office:value="0.000074439" calcext:value-type="float">
            <text:p>0,000074439</text:p>
          </table:table-cell>
          <table:table-cell office:value-type="float" office:value="0.000077726" calcext:value-type="float">
            <text:p>0,000077726</text:p>
          </table:table-cell>
          <table:table-cell office:value-type="float" office:value="0.000063358" calcext:value-type="float">
            <text:p>0,000063358</text:p>
          </table:table-cell>
          <table:table-cell office:value-type="float" office:value="0.000057097" calcext:value-type="float">
            <text:p>0,000057097</text:p>
          </table:table-cell>
          <table:table-cell office:value-type="float" office:value="0.000060833" calcext:value-type="float">
            <text:p>0,000060833</text:p>
          </table:table-cell>
          <table:table-cell office:value-type="float" office:value="0.000063717" calcext:value-type="float">
            <text:p>0,000063717</text:p>
          </table:table-cell>
          <table:table-cell office:value-type="float" office:value="0.000064093" calcext:value-type="float">
            <text:p>0,000064093</text:p>
          </table:table-cell>
          <table:table-cell office:value-type="float" office:value="0.000063721" calcext:value-type="float">
            <text:p>0,000063721</text:p>
          </table:table-cell>
          <table:table-cell office:value-type="float" office:value="0.00004016" calcext:value-type="float">
            <text:p>0,00004016</text:p>
          </table:table-cell>
          <table:table-cell office:value-type="float" office:value="0.000044933" calcext:value-type="float">
            <text:p>0,000044933</text:p>
          </table:table-cell>
          <table:table-cell office:value-type="float" office:value="0.000048041" calcext:value-type="float">
            <text:p>0,000048041</text:p>
          </table:table-cell>
          <table:table-cell office:value-type="float" office:value="0.000042106" calcext:value-type="float">
            <text:p>0,000042106</text:p>
          </table:table-cell>
          <table:table-cell office:value-type="float" office:value="0.000054069" calcext:value-type="float">
            <text:p>0,000054069</text:p>
          </table:table-cell>
        </table:table-row>
        <table:table-row table:style-name="ro1">
          <table:table-cell table:number-columns-repeated="10"/>
          <table:table-cell office:value-type="float" office:value="0.000061646" calcext:value-type="float">
            <text:p>0,000061646</text:p>
          </table:table-cell>
          <table:table-cell office:value-type="float" office:value="0.000058359" calcext:value-type="float">
            <text:p>0,000058359</text:p>
          </table:table-cell>
          <table:table-cell table:number-columns-repeated="2"/>
          <table:table-cell office:value-type="float" office:value="0.000063068" calcext:value-type="float">
            <text:p>0,000063068</text:p>
          </table:table-cell>
          <table:table-cell office:value-type="float" office:value="0.000064843" calcext:value-type="float">
            <text:p>0,000064843</text:p>
          </table:table-cell>
          <table:table-cell office:value-type="float" office:value="0.000061509" calcext:value-type="float">
            <text:p>0,000061509</text:p>
          </table:table-cell>
          <table:table-cell office:value-type="float" office:value="0.000057991" calcext:value-type="float">
            <text:p>0,000057991</text:p>
          </table:table-cell>
          <table:table-cell office:value-type="float" office:value="0.000061094" calcext:value-type="float">
            <text:p>0,000061094</text:p>
          </table:table-cell>
          <table:table-cell office:value-type="float" office:value="0.000060861" calcext:value-type="float">
            <text:p>0,000060861</text:p>
          </table:table-cell>
          <table:table-cell office:value-type="float" office:value="0.000058648" calcext:value-type="float">
            <text:p>0,000058648</text:p>
          </table:table-cell>
          <table:table-cell office:value-type="float" office:value="0.00006219" calcext:value-type="float">
            <text:p>0,00006219</text:p>
          </table:table-cell>
          <table:table-cell office:value-type="float" office:value="0.00006202" calcext:value-type="float">
            <text:p>0,00006202</text:p>
          </table:table-cell>
          <table:table-cell office:value-type="float" office:value="0.000067695" calcext:value-type="float">
            <text:p>0,000067695</text:p>
          </table:table-cell>
          <table:table-cell office:value-type="float" office:value="0.000039103" calcext:value-type="float">
            <text:p>0,000039103</text:p>
          </table:table-cell>
          <table:table-cell office:value-type="float" office:value="0.000037664" calcext:value-type="float">
            <text:p>0,000037664</text:p>
          </table:table-cell>
          <table:table-cell office:value-type="float" office:value="0.000043581" calcext:value-type="float">
            <text:p>0,000043581</text:p>
          </table:table-cell>
          <table:table-cell office:value-type="float" office:value="0.000039166" calcext:value-type="float">
            <text:p>0,000039166</text:p>
          </table:table-cell>
          <table:table-cell office:value-type="float" office:value="0.000048176" calcext:value-type="float">
            <text:p>0,000048176</text:p>
          </table:table-cell>
          <table:table-cell office:value-type="float" office:value="0.000041236" calcext:value-type="float">
            <text:p>0,000041236</text:p>
          </table:table-cell>
          <table:table-cell office:value-type="float" office:value="0.000041084" calcext:value-type="float">
            <text:p>0,000041084</text:p>
          </table:table-cell>
          <table:table-cell office:value-type="float" office:value="0.000056682" calcext:value-type="float">
            <text:p>0,000056682</text:p>
          </table:table-cell>
          <table:table-cell office:value-type="float" office:value="0.000068842" calcext:value-type="float">
            <text:p>0,000068842</text:p>
          </table:table-cell>
          <table:table-cell office:value-type="float" office:value="0.000055197" calcext:value-type="float">
            <text:p>0,000055197</text:p>
          </table:table-cell>
        </table:table-row>
        <table:table-row table:style-name="ro1">
          <table:table-cell table:number-columns-repeated="10"/>
          <table:table-cell office:value-type="float" office:value="0.000057547" calcext:value-type="float">
            <text:p>0,000057547</text:p>
          </table:table-cell>
          <table:table-cell office:value-type="float" office:value="0.000058604" calcext:value-type="float">
            <text:p>0,000058604</text:p>
          </table:table-cell>
          <table:table-cell table:number-columns-repeated="2"/>
          <table:table-cell office:value-type="float" office:value="0.000065072" calcext:value-type="float">
            <text:p>0,000065072</text:p>
          </table:table-cell>
          <table:table-cell office:value-type="float" office:value="0.000058124" calcext:value-type="float">
            <text:p>0,000058124</text:p>
          </table:table-cell>
          <table:table-cell office:value-type="float" office:value="0.00006272" calcext:value-type="float">
            <text:p>0,00006272</text:p>
          </table:table-cell>
          <table:table-cell office:value-type="float" office:value="0.000061813" calcext:value-type="float">
            <text:p>0,000061813</text:p>
          </table:table-cell>
          <table:table-cell office:value-type="float" office:value="0.000061298" calcext:value-type="float">
            <text:p>0,000061298</text:p>
          </table:table-cell>
          <table:table-cell office:value-type="float" office:value="0.000059722" calcext:value-type="float">
            <text:p>0,000059722</text:p>
          </table:table-cell>
          <table:table-cell office:value-type="float" office:value="0.000064869" calcext:value-type="float">
            <text:p>0,000064869</text:p>
          </table:table-cell>
          <table:table-cell office:value-type="float" office:value="0.000063267" calcext:value-type="float">
            <text:p>0,000063267</text:p>
          </table:table-cell>
          <table:table-cell office:value-type="float" office:value="0.000061628" calcext:value-type="float">
            <text:p>0,000061628</text:p>
          </table:table-cell>
          <table:table-cell office:value-type="float" office:value="0.000060224" calcext:value-type="float">
            <text:p>0,000060224</text:p>
          </table:table-cell>
          <table:table-cell office:value-type="float" office:value="0.000051299" calcext:value-type="float">
            <text:p>0,000051299</text:p>
          </table:table-cell>
          <table:table-cell office:value-type="float" office:value="0.000052646" calcext:value-type="float">
            <text:p>0,000052646</text:p>
          </table:table-cell>
          <table:table-cell office:value-type="float" office:value="0.00006905" calcext:value-type="float">
            <text:p>0,00006905</text:p>
          </table:table-cell>
          <table:table-cell office:value-type="float" office:value="0.000059879" calcext:value-type="float">
            <text:p>0,000059879</text:p>
          </table:table-cell>
          <table:table-cell office:value-type="float" office:value="0.000063927" calcext:value-type="float">
            <text:p>0,000063927</text:p>
          </table:table-cell>
          <table:table-cell office:value-type="float" office:value="0.00006409" calcext:value-type="float">
            <text:p>0,00006409</text:p>
          </table:table-cell>
          <table:table-cell office:value-type="float" office:value="0.000064968" calcext:value-type="float">
            <text:p>0,000064968</text:p>
          </table:table-cell>
          <table:table-cell office:value-type="float" office:value="0.000072288" calcext:value-type="float">
            <text:p>0,000072288</text:p>
          </table:table-cell>
          <table:table-cell office:value-type="float" office:value="0.000063153" calcext:value-type="float">
            <text:p>0,000063153</text:p>
          </table:table-cell>
          <table:table-cell office:value-type="float" office:value="0.000049565" calcext:value-type="float">
            <text:p>0,000049565</text:p>
          </table:table-cell>
        </table:table-row>
        <table:table-row table:style-name="ro1">
          <table:table-cell table:number-columns-repeated="10"/>
          <table:table-cell office:value-type="float" office:value="0.000139277" calcext:value-type="float">
            <text:p>0,000139277</text:p>
          </table:table-cell>
          <table:table-cell office:value-type="float" office:value="0.00005721" calcext:value-type="float">
            <text:p>0,00005721</text:p>
          </table:table-cell>
          <table:table-cell table:number-columns-repeated="2"/>
          <table:table-cell office:value-type="float" office:value="0.00006426" calcext:value-type="float">
            <text:p>0,00006426</text:p>
          </table:table-cell>
          <table:table-cell office:value-type="float" office:value="0.000058245" calcext:value-type="float">
            <text:p>0,000058245</text:p>
          </table:table-cell>
          <table:table-cell office:value-type="float" office:value="0.000073408" calcext:value-type="float">
            <text:p>0,000073408</text:p>
          </table:table-cell>
          <table:table-cell office:value-type="float" office:value="0.000062147" calcext:value-type="float">
            <text:p>0,000062147</text:p>
          </table:table-cell>
          <table:table-cell office:value-type="float" office:value="0.000060316" calcext:value-type="float">
            <text:p>0,000060316</text:p>
          </table:table-cell>
          <table:table-cell office:value-type="float" office:value="0.000058526" calcext:value-type="float">
            <text:p>0,000058526</text:p>
          </table:table-cell>
          <table:table-cell office:value-type="float" office:value="0.000062994" calcext:value-type="float">
            <text:p>0,000062994</text:p>
          </table:table-cell>
          <table:table-cell office:value-type="float" office:value="0.000057578" calcext:value-type="float">
            <text:p>0,000057578</text:p>
          </table:table-cell>
          <table:table-cell office:value-type="float" office:value="0.000063355" calcext:value-type="float">
            <text:p>0,000063355</text:p>
          </table:table-cell>
          <table:table-cell office:value-type="float" office:value="0.000059558" calcext:value-type="float">
            <text:p>0,000059558</text:p>
          </table:table-cell>
          <table:table-cell office:value-type="float" office:value="0.000053262" calcext:value-type="float">
            <text:p>0,000053262</text:p>
          </table:table-cell>
          <table:table-cell office:value-type="float" office:value="0.000048263" calcext:value-type="float">
            <text:p>0,000048263</text:p>
          </table:table-cell>
          <table:table-cell office:value-type="float" office:value="0.000057965" calcext:value-type="float">
            <text:p>0,000057965</text:p>
          </table:table-cell>
          <table:table-cell office:value-type="float" office:value="0.000044014" calcext:value-type="float">
            <text:p>0,000044014</text:p>
          </table:table-cell>
          <table:table-cell office:value-type="float" office:value="0.000044823" calcext:value-type="float">
            <text:p>0,000044823</text:p>
          </table:table-cell>
          <table:table-cell office:value-type="float" office:value="0.000051235" calcext:value-type="float">
            <text:p>0,000051235</text:p>
          </table:table-cell>
          <table:table-cell office:value-type="float" office:value="0.000046029" calcext:value-type="float">
            <text:p>0,000046029</text:p>
          </table:table-cell>
          <table:table-cell office:value-type="float" office:value="0.000046342" calcext:value-type="float">
            <text:p>0,000046342</text:p>
          </table:table-cell>
          <table:table-cell office:value-type="float" office:value="0.000063664" calcext:value-type="float">
            <text:p>0,000063664</text:p>
          </table:table-cell>
          <table:table-cell office:value-type="float" office:value="0.000044315" calcext:value-type="float">
            <text:p>0,000044315</text:p>
          </table:table-cell>
        </table:table-row>
        <table:table-row table:style-name="ro1">
          <table:table-cell table:number-columns-repeated="10"/>
          <table:table-cell office:value-type="float" office:value="0.00005628" calcext:value-type="float">
            <text:p>0,00005628</text:p>
          </table:table-cell>
          <table:table-cell office:value-type="float" office:value="0.000056945" calcext:value-type="float">
            <text:p>0,000056945</text:p>
          </table:table-cell>
          <table:table-cell table:number-columns-repeated="2"/>
          <table:table-cell office:value-type="float" office:value="0.000065324" calcext:value-type="float">
            <text:p>0,000065324</text:p>
          </table:table-cell>
          <table:table-cell office:value-type="float" office:value="0.000061268" calcext:value-type="float">
            <text:p>0,000061268</text:p>
          </table:table-cell>
          <table:table-cell office:value-type="float" office:value="0.000060437" calcext:value-type="float">
            <text:p>0,000060437</text:p>
          </table:table-cell>
          <table:table-cell office:value-type="float" office:value="0.000057731" calcext:value-type="float">
            <text:p>0,000057731</text:p>
          </table:table-cell>
          <table:table-cell office:value-type="float" office:value="0.000061761" calcext:value-type="float">
            <text:p>0,000061761</text:p>
          </table:table-cell>
          <table:table-cell office:value-type="float" office:value="0.000057663" calcext:value-type="float">
            <text:p>0,000057663</text:p>
          </table:table-cell>
          <table:table-cell office:value-type="float" office:value="0.00005723" calcext:value-type="float">
            <text:p>0,00005723</text:p>
          </table:table-cell>
          <table:table-cell office:value-type="float" office:value="0.000057583" calcext:value-type="float">
            <text:p>0,000057583</text:p>
          </table:table-cell>
          <table:table-cell office:value-type="float" office:value="0.000062151" calcext:value-type="float">
            <text:p>0,000062151</text:p>
          </table:table-cell>
          <table:table-cell office:value-type="float" office:value="0.000061654" calcext:value-type="float">
            <text:p>0,000061654</text:p>
          </table:table-cell>
          <table:table-cell office:value-type="float" office:value="0.000050723" calcext:value-type="float">
            <text:p>0,000050723</text:p>
          </table:table-cell>
          <table:table-cell office:value-type="float" office:value="0.000060468" calcext:value-type="float">
            <text:p>0,000060468</text:p>
          </table:table-cell>
          <table:table-cell office:value-type="float" office:value="0.000050831" calcext:value-type="float">
            <text:p>0,000050831</text:p>
          </table:table-cell>
          <table:table-cell office:value-type="float" office:value="0.000046146" calcext:value-type="float">
            <text:p>0,000046146</text:p>
          </table:table-cell>
          <table:table-cell office:value-type="float" office:value="0.00004484" calcext:value-type="float">
            <text:p>0,00004484</text:p>
          </table:table-cell>
          <table:table-cell office:value-type="float" office:value="0.000058765" calcext:value-type="float">
            <text:p>0,000058765</text:p>
          </table:table-cell>
          <table:table-cell office:value-type="float" office:value="0.000074684" calcext:value-type="float">
            <text:p>0,000074684</text:p>
          </table:table-cell>
          <table:table-cell office:value-type="float" office:value="0.000080735" calcext:value-type="float">
            <text:p>0,000080735</text:p>
          </table:table-cell>
          <table:table-cell office:value-type="float" office:value="0.000073911" calcext:value-type="float">
            <text:p>0,000073911</text:p>
          </table:table-cell>
          <table:table-cell office:value-type="float" office:value="0.000061879" calcext:value-type="float">
            <text:p>0,000061879</text:p>
          </table:table-cell>
        </table:table-row>
        <table:table-row table:style-name="ro1">
          <table:table-cell table:number-columns-repeated="10"/>
          <table:table-cell office:value-type="float" office:value="0.000061884" calcext:value-type="float">
            <text:p>0,000061884</text:p>
          </table:table-cell>
          <table:table-cell office:value-type="float" office:value="0.000064033" calcext:value-type="float">
            <text:p>0,000064033</text:p>
          </table:table-cell>
          <table:table-cell table:number-columns-repeated="2"/>
          <table:table-cell office:value-type="float" office:value="0.000054449" calcext:value-type="float">
            <text:p>0,000054449</text:p>
          </table:table-cell>
          <table:table-cell office:value-type="float" office:value="0.000060765" calcext:value-type="float">
            <text:p>0,000060765</text:p>
          </table:table-cell>
          <table:table-cell office:value-type="float" office:value="0.000062609" calcext:value-type="float">
            <text:p>0,000062609</text:p>
          </table:table-cell>
          <table:table-cell office:value-type="float" office:value="0.000058962" calcext:value-type="float">
            <text:p>0,000058962</text:p>
          </table:table-cell>
          <table:table-cell office:value-type="float" office:value="0.000055571" calcext:value-type="float">
            <text:p>0,000055571</text:p>
          </table:table-cell>
          <table:table-cell office:value-type="float" office:value="0.000054424" calcext:value-type="float">
            <text:p>0,000054424</text:p>
          </table:table-cell>
          <table:table-cell office:value-type="float" office:value="0.000076325" calcext:value-type="float">
            <text:p>0,000076325</text:p>
          </table:table-cell>
          <table:table-cell office:value-type="float" office:value="0.000060694" calcext:value-type="float">
            <text:p>0,000060694</text:p>
          </table:table-cell>
          <table:table-cell office:value-type="float" office:value="0.000057961" calcext:value-type="float">
            <text:p>0,000057961</text:p>
          </table:table-cell>
          <table:table-cell office:value-type="float" office:value="0.000064188" calcext:value-type="float">
            <text:p>0,000064188</text:p>
          </table:table-cell>
          <table:table-cell office:value-type="float" office:value="0.0000553" calcext:value-type="float">
            <text:p>0,0000553</text:p>
          </table:table-cell>
          <table:table-cell office:value-type="float" office:value="0.000043927" calcext:value-type="float">
            <text:p>0,000043927</text:p>
          </table:table-cell>
          <table:table-cell office:value-type="float" office:value="0.000056366" calcext:value-type="float">
            <text:p>0,000056366</text:p>
          </table:table-cell>
          <table:table-cell office:value-type="float" office:value="0.000057396" calcext:value-type="float">
            <text:p>0,000057396</text:p>
          </table:table-cell>
          <table:table-cell office:value-type="float" office:value="0.00005895" calcext:value-type="float">
            <text:p>0,00005895</text:p>
          </table:table-cell>
          <table:table-cell office:value-type="float" office:value="0.000052495" calcext:value-type="float">
            <text:p>0,000052495</text:p>
          </table:table-cell>
          <table:table-cell office:value-type="float" office:value="0.000056539" calcext:value-type="float">
            <text:p>0,000056539</text:p>
          </table:table-cell>
          <table:table-cell office:value-type="float" office:value="0.00006238" calcext:value-type="float">
            <text:p>0,00006238</text:p>
          </table:table-cell>
          <table:table-cell office:value-type="float" office:value="0.000078083" calcext:value-type="float">
            <text:p>0,000078083</text:p>
          </table:table-cell>
          <table:table-cell office:value-type="float" office:value="0.00004068" calcext:value-type="float">
            <text:p>0,00004068</text:p>
          </table:table-cell>
        </table:table-row>
        <table:table-row table:style-name="ro1">
          <table:table-cell table:number-columns-repeated="10"/>
          <table:table-cell office:value-type="float" office:value="0.000039407" calcext:value-type="float">
            <text:p>0,000039407</text:p>
          </table:table-cell>
          <table:table-cell office:value-type="float" office:value="0.000057315" calcext:value-type="float">
            <text:p>0,000057315</text:p>
          </table:table-cell>
          <table:table-cell table:number-columns-repeated="2"/>
          <table:table-cell office:value-type="float" office:value="0.000055411" calcext:value-type="float">
            <text:p>0,000055411</text:p>
          </table:table-cell>
          <table:table-cell office:value-type="float" office:value="0.000062155" calcext:value-type="float">
            <text:p>0,000062155</text:p>
          </table:table-cell>
          <table:table-cell office:value-type="float" office:value="0.000063011" calcext:value-type="float">
            <text:p>0,000063011</text:p>
          </table:table-cell>
          <table:table-cell office:value-type="float" office:value="0.000058967" calcext:value-type="float">
            <text:p>0,000058967</text:p>
          </table:table-cell>
          <table:table-cell office:value-type="float" office:value="0.00005711" calcext:value-type="float">
            <text:p>0,00005711</text:p>
          </table:table-cell>
          <table:table-cell office:value-type="float" office:value="0.00005718" calcext:value-type="float">
            <text:p>0,00005718</text:p>
          </table:table-cell>
          <table:table-cell office:value-type="float" office:value="0.000062113" calcext:value-type="float">
            <text:p>0,000062113</text:p>
          </table:table-cell>
          <table:table-cell office:value-type="float" office:value="0.000066174" calcext:value-type="float">
            <text:p>0,000066174</text:p>
          </table:table-cell>
          <table:table-cell office:value-type="float" office:value="0.000064027" calcext:value-type="float">
            <text:p>0,000064027</text:p>
          </table:table-cell>
          <table:table-cell office:value-type="float" office:value="0.000096157" calcext:value-type="float">
            <text:p>0,000096157</text:p>
          </table:table-cell>
          <table:table-cell office:value-type="float" office:value="0.000051678" calcext:value-type="float">
            <text:p>0,000051678</text:p>
          </table:table-cell>
          <table:table-cell office:value-type="float" office:value="0.000040595" calcext:value-type="float">
            <text:p>0,000040595</text:p>
          </table:table-cell>
          <table:table-cell office:value-type="float" office:value="0.000038363" calcext:value-type="float">
            <text:p>0,000038363</text:p>
          </table:table-cell>
          <table:table-cell office:value-type="float" office:value="0.000056017" calcext:value-type="float">
            <text:p>0,000056017</text:p>
          </table:table-cell>
          <table:table-cell office:value-type="float" office:value="0.000040684" calcext:value-type="float">
            <text:p>0,000040684</text:p>
          </table:table-cell>
          <table:table-cell office:value-type="float" office:value="0.000041579" calcext:value-type="float">
            <text:p>0,000041579</text:p>
          </table:table-cell>
          <table:table-cell office:value-type="float" office:value="0.00003847" calcext:value-type="float">
            <text:p>0,00003847</text:p>
          </table:table-cell>
          <table:table-cell office:value-type="float" office:value="0.000040455" calcext:value-type="float">
            <text:p>0,000040455</text:p>
          </table:table-cell>
          <table:table-cell office:value-type="float" office:value="0.000038147" calcext:value-type="float">
            <text:p>0,000038147</text:p>
          </table:table-cell>
          <table:table-cell office:value-type="float" office:value="0.000039448" calcext:value-type="float">
            <text:p>0,000039448</text:p>
          </table:table-cell>
        </table:table-row>
        <table:table-row table:style-name="ro1">
          <table:table-cell table:number-columns-repeated="10"/>
          <table:table-cell office:value-type="float" office:value="0.0000385" calcext:value-type="float">
            <text:p>0,0000385</text:p>
          </table:table-cell>
          <table:table-cell office:value-type="float" office:value="0.000080033" calcext:value-type="float">
            <text:p>0,000080033</text:p>
          </table:table-cell>
          <table:table-cell table:number-columns-repeated="2"/>
          <table:table-cell office:value-type="float" office:value="0.000060104" calcext:value-type="float">
            <text:p>0,000060104</text:p>
          </table:table-cell>
          <table:table-cell office:value-type="float" office:value="0.000057353" calcext:value-type="float">
            <text:p>0,000057353</text:p>
          </table:table-cell>
          <table:table-cell office:value-type="float" office:value="0.00005766" calcext:value-type="float">
            <text:p>0,00005766</text:p>
          </table:table-cell>
          <table:table-cell office:value-type="float" office:value="0.000061206" calcext:value-type="float">
            <text:p>0,000061206</text:p>
          </table:table-cell>
          <table:table-cell office:value-type="float" office:value="0.000061722" calcext:value-type="float">
            <text:p>0,000061722</text:p>
          </table:table-cell>
          <table:table-cell office:value-type="float" office:value="0.000064453" calcext:value-type="float">
            <text:p>0,000064453</text:p>
          </table:table-cell>
          <table:table-cell office:value-type="float" office:value="0.000060984" calcext:value-type="float">
            <text:p>0,000060984</text:p>
          </table:table-cell>
          <table:table-cell office:value-type="float" office:value="0.000062464" calcext:value-type="float">
            <text:p>0,000062464</text:p>
          </table:table-cell>
          <table:table-cell office:value-type="float" office:value="0.000057204" calcext:value-type="float">
            <text:p>0,000057204</text:p>
          </table:table-cell>
          <table:table-cell office:value-type="float" office:value="0.000077585" calcext:value-type="float">
            <text:p>0,000077585</text:p>
          </table:table-cell>
          <table:table-cell office:value-type="float" office:value="0.000037554" calcext:value-type="float">
            <text:p>0,000037554</text:p>
          </table:table-cell>
          <table:table-cell office:value-type="float" office:value="0.000039523" calcext:value-type="float">
            <text:p>0,000039523</text:p>
          </table:table-cell>
          <table:table-cell office:value-type="float" office:value="0.000051406" calcext:value-type="float">
            <text:p>0,000051406</text:p>
          </table:table-cell>
          <table:table-cell office:value-type="float" office:value="0.000050443" calcext:value-type="float">
            <text:p>0,000050443</text:p>
          </table:table-cell>
          <table:table-cell office:value-type="float" office:value="0.000038209" calcext:value-type="float">
            <text:p>0,000038209</text:p>
          </table:table-cell>
          <table:table-cell office:value-type="float" office:value="0.000055681" calcext:value-type="float">
            <text:p>0,000055681</text:p>
          </table:table-cell>
          <table:table-cell office:value-type="float" office:value="0.00003879" calcext:value-type="float">
            <text:p>0,00003879</text:p>
          </table:table-cell>
          <table:table-cell office:value-type="float" office:value="0.000052912" calcext:value-type="float">
            <text:p>0,000052912</text:p>
          </table:table-cell>
          <table:table-cell office:value-type="float" office:value="0.000039367" calcext:value-type="float">
            <text:p>0,000039367</text:p>
          </table:table-cell>
          <table:table-cell office:value-type="float" office:value="0.000046839" calcext:value-type="float">
            <text:p>0,000046839</text:p>
          </table:table-cell>
        </table:table-row>
        <table:table-row table:style-name="ro1">
          <table:table-cell table:number-columns-repeated="10"/>
          <table:table-cell office:value-type="float" office:value="0.000037772" calcext:value-type="float">
            <text:p>0,000037772</text:p>
          </table:table-cell>
          <table:table-cell office:value-type="float" office:value="0.000062324" calcext:value-type="float">
            <text:p>0,000062324</text:p>
          </table:table-cell>
          <table:table-cell table:number-columns-repeated="2"/>
          <table:table-cell office:value-type="float" office:value="0.000063284" calcext:value-type="float">
            <text:p>0,000063284</text:p>
          </table:table-cell>
          <table:table-cell office:value-type="float" office:value="0.000065091" calcext:value-type="float">
            <text:p>0,000065091</text:p>
          </table:table-cell>
          <table:table-cell office:value-type="float" office:value="0.000057744" calcext:value-type="float">
            <text:p>0,000057744</text:p>
          </table:table-cell>
          <table:table-cell office:value-type="float" office:value="0.000057972" calcext:value-type="float">
            <text:p>0,000057972</text:p>
          </table:table-cell>
          <table:table-cell office:value-type="float" office:value="0.000057926" calcext:value-type="float">
            <text:p>0,000057926</text:p>
          </table:table-cell>
          <table:table-cell office:value-type="float" office:value="0.00005424" calcext:value-type="float">
            <text:p>0,00005424</text:p>
          </table:table-cell>
          <table:table-cell office:value-type="float" office:value="0.000061093" calcext:value-type="float">
            <text:p>0,000061093</text:p>
          </table:table-cell>
          <table:table-cell office:value-type="float" office:value="0.000056921" calcext:value-type="float">
            <text:p>0,000056921</text:p>
          </table:table-cell>
          <table:table-cell office:value-type="float" office:value="0.000061879" calcext:value-type="float">
            <text:p>0,000061879</text:p>
          </table:table-cell>
          <table:table-cell office:value-type="float" office:value="0.000060194" calcext:value-type="float">
            <text:p>0,000060194</text:p>
          </table:table-cell>
          <table:table-cell office:value-type="float" office:value="0.00004266" calcext:value-type="float">
            <text:p>0,00004266</text:p>
          </table:table-cell>
          <table:table-cell office:value-type="float" office:value="0.000035636" calcext:value-type="float">
            <text:p>0,000035636</text:p>
          </table:table-cell>
          <table:table-cell office:value-type="float" office:value="0.000042935" calcext:value-type="float">
            <text:p>0,000042935</text:p>
          </table:table-cell>
          <table:table-cell office:value-type="float" office:value="0.000052366" calcext:value-type="float">
            <text:p>0,000052366</text:p>
          </table:table-cell>
          <table:table-cell office:value-type="float" office:value="0.000043138" calcext:value-type="float">
            <text:p>0,000043138</text:p>
          </table:table-cell>
          <table:table-cell office:value-type="float" office:value="0.00005339" calcext:value-type="float">
            <text:p>0,00005339</text:p>
          </table:table-cell>
          <table:table-cell office:value-type="float" office:value="0.000049923" calcext:value-type="float">
            <text:p>0,000049923</text:p>
          </table:table-cell>
          <table:table-cell office:value-type="float" office:value="0.000051488" calcext:value-type="float">
            <text:p>0,000051488</text:p>
          </table:table-cell>
          <table:table-cell office:value-type="float" office:value="0.000048779" calcext:value-type="float">
            <text:p>0,000048779</text:p>
          </table:table-cell>
          <table:table-cell office:value-type="float" office:value="0.000048844" calcext:value-type="float">
            <text:p>0,000048844</text:p>
          </table:table-cell>
        </table:table-row>
        <table:table-row table:style-name="ro1">
          <table:table-cell table:number-columns-repeated="10"/>
          <table:table-cell office:value-type="float" office:value="0.000034346" calcext:value-type="float">
            <text:p>0,000034346</text:p>
          </table:table-cell>
          <table:table-cell office:value-type="float" office:value="0.000058096" calcext:value-type="float">
            <text:p>0,000058096</text:p>
          </table:table-cell>
          <table:table-cell table:number-columns-repeated="2"/>
          <table:table-cell office:value-type="float" office:value="0.000063309" calcext:value-type="float">
            <text:p>0,000063309</text:p>
          </table:table-cell>
          <table:table-cell office:value-type="float" office:value="0.000057613" calcext:value-type="float">
            <text:p>0,000057613</text:p>
          </table:table-cell>
          <table:table-cell office:value-type="float" office:value="0.000063947" calcext:value-type="float">
            <text:p>0,000063947</text:p>
          </table:table-cell>
          <table:table-cell office:value-type="float" office:value="0.000060444" calcext:value-type="float">
            <text:p>0,000060444</text:p>
          </table:table-cell>
          <table:table-cell office:value-type="float" office:value="0.000057412" calcext:value-type="float">
            <text:p>0,000057412</text:p>
          </table:table-cell>
          <table:table-cell office:value-type="float" office:value="0.000059591" calcext:value-type="float">
            <text:p>0,000059591</text:p>
          </table:table-cell>
          <table:table-cell office:value-type="float" office:value="0.000060324" calcext:value-type="float">
            <text:p>0,000060324</text:p>
          </table:table-cell>
          <table:table-cell office:value-type="float" office:value="0.000064844" calcext:value-type="float">
            <text:p>0,000064844</text:p>
          </table:table-cell>
          <table:table-cell office:value-type="float" office:value="0.000064643" calcext:value-type="float">
            <text:p>0,000064643</text:p>
          </table:table-cell>
          <table:table-cell office:value-type="float" office:value="0.000063301" calcext:value-type="float">
            <text:p>0,000063301</text:p>
          </table:table-cell>
          <table:table-cell office:value-type="float" office:value="0.000048106" calcext:value-type="float">
            <text:p>0,000048106</text:p>
          </table:table-cell>
          <table:table-cell office:value-type="float" office:value="0.000058123" calcext:value-type="float">
            <text:p>0,000058123</text:p>
          </table:table-cell>
          <table:table-cell office:value-type="float" office:value="0.000057842" calcext:value-type="float">
            <text:p>0,000057842</text:p>
          </table:table-cell>
          <table:table-cell office:value-type="float" office:value="0.000036596" calcext:value-type="float">
            <text:p>0,000036596</text:p>
          </table:table-cell>
          <table:table-cell office:value-type="float" office:value="0.000054389" calcext:value-type="float">
            <text:p>0,000054389</text:p>
          </table:table-cell>
          <table:table-cell office:value-type="float" office:value="0.000035911" calcext:value-type="float">
            <text:p>0,000035911</text:p>
          </table:table-cell>
          <table:table-cell office:value-type="float" office:value="0.000256591" calcext:value-type="float">
            <text:p>0,000256591</text:p>
          </table:table-cell>
          <table:table-cell office:value-type="float" office:value="0.000048798" calcext:value-type="float">
            <text:p>0,000048798</text:p>
          </table:table-cell>
          <table:table-cell office:value-type="float" office:value="0.000051558" calcext:value-type="float">
            <text:p>0,000051558</text:p>
          </table:table-cell>
          <table:table-cell office:value-type="float" office:value="0.000054134" calcext:value-type="float">
            <text:p>0,000054134</text:p>
          </table:table-cell>
        </table:table-row>
        <table:table-row table:style-name="ro1">
          <table:table-cell table:number-columns-repeated="10"/>
          <table:table-cell office:value-type="float" office:value="0.000049695" calcext:value-type="float">
            <text:p>0,000049695</text:p>
          </table:table-cell>
          <table:table-cell office:value-type="float" office:value="0.000062132" calcext:value-type="float">
            <text:p>0,000062132</text:p>
          </table:table-cell>
          <table:table-cell table:number-columns-repeated="2"/>
          <table:table-cell office:value-type="float" office:value="0.000064048" calcext:value-type="float">
            <text:p>0,000064048</text:p>
          </table:table-cell>
          <table:table-cell office:value-type="float" office:value="0.000063792" calcext:value-type="float">
            <text:p>0,000063792</text:p>
          </table:table-cell>
          <table:table-cell office:value-type="float" office:value="0.000064472" calcext:value-type="float">
            <text:p>0,000064472</text:p>
          </table:table-cell>
          <table:table-cell office:value-type="float" office:value="0.000062865" calcext:value-type="float">
            <text:p>0,000062865</text:p>
          </table:table-cell>
          <table:table-cell office:value-type="float" office:value="0.000061151" calcext:value-type="float">
            <text:p>0,000061151</text:p>
          </table:table-cell>
          <table:table-cell office:value-type="float" office:value="0.000056018" calcext:value-type="float">
            <text:p>0,000056018</text:p>
          </table:table-cell>
          <table:table-cell office:value-type="float" office:value="0.000057903" calcext:value-type="float">
            <text:p>0,000057903</text:p>
          </table:table-cell>
          <table:table-cell office:value-type="float" office:value="0.000057487" calcext:value-type="float">
            <text:p>0,000057487</text:p>
          </table:table-cell>
          <table:table-cell office:value-type="float" office:value="0.000063941" calcext:value-type="float">
            <text:p>0,000063941</text:p>
          </table:table-cell>
          <table:table-cell office:value-type="float" office:value="0.000056858" calcext:value-type="float">
            <text:p>0,000056858</text:p>
          </table:table-cell>
          <table:table-cell office:value-type="float" office:value="0.000038458" calcext:value-type="float">
            <text:p>0,000038458</text:p>
          </table:table-cell>
          <table:table-cell office:value-type="float" office:value="0.000056368" calcext:value-type="float">
            <text:p>0,000056368</text:p>
          </table:table-cell>
          <table:table-cell office:value-type="float" office:value="0.000057505" calcext:value-type="float">
            <text:p>0,000057505</text:p>
          </table:table-cell>
          <table:table-cell office:value-type="float" office:value="0.00004132" calcext:value-type="float">
            <text:p>0,00004132</text:p>
          </table:table-cell>
          <table:table-cell office:value-type="float" office:value="0.000056005" calcext:value-type="float">
            <text:p>0,000056005</text:p>
          </table:table-cell>
          <table:table-cell office:value-type="float" office:value="0.000042466" calcext:value-type="float">
            <text:p>0,000042466</text:p>
          </table:table-cell>
          <table:table-cell office:value-type="float" office:value="0.000059808" calcext:value-type="float">
            <text:p>0,000059808</text:p>
          </table:table-cell>
          <table:table-cell office:value-type="float" office:value="0.000039971" calcext:value-type="float">
            <text:p>0,000039971</text:p>
          </table:table-cell>
          <table:table-cell office:value-type="float" office:value="0.000051409" calcext:value-type="float">
            <text:p>0,000051409</text:p>
          </table:table-cell>
          <table:table-cell office:value-type="float" office:value="0.000173232" calcext:value-type="float">
            <text:p>0,000173232</text:p>
          </table:table-cell>
        </table:table-row>
        <table:table-row table:style-name="ro1">
          <table:table-cell table:number-columns-repeated="10"/>
          <table:table-cell office:value-type="float" office:value="0.000062256" calcext:value-type="float">
            <text:p>0,000062256</text:p>
          </table:table-cell>
          <table:table-cell office:value-type="float" office:value="0.000062134" calcext:value-type="float">
            <text:p>0,000062134</text:p>
          </table:table-cell>
          <table:table-cell table:number-columns-repeated="2"/>
          <table:table-cell office:value-type="float" office:value="0.000060472" calcext:value-type="float">
            <text:p>0,000060472</text:p>
          </table:table-cell>
          <table:table-cell office:value-type="float" office:value="0.000097365" calcext:value-type="float">
            <text:p>0,000097365</text:p>
          </table:table-cell>
          <table:table-cell office:value-type="float" office:value="0.000066967" calcext:value-type="float">
            <text:p>0,000066967</text:p>
          </table:table-cell>
          <table:table-cell office:value-type="float" office:value="0.000061135" calcext:value-type="float">
            <text:p>0,000061135</text:p>
          </table:table-cell>
          <table:table-cell office:value-type="float" office:value="0.000058446" calcext:value-type="float">
            <text:p>0,000058446</text:p>
          </table:table-cell>
          <table:table-cell office:value-type="float" office:value="0.000057935" calcext:value-type="float">
            <text:p>0,000057935</text:p>
          </table:table-cell>
          <table:table-cell office:value-type="float" office:value="0.000060649" calcext:value-type="float">
            <text:p>0,000060649</text:p>
          </table:table-cell>
          <table:table-cell office:value-type="float" office:value="0.000062997" calcext:value-type="float">
            <text:p>0,000062997</text:p>
          </table:table-cell>
          <table:table-cell office:value-type="float" office:value="0.000060902" calcext:value-type="float">
            <text:p>0,000060902</text:p>
          </table:table-cell>
          <table:table-cell office:value-type="float" office:value="0.000060856" calcext:value-type="float">
            <text:p>0,000060856</text:p>
          </table:table-cell>
          <table:table-cell office:value-type="float" office:value="0.000056442" calcext:value-type="float">
            <text:p>0,000056442</text:p>
          </table:table-cell>
          <table:table-cell office:value-type="float" office:value="0.000038866" calcext:value-type="float">
            <text:p>0,000038866</text:p>
          </table:table-cell>
          <table:table-cell office:value-type="float" office:value="0.000037851" calcext:value-type="float">
            <text:p>0,000037851</text:p>
          </table:table-cell>
          <table:table-cell office:value-type="float" office:value="0.000054255" calcext:value-type="float">
            <text:p>0,000054255</text:p>
          </table:table-cell>
          <table:table-cell office:value-type="float" office:value="0.000058837" calcext:value-type="float">
            <text:p>0,000058837</text:p>
          </table:table-cell>
          <table:table-cell office:value-type="float" office:value="0.000060177" calcext:value-type="float">
            <text:p>0,000060177</text:p>
          </table:table-cell>
          <table:table-cell office:value-type="float" office:value="0.00004538" calcext:value-type="float">
            <text:p>0,00004538</text:p>
          </table:table-cell>
          <table:table-cell office:value-type="float" office:value="0.00005405" calcext:value-type="float">
            <text:p>0,00005405</text:p>
          </table:table-cell>
          <table:table-cell office:value-type="float" office:value="0.000062153" calcext:value-type="float">
            <text:p>0,000062153</text:p>
          </table:table-cell>
          <table:table-cell office:value-type="float" office:value="0.00005103" calcext:value-type="float">
            <text:p>0,00005103</text:p>
          </table:table-cell>
        </table:table-row>
        <table:table-row table:style-name="ro1">
          <table:table-cell table:number-columns-repeated="10"/>
          <table:table-cell office:value-type="float" office:value="0.000065108" calcext:value-type="float">
            <text:p>0,000065108</text:p>
          </table:table-cell>
          <table:table-cell office:value-type="float" office:value="0.000078445" calcext:value-type="float">
            <text:p>0,000078445</text:p>
          </table:table-cell>
          <table:table-cell table:number-columns-repeated="2"/>
          <table:table-cell office:value-type="float" office:value="0.000083345" calcext:value-type="float">
            <text:p>0,000083345</text:p>
          </table:table-cell>
          <table:table-cell office:value-type="float" office:value="0.000071398" calcext:value-type="float">
            <text:p>0,000071398</text:p>
          </table:table-cell>
          <table:table-cell office:value-type="float" office:value="0.000061687" calcext:value-type="float">
            <text:p>0,000061687</text:p>
          </table:table-cell>
          <table:table-cell office:value-type="float" office:value="0.000058669" calcext:value-type="float">
            <text:p>0,000058669</text:p>
          </table:table-cell>
          <table:table-cell office:value-type="float" office:value="0.000061864" calcext:value-type="float">
            <text:p>0,000061864</text:p>
          </table:table-cell>
          <table:table-cell office:value-type="float" office:value="0.00005935" calcext:value-type="float">
            <text:p>0,00005935</text:p>
          </table:table-cell>
          <table:table-cell office:value-type="float" office:value="0.000062673" calcext:value-type="float">
            <text:p>0,000062673</text:p>
          </table:table-cell>
          <table:table-cell office:value-type="float" office:value="0.000057056" calcext:value-type="float">
            <text:p>0,000057056</text:p>
          </table:table-cell>
          <table:table-cell office:value-type="float" office:value="0.000060561" calcext:value-type="float">
            <text:p>0,000060561</text:p>
          </table:table-cell>
          <table:table-cell office:value-type="float" office:value="0.000067351" calcext:value-type="float">
            <text:p>0,000067351</text:p>
          </table:table-cell>
          <table:table-cell office:value-type="float" office:value="0.000057808" calcext:value-type="float">
            <text:p>0,000057808</text:p>
          </table:table-cell>
          <table:table-cell office:value-type="float" office:value="0.000045026" calcext:value-type="float">
            <text:p>0,000045026</text:p>
          </table:table-cell>
          <table:table-cell office:value-type="float" office:value="0.000045241" calcext:value-type="float">
            <text:p>0,000045241</text:p>
          </table:table-cell>
          <table:table-cell office:value-type="float" office:value="0.000041587" calcext:value-type="float">
            <text:p>0,000041587</text:p>
          </table:table-cell>
          <table:table-cell office:value-type="float" office:value="0.000055701" calcext:value-type="float">
            <text:p>0,000055701</text:p>
          </table:table-cell>
          <table:table-cell office:value-type="float" office:value="0.000038459" calcext:value-type="float">
            <text:p>0,000038459</text:p>
          </table:table-cell>
          <table:table-cell office:value-type="float" office:value="0.000054807" calcext:value-type="float">
            <text:p>0,000054807</text:p>
          </table:table-cell>
          <table:table-cell office:value-type="float" office:value="0.00004513" calcext:value-type="float">
            <text:p>0,00004513</text:p>
          </table:table-cell>
          <table:table-cell office:value-type="float" office:value="0.000055152" calcext:value-type="float">
            <text:p>0,000055152</text:p>
          </table:table-cell>
          <table:table-cell office:value-type="float" office:value="0.00004477" calcext:value-type="float">
            <text:p>0,00004477</text:p>
          </table:table-cell>
        </table:table-row>
        <table:table-row table:style-name="ro1">
          <table:table-cell table:number-columns-repeated="10"/>
          <table:table-cell office:value-type="float" office:value="0.000057989" calcext:value-type="float">
            <text:p>0,000057989</text:p>
          </table:table-cell>
          <table:table-cell office:value-type="float" office:value="0.000057113" calcext:value-type="float">
            <text:p>0,000057113</text:p>
          </table:table-cell>
          <table:table-cell table:number-columns-repeated="2"/>
          <table:table-cell office:value-type="float" office:value="0.000061453" calcext:value-type="float">
            <text:p>0,000061453</text:p>
          </table:table-cell>
          <table:table-cell office:value-type="float" office:value="0.000060485" calcext:value-type="float">
            <text:p>0,000060485</text:p>
          </table:table-cell>
          <table:table-cell office:value-type="float" office:value="0.000057773" calcext:value-type="float">
            <text:p>0,000057773</text:p>
          </table:table-cell>
          <table:table-cell office:value-type="float" office:value="0.000069673" calcext:value-type="float">
            <text:p>0,000069673</text:p>
          </table:table-cell>
          <table:table-cell office:value-type="float" office:value="0.000066054" calcext:value-type="float">
            <text:p>0,000066054</text:p>
          </table:table-cell>
          <table:table-cell office:value-type="float" office:value="0.00008275" calcext:value-type="float">
            <text:p>0,00008275</text:p>
          </table:table-cell>
          <table:table-cell office:value-type="float" office:value="0.000061606" calcext:value-type="float">
            <text:p>0,000061606</text:p>
          </table:table-cell>
          <table:table-cell office:value-type="float" office:value="0.000065984" calcext:value-type="float">
            <text:p>0,000065984</text:p>
          </table:table-cell>
          <table:table-cell office:value-type="float" office:value="0.000062309" calcext:value-type="float">
            <text:p>0,000062309</text:p>
          </table:table-cell>
          <table:table-cell office:value-type="float" office:value="0.00006616" calcext:value-type="float">
            <text:p>0,00006616</text:p>
          </table:table-cell>
          <table:table-cell office:value-type="float" office:value="0.000050436" calcext:value-type="float">
            <text:p>0,000050436</text:p>
          </table:table-cell>
          <table:table-cell office:value-type="float" office:value="0.000042292" calcext:value-type="float">
            <text:p>0,000042292</text:p>
          </table:table-cell>
          <table:table-cell office:value-type="float" office:value="0.00003986" calcext:value-type="float">
            <text:p>0,00003986</text:p>
          </table:table-cell>
          <table:table-cell office:value-type="float" office:value="0.000051384" calcext:value-type="float">
            <text:p>0,000051384</text:p>
          </table:table-cell>
          <table:table-cell office:value-type="float" office:value="0.000041524" calcext:value-type="float">
            <text:p>0,000041524</text:p>
          </table:table-cell>
          <table:table-cell office:value-type="float" office:value="0.000046035" calcext:value-type="float">
            <text:p>0,000046035</text:p>
          </table:table-cell>
          <table:table-cell office:value-type="float" office:value="0.000047695" calcext:value-type="float">
            <text:p>0,000047695</text:p>
          </table:table-cell>
          <table:table-cell office:value-type="float" office:value="0.000047535" calcext:value-type="float">
            <text:p>0,000047535</text:p>
          </table:table-cell>
          <table:table-cell office:value-type="float" office:value="0.000053619" calcext:value-type="float">
            <text:p>0,000053619</text:p>
          </table:table-cell>
          <table:table-cell office:value-type="float" office:value="0.000066608" calcext:value-type="float">
            <text:p>0,000066608</text:p>
          </table:table-cell>
        </table:table-row>
        <table:table-row table:style-name="ro1">
          <table:table-cell table:number-columns-repeated="10"/>
          <table:table-cell office:value-type="float" office:value="0.000066401" calcext:value-type="float">
            <text:p>0,000066401</text:p>
          </table:table-cell>
          <table:table-cell office:value-type="float" office:value="0.000062205" calcext:value-type="float">
            <text:p>0,000062205</text:p>
          </table:table-cell>
          <table:table-cell table:number-columns-repeated="2"/>
          <table:table-cell office:value-type="float" office:value="0.000045558" calcext:value-type="float">
            <text:p>0,000045558</text:p>
          </table:table-cell>
          <table:table-cell office:value-type="float" office:value="0.000036726" calcext:value-type="float">
            <text:p>0,000036726</text:p>
          </table:table-cell>
          <table:table-cell office:value-type="float" office:value="0.00006153" calcext:value-type="float">
            <text:p>0,00006153</text:p>
          </table:table-cell>
          <table:table-cell office:value-type="float" office:value="0.000062043" calcext:value-type="float">
            <text:p>0,000062043</text:p>
          </table:table-cell>
          <table:table-cell office:value-type="float" office:value="0.000065257" calcext:value-type="float">
            <text:p>0,000065257</text:p>
          </table:table-cell>
          <table:table-cell office:value-type="float" office:value="0.000064392" calcext:value-type="float">
            <text:p>0,000064392</text:p>
          </table:table-cell>
          <table:table-cell office:value-type="float" office:value="0.000076638" calcext:value-type="float">
            <text:p>0,000076638</text:p>
          </table:table-cell>
          <table:table-cell office:value-type="float" office:value="0.000061991" calcext:value-type="float">
            <text:p>0,000061991</text:p>
          </table:table-cell>
          <table:table-cell office:value-type="float" office:value="0.000056729" calcext:value-type="float">
            <text:p>0,000056729</text:p>
          </table:table-cell>
          <table:table-cell office:value-type="float" office:value="0.000058049" calcext:value-type="float">
            <text:p>0,000058049</text:p>
          </table:table-cell>
          <table:table-cell office:value-type="float" office:value="0.00003963" calcext:value-type="float">
            <text:p>0,00003963</text:p>
          </table:table-cell>
          <table:table-cell office:value-type="float" office:value="0.000046939" calcext:value-type="float">
            <text:p>0,000046939</text:p>
          </table:table-cell>
          <table:table-cell office:value-type="float" office:value="0.00005201" calcext:value-type="float">
            <text:p>0,00005201</text:p>
          </table:table-cell>
          <table:table-cell office:value-type="float" office:value="0.00004719" calcext:value-type="float">
            <text:p>0,00004719</text:p>
          </table:table-cell>
          <table:table-cell office:value-type="float" office:value="0.000042145" calcext:value-type="float">
            <text:p>0,000042145</text:p>
          </table:table-cell>
          <table:table-cell office:value-type="float" office:value="0.000058688" calcext:value-type="float">
            <text:p>0,000058688</text:p>
          </table:table-cell>
          <table:table-cell office:value-type="float" office:value="0.000333671" calcext:value-type="float">
            <text:p>0,000333671</text:p>
          </table:table-cell>
          <table:table-cell office:value-type="float" office:value="0.000045721" calcext:value-type="float">
            <text:p>0,000045721</text:p>
          </table:table-cell>
          <table:table-cell office:value-type="float" office:value="0.000055964" calcext:value-type="float">
            <text:p>0,000055964</text:p>
          </table:table-cell>
          <table:table-cell office:value-type="float" office:value="0.000040652" calcext:value-type="float">
            <text:p>0,000040652</text:p>
          </table:table-cell>
        </table:table-row>
        <table:table-row table:style-name="ro1">
          <table:table-cell table:number-columns-repeated="10"/>
          <table:table-cell office:value-type="float" office:value="0.000060733" calcext:value-type="float">
            <text:p>0,000060733</text:p>
          </table:table-cell>
          <table:table-cell office:value-type="float" office:value="0.000073138" calcext:value-type="float">
            <text:p>0,000073138</text:p>
          </table:table-cell>
          <table:table-cell table:number-columns-repeated="2"/>
          <table:table-cell office:value-type="float" office:value="0.000061839" calcext:value-type="float">
            <text:p>0,000061839</text:p>
          </table:table-cell>
          <table:table-cell office:value-type="float" office:value="0.000062042" calcext:value-type="float">
            <text:p>0,000062042</text:p>
          </table:table-cell>
          <table:table-cell office:value-type="float" office:value="0.000100714" calcext:value-type="float">
            <text:p>0,000100714</text:p>
          </table:table-cell>
          <table:table-cell office:value-type="float" office:value="0.0000674" calcext:value-type="float">
            <text:p>0,0000674</text:p>
          </table:table-cell>
          <table:table-cell office:value-type="float" office:value="0.000080063" calcext:value-type="float">
            <text:p>0,000080063</text:p>
          </table:table-cell>
          <table:table-cell office:value-type="float" office:value="0.000072878" calcext:value-type="float">
            <text:p>0,000072878</text:p>
          </table:table-cell>
          <table:table-cell office:value-type="float" office:value="0.000057711" calcext:value-type="float">
            <text:p>0,000057711</text:p>
          </table:table-cell>
          <table:table-cell office:value-type="float" office:value="0.000063702" calcext:value-type="float">
            <text:p>0,000063702</text:p>
          </table:table-cell>
          <table:table-cell office:value-type="float" office:value="0.000062716" calcext:value-type="float">
            <text:p>0,000062716</text:p>
          </table:table-cell>
          <table:table-cell office:value-type="float" office:value="0.00005714" calcext:value-type="float">
            <text:p>0,00005714</text:p>
          </table:table-cell>
          <table:table-cell office:value-type="float" office:value="0.000053209" calcext:value-type="float">
            <text:p>0,000053209</text:p>
          </table:table-cell>
          <table:table-cell office:value-type="float" office:value="0.000053127" calcext:value-type="float">
            <text:p>0,000053127</text:p>
          </table:table-cell>
          <table:table-cell office:value-type="float" office:value="0.000042247" calcext:value-type="float">
            <text:p>0,000042247</text:p>
          </table:table-cell>
          <table:table-cell office:value-type="float" office:value="0.000054034" calcext:value-type="float">
            <text:p>0,000054034</text:p>
          </table:table-cell>
          <table:table-cell office:value-type="float" office:value="0.000059014" calcext:value-type="float">
            <text:p>0,000059014</text:p>
          </table:table-cell>
          <table:table-cell office:value-type="float" office:value="0.000038929" calcext:value-type="float">
            <text:p>0,000038929</text:p>
          </table:table-cell>
          <table:table-cell office:value-type="float" office:value="0.000064026" calcext:value-type="float">
            <text:p>0,000064026</text:p>
          </table:table-cell>
          <table:table-cell office:value-type="float" office:value="0.00006257" calcext:value-type="float">
            <text:p>0,00006257</text:p>
          </table:table-cell>
          <table:table-cell office:value-type="float" office:value="0.000136924" calcext:value-type="float">
            <text:p>0,000136924</text:p>
          </table:table-cell>
          <table:table-cell office:value-type="float" office:value="0.000066645" calcext:value-type="float">
            <text:p>0,000066645</text:p>
          </table:table-cell>
        </table:table-row>
        <table:table-row table:style-name="ro1">
          <table:table-cell table:number-columns-repeated="10"/>
          <table:table-cell office:value-type="float" office:value="0.000069169" calcext:value-type="float">
            <text:p>0,000069169</text:p>
          </table:table-cell>
          <table:table-cell office:value-type="float" office:value="0.000064881" calcext:value-type="float">
            <text:p>0,000064881</text:p>
          </table:table-cell>
          <table:table-cell table:number-columns-repeated="2"/>
          <table:table-cell office:value-type="float" office:value="0.000057324" calcext:value-type="float">
            <text:p>0,000057324</text:p>
          </table:table-cell>
          <table:table-cell office:value-type="float" office:value="0.000058156" calcext:value-type="float">
            <text:p>0,000058156</text:p>
          </table:table-cell>
          <table:table-cell office:value-type="float" office:value="0.000062333" calcext:value-type="float">
            <text:p>0,000062333</text:p>
          </table:table-cell>
          <table:table-cell office:value-type="float" office:value="0.000059269" calcext:value-type="float">
            <text:p>0,000059269</text:p>
          </table:table-cell>
          <table:table-cell office:value-type="float" office:value="0.000057926" calcext:value-type="float">
            <text:p>0,000057926</text:p>
          </table:table-cell>
          <table:table-cell office:value-type="float" office:value="0.000057786" calcext:value-type="float">
            <text:p>0,000057786</text:p>
          </table:table-cell>
          <table:table-cell office:value-type="float" office:value="0.000071042" calcext:value-type="float">
            <text:p>0,000071042</text:p>
          </table:table-cell>
          <table:table-cell office:value-type="float" office:value="0.000063449" calcext:value-type="float">
            <text:p>0,000063449</text:p>
          </table:table-cell>
          <table:table-cell office:value-type="float" office:value="0.000064205" calcext:value-type="float">
            <text:p>0,000064205</text:p>
          </table:table-cell>
          <table:table-cell office:value-type="float" office:value="0.000064835" calcext:value-type="float">
            <text:p>0,000064835</text:p>
          </table:table-cell>
          <table:table-cell office:value-type="float" office:value="0.000084491" calcext:value-type="float">
            <text:p>0,000084491</text:p>
          </table:table-cell>
          <table:table-cell office:value-type="float" office:value="0.000064932" calcext:value-type="float">
            <text:p>0,000064932</text:p>
          </table:table-cell>
          <table:table-cell office:value-type="float" office:value="0.000046743" calcext:value-type="float">
            <text:p>0,000046743</text:p>
          </table:table-cell>
          <table:table-cell office:value-type="float" office:value="0.000049423" calcext:value-type="float">
            <text:p>0,000049423</text:p>
          </table:table-cell>
          <table:table-cell office:value-type="float" office:value="0.000037473" calcext:value-type="float">
            <text:p>0,000037473</text:p>
          </table:table-cell>
          <table:table-cell office:value-type="float" office:value="0.000043759" calcext:value-type="float">
            <text:p>0,000043759</text:p>
          </table:table-cell>
          <table:table-cell office:value-type="float" office:value="0.000100508" calcext:value-type="float">
            <text:p>0,000100508</text:p>
          </table:table-cell>
          <table:table-cell office:value-type="float" office:value="0.000090944" calcext:value-type="float">
            <text:p>0,000090944</text:p>
          </table:table-cell>
          <table:table-cell office:value-type="float" office:value="0.000039488" calcext:value-type="float">
            <text:p>0,000039488</text:p>
          </table:table-cell>
          <table:table-cell office:value-type="float" office:value="0.000054868" calcext:value-type="float">
            <text:p>0,000054868</text:p>
          </table:table-cell>
        </table:table-row>
        <table:table-row table:style-name="ro1">
          <table:table-cell table:number-columns-repeated="10"/>
          <table:table-cell office:value-type="float" office:value="0.00006098" calcext:value-type="float">
            <text:p>0,00006098</text:p>
          </table:table-cell>
          <table:table-cell office:value-type="float" office:value="0.0000381" calcext:value-type="float">
            <text:p>0,0000381</text:p>
          </table:table-cell>
          <table:table-cell table:number-columns-repeated="2"/>
          <table:table-cell office:value-type="float" office:value="0.00008236" calcext:value-type="float">
            <text:p>0,00008236</text:p>
          </table:table-cell>
          <table:table-cell office:value-type="float" office:value="0.000057792" calcext:value-type="float">
            <text:p>0,000057792</text:p>
          </table:table-cell>
          <table:table-cell office:value-type="float" office:value="0.000056659" calcext:value-type="float">
            <text:p>0,000056659</text:p>
          </table:table-cell>
          <table:table-cell office:value-type="float" office:value="0.000057312" calcext:value-type="float">
            <text:p>0,000057312</text:p>
          </table:table-cell>
          <table:table-cell office:value-type="float" office:value="0.000062515" calcext:value-type="float">
            <text:p>0,000062515</text:p>
          </table:table-cell>
          <table:table-cell office:value-type="float" office:value="0.000063201" calcext:value-type="float">
            <text:p>0,000063201</text:p>
          </table:table-cell>
          <table:table-cell office:value-type="float" office:value="0.000056538" calcext:value-type="float">
            <text:p>0,000056538</text:p>
          </table:table-cell>
          <table:table-cell office:value-type="float" office:value="0.000062969" calcext:value-type="float">
            <text:p>0,000062969</text:p>
          </table:table-cell>
          <table:table-cell office:value-type="float" office:value="0.00006545" calcext:value-type="float">
            <text:p>0,00006545</text:p>
          </table:table-cell>
          <table:table-cell office:value-type="float" office:value="0.000061712" calcext:value-type="float">
            <text:p>0,000061712</text:p>
          </table:table-cell>
          <table:table-cell office:value-type="float" office:value="0.000038451" calcext:value-type="float">
            <text:p>0,000038451</text:p>
          </table:table-cell>
          <table:table-cell office:value-type="float" office:value="0.000054258" calcext:value-type="float">
            <text:p>0,000054258</text:p>
          </table:table-cell>
          <table:table-cell office:value-type="float" office:value="0.000047266" calcext:value-type="float">
            <text:p>0,000047266</text:p>
          </table:table-cell>
          <table:table-cell office:value-type="float" office:value="0.000050795" calcext:value-type="float">
            <text:p>0,000050795</text:p>
          </table:table-cell>
          <table:table-cell office:value-type="float" office:value="0.000052913" calcext:value-type="float">
            <text:p>0,000052913</text:p>
          </table:table-cell>
          <table:table-cell office:value-type="float" office:value="0.000051455" calcext:value-type="float">
            <text:p>0,000051455</text:p>
          </table:table-cell>
          <table:table-cell office:value-type="float" office:value="0.000041552" calcext:value-type="float">
            <text:p>0,000041552</text:p>
          </table:table-cell>
          <table:table-cell office:value-type="float" office:value="0.000038373" calcext:value-type="float">
            <text:p>0,000038373</text:p>
          </table:table-cell>
          <table:table-cell office:value-type="float" office:value="0.000058443" calcext:value-type="float">
            <text:p>0,000058443</text:p>
          </table:table-cell>
          <table:table-cell office:value-type="float" office:value="0.000040601" calcext:value-type="float">
            <text:p>0,000040601</text:p>
          </table:table-cell>
        </table:table-row>
        <table:table-row table:style-name="ro1">
          <table:table-cell table:number-columns-repeated="10"/>
          <table:table-cell office:value-type="float" office:value="0.000084422" calcext:value-type="float">
            <text:p>0,000084422</text:p>
          </table:table-cell>
          <table:table-cell office:value-type="float" office:value="0.000051256" calcext:value-type="float">
            <text:p>0,000051256</text:p>
          </table:table-cell>
          <table:table-cell table:number-columns-repeated="2"/>
          <table:table-cell office:value-type="float" office:value="0.000058444" calcext:value-type="float">
            <text:p>0,000058444</text:p>
          </table:table-cell>
          <table:table-cell office:value-type="float" office:value="0.000062178" calcext:value-type="float">
            <text:p>0,000062178</text:p>
          </table:table-cell>
          <table:table-cell office:value-type="float" office:value="0.000071213" calcext:value-type="float">
            <text:p>0,000071213</text:p>
          </table:table-cell>
          <table:table-cell office:value-type="float" office:value="0.00005684" calcext:value-type="float">
            <text:p>0,00005684</text:p>
          </table:table-cell>
          <table:table-cell office:value-type="float" office:value="0.00006361" calcext:value-type="float">
            <text:p>0,00006361</text:p>
          </table:table-cell>
          <table:table-cell office:value-type="float" office:value="0.000067928" calcext:value-type="float">
            <text:p>0,000067928</text:p>
          </table:table-cell>
          <table:table-cell office:value-type="float" office:value="0.00007366" calcext:value-type="float">
            <text:p>0,00007366</text:p>
          </table:table-cell>
          <table:table-cell office:value-type="float" office:value="0.000058646" calcext:value-type="float">
            <text:p>0,000058646</text:p>
          </table:table-cell>
          <table:table-cell office:value-type="float" office:value="0.000058975" calcext:value-type="float">
            <text:p>0,000058975</text:p>
          </table:table-cell>
          <table:table-cell office:value-type="float" office:value="0.00005688" calcext:value-type="float">
            <text:p>0,00005688</text:p>
          </table:table-cell>
          <table:table-cell office:value-type="float" office:value="0.00005282" calcext:value-type="float">
            <text:p>0,00005282</text:p>
          </table:table-cell>
          <table:table-cell office:value-type="float" office:value="0.000056337" calcext:value-type="float">
            <text:p>0,000056337</text:p>
          </table:table-cell>
          <table:table-cell office:value-type="float" office:value="0.000046025" calcext:value-type="float">
            <text:p>0,000046025</text:p>
          </table:table-cell>
          <table:table-cell office:value-type="float" office:value="0.000057054" calcext:value-type="float">
            <text:p>0,000057054</text:p>
          </table:table-cell>
          <table:table-cell office:value-type="float" office:value="0.000039454" calcext:value-type="float">
            <text:p>0,000039454</text:p>
          </table:table-cell>
          <table:table-cell office:value-type="float" office:value="0.000037138" calcext:value-type="float">
            <text:p>0,000037138</text:p>
          </table:table-cell>
          <table:table-cell office:value-type="float" office:value="0.000044537" calcext:value-type="float">
            <text:p>0,000044537</text:p>
          </table:table-cell>
          <table:table-cell office:value-type="float" office:value="0.000040017" calcext:value-type="float">
            <text:p>0,000040017</text:p>
          </table:table-cell>
          <table:table-cell office:value-type="float" office:value="0.000039106" calcext:value-type="float">
            <text:p>0,000039106</text:p>
          </table:table-cell>
          <table:table-cell office:value-type="float" office:value="0.000058087" calcext:value-type="float">
            <text:p>0,000058087</text:p>
          </table:table-cell>
        </table:table-row>
        <table:table-row table:style-name="ro1">
          <table:table-cell table:number-columns-repeated="10"/>
          <table:table-cell office:value-type="float" office:value="0.000061005" calcext:value-type="float">
            <text:p>0,000061005</text:p>
          </table:table-cell>
          <table:table-cell office:value-type="float" office:value="0.000062669" calcext:value-type="float">
            <text:p>0,000062669</text:p>
          </table:table-cell>
          <table:table-cell table:number-columns-repeated="2"/>
          <table:table-cell office:value-type="float" office:value="0.000062522" calcext:value-type="float">
            <text:p>0,000062522</text:p>
          </table:table-cell>
          <table:table-cell office:value-type="float" office:value="0.00006085" calcext:value-type="float">
            <text:p>0,00006085</text:p>
          </table:table-cell>
          <table:table-cell office:value-type="float" office:value="0.000060614" calcext:value-type="float">
            <text:p>0,000060614</text:p>
          </table:table-cell>
          <table:table-cell office:value-type="float" office:value="0.000057298" calcext:value-type="float">
            <text:p>0,000057298</text:p>
          </table:table-cell>
          <table:table-cell office:value-type="float" office:value="0.000061593" calcext:value-type="float">
            <text:p>0,000061593</text:p>
          </table:table-cell>
          <table:table-cell office:value-type="float" office:value="0.000062172" calcext:value-type="float">
            <text:p>0,000062172</text:p>
          </table:table-cell>
          <table:table-cell office:value-type="float" office:value="0.000058653" calcext:value-type="float">
            <text:p>0,000058653</text:p>
          </table:table-cell>
          <table:table-cell office:value-type="float" office:value="0.00005781" calcext:value-type="float">
            <text:p>0,00005781</text:p>
          </table:table-cell>
          <table:table-cell office:value-type="float" office:value="0.000060917" calcext:value-type="float">
            <text:p>0,000060917</text:p>
          </table:table-cell>
          <table:table-cell office:value-type="float" office:value="0.000062169" calcext:value-type="float">
            <text:p>0,000062169</text:p>
          </table:table-cell>
          <table:table-cell office:value-type="float" office:value="0.000056188" calcext:value-type="float">
            <text:p>0,000056188</text:p>
          </table:table-cell>
          <table:table-cell office:value-type="float" office:value="0.000048257" calcext:value-type="float">
            <text:p>0,000048257</text:p>
          </table:table-cell>
          <table:table-cell office:value-type="float" office:value="0.000068409" calcext:value-type="float">
            <text:p>0,000068409</text:p>
          </table:table-cell>
          <table:table-cell office:value-type="float" office:value="0.000038285" calcext:value-type="float">
            <text:p>0,000038285</text:p>
          </table:table-cell>
          <table:table-cell office:value-type="float" office:value="0.000049574" calcext:value-type="float">
            <text:p>0,000049574</text:p>
          </table:table-cell>
          <table:table-cell office:value-type="float" office:value="0.000042745" calcext:value-type="float">
            <text:p>0,000042745</text:p>
          </table:table-cell>
          <table:table-cell office:value-type="float" office:value="0.000038666" calcext:value-type="float">
            <text:p>0,000038666</text:p>
          </table:table-cell>
          <table:table-cell office:value-type="float" office:value="0.000042281" calcext:value-type="float">
            <text:p>0,000042281</text:p>
          </table:table-cell>
          <table:table-cell office:value-type="float" office:value="0.000043993" calcext:value-type="float">
            <text:p>0,000043993</text:p>
          </table:table-cell>
          <table:table-cell office:value-type="float" office:value="0.000039636" calcext:value-type="float">
            <text:p>0,000039636</text:p>
          </table:table-cell>
        </table:table-row>
        <table:table-row table:style-name="ro1">
          <table:table-cell table:number-columns-repeated="10"/>
          <table:table-cell office:value-type="float" office:value="0.000077974" calcext:value-type="float">
            <text:p>0,000077974</text:p>
          </table:table-cell>
          <table:table-cell office:value-type="float" office:value="0.000060611" calcext:value-type="float">
            <text:p>0,000060611</text:p>
          </table:table-cell>
          <table:table-cell table:number-columns-repeated="2"/>
          <table:table-cell office:value-type="float" office:value="0.000076797" calcext:value-type="float">
            <text:p>0,000076797</text:p>
          </table:table-cell>
          <table:table-cell office:value-type="float" office:value="0.000059935" calcext:value-type="float">
            <text:p>0,000059935</text:p>
          </table:table-cell>
          <table:table-cell office:value-type="float" office:value="0.000082686" calcext:value-type="float">
            <text:p>0,000082686</text:p>
          </table:table-cell>
          <table:table-cell office:value-type="float" office:value="0.000069906" calcext:value-type="float">
            <text:p>0,000069906</text:p>
          </table:table-cell>
          <table:table-cell office:value-type="float" office:value="0.000061553" calcext:value-type="float">
            <text:p>0,000061553</text:p>
          </table:table-cell>
          <table:table-cell office:value-type="float" office:value="0.000061974" calcext:value-type="float">
            <text:p>0,000061974</text:p>
          </table:table-cell>
          <table:table-cell office:value-type="float" office:value="0.000063097" calcext:value-type="float">
            <text:p>0,000063097</text:p>
          </table:table-cell>
          <table:table-cell office:value-type="float" office:value="0.000058343" calcext:value-type="float">
            <text:p>0,000058343</text:p>
          </table:table-cell>
          <table:table-cell office:value-type="float" office:value="0.000057788" calcext:value-type="float">
            <text:p>0,000057788</text:p>
          </table:table-cell>
          <table:table-cell office:value-type="float" office:value="0.000062995" calcext:value-type="float">
            <text:p>0,000062995</text:p>
          </table:table-cell>
          <table:table-cell office:value-type="float" office:value="0.000052136" calcext:value-type="float">
            <text:p>0,000052136</text:p>
          </table:table-cell>
          <table:table-cell office:value-type="float" office:value="0.000053734" calcext:value-type="float">
            <text:p>0,000053734</text:p>
          </table:table-cell>
          <table:table-cell office:value-type="float" office:value="0.000045397" calcext:value-type="float">
            <text:p>0,000045397</text:p>
          </table:table-cell>
          <table:table-cell office:value-type="float" office:value="0.000052848" calcext:value-type="float">
            <text:p>0,000052848</text:p>
          </table:table-cell>
          <table:table-cell office:value-type="float" office:value="0.000074731" calcext:value-type="float">
            <text:p>0,000074731</text:p>
          </table:table-cell>
          <table:table-cell office:value-type="float" office:value="0.000041746" calcext:value-type="float">
            <text:p>0,000041746</text:p>
          </table:table-cell>
          <table:table-cell office:value-type="float" office:value="0.000050852" calcext:value-type="float">
            <text:p>0,000050852</text:p>
          </table:table-cell>
          <table:table-cell office:value-type="float" office:value="0.000039647" calcext:value-type="float">
            <text:p>0,000039647</text:p>
          </table:table-cell>
          <table:table-cell office:value-type="float" office:value="0.00004641" calcext:value-type="float">
            <text:p>0,00004641</text:p>
          </table:table-cell>
          <table:table-cell office:value-type="float" office:value="0.000039195" calcext:value-type="float">
            <text:p>0,000039195</text:p>
          </table:table-cell>
        </table:table-row>
        <table:table-row table:style-name="ro1">
          <table:table-cell table:number-columns-repeated="10"/>
          <table:table-cell office:value-type="float" office:value="0.000061851" calcext:value-type="float">
            <text:p>0,000061851</text:p>
          </table:table-cell>
          <table:table-cell office:value-type="float" office:value="0.000058278" calcext:value-type="float">
            <text:p>0,000058278</text:p>
          </table:table-cell>
          <table:table-cell table:number-columns-repeated="2"/>
          <table:table-cell office:value-type="float" office:value="0.000054964" calcext:value-type="float">
            <text:p>0,000054964</text:p>
          </table:table-cell>
          <table:table-cell office:value-type="float" office:value="0.000061308" calcext:value-type="float">
            <text:p>0,000061308</text:p>
          </table:table-cell>
          <table:table-cell office:value-type="float" office:value="0.000076152" calcext:value-type="float">
            <text:p>0,000076152</text:p>
          </table:table-cell>
          <table:table-cell office:value-type="float" office:value="0.00005946" calcext:value-type="float">
            <text:p>0,00005946</text:p>
          </table:table-cell>
          <table:table-cell office:value-type="float" office:value="0.000081595" calcext:value-type="float">
            <text:p>0,000081595</text:p>
          </table:table-cell>
          <table:table-cell office:value-type="float" office:value="0.000062332" calcext:value-type="float">
            <text:p>0,000062332</text:p>
          </table:table-cell>
          <table:table-cell office:value-type="float" office:value="0.000077722" calcext:value-type="float">
            <text:p>0,000077722</text:p>
          </table:table-cell>
          <table:table-cell office:value-type="float" office:value="0.000061509" calcext:value-type="float">
            <text:p>0,000061509</text:p>
          </table:table-cell>
          <table:table-cell office:value-type="float" office:value="0.00006261" calcext:value-type="float">
            <text:p>0,00006261</text:p>
          </table:table-cell>
          <table:table-cell office:value-type="float" office:value="0.000060728" calcext:value-type="float">
            <text:p>0,000060728</text:p>
          </table:table-cell>
          <table:table-cell office:value-type="float" office:value="0.000038254" calcext:value-type="float">
            <text:p>0,000038254</text:p>
          </table:table-cell>
          <table:table-cell office:value-type="float" office:value="0.000038744" calcext:value-type="float">
            <text:p>0,000038744</text:p>
          </table:table-cell>
          <table:table-cell office:value-type="float" office:value="0.000078964" calcext:value-type="float">
            <text:p>0,000078964</text:p>
          </table:table-cell>
          <table:table-cell office:value-type="float" office:value="0.000088994" calcext:value-type="float">
            <text:p>0,000088994</text:p>
          </table:table-cell>
          <table:table-cell office:value-type="float" office:value="0.000065497" calcext:value-type="float">
            <text:p>0,000065497</text:p>
          </table:table-cell>
          <table:table-cell office:value-type="float" office:value="0.00005122" calcext:value-type="float">
            <text:p>0,00005122</text:p>
          </table:table-cell>
          <table:table-cell office:value-type="float" office:value="0.000038935" calcext:value-type="float">
            <text:p>0,000038935</text:p>
          </table:table-cell>
          <table:table-cell office:value-type="float" office:value="0.000040325" calcext:value-type="float">
            <text:p>0,000040325</text:p>
          </table:table-cell>
          <table:table-cell office:value-type="float" office:value="0.000037917" calcext:value-type="float">
            <text:p>0,000037917</text:p>
          </table:table-cell>
          <table:table-cell office:value-type="float" office:value="0.000052102" calcext:value-type="float">
            <text:p>0,000052102</text:p>
          </table:table-cell>
        </table:table-row>
        <table:table-row table:style-name="ro1">
          <table:table-cell table:number-columns-repeated="10"/>
          <table:table-cell office:value-type="float" office:value="0.00005752" calcext:value-type="float">
            <text:p>0,00005752</text:p>
          </table:table-cell>
          <table:table-cell office:value-type="float" office:value="0.000076291" calcext:value-type="float">
            <text:p>0,000076291</text:p>
          </table:table-cell>
          <table:table-cell table:number-columns-repeated="2"/>
          <table:table-cell office:value-type="float" office:value="0.000058791" calcext:value-type="float">
            <text:p>0,000058791</text:p>
          </table:table-cell>
          <table:table-cell office:value-type="float" office:value="0.000062371" calcext:value-type="float">
            <text:p>0,000062371</text:p>
          </table:table-cell>
          <table:table-cell office:value-type="float" office:value="0.000056778" calcext:value-type="float">
            <text:p>0,000056778</text:p>
          </table:table-cell>
          <table:table-cell office:value-type="float" office:value="0.000057134" calcext:value-type="float">
            <text:p>0,000057134</text:p>
          </table:table-cell>
          <table:table-cell office:value-type="float" office:value="0.000057095" calcext:value-type="float">
            <text:p>0,000057095</text:p>
          </table:table-cell>
          <table:table-cell office:value-type="float" office:value="0.000060768" calcext:value-type="float">
            <text:p>0,000060768</text:p>
          </table:table-cell>
          <table:table-cell office:value-type="float" office:value="0.000055937" calcext:value-type="float">
            <text:p>0,000055937</text:p>
          </table:table-cell>
          <table:table-cell office:value-type="float" office:value="0.000057565" calcext:value-type="float">
            <text:p>0,000057565</text:p>
          </table:table-cell>
          <table:table-cell office:value-type="float" office:value="0.000073645" calcext:value-type="float">
            <text:p>0,000073645</text:p>
          </table:table-cell>
          <table:table-cell office:value-type="float" office:value="0.000073365" calcext:value-type="float">
            <text:p>0,000073365</text:p>
          </table:table-cell>
          <table:table-cell office:value-type="float" office:value="0.000043813" calcext:value-type="float">
            <text:p>0,000043813</text:p>
          </table:table-cell>
          <table:table-cell office:value-type="float" office:value="0.000051031" calcext:value-type="float">
            <text:p>0,000051031</text:p>
          </table:table-cell>
          <table:table-cell office:value-type="float" office:value="0.000044048" calcext:value-type="float">
            <text:p>0,000044048</text:p>
          </table:table-cell>
          <table:table-cell office:value-type="float" office:value="0.000041509" calcext:value-type="float">
            <text:p>0,000041509</text:p>
          </table:table-cell>
          <table:table-cell office:value-type="float" office:value="0.000090133" calcext:value-type="float">
            <text:p>0,000090133</text:p>
          </table:table-cell>
          <table:table-cell office:value-type="float" office:value="0.000038855" calcext:value-type="float">
            <text:p>0,000038855</text:p>
          </table:table-cell>
          <table:table-cell office:value-type="float" office:value="0.000057973" calcext:value-type="float">
            <text:p>0,000057973</text:p>
          </table:table-cell>
          <table:table-cell office:value-type="float" office:value="0.000041171" calcext:value-type="float">
            <text:p>0,000041171</text:p>
          </table:table-cell>
          <table:table-cell office:value-type="float" office:value="0.000088141" calcext:value-type="float">
            <text:p>0,000088141</text:p>
          </table:table-cell>
          <table:table-cell office:value-type="float" office:value="0.000062835" calcext:value-type="float">
            <text:p>0,000062835</text:p>
          </table:table-cell>
        </table:table-row>
        <table:table-row table:style-name="ro1">
          <table:table-cell table:number-columns-repeated="10"/>
          <table:table-cell office:value-type="float" office:value="0.000062889" calcext:value-type="float">
            <text:p>0,000062889</text:p>
          </table:table-cell>
          <table:table-cell office:value-type="float" office:value="0.000066978" calcext:value-type="float">
            <text:p>0,000066978</text:p>
          </table:table-cell>
          <table:table-cell table:number-columns-repeated="2"/>
          <table:table-cell office:value-type="float" office:value="0.000076008" calcext:value-type="float">
            <text:p>0,000076008</text:p>
          </table:table-cell>
          <table:table-cell office:value-type="float" office:value="0.000059823" calcext:value-type="float">
            <text:p>0,000059823</text:p>
          </table:table-cell>
          <table:table-cell office:value-type="float" office:value="0.000064442" calcext:value-type="float">
            <text:p>0,000064442</text:p>
          </table:table-cell>
          <table:table-cell office:value-type="float" office:value="0.000065667" calcext:value-type="float">
            <text:p>0,000065667</text:p>
          </table:table-cell>
          <table:table-cell office:value-type="float" office:value="0.000063782" calcext:value-type="float">
            <text:p>0,000063782</text:p>
          </table:table-cell>
          <table:table-cell office:value-type="float" office:value="0.000061768" calcext:value-type="float">
            <text:p>0,000061768</text:p>
          </table:table-cell>
          <table:table-cell office:value-type="float" office:value="0.000061447" calcext:value-type="float">
            <text:p>0,000061447</text:p>
          </table:table-cell>
          <table:table-cell office:value-type="float" office:value="0.000061252" calcext:value-type="float">
            <text:p>0,000061252</text:p>
          </table:table-cell>
          <table:table-cell office:value-type="float" office:value="0.000055849" calcext:value-type="float">
            <text:p>0,000055849</text:p>
          </table:table-cell>
          <table:table-cell office:value-type="float" office:value="0.000056544" calcext:value-type="float">
            <text:p>0,000056544</text:p>
          </table:table-cell>
          <table:table-cell office:value-type="float" office:value="0.000058216" calcext:value-type="float">
            <text:p>0,000058216</text:p>
          </table:table-cell>
          <table:table-cell office:value-type="float" office:value="0.000037224" calcext:value-type="float">
            <text:p>0,000037224</text:p>
          </table:table-cell>
          <table:table-cell office:value-type="float" office:value="0.000039281" calcext:value-type="float">
            <text:p>0,000039281</text:p>
          </table:table-cell>
          <table:table-cell office:value-type="float" office:value="0.000055897" calcext:value-type="float">
            <text:p>0,000055897</text:p>
          </table:table-cell>
          <table:table-cell office:value-type="float" office:value="0.000044267" calcext:value-type="float">
            <text:p>0,000044267</text:p>
          </table:table-cell>
          <table:table-cell office:value-type="float" office:value="0.000055916" calcext:value-type="float">
            <text:p>0,000055916</text:p>
          </table:table-cell>
          <table:table-cell office:value-type="float" office:value="0.000056365" calcext:value-type="float">
            <text:p>0,000056365</text:p>
          </table:table-cell>
          <table:table-cell office:value-type="float" office:value="0.000053978" calcext:value-type="float">
            <text:p>0,000053978</text:p>
          </table:table-cell>
          <table:table-cell office:value-type="float" office:value="0.000058584" calcext:value-type="float">
            <text:p>0,000058584</text:p>
          </table:table-cell>
          <table:table-cell office:value-type="float" office:value="0.000045836" calcext:value-type="float">
            <text:p>0,000045836</text:p>
          </table:table-cell>
        </table:table-row>
        <table:table-row table:style-name="ro1">
          <table:table-cell table:number-columns-repeated="10"/>
          <table:table-cell office:value-type="float" office:value="0.000058332" calcext:value-type="float">
            <text:p>0,000058332</text:p>
          </table:table-cell>
          <table:table-cell office:value-type="float" office:value="0.000072497" calcext:value-type="float">
            <text:p>0,000072497</text:p>
          </table:table-cell>
          <table:table-cell table:number-columns-repeated="2"/>
          <table:table-cell office:value-type="float" office:value="0.000058575" calcext:value-type="float">
            <text:p>0,000058575</text:p>
          </table:table-cell>
          <table:table-cell office:value-type="float" office:value="0.000061627" calcext:value-type="float">
            <text:p>0,000061627</text:p>
          </table:table-cell>
          <table:table-cell office:value-type="float" office:value="0.00006404" calcext:value-type="float">
            <text:p>0,00006404</text:p>
          </table:table-cell>
          <table:table-cell office:value-type="float" office:value="0.000061748" calcext:value-type="float">
            <text:p>0,000061748</text:p>
          </table:table-cell>
          <table:table-cell office:value-type="float" office:value="0.000065506" calcext:value-type="float">
            <text:p>0,000065506</text:p>
          </table:table-cell>
          <table:table-cell office:value-type="float" office:value="0.00005673" calcext:value-type="float">
            <text:p>0,00005673</text:p>
          </table:table-cell>
          <table:table-cell office:value-type="float" office:value="0.000060868" calcext:value-type="float">
            <text:p>0,000060868</text:p>
          </table:table-cell>
          <table:table-cell office:value-type="float" office:value="0.000061772" calcext:value-type="float">
            <text:p>0,000061772</text:p>
          </table:table-cell>
          <table:table-cell office:value-type="float" office:value="0.000057172" calcext:value-type="float">
            <text:p>0,000057172</text:p>
          </table:table-cell>
          <table:table-cell office:value-type="float" office:value="0.000069954" calcext:value-type="float">
            <text:p>0,000069954</text:p>
          </table:table-cell>
          <table:table-cell office:value-type="float" office:value="0.000041452" calcext:value-type="float">
            <text:p>0,000041452</text:p>
          </table:table-cell>
          <table:table-cell office:value-type="float" office:value="0.000073927" calcext:value-type="float">
            <text:p>0,000073927</text:p>
          </table:table-cell>
          <table:table-cell office:value-type="float" office:value="0.000039219" calcext:value-type="float">
            <text:p>0,000039219</text:p>
          </table:table-cell>
          <table:table-cell office:value-type="float" office:value="0.000040445" calcext:value-type="float">
            <text:p>0,000040445</text:p>
          </table:table-cell>
          <table:table-cell office:value-type="float" office:value="0.000050858" calcext:value-type="float">
            <text:p>0,000050858</text:p>
          </table:table-cell>
          <table:table-cell office:value-type="float" office:value="0.0000528" calcext:value-type="float">
            <text:p>0,0000528</text:p>
          </table:table-cell>
          <table:table-cell office:value-type="float" office:value="0.00004017" calcext:value-type="float">
            <text:p>0,00004017</text:p>
          </table:table-cell>
          <table:table-cell office:value-type="float" office:value="0.000044835" calcext:value-type="float">
            <text:p>0,000044835</text:p>
          </table:table-cell>
          <table:table-cell office:value-type="float" office:value="0.000038776" calcext:value-type="float">
            <text:p>0,000038776</text:p>
          </table:table-cell>
          <table:table-cell office:value-type="float" office:value="0.000041044" calcext:value-type="float">
            <text:p>0,000041044</text:p>
          </table:table-cell>
        </table:table-row>
        <table:table-row table:style-name="ro1">
          <table:table-cell table:number-columns-repeated="10"/>
          <table:table-cell office:value-type="float" office:value="0.0000576" calcext:value-type="float">
            <text:p>0,0000576</text:p>
          </table:table-cell>
          <table:table-cell office:value-type="float" office:value="0.000058488" calcext:value-type="float">
            <text:p>0,000058488</text:p>
          </table:table-cell>
          <table:table-cell table:number-columns-repeated="2"/>
          <table:table-cell office:value-type="float" office:value="0.000058475" calcext:value-type="float">
            <text:p>0,000058475</text:p>
          </table:table-cell>
          <table:table-cell office:value-type="float" office:value="0.000061837" calcext:value-type="float">
            <text:p>0,000061837</text:p>
          </table:table-cell>
          <table:table-cell office:value-type="float" office:value="0.00005669" calcext:value-type="float">
            <text:p>0,00005669</text:p>
          </table:table-cell>
          <table:table-cell office:value-type="float" office:value="0.000058229" calcext:value-type="float">
            <text:p>0,000058229</text:p>
          </table:table-cell>
          <table:table-cell office:value-type="float" office:value="0.000056648" calcext:value-type="float">
            <text:p>0,000056648</text:p>
          </table:table-cell>
          <table:table-cell office:value-type="float" office:value="0.000064351" calcext:value-type="float">
            <text:p>0,000064351</text:p>
          </table:table-cell>
          <table:table-cell office:value-type="float" office:value="0.000083903" calcext:value-type="float">
            <text:p>0,000083903</text:p>
          </table:table-cell>
          <table:table-cell office:value-type="float" office:value="0.000062486" calcext:value-type="float">
            <text:p>0,000062486</text:p>
          </table:table-cell>
          <table:table-cell office:value-type="float" office:value="0.000056537" calcext:value-type="float">
            <text:p>0,000056537</text:p>
          </table:table-cell>
          <table:table-cell office:value-type="float" office:value="0.000056559" calcext:value-type="float">
            <text:p>0,000056559</text:p>
          </table:table-cell>
          <table:table-cell office:value-type="float" office:value="0.000056282" calcext:value-type="float">
            <text:p>0,000056282</text:p>
          </table:table-cell>
          <table:table-cell office:value-type="float" office:value="0.00003971" calcext:value-type="float">
            <text:p>0,00003971</text:p>
          </table:table-cell>
          <table:table-cell office:value-type="float" office:value="0.000046316" calcext:value-type="float">
            <text:p>0,000046316</text:p>
          </table:table-cell>
          <table:table-cell office:value-type="float" office:value="0.000048033" calcext:value-type="float">
            <text:p>0,000048033</text:p>
          </table:table-cell>
          <table:table-cell office:value-type="float" office:value="0.000038145" calcext:value-type="float">
            <text:p>0,000038145</text:p>
          </table:table-cell>
          <table:table-cell office:value-type="float" office:value="0.000042272" calcext:value-type="float">
            <text:p>0,000042272</text:p>
          </table:table-cell>
          <table:table-cell office:value-type="float" office:value="0.000048844" calcext:value-type="float">
            <text:p>0,000048844</text:p>
          </table:table-cell>
          <table:table-cell office:value-type="float" office:value="0.000062001" calcext:value-type="float">
            <text:p>0,000062001</text:p>
          </table:table-cell>
          <table:table-cell office:value-type="float" office:value="0.000043785" calcext:value-type="float">
            <text:p>0,000043785</text:p>
          </table:table-cell>
          <table:table-cell office:value-type="float" office:value="0.000035613" calcext:value-type="float">
            <text:p>0,000035613</text:p>
          </table:table-cell>
        </table:table-row>
        <table:table-row table:style-name="ro1">
          <table:table-cell table:number-columns-repeated="10"/>
          <table:table-cell office:value-type="float" office:value="0.000073737" calcext:value-type="float">
            <text:p>0,000073737</text:p>
          </table:table-cell>
          <table:table-cell office:value-type="float" office:value="0.000058273" calcext:value-type="float">
            <text:p>0,000058273</text:p>
          </table:table-cell>
          <table:table-cell table:number-columns-repeated="2"/>
          <table:table-cell office:value-type="float" office:value="0.000057121" calcext:value-type="float">
            <text:p>0,000057121</text:p>
          </table:table-cell>
          <table:table-cell office:value-type="float" office:value="0.000061722" calcext:value-type="float">
            <text:p>0,000061722</text:p>
          </table:table-cell>
          <table:table-cell office:value-type="float" office:value="0.000057334" calcext:value-type="float">
            <text:p>0,000057334</text:p>
          </table:table-cell>
          <table:table-cell office:value-type="float" office:value="0.00006145" calcext:value-type="float">
            <text:p>0,00006145</text:p>
          </table:table-cell>
          <table:table-cell office:value-type="float" office:value="0.000057661" calcext:value-type="float">
            <text:p>0,000057661</text:p>
          </table:table-cell>
          <table:table-cell office:value-type="float" office:value="0.000065206" calcext:value-type="float">
            <text:p>0,000065206</text:p>
          </table:table-cell>
          <table:table-cell office:value-type="float" office:value="0.000092787" calcext:value-type="float">
            <text:p>0,000092787</text:p>
          </table:table-cell>
          <table:table-cell office:value-type="float" office:value="0.000059154" calcext:value-type="float">
            <text:p>0,000059154</text:p>
          </table:table-cell>
          <table:table-cell office:value-type="float" office:value="0.00006424" calcext:value-type="float">
            <text:p>0,00006424</text:p>
          </table:table-cell>
          <table:table-cell office:value-type="float" office:value="0.000060804" calcext:value-type="float">
            <text:p>0,000060804</text:p>
          </table:table-cell>
          <table:table-cell office:value-type="float" office:value="0.000057052" calcext:value-type="float">
            <text:p>0,000057052</text:p>
          </table:table-cell>
          <table:table-cell office:value-type="float" office:value="0.000059268" calcext:value-type="float">
            <text:p>0,000059268</text:p>
          </table:table-cell>
          <table:table-cell office:value-type="float" office:value="0.000071703" calcext:value-type="float">
            <text:p>0,000071703</text:p>
          </table:table-cell>
          <table:table-cell office:value-type="float" office:value="0.000092945" calcext:value-type="float">
            <text:p>0,000092945</text:p>
          </table:table-cell>
          <table:table-cell office:value-type="float" office:value="0.000061167" calcext:value-type="float">
            <text:p>0,000061167</text:p>
          </table:table-cell>
          <table:table-cell office:value-type="float" office:value="0.000054782" calcext:value-type="float">
            <text:p>0,000054782</text:p>
          </table:table-cell>
          <table:table-cell office:value-type="float" office:value="0.000064291" calcext:value-type="float">
            <text:p>0,000064291</text:p>
          </table:table-cell>
          <table:table-cell office:value-type="float" office:value="0.000044734" calcext:value-type="float">
            <text:p>0,000044734</text:p>
          </table:table-cell>
          <table:table-cell office:value-type="float" office:value="0.00005317" calcext:value-type="float">
            <text:p>0,00005317</text:p>
          </table:table-cell>
          <table:table-cell office:value-type="float" office:value="0.000049943" calcext:value-type="float">
            <text:p>0,000049943</text:p>
          </table:table-cell>
        </table:table-row>
        <table:table-row table:style-name="ro1">
          <table:table-cell table:number-columns-repeated="10"/>
          <table:table-cell office:value-type="float" office:value="0.000055006" calcext:value-type="float">
            <text:p>0,000055006</text:p>
          </table:table-cell>
          <table:table-cell office:value-type="float" office:value="0.000059805" calcext:value-type="float">
            <text:p>0,000059805</text:p>
          </table:table-cell>
          <table:table-cell table:number-columns-repeated="2"/>
          <table:table-cell office:value-type="float" office:value="0.000058182" calcext:value-type="float">
            <text:p>0,000058182</text:p>
          </table:table-cell>
          <table:table-cell office:value-type="float" office:value="0.000061672" calcext:value-type="float">
            <text:p>0,000061672</text:p>
          </table:table-cell>
          <table:table-cell office:value-type="float" office:value="0.000060352" calcext:value-type="float">
            <text:p>0,000060352</text:p>
          </table:table-cell>
          <table:table-cell office:value-type="float" office:value="0.000057612" calcext:value-type="float">
            <text:p>0,000057612</text:p>
          </table:table-cell>
          <table:table-cell office:value-type="float" office:value="0.000057766" calcext:value-type="float">
            <text:p>0,000057766</text:p>
          </table:table-cell>
          <table:table-cell office:value-type="float" office:value="0.000060569" calcext:value-type="float">
            <text:p>0,000060569</text:p>
          </table:table-cell>
          <table:table-cell office:value-type="float" office:value="0.000056829" calcext:value-type="float">
            <text:p>0,000056829</text:p>
          </table:table-cell>
          <table:table-cell office:value-type="float" office:value="0.000061217" calcext:value-type="float">
            <text:p>0,000061217</text:p>
          </table:table-cell>
          <table:table-cell office:value-type="float" office:value="0.000060595" calcext:value-type="float">
            <text:p>0,000060595</text:p>
          </table:table-cell>
          <table:table-cell office:value-type="float" office:value="0.000063215" calcext:value-type="float">
            <text:p>0,000063215</text:p>
          </table:table-cell>
          <table:table-cell office:value-type="float" office:value="0.000054806" calcext:value-type="float">
            <text:p>0,000054806</text:p>
          </table:table-cell>
          <table:table-cell office:value-type="float" office:value="0.000054628" calcext:value-type="float">
            <text:p>0,000054628</text:p>
          </table:table-cell>
          <table:table-cell office:value-type="float" office:value="0.000058674" calcext:value-type="float">
            <text:p>0,000058674</text:p>
          </table:table-cell>
          <table:table-cell office:value-type="float" office:value="0.000049793" calcext:value-type="float">
            <text:p>0,000049793</text:p>
          </table:table-cell>
          <table:table-cell office:value-type="float" office:value="0.000056669" calcext:value-type="float">
            <text:p>0,000056669</text:p>
          </table:table-cell>
          <table:table-cell office:value-type="float" office:value="0.000041258" calcext:value-type="float">
            <text:p>0,000041258</text:p>
          </table:table-cell>
          <table:table-cell office:value-type="float" office:value="0.000052903" calcext:value-type="float">
            <text:p>0,000052903</text:p>
          </table:table-cell>
          <table:table-cell office:value-type="float" office:value="0.000042474" calcext:value-type="float">
            <text:p>0,000042474</text:p>
          </table:table-cell>
          <table:table-cell office:value-type="float" office:value="0.000045164" calcext:value-type="float">
            <text:p>0,000045164</text:p>
          </table:table-cell>
          <table:table-cell office:value-type="float" office:value="0.000054715" calcext:value-type="float">
            <text:p>0,000054715</text:p>
          </table:table-cell>
        </table:table-row>
        <table:table-row table:style-name="ro1">
          <table:table-cell table:number-columns-repeated="10"/>
          <table:table-cell office:value-type="float" office:value="0.000056477" calcext:value-type="float">
            <text:p>0,000056477</text:p>
          </table:table-cell>
          <table:table-cell office:value-type="float" office:value="0.000056751" calcext:value-type="float">
            <text:p>0,000056751</text:p>
          </table:table-cell>
          <table:table-cell table:number-columns-repeated="2"/>
          <table:table-cell office:value-type="float" office:value="0.000062951" calcext:value-type="float">
            <text:p>0,000062951</text:p>
          </table:table-cell>
          <table:table-cell office:value-type="float" office:value="0.000062445" calcext:value-type="float">
            <text:p>0,000062445</text:p>
          </table:table-cell>
          <table:table-cell office:value-type="float" office:value="0.000061607" calcext:value-type="float">
            <text:p>0,000061607</text:p>
          </table:table-cell>
          <table:table-cell office:value-type="float" office:value="0.00006255" calcext:value-type="float">
            <text:p>0,00006255</text:p>
          </table:table-cell>
          <table:table-cell office:value-type="float" office:value="0.000062931" calcext:value-type="float">
            <text:p>0,000062931</text:p>
          </table:table-cell>
          <table:table-cell office:value-type="float" office:value="0.000061693" calcext:value-type="float">
            <text:p>0,000061693</text:p>
          </table:table-cell>
          <table:table-cell office:value-type="float" office:value="0.000081219" calcext:value-type="float">
            <text:p>0,000081219</text:p>
          </table:table-cell>
          <table:table-cell office:value-type="float" office:value="0.00004572" calcext:value-type="float">
            <text:p>0,00004572</text:p>
          </table:table-cell>
          <table:table-cell office:value-type="float" office:value="0.000053307" calcext:value-type="float">
            <text:p>0,000053307</text:p>
          </table:table-cell>
          <table:table-cell office:value-type="float" office:value="0.000037658" calcext:value-type="float">
            <text:p>0,000037658</text:p>
          </table:table-cell>
          <table:table-cell office:value-type="float" office:value="0.000042562" calcext:value-type="float">
            <text:p>0,000042562</text:p>
          </table:table-cell>
          <table:table-cell office:value-type="float" office:value="0.000062019" calcext:value-type="float">
            <text:p>0,000062019</text:p>
          </table:table-cell>
          <table:table-cell office:value-type="float" office:value="0.000044646" calcext:value-type="float">
            <text:p>0,000044646</text:p>
          </table:table-cell>
          <table:table-cell office:value-type="float" office:value="0.000043624" calcext:value-type="float">
            <text:p>0,000043624</text:p>
          </table:table-cell>
          <table:table-cell office:value-type="float" office:value="0.00003849" calcext:value-type="float">
            <text:p>0,00003849</text:p>
          </table:table-cell>
          <table:table-cell office:value-type="float" office:value="0.000046285" calcext:value-type="float">
            <text:p>0,000046285</text:p>
          </table:table-cell>
          <table:table-cell office:value-type="float" office:value="0.000046663" calcext:value-type="float">
            <text:p>0,000046663</text:p>
          </table:table-cell>
          <table:table-cell office:value-type="float" office:value="0.000043758" calcext:value-type="float">
            <text:p>0,000043758</text:p>
          </table:table-cell>
          <table:table-cell office:value-type="float" office:value="0.000048186" calcext:value-type="float">
            <text:p>0,000048186</text:p>
          </table:table-cell>
          <table:table-cell office:value-type="float" office:value="0.000059717" calcext:value-type="float">
            <text:p>0,000059717</text:p>
          </table:table-cell>
        </table:table-row>
        <table:table-row table:style-name="ro1">
          <table:table-cell table:number-columns-repeated="10"/>
          <table:table-cell office:value-type="float" office:value="0.000057474" calcext:value-type="float">
            <text:p>0,000057474</text:p>
          </table:table-cell>
          <table:table-cell office:value-type="float" office:value="0.00006831" calcext:value-type="float">
            <text:p>0,00006831</text:p>
          </table:table-cell>
          <table:table-cell table:number-columns-repeated="2"/>
          <table:table-cell office:value-type="float" office:value="0.000059872" calcext:value-type="float">
            <text:p>0,000059872</text:p>
          </table:table-cell>
          <table:table-cell office:value-type="float" office:value="0.000064773" calcext:value-type="float">
            <text:p>0,000064773</text:p>
          </table:table-cell>
          <table:table-cell office:value-type="float" office:value="0.000061119" calcext:value-type="float">
            <text:p>0,000061119</text:p>
          </table:table-cell>
          <table:table-cell office:value-type="float" office:value="0.000064222" calcext:value-type="float">
            <text:p>0,000064222</text:p>
          </table:table-cell>
          <table:table-cell office:value-type="float" office:value="0.000057949" calcext:value-type="float">
            <text:p>0,000057949</text:p>
          </table:table-cell>
          <table:table-cell office:value-type="float" office:value="0.000062743" calcext:value-type="float">
            <text:p>0,000062743</text:p>
          </table:table-cell>
          <table:table-cell office:value-type="float" office:value="0.000063416" calcext:value-type="float">
            <text:p>0,000063416</text:p>
          </table:table-cell>
          <table:table-cell office:value-type="float" office:value="0.000061724" calcext:value-type="float">
            <text:p>0,000061724</text:p>
          </table:table-cell>
          <table:table-cell office:value-type="float" office:value="0.000060918" calcext:value-type="float">
            <text:p>0,000060918</text:p>
          </table:table-cell>
          <table:table-cell office:value-type="float" office:value="0.000084536" calcext:value-type="float">
            <text:p>0,000084536</text:p>
          </table:table-cell>
          <table:table-cell office:value-type="float" office:value="0.000046016" calcext:value-type="float">
            <text:p>0,000046016</text:p>
          </table:table-cell>
          <table:table-cell office:value-type="float" office:value="0.000040095" calcext:value-type="float">
            <text:p>0,000040095</text:p>
          </table:table-cell>
          <table:table-cell office:value-type="float" office:value="0.000036286" calcext:value-type="float">
            <text:p>0,000036286</text:p>
          </table:table-cell>
          <table:table-cell office:value-type="float" office:value="0.000041459" calcext:value-type="float">
            <text:p>0,000041459</text:p>
          </table:table-cell>
          <table:table-cell office:value-type="float" office:value="0.000038999" calcext:value-type="float">
            <text:p>0,000038999</text:p>
          </table:table-cell>
          <table:table-cell office:value-type="float" office:value="0.000046215" calcext:value-type="float">
            <text:p>0,000046215</text:p>
          </table:table-cell>
          <table:table-cell office:value-type="float" office:value="0.000046504" calcext:value-type="float">
            <text:p>0,000046504</text:p>
          </table:table-cell>
          <table:table-cell office:value-type="float" office:value="0.000045553" calcext:value-type="float">
            <text:p>0,000045553</text:p>
          </table:table-cell>
          <table:table-cell office:value-type="float" office:value="0.000045303" calcext:value-type="float">
            <text:p>0,000045303</text:p>
          </table:table-cell>
          <table:table-cell office:value-type="float" office:value="0.000047401" calcext:value-type="float">
            <text:p>0,000047401</text:p>
          </table:table-cell>
        </table:table-row>
        <table:table-row table:style-name="ro1">
          <table:table-cell table:number-columns-repeated="10"/>
          <table:table-cell office:value-type="float" office:value="0.000061847" calcext:value-type="float">
            <text:p>0,000061847</text:p>
          </table:table-cell>
          <table:table-cell office:value-type="float" office:value="0.000060627" calcext:value-type="float">
            <text:p>0,000060627</text:p>
          </table:table-cell>
          <table:table-cell table:number-columns-repeated="2"/>
          <table:table-cell office:value-type="float" office:value="0.000084946" calcext:value-type="float">
            <text:p>0,000084946</text:p>
          </table:table-cell>
          <table:table-cell office:value-type="float" office:value="0.000086185" calcext:value-type="float">
            <text:p>0,000086185</text:p>
          </table:table-cell>
          <table:table-cell office:value-type="float" office:value="0.00007709" calcext:value-type="float">
            <text:p>0,00007709</text:p>
          </table:table-cell>
          <table:table-cell office:value-type="float" office:value="0.000068043" calcext:value-type="float">
            <text:p>0,000068043</text:p>
          </table:table-cell>
          <table:table-cell office:value-type="float" office:value="0.000061833" calcext:value-type="float">
            <text:p>0,000061833</text:p>
          </table:table-cell>
          <table:table-cell office:value-type="float" office:value="0.000056423" calcext:value-type="float">
            <text:p>0,000056423</text:p>
          </table:table-cell>
          <table:table-cell office:value-type="float" office:value="0.000060625" calcext:value-type="float">
            <text:p>0,000060625</text:p>
          </table:table-cell>
          <table:table-cell office:value-type="float" office:value="0.000056717" calcext:value-type="float">
            <text:p>0,000056717</text:p>
          </table:table-cell>
          <table:table-cell office:value-type="float" office:value="0.000063907" calcext:value-type="float">
            <text:p>0,000063907</text:p>
          </table:table-cell>
          <table:table-cell office:value-type="float" office:value="0.000063156" calcext:value-type="float">
            <text:p>0,000063156</text:p>
          </table:table-cell>
          <table:table-cell office:value-type="float" office:value="0.000041003" calcext:value-type="float">
            <text:p>0,000041003</text:p>
          </table:table-cell>
          <table:table-cell office:value-type="float" office:value="0.000041549" calcext:value-type="float">
            <text:p>0,000041549</text:p>
          </table:table-cell>
          <table:table-cell office:value-type="float" office:value="0.000058813" calcext:value-type="float">
            <text:p>0,000058813</text:p>
          </table:table-cell>
          <table:table-cell office:value-type="float" office:value="0.000042529" calcext:value-type="float">
            <text:p>0,000042529</text:p>
          </table:table-cell>
          <table:table-cell office:value-type="float" office:value="0.000044968" calcext:value-type="float">
            <text:p>0,000044968</text:p>
          </table:table-cell>
          <table:table-cell office:value-type="float" office:value="0.00004317" calcext:value-type="float">
            <text:p>0,00004317</text:p>
          </table:table-cell>
          <table:table-cell office:value-type="float" office:value="0.000043204" calcext:value-type="float">
            <text:p>0,000043204</text:p>
          </table:table-cell>
          <table:table-cell office:value-type="float" office:value="0.000043603" calcext:value-type="float">
            <text:p>0,000043603</text:p>
          </table:table-cell>
          <table:table-cell office:value-type="float" office:value="0.000040832" calcext:value-type="float">
            <text:p>0,000040832</text:p>
          </table:table-cell>
          <table:table-cell office:value-type="float" office:value="0.000039399" calcext:value-type="float">
            <text:p>0,000039399</text:p>
          </table:table-cell>
        </table:table-row>
        <table:table-row table:style-name="ro1">
          <table:table-cell table:number-columns-repeated="10"/>
          <table:table-cell office:value-type="float" office:value="0.000149156" calcext:value-type="float">
            <text:p>0,000149156</text:p>
          </table:table-cell>
          <table:table-cell office:value-type="float" office:value="0.000061301" calcext:value-type="float">
            <text:p>0,000061301</text:p>
          </table:table-cell>
          <table:table-cell table:number-columns-repeated="2"/>
          <table:table-cell office:value-type="float" office:value="0.000058927" calcext:value-type="float">
            <text:p>0,000058927</text:p>
          </table:table-cell>
          <table:table-cell office:value-type="float" office:value="0.000084919" calcext:value-type="float">
            <text:p>0,000084919</text:p>
          </table:table-cell>
          <table:table-cell office:value-type="float" office:value="0.000057832" calcext:value-type="float">
            <text:p>0,000057832</text:p>
          </table:table-cell>
          <table:table-cell office:value-type="float" office:value="0.000063381" calcext:value-type="float">
            <text:p>0,000063381</text:p>
          </table:table-cell>
          <table:table-cell office:value-type="float" office:value="0.000058497" calcext:value-type="float">
            <text:p>0,000058497</text:p>
          </table:table-cell>
          <table:table-cell office:value-type="float" office:value="0.000058867" calcext:value-type="float">
            <text:p>0,000058867</text:p>
          </table:table-cell>
          <table:table-cell office:value-type="float" office:value="0.000062524" calcext:value-type="float">
            <text:p>0,000062524</text:p>
          </table:table-cell>
          <table:table-cell office:value-type="float" office:value="0.000061517" calcext:value-type="float">
            <text:p>0,000061517</text:p>
          </table:table-cell>
          <table:table-cell office:value-type="float" office:value="0.000058066" calcext:value-type="float">
            <text:p>0,000058066</text:p>
          </table:table-cell>
          <table:table-cell office:value-type="float" office:value="0.000071733" calcext:value-type="float">
            <text:p>0,000071733</text:p>
          </table:table-cell>
          <table:table-cell office:value-type="float" office:value="0.000046527" calcext:value-type="float">
            <text:p>0,000046527</text:p>
          </table:table-cell>
          <table:table-cell office:value-type="float" office:value="0.000052528" calcext:value-type="float">
            <text:p>0,000052528</text:p>
          </table:table-cell>
          <table:table-cell office:value-type="float" office:value="0.000043658" calcext:value-type="float">
            <text:p>0,000043658</text:p>
          </table:table-cell>
          <table:table-cell office:value-type="float" office:value="0.000043832" calcext:value-type="float">
            <text:p>0,000043832</text:p>
          </table:table-cell>
          <table:table-cell office:value-type="float" office:value="0.000039524" calcext:value-type="float">
            <text:p>0,000039524</text:p>
          </table:table-cell>
          <table:table-cell office:value-type="float" office:value="0.000042395" calcext:value-type="float">
            <text:p>0,000042395</text:p>
          </table:table-cell>
          <table:table-cell office:value-type="float" office:value="0.000044648" calcext:value-type="float">
            <text:p>0,000044648</text:p>
          </table:table-cell>
          <table:table-cell office:value-type="float" office:value="0.000053844" calcext:value-type="float">
            <text:p>0,000053844</text:p>
          </table:table-cell>
          <table:table-cell office:value-type="float" office:value="0.000039842" calcext:value-type="float">
            <text:p>0,000039842</text:p>
          </table:table-cell>
          <table:table-cell office:value-type="float" office:value="0.000043343" calcext:value-type="float">
            <text:p>0,000043343</text:p>
          </table:table-cell>
        </table:table-row>
        <table:table-row table:style-name="ro1">
          <table:table-cell table:number-columns-repeated="10"/>
          <table:table-cell office:value-type="float" office:value="0.000057645" calcext:value-type="float">
            <text:p>0,000057645</text:p>
          </table:table-cell>
          <table:table-cell office:value-type="float" office:value="0.000060658" calcext:value-type="float">
            <text:p>0,000060658</text:p>
          </table:table-cell>
          <table:table-cell table:number-columns-repeated="2"/>
          <table:table-cell office:value-type="float" office:value="0.000059047" calcext:value-type="float">
            <text:p>0,000059047</text:p>
          </table:table-cell>
          <table:table-cell office:value-type="float" office:value="0.000077868" calcext:value-type="float">
            <text:p>0,000077868</text:p>
          </table:table-cell>
          <table:table-cell office:value-type="float" office:value="0.000059934" calcext:value-type="float">
            <text:p>0,000059934</text:p>
          </table:table-cell>
          <table:table-cell office:value-type="float" office:value="0.000079287" calcext:value-type="float">
            <text:p>0,000079287</text:p>
          </table:table-cell>
          <table:table-cell office:value-type="float" office:value="0.000075299" calcext:value-type="float">
            <text:p>0,000075299</text:p>
          </table:table-cell>
          <table:table-cell office:value-type="float" office:value="0.000062791" calcext:value-type="float">
            <text:p>0,000062791</text:p>
          </table:table-cell>
          <table:table-cell office:value-type="float" office:value="0.000061461" calcext:value-type="float">
            <text:p>0,000061461</text:p>
          </table:table-cell>
          <table:table-cell office:value-type="float" office:value="0.000058097" calcext:value-type="float">
            <text:p>0,000058097</text:p>
          </table:table-cell>
          <table:table-cell office:value-type="float" office:value="0.00006091" calcext:value-type="float">
            <text:p>0,00006091</text:p>
          </table:table-cell>
          <table:table-cell office:value-type="float" office:value="0.000062361" calcext:value-type="float">
            <text:p>0,000062361</text:p>
          </table:table-cell>
          <table:table-cell office:value-type="float" office:value="0.000051495" calcext:value-type="float">
            <text:p>0,000051495</text:p>
          </table:table-cell>
          <table:table-cell office:value-type="float" office:value="0.000047211" calcext:value-type="float">
            <text:p>0,000047211</text:p>
          </table:table-cell>
          <table:table-cell office:value-type="float" office:value="0.000051292" calcext:value-type="float">
            <text:p>0,000051292</text:p>
          </table:table-cell>
          <table:table-cell office:value-type="float" office:value="0.000039376" calcext:value-type="float">
            <text:p>0,000039376</text:p>
          </table:table-cell>
          <table:table-cell office:value-type="float" office:value="0.000042236" calcext:value-type="float">
            <text:p>0,000042236</text:p>
          </table:table-cell>
          <table:table-cell office:value-type="float" office:value="0.000041258" calcext:value-type="float">
            <text:p>0,000041258</text:p>
          </table:table-cell>
          <table:table-cell office:value-type="float" office:value="0.000055268" calcext:value-type="float">
            <text:p>0,000055268</text:p>
          </table:table-cell>
          <table:table-cell office:value-type="float" office:value="0.000050939" calcext:value-type="float">
            <text:p>0,000050939</text:p>
          </table:table-cell>
          <table:table-cell office:value-type="float" office:value="0.00004565" calcext:value-type="float">
            <text:p>0,00004565</text:p>
          </table:table-cell>
          <table:table-cell office:value-type="float" office:value="0.000045663" calcext:value-type="float">
            <text:p>0,000045663</text:p>
          </table:table-cell>
        </table:table-row>
        <table:table-row table:style-name="ro1">
          <table:table-cell table:number-columns-repeated="10"/>
          <table:table-cell office:value-type="float" office:value="0.000056465" calcext:value-type="float">
            <text:p>0,000056465</text:p>
          </table:table-cell>
          <table:table-cell office:value-type="float" office:value="0.000076471" calcext:value-type="float">
            <text:p>0,000076471</text:p>
          </table:table-cell>
          <table:table-cell table:number-columns-repeated="2"/>
          <table:table-cell office:value-type="float" office:value="0.000057231" calcext:value-type="float">
            <text:p>0,000057231</text:p>
          </table:table-cell>
          <table:table-cell office:value-type="float" office:value="0.000059533" calcext:value-type="float">
            <text:p>0,000059533</text:p>
          </table:table-cell>
          <table:table-cell office:value-type="float" office:value="0.000064145" calcext:value-type="float">
            <text:p>0,000064145</text:p>
          </table:table-cell>
          <table:table-cell office:value-type="float" office:value="0.000062284" calcext:value-type="float">
            <text:p>0,000062284</text:p>
          </table:table-cell>
          <table:table-cell office:value-type="float" office:value="0.000062596" calcext:value-type="float">
            <text:p>0,000062596</text:p>
          </table:table-cell>
          <table:table-cell office:value-type="float" office:value="0.000061952" calcext:value-type="float">
            <text:p>0,000061952</text:p>
          </table:table-cell>
          <table:table-cell office:value-type="float" office:value="0.000061507" calcext:value-type="float">
            <text:p>0,000061507</text:p>
          </table:table-cell>
          <table:table-cell office:value-type="float" office:value="0.000059628" calcext:value-type="float">
            <text:p>0,000059628</text:p>
          </table:table-cell>
          <table:table-cell office:value-type="float" office:value="0.000056458" calcext:value-type="float">
            <text:p>0,000056458</text:p>
          </table:table-cell>
          <table:table-cell office:value-type="float" office:value="0.000056472" calcext:value-type="float">
            <text:p>0,000056472</text:p>
          </table:table-cell>
          <table:table-cell office:value-type="float" office:value="0.000052991" calcext:value-type="float">
            <text:p>0,000052991</text:p>
          </table:table-cell>
          <table:table-cell office:value-type="float" office:value="0.000044013" calcext:value-type="float">
            <text:p>0,000044013</text:p>
          </table:table-cell>
          <table:table-cell office:value-type="float" office:value="0.00005146" calcext:value-type="float">
            <text:p>0,00005146</text:p>
          </table:table-cell>
          <table:table-cell office:value-type="float" office:value="0.000042786" calcext:value-type="float">
            <text:p>0,000042786</text:p>
          </table:table-cell>
          <table:table-cell office:value-type="float" office:value="0.000061919" calcext:value-type="float">
            <text:p>0,000061919</text:p>
          </table:table-cell>
          <table:table-cell office:value-type="float" office:value="0.000052162" calcext:value-type="float">
            <text:p>0,000052162</text:p>
          </table:table-cell>
          <table:table-cell office:value-type="float" office:value="0.000055345" calcext:value-type="float">
            <text:p>0,000055345</text:p>
          </table:table-cell>
          <table:table-cell office:value-type="float" office:value="0.000054561" calcext:value-type="float">
            <text:p>0,000054561</text:p>
          </table:table-cell>
          <table:table-cell office:value-type="float" office:value="0.000053826" calcext:value-type="float">
            <text:p>0,000053826</text:p>
          </table:table-cell>
          <table:table-cell office:value-type="float" office:value="0.000048231" calcext:value-type="float">
            <text:p>0,000048231</text:p>
          </table:table-cell>
        </table:table-row>
        <table:table-row table:style-name="ro1">
          <table:table-cell table:number-columns-repeated="10"/>
          <table:table-cell office:value-type="float" office:value="0.00005793" calcext:value-type="float">
            <text:p>0,00005793</text:p>
          </table:table-cell>
          <table:table-cell office:value-type="float" office:value="0.00006172" calcext:value-type="float">
            <text:p>0,00006172</text:p>
          </table:table-cell>
          <table:table-cell table:number-columns-repeated="2"/>
          <table:table-cell office:value-type="float" office:value="0.000067409" calcext:value-type="float">
            <text:p>0,000067409</text:p>
          </table:table-cell>
          <table:table-cell office:value-type="float" office:value="0.000066048" calcext:value-type="float">
            <text:p>0,000066048</text:p>
          </table:table-cell>
          <table:table-cell office:value-type="float" office:value="0.000061547" calcext:value-type="float">
            <text:p>0,000061547</text:p>
          </table:table-cell>
          <table:table-cell office:value-type="float" office:value="0.000079136" calcext:value-type="float">
            <text:p>0,000079136</text:p>
          </table:table-cell>
          <table:table-cell office:value-type="float" office:value="0.000065188" calcext:value-type="float">
            <text:p>0,000065188</text:p>
          </table:table-cell>
          <table:table-cell office:value-type="float" office:value="0.000065782" calcext:value-type="float">
            <text:p>0,000065782</text:p>
          </table:table-cell>
          <table:table-cell office:value-type="float" office:value="0.000059537" calcext:value-type="float">
            <text:p>0,000059537</text:p>
          </table:table-cell>
          <table:table-cell office:value-type="float" office:value="0.00006124" calcext:value-type="float">
            <text:p>0,00006124</text:p>
          </table:table-cell>
          <table:table-cell office:value-type="float" office:value="0.000057514" calcext:value-type="float">
            <text:p>0,000057514</text:p>
          </table:table-cell>
          <table:table-cell office:value-type="float" office:value="0.000062184" calcext:value-type="float">
            <text:p>0,000062184</text:p>
          </table:table-cell>
          <table:table-cell office:value-type="float" office:value="0.000053681" calcext:value-type="float">
            <text:p>0,000053681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53126" calcext:value-type="float">
            <text:p>0,000053126</text:p>
          </table:table-cell>
          <table:table-cell office:value-type="float" office:value="0.000039764" calcext:value-type="float">
            <text:p>0,000039764</text:p>
          </table:table-cell>
          <table:table-cell office:value-type="float" office:value="0.000041551" calcext:value-type="float">
            <text:p>0,000041551</text:p>
          </table:table-cell>
          <table:table-cell office:value-type="float" office:value="0.000052364" calcext:value-type="float">
            <text:p>0,000052364</text:p>
          </table:table-cell>
          <table:table-cell office:value-type="float" office:value="0.000054459" calcext:value-type="float">
            <text:p>0,000054459</text:p>
          </table:table-cell>
          <table:table-cell office:value-type="float" office:value="0.000042957" calcext:value-type="float">
            <text:p>0,000042957</text:p>
          </table:table-cell>
          <table:table-cell office:value-type="float" office:value="0.000052926" calcext:value-type="float">
            <text:p>0,000052926</text:p>
          </table:table-cell>
          <table:table-cell office:value-type="float" office:value="0.000056958" calcext:value-type="float">
            <text:p>0,000056958</text:p>
          </table:table-cell>
        </table:table-row>
        <table:table-row table:style-name="ro1">
          <table:table-cell table:number-columns-repeated="10"/>
          <table:table-cell office:value-type="float" office:value="0.000059753" calcext:value-type="float">
            <text:p>0,000059753</text:p>
          </table:table-cell>
          <table:table-cell office:value-type="float" office:value="0.000061469" calcext:value-type="float">
            <text:p>0,000061469</text:p>
          </table:table-cell>
          <table:table-cell table:number-columns-repeated="2"/>
          <table:table-cell office:value-type="float" office:value="0.000064145" calcext:value-type="float">
            <text:p>0,000064145</text:p>
          </table:table-cell>
          <table:table-cell office:value-type="float" office:value="0.000062472" calcext:value-type="float">
            <text:p>0,000062472</text:p>
          </table:table-cell>
          <table:table-cell office:value-type="float" office:value="0.000057288" calcext:value-type="float">
            <text:p>0,000057288</text:p>
          </table:table-cell>
          <table:table-cell office:value-type="float" office:value="0.000055399" calcext:value-type="float">
            <text:p>0,000055399</text:p>
          </table:table-cell>
          <table:table-cell office:value-type="float" office:value="0.000056357" calcext:value-type="float">
            <text:p>0,000056357</text:p>
          </table:table-cell>
          <table:table-cell office:value-type="float" office:value="0.000060266" calcext:value-type="float">
            <text:p>0,000060266</text:p>
          </table:table-cell>
          <table:table-cell office:value-type="float" office:value="0.00006197" calcext:value-type="float">
            <text:p>0,00006197</text:p>
          </table:table-cell>
          <table:table-cell office:value-type="float" office:value="0.000056334" calcext:value-type="float">
            <text:p>0,000056334</text:p>
          </table:table-cell>
          <table:table-cell office:value-type="float" office:value="0.000056666" calcext:value-type="float">
            <text:p>0,000056666</text:p>
          </table:table-cell>
          <table:table-cell office:value-type="float" office:value="0.000055462" calcext:value-type="float">
            <text:p>0,000055462</text:p>
          </table:table-cell>
          <table:table-cell office:value-type="float" office:value="0.000036084" calcext:value-type="float">
            <text:p>0,000036084</text:p>
          </table:table-cell>
          <table:table-cell office:value-type="float" office:value="0.000053942" calcext:value-type="float">
            <text:p>0,000053942</text:p>
          </table:table-cell>
          <table:table-cell office:value-type="float" office:value="0.000055273" calcext:value-type="float">
            <text:p>0,000055273</text:p>
          </table:table-cell>
          <table:table-cell office:value-type="float" office:value="0.000052288" calcext:value-type="float">
            <text:p>0,000052288</text:p>
          </table:table-cell>
          <table:table-cell office:value-type="float" office:value="0.000053488" calcext:value-type="float">
            <text:p>0,000053488</text:p>
          </table:table-cell>
          <table:table-cell office:value-type="float" office:value="0.000061386" calcext:value-type="float">
            <text:p>0,000061386</text:p>
          </table:table-cell>
          <table:table-cell office:value-type="float" office:value="0.000038666" calcext:value-type="float">
            <text:p>0,000038666</text:p>
          </table:table-cell>
          <table:table-cell office:value-type="float" office:value="0.000054555" calcext:value-type="float">
            <text:p>0,000054555</text:p>
          </table:table-cell>
          <table:table-cell office:value-type="float" office:value="0.000071925" calcext:value-type="float">
            <text:p>0,000071925</text:p>
          </table:table-cell>
          <table:table-cell office:value-type="float" office:value="0.000055998" calcext:value-type="float">
            <text:p>0,000055998</text:p>
          </table:table-cell>
        </table:table-row>
        <table:table-row table:style-name="ro1">
          <table:table-cell table:number-columns-repeated="10"/>
          <table:table-cell office:value-type="float" office:value="0.000057976" calcext:value-type="float">
            <text:p>0,000057976</text:p>
          </table:table-cell>
          <table:table-cell office:value-type="float" office:value="0.00006007" calcext:value-type="float">
            <text:p>0,00006007</text:p>
          </table:table-cell>
          <table:table-cell table:number-columns-repeated="2"/>
          <table:table-cell office:value-type="float" office:value="0.000056565" calcext:value-type="float">
            <text:p>0,000056565</text:p>
          </table:table-cell>
          <table:table-cell office:value-type="float" office:value="0.000060938" calcext:value-type="float">
            <text:p>0,000060938</text:p>
          </table:table-cell>
          <table:table-cell office:value-type="float" office:value="0.000057546" calcext:value-type="float">
            <text:p>0,000057546</text:p>
          </table:table-cell>
          <table:table-cell office:value-type="float" office:value="0.000059873" calcext:value-type="float">
            <text:p>0,000059873</text:p>
          </table:table-cell>
          <table:table-cell office:value-type="float" office:value="0.000058023" calcext:value-type="float">
            <text:p>0,000058023</text:p>
          </table:table-cell>
          <table:table-cell office:value-type="float" office:value="0.000063018" calcext:value-type="float">
            <text:p>0,000063018</text:p>
          </table:table-cell>
          <table:table-cell office:value-type="float" office:value="0.000063322" calcext:value-type="float">
            <text:p>0,000063322</text:p>
          </table:table-cell>
          <table:table-cell office:value-type="float" office:value="0.000109032" calcext:value-type="float">
            <text:p>0,000109032</text:p>
          </table:table-cell>
          <table:table-cell office:value-type="float" office:value="0.000077736" calcext:value-type="float">
            <text:p>0,000077736</text:p>
          </table:table-cell>
          <table:table-cell office:value-type="float" office:value="0.000062568" calcext:value-type="float">
            <text:p>0,000062568</text:p>
          </table:table-cell>
          <table:table-cell office:value-type="float" office:value="0.000051985" calcext:value-type="float">
            <text:p>0,000051985</text:p>
          </table:table-cell>
          <table:table-cell office:value-type="float" office:value="0.000063694" calcext:value-type="float">
            <text:p>0,000063694</text:p>
          </table:table-cell>
          <table:table-cell office:value-type="float" office:value="0.000041333" calcext:value-type="float">
            <text:p>0,000041333</text:p>
          </table:table-cell>
          <table:table-cell office:value-type="float" office:value="0.000039875" calcext:value-type="float">
            <text:p>0,000039875</text:p>
          </table:table-cell>
          <table:table-cell office:value-type="float" office:value="0.000055805" calcext:value-type="float">
            <text:p>0,000055805</text:p>
          </table:table-cell>
          <table:table-cell office:value-type="float" office:value="0.000044516" calcext:value-type="float">
            <text:p>0,000044516</text:p>
          </table:table-cell>
          <table:table-cell office:value-type="float" office:value="0.000049483" calcext:value-type="float">
            <text:p>0,000049483</text:p>
          </table:table-cell>
          <table:table-cell office:value-type="float" office:value="0.00005765" calcext:value-type="float">
            <text:p>0,00005765</text:p>
          </table:table-cell>
          <table:table-cell office:value-type="float" office:value="0.000044311" calcext:value-type="float">
            <text:p>0,000044311</text:p>
          </table:table-cell>
          <table:table-cell office:value-type="float" office:value="0.000056948" calcext:value-type="float">
            <text:p>0,000056948</text:p>
          </table:table-cell>
        </table:table-row>
        <table:table-row table:style-name="ro1">
          <table:table-cell table:number-columns-repeated="10"/>
          <table:table-cell office:value-type="float" office:value="0.000067931" calcext:value-type="float">
            <text:p>0,000067931</text:p>
          </table:table-cell>
          <table:table-cell office:value-type="float" office:value="0.000074541" calcext:value-type="float">
            <text:p>0,000074541</text:p>
          </table:table-cell>
          <table:table-cell table:number-columns-repeated="2"/>
          <table:table-cell office:value-type="float" office:value="0.000065278" calcext:value-type="float">
            <text:p>0,000065278</text:p>
          </table:table-cell>
          <table:table-cell office:value-type="float" office:value="0.000062079" calcext:value-type="float">
            <text:p>0,000062079</text:p>
          </table:table-cell>
          <table:table-cell office:value-type="float" office:value="0.000060374" calcext:value-type="float">
            <text:p>0,000060374</text:p>
          </table:table-cell>
          <table:table-cell office:value-type="float" office:value="0.000061306" calcext:value-type="float">
            <text:p>0,000061306</text:p>
          </table:table-cell>
          <table:table-cell office:value-type="float" office:value="0.000060724" calcext:value-type="float">
            <text:p>0,000060724</text:p>
          </table:table-cell>
          <table:table-cell office:value-type="float" office:value="0.000059569" calcext:value-type="float">
            <text:p>0,000059569</text:p>
          </table:table-cell>
          <table:table-cell office:value-type="float" office:value="0.000085232" calcext:value-type="float">
            <text:p>0,000085232</text:p>
          </table:table-cell>
          <table:table-cell office:value-type="float" office:value="0.000061493" calcext:value-type="float">
            <text:p>0,000061493</text:p>
          </table:table-cell>
          <table:table-cell office:value-type="float" office:value="0.000060884" calcext:value-type="float">
            <text:p>0,000060884</text:p>
          </table:table-cell>
          <table:table-cell office:value-type="float" office:value="0.000064054" calcext:value-type="float">
            <text:p>0,000064054</text:p>
          </table:table-cell>
          <table:table-cell office:value-type="float" office:value="0.000039423" calcext:value-type="float">
            <text:p>0,000039423</text:p>
          </table:table-cell>
          <table:table-cell office:value-type="float" office:value="0.000042295" calcext:value-type="float">
            <text:p>0,000042295</text:p>
          </table:table-cell>
          <table:table-cell office:value-type="float" office:value="0.000078815" calcext:value-type="float">
            <text:p>0,000078815</text:p>
          </table:table-cell>
          <table:table-cell office:value-type="float" office:value="0.000041881" calcext:value-type="float">
            <text:p>0,000041881</text:p>
          </table:table-cell>
          <table:table-cell office:value-type="float" office:value="0.000039951" calcext:value-type="float">
            <text:p>0,000039951</text:p>
          </table:table-cell>
          <table:table-cell office:value-type="float" office:value="0.00003989" calcext:value-type="float">
            <text:p>0,00003989</text:p>
          </table:table-cell>
          <table:table-cell office:value-type="float" office:value="0.000047338" calcext:value-type="float">
            <text:p>0,000047338</text:p>
          </table:table-cell>
          <table:table-cell office:value-type="float" office:value="0.000054601" calcext:value-type="float">
            <text:p>0,000054601</text:p>
          </table:table-cell>
          <table:table-cell office:value-type="float" office:value="0.00003798" calcext:value-type="float">
            <text:p>0,00003798</text:p>
          </table:table-cell>
          <table:table-cell office:value-type="float" office:value="0.000040652" calcext:value-type="float">
            <text:p>0,000040652</text:p>
          </table:table-cell>
        </table:table-row>
        <table:table-row table:style-name="ro1">
          <table:table-cell table:number-columns-repeated="10"/>
          <table:table-cell office:value-type="float" office:value="0.000081461" calcext:value-type="float">
            <text:p>0,000081461</text:p>
          </table:table-cell>
          <table:table-cell office:value-type="float" office:value="0.000075535" calcext:value-type="float">
            <text:p>0,000075535</text:p>
          </table:table-cell>
          <table:table-cell table:number-columns-repeated="2"/>
          <table:table-cell office:value-type="float" office:value="0.000057391" calcext:value-type="float">
            <text:p>0,000057391</text:p>
          </table:table-cell>
          <table:table-cell office:value-type="float" office:value="0.000057185" calcext:value-type="float">
            <text:p>0,000057185</text:p>
          </table:table-cell>
          <table:table-cell office:value-type="float" office:value="0.00006167" calcext:value-type="float">
            <text:p>0,00006167</text:p>
          </table:table-cell>
          <table:table-cell office:value-type="float" office:value="0.000061096" calcext:value-type="float">
            <text:p>0,000061096</text:p>
          </table:table-cell>
          <table:table-cell office:value-type="float" office:value="0.000065779" calcext:value-type="float">
            <text:p>0,000065779</text:p>
          </table:table-cell>
          <table:table-cell office:value-type="float" office:value="0.000062252" calcext:value-type="float">
            <text:p>0,000062252</text:p>
          </table:table-cell>
          <table:table-cell office:value-type="float" office:value="0.000063567" calcext:value-type="float">
            <text:p>0,000063567</text:p>
          </table:table-cell>
          <table:table-cell office:value-type="float" office:value="0.000069967" calcext:value-type="float">
            <text:p>0,000069967</text:p>
          </table:table-cell>
          <table:table-cell office:value-type="float" office:value="0.000057598" calcext:value-type="float">
            <text:p>0,000057598</text:p>
          </table:table-cell>
          <table:table-cell office:value-type="float" office:value="0.000062061" calcext:value-type="float">
            <text:p>0,000062061</text:p>
          </table:table-cell>
          <table:table-cell office:value-type="float" office:value="0.000044848" calcext:value-type="float">
            <text:p>0,000044848</text:p>
          </table:table-cell>
          <table:table-cell office:value-type="float" office:value="0.000042187" calcext:value-type="float">
            <text:p>0,000042187</text:p>
          </table:table-cell>
          <table:table-cell office:value-type="float" office:value="0.000053884" calcext:value-type="float">
            <text:p>0,000053884</text:p>
          </table:table-cell>
          <table:table-cell office:value-type="float" office:value="0.000040602" calcext:value-type="float">
            <text:p>0,000040602</text:p>
          </table:table-cell>
          <table:table-cell office:value-type="float" office:value="0.000048301" calcext:value-type="float">
            <text:p>0,000048301</text:p>
          </table:table-cell>
          <table:table-cell office:value-type="float" office:value="0.000054761" calcext:value-type="float">
            <text:p>0,000054761</text:p>
          </table:table-cell>
          <table:table-cell office:value-type="float" office:value="0.000045655" calcext:value-type="float">
            <text:p>0,000045655</text:p>
          </table:table-cell>
          <table:table-cell office:value-type="float" office:value="0.000055707" calcext:value-type="float">
            <text:p>0,000055707</text:p>
          </table:table-cell>
          <table:table-cell office:value-type="float" office:value="0.000046408" calcext:value-type="float">
            <text:p>0,000046408</text:p>
          </table:table-cell>
          <table:table-cell office:value-type="float" office:value="0.000053648" calcext:value-type="float">
            <text:p>0,000053648</text:p>
          </table:table-cell>
        </table:table-row>
        <table:table-row table:style-name="ro1">
          <table:table-cell table:number-columns-repeated="10"/>
          <table:table-cell office:value-type="float" office:value="0.00006671" calcext:value-type="float">
            <text:p>0,00006671</text:p>
          </table:table-cell>
          <table:table-cell office:value-type="float" office:value="0.000057388" calcext:value-type="float">
            <text:p>0,000057388</text:p>
          </table:table-cell>
          <table:table-cell table:number-columns-repeated="2"/>
          <table:table-cell office:value-type="float" office:value="0.000062048" calcext:value-type="float">
            <text:p>0,000062048</text:p>
          </table:table-cell>
          <table:table-cell office:value-type="float" office:value="0.000063386" calcext:value-type="float">
            <text:p>0,000063386</text:p>
          </table:table-cell>
          <table:table-cell office:value-type="float" office:value="0.000078794" calcext:value-type="float">
            <text:p>0,000078794</text:p>
          </table:table-cell>
          <table:table-cell office:value-type="float" office:value="0.000060558" calcext:value-type="float">
            <text:p>0,000060558</text:p>
          </table:table-cell>
          <table:table-cell office:value-type="float" office:value="0.000057241" calcext:value-type="float">
            <text:p>0,000057241</text:p>
          </table:table-cell>
          <table:table-cell office:value-type="float" office:value="0.000058565" calcext:value-type="float">
            <text:p>0,000058565</text:p>
          </table:table-cell>
          <table:table-cell office:value-type="float" office:value="0.000057184" calcext:value-type="float">
            <text:p>0,000057184</text:p>
          </table:table-cell>
          <table:table-cell office:value-type="float" office:value="0.00006745" calcext:value-type="float">
            <text:p>0,00006745</text:p>
          </table:table-cell>
          <table:table-cell office:value-type="float" office:value="0.000056431" calcext:value-type="float">
            <text:p>0,000056431</text:p>
          </table:table-cell>
          <table:table-cell office:value-type="float" office:value="0.000065998" calcext:value-type="float">
            <text:p>0,000065998</text:p>
          </table:table-cell>
          <table:table-cell office:value-type="float" office:value="0.000042794" calcext:value-type="float">
            <text:p>0,000042794</text:p>
          </table:table-cell>
          <table:table-cell office:value-type="float" office:value="0.000039458" calcext:value-type="float">
            <text:p>0,000039458</text:p>
          </table:table-cell>
          <table:table-cell office:value-type="float" office:value="0.000039689" calcext:value-type="float">
            <text:p>0,000039689</text:p>
          </table:table-cell>
          <table:table-cell office:value-type="float" office:value="0.000055798" calcext:value-type="float">
            <text:p>0,000055798</text:p>
          </table:table-cell>
          <table:table-cell office:value-type="float" office:value="0.000038975" calcext:value-type="float">
            <text:p>0,000038975</text:p>
          </table:table-cell>
          <table:table-cell office:value-type="float" office:value="0.000056494" calcext:value-type="float">
            <text:p>0,000056494</text:p>
          </table:table-cell>
          <table:table-cell office:value-type="float" office:value="0.000037954" calcext:value-type="float">
            <text:p>0,000037954</text:p>
          </table:table-cell>
          <table:table-cell office:value-type="float" office:value="0.000054527" calcext:value-type="float">
            <text:p>0,000054527</text:p>
          </table:table-cell>
          <table:table-cell office:value-type="float" office:value="0.000046278" calcext:value-type="float">
            <text:p>0,000046278</text:p>
          </table:table-cell>
          <table:table-cell office:value-type="float" office:value="0.00005849" calcext:value-type="float">
            <text:p>0,00005849</text:p>
          </table:table-cell>
        </table:table-row>
        <table:table-row table:style-name="ro1">
          <table:table-cell table:number-columns-repeated="10"/>
          <table:table-cell office:value-type="float" office:value="0.000058558" calcext:value-type="float">
            <text:p>0,000058558</text:p>
          </table:table-cell>
          <table:table-cell office:value-type="float" office:value="0.000063198" calcext:value-type="float">
            <text:p>0,000063198</text:p>
          </table:table-cell>
          <table:table-cell table:number-columns-repeated="2"/>
          <table:table-cell office:value-type="float" office:value="0.000057839" calcext:value-type="float">
            <text:p>0,000057839</text:p>
          </table:table-cell>
          <table:table-cell office:value-type="float" office:value="0.000056946" calcext:value-type="float">
            <text:p>0,000056946</text:p>
          </table:table-cell>
          <table:table-cell office:value-type="float" office:value="0.000063164" calcext:value-type="float">
            <text:p>0,000063164</text:p>
          </table:table-cell>
          <table:table-cell office:value-type="float" office:value="0.000138325" calcext:value-type="float">
            <text:p>0,000138325</text:p>
          </table:table-cell>
          <table:table-cell office:value-type="float" office:value="0.000066572" calcext:value-type="float">
            <text:p>0,000066572</text:p>
          </table:table-cell>
          <table:table-cell office:value-type="float" office:value="0.000068513" calcext:value-type="float">
            <text:p>0,000068513</text:p>
          </table:table-cell>
          <table:table-cell office:value-type="float" office:value="0.000075368" calcext:value-type="float">
            <text:p>0,000075368</text:p>
          </table:table-cell>
          <table:table-cell office:value-type="float" office:value="0.000059037" calcext:value-type="float">
            <text:p>0,000059037</text:p>
          </table:table-cell>
          <table:table-cell office:value-type="float" office:value="0.000069695" calcext:value-type="float">
            <text:p>0,000069695</text:p>
          </table:table-cell>
          <table:table-cell office:value-type="float" office:value="0.000052702" calcext:value-type="float">
            <text:p>0,000052702</text:p>
          </table:table-cell>
          <table:table-cell office:value-type="float" office:value="0.000056438" calcext:value-type="float">
            <text:p>0,000056438</text:p>
          </table:table-cell>
          <table:table-cell office:value-type="float" office:value="0.000063659" calcext:value-type="float">
            <text:p>0,000063659</text:p>
          </table:table-cell>
          <table:table-cell office:value-type="float" office:value="0.000068955" calcext:value-type="float">
            <text:p>0,000068955</text:p>
          </table:table-cell>
          <table:table-cell office:value-type="float" office:value="0.000062425" calcext:value-type="float">
            <text:p>0,000062425</text:p>
          </table:table-cell>
          <table:table-cell office:value-type="float" office:value="0.000059266" calcext:value-type="float">
            <text:p>0,000059266</text:p>
          </table:table-cell>
          <table:table-cell office:value-type="float" office:value="0.000061718" calcext:value-type="float">
            <text:p>0,000061718</text:p>
          </table:table-cell>
          <table:table-cell office:value-type="float" office:value="0.000047802" calcext:value-type="float">
            <text:p>0,000047802</text:p>
          </table:table-cell>
          <table:table-cell office:value-type="float" office:value="0.000048863" calcext:value-type="float">
            <text:p>0,000048863</text:p>
          </table:table-cell>
          <table:table-cell office:value-type="float" office:value="0.000051728" calcext:value-type="float">
            <text:p>0,000051728</text:p>
          </table:table-cell>
          <table:table-cell office:value-type="float" office:value="0.000061949" calcext:value-type="float">
            <text:p>0,000061949</text:p>
          </table:table-cell>
        </table:table-row>
        <table:table-row table:style-name="ro1">
          <table:table-cell table:number-columns-repeated="10"/>
          <table:table-cell office:value-type="float" office:value="0.000061157" calcext:value-type="float">
            <text:p>0,000061157</text:p>
          </table:table-cell>
          <table:table-cell office:value-type="float" office:value="0.00006186" calcext:value-type="float">
            <text:p>0,00006186</text:p>
          </table:table-cell>
          <table:table-cell table:number-columns-repeated="2"/>
          <table:table-cell office:value-type="float" office:value="0.000064619" calcext:value-type="float">
            <text:p>0,000064619</text:p>
          </table:table-cell>
          <table:table-cell office:value-type="float" office:value="0.000061026" calcext:value-type="float">
            <text:p>0,000061026</text:p>
          </table:table-cell>
          <table:table-cell office:value-type="float" office:value="0.000076204" calcext:value-type="float">
            <text:p>0,000076204</text:p>
          </table:table-cell>
          <table:table-cell office:value-type="float" office:value="0.000063897" calcext:value-type="float">
            <text:p>0,000063897</text:p>
          </table:table-cell>
          <table:table-cell office:value-type="float" office:value="0.000057406" calcext:value-type="float">
            <text:p>0,000057406</text:p>
          </table:table-cell>
          <table:table-cell office:value-type="float" office:value="0.000059532" calcext:value-type="float">
            <text:p>0,000059532</text:p>
          </table:table-cell>
          <table:table-cell office:value-type="float" office:value="0.000064726" calcext:value-type="float">
            <text:p>0,000064726</text:p>
          </table:table-cell>
          <table:table-cell office:value-type="float" office:value="0.000058577" calcext:value-type="float">
            <text:p>0,000058577</text:p>
          </table:table-cell>
          <table:table-cell office:value-type="float" office:value="0.000060846" calcext:value-type="float">
            <text:p>0,000060846</text:p>
          </table:table-cell>
          <table:table-cell office:value-type="float" office:value="0.000055012" calcext:value-type="float">
            <text:p>0,000055012</text:p>
          </table:table-cell>
          <table:table-cell office:value-type="float" office:value="0.000036843" calcext:value-type="float">
            <text:p>0,000036843</text:p>
          </table:table-cell>
          <table:table-cell office:value-type="float" office:value="0.000049808" calcext:value-type="float">
            <text:p>0,000049808</text:p>
          </table:table-cell>
          <table:table-cell office:value-type="float" office:value="0.000038312" calcext:value-type="float">
            <text:p>0,000038312</text:p>
          </table:table-cell>
          <table:table-cell office:value-type="float" office:value="0.000048929" calcext:value-type="float">
            <text:p>0,000048929</text:p>
          </table:table-cell>
          <table:table-cell office:value-type="float" office:value="0.000046653" calcext:value-type="float">
            <text:p>0,000046653</text:p>
          </table:table-cell>
          <table:table-cell office:value-type="float" office:value="0.000052505" calcext:value-type="float">
            <text:p>0,000052505</text:p>
          </table:table-cell>
          <table:table-cell office:value-type="float" office:value="0.000050058" calcext:value-type="float">
            <text:p>0,000050058</text:p>
          </table:table-cell>
          <table:table-cell office:value-type="float" office:value="0.000057223" calcext:value-type="float">
            <text:p>0,000057223</text:p>
          </table:table-cell>
          <table:table-cell office:value-type="float" office:value="0.000057767" calcext:value-type="float">
            <text:p>0,000057767</text:p>
          </table:table-cell>
          <table:table-cell office:value-type="float" office:value="0.000053766" calcext:value-type="float">
            <text:p>0,000053766</text:p>
          </table:table-cell>
        </table:table-row>
        <table:table-row table:style-name="ro1">
          <table:table-cell table:number-columns-repeated="10"/>
          <table:table-cell office:value-type="float" office:value="0.000057086" calcext:value-type="float">
            <text:p>0,000057086</text:p>
          </table:table-cell>
          <table:table-cell office:value-type="float" office:value="0.000061637" calcext:value-type="float">
            <text:p>0,000061637</text:p>
          </table:table-cell>
          <table:table-cell table:number-columns-repeated="2"/>
          <table:table-cell office:value-type="float" office:value="0.000057088" calcext:value-type="float">
            <text:p>0,000057088</text:p>
          </table:table-cell>
          <table:table-cell office:value-type="float" office:value="0.000063701" calcext:value-type="float">
            <text:p>0,000063701</text:p>
          </table:table-cell>
          <table:table-cell office:value-type="float" office:value="0.000062106" calcext:value-type="float">
            <text:p>0,000062106</text:p>
          </table:table-cell>
          <table:table-cell office:value-type="float" office:value="0.00006327" calcext:value-type="float">
            <text:p>0,00006327</text:p>
          </table:table-cell>
          <table:table-cell office:value-type="float" office:value="0.00006629" calcext:value-type="float">
            <text:p>0,00006629</text:p>
          </table:table-cell>
          <table:table-cell office:value-type="float" office:value="0.000070648" calcext:value-type="float">
            <text:p>0,000070648</text:p>
          </table:table-cell>
          <table:table-cell office:value-type="float" office:value="0.000061021" calcext:value-type="float">
            <text:p>0,000061021</text:p>
          </table:table-cell>
          <table:table-cell office:value-type="float" office:value="0.000063006" calcext:value-type="float">
            <text:p>0,000063006</text:p>
          </table:table-cell>
          <table:table-cell office:value-type="float" office:value="0.000061762" calcext:value-type="float">
            <text:p>0,000061762</text:p>
          </table:table-cell>
          <table:table-cell office:value-type="float" office:value="0.000071744" calcext:value-type="float">
            <text:p>0,000071744</text:p>
          </table:table-cell>
          <table:table-cell office:value-type="float" office:value="0.000041909" calcext:value-type="float">
            <text:p>0,000041909</text:p>
          </table:table-cell>
          <table:table-cell office:value-type="float" office:value="0.000042097" calcext:value-type="float">
            <text:p>0,000042097</text:p>
          </table:table-cell>
          <table:table-cell office:value-type="float" office:value="0.000046194" calcext:value-type="float">
            <text:p>0,000046194</text:p>
          </table:table-cell>
          <table:table-cell office:value-type="float" office:value="0.000040427" calcext:value-type="float">
            <text:p>0,000040427</text:p>
          </table:table-cell>
          <table:table-cell office:value-type="float" office:value="0.000038498" calcext:value-type="float">
            <text:p>0,000038498</text:p>
          </table:table-cell>
          <table:table-cell office:value-type="float" office:value="0.000052908" calcext:value-type="float">
            <text:p>0,000052908</text:p>
          </table:table-cell>
          <table:table-cell office:value-type="float" office:value="0.000051659" calcext:value-type="float">
            <text:p>0,000051659</text:p>
          </table:table-cell>
          <table:table-cell office:value-type="float" office:value="0.000134468" calcext:value-type="float">
            <text:p>0,000134468</text:p>
          </table:table-cell>
          <table:table-cell office:value-type="float" office:value="0.00005568" calcext:value-type="float">
            <text:p>0,00005568</text:p>
          </table:table-cell>
          <table:table-cell office:value-type="float" office:value="0.00003948" calcext:value-type="float">
            <text:p>0,00003948</text:p>
          </table:table-cell>
        </table:table-row>
        <table:table-row table:style-name="ro1">
          <table:table-cell table:number-columns-repeated="10"/>
          <table:table-cell office:value-type="float" office:value="0.000060739" calcext:value-type="float">
            <text:p>0,000060739</text:p>
          </table:table-cell>
          <table:table-cell office:value-type="float" office:value="0.00005531" calcext:value-type="float">
            <text:p>0,00005531</text:p>
          </table:table-cell>
          <table:table-cell table:number-columns-repeated="2"/>
          <table:table-cell office:value-type="float" office:value="0.000072655" calcext:value-type="float">
            <text:p>0,000072655</text:p>
          </table:table-cell>
          <table:table-cell office:value-type="float" office:value="0.00005946" calcext:value-type="float">
            <text:p>0,00005946</text:p>
          </table:table-cell>
          <table:table-cell office:value-type="float" office:value="0.000059473" calcext:value-type="float">
            <text:p>0,000059473</text:p>
          </table:table-cell>
          <table:table-cell office:value-type="float" office:value="0.000058587" calcext:value-type="float">
            <text:p>0,000058587</text:p>
          </table:table-cell>
          <table:table-cell office:value-type="float" office:value="0.000057579" calcext:value-type="float">
            <text:p>0,000057579</text:p>
          </table:table-cell>
          <table:table-cell office:value-type="float" office:value="0.000055892" calcext:value-type="float">
            <text:p>0,000055892</text:p>
          </table:table-cell>
          <table:table-cell office:value-type="float" office:value="0.00005898" calcext:value-type="float">
            <text:p>0,00005898</text:p>
          </table:table-cell>
          <table:table-cell office:value-type="float" office:value="0.000060911" calcext:value-type="float">
            <text:p>0,000060911</text:p>
          </table:table-cell>
          <table:table-cell office:value-type="float" office:value="0.000063677" calcext:value-type="float">
            <text:p>0,000063677</text:p>
          </table:table-cell>
          <table:table-cell office:value-type="float" office:value="0.000057991" calcext:value-type="float">
            <text:p>0,000057991</text:p>
          </table:table-cell>
          <table:table-cell office:value-type="float" office:value="0.000052789" calcext:value-type="float">
            <text:p>0,000052789</text:p>
          </table:table-cell>
          <table:table-cell office:value-type="float" office:value="0.000043048" calcext:value-type="float">
            <text:p>0,000043048</text:p>
          </table:table-cell>
          <table:table-cell office:value-type="float" office:value="0.000041768" calcext:value-type="float">
            <text:p>0,000041768</text:p>
          </table:table-cell>
          <table:table-cell office:value-type="float" office:value="0.000036944" calcext:value-type="float">
            <text:p>0,000036944</text:p>
          </table:table-cell>
          <table:table-cell office:value-type="float" office:value="0.000044949" calcext:value-type="float">
            <text:p>0,000044949</text:p>
          </table:table-cell>
          <table:table-cell office:value-type="float" office:value="0.000051447" calcext:value-type="float">
            <text:p>0,000051447</text:p>
          </table:table-cell>
          <table:table-cell office:value-type="float" office:value="0.000075486" calcext:value-type="float">
            <text:p>0,000075486</text:p>
          </table:table-cell>
          <table:table-cell office:value-type="float" office:value="0.000050142" calcext:value-type="float">
            <text:p>0,000050142</text:p>
          </table:table-cell>
          <table:table-cell office:value-type="float" office:value="0.000042907" calcext:value-type="float">
            <text:p>0,000042907</text:p>
          </table:table-cell>
          <table:table-cell office:value-type="float" office:value="0.000046557" calcext:value-type="float">
            <text:p>0,000046557</text:p>
          </table:table-cell>
        </table:table-row>
        <table:table-row table:style-name="ro1">
          <table:table-cell table:number-columns-repeated="10"/>
          <table:table-cell office:value-type="float" office:value="0.000058518" calcext:value-type="float">
            <text:p>0,000058518</text:p>
          </table:table-cell>
          <table:table-cell office:value-type="float" office:value="0.000073282" calcext:value-type="float">
            <text:p>0,000073282</text:p>
          </table:table-cell>
          <table:table-cell table:number-columns-repeated="2"/>
          <table:table-cell office:value-type="float" office:value="0.000064638" calcext:value-type="float">
            <text:p>0,000064638</text:p>
          </table:table-cell>
          <table:table-cell office:value-type="float" office:value="0.000059999" calcext:value-type="float">
            <text:p>0,000059999</text:p>
          </table:table-cell>
          <table:table-cell office:value-type="float" office:value="0.00005419" calcext:value-type="float">
            <text:p>0,00005419</text:p>
          </table:table-cell>
          <table:table-cell office:value-type="float" office:value="0.000062328" calcext:value-type="float">
            <text:p>0,000062328</text:p>
          </table:table-cell>
          <table:table-cell office:value-type="float" office:value="0.000066382" calcext:value-type="float">
            <text:p>0,000066382</text:p>
          </table:table-cell>
          <table:table-cell office:value-type="float" office:value="0.000061923" calcext:value-type="float">
            <text:p>0,000061923</text:p>
          </table:table-cell>
          <table:table-cell office:value-type="float" office:value="0.000059377" calcext:value-type="float">
            <text:p>0,000059377</text:p>
          </table:table-cell>
          <table:table-cell office:value-type="float" office:value="0.000062536" calcext:value-type="float">
            <text:p>0,000062536</text:p>
          </table:table-cell>
          <table:table-cell office:value-type="float" office:value="0.000061477" calcext:value-type="float">
            <text:p>0,000061477</text:p>
          </table:table-cell>
          <table:table-cell office:value-type="float" office:value="0.000055505" calcext:value-type="float">
            <text:p>0,000055505</text:p>
          </table:table-cell>
          <table:table-cell office:value-type="float" office:value="0.000049166" calcext:value-type="float">
            <text:p>0,000049166</text:p>
          </table:table-cell>
          <table:table-cell office:value-type="float" office:value="0.000054548" calcext:value-type="float">
            <text:p>0,000054548</text:p>
          </table:table-cell>
          <table:table-cell office:value-type="float" office:value="0.000048586" calcext:value-type="float">
            <text:p>0,000048586</text:p>
          </table:table-cell>
          <table:table-cell office:value-type="float" office:value="0.000055608" calcext:value-type="float">
            <text:p>0,000055608</text:p>
          </table:table-cell>
          <table:table-cell office:value-type="float" office:value="0.000050596" calcext:value-type="float">
            <text:p>0,000050596</text:p>
          </table:table-cell>
          <table:table-cell office:value-type="float" office:value="0.000037329" calcext:value-type="float">
            <text:p>0,000037329</text:p>
          </table:table-cell>
          <table:table-cell office:value-type="float" office:value="0.000053686" calcext:value-type="float">
            <text:p>0,000053686</text:p>
          </table:table-cell>
          <table:table-cell office:value-type="float" office:value="0.000036796" calcext:value-type="float">
            <text:p>0,000036796</text:p>
          </table:table-cell>
          <table:table-cell office:value-type="float" office:value="0.000054242" calcext:value-type="float">
            <text:p>0,000054242</text:p>
          </table:table-cell>
          <table:table-cell office:value-type="float" office:value="0.000040236" calcext:value-type="float">
            <text:p>0,000040236</text:p>
          </table:table-cell>
        </table:table-row>
        <table:table-row table:style-name="ro1">
          <table:table-cell table:number-columns-repeated="10"/>
          <table:table-cell office:value-type="float" office:value="0.000093281" calcext:value-type="float">
            <text:p>0,000093281</text:p>
          </table:table-cell>
          <table:table-cell office:value-type="float" office:value="0.000062389" calcext:value-type="float">
            <text:p>0,000062389</text:p>
          </table:table-cell>
          <table:table-cell table:number-columns-repeated="2"/>
          <table:table-cell office:value-type="float" office:value="0.00006874" calcext:value-type="float">
            <text:p>0,00006874</text:p>
          </table:table-cell>
          <table:table-cell office:value-type="float" office:value="0.000062704" calcext:value-type="float">
            <text:p>0,000062704</text:p>
          </table:table-cell>
          <table:table-cell office:value-type="float" office:value="0.00006593" calcext:value-type="float">
            <text:p>0,00006593</text:p>
          </table:table-cell>
          <table:table-cell office:value-type="float" office:value="0.000057182" calcext:value-type="float">
            <text:p>0,000057182</text:p>
          </table:table-cell>
          <table:table-cell office:value-type="float" office:value="0.000057537" calcext:value-type="float">
            <text:p>0,000057537</text:p>
          </table:table-cell>
          <table:table-cell office:value-type="float" office:value="0.000062889" calcext:value-type="float">
            <text:p>0,000062889</text:p>
          </table:table-cell>
          <table:table-cell office:value-type="float" office:value="0.000057335" calcext:value-type="float">
            <text:p>0,000057335</text:p>
          </table:table-cell>
          <table:table-cell office:value-type="float" office:value="0.000063835" calcext:value-type="float">
            <text:p>0,000063835</text:p>
          </table:table-cell>
          <table:table-cell office:value-type="float" office:value="0.000064068" calcext:value-type="float">
            <text:p>0,000064068</text:p>
          </table:table-cell>
          <table:table-cell office:value-type="float" office:value="0.000060783" calcext:value-type="float">
            <text:p>0,000060783</text:p>
          </table:table-cell>
          <table:table-cell office:value-type="float" office:value="0.000053486" calcext:value-type="float">
            <text:p>0,000053486</text:p>
          </table:table-cell>
          <table:table-cell office:value-type="float" office:value="0.000054813" calcext:value-type="float">
            <text:p>0,000054813</text:p>
          </table:table-cell>
          <table:table-cell office:value-type="float" office:value="0.000058262" calcext:value-type="float">
            <text:p>0,000058262</text:p>
          </table:table-cell>
          <table:table-cell office:value-type="float" office:value="0.000037867" calcext:value-type="float">
            <text:p>0,000037867</text:p>
          </table:table-cell>
          <table:table-cell office:value-type="float" office:value="0.000040356" calcext:value-type="float">
            <text:p>0,000040356</text:p>
          </table:table-cell>
          <table:table-cell office:value-type="float" office:value="0.000054603" calcext:value-type="float">
            <text:p>0,000054603</text:p>
          </table:table-cell>
          <table:table-cell office:value-type="float" office:value="0.000047532" calcext:value-type="float">
            <text:p>0,000047532</text:p>
          </table:table-cell>
          <table:table-cell office:value-type="float" office:value="0.000039834" calcext:value-type="float">
            <text:p>0,000039834</text:p>
          </table:table-cell>
          <table:table-cell office:value-type="float" office:value="0.000046574" calcext:value-type="float">
            <text:p>0,000046574</text:p>
          </table:table-cell>
          <table:table-cell office:value-type="float" office:value="0.000053071" calcext:value-type="float">
            <text:p>0,000053071</text:p>
          </table:table-cell>
        </table:table-row>
        <table:table-row table:style-name="ro1">
          <table:table-cell table:number-columns-repeated="10"/>
          <table:table-cell office:value-type="float" office:value="0.000058455" calcext:value-type="float">
            <text:p>0,000058455</text:p>
          </table:table-cell>
          <table:table-cell office:value-type="float" office:value="0.000061522" calcext:value-type="float">
            <text:p>0,000061522</text:p>
          </table:table-cell>
          <table:table-cell table:number-columns-repeated="2"/>
          <table:table-cell office:value-type="float" office:value="0.000062638" calcext:value-type="float">
            <text:p>0,000062638</text:p>
          </table:table-cell>
          <table:table-cell office:value-type="float" office:value="0.000058602" calcext:value-type="float">
            <text:p>0,000058602</text:p>
          </table:table-cell>
          <table:table-cell office:value-type="float" office:value="0.000052939" calcext:value-type="float">
            <text:p>0,000052939</text:p>
          </table:table-cell>
          <table:table-cell office:value-type="float" office:value="0.000061643" calcext:value-type="float">
            <text:p>0,000061643</text:p>
          </table:table-cell>
          <table:table-cell office:value-type="float" office:value="0.000065821" calcext:value-type="float">
            <text:p>0,000065821</text:p>
          </table:table-cell>
          <table:table-cell office:value-type="float" office:value="0.000062013" calcext:value-type="float">
            <text:p>0,000062013</text:p>
          </table:table-cell>
          <table:table-cell office:value-type="float" office:value="0.000059894" calcext:value-type="float">
            <text:p>0,000059894</text:p>
          </table:table-cell>
          <table:table-cell office:value-type="float" office:value="0.000055188" calcext:value-type="float">
            <text:p>0,000055188</text:p>
          </table:table-cell>
          <table:table-cell office:value-type="float" office:value="0.000063833" calcext:value-type="float">
            <text:p>0,000063833</text:p>
          </table:table-cell>
          <table:table-cell office:value-type="float" office:value="0.000062523" calcext:value-type="float">
            <text:p>0,000062523</text:p>
          </table:table-cell>
          <table:table-cell office:value-type="float" office:value="0.000042404" calcext:value-type="float">
            <text:p>0,000042404</text:p>
          </table:table-cell>
          <table:table-cell office:value-type="float" office:value="0.000045698" calcext:value-type="float">
            <text:p>0,000045698</text:p>
          </table:table-cell>
          <table:table-cell office:value-type="float" office:value="0.00003872" calcext:value-type="float">
            <text:p>0,00003872</text:p>
          </table:table-cell>
          <table:table-cell office:value-type="float" office:value="0.000041839" calcext:value-type="float">
            <text:p>0,000041839</text:p>
          </table:table-cell>
          <table:table-cell office:value-type="float" office:value="0.000052301" calcext:value-type="float">
            <text:p>0,000052301</text:p>
          </table:table-cell>
          <table:table-cell office:value-type="float" office:value="0.000048945" calcext:value-type="float">
            <text:p>0,000048945</text:p>
          </table:table-cell>
          <table:table-cell office:value-type="float" office:value="0.000044172" calcext:value-type="float">
            <text:p>0,000044172</text:p>
          </table:table-cell>
          <table:table-cell office:value-type="float" office:value="0.000051832" calcext:value-type="float">
            <text:p>0,000051832</text:p>
          </table:table-cell>
          <table:table-cell office:value-type="float" office:value="0.000044907" calcext:value-type="float">
            <text:p>0,000044907</text:p>
          </table:table-cell>
          <table:table-cell office:value-type="float" office:value="0.000053222" calcext:value-type="float">
            <text:p>0,000053222</text:p>
          </table:table-cell>
        </table:table-row>
        <table:table-row table:style-name="ro1">
          <table:table-cell table:number-columns-repeated="10"/>
          <table:table-cell office:value-type="float" office:value="0.000057607" calcext:value-type="float">
            <text:p>0,000057607</text:p>
          </table:table-cell>
          <table:table-cell office:value-type="float" office:value="0.000057927" calcext:value-type="float">
            <text:p>0,000057927</text:p>
          </table:table-cell>
          <table:table-cell table:number-columns-repeated="2"/>
          <table:table-cell office:value-type="float" office:value="0.000070679" calcext:value-type="float">
            <text:p>0,000070679</text:p>
          </table:table-cell>
          <table:table-cell office:value-type="float" office:value="0.00006173" calcext:value-type="float">
            <text:p>0,00006173</text:p>
          </table:table-cell>
          <table:table-cell office:value-type="float" office:value="0.00006267" calcext:value-type="float">
            <text:p>0,00006267</text:p>
          </table:table-cell>
          <table:table-cell office:value-type="float" office:value="0.000061769" calcext:value-type="float">
            <text:p>0,000061769</text:p>
          </table:table-cell>
          <table:table-cell office:value-type="float" office:value="0.000062194" calcext:value-type="float">
            <text:p>0,000062194</text:p>
          </table:table-cell>
          <table:table-cell office:value-type="float" office:value="0.000090395" calcext:value-type="float">
            <text:p>0,000090395</text:p>
          </table:table-cell>
          <table:table-cell office:value-type="float" office:value="0.000064882" calcext:value-type="float">
            <text:p>0,000064882</text:p>
          </table:table-cell>
          <table:table-cell office:value-type="float" office:value="0.000088355" calcext:value-type="float">
            <text:p>0,000088355</text:p>
          </table:table-cell>
          <table:table-cell office:value-type="float" office:value="0.000082483" calcext:value-type="float">
            <text:p>0,000082483</text:p>
          </table:table-cell>
          <table:table-cell office:value-type="float" office:value="0.000081214" calcext:value-type="float">
            <text:p>0,000081214</text:p>
          </table:table-cell>
          <table:table-cell office:value-type="float" office:value="0.000052863" calcext:value-type="float">
            <text:p>0,000052863</text:p>
          </table:table-cell>
          <table:table-cell office:value-type="float" office:value="0.000050536" calcext:value-type="float">
            <text:p>0,000050536</text:p>
          </table:table-cell>
          <table:table-cell office:value-type="float" office:value="0.00005186" calcext:value-type="float">
            <text:p>0,00005186</text:p>
          </table:table-cell>
          <table:table-cell office:value-type="float" office:value="0.00004357" calcext:value-type="float">
            <text:p>0,00004357</text:p>
          </table:table-cell>
          <table:table-cell office:value-type="float" office:value="0.000053906" calcext:value-type="float">
            <text:p>0,000053906</text:p>
          </table:table-cell>
          <table:table-cell office:value-type="float" office:value="0.000045271" calcext:value-type="float">
            <text:p>0,000045271</text:p>
          </table:table-cell>
          <table:table-cell office:value-type="float" office:value="0.000054452" calcext:value-type="float">
            <text:p>0,000054452</text:p>
          </table:table-cell>
          <table:table-cell office:value-type="float" office:value="0.00004125" calcext:value-type="float">
            <text:p>0,00004125</text:p>
          </table:table-cell>
          <table:table-cell office:value-type="float" office:value="0.000051483" calcext:value-type="float">
            <text:p>0,000051483</text:p>
          </table:table-cell>
          <table:table-cell office:value-type="float" office:value="0.000043294" calcext:value-type="float">
            <text:p>0,000043294</text:p>
          </table:table-cell>
        </table:table-row>
        <table:table-row table:style-name="ro1">
          <table:table-cell table:number-columns-repeated="10"/>
          <table:table-cell office:value-type="float" office:value="0.000062287" calcext:value-type="float">
            <text:p>0,000062287</text:p>
          </table:table-cell>
          <table:table-cell office:value-type="float" office:value="0.000061687" calcext:value-type="float">
            <text:p>0,000061687</text:p>
          </table:table-cell>
          <table:table-cell table:number-columns-repeated="2"/>
          <table:table-cell office:value-type="float" office:value="0.000060779" calcext:value-type="float">
            <text:p>0,000060779</text:p>
          </table:table-cell>
          <table:table-cell office:value-type="float" office:value="0.000064836" calcext:value-type="float">
            <text:p>0,000064836</text:p>
          </table:table-cell>
          <table:table-cell office:value-type="float" office:value="0.000059697" calcext:value-type="float">
            <text:p>0,000059697</text:p>
          </table:table-cell>
          <table:table-cell office:value-type="float" office:value="0.000066446" calcext:value-type="float">
            <text:p>0,000066446</text:p>
          </table:table-cell>
          <table:table-cell office:value-type="float" office:value="0.000078936" calcext:value-type="float">
            <text:p>0,000078936</text:p>
          </table:table-cell>
          <table:table-cell office:value-type="float" office:value="0.000060867" calcext:value-type="float">
            <text:p>0,000060867</text:p>
          </table:table-cell>
          <table:table-cell office:value-type="float" office:value="0.000061883" calcext:value-type="float">
            <text:p>0,000061883</text:p>
          </table:table-cell>
          <table:table-cell office:value-type="float" office:value="0.000062117" calcext:value-type="float">
            <text:p>0,000062117</text:p>
          </table:table-cell>
          <table:table-cell office:value-type="float" office:value="0.000063522" calcext:value-type="float">
            <text:p>0,000063522</text:p>
          </table:table-cell>
          <table:table-cell office:value-type="float" office:value="0.00006144" calcext:value-type="float">
            <text:p>0,00006144</text:p>
          </table:table-cell>
          <table:table-cell office:value-type="float" office:value="0.000054217" calcext:value-type="float">
            <text:p>0,000054217</text:p>
          </table:table-cell>
          <table:table-cell office:value-type="float" office:value="0.000052146" calcext:value-type="float">
            <text:p>0,000052146</text:p>
          </table:table-cell>
          <table:table-cell office:value-type="float" office:value="0.000040447" calcext:value-type="float">
            <text:p>0,000040447</text:p>
          </table:table-cell>
          <table:table-cell office:value-type="float" office:value="0.000055897" calcext:value-type="float">
            <text:p>0,000055897</text:p>
          </table:table-cell>
          <table:table-cell office:value-type="float" office:value="0.000082254" calcext:value-type="float">
            <text:p>0,000082254</text:p>
          </table:table-cell>
          <table:table-cell office:value-type="float" office:value="0.000045397" calcext:value-type="float">
            <text:p>0,000045397</text:p>
          </table:table-cell>
          <table:table-cell office:value-type="float" office:value="0.000082882" calcext:value-type="float">
            <text:p>0,000082882</text:p>
          </table:table-cell>
          <table:table-cell office:value-type="float" office:value="0.000062643" calcext:value-type="float">
            <text:p>0,000062643</text:p>
          </table:table-cell>
          <table:table-cell office:value-type="float" office:value="0.000059735" calcext:value-type="float">
            <text:p>0,000059735</text:p>
          </table:table-cell>
          <table:table-cell office:value-type="float" office:value="0.000055864" calcext:value-type="float">
            <text:p>0,000055864</text:p>
          </table:table-cell>
        </table:table-row>
        <table:table-row table:style-name="ro1">
          <table:table-cell table:number-columns-repeated="10"/>
          <table:table-cell office:value-type="float" office:value="0.00006082" calcext:value-type="float">
            <text:p>0,00006082</text:p>
          </table:table-cell>
          <table:table-cell office:value-type="float" office:value="0.000057418" calcext:value-type="float">
            <text:p>0,000057418</text:p>
          </table:table-cell>
          <table:table-cell table:number-columns-repeated="2"/>
          <table:table-cell office:value-type="float" office:value="0.000083337" calcext:value-type="float">
            <text:p>0,000083337</text:p>
          </table:table-cell>
          <table:table-cell office:value-type="float" office:value="0.00006271" calcext:value-type="float">
            <text:p>0,00006271</text:p>
          </table:table-cell>
          <table:table-cell office:value-type="float" office:value="0.000065921" calcext:value-type="float">
            <text:p>0,000065921</text:p>
          </table:table-cell>
          <table:table-cell office:value-type="float" office:value="0.000062145" calcext:value-type="float">
            <text:p>0,000062145</text:p>
          </table:table-cell>
          <table:table-cell office:value-type="float" office:value="0.000059189" calcext:value-type="float">
            <text:p>0,000059189</text:p>
          </table:table-cell>
          <table:table-cell office:value-type="float" office:value="0.000063093" calcext:value-type="float">
            <text:p>0,000063093</text:p>
          </table:table-cell>
          <table:table-cell office:value-type="float" office:value="0.000077134" calcext:value-type="float">
            <text:p>0,000077134</text:p>
          </table:table-cell>
          <table:table-cell office:value-type="float" office:value="0.000058486" calcext:value-type="float">
            <text:p>0,000058486</text:p>
          </table:table-cell>
          <table:table-cell office:value-type="float" office:value="0.000065238" calcext:value-type="float">
            <text:p>0,000065238</text:p>
          </table:table-cell>
          <table:table-cell office:value-type="float" office:value="0.000061223" calcext:value-type="float">
            <text:p>0,000061223</text:p>
          </table:table-cell>
          <table:table-cell office:value-type="float" office:value="0.000048985" calcext:value-type="float">
            <text:p>0,000048985</text:p>
          </table:table-cell>
          <table:table-cell office:value-type="float" office:value="0.000042357" calcext:value-type="float">
            <text:p>0,000042357</text:p>
          </table:table-cell>
          <table:table-cell office:value-type="float" office:value="0.00005104" calcext:value-type="float">
            <text:p>0,00005104</text:p>
          </table:table-cell>
          <table:table-cell office:value-type="float" office:value="0.000062187" calcext:value-type="float">
            <text:p>0,000062187</text:p>
          </table:table-cell>
          <table:table-cell office:value-type="float" office:value="0.000062277" calcext:value-type="float">
            <text:p>0,000062277</text:p>
          </table:table-cell>
          <table:table-cell office:value-type="float" office:value="0.000059641" calcext:value-type="float">
            <text:p>0,000059641</text:p>
          </table:table-cell>
          <table:table-cell office:value-type="float" office:value="0.00005658" calcext:value-type="float">
            <text:p>0,00005658</text:p>
          </table:table-cell>
          <table:table-cell office:value-type="float" office:value="0.000062564" calcext:value-type="float">
            <text:p>0,000062564</text:p>
          </table:table-cell>
          <table:table-cell office:value-type="float" office:value="0.000077388" calcext:value-type="float">
            <text:p>0,000077388</text:p>
          </table:table-cell>
          <table:table-cell office:value-type="float" office:value="0.00007279" calcext:value-type="float">
            <text:p>0,00007279</text:p>
          </table:table-cell>
        </table:table-row>
        <table:table-row table:style-name="ro1">
          <table:table-cell table:number-columns-repeated="10"/>
          <table:table-cell office:value-type="float" office:value="0.000061547" calcext:value-type="float">
            <text:p>0,000061547</text:p>
          </table:table-cell>
          <table:table-cell office:value-type="float" office:value="0.000076495" calcext:value-type="float">
            <text:p>0,000076495</text:p>
          </table:table-cell>
          <table:table-cell table:number-columns-repeated="2"/>
          <table:table-cell office:value-type="float" office:value="0.000062927" calcext:value-type="float">
            <text:p>0,000062927</text:p>
          </table:table-cell>
          <table:table-cell office:value-type="float" office:value="0.000057425" calcext:value-type="float">
            <text:p>0,000057425</text:p>
          </table:table-cell>
          <table:table-cell office:value-type="float" office:value="0.00005977" calcext:value-type="float">
            <text:p>0,00005977</text:p>
          </table:table-cell>
          <table:table-cell office:value-type="float" office:value="0.000061637" calcext:value-type="float">
            <text:p>0,000061637</text:p>
          </table:table-cell>
          <table:table-cell office:value-type="float" office:value="0.000064097" calcext:value-type="float">
            <text:p>0,000064097</text:p>
          </table:table-cell>
          <table:table-cell office:value-type="float" office:value="0.000071542" calcext:value-type="float">
            <text:p>0,000071542</text:p>
          </table:table-cell>
          <table:table-cell office:value-type="float" office:value="0.000055131" calcext:value-type="float">
            <text:p>0,000055131</text:p>
          </table:table-cell>
          <table:table-cell office:value-type="float" office:value="0.000063942" calcext:value-type="float">
            <text:p>0,000063942</text:p>
          </table:table-cell>
          <table:table-cell office:value-type="float" office:value="0.000061308" calcext:value-type="float">
            <text:p>0,000061308</text:p>
          </table:table-cell>
          <table:table-cell office:value-type="float" office:value="0.000063588" calcext:value-type="float">
            <text:p>0,000063588</text:p>
          </table:table-cell>
          <table:table-cell office:value-type="float" office:value="0.000054775" calcext:value-type="float">
            <text:p>0,000054775</text:p>
          </table:table-cell>
          <table:table-cell office:value-type="float" office:value="0.000041244" calcext:value-type="float">
            <text:p>0,000041244</text:p>
          </table:table-cell>
          <table:table-cell office:value-type="float" office:value="0.000049448" calcext:value-type="float">
            <text:p>0,000049448</text:p>
          </table:table-cell>
          <table:table-cell office:value-type="float" office:value="0.000039506" calcext:value-type="float">
            <text:p>0,000039506</text:p>
          </table:table-cell>
          <table:table-cell office:value-type="float" office:value="0.000038208" calcext:value-type="float">
            <text:p>0,000038208</text:p>
          </table:table-cell>
          <table:table-cell office:value-type="float" office:value="0.000043516" calcext:value-type="float">
            <text:p>0,000043516</text:p>
          </table:table-cell>
          <table:table-cell office:value-type="float" office:value="0.000037172" calcext:value-type="float">
            <text:p>0,000037172</text:p>
          </table:table-cell>
          <table:table-cell office:value-type="float" office:value="0.000042675" calcext:value-type="float">
            <text:p>0,000042675</text:p>
          </table:table-cell>
          <table:table-cell office:value-type="float" office:value="0.000064034" calcext:value-type="float">
            <text:p>0,000064034</text:p>
          </table:table-cell>
          <table:table-cell office:value-type="float" office:value="0.000062609" calcext:value-type="float">
            <text:p>0,000062609</text:p>
          </table:table-cell>
        </table:table-row>
        <table:table-row table:style-name="ro1">
          <table:table-cell table:number-columns-repeated="10"/>
          <table:table-cell office:value-type="float" office:value="0.000062138" calcext:value-type="float">
            <text:p>0,000062138</text:p>
          </table:table-cell>
          <table:table-cell office:value-type="float" office:value="0.0000616" calcext:value-type="float">
            <text:p>0,0000616</text:p>
          </table:table-cell>
          <table:table-cell table:number-columns-repeated="2"/>
          <table:table-cell office:value-type="float" office:value="0.000060909" calcext:value-type="float">
            <text:p>0,000060909</text:p>
          </table:table-cell>
          <table:table-cell office:value-type="float" office:value="0.000067256" calcext:value-type="float">
            <text:p>0,000067256</text:p>
          </table:table-cell>
          <table:table-cell office:value-type="float" office:value="0.000056071" calcext:value-type="float">
            <text:p>0,000056071</text:p>
          </table:table-cell>
          <table:table-cell office:value-type="float" office:value="0.000076016" calcext:value-type="float">
            <text:p>0,000076016</text:p>
          </table:table-cell>
          <table:table-cell office:value-type="float" office:value="0.000062488" calcext:value-type="float">
            <text:p>0,000062488</text:p>
          </table:table-cell>
          <table:table-cell office:value-type="float" office:value="0.00006734" calcext:value-type="float">
            <text:p>0,00006734</text:p>
          </table:table-cell>
          <table:table-cell office:value-type="float" office:value="0.000057506" calcext:value-type="float">
            <text:p>0,000057506</text:p>
          </table:table-cell>
          <table:table-cell office:value-type="float" office:value="0.000056852" calcext:value-type="float">
            <text:p>0,000056852</text:p>
          </table:table-cell>
          <table:table-cell office:value-type="float" office:value="0.000057209" calcext:value-type="float">
            <text:p>0,000057209</text:p>
          </table:table-cell>
          <table:table-cell office:value-type="float" office:value="0.000063056" calcext:value-type="float">
            <text:p>0,000063056</text:p>
          </table:table-cell>
          <table:table-cell office:value-type="float" office:value="0.000076752" calcext:value-type="float">
            <text:p>0,000076752</text:p>
          </table:table-cell>
          <table:table-cell office:value-type="float" office:value="0.000059097" calcext:value-type="float">
            <text:p>0,000059097</text:p>
          </table:table-cell>
          <table:table-cell office:value-type="float" office:value="0.000084162" calcext:value-type="float">
            <text:p>0,000084162</text:p>
          </table:table-cell>
          <table:table-cell office:value-type="float" office:value="0.000080781" calcext:value-type="float">
            <text:p>0,000080781</text:p>
          </table:table-cell>
          <table:table-cell office:value-type="float" office:value="0.00006027" calcext:value-type="float">
            <text:p>0,00006027</text:p>
          </table:table-cell>
          <table:table-cell office:value-type="float" office:value="0.000062536" calcext:value-type="float">
            <text:p>0,000062536</text:p>
          </table:table-cell>
          <table:table-cell office:value-type="float" office:value="0.000082107" calcext:value-type="float">
            <text:p>0,000082107</text:p>
          </table:table-cell>
          <table:table-cell office:value-type="float" office:value="0.000062983" calcext:value-type="float">
            <text:p>0,000062983</text:p>
          </table:table-cell>
          <table:table-cell office:value-type="float" office:value="0.000079473" calcext:value-type="float">
            <text:p>0,000079473</text:p>
          </table:table-cell>
          <table:table-cell office:value-type="float" office:value="0.000095592" calcext:value-type="float">
            <text:p>0,000095592</text:p>
          </table:table-cell>
        </table:table-row>
        <table:table-row table:style-name="ro1">
          <table:table-cell table:number-columns-repeated="10"/>
          <table:table-cell office:value-type="float" office:value="0.000061957" calcext:value-type="float">
            <text:p>0,000061957</text:p>
          </table:table-cell>
          <table:table-cell office:value-type="float" office:value="0.000059363" calcext:value-type="float">
            <text:p>0,000059363</text:p>
          </table:table-cell>
          <table:table-cell table:number-columns-repeated="2"/>
          <table:table-cell office:value-type="float" office:value="0.000062377" calcext:value-type="float">
            <text:p>0,000062377</text:p>
          </table:table-cell>
          <table:table-cell office:value-type="float" office:value="0.000059306" calcext:value-type="float">
            <text:p>0,000059306</text:p>
          </table:table-cell>
          <table:table-cell office:value-type="float" office:value="0.000059981" calcext:value-type="float">
            <text:p>0,000059981</text:p>
          </table:table-cell>
          <table:table-cell office:value-type="float" office:value="0.000061679" calcext:value-type="float">
            <text:p>0,000061679</text:p>
          </table:table-cell>
          <table:table-cell office:value-type="float" office:value="0.000061367" calcext:value-type="float">
            <text:p>0,000061367</text:p>
          </table:table-cell>
          <table:table-cell office:value-type="float" office:value="0.000060715" calcext:value-type="float">
            <text:p>0,000060715</text:p>
          </table:table-cell>
          <table:table-cell office:value-type="float" office:value="0.000055433" calcext:value-type="float">
            <text:p>0,000055433</text:p>
          </table:table-cell>
          <table:table-cell office:value-type="float" office:value="0.000061662" calcext:value-type="float">
            <text:p>0,000061662</text:p>
          </table:table-cell>
          <table:table-cell office:value-type="float" office:value="0.000062795" calcext:value-type="float">
            <text:p>0,000062795</text:p>
          </table:table-cell>
          <table:table-cell office:value-type="float" office:value="0.000061511" calcext:value-type="float">
            <text:p>0,000061511</text:p>
          </table:table-cell>
          <table:table-cell office:value-type="float" office:value="0.000040673" calcext:value-type="float">
            <text:p>0,000040673</text:p>
          </table:table-cell>
          <table:table-cell office:value-type="float" office:value="0.000044645" calcext:value-type="float">
            <text:p>0,000044645</text:p>
          </table:table-cell>
          <table:table-cell office:value-type="float" office:value="0.000036609" calcext:value-type="float">
            <text:p>0,000036609</text:p>
          </table:table-cell>
          <table:table-cell office:value-type="float" office:value="0.000038194" calcext:value-type="float">
            <text:p>0,000038194</text:p>
          </table:table-cell>
          <table:table-cell office:value-type="float" office:value="0.000051212" calcext:value-type="float">
            <text:p>0,000051212</text:p>
          </table:table-cell>
          <table:table-cell office:value-type="float" office:value="0.000087098" calcext:value-type="float">
            <text:p>0,000087098</text:p>
          </table:table-cell>
          <table:table-cell office:value-type="float" office:value="0.000052492" calcext:value-type="float">
            <text:p>0,000052492</text:p>
          </table:table-cell>
          <table:table-cell office:value-type="float" office:value="0.000062119" calcext:value-type="float">
            <text:p>0,000062119</text:p>
          </table:table-cell>
          <table:table-cell office:value-type="float" office:value="0.000060579" calcext:value-type="float">
            <text:p>0,000060579</text:p>
          </table:table-cell>
          <table:table-cell office:value-type="float" office:value="0.000060829" calcext:value-type="float">
            <text:p>0,000060829</text:p>
          </table:table-cell>
        </table:table-row>
        <table:table-row table:style-name="ro1">
          <table:table-cell table:number-columns-repeated="10"/>
          <table:table-cell office:value-type="float" office:value="0.000057635" calcext:value-type="float">
            <text:p>0,000057635</text:p>
          </table:table-cell>
          <table:table-cell office:value-type="float" office:value="0.000058305" calcext:value-type="float">
            <text:p>0,000058305</text:p>
          </table:table-cell>
          <table:table-cell table:number-columns-repeated="2"/>
          <table:table-cell office:value-type="float" office:value="0.000061163" calcext:value-type="float">
            <text:p>0,000061163</text:p>
          </table:table-cell>
          <table:table-cell office:value-type="float" office:value="0.000064239" calcext:value-type="float">
            <text:p>0,000064239</text:p>
          </table:table-cell>
          <table:table-cell office:value-type="float" office:value="0.000062886" calcext:value-type="float">
            <text:p>0,000062886</text:p>
          </table:table-cell>
          <table:table-cell office:value-type="float" office:value="0.000057564" calcext:value-type="float">
            <text:p>0,000057564</text:p>
          </table:table-cell>
          <table:table-cell office:value-type="float" office:value="0.000058124" calcext:value-type="float">
            <text:p>0,000058124</text:p>
          </table:table-cell>
          <table:table-cell office:value-type="float" office:value="0.000061222" calcext:value-type="float">
            <text:p>0,000061222</text:p>
          </table:table-cell>
          <table:table-cell office:value-type="float" office:value="0.000061865" calcext:value-type="float">
            <text:p>0,000061865</text:p>
          </table:table-cell>
          <table:table-cell office:value-type="float" office:value="0.000062083" calcext:value-type="float">
            <text:p>0,000062083</text:p>
          </table:table-cell>
          <table:table-cell office:value-type="float" office:value="0.000057109" calcext:value-type="float">
            <text:p>0,000057109</text:p>
          </table:table-cell>
          <table:table-cell office:value-type="float" office:value="0.000064257" calcext:value-type="float">
            <text:p>0,000064257</text:p>
          </table:table-cell>
          <table:table-cell office:value-type="float" office:value="0.000062937" calcext:value-type="float">
            <text:p>0,000062937</text:p>
          </table:table-cell>
          <table:table-cell office:value-type="float" office:value="0.000064425" calcext:value-type="float">
            <text:p>0,000064425</text:p>
          </table:table-cell>
          <table:table-cell office:value-type="float" office:value="0.000078973" calcext:value-type="float">
            <text:p>0,000078973</text:p>
          </table:table-cell>
          <table:table-cell office:value-type="float" office:value="0.000073094" calcext:value-type="float">
            <text:p>0,000073094</text:p>
          </table:table-cell>
          <table:table-cell office:value-type="float" office:value="0.000042793" calcext:value-type="float">
            <text:p>0,000042793</text:p>
          </table:table-cell>
          <table:table-cell office:value-type="float" office:value="0.000036601" calcext:value-type="float">
            <text:p>0,000036601</text:p>
          </table:table-cell>
          <table:table-cell office:value-type="float" office:value="0.000038524" calcext:value-type="float">
            <text:p>0,000038524</text:p>
          </table:table-cell>
          <table:table-cell office:value-type="float" office:value="0.000037993" calcext:value-type="float">
            <text:p>0,000037993</text:p>
          </table:table-cell>
          <table:table-cell office:value-type="float" office:value="0.000040253" calcext:value-type="float">
            <text:p>0,000040253</text:p>
          </table:table-cell>
          <table:table-cell office:value-type="float" office:value="0.000038942" calcext:value-type="float">
            <text:p>0,000038942</text:p>
          </table:table-cell>
        </table:table-row>
        <table:table-row table:style-name="ro1">
          <table:table-cell table:number-columns-repeated="10"/>
          <table:table-cell office:value-type="float" office:value="0.000060541" calcext:value-type="float">
            <text:p>0,000060541</text:p>
          </table:table-cell>
          <table:table-cell office:value-type="float" office:value="0.000060819" calcext:value-type="float">
            <text:p>0,000060819</text:p>
          </table:table-cell>
          <table:table-cell table:number-columns-repeated="2"/>
          <table:table-cell office:value-type="float" office:value="0.000062551" calcext:value-type="float">
            <text:p>0,000062551</text:p>
          </table:table-cell>
          <table:table-cell office:value-type="float" office:value="0.000058056" calcext:value-type="float">
            <text:p>0,000058056</text:p>
          </table:table-cell>
          <table:table-cell office:value-type="float" office:value="0.000064186" calcext:value-type="float">
            <text:p>0,000064186</text:p>
          </table:table-cell>
          <table:table-cell office:value-type="float" office:value="0.000062535" calcext:value-type="float">
            <text:p>0,000062535</text:p>
          </table:table-cell>
          <table:table-cell office:value-type="float" office:value="0.000060994" calcext:value-type="float">
            <text:p>0,000060994</text:p>
          </table:table-cell>
          <table:table-cell office:value-type="float" office:value="0.000055016" calcext:value-type="float">
            <text:p>0,000055016</text:p>
          </table:table-cell>
          <table:table-cell office:value-type="float" office:value="0.000062282" calcext:value-type="float">
            <text:p>0,000062282</text:p>
          </table:table-cell>
          <table:table-cell office:value-type="float" office:value="0.000068327" calcext:value-type="float">
            <text:p>0,000068327</text:p>
          </table:table-cell>
          <table:table-cell office:value-type="float" office:value="0.000059307" calcext:value-type="float">
            <text:p>0,000059307</text:p>
          </table:table-cell>
          <table:table-cell office:value-type="float" office:value="0.000060622" calcext:value-type="float">
            <text:p>0,000060622</text:p>
          </table:table-cell>
          <table:table-cell office:value-type="float" office:value="0.000051711" calcext:value-type="float">
            <text:p>0,000051711</text:p>
          </table:table-cell>
          <table:table-cell office:value-type="float" office:value="0.000055068" calcext:value-type="float">
            <text:p>0,000055068</text:p>
          </table:table-cell>
          <table:table-cell office:value-type="float" office:value="0.000040221" calcext:value-type="float">
            <text:p>0,000040221</text:p>
          </table:table-cell>
          <table:table-cell office:value-type="float" office:value="0.000049025" calcext:value-type="float">
            <text:p>0,000049025</text:p>
          </table:table-cell>
          <table:table-cell office:value-type="float" office:value="0.000040577" calcext:value-type="float">
            <text:p>0,000040577</text:p>
          </table:table-cell>
          <table:table-cell office:value-type="float" office:value="0.000053704" calcext:value-type="float">
            <text:p>0,000053704</text:p>
          </table:table-cell>
          <table:table-cell office:value-type="float" office:value="0.000035111" calcext:value-type="float">
            <text:p>0,000035111</text:p>
          </table:table-cell>
          <table:table-cell office:value-type="float" office:value="0.000038467" calcext:value-type="float">
            <text:p>0,000038467</text:p>
          </table:table-cell>
          <table:table-cell office:value-type="float" office:value="0.00003742" calcext:value-type="float">
            <text:p>0,00003742</text:p>
          </table:table-cell>
          <table:table-cell office:value-type="float" office:value="0.00003814" calcext:value-type="float">
            <text:p>0,00003814</text:p>
          </table:table-cell>
        </table:table-row>
        <table:table-row table:style-name="ro1">
          <table:table-cell table:number-columns-repeated="10"/>
          <table:table-cell office:value-type="float" office:value="0.000062997" calcext:value-type="float">
            <text:p>0,000062997</text:p>
          </table:table-cell>
          <table:table-cell office:value-type="float" office:value="0.000060536" calcext:value-type="float">
            <text:p>0,000060536</text:p>
          </table:table-cell>
          <table:table-cell table:number-columns-repeated="2"/>
          <table:table-cell office:value-type="float" office:value="0.00005811" calcext:value-type="float">
            <text:p>0,00005811</text:p>
          </table:table-cell>
          <table:table-cell office:value-type="float" office:value="0.000069455" calcext:value-type="float">
            <text:p>0,000069455</text:p>
          </table:table-cell>
          <table:table-cell office:value-type="float" office:value="0.000060824" calcext:value-type="float">
            <text:p>0,000060824</text:p>
          </table:table-cell>
          <table:table-cell office:value-type="float" office:value="0.000057313" calcext:value-type="float">
            <text:p>0,000057313</text:p>
          </table:table-cell>
          <table:table-cell office:value-type="float" office:value="0.000062226" calcext:value-type="float">
            <text:p>0,000062226</text:p>
          </table:table-cell>
          <table:table-cell office:value-type="float" office:value="0.000060745" calcext:value-type="float">
            <text:p>0,000060745</text:p>
          </table:table-cell>
          <table:table-cell office:value-type="float" office:value="0.000056768" calcext:value-type="float">
            <text:p>0,000056768</text:p>
          </table:table-cell>
          <table:table-cell office:value-type="float" office:value="0.000058317" calcext:value-type="float">
            <text:p>0,000058317</text:p>
          </table:table-cell>
          <table:table-cell office:value-type="float" office:value="0.000061587" calcext:value-type="float">
            <text:p>0,000061587</text:p>
          </table:table-cell>
          <table:table-cell office:value-type="float" office:value="0.000057397" calcext:value-type="float">
            <text:p>0,000057397</text:p>
          </table:table-cell>
          <table:table-cell office:value-type="float" office:value="0.000039323" calcext:value-type="float">
            <text:p>0,000039323</text:p>
          </table:table-cell>
          <table:table-cell office:value-type="float" office:value="0.000037602" calcext:value-type="float">
            <text:p>0,000037602</text:p>
          </table:table-cell>
          <table:table-cell office:value-type="float" office:value="0.000038127" calcext:value-type="float">
            <text:p>0,000038127</text:p>
          </table:table-cell>
          <table:table-cell office:value-type="float" office:value="0.000038354" calcext:value-type="float">
            <text:p>0,000038354</text:p>
          </table:table-cell>
          <table:table-cell office:value-type="float" office:value="0.000051845" calcext:value-type="float">
            <text:p>0,000051845</text:p>
          </table:table-cell>
          <table:table-cell office:value-type="float" office:value="0.000041335" calcext:value-type="float">
            <text:p>0,000041335</text:p>
          </table:table-cell>
          <table:table-cell office:value-type="float" office:value="0.000039005" calcext:value-type="float">
            <text:p>0,000039005</text:p>
          </table:table-cell>
          <table:table-cell office:value-type="float" office:value="0.000059655" calcext:value-type="float">
            <text:p>0,000059655</text:p>
          </table:table-cell>
          <table:table-cell office:value-type="float" office:value="0.000038037" calcext:value-type="float">
            <text:p>0,000038037</text:p>
          </table:table-cell>
          <table:table-cell office:value-type="float" office:value="0.000048269" calcext:value-type="float">
            <text:p>0,000048269</text:p>
          </table:table-cell>
        </table:table-row>
        <table:table-row table:style-name="ro1">
          <table:table-cell table:number-columns-repeated="10"/>
          <table:table-cell office:value-type="float" office:value="0.000059044" calcext:value-type="float">
            <text:p>0,000059044</text:p>
          </table:table-cell>
          <table:table-cell office:value-type="float" office:value="0.000063416" calcext:value-type="float">
            <text:p>0,000063416</text:p>
          </table:table-cell>
          <table:table-cell table:number-columns-repeated="2"/>
          <table:table-cell office:value-type="float" office:value="0.000063149" calcext:value-type="float">
            <text:p>0,000063149</text:p>
          </table:table-cell>
          <table:table-cell office:value-type="float" office:value="0.000057399" calcext:value-type="float">
            <text:p>0,000057399</text:p>
          </table:table-cell>
          <table:table-cell office:value-type="float" office:value="0.000058128" calcext:value-type="float">
            <text:p>0,000058128</text:p>
          </table:table-cell>
          <table:table-cell office:value-type="float" office:value="0.000057765" calcext:value-type="float">
            <text:p>0,000057765</text:p>
          </table:table-cell>
          <table:table-cell office:value-type="float" office:value="0.000061117" calcext:value-type="float">
            <text:p>0,000061117</text:p>
          </table:table-cell>
          <table:table-cell office:value-type="float" office:value="0.000061788" calcext:value-type="float">
            <text:p>0,000061788</text:p>
          </table:table-cell>
          <table:table-cell office:value-type="float" office:value="0.000062794" calcext:value-type="float">
            <text:p>0,000062794</text:p>
          </table:table-cell>
          <table:table-cell office:value-type="float" office:value="0.000061557" calcext:value-type="float">
            <text:p>0,000061557</text:p>
          </table:table-cell>
          <table:table-cell office:value-type="float" office:value="0.00008444" calcext:value-type="float">
            <text:p>0,00008444</text:p>
          </table:table-cell>
          <table:table-cell office:value-type="float" office:value="0.000063245" calcext:value-type="float">
            <text:p>0,000063245</text:p>
          </table:table-cell>
          <table:table-cell office:value-type="float" office:value="0.000037761" calcext:value-type="float">
            <text:p>0,000037761</text:p>
          </table:table-cell>
          <table:table-cell office:value-type="float" office:value="0.00003765" calcext:value-type="float">
            <text:p>0,00003765</text:p>
          </table:table-cell>
          <table:table-cell office:value-type="float" office:value="0.000040936" calcext:value-type="float">
            <text:p>0,000040936</text:p>
          </table:table-cell>
          <table:table-cell office:value-type="float" office:value="0.000044368" calcext:value-type="float">
            <text:p>0,000044368</text:p>
          </table:table-cell>
          <table:table-cell office:value-type="float" office:value="0.000036901" calcext:value-type="float">
            <text:p>0,000036901</text:p>
          </table:table-cell>
          <table:table-cell office:value-type="float" office:value="0.000038667" calcext:value-type="float">
            <text:p>0,000038667</text:p>
          </table:table-cell>
          <table:table-cell office:value-type="float" office:value="0.000036148" calcext:value-type="float">
            <text:p>0,000036148</text:p>
          </table:table-cell>
          <table:table-cell office:value-type="float" office:value="0.000038032" calcext:value-type="float">
            <text:p>0,000038032</text:p>
          </table:table-cell>
          <table:table-cell office:value-type="float" office:value="0.000036001" calcext:value-type="float">
            <text:p>0,000036001</text:p>
          </table:table-cell>
          <table:table-cell office:value-type="float" office:value="0.000039999" calcext:value-type="float">
            <text:p>0,000039999</text:p>
          </table:table-cell>
        </table:table-row>
        <table:table-row table:style-name="ro1">
          <table:table-cell table:number-columns-repeated="10"/>
          <table:table-cell office:value-type="float" office:value="0.000056816" calcext:value-type="float">
            <text:p>0,000056816</text:p>
          </table:table-cell>
          <table:table-cell office:value-type="float" office:value="0.000065773" calcext:value-type="float">
            <text:p>0,000065773</text:p>
          </table:table-cell>
          <table:table-cell table:number-columns-repeated="2"/>
          <table:table-cell office:value-type="float" office:value="0.000062823" calcext:value-type="float">
            <text:p>0,000062823</text:p>
          </table:table-cell>
          <table:table-cell office:value-type="float" office:value="0.000060565" calcext:value-type="float">
            <text:p>0,000060565</text:p>
          </table:table-cell>
          <table:table-cell office:value-type="float" office:value="0.000056637" calcext:value-type="float">
            <text:p>0,000056637</text:p>
          </table:table-cell>
          <table:table-cell office:value-type="float" office:value="0.00005399" calcext:value-type="float">
            <text:p>0,00005399</text:p>
          </table:table-cell>
          <table:table-cell office:value-type="float" office:value="0.000058163" calcext:value-type="float">
            <text:p>0,000058163</text:p>
          </table:table-cell>
          <table:table-cell office:value-type="float" office:value="0.000074477" calcext:value-type="float">
            <text:p>0,000074477</text:p>
          </table:table-cell>
          <table:table-cell office:value-type="float" office:value="0.000057543" calcext:value-type="float">
            <text:p>0,000057543</text:p>
          </table:table-cell>
          <table:table-cell office:value-type="float" office:value="0.000057458" calcext:value-type="float">
            <text:p>0,000057458</text:p>
          </table:table-cell>
          <table:table-cell office:value-type="float" office:value="0.000056049" calcext:value-type="float">
            <text:p>0,000056049</text:p>
          </table:table-cell>
          <table:table-cell office:value-type="float" office:value="0.00006221" calcext:value-type="float">
            <text:p>0,00006221</text:p>
          </table:table-cell>
          <table:table-cell office:value-type="float" office:value="0.000045644" calcext:value-type="float">
            <text:p>0,000045644</text:p>
          </table:table-cell>
          <table:table-cell office:value-type="float" office:value="0.000038847" calcext:value-type="float">
            <text:p>0,000038847</text:p>
          </table:table-cell>
          <table:table-cell office:value-type="float" office:value="0.000049319" calcext:value-type="float">
            <text:p>0,000049319</text:p>
          </table:table-cell>
          <table:table-cell office:value-type="float" office:value="0.000036058" calcext:value-type="float">
            <text:p>0,000036058</text:p>
          </table:table-cell>
          <table:table-cell office:value-type="float" office:value="0.000056325" calcext:value-type="float">
            <text:p>0,000056325</text:p>
          </table:table-cell>
          <table:table-cell office:value-type="float" office:value="0.000044245" calcext:value-type="float">
            <text:p>0,000044245</text:p>
          </table:table-cell>
          <table:table-cell office:value-type="float" office:value="0.000050714" calcext:value-type="float">
            <text:p>0,000050714</text:p>
          </table:table-cell>
          <table:table-cell office:value-type="float" office:value="0.00007782" calcext:value-type="float">
            <text:p>0,00007782</text:p>
          </table:table-cell>
          <table:table-cell office:value-type="float" office:value="0.000075006" calcext:value-type="float">
            <text:p>0,000075006</text:p>
          </table:table-cell>
          <table:table-cell office:value-type="float" office:value="0.000062837" calcext:value-type="float">
            <text:p>0,000062837</text:p>
          </table:table-cell>
        </table:table-row>
        <table:table-row table:style-name="ro1">
          <table:table-cell table:number-columns-repeated="10"/>
          <table:table-cell office:value-type="float" office:value="0.000061223" calcext:value-type="float">
            <text:p>0,000061223</text:p>
          </table:table-cell>
          <table:table-cell office:value-type="float" office:value="0.000051421" calcext:value-type="float">
            <text:p>0,000051421</text:p>
          </table:table-cell>
          <table:table-cell table:number-columns-repeated="2"/>
          <table:table-cell office:value-type="float" office:value="0.000057883" calcext:value-type="float">
            <text:p>0,000057883</text:p>
          </table:table-cell>
          <table:table-cell office:value-type="float" office:value="0.00005712" calcext:value-type="float">
            <text:p>0,00005712</text:p>
          </table:table-cell>
          <table:table-cell office:value-type="float" office:value="0.000059918" calcext:value-type="float">
            <text:p>0,000059918</text:p>
          </table:table-cell>
          <table:table-cell office:value-type="float" office:value="0.000061445" calcext:value-type="float">
            <text:p>0,000061445</text:p>
          </table:table-cell>
          <table:table-cell office:value-type="float" office:value="0.000067734" calcext:value-type="float">
            <text:p>0,000067734</text:p>
          </table:table-cell>
          <table:table-cell office:value-type="float" office:value="0.000060361" calcext:value-type="float">
            <text:p>0,000060361</text:p>
          </table:table-cell>
          <table:table-cell office:value-type="float" office:value="0.000056849" calcext:value-type="float">
            <text:p>0,000056849</text:p>
          </table:table-cell>
          <table:table-cell office:value-type="float" office:value="0.000061066" calcext:value-type="float">
            <text:p>0,000061066</text:p>
          </table:table-cell>
          <table:table-cell office:value-type="float" office:value="0.000110284" calcext:value-type="float">
            <text:p>0,000110284</text:p>
          </table:table-cell>
          <table:table-cell office:value-type="float" office:value="0.000057516" calcext:value-type="float">
            <text:p>0,000057516</text:p>
          </table:table-cell>
          <table:table-cell office:value-type="float" office:value="0.000074223" calcext:value-type="float">
            <text:p>0,000074223</text:p>
          </table:table-cell>
          <table:table-cell office:value-type="float" office:value="0.000076838" calcext:value-type="float">
            <text:p>0,000076838</text:p>
          </table:table-cell>
          <table:table-cell office:value-type="float" office:value="0.000078235" calcext:value-type="float">
            <text:p>0,000078235</text:p>
          </table:table-cell>
          <table:table-cell office:value-type="float" office:value="0.00008089" calcext:value-type="float">
            <text:p>0,00008089</text:p>
          </table:table-cell>
          <table:table-cell office:value-type="float" office:value="0.000064618" calcext:value-type="float">
            <text:p>0,000064618</text:p>
          </table:table-cell>
          <table:table-cell office:value-type="float" office:value="0.000050768" calcext:value-type="float">
            <text:p>0,000050768</text:p>
          </table:table-cell>
          <table:table-cell office:value-type="float" office:value="0.000054548" calcext:value-type="float">
            <text:p>0,000054548</text:p>
          </table:table-cell>
          <table:table-cell office:value-type="float" office:value="0.000057136" calcext:value-type="float">
            <text:p>0,000057136</text:p>
          </table:table-cell>
          <table:table-cell office:value-type="float" office:value="0.00005674" calcext:value-type="float">
            <text:p>0,00005674</text:p>
          </table:table-cell>
          <table:table-cell office:value-type="float" office:value="0.000039419" calcext:value-type="float">
            <text:p>0,000039419</text:p>
          </table:table-cell>
        </table:table-row>
        <table:table-row table:style-name="ro1">
          <table:table-cell table:number-columns-repeated="10"/>
          <table:table-cell office:value-type="float" office:value="0.000077113" calcext:value-type="float">
            <text:p>0,000077113</text:p>
          </table:table-cell>
          <table:table-cell office:value-type="float" office:value="0.00004016" calcext:value-type="float">
            <text:p>0,00004016</text:p>
          </table:table-cell>
          <table:table-cell table:number-columns-repeated="2"/>
          <table:table-cell office:value-type="float" office:value="0.000074045" calcext:value-type="float">
            <text:p>0,000074045</text:p>
          </table:table-cell>
          <table:table-cell office:value-type="float" office:value="0.000057255" calcext:value-type="float">
            <text:p>0,000057255</text:p>
          </table:table-cell>
          <table:table-cell office:value-type="float" office:value="0.00005713" calcext:value-type="float">
            <text:p>0,00005713</text:p>
          </table:table-cell>
          <table:table-cell office:value-type="float" office:value="0.00005763" calcext:value-type="float">
            <text:p>0,00005763</text:p>
          </table:table-cell>
          <table:table-cell office:value-type="float" office:value="0.000057056" calcext:value-type="float">
            <text:p>0,000057056</text:p>
          </table:table-cell>
          <table:table-cell office:value-type="float" office:value="0.00006113" calcext:value-type="float">
            <text:p>0,00006113</text:p>
          </table:table-cell>
          <table:table-cell office:value-type="float" office:value="0.000078555" calcext:value-type="float">
            <text:p>0,000078555</text:p>
          </table:table-cell>
          <table:table-cell office:value-type="float" office:value="0.000061325" calcext:value-type="float">
            <text:p>0,000061325</text:p>
          </table:table-cell>
          <table:table-cell office:value-type="float" office:value="0.00006234" calcext:value-type="float">
            <text:p>0,00006234</text:p>
          </table:table-cell>
          <table:table-cell office:value-type="float" office:value="0.000062851" calcext:value-type="float">
            <text:p>0,000062851</text:p>
          </table:table-cell>
          <table:table-cell office:value-type="float" office:value="0.000043356" calcext:value-type="float">
            <text:p>0,000043356</text:p>
          </table:table-cell>
          <table:table-cell office:value-type="float" office:value="0.000106685" calcext:value-type="float">
            <text:p>0,000106685</text:p>
          </table:table-cell>
          <table:table-cell office:value-type="float" office:value="0.000039407" calcext:value-type="float">
            <text:p>0,000039407</text:p>
          </table:table-cell>
          <table:table-cell office:value-type="float" office:value="0.00005193" calcext:value-type="float">
            <text:p>0,00005193</text:p>
          </table:table-cell>
          <table:table-cell office:value-type="float" office:value="0.000038102" calcext:value-type="float">
            <text:p>0,000038102</text:p>
          </table:table-cell>
          <table:table-cell office:value-type="float" office:value="0.000053114" calcext:value-type="float">
            <text:p>0,000053114</text:p>
          </table:table-cell>
          <table:table-cell office:value-type="float" office:value="0.000056233" calcext:value-type="float">
            <text:p>0,000056233</text:p>
          </table:table-cell>
          <table:table-cell office:value-type="float" office:value="0.000069087" calcext:value-type="float">
            <text:p>0,000069087</text:p>
          </table:table-cell>
          <table:table-cell office:value-type="float" office:value="0.000065474" calcext:value-type="float">
            <text:p>0,000065474</text:p>
          </table:table-cell>
          <table:table-cell office:value-type="float" office:value="0.000071869" calcext:value-type="float">
            <text:p>0,000071869</text:p>
          </table:table-cell>
        </table:table-row>
        <table:table-row table:style-name="ro1">
          <table:table-cell table:number-columns-repeated="10"/>
          <table:table-cell office:value-type="float" office:value="0.000056596" calcext:value-type="float">
            <text:p>0,000056596</text:p>
          </table:table-cell>
          <table:table-cell office:value-type="float" office:value="0.000047453" calcext:value-type="float">
            <text:p>0,000047453</text:p>
          </table:table-cell>
          <table:table-cell table:number-columns-repeated="2"/>
          <table:table-cell office:value-type="float" office:value="0.000061836" calcext:value-type="float">
            <text:p>0,000061836</text:p>
          </table:table-cell>
          <table:table-cell office:value-type="float" office:value="0.00006206" calcext:value-type="float">
            <text:p>0,00006206</text:p>
          </table:table-cell>
          <table:table-cell office:value-type="float" office:value="0.00006226" calcext:value-type="float">
            <text:p>0,00006226</text:p>
          </table:table-cell>
          <table:table-cell office:value-type="float" office:value="0.000056415" calcext:value-type="float">
            <text:p>0,000056415</text:p>
          </table:table-cell>
          <table:table-cell office:value-type="float" office:value="0.000063517" calcext:value-type="float">
            <text:p>0,000063517</text:p>
          </table:table-cell>
          <table:table-cell office:value-type="float" office:value="0.000063383" calcext:value-type="float">
            <text:p>0,000063383</text:p>
          </table:table-cell>
          <table:table-cell office:value-type="float" office:value="0.000056191" calcext:value-type="float">
            <text:p>0,000056191</text:p>
          </table:table-cell>
          <table:table-cell office:value-type="float" office:value="0.00006149" calcext:value-type="float">
            <text:p>0,00006149</text:p>
          </table:table-cell>
          <table:table-cell office:value-type="float" office:value="0.000058311" calcext:value-type="float">
            <text:p>0,000058311</text:p>
          </table:table-cell>
          <table:table-cell office:value-type="float" office:value="0.000064378" calcext:value-type="float">
            <text:p>0,000064378</text:p>
          </table:table-cell>
          <table:table-cell office:value-type="float" office:value="0.000062453" calcext:value-type="float">
            <text:p>0,000062453</text:p>
          </table:table-cell>
          <table:table-cell office:value-type="float" office:value="0.000065202" calcext:value-type="float">
            <text:p>0,000065202</text:p>
          </table:table-cell>
          <table:table-cell office:value-type="float" office:value="0.000061802" calcext:value-type="float">
            <text:p>0,000061802</text:p>
          </table:table-cell>
          <table:table-cell office:value-type="float" office:value="0.000074417" calcext:value-type="float">
            <text:p>0,000074417</text:p>
          </table:table-cell>
          <table:table-cell office:value-type="float" office:value="0.000079105" calcext:value-type="float">
            <text:p>0,000079105</text:p>
          </table:table-cell>
          <table:table-cell office:value-type="float" office:value="0.000078267" calcext:value-type="float">
            <text:p>0,000078267</text:p>
          </table:table-cell>
          <table:table-cell office:value-type="float" office:value="0.000082814" calcext:value-type="float">
            <text:p>0,000082814</text:p>
          </table:table-cell>
          <table:table-cell office:value-type="float" office:value="0.000060601" calcext:value-type="float">
            <text:p>0,000060601</text:p>
          </table:table-cell>
          <table:table-cell office:value-type="float" office:value="0.000061129" calcext:value-type="float">
            <text:p>0,000061129</text:p>
          </table:table-cell>
          <table:table-cell office:value-type="float" office:value="0.000057192" calcext:value-type="float">
            <text:p>0,000057192</text:p>
          </table:table-cell>
        </table:table-row>
        <table:table-row table:style-name="ro1">
          <table:table-cell table:number-columns-repeated="10"/>
          <table:table-cell office:value-type="float" office:value="0.000057443" calcext:value-type="float">
            <text:p>0,000057443</text:p>
          </table:table-cell>
          <table:table-cell office:value-type="float" office:value="0.000036871" calcext:value-type="float">
            <text:p>0,000036871</text:p>
          </table:table-cell>
          <table:table-cell table:number-columns-repeated="2"/>
          <table:table-cell office:value-type="float" office:value="0.000066722" calcext:value-type="float">
            <text:p>0,000066722</text:p>
          </table:table-cell>
          <table:table-cell office:value-type="float" office:value="0.000060002" calcext:value-type="float">
            <text:p>0,000060002</text:p>
          </table:table-cell>
          <table:table-cell office:value-type="float" office:value="0.00007399" calcext:value-type="float">
            <text:p>0,00007399</text:p>
          </table:table-cell>
          <table:table-cell office:value-type="float" office:value="0.000061629" calcext:value-type="float">
            <text:p>0,000061629</text:p>
          </table:table-cell>
          <table:table-cell office:value-type="float" office:value="0.000058545" calcext:value-type="float">
            <text:p>0,000058545</text:p>
          </table:table-cell>
          <table:table-cell office:value-type="float" office:value="0.000060986" calcext:value-type="float">
            <text:p>0,000060986</text:p>
          </table:table-cell>
          <table:table-cell office:value-type="float" office:value="0.000071713" calcext:value-type="float">
            <text:p>0,000071713</text:p>
          </table:table-cell>
          <table:table-cell office:value-type="float" office:value="0.000061522" calcext:value-type="float">
            <text:p>0,000061522</text:p>
          </table:table-cell>
          <table:table-cell office:value-type="float" office:value="0.00007288" calcext:value-type="float">
            <text:p>0,00007288</text:p>
          </table:table-cell>
          <table:table-cell office:value-type="float" office:value="0.000082276" calcext:value-type="float">
            <text:p>0,000082276</text:p>
          </table:table-cell>
          <table:table-cell office:value-type="float" office:value="0.000061626" calcext:value-type="float">
            <text:p>0,000061626</text:p>
          </table:table-cell>
          <table:table-cell office:value-type="float" office:value="0.000063403" calcext:value-type="float">
            <text:p>0,000063403</text:p>
          </table:table-cell>
          <table:table-cell office:value-type="float" office:value="0.000061885" calcext:value-type="float">
            <text:p>0,000061885</text:p>
          </table:table-cell>
          <table:table-cell office:value-type="float" office:value="0.000072691" calcext:value-type="float">
            <text:p>0,000072691</text:p>
          </table:table-cell>
          <table:table-cell office:value-type="float" office:value="0.000062446" calcext:value-type="float">
            <text:p>0,000062446</text:p>
          </table:table-cell>
          <table:table-cell office:value-type="float" office:value="0.000063953" calcext:value-type="float">
            <text:p>0,000063953</text:p>
          </table:table-cell>
          <table:table-cell office:value-type="float" office:value="0.000106267" calcext:value-type="float">
            <text:p>0,000106267</text:p>
          </table:table-cell>
          <table:table-cell office:value-type="float" office:value="0.00008073" calcext:value-type="float">
            <text:p>0,00008073</text:p>
          </table:table-cell>
          <table:table-cell office:value-type="float" office:value="0.000060978" calcext:value-type="float">
            <text:p>0,000060978</text:p>
          </table:table-cell>
          <table:table-cell office:value-type="float" office:value="0.000037678" calcext:value-type="float">
            <text:p>0,000037678</text:p>
          </table:table-cell>
        </table:table-row>
        <table:table-row table:style-name="ro1">
          <table:table-cell table:number-columns-repeated="10"/>
          <table:table-cell office:value-type="float" office:value="0.000056502" calcext:value-type="float">
            <text:p>0,000056502</text:p>
          </table:table-cell>
          <table:table-cell office:value-type="float" office:value="0.000065551" calcext:value-type="float">
            <text:p>0,000065551</text:p>
          </table:table-cell>
          <table:table-cell table:number-columns-repeated="2"/>
          <table:table-cell office:value-type="float" office:value="0.000081752" calcext:value-type="float">
            <text:p>0,000081752</text:p>
          </table:table-cell>
          <table:table-cell office:value-type="float" office:value="0.000081089" calcext:value-type="float">
            <text:p>0,000081089</text:p>
          </table:table-cell>
          <table:table-cell office:value-type="float" office:value="0.000061033" calcext:value-type="float">
            <text:p>0,000061033</text:p>
          </table:table-cell>
          <table:table-cell office:value-type="float" office:value="0.000057961" calcext:value-type="float">
            <text:p>0,000057961</text:p>
          </table:table-cell>
          <table:table-cell office:value-type="float" office:value="0.00005896" calcext:value-type="float">
            <text:p>0,00005896</text:p>
          </table:table-cell>
          <table:table-cell office:value-type="float" office:value="0.00005644" calcext:value-type="float">
            <text:p>0,00005644</text:p>
          </table:table-cell>
          <table:table-cell office:value-type="float" office:value="0.000075542" calcext:value-type="float">
            <text:p>0,000075542</text:p>
          </table:table-cell>
          <table:table-cell office:value-type="float" office:value="0.000062819" calcext:value-type="float">
            <text:p>0,000062819</text:p>
          </table:table-cell>
          <table:table-cell office:value-type="float" office:value="0.000058975" calcext:value-type="float">
            <text:p>0,000058975</text:p>
          </table:table-cell>
          <table:table-cell office:value-type="float" office:value="0.000057032" calcext:value-type="float">
            <text:p>0,000057032</text:p>
          </table:table-cell>
          <table:table-cell office:value-type="float" office:value="0.000045088" calcext:value-type="float">
            <text:p>0,000045088</text:p>
          </table:table-cell>
          <table:table-cell office:value-type="float" office:value="0.000039039" calcext:value-type="float">
            <text:p>0,000039039</text:p>
          </table:table-cell>
          <table:table-cell office:value-type="float" office:value="0.000036808" calcext:value-type="float">
            <text:p>0,000036808</text:p>
          </table:table-cell>
          <table:table-cell office:value-type="float" office:value="0.00004244" calcext:value-type="float">
            <text:p>0,00004244</text:p>
          </table:table-cell>
          <table:table-cell office:value-type="float" office:value="0.000050684" calcext:value-type="float">
            <text:p>0,000050684</text:p>
          </table:table-cell>
          <table:table-cell office:value-type="float" office:value="0.000038728" calcext:value-type="float">
            <text:p>0,000038728</text:p>
          </table:table-cell>
          <table:table-cell office:value-type="float" office:value="0.000057404" calcext:value-type="float">
            <text:p>0,000057404</text:p>
          </table:table-cell>
          <table:table-cell office:value-type="float" office:value="0.000040643" calcext:value-type="float">
            <text:p>0,000040643</text:p>
          </table:table-cell>
          <table:table-cell office:value-type="float" office:value="0.000039195" calcext:value-type="float">
            <text:p>0,000039195</text:p>
          </table:table-cell>
          <table:table-cell office:value-type="float" office:value="0.000047695" calcext:value-type="float">
            <text:p>0,000047695</text:p>
          </table:table-cell>
        </table:table-row>
        <table:table-row table:style-name="ro1">
          <table:table-cell table:number-columns-repeated="10"/>
          <table:table-cell office:value-type="float" office:value="0.00005751" calcext:value-type="float">
            <text:p>0,00005751</text:p>
          </table:table-cell>
          <table:table-cell office:value-type="float" office:value="0.000062145" calcext:value-type="float">
            <text:p>0,000062145</text:p>
          </table:table-cell>
          <table:table-cell table:number-columns-repeated="2"/>
          <table:table-cell office:value-type="float" office:value="0.000056594" calcext:value-type="float">
            <text:p>0,000056594</text:p>
          </table:table-cell>
          <table:table-cell office:value-type="float" office:value="0.000062248" calcext:value-type="float">
            <text:p>0,000062248</text:p>
          </table:table-cell>
          <table:table-cell office:value-type="float" office:value="0.000074698" calcext:value-type="float">
            <text:p>0,000074698</text:p>
          </table:table-cell>
          <table:table-cell office:value-type="float" office:value="0.000064413" calcext:value-type="float">
            <text:p>0,000064413</text:p>
          </table:table-cell>
          <table:table-cell office:value-type="float" office:value="0.000062632" calcext:value-type="float">
            <text:p>0,000062632</text:p>
          </table:table-cell>
          <table:table-cell office:value-type="float" office:value="0.000062823" calcext:value-type="float">
            <text:p>0,000062823</text:p>
          </table:table-cell>
          <table:table-cell office:value-type="float" office:value="0.000057462" calcext:value-type="float">
            <text:p>0,000057462</text:p>
          </table:table-cell>
          <table:table-cell office:value-type="float" office:value="0.000058954" calcext:value-type="float">
            <text:p>0,000058954</text:p>
          </table:table-cell>
          <table:table-cell office:value-type="float" office:value="0.000057401" calcext:value-type="float">
            <text:p>0,000057401</text:p>
          </table:table-cell>
          <table:table-cell office:value-type="float" office:value="0.00006199" calcext:value-type="float">
            <text:p>0,00006199</text:p>
          </table:table-cell>
          <table:table-cell office:value-type="float" office:value="0.000040585" calcext:value-type="float">
            <text:p>0,000040585</text:p>
          </table:table-cell>
          <table:table-cell office:value-type="float" office:value="0.000050742" calcext:value-type="float">
            <text:p>0,000050742</text:p>
          </table:table-cell>
          <table:table-cell office:value-type="float" office:value="0.000037197" calcext:value-type="float">
            <text:p>0,000037197</text:p>
          </table:table-cell>
          <table:table-cell office:value-type="float" office:value="0.000038834" calcext:value-type="float">
            <text:p>0,000038834</text:p>
          </table:table-cell>
          <table:table-cell office:value-type="float" office:value="0.000047644" calcext:value-type="float">
            <text:p>0,000047644</text:p>
          </table:table-cell>
          <table:table-cell office:value-type="float" office:value="0.000039074" calcext:value-type="float">
            <text:p>0,000039074</text:p>
          </table:table-cell>
          <table:table-cell office:value-type="float" office:value="0.0000397" calcext:value-type="float">
            <text:p>0,0000397</text:p>
          </table:table-cell>
          <table:table-cell office:value-type="float" office:value="0.000037247" calcext:value-type="float">
            <text:p>0,000037247</text:p>
          </table:table-cell>
          <table:table-cell office:value-type="float" office:value="0.000051849" calcext:value-type="float">
            <text:p>0,000051849</text:p>
          </table:table-cell>
          <table:table-cell office:value-type="float" office:value="0.00003742" calcext:value-type="float">
            <text:p>0,00003742</text:p>
          </table:table-cell>
        </table:table-row>
        <table:table-row table:style-name="ro1">
          <table:table-cell table:number-columns-repeated="10"/>
          <table:table-cell office:value-type="float" office:value="0.00006148" calcext:value-type="float">
            <text:p>0,00006148</text:p>
          </table:table-cell>
          <table:table-cell office:value-type="float" office:value="0.000057483" calcext:value-type="float">
            <text:p>0,000057483</text:p>
          </table:table-cell>
          <table:table-cell table:number-columns-repeated="2"/>
          <table:table-cell office:value-type="float" office:value="0.000053975" calcext:value-type="float">
            <text:p>0,000053975</text:p>
          </table:table-cell>
          <table:table-cell office:value-type="float" office:value="0.000063249" calcext:value-type="float">
            <text:p>0,000063249</text:p>
          </table:table-cell>
          <table:table-cell office:value-type="float" office:value="0.000061259" calcext:value-type="float">
            <text:p>0,000061259</text:p>
          </table:table-cell>
          <table:table-cell office:value-type="float" office:value="0.000057615" calcext:value-type="float">
            <text:p>0,000057615</text:p>
          </table:table-cell>
          <table:table-cell office:value-type="float" office:value="0.000072719" calcext:value-type="float">
            <text:p>0,000072719</text:p>
          </table:table-cell>
          <table:table-cell office:value-type="float" office:value="0.000062514" calcext:value-type="float">
            <text:p>0,000062514</text:p>
          </table:table-cell>
          <table:table-cell office:value-type="float" office:value="0.000059131" calcext:value-type="float">
            <text:p>0,000059131</text:p>
          </table:table-cell>
          <table:table-cell office:value-type="float" office:value="0.000058101" calcext:value-type="float">
            <text:p>0,000058101</text:p>
          </table:table-cell>
          <table:table-cell office:value-type="float" office:value="0.000063163" calcext:value-type="float">
            <text:p>0,000063163</text:p>
          </table:table-cell>
          <table:table-cell office:value-type="float" office:value="0.000064482" calcext:value-type="float">
            <text:p>0,000064482</text:p>
          </table:table-cell>
          <table:table-cell office:value-type="float" office:value="0.000039001" calcext:value-type="float">
            <text:p>0,000039001</text:p>
          </table:table-cell>
          <table:table-cell office:value-type="float" office:value="0.000049689" calcext:value-type="float">
            <text:p>0,000049689</text:p>
          </table:table-cell>
          <table:table-cell office:value-type="float" office:value="0.000046595" calcext:value-type="float">
            <text:p>0,000046595</text:p>
          </table:table-cell>
          <table:table-cell office:value-type="float" office:value="0.000051448" calcext:value-type="float">
            <text:p>0,000051448</text:p>
          </table:table-cell>
          <table:table-cell office:value-type="float" office:value="0.000045032" calcext:value-type="float">
            <text:p>0,000045032</text:p>
          </table:table-cell>
          <table:table-cell office:value-type="float" office:value="0.000036387" calcext:value-type="float">
            <text:p>0,000036387</text:p>
          </table:table-cell>
          <table:table-cell office:value-type="float" office:value="0.000043542" calcext:value-type="float">
            <text:p>0,000043542</text:p>
          </table:table-cell>
          <table:table-cell office:value-type="float" office:value="0.000038354" calcext:value-type="float">
            <text:p>0,000038354</text:p>
          </table:table-cell>
          <table:table-cell office:value-type="float" office:value="0.000039216" calcext:value-type="float">
            <text:p>0,000039216</text:p>
          </table:table-cell>
          <table:table-cell office:value-type="float" office:value="0.000048967" calcext:value-type="float">
            <text:p>0,000048967</text:p>
          </table:table-cell>
        </table:table-row>
        <table:table-row table:style-name="ro1">
          <table:table-cell table:number-columns-repeated="10"/>
          <table:table-cell office:value-type="float" office:value="0.000061771" calcext:value-type="float">
            <text:p>0,000061771</text:p>
          </table:table-cell>
          <table:table-cell office:value-type="float" office:value="0.000059126" calcext:value-type="float">
            <text:p>0,000059126</text:p>
          </table:table-cell>
          <table:table-cell table:number-columns-repeated="2"/>
          <table:table-cell office:value-type="float" office:value="0.000061903" calcext:value-type="float">
            <text:p>0,000061903</text:p>
          </table:table-cell>
          <table:table-cell office:value-type="float" office:value="0.000065231" calcext:value-type="float">
            <text:p>0,000065231</text:p>
          </table:table-cell>
          <table:table-cell office:value-type="float" office:value="0.000058797" calcext:value-type="float">
            <text:p>0,000058797</text:p>
          </table:table-cell>
          <table:table-cell office:value-type="float" office:value="0.000059599" calcext:value-type="float">
            <text:p>0,000059599</text:p>
          </table:table-cell>
          <table:table-cell office:value-type="float" office:value="0.000064922" calcext:value-type="float">
            <text:p>0,000064922</text:p>
          </table:table-cell>
          <table:table-cell office:value-type="float" office:value="0.000064612" calcext:value-type="float">
            <text:p>0,000064612</text:p>
          </table:table-cell>
          <table:table-cell office:value-type="float" office:value="0.000064805" calcext:value-type="float">
            <text:p>0,000064805</text:p>
          </table:table-cell>
          <table:table-cell office:value-type="float" office:value="0.000065234" calcext:value-type="float">
            <text:p>0,000065234</text:p>
          </table:table-cell>
          <table:table-cell office:value-type="float" office:value="0.000064335" calcext:value-type="float">
            <text:p>0,000064335</text:p>
          </table:table-cell>
          <table:table-cell office:value-type="float" office:value="0.000057972" calcext:value-type="float">
            <text:p>0,000057972</text:p>
          </table:table-cell>
          <table:table-cell office:value-type="float" office:value="0.000040984" calcext:value-type="float">
            <text:p>0,000040984</text:p>
          </table:table-cell>
          <table:table-cell office:value-type="float" office:value="0.000035929" calcext:value-type="float">
            <text:p>0,000035929</text:p>
          </table:table-cell>
          <table:table-cell office:value-type="float" office:value="0.000051951" calcext:value-type="float">
            <text:p>0,000051951</text:p>
          </table:table-cell>
          <table:table-cell office:value-type="float" office:value="0.000055691" calcext:value-type="float">
            <text:p>0,000055691</text:p>
          </table:table-cell>
          <table:table-cell office:value-type="float" office:value="0.000047027" calcext:value-type="float">
            <text:p>0,000047027</text:p>
          </table:table-cell>
          <table:table-cell office:value-type="float" office:value="0.000040872" calcext:value-type="float">
            <text:p>0,000040872</text:p>
          </table:table-cell>
          <table:table-cell office:value-type="float" office:value="0.000043192" calcext:value-type="float">
            <text:p>0,000043192</text:p>
          </table:table-cell>
          <table:table-cell office:value-type="float" office:value="0.000055668" calcext:value-type="float">
            <text:p>0,000055668</text:p>
          </table:table-cell>
          <table:table-cell office:value-type="float" office:value="0.000056559" calcext:value-type="float">
            <text:p>0,000056559</text:p>
          </table:table-cell>
          <table:table-cell office:value-type="float" office:value="0.000039807" calcext:value-type="float">
            <text:p>0,000039807</text:p>
          </table:table-cell>
        </table:table-row>
        <table:table-row table:style-name="ro1">
          <table:table-cell table:number-columns-repeated="10"/>
          <table:table-cell office:value-type="float" office:value="0.000060847" calcext:value-type="float">
            <text:p>0,000060847</text:p>
          </table:table-cell>
          <table:table-cell office:value-type="float" office:value="0.00006429" calcext:value-type="float">
            <text:p>0,00006429</text:p>
          </table:table-cell>
          <table:table-cell table:number-columns-repeated="2"/>
          <table:table-cell office:value-type="float" office:value="0.000064106" calcext:value-type="float">
            <text:p>0,000064106</text:p>
          </table:table-cell>
          <table:table-cell office:value-type="float" office:value="0.000057909" calcext:value-type="float">
            <text:p>0,000057909</text:p>
          </table:table-cell>
          <table:table-cell office:value-type="float" office:value="0.000075105" calcext:value-type="float">
            <text:p>0,000075105</text:p>
          </table:table-cell>
          <table:table-cell office:value-type="float" office:value="0.000064438" calcext:value-type="float">
            <text:p>0,000064438</text:p>
          </table:table-cell>
          <table:table-cell office:value-type="float" office:value="0.000064417" calcext:value-type="float">
            <text:p>0,000064417</text:p>
          </table:table-cell>
          <table:table-cell office:value-type="float" office:value="0.000065886" calcext:value-type="float">
            <text:p>0,000065886</text:p>
          </table:table-cell>
          <table:table-cell office:value-type="float" office:value="0.000062793" calcext:value-type="float">
            <text:p>0,000062793</text:p>
          </table:table-cell>
          <table:table-cell office:value-type="float" office:value="0.000059711" calcext:value-type="float">
            <text:p>0,000059711</text:p>
          </table:table-cell>
          <table:table-cell office:value-type="float" office:value="0.000060687" calcext:value-type="float">
            <text:p>0,000060687</text:p>
          </table:table-cell>
          <table:table-cell office:value-type="float" office:value="0.000063927" calcext:value-type="float">
            <text:p>0,000063927</text:p>
          </table:table-cell>
          <table:table-cell office:value-type="float" office:value="0.000053117" calcext:value-type="float">
            <text:p>0,000053117</text:p>
          </table:table-cell>
          <table:table-cell office:value-type="float" office:value="0.000042659" calcext:value-type="float">
            <text:p>0,000042659</text:p>
          </table:table-cell>
          <table:table-cell office:value-type="float" office:value="0.000052173" calcext:value-type="float">
            <text:p>0,000052173</text:p>
          </table:table-cell>
          <table:table-cell office:value-type="float" office:value="0.000043403" calcext:value-type="float">
            <text:p>0,000043403</text:p>
          </table:table-cell>
          <table:table-cell office:value-type="float" office:value="0.000046698" calcext:value-type="float">
            <text:p>0,000046698</text:p>
          </table:table-cell>
          <table:table-cell office:value-type="float" office:value="0.000041602" calcext:value-type="float">
            <text:p>0,000041602</text:p>
          </table:table-cell>
          <table:table-cell office:value-type="float" office:value="0.000057304" calcext:value-type="float">
            <text:p>0,000057304</text:p>
          </table:table-cell>
          <table:table-cell office:value-type="float" office:value="0.000038142" calcext:value-type="float">
            <text:p>0,000038142</text:p>
          </table:table-cell>
          <table:table-cell office:value-type="float" office:value="0.000040245" calcext:value-type="float">
            <text:p>0,000040245</text:p>
          </table:table-cell>
          <table:table-cell office:value-type="float" office:value="0.000080475" calcext:value-type="float">
            <text:p>0,000080475</text:p>
          </table:table-cell>
        </table:table-row>
        <table:table-row table:style-name="ro1">
          <table:table-cell table:number-columns-repeated="10"/>
          <table:table-cell office:value-type="float" office:value="0.000055475" calcext:value-type="float">
            <text:p>0,000055475</text:p>
          </table:table-cell>
          <table:table-cell office:value-type="float" office:value="0.000062791" calcext:value-type="float">
            <text:p>0,000062791</text:p>
          </table:table-cell>
          <table:table-cell table:number-columns-repeated="2"/>
          <table:table-cell office:value-type="float" office:value="0.000064452" calcext:value-type="float">
            <text:p>0,000064452</text:p>
          </table:table-cell>
          <table:table-cell office:value-type="float" office:value="0.00006215" calcext:value-type="float">
            <text:p>0,00006215</text:p>
          </table:table-cell>
          <table:table-cell office:value-type="float" office:value="0.000063338" calcext:value-type="float">
            <text:p>0,000063338</text:p>
          </table:table-cell>
          <table:table-cell office:value-type="float" office:value="0.000057611" calcext:value-type="float">
            <text:p>0,000057611</text:p>
          </table:table-cell>
          <table:table-cell office:value-type="float" office:value="0.000064175" calcext:value-type="float">
            <text:p>0,000064175</text:p>
          </table:table-cell>
          <table:table-cell office:value-type="float" office:value="0.000058587" calcext:value-type="float">
            <text:p>0,000058587</text:p>
          </table:table-cell>
          <table:table-cell office:value-type="float" office:value="0.000062503" calcext:value-type="float">
            <text:p>0,000062503</text:p>
          </table:table-cell>
          <table:table-cell office:value-type="float" office:value="0.000067416" calcext:value-type="float">
            <text:p>0,000067416</text:p>
          </table:table-cell>
          <table:table-cell office:value-type="float" office:value="0.000068979" calcext:value-type="float">
            <text:p>0,000068979</text:p>
          </table:table-cell>
          <table:table-cell office:value-type="float" office:value="0.000057674" calcext:value-type="float">
            <text:p>0,000057674</text:p>
          </table:table-cell>
          <table:table-cell office:value-type="float" office:value="0.000059837" calcext:value-type="float">
            <text:p>0,000059837</text:p>
          </table:table-cell>
          <table:table-cell office:value-type="float" office:value="0.000049875" calcext:value-type="float">
            <text:p>0,000049875</text:p>
          </table:table-cell>
          <table:table-cell office:value-type="float" office:value="0.000044637" calcext:value-type="float">
            <text:p>0,000044637</text:p>
          </table:table-cell>
          <table:table-cell office:value-type="float" office:value="0.000052198" calcext:value-type="float">
            <text:p>0,000052198</text:p>
          </table:table-cell>
          <table:table-cell office:value-type="float" office:value="0.000054553" calcext:value-type="float">
            <text:p>0,000054553</text:p>
          </table:table-cell>
          <table:table-cell office:value-type="float" office:value="0.000045956" calcext:value-type="float">
            <text:p>0,000045956</text:p>
          </table:table-cell>
          <table:table-cell office:value-type="float" office:value="0.000039912" calcext:value-type="float">
            <text:p>0,000039912</text:p>
          </table:table-cell>
          <table:table-cell office:value-type="float" office:value="0.000042376" calcext:value-type="float">
            <text:p>0,000042376</text:p>
          </table:table-cell>
          <table:table-cell office:value-type="float" office:value="0.000057351" calcext:value-type="float">
            <text:p>0,000057351</text:p>
          </table:table-cell>
          <table:table-cell office:value-type="float" office:value="0.000047932" calcext:value-type="float">
            <text:p>0,000047932</text:p>
          </table:table-cell>
        </table:table-row>
        <table:table-row table:style-name="ro1">
          <table:table-cell table:number-columns-repeated="10"/>
          <table:table-cell office:value-type="float" office:value="0.000056193" calcext:value-type="float">
            <text:p>0,000056193</text:p>
          </table:table-cell>
          <table:table-cell office:value-type="float" office:value="0.000075067" calcext:value-type="float">
            <text:p>0,000075067</text:p>
          </table:table-cell>
          <table:table-cell table:number-columns-repeated="2"/>
          <table:table-cell office:value-type="float" office:value="0.000063045" calcext:value-type="float">
            <text:p>0,000063045</text:p>
          </table:table-cell>
          <table:table-cell office:value-type="float" office:value="0.000056141" calcext:value-type="float">
            <text:p>0,000056141</text:p>
          </table:table-cell>
          <table:table-cell office:value-type="float" office:value="0.000065059" calcext:value-type="float">
            <text:p>0,000065059</text:p>
          </table:table-cell>
          <table:table-cell office:value-type="float" office:value="0.00005655" calcext:value-type="float">
            <text:p>0,00005655</text:p>
          </table:table-cell>
          <table:table-cell office:value-type="float" office:value="0.000061145" calcext:value-type="float">
            <text:p>0,000061145</text:p>
          </table:table-cell>
          <table:table-cell office:value-type="float" office:value="0.000058734" calcext:value-type="float">
            <text:p>0,000058734</text:p>
          </table:table-cell>
          <table:table-cell office:value-type="float" office:value="0.000055637" calcext:value-type="float">
            <text:p>0,000055637</text:p>
          </table:table-cell>
          <table:table-cell office:value-type="float" office:value="0.000057606" calcext:value-type="float">
            <text:p>0,000057606</text:p>
          </table:table-cell>
          <table:table-cell office:value-type="float" office:value="0.000070601" calcext:value-type="float">
            <text:p>0,000070601</text:p>
          </table:table-cell>
          <table:table-cell office:value-type="float" office:value="0.000061426" calcext:value-type="float">
            <text:p>0,000061426</text:p>
          </table:table-cell>
          <table:table-cell office:value-type="float" office:value="0.000095177" calcext:value-type="float">
            <text:p>0,000095177</text:p>
          </table:table-cell>
          <table:table-cell office:value-type="float" office:value="0.000043222" calcext:value-type="float">
            <text:p>0,000043222</text:p>
          </table:table-cell>
          <table:table-cell office:value-type="float" office:value="0.000041654" calcext:value-type="float">
            <text:p>0,000041654</text:p>
          </table:table-cell>
          <table:table-cell office:value-type="float" office:value="0.000084522" calcext:value-type="float">
            <text:p>0,000084522</text:p>
          </table:table-cell>
          <table:table-cell office:value-type="float" office:value="0.000042434" calcext:value-type="float">
            <text:p>0,000042434</text:p>
          </table:table-cell>
          <table:table-cell office:value-type="float" office:value="0.000091751" calcext:value-type="float">
            <text:p>0,000091751</text:p>
          </table:table-cell>
          <table:table-cell office:value-type="float" office:value="0.000041063" calcext:value-type="float">
            <text:p>0,000041063</text:p>
          </table:table-cell>
          <table:table-cell office:value-type="float" office:value="0.000056153" calcext:value-type="float">
            <text:p>0,000056153</text:p>
          </table:table-cell>
          <table:table-cell office:value-type="float" office:value="0.000048558" calcext:value-type="float">
            <text:p>0,000048558</text:p>
          </table:table-cell>
          <table:table-cell office:value-type="float" office:value="0.000060992" calcext:value-type="float">
            <text:p>0,000060992</text:p>
          </table:table-cell>
        </table:table-row>
        <table:table-row table:style-name="ro1">
          <table:table-cell table:number-columns-repeated="10"/>
          <table:table-cell office:value-type="float" office:value="0.000059346" calcext:value-type="float">
            <text:p>0,000059346</text:p>
          </table:table-cell>
          <table:table-cell office:value-type="float" office:value="0.000078653" calcext:value-type="float">
            <text:p>0,000078653</text:p>
          </table:table-cell>
          <table:table-cell table:number-columns-repeated="2"/>
          <table:table-cell office:value-type="float" office:value="0.000063189" calcext:value-type="float">
            <text:p>0,000063189</text:p>
          </table:table-cell>
          <table:table-cell office:value-type="float" office:value="0.000057325" calcext:value-type="float">
            <text:p>0,000057325</text:p>
          </table:table-cell>
          <table:table-cell office:value-type="float" office:value="0.00006217" calcext:value-type="float">
            <text:p>0,00006217</text:p>
          </table:table-cell>
          <table:table-cell office:value-type="float" office:value="0.000063564" calcext:value-type="float">
            <text:p>0,000063564</text:p>
          </table:table-cell>
          <table:table-cell office:value-type="float" office:value="0.000072556" calcext:value-type="float">
            <text:p>0,000072556</text:p>
          </table:table-cell>
          <table:table-cell office:value-type="float" office:value="0.00006188" calcext:value-type="float">
            <text:p>0,00006188</text:p>
          </table:table-cell>
          <table:table-cell office:value-type="float" office:value="0.000082236" calcext:value-type="float">
            <text:p>0,000082236</text:p>
          </table:table-cell>
          <table:table-cell office:value-type="float" office:value="0.000061485" calcext:value-type="float">
            <text:p>0,000061485</text:p>
          </table:table-cell>
          <table:table-cell office:value-type="float" office:value="0.000057795" calcext:value-type="float">
            <text:p>0,000057795</text:p>
          </table:table-cell>
          <table:table-cell office:value-type="float" office:value="0.000056336" calcext:value-type="float">
            <text:p>0,000056336</text:p>
          </table:table-cell>
          <table:table-cell office:value-type="float" office:value="0.000046638" calcext:value-type="float">
            <text:p>0,000046638</text:p>
          </table:table-cell>
          <table:table-cell office:value-type="float" office:value="0.000053816" calcext:value-type="float">
            <text:p>0,000053816</text:p>
          </table:table-cell>
          <table:table-cell office:value-type="float" office:value="0.000056579" calcext:value-type="float">
            <text:p>0,000056579</text:p>
          </table:table-cell>
          <table:table-cell office:value-type="float" office:value="0.000147294" calcext:value-type="float">
            <text:p>0,000147294</text:p>
          </table:table-cell>
          <table:table-cell office:value-type="float" office:value="0.000038936" calcext:value-type="float">
            <text:p>0,000038936</text:p>
          </table:table-cell>
          <table:table-cell office:value-type="float" office:value="0.000044229" calcext:value-type="float">
            <text:p>0,000044229</text:p>
          </table:table-cell>
          <table:table-cell office:value-type="float" office:value="0.000045069" calcext:value-type="float">
            <text:p>0,000045069</text:p>
          </table:table-cell>
          <table:table-cell office:value-type="float" office:value="0.000047183" calcext:value-type="float">
            <text:p>0,000047183</text:p>
          </table:table-cell>
          <table:table-cell office:value-type="float" office:value="0.000053331" calcext:value-type="float">
            <text:p>0,000053331</text:p>
          </table:table-cell>
          <table:table-cell office:value-type="float" office:value="0.000050173" calcext:value-type="float">
            <text:p>0,000050173</text:p>
          </table:table-cell>
        </table:table-row>
        <table:table-row table:style-name="ro1">
          <table:table-cell table:number-columns-repeated="10"/>
          <table:table-cell office:value-type="float" office:value="0.000083583" calcext:value-type="float">
            <text:p>0,000083583</text:p>
          </table:table-cell>
          <table:table-cell office:value-type="float" office:value="0.000061691" calcext:value-type="float">
            <text:p>0,000061691</text:p>
          </table:table-cell>
          <table:table-cell table:number-columns-repeated="2"/>
          <table:table-cell office:value-type="float" office:value="0.000059914" calcext:value-type="float">
            <text:p>0,000059914</text:p>
          </table:table-cell>
          <table:table-cell office:value-type="float" office:value="0.000063286" calcext:value-type="float">
            <text:p>0,000063286</text:p>
          </table:table-cell>
          <table:table-cell office:value-type="float" office:value="0.000058399" calcext:value-type="float">
            <text:p>0,000058399</text:p>
          </table:table-cell>
          <table:table-cell office:value-type="float" office:value="0.000063597" calcext:value-type="float">
            <text:p>0,000063597</text:p>
          </table:table-cell>
          <table:table-cell office:value-type="float" office:value="0.000062082" calcext:value-type="float">
            <text:p>0,000062082</text:p>
          </table:table-cell>
          <table:table-cell office:value-type="float" office:value="0.00005668" calcext:value-type="float">
            <text:p>0,00005668</text:p>
          </table:table-cell>
          <table:table-cell office:value-type="float" office:value="0.000057951" calcext:value-type="float">
            <text:p>0,000057951</text:p>
          </table:table-cell>
          <table:table-cell office:value-type="float" office:value="0.000068006" calcext:value-type="float">
            <text:p>0,000068006</text:p>
          </table:table-cell>
          <table:table-cell office:value-type="float" office:value="0.000064647" calcext:value-type="float">
            <text:p>0,000064647</text:p>
          </table:table-cell>
          <table:table-cell office:value-type="float" office:value="0.000065255" calcext:value-type="float">
            <text:p>0,000065255</text:p>
          </table:table-cell>
          <table:table-cell office:value-type="float" office:value="0.000037929" calcext:value-type="float">
            <text:p>0,000037929</text:p>
          </table:table-cell>
          <table:table-cell office:value-type="float" office:value="0.000045749" calcext:value-type="float">
            <text:p>0,000045749</text:p>
          </table:table-cell>
          <table:table-cell office:value-type="float" office:value="0.000038663" calcext:value-type="float">
            <text:p>0,000038663</text:p>
          </table:table-cell>
          <table:table-cell office:value-type="float" office:value="0.000039098" calcext:value-type="float">
            <text:p>0,000039098</text:p>
          </table:table-cell>
          <table:table-cell office:value-type="float" office:value="0.000041112" calcext:value-type="float">
            <text:p>0,000041112</text:p>
          </table:table-cell>
          <table:table-cell office:value-type="float" office:value="0.000039189" calcext:value-type="float">
            <text:p>0,000039189</text:p>
          </table:table-cell>
          <table:table-cell office:value-type="float" office:value="0.000037345" calcext:value-type="float">
            <text:p>0,000037345</text:p>
          </table:table-cell>
          <table:table-cell office:value-type="float" office:value="0.000050982" calcext:value-type="float">
            <text:p>0,000050982</text:p>
          </table:table-cell>
          <table:table-cell office:value-type="float" office:value="0.000087098" calcext:value-type="float">
            <text:p>0,000087098</text:p>
          </table:table-cell>
          <table:table-cell office:value-type="float" office:value="0.000038822" calcext:value-type="float">
            <text:p>0,000038822</text:p>
          </table:table-cell>
        </table:table-row>
        <table:table-row table:style-name="ro1">
          <table:table-cell table:number-columns-repeated="10"/>
          <table:table-cell office:value-type="float" office:value="0.000057722" calcext:value-type="float">
            <text:p>0,000057722</text:p>
          </table:table-cell>
          <table:table-cell office:value-type="float" office:value="0.000057278" calcext:value-type="float">
            <text:p>0,000057278</text:p>
          </table:table-cell>
          <table:table-cell table:number-columns-repeated="2"/>
          <table:table-cell office:value-type="float" office:value="0.000061084" calcext:value-type="float">
            <text:p>0,000061084</text:p>
          </table:table-cell>
          <table:table-cell office:value-type="float" office:value="0.000061284" calcext:value-type="float">
            <text:p>0,000061284</text:p>
          </table:table-cell>
          <table:table-cell office:value-type="float" office:value="0.000061224" calcext:value-type="float">
            <text:p>0,000061224</text:p>
          </table:table-cell>
          <table:table-cell office:value-type="float" office:value="0.000067795" calcext:value-type="float">
            <text:p>0,000067795</text:p>
          </table:table-cell>
          <table:table-cell office:value-type="float" office:value="0.000063866" calcext:value-type="float">
            <text:p>0,000063866</text:p>
          </table:table-cell>
          <table:table-cell office:value-type="float" office:value="0.000055395" calcext:value-type="float">
            <text:p>0,000055395</text:p>
          </table:table-cell>
          <table:table-cell office:value-type="float" office:value="0.000057025" calcext:value-type="float">
            <text:p>0,000057025</text:p>
          </table:table-cell>
          <table:table-cell office:value-type="float" office:value="0.000058548" calcext:value-type="float">
            <text:p>0,000058548</text:p>
          </table:table-cell>
          <table:table-cell office:value-type="float" office:value="0.000061791" calcext:value-type="float">
            <text:p>0,000061791</text:p>
          </table:table-cell>
          <table:table-cell office:value-type="float" office:value="0.000061713" calcext:value-type="float">
            <text:p>0,000061713</text:p>
          </table:table-cell>
          <table:table-cell office:value-type="float" office:value="0.000044445" calcext:value-type="float">
            <text:p>0,000044445</text:p>
          </table:table-cell>
          <table:table-cell office:value-type="float" office:value="0.000046208" calcext:value-type="float">
            <text:p>0,000046208</text:p>
          </table:table-cell>
          <table:table-cell office:value-type="float" office:value="0.000053185" calcext:value-type="float">
            <text:p>0,000053185</text:p>
          </table:table-cell>
          <table:table-cell office:value-type="float" office:value="0.000040274" calcext:value-type="float">
            <text:p>0,000040274</text:p>
          </table:table-cell>
          <table:table-cell office:value-type="float" office:value="0.000047352" calcext:value-type="float">
            <text:p>0,000047352</text:p>
          </table:table-cell>
          <table:table-cell office:value-type="float" office:value="0.000039879" calcext:value-type="float">
            <text:p>0,000039879</text:p>
          </table:table-cell>
          <table:table-cell office:value-type="float" office:value="0.000037934" calcext:value-type="float">
            <text:p>0,000037934</text:p>
          </table:table-cell>
          <table:table-cell office:value-type="float" office:value="0.000038172" calcext:value-type="float">
            <text:p>0,000038172</text:p>
          </table:table-cell>
          <table:table-cell office:value-type="float" office:value="0.000056111" calcext:value-type="float">
            <text:p>0,000056111</text:p>
          </table:table-cell>
          <table:table-cell office:value-type="float" office:value="0.00004179" calcext:value-type="float">
            <text:p>0,00004179</text:p>
          </table:table-cell>
        </table:table-row>
        <table:table-row table:style-name="ro1">
          <table:table-cell table:number-columns-repeated="10"/>
          <table:table-cell office:value-type="float" office:value="0.000063197" calcext:value-type="float">
            <text:p>0,000063197</text:p>
          </table:table-cell>
          <table:table-cell office:value-type="float" office:value="0.000054236" calcext:value-type="float">
            <text:p>0,000054236</text:p>
          </table:table-cell>
          <table:table-cell table:number-columns-repeated="2"/>
          <table:table-cell office:value-type="float" office:value="0.00013648" calcext:value-type="float">
            <text:p>0,00013648</text:p>
          </table:table-cell>
          <table:table-cell office:value-type="float" office:value="0.000082894" calcext:value-type="float">
            <text:p>0,000082894</text:p>
          </table:table-cell>
          <table:table-cell office:value-type="float" office:value="0.000076809" calcext:value-type="float">
            <text:p>0,000076809</text:p>
          </table:table-cell>
          <table:table-cell office:value-type="float" office:value="0.000082672" calcext:value-type="float">
            <text:p>0,000082672</text:p>
          </table:table-cell>
          <table:table-cell office:value-type="float" office:value="0.00008915" calcext:value-type="float">
            <text:p>0,00008915</text:p>
          </table:table-cell>
          <table:table-cell office:value-type="float" office:value="0.000054888" calcext:value-type="float">
            <text:p>0,000054888</text:p>
          </table:table-cell>
          <table:table-cell office:value-type="float" office:value="0.000064055" calcext:value-type="float">
            <text:p>0,000064055</text:p>
          </table:table-cell>
          <table:table-cell office:value-type="float" office:value="0.000061123" calcext:value-type="float">
            <text:p>0,000061123</text:p>
          </table:table-cell>
          <table:table-cell office:value-type="float" office:value="0.000061065" calcext:value-type="float">
            <text:p>0,000061065</text:p>
          </table:table-cell>
          <table:table-cell office:value-type="float" office:value="0.000062028" calcext:value-type="float">
            <text:p>0,000062028</text:p>
          </table:table-cell>
          <table:table-cell office:value-type="float" office:value="0.000051572" calcext:value-type="float">
            <text:p>0,000051572</text:p>
          </table:table-cell>
          <table:table-cell office:value-type="float" office:value="0.000042731" calcext:value-type="float">
            <text:p>0,000042731</text:p>
          </table:table-cell>
          <table:table-cell office:value-type="float" office:value="0.000038991" calcext:value-type="float">
            <text:p>0,000038991</text:p>
          </table:table-cell>
          <table:table-cell office:value-type="float" office:value="0.000042919" calcext:value-type="float">
            <text:p>0,000042919</text:p>
          </table:table-cell>
          <table:table-cell office:value-type="float" office:value="0.000037894" calcext:value-type="float">
            <text:p>0,000037894</text:p>
          </table:table-cell>
          <table:table-cell office:value-type="float" office:value="0.000044553" calcext:value-type="float">
            <text:p>0,000044553</text:p>
          </table:table-cell>
          <table:table-cell office:value-type="float" office:value="0.000038136" calcext:value-type="float">
            <text:p>0,000038136</text:p>
          </table:table-cell>
          <table:table-cell office:value-type="float" office:value="0.000043655" calcext:value-type="float">
            <text:p>0,000043655</text:p>
          </table:table-cell>
          <table:table-cell office:value-type="float" office:value="0.000036535" calcext:value-type="float">
            <text:p>0,000036535</text:p>
          </table:table-cell>
          <table:table-cell office:value-type="float" office:value="0.000038672" calcext:value-type="float">
            <text:p>0,000038672</text:p>
          </table:table-cell>
        </table:table-row>
        <table:table-row table:style-name="ro1">
          <table:table-cell table:number-columns-repeated="10"/>
          <table:table-cell office:value-type="float" office:value="0.000060589" calcext:value-type="float">
            <text:p>0,000060589</text:p>
          </table:table-cell>
          <table:table-cell office:value-type="float" office:value="0.000060859" calcext:value-type="float">
            <text:p>0,000060859</text:p>
          </table:table-cell>
          <table:table-cell table:number-columns-repeated="2"/>
          <table:table-cell office:value-type="float" office:value="0.000061349" calcext:value-type="float">
            <text:p>0,000061349</text:p>
          </table:table-cell>
          <table:table-cell office:value-type="float" office:value="0.000062248" calcext:value-type="float">
            <text:p>0,000062248</text:p>
          </table:table-cell>
          <table:table-cell office:value-type="float" office:value="0.000076111" calcext:value-type="float">
            <text:p>0,000076111</text:p>
          </table:table-cell>
          <table:table-cell office:value-type="float" office:value="0.000062899" calcext:value-type="float">
            <text:p>0,000062899</text:p>
          </table:table-cell>
          <table:table-cell office:value-type="float" office:value="0.000064455" calcext:value-type="float">
            <text:p>0,000064455</text:p>
          </table:table-cell>
          <table:table-cell office:value-type="float" office:value="0.000078142" calcext:value-type="float">
            <text:p>0,000078142</text:p>
          </table:table-cell>
          <table:table-cell office:value-type="float" office:value="0.000057457" calcext:value-type="float">
            <text:p>0,000057457</text:p>
          </table:table-cell>
          <table:table-cell office:value-type="float" office:value="0.000056443" calcext:value-type="float">
            <text:p>0,000056443</text:p>
          </table:table-cell>
          <table:table-cell office:value-type="float" office:value="0.000057618" calcext:value-type="float">
            <text:p>0,000057618</text:p>
          </table:table-cell>
          <table:table-cell office:value-type="float" office:value="0.000057684" calcext:value-type="float">
            <text:p>0,000057684</text:p>
          </table:table-cell>
          <table:table-cell office:value-type="float" office:value="0.000039725" calcext:value-type="float">
            <text:p>0,000039725</text:p>
          </table:table-cell>
          <table:table-cell office:value-type="float" office:value="0.000049297" calcext:value-type="float">
            <text:p>0,000049297</text:p>
          </table:table-cell>
          <table:table-cell office:value-type="float" office:value="0.000041131" calcext:value-type="float">
            <text:p>0,000041131</text:p>
          </table:table-cell>
          <table:table-cell office:value-type="float" office:value="0.000052926" calcext:value-type="float">
            <text:p>0,000052926</text:p>
          </table:table-cell>
          <table:table-cell office:value-type="float" office:value="0.000052489" calcext:value-type="float">
            <text:p>0,000052489</text:p>
          </table:table-cell>
          <table:table-cell office:value-type="float" office:value="0.000044576" calcext:value-type="float">
            <text:p>0,000044576</text:p>
          </table:table-cell>
          <table:table-cell office:value-type="float" office:value="0.000036099" calcext:value-type="float">
            <text:p>0,000036099</text:p>
          </table:table-cell>
          <table:table-cell office:value-type="float" office:value="0.000039757" calcext:value-type="float">
            <text:p>0,000039757</text:p>
          </table:table-cell>
          <table:table-cell office:value-type="float" office:value="0.000038432" calcext:value-type="float">
            <text:p>0,000038432</text:p>
          </table:table-cell>
          <table:table-cell office:value-type="float" office:value="0.000039197" calcext:value-type="float">
            <text:p>0,000039197</text:p>
          </table:table-cell>
        </table:table-row>
        <table:table-row table:style-name="ro1">
          <table:table-cell table:number-columns-repeated="10"/>
          <table:table-cell office:value-type="float" office:value="0.000058057" calcext:value-type="float">
            <text:p>0,000058057</text:p>
          </table:table-cell>
          <table:table-cell office:value-type="float" office:value="0.000058731" calcext:value-type="float">
            <text:p>0,000058731</text:p>
          </table:table-cell>
          <table:table-cell table:number-columns-repeated="2"/>
          <table:table-cell office:value-type="float" office:value="0.000074705" calcext:value-type="float">
            <text:p>0,000074705</text:p>
          </table:table-cell>
          <table:table-cell office:value-type="float" office:value="0.000075985" calcext:value-type="float">
            <text:p>0,000075985</text:p>
          </table:table-cell>
          <table:table-cell office:value-type="float" office:value="0.000074612" calcext:value-type="float">
            <text:p>0,000074612</text:p>
          </table:table-cell>
          <table:table-cell office:value-type="float" office:value="0.000048053" calcext:value-type="float">
            <text:p>0,000048053</text:p>
          </table:table-cell>
          <table:table-cell office:value-type="float" office:value="0.000038382" calcext:value-type="float">
            <text:p>0,000038382</text:p>
          </table:table-cell>
          <table:table-cell office:value-type="float" office:value="0.000063784" calcext:value-type="float">
            <text:p>0,000063784</text:p>
          </table:table-cell>
          <table:table-cell office:value-type="float" office:value="0.000063756" calcext:value-type="float">
            <text:p>0,000063756</text:p>
          </table:table-cell>
          <table:table-cell office:value-type="float" office:value="0.000062573" calcext:value-type="float">
            <text:p>0,000062573</text:p>
          </table:table-cell>
          <table:table-cell office:value-type="float" office:value="0.000063997" calcext:value-type="float">
            <text:p>0,000063997</text:p>
          </table:table-cell>
          <table:table-cell office:value-type="float" office:value="0.000066279" calcext:value-type="float">
            <text:p>0,000066279</text:p>
          </table:table-cell>
          <table:table-cell office:value-type="float" office:value="0.000041408" calcext:value-type="float">
            <text:p>0,000041408</text:p>
          </table:table-cell>
          <table:table-cell office:value-type="float" office:value="0.000046152" calcext:value-type="float">
            <text:p>0,000046152</text:p>
          </table:table-cell>
          <table:table-cell office:value-type="float" office:value="0.000053108" calcext:value-type="float">
            <text:p>0,000053108</text:p>
          </table:table-cell>
          <table:table-cell office:value-type="float" office:value="0.000067917" calcext:value-type="float">
            <text:p>0,000067917</text:p>
          </table:table-cell>
          <table:table-cell office:value-type="float" office:value="0.000053075" calcext:value-type="float">
            <text:p>0,000053075</text:p>
          </table:table-cell>
          <table:table-cell office:value-type="float" office:value="0.00004046" calcext:value-type="float">
            <text:p>0,00004046</text:p>
          </table:table-cell>
          <table:table-cell office:value-type="float" office:value="0.000047763" calcext:value-type="float">
            <text:p>0,000047763</text:p>
          </table:table-cell>
          <table:table-cell office:value-type="float" office:value="0.000039836" calcext:value-type="float">
            <text:p>0,000039836</text:p>
          </table:table-cell>
          <table:table-cell office:value-type="float" office:value="0.000039062" calcext:value-type="float">
            <text:p>0,000039062</text:p>
          </table:table-cell>
          <table:table-cell office:value-type="float" office:value="0.00005451" calcext:value-type="float">
            <text:p>0,00005451</text:p>
          </table:table-cell>
        </table:table-row>
        <table:table-row table:style-name="ro1">
          <table:table-cell table:number-columns-repeated="10"/>
          <table:table-cell office:value-type="float" office:value="0.00006151" calcext:value-type="float">
            <text:p>0,00006151</text:p>
          </table:table-cell>
          <table:table-cell office:value-type="float" office:value="0.000062598" calcext:value-type="float">
            <text:p>0,000062598</text:p>
          </table:table-cell>
          <table:table-cell table:number-columns-repeated="2"/>
          <table:table-cell office:value-type="float" office:value="0.000064757" calcext:value-type="float">
            <text:p>0,000064757</text:p>
          </table:table-cell>
          <table:table-cell office:value-type="float" office:value="0.000078545" calcext:value-type="float">
            <text:p>0,000078545</text:p>
          </table:table-cell>
          <table:table-cell office:value-type="float" office:value="0.00006141" calcext:value-type="float">
            <text:p>0,00006141</text:p>
          </table:table-cell>
          <table:table-cell office:value-type="float" office:value="0.000062624" calcext:value-type="float">
            <text:p>0,000062624</text:p>
          </table:table-cell>
          <table:table-cell office:value-type="float" office:value="0.000057768" calcext:value-type="float">
            <text:p>0,000057768</text:p>
          </table:table-cell>
          <table:table-cell office:value-type="float" office:value="0.000062932" calcext:value-type="float">
            <text:p>0,000062932</text:p>
          </table:table-cell>
          <table:table-cell office:value-type="float" office:value="0.000061114" calcext:value-type="float">
            <text:p>0,000061114</text:p>
          </table:table-cell>
          <table:table-cell office:value-type="float" office:value="0.000058203" calcext:value-type="float">
            <text:p>0,000058203</text:p>
          </table:table-cell>
          <table:table-cell office:value-type="float" office:value="0.000054741" calcext:value-type="float">
            <text:p>0,000054741</text:p>
          </table:table-cell>
          <table:table-cell office:value-type="float" office:value="0.000059531" calcext:value-type="float">
            <text:p>0,000059531</text:p>
          </table:table-cell>
          <table:table-cell office:value-type="float" office:value="0.000042995" calcext:value-type="float">
            <text:p>0,000042995</text:p>
          </table:table-cell>
          <table:table-cell office:value-type="float" office:value="0.000043483" calcext:value-type="float">
            <text:p>0,000043483</text:p>
          </table:table-cell>
          <table:table-cell office:value-type="float" office:value="0.00004831" calcext:value-type="float">
            <text:p>0,00004831</text:p>
          </table:table-cell>
          <table:table-cell office:value-type="float" office:value="0.000241858" calcext:value-type="float">
            <text:p>0,000241858</text:p>
          </table:table-cell>
          <table:table-cell office:value-type="float" office:value="0.000040425" calcext:value-type="float">
            <text:p>0,000040425</text:p>
          </table:table-cell>
          <table:table-cell office:value-type="float" office:value="0.000054745" calcext:value-type="float">
            <text:p>0,000054745</text:p>
          </table:table-cell>
          <table:table-cell office:value-type="float" office:value="0.00003889" calcext:value-type="float">
            <text:p>0,00003889</text:p>
          </table:table-cell>
          <table:table-cell office:value-type="float" office:value="0.000054516" calcext:value-type="float">
            <text:p>0,000054516</text:p>
          </table:table-cell>
          <table:table-cell office:value-type="float" office:value="0.000045046" calcext:value-type="float">
            <text:p>0,000045046</text:p>
          </table:table-cell>
          <table:table-cell office:value-type="float" office:value="0.000046156" calcext:value-type="float">
            <text:p>0,000046156</text:p>
          </table:table-cell>
        </table:table-row>
        <table:table-row table:style-name="ro1">
          <table:table-cell table:number-columns-repeated="10"/>
          <table:table-cell office:value-type="float" office:value="0.000060852" calcext:value-type="float">
            <text:p>0,000060852</text:p>
          </table:table-cell>
          <table:table-cell office:value-type="float" office:value="0.000057597" calcext:value-type="float">
            <text:p>0,000057597</text:p>
          </table:table-cell>
          <table:table-cell table:number-columns-repeated="2"/>
          <table:table-cell office:value-type="float" office:value="0.000058784" calcext:value-type="float">
            <text:p>0,000058784</text:p>
          </table:table-cell>
          <table:table-cell office:value-type="float" office:value="0.000061582" calcext:value-type="float">
            <text:p>0,000061582</text:p>
          </table:table-cell>
          <table:table-cell office:value-type="float" office:value="0.00005733" calcext:value-type="float">
            <text:p>0,00005733</text:p>
          </table:table-cell>
          <table:table-cell office:value-type="float" office:value="0.000060928" calcext:value-type="float">
            <text:p>0,000060928</text:p>
          </table:table-cell>
          <table:table-cell office:value-type="float" office:value="0.000058854" calcext:value-type="float">
            <text:p>0,000058854</text:p>
          </table:table-cell>
          <table:table-cell office:value-type="float" office:value="0.00007095" calcext:value-type="float">
            <text:p>0,00007095</text:p>
          </table:table-cell>
          <table:table-cell office:value-type="float" office:value="0.000068961" calcext:value-type="float">
            <text:p>0,000068961</text:p>
          </table:table-cell>
          <table:table-cell office:value-type="float" office:value="0.000088347" calcext:value-type="float">
            <text:p>0,000088347</text:p>
          </table:table-cell>
          <table:table-cell office:value-type="float" office:value="0.000087828" calcext:value-type="float">
            <text:p>0,000087828</text:p>
          </table:table-cell>
          <table:table-cell office:value-type="float" office:value="0.000059208" calcext:value-type="float">
            <text:p>0,000059208</text:p>
          </table:table-cell>
          <table:table-cell office:value-type="float" office:value="0.000052535" calcext:value-type="float">
            <text:p>0,000052535</text:p>
          </table:table-cell>
          <table:table-cell office:value-type="float" office:value="0.000039183" calcext:value-type="float">
            <text:p>0,000039183</text:p>
          </table:table-cell>
          <table:table-cell office:value-type="float" office:value="0.000054523" calcext:value-type="float">
            <text:p>0,000054523</text:p>
          </table:table-cell>
          <table:table-cell office:value-type="float" office:value="0.000062516" calcext:value-type="float">
            <text:p>0,000062516</text:p>
          </table:table-cell>
          <table:table-cell office:value-type="float" office:value="0.000039431" calcext:value-type="float">
            <text:p>0,000039431</text:p>
          </table:table-cell>
          <table:table-cell office:value-type="float" office:value="0.000050713" calcext:value-type="float">
            <text:p>0,000050713</text:p>
          </table:table-cell>
          <table:table-cell office:value-type="float" office:value="0.000038132" calcext:value-type="float">
            <text:p>0,000038132</text:p>
          </table:table-cell>
          <table:table-cell office:value-type="float" office:value="0.000064532" calcext:value-type="float">
            <text:p>0,000064532</text:p>
          </table:table-cell>
          <table:table-cell office:value-type="float" office:value="0.00003903" calcext:value-type="float">
            <text:p>0,00003903</text:p>
          </table:table-cell>
          <table:table-cell office:value-type="float" office:value="0.000058546" calcext:value-type="float">
            <text:p>0,000058546</text:p>
          </table:table-cell>
        </table:table-row>
        <table:table-row table:style-name="ro1">
          <table:table-cell table:number-columns-repeated="10"/>
          <table:table-cell office:value-type="float" office:value="0.000061992" calcext:value-type="float">
            <text:p>0,000061992</text:p>
          </table:table-cell>
          <table:table-cell office:value-type="float" office:value="0.000072047" calcext:value-type="float">
            <text:p>0,000072047</text:p>
          </table:table-cell>
          <table:table-cell table:number-columns-repeated="2"/>
          <table:table-cell office:value-type="float" office:value="0.000061627" calcext:value-type="float">
            <text:p>0,000061627</text:p>
          </table:table-cell>
          <table:table-cell office:value-type="float" office:value="0.000057633" calcext:value-type="float">
            <text:p>0,000057633</text:p>
          </table:table-cell>
          <table:table-cell office:value-type="float" office:value="0.000058052" calcext:value-type="float">
            <text:p>0,000058052</text:p>
          </table:table-cell>
          <table:table-cell office:value-type="float" office:value="0.000063477" calcext:value-type="float">
            <text:p>0,000063477</text:p>
          </table:table-cell>
          <table:table-cell office:value-type="float" office:value="0.000063568" calcext:value-type="float">
            <text:p>0,000063568</text:p>
          </table:table-cell>
          <table:table-cell office:value-type="float" office:value="0.000072355" calcext:value-type="float">
            <text:p>0,000072355</text:p>
          </table:table-cell>
          <table:table-cell office:value-type="float" office:value="0.00008638" calcext:value-type="float">
            <text:p>0,00008638</text:p>
          </table:table-cell>
          <table:table-cell office:value-type="float" office:value="0.00006312" calcext:value-type="float">
            <text:p>0,00006312</text:p>
          </table:table-cell>
          <table:table-cell office:value-type="float" office:value="0.000099195" calcext:value-type="float">
            <text:p>0,000099195</text:p>
          </table:table-cell>
          <table:table-cell office:value-type="float" office:value="0.000062596" calcext:value-type="float">
            <text:p>0,000062596</text:p>
          </table:table-cell>
          <table:table-cell office:value-type="float" office:value="0.000036637" calcext:value-type="float">
            <text:p>0,000036637</text:p>
          </table:table-cell>
          <table:table-cell office:value-type="float" office:value="0.000053393" calcext:value-type="float">
            <text:p>0,000053393</text:p>
          </table:table-cell>
          <table:table-cell office:value-type="float" office:value="0.000038691" calcext:value-type="float">
            <text:p>0,000038691</text:p>
          </table:table-cell>
          <table:table-cell office:value-type="float" office:value="0.00008522" calcext:value-type="float">
            <text:p>0,00008522</text:p>
          </table:table-cell>
          <table:table-cell office:value-type="float" office:value="0.000041664" calcext:value-type="float">
            <text:p>0,000041664</text:p>
          </table:table-cell>
          <table:table-cell office:value-type="float" office:value="0.000045887" calcext:value-type="float">
            <text:p>0,000045887</text:p>
          </table:table-cell>
          <table:table-cell office:value-type="float" office:value="0.000045369" calcext:value-type="float">
            <text:p>0,000045369</text:p>
          </table:table-cell>
          <table:table-cell office:value-type="float" office:value="0.000037831" calcext:value-type="float">
            <text:p>0,000037831</text:p>
          </table:table-cell>
          <table:table-cell office:value-type="float" office:value="0.000046427" calcext:value-type="float">
            <text:p>0,000046427</text:p>
          </table:table-cell>
          <table:table-cell office:value-type="float" office:value="0.00006044" calcext:value-type="float">
            <text:p>0,00006044</text:p>
          </table:table-cell>
        </table:table-row>
        <table:table-row table:style-name="ro1">
          <table:table-cell table:number-columns-repeated="10"/>
          <table:table-cell office:value-type="float" office:value="0.000060422" calcext:value-type="float">
            <text:p>0,000060422</text:p>
          </table:table-cell>
          <table:table-cell office:value-type="float" office:value="0.000059678" calcext:value-type="float">
            <text:p>0,000059678</text:p>
          </table:table-cell>
          <table:table-cell table:number-columns-repeated="2"/>
          <table:table-cell office:value-type="float" office:value="0.000062749" calcext:value-type="float">
            <text:p>0,000062749</text:p>
          </table:table-cell>
          <table:table-cell office:value-type="float" office:value="0.000057162" calcext:value-type="float">
            <text:p>0,000057162</text:p>
          </table:table-cell>
          <table:table-cell office:value-type="float" office:value="0.00005721" calcext:value-type="float">
            <text:p>0,00005721</text:p>
          </table:table-cell>
          <table:table-cell office:value-type="float" office:value="0.000061566" calcext:value-type="float">
            <text:p>0,000061566</text:p>
          </table:table-cell>
          <table:table-cell office:value-type="float" office:value="0.000057735" calcext:value-type="float">
            <text:p>0,000057735</text:p>
          </table:table-cell>
          <table:table-cell office:value-type="float" office:value="0.000151541" calcext:value-type="float">
            <text:p>0,000151541</text:p>
          </table:table-cell>
          <table:table-cell office:value-type="float" office:value="0.000065813" calcext:value-type="float">
            <text:p>0,000065813</text:p>
          </table:table-cell>
          <table:table-cell office:value-type="float" office:value="0.000062029" calcext:value-type="float">
            <text:p>0,000062029</text:p>
          </table:table-cell>
          <table:table-cell office:value-type="float" office:value="0.000063674" calcext:value-type="float">
            <text:p>0,000063674</text:p>
          </table:table-cell>
          <table:table-cell office:value-type="float" office:value="0.000062741" calcext:value-type="float">
            <text:p>0,000062741</text:p>
          </table:table-cell>
          <table:table-cell office:value-type="float" office:value="0.000038551" calcext:value-type="float">
            <text:p>0,000038551</text:p>
          </table:table-cell>
          <table:table-cell office:value-type="float" office:value="0.000042028" calcext:value-type="float">
            <text:p>0,000042028</text:p>
          </table:table-cell>
          <table:table-cell office:value-type="float" office:value="0.000042115" calcext:value-type="float">
            <text:p>0,000042115</text:p>
          </table:table-cell>
          <table:table-cell office:value-type="float" office:value="0.000048314" calcext:value-type="float">
            <text:p>0,000048314</text:p>
          </table:table-cell>
          <table:table-cell office:value-type="float" office:value="0.000054712" calcext:value-type="float">
            <text:p>0,000054712</text:p>
          </table:table-cell>
          <table:table-cell office:value-type="float" office:value="0.000047112" calcext:value-type="float">
            <text:p>0,000047112</text:p>
          </table:table-cell>
          <table:table-cell office:value-type="float" office:value="0.000055985" calcext:value-type="float">
            <text:p>0,000055985</text:p>
          </table:table-cell>
          <table:table-cell office:value-type="float" office:value="0.000040497" calcext:value-type="float">
            <text:p>0,000040497</text:p>
          </table:table-cell>
          <table:table-cell office:value-type="float" office:value="0.000062156" calcext:value-type="float">
            <text:p>0,000062156</text:p>
          </table:table-cell>
          <table:table-cell office:value-type="float" office:value="0.000053658" calcext:value-type="float">
            <text:p>0,000053658</text:p>
          </table:table-cell>
        </table:table-row>
        <table:table-row table:style-name="ro1">
          <table:table-cell table:number-columns-repeated="10"/>
          <table:table-cell office:value-type="float" office:value="0.000058594" calcext:value-type="float">
            <text:p>0,000058594</text:p>
          </table:table-cell>
          <table:table-cell office:value-type="float" office:value="0.00006255" calcext:value-type="float">
            <text:p>0,00006255</text:p>
          </table:table-cell>
          <table:table-cell table:number-columns-repeated="2"/>
          <table:table-cell office:value-type="float" office:value="0.000066248" calcext:value-type="float">
            <text:p>0,000066248</text:p>
          </table:table-cell>
          <table:table-cell office:value-type="float" office:value="0.000062159" calcext:value-type="float">
            <text:p>0,000062159</text:p>
          </table:table-cell>
          <table:table-cell office:value-type="float" office:value="0.000062357" calcext:value-type="float">
            <text:p>0,000062357</text:p>
          </table:table-cell>
          <table:table-cell office:value-type="float" office:value="0.000061175" calcext:value-type="float">
            <text:p>0,000061175</text:p>
          </table:table-cell>
          <table:table-cell office:value-type="float" office:value="0.000064002" calcext:value-type="float">
            <text:p>0,000064002</text:p>
          </table:table-cell>
          <table:table-cell office:value-type="float" office:value="0.000057853" calcext:value-type="float">
            <text:p>0,000057853</text:p>
          </table:table-cell>
          <table:table-cell office:value-type="float" office:value="0.000058384" calcext:value-type="float">
            <text:p>0,000058384</text:p>
          </table:table-cell>
          <table:table-cell office:value-type="float" office:value="0.000058113" calcext:value-type="float">
            <text:p>0,000058113</text:p>
          </table:table-cell>
          <table:table-cell office:value-type="float" office:value="0.000064394" calcext:value-type="float">
            <text:p>0,000064394</text:p>
          </table:table-cell>
          <table:table-cell office:value-type="float" office:value="0.000061984" calcext:value-type="float">
            <text:p>0,000061984</text:p>
          </table:table-cell>
          <table:table-cell office:value-type="float" office:value="0.000047844" calcext:value-type="float">
            <text:p>0,000047844</text:p>
          </table:table-cell>
          <table:table-cell office:value-type="float" office:value="0.000050725" calcext:value-type="float">
            <text:p>0,000050725</text:p>
          </table:table-cell>
          <table:table-cell office:value-type="float" office:value="0.000052256" calcext:value-type="float">
            <text:p>0,000052256</text:p>
          </table:table-cell>
          <table:table-cell office:value-type="float" office:value="0.000044506" calcext:value-type="float">
            <text:p>0,000044506</text:p>
          </table:table-cell>
          <table:table-cell office:value-type="float" office:value="0.00004844" calcext:value-type="float">
            <text:p>0,00004844</text:p>
          </table:table-cell>
          <table:table-cell office:value-type="float" office:value="0.00004854" calcext:value-type="float">
            <text:p>0,00004854</text:p>
          </table:table-cell>
          <table:table-cell office:value-type="float" office:value="0.000045528" calcext:value-type="float">
            <text:p>0,000045528</text:p>
          </table:table-cell>
          <table:table-cell office:value-type="float" office:value="0.000073977" calcext:value-type="float">
            <text:p>0,000073977</text:p>
          </table:table-cell>
          <table:table-cell office:value-type="float" office:value="0.000047587" calcext:value-type="float">
            <text:p>0,000047587</text:p>
          </table:table-cell>
          <table:table-cell office:value-type="float" office:value="0.000054046" calcext:value-type="float">
            <text:p>0,000054046</text:p>
          </table:table-cell>
        </table:table-row>
        <table:table-row table:style-name="ro1">
          <table:table-cell table:number-columns-repeated="10"/>
          <table:table-cell office:value-type="float" office:value="0.000063076" calcext:value-type="float">
            <text:p>0,000063076</text:p>
          </table:table-cell>
          <table:table-cell office:value-type="float" office:value="0.000057157" calcext:value-type="float">
            <text:p>0,000057157</text:p>
          </table:table-cell>
          <table:table-cell table:number-columns-repeated="2"/>
          <table:table-cell office:value-type="float" office:value="0.000056755" calcext:value-type="float">
            <text:p>0,000056755</text:p>
          </table:table-cell>
          <table:table-cell office:value-type="float" office:value="0.000059981" calcext:value-type="float">
            <text:p>0,000059981</text:p>
          </table:table-cell>
          <table:table-cell office:value-type="float" office:value="0.000075815" calcext:value-type="float">
            <text:p>0,000075815</text:p>
          </table:table-cell>
          <table:table-cell office:value-type="float" office:value="0.000069354" calcext:value-type="float">
            <text:p>0,000069354</text:p>
          </table:table-cell>
          <table:table-cell office:value-type="float" office:value="0.000056449" calcext:value-type="float">
            <text:p>0,000056449</text:p>
          </table:table-cell>
          <table:table-cell office:value-type="float" office:value="0.000062607" calcext:value-type="float">
            <text:p>0,000062607</text:p>
          </table:table-cell>
          <table:table-cell office:value-type="float" office:value="0.000061349" calcext:value-type="float">
            <text:p>0,000061349</text:p>
          </table:table-cell>
          <table:table-cell office:value-type="float" office:value="0.000065437" calcext:value-type="float">
            <text:p>0,000065437</text:p>
          </table:table-cell>
          <table:table-cell office:value-type="float" office:value="0.000044873" calcext:value-type="float">
            <text:p>0,000044873</text:p>
          </table:table-cell>
          <table:table-cell office:value-type="float" office:value="0.000064918" calcext:value-type="float">
            <text:p>0,000064918</text:p>
          </table:table-cell>
          <table:table-cell office:value-type="float" office:value="0.000046049" calcext:value-type="float">
            <text:p>0,000046049</text:p>
          </table:table-cell>
          <table:table-cell office:value-type="float" office:value="0.000056153" calcext:value-type="float">
            <text:p>0,000056153</text:p>
          </table:table-cell>
          <table:table-cell office:value-type="float" office:value="0.00005343" calcext:value-type="float">
            <text:p>0,00005343</text:p>
          </table:table-cell>
          <table:table-cell office:value-type="float" office:value="0.000064827" calcext:value-type="float">
            <text:p>0,000064827</text:p>
          </table:table-cell>
          <table:table-cell office:value-type="float" office:value="0.000039101" calcext:value-type="float">
            <text:p>0,000039101</text:p>
          </table:table-cell>
          <table:table-cell office:value-type="float" office:value="0.000051006" calcext:value-type="float">
            <text:p>0,000051006</text:p>
          </table:table-cell>
          <table:table-cell office:value-type="float" office:value="0.000047937" calcext:value-type="float">
            <text:p>0,000047937</text:p>
          </table:table-cell>
          <table:table-cell office:value-type="float" office:value="0.000037497" calcext:value-type="float">
            <text:p>0,000037497</text:p>
          </table:table-cell>
          <table:table-cell office:value-type="float" office:value="0.000055382" calcext:value-type="float">
            <text:p>0,000055382</text:p>
          </table:table-cell>
          <table:table-cell office:value-type="float" office:value="0.000079042" calcext:value-type="float">
            <text:p>0,000079042</text:p>
          </table:table-cell>
        </table:table-row>
        <table:table-row table:style-name="ro1">
          <table:table-cell table:number-columns-repeated="10"/>
          <table:table-cell office:value-type="float" office:value="0.000056486" calcext:value-type="float">
            <text:p>0,000056486</text:p>
          </table:table-cell>
          <table:table-cell office:value-type="float" office:value="0.000056947" calcext:value-type="float">
            <text:p>0,000056947</text:p>
          </table:table-cell>
          <table:table-cell table:number-columns-repeated="2"/>
          <table:table-cell office:value-type="float" office:value="0.000065805" calcext:value-type="float">
            <text:p>0,000065805</text:p>
          </table:table-cell>
          <table:table-cell office:value-type="float" office:value="0.000061526" calcext:value-type="float">
            <text:p>0,000061526</text:p>
          </table:table-cell>
          <table:table-cell office:value-type="float" office:value="0.000062537" calcext:value-type="float">
            <text:p>0,000062537</text:p>
          </table:table-cell>
          <table:table-cell office:value-type="float" office:value="0.000063484" calcext:value-type="float">
            <text:p>0,000063484</text:p>
          </table:table-cell>
          <table:table-cell office:value-type="float" office:value="0.000061551" calcext:value-type="float">
            <text:p>0,000061551</text:p>
          </table:table-cell>
          <table:table-cell office:value-type="float" office:value="0.000061665" calcext:value-type="float">
            <text:p>0,000061665</text:p>
          </table:table-cell>
          <table:table-cell office:value-type="float" office:value="0.000063482" calcext:value-type="float">
            <text:p>0,000063482</text:p>
          </table:table-cell>
          <table:table-cell office:value-type="float" office:value="0.000055682" calcext:value-type="float">
            <text:p>0,000055682</text:p>
          </table:table-cell>
          <table:table-cell office:value-type="float" office:value="0.000075008" calcext:value-type="float">
            <text:p>0,000075008</text:p>
          </table:table-cell>
          <table:table-cell office:value-type="float" office:value="0.000061833" calcext:value-type="float">
            <text:p>0,000061833</text:p>
          </table:table-cell>
          <table:table-cell office:value-type="float" office:value="0.000064177" calcext:value-type="float">
            <text:p>0,000064177</text:p>
          </table:table-cell>
          <table:table-cell office:value-type="float" office:value="0.000063204" calcext:value-type="float">
            <text:p>0,000063204</text:p>
          </table:table-cell>
          <table:table-cell office:value-type="float" office:value="0.000048737" calcext:value-type="float">
            <text:p>0,000048737</text:p>
          </table:table-cell>
          <table:table-cell office:value-type="float" office:value="0.000038814" calcext:value-type="float">
            <text:p>0,000038814</text:p>
          </table:table-cell>
          <table:table-cell office:value-type="float" office:value="0.000075033" calcext:value-type="float">
            <text:p>0,000075033</text:p>
          </table:table-cell>
          <table:table-cell office:value-type="float" office:value="0.000053294" calcext:value-type="float">
            <text:p>0,000053294</text:p>
          </table:table-cell>
          <table:table-cell office:value-type="float" office:value="0.000037741" calcext:value-type="float">
            <text:p>0,000037741</text:p>
          </table:table-cell>
          <table:table-cell office:value-type="float" office:value="0.000059607" calcext:value-type="float">
            <text:p>0,000059607</text:p>
          </table:table-cell>
          <table:table-cell office:value-type="float" office:value="0.000061548" calcext:value-type="float">
            <text:p>0,000061548</text:p>
          </table:table-cell>
          <table:table-cell office:value-type="float" office:value="0.000064541" calcext:value-type="float">
            <text:p>0,000064541</text:p>
          </table:table-cell>
        </table:table-row>
        <table:table-row table:style-name="ro1">
          <table:table-cell table:number-columns-repeated="10"/>
          <table:table-cell office:value-type="float" office:value="0.000055716" calcext:value-type="float">
            <text:p>0,000055716</text:p>
          </table:table-cell>
          <table:table-cell office:value-type="float" office:value="0.000062205" calcext:value-type="float">
            <text:p>0,000062205</text:p>
          </table:table-cell>
          <table:table-cell table:number-columns-repeated="2"/>
          <table:table-cell office:value-type="float" office:value="0.000057331" calcext:value-type="float">
            <text:p>0,000057331</text:p>
          </table:table-cell>
          <table:table-cell office:value-type="float" office:value="0.000057862" calcext:value-type="float">
            <text:p>0,000057862</text:p>
          </table:table-cell>
          <table:table-cell office:value-type="float" office:value="0.000062059" calcext:value-type="float">
            <text:p>0,000062059</text:p>
          </table:table-cell>
          <table:table-cell office:value-type="float" office:value="0.000068241" calcext:value-type="float">
            <text:p>0,000068241</text:p>
          </table:table-cell>
          <table:table-cell office:value-type="float" office:value="0.000064466" calcext:value-type="float">
            <text:p>0,000064466</text:p>
          </table:table-cell>
          <table:table-cell office:value-type="float" office:value="0.000061124" calcext:value-type="float">
            <text:p>0,000061124</text:p>
          </table:table-cell>
          <table:table-cell office:value-type="float" office:value="0.000060941" calcext:value-type="float">
            <text:p>0,000060941</text:p>
          </table:table-cell>
          <table:table-cell office:value-type="float" office:value="0.000058935" calcext:value-type="float">
            <text:p>0,000058935</text:p>
          </table:table-cell>
          <table:table-cell office:value-type="float" office:value="0.000057272" calcext:value-type="float">
            <text:p>0,000057272</text:p>
          </table:table-cell>
          <table:table-cell office:value-type="float" office:value="0.000057682" calcext:value-type="float">
            <text:p>0,000057682</text:p>
          </table:table-cell>
          <table:table-cell office:value-type="float" office:value="0.000060872" calcext:value-type="float">
            <text:p>0,000060872</text:p>
          </table:table-cell>
          <table:table-cell office:value-type="float" office:value="0.000089195" calcext:value-type="float">
            <text:p>0,000089195</text:p>
          </table:table-cell>
          <table:table-cell office:value-type="float" office:value="0.000063012" calcext:value-type="float">
            <text:p>0,000063012</text:p>
          </table:table-cell>
          <table:table-cell office:value-type="float" office:value="0.00006085" calcext:value-type="float">
            <text:p>0,00006085</text:p>
          </table:table-cell>
          <table:table-cell office:value-type="float" office:value="0.000063477" calcext:value-type="float">
            <text:p>0,000063477</text:p>
          </table:table-cell>
          <table:table-cell office:value-type="float" office:value="0.000077922" calcext:value-type="float">
            <text:p>0,000077922</text:p>
          </table:table-cell>
          <table:table-cell office:value-type="float" office:value="0.000064828" calcext:value-type="float">
            <text:p>0,000064828</text:p>
          </table:table-cell>
          <table:table-cell office:value-type="float" office:value="0.000071834" calcext:value-type="float">
            <text:p>0,000071834</text:p>
          </table:table-cell>
          <table:table-cell office:value-type="float" office:value="0.000057902" calcext:value-type="float">
            <text:p>0,000057902</text:p>
          </table:table-cell>
          <table:table-cell office:value-type="float" office:value="0.000057169" calcext:value-type="float">
            <text:p>0,000057169</text:p>
          </table:table-cell>
        </table:table-row>
        <table:table-row table:style-name="ro1">
          <table:table-cell table:number-columns-repeated="10"/>
          <table:table-cell office:value-type="float" office:value="0.00005839" calcext:value-type="float">
            <text:p>0,00005839</text:p>
          </table:table-cell>
          <table:table-cell office:value-type="float" office:value="0.000056171" calcext:value-type="float">
            <text:p>0,000056171</text:p>
          </table:table-cell>
          <table:table-cell table:number-columns-repeated="2"/>
          <table:table-cell office:value-type="float" office:value="0.000057877" calcext:value-type="float">
            <text:p>0,000057877</text:p>
          </table:table-cell>
          <table:table-cell office:value-type="float" office:value="0.000061238" calcext:value-type="float">
            <text:p>0,000061238</text:p>
          </table:table-cell>
          <table:table-cell office:value-type="float" office:value="0.000073592" calcext:value-type="float">
            <text:p>0,000073592</text:p>
          </table:table-cell>
          <table:table-cell office:value-type="float" office:value="0.000066929" calcext:value-type="float">
            <text:p>0,000066929</text:p>
          </table:table-cell>
          <table:table-cell office:value-type="float" office:value="0.000062145" calcext:value-type="float">
            <text:p>0,000062145</text:p>
          </table:table-cell>
          <table:table-cell office:value-type="float" office:value="0.000056793" calcext:value-type="float">
            <text:p>0,000056793</text:p>
          </table:table-cell>
          <table:table-cell office:value-type="float" office:value="0.000060489" calcext:value-type="float">
            <text:p>0,000060489</text:p>
          </table:table-cell>
          <table:table-cell office:value-type="float" office:value="0.000067539" calcext:value-type="float">
            <text:p>0,000067539</text:p>
          </table:table-cell>
          <table:table-cell office:value-type="float" office:value="0.00005696" calcext:value-type="float">
            <text:p>0,00005696</text:p>
          </table:table-cell>
          <table:table-cell office:value-type="float" office:value="0.000061551" calcext:value-type="float">
            <text:p>0,000061551</text:p>
          </table:table-cell>
          <table:table-cell office:value-type="float" office:value="0.00005388" calcext:value-type="float">
            <text:p>0,00005388</text:p>
          </table:table-cell>
          <table:table-cell office:value-type="float" office:value="0.000078642" calcext:value-type="float">
            <text:p>0,000078642</text:p>
          </table:table-cell>
          <table:table-cell office:value-type="float" office:value="0.000061855" calcext:value-type="float">
            <text:p>0,000061855</text:p>
          </table:table-cell>
          <table:table-cell office:value-type="float" office:value="0.000062563" calcext:value-type="float">
            <text:p>0,000062563</text:p>
          </table:table-cell>
          <table:table-cell office:value-type="float" office:value="0.000080585" calcext:value-type="float">
            <text:p>0,000080585</text:p>
          </table:table-cell>
          <table:table-cell office:value-type="float" office:value="0.000061576" calcext:value-type="float">
            <text:p>0,000061576</text:p>
          </table:table-cell>
          <table:table-cell office:value-type="float" office:value="0.000062553" calcext:value-type="float">
            <text:p>0,000062553</text:p>
          </table:table-cell>
          <table:table-cell office:value-type="float" office:value="0.000075439" calcext:value-type="float">
            <text:p>0,000075439</text:p>
          </table:table-cell>
          <table:table-cell office:value-type="float" office:value="0.000058123" calcext:value-type="float">
            <text:p>0,000058123</text:p>
          </table:table-cell>
          <table:table-cell office:value-type="float" office:value="0.000056696" calcext:value-type="float">
            <text:p>0,000056696</text:p>
          </table:table-cell>
        </table:table-row>
        <table:table-row table:style-name="ro1">
          <table:table-cell table:number-columns-repeated="10"/>
          <table:table-cell office:value-type="float" office:value="0.000059643" calcext:value-type="float">
            <text:p>0,000059643</text:p>
          </table:table-cell>
          <table:table-cell office:value-type="float" office:value="0.00005699" calcext:value-type="float">
            <text:p>0,00005699</text:p>
          </table:table-cell>
          <table:table-cell table:number-columns-repeated="2"/>
          <table:table-cell office:value-type="float" office:value="0.000058207" calcext:value-type="float">
            <text:p>0,000058207</text:p>
          </table:table-cell>
          <table:table-cell office:value-type="float" office:value="0.000061917" calcext:value-type="float">
            <text:p>0,000061917</text:p>
          </table:table-cell>
          <table:table-cell office:value-type="float" office:value="0.000061094" calcext:value-type="float">
            <text:p>0,000061094</text:p>
          </table:table-cell>
          <table:table-cell office:value-type="float" office:value="0.000062642" calcext:value-type="float">
            <text:p>0,000062642</text:p>
          </table:table-cell>
          <table:table-cell office:value-type="float" office:value="0.000057926" calcext:value-type="float">
            <text:p>0,000057926</text:p>
          </table:table-cell>
          <table:table-cell office:value-type="float" office:value="0.000061374" calcext:value-type="float">
            <text:p>0,000061374</text:p>
          </table:table-cell>
          <table:table-cell office:value-type="float" office:value="0.00007589" calcext:value-type="float">
            <text:p>0,00007589</text:p>
          </table:table-cell>
          <table:table-cell office:value-type="float" office:value="0.000074022" calcext:value-type="float">
            <text:p>0,000074022</text:p>
          </table:table-cell>
          <table:table-cell office:value-type="float" office:value="0.000061552" calcext:value-type="float">
            <text:p>0,000061552</text:p>
          </table:table-cell>
          <table:table-cell office:value-type="float" office:value="0.000060848" calcext:value-type="float">
            <text:p>0,000060848</text:p>
          </table:table-cell>
          <table:table-cell office:value-type="float" office:value="0.000063311" calcext:value-type="float">
            <text:p>0,000063311</text:p>
          </table:table-cell>
          <table:table-cell office:value-type="float" office:value="0.000057701" calcext:value-type="float">
            <text:p>0,000057701</text:p>
          </table:table-cell>
          <table:table-cell office:value-type="float" office:value="0.000076772" calcext:value-type="float">
            <text:p>0,000076772</text:p>
          </table:table-cell>
          <table:table-cell office:value-type="float" office:value="0.000063403" calcext:value-type="float">
            <text:p>0,000063403</text:p>
          </table:table-cell>
          <table:table-cell office:value-type="float" office:value="0.000071667" calcext:value-type="float">
            <text:p>0,000071667</text:p>
          </table:table-cell>
          <table:table-cell office:value-type="float" office:value="0.00006269" calcext:value-type="float">
            <text:p>0,00006269</text:p>
          </table:table-cell>
          <table:table-cell office:value-type="float" office:value="0.000057018" calcext:value-type="float">
            <text:p>0,000057018</text:p>
          </table:table-cell>
          <table:table-cell office:value-type="float" office:value="0.000057406" calcext:value-type="float">
            <text:p>0,000057406</text:p>
          </table:table-cell>
          <table:table-cell office:value-type="float" office:value="0.000048208" calcext:value-type="float">
            <text:p>0,000048208</text:p>
          </table:table-cell>
          <table:table-cell office:value-type="float" office:value="0.000074498" calcext:value-type="float">
            <text:p>0,000074498</text:p>
          </table:table-cell>
        </table:table-row>
        <table:table-row table:style-name="ro1">
          <table:table-cell table:number-columns-repeated="10"/>
          <table:table-cell office:value-type="float" office:value="0.000062492" calcext:value-type="float">
            <text:p>0,000062492</text:p>
          </table:table-cell>
          <table:table-cell office:value-type="float" office:value="0.000058745" calcext:value-type="float">
            <text:p>0,000058745</text:p>
          </table:table-cell>
          <table:table-cell table:number-columns-repeated="2"/>
          <table:table-cell office:value-type="float" office:value="0.000063712" calcext:value-type="float">
            <text:p>0,000063712</text:p>
          </table:table-cell>
          <table:table-cell office:value-type="float" office:value="0.000058765" calcext:value-type="float">
            <text:p>0,000058765</text:p>
          </table:table-cell>
          <table:table-cell office:value-type="float" office:value="0.00005831" calcext:value-type="float">
            <text:p>0,00005831</text:p>
          </table:table-cell>
          <table:table-cell office:value-type="float" office:value="0.000068261" calcext:value-type="float">
            <text:p>0,000068261</text:p>
          </table:table-cell>
          <table:table-cell office:value-type="float" office:value="0.000063993" calcext:value-type="float">
            <text:p>0,000063993</text:p>
          </table:table-cell>
          <table:table-cell office:value-type="float" office:value="0.000066834" calcext:value-type="float">
            <text:p>0,000066834</text:p>
          </table:table-cell>
          <table:table-cell office:value-type="float" office:value="0.000061992" calcext:value-type="float">
            <text:p>0,000061992</text:p>
          </table:table-cell>
          <table:table-cell office:value-type="float" office:value="0.000077368" calcext:value-type="float">
            <text:p>0,000077368</text:p>
          </table:table-cell>
          <table:table-cell office:value-type="float" office:value="0.000059175" calcext:value-type="float">
            <text:p>0,000059175</text:p>
          </table:table-cell>
          <table:table-cell office:value-type="float" office:value="0.000059578" calcext:value-type="float">
            <text:p>0,000059578</text:p>
          </table:table-cell>
          <table:table-cell office:value-type="float" office:value="0.000062808" calcext:value-type="float">
            <text:p>0,000062808</text:p>
          </table:table-cell>
          <table:table-cell office:value-type="float" office:value="0.000062416" calcext:value-type="float">
            <text:p>0,000062416</text:p>
          </table:table-cell>
          <table:table-cell office:value-type="float" office:value="0.000057937" calcext:value-type="float">
            <text:p>0,000057937</text:p>
          </table:table-cell>
          <table:table-cell office:value-type="float" office:value="0.000057595" calcext:value-type="float">
            <text:p>0,000057595</text:p>
          </table:table-cell>
          <table:table-cell office:value-type="float" office:value="0.000059617" calcext:value-type="float">
            <text:p>0,000059617</text:p>
          </table:table-cell>
          <table:table-cell office:value-type="float" office:value="0.000055019" calcext:value-type="float">
            <text:p>0,000055019</text:p>
          </table:table-cell>
          <table:table-cell office:value-type="float" office:value="0.000061431" calcext:value-type="float">
            <text:p>0,000061431</text:p>
          </table:table-cell>
          <table:table-cell office:value-type="float" office:value="0.000101057" calcext:value-type="float">
            <text:p>0,000101057</text:p>
          </table:table-cell>
          <table:table-cell office:value-type="float" office:value="0.000062768" calcext:value-type="float">
            <text:p>0,000062768</text:p>
          </table:table-cell>
          <table:table-cell office:value-type="float" office:value="0.000074347" calcext:value-type="float">
            <text:p>0,000074347</text:p>
          </table:table-cell>
        </table:table-row>
        <table:table-row table:style-name="ro1">
          <table:table-cell table:number-columns-repeated="10"/>
          <table:table-cell office:value-type="float" office:value="0.00005665" calcext:value-type="float">
            <text:p>0,00005665</text:p>
          </table:table-cell>
          <table:table-cell office:value-type="float" office:value="0.000078362" calcext:value-type="float">
            <text:p>0,000078362</text:p>
          </table:table-cell>
          <table:table-cell table:number-columns-repeated="2"/>
          <table:table-cell office:value-type="float" office:value="0.000061846" calcext:value-type="float">
            <text:p>0,000061846</text:p>
          </table:table-cell>
          <table:table-cell office:value-type="float" office:value="0.000063396" calcext:value-type="float">
            <text:p>0,000063396</text:p>
          </table:table-cell>
          <table:table-cell office:value-type="float" office:value="0.000058298" calcext:value-type="float">
            <text:p>0,000058298</text:p>
          </table:table-cell>
          <table:table-cell office:value-type="float" office:value="0.000062839" calcext:value-type="float">
            <text:p>0,000062839</text:p>
          </table:table-cell>
          <table:table-cell office:value-type="float" office:value="0.000061587" calcext:value-type="float">
            <text:p>0,000061587</text:p>
          </table:table-cell>
          <table:table-cell office:value-type="float" office:value="0.000075166" calcext:value-type="float">
            <text:p>0,000075166</text:p>
          </table:table-cell>
          <table:table-cell office:value-type="float" office:value="0.000064422" calcext:value-type="float">
            <text:p>0,000064422</text:p>
          </table:table-cell>
          <table:table-cell office:value-type="float" office:value="0.000061326" calcext:value-type="float">
            <text:p>0,000061326</text:p>
          </table:table-cell>
          <table:table-cell office:value-type="float" office:value="0.000062182" calcext:value-type="float">
            <text:p>0,000062182</text:p>
          </table:table-cell>
          <table:table-cell office:value-type="float" office:value="0.000076524" calcext:value-type="float">
            <text:p>0,000076524</text:p>
          </table:table-cell>
          <table:table-cell office:value-type="float" office:value="0.000063802" calcext:value-type="float">
            <text:p>0,000063802</text:p>
          </table:table-cell>
          <table:table-cell office:value-type="float" office:value="0.000058504" calcext:value-type="float">
            <text:p>0,000058504</text:p>
          </table:table-cell>
          <table:table-cell office:value-type="float" office:value="0.000066295" calcext:value-type="float">
            <text:p>0,000066295</text:p>
          </table:table-cell>
          <table:table-cell office:value-type="float" office:value="0.000057668" calcext:value-type="float">
            <text:p>0,000057668</text:p>
          </table:table-cell>
          <table:table-cell office:value-type="float" office:value="0.000064106" calcext:value-type="float">
            <text:p>0,000064106</text:p>
          </table:table-cell>
          <table:table-cell office:value-type="float" office:value="0.000059479" calcext:value-type="float">
            <text:p>0,000059479</text:p>
          </table:table-cell>
          <table:table-cell office:value-type="float" office:value="0.000061846" calcext:value-type="float">
            <text:p>0,000061846</text:p>
          </table:table-cell>
          <table:table-cell office:value-type="float" office:value="0.000060313" calcext:value-type="float">
            <text:p>0,000060313</text:p>
          </table:table-cell>
          <table:table-cell office:value-type="float" office:value="0.00006438" calcext:value-type="float">
            <text:p>0,00006438</text:p>
          </table:table-cell>
          <table:table-cell office:value-type="float" office:value="0.000058858" calcext:value-type="float">
            <text:p>0,000058858</text:p>
          </table:table-cell>
        </table:table-row>
        <table:table-row table:style-name="ro1">
          <table:table-cell table:number-columns-repeated="10"/>
          <table:table-cell office:value-type="float" office:value="0.00006181" calcext:value-type="float">
            <text:p>0,00006181</text:p>
          </table:table-cell>
          <table:table-cell office:value-type="float" office:value="0.00006366" calcext:value-type="float">
            <text:p>0,00006366</text:p>
          </table:table-cell>
          <table:table-cell table:number-columns-repeated="2"/>
          <table:table-cell office:value-type="float" office:value="0.000058848" calcext:value-type="float">
            <text:p>0,000058848</text:p>
          </table:table-cell>
          <table:table-cell office:value-type="float" office:value="0.000058505" calcext:value-type="float">
            <text:p>0,000058505</text:p>
          </table:table-cell>
          <table:table-cell office:value-type="float" office:value="0.000057251" calcext:value-type="float">
            <text:p>0,000057251</text:p>
          </table:table-cell>
          <table:table-cell office:value-type="float" office:value="0.00005724" calcext:value-type="float">
            <text:p>0,00005724</text:p>
          </table:table-cell>
          <table:table-cell office:value-type="float" office:value="0.000056678" calcext:value-type="float">
            <text:p>0,000056678</text:p>
          </table:table-cell>
          <table:table-cell office:value-type="float" office:value="0.00005724" calcext:value-type="float">
            <text:p>0,00005724</text:p>
          </table:table-cell>
          <table:table-cell office:value-type="float" office:value="0.000058433" calcext:value-type="float">
            <text:p>0,000058433</text:p>
          </table:table-cell>
          <table:table-cell office:value-type="float" office:value="0.000057329" calcext:value-type="float">
            <text:p>0,000057329</text:p>
          </table:table-cell>
          <table:table-cell office:value-type="float" office:value="0.000062009" calcext:value-type="float">
            <text:p>0,000062009</text:p>
          </table:table-cell>
          <table:table-cell office:value-type="float" office:value="0.000066894" calcext:value-type="float">
            <text:p>0,000066894</text:p>
          </table:table-cell>
          <table:table-cell office:value-type="float" office:value="0.00005778" calcext:value-type="float">
            <text:p>0,00005778</text:p>
          </table:table-cell>
          <table:table-cell office:value-type="float" office:value="0.000064935" calcext:value-type="float">
            <text:p>0,000064935</text:p>
          </table:table-cell>
          <table:table-cell office:value-type="float" office:value="0.00006265" calcext:value-type="float">
            <text:p>0,00006265</text:p>
          </table:table-cell>
          <table:table-cell office:value-type="float" office:value="0.000061972" calcext:value-type="float">
            <text:p>0,000061972</text:p>
          </table:table-cell>
          <table:table-cell office:value-type="float" office:value="0.000057726" calcext:value-type="float">
            <text:p>0,000057726</text:p>
          </table:table-cell>
          <table:table-cell office:value-type="float" office:value="0.000058105" calcext:value-type="float">
            <text:p>0,000058105</text:p>
          </table:table-cell>
          <table:table-cell office:value-type="float" office:value="0.000060006" calcext:value-type="float">
            <text:p>0,000060006</text:p>
          </table:table-cell>
          <table:table-cell office:value-type="float" office:value="0.000060025" calcext:value-type="float">
            <text:p>0,000060025</text:p>
          </table:table-cell>
          <table:table-cell office:value-type="float" office:value="0.000068229" calcext:value-type="float">
            <text:p>0,000068229</text:p>
          </table:table-cell>
          <table:table-cell office:value-type="float" office:value="0.000098831" calcext:value-type="float">
            <text:p>0,000098831</text:p>
          </table:table-cell>
        </table:table-row>
        <table:table-row table:style-name="ro1">
          <table:table-cell table:number-columns-repeated="10"/>
          <table:table-cell office:value-type="float" office:value="0.000055953" calcext:value-type="float">
            <text:p>0,000055953</text:p>
          </table:table-cell>
          <table:table-cell office:value-type="float" office:value="0.000065338" calcext:value-type="float">
            <text:p>0,000065338</text:p>
          </table:table-cell>
          <table:table-cell table:number-columns-repeated="2"/>
          <table:table-cell office:value-type="float" office:value="0.00006516" calcext:value-type="float">
            <text:p>0,00006516</text:p>
          </table:table-cell>
          <table:table-cell office:value-type="float" office:value="0.00007339" calcext:value-type="float">
            <text:p>0,00007339</text:p>
          </table:table-cell>
          <table:table-cell office:value-type="float" office:value="0.000085087" calcext:value-type="float">
            <text:p>0,000085087</text:p>
          </table:table-cell>
          <table:table-cell office:value-type="float" office:value="0.000062638" calcext:value-type="float">
            <text:p>0,000062638</text:p>
          </table:table-cell>
          <table:table-cell office:value-type="float" office:value="0.000061688" calcext:value-type="float">
            <text:p>0,000061688</text:p>
          </table:table-cell>
          <table:table-cell office:value-type="float" office:value="0.000063087" calcext:value-type="float">
            <text:p>0,000063087</text:p>
          </table:table-cell>
          <table:table-cell office:value-type="float" office:value="0.00006283" calcext:value-type="float">
            <text:p>0,00006283</text:p>
          </table:table-cell>
          <table:table-cell office:value-type="float" office:value="0.000055348" calcext:value-type="float">
            <text:p>0,000055348</text:p>
          </table:table-cell>
          <table:table-cell office:value-type="float" office:value="0.000061852" calcext:value-type="float">
            <text:p>0,000061852</text:p>
          </table:table-cell>
          <table:table-cell office:value-type="float" office:value="0.000057487" calcext:value-type="float">
            <text:p>0,000057487</text:p>
          </table:table-cell>
          <table:table-cell office:value-type="float" office:value="0.000063046" calcext:value-type="float">
            <text:p>0,000063046</text:p>
          </table:table-cell>
          <table:table-cell office:value-type="float" office:value="0.000064652" calcext:value-type="float">
            <text:p>0,000064652</text:p>
          </table:table-cell>
          <table:table-cell office:value-type="float" office:value="0.00006757" calcext:value-type="float">
            <text:p>0,00006757</text:p>
          </table:table-cell>
          <table:table-cell office:value-type="float" office:value="0.000059864" calcext:value-type="float">
            <text:p>0,000059864</text:p>
          </table:table-cell>
          <table:table-cell office:value-type="float" office:value="0.000062613" calcext:value-type="float">
            <text:p>0,000062613</text:p>
          </table:table-cell>
          <table:table-cell office:value-type="float" office:value="0.000062436" calcext:value-type="float">
            <text:p>0,000062436</text:p>
          </table:table-cell>
          <table:table-cell office:value-type="float" office:value="0.000061468" calcext:value-type="float">
            <text:p>0,000061468</text:p>
          </table:table-cell>
          <table:table-cell office:value-type="float" office:value="0.000059471" calcext:value-type="float">
            <text:p>0,000059471</text:p>
          </table:table-cell>
          <table:table-cell office:value-type="float" office:value="0.000064785" calcext:value-type="float">
            <text:p>0,000064785</text:p>
          </table:table-cell>
          <table:table-cell office:value-type="float" office:value="0.00006363" calcext:value-type="float">
            <text:p>0,00006363</text:p>
          </table:table-cell>
        </table:table-row>
        <table:table-row table:style-name="ro1">
          <table:table-cell table:number-columns-repeated="10"/>
          <table:table-cell office:value-type="float" office:value="0.000062502" calcext:value-type="float">
            <text:p>0,000062502</text:p>
          </table:table-cell>
          <table:table-cell office:value-type="float" office:value="0.000056218" calcext:value-type="float">
            <text:p>0,000056218</text:p>
          </table:table-cell>
          <table:table-cell table:number-columns-repeated="2"/>
          <table:table-cell office:value-type="float" office:value="0.000062403" calcext:value-type="float">
            <text:p>0,000062403</text:p>
          </table:table-cell>
          <table:table-cell office:value-type="float" office:value="0.000056755" calcext:value-type="float">
            <text:p>0,000056755</text:p>
          </table:table-cell>
          <table:table-cell office:value-type="float" office:value="0.000060284" calcext:value-type="float">
            <text:p>0,000060284</text:p>
          </table:table-cell>
          <table:table-cell office:value-type="float" office:value="0.000055196" calcext:value-type="float">
            <text:p>0,000055196</text:p>
          </table:table-cell>
          <table:table-cell office:value-type="float" office:value="0.000061726" calcext:value-type="float">
            <text:p>0,000061726</text:p>
          </table:table-cell>
          <table:table-cell office:value-type="float" office:value="0.0000618" calcext:value-type="float">
            <text:p>0,0000618</text:p>
          </table:table-cell>
          <table:table-cell office:value-type="float" office:value="0.000061953" calcext:value-type="float">
            <text:p>0,000061953</text:p>
          </table:table-cell>
          <table:table-cell office:value-type="float" office:value="0.000057687" calcext:value-type="float">
            <text:p>0,000057687</text:p>
          </table:table-cell>
          <table:table-cell office:value-type="float" office:value="0.000057131" calcext:value-type="float">
            <text:p>0,000057131</text:p>
          </table:table-cell>
          <table:table-cell office:value-type="float" office:value="0.000059077" calcext:value-type="float">
            <text:p>0,000059077</text:p>
          </table:table-cell>
          <table:table-cell office:value-type="float" office:value="0.000062144" calcext:value-type="float">
            <text:p>0,000062144</text:p>
          </table:table-cell>
          <table:table-cell office:value-type="float" office:value="0.000063647" calcext:value-type="float">
            <text:p>0,000063647</text:p>
          </table:table-cell>
          <table:table-cell office:value-type="float" office:value="0.000063824" calcext:value-type="float">
            <text:p>0,000063824</text:p>
          </table:table-cell>
          <table:table-cell office:value-type="float" office:value="0.000064808" calcext:value-type="float">
            <text:p>0,000064808</text:p>
          </table:table-cell>
          <table:table-cell office:value-type="float" office:value="0.000062234" calcext:value-type="float">
            <text:p>0,000062234</text:p>
          </table:table-cell>
          <table:table-cell office:value-type="float" office:value="0.00006408" calcext:value-type="float">
            <text:p>0,00006408</text:p>
          </table:table-cell>
          <table:table-cell office:value-type="float" office:value="0.000064824" calcext:value-type="float">
            <text:p>0,000064824</text:p>
          </table:table-cell>
          <table:table-cell office:value-type="float" office:value="0.000061648" calcext:value-type="float">
            <text:p>0,000061648</text:p>
          </table:table-cell>
          <table:table-cell office:value-type="float" office:value="0.000062197" calcext:value-type="float">
            <text:p>0,000062197</text:p>
          </table:table-cell>
          <table:table-cell office:value-type="float" office:value="0.000056732" calcext:value-type="float">
            <text:p>0,000056732</text:p>
          </table:table-cell>
        </table:table-row>
        <table:table-row table:style-name="ro1">
          <table:table-cell table:number-columns-repeated="10"/>
          <table:table-cell office:value-type="float" office:value="0.000056446" calcext:value-type="float">
            <text:p>0,000056446</text:p>
          </table:table-cell>
          <table:table-cell office:value-type="float" office:value="0.000058729" calcext:value-type="float">
            <text:p>0,000058729</text:p>
          </table:table-cell>
          <table:table-cell table:number-columns-repeated="2"/>
          <table:table-cell office:value-type="float" office:value="0.000076418" calcext:value-type="float">
            <text:p>0,000076418</text:p>
          </table:table-cell>
          <table:table-cell office:value-type="float" office:value="0.000082405" calcext:value-type="float">
            <text:p>0,000082405</text:p>
          </table:table-cell>
          <table:table-cell office:value-type="float" office:value="0.000063068" calcext:value-type="float">
            <text:p>0,000063068</text:p>
          </table:table-cell>
          <table:table-cell office:value-type="float" office:value="0.000094994" calcext:value-type="float">
            <text:p>0,000094994</text:p>
          </table:table-cell>
          <table:table-cell office:value-type="float" office:value="0.000087355" calcext:value-type="float">
            <text:p>0,000087355</text:p>
          </table:table-cell>
          <table:table-cell office:value-type="float" office:value="0.000063751" calcext:value-type="float">
            <text:p>0,000063751</text:p>
          </table:table-cell>
          <table:table-cell office:value-type="float" office:value="0.000060646" calcext:value-type="float">
            <text:p>0,000060646</text:p>
          </table:table-cell>
          <table:table-cell office:value-type="float" office:value="0.000062529" calcext:value-type="float">
            <text:p>0,000062529</text:p>
          </table:table-cell>
          <table:table-cell office:value-type="float" office:value="0.000061643" calcext:value-type="float">
            <text:p>0,000061643</text:p>
          </table:table-cell>
          <table:table-cell office:value-type="float" office:value="0.000057548" calcext:value-type="float">
            <text:p>0,000057548</text:p>
          </table:table-cell>
          <table:table-cell office:value-type="float" office:value="0.000042051" calcext:value-type="float">
            <text:p>0,000042051</text:p>
          </table:table-cell>
          <table:table-cell office:value-type="float" office:value="0.000068129" calcext:value-type="float">
            <text:p>0,000068129</text:p>
          </table:table-cell>
          <table:table-cell office:value-type="float" office:value="0.000083861" calcext:value-type="float">
            <text:p>0,000083861</text:p>
          </table:table-cell>
          <table:table-cell office:value-type="float" office:value="0.00003935" calcext:value-type="float">
            <text:p>0,00003935</text:p>
          </table:table-cell>
          <table:table-cell office:value-type="float" office:value="0.000041156" calcext:value-type="float">
            <text:p>0,000041156</text:p>
          </table:table-cell>
          <table:table-cell office:value-type="float" office:value="0.000051031" calcext:value-type="float">
            <text:p>0,000051031</text:p>
          </table:table-cell>
          <table:table-cell office:value-type="float" office:value="0.000044126" calcext:value-type="float">
            <text:p>0,000044126</text:p>
          </table:table-cell>
          <table:table-cell office:value-type="float" office:value="0.000038968" calcext:value-type="float">
            <text:p>0,000038968</text:p>
          </table:table-cell>
          <table:table-cell office:value-type="float" office:value="0.000039738" calcext:value-type="float">
            <text:p>0,000039738</text:p>
          </table:table-cell>
          <table:table-cell office:value-type="float" office:value="0.000037923" calcext:value-type="float">
            <text:p>0,000037923</text:p>
          </table:table-cell>
        </table:table-row>
        <table:table-row table:style-name="ro1">
          <table:table-cell table:number-columns-repeated="10"/>
          <table:table-cell office:value-type="float" office:value="0.000056748" calcext:value-type="float">
            <text:p>0,000056748</text:p>
          </table:table-cell>
          <table:table-cell office:value-type="float" office:value="0.000057127" calcext:value-type="float">
            <text:p>0,000057127</text:p>
          </table:table-cell>
          <table:table-cell table:number-columns-repeated="2"/>
          <table:table-cell office:value-type="float" office:value="0.000058609" calcext:value-type="float">
            <text:p>0,000058609</text:p>
          </table:table-cell>
          <table:table-cell office:value-type="float" office:value="0.000058312" calcext:value-type="float">
            <text:p>0,000058312</text:p>
          </table:table-cell>
          <table:table-cell office:value-type="float" office:value="0.000057275" calcext:value-type="float">
            <text:p>0,000057275</text:p>
          </table:table-cell>
          <table:table-cell office:value-type="float" office:value="0.000056438" calcext:value-type="float">
            <text:p>0,000056438</text:p>
          </table:table-cell>
          <table:table-cell office:value-type="float" office:value="0.000061045" calcext:value-type="float">
            <text:p>0,000061045</text:p>
          </table:table-cell>
          <table:table-cell office:value-type="float" office:value="0.00006604" calcext:value-type="float">
            <text:p>0,00006604</text:p>
          </table:table-cell>
          <table:table-cell office:value-type="float" office:value="0.000065481" calcext:value-type="float">
            <text:p>0,000065481</text:p>
          </table:table-cell>
          <table:table-cell office:value-type="float" office:value="0.000061895" calcext:value-type="float">
            <text:p>0,000061895</text:p>
          </table:table-cell>
          <table:table-cell office:value-type="float" office:value="0.00006098" calcext:value-type="float">
            <text:p>0,00006098</text:p>
          </table:table-cell>
          <table:table-cell office:value-type="float" office:value="0.000063527" calcext:value-type="float">
            <text:p>0,000063527</text:p>
          </table:table-cell>
          <table:table-cell office:value-type="float" office:value="0.000063028" calcext:value-type="float">
            <text:p>0,000063028</text:p>
          </table:table-cell>
          <table:table-cell office:value-type="float" office:value="0.000037908" calcext:value-type="float">
            <text:p>0,000037908</text:p>
          </table:table-cell>
          <table:table-cell office:value-type="float" office:value="0.000044666" calcext:value-type="float">
            <text:p>0,000044666</text:p>
          </table:table-cell>
          <table:table-cell office:value-type="float" office:value="0.000051275" calcext:value-type="float">
            <text:p>0,000051275</text:p>
          </table:table-cell>
          <table:table-cell office:value-type="float" office:value="0.000038392" calcext:value-type="float">
            <text:p>0,000038392</text:p>
          </table:table-cell>
          <table:table-cell office:value-type="float" office:value="0.000053414" calcext:value-type="float">
            <text:p>0,000053414</text:p>
          </table:table-cell>
          <table:table-cell office:value-type="float" office:value="0.000057047" calcext:value-type="float">
            <text:p>0,000057047</text:p>
          </table:table-cell>
          <table:table-cell office:value-type="float" office:value="0.000042773" calcext:value-type="float">
            <text:p>0,000042773</text:p>
          </table:table-cell>
          <table:table-cell office:value-type="float" office:value="0.000054816" calcext:value-type="float">
            <text:p>0,000054816</text:p>
          </table:table-cell>
          <table:table-cell office:value-type="float" office:value="0.000044912" calcext:value-type="float">
            <text:p>0,000044912</text:p>
          </table:table-cell>
        </table:table-row>
        <table:table-row table:style-name="ro1">
          <table:table-cell table:number-columns-repeated="10"/>
          <table:table-cell office:value-type="float" office:value="0.000669887" calcext:value-type="float">
            <text:p>0,000669887</text:p>
          </table:table-cell>
          <table:table-cell office:value-type="float" office:value="0.000060246" calcext:value-type="float">
            <text:p>0,000060246</text:p>
          </table:table-cell>
          <table:table-cell table:number-columns-repeated="2"/>
          <table:table-cell office:value-type="float" office:value="0.000062747" calcext:value-type="float">
            <text:p>0,000062747</text:p>
          </table:table-cell>
          <table:table-cell office:value-type="float" office:value="0.000064243" calcext:value-type="float">
            <text:p>0,000064243</text:p>
          </table:table-cell>
          <table:table-cell office:value-type="float" office:value="0.000061172" calcext:value-type="float">
            <text:p>0,000061172</text:p>
          </table:table-cell>
          <table:table-cell office:value-type="float" office:value="0.000057837" calcext:value-type="float">
            <text:p>0,000057837</text:p>
          </table:table-cell>
          <table:table-cell office:value-type="float" office:value="0.000040267" calcext:value-type="float">
            <text:p>0,000040267</text:p>
          </table:table-cell>
          <table:table-cell office:value-type="float" office:value="0.000041728" calcext:value-type="float">
            <text:p>0,000041728</text:p>
          </table:table-cell>
          <table:table-cell office:value-type="float" office:value="0.000040826" calcext:value-type="float">
            <text:p>0,000040826</text:p>
          </table:table-cell>
          <table:table-cell office:value-type="float" office:value="0.000039646" calcext:value-type="float">
            <text:p>0,000039646</text:p>
          </table:table-cell>
          <table:table-cell office:value-type="float" office:value="0.000058308" calcext:value-type="float">
            <text:p>0,000058308</text:p>
          </table:table-cell>
          <table:table-cell office:value-type="float" office:value="0.000060456" calcext:value-type="float">
            <text:p>0,000060456</text:p>
          </table:table-cell>
          <table:table-cell office:value-type="float" office:value="0.000037712" calcext:value-type="float">
            <text:p>0,000037712</text:p>
          </table:table-cell>
          <table:table-cell office:value-type="float" office:value="0.000042899" calcext:value-type="float">
            <text:p>0,000042899</text:p>
          </table:table-cell>
          <table:table-cell office:value-type="float" office:value="0.000066794" calcext:value-type="float">
            <text:p>0,000066794</text:p>
          </table:table-cell>
          <table:table-cell office:value-type="float" office:value="0.000061164" calcext:value-type="float">
            <text:p>0,000061164</text:p>
          </table:table-cell>
          <table:table-cell office:value-type="float" office:value="0.000050082" calcext:value-type="float">
            <text:p>0,000050082</text:p>
          </table:table-cell>
          <table:table-cell office:value-type="float" office:value="0.00005188" calcext:value-type="float">
            <text:p>0,00005188</text:p>
          </table:table-cell>
          <table:table-cell office:value-type="float" office:value="0.000067509" calcext:value-type="float">
            <text:p>0,000067509</text:p>
          </table:table-cell>
          <table:table-cell office:value-type="float" office:value="0.000089558" calcext:value-type="float">
            <text:p>0,000089558</text:p>
          </table:table-cell>
          <table:table-cell office:value-type="float" office:value="0.000066415" calcext:value-type="float">
            <text:p>0,000066415</text:p>
          </table:table-cell>
          <table:table-cell office:value-type="float" office:value="0.000046825" calcext:value-type="float">
            <text:p>0,000046825</text:p>
          </table:table-cell>
        </table:table-row>
        <table:table-row table:style-name="ro1">
          <table:table-cell table:number-columns-repeated="10"/>
          <table:table-cell office:value-type="float" office:value="0.000087726" calcext:value-type="float">
            <text:p>0,000087726</text:p>
          </table:table-cell>
          <table:table-cell office:value-type="float" office:value="0.000060857" calcext:value-type="float">
            <text:p>0,000060857</text:p>
          </table:table-cell>
          <table:table-cell table:number-columns-repeated="2"/>
          <table:table-cell office:value-type="float" office:value="0.000062834" calcext:value-type="float">
            <text:p>0,000062834</text:p>
          </table:table-cell>
          <table:table-cell office:value-type="float" office:value="0.000073175" calcext:value-type="float">
            <text:p>0,000073175</text:p>
          </table:table-cell>
          <table:table-cell office:value-type="float" office:value="0.000061344" calcext:value-type="float">
            <text:p>0,000061344</text:p>
          </table:table-cell>
          <table:table-cell office:value-type="float" office:value="0.000064538" calcext:value-type="float">
            <text:p>0,000064538</text:p>
          </table:table-cell>
          <table:table-cell office:value-type="float" office:value="0.000062062" calcext:value-type="float">
            <text:p>0,000062062</text:p>
          </table:table-cell>
          <table:table-cell office:value-type="float" office:value="0.000058122" calcext:value-type="float">
            <text:p>0,000058122</text:p>
          </table:table-cell>
          <table:table-cell office:value-type="float" office:value="0.000058873" calcext:value-type="float">
            <text:p>0,000058873</text:p>
          </table:table-cell>
          <table:table-cell office:value-type="float" office:value="0.000062872" calcext:value-type="float">
            <text:p>0,000062872</text:p>
          </table:table-cell>
          <table:table-cell office:value-type="float" office:value="0.000061773" calcext:value-type="float">
            <text:p>0,000061773</text:p>
          </table:table-cell>
          <table:table-cell office:value-type="float" office:value="0.000067445" calcext:value-type="float">
            <text:p>0,000067445</text:p>
          </table:table-cell>
          <table:table-cell office:value-type="float" office:value="0.000040165" calcext:value-type="float">
            <text:p>0,000040165</text:p>
          </table:table-cell>
          <table:table-cell office:value-type="float" office:value="0.000053167" calcext:value-type="float">
            <text:p>0,000053167</text:p>
          </table:table-cell>
          <table:table-cell office:value-type="float" office:value="0.000040391" calcext:value-type="float">
            <text:p>0,000040391</text:p>
          </table:table-cell>
          <table:table-cell office:value-type="float" office:value="0.000053169" calcext:value-type="float">
            <text:p>0,000053169</text:p>
          </table:table-cell>
          <table:table-cell office:value-type="float" office:value="0.000046333" calcext:value-type="float">
            <text:p>0,000046333</text:p>
          </table:table-cell>
          <table:table-cell office:value-type="float" office:value="0.000052245" calcext:value-type="float">
            <text:p>0,000052245</text:p>
          </table:table-cell>
          <table:table-cell office:value-type="float" office:value="0.000036762" calcext:value-type="float">
            <text:p>0,000036762</text:p>
          </table:table-cell>
          <table:table-cell office:value-type="float" office:value="0.000054407" calcext:value-type="float">
            <text:p>0,000054407</text:p>
          </table:table-cell>
          <table:table-cell office:value-type="float" office:value="0.000041568" calcext:value-type="float">
            <text:p>0,000041568</text:p>
          </table:table-cell>
          <table:table-cell office:value-type="float" office:value="0.000053822" calcext:value-type="float">
            <text:p>0,000053822</text:p>
          </table:table-cell>
        </table:table-row>
        <table:table-row table:style-name="ro1">
          <table:table-cell table:number-columns-repeated="10"/>
          <table:table-cell office:value-type="float" office:value="0.000059134" calcext:value-type="float">
            <text:p>0,000059134</text:p>
          </table:table-cell>
          <table:table-cell office:value-type="float" office:value="0.000059967" calcext:value-type="float">
            <text:p>0,000059967</text:p>
          </table:table-cell>
          <table:table-cell table:number-columns-repeated="2"/>
          <table:table-cell office:value-type="float" office:value="0.000057408" calcext:value-type="float">
            <text:p>0,000057408</text:p>
          </table:table-cell>
          <table:table-cell office:value-type="float" office:value="0.000063854" calcext:value-type="float">
            <text:p>0,000063854</text:p>
          </table:table-cell>
          <table:table-cell office:value-type="float" office:value="0.000078678" calcext:value-type="float">
            <text:p>0,000078678</text:p>
          </table:table-cell>
          <table:table-cell office:value-type="float" office:value="0.000062057" calcext:value-type="float">
            <text:p>0,000062057</text:p>
          </table:table-cell>
          <table:table-cell office:value-type="float" office:value="0.00006441" calcext:value-type="float">
            <text:p>0,00006441</text:p>
          </table:table-cell>
          <table:table-cell office:value-type="float" office:value="0.00006319" calcext:value-type="float">
            <text:p>0,00006319</text:p>
          </table:table-cell>
          <table:table-cell office:value-type="float" office:value="0.000061275" calcext:value-type="float">
            <text:p>0,000061275</text:p>
          </table:table-cell>
          <table:table-cell office:value-type="float" office:value="0.000062608" calcext:value-type="float">
            <text:p>0,000062608</text:p>
          </table:table-cell>
          <table:table-cell office:value-type="float" office:value="0.000064546" calcext:value-type="float">
            <text:p>0,000064546</text:p>
          </table:table-cell>
          <table:table-cell office:value-type="float" office:value="0.000066178" calcext:value-type="float">
            <text:p>0,000066178</text:p>
          </table:table-cell>
          <table:table-cell office:value-type="float" office:value="0.000073218" calcext:value-type="float">
            <text:p>0,000073218</text:p>
          </table:table-cell>
          <table:table-cell office:value-type="float" office:value="0.000062399" calcext:value-type="float">
            <text:p>0,000062399</text:p>
          </table:table-cell>
          <table:table-cell office:value-type="float" office:value="0.000064176" calcext:value-type="float">
            <text:p>0,000064176</text:p>
          </table:table-cell>
          <table:table-cell office:value-type="float" office:value="0.000060337" calcext:value-type="float">
            <text:p>0,000060337</text:p>
          </table:table-cell>
          <table:table-cell office:value-type="float" office:value="0.000057901" calcext:value-type="float">
            <text:p>0,000057901</text:p>
          </table:table-cell>
          <table:table-cell office:value-type="float" office:value="0.000085378" calcext:value-type="float">
            <text:p>0,000085378</text:p>
          </table:table-cell>
          <table:table-cell office:value-type="float" office:value="0.000060125" calcext:value-type="float">
            <text:p>0,000060125</text:p>
          </table:table-cell>
          <table:table-cell office:value-type="float" office:value="0.000076802" calcext:value-type="float">
            <text:p>0,000076802</text:p>
          </table:table-cell>
          <table:table-cell office:value-type="float" office:value="0.000083046" calcext:value-type="float">
            <text:p>0,000083046</text:p>
          </table:table-cell>
          <table:table-cell office:value-type="float" office:value="0.000063341" calcext:value-type="float">
            <text:p>0,000063341</text:p>
          </table:table-cell>
        </table:table-row>
        <table:table-row table:style-name="ro1">
          <table:table-cell table:number-columns-repeated="10"/>
          <table:table-cell office:value-type="float" office:value="0.000061983" calcext:value-type="float">
            <text:p>0,000061983</text:p>
          </table:table-cell>
          <table:table-cell office:value-type="float" office:value="0.000090705" calcext:value-type="float">
            <text:p>0,000090705</text:p>
          </table:table-cell>
          <table:table-cell table:number-columns-repeated="2"/>
          <table:table-cell office:value-type="float" office:value="0.000061152" calcext:value-type="float">
            <text:p>0,000061152</text:p>
          </table:table-cell>
          <table:table-cell office:value-type="float" office:value="0.000066254" calcext:value-type="float">
            <text:p>0,000066254</text:p>
          </table:table-cell>
          <table:table-cell office:value-type="float" office:value="0.000058047" calcext:value-type="float">
            <text:p>0,000058047</text:p>
          </table:table-cell>
          <table:table-cell office:value-type="float" office:value="0.000058257" calcext:value-type="float">
            <text:p>0,000058257</text:p>
          </table:table-cell>
          <table:table-cell office:value-type="float" office:value="0.000062908" calcext:value-type="float">
            <text:p>0,000062908</text:p>
          </table:table-cell>
          <table:table-cell office:value-type="float" office:value="0.000062037" calcext:value-type="float">
            <text:p>0,000062037</text:p>
          </table:table-cell>
          <table:table-cell office:value-type="float" office:value="0.000151545" calcext:value-type="float">
            <text:p>0,000151545</text:p>
          </table:table-cell>
          <table:table-cell office:value-type="float" office:value="0.000067721" calcext:value-type="float">
            <text:p>0,000067721</text:p>
          </table:table-cell>
          <table:table-cell office:value-type="float" office:value="0.000057141" calcext:value-type="float">
            <text:p>0,000057141</text:p>
          </table:table-cell>
          <table:table-cell office:value-type="float" office:value="0.000063309" calcext:value-type="float">
            <text:p>0,000063309</text:p>
          </table:table-cell>
          <table:table-cell office:value-type="float" office:value="0.00005929" calcext:value-type="float">
            <text:p>0,00005929</text:p>
          </table:table-cell>
          <table:table-cell office:value-type="float" office:value="0.000059823" calcext:value-type="float">
            <text:p>0,000059823</text:p>
          </table:table-cell>
          <table:table-cell office:value-type="float" office:value="0.00005429" calcext:value-type="float">
            <text:p>0,00005429</text:p>
          </table:table-cell>
          <table:table-cell office:value-type="float" office:value="0.000072037" calcext:value-type="float">
            <text:p>0,000072037</text:p>
          </table:table-cell>
          <table:table-cell office:value-type="float" office:value="0.000046282" calcext:value-type="float">
            <text:p>0,000046282</text:p>
          </table:table-cell>
          <table:table-cell office:value-type="float" office:value="0.00004503" calcext:value-type="float">
            <text:p>0,00004503</text:p>
          </table:table-cell>
          <table:table-cell office:value-type="float" office:value="0.000042635" calcext:value-type="float">
            <text:p>0,000042635</text:p>
          </table:table-cell>
          <table:table-cell office:value-type="float" office:value="0.00004403" calcext:value-type="float">
            <text:p>0,00004403</text:p>
          </table:table-cell>
          <table:table-cell office:value-type="float" office:value="0.000037588" calcext:value-type="float">
            <text:p>0,000037588</text:p>
          </table:table-cell>
          <table:table-cell office:value-type="float" office:value="0.000122483" calcext:value-type="float">
            <text:p>0,000122483</text:p>
          </table:table-cell>
        </table:table-row>
        <table:table-row table:style-name="ro1">
          <table:table-cell table:number-columns-repeated="10"/>
          <table:table-cell office:value-type="float" office:value="0.000057461" calcext:value-type="float">
            <text:p>0,000057461</text:p>
          </table:table-cell>
          <table:table-cell office:value-type="float" office:value="0.000063906" calcext:value-type="float">
            <text:p>0,000063906</text:p>
          </table:table-cell>
          <table:table-cell table:number-columns-repeated="2"/>
          <table:table-cell office:value-type="float" office:value="0.000060586" calcext:value-type="float">
            <text:p>0,000060586</text:p>
          </table:table-cell>
          <table:table-cell office:value-type="float" office:value="0.000057027" calcext:value-type="float">
            <text:p>0,000057027</text:p>
          </table:table-cell>
          <table:table-cell office:value-type="float" office:value="0.000063039" calcext:value-type="float">
            <text:p>0,000063039</text:p>
          </table:table-cell>
          <table:table-cell office:value-type="float" office:value="0.000060777" calcext:value-type="float">
            <text:p>0,000060777</text:p>
          </table:table-cell>
          <table:table-cell office:value-type="float" office:value="0.00005718" calcext:value-type="float">
            <text:p>0,00005718</text:p>
          </table:table-cell>
          <table:table-cell office:value-type="float" office:value="0.000055624" calcext:value-type="float">
            <text:p>0,000055624</text:p>
          </table:table-cell>
          <table:table-cell office:value-type="float" office:value="0.0000596" calcext:value-type="float">
            <text:p>0,0000596</text:p>
          </table:table-cell>
          <table:table-cell office:value-type="float" office:value="0.000061204" calcext:value-type="float">
            <text:p>0,000061204</text:p>
          </table:table-cell>
          <table:table-cell office:value-type="float" office:value="0.000063599" calcext:value-type="float">
            <text:p>0,000063599</text:p>
          </table:table-cell>
          <table:table-cell office:value-type="float" office:value="0.000056928" calcext:value-type="float">
            <text:p>0,000056928</text:p>
          </table:table-cell>
          <table:table-cell office:value-type="float" office:value="0.00003924" calcext:value-type="float">
            <text:p>0,00003924</text:p>
          </table:table-cell>
          <table:table-cell office:value-type="float" office:value="0.000053061" calcext:value-type="float">
            <text:p>0,000053061</text:p>
          </table:table-cell>
          <table:table-cell office:value-type="float" office:value="0.000046041" calcext:value-type="float">
            <text:p>0,000046041</text:p>
          </table:table-cell>
          <table:table-cell office:value-type="float" office:value="0.000052958" calcext:value-type="float">
            <text:p>0,000052958</text:p>
          </table:table-cell>
          <table:table-cell office:value-type="float" office:value="0.000055388" calcext:value-type="float">
            <text:p>0,000055388</text:p>
          </table:table-cell>
          <table:table-cell office:value-type="float" office:value="0.000048299" calcext:value-type="float">
            <text:p>0,000048299</text:p>
          </table:table-cell>
          <table:table-cell office:value-type="float" office:value="0.000036913" calcext:value-type="float">
            <text:p>0,000036913</text:p>
          </table:table-cell>
          <table:table-cell office:value-type="float" office:value="0.000046073" calcext:value-type="float">
            <text:p>0,000046073</text:p>
          </table:table-cell>
          <table:table-cell office:value-type="float" office:value="0.000038931" calcext:value-type="float">
            <text:p>0,000038931</text:p>
          </table:table-cell>
          <table:table-cell office:value-type="float" office:value="0.000038755" calcext:value-type="float">
            <text:p>0,000038755</text:p>
          </table:table-cell>
        </table:table-row>
        <table:table-row table:style-name="ro1">
          <table:table-cell table:number-columns-repeated="10"/>
          <table:table-cell office:value-type="float" office:value="0.000057944" calcext:value-type="float">
            <text:p>0,000057944</text:p>
          </table:table-cell>
          <table:table-cell office:value-type="float" office:value="0.000059219" calcext:value-type="float">
            <text:p>0,000059219</text:p>
          </table:table-cell>
          <table:table-cell table:number-columns-repeated="2"/>
          <table:table-cell office:value-type="float" office:value="0.000058636" calcext:value-type="float">
            <text:p>0,000058636</text:p>
          </table:table-cell>
          <table:table-cell office:value-type="float" office:value="0.000054092" calcext:value-type="float">
            <text:p>0,000054092</text:p>
          </table:table-cell>
          <table:table-cell office:value-type="float" office:value="0.000057762" calcext:value-type="float">
            <text:p>0,000057762</text:p>
          </table:table-cell>
          <table:table-cell office:value-type="float" office:value="0.000062363" calcext:value-type="float">
            <text:p>0,000062363</text:p>
          </table:table-cell>
          <table:table-cell office:value-type="float" office:value="0.000056842" calcext:value-type="float">
            <text:p>0,000056842</text:p>
          </table:table-cell>
          <table:table-cell office:value-type="float" office:value="0.000056642" calcext:value-type="float">
            <text:p>0,000056642</text:p>
          </table:table-cell>
          <table:table-cell office:value-type="float" office:value="0.00006506" calcext:value-type="float">
            <text:p>0,00006506</text:p>
          </table:table-cell>
          <table:table-cell office:value-type="float" office:value="0.000061874" calcext:value-type="float">
            <text:p>0,000061874</text:p>
          </table:table-cell>
          <table:table-cell office:value-type="float" office:value="0.000063901" calcext:value-type="float">
            <text:p>0,000063901</text:p>
          </table:table-cell>
          <table:table-cell office:value-type="float" office:value="0.000071225" calcext:value-type="float">
            <text:p>0,000071225</text:p>
          </table:table-cell>
          <table:table-cell office:value-type="float" office:value="0.000069353" calcext:value-type="float">
            <text:p>0,000069353</text:p>
          </table:table-cell>
          <table:table-cell office:value-type="float" office:value="0.000045946" calcext:value-type="float">
            <text:p>0,000045946</text:p>
          </table:table-cell>
          <table:table-cell office:value-type="float" office:value="0.000069887" calcext:value-type="float">
            <text:p>0,000069887</text:p>
          </table:table-cell>
          <table:table-cell office:value-type="float" office:value="0.00009053" calcext:value-type="float">
            <text:p>0,00009053</text:p>
          </table:table-cell>
          <table:table-cell office:value-type="float" office:value="0.00007391" calcext:value-type="float">
            <text:p>0,00007391</text:p>
          </table:table-cell>
          <table:table-cell office:value-type="float" office:value="0.000063658" calcext:value-type="float">
            <text:p>0,000063658</text:p>
          </table:table-cell>
          <table:table-cell office:value-type="float" office:value="0.000066398" calcext:value-type="float">
            <text:p>0,000066398</text:p>
          </table:table-cell>
          <table:table-cell office:value-type="float" office:value="0.000079423" calcext:value-type="float">
            <text:p>0,000079423</text:p>
          </table:table-cell>
          <table:table-cell office:value-type="float" office:value="0.000066572" calcext:value-type="float">
            <text:p>0,000066572</text:p>
          </table:table-cell>
          <table:table-cell office:value-type="float" office:value="0.000080219" calcext:value-type="float">
            <text:p>0,000080219</text:p>
          </table:table-cell>
        </table:table-row>
        <table:table-row table:style-name="ro1">
          <table:table-cell table:number-columns-repeated="10"/>
          <table:table-cell office:value-type="float" office:value="0.000056802" calcext:value-type="float">
            <text:p>0,000056802</text:p>
          </table:table-cell>
          <table:table-cell office:value-type="float" office:value="0.000061323" calcext:value-type="float">
            <text:p>0,000061323</text:p>
          </table:table-cell>
          <table:table-cell table:number-columns-repeated="2"/>
          <table:table-cell office:value-type="float" office:value="0.000063088" calcext:value-type="float">
            <text:p>0,000063088</text:p>
          </table:table-cell>
          <table:table-cell office:value-type="float" office:value="0.000056253" calcext:value-type="float">
            <text:p>0,000056253</text:p>
          </table:table-cell>
          <table:table-cell office:value-type="float" office:value="0.000077941" calcext:value-type="float">
            <text:p>0,000077941</text:p>
          </table:table-cell>
          <table:table-cell office:value-type="float" office:value="0.000056939" calcext:value-type="float">
            <text:p>0,000056939</text:p>
          </table:table-cell>
          <table:table-cell office:value-type="float" office:value="0.000061932" calcext:value-type="float">
            <text:p>0,000061932</text:p>
          </table:table-cell>
          <table:table-cell office:value-type="float" office:value="0.000061922" calcext:value-type="float">
            <text:p>0,000061922</text:p>
          </table:table-cell>
          <table:table-cell office:value-type="float" office:value="0.000061968" calcext:value-type="float">
            <text:p>0,000061968</text:p>
          </table:table-cell>
          <table:table-cell office:value-type="float" office:value="0.000058019" calcext:value-type="float">
            <text:p>0,000058019</text:p>
          </table:table-cell>
          <table:table-cell office:value-type="float" office:value="0.000064192" calcext:value-type="float">
            <text:p>0,000064192</text:p>
          </table:table-cell>
          <table:table-cell office:value-type="float" office:value="0.000056866" calcext:value-type="float">
            <text:p>0,000056866</text:p>
          </table:table-cell>
          <table:table-cell office:value-type="float" office:value="0.000064844" calcext:value-type="float">
            <text:p>0,000064844</text:p>
          </table:table-cell>
          <table:table-cell office:value-type="float" office:value="0.00006082" calcext:value-type="float">
            <text:p>0,00006082</text:p>
          </table:table-cell>
          <table:table-cell office:value-type="float" office:value="0.000056801" calcext:value-type="float">
            <text:p>0,000056801</text:p>
          </table:table-cell>
          <table:table-cell office:value-type="float" office:value="0.000062642" calcext:value-type="float">
            <text:p>0,000062642</text:p>
          </table:table-cell>
          <table:table-cell office:value-type="float" office:value="0.000081799" calcext:value-type="float">
            <text:p>0,000081799</text:p>
          </table:table-cell>
          <table:table-cell office:value-type="float" office:value="0.000064422" calcext:value-type="float">
            <text:p>0,000064422</text:p>
          </table:table-cell>
          <table:table-cell office:value-type="float" office:value="0.000076729" calcext:value-type="float">
            <text:p>0,000076729</text:p>
          </table:table-cell>
          <table:table-cell office:value-type="float" office:value="0.000123855" calcext:value-type="float">
            <text:p>0,000123855</text:p>
          </table:table-cell>
          <table:table-cell office:value-type="float" office:value="0.0000793" calcext:value-type="float">
            <text:p>0,0000793</text:p>
          </table:table-cell>
          <table:table-cell office:value-type="float" office:value="0.000064326" calcext:value-type="float">
            <text:p>0,000064326</text:p>
          </table:table-cell>
        </table:table-row>
        <table:table-row table:style-name="ro1">
          <table:table-cell table:number-columns-repeated="10"/>
          <table:table-cell office:value-type="float" office:value="0.000075713" calcext:value-type="float">
            <text:p>0,000075713</text:p>
          </table:table-cell>
          <table:table-cell office:value-type="float" office:value="0.000058202" calcext:value-type="float">
            <text:p>0,000058202</text:p>
          </table:table-cell>
          <table:table-cell table:number-columns-repeated="2"/>
          <table:table-cell office:value-type="float" office:value="0.000061852" calcext:value-type="float">
            <text:p>0,000061852</text:p>
          </table:table-cell>
          <table:table-cell office:value-type="float" office:value="0.000055616" calcext:value-type="float">
            <text:p>0,000055616</text:p>
          </table:table-cell>
          <table:table-cell office:value-type="float" office:value="0.000060722" calcext:value-type="float">
            <text:p>0,000060722</text:p>
          </table:table-cell>
          <table:table-cell office:value-type="float" office:value="0.000062618" calcext:value-type="float">
            <text:p>0,000062618</text:p>
          </table:table-cell>
          <table:table-cell office:value-type="float" office:value="0.000057568" calcext:value-type="float">
            <text:p>0,000057568</text:p>
          </table:table-cell>
          <table:table-cell office:value-type="float" office:value="0.000058108" calcext:value-type="float">
            <text:p>0,000058108</text:p>
          </table:table-cell>
          <table:table-cell office:value-type="float" office:value="0.000076287" calcext:value-type="float">
            <text:p>0,000076287</text:p>
          </table:table-cell>
          <table:table-cell office:value-type="float" office:value="0.000077388" calcext:value-type="float">
            <text:p>0,000077388</text:p>
          </table:table-cell>
          <table:table-cell office:value-type="float" office:value="0.000055529" calcext:value-type="float">
            <text:p>0,000055529</text:p>
          </table:table-cell>
          <table:table-cell office:value-type="float" office:value="0.000056129" calcext:value-type="float">
            <text:p>0,000056129</text:p>
          </table:table-cell>
          <table:table-cell office:value-type="float" office:value="0.0000765" calcext:value-type="float">
            <text:p>0,0000765</text:p>
          </table:table-cell>
          <table:table-cell office:value-type="float" office:value="0.000063084" calcext:value-type="float">
            <text:p>0,000063084</text:p>
          </table:table-cell>
          <table:table-cell office:value-type="float" office:value="0.000053739" calcext:value-type="float">
            <text:p>0,000053739</text:p>
          </table:table-cell>
          <table:table-cell office:value-type="float" office:value="0.000049826" calcext:value-type="float">
            <text:p>0,000049826</text:p>
          </table:table-cell>
          <table:table-cell office:value-type="float" office:value="0.000046985" calcext:value-type="float">
            <text:p>0,000046985</text:p>
          </table:table-cell>
          <table:table-cell office:value-type="float" office:value="0.000039082" calcext:value-type="float">
            <text:p>0,000039082</text:p>
          </table:table-cell>
          <table:table-cell office:value-type="float" office:value="0.000039395" calcext:value-type="float">
            <text:p>0,000039395</text:p>
          </table:table-cell>
          <table:table-cell office:value-type="float" office:value="0.000043528" calcext:value-type="float">
            <text:p>0,000043528</text:p>
          </table:table-cell>
          <table:table-cell office:value-type="float" office:value="0.000038778" calcext:value-type="float">
            <text:p>0,000038778</text:p>
          </table:table-cell>
          <table:table-cell office:value-type="float" office:value="0.000042802" calcext:value-type="float">
            <text:p>0,000042802</text:p>
          </table:table-cell>
        </table:table-row>
        <table:table-row table:style-name="ro1">
          <table:table-cell table:number-columns-repeated="10"/>
          <table:table-cell office:value-type="float" office:value="0.00005598" calcext:value-type="float">
            <text:p>0,00005598</text:p>
          </table:table-cell>
          <table:table-cell office:value-type="float" office:value="0.000063502" calcext:value-type="float">
            <text:p>0,000063502</text:p>
          </table:table-cell>
          <table:table-cell table:number-columns-repeated="2"/>
          <table:table-cell office:value-type="float" office:value="0.000057512" calcext:value-type="float">
            <text:p>0,000057512</text:p>
          </table:table-cell>
          <table:table-cell office:value-type="float" office:value="0.000073092" calcext:value-type="float">
            <text:p>0,000073092</text:p>
          </table:table-cell>
          <table:table-cell office:value-type="float" office:value="0.000056784" calcext:value-type="float">
            <text:p>0,000056784</text:p>
          </table:table-cell>
          <table:table-cell office:value-type="float" office:value="0.000057063" calcext:value-type="float">
            <text:p>0,000057063</text:p>
          </table:table-cell>
          <table:table-cell office:value-type="float" office:value="0.000073174" calcext:value-type="float">
            <text:p>0,000073174</text:p>
          </table:table-cell>
          <table:table-cell office:value-type="float" office:value="0.000058129" calcext:value-type="float">
            <text:p>0,000058129</text:p>
          </table:table-cell>
          <table:table-cell office:value-type="float" office:value="0.000061965" calcext:value-type="float">
            <text:p>0,000061965</text:p>
          </table:table-cell>
          <table:table-cell office:value-type="float" office:value="0.000061273" calcext:value-type="float">
            <text:p>0,000061273</text:p>
          </table:table-cell>
          <table:table-cell office:value-type="float" office:value="0.000062141" calcext:value-type="float">
            <text:p>0,000062141</text:p>
          </table:table-cell>
          <table:table-cell office:value-type="float" office:value="0.000057152" calcext:value-type="float">
            <text:p>0,000057152</text:p>
          </table:table-cell>
          <table:table-cell office:value-type="float" office:value="0.000051538" calcext:value-type="float">
            <text:p>0,000051538</text:p>
          </table:table-cell>
          <table:table-cell office:value-type="float" office:value="0.000041178" calcext:value-type="float">
            <text:p>0,000041178</text:p>
          </table:table-cell>
          <table:table-cell office:value-type="float" office:value="0.000036804" calcext:value-type="float">
            <text:p>0,000036804</text:p>
          </table:table-cell>
          <table:table-cell office:value-type="float" office:value="0.000051211" calcext:value-type="float">
            <text:p>0,000051211</text:p>
          </table:table-cell>
          <table:table-cell office:value-type="float" office:value="0.000058005" calcext:value-type="float">
            <text:p>0,000058005</text:p>
          </table:table-cell>
          <table:table-cell office:value-type="float" office:value="0.000062259" calcext:value-type="float">
            <text:p>0,000062259</text:p>
          </table:table-cell>
          <table:table-cell office:value-type="float" office:value="0.000040624" calcext:value-type="float">
            <text:p>0,000040624</text:p>
          </table:table-cell>
          <table:table-cell office:value-type="float" office:value="0.000049465" calcext:value-type="float">
            <text:p>0,000049465</text:p>
          </table:table-cell>
          <table:table-cell office:value-type="float" office:value="0.000074466" calcext:value-type="float">
            <text:p>0,000074466</text:p>
          </table:table-cell>
          <table:table-cell office:value-type="float" office:value="0.000072069" calcext:value-type="float">
            <text:p>0,000072069</text:p>
          </table:table-cell>
        </table:table-row>
        <table:table-row table:style-name="ro1">
          <table:table-cell table:number-columns-repeated="10"/>
          <table:table-cell office:value-type="float" office:value="0.000068508" calcext:value-type="float">
            <text:p>0,000068508</text:p>
          </table:table-cell>
          <table:table-cell office:value-type="float" office:value="0.00006132" calcext:value-type="float">
            <text:p>0,00006132</text:p>
          </table:table-cell>
          <table:table-cell table:number-columns-repeated="2"/>
          <table:table-cell office:value-type="float" office:value="0.000055898" calcext:value-type="float">
            <text:p>0,000055898</text:p>
          </table:table-cell>
          <table:table-cell office:value-type="float" office:value="0.000057039" calcext:value-type="float">
            <text:p>0,000057039</text:p>
          </table:table-cell>
          <table:table-cell office:value-type="float" office:value="0.000056795" calcext:value-type="float">
            <text:p>0,000056795</text:p>
          </table:table-cell>
          <table:table-cell office:value-type="float" office:value="0.000088541" calcext:value-type="float">
            <text:p>0,000088541</text:p>
          </table:table-cell>
          <table:table-cell office:value-type="float" office:value="0.000077169" calcext:value-type="float">
            <text:p>0,000077169</text:p>
          </table:table-cell>
          <table:table-cell office:value-type="float" office:value="0.000083696" calcext:value-type="float">
            <text:p>0,000083696</text:p>
          </table:table-cell>
          <table:table-cell office:value-type="float" office:value="0.000071578" calcext:value-type="float">
            <text:p>0,000071578</text:p>
          </table:table-cell>
          <table:table-cell office:value-type="float" office:value="0.000038746" calcext:value-type="float">
            <text:p>0,000038746</text:p>
          </table:table-cell>
          <table:table-cell office:value-type="float" office:value="0.000047975" calcext:value-type="float">
            <text:p>0,000047975</text:p>
          </table:table-cell>
          <table:table-cell office:value-type="float" office:value="0.000064451" calcext:value-type="float">
            <text:p>0,000064451</text:p>
          </table:table-cell>
          <table:table-cell office:value-type="float" office:value="0.000075315" calcext:value-type="float">
            <text:p>0,000075315</text:p>
          </table:table-cell>
          <table:table-cell office:value-type="float" office:value="0.000073921" calcext:value-type="float">
            <text:p>0,000073921</text:p>
          </table:table-cell>
          <table:table-cell office:value-type="float" office:value="0.00008357" calcext:value-type="float">
            <text:p>0,00008357</text:p>
          </table:table-cell>
          <table:table-cell office:value-type="float" office:value="0.000079018" calcext:value-type="float">
            <text:p>0,000079018</text:p>
          </table:table-cell>
          <table:table-cell office:value-type="float" office:value="0.000080494" calcext:value-type="float">
            <text:p>0,000080494</text:p>
          </table:table-cell>
          <table:table-cell office:value-type="float" office:value="0.000055416" calcext:value-type="float">
            <text:p>0,000055416</text:p>
          </table:table-cell>
          <table:table-cell office:value-type="float" office:value="0.000057875" calcext:value-type="float">
            <text:p>0,000057875</text:p>
          </table:table-cell>
          <table:table-cell office:value-type="float" office:value="0.000081739" calcext:value-type="float">
            <text:p>0,000081739</text:p>
          </table:table-cell>
          <table:table-cell office:value-type="float" office:value="0.000073212" calcext:value-type="float">
            <text:p>0,000073212</text:p>
          </table:table-cell>
          <table:table-cell office:value-type="float" office:value="0.000058118" calcext:value-type="float">
            <text:p>0,000058118</text:p>
          </table:table-cell>
        </table:table-row>
        <table:table-row table:style-name="ro1">
          <table:table-cell table:number-columns-repeated="10"/>
          <table:table-cell office:value-type="float" office:value="0.000063201" calcext:value-type="float">
            <text:p>0,000063201</text:p>
          </table:table-cell>
          <table:table-cell office:value-type="float" office:value="0.00006429" calcext:value-type="float">
            <text:p>0,00006429</text:p>
          </table:table-cell>
          <table:table-cell table:number-columns-repeated="2"/>
          <table:table-cell office:value-type="float" office:value="0.000065454" calcext:value-type="float">
            <text:p>0,000065454</text:p>
          </table:table-cell>
          <table:table-cell office:value-type="float" office:value="0.000062362" calcext:value-type="float">
            <text:p>0,000062362</text:p>
          </table:table-cell>
          <table:table-cell office:value-type="float" office:value="0.000065249" calcext:value-type="float">
            <text:p>0,000065249</text:p>
          </table:table-cell>
          <table:table-cell office:value-type="float" office:value="0.000061561" calcext:value-type="float">
            <text:p>0,000061561</text:p>
          </table:table-cell>
          <table:table-cell office:value-type="float" office:value="0.000062982" calcext:value-type="float">
            <text:p>0,000062982</text:p>
          </table:table-cell>
          <table:table-cell office:value-type="float" office:value="0.000058302" calcext:value-type="float">
            <text:p>0,000058302</text:p>
          </table:table-cell>
          <table:table-cell office:value-type="float" office:value="0.000072562" calcext:value-type="float">
            <text:p>0,000072562</text:p>
          </table:table-cell>
          <table:table-cell office:value-type="float" office:value="0.000062056" calcext:value-type="float">
            <text:p>0,000062056</text:p>
          </table:table-cell>
          <table:table-cell office:value-type="float" office:value="0.00005786" calcext:value-type="float">
            <text:p>0,00005786</text:p>
          </table:table-cell>
          <table:table-cell office:value-type="float" office:value="0.000061568" calcext:value-type="float">
            <text:p>0,000061568</text:p>
          </table:table-cell>
          <table:table-cell office:value-type="float" office:value="0.000078688" calcext:value-type="float">
            <text:p>0,000078688</text:p>
          </table:table-cell>
          <table:table-cell office:value-type="float" office:value="0.000064191" calcext:value-type="float">
            <text:p>0,000064191</text:p>
          </table:table-cell>
          <table:table-cell office:value-type="float" office:value="0.000078137" calcext:value-type="float">
            <text:p>0,000078137</text:p>
          </table:table-cell>
          <table:table-cell office:value-type="float" office:value="0.000054067" calcext:value-type="float">
            <text:p>0,000054067</text:p>
          </table:table-cell>
          <table:table-cell office:value-type="float" office:value="0.000041631" calcext:value-type="float">
            <text:p>0,000041631</text:p>
          </table:table-cell>
          <table:table-cell office:value-type="float" office:value="0.000038916" calcext:value-type="float">
            <text:p>0,000038916</text:p>
          </table:table-cell>
          <table:table-cell office:value-type="float" office:value="0.000047233" calcext:value-type="float">
            <text:p>0,000047233</text:p>
          </table:table-cell>
          <table:table-cell office:value-type="float" office:value="0.000039229" calcext:value-type="float">
            <text:p>0,000039229</text:p>
          </table:table-cell>
          <table:table-cell office:value-type="float" office:value="0.000052129" calcext:value-type="float">
            <text:p>0,000052129</text:p>
          </table:table-cell>
          <table:table-cell office:value-type="float" office:value="0.000053869" calcext:value-type="float">
            <text:p>0,000053869</text:p>
          </table:table-cell>
        </table:table-row>
        <table:table-row table:style-name="ro1">
          <table:table-cell table:number-columns-repeated="10"/>
          <table:table-cell office:value-type="float" office:value="0.000059309" calcext:value-type="float">
            <text:p>0,000059309</text:p>
          </table:table-cell>
          <table:table-cell office:value-type="float" office:value="0.000057828" calcext:value-type="float">
            <text:p>0,000057828</text:p>
          </table:table-cell>
          <table:table-cell table:number-columns-repeated="2"/>
          <table:table-cell office:value-type="float" office:value="0.000058788" calcext:value-type="float">
            <text:p>0,000058788</text:p>
          </table:table-cell>
          <table:table-cell office:value-type="float" office:value="0.000074111" calcext:value-type="float">
            <text:p>0,000074111</text:p>
          </table:table-cell>
          <table:table-cell office:value-type="float" office:value="0.000066034" calcext:value-type="float">
            <text:p>0,000066034</text:p>
          </table:table-cell>
          <table:table-cell office:value-type="float" office:value="0.000057479" calcext:value-type="float">
            <text:p>0,000057479</text:p>
          </table:table-cell>
          <table:table-cell office:value-type="float" office:value="0.000064701" calcext:value-type="float">
            <text:p>0,000064701</text:p>
          </table:table-cell>
          <table:table-cell office:value-type="float" office:value="0.000064029" calcext:value-type="float">
            <text:p>0,000064029</text:p>
          </table:table-cell>
          <table:table-cell office:value-type="float" office:value="0.000057612" calcext:value-type="float">
            <text:p>0,000057612</text:p>
          </table:table-cell>
          <table:table-cell office:value-type="float" office:value="0.000056483" calcext:value-type="float">
            <text:p>0,000056483</text:p>
          </table:table-cell>
          <table:table-cell office:value-type="float" office:value="0.000058121" calcext:value-type="float">
            <text:p>0,000058121</text:p>
          </table:table-cell>
          <table:table-cell office:value-type="float" office:value="0.000056737" calcext:value-type="float">
            <text:p>0,000056737</text:p>
          </table:table-cell>
          <table:table-cell office:value-type="float" office:value="0.000037723" calcext:value-type="float">
            <text:p>0,000037723</text:p>
          </table:table-cell>
          <table:table-cell office:value-type="float" office:value="0.000055431" calcext:value-type="float">
            <text:p>0,000055431</text:p>
          </table:table-cell>
          <table:table-cell office:value-type="float" office:value="0.000055208" calcext:value-type="float">
            <text:p>0,000055208</text:p>
          </table:table-cell>
          <table:table-cell office:value-type="float" office:value="0.000046645" calcext:value-type="float">
            <text:p>0,000046645</text:p>
          </table:table-cell>
          <table:table-cell office:value-type="float" office:value="0.000043079" calcext:value-type="float">
            <text:p>0,000043079</text:p>
          </table:table-cell>
          <table:table-cell office:value-type="float" office:value="0.000037462" calcext:value-type="float">
            <text:p>0,000037462</text:p>
          </table:table-cell>
          <table:table-cell office:value-type="float" office:value="0.000053786" calcext:value-type="float">
            <text:p>0,000053786</text:p>
          </table:table-cell>
          <table:table-cell office:value-type="float" office:value="0.000043994" calcext:value-type="float">
            <text:p>0,000043994</text:p>
          </table:table-cell>
          <table:table-cell office:value-type="float" office:value="0.000042907" calcext:value-type="float">
            <text:p>0,000042907</text:p>
          </table:table-cell>
          <table:table-cell office:value-type="float" office:value="0.000054233" calcext:value-type="float">
            <text:p>0,000054233</text:p>
          </table:table-cell>
        </table:table-row>
        <table:table-row table:style-name="ro1">
          <table:table-cell table:number-columns-repeated="10"/>
          <table:table-cell office:value-type="float" office:value="0.000056935" calcext:value-type="float">
            <text:p>0,000056935</text:p>
          </table:table-cell>
          <table:table-cell office:value-type="float" office:value="0.000074681" calcext:value-type="float">
            <text:p>0,000074681</text:p>
          </table:table-cell>
          <table:table-cell table:number-columns-repeated="2"/>
          <table:table-cell office:value-type="float" office:value="0.000058411" calcext:value-type="float">
            <text:p>0,000058411</text:p>
          </table:table-cell>
          <table:table-cell office:value-type="float" office:value="0.000059464" calcext:value-type="float">
            <text:p>0,000059464</text:p>
          </table:table-cell>
          <table:table-cell office:value-type="float" office:value="0.000062703" calcext:value-type="float">
            <text:p>0,000062703</text:p>
          </table:table-cell>
          <table:table-cell office:value-type="float" office:value="0.000061257" calcext:value-type="float">
            <text:p>0,000061257</text:p>
          </table:table-cell>
          <table:table-cell office:value-type="float" office:value="0.000056262" calcext:value-type="float">
            <text:p>0,000056262</text:p>
          </table:table-cell>
          <table:table-cell office:value-type="float" office:value="0.000049206" calcext:value-type="float">
            <text:p>0,000049206</text:p>
          </table:table-cell>
          <table:table-cell office:value-type="float" office:value="0.000064686" calcext:value-type="float">
            <text:p>0,000064686</text:p>
          </table:table-cell>
          <table:table-cell office:value-type="float" office:value="0.000063438" calcext:value-type="float">
            <text:p>0,000063438</text:p>
          </table:table-cell>
          <table:table-cell office:value-type="float" office:value="0.000058074" calcext:value-type="float">
            <text:p>0,000058074</text:p>
          </table:table-cell>
          <table:table-cell office:value-type="float" office:value="0.000062506" calcext:value-type="float">
            <text:p>0,000062506</text:p>
          </table:table-cell>
          <table:table-cell office:value-type="float" office:value="0.00003954" calcext:value-type="float">
            <text:p>0,00003954</text:p>
          </table:table-cell>
          <table:table-cell office:value-type="float" office:value="0.000055355" calcext:value-type="float">
            <text:p>0,000055355</text:p>
          </table:table-cell>
          <table:table-cell office:value-type="float" office:value="0.000055465" calcext:value-type="float">
            <text:p>0,000055465</text:p>
          </table:table-cell>
          <table:table-cell office:value-type="float" office:value="0.000179023" calcext:value-type="float">
            <text:p>0,000179023</text:p>
          </table:table-cell>
          <table:table-cell office:value-type="float" office:value="0.000050489" calcext:value-type="float">
            <text:p>0,000050489</text:p>
          </table:table-cell>
          <table:table-cell office:value-type="float" office:value="0.000055787" calcext:value-type="float">
            <text:p>0,000055787</text:p>
          </table:table-cell>
          <table:table-cell office:value-type="float" office:value="0.000056619" calcext:value-type="float">
            <text:p>0,000056619</text:p>
          </table:table-cell>
          <table:table-cell office:value-type="float" office:value="0.000117762" calcext:value-type="float">
            <text:p>0,000117762</text:p>
          </table:table-cell>
          <table:table-cell office:value-type="float" office:value="0.000046983" calcext:value-type="float">
            <text:p>0,000046983</text:p>
          </table:table-cell>
          <table:table-cell office:value-type="float" office:value="0.000052525" calcext:value-type="float">
            <text:p>0,000052525</text:p>
          </table:table-cell>
        </table:table-row>
        <table:table-row table:style-name="ro1">
          <table:table-cell table:number-columns-repeated="10"/>
          <table:table-cell office:value-type="float" office:value="0.000057292" calcext:value-type="float">
            <text:p>0,000057292</text:p>
          </table:table-cell>
          <table:table-cell office:value-type="float" office:value="0.000061122" calcext:value-type="float">
            <text:p>0,000061122</text:p>
          </table:table-cell>
          <table:table-cell table:number-columns-repeated="2"/>
          <table:table-cell office:value-type="float" office:value="0.000063658" calcext:value-type="float">
            <text:p>0,000063658</text:p>
          </table:table-cell>
          <table:table-cell office:value-type="float" office:value="0.000062454" calcext:value-type="float">
            <text:p>0,000062454</text:p>
          </table:table-cell>
          <table:table-cell office:value-type="float" office:value="0.000065828" calcext:value-type="float">
            <text:p>0,000065828</text:p>
          </table:table-cell>
          <table:table-cell office:value-type="float" office:value="0.000062624" calcext:value-type="float">
            <text:p>0,000062624</text:p>
          </table:table-cell>
          <table:table-cell office:value-type="float" office:value="0.000071961" calcext:value-type="float">
            <text:p>0,000071961</text:p>
          </table:table-cell>
          <table:table-cell office:value-type="float" office:value="0.000058496" calcext:value-type="float">
            <text:p>0,000058496</text:p>
          </table:table-cell>
          <table:table-cell office:value-type="float" office:value="0.000062442" calcext:value-type="float">
            <text:p>0,000062442</text:p>
          </table:table-cell>
          <table:table-cell office:value-type="float" office:value="0.000057787" calcext:value-type="float">
            <text:p>0,000057787</text:p>
          </table:table-cell>
          <table:table-cell office:value-type="float" office:value="0.000061171" calcext:value-type="float">
            <text:p>0,000061171</text:p>
          </table:table-cell>
          <table:table-cell office:value-type="float" office:value="0.000056263" calcext:value-type="float">
            <text:p>0,000056263</text:p>
          </table:table-cell>
          <table:table-cell office:value-type="float" office:value="0.000040874" calcext:value-type="float">
            <text:p>0,000040874</text:p>
          </table:table-cell>
          <table:table-cell office:value-type="float" office:value="0.000040782" calcext:value-type="float">
            <text:p>0,000040782</text:p>
          </table:table-cell>
          <table:table-cell office:value-type="float" office:value="0.000053565" calcext:value-type="float">
            <text:p>0,000053565</text:p>
          </table:table-cell>
          <table:table-cell office:value-type="float" office:value="0.00005488" calcext:value-type="float">
            <text:p>0,00005488</text:p>
          </table:table-cell>
          <table:table-cell office:value-type="float" office:value="0.000051374" calcext:value-type="float">
            <text:p>0,000051374</text:p>
          </table:table-cell>
          <table:table-cell office:value-type="float" office:value="0.000045998" calcext:value-type="float">
            <text:p>0,000045998</text:p>
          </table:table-cell>
          <table:table-cell office:value-type="float" office:value="0.000049876" calcext:value-type="float">
            <text:p>0,000049876</text:p>
          </table:table-cell>
          <table:table-cell office:value-type="float" office:value="0.000039527" calcext:value-type="float">
            <text:p>0,000039527</text:p>
          </table:table-cell>
          <table:table-cell office:value-type="float" office:value="0.00005341" calcext:value-type="float">
            <text:p>0,00005341</text:p>
          </table:table-cell>
          <table:table-cell office:value-type="float" office:value="0.000042458" calcext:value-type="float">
            <text:p>0,000042458</text:p>
          </table:table-cell>
        </table:table-row>
        <table:table-row table:style-name="ro1">
          <table:table-cell table:number-columns-repeated="10"/>
          <table:table-cell office:value-type="float" office:value="0.000057891" calcext:value-type="float">
            <text:p>0,000057891</text:p>
          </table:table-cell>
          <table:table-cell office:value-type="float" office:value="0.000062054" calcext:value-type="float">
            <text:p>0,000062054</text:p>
          </table:table-cell>
          <table:table-cell table:number-columns-repeated="2"/>
          <table:table-cell office:value-type="float" office:value="0.000061305" calcext:value-type="float">
            <text:p>0,000061305</text:p>
          </table:table-cell>
          <table:table-cell office:value-type="float" office:value="0.000057418" calcext:value-type="float">
            <text:p>0,000057418</text:p>
          </table:table-cell>
          <table:table-cell office:value-type="float" office:value="0.000058185" calcext:value-type="float">
            <text:p>0,000058185</text:p>
          </table:table-cell>
          <table:table-cell office:value-type="float" office:value="0.000054374" calcext:value-type="float">
            <text:p>0,000054374</text:p>
          </table:table-cell>
          <table:table-cell office:value-type="float" office:value="0.000060962" calcext:value-type="float">
            <text:p>0,000060962</text:p>
          </table:table-cell>
          <table:table-cell office:value-type="float" office:value="0.00005897" calcext:value-type="float">
            <text:p>0,00005897</text:p>
          </table:table-cell>
          <table:table-cell office:value-type="float" office:value="0.000057679" calcext:value-type="float">
            <text:p>0,000057679</text:p>
          </table:table-cell>
          <table:table-cell office:value-type="float" office:value="0.000056182" calcext:value-type="float">
            <text:p>0,000056182</text:p>
          </table:table-cell>
          <table:table-cell office:value-type="float" office:value="0.000058941" calcext:value-type="float">
            <text:p>0,000058941</text:p>
          </table:table-cell>
          <table:table-cell office:value-type="float" office:value="0.000057228" calcext:value-type="float">
            <text:p>0,000057228</text:p>
          </table:table-cell>
          <table:table-cell office:value-type="float" office:value="0.000037156" calcext:value-type="float">
            <text:p>0,000037156</text:p>
          </table:table-cell>
          <table:table-cell office:value-type="float" office:value="0.000049552" calcext:value-type="float">
            <text:p>0,000049552</text:p>
          </table:table-cell>
          <table:table-cell office:value-type="float" office:value="0.000054032" calcext:value-type="float">
            <text:p>0,000054032</text:p>
          </table:table-cell>
          <table:table-cell office:value-type="float" office:value="0.000041984" calcext:value-type="float">
            <text:p>0,000041984</text:p>
          </table:table-cell>
          <table:table-cell office:value-type="float" office:value="0.000049945" calcext:value-type="float">
            <text:p>0,000049945</text:p>
          </table:table-cell>
          <table:table-cell office:value-type="float" office:value="0.000049798" calcext:value-type="float">
            <text:p>0,000049798</text:p>
          </table:table-cell>
          <table:table-cell office:value-type="float" office:value="0.000053111" calcext:value-type="float">
            <text:p>0,000053111</text:p>
          </table:table-cell>
          <table:table-cell office:value-type="float" office:value="0.000052476" calcext:value-type="float">
            <text:p>0,000052476</text:p>
          </table:table-cell>
          <table:table-cell office:value-type="float" office:value="0.000053979" calcext:value-type="float">
            <text:p>0,000053979</text:p>
          </table:table-cell>
          <table:table-cell office:value-type="float" office:value="0.000050603" calcext:value-type="float">
            <text:p>0,000050603</text:p>
          </table:table-cell>
        </table:table-row>
        <table:table-row table:style-name="ro1">
          <table:table-cell table:number-columns-repeated="10"/>
          <table:table-cell office:value-type="float" office:value="0.00005879" calcext:value-type="float">
            <text:p>0,00005879</text:p>
          </table:table-cell>
          <table:table-cell office:value-type="float" office:value="0.000060004" calcext:value-type="float">
            <text:p>0,000060004</text:p>
          </table:table-cell>
          <table:table-cell table:number-columns-repeated="2"/>
          <table:table-cell office:value-type="float" office:value="0.00006143" calcext:value-type="float">
            <text:p>0,00006143</text:p>
          </table:table-cell>
          <table:table-cell office:value-type="float" office:value="0.000066123" calcext:value-type="float">
            <text:p>0,000066123</text:p>
          </table:table-cell>
          <table:table-cell office:value-type="float" office:value="0.000059539" calcext:value-type="float">
            <text:p>0,000059539</text:p>
          </table:table-cell>
          <table:table-cell office:value-type="float" office:value="0.000054955" calcext:value-type="float">
            <text:p>0,000054955</text:p>
          </table:table-cell>
          <table:table-cell office:value-type="float" office:value="0.000056163" calcext:value-type="float">
            <text:p>0,000056163</text:p>
          </table:table-cell>
          <table:table-cell office:value-type="float" office:value="0.00006264" calcext:value-type="float">
            <text:p>0,00006264</text:p>
          </table:table-cell>
          <table:table-cell office:value-type="float" office:value="0.000060485" calcext:value-type="float">
            <text:p>0,000060485</text:p>
          </table:table-cell>
          <table:table-cell office:value-type="float" office:value="0.000061729" calcext:value-type="float">
            <text:p>0,000061729</text:p>
          </table:table-cell>
          <table:table-cell office:value-type="float" office:value="0.000073911" calcext:value-type="float">
            <text:p>0,000073911</text:p>
          </table:table-cell>
          <table:table-cell office:value-type="float" office:value="0.000056833" calcext:value-type="float">
            <text:p>0,000056833</text:p>
          </table:table-cell>
          <table:table-cell office:value-type="float" office:value="0.000037135" calcext:value-type="float">
            <text:p>0,000037135</text:p>
          </table:table-cell>
          <table:table-cell office:value-type="float" office:value="0.000047861" calcext:value-type="float">
            <text:p>0,000047861</text:p>
          </table:table-cell>
          <table:table-cell office:value-type="float" office:value="0.000056914" calcext:value-type="float">
            <text:p>0,000056914</text:p>
          </table:table-cell>
          <table:table-cell office:value-type="float" office:value="0.000075099" calcext:value-type="float">
            <text:p>0,000075099</text:p>
          </table:table-cell>
          <table:table-cell office:value-type="float" office:value="0.000069319" calcext:value-type="float">
            <text:p>0,000069319</text:p>
          </table:table-cell>
          <table:table-cell office:value-type="float" office:value="0.000062732" calcext:value-type="float">
            <text:p>0,000062732</text:p>
          </table:table-cell>
          <table:table-cell office:value-type="float" office:value="0.00006281" calcext:value-type="float">
            <text:p>0,00006281</text:p>
          </table:table-cell>
          <table:table-cell office:value-type="float" office:value="0.000073964" calcext:value-type="float">
            <text:p>0,000073964</text:p>
          </table:table-cell>
          <table:table-cell office:value-type="float" office:value="0.000085672" calcext:value-type="float">
            <text:p>0,000085672</text:p>
          </table:table-cell>
          <table:table-cell office:value-type="float" office:value="0.000066914" calcext:value-type="float">
            <text:p>0,000066914</text:p>
          </table:table-cell>
        </table:table-row>
        <table:table-row table:style-name="ro1">
          <table:table-cell table:number-columns-repeated="10"/>
          <table:table-cell office:value-type="float" office:value="0.000063147" calcext:value-type="float">
            <text:p>0,000063147</text:p>
          </table:table-cell>
          <table:table-cell office:value-type="float" office:value="0.00006381" calcext:value-type="float">
            <text:p>0,00006381</text:p>
          </table:table-cell>
          <table:table-cell table:number-columns-repeated="2"/>
          <table:table-cell office:value-type="float" office:value="0.000095518" calcext:value-type="float">
            <text:p>0,000095518</text:p>
          </table:table-cell>
          <table:table-cell office:value-type="float" office:value="0.000075903" calcext:value-type="float">
            <text:p>0,000075903</text:p>
          </table:table-cell>
          <table:table-cell office:value-type="float" office:value="0.00006318" calcext:value-type="float">
            <text:p>0,00006318</text:p>
          </table:table-cell>
          <table:table-cell office:value-type="float" office:value="0.000061489" calcext:value-type="float">
            <text:p>0,000061489</text:p>
          </table:table-cell>
          <table:table-cell office:value-type="float" office:value="0.000062892" calcext:value-type="float">
            <text:p>0,000062892</text:p>
          </table:table-cell>
          <table:table-cell office:value-type="float" office:value="0.000056339" calcext:value-type="float">
            <text:p>0,000056339</text:p>
          </table:table-cell>
          <table:table-cell office:value-type="float" office:value="0.000063632" calcext:value-type="float">
            <text:p>0,000063632</text:p>
          </table:table-cell>
          <table:table-cell office:value-type="float" office:value="0.000062867" calcext:value-type="float">
            <text:p>0,000062867</text:p>
          </table:table-cell>
          <table:table-cell office:value-type="float" office:value="0.000061722" calcext:value-type="float">
            <text:p>0,000061722</text:p>
          </table:table-cell>
          <table:table-cell office:value-type="float" office:value="0.000058608" calcext:value-type="float">
            <text:p>0,000058608</text:p>
          </table:table-cell>
          <table:table-cell office:value-type="float" office:value="0.000059921" calcext:value-type="float">
            <text:p>0,000059921</text:p>
          </table:table-cell>
          <table:table-cell office:value-type="float" office:value="0.000062642" calcext:value-type="float">
            <text:p>0,000062642</text:p>
          </table:table-cell>
          <table:table-cell office:value-type="float" office:value="0.000075475" calcext:value-type="float">
            <text:p>0,000075475</text:p>
          </table:table-cell>
          <table:table-cell office:value-type="float" office:value="0.0000753" calcext:value-type="float">
            <text:p>0,0000753</text:p>
          </table:table-cell>
          <table:table-cell office:value-type="float" office:value="0.000040279" calcext:value-type="float">
            <text:p>0,000040279</text:p>
          </table:table-cell>
          <table:table-cell office:value-type="float" office:value="0.000041946" calcext:value-type="float">
            <text:p>0,000041946</text:p>
          </table:table-cell>
          <table:table-cell office:value-type="float" office:value="0.000041896" calcext:value-type="float">
            <text:p>0,000041896</text:p>
          </table:table-cell>
          <table:table-cell office:value-type="float" office:value="0.000039156" calcext:value-type="float">
            <text:p>0,000039156</text:p>
          </table:table-cell>
          <table:table-cell office:value-type="float" office:value="0.000044684" calcext:value-type="float">
            <text:p>0,000044684</text:p>
          </table:table-cell>
          <table:table-cell office:value-type="float" office:value="0.000044565" calcext:value-type="float">
            <text:p>0,000044565</text:p>
          </table:table-cell>
        </table:table-row>
        <table:table-row table:style-name="ro1">
          <table:table-cell table:number-columns-repeated="10"/>
          <table:table-cell office:value-type="float" office:value="0.000061665" calcext:value-type="float">
            <text:p>0,000061665</text:p>
          </table:table-cell>
          <table:table-cell office:value-type="float" office:value="0.000076805" calcext:value-type="float">
            <text:p>0,000076805</text:p>
          </table:table-cell>
          <table:table-cell table:number-columns-repeated="2"/>
          <table:table-cell office:value-type="float" office:value="0.000058089" calcext:value-type="float">
            <text:p>0,000058089</text:p>
          </table:table-cell>
          <table:table-cell office:value-type="float" office:value="0.000060053" calcext:value-type="float">
            <text:p>0,000060053</text:p>
          </table:table-cell>
          <table:table-cell office:value-type="float" office:value="0.000060275" calcext:value-type="float">
            <text:p>0,000060275</text:p>
          </table:table-cell>
          <table:table-cell office:value-type="float" office:value="0.000062766" calcext:value-type="float">
            <text:p>0,000062766</text:p>
          </table:table-cell>
          <table:table-cell office:value-type="float" office:value="0.000062604" calcext:value-type="float">
            <text:p>0,000062604</text:p>
          </table:table-cell>
          <table:table-cell office:value-type="float" office:value="0.000068472" calcext:value-type="float">
            <text:p>0,000068472</text:p>
          </table:table-cell>
          <table:table-cell office:value-type="float" office:value="0.000064119" calcext:value-type="float">
            <text:p>0,000064119</text:p>
          </table:table-cell>
          <table:table-cell office:value-type="float" office:value="0.000043621" calcext:value-type="float">
            <text:p>0,000043621</text:p>
          </table:table-cell>
          <table:table-cell office:value-type="float" office:value="0.000059994" calcext:value-type="float">
            <text:p>0,000059994</text:p>
          </table:table-cell>
          <table:table-cell office:value-type="float" office:value="0.000066772" calcext:value-type="float">
            <text:p>0,000066772</text:p>
          </table:table-cell>
          <table:table-cell office:value-type="float" office:value="0.000052702" calcext:value-type="float">
            <text:p>0,000052702</text:p>
          </table:table-cell>
          <table:table-cell office:value-type="float" office:value="0.000056651" calcext:value-type="float">
            <text:p>0,000056651</text:p>
          </table:table-cell>
          <table:table-cell office:value-type="float" office:value="0.000052827" calcext:value-type="float">
            <text:p>0,000052827</text:p>
          </table:table-cell>
          <table:table-cell office:value-type="float" office:value="0.000039294" calcext:value-type="float">
            <text:p>0,000039294</text:p>
          </table:table-cell>
          <table:table-cell office:value-type="float" office:value="0.000040393" calcext:value-type="float">
            <text:p>0,000040393</text:p>
          </table:table-cell>
          <table:table-cell office:value-type="float" office:value="0.000040451" calcext:value-type="float">
            <text:p>0,000040451</text:p>
          </table:table-cell>
          <table:table-cell office:value-type="float" office:value="0.000045487" calcext:value-type="float">
            <text:p>0,000045487</text:p>
          </table:table-cell>
          <table:table-cell office:value-type="float" office:value="0.000050623" calcext:value-type="float">
            <text:p>0,000050623</text:p>
          </table:table-cell>
          <table:table-cell office:value-type="float" office:value="0.00005827" calcext:value-type="float">
            <text:p>0,00005827</text:p>
          </table:table-cell>
          <table:table-cell office:value-type="float" office:value="0.000055363" calcext:value-type="float">
            <text:p>0,000055363</text:p>
          </table:table-cell>
        </table:table-row>
        <table:table-row table:style-name="ro1">
          <table:table-cell table:number-columns-repeated="10"/>
          <table:table-cell office:value-type="float" office:value="0.000056386" calcext:value-type="float">
            <text:p>0,000056386</text:p>
          </table:table-cell>
          <table:table-cell office:value-type="float" office:value="0.000060462" calcext:value-type="float">
            <text:p>0,000060462</text:p>
          </table:table-cell>
          <table:table-cell table:number-columns-repeated="2"/>
          <table:table-cell office:value-type="float" office:value="0.000058547" calcext:value-type="float">
            <text:p>0,000058547</text:p>
          </table:table-cell>
          <table:table-cell office:value-type="float" office:value="0.000061207" calcext:value-type="float">
            <text:p>0,000061207</text:p>
          </table:table-cell>
          <table:table-cell office:value-type="float" office:value="0.000062565" calcext:value-type="float">
            <text:p>0,000062565</text:p>
          </table:table-cell>
          <table:table-cell office:value-type="float" office:value="0.00005857" calcext:value-type="float">
            <text:p>0,00005857</text:p>
          </table:table-cell>
          <table:table-cell office:value-type="float" office:value="0.000062932" calcext:value-type="float">
            <text:p>0,000062932</text:p>
          </table:table-cell>
          <table:table-cell office:value-type="float" office:value="0.000056796" calcext:value-type="float">
            <text:p>0,000056796</text:p>
          </table:table-cell>
          <table:table-cell office:value-type="float" office:value="0.000058928" calcext:value-type="float">
            <text:p>0,000058928</text:p>
          </table:table-cell>
          <table:table-cell office:value-type="float" office:value="0.000057714" calcext:value-type="float">
            <text:p>0,000057714</text:p>
          </table:table-cell>
          <table:table-cell office:value-type="float" office:value="0.000065607" calcext:value-type="float">
            <text:p>0,000065607</text:p>
          </table:table-cell>
          <table:table-cell office:value-type="float" office:value="0.000063416" calcext:value-type="float">
            <text:p>0,000063416</text:p>
          </table:table-cell>
          <table:table-cell office:value-type="float" office:value="0.00005175" calcext:value-type="float">
            <text:p>0,00005175</text:p>
          </table:table-cell>
          <table:table-cell office:value-type="float" office:value="0.000054273" calcext:value-type="float">
            <text:p>0,000054273</text:p>
          </table:table-cell>
          <table:table-cell office:value-type="float" office:value="0.000078264" calcext:value-type="float">
            <text:p>0,000078264</text:p>
          </table:table-cell>
          <table:table-cell office:value-type="float" office:value="0.000052872" calcext:value-type="float">
            <text:p>0,000052872</text:p>
          </table:table-cell>
          <table:table-cell office:value-type="float" office:value="0.000044392" calcext:value-type="float">
            <text:p>0,000044392</text:p>
          </table:table-cell>
          <table:table-cell office:value-type="float" office:value="0.000058413" calcext:value-type="float">
            <text:p>0,000058413</text:p>
          </table:table-cell>
          <table:table-cell office:value-type="float" office:value="0.000049557" calcext:value-type="float">
            <text:p>0,000049557</text:p>
          </table:table-cell>
          <table:table-cell office:value-type="float" office:value="0.000053707" calcext:value-type="float">
            <text:p>0,000053707</text:p>
          </table:table-cell>
          <table:table-cell office:value-type="float" office:value="0.000052263" calcext:value-type="float">
            <text:p>0,000052263</text:p>
          </table:table-cell>
          <table:table-cell office:value-type="float" office:value="0.000062638" calcext:value-type="float">
            <text:p>0,000062638</text:p>
          </table:table-cell>
        </table:table-row>
        <table:table-row table:style-name="ro1">
          <table:table-cell table:number-columns-repeated="10"/>
          <table:table-cell office:value-type="float" office:value="0.000057727" calcext:value-type="float">
            <text:p>0,000057727</text:p>
          </table:table-cell>
          <table:table-cell office:value-type="float" office:value="0.000061345" calcext:value-type="float">
            <text:p>0,000061345</text:p>
          </table:table-cell>
          <table:table-cell table:number-columns-repeated="2"/>
          <table:table-cell office:value-type="float" office:value="0.000055768" calcext:value-type="float">
            <text:p>0,000055768</text:p>
          </table:table-cell>
          <table:table-cell office:value-type="float" office:value="0.000060417" calcext:value-type="float">
            <text:p>0,000060417</text:p>
          </table:table-cell>
          <table:table-cell office:value-type="float" office:value="0.000062845" calcext:value-type="float">
            <text:p>0,000062845</text:p>
          </table:table-cell>
          <table:table-cell office:value-type="float" office:value="0.000078632" calcext:value-type="float">
            <text:p>0,000078632</text:p>
          </table:table-cell>
          <table:table-cell office:value-type="float" office:value="0.000060817" calcext:value-type="float">
            <text:p>0,000060817</text:p>
          </table:table-cell>
          <table:table-cell office:value-type="float" office:value="0.000062528" calcext:value-type="float">
            <text:p>0,000062528</text:p>
          </table:table-cell>
          <table:table-cell office:value-type="float" office:value="0.00005708" calcext:value-type="float">
            <text:p>0,00005708</text:p>
          </table:table-cell>
          <table:table-cell office:value-type="float" office:value="0.000056325" calcext:value-type="float">
            <text:p>0,000056325</text:p>
          </table:table-cell>
          <table:table-cell office:value-type="float" office:value="0.000065801" calcext:value-type="float">
            <text:p>0,000065801</text:p>
          </table:table-cell>
          <table:table-cell office:value-type="float" office:value="0.000061909" calcext:value-type="float">
            <text:p>0,000061909</text:p>
          </table:table-cell>
          <table:table-cell office:value-type="float" office:value="0.000062357" calcext:value-type="float">
            <text:p>0,000062357</text:p>
          </table:table-cell>
          <table:table-cell office:value-type="float" office:value="0.000044154" calcext:value-type="float">
            <text:p>0,000044154</text:p>
          </table:table-cell>
          <table:table-cell office:value-type="float" office:value="0.000060873" calcext:value-type="float">
            <text:p>0,000060873</text:p>
          </table:table-cell>
          <table:table-cell office:value-type="float" office:value="0.000067317" calcext:value-type="float">
            <text:p>0,000067317</text:p>
          </table:table-cell>
          <table:table-cell office:value-type="float" office:value="0.000061776" calcext:value-type="float">
            <text:p>0,000061776</text:p>
          </table:table-cell>
          <table:table-cell office:value-type="float" office:value="0.000083753" calcext:value-type="float">
            <text:p>0,000083753</text:p>
          </table:table-cell>
          <table:table-cell office:value-type="float" office:value="0.000064838" calcext:value-type="float">
            <text:p>0,000064838</text:p>
          </table:table-cell>
          <table:table-cell office:value-type="float" office:value="0.000065418" calcext:value-type="float">
            <text:p>0,000065418</text:p>
          </table:table-cell>
          <table:table-cell office:value-type="float" office:value="0.000060118" calcext:value-type="float">
            <text:p>0,000060118</text:p>
          </table:table-cell>
          <table:table-cell office:value-type="float" office:value="0.000066587" calcext:value-type="float">
            <text:p>0,000066587</text:p>
          </table:table-cell>
        </table:table-row>
        <table:table-row table:style-name="ro1">
          <table:table-cell table:number-columns-repeated="10"/>
          <table:table-cell office:value-type="float" office:value="0.000061049" calcext:value-type="float">
            <text:p>0,000061049</text:p>
          </table:table-cell>
          <table:table-cell office:value-type="float" office:value="0.000062695" calcext:value-type="float">
            <text:p>0,000062695</text:p>
          </table:table-cell>
          <table:table-cell table:number-columns-repeated="2"/>
          <table:table-cell office:value-type="float" office:value="0.000054837" calcext:value-type="float">
            <text:p>0,000054837</text:p>
          </table:table-cell>
          <table:table-cell office:value-type="float" office:value="0.000066123" calcext:value-type="float">
            <text:p>0,000066123</text:p>
          </table:table-cell>
          <table:table-cell office:value-type="float" office:value="0.000080708" calcext:value-type="float">
            <text:p>0,000080708</text:p>
          </table:table-cell>
          <table:table-cell office:value-type="float" office:value="0.000080678" calcext:value-type="float">
            <text:p>0,000080678</text:p>
          </table:table-cell>
          <table:table-cell office:value-type="float" office:value="0.000061478" calcext:value-type="float">
            <text:p>0,000061478</text:p>
          </table:table-cell>
          <table:table-cell office:value-type="float" office:value="0.000062527" calcext:value-type="float">
            <text:p>0,000062527</text:p>
          </table:table-cell>
          <table:table-cell office:value-type="float" office:value="0.000062984" calcext:value-type="float">
            <text:p>0,000062984</text:p>
          </table:table-cell>
          <table:table-cell office:value-type="float" office:value="0.000060733" calcext:value-type="float">
            <text:p>0,000060733</text:p>
          </table:table-cell>
          <table:table-cell office:value-type="float" office:value="0.000061672" calcext:value-type="float">
            <text:p>0,000061672</text:p>
          </table:table-cell>
          <table:table-cell office:value-type="float" office:value="0.000062585" calcext:value-type="float">
            <text:p>0,000062585</text:p>
          </table:table-cell>
          <table:table-cell office:value-type="float" office:value="0.000056819" calcext:value-type="float">
            <text:p>0,000056819</text:p>
          </table:table-cell>
          <table:table-cell office:value-type="float" office:value="0.000057549" calcext:value-type="float">
            <text:p>0,000057549</text:p>
          </table:table-cell>
          <table:table-cell office:value-type="float" office:value="0.000046078" calcext:value-type="float">
            <text:p>0,000046078</text:p>
          </table:table-cell>
          <table:table-cell office:value-type="float" office:value="0.000040573" calcext:value-type="float">
            <text:p>0,000040573</text:p>
          </table:table-cell>
          <table:table-cell office:value-type="float" office:value="0.000053644" calcext:value-type="float">
            <text:p>0,000053644</text:p>
          </table:table-cell>
          <table:table-cell office:value-type="float" office:value="0.000106391" calcext:value-type="float">
            <text:p>0,000106391</text:p>
          </table:table-cell>
          <table:table-cell office:value-type="float" office:value="0.000050841" calcext:value-type="float">
            <text:p>0,000050841</text:p>
          </table:table-cell>
          <table:table-cell office:value-type="float" office:value="0.000054183" calcext:value-type="float">
            <text:p>0,000054183</text:p>
          </table:table-cell>
          <table:table-cell office:value-type="float" office:value="0.000047284" calcext:value-type="float">
            <text:p>0,000047284</text:p>
          </table:table-cell>
          <table:table-cell office:value-type="float" office:value="0.000041512" calcext:value-type="float">
            <text:p>0,000041512</text:p>
          </table:table-cell>
        </table:table-row>
        <table:table-row table:style-name="ro1">
          <table:table-cell table:number-columns-repeated="10"/>
          <table:table-cell office:value-type="float" office:value="0.000059033" calcext:value-type="float">
            <text:p>0,000059033</text:p>
          </table:table-cell>
          <table:table-cell office:value-type="float" office:value="0.000063966" calcext:value-type="float">
            <text:p>0,000063966</text:p>
          </table:table-cell>
          <table:table-cell table:number-columns-repeated="2"/>
          <table:table-cell office:value-type="float" office:value="0.000057639" calcext:value-type="float">
            <text:p>0,000057639</text:p>
          </table:table-cell>
          <table:table-cell office:value-type="float" office:value="0.000061302" calcext:value-type="float">
            <text:p>0,000061302</text:p>
          </table:table-cell>
          <table:table-cell office:value-type="float" office:value="0.000067493" calcext:value-type="float">
            <text:p>0,000067493</text:p>
          </table:table-cell>
          <table:table-cell office:value-type="float" office:value="0.00006157" calcext:value-type="float">
            <text:p>0,00006157</text:p>
          </table:table-cell>
          <table:table-cell office:value-type="float" office:value="0.000066639" calcext:value-type="float">
            <text:p>0,000066639</text:p>
          </table:table-cell>
          <table:table-cell office:value-type="float" office:value="0.000060882" calcext:value-type="float">
            <text:p>0,000060882</text:p>
          </table:table-cell>
          <table:table-cell office:value-type="float" office:value="0.000062907" calcext:value-type="float">
            <text:p>0,000062907</text:p>
          </table:table-cell>
          <table:table-cell office:value-type="float" office:value="0.00005738" calcext:value-type="float">
            <text:p>0,00005738</text:p>
          </table:table-cell>
          <table:table-cell office:value-type="float" office:value="0.000065024" calcext:value-type="float">
            <text:p>0,000065024</text:p>
          </table:table-cell>
          <table:table-cell office:value-type="float" office:value="0.00005806" calcext:value-type="float">
            <text:p>0,00005806</text:p>
          </table:table-cell>
          <table:table-cell office:value-type="float" office:value="0.000071806" calcext:value-type="float">
            <text:p>0,000071806</text:p>
          </table:table-cell>
          <table:table-cell office:value-type="float" office:value="0.000039494" calcext:value-type="float">
            <text:p>0,000039494</text:p>
          </table:table-cell>
          <table:table-cell office:value-type="float" office:value="0.000039173" calcext:value-type="float">
            <text:p>0,000039173</text:p>
          </table:table-cell>
          <table:table-cell office:value-type="float" office:value="0.00005885" calcext:value-type="float">
            <text:p>0,00005885</text:p>
          </table:table-cell>
          <table:table-cell office:value-type="float" office:value="0.000055968" calcext:value-type="float">
            <text:p>0,000055968</text:p>
          </table:table-cell>
          <table:table-cell office:value-type="float" office:value="0.000055451" calcext:value-type="float">
            <text:p>0,000055451</text:p>
          </table:table-cell>
          <table:table-cell office:value-type="float" office:value="0.000044304" calcext:value-type="float">
            <text:p>0,000044304</text:p>
          </table:table-cell>
          <table:table-cell office:value-type="float" office:value="0.000037498" calcext:value-type="float">
            <text:p>0,000037498</text:p>
          </table:table-cell>
          <table:table-cell office:value-type="float" office:value="0.000051768" calcext:value-type="float">
            <text:p>0,000051768</text:p>
          </table:table-cell>
          <table:table-cell office:value-type="float" office:value="0.000047156" calcext:value-type="float">
            <text:p>0,000047156</text:p>
          </table:table-cell>
        </table:table-row>
        <table:table-row table:style-name="ro1">
          <table:table-cell table:number-columns-repeated="10"/>
          <table:table-cell office:value-type="float" office:value="0.000056939" calcext:value-type="float">
            <text:p>0,000056939</text:p>
          </table:table-cell>
          <table:table-cell office:value-type="float" office:value="0.000057035" calcext:value-type="float">
            <text:p>0,000057035</text:p>
          </table:table-cell>
          <table:table-cell table:number-columns-repeated="2"/>
          <table:table-cell office:value-type="float" office:value="0.000063388" calcext:value-type="float">
            <text:p>0,000063388</text:p>
          </table:table-cell>
          <table:table-cell office:value-type="float" office:value="0.000063762" calcext:value-type="float">
            <text:p>0,000063762</text:p>
          </table:table-cell>
          <table:table-cell office:value-type="float" office:value="0.000057731" calcext:value-type="float">
            <text:p>0,000057731</text:p>
          </table:table-cell>
          <table:table-cell office:value-type="float" office:value="0.000056196" calcext:value-type="float">
            <text:p>0,000056196</text:p>
          </table:table-cell>
          <table:table-cell office:value-type="float" office:value="0.000061388" calcext:value-type="float">
            <text:p>0,000061388</text:p>
          </table:table-cell>
          <table:table-cell office:value-type="float" office:value="0.000061158" calcext:value-type="float">
            <text:p>0,000061158</text:p>
          </table:table-cell>
          <table:table-cell office:value-type="float" office:value="0.000063571" calcext:value-type="float">
            <text:p>0,000063571</text:p>
          </table:table-cell>
          <table:table-cell office:value-type="float" office:value="0.000064754" calcext:value-type="float">
            <text:p>0,000064754</text:p>
          </table:table-cell>
          <table:table-cell office:value-type="float" office:value="0.00006572" calcext:value-type="float">
            <text:p>0,00006572</text:p>
          </table:table-cell>
          <table:table-cell office:value-type="float" office:value="0.000063925" calcext:value-type="float">
            <text:p>0,000063925</text:p>
          </table:table-cell>
          <table:table-cell office:value-type="float" office:value="0.000051934" calcext:value-type="float">
            <text:p>0,000051934</text:p>
          </table:table-cell>
          <table:table-cell office:value-type="float" office:value="0.00006093" calcext:value-type="float">
            <text:p>0,00006093</text:p>
          </table:table-cell>
          <table:table-cell office:value-type="float" office:value="0.000059016" calcext:value-type="float">
            <text:p>0,000059016</text:p>
          </table:table-cell>
          <table:table-cell office:value-type="float" office:value="0.000047188" calcext:value-type="float">
            <text:p>0,000047188</text:p>
          </table:table-cell>
          <table:table-cell office:value-type="float" office:value="0.000043657" calcext:value-type="float">
            <text:p>0,000043657</text:p>
          </table:table-cell>
          <table:table-cell office:value-type="float" office:value="0.000044805" calcext:value-type="float">
            <text:p>0,000044805</text:p>
          </table:table-cell>
          <table:table-cell office:value-type="float" office:value="0.000052629" calcext:value-type="float">
            <text:p>0,000052629</text:p>
          </table:table-cell>
          <table:table-cell office:value-type="float" office:value="0.000091595" calcext:value-type="float">
            <text:p>0,000091595</text:p>
          </table:table-cell>
          <table:table-cell office:value-type="float" office:value="0.000055682" calcext:value-type="float">
            <text:p>0,000055682</text:p>
          </table:table-cell>
          <table:table-cell office:value-type="float" office:value="0.00005967" calcext:value-type="float">
            <text:p>0,00005967</text:p>
          </table:table-cell>
        </table:table-row>
        <table:table-row table:style-name="ro1">
          <table:table-cell table:number-columns-repeated="10"/>
          <table:table-cell office:value-type="float" office:value="0.000054012" calcext:value-type="float">
            <text:p>0,000054012</text:p>
          </table:table-cell>
          <table:table-cell office:value-type="float" office:value="0.000062521" calcext:value-type="float">
            <text:p>0,000062521</text:p>
          </table:table-cell>
          <table:table-cell table:number-columns-repeated="2"/>
          <table:table-cell office:value-type="float" office:value="0.000072451" calcext:value-type="float">
            <text:p>0,000072451</text:p>
          </table:table-cell>
          <table:table-cell office:value-type="float" office:value="0.000061354" calcext:value-type="float">
            <text:p>0,000061354</text:p>
          </table:table-cell>
          <table:table-cell office:value-type="float" office:value="0.000057355" calcext:value-type="float">
            <text:p>0,000057355</text:p>
          </table:table-cell>
          <table:table-cell office:value-type="float" office:value="0.000061019" calcext:value-type="float">
            <text:p>0,000061019</text:p>
          </table:table-cell>
          <table:table-cell office:value-type="float" office:value="0.000059103" calcext:value-type="float">
            <text:p>0,000059103</text:p>
          </table:table-cell>
          <table:table-cell office:value-type="float" office:value="0.00006134" calcext:value-type="float">
            <text:p>0,00006134</text:p>
          </table:table-cell>
          <table:table-cell office:value-type="float" office:value="0.000061469" calcext:value-type="float">
            <text:p>0,000061469</text:p>
          </table:table-cell>
          <table:table-cell office:value-type="float" office:value="0.00006462" calcext:value-type="float">
            <text:p>0,00006462</text:p>
          </table:table-cell>
          <table:table-cell office:value-type="float" office:value="0.000058699" calcext:value-type="float">
            <text:p>0,000058699</text:p>
          </table:table-cell>
          <table:table-cell office:value-type="float" office:value="0.000060702" calcext:value-type="float">
            <text:p>0,000060702</text:p>
          </table:table-cell>
          <table:table-cell office:value-type="float" office:value="0.00005431" calcext:value-type="float">
            <text:p>0,0000543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42571" calcext:value-type="float">
            <text:p>0,000042571</text:p>
          </table:table-cell>
          <table:table-cell office:value-type="float" office:value="0.000039961" calcext:value-type="float">
            <text:p>0,000039961</text:p>
          </table:table-cell>
          <table:table-cell office:value-type="float" office:value="0.00005623" calcext:value-type="float">
            <text:p>0,00005623</text:p>
          </table:table-cell>
          <table:table-cell office:value-type="float" office:value="0.000037064" calcext:value-type="float">
            <text:p>0,000037064</text:p>
          </table:table-cell>
          <table:table-cell office:value-type="float" office:value="0.000052614" calcext:value-type="float">
            <text:p>0,000052614</text:p>
          </table:table-cell>
          <table:table-cell office:value-type="float" office:value="0.000104207" calcext:value-type="float">
            <text:p>0,000104207</text:p>
          </table:table-cell>
          <table:table-cell office:value-type="float" office:value="0.0000355" calcext:value-type="float">
            <text:p>0,0000355</text:p>
          </table:table-cell>
          <table:table-cell office:value-type="float" office:value="0.000042524" calcext:value-type="float">
            <text:p>0,000042524</text:p>
          </table:table-cell>
        </table:table-row>
        <table:table-row table:style-name="ro1">
          <table:table-cell table:number-columns-repeated="10"/>
          <table:table-cell office:value-type="float" office:value="0.000072529" calcext:value-type="float">
            <text:p>0,000072529</text:p>
          </table:table-cell>
          <table:table-cell office:value-type="float" office:value="0.000059442" calcext:value-type="float">
            <text:p>0,000059442</text:p>
          </table:table-cell>
          <table:table-cell table:number-columns-repeated="2"/>
          <table:table-cell office:value-type="float" office:value="0.000057704" calcext:value-type="float">
            <text:p>0,000057704</text:p>
          </table:table-cell>
          <table:table-cell office:value-type="float" office:value="0.000062812" calcext:value-type="float">
            <text:p>0,000062812</text:p>
          </table:table-cell>
          <table:table-cell office:value-type="float" office:value="0.000061378" calcext:value-type="float">
            <text:p>0,000061378</text:p>
          </table:table-cell>
          <table:table-cell office:value-type="float" office:value="0.000061548" calcext:value-type="float">
            <text:p>0,000061548</text:p>
          </table:table-cell>
          <table:table-cell office:value-type="float" office:value="0.000057492" calcext:value-type="float">
            <text:p>0,000057492</text:p>
          </table:table-cell>
          <table:table-cell office:value-type="float" office:value="0.000063485" calcext:value-type="float">
            <text:p>0,000063485</text:p>
          </table:table-cell>
          <table:table-cell office:value-type="float" office:value="0.000057506" calcext:value-type="float">
            <text:p>0,000057506</text:p>
          </table:table-cell>
          <table:table-cell office:value-type="float" office:value="0.000061364" calcext:value-type="float">
            <text:p>0,000061364</text:p>
          </table:table-cell>
          <table:table-cell office:value-type="float" office:value="0.000061433" calcext:value-type="float">
            <text:p>0,000061433</text:p>
          </table:table-cell>
          <table:table-cell office:value-type="float" office:value="0.000073368" calcext:value-type="float">
            <text:p>0,000073368</text:p>
          </table:table-cell>
          <table:table-cell office:value-type="float" office:value="0.000052406" calcext:value-type="float">
            <text:p>0,000052406</text:p>
          </table:table-cell>
          <table:table-cell office:value-type="float" office:value="0.000052651" calcext:value-type="float">
            <text:p>0,000052651</text:p>
          </table:table-cell>
          <table:table-cell office:value-type="float" office:value="0.00004362" calcext:value-type="float">
            <text:p>0,00004362</text:p>
          </table:table-cell>
          <table:table-cell office:value-type="float" office:value="0.000055941" calcext:value-type="float">
            <text:p>0,000055941</text:p>
          </table:table-cell>
          <table:table-cell office:value-type="float" office:value="0.000038935" calcext:value-type="float">
            <text:p>0,000038935</text:p>
          </table:table-cell>
          <table:table-cell office:value-type="float" office:value="0.000056685" calcext:value-type="float">
            <text:p>0,000056685</text:p>
          </table:table-cell>
          <table:table-cell office:value-type="float" office:value="0.000049391" calcext:value-type="float">
            <text:p>0,000049391</text:p>
          </table:table-cell>
          <table:table-cell office:value-type="float" office:value="0.000037088" calcext:value-type="float">
            <text:p>0,000037088</text:p>
          </table:table-cell>
          <table:table-cell office:value-type="float" office:value="0.000046884" calcext:value-type="float">
            <text:p>0,000046884</text:p>
          </table:table-cell>
          <table:table-cell office:value-type="float" office:value="0.000038641" calcext:value-type="float">
            <text:p>0,000038641</text:p>
          </table:table-cell>
        </table:table-row>
        <table:table-row table:style-name="ro1">
          <table:table-cell table:number-columns-repeated="10"/>
          <table:table-cell office:value-type="float" office:value="0.000081538" calcext:value-type="float">
            <text:p>0,000081538</text:p>
          </table:table-cell>
          <table:table-cell office:value-type="float" office:value="0.000063712" calcext:value-type="float">
            <text:p>0,000063712</text:p>
          </table:table-cell>
          <table:table-cell table:number-columns-repeated="2"/>
          <table:table-cell office:value-type="float" office:value="0.00006102" calcext:value-type="float">
            <text:p>0,00006102</text:p>
          </table:table-cell>
          <table:table-cell office:value-type="float" office:value="0.000060792" calcext:value-type="float">
            <text:p>0,000060792</text:p>
          </table:table-cell>
          <table:table-cell office:value-type="float" office:value="0.000062772" calcext:value-type="float">
            <text:p>0,000062772</text:p>
          </table:table-cell>
          <table:table-cell office:value-type="float" office:value="0.000059945" calcext:value-type="float">
            <text:p>0,000059945</text:p>
          </table:table-cell>
          <table:table-cell office:value-type="float" office:value="0.000061366" calcext:value-type="float">
            <text:p>0,000061366</text:p>
          </table:table-cell>
          <table:table-cell office:value-type="float" office:value="0.000059318" calcext:value-type="float">
            <text:p>0,000059318</text:p>
          </table:table-cell>
          <table:table-cell office:value-type="float" office:value="0.000064231" calcext:value-type="float">
            <text:p>0,000064231</text:p>
          </table:table-cell>
          <table:table-cell office:value-type="float" office:value="0.000061362" calcext:value-type="float">
            <text:p>0,000061362</text:p>
          </table:table-cell>
          <table:table-cell office:value-type="float" office:value="0.000062415" calcext:value-type="float">
            <text:p>0,000062415</text:p>
          </table:table-cell>
          <table:table-cell office:value-type="float" office:value="0.00006266" calcext:value-type="float">
            <text:p>0,00006266</text:p>
          </table:table-cell>
          <table:table-cell office:value-type="float" office:value="0.000041108" calcext:value-type="float">
            <text:p>0,000041108</text:p>
          </table:table-cell>
          <table:table-cell office:value-type="float" office:value="0.000056108" calcext:value-type="float">
            <text:p>0,000056108</text:p>
          </table:table-cell>
          <table:table-cell office:value-type="float" office:value="0.000052102" calcext:value-type="float">
            <text:p>0,000052102</text:p>
          </table:table-cell>
          <table:table-cell office:value-type="float" office:value="0.000055973" calcext:value-type="float">
            <text:p>0,000055973</text:p>
          </table:table-cell>
          <table:table-cell office:value-type="float" office:value="0.000057946" calcext:value-type="float">
            <text:p>0,000057946</text:p>
          </table:table-cell>
          <table:table-cell office:value-type="float" office:value="0.000038561" calcext:value-type="float">
            <text:p>0,000038561</text:p>
          </table:table-cell>
          <table:table-cell office:value-type="float" office:value="0.000051289" calcext:value-type="float">
            <text:p>0,000051289</text:p>
          </table:table-cell>
          <table:table-cell office:value-type="float" office:value="0.000044398" calcext:value-type="float">
            <text:p>0,000044398</text:p>
          </table:table-cell>
          <table:table-cell office:value-type="float" office:value="0.000039618" calcext:value-type="float">
            <text:p>0,000039618</text:p>
          </table:table-cell>
          <table:table-cell office:value-type="float" office:value="0.00005002" calcext:value-type="float">
            <text:p>0,00005002</text:p>
          </table:table-cell>
        </table:table-row>
        <table:table-row table:style-name="ro1">
          <table:table-cell table:number-columns-repeated="10"/>
          <table:table-cell office:value-type="float" office:value="0.000054205" calcext:value-type="float">
            <text:p>0,000054205</text:p>
          </table:table-cell>
          <table:table-cell office:value-type="float" office:value="0.000062364" calcext:value-type="float">
            <text:p>0,000062364</text:p>
          </table:table-cell>
          <table:table-cell table:number-columns-repeated="2"/>
          <table:table-cell office:value-type="float" office:value="0.00006185" calcext:value-type="float">
            <text:p>0,00006185</text:p>
          </table:table-cell>
          <table:table-cell office:value-type="float" office:value="0.000064069" calcext:value-type="float">
            <text:p>0,000064069</text:p>
          </table:table-cell>
          <table:table-cell office:value-type="float" office:value="0.000061755" calcext:value-type="float">
            <text:p>0,000061755</text:p>
          </table:table-cell>
          <table:table-cell office:value-type="float" office:value="0.000058122" calcext:value-type="float">
            <text:p>0,000058122</text:p>
          </table:table-cell>
          <table:table-cell office:value-type="float" office:value="0.000060398" calcext:value-type="float">
            <text:p>0,000060398</text:p>
          </table:table-cell>
          <table:table-cell office:value-type="float" office:value="0.00006122" calcext:value-type="float">
            <text:p>0,00006122</text:p>
          </table:table-cell>
          <table:table-cell office:value-type="float" office:value="0.000062489" calcext:value-type="float">
            <text:p>0,000062489</text:p>
          </table:table-cell>
          <table:table-cell office:value-type="float" office:value="0.000060664" calcext:value-type="float">
            <text:p>0,000060664</text:p>
          </table:table-cell>
          <table:table-cell office:value-type="float" office:value="0.000056321" calcext:value-type="float">
            <text:p>0,000056321</text:p>
          </table:table-cell>
          <table:table-cell office:value-type="float" office:value="0.000056425" calcext:value-type="float">
            <text:p>0,000056425</text:p>
          </table:table-cell>
          <table:table-cell office:value-type="float" office:value="0.000080637" calcext:value-type="float">
            <text:p>0,000080637</text:p>
          </table:table-cell>
          <table:table-cell office:value-type="float" office:value="0.00007083" calcext:value-type="float">
            <text:p>0,00007083</text:p>
          </table:table-cell>
          <table:table-cell office:value-type="float" office:value="0.000042911" calcext:value-type="float">
            <text:p>0,000042911</text:p>
          </table:table-cell>
          <table:table-cell office:value-type="float" office:value="0.000054666" calcext:value-type="float">
            <text:p>0,000054666</text:p>
          </table:table-cell>
          <table:table-cell office:value-type="float" office:value="0.000059155" calcext:value-type="float">
            <text:p>0,000059155</text:p>
          </table:table-cell>
          <table:table-cell office:value-type="float" office:value="0.000035873" calcext:value-type="float">
            <text:p>0,000035873</text:p>
          </table:table-cell>
          <table:table-cell office:value-type="float" office:value="0.000086957" calcext:value-type="float">
            <text:p>0,000086957</text:p>
          </table:table-cell>
          <table:table-cell office:value-type="float" office:value="0.000043989" calcext:value-type="float">
            <text:p>0,000043989</text:p>
          </table:table-cell>
          <table:table-cell office:value-type="float" office:value="0.000042857" calcext:value-type="float">
            <text:p>0,000042857</text:p>
          </table:table-cell>
          <table:table-cell office:value-type="float" office:value="0.000045423" calcext:value-type="float">
            <text:p>0,000045423</text:p>
          </table:table-cell>
        </table:table-row>
        <table:table-row table:style-name="ro1">
          <table:table-cell table:number-columns-repeated="10"/>
          <table:table-cell office:value-type="float" office:value="0.000056635" calcext:value-type="float">
            <text:p>0,000056635</text:p>
          </table:table-cell>
          <table:table-cell office:value-type="float" office:value="0.000063221" calcext:value-type="float">
            <text:p>0,000063221</text:p>
          </table:table-cell>
          <table:table-cell table:number-columns-repeated="2"/>
          <table:table-cell office:value-type="float" office:value="0.000063386" calcext:value-type="float">
            <text:p>0,000063386</text:p>
          </table:table-cell>
          <table:table-cell office:value-type="float" office:value="0.000062991" calcext:value-type="float">
            <text:p>0,000062991</text:p>
          </table:table-cell>
          <table:table-cell office:value-type="float" office:value="0.000061938" calcext:value-type="float">
            <text:p>0,000061938</text:p>
          </table:table-cell>
          <table:table-cell office:value-type="float" office:value="0.000083499" calcext:value-type="float">
            <text:p>0,000083499</text:p>
          </table:table-cell>
          <table:table-cell office:value-type="float" office:value="0.000057892" calcext:value-type="float">
            <text:p>0,000057892</text:p>
          </table:table-cell>
          <table:table-cell office:value-type="float" office:value="0.000058575" calcext:value-type="float">
            <text:p>0,000058575</text:p>
          </table:table-cell>
          <table:table-cell office:value-type="float" office:value="0.000058377" calcext:value-type="float">
            <text:p>0,000058377</text:p>
          </table:table-cell>
          <table:table-cell office:value-type="float" office:value="0.00006459" calcext:value-type="float">
            <text:p>0,00006459</text:p>
          </table:table-cell>
          <table:table-cell office:value-type="float" office:value="0.000061901" calcext:value-type="float">
            <text:p>0,000061901</text:p>
          </table:table-cell>
          <table:table-cell office:value-type="float" office:value="0.000057743" calcext:value-type="float">
            <text:p>0,000057743</text:p>
          </table:table-cell>
          <table:table-cell office:value-type="float" office:value="0.000053738" calcext:value-type="float">
            <text:p>0,000053738</text:p>
          </table:table-cell>
          <table:table-cell office:value-type="float" office:value="0.000039974" calcext:value-type="float">
            <text:p>0,000039974</text:p>
          </table:table-cell>
          <table:table-cell office:value-type="float" office:value="0.00005228" calcext:value-type="float">
            <text:p>0,00005228</text:p>
          </table:table-cell>
          <table:table-cell office:value-type="float" office:value="0.000041722" calcext:value-type="float">
            <text:p>0,000041722</text:p>
          </table:table-cell>
          <table:table-cell office:value-type="float" office:value="0.000054684" calcext:value-type="float">
            <text:p>0,000054684</text:p>
          </table:table-cell>
          <table:table-cell office:value-type="float" office:value="0.000051276" calcext:value-type="float">
            <text:p>0,000051276</text:p>
          </table:table-cell>
          <table:table-cell office:value-type="float" office:value="0.000041419" calcext:value-type="float">
            <text:p>0,000041419</text:p>
          </table:table-cell>
          <table:table-cell office:value-type="float" office:value="0.000045193" calcext:value-type="float">
            <text:p>0,000045193</text:p>
          </table:table-cell>
          <table:table-cell office:value-type="float" office:value="0.000036062" calcext:value-type="float">
            <text:p>0,000036062</text:p>
          </table:table-cell>
          <table:table-cell office:value-type="float" office:value="0.000042234" calcext:value-type="float">
            <text:p>0,000042234</text:p>
          </table:table-cell>
        </table:table-row>
        <table:table-row table:style-name="ro1">
          <table:table-cell table:number-columns-repeated="10"/>
          <table:table-cell office:value-type="float" office:value="0.000057417" calcext:value-type="float">
            <text:p>0,000057417</text:p>
          </table:table-cell>
          <table:table-cell office:value-type="float" office:value="0.000061359" calcext:value-type="float">
            <text:p>0,000061359</text:p>
          </table:table-cell>
          <table:table-cell table:number-columns-repeated="2"/>
          <table:table-cell office:value-type="float" office:value="0.000061094" calcext:value-type="float">
            <text:p>0,000061094</text:p>
          </table:table-cell>
          <table:table-cell office:value-type="float" office:value="0.000057426" calcext:value-type="float">
            <text:p>0,000057426</text:p>
          </table:table-cell>
          <table:table-cell office:value-type="float" office:value="0.000062836" calcext:value-type="float">
            <text:p>0,000062836</text:p>
          </table:table-cell>
          <table:table-cell office:value-type="float" office:value="0.000061923" calcext:value-type="float">
            <text:p>0,000061923</text:p>
          </table:table-cell>
          <table:table-cell office:value-type="float" office:value="0.00006088" calcext:value-type="float">
            <text:p>0,00006088</text:p>
          </table:table-cell>
          <table:table-cell office:value-type="float" office:value="0.000064635" calcext:value-type="float">
            <text:p>0,000064635</text:p>
          </table:table-cell>
          <table:table-cell office:value-type="float" office:value="0.000081455" calcext:value-type="float">
            <text:p>0,000081455</text:p>
          </table:table-cell>
          <table:table-cell office:value-type="float" office:value="0.00005872" calcext:value-type="float">
            <text:p>0,00005872</text:p>
          </table:table-cell>
          <table:table-cell office:value-type="float" office:value="0.000063448" calcext:value-type="float">
            <text:p>0,000063448</text:p>
          </table:table-cell>
          <table:table-cell office:value-type="float" office:value="0.000057987" calcext:value-type="float">
            <text:p>0,000057987</text:p>
          </table:table-cell>
          <table:table-cell office:value-type="float" office:value="0.00004554" calcext:value-type="float">
            <text:p>0,00004554</text:p>
          </table:table-cell>
          <table:table-cell office:value-type="float" office:value="0.000062241" calcext:value-type="float">
            <text:p>0,000062241</text:p>
          </table:table-cell>
          <table:table-cell office:value-type="float" office:value="0.000057047" calcext:value-type="float">
            <text:p>0,000057047</text:p>
          </table:table-cell>
          <table:table-cell office:value-type="float" office:value="0.000065745" calcext:value-type="float">
            <text:p>0,000065745</text:p>
          </table:table-cell>
          <table:table-cell office:value-type="float" office:value="0.000066452" calcext:value-type="float">
            <text:p>0,000066452</text:p>
          </table:table-cell>
          <table:table-cell office:value-type="float" office:value="0.000063451" calcext:value-type="float">
            <text:p>0,000063451</text:p>
          </table:table-cell>
          <table:table-cell office:value-type="float" office:value="0.000067884" calcext:value-type="float">
            <text:p>0,000067884</text:p>
          </table:table-cell>
          <table:table-cell office:value-type="float" office:value="0.00007527" calcext:value-type="float">
            <text:p>0,00007527</text:p>
          </table:table-cell>
          <table:table-cell office:value-type="float" office:value="0.000041309" calcext:value-type="float">
            <text:p>0,000041309</text:p>
          </table:table-cell>
          <table:table-cell office:value-type="float" office:value="0.00004144" calcext:value-type="float">
            <text:p>0,00004144</text:p>
          </table:table-cell>
        </table:table-row>
        <table:table-row table:style-name="ro1">
          <table:table-cell table:number-columns-repeated="10"/>
          <table:table-cell office:value-type="float" office:value="0.000061146" calcext:value-type="float">
            <text:p>0,000061146</text:p>
          </table:table-cell>
          <table:table-cell office:value-type="float" office:value="0.000056607" calcext:value-type="float">
            <text:p>0,000056607</text:p>
          </table:table-cell>
          <table:table-cell table:number-columns-repeated="2"/>
          <table:table-cell office:value-type="float" office:value="0.000061996" calcext:value-type="float">
            <text:p>0,000061996</text:p>
          </table:table-cell>
          <table:table-cell office:value-type="float" office:value="0.000061106" calcext:value-type="float">
            <text:p>0,000061106</text:p>
          </table:table-cell>
          <table:table-cell office:value-type="float" office:value="0.000062258" calcext:value-type="float">
            <text:p>0,000062258</text:p>
          </table:table-cell>
          <table:table-cell office:value-type="float" office:value="0.000061028" calcext:value-type="float">
            <text:p>0,000061028</text:p>
          </table:table-cell>
          <table:table-cell office:value-type="float" office:value="0.000058223" calcext:value-type="float">
            <text:p>0,000058223</text:p>
          </table:table-cell>
          <table:table-cell office:value-type="float" office:value="0.000062905" calcext:value-type="float">
            <text:p>0,000062905</text:p>
          </table:table-cell>
          <table:table-cell office:value-type="float" office:value="0.000059099" calcext:value-type="float">
            <text:p>0,000059099</text:p>
          </table:table-cell>
          <table:table-cell office:value-type="float" office:value="0.000054783" calcext:value-type="float">
            <text:p>0,000054783</text:p>
          </table:table-cell>
          <table:table-cell office:value-type="float" office:value="0.000067638" calcext:value-type="float">
            <text:p>0,000067638</text:p>
          </table:table-cell>
          <table:table-cell office:value-type="float" office:value="0.000065045" calcext:value-type="float">
            <text:p>0,000065045</text:p>
          </table:table-cell>
          <table:table-cell office:value-type="float" office:value="0.000037545" calcext:value-type="float">
            <text:p>0,000037545</text:p>
          </table:table-cell>
          <table:table-cell office:value-type="float" office:value="0.00005471" calcext:value-type="float">
            <text:p>0,00005471</text:p>
          </table:table-cell>
          <table:table-cell office:value-type="float" office:value="0.000041181" calcext:value-type="float">
            <text:p>0,000041181</text:p>
          </table:table-cell>
          <table:table-cell office:value-type="float" office:value="0.000054388" calcext:value-type="float">
            <text:p>0,000054388</text:p>
          </table:table-cell>
          <table:table-cell office:value-type="float" office:value="0.000045973" calcext:value-type="float">
            <text:p>0,000045973</text:p>
          </table:table-cell>
          <table:table-cell office:value-type="float" office:value="0.000049225" calcext:value-type="float">
            <text:p>0,000049225</text:p>
          </table:table-cell>
          <table:table-cell office:value-type="float" office:value="0.000045391" calcext:value-type="float">
            <text:p>0,000045391</text:p>
          </table:table-cell>
          <table:table-cell office:value-type="float" office:value="0.000044715" calcext:value-type="float">
            <text:p>0,000044715</text:p>
          </table:table-cell>
          <table:table-cell office:value-type="float" office:value="0.000040177" calcext:value-type="float">
            <text:p>0,000040177</text:p>
          </table:table-cell>
          <table:table-cell office:value-type="float" office:value="0.000035597" calcext:value-type="float">
            <text:p>0,000035597</text:p>
          </table:table-cell>
        </table:table-row>
        <table:table-row table:style-name="ro1">
          <table:table-cell table:number-columns-repeated="10"/>
          <table:table-cell office:value-type="float" office:value="0.000065044" calcext:value-type="float">
            <text:p>0,000065044</text:p>
          </table:table-cell>
          <table:table-cell office:value-type="float" office:value="0.000084885" calcext:value-type="float">
            <text:p>0,000084885</text:p>
          </table:table-cell>
          <table:table-cell table:number-columns-repeated="2"/>
          <table:table-cell office:value-type="float" office:value="0.000061778" calcext:value-type="float">
            <text:p>0,000061778</text:p>
          </table:table-cell>
          <table:table-cell office:value-type="float" office:value="0.000057647" calcext:value-type="float">
            <text:p>0,000057647</text:p>
          </table:table-cell>
          <table:table-cell office:value-type="float" office:value="0.000060291" calcext:value-type="float">
            <text:p>0,000060291</text:p>
          </table:table-cell>
          <table:table-cell office:value-type="float" office:value="0.000061036" calcext:value-type="float">
            <text:p>0,000061036</text:p>
          </table:table-cell>
          <table:table-cell office:value-type="float" office:value="0.000061617" calcext:value-type="float">
            <text:p>0,000061617</text:p>
          </table:table-cell>
          <table:table-cell office:value-type="float" office:value="0.000069396" calcext:value-type="float">
            <text:p>0,000069396</text:p>
          </table:table-cell>
          <table:table-cell office:value-type="float" office:value="0.000065034" calcext:value-type="float">
            <text:p>0,000065034</text:p>
          </table:table-cell>
          <table:table-cell office:value-type="float" office:value="0.000061203" calcext:value-type="float">
            <text:p>0,000061203</text:p>
          </table:table-cell>
          <table:table-cell office:value-type="float" office:value="0.00006193" calcext:value-type="float">
            <text:p>0,00006193</text:p>
          </table:table-cell>
          <table:table-cell office:value-type="float" office:value="0.000056521" calcext:value-type="float">
            <text:p>0,000056521</text:p>
          </table:table-cell>
          <table:table-cell office:value-type="float" office:value="0.000040324" calcext:value-type="float">
            <text:p>0,000040324</text:p>
          </table:table-cell>
          <table:table-cell office:value-type="float" office:value="0.000043251" calcext:value-type="float">
            <text:p>0,000043251</text:p>
          </table:table-cell>
          <table:table-cell office:value-type="float" office:value="0.000055236" calcext:value-type="float">
            <text:p>0,000055236</text:p>
          </table:table-cell>
          <table:table-cell office:value-type="float" office:value="0.000049717" calcext:value-type="float">
            <text:p>0,000049717</text:p>
          </table:table-cell>
          <table:table-cell office:value-type="float" office:value="0.000039867" calcext:value-type="float">
            <text:p>0,000039867</text:p>
          </table:table-cell>
          <table:table-cell office:value-type="float" office:value="0.000083974" calcext:value-type="float">
            <text:p>0,000083974</text:p>
          </table:table-cell>
          <table:table-cell office:value-type="float" office:value="0.000095451" calcext:value-type="float">
            <text:p>0,000095451</text:p>
          </table:table-cell>
          <table:table-cell office:value-type="float" office:value="0.000082233" calcext:value-type="float">
            <text:p>0,000082233</text:p>
          </table:table-cell>
          <table:table-cell office:value-type="float" office:value="0.000087219" calcext:value-type="float">
            <text:p>0,000087219</text:p>
          </table:table-cell>
          <table:table-cell office:value-type="float" office:value="0.00008424" calcext:value-type="float">
            <text:p>0,00008424</text:p>
          </table:table-cell>
        </table:table-row>
        <table:table-row table:style-name="ro1">
          <table:table-cell table:number-columns-repeated="10"/>
          <table:table-cell office:value-type="float" office:value="0.000056686" calcext:value-type="float">
            <text:p>0,000056686</text:p>
          </table:table-cell>
          <table:table-cell office:value-type="float" office:value="0.000083197" calcext:value-type="float">
            <text:p>0,000083197</text:p>
          </table:table-cell>
          <table:table-cell table:number-columns-repeated="2"/>
          <table:table-cell office:value-type="float" office:value="0.000059095" calcext:value-type="float">
            <text:p>0,000059095</text:p>
          </table:table-cell>
          <table:table-cell office:value-type="float" office:value="0.00007681" calcext:value-type="float">
            <text:p>0,00007681</text:p>
          </table:table-cell>
          <table:table-cell office:value-type="float" office:value="0.000065471" calcext:value-type="float">
            <text:p>0,000065471</text:p>
          </table:table-cell>
          <table:table-cell office:value-type="float" office:value="0.00006234" calcext:value-type="float">
            <text:p>0,00006234</text:p>
          </table:table-cell>
          <table:table-cell office:value-type="float" office:value="0.000057364" calcext:value-type="float">
            <text:p>0,000057364</text:p>
          </table:table-cell>
          <table:table-cell office:value-type="float" office:value="0.000059421" calcext:value-type="float">
            <text:p>0,000059421</text:p>
          </table:table-cell>
          <table:table-cell office:value-type="float" office:value="0.000057945" calcext:value-type="float">
            <text:p>0,000057945</text:p>
          </table:table-cell>
          <table:table-cell office:value-type="float" office:value="0.000063585" calcext:value-type="float">
            <text:p>0,000063585</text:p>
          </table:table-cell>
          <table:table-cell office:value-type="float" office:value="0.000078608" calcext:value-type="float">
            <text:p>0,000078608</text:p>
          </table:table-cell>
          <table:table-cell office:value-type="float" office:value="0.000061249" calcext:value-type="float">
            <text:p>0,000061249</text:p>
          </table:table-cell>
          <table:table-cell office:value-type="float" office:value="0.000039234" calcext:value-type="float">
            <text:p>0,000039234</text:p>
          </table:table-cell>
          <table:table-cell office:value-type="float" office:value="0.000039939" calcext:value-type="float">
            <text:p>0,000039939</text:p>
          </table:table-cell>
          <table:table-cell office:value-type="float" office:value="0.000054219" calcext:value-type="float">
            <text:p>0,000054219</text:p>
          </table:table-cell>
          <table:table-cell office:value-type="float" office:value="0.000057059" calcext:value-type="float">
            <text:p>0,000057059</text:p>
          </table:table-cell>
          <table:table-cell office:value-type="float" office:value="0.000057109" calcext:value-type="float">
            <text:p>0,000057109</text:p>
          </table:table-cell>
          <table:table-cell office:value-type="float" office:value="0.000057098" calcext:value-type="float">
            <text:p>0,000057098</text:p>
          </table:table-cell>
          <table:table-cell office:value-type="float" office:value="0.000043809" calcext:value-type="float">
            <text:p>0,000043809</text:p>
          </table:table-cell>
          <table:table-cell office:value-type="float" office:value="0.000053112" calcext:value-type="float">
            <text:p>0,000053112</text:p>
          </table:table-cell>
          <table:table-cell office:value-type="float" office:value="0.000047494" calcext:value-type="float">
            <text:p>0,000047494</text:p>
          </table:table-cell>
          <table:table-cell office:value-type="float" office:value="0.000053079" calcext:value-type="float">
            <text:p>0,000053079</text:p>
          </table:table-cell>
        </table:table-row>
        <table:table-row table:style-name="ro1">
          <table:table-cell table:number-columns-repeated="10"/>
          <table:table-cell office:value-type="float" office:value="0.000135555" calcext:value-type="float">
            <text:p>0,000135555</text:p>
          </table:table-cell>
          <table:table-cell office:value-type="float" office:value="0.000059534" calcext:value-type="float">
            <text:p>0,000059534</text:p>
          </table:table-cell>
          <table:table-cell table:number-columns-repeated="2"/>
          <table:table-cell office:value-type="float" office:value="0.000059099" calcext:value-type="float">
            <text:p>0,000059099</text:p>
          </table:table-cell>
          <table:table-cell office:value-type="float" office:value="0.000061187" calcext:value-type="float">
            <text:p>0,000061187</text:p>
          </table:table-cell>
          <table:table-cell office:value-type="float" office:value="0.000061951" calcext:value-type="float">
            <text:p>0,000061951</text:p>
          </table:table-cell>
          <table:table-cell office:value-type="float" office:value="0.000062519" calcext:value-type="float">
            <text:p>0,000062519</text:p>
          </table:table-cell>
          <table:table-cell office:value-type="float" office:value="0.000076924" calcext:value-type="float">
            <text:p>0,000076924</text:p>
          </table:table-cell>
          <table:table-cell office:value-type="float" office:value="0.000066323" calcext:value-type="float">
            <text:p>0,000066323</text:p>
          </table:table-cell>
          <table:table-cell office:value-type="float" office:value="0.000063696" calcext:value-type="float">
            <text:p>0,000063696</text:p>
          </table:table-cell>
          <table:table-cell office:value-type="float" office:value="0.000057524" calcext:value-type="float">
            <text:p>0,000057524</text:p>
          </table:table-cell>
          <table:table-cell office:value-type="float" office:value="0.00006251" calcext:value-type="float">
            <text:p>0,00006251</text:p>
          </table:table-cell>
          <table:table-cell office:value-type="float" office:value="0.000056188" calcext:value-type="float">
            <text:p>0,000056188</text:p>
          </table:table-cell>
          <table:table-cell office:value-type="float" office:value="0.000050794" calcext:value-type="float">
            <text:p>0,000050794</text:p>
          </table:table-cell>
          <table:table-cell office:value-type="float" office:value="0.000074867" calcext:value-type="float">
            <text:p>0,000074867</text:p>
          </table:table-cell>
          <table:table-cell office:value-type="float" office:value="0.000077071" calcext:value-type="float">
            <text:p>0,000077071</text:p>
          </table:table-cell>
          <table:table-cell office:value-type="float" office:value="0.00007052" calcext:value-type="float">
            <text:p>0,00007052</text:p>
          </table:table-cell>
          <table:table-cell office:value-type="float" office:value="0.00008333" calcext:value-type="float">
            <text:p>0,00008333</text:p>
          </table:table-cell>
          <table:table-cell office:value-type="float" office:value="0.000072899" calcext:value-type="float">
            <text:p>0,000072899</text:p>
          </table:table-cell>
          <table:table-cell office:value-type="float" office:value="0.000056283" calcext:value-type="float">
            <text:p>0,000056283</text:p>
          </table:table-cell>
          <table:table-cell office:value-type="float" office:value="0.000081242" calcext:value-type="float">
            <text:p>0,000081242</text:p>
          </table:table-cell>
          <table:table-cell office:value-type="float" office:value="0.000062356" calcext:value-type="float">
            <text:p>0,000062356</text:p>
          </table:table-cell>
          <table:table-cell office:value-type="float" office:value="0.000081996" calcext:value-type="float">
            <text:p>0,000081996</text:p>
          </table:table-cell>
        </table:table-row>
        <table:table-row table:style-name="ro1">
          <table:table-cell table:number-columns-repeated="10"/>
          <table:table-cell office:value-type="float" office:value="0.00005744" calcext:value-type="float">
            <text:p>0,00005744</text:p>
          </table:table-cell>
          <table:table-cell office:value-type="float" office:value="0.000072255" calcext:value-type="float">
            <text:p>0,000072255</text:p>
          </table:table-cell>
          <table:table-cell table:number-columns-repeated="2"/>
          <table:table-cell office:value-type="float" office:value="0.000062485" calcext:value-type="float">
            <text:p>0,000062485</text:p>
          </table:table-cell>
          <table:table-cell office:value-type="float" office:value="0.000061453" calcext:value-type="float">
            <text:p>0,000061453</text:p>
          </table:table-cell>
          <table:table-cell office:value-type="float" office:value="0.000061067" calcext:value-type="float">
            <text:p>0,000061067</text:p>
          </table:table-cell>
          <table:table-cell office:value-type="float" office:value="0.000062737" calcext:value-type="float">
            <text:p>0,000062737</text:p>
          </table:table-cell>
          <table:table-cell office:value-type="float" office:value="0.00005599" calcext:value-type="float">
            <text:p>0,00005599</text:p>
          </table:table-cell>
          <table:table-cell office:value-type="float" office:value="0.000057051" calcext:value-type="float">
            <text:p>0,000057051</text:p>
          </table:table-cell>
          <table:table-cell office:value-type="float" office:value="0.000061152" calcext:value-type="float">
            <text:p>0,000061152</text:p>
          </table:table-cell>
          <table:table-cell office:value-type="float" office:value="0.000057224" calcext:value-type="float">
            <text:p>0,000057224</text:p>
          </table:table-cell>
          <table:table-cell office:value-type="float" office:value="0.000070226" calcext:value-type="float">
            <text:p>0,000070226</text:p>
          </table:table-cell>
          <table:table-cell office:value-type="float" office:value="0.000061676" calcext:value-type="float">
            <text:p>0,000061676</text:p>
          </table:table-cell>
          <table:table-cell office:value-type="float" office:value="0.000064939" calcext:value-type="float">
            <text:p>0,000064939</text:p>
          </table:table-cell>
          <table:table-cell office:value-type="float" office:value="0.000086907" calcext:value-type="float">
            <text:p>0,000086907</text:p>
          </table:table-cell>
          <table:table-cell office:value-type="float" office:value="0.000066376" calcext:value-type="float">
            <text:p>0,000066376</text:p>
          </table:table-cell>
          <table:table-cell office:value-type="float" office:value="0.000061623" calcext:value-type="float">
            <text:p>0,000061623</text:p>
          </table:table-cell>
          <table:table-cell office:value-type="float" office:value="0.000061555" calcext:value-type="float">
            <text:p>0,000061555</text:p>
          </table:table-cell>
          <table:table-cell office:value-type="float" office:value="0.000062255" calcext:value-type="float">
            <text:p>0,000062255</text:p>
          </table:table-cell>
          <table:table-cell office:value-type="float" office:value="0.000163379" calcext:value-type="float">
            <text:p>0,000163379</text:p>
          </table:table-cell>
          <table:table-cell office:value-type="float" office:value="0.000089793" calcext:value-type="float">
            <text:p>0,000089793</text:p>
          </table:table-cell>
          <table:table-cell office:value-type="float" office:value="0.000077144" calcext:value-type="float">
            <text:p>0,000077144</text:p>
          </table:table-cell>
          <table:table-cell office:value-type="float" office:value="0.000060323" calcext:value-type="float">
            <text:p>0,000060323</text:p>
          </table:table-cell>
        </table:table-row>
        <table:table-row table:style-name="ro1">
          <table:table-cell table:number-columns-repeated="10"/>
          <table:table-cell office:value-type="float" office:value="0.000062817" calcext:value-type="float">
            <text:p>0,000062817</text:p>
          </table:table-cell>
          <table:table-cell office:value-type="float" office:value="0.000057601" calcext:value-type="float">
            <text:p>0,000057601</text:p>
          </table:table-cell>
          <table:table-cell table:number-columns-repeated="2"/>
          <table:table-cell office:value-type="float" office:value="0.000095166" calcext:value-type="float">
            <text:p>0,000095166</text:p>
          </table:table-cell>
          <table:table-cell office:value-type="float" office:value="0.000063147" calcext:value-type="float">
            <text:p>0,000063147</text:p>
          </table:table-cell>
          <table:table-cell office:value-type="float" office:value="0.000072661" calcext:value-type="float">
            <text:p>0,000072661</text:p>
          </table:table-cell>
          <table:table-cell office:value-type="float" office:value="0.000065528" calcext:value-type="float">
            <text:p>0,000065528</text:p>
          </table:table-cell>
          <table:table-cell office:value-type="float" office:value="0.000067422" calcext:value-type="float">
            <text:p>0,000067422</text:p>
          </table:table-cell>
          <table:table-cell office:value-type="float" office:value="0.000058099" calcext:value-type="float">
            <text:p>0,000058099</text:p>
          </table:table-cell>
          <table:table-cell office:value-type="float" office:value="0.000063013" calcext:value-type="float">
            <text:p>0,000063013</text:p>
          </table:table-cell>
          <table:table-cell office:value-type="float" office:value="0.000061924" calcext:value-type="float">
            <text:p>0,000061924</text:p>
          </table:table-cell>
          <table:table-cell office:value-type="float" office:value="0.000059383" calcext:value-type="float">
            <text:p>0,000059383</text:p>
          </table:table-cell>
          <table:table-cell office:value-type="float" office:value="0.000061774" calcext:value-type="float">
            <text:p>0,000061774</text:p>
          </table:table-cell>
          <table:table-cell office:value-type="float" office:value="0.000077654" calcext:value-type="float">
            <text:p>0,000077654</text:p>
          </table:table-cell>
          <table:table-cell office:value-type="float" office:value="0.000083757" calcext:value-type="float">
            <text:p>0,000083757</text:p>
          </table:table-cell>
          <table:table-cell office:value-type="float" office:value="0.000062907" calcext:value-type="float">
            <text:p>0,000062907</text:p>
          </table:table-cell>
          <table:table-cell office:value-type="float" office:value="0.000106213" calcext:value-type="float">
            <text:p>0,000106213</text:p>
          </table:table-cell>
          <table:table-cell office:value-type="float" office:value="0.000052648" calcext:value-type="float">
            <text:p>0,000052648</text:p>
          </table:table-cell>
          <table:table-cell office:value-type="float" office:value="0.000055843" calcext:value-type="float">
            <text:p>0,000055843</text:p>
          </table:table-cell>
          <table:table-cell office:value-type="float" office:value="0.000045102" calcext:value-type="float">
            <text:p>0,000045102</text:p>
          </table:table-cell>
          <table:table-cell office:value-type="float" office:value="0.000042852" calcext:value-type="float">
            <text:p>0,000042852</text:p>
          </table:table-cell>
          <table:table-cell office:value-type="float" office:value="0.000065487" calcext:value-type="float">
            <text:p>0,000065487</text:p>
          </table:table-cell>
          <table:table-cell office:value-type="float" office:value="0.000038781" calcext:value-type="float">
            <text:p>0,000038781</text:p>
          </table:table-cell>
        </table:table-row>
        <table:table-row table:style-name="ro1">
          <table:table-cell table:number-columns-repeated="10"/>
          <table:table-cell office:value-type="float" office:value="0.00005823" calcext:value-type="float">
            <text:p>0,00005823</text:p>
          </table:table-cell>
          <table:table-cell office:value-type="float" office:value="0.000062758" calcext:value-type="float">
            <text:p>0,000062758</text:p>
          </table:table-cell>
          <table:table-cell table:number-columns-repeated="2"/>
          <table:table-cell office:value-type="float" office:value="0.00005593" calcext:value-type="float">
            <text:p>0,00005593</text:p>
          </table:table-cell>
          <table:table-cell office:value-type="float" office:value="0.000072433" calcext:value-type="float">
            <text:p>0,000072433</text:p>
          </table:table-cell>
          <table:table-cell office:value-type="float" office:value="0.000076854" calcext:value-type="float">
            <text:p>0,000076854</text:p>
          </table:table-cell>
          <table:table-cell office:value-type="float" office:value="0.000059463" calcext:value-type="float">
            <text:p>0,000059463</text:p>
          </table:table-cell>
          <table:table-cell office:value-type="float" office:value="0.000058986" calcext:value-type="float">
            <text:p>0,000058986</text:p>
          </table:table-cell>
          <table:table-cell office:value-type="float" office:value="0.000059903" calcext:value-type="float">
            <text:p>0,000059903</text:p>
          </table:table-cell>
          <table:table-cell office:value-type="float" office:value="0.000061782" calcext:value-type="float">
            <text:p>0,000061782</text:p>
          </table:table-cell>
          <table:table-cell office:value-type="float" office:value="0.000061136" calcext:value-type="float">
            <text:p>0,000061136</text:p>
          </table:table-cell>
          <table:table-cell office:value-type="float" office:value="0.000057472" calcext:value-type="float">
            <text:p>0,000057472</text:p>
          </table:table-cell>
          <table:table-cell office:value-type="float" office:value="0.00005754" calcext:value-type="float">
            <text:p>0,00005754</text:p>
          </table:table-cell>
          <table:table-cell office:value-type="float" office:value="0.000053235" calcext:value-type="float">
            <text:p>0,000053235</text:p>
          </table:table-cell>
          <table:table-cell office:value-type="float" office:value="0.000040532" calcext:value-type="float">
            <text:p>0,000040532</text:p>
          </table:table-cell>
          <table:table-cell office:value-type="float" office:value="0.000039663" calcext:value-type="float">
            <text:p>0,000039663</text:p>
          </table:table-cell>
          <table:table-cell office:value-type="float" office:value="0.000041837" calcext:value-type="float">
            <text:p>0,000041837</text:p>
          </table:table-cell>
          <table:table-cell office:value-type="float" office:value="0.000035289" calcext:value-type="float">
            <text:p>0,000035289</text:p>
          </table:table-cell>
          <table:table-cell office:value-type="float" office:value="0.000041342" calcext:value-type="float">
            <text:p>0,000041342</text:p>
          </table:table-cell>
          <table:table-cell office:value-type="float" office:value="0.000038021" calcext:value-type="float">
            <text:p>0,000038021</text:p>
          </table:table-cell>
          <table:table-cell office:value-type="float" office:value="0.00003896" calcext:value-type="float">
            <text:p>0,00003896</text:p>
          </table:table-cell>
          <table:table-cell office:value-type="float" office:value="0.000038295" calcext:value-type="float">
            <text:p>0,000038295</text:p>
          </table:table-cell>
          <table:table-cell office:value-type="float" office:value="0.000037294" calcext:value-type="float">
            <text:p>0,000037294</text:p>
          </table:table-cell>
        </table:table-row>
        <table:table-row table:style-name="ro1">
          <table:table-cell table:number-columns-repeated="10"/>
          <table:table-cell office:value-type="float" office:value="0.000058154" calcext:value-type="float">
            <text:p>0,000058154</text:p>
          </table:table-cell>
          <table:table-cell office:value-type="float" office:value="0.00006314" calcext:value-type="float">
            <text:p>0,00006314</text:p>
          </table:table-cell>
          <table:table-cell table:number-columns-repeated="2"/>
          <table:table-cell office:value-type="float" office:value="0.000068044" calcext:value-type="float">
            <text:p>0,000068044</text:p>
          </table:table-cell>
          <table:table-cell office:value-type="float" office:value="0.000064161" calcext:value-type="float">
            <text:p>0,000064161</text:p>
          </table:table-cell>
          <table:table-cell office:value-type="float" office:value="0.000065851" calcext:value-type="float">
            <text:p>0,000065851</text:p>
          </table:table-cell>
          <table:table-cell office:value-type="float" office:value="0.000088424" calcext:value-type="float">
            <text:p>0,000088424</text:p>
          </table:table-cell>
          <table:table-cell office:value-type="float" office:value="0.00006239" calcext:value-type="float">
            <text:p>0,00006239</text:p>
          </table:table-cell>
          <table:table-cell office:value-type="float" office:value="0.000057793" calcext:value-type="float">
            <text:p>0,000057793</text:p>
          </table:table-cell>
          <table:table-cell office:value-type="float" office:value="0.000058988" calcext:value-type="float">
            <text:p>0,000058988</text:p>
          </table:table-cell>
          <table:table-cell office:value-type="float" office:value="0.000056565" calcext:value-type="float">
            <text:p>0,000056565</text:p>
          </table:table-cell>
          <table:table-cell office:value-type="float" office:value="0.000057481" calcext:value-type="float">
            <text:p>0,000057481</text:p>
          </table:table-cell>
          <table:table-cell office:value-type="float" office:value="0.000064356" calcext:value-type="float">
            <text:p>0,000064356</text:p>
          </table:table-cell>
          <table:table-cell office:value-type="float" office:value="0.000038428" calcext:value-type="float">
            <text:p>0,000038428</text:p>
          </table:table-cell>
          <table:table-cell office:value-type="float" office:value="0.000061363" calcext:value-type="float">
            <text:p>0,000061363</text:p>
          </table:table-cell>
          <table:table-cell office:value-type="float" office:value="0.00007072" calcext:value-type="float">
            <text:p>0,00007072</text:p>
          </table:table-cell>
          <table:table-cell office:value-type="float" office:value="0.000059652" calcext:value-type="float">
            <text:p>0,000059652</text:p>
          </table:table-cell>
          <table:table-cell office:value-type="float" office:value="0.000057334" calcext:value-type="float">
            <text:p>0,000057334</text:p>
          </table:table-cell>
          <table:table-cell office:value-type="float" office:value="0.000065672" calcext:value-type="float">
            <text:p>0,000065672</text:p>
          </table:table-cell>
          <table:table-cell office:value-type="float" office:value="0.000060245" calcext:value-type="float">
            <text:p>0,000060245</text:p>
          </table:table-cell>
          <table:table-cell office:value-type="float" office:value="0.000065548" calcext:value-type="float">
            <text:p>0,000065548</text:p>
          </table:table-cell>
          <table:table-cell office:value-type="float" office:value="0.000063046" calcext:value-type="float">
            <text:p>0,000063046</text:p>
          </table:table-cell>
          <table:table-cell office:value-type="float" office:value="0.000062913" calcext:value-type="float">
            <text:p>0,000062913</text:p>
          </table:table-cell>
        </table:table-row>
        <table:table-row table:style-name="ro1">
          <table:table-cell table:number-columns-repeated="10"/>
          <table:table-cell office:value-type="float" office:value="0.000057298" calcext:value-type="float">
            <text:p>0,000057298</text:p>
          </table:table-cell>
          <table:table-cell office:value-type="float" office:value="0.000054925" calcext:value-type="float">
            <text:p>0,000054925</text:p>
          </table:table-cell>
          <table:table-cell table:number-columns-repeated="2"/>
          <table:table-cell office:value-type="float" office:value="0.000059719" calcext:value-type="float">
            <text:p>0,000059719</text:p>
          </table:table-cell>
          <table:table-cell office:value-type="float" office:value="0.000063632" calcext:value-type="float">
            <text:p>0,000063632</text:p>
          </table:table-cell>
          <table:table-cell office:value-type="float" office:value="0.000058617" calcext:value-type="float">
            <text:p>0,000058617</text:p>
          </table:table-cell>
          <table:table-cell office:value-type="float" office:value="0.000062182" calcext:value-type="float">
            <text:p>0,000062182</text:p>
          </table:table-cell>
          <table:table-cell office:value-type="float" office:value="0.000062205" calcext:value-type="float">
            <text:p>0,000062205</text:p>
          </table:table-cell>
          <table:table-cell office:value-type="float" office:value="0.000057542" calcext:value-type="float">
            <text:p>0,000057542</text:p>
          </table:table-cell>
          <table:table-cell office:value-type="float" office:value="0.00005546" calcext:value-type="float">
            <text:p>0,00005546</text:p>
          </table:table-cell>
          <table:table-cell office:value-type="float" office:value="0.000057545" calcext:value-type="float">
            <text:p>0,000057545</text:p>
          </table:table-cell>
          <table:table-cell office:value-type="float" office:value="0.000064374" calcext:value-type="float">
            <text:p>0,000064374</text:p>
          </table:table-cell>
          <table:table-cell office:value-type="float" office:value="0.000075929" calcext:value-type="float">
            <text:p>0,000075929</text:p>
          </table:table-cell>
          <table:table-cell office:value-type="float" office:value="0.000065088" calcext:value-type="float">
            <text:p>0,000065088</text:p>
          </table:table-cell>
          <table:table-cell office:value-type="float" office:value="0.000063259" calcext:value-type="float">
            <text:p>0,000063259</text:p>
          </table:table-cell>
          <table:table-cell office:value-type="float" office:value="0.000062253" calcext:value-type="float">
            <text:p>0,000062253</text:p>
          </table:table-cell>
          <table:table-cell office:value-type="float" office:value="0.000061583" calcext:value-type="float">
            <text:p>0,000061583</text:p>
          </table:table-cell>
          <table:table-cell office:value-type="float" office:value="0.00005784" calcext:value-type="float">
            <text:p>0,00005784</text:p>
          </table:table-cell>
          <table:table-cell office:value-type="float" office:value="0.000063803" calcext:value-type="float">
            <text:p>0,000063803</text:p>
          </table:table-cell>
          <table:table-cell office:value-type="float" office:value="0.000068686" calcext:value-type="float">
            <text:p>0,000068686</text:p>
          </table:table-cell>
          <table:table-cell office:value-type="float" office:value="0.00006626" calcext:value-type="float">
            <text:p>0,00006626</text:p>
          </table:table-cell>
          <table:table-cell office:value-type="float" office:value="0.000063739" calcext:value-type="float">
            <text:p>0,000063739</text:p>
          </table:table-cell>
          <table:table-cell office:value-type="float" office:value="0.00006563" calcext:value-type="float">
            <text:p>0,00006563</text:p>
          </table:table-cell>
        </table:table-row>
        <table:table-row table:style-name="ro1">
          <table:table-cell table:number-columns-repeated="10"/>
          <table:table-cell office:value-type="float" office:value="0.00005618" calcext:value-type="float">
            <text:p>0,00005618</text:p>
          </table:table-cell>
          <table:table-cell office:value-type="float" office:value="0.000060697" calcext:value-type="float">
            <text:p>0,000060697</text:p>
          </table:table-cell>
          <table:table-cell table:number-columns-repeated="2"/>
          <table:table-cell office:value-type="float" office:value="0.000083064" calcext:value-type="float">
            <text:p>0,000083064</text:p>
          </table:table-cell>
          <table:table-cell office:value-type="float" office:value="0.000060676" calcext:value-type="float">
            <text:p>0,000060676</text:p>
          </table:table-cell>
          <table:table-cell office:value-type="float" office:value="0.00005796" calcext:value-type="float">
            <text:p>0,00005796</text:p>
          </table:table-cell>
          <table:table-cell office:value-type="float" office:value="0.000060847" calcext:value-type="float">
            <text:p>0,000060847</text:p>
          </table:table-cell>
          <table:table-cell office:value-type="float" office:value="0.000065428" calcext:value-type="float">
            <text:p>0,000065428</text:p>
          </table:table-cell>
          <table:table-cell office:value-type="float" office:value="0.000061379" calcext:value-type="float">
            <text:p>0,000061379</text:p>
          </table:table-cell>
          <table:table-cell office:value-type="float" office:value="0.00005721" calcext:value-type="float">
            <text:p>0,00005721</text:p>
          </table:table-cell>
          <table:table-cell office:value-type="float" office:value="0.000062975" calcext:value-type="float">
            <text:p>0,000062975</text:p>
          </table:table-cell>
          <table:table-cell office:value-type="float" office:value="0.000057492" calcext:value-type="float">
            <text:p>0,000057492</text:p>
          </table:table-cell>
          <table:table-cell office:value-type="float" office:value="0.000061223" calcext:value-type="float">
            <text:p>0,000061223</text:p>
          </table:table-cell>
          <table:table-cell office:value-type="float" office:value="0.000056772" calcext:value-type="float">
            <text:p>0,000056772</text:p>
          </table:table-cell>
          <table:table-cell office:value-type="float" office:value="0.000057468" calcext:value-type="float">
            <text:p>0,000057468</text:p>
          </table:table-cell>
          <table:table-cell office:value-type="float" office:value="0.000060971" calcext:value-type="float">
            <text:p>0,000060971</text:p>
          </table:table-cell>
          <table:table-cell office:value-type="float" office:value="0.00005992" calcext:value-type="float">
            <text:p>0,00005992</text:p>
          </table:table-cell>
          <table:table-cell office:value-type="float" office:value="0.000055588" calcext:value-type="float">
            <text:p>0,000055588</text:p>
          </table:table-cell>
          <table:table-cell office:value-type="float" office:value="0.000065027" calcext:value-type="float">
            <text:p>0,000065027</text:p>
          </table:table-cell>
          <table:table-cell office:value-type="float" office:value="0.000062269" calcext:value-type="float">
            <text:p>0,000062269</text:p>
          </table:table-cell>
          <table:table-cell office:value-type="float" office:value="0.000065506" calcext:value-type="float">
            <text:p>0,000065506</text:p>
          </table:table-cell>
          <table:table-cell office:value-type="float" office:value="0.000060294" calcext:value-type="float">
            <text:p>0,000060294</text:p>
          </table:table-cell>
          <table:table-cell office:value-type="float" office:value="0.000049647" calcext:value-type="float">
            <text:p>0,000049647</text:p>
          </table:table-cell>
        </table:table-row>
        <table:table-row table:style-name="ro1">
          <table:table-cell table:number-columns-repeated="10"/>
          <table:table-cell office:value-type="float" office:value="0.000056574" calcext:value-type="float">
            <text:p>0,000056574</text:p>
          </table:table-cell>
          <table:table-cell office:value-type="float" office:value="0.000062423" calcext:value-type="float">
            <text:p>0,000062423</text:p>
          </table:table-cell>
          <table:table-cell table:number-columns-repeated="2"/>
          <table:table-cell office:value-type="float" office:value="0.000057588" calcext:value-type="float">
            <text:p>0,000057588</text:p>
          </table:table-cell>
          <table:table-cell office:value-type="float" office:value="0.000061348" calcext:value-type="float">
            <text:p>0,000061348</text:p>
          </table:table-cell>
          <table:table-cell office:value-type="float" office:value="0.000057785" calcext:value-type="float">
            <text:p>0,000057785</text:p>
          </table:table-cell>
          <table:table-cell office:value-type="float" office:value="0.000061826" calcext:value-type="float">
            <text:p>0,000061826</text:p>
          </table:table-cell>
          <table:table-cell office:value-type="float" office:value="0.000066043" calcext:value-type="float">
            <text:p>0,000066043</text:p>
          </table:table-cell>
          <table:table-cell office:value-type="float" office:value="0.000063259" calcext:value-type="float">
            <text:p>0,000063259</text:p>
          </table:table-cell>
          <table:table-cell office:value-type="float" office:value="0.00005846" calcext:value-type="float">
            <text:p>0,00005846</text:p>
          </table:table-cell>
          <table:table-cell office:value-type="float" office:value="0.000061214" calcext:value-type="float">
            <text:p>0,000061214</text:p>
          </table:table-cell>
          <table:table-cell office:value-type="float" office:value="0.000061783" calcext:value-type="float">
            <text:p>0,000061783</text:p>
          </table:table-cell>
          <table:table-cell office:value-type="float" office:value="0.000060428" calcext:value-type="float">
            <text:p>0,000060428</text:p>
          </table:table-cell>
          <table:table-cell office:value-type="float" office:value="0.000038714" calcext:value-type="float">
            <text:p>0,000038714</text:p>
          </table:table-cell>
          <table:table-cell office:value-type="float" office:value="0.000052925" calcext:value-type="float">
            <text:p>0,000052925</text:p>
          </table:table-cell>
          <table:table-cell office:value-type="float" office:value="0.000063021" calcext:value-type="float">
            <text:p>0,000063021</text:p>
          </table:table-cell>
          <table:table-cell office:value-type="float" office:value="0.000062182" calcext:value-type="float">
            <text:p>0,000062182</text:p>
          </table:table-cell>
          <table:table-cell office:value-type="float" office:value="0.000063219" calcext:value-type="float">
            <text:p>0,000063219</text:p>
          </table:table-cell>
          <table:table-cell office:value-type="float" office:value="0.000054019" calcext:value-type="float">
            <text:p>0,000054019</text:p>
          </table:table-cell>
          <table:table-cell office:value-type="float" office:value="0.000052076" calcext:value-type="float">
            <text:p>0,000052076</text:p>
          </table:table-cell>
          <table:table-cell office:value-type="float" office:value="0.000063554" calcext:value-type="float">
            <text:p>0,000063554</text:p>
          </table:table-cell>
          <table:table-cell office:value-type="float" office:value="0.000042661" calcext:value-type="float">
            <text:p>0,000042661</text:p>
          </table:table-cell>
          <table:table-cell office:value-type="float" office:value="0.00007696" calcext:value-type="float">
            <text:p>0,00007696</text:p>
          </table:table-cell>
        </table:table-row>
        <table:table-row table:style-name="ro1">
          <table:table-cell table:number-columns-repeated="10"/>
          <table:table-cell office:value-type="float" office:value="0.000076051" calcext:value-type="float">
            <text:p>0,000076051</text:p>
          </table:table-cell>
          <table:table-cell office:value-type="float" office:value="0.000055876" calcext:value-type="float">
            <text:p>0,000055876</text:p>
          </table:table-cell>
          <table:table-cell table:number-columns-repeated="2"/>
          <table:table-cell office:value-type="float" office:value="0.000057392" calcext:value-type="float">
            <text:p>0,000057392</text:p>
          </table:table-cell>
          <table:table-cell office:value-type="float" office:value="0.000061818" calcext:value-type="float">
            <text:p>0,000061818</text:p>
          </table:table-cell>
          <table:table-cell office:value-type="float" office:value="0.000061019" calcext:value-type="float">
            <text:p>0,000061019</text:p>
          </table:table-cell>
          <table:table-cell office:value-type="float" office:value="0.000073502" calcext:value-type="float">
            <text:p>0,000073502</text:p>
          </table:table-cell>
          <table:table-cell office:value-type="float" office:value="0.000063479" calcext:value-type="float">
            <text:p>0,000063479</text:p>
          </table:table-cell>
          <table:table-cell office:value-type="float" office:value="0.000114321" calcext:value-type="float">
            <text:p>0,000114321</text:p>
          </table:table-cell>
          <table:table-cell office:value-type="float" office:value="0.000077871" calcext:value-type="float">
            <text:p>0,000077871</text:p>
          </table:table-cell>
          <table:table-cell office:value-type="float" office:value="0.000058124" calcext:value-type="float">
            <text:p>0,000058124</text:p>
          </table:table-cell>
          <table:table-cell office:value-type="float" office:value="0.000048865" calcext:value-type="float">
            <text:p>0,000048865</text:p>
          </table:table-cell>
          <table:table-cell office:value-type="float" office:value="0.000036972" calcext:value-type="float">
            <text:p>0,000036972</text:p>
          </table:table-cell>
          <table:table-cell office:value-type="float" office:value="0.000093636" calcext:value-type="float">
            <text:p>0,000093636</text:p>
          </table:table-cell>
          <table:table-cell office:value-type="float" office:value="0.000076033" calcext:value-type="float">
            <text:p>0,000076033</text:p>
          </table:table-cell>
          <table:table-cell office:value-type="float" office:value="0.000061504" calcext:value-type="float">
            <text:p>0,000061504</text:p>
          </table:table-cell>
          <table:table-cell office:value-type="float" office:value="0.000062082" calcext:value-type="float">
            <text:p>0,000062082</text:p>
          </table:table-cell>
          <table:table-cell office:value-type="float" office:value="0.000056406" calcext:value-type="float">
            <text:p>0,000056406</text:p>
          </table:table-cell>
          <table:table-cell office:value-type="float" office:value="0.000059844" calcext:value-type="float">
            <text:p>0,000059844</text:p>
          </table:table-cell>
          <table:table-cell office:value-type="float" office:value="0.000063033" calcext:value-type="float">
            <text:p>0,000063033</text:p>
          </table:table-cell>
          <table:table-cell office:value-type="float" office:value="0.000078358" calcext:value-type="float">
            <text:p>0,000078358</text:p>
          </table:table-cell>
          <table:table-cell office:value-type="float" office:value="0.000058853" calcext:value-type="float">
            <text:p>0,000058853</text:p>
          </table:table-cell>
          <table:table-cell office:value-type="float" office:value="0.000062499" calcext:value-type="float">
            <text:p>0,000062499</text:p>
          </table:table-cell>
        </table:table-row>
        <table:table-row table:style-name="ro1">
          <table:table-cell table:number-columns-repeated="10"/>
          <table:table-cell office:value-type="float" office:value="0.000053465" calcext:value-type="float">
            <text:p>0,000053465</text:p>
          </table:table-cell>
          <table:table-cell office:value-type="float" office:value="0.000060935" calcext:value-type="float">
            <text:p>0,000060935</text:p>
          </table:table-cell>
          <table:table-cell table:number-columns-repeated="2"/>
          <table:table-cell office:value-type="float" office:value="0.00003778" calcext:value-type="float">
            <text:p>0,00003778</text:p>
          </table:table-cell>
          <table:table-cell office:value-type="float" office:value="0.000043561" calcext:value-type="float">
            <text:p>0,000043561</text:p>
          </table:table-cell>
          <table:table-cell office:value-type="float" office:value="0.000057763" calcext:value-type="float">
            <text:p>0,000057763</text:p>
          </table:table-cell>
          <table:table-cell office:value-type="float" office:value="0.000070769" calcext:value-type="float">
            <text:p>0,000070769</text:p>
          </table:table-cell>
          <table:table-cell office:value-type="float" office:value="0.000061283" calcext:value-type="float">
            <text:p>0,000061283</text:p>
          </table:table-cell>
          <table:table-cell office:value-type="float" office:value="0.00007272" calcext:value-type="float">
            <text:p>0,00007272</text:p>
          </table:table-cell>
          <table:table-cell office:value-type="float" office:value="0.000058375" calcext:value-type="float">
            <text:p>0,000058375</text:p>
          </table:table-cell>
          <table:table-cell office:value-type="float" office:value="0.000064078" calcext:value-type="float">
            <text:p>0,000064078</text:p>
          </table:table-cell>
          <table:table-cell office:value-type="float" office:value="0.000057294" calcext:value-type="float">
            <text:p>0,000057294</text:p>
          </table:table-cell>
          <table:table-cell office:value-type="float" office:value="0.000057596" calcext:value-type="float">
            <text:p>0,000057596</text:p>
          </table:table-cell>
          <table:table-cell office:value-type="float" office:value="0.000057247" calcext:value-type="float">
            <text:p>0,000057247</text:p>
          </table:table-cell>
          <table:table-cell office:value-type="float" office:value="0.000057273" calcext:value-type="float">
            <text:p>0,000057273</text:p>
          </table:table-cell>
          <table:table-cell office:value-type="float" office:value="0.000061848" calcext:value-type="float">
            <text:p>0,000061848</text:p>
          </table:table-cell>
          <table:table-cell office:value-type="float" office:value="0.000057623" calcext:value-type="float">
            <text:p>0,000057623</text:p>
          </table:table-cell>
          <table:table-cell office:value-type="float" office:value="0.000062352" calcext:value-type="float">
            <text:p>0,000062352</text:p>
          </table:table-cell>
          <table:table-cell office:value-type="float" office:value="0.00005709" calcext:value-type="float">
            <text:p>0,00005709</text:p>
          </table:table-cell>
          <table:table-cell office:value-type="float" office:value="0.000056704" calcext:value-type="float">
            <text:p>0,000056704</text:p>
          </table:table-cell>
          <table:table-cell office:value-type="float" office:value="0.000061725" calcext:value-type="float">
            <text:p>0,000061725</text:p>
          </table:table-cell>
          <table:table-cell office:value-type="float" office:value="0.000057417" calcext:value-type="float">
            <text:p>0,000057417</text:p>
          </table:table-cell>
          <table:table-cell office:value-type="float" office:value="0.000057604" calcext:value-type="float">
            <text:p>0,000057604</text:p>
          </table:table-cell>
        </table:table-row>
        <table:table-row table:style-name="ro1">
          <table:table-cell table:number-columns-repeated="10"/>
          <table:table-cell office:value-type="float" office:value="0.00007542" calcext:value-type="float">
            <text:p>0,00007542</text:p>
          </table:table-cell>
          <table:table-cell office:value-type="float" office:value="0.000057199" calcext:value-type="float">
            <text:p>0,000057199</text:p>
          </table:table-cell>
          <table:table-cell table:number-columns-repeated="2"/>
          <table:table-cell office:value-type="float" office:value="0.000061952" calcext:value-type="float">
            <text:p>0,000061952</text:p>
          </table:table-cell>
          <table:table-cell office:value-type="float" office:value="0.000061347" calcext:value-type="float">
            <text:p>0,000061347</text:p>
          </table:table-cell>
          <table:table-cell office:value-type="float" office:value="0.000061922" calcext:value-type="float">
            <text:p>0,000061922</text:p>
          </table:table-cell>
          <table:table-cell office:value-type="float" office:value="0.000062882" calcext:value-type="float">
            <text:p>0,000062882</text:p>
          </table:table-cell>
          <table:table-cell office:value-type="float" office:value="0.000061162" calcext:value-type="float">
            <text:p>0,000061162</text:p>
          </table:table-cell>
          <table:table-cell office:value-type="float" office:value="0.000060523" calcext:value-type="float">
            <text:p>0,000060523</text:p>
          </table:table-cell>
          <table:table-cell office:value-type="float" office:value="0.000066752" calcext:value-type="float">
            <text:p>0,000066752</text:p>
          </table:table-cell>
          <table:table-cell office:value-type="float" office:value="0.000061508" calcext:value-type="float">
            <text:p>0,000061508</text:p>
          </table:table-cell>
          <table:table-cell office:value-type="float" office:value="0.000061682" calcext:value-type="float">
            <text:p>0,000061682</text:p>
          </table:table-cell>
          <table:table-cell office:value-type="float" office:value="0.000058137" calcext:value-type="float">
            <text:p>0,000058137</text:p>
          </table:table-cell>
          <table:table-cell office:value-type="float" office:value="0.00006804" calcext:value-type="float">
            <text:p>0,00006804</text:p>
          </table:table-cell>
          <table:table-cell office:value-type="float" office:value="0.000068042" calcext:value-type="float">
            <text:p>0,000068042</text:p>
          </table:table-cell>
          <table:table-cell office:value-type="float" office:value="0.000058038" calcext:value-type="float">
            <text:p>0,000058038</text:p>
          </table:table-cell>
          <table:table-cell office:value-type="float" office:value="0.000063024" calcext:value-type="float">
            <text:p>0,000063024</text:p>
          </table:table-cell>
          <table:table-cell office:value-type="float" office:value="0.000063837" calcext:value-type="float">
            <text:p>0,000063837</text:p>
          </table:table-cell>
          <table:table-cell office:value-type="float" office:value="0.000061384" calcext:value-type="float">
            <text:p>0,000061384</text:p>
          </table:table-cell>
          <table:table-cell office:value-type="float" office:value="0.000061206" calcext:value-type="float">
            <text:p>0,000061206</text:p>
          </table:table-cell>
          <table:table-cell office:value-type="float" office:value="0.000055825" calcext:value-type="float">
            <text:p>0,000055825</text:p>
          </table:table-cell>
          <table:table-cell office:value-type="float" office:value="0.000058208" calcext:value-type="float">
            <text:p>0,000058208</text:p>
          </table:table-cell>
          <table:table-cell office:value-type="float" office:value="0.000064277" calcext:value-type="float">
            <text:p>0,000064277</text:p>
          </table:table-cell>
        </table:table-row>
        <table:table-row table:style-name="ro1">
          <table:table-cell table:number-columns-repeated="10"/>
          <table:table-cell office:value-type="float" office:value="0.000058921" calcext:value-type="float">
            <text:p>0,000058921</text:p>
          </table:table-cell>
          <table:table-cell office:value-type="float" office:value="0.000073951" calcext:value-type="float">
            <text:p>0,000073951</text:p>
          </table:table-cell>
          <table:table-cell table:number-columns-repeated="2"/>
          <table:table-cell office:value-type="float" office:value="0.000068441" calcext:value-type="float">
            <text:p>0,000068441</text:p>
          </table:table-cell>
          <table:table-cell office:value-type="float" office:value="0.000063877" calcext:value-type="float">
            <text:p>0,000063877</text:p>
          </table:table-cell>
          <table:table-cell office:value-type="float" office:value="0.000058533" calcext:value-type="float">
            <text:p>0,000058533</text:p>
          </table:table-cell>
          <table:table-cell office:value-type="float" office:value="0.000056993" calcext:value-type="float">
            <text:p>0,000056993</text:p>
          </table:table-cell>
          <table:table-cell office:value-type="float" office:value="0.000061272" calcext:value-type="float">
            <text:p>0,000061272</text:p>
          </table:table-cell>
          <table:table-cell office:value-type="float" office:value="0.000061188" calcext:value-type="float">
            <text:p>0,000061188</text:p>
          </table:table-cell>
          <table:table-cell office:value-type="float" office:value="0.000062564" calcext:value-type="float">
            <text:p>0,000062564</text:p>
          </table:table-cell>
          <table:table-cell office:value-type="float" office:value="0.000057622" calcext:value-type="float">
            <text:p>0,000057622</text:p>
          </table:table-cell>
          <table:table-cell office:value-type="float" office:value="0.000057299" calcext:value-type="float">
            <text:p>0,000057299</text:p>
          </table:table-cell>
          <table:table-cell office:value-type="float" office:value="0.000057323" calcext:value-type="float">
            <text:p>0,000057323</text:p>
          </table:table-cell>
          <table:table-cell office:value-type="float" office:value="0.000069685" calcext:value-type="float">
            <text:p>0,000069685</text:p>
          </table:table-cell>
          <table:table-cell office:value-type="float" office:value="0.000062864" calcext:value-type="float">
            <text:p>0,000062864</text:p>
          </table:table-cell>
          <table:table-cell office:value-type="float" office:value="0.000072942" calcext:value-type="float">
            <text:p>0,000072942</text:p>
          </table:table-cell>
          <table:table-cell office:value-type="float" office:value="0.000047215" calcext:value-type="float">
            <text:p>0,000047215</text:p>
          </table:table-cell>
          <table:table-cell office:value-type="float" office:value="0.000038077" calcext:value-type="float">
            <text:p>0,000038077</text:p>
          </table:table-cell>
          <table:table-cell office:value-type="float" office:value="0.000054661" calcext:value-type="float">
            <text:p>0,000054661</text:p>
          </table:table-cell>
          <table:table-cell office:value-type="float" office:value="0.000054971" calcext:value-type="float">
            <text:p>0,000054971</text:p>
          </table:table-cell>
          <table:table-cell office:value-type="float" office:value="0.000061245" calcext:value-type="float">
            <text:p>0,000061245</text:p>
          </table:table-cell>
          <table:table-cell office:value-type="float" office:value="0.000062527" calcext:value-type="float">
            <text:p>0,000062527</text:p>
          </table:table-cell>
          <table:table-cell office:value-type="float" office:value="0.000061263" calcext:value-type="float">
            <text:p>0,000061263</text:p>
          </table:table-cell>
        </table:table-row>
        <table:table-row table:style-name="ro1">
          <table:table-cell table:number-columns-repeated="10"/>
          <table:table-cell office:value-type="float" office:value="0.000058771" calcext:value-type="float">
            <text:p>0,000058771</text:p>
          </table:table-cell>
          <table:table-cell office:value-type="float" office:value="0.000076031" calcext:value-type="float">
            <text:p>0,000076031</text:p>
          </table:table-cell>
          <table:table-cell table:number-columns-repeated="2"/>
          <table:table-cell office:value-type="float" office:value="0.000061528" calcext:value-type="float">
            <text:p>0,000061528</text:p>
          </table:table-cell>
          <table:table-cell office:value-type="float" office:value="0.000062642" calcext:value-type="float">
            <text:p>0,000062642</text:p>
          </table:table-cell>
          <table:table-cell office:value-type="float" office:value="0.000062402" calcext:value-type="float">
            <text:p>0,000062402</text:p>
          </table:table-cell>
          <table:table-cell office:value-type="float" office:value="0.000058421" calcext:value-type="float">
            <text:p>0,000058421</text:p>
          </table:table-cell>
          <table:table-cell office:value-type="float" office:value="0.000041925" calcext:value-type="float">
            <text:p>0,000041925</text:p>
          </table:table-cell>
          <table:table-cell office:value-type="float" office:value="0.000064079" calcext:value-type="float">
            <text:p>0,000064079</text:p>
          </table:table-cell>
          <table:table-cell office:value-type="float" office:value="0.000063984" calcext:value-type="float">
            <text:p>0,000063984</text:p>
          </table:table-cell>
          <table:table-cell office:value-type="float" office:value="0.000065121" calcext:value-type="float">
            <text:p>0,000065121</text:p>
          </table:table-cell>
          <table:table-cell office:value-type="float" office:value="0.000064616" calcext:value-type="float">
            <text:p>0,000064616</text:p>
          </table:table-cell>
          <table:table-cell office:value-type="float" office:value="0.000060535" calcext:value-type="float">
            <text:p>0,000060535</text:p>
          </table:table-cell>
          <table:table-cell office:value-type="float" office:value="0.000060555" calcext:value-type="float">
            <text:p>0,000060555</text:p>
          </table:table-cell>
          <table:table-cell office:value-type="float" office:value="0.000061525" calcext:value-type="float">
            <text:p>0,000061525</text:p>
          </table:table-cell>
          <table:table-cell office:value-type="float" office:value="0.000062688" calcext:value-type="float">
            <text:p>0,000062688</text:p>
          </table:table-cell>
          <table:table-cell office:value-type="float" office:value="0.000058238" calcext:value-type="float">
            <text:p>0,000058238</text:p>
          </table:table-cell>
          <table:table-cell office:value-type="float" office:value="0.00006065" calcext:value-type="float">
            <text:p>0,00006065</text:p>
          </table:table-cell>
          <table:table-cell office:value-type="float" office:value="0.000067726" calcext:value-type="float">
            <text:p>0,000067726</text:p>
          </table:table-cell>
          <table:table-cell office:value-type="float" office:value="0.000064002" calcext:value-type="float">
            <text:p>0,000064002</text:p>
          </table:table-cell>
          <table:table-cell office:value-type="float" office:value="0.000062137" calcext:value-type="float">
            <text:p>0,000062137</text:p>
          </table:table-cell>
          <table:table-cell office:value-type="float" office:value="0.000063778" calcext:value-type="float">
            <text:p>0,000063778</text:p>
          </table:table-cell>
          <table:table-cell office:value-type="float" office:value="0.000135479" calcext:value-type="float">
            <text:p>0,000135479</text:p>
          </table:table-cell>
        </table:table-row>
        <table:table-row table:style-name="ro1">
          <table:table-cell table:number-columns-repeated="10"/>
          <table:table-cell office:value-type="float" office:value="0.000056118" calcext:value-type="float">
            <text:p>0,000056118</text:p>
          </table:table-cell>
          <table:table-cell office:value-type="float" office:value="0.000059106" calcext:value-type="float">
            <text:p>0,000059106</text:p>
          </table:table-cell>
          <table:table-cell table:number-columns-repeated="2"/>
          <table:table-cell office:value-type="float" office:value="0.000060983" calcext:value-type="float">
            <text:p>0,000060983</text:p>
          </table:table-cell>
          <table:table-cell office:value-type="float" office:value="0.000060955" calcext:value-type="float">
            <text:p>0,000060955</text:p>
          </table:table-cell>
          <table:table-cell office:value-type="float" office:value="0.000059817" calcext:value-type="float">
            <text:p>0,000059817</text:p>
          </table:table-cell>
          <table:table-cell office:value-type="float" office:value="0.000065365" calcext:value-type="float">
            <text:p>0,000065365</text:p>
          </table:table-cell>
          <table:table-cell office:value-type="float" office:value="0.000063405" calcext:value-type="float">
            <text:p>0,000063405</text:p>
          </table:table-cell>
          <table:table-cell office:value-type="float" office:value="0.000080024" calcext:value-type="float">
            <text:p>0,000080024</text:p>
          </table:table-cell>
          <table:table-cell office:value-type="float" office:value="0.00006741" calcext:value-type="float">
            <text:p>0,00006741</text:p>
          </table:table-cell>
          <table:table-cell office:value-type="float" office:value="0.000077319" calcext:value-type="float">
            <text:p>0,000077319</text:p>
          </table:table-cell>
          <table:table-cell office:value-type="float" office:value="0.000057692" calcext:value-type="float">
            <text:p>0,000057692</text:p>
          </table:table-cell>
          <table:table-cell office:value-type="float" office:value="0.000061984" calcext:value-type="float">
            <text:p>0,000061984</text:p>
          </table:table-cell>
          <table:table-cell office:value-type="float" office:value="0.000081783" calcext:value-type="float">
            <text:p>0,000081783</text:p>
          </table:table-cell>
          <table:table-cell office:value-type="float" office:value="0.00007617" calcext:value-type="float">
            <text:p>0,00007617</text:p>
          </table:table-cell>
          <table:table-cell office:value-type="float" office:value="0.000063236" calcext:value-type="float">
            <text:p>0,000063236</text:p>
          </table:table-cell>
          <table:table-cell office:value-type="float" office:value="0.00005589" calcext:value-type="float">
            <text:p>0,00005589</text:p>
          </table:table-cell>
          <table:table-cell office:value-type="float" office:value="0.000041388" calcext:value-type="float">
            <text:p>0,000041388</text:p>
          </table:table-cell>
          <table:table-cell office:value-type="float" office:value="0.000037899" calcext:value-type="float">
            <text:p>0,000037899</text:p>
          </table:table-cell>
          <table:table-cell office:value-type="float" office:value="0.000053369" calcext:value-type="float">
            <text:p>0,000053369</text:p>
          </table:table-cell>
          <table:table-cell office:value-type="float" office:value="0.000038166" calcext:value-type="float">
            <text:p>0,000038166</text:p>
          </table:table-cell>
          <table:table-cell office:value-type="float" office:value="0.000046804" calcext:value-type="float">
            <text:p>0,000046804</text:p>
          </table:table-cell>
          <table:table-cell office:value-type="float" office:value="0.000052934" calcext:value-type="float">
            <text:p>0,000052934</text:p>
          </table:table-cell>
        </table:table-row>
        <table:table-row table:style-name="ro1">
          <table:table-cell table:number-columns-repeated="10"/>
          <table:table-cell office:value-type="float" office:value="0.000060729" calcext:value-type="float">
            <text:p>0,000060729</text:p>
          </table:table-cell>
          <table:table-cell office:value-type="float" office:value="0.000058939" calcext:value-type="float">
            <text:p>0,000058939</text:p>
          </table:table-cell>
          <table:table-cell table:number-columns-repeated="2"/>
          <table:table-cell office:value-type="float" office:value="0.000059043" calcext:value-type="float">
            <text:p>0,000059043</text:p>
          </table:table-cell>
          <table:table-cell office:value-type="float" office:value="0.000056014" calcext:value-type="float">
            <text:p>0,000056014</text:p>
          </table:table-cell>
          <table:table-cell office:value-type="float" office:value="0.000062077" calcext:value-type="float">
            <text:p>0,000062077</text:p>
          </table:table-cell>
          <table:table-cell office:value-type="float" office:value="0.000055581" calcext:value-type="float">
            <text:p>0,000055581</text:p>
          </table:table-cell>
          <table:table-cell office:value-type="float" office:value="0.000063891" calcext:value-type="float">
            <text:p>0,000063891</text:p>
          </table:table-cell>
          <table:table-cell office:value-type="float" office:value="0.00006267" calcext:value-type="float">
            <text:p>0,00006267</text:p>
          </table:table-cell>
          <table:table-cell office:value-type="float" office:value="0.000075669" calcext:value-type="float">
            <text:p>0,000075669</text:p>
          </table:table-cell>
          <table:table-cell office:value-type="float" office:value="0.000059292" calcext:value-type="float">
            <text:p>0,000059292</text:p>
          </table:table-cell>
          <table:table-cell office:value-type="float" office:value="0.00005753" calcext:value-type="float">
            <text:p>0,00005753</text:p>
          </table:table-cell>
          <table:table-cell office:value-type="float" office:value="0.000061233" calcext:value-type="float">
            <text:p>0,000061233</text:p>
          </table:table-cell>
          <table:table-cell office:value-type="float" office:value="0.000052078" calcext:value-type="float">
            <text:p>0,000052078</text:p>
          </table:table-cell>
          <table:table-cell office:value-type="float" office:value="0.000041943" calcext:value-type="float">
            <text:p>0,000041943</text:p>
          </table:table-cell>
          <table:table-cell office:value-type="float" office:value="0.000054473" calcext:value-type="float">
            <text:p>0,000054473</text:p>
          </table:table-cell>
          <table:table-cell office:value-type="float" office:value="0.000061406" calcext:value-type="float">
            <text:p>0,000061406</text:p>
          </table:table-cell>
          <table:table-cell office:value-type="float" office:value="0.000060526" calcext:value-type="float">
            <text:p>0,000060526</text:p>
          </table:table-cell>
          <table:table-cell office:value-type="float" office:value="0.000061489" calcext:value-type="float">
            <text:p>0,000061489</text:p>
          </table:table-cell>
          <table:table-cell office:value-type="float" office:value="0.000061182" calcext:value-type="float">
            <text:p>0,000061182</text:p>
          </table:table-cell>
          <table:table-cell office:value-type="float" office:value="0.000057228" calcext:value-type="float">
            <text:p>0,000057228</text:p>
          </table:table-cell>
          <table:table-cell office:value-type="float" office:value="0.000079255" calcext:value-type="float">
            <text:p>0,000079255</text:p>
          </table:table-cell>
          <table:table-cell office:value-type="float" office:value="0.000061791" calcext:value-type="float">
            <text:p>0,000061791</text:p>
          </table:table-cell>
        </table:table-row>
        <table:table-row table:style-name="ro1">
          <table:table-cell table:number-columns-repeated="10"/>
          <table:table-cell office:value-type="float" office:value="0.000059579" calcext:value-type="float">
            <text:p>0,000059579</text:p>
          </table:table-cell>
          <table:table-cell office:value-type="float" office:value="0.000059246" calcext:value-type="float">
            <text:p>0,000059246</text:p>
          </table:table-cell>
          <table:table-cell table:number-columns-repeated="2"/>
          <table:table-cell office:value-type="float" office:value="0.000056373" calcext:value-type="float">
            <text:p>0,000056373</text:p>
          </table:table-cell>
          <table:table-cell office:value-type="float" office:value="0.00005958" calcext:value-type="float">
            <text:p>0,00005958</text:p>
          </table:table-cell>
          <table:table-cell office:value-type="float" office:value="0.000063931" calcext:value-type="float">
            <text:p>0,000063931</text:p>
          </table:table-cell>
          <table:table-cell office:value-type="float" office:value="0.000073406" calcext:value-type="float">
            <text:p>0,000073406</text:p>
          </table:table-cell>
          <table:table-cell office:value-type="float" office:value="0.000062422" calcext:value-type="float">
            <text:p>0,000062422</text:p>
          </table:table-cell>
          <table:table-cell office:value-type="float" office:value="0.000060277" calcext:value-type="float">
            <text:p>0,000060277</text:p>
          </table:table-cell>
          <table:table-cell office:value-type="float" office:value="0.000057916" calcext:value-type="float">
            <text:p>0,000057916</text:p>
          </table:table-cell>
          <table:table-cell office:value-type="float" office:value="0.000053739" calcext:value-type="float">
            <text:p>0,000053739</text:p>
          </table:table-cell>
          <table:table-cell office:value-type="float" office:value="0.000064455" calcext:value-type="float">
            <text:p>0,000064455</text:p>
          </table:table-cell>
          <table:table-cell office:value-type="float" office:value="0.000064348" calcext:value-type="float">
            <text:p>0,000064348</text:p>
          </table:table-cell>
          <table:table-cell office:value-type="float" office:value="0.00006241" calcext:value-type="float">
            <text:p>0,00006241</text:p>
          </table:table-cell>
          <table:table-cell office:value-type="float" office:value="0.000062959" calcext:value-type="float">
            <text:p>0,000062959</text:p>
          </table:table-cell>
          <table:table-cell office:value-type="float" office:value="0.000045797" calcext:value-type="float">
            <text:p>0,000045797</text:p>
          </table:table-cell>
          <table:table-cell office:value-type="float" office:value="0.000061968" calcext:value-type="float">
            <text:p>0,000061968</text:p>
          </table:table-cell>
          <table:table-cell office:value-type="float" office:value="0.000056245" calcext:value-type="float">
            <text:p>0,000056245</text:p>
          </table:table-cell>
          <table:table-cell office:value-type="float" office:value="0.000059056" calcext:value-type="float">
            <text:p>0,000059056</text:p>
          </table:table-cell>
          <table:table-cell office:value-type="float" office:value="0.000057433" calcext:value-type="float">
            <text:p>0,000057433</text:p>
          </table:table-cell>
          <table:table-cell office:value-type="float" office:value="0.000067501" calcext:value-type="float">
            <text:p>0,000067501</text:p>
          </table:table-cell>
          <table:table-cell office:value-type="float" office:value="0.00004848" calcext:value-type="float">
            <text:p>0,00004848</text:p>
          </table:table-cell>
          <table:table-cell office:value-type="float" office:value="0.000045178" calcext:value-type="float">
            <text:p>0,000045178</text:p>
          </table:table-cell>
        </table:table-row>
        <table:table-row table:style-name="ro1">
          <table:table-cell table:number-columns-repeated="10"/>
          <table:table-cell office:value-type="float" office:value="0.000060509" calcext:value-type="float">
            <text:p>0,000060509</text:p>
          </table:table-cell>
          <table:table-cell office:value-type="float" office:value="0.0000647" calcext:value-type="float">
            <text:p>0,0000647</text:p>
          </table:table-cell>
          <table:table-cell table:number-columns-repeated="2"/>
          <table:table-cell office:value-type="float" office:value="0.000074618" calcext:value-type="float">
            <text:p>0,000074618</text:p>
          </table:table-cell>
          <table:table-cell office:value-type="float" office:value="0.000059244" calcext:value-type="float">
            <text:p>0,000059244</text:p>
          </table:table-cell>
          <table:table-cell office:value-type="float" office:value="0.000062431" calcext:value-type="float">
            <text:p>0,000062431</text:p>
          </table:table-cell>
          <table:table-cell office:value-type="float" office:value="0.00005652" calcext:value-type="float">
            <text:p>0,00005652</text:p>
          </table:table-cell>
          <table:table-cell office:value-type="float" office:value="0.000063596" calcext:value-type="float">
            <text:p>0,000063596</text:p>
          </table:table-cell>
          <table:table-cell office:value-type="float" office:value="0.00005778" calcext:value-type="float">
            <text:p>0,00005778</text:p>
          </table:table-cell>
          <table:table-cell office:value-type="float" office:value="0.000056876" calcext:value-type="float">
            <text:p>0,000056876</text:p>
          </table:table-cell>
          <table:table-cell office:value-type="float" office:value="0.000060683" calcext:value-type="float">
            <text:p>0,000060683</text:p>
          </table:table-cell>
          <table:table-cell office:value-type="float" office:value="0.000061733" calcext:value-type="float">
            <text:p>0,000061733</text:p>
          </table:table-cell>
          <table:table-cell office:value-type="float" office:value="0.000058408" calcext:value-type="float">
            <text:p>0,000058408</text:p>
          </table:table-cell>
          <table:table-cell office:value-type="float" office:value="0.000046449" calcext:value-type="float">
            <text:p>0,000046449</text:p>
          </table:table-cell>
          <table:table-cell office:value-type="float" office:value="0.000041139" calcext:value-type="float">
            <text:p>0,000041139</text:p>
          </table:table-cell>
          <table:table-cell office:value-type="float" office:value="0.000040884" calcext:value-type="float">
            <text:p>0,000040884</text:p>
          </table:table-cell>
          <table:table-cell office:value-type="float" office:value="0.000041491" calcext:value-type="float">
            <text:p>0,000041491</text:p>
          </table:table-cell>
          <table:table-cell office:value-type="float" office:value="0.00003703" calcext:value-type="float">
            <text:p>0,00003703</text:p>
          </table:table-cell>
          <table:table-cell office:value-type="float" office:value="0.000051963" calcext:value-type="float">
            <text:p>0,000051963</text:p>
          </table:table-cell>
          <table:table-cell office:value-type="float" office:value="0.000040977" calcext:value-type="float">
            <text:p>0,000040977</text:p>
          </table:table-cell>
          <table:table-cell office:value-type="float" office:value="0.000087394" calcext:value-type="float">
            <text:p>0,000087394</text:p>
          </table:table-cell>
          <table:table-cell office:value-type="float" office:value="0.000059414" calcext:value-type="float">
            <text:p>0,000059414</text:p>
          </table:table-cell>
          <table:table-cell office:value-type="float" office:value="0.000040479" calcext:value-type="float">
            <text:p>0,000040479</text:p>
          </table:table-cell>
        </table:table-row>
        <table:table-row table:style-name="ro1">
          <table:table-cell table:number-columns-repeated="10"/>
          <table:table-cell office:value-type="float" office:value="0.000061295" calcext:value-type="float">
            <text:p>0,000061295</text:p>
          </table:table-cell>
          <table:table-cell office:value-type="float" office:value="0.000062506" calcext:value-type="float">
            <text:p>0,000062506</text:p>
          </table:table-cell>
          <table:table-cell table:number-columns-repeated="2"/>
          <table:table-cell office:value-type="float" office:value="0.000058281" calcext:value-type="float">
            <text:p>0,000058281</text:p>
          </table:table-cell>
          <table:table-cell office:value-type="float" office:value="0.000067706" calcext:value-type="float">
            <text:p>0,000067706</text:p>
          </table:table-cell>
          <table:table-cell office:value-type="float" office:value="0.00006208" calcext:value-type="float">
            <text:p>0,00006208</text:p>
          </table:table-cell>
          <table:table-cell office:value-type="float" office:value="0.000058084" calcext:value-type="float">
            <text:p>0,000058084</text:p>
          </table:table-cell>
          <table:table-cell office:value-type="float" office:value="0.000057161" calcext:value-type="float">
            <text:p>0,000057161</text:p>
          </table:table-cell>
          <table:table-cell office:value-type="float" office:value="0.00005915" calcext:value-type="float">
            <text:p>0,00005915</text:p>
          </table:table-cell>
          <table:table-cell office:value-type="float" office:value="0.000061283" calcext:value-type="float">
            <text:p>0,000061283</text:p>
          </table:table-cell>
          <table:table-cell office:value-type="float" office:value="0.000060619" calcext:value-type="float">
            <text:p>0,000060619</text:p>
          </table:table-cell>
          <table:table-cell office:value-type="float" office:value="0.000060595" calcext:value-type="float">
            <text:p>0,000060595</text:p>
          </table:table-cell>
          <table:table-cell office:value-type="float" office:value="0.000061135" calcext:value-type="float">
            <text:p>0,000061135</text:p>
          </table:table-cell>
          <table:table-cell office:value-type="float" office:value="0.000049169" calcext:value-type="float">
            <text:p>0,000049169</text:p>
          </table:table-cell>
          <table:table-cell office:value-type="float" office:value="0.000056369" calcext:value-type="float">
            <text:p>0,000056369</text:p>
          </table:table-cell>
          <table:table-cell office:value-type="float" office:value="0.00004108" calcext:value-type="float">
            <text:p>0,00004108</text:p>
          </table:table-cell>
          <table:table-cell office:value-type="float" office:value="0.000037561" calcext:value-type="float">
            <text:p>0,000037561</text:p>
          </table:table-cell>
          <table:table-cell office:value-type="float" office:value="0.0000637" calcext:value-type="float">
            <text:p>0,0000637</text:p>
          </table:table-cell>
          <table:table-cell office:value-type="float" office:value="0.000041903" calcext:value-type="float">
            <text:p>0,000041903</text:p>
          </table:table-cell>
          <table:table-cell office:value-type="float" office:value="0.000073473" calcext:value-type="float">
            <text:p>0,000073473</text:p>
          </table:table-cell>
          <table:table-cell office:value-type="float" office:value="0.000051827" calcext:value-type="float">
            <text:p>0,000051827</text:p>
          </table:table-cell>
          <table:table-cell office:value-type="float" office:value="0.000040714" calcext:value-type="float">
            <text:p>0,000040714</text:p>
          </table:table-cell>
          <table:table-cell office:value-type="float" office:value="0.00005398" calcext:value-type="float">
            <text:p>0,00005398</text:p>
          </table:table-cell>
        </table:table-row>
        <table:table-row table:style-name="ro1">
          <table:table-cell table:number-columns-repeated="10"/>
          <table:table-cell office:value-type="float" office:value="0.00006373" calcext:value-type="float">
            <text:p>0,00006373</text:p>
          </table:table-cell>
          <table:table-cell office:value-type="float" office:value="0.000052312" calcext:value-type="float">
            <text:p>0,000052312</text:p>
          </table:table-cell>
          <table:table-cell table:number-columns-repeated="2"/>
          <table:table-cell office:value-type="float" office:value="0.000065424" calcext:value-type="float">
            <text:p>0,000065424</text:p>
          </table:table-cell>
          <table:table-cell office:value-type="float" office:value="0.00009389" calcext:value-type="float">
            <text:p>0,00009389</text:p>
          </table:table-cell>
          <table:table-cell office:value-type="float" office:value="0.00006155" calcext:value-type="float">
            <text:p>0,00006155</text:p>
          </table:table-cell>
          <table:table-cell office:value-type="float" office:value="0.000074399" calcext:value-type="float">
            <text:p>0,000074399</text:p>
          </table:table-cell>
          <table:table-cell office:value-type="float" office:value="0.000075463" calcext:value-type="float">
            <text:p>0,000075463</text:p>
          </table:table-cell>
          <table:table-cell office:value-type="float" office:value="0.000059467" calcext:value-type="float">
            <text:p>0,000059467</text:p>
          </table:table-cell>
          <table:table-cell office:value-type="float" office:value="0.000059273" calcext:value-type="float">
            <text:p>0,000059273</text:p>
          </table:table-cell>
          <table:table-cell office:value-type="float" office:value="0.000062257" calcext:value-type="float">
            <text:p>0,000062257</text:p>
          </table:table-cell>
          <table:table-cell office:value-type="float" office:value="0.000058159" calcext:value-type="float">
            <text:p>0,000058159</text:p>
          </table:table-cell>
          <table:table-cell office:value-type="float" office:value="0.000063539" calcext:value-type="float">
            <text:p>0,000063539</text:p>
          </table:table-cell>
          <table:table-cell office:value-type="float" office:value="0.00003946" calcext:value-type="float">
            <text:p>0,00003946</text:p>
          </table:table-cell>
          <table:table-cell office:value-type="float" office:value="0.000049848" calcext:value-type="float">
            <text:p>0,000049848</text:p>
          </table:table-cell>
          <table:table-cell office:value-type="float" office:value="0.000082338" calcext:value-type="float">
            <text:p>0,000082338</text:p>
          </table:table-cell>
          <table:table-cell office:value-type="float" office:value="0.00006515" calcext:value-type="float">
            <text:p>0,00006515</text:p>
          </table:table-cell>
          <table:table-cell office:value-type="float" office:value="0.000062645" calcext:value-type="float">
            <text:p>0,000062645</text:p>
          </table:table-cell>
          <table:table-cell office:value-type="float" office:value="0.000071199" calcext:value-type="float">
            <text:p>0,000071199</text:p>
          </table:table-cell>
          <table:table-cell office:value-type="float" office:value="0.000080175" calcext:value-type="float">
            <text:p>0,000080175</text:p>
          </table:table-cell>
          <table:table-cell office:value-type="float" office:value="0.000057101" calcext:value-type="float">
            <text:p>0,000057101</text:p>
          </table:table-cell>
          <table:table-cell office:value-type="float" office:value="0.000060426" calcext:value-type="float">
            <text:p>0,000060426</text:p>
          </table:table-cell>
          <table:table-cell office:value-type="float" office:value="0.000069769" calcext:value-type="float">
            <text:p>0,000069769</text:p>
          </table:table-cell>
        </table:table-row>
        <table:table-row table:style-name="ro1">
          <table:table-cell table:number-columns-repeated="10"/>
          <table:table-cell office:value-type="float" office:value="0.000058811" calcext:value-type="float">
            <text:p>0,000058811</text:p>
          </table:table-cell>
          <table:table-cell office:value-type="float" office:value="0.000063459" calcext:value-type="float">
            <text:p>0,000063459</text:p>
          </table:table-cell>
          <table:table-cell table:number-columns-repeated="2"/>
          <table:table-cell office:value-type="float" office:value="0.000058556" calcext:value-type="float">
            <text:p>0,000058556</text:p>
          </table:table-cell>
          <table:table-cell office:value-type="float" office:value="0.000063545" calcext:value-type="float">
            <text:p>0,000063545</text:p>
          </table:table-cell>
          <table:table-cell office:value-type="float" office:value="0.000063162" calcext:value-type="float">
            <text:p>0,000063162</text:p>
          </table:table-cell>
          <table:table-cell office:value-type="float" office:value="0.000055906" calcext:value-type="float">
            <text:p>0,000055906</text:p>
          </table:table-cell>
          <table:table-cell office:value-type="float" office:value="0.000061058" calcext:value-type="float">
            <text:p>0,000061058</text:p>
          </table:table-cell>
          <table:table-cell office:value-type="float" office:value="0.000061949" calcext:value-type="float">
            <text:p>0,000061949</text:p>
          </table:table-cell>
          <table:table-cell office:value-type="float" office:value="0.000057645" calcext:value-type="float">
            <text:p>0,000057645</text:p>
          </table:table-cell>
          <table:table-cell office:value-type="float" office:value="0.000064071" calcext:value-type="float">
            <text:p>0,000064071</text:p>
          </table:table-cell>
          <table:table-cell office:value-type="float" office:value="0.00005708" calcext:value-type="float">
            <text:p>0,00005708</text:p>
          </table:table-cell>
          <table:table-cell office:value-type="float" office:value="0.000077222" calcext:value-type="float">
            <text:p>0,000077222</text:p>
          </table:table-cell>
          <table:table-cell office:value-type="float" office:value="0.000057576" calcext:value-type="float">
            <text:p>0,000057576</text:p>
          </table:table-cell>
          <table:table-cell office:value-type="float" office:value="0.000094384" calcext:value-type="float">
            <text:p>0,000094384</text:p>
          </table:table-cell>
          <table:table-cell office:value-type="float" office:value="0.000076054" calcext:value-type="float">
            <text:p>0,000076054</text:p>
          </table:table-cell>
          <table:table-cell office:value-type="float" office:value="0.000062514" calcext:value-type="float">
            <text:p>0,000062514</text:p>
          </table:table-cell>
          <table:table-cell office:value-type="float" office:value="0.0000689" calcext:value-type="float">
            <text:p>0,0000689</text:p>
          </table:table-cell>
          <table:table-cell office:value-type="float" office:value="0.000061402" calcext:value-type="float">
            <text:p>0,000061402</text:p>
          </table:table-cell>
          <table:table-cell office:value-type="float" office:value="0.000058974" calcext:value-type="float">
            <text:p>0,000058974</text:p>
          </table:table-cell>
          <table:table-cell office:value-type="float" office:value="0.000062374" calcext:value-type="float">
            <text:p>0,000062374</text:p>
          </table:table-cell>
          <table:table-cell office:value-type="float" office:value="0.000059307" calcext:value-type="float">
            <text:p>0,000059307</text:p>
          </table:table-cell>
          <table:table-cell office:value-type="float" office:value="0.000059959" calcext:value-type="float">
            <text:p>0,000059959</text:p>
          </table:table-cell>
        </table:table-row>
        <table:table-row table:style-name="ro1">
          <table:table-cell table:number-columns-repeated="10"/>
          <table:table-cell office:value-type="float" office:value="0.000060872" calcext:value-type="float">
            <text:p>0,000060872</text:p>
          </table:table-cell>
          <table:table-cell office:value-type="float" office:value="0.000056701" calcext:value-type="float">
            <text:p>0,000056701</text:p>
          </table:table-cell>
          <table:table-cell table:number-columns-repeated="2"/>
          <table:table-cell office:value-type="float" office:value="0.000059506" calcext:value-type="float">
            <text:p>0,000059506</text:p>
          </table:table-cell>
          <table:table-cell office:value-type="float" office:value="0.000065308" calcext:value-type="float">
            <text:p>0,000065308</text:p>
          </table:table-cell>
          <table:table-cell office:value-type="float" office:value="0.000056256" calcext:value-type="float">
            <text:p>0,000056256</text:p>
          </table:table-cell>
          <table:table-cell office:value-type="float" office:value="0.000060316" calcext:value-type="float">
            <text:p>0,000060316</text:p>
          </table:table-cell>
          <table:table-cell office:value-type="float" office:value="0.000058113" calcext:value-type="float">
            <text:p>0,000058113</text:p>
          </table:table-cell>
          <table:table-cell office:value-type="float" office:value="0.000057954" calcext:value-type="float">
            <text:p>0,000057954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56043" calcext:value-type="float">
            <text:p>0,000056043</text:p>
          </table:table-cell>
          <table:table-cell office:value-type="float" office:value="0.000054505" calcext:value-type="float">
            <text:p>0,000054505</text:p>
          </table:table-cell>
          <table:table-cell office:value-type="float" office:value="0.000060855" calcext:value-type="float">
            <text:p>0,000060855</text:p>
          </table:table-cell>
          <table:table-cell office:value-type="float" office:value="0.000075566" calcext:value-type="float">
            <text:p>0,000075566</text:p>
          </table:table-cell>
          <table:table-cell office:value-type="float" office:value="0.00007698" calcext:value-type="float">
            <text:p>0,00007698</text:p>
          </table:table-cell>
          <table:table-cell office:value-type="float" office:value="0.00008104" calcext:value-type="float">
            <text:p>0,00008104</text:p>
          </table:table-cell>
          <table:table-cell office:value-type="float" office:value="0.000056858" calcext:value-type="float">
            <text:p>0,000056858</text:p>
          </table:table-cell>
          <table:table-cell office:value-type="float" office:value="0.000074322" calcext:value-type="float">
            <text:p>0,000074322</text:p>
          </table:table-cell>
          <table:table-cell office:value-type="float" office:value="0.000059407" calcext:value-type="float">
            <text:p>0,000059407</text:p>
          </table:table-cell>
          <table:table-cell office:value-type="float" office:value="0.000056998" calcext:value-type="float">
            <text:p>0,000056998</text:p>
          </table:table-cell>
          <table:table-cell office:value-type="float" office:value="0.000071234" calcext:value-type="float">
            <text:p>0,000071234</text:p>
          </table:table-cell>
          <table:table-cell office:value-type="float" office:value="0.000068008" calcext:value-type="float">
            <text:p>0,000068008</text:p>
          </table:table-cell>
          <table:table-cell office:value-type="float" office:value="0.000063169" calcext:value-type="float">
            <text:p>0,000063169</text:p>
          </table:table-cell>
        </table:table-row>
        <table:table-row table:style-name="ro1">
          <table:table-cell table:number-columns-repeated="10"/>
          <table:table-cell office:value-type="float" office:value="0.000056615" calcext:value-type="float">
            <text:p>0,000056615</text:p>
          </table:table-cell>
          <table:table-cell office:value-type="float" office:value="0.000061051" calcext:value-type="float">
            <text:p>0,000061051</text:p>
          </table:table-cell>
          <table:table-cell table:number-columns-repeated="2"/>
          <table:table-cell office:value-type="float" office:value="0.000074713" calcext:value-type="float">
            <text:p>0,000074713</text:p>
          </table:table-cell>
          <table:table-cell office:value-type="float" office:value="0.000085876" calcext:value-type="float">
            <text:p>0,000085876</text:p>
          </table:table-cell>
          <table:table-cell office:value-type="float" office:value="0.00006041" calcext:value-type="float">
            <text:p>0,00006041</text:p>
          </table:table-cell>
          <table:table-cell office:value-type="float" office:value="0.000057876" calcext:value-type="float">
            <text:p>0,000057876</text:p>
          </table:table-cell>
          <table:table-cell office:value-type="float" office:value="0.000056601" calcext:value-type="float">
            <text:p>0,000056601</text:p>
          </table:table-cell>
          <table:table-cell office:value-type="float" office:value="0.000060331" calcext:value-type="float">
            <text:p>0,000060331</text:p>
          </table:table-cell>
          <table:table-cell office:value-type="float" office:value="0.00005362" calcext:value-type="float">
            <text:p>0,00005362</text:p>
          </table:table-cell>
          <table:table-cell office:value-type="float" office:value="0.0000568" calcext:value-type="float">
            <text:p>0,0000568</text:p>
          </table:table-cell>
          <table:table-cell office:value-type="float" office:value="0.000109423" calcext:value-type="float">
            <text:p>0,000109423</text:p>
          </table:table-cell>
          <table:table-cell office:value-type="float" office:value="0.000132638" calcext:value-type="float">
            <text:p>0,000132638</text:p>
          </table:table-cell>
          <table:table-cell office:value-type="float" office:value="0.000064901" calcext:value-type="float">
            <text:p>0,000064901</text:p>
          </table:table-cell>
          <table:table-cell office:value-type="float" office:value="0.000050411" calcext:value-type="float">
            <text:p>0,000050411</text:p>
          </table:table-cell>
          <table:table-cell office:value-type="float" office:value="0.000039723" calcext:value-type="float">
            <text:p>0,000039723</text:p>
          </table:table-cell>
          <table:table-cell office:value-type="float" office:value="0.000037591" calcext:value-type="float">
            <text:p>0,000037591</text:p>
          </table:table-cell>
          <table:table-cell office:value-type="float" office:value="0.000039349" calcext:value-type="float">
            <text:p>0,000039349</text:p>
          </table:table-cell>
          <table:table-cell office:value-type="float" office:value="0.000038748" calcext:value-type="float">
            <text:p>0,000038748</text:p>
          </table:table-cell>
          <table:table-cell office:value-type="float" office:value="0.000036152" calcext:value-type="float">
            <text:p>0,000036152</text:p>
          </table:table-cell>
          <table:table-cell office:value-type="float" office:value="0.000038934" calcext:value-type="float">
            <text:p>0,000038934</text:p>
          </table:table-cell>
          <table:table-cell office:value-type="float" office:value="0.000040238" calcext:value-type="float">
            <text:p>0,000040238</text:p>
          </table:table-cell>
          <table:table-cell office:value-type="float" office:value="0.0000443" calcext:value-type="float">
            <text:p>0,0000443</text:p>
          </table:table-cell>
        </table:table-row>
        <table:table-row table:style-name="ro1">
          <table:table-cell table:number-columns-repeated="10"/>
          <table:table-cell office:value-type="float" office:value="0.000055986" calcext:value-type="float">
            <text:p>0,000055986</text:p>
          </table:table-cell>
          <table:table-cell office:value-type="float" office:value="0.00005659" calcext:value-type="float">
            <text:p>0,00005659</text:p>
          </table:table-cell>
          <table:table-cell table:number-columns-repeated="2"/>
          <table:table-cell office:value-type="float" office:value="0.000063087" calcext:value-type="float">
            <text:p>0,000063087</text:p>
          </table:table-cell>
          <table:table-cell office:value-type="float" office:value="0.000063313" calcext:value-type="float">
            <text:p>0,000063313</text:p>
          </table:table-cell>
          <table:table-cell office:value-type="float" office:value="0.00006364" calcext:value-type="float">
            <text:p>0,00006364</text:p>
          </table:table-cell>
          <table:table-cell office:value-type="float" office:value="0.000073219" calcext:value-type="float">
            <text:p>0,000073219</text:p>
          </table:table-cell>
          <table:table-cell office:value-type="float" office:value="0.000061981" calcext:value-type="float">
            <text:p>0,000061981</text:p>
          </table:table-cell>
          <table:table-cell office:value-type="float" office:value="0.000062941" calcext:value-type="float">
            <text:p>0,000062941</text:p>
          </table:table-cell>
          <table:table-cell office:value-type="float" office:value="0.000061733" calcext:value-type="float">
            <text:p>0,000061733</text:p>
          </table:table-cell>
          <table:table-cell office:value-type="float" office:value="0.000064378" calcext:value-type="float">
            <text:p>0,000064378</text:p>
          </table:table-cell>
          <table:table-cell office:value-type="float" office:value="0.000062005" calcext:value-type="float">
            <text:p>0,000062005</text:p>
          </table:table-cell>
          <table:table-cell office:value-type="float" office:value="0.000056034" calcext:value-type="float">
            <text:p>0,000056034</text:p>
          </table:table-cell>
          <table:table-cell office:value-type="float" office:value="0.000060158" calcext:value-type="float">
            <text:p>0,000060158</text:p>
          </table:table-cell>
          <table:table-cell office:value-type="float" office:value="0.000065575" calcext:value-type="float">
            <text:p>0,000065575</text:p>
          </table:table-cell>
          <table:table-cell office:value-type="float" office:value="0.000052904" calcext:value-type="float">
            <text:p>0,000052904</text:p>
          </table:table-cell>
          <table:table-cell office:value-type="float" office:value="0.000046593" calcext:value-type="float">
            <text:p>0,000046593</text:p>
          </table:table-cell>
          <table:table-cell office:value-type="float" office:value="0.000066429" calcext:value-type="float">
            <text:p>0,000066429</text:p>
          </table:table-cell>
          <table:table-cell office:value-type="float" office:value="0.00008047" calcext:value-type="float">
            <text:p>0,00008047</text:p>
          </table:table-cell>
          <table:table-cell office:value-type="float" office:value="0.00006348" calcext:value-type="float">
            <text:p>0,00006348</text:p>
          </table:table-cell>
          <table:table-cell office:value-type="float" office:value="0.000062104" calcext:value-type="float">
            <text:p>0,000062104</text:p>
          </table:table-cell>
          <table:table-cell office:value-type="float" office:value="0.000062083" calcext:value-type="float">
            <text:p>0,000062083</text:p>
          </table:table-cell>
          <table:table-cell office:value-type="float" office:value="0.000058924" calcext:value-type="float">
            <text:p>0,000058924</text:p>
          </table:table-cell>
        </table:table-row>
        <table:table-row table:style-name="ro1">
          <table:table-cell table:number-columns-repeated="10"/>
          <table:table-cell office:value-type="float" office:value="0.000056805" calcext:value-type="float">
            <text:p>0,000056805</text:p>
          </table:table-cell>
          <table:table-cell office:value-type="float" office:value="0.000055613" calcext:value-type="float">
            <text:p>0,000055613</text:p>
          </table:table-cell>
          <table:table-cell table:number-columns-repeated="2"/>
          <table:table-cell office:value-type="float" office:value="0.000059232" calcext:value-type="float">
            <text:p>0,000059232</text:p>
          </table:table-cell>
          <table:table-cell office:value-type="float" office:value="0.000063488" calcext:value-type="float">
            <text:p>0,000063488</text:p>
          </table:table-cell>
          <table:table-cell office:value-type="float" office:value="0.000061667" calcext:value-type="float">
            <text:p>0,000061667</text:p>
          </table:table-cell>
          <table:table-cell office:value-type="float" office:value="0.000069758" calcext:value-type="float">
            <text:p>0,000069758</text:p>
          </table:table-cell>
          <table:table-cell office:value-type="float" office:value="0.000063067" calcext:value-type="float">
            <text:p>0,000063067</text:p>
          </table:table-cell>
          <table:table-cell office:value-type="float" office:value="0.000074118" calcext:value-type="float">
            <text:p>0,000074118</text:p>
          </table:table-cell>
          <table:table-cell office:value-type="float" office:value="0.000062771" calcext:value-type="float">
            <text:p>0,000062771</text:p>
          </table:table-cell>
          <table:table-cell office:value-type="float" office:value="0.000080437" calcext:value-type="float">
            <text:p>0,000080437</text:p>
          </table:table-cell>
          <table:table-cell office:value-type="float" office:value="0.000078335" calcext:value-type="float">
            <text:p>0,000078335</text:p>
          </table:table-cell>
          <table:table-cell office:value-type="float" office:value="0.000060554" calcext:value-type="float">
            <text:p>0,000060554</text:p>
          </table:table-cell>
          <table:table-cell office:value-type="float" office:value="0.000063829" calcext:value-type="float">
            <text:p>0,000063829</text:p>
          </table:table-cell>
          <table:table-cell office:value-type="float" office:value="0.000075614" calcext:value-type="float">
            <text:p>0,000075614</text:p>
          </table:table-cell>
          <table:table-cell office:value-type="float" office:value="0.000061908" calcext:value-type="float">
            <text:p>0,000061908</text:p>
          </table:table-cell>
          <table:table-cell office:value-type="float" office:value="0.000062724" calcext:value-type="float">
            <text:p>0,000062724</text:p>
          </table:table-cell>
          <table:table-cell office:value-type="float" office:value="0.000066135" calcext:value-type="float">
            <text:p>0,000066135</text:p>
          </table:table-cell>
          <table:table-cell office:value-type="float" office:value="0.000082846" calcext:value-type="float">
            <text:p>0,000082846</text:p>
          </table:table-cell>
          <table:table-cell office:value-type="float" office:value="0.000083921" calcext:value-type="float">
            <text:p>0,000083921</text:p>
          </table:table-cell>
          <table:table-cell office:value-type="float" office:value="0.000066193" calcext:value-type="float">
            <text:p>0,000066193</text:p>
          </table:table-cell>
          <table:table-cell office:value-type="float" office:value="0.000061265" calcext:value-type="float">
            <text:p>0,000061265</text:p>
          </table:table-cell>
          <table:table-cell office:value-type="float" office:value="0.000058777" calcext:value-type="float">
            <text:p>0,000058777</text:p>
          </table:table-cell>
        </table:table-row>
        <table:table-row table:style-name="ro1">
          <table:table-cell table:number-columns-repeated="10"/>
          <table:table-cell office:value-type="float" office:value="0.000061906" calcext:value-type="float">
            <text:p>0,000061906</text:p>
          </table:table-cell>
          <table:table-cell office:value-type="float" office:value="0.000062642" calcext:value-type="float">
            <text:p>0,000062642</text:p>
          </table:table-cell>
          <table:table-cell table:number-columns-repeated="2"/>
          <table:table-cell office:value-type="float" office:value="0.000062447" calcext:value-type="float">
            <text:p>0,000062447</text:p>
          </table:table-cell>
          <table:table-cell office:value-type="float" office:value="0.000057292" calcext:value-type="float">
            <text:p>0,000057292</text:p>
          </table:table-cell>
          <table:table-cell office:value-type="float" office:value="0.000058922" calcext:value-type="float">
            <text:p>0,000058922</text:p>
          </table:table-cell>
          <table:table-cell office:value-type="float" office:value="0.000062503" calcext:value-type="float">
            <text:p>0,000062503</text:p>
          </table:table-cell>
          <table:table-cell office:value-type="float" office:value="0.000087508" calcext:value-type="float">
            <text:p>0,000087508</text:p>
          </table:table-cell>
          <table:table-cell office:value-type="float" office:value="0.000063056" calcext:value-type="float">
            <text:p>0,000063056</text:p>
          </table:table-cell>
          <table:table-cell office:value-type="float" office:value="0.000076191" calcext:value-type="float">
            <text:p>0,000076191</text:p>
          </table:table-cell>
          <table:table-cell office:value-type="float" office:value="0.000065638" calcext:value-type="float">
            <text:p>0,000065638</text:p>
          </table:table-cell>
          <table:table-cell office:value-type="float" office:value="0.000084296" calcext:value-type="float">
            <text:p>0,000084296</text:p>
          </table:table-cell>
          <table:table-cell office:value-type="float" office:value="0.000062259" calcext:value-type="float">
            <text:p>0,000062259</text:p>
          </table:table-cell>
          <table:table-cell office:value-type="float" office:value="0.00006328" calcext:value-type="float">
            <text:p>0,00006328</text:p>
          </table:table-cell>
          <table:table-cell office:value-type="float" office:value="0.000067944" calcext:value-type="float">
            <text:p>0,000067944</text:p>
          </table:table-cell>
          <table:table-cell office:value-type="float" office:value="0.00006052" calcext:value-type="float">
            <text:p>0,00006052</text:p>
          </table:table-cell>
          <table:table-cell office:value-type="float" office:value="0.000089171" calcext:value-type="float">
            <text:p>0,000089171</text:p>
          </table:table-cell>
          <table:table-cell office:value-type="float" office:value="0.000056955" calcext:value-type="float">
            <text:p>0,000056955</text:p>
          </table:table-cell>
          <table:table-cell office:value-type="float" office:value="0.000079156" calcext:value-type="float">
            <text:p>0,000079156</text:p>
          </table:table-cell>
          <table:table-cell office:value-type="float" office:value="0.000073158" calcext:value-type="float">
            <text:p>0,000073158</text:p>
          </table:table-cell>
          <table:table-cell office:value-type="float" office:value="0.00006049" calcext:value-type="float">
            <text:p>0,00006049</text:p>
          </table:table-cell>
          <table:table-cell office:value-type="float" office:value="0.000074299" calcext:value-type="float">
            <text:p>0,000074299</text:p>
          </table:table-cell>
          <table:table-cell office:value-type="float" office:value="0.000057891" calcext:value-type="float">
            <text:p>0,000057891</text:p>
          </table:table-cell>
        </table:table-row>
        <table:table-row table:style-name="ro1">
          <table:table-cell table:number-columns-repeated="10"/>
          <table:table-cell office:value-type="float" office:value="0.000063502" calcext:value-type="float">
            <text:p>0,000063502</text:p>
          </table:table-cell>
          <table:table-cell office:value-type="float" office:value="0.000075627" calcext:value-type="float">
            <text:p>0,000075627</text:p>
          </table:table-cell>
          <table:table-cell table:number-columns-repeated="2"/>
          <table:table-cell office:value-type="float" office:value="0.000060321" calcext:value-type="float">
            <text:p>0,000060321</text:p>
          </table:table-cell>
          <table:table-cell office:value-type="float" office:value="0.000062821" calcext:value-type="float">
            <text:p>0,000062821</text:p>
          </table:table-cell>
          <table:table-cell office:value-type="float" office:value="0.000058577" calcext:value-type="float">
            <text:p>0,000058577</text:p>
          </table:table-cell>
          <table:table-cell office:value-type="float" office:value="0.00005802" calcext:value-type="float">
            <text:p>0,00005802</text:p>
          </table:table-cell>
          <table:table-cell office:value-type="float" office:value="0.000056668" calcext:value-type="float">
            <text:p>0,000056668</text:p>
          </table:table-cell>
          <table:table-cell office:value-type="float" office:value="0.000075476" calcext:value-type="float">
            <text:p>0,000075476</text:p>
          </table:table-cell>
          <table:table-cell office:value-type="float" office:value="0.000058143" calcext:value-type="float">
            <text:p>0,000058143</text:p>
          </table:table-cell>
          <table:table-cell office:value-type="float" office:value="0.000063365" calcext:value-type="float">
            <text:p>0,000063365</text:p>
          </table:table-cell>
          <table:table-cell office:value-type="float" office:value="0.00005896" calcext:value-type="float">
            <text:p>0,00005896</text:p>
          </table:table-cell>
          <table:table-cell office:value-type="float" office:value="0.000058941" calcext:value-type="float">
            <text:p>0,000058941</text:p>
          </table:table-cell>
          <table:table-cell office:value-type="float" office:value="0.000058474" calcext:value-type="float">
            <text:p>0,000058474</text:p>
          </table:table-cell>
          <table:table-cell office:value-type="float" office:value="0.000064111" calcext:value-type="float">
            <text:p>0,000064111</text:p>
          </table:table-cell>
          <table:table-cell office:value-type="float" office:value="0.000074499" calcext:value-type="float">
            <text:p>0,000074499</text:p>
          </table:table-cell>
          <table:table-cell office:value-type="float" office:value="0.000065171" calcext:value-type="float">
            <text:p>0,000065171</text:p>
          </table:table-cell>
          <table:table-cell office:value-type="float" office:value="0.000080513" calcext:value-type="float">
            <text:p>0,000080513</text:p>
          </table:table-cell>
          <table:table-cell office:value-type="float" office:value="0.000054241" calcext:value-type="float">
            <text:p>0,000054241</text:p>
          </table:table-cell>
          <table:table-cell office:value-type="float" office:value="0.000067557" calcext:value-type="float">
            <text:p>0,000067557</text:p>
          </table:table-cell>
          <table:table-cell office:value-type="float" office:value="0.000073733" calcext:value-type="float">
            <text:p>0,000073733</text:p>
          </table:table-cell>
          <table:table-cell office:value-type="float" office:value="0.000058397" calcext:value-type="float">
            <text:p>0,000058397</text:p>
          </table:table-cell>
          <table:table-cell office:value-type="float" office:value="0.000062612" calcext:value-type="float">
            <text:p>0,000062612</text:p>
          </table:table-cell>
        </table:table-row>
        <table:table-row table:style-name="ro1">
          <table:table-cell table:number-columns-repeated="10"/>
          <table:table-cell office:value-type="float" office:value="0.000057986" calcext:value-type="float">
            <text:p>0,000057986</text:p>
          </table:table-cell>
          <table:table-cell office:value-type="float" office:value="0.000057707" calcext:value-type="float">
            <text:p>0,000057707</text:p>
          </table:table-cell>
          <table:table-cell table:number-columns-repeated="2"/>
          <table:table-cell office:value-type="float" office:value="0.000058302" calcext:value-type="float">
            <text:p>0,000058302</text:p>
          </table:table-cell>
          <table:table-cell office:value-type="float" office:value="0.000062141" calcext:value-type="float">
            <text:p>0,000062141</text:p>
          </table:table-cell>
          <table:table-cell office:value-type="float" office:value="0.000061825" calcext:value-type="float">
            <text:p>0,000061825</text:p>
          </table:table-cell>
          <table:table-cell office:value-type="float" office:value="0.000111516" calcext:value-type="float">
            <text:p>0,000111516</text:p>
          </table:table-cell>
          <table:table-cell office:value-type="float" office:value="0.000136878" calcext:value-type="float">
            <text:p>0,000136878</text:p>
          </table:table-cell>
          <table:table-cell office:value-type="float" office:value="0.000062964" calcext:value-type="float">
            <text:p>0,000062964</text:p>
          </table:table-cell>
          <table:table-cell office:value-type="float" office:value="0.000055531" calcext:value-type="float">
            <text:p>0,000055531</text:p>
          </table:table-cell>
          <table:table-cell office:value-type="float" office:value="0.000056486" calcext:value-type="float">
            <text:p>0,000056486</text:p>
          </table:table-cell>
          <table:table-cell office:value-type="float" office:value="0.000063316" calcext:value-type="float">
            <text:p>0,000063316</text:p>
          </table:table-cell>
          <table:table-cell office:value-type="float" office:value="0.000061574" calcext:value-type="float">
            <text:p>0,000061574</text:p>
          </table:table-cell>
          <table:table-cell office:value-type="float" office:value="0.000072102" calcext:value-type="float">
            <text:p>0,000072102</text:p>
          </table:table-cell>
          <table:table-cell office:value-type="float" office:value="0.000080254" calcext:value-type="float">
            <text:p>0,000080254</text:p>
          </table:table-cell>
          <table:table-cell office:value-type="float" office:value="0.00007977" calcext:value-type="float">
            <text:p>0,00007977</text:p>
          </table:table-cell>
          <table:table-cell office:value-type="float" office:value="0.000061573" calcext:value-type="float">
            <text:p>0,000061573</text:p>
          </table:table-cell>
          <table:table-cell office:value-type="float" office:value="0.000055893" calcext:value-type="float">
            <text:p>0,000055893</text:p>
          </table:table-cell>
          <table:table-cell office:value-type="float" office:value="0.000058937" calcext:value-type="float">
            <text:p>0,000058937</text:p>
          </table:table-cell>
          <table:table-cell office:value-type="float" office:value="0.000067058" calcext:value-type="float">
            <text:p>0,000067058</text:p>
          </table:table-cell>
          <table:table-cell office:value-type="float" office:value="0.00005846" calcext:value-type="float">
            <text:p>0,00005846</text:p>
          </table:table-cell>
          <table:table-cell office:value-type="float" office:value="0.000057124" calcext:value-type="float">
            <text:p>0,000057124</text:p>
          </table:table-cell>
          <table:table-cell office:value-type="float" office:value="0.00005776" calcext:value-type="float">
            <text:p>0,00005776</text:p>
          </table:table-cell>
        </table:table-row>
        <table:table-row table:style-name="ro1">
          <table:table-cell table:number-columns-repeated="10"/>
          <table:table-cell office:value-type="float" office:value="0.000057311" calcext:value-type="float">
            <text:p>0,000057311</text:p>
          </table:table-cell>
          <table:table-cell office:value-type="float" office:value="0.000056568" calcext:value-type="float">
            <text:p>0,000056568</text:p>
          </table:table-cell>
          <table:table-cell table:number-columns-repeated="2"/>
          <table:table-cell office:value-type="float" office:value="0.000072397" calcext:value-type="float">
            <text:p>0,000072397</text:p>
          </table:table-cell>
          <table:table-cell office:value-type="float" office:value="0.000061097" calcext:value-type="float">
            <text:p>0,000061097</text:p>
          </table:table-cell>
          <table:table-cell office:value-type="float" office:value="0.000061195" calcext:value-type="float">
            <text:p>0,000061195</text:p>
          </table:table-cell>
          <table:table-cell office:value-type="float" office:value="0.000057491" calcext:value-type="float">
            <text:p>0,000057491</text:p>
          </table:table-cell>
          <table:table-cell office:value-type="float" office:value="0.000057927" calcext:value-type="float">
            <text:p>0,000057927</text:p>
          </table:table-cell>
          <table:table-cell office:value-type="float" office:value="0.000063613" calcext:value-type="float">
            <text:p>0,000063613</text:p>
          </table:table-cell>
          <table:table-cell office:value-type="float" office:value="0.000060966" calcext:value-type="float">
            <text:p>0,000060966</text:p>
          </table:table-cell>
          <table:table-cell office:value-type="float" office:value="0.000060908" calcext:value-type="float">
            <text:p>0,000060908</text:p>
          </table:table-cell>
          <table:table-cell office:value-type="float" office:value="0.000061845" calcext:value-type="float">
            <text:p>0,000061845</text:p>
          </table:table-cell>
          <table:table-cell office:value-type="float" office:value="0.000059861" calcext:value-type="float">
            <text:p>0,000059861</text:p>
          </table:table-cell>
          <table:table-cell office:value-type="float" office:value="0.00005242" calcext:value-type="float">
            <text:p>0,00005242</text:p>
          </table:table-cell>
          <table:table-cell office:value-type="float" office:value="0.000083147" calcext:value-type="float">
            <text:p>0,000083147</text:p>
          </table:table-cell>
          <table:table-cell office:value-type="float" office:value="0.000058077" calcext:value-type="float">
            <text:p>0,000058077</text:p>
          </table:table-cell>
          <table:table-cell office:value-type="float" office:value="0.000061762" calcext:value-type="float">
            <text:p>0,000061762</text:p>
          </table:table-cell>
          <table:table-cell office:value-type="float" office:value="0.000074976" calcext:value-type="float">
            <text:p>0,000074976</text:p>
          </table:table-cell>
          <table:table-cell office:value-type="float" office:value="0.000056338" calcext:value-type="float">
            <text:p>0,000056338</text:p>
          </table:table-cell>
          <table:table-cell office:value-type="float" office:value="0.00004435" calcext:value-type="float">
            <text:p>0,00004435</text:p>
          </table:table-cell>
          <table:table-cell office:value-type="float" office:value="0.00005103" calcext:value-type="float">
            <text:p>0,00005103</text:p>
          </table:table-cell>
          <table:table-cell office:value-type="float" office:value="0.000038676" calcext:value-type="float">
            <text:p>0,000038676</text:p>
          </table:table-cell>
          <table:table-cell office:value-type="float" office:value="0.000054457" calcext:value-type="float">
            <text:p>0,000054457</text:p>
          </table:table-cell>
        </table:table-row>
        <table:table-row table:style-name="ro1">
          <table:table-cell table:number-columns-repeated="10"/>
          <table:table-cell office:value-type="float" office:value="0.000056045" calcext:value-type="float">
            <text:p>0,000056045</text:p>
          </table:table-cell>
          <table:table-cell office:value-type="float" office:value="0.000061999" calcext:value-type="float">
            <text:p>0,000061999</text:p>
          </table:table-cell>
          <table:table-cell table:number-columns-repeated="2"/>
          <table:table-cell office:value-type="float" office:value="0.000066806" calcext:value-type="float">
            <text:p>0,000066806</text:p>
          </table:table-cell>
          <table:table-cell office:value-type="float" office:value="0.000064578" calcext:value-type="float">
            <text:p>0,000064578</text:p>
          </table:table-cell>
          <table:table-cell office:value-type="float" office:value="0.000059391" calcext:value-type="float">
            <text:p>0,000059391</text:p>
          </table:table-cell>
          <table:table-cell office:value-type="float" office:value="0.000063003" calcext:value-type="float">
            <text:p>0,000063003</text:p>
          </table:table-cell>
          <table:table-cell office:value-type="float" office:value="0.000059904" calcext:value-type="float">
            <text:p>0,000059904</text:p>
          </table:table-cell>
          <table:table-cell office:value-type="float" office:value="0.000062058" calcext:value-type="float">
            <text:p>0,000062058</text:p>
          </table:table-cell>
          <table:table-cell office:value-type="float" office:value="0.000062068" calcext:value-type="float">
            <text:p>0,000062068</text:p>
          </table:table-cell>
          <table:table-cell office:value-type="float" office:value="0.000058035" calcext:value-type="float">
            <text:p>0,000058035</text:p>
          </table:table-cell>
          <table:table-cell office:value-type="float" office:value="0.000061094" calcext:value-type="float">
            <text:p>0,000061094</text:p>
          </table:table-cell>
          <table:table-cell office:value-type="float" office:value="0.000062129" calcext:value-type="float">
            <text:p>0,000062129</text:p>
          </table:table-cell>
          <table:table-cell office:value-type="float" office:value="0.000057352" calcext:value-type="float">
            <text:p>0,000057352</text:p>
          </table:table-cell>
          <table:table-cell office:value-type="float" office:value="0.000058736" calcext:value-type="float">
            <text:p>0,000058736</text:p>
          </table:table-cell>
          <table:table-cell office:value-type="float" office:value="0.000059399" calcext:value-type="float">
            <text:p>0,000059399</text:p>
          </table:table-cell>
          <table:table-cell office:value-type="float" office:value="0.00005382" calcext:value-type="float">
            <text:p>0,00005382</text:p>
          </table:table-cell>
          <table:table-cell office:value-type="float" office:value="0.000041055" calcext:value-type="float">
            <text:p>0,000041055</text:p>
          </table:table-cell>
          <table:table-cell office:value-type="float" office:value="0.000039372" calcext:value-type="float">
            <text:p>0,000039372</text:p>
          </table:table-cell>
          <table:table-cell office:value-type="float" office:value="0.000043208" calcext:value-type="float">
            <text:p>0,000043208</text:p>
          </table:table-cell>
          <table:table-cell office:value-type="float" office:value="0.000040266" calcext:value-type="float">
            <text:p>0,000040266</text:p>
          </table:table-cell>
          <table:table-cell office:value-type="float" office:value="0.000041414" calcext:value-type="float">
            <text:p>0,000041414</text:p>
          </table:table-cell>
          <table:table-cell office:value-type="float" office:value="0.000038036" calcext:value-type="float">
            <text:p>0,000038036</text:p>
          </table:table-cell>
        </table:table-row>
        <table:table-row table:style-name="ro1">
          <table:table-cell table:number-columns-repeated="10"/>
          <table:table-cell office:value-type="float" office:value="0.000059697" calcext:value-type="float">
            <text:p>0,000059697</text:p>
          </table:table-cell>
          <table:table-cell office:value-type="float" office:value="0.000058125" calcext:value-type="float">
            <text:p>0,000058125</text:p>
          </table:table-cell>
          <table:table-cell table:number-columns-repeated="2"/>
          <table:table-cell office:value-type="float" office:value="0.000061615" calcext:value-type="float">
            <text:p>0,000061615</text:p>
          </table:table-cell>
          <table:table-cell office:value-type="float" office:value="0.000097495" calcext:value-type="float">
            <text:p>0,000097495</text:p>
          </table:table-cell>
          <table:table-cell office:value-type="float" office:value="0.000060869" calcext:value-type="float">
            <text:p>0,000060869</text:p>
          </table:table-cell>
          <table:table-cell office:value-type="float" office:value="0.000060677" calcext:value-type="float">
            <text:p>0,000060677</text:p>
          </table:table-cell>
          <table:table-cell office:value-type="float" office:value="0.000057911" calcext:value-type="float">
            <text:p>0,000057911</text:p>
          </table:table-cell>
          <table:table-cell office:value-type="float" office:value="0.000057945" calcext:value-type="float">
            <text:p>0,000057945</text:p>
          </table:table-cell>
          <table:table-cell office:value-type="float" office:value="0.000062981" calcext:value-type="float">
            <text:p>0,000062981</text:p>
          </table:table-cell>
          <table:table-cell office:value-type="float" office:value="0.000060703" calcext:value-type="float">
            <text:p>0,000060703</text:p>
          </table:table-cell>
          <table:table-cell office:value-type="float" office:value="0.000061331" calcext:value-type="float">
            <text:p>0,000061331</text:p>
          </table:table-cell>
          <table:table-cell office:value-type="float" office:value="0.000064796" calcext:value-type="float">
            <text:p>0,000064796</text:p>
          </table:table-cell>
          <table:table-cell office:value-type="float" office:value="0.000042662" calcext:value-type="float">
            <text:p>0,000042662</text:p>
          </table:table-cell>
          <table:table-cell office:value-type="float" office:value="0.000060777" calcext:value-type="float">
            <text:p>0,000060777</text:p>
          </table:table-cell>
          <table:table-cell office:value-type="float" office:value="0.000058654" calcext:value-type="float">
            <text:p>0,000058654</text:p>
          </table:table-cell>
          <table:table-cell office:value-type="float" office:value="0.000070627" calcext:value-type="float">
            <text:p>0,000070627</text:p>
          </table:table-cell>
          <table:table-cell office:value-type="float" office:value="0.000062078" calcext:value-type="float">
            <text:p>0,000062078</text:p>
          </table:table-cell>
          <table:table-cell office:value-type="float" office:value="0.000059854" calcext:value-type="float">
            <text:p>0,000059854</text:p>
          </table:table-cell>
          <table:table-cell office:value-type="float" office:value="0.00006348" calcext:value-type="float">
            <text:p>0,00006348</text:p>
          </table:table-cell>
          <table:table-cell office:value-type="float" office:value="0.000066768" calcext:value-type="float">
            <text:p>0,000066768</text:p>
          </table:table-cell>
          <table:table-cell office:value-type="float" office:value="0.000203211" calcext:value-type="float">
            <text:p>0,000203211</text:p>
          </table:table-cell>
          <table:table-cell office:value-type="float" office:value="0.000075893" calcext:value-type="float">
            <text:p>0,000075893</text:p>
          </table:table-cell>
        </table:table-row>
        <table:table-row table:style-name="ro1">
          <table:table-cell table:number-columns-repeated="10"/>
          <table:table-cell office:value-type="float" office:value="0.000063303" calcext:value-type="float">
            <text:p>0,000063303</text:p>
          </table:table-cell>
          <table:table-cell office:value-type="float" office:value="0.000057632" calcext:value-type="float">
            <text:p>0,000057632</text:p>
          </table:table-cell>
          <table:table-cell table:number-columns-repeated="2"/>
          <table:table-cell office:value-type="float" office:value="0.000063184" calcext:value-type="float">
            <text:p>0,000063184</text:p>
          </table:table-cell>
          <table:table-cell office:value-type="float" office:value="0.000062448" calcext:value-type="float">
            <text:p>0,000062448</text:p>
          </table:table-cell>
          <table:table-cell office:value-type="float" office:value="0.000061788" calcext:value-type="float">
            <text:p>0,000061788</text:p>
          </table:table-cell>
          <table:table-cell office:value-type="float" office:value="0.000061351" calcext:value-type="float">
            <text:p>0,000061351</text:p>
          </table:table-cell>
          <table:table-cell office:value-type="float" office:value="0.000062375" calcext:value-type="float">
            <text:p>0,000062375</text:p>
          </table:table-cell>
          <table:table-cell office:value-type="float" office:value="0.000061394" calcext:value-type="float">
            <text:p>0,000061394</text:p>
          </table:table-cell>
          <table:table-cell office:value-type="float" office:value="0.000057352" calcext:value-type="float">
            <text:p>0,000057352</text:p>
          </table:table-cell>
          <table:table-cell office:value-type="float" office:value="0.000057782" calcext:value-type="float">
            <text:p>0,000057782</text:p>
          </table:table-cell>
          <table:table-cell office:value-type="float" office:value="0.000064135" calcext:value-type="float">
            <text:p>0,000064135</text:p>
          </table:table-cell>
          <table:table-cell office:value-type="float" office:value="0.000062109" calcext:value-type="float">
            <text:p>0,000062109</text:p>
          </table:table-cell>
          <table:table-cell office:value-type="float" office:value="0.00006215" calcext:value-type="float">
            <text:p>0,00006215</text:p>
          </table:table-cell>
          <table:table-cell office:value-type="float" office:value="0.00006484" calcext:value-type="float">
            <text:p>0,00006484</text:p>
          </table:table-cell>
          <table:table-cell office:value-type="float" office:value="0.000064639" calcext:value-type="float">
            <text:p>0,000064639</text:p>
          </table:table-cell>
          <table:table-cell office:value-type="float" office:value="0.000058659" calcext:value-type="float">
            <text:p>0,000058659</text:p>
          </table:table-cell>
          <table:table-cell office:value-type="float" office:value="0.000065832" calcext:value-type="float">
            <text:p>0,000065832</text:p>
          </table:table-cell>
          <table:table-cell office:value-type="float" office:value="0.000064899" calcext:value-type="float">
            <text:p>0,000064899</text:p>
          </table:table-cell>
          <table:table-cell office:value-type="float" office:value="0.00005848" calcext:value-type="float">
            <text:p>0,00005848</text:p>
          </table:table-cell>
          <table:table-cell office:value-type="float" office:value="0.000057436" calcext:value-type="float">
            <text:p>0,000057436</text:p>
          </table:table-cell>
          <table:table-cell office:value-type="float" office:value="0.000062422" calcext:value-type="float">
            <text:p>0,000062422</text:p>
          </table:table-cell>
          <table:table-cell office:value-type="float" office:value="0.000063565" calcext:value-type="float">
            <text:p>0,000063565</text:p>
          </table:table-cell>
        </table:table-row>
        <table:table-row table:style-name="ro1">
          <table:table-cell table:number-columns-repeated="10"/>
          <table:table-cell office:value-type="float" office:value="0.00006224" calcext:value-type="float">
            <text:p>0,00006224</text:p>
          </table:table-cell>
          <table:table-cell office:value-type="float" office:value="0.000073214" calcext:value-type="float">
            <text:p>0,000073214</text:p>
          </table:table-cell>
          <table:table-cell table:number-columns-repeated="2"/>
          <table:table-cell office:value-type="float" office:value="0.000062759" calcext:value-type="float">
            <text:p>0,000062759</text:p>
          </table:table-cell>
          <table:table-cell office:value-type="float" office:value="0.000086537" calcext:value-type="float">
            <text:p>0,000086537</text:p>
          </table:table-cell>
          <table:table-cell office:value-type="float" office:value="0.000060342" calcext:value-type="float">
            <text:p>0,000060342</text:p>
          </table:table-cell>
          <table:table-cell office:value-type="float" office:value="0.000058559" calcext:value-type="float">
            <text:p>0,000058559</text:p>
          </table:table-cell>
          <table:table-cell office:value-type="float" office:value="0.000062873" calcext:value-type="float">
            <text:p>0,000062873</text:p>
          </table:table-cell>
          <table:table-cell office:value-type="float" office:value="0.000061396" calcext:value-type="float">
            <text:p>0,000061396</text:p>
          </table:table-cell>
          <table:table-cell office:value-type="float" office:value="0.000060665" calcext:value-type="float">
            <text:p>0,000060665</text:p>
          </table:table-cell>
          <table:table-cell office:value-type="float" office:value="0.00006379" calcext:value-type="float">
            <text:p>0,00006379</text:p>
          </table:table-cell>
          <table:table-cell office:value-type="float" office:value="0.000066112" calcext:value-type="float">
            <text:p>0,000066112</text:p>
          </table:table-cell>
          <table:table-cell office:value-type="float" office:value="0.000063242" calcext:value-type="float">
            <text:p>0,000063242</text:p>
          </table:table-cell>
          <table:table-cell office:value-type="float" office:value="0.000038761" calcext:value-type="float">
            <text:p>0,000038761</text:p>
          </table:table-cell>
          <table:table-cell office:value-type="float" office:value="0.0000407" calcext:value-type="float">
            <text:p>0,0000407</text:p>
          </table:table-cell>
          <table:table-cell office:value-type="float" office:value="0.000037531" calcext:value-type="float">
            <text:p>0,000037531</text:p>
          </table:table-cell>
          <table:table-cell office:value-type="float" office:value="0.000037843" calcext:value-type="float">
            <text:p>0,000037843</text:p>
          </table:table-cell>
          <table:table-cell office:value-type="float" office:value="0.000038648" calcext:value-type="float">
            <text:p>0,000038648</text:p>
          </table:table-cell>
          <table:table-cell office:value-type="float" office:value="0.000036495" calcext:value-type="float">
            <text:p>0,000036495</text:p>
          </table:table-cell>
          <table:table-cell office:value-type="float" office:value="0.000038362" calcext:value-type="float">
            <text:p>0,000038362</text:p>
          </table:table-cell>
          <table:table-cell office:value-type="float" office:value="0.000041013" calcext:value-type="float">
            <text:p>0,000041013</text:p>
          </table:table-cell>
          <table:table-cell office:value-type="float" office:value="0.000038377" calcext:value-type="float">
            <text:p>0,000038377</text:p>
          </table:table-cell>
          <table:table-cell office:value-type="float" office:value="0.000042634" calcext:value-type="float">
            <text:p>0,000042634</text:p>
          </table:table-cell>
        </table:table-row>
        <table:table-row table:style-name="ro1">
          <table:table-cell table:number-columns-repeated="10"/>
          <table:table-cell office:value-type="float" office:value="0.000062713" calcext:value-type="float">
            <text:p>0,000062713</text:p>
          </table:table-cell>
          <table:table-cell office:value-type="float" office:value="0.00006343" calcext:value-type="float">
            <text:p>0,00006343</text:p>
          </table:table-cell>
          <table:table-cell table:number-columns-repeated="2"/>
          <table:table-cell office:value-type="float" office:value="0.000076573" calcext:value-type="float">
            <text:p>0,000076573</text:p>
          </table:table-cell>
          <table:table-cell office:value-type="float" office:value="0.000063632" calcext:value-type="float">
            <text:p>0,000063632</text:p>
          </table:table-cell>
          <table:table-cell office:value-type="float" office:value="0.000061989" calcext:value-type="float">
            <text:p>0,000061989</text:p>
          </table:table-cell>
          <table:table-cell office:value-type="float" office:value="0.000054508" calcext:value-type="float">
            <text:p>0,000054508</text:p>
          </table:table-cell>
          <table:table-cell office:value-type="float" office:value="0.000038852" calcext:value-type="float">
            <text:p>0,000038852</text:p>
          </table:table-cell>
          <table:table-cell office:value-type="float" office:value="0.000044507" calcext:value-type="float">
            <text:p>0,000044507</text:p>
          </table:table-cell>
          <table:table-cell office:value-type="float" office:value="0.0000429" calcext:value-type="float">
            <text:p>0,0000429</text:p>
          </table:table-cell>
          <table:table-cell office:value-type="float" office:value="0.000061692" calcext:value-type="float">
            <text:p>0,000061692</text:p>
          </table:table-cell>
          <table:table-cell office:value-type="float" office:value="0.000062575" calcext:value-type="float">
            <text:p>0,000062575</text:p>
          </table:table-cell>
          <table:table-cell office:value-type="float" office:value="0.00007438" calcext:value-type="float">
            <text:p>0,00007438</text:p>
          </table:table-cell>
          <table:table-cell office:value-type="float" office:value="0.000044247" calcext:value-type="float">
            <text:p>0,000044247</text:p>
          </table:table-cell>
          <table:table-cell office:value-type="float" office:value="0.000036894" calcext:value-type="float">
            <text:p>0,000036894</text:p>
          </table:table-cell>
          <table:table-cell office:value-type="float" office:value="0.00005073" calcext:value-type="float">
            <text:p>0,00005073</text:p>
          </table:table-cell>
          <table:table-cell office:value-type="float" office:value="0.000056339" calcext:value-type="float">
            <text:p>0,000056339</text:p>
          </table:table-cell>
          <table:table-cell office:value-type="float" office:value="0.000059773" calcext:value-type="float">
            <text:p>0,000059773</text:p>
          </table:table-cell>
          <table:table-cell office:value-type="float" office:value="0.000061291" calcext:value-type="float">
            <text:p>0,000061291</text:p>
          </table:table-cell>
          <table:table-cell office:value-type="float" office:value="0.000057269" calcext:value-type="float">
            <text:p>0,000057269</text:p>
          </table:table-cell>
          <table:table-cell office:value-type="float" office:value="0.000057888" calcext:value-type="float">
            <text:p>0,000057888</text:p>
          </table:table-cell>
          <table:table-cell office:value-type="float" office:value="0.000096741" calcext:value-type="float">
            <text:p>0,000096741</text:p>
          </table:table-cell>
          <table:table-cell office:value-type="float" office:value="0.000064582" calcext:value-type="float">
            <text:p>0,000064582</text:p>
          </table:table-cell>
        </table:table-row>
        <table:table-row table:style-name="ro1">
          <table:table-cell table:number-columns-repeated="10"/>
          <table:table-cell office:value-type="float" office:value="0.000083316" calcext:value-type="float">
            <text:p>0,000083316</text:p>
          </table:table-cell>
          <table:table-cell office:value-type="float" office:value="0.000062541" calcext:value-type="float">
            <text:p>0,000062541</text:p>
          </table:table-cell>
          <table:table-cell table:number-columns-repeated="2"/>
          <table:table-cell office:value-type="float" office:value="0.000065477" calcext:value-type="float">
            <text:p>0,000065477</text:p>
          </table:table-cell>
          <table:table-cell office:value-type="float" office:value="0.000064222" calcext:value-type="float">
            <text:p>0,000064222</text:p>
          </table:table-cell>
          <table:table-cell office:value-type="float" office:value="0.000062667" calcext:value-type="float">
            <text:p>0,000062667</text:p>
          </table:table-cell>
          <table:table-cell office:value-type="float" office:value="0.000061436" calcext:value-type="float">
            <text:p>0,000061436</text:p>
          </table:table-cell>
          <table:table-cell office:value-type="float" office:value="0.000058252" calcext:value-type="float">
            <text:p>0,000058252</text:p>
          </table:table-cell>
          <table:table-cell office:value-type="float" office:value="0.000056071" calcext:value-type="float">
            <text:p>0,000056071</text:p>
          </table:table-cell>
          <table:table-cell office:value-type="float" office:value="0.000061067" calcext:value-type="float">
            <text:p>0,000061067</text:p>
          </table:table-cell>
          <table:table-cell office:value-type="float" office:value="0.000060249" calcext:value-type="float">
            <text:p>0,000060249</text:p>
          </table:table-cell>
          <table:table-cell office:value-type="float" office:value="0.000060879" calcext:value-type="float">
            <text:p>0,000060879</text:p>
          </table:table-cell>
          <table:table-cell office:value-type="float" office:value="0.000060011" calcext:value-type="float">
            <text:p>0,000060011</text:p>
          </table:table-cell>
          <table:table-cell office:value-type="float" office:value="0.000065143" calcext:value-type="float">
            <text:p>0,000065143</text:p>
          </table:table-cell>
          <table:table-cell office:value-type="float" office:value="0.000056031" calcext:value-type="float">
            <text:p>0,000056031</text:p>
          </table:table-cell>
          <table:table-cell office:value-type="float" office:value="0.000056829" calcext:value-type="float">
            <text:p>0,000056829</text:p>
          </table:table-cell>
          <table:table-cell office:value-type="float" office:value="0.000057332" calcext:value-type="float">
            <text:p>0,000057332</text:p>
          </table:table-cell>
          <table:table-cell office:value-type="float" office:value="0.000062226" calcext:value-type="float">
            <text:p>0,000062226</text:p>
          </table:table-cell>
          <table:table-cell office:value-type="float" office:value="0.00006277" calcext:value-type="float">
            <text:p>0,00006277</text:p>
          </table:table-cell>
          <table:table-cell office:value-type="float" office:value="0.000055965" calcext:value-type="float">
            <text:p>0,000055965</text:p>
          </table:table-cell>
          <table:table-cell office:value-type="float" office:value="0.000061992" calcext:value-type="float">
            <text:p>0,000061992</text:p>
          </table:table-cell>
          <table:table-cell office:value-type="float" office:value="0.000081713" calcext:value-type="float">
            <text:p>0,000081713</text:p>
          </table:table-cell>
          <table:table-cell office:value-type="float" office:value="0.00006135" calcext:value-type="float">
            <text:p>0,00006135</text:p>
          </table:table-cell>
        </table:table-row>
        <table:table-row table:style-name="ro1">
          <table:table-cell table:number-columns-repeated="10"/>
          <table:table-cell office:value-type="float" office:value="0.000064017" calcext:value-type="float">
            <text:p>0,000064017</text:p>
          </table:table-cell>
          <table:table-cell office:value-type="float" office:value="0.000063216" calcext:value-type="float">
            <text:p>0,000063216</text:p>
          </table:table-cell>
          <table:table-cell table:number-columns-repeated="2"/>
          <table:table-cell office:value-type="float" office:value="0.000062955" calcext:value-type="float">
            <text:p>0,000062955</text:p>
          </table:table-cell>
          <table:table-cell office:value-type="float" office:value="0.000062784" calcext:value-type="float">
            <text:p>0,000062784</text:p>
          </table:table-cell>
          <table:table-cell office:value-type="float" office:value="0.000062818" calcext:value-type="float">
            <text:p>0,000062818</text:p>
          </table:table-cell>
          <table:table-cell office:value-type="float" office:value="0.000061242" calcext:value-type="float">
            <text:p>0,000061242</text:p>
          </table:table-cell>
          <table:table-cell office:value-type="float" office:value="0.000054955" calcext:value-type="float">
            <text:p>0,000054955</text:p>
          </table:table-cell>
          <table:table-cell office:value-type="float" office:value="0.000058607" calcext:value-type="float">
            <text:p>0,000058607</text:p>
          </table:table-cell>
          <table:table-cell office:value-type="float" office:value="0.000070833" calcext:value-type="float">
            <text:p>0,000070833</text:p>
          </table:table-cell>
          <table:table-cell office:value-type="float" office:value="0.00006759" calcext:value-type="float">
            <text:p>0,00006759</text:p>
          </table:table-cell>
          <table:table-cell office:value-type="float" office:value="0.000062095" calcext:value-type="float">
            <text:p>0,000062095</text:p>
          </table:table-cell>
          <table:table-cell office:value-type="float" office:value="0.000063607" calcext:value-type="float">
            <text:p>0,000063607</text:p>
          </table:table-cell>
          <table:table-cell office:value-type="float" office:value="0.0000592" calcext:value-type="float">
            <text:p>0,0000592</text:p>
          </table:table-cell>
          <table:table-cell office:value-type="float" office:value="0.00007747" calcext:value-type="float">
            <text:p>0,00007747</text:p>
          </table:table-cell>
          <table:table-cell office:value-type="float" office:value="0.000045058" calcext:value-type="float">
            <text:p>0,000045058</text:p>
          </table:table-cell>
          <table:table-cell office:value-type="float" office:value="0.000062674" calcext:value-type="float">
            <text:p>0,000062674</text:p>
          </table:table-cell>
          <table:table-cell office:value-type="float" office:value="0.000061624" calcext:value-type="float">
            <text:p>0,000061624</text:p>
          </table:table-cell>
          <table:table-cell office:value-type="float" office:value="0.000057469" calcext:value-type="float">
            <text:p>0,000057469</text:p>
          </table:table-cell>
          <table:table-cell office:value-type="float" office:value="0.000060582" calcext:value-type="float">
            <text:p>0,000060582</text:p>
          </table:table-cell>
          <table:table-cell office:value-type="float" office:value="0.000057968" calcext:value-type="float">
            <text:p>0,000057968</text:p>
          </table:table-cell>
          <table:table-cell office:value-type="float" office:value="0.000063717" calcext:value-type="float">
            <text:p>0,000063717</text:p>
          </table:table-cell>
          <table:table-cell office:value-type="float" office:value="0.000066537" calcext:value-type="float">
            <text:p>0,000066537</text:p>
          </table:table-cell>
        </table:table-row>
        <table:table-row table:style-name="ro1">
          <table:table-cell table:number-columns-repeated="10"/>
          <table:table-cell office:value-type="float" office:value="0.000058454" calcext:value-type="float">
            <text:p>0,000058454</text:p>
          </table:table-cell>
          <table:table-cell office:value-type="float" office:value="0.000054517" calcext:value-type="float">
            <text:p>0,000054517</text:p>
          </table:table-cell>
          <table:table-cell table:number-columns-repeated="2"/>
          <table:table-cell office:value-type="float" office:value="0.000060943" calcext:value-type="float">
            <text:p>0,000060943</text:p>
          </table:table-cell>
          <table:table-cell office:value-type="float" office:value="0.000061479" calcext:value-type="float">
            <text:p>0,000061479</text:p>
          </table:table-cell>
          <table:table-cell office:value-type="float" office:value="0.000063214" calcext:value-type="float">
            <text:p>0,000063214</text:p>
          </table:table-cell>
          <table:table-cell office:value-type="float" office:value="0.000056826" calcext:value-type="float">
            <text:p>0,000056826</text:p>
          </table:table-cell>
          <table:table-cell office:value-type="float" office:value="0.000057677" calcext:value-type="float">
            <text:p>0,000057677</text:p>
          </table:table-cell>
          <table:table-cell office:value-type="float" office:value="0.000060598" calcext:value-type="float">
            <text:p>0,000060598</text:p>
          </table:table-cell>
          <table:table-cell office:value-type="float" office:value="0.000064223" calcext:value-type="float">
            <text:p>0,000064223</text:p>
          </table:table-cell>
          <table:table-cell office:value-type="float" office:value="0.000060636" calcext:value-type="float">
            <text:p>0,000060636</text:p>
          </table:table-cell>
          <table:table-cell office:value-type="float" office:value="0.000067388" calcext:value-type="float">
            <text:p>0,000067388</text:p>
          </table:table-cell>
          <table:table-cell office:value-type="float" office:value="0.000057681" calcext:value-type="float">
            <text:p>0,000057681</text:p>
          </table:table-cell>
          <table:table-cell office:value-type="float" office:value="0.000051903" calcext:value-type="float">
            <text:p>0,000051903</text:p>
          </table:table-cell>
          <table:table-cell office:value-type="float" office:value="0.000062297" calcext:value-type="float">
            <text:p>0,000062297</text:p>
          </table:table-cell>
          <table:table-cell office:value-type="float" office:value="0.000062411" calcext:value-type="float">
            <text:p>0,000062411</text:p>
          </table:table-cell>
          <table:table-cell office:value-type="float" office:value="0.000058549" calcext:value-type="float">
            <text:p>0,000058549</text:p>
          </table:table-cell>
          <table:table-cell office:value-type="float" office:value="0.000059674" calcext:value-type="float">
            <text:p>0,000059674</text:p>
          </table:table-cell>
          <table:table-cell office:value-type="float" office:value="0.000062306" calcext:value-type="float">
            <text:p>0,000062306</text:p>
          </table:table-cell>
          <table:table-cell office:value-type="float" office:value="0.000065826" calcext:value-type="float">
            <text:p>0,000065826</text:p>
          </table:table-cell>
          <table:table-cell office:value-type="float" office:value="0.000066988" calcext:value-type="float">
            <text:p>0,000066988</text:p>
          </table:table-cell>
          <table:table-cell office:value-type="float" office:value="0.000064856" calcext:value-type="float">
            <text:p>0,000064856</text:p>
          </table:table-cell>
          <table:table-cell office:value-type="float" office:value="0.000063774" calcext:value-type="float">
            <text:p>0,000063774</text:p>
          </table:table-cell>
        </table:table-row>
        <table:table-row table:style-name="ro1">
          <table:table-cell table:number-columns-repeated="10"/>
          <table:table-cell office:value-type="float" office:value="0.000057081" calcext:value-type="float">
            <text:p>0,000057081</text:p>
          </table:table-cell>
          <table:table-cell office:value-type="float" office:value="0.000059691" calcext:value-type="float">
            <text:p>0,000059691</text:p>
          </table:table-cell>
          <table:table-cell table:number-columns-repeated="2"/>
          <table:table-cell office:value-type="float" office:value="0.000057642" calcext:value-type="float">
            <text:p>0,000057642</text:p>
          </table:table-cell>
          <table:table-cell office:value-type="float" office:value="0.000056645" calcext:value-type="float">
            <text:p>0,000056645</text:p>
          </table:table-cell>
          <table:table-cell office:value-type="float" office:value="0.000060809" calcext:value-type="float">
            <text:p>0,000060809</text:p>
          </table:table-cell>
          <table:table-cell office:value-type="float" office:value="0.000061385" calcext:value-type="float">
            <text:p>0,000061385</text:p>
          </table:table-cell>
          <table:table-cell office:value-type="float" office:value="0.000060817" calcext:value-type="float">
            <text:p>0,000060817</text:p>
          </table:table-cell>
          <table:table-cell office:value-type="float" office:value="0.000057983" calcext:value-type="float">
            <text:p>0,000057983</text:p>
          </table:table-cell>
          <table:table-cell office:value-type="float" office:value="0.00006074" calcext:value-type="float">
            <text:p>0,00006074</text:p>
          </table:table-cell>
          <table:table-cell office:value-type="float" office:value="0.00005311" calcext:value-type="float">
            <text:p>0,00005311</text:p>
          </table:table-cell>
          <table:table-cell office:value-type="float" office:value="0.000063311" calcext:value-type="float">
            <text:p>0,000063311</text:p>
          </table:table-cell>
          <table:table-cell office:value-type="float" office:value="0.000058461" calcext:value-type="float">
            <text:p>0,000058461</text:p>
          </table:table-cell>
          <table:table-cell office:value-type="float" office:value="0.000060553" calcext:value-type="float">
            <text:p>0,000060553</text:p>
          </table:table-cell>
          <table:table-cell office:value-type="float" office:value="0.000064152" calcext:value-type="float">
            <text:p>0,000064152</text:p>
          </table:table-cell>
          <table:table-cell office:value-type="float" office:value="0.000061255" calcext:value-type="float">
            <text:p>0,000061255</text:p>
          </table:table-cell>
          <table:table-cell office:value-type="float" office:value="0.000061131" calcext:value-type="float">
            <text:p>0,000061131</text:p>
          </table:table-cell>
          <table:table-cell office:value-type="float" office:value="0.000057964" calcext:value-type="float">
            <text:p>0,000057964</text:p>
          </table:table-cell>
          <table:table-cell office:value-type="float" office:value="0.000058369" calcext:value-type="float">
            <text:p>0,000058369</text:p>
          </table:table-cell>
          <table:table-cell office:value-type="float" office:value="0.000057808" calcext:value-type="float">
            <text:p>0,000057808</text:p>
          </table:table-cell>
          <table:table-cell office:value-type="float" office:value="0.000058785" calcext:value-type="float">
            <text:p>0,000058785</text:p>
          </table:table-cell>
          <table:table-cell office:value-type="float" office:value="0.000062086" calcext:value-type="float">
            <text:p>0,000062086</text:p>
          </table:table-cell>
          <table:table-cell office:value-type="float" office:value="0.000075848" calcext:value-type="float">
            <text:p>0,000075848</text:p>
          </table:table-cell>
        </table:table-row>
        <table:table-row table:style-name="ro1">
          <table:table-cell table:number-columns-repeated="10"/>
          <table:table-cell office:value-type="float" office:value="0.000059633" calcext:value-type="float">
            <text:p>0,000059633</text:p>
          </table:table-cell>
          <table:table-cell office:value-type="float" office:value="0.000061805" calcext:value-type="float">
            <text:p>0,000061805</text:p>
          </table:table-cell>
          <table:table-cell table:number-columns-repeated="2"/>
          <table:table-cell office:value-type="float" office:value="0.000060217" calcext:value-type="float">
            <text:p>0,000060217</text:p>
          </table:table-cell>
          <table:table-cell office:value-type="float" office:value="0.00005974" calcext:value-type="float">
            <text:p>0,00005974</text:p>
          </table:table-cell>
          <table:table-cell office:value-type="float" office:value="0.00006118" calcext:value-type="float">
            <text:p>0,00006118</text:p>
          </table:table-cell>
          <table:table-cell office:value-type="float" office:value="0.000072825" calcext:value-type="float">
            <text:p>0,000072825</text:p>
          </table:table-cell>
          <table:table-cell office:value-type="float" office:value="0.000062555" calcext:value-type="float">
            <text:p>0,000062555</text:p>
          </table:table-cell>
          <table:table-cell office:value-type="float" office:value="0.000063563" calcext:value-type="float">
            <text:p>0,000063563</text:p>
          </table:table-cell>
          <table:table-cell office:value-type="float" office:value="0.000063657" calcext:value-type="float">
            <text:p>0,000063657</text:p>
          </table:table-cell>
          <table:table-cell office:value-type="float" office:value="0.000057629" calcext:value-type="float">
            <text:p>0,000057629</text:p>
          </table:table-cell>
          <table:table-cell office:value-type="float" office:value="0.000067896" calcext:value-type="float">
            <text:p>0,000067896</text:p>
          </table:table-cell>
          <table:table-cell office:value-type="float" office:value="0.000064994" calcext:value-type="float">
            <text:p>0,000064994</text:p>
          </table:table-cell>
          <table:table-cell office:value-type="float" office:value="0.000063907" calcext:value-type="float">
            <text:p>0,000063907</text:p>
          </table:table-cell>
          <table:table-cell office:value-type="float" office:value="0.000061543" calcext:value-type="float">
            <text:p>0,000061543</text:p>
          </table:table-cell>
          <table:table-cell office:value-type="float" office:value="0.000063448" calcext:value-type="float">
            <text:p>0,000063448</text:p>
          </table:table-cell>
          <table:table-cell office:value-type="float" office:value="0.000056475" calcext:value-type="float">
            <text:p>0,000056475</text:p>
          </table:table-cell>
          <table:table-cell office:value-type="float" office:value="0.000057129" calcext:value-type="float">
            <text:p>0,000057129</text:p>
          </table:table-cell>
          <table:table-cell office:value-type="float" office:value="0.000061137" calcext:value-type="float">
            <text:p>0,000061137</text:p>
          </table:table-cell>
          <table:table-cell office:value-type="float" office:value="0.000057399" calcext:value-type="float">
            <text:p>0,000057399</text:p>
          </table:table-cell>
          <table:table-cell office:value-type="float" office:value="0.000061365" calcext:value-type="float">
            <text:p>0,000061365</text:p>
          </table:table-cell>
          <table:table-cell office:value-type="float" office:value="0.000058556" calcext:value-type="float">
            <text:p>0,000058556</text:p>
          </table:table-cell>
          <table:table-cell office:value-type="float" office:value="0.000062029" calcext:value-type="float">
            <text:p>0,000062029</text:p>
          </table:table-cell>
        </table:table-row>
        <table:table-row table:style-name="ro1">
          <table:table-cell table:number-columns-repeated="10"/>
          <table:table-cell office:value-type="float" office:value="0.000078187" calcext:value-type="float">
            <text:p>0,000078187</text:p>
          </table:table-cell>
          <table:table-cell office:value-type="float" office:value="0.000083343" calcext:value-type="float">
            <text:p>0,000083343</text:p>
          </table:table-cell>
          <table:table-cell table:number-columns-repeated="2"/>
          <table:table-cell office:value-type="float" office:value="0.000086744" calcext:value-type="float">
            <text:p>0,000086744</text:p>
          </table:table-cell>
          <table:table-cell office:value-type="float" office:value="0.000068986" calcext:value-type="float">
            <text:p>0,000068986</text:p>
          </table:table-cell>
          <table:table-cell office:value-type="float" office:value="0.000076225" calcext:value-type="float">
            <text:p>0,000076225</text:p>
          </table:table-cell>
          <table:table-cell office:value-type="float" office:value="0.000062385" calcext:value-type="float">
            <text:p>0,000062385</text:p>
          </table:table-cell>
          <table:table-cell office:value-type="float" office:value="0.000061476" calcext:value-type="float">
            <text:p>0,000061476</text:p>
          </table:table-cell>
          <table:table-cell office:value-type="float" office:value="0.000057154" calcext:value-type="float">
            <text:p>0,000057154</text:p>
          </table:table-cell>
          <table:table-cell office:value-type="float" office:value="0.000055827" calcext:value-type="float">
            <text:p>0,000055827</text:p>
          </table:table-cell>
          <table:table-cell office:value-type="float" office:value="0.000059875" calcext:value-type="float">
            <text:p>0,000059875</text:p>
          </table:table-cell>
          <table:table-cell office:value-type="float" office:value="0.000062235" calcext:value-type="float">
            <text:p>0,000062235</text:p>
          </table:table-cell>
          <table:table-cell office:value-type="float" office:value="0.000055368" calcext:value-type="float">
            <text:p>0,000055368</text:p>
          </table:table-cell>
          <table:table-cell office:value-type="float" office:value="0.000057667" calcext:value-type="float">
            <text:p>0,000057667</text:p>
          </table:table-cell>
          <table:table-cell office:value-type="float" office:value="0.000073962" calcext:value-type="float">
            <text:p>0,000073962</text:p>
          </table:table-cell>
          <table:table-cell office:value-type="float" office:value="0.000061357" calcext:value-type="float">
            <text:p>0,000061357</text:p>
          </table:table-cell>
          <table:table-cell office:value-type="float" office:value="0.000058435" calcext:value-type="float">
            <text:p>0,000058435</text:p>
          </table:table-cell>
          <table:table-cell office:value-type="float" office:value="0.00006389" calcext:value-type="float">
            <text:p>0,00006389</text:p>
          </table:table-cell>
          <table:table-cell office:value-type="float" office:value="0.000061622" calcext:value-type="float">
            <text:p>0,000061622</text:p>
          </table:table-cell>
          <table:table-cell office:value-type="float" office:value="0.00005728" calcext:value-type="float">
            <text:p>0,00005728</text:p>
          </table:table-cell>
          <table:table-cell office:value-type="float" office:value="0.000057493" calcext:value-type="float">
            <text:p>0,000057493</text:p>
          </table:table-cell>
          <table:table-cell office:value-type="float" office:value="0.000061579" calcext:value-type="float">
            <text:p>0,000061579</text:p>
          </table:table-cell>
          <table:table-cell office:value-type="float" office:value="0.000058478" calcext:value-type="float">
            <text:p>0,000058478</text:p>
          </table:table-cell>
        </table:table-row>
        <table:table-row table:style-name="ro1">
          <table:table-cell table:number-columns-repeated="10"/>
          <table:table-cell office:value-type="float" office:value="0.000062956" calcext:value-type="float">
            <text:p>0,000062956</text:p>
          </table:table-cell>
          <table:table-cell office:value-type="float" office:value="0.000062713" calcext:value-type="float">
            <text:p>0,000062713</text:p>
          </table:table-cell>
          <table:table-cell table:number-columns-repeated="2"/>
          <table:table-cell office:value-type="float" office:value="0.000063981" calcext:value-type="float">
            <text:p>0,000063981</text:p>
          </table:table-cell>
          <table:table-cell office:value-type="float" office:value="0.000085825" calcext:value-type="float">
            <text:p>0,000085825</text:p>
          </table:table-cell>
          <table:table-cell office:value-type="float" office:value="0.000081519" calcext:value-type="float">
            <text:p>0,000081519</text:p>
          </table:table-cell>
          <table:table-cell office:value-type="float" office:value="0.000057752" calcext:value-type="float">
            <text:p>0,000057752</text:p>
          </table:table-cell>
          <table:table-cell office:value-type="float" office:value="0.000058212" calcext:value-type="float">
            <text:p>0,000058212</text:p>
          </table:table-cell>
          <table:table-cell office:value-type="float" office:value="0.000056761" calcext:value-type="float">
            <text:p>0,000056761</text:p>
          </table:table-cell>
          <table:table-cell office:value-type="float" office:value="0.000055401" calcext:value-type="float">
            <text:p>0,000055401</text:p>
          </table:table-cell>
          <table:table-cell office:value-type="float" office:value="0.000054436" calcext:value-type="float">
            <text:p>0,000054436</text:p>
          </table:table-cell>
          <table:table-cell office:value-type="float" office:value="0.000062147" calcext:value-type="float">
            <text:p>0,000062147</text:p>
          </table:table-cell>
          <table:table-cell office:value-type="float" office:value="0.000058851" calcext:value-type="float">
            <text:p>0,000058851</text:p>
          </table:table-cell>
          <table:table-cell office:value-type="float" office:value="0.000062632" calcext:value-type="float">
            <text:p>0,000062632</text:p>
          </table:table-cell>
          <table:table-cell office:value-type="float" office:value="0.000060799" calcext:value-type="float">
            <text:p>0,000060799</text:p>
          </table:table-cell>
          <table:table-cell office:value-type="float" office:value="0.000058119" calcext:value-type="float">
            <text:p>0,000058119</text:p>
          </table:table-cell>
          <table:table-cell office:value-type="float" office:value="0.000061791" calcext:value-type="float">
            <text:p>0,000061791</text:p>
          </table:table-cell>
          <table:table-cell office:value-type="float" office:value="0.000069067" calcext:value-type="float">
            <text:p>0,000069067</text:p>
          </table:table-cell>
          <table:table-cell office:value-type="float" office:value="0.000057778" calcext:value-type="float">
            <text:p>0,000057778</text:p>
          </table:table-cell>
          <table:table-cell office:value-type="float" office:value="0.000055113" calcext:value-type="float">
            <text:p>0,000055113</text:p>
          </table:table-cell>
          <table:table-cell office:value-type="float" office:value="0.000065855" calcext:value-type="float">
            <text:p>0,000065855</text:p>
          </table:table-cell>
          <table:table-cell office:value-type="float" office:value="0.000062069" calcext:value-type="float">
            <text:p>0,000062069</text:p>
          </table:table-cell>
          <table:table-cell office:value-type="float" office:value="0.0000622" calcext:value-type="float">
            <text:p>0,0000622</text:p>
          </table:table-cell>
        </table:table-row>
        <table:table-row table:style-name="ro1">
          <table:table-cell table:number-columns-repeated="10"/>
          <table:table-cell office:value-type="float" office:value="0.000062542" calcext:value-type="float">
            <text:p>0,000062542</text:p>
          </table:table-cell>
          <table:table-cell office:value-type="float" office:value="0.000062101" calcext:value-type="float">
            <text:p>0,000062101</text:p>
          </table:table-cell>
          <table:table-cell table:number-columns-repeated="2"/>
          <table:table-cell office:value-type="float" office:value="0.000061605" calcext:value-type="float">
            <text:p>0,000061605</text:p>
          </table:table-cell>
          <table:table-cell office:value-type="float" office:value="0.00006041" calcext:value-type="float">
            <text:p>0,00006041</text:p>
          </table:table-cell>
          <table:table-cell office:value-type="float" office:value="0.000067325" calcext:value-type="float">
            <text:p>0,000067325</text:p>
          </table:table-cell>
          <table:table-cell office:value-type="float" office:value="0.000058678" calcext:value-type="float">
            <text:p>0,000058678</text:p>
          </table:table-cell>
          <table:table-cell office:value-type="float" office:value="0.00005859" calcext:value-type="float">
            <text:p>0,00005859</text:p>
          </table:table-cell>
          <table:table-cell office:value-type="float" office:value="0.000075546" calcext:value-type="float">
            <text:p>0,000075546</text:p>
          </table:table-cell>
          <table:table-cell office:value-type="float" office:value="0.000064127" calcext:value-type="float">
            <text:p>0,000064127</text:p>
          </table:table-cell>
          <table:table-cell office:value-type="float" office:value="0.000060194" calcext:value-type="float">
            <text:p>0,000060194</text:p>
          </table:table-cell>
          <table:table-cell office:value-type="float" office:value="0.000058058" calcext:value-type="float">
            <text:p>0,000058058</text:p>
          </table:table-cell>
          <table:table-cell office:value-type="float" office:value="0.000065273" calcext:value-type="float">
            <text:p>0,000065273</text:p>
          </table:table-cell>
          <table:table-cell office:value-type="float" office:value="0.000066869" calcext:value-type="float">
            <text:p>0,000066869</text:p>
          </table:table-cell>
          <table:table-cell office:value-type="float" office:value="0.000061039" calcext:value-type="float">
            <text:p>0,000061039</text:p>
          </table:table-cell>
          <table:table-cell office:value-type="float" office:value="0.000058381" calcext:value-type="float">
            <text:p>0,000058381</text:p>
          </table:table-cell>
          <table:table-cell office:value-type="float" office:value="0.000061826" calcext:value-type="float">
            <text:p>0,000061826</text:p>
          </table:table-cell>
          <table:table-cell office:value-type="float" office:value="0.000057338" calcext:value-type="float">
            <text:p>0,000057338</text:p>
          </table:table-cell>
          <table:table-cell office:value-type="float" office:value="0.000077791" calcext:value-type="float">
            <text:p>0,000077791</text:p>
          </table:table-cell>
          <table:table-cell office:value-type="float" office:value="0.000066178" calcext:value-type="float">
            <text:p>0,000066178</text:p>
          </table:table-cell>
          <table:table-cell office:value-type="float" office:value="0.000056078" calcext:value-type="float">
            <text:p>0,000056078</text:p>
          </table:table-cell>
          <table:table-cell office:value-type="float" office:value="0.000078249" calcext:value-type="float">
            <text:p>0,000078249</text:p>
          </table:table-cell>
          <table:table-cell office:value-type="float" office:value="0.000054448" calcext:value-type="float">
            <text:p>0,000054448</text:p>
          </table:table-cell>
        </table:table-row>
        <table:table-row table:style-name="ro1">
          <table:table-cell table:number-columns-repeated="10"/>
          <table:table-cell office:value-type="float" office:value="0.000069032" calcext:value-type="float">
            <text:p>0,000069032</text:p>
          </table:table-cell>
          <table:table-cell office:value-type="float" office:value="0.000062228" calcext:value-type="float">
            <text:p>0,000062228</text:p>
          </table:table-cell>
          <table:table-cell table:number-columns-repeated="2"/>
          <table:table-cell office:value-type="float" office:value="0.000062393" calcext:value-type="float">
            <text:p>0,000062393</text:p>
          </table:table-cell>
          <table:table-cell office:value-type="float" office:value="0.000055828" calcext:value-type="float">
            <text:p>0,000055828</text:p>
          </table:table-cell>
          <table:table-cell office:value-type="float" office:value="0.000059275" calcext:value-type="float">
            <text:p>0,000059275</text:p>
          </table:table-cell>
          <table:table-cell office:value-type="float" office:value="0.000194761" calcext:value-type="float">
            <text:p>0,000194761</text:p>
          </table:table-cell>
          <table:table-cell office:value-type="float" office:value="0.000093498" calcext:value-type="float">
            <text:p>0,000093498</text:p>
          </table:table-cell>
          <table:table-cell office:value-type="float" office:value="0.000084291" calcext:value-type="float">
            <text:p>0,000084291</text:p>
          </table:table-cell>
          <table:table-cell office:value-type="float" office:value="0.0000637" calcext:value-type="float">
            <text:p>0,0000637</text:p>
          </table:table-cell>
          <table:table-cell office:value-type="float" office:value="0.000062504" calcext:value-type="float">
            <text:p>0,000062504</text:p>
          </table:table-cell>
          <table:table-cell office:value-type="float" office:value="0.000056799" calcext:value-type="float">
            <text:p>0,000056799</text:p>
          </table:table-cell>
          <table:table-cell office:value-type="float" office:value="0.000062374" calcext:value-type="float">
            <text:p>0,000062374</text:p>
          </table:table-cell>
          <table:table-cell office:value-type="float" office:value="0.000083745" calcext:value-type="float">
            <text:p>0,000083745</text:p>
          </table:table-cell>
          <table:table-cell office:value-type="float" office:value="0.000057721" calcext:value-type="float">
            <text:p>0,000057721</text:p>
          </table:table-cell>
          <table:table-cell office:value-type="float" office:value="0.000078168" calcext:value-type="float">
            <text:p>0,000078168</text:p>
          </table:table-cell>
          <table:table-cell office:value-type="float" office:value="0.000079709" calcext:value-type="float">
            <text:p>0,000079709</text:p>
          </table:table-cell>
          <table:table-cell office:value-type="float" office:value="0.000062456" calcext:value-type="float">
            <text:p>0,000062456</text:p>
          </table:table-cell>
          <table:table-cell office:value-type="float" office:value="0.000063972" calcext:value-type="float">
            <text:p>0,000063972</text:p>
          </table:table-cell>
          <table:table-cell office:value-type="float" office:value="0.000062196" calcext:value-type="float">
            <text:p>0,000062196</text:p>
          </table:table-cell>
          <table:table-cell office:value-type="float" office:value="0.000062947" calcext:value-type="float">
            <text:p>0,000062947</text:p>
          </table:table-cell>
          <table:table-cell office:value-type="float" office:value="0.000062259" calcext:value-type="float">
            <text:p>0,000062259</text:p>
          </table:table-cell>
          <table:table-cell office:value-type="float" office:value="0.000077214" calcext:value-type="float">
            <text:p>0,000077214</text:p>
          </table:table-cell>
        </table:table-row>
        <table:table-row table:style-name="ro1">
          <table:table-cell table:number-columns-repeated="10"/>
          <table:table-cell office:value-type="float" office:value="0.000062321" calcext:value-type="float">
            <text:p>0,000062321</text:p>
          </table:table-cell>
          <table:table-cell office:value-type="float" office:value="0.000054511" calcext:value-type="float">
            <text:p>0,000054511</text:p>
          </table:table-cell>
          <table:table-cell table:number-columns-repeated="2"/>
          <table:table-cell office:value-type="float" office:value="0.000054187" calcext:value-type="float">
            <text:p>0,000054187</text:p>
          </table:table-cell>
          <table:table-cell office:value-type="float" office:value="0.000061034" calcext:value-type="float">
            <text:p>0,000061034</text:p>
          </table:table-cell>
          <table:table-cell office:value-type="float" office:value="0.000061877" calcext:value-type="float">
            <text:p>0,000061877</text:p>
          </table:table-cell>
          <table:table-cell office:value-type="float" office:value="0.000055189" calcext:value-type="float">
            <text:p>0,000055189</text:p>
          </table:table-cell>
          <table:table-cell office:value-type="float" office:value="0.000074543" calcext:value-type="float">
            <text:p>0,000074543</text:p>
          </table:table-cell>
          <table:table-cell office:value-type="float" office:value="0.000060944" calcext:value-type="float">
            <text:p>0,000060944</text:p>
          </table:table-cell>
          <table:table-cell office:value-type="float" office:value="0.000062177" calcext:value-type="float">
            <text:p>0,000062177</text:p>
          </table:table-cell>
          <table:table-cell office:value-type="float" office:value="0.000063438" calcext:value-type="float">
            <text:p>0,000063438</text:p>
          </table:table-cell>
          <table:table-cell office:value-type="float" office:value="0.000063909" calcext:value-type="float">
            <text:p>0,000063909</text:p>
          </table:table-cell>
          <table:table-cell office:value-type="float" office:value="0.000066671" calcext:value-type="float">
            <text:p>0,000066671</text:p>
          </table:table-cell>
          <table:table-cell office:value-type="float" office:value="0.000056761" calcext:value-type="float">
            <text:p>0,000056761</text:p>
          </table:table-cell>
          <table:table-cell office:value-type="float" office:value="0.000076007" calcext:value-type="float">
            <text:p>0,000076007</text:p>
          </table:table-cell>
          <table:table-cell office:value-type="float" office:value="0.000074688" calcext:value-type="float">
            <text:p>0,000074688</text:p>
          </table:table-cell>
          <table:table-cell office:value-type="float" office:value="0.000058388" calcext:value-type="float">
            <text:p>0,000058388</text:p>
          </table:table-cell>
          <table:table-cell office:value-type="float" office:value="0.000056667" calcext:value-type="float">
            <text:p>0,000056667</text:p>
          </table:table-cell>
          <table:table-cell office:value-type="float" office:value="0.000059086" calcext:value-type="float">
            <text:p>0,000059086</text:p>
          </table:table-cell>
          <table:table-cell office:value-type="float" office:value="0.000058229" calcext:value-type="float">
            <text:p>0,000058229</text:p>
          </table:table-cell>
          <table:table-cell office:value-type="float" office:value="0.000061683" calcext:value-type="float">
            <text:p>0,000061683</text:p>
          </table:table-cell>
          <table:table-cell office:value-type="float" office:value="0.000062083" calcext:value-type="float">
            <text:p>0,000062083</text:p>
          </table:table-cell>
          <table:table-cell office:value-type="float" office:value="0.000062025" calcext:value-type="float">
            <text:p>0,000062025</text:p>
          </table:table-cell>
        </table:table-row>
        <table:table-row table:style-name="ro1">
          <table:table-cell table:number-columns-repeated="10"/>
          <table:table-cell office:value-type="float" office:value="0.00005786" calcext:value-type="float">
            <text:p>0,00005786</text:p>
          </table:table-cell>
          <table:table-cell office:value-type="float" office:value="0.000058848" calcext:value-type="float">
            <text:p>0,000058848</text:p>
          </table:table-cell>
          <table:table-cell table:number-columns-repeated="2"/>
          <table:table-cell office:value-type="float" office:value="0.00005772" calcext:value-type="float">
            <text:p>0,00005772</text:p>
          </table:table-cell>
          <table:table-cell office:value-type="float" office:value="0.000059091" calcext:value-type="float">
            <text:p>0,000059091</text:p>
          </table:table-cell>
          <table:table-cell office:value-type="float" office:value="0.000062484" calcext:value-type="float">
            <text:p>0,000062484</text:p>
          </table:table-cell>
          <table:table-cell office:value-type="float" office:value="0.000061621" calcext:value-type="float">
            <text:p>0,000061621</text:p>
          </table:table-cell>
          <table:table-cell office:value-type="float" office:value="0.000058192" calcext:value-type="float">
            <text:p>0,000058192</text:p>
          </table:table-cell>
          <table:table-cell office:value-type="float" office:value="0.000055139" calcext:value-type="float">
            <text:p>0,000055139</text:p>
          </table:table-cell>
          <table:table-cell office:value-type="float" office:value="0.000165257" calcext:value-type="float">
            <text:p>0,000165257</text:p>
          </table:table-cell>
          <table:table-cell office:value-type="float" office:value="0.000060303" calcext:value-type="float">
            <text:p>0,000060303</text:p>
          </table:table-cell>
          <table:table-cell office:value-type="float" office:value="0.000061288" calcext:value-type="float">
            <text:p>0,000061288</text:p>
          </table:table-cell>
          <table:table-cell office:value-type="float" office:value="0.000061838" calcext:value-type="float">
            <text:p>0,000061838</text:p>
          </table:table-cell>
          <table:table-cell office:value-type="float" office:value="0.000055414" calcext:value-type="float">
            <text:p>0,000055414</text:p>
          </table:table-cell>
          <table:table-cell office:value-type="float" office:value="0.000073957" calcext:value-type="float">
            <text:p>0,000073957</text:p>
          </table:table-cell>
          <table:table-cell office:value-type="float" office:value="0.000056734" calcext:value-type="float">
            <text:p>0,000056734</text:p>
          </table:table-cell>
          <table:table-cell office:value-type="float" office:value="0.000061988" calcext:value-type="float">
            <text:p>0,000061988</text:p>
          </table:table-cell>
          <table:table-cell office:value-type="float" office:value="0.000057294" calcext:value-type="float">
            <text:p>0,000057294</text:p>
          </table:table-cell>
          <table:table-cell office:value-type="float" office:value="0.00008251" calcext:value-type="float">
            <text:p>0,00008251</text:p>
          </table:table-cell>
          <table:table-cell office:value-type="float" office:value="0.000062814" calcext:value-type="float">
            <text:p>0,000062814</text:p>
          </table:table-cell>
          <table:table-cell office:value-type="float" office:value="0.000061778" calcext:value-type="float">
            <text:p>0,000061778</text:p>
          </table:table-cell>
          <table:table-cell office:value-type="float" office:value="0.000061305" calcext:value-type="float">
            <text:p>0,000061305</text:p>
          </table:table-cell>
          <table:table-cell office:value-type="float" office:value="0.00005538" calcext:value-type="float">
            <text:p>0,00005538</text:p>
          </table:table-cell>
        </table:table-row>
        <table:table-row table:style-name="ro1">
          <table:table-cell table:number-columns-repeated="10"/>
          <table:table-cell office:value-type="float" office:value="0.00003792" calcext:value-type="float">
            <text:p>0,00003792</text:p>
          </table:table-cell>
          <table:table-cell office:value-type="float" office:value="0.000061151" calcext:value-type="float">
            <text:p>0,000061151</text:p>
          </table:table-cell>
          <table:table-cell table:number-columns-repeated="2"/>
          <table:table-cell office:value-type="float" office:value="0.00006076" calcext:value-type="float">
            <text:p>0,00006076</text:p>
          </table:table-cell>
          <table:table-cell office:value-type="float" office:value="0.000064095" calcext:value-type="float">
            <text:p>0,000064095</text:p>
          </table:table-cell>
          <table:table-cell office:value-type="float" office:value="0.000057147" calcext:value-type="float">
            <text:p>0,000057147</text:p>
          </table:table-cell>
          <table:table-cell office:value-type="float" office:value="0.000060855" calcext:value-type="float">
            <text:p>0,000060855</text:p>
          </table:table-cell>
          <table:table-cell office:value-type="float" office:value="0.000057154" calcext:value-type="float">
            <text:p>0,000057154</text:p>
          </table:table-cell>
          <table:table-cell office:value-type="float" office:value="0.000054473" calcext:value-type="float">
            <text:p>0,000054473</text:p>
          </table:table-cell>
          <table:table-cell office:value-type="float" office:value="0.000057388" calcext:value-type="float">
            <text:p>0,000057388</text:p>
          </table:table-cell>
          <table:table-cell office:value-type="float" office:value="0.000056995" calcext:value-type="float">
            <text:p>0,000056995</text:p>
          </table:table-cell>
          <table:table-cell office:value-type="float" office:value="0.00005739" calcext:value-type="float">
            <text:p>0,00005739</text:p>
          </table:table-cell>
          <table:table-cell office:value-type="float" office:value="0.000062532" calcext:value-type="float">
            <text:p>0,000062532</text:p>
          </table:table-cell>
          <table:table-cell office:value-type="float" office:value="0.000060555" calcext:value-type="float">
            <text:p>0,000060555</text:p>
          </table:table-cell>
          <table:table-cell office:value-type="float" office:value="0.000076106" calcext:value-type="float">
            <text:p>0,000076106</text:p>
          </table:table-cell>
          <table:table-cell office:value-type="float" office:value="0.000086551" calcext:value-type="float">
            <text:p>0,000086551</text:p>
          </table:table-cell>
          <table:table-cell office:value-type="float" office:value="0.000066041" calcext:value-type="float">
            <text:p>0,000066041</text:p>
          </table:table-cell>
          <table:table-cell office:value-type="float" office:value="0.000055485" calcext:value-type="float">
            <text:p>0,000055485</text:p>
          </table:table-cell>
          <table:table-cell office:value-type="float" office:value="0.000060878" calcext:value-type="float">
            <text:p>0,000060878</text:p>
          </table:table-cell>
          <table:table-cell office:value-type="float" office:value="0.000074216" calcext:value-type="float">
            <text:p>0,000074216</text:p>
          </table:table-cell>
          <table:table-cell office:value-type="float" office:value="0.000061421" calcext:value-type="float">
            <text:p>0,000061421</text:p>
          </table:table-cell>
          <table:table-cell office:value-type="float" office:value="0.000044137" calcext:value-type="float">
            <text:p>0,000044137</text:p>
          </table:table-cell>
          <table:table-cell office:value-type="float" office:value="0.000041123" calcext:value-type="float">
            <text:p>0,000041123</text:p>
          </table:table-cell>
        </table:table-row>
        <table:table-row table:style-name="ro1">
          <table:table-cell table:number-columns-repeated="10"/>
          <table:table-cell office:value-type="float" office:value="0.000063516" calcext:value-type="float">
            <text:p>0,000063516</text:p>
          </table:table-cell>
          <table:table-cell office:value-type="float" office:value="0.000059687" calcext:value-type="float">
            <text:p>0,000059687</text:p>
          </table:table-cell>
          <table:table-cell table:number-columns-repeated="2"/>
          <table:table-cell office:value-type="float" office:value="0.000056965" calcext:value-type="float">
            <text:p>0,000056965</text:p>
          </table:table-cell>
          <table:table-cell office:value-type="float" office:value="0.00007932" calcext:value-type="float">
            <text:p>0,00007932</text:p>
          </table:table-cell>
          <table:table-cell office:value-type="float" office:value="0.000062251" calcext:value-type="float">
            <text:p>0,000062251</text:p>
          </table:table-cell>
          <table:table-cell office:value-type="float" office:value="0.000056078" calcext:value-type="float">
            <text:p>0,000056078</text:p>
          </table:table-cell>
          <table:table-cell office:value-type="float" office:value="0.000057655" calcext:value-type="float">
            <text:p>0,000057655</text:p>
          </table:table-cell>
          <table:table-cell office:value-type="float" office:value="0.000058351" calcext:value-type="float">
            <text:p>0,000058351</text:p>
          </table:table-cell>
          <table:table-cell office:value-type="float" office:value="0.000059236" calcext:value-type="float">
            <text:p>0,000059236</text:p>
          </table:table-cell>
          <table:table-cell office:value-type="float" office:value="0.000054817" calcext:value-type="float">
            <text:p>0,000054817</text:p>
          </table:table-cell>
          <table:table-cell office:value-type="float" office:value="0.000075616" calcext:value-type="float">
            <text:p>0,000075616</text:p>
          </table:table-cell>
          <table:table-cell office:value-type="float" office:value="0.000057078" calcext:value-type="float">
            <text:p>0,000057078</text:p>
          </table:table-cell>
          <table:table-cell office:value-type="float" office:value="0.000104617" calcext:value-type="float">
            <text:p>0,000104617</text:p>
          </table:table-cell>
          <table:table-cell office:value-type="float" office:value="0.00003834" calcext:value-type="float">
            <text:p>0,00003834</text:p>
          </table:table-cell>
          <table:table-cell office:value-type="float" office:value="0.000039265" calcext:value-type="float">
            <text:p>0,000039265</text:p>
          </table:table-cell>
          <table:table-cell office:value-type="float" office:value="0.000065767" calcext:value-type="float">
            <text:p>0,000065767</text:p>
          </table:table-cell>
          <table:table-cell office:value-type="float" office:value="0.000053174" calcext:value-type="float">
            <text:p>0,000053174</text:p>
          </table:table-cell>
          <table:table-cell office:value-type="float" office:value="0.000063511" calcext:value-type="float">
            <text:p>0,000063511</text:p>
          </table:table-cell>
          <table:table-cell office:value-type="float" office:value="0.000050574" calcext:value-type="float">
            <text:p>0,000050574</text:p>
          </table:table-cell>
          <table:table-cell office:value-type="float" office:value="0.00016334" calcext:value-type="float">
            <text:p>0,00016334</text:p>
          </table:table-cell>
          <table:table-cell office:value-type="float" office:value="0.00004578" calcext:value-type="float">
            <text:p>0,00004578</text:p>
          </table:table-cell>
          <table:table-cell office:value-type="float" office:value="0.000064499" calcext:value-type="float">
            <text:p>0,000064499</text:p>
          </table:table-cell>
        </table:table-row>
        <table:table-row table:style-name="ro1">
          <table:table-cell table:number-columns-repeated="10"/>
          <table:table-cell office:value-type="float" office:value="0.000063087" calcext:value-type="float">
            <text:p>0,000063087</text:p>
          </table:table-cell>
          <table:table-cell office:value-type="float" office:value="0.000062428" calcext:value-type="float">
            <text:p>0,000062428</text:p>
          </table:table-cell>
          <table:table-cell table:number-columns-repeated="2"/>
          <table:table-cell office:value-type="float" office:value="0.000062074" calcext:value-type="float">
            <text:p>0,000062074</text:p>
          </table:table-cell>
          <table:table-cell office:value-type="float" office:value="0.000062528" calcext:value-type="float">
            <text:p>0,000062528</text:p>
          </table:table-cell>
          <table:table-cell office:value-type="float" office:value="0.000061497" calcext:value-type="float">
            <text:p>0,000061497</text:p>
          </table:table-cell>
          <table:table-cell office:value-type="float" office:value="0.000070512" calcext:value-type="float">
            <text:p>0,000070512</text:p>
          </table:table-cell>
          <table:table-cell office:value-type="float" office:value="0.000060938" calcext:value-type="float">
            <text:p>0,000060938</text:p>
          </table:table-cell>
          <table:table-cell office:value-type="float" office:value="0.000066801" calcext:value-type="float">
            <text:p>0,000066801</text:p>
          </table:table-cell>
          <table:table-cell office:value-type="float" office:value="0.000076094" calcext:value-type="float">
            <text:p>0,000076094</text:p>
          </table:table-cell>
          <table:table-cell office:value-type="float" office:value="0.000066753" calcext:value-type="float">
            <text:p>0,000066753</text:p>
          </table:table-cell>
          <table:table-cell office:value-type="float" office:value="0.000059233" calcext:value-type="float">
            <text:p>0,000059233</text:p>
          </table:table-cell>
          <table:table-cell office:value-type="float" office:value="0.000065093" calcext:value-type="float">
            <text:p>0,000065093</text:p>
          </table:table-cell>
          <table:table-cell office:value-type="float" office:value="0.000059848" calcext:value-type="float">
            <text:p>0,000059848</text:p>
          </table:table-cell>
          <table:table-cell office:value-type="float" office:value="0.000064678" calcext:value-type="float">
            <text:p>0,000064678</text:p>
          </table:table-cell>
          <table:table-cell office:value-type="float" office:value="0.000043508" calcext:value-type="float">
            <text:p>0,000043508</text:p>
          </table:table-cell>
          <table:table-cell office:value-type="float" office:value="0.000051782" calcext:value-type="float">
            <text:p>0,000051782</text:p>
          </table:table-cell>
          <table:table-cell office:value-type="float" office:value="0.00004137" calcext:value-type="float">
            <text:p>0,00004137</text:p>
          </table:table-cell>
          <table:table-cell office:value-type="float" office:value="0.000081731" calcext:value-type="float">
            <text:p>0,000081731</text:p>
          </table:table-cell>
          <table:table-cell office:value-type="float" office:value="0.000063191" calcext:value-type="float">
            <text:p>0,000063191</text:p>
          </table:table-cell>
          <table:table-cell office:value-type="float" office:value="0.000063095" calcext:value-type="float">
            <text:p>0,000063095</text:p>
          </table:table-cell>
          <table:table-cell office:value-type="float" office:value="0.000061846" calcext:value-type="float">
            <text:p>0,000061846</text:p>
          </table:table-cell>
          <table:table-cell office:value-type="float" office:value="0.000054903" calcext:value-type="float">
            <text:p>0,000054903</text:p>
          </table:table-cell>
        </table:table-row>
        <table:table-row table:style-name="ro1">
          <table:table-cell table:number-columns-repeated="10"/>
          <table:table-cell office:value-type="float" office:value="0.000057505" calcext:value-type="float">
            <text:p>0,000057505</text:p>
          </table:table-cell>
          <table:table-cell office:value-type="float" office:value="0.000057142" calcext:value-type="float">
            <text:p>0,000057142</text:p>
          </table:table-cell>
          <table:table-cell table:number-columns-repeated="2"/>
          <table:table-cell office:value-type="float" office:value="0.000064704" calcext:value-type="float">
            <text:p>0,000064704</text:p>
          </table:table-cell>
          <table:table-cell office:value-type="float" office:value="0.000061573" calcext:value-type="float">
            <text:p>0,000061573</text:p>
          </table:table-cell>
          <table:table-cell office:value-type="float" office:value="0.000062461" calcext:value-type="float">
            <text:p>0,000062461</text:p>
          </table:table-cell>
          <table:table-cell office:value-type="float" office:value="0.00005826" calcext:value-type="float">
            <text:p>0,00005826</text:p>
          </table:table-cell>
          <table:table-cell office:value-type="float" office:value="0.000061068" calcext:value-type="float">
            <text:p>0,000061068</text:p>
          </table:table-cell>
          <table:table-cell office:value-type="float" office:value="0.000057587" calcext:value-type="float">
            <text:p>0,000057587</text:p>
          </table:table-cell>
          <table:table-cell office:value-type="float" office:value="0.000063197" calcext:value-type="float">
            <text:p>0,000063197</text:p>
          </table:table-cell>
          <table:table-cell office:value-type="float" office:value="0.000063446" calcext:value-type="float">
            <text:p>0,000063446</text:p>
          </table:table-cell>
          <table:table-cell office:value-type="float" office:value="0.000066118" calcext:value-type="float">
            <text:p>0,000066118</text:p>
          </table:table-cell>
          <table:table-cell office:value-type="float" office:value="0.000061021" calcext:value-type="float">
            <text:p>0,000061021</text:p>
          </table:table-cell>
          <table:table-cell office:value-type="float" office:value="0.000056949" calcext:value-type="float">
            <text:p>0,000056949</text:p>
          </table:table-cell>
          <table:table-cell office:value-type="float" office:value="0.000065632" calcext:value-type="float">
            <text:p>0,000065632</text:p>
          </table:table-cell>
          <table:table-cell office:value-type="float" office:value="0.000057283" calcext:value-type="float">
            <text:p>0,000057283</text:p>
          </table:table-cell>
          <table:table-cell office:value-type="float" office:value="0.00006092" calcext:value-type="float">
            <text:p>0,00006092</text:p>
          </table:table-cell>
          <table:table-cell office:value-type="float" office:value="0.000063343" calcext:value-type="float">
            <text:p>0,000063343</text:p>
          </table:table-cell>
          <table:table-cell office:value-type="float" office:value="0.00007314" calcext:value-type="float">
            <text:p>0,00007314</text:p>
          </table:table-cell>
          <table:table-cell office:value-type="float" office:value="0.000059897" calcext:value-type="float">
            <text:p>0,000059897</text:p>
          </table:table-cell>
          <table:table-cell office:value-type="float" office:value="0.000066476" calcext:value-type="float">
            <text:p>0,000066476</text:p>
          </table:table-cell>
          <table:table-cell office:value-type="float" office:value="0.000066301" calcext:value-type="float">
            <text:p>0,000066301</text:p>
          </table:table-cell>
          <table:table-cell office:value-type="float" office:value="0.000077567" calcext:value-type="float">
            <text:p>0,000077567</text:p>
          </table:table-cell>
        </table:table-row>
        <table:table-row table:style-name="ro1">
          <table:table-cell table:number-columns-repeated="10"/>
          <table:table-cell office:value-type="float" office:value="0.000061628" calcext:value-type="float">
            <text:p>0,000061628</text:p>
          </table:table-cell>
          <table:table-cell office:value-type="float" office:value="0.000057026" calcext:value-type="float">
            <text:p>0,000057026</text:p>
          </table:table-cell>
          <table:table-cell table:number-columns-repeated="2"/>
          <table:table-cell office:value-type="float" office:value="0.000059932" calcext:value-type="float">
            <text:p>0,000059932</text:p>
          </table:table-cell>
          <table:table-cell office:value-type="float" office:value="0.000062879" calcext:value-type="float">
            <text:p>0,000062879</text:p>
          </table:table-cell>
          <table:table-cell office:value-type="float" office:value="0.000063576" calcext:value-type="float">
            <text:p>0,000063576</text:p>
          </table:table-cell>
          <table:table-cell office:value-type="float" office:value="0.000056799" calcext:value-type="float">
            <text:p>0,000056799</text:p>
          </table:table-cell>
          <table:table-cell office:value-type="float" office:value="0.000061617" calcext:value-type="float">
            <text:p>0,000061617</text:p>
          </table:table-cell>
          <table:table-cell office:value-type="float" office:value="0.000061048" calcext:value-type="float">
            <text:p>0,000061048</text:p>
          </table:table-cell>
          <table:table-cell office:value-type="float" office:value="0.000057614" calcext:value-type="float">
            <text:p>0,000057614</text:p>
          </table:table-cell>
          <table:table-cell office:value-type="float" office:value="0.000057559" calcext:value-type="float">
            <text:p>0,000057559</text:p>
          </table:table-cell>
          <table:table-cell office:value-type="float" office:value="0.00005792" calcext:value-type="float">
            <text:p>0,00005792</text:p>
          </table:table-cell>
          <table:table-cell office:value-type="float" office:value="0.000058587" calcext:value-type="float">
            <text:p>0,000058587</text:p>
          </table:table-cell>
          <table:table-cell office:value-type="float" office:value="0.000049316" calcext:value-type="float">
            <text:p>0,000049316</text:p>
          </table:table-cell>
          <table:table-cell office:value-type="float" office:value="0.000057918" calcext:value-type="float">
            <text:p>0,000057918</text:p>
          </table:table-cell>
          <table:table-cell office:value-type="float" office:value="0.000087137" calcext:value-type="float">
            <text:p>0,000087137</text:p>
          </table:table-cell>
          <table:table-cell office:value-type="float" office:value="0.00006641" calcext:value-type="float">
            <text:p>0,00006641</text:p>
          </table:table-cell>
          <table:table-cell office:value-type="float" office:value="0.000072387" calcext:value-type="float">
            <text:p>0,000072387</text:p>
          </table:table-cell>
          <table:table-cell office:value-type="float" office:value="0.000087489" calcext:value-type="float">
            <text:p>0,000087489</text:p>
          </table:table-cell>
          <table:table-cell office:value-type="float" office:value="0.00006775" calcext:value-type="float">
            <text:p>0,00006775</text:p>
          </table:table-cell>
          <table:table-cell office:value-type="float" office:value="0.00003947" calcext:value-type="float">
            <text:p>0,00003947</text:p>
          </table:table-cell>
          <table:table-cell office:value-type="float" office:value="0.000043396" calcext:value-type="float">
            <text:p>0,000043396</text:p>
          </table:table-cell>
          <table:table-cell office:value-type="float" office:value="0.000043714" calcext:value-type="float">
            <text:p>0,000043714</text:p>
          </table:table-cell>
        </table:table-row>
        <table:table-row table:style-name="ro1">
          <table:table-cell table:number-columns-repeated="10"/>
          <table:table-cell office:value-type="float" office:value="0.000061512" calcext:value-type="float">
            <text:p>0,000061512</text:p>
          </table:table-cell>
          <table:table-cell office:value-type="float" office:value="0.000057305" calcext:value-type="float">
            <text:p>0,000057305</text:p>
          </table:table-cell>
          <table:table-cell table:number-columns-repeated="2"/>
          <table:table-cell office:value-type="float" office:value="0.000082823" calcext:value-type="float">
            <text:p>0,000082823</text:p>
          </table:table-cell>
          <table:table-cell office:value-type="float" office:value="0.000059562" calcext:value-type="float">
            <text:p>0,000059562</text:p>
          </table:table-cell>
          <table:table-cell office:value-type="float" office:value="0.000064441" calcext:value-type="float">
            <text:p>0,000064441</text:p>
          </table:table-cell>
          <table:table-cell office:value-type="float" office:value="0.000058092" calcext:value-type="float">
            <text:p>0,000058092</text:p>
          </table:table-cell>
          <table:table-cell office:value-type="float" office:value="0.000057377" calcext:value-type="float">
            <text:p>0,000057377</text:p>
          </table:table-cell>
          <table:table-cell office:value-type="float" office:value="0.000057549" calcext:value-type="float">
            <text:p>0,000057549</text:p>
          </table:table-cell>
          <table:table-cell office:value-type="float" office:value="0.000062767" calcext:value-type="float">
            <text:p>0,000062767</text:p>
          </table:table-cell>
          <table:table-cell office:value-type="float" office:value="0.000061143" calcext:value-type="float">
            <text:p>0,000061143</text:p>
          </table:table-cell>
          <table:table-cell office:value-type="float" office:value="0.000062587" calcext:value-type="float">
            <text:p>0,000062587</text:p>
          </table:table-cell>
          <table:table-cell office:value-type="float" office:value="0.000056223" calcext:value-type="float">
            <text:p>0,000056223</text:p>
          </table:table-cell>
          <table:table-cell office:value-type="float" office:value="0.000053941" calcext:value-type="float">
            <text:p>0,000053941</text:p>
          </table:table-cell>
          <table:table-cell office:value-type="float" office:value="0.000050887" calcext:value-type="float">
            <text:p>0,000050887</text:p>
          </table:table-cell>
          <table:table-cell office:value-type="float" office:value="0.000036419" calcext:value-type="float">
            <text:p>0,000036419</text:p>
          </table:table-cell>
          <table:table-cell office:value-type="float" office:value="0.000053848" calcext:value-type="float">
            <text:p>0,000053848</text:p>
          </table:table-cell>
          <table:table-cell office:value-type="float" office:value="0.000042648" calcext:value-type="float">
            <text:p>0,000042648</text:p>
          </table:table-cell>
          <table:table-cell office:value-type="float" office:value="0.000042892" calcext:value-type="float">
            <text:p>0,000042892</text:p>
          </table:table-cell>
          <table:table-cell office:value-type="float" office:value="0.000050239" calcext:value-type="float">
            <text:p>0,000050239</text:p>
          </table:table-cell>
          <table:table-cell office:value-type="float" office:value="0.000057936" calcext:value-type="float">
            <text:p>0,000057936</text:p>
          </table:table-cell>
          <table:table-cell office:value-type="float" office:value="0.00004855" calcext:value-type="float">
            <text:p>0,00004855</text:p>
          </table:table-cell>
          <table:table-cell office:value-type="float" office:value="0.000066634" calcext:value-type="float">
            <text:p>0,000066634</text:p>
          </table:table-cell>
        </table:table-row>
        <table:table-row table:style-name="ro1">
          <table:table-cell table:number-columns-repeated="10"/>
          <table:table-cell office:value-type="float" office:value="0.000056749" calcext:value-type="float">
            <text:p>0,000056749</text:p>
          </table:table-cell>
          <table:table-cell office:value-type="float" office:value="0.000054587" calcext:value-type="float">
            <text:p>0,000054587</text:p>
          </table:table-cell>
          <table:table-cell table:number-columns-repeated="2"/>
          <table:table-cell office:value-type="float" office:value="0.000057585" calcext:value-type="float">
            <text:p>0,000057585</text:p>
          </table:table-cell>
          <table:table-cell office:value-type="float" office:value="0.000075897" calcext:value-type="float">
            <text:p>0,000075897</text:p>
          </table:table-cell>
          <table:table-cell office:value-type="float" office:value="0.000065406" calcext:value-type="float">
            <text:p>0,000065406</text:p>
          </table:table-cell>
          <table:table-cell office:value-type="float" office:value="0.000062254" calcext:value-type="float">
            <text:p>0,000062254</text:p>
          </table:table-cell>
          <table:table-cell office:value-type="float" office:value="0.00006225" calcext:value-type="float">
            <text:p>0,00006225</text:p>
          </table:table-cell>
          <table:table-cell office:value-type="float" office:value="0.000061427" calcext:value-type="float">
            <text:p>0,000061427</text:p>
          </table:table-cell>
          <table:table-cell office:value-type="float" office:value="0.000062891" calcext:value-type="float">
            <text:p>0,000062891</text:p>
          </table:table-cell>
          <table:table-cell office:value-type="float" office:value="0.000060113" calcext:value-type="float">
            <text:p>0,000060113</text:p>
          </table:table-cell>
          <table:table-cell office:value-type="float" office:value="0.000062027" calcext:value-type="float">
            <text:p>0,000062027</text:p>
          </table:table-cell>
          <table:table-cell office:value-type="float" office:value="0.000058322" calcext:value-type="float">
            <text:p>0,000058322</text:p>
          </table:table-cell>
          <table:table-cell office:value-type="float" office:value="0.000085971" calcext:value-type="float">
            <text:p>0,000085971</text:p>
          </table:table-cell>
          <table:table-cell office:value-type="float" office:value="0.000049695" calcext:value-type="float">
            <text:p>0,000049695</text:p>
          </table:table-cell>
          <table:table-cell office:value-type="float" office:value="0.000038819" calcext:value-type="float">
            <text:p>0,000038819</text:p>
          </table:table-cell>
          <table:table-cell office:value-type="float" office:value="0.000051921" calcext:value-type="float">
            <text:p>0,000051921</text:p>
          </table:table-cell>
          <table:table-cell office:value-type="float" office:value="0.000066375" calcext:value-type="float">
            <text:p>0,000066375</text:p>
          </table:table-cell>
          <table:table-cell office:value-type="float" office:value="0.000040686" calcext:value-type="float">
            <text:p>0,000040686</text:p>
          </table:table-cell>
          <table:table-cell office:value-type="float" office:value="0.00004106" calcext:value-type="float">
            <text:p>0,00004106</text:p>
          </table:table-cell>
          <table:table-cell office:value-type="float" office:value="0.00005297" calcext:value-type="float">
            <text:p>0,00005297</text:p>
          </table:table-cell>
          <table:table-cell office:value-type="float" office:value="0.000054929" calcext:value-type="float">
            <text:p>0,000054929</text:p>
          </table:table-cell>
          <table:table-cell office:value-type="float" office:value="0.000062683" calcext:value-type="float">
            <text:p>0,000062683</text:p>
          </table:table-cell>
        </table:table-row>
        <table:table-row table:style-name="ro1">
          <table:table-cell table:number-columns-repeated="10"/>
          <table:table-cell office:value-type="float" office:value="0.000060767" calcext:value-type="float">
            <text:p>0,000060767</text:p>
          </table:table-cell>
          <table:table-cell office:value-type="float" office:value="0.000060519" calcext:value-type="float">
            <text:p>0,000060519</text:p>
          </table:table-cell>
          <table:table-cell table:number-columns-repeated="2"/>
          <table:table-cell office:value-type="float" office:value="0.00006244" calcext:value-type="float">
            <text:p>0,00006244</text:p>
          </table:table-cell>
          <table:table-cell office:value-type="float" office:value="0.00005971" calcext:value-type="float">
            <text:p>0,00005971</text:p>
          </table:table-cell>
          <table:table-cell office:value-type="float" office:value="0.000054443" calcext:value-type="float">
            <text:p>0,000054443</text:p>
          </table:table-cell>
          <table:table-cell office:value-type="float" office:value="0.000063844" calcext:value-type="float">
            <text:p>0,000063844</text:p>
          </table:table-cell>
          <table:table-cell office:value-type="float" office:value="0.000067168" calcext:value-type="float">
            <text:p>0,000067168</text:p>
          </table:table-cell>
          <table:table-cell office:value-type="float" office:value="0.000062332" calcext:value-type="float">
            <text:p>0,000062332</text:p>
          </table:table-cell>
          <table:table-cell office:value-type="float" office:value="0.000062272" calcext:value-type="float">
            <text:p>0,000062272</text:p>
          </table:table-cell>
          <table:table-cell office:value-type="float" office:value="0.000056641" calcext:value-type="float">
            <text:p>0,000056641</text:p>
          </table:table-cell>
          <table:table-cell office:value-type="float" office:value="0.0000611" calcext:value-type="float">
            <text:p>0,0000611</text:p>
          </table:table-cell>
          <table:table-cell office:value-type="float" office:value="0.000073658" calcext:value-type="float">
            <text:p>0,000073658</text:p>
          </table:table-cell>
          <table:table-cell office:value-type="float" office:value="0.000036501" calcext:value-type="float">
            <text:p>0,000036501</text:p>
          </table:table-cell>
          <table:table-cell office:value-type="float" office:value="0.000038917" calcext:value-type="float">
            <text:p>0,000038917</text:p>
          </table:table-cell>
          <table:table-cell office:value-type="float" office:value="0.000086185" calcext:value-type="float">
            <text:p>0,000086185</text:p>
          </table:table-cell>
          <table:table-cell office:value-type="float" office:value="0.000040227" calcext:value-type="float">
            <text:p>0,000040227</text:p>
          </table:table-cell>
          <table:table-cell office:value-type="float" office:value="0.00004228" calcext:value-type="float">
            <text:p>0,00004228</text:p>
          </table:table-cell>
          <table:table-cell office:value-type="float" office:value="0.000038685" calcext:value-type="float">
            <text:p>0,000038685</text:p>
          </table:table-cell>
          <table:table-cell office:value-type="float" office:value="0.000039444" calcext:value-type="float">
            <text:p>0,000039444</text:p>
          </table:table-cell>
          <table:table-cell office:value-type="float" office:value="0.000038744" calcext:value-type="float">
            <text:p>0,000038744</text:p>
          </table:table-cell>
          <table:table-cell office:value-type="float" office:value="0.000053815" calcext:value-type="float">
            <text:p>0,000053815</text:p>
          </table:table-cell>
          <table:table-cell office:value-type="float" office:value="0.000043956" calcext:value-type="float">
            <text:p>0,000043956</text:p>
          </table:table-cell>
        </table:table-row>
        <table:table-row table:style-name="ro1">
          <table:table-cell table:number-columns-repeated="10"/>
          <table:table-cell office:value-type="float" office:value="0.000058128" calcext:value-type="float">
            <text:p>0,000058128</text:p>
          </table:table-cell>
          <table:table-cell office:value-type="float" office:value="0.000058241" calcext:value-type="float">
            <text:p>0,000058241</text:p>
          </table:table-cell>
          <table:table-cell table:number-columns-repeated="2"/>
          <table:table-cell office:value-type="float" office:value="0.000064409" calcext:value-type="float">
            <text:p>0,000064409</text:p>
          </table:table-cell>
          <table:table-cell office:value-type="float" office:value="0.000061259" calcext:value-type="float">
            <text:p>0,000061259</text:p>
          </table:table-cell>
          <table:table-cell office:value-type="float" office:value="0.000065274" calcext:value-type="float">
            <text:p>0,000065274</text:p>
          </table:table-cell>
          <table:table-cell office:value-type="float" office:value="0.000063568" calcext:value-type="float">
            <text:p>0,000063568</text:p>
          </table:table-cell>
          <table:table-cell office:value-type="float" office:value="0.00005936" calcext:value-type="float">
            <text:p>0,00005936</text:p>
          </table:table-cell>
          <table:table-cell office:value-type="float" office:value="0.00005762" calcext:value-type="float">
            <text:p>0,00005762</text:p>
          </table:table-cell>
          <table:table-cell office:value-type="float" office:value="0.000058252" calcext:value-type="float">
            <text:p>0,000058252</text:p>
          </table:table-cell>
          <table:table-cell office:value-type="float" office:value="0.000056525" calcext:value-type="float">
            <text:p>0,000056525</text:p>
          </table:table-cell>
          <table:table-cell office:value-type="float" office:value="0.000054169" calcext:value-type="float">
            <text:p>0,000054169</text:p>
          </table:table-cell>
          <table:table-cell office:value-type="float" office:value="0.000073586" calcext:value-type="float">
            <text:p>0,000073586</text:p>
          </table:table-cell>
          <table:table-cell office:value-type="float" office:value="0.000052009" calcext:value-type="float">
            <text:p>0,000052009</text:p>
          </table:table-cell>
          <table:table-cell office:value-type="float" office:value="0.000059981" calcext:value-type="float">
            <text:p>0,000059981</text:p>
          </table:table-cell>
          <table:table-cell office:value-type="float" office:value="0.000066893" calcext:value-type="float">
            <text:p>0,000066893</text:p>
          </table:table-cell>
          <table:table-cell office:value-type="float" office:value="0.000087594" calcext:value-type="float">
            <text:p>0,000087594</text:p>
          </table:table-cell>
          <table:table-cell office:value-type="float" office:value="0.000070205" calcext:value-type="float">
            <text:p>0,000070205</text:p>
          </table:table-cell>
          <table:table-cell office:value-type="float" office:value="0.000081096" calcext:value-type="float">
            <text:p>0,000081096</text:p>
          </table:table-cell>
          <table:table-cell office:value-type="float" office:value="0.000070131" calcext:value-type="float">
            <text:p>0,000070131</text:p>
          </table:table-cell>
          <table:table-cell office:value-type="float" office:value="0.000058833" calcext:value-type="float">
            <text:p>0,000058833</text:p>
          </table:table-cell>
          <table:table-cell office:value-type="float" office:value="0.000040544" calcext:value-type="float">
            <text:p>0,000040544</text:p>
          </table:table-cell>
          <table:table-cell office:value-type="float" office:value="0.000053107" calcext:value-type="float">
            <text:p>0,000053107</text:p>
          </table:table-cell>
        </table:table-row>
        <table:table-row table:style-name="ro1">
          <table:table-cell table:number-columns-repeated="10"/>
          <table:table-cell office:value-type="float" office:value="0.000099755" calcext:value-type="float">
            <text:p>0,000099755</text:p>
          </table:table-cell>
          <table:table-cell office:value-type="float" office:value="0.000061747" calcext:value-type="float">
            <text:p>0,000061747</text:p>
          </table:table-cell>
          <table:table-cell table:number-columns-repeated="2"/>
          <table:table-cell office:value-type="float" office:value="0.000082841" calcext:value-type="float">
            <text:p>0,000082841</text:p>
          </table:table-cell>
          <table:table-cell office:value-type="float" office:value="0.000082756" calcext:value-type="float">
            <text:p>0,000082756</text:p>
          </table:table-cell>
          <table:table-cell office:value-type="float" office:value="0.000061845" calcext:value-type="float">
            <text:p>0,000061845</text:p>
          </table:table-cell>
          <table:table-cell office:value-type="float" office:value="0.000056674" calcext:value-type="float">
            <text:p>0,000056674</text:p>
          </table:table-cell>
          <table:table-cell office:value-type="float" office:value="0.000064821" calcext:value-type="float">
            <text:p>0,000064821</text:p>
          </table:table-cell>
          <table:table-cell office:value-type="float" office:value="0.000062416" calcext:value-type="float">
            <text:p>0,000062416</text:p>
          </table:table-cell>
          <table:table-cell office:value-type="float" office:value="0.000066738" calcext:value-type="float">
            <text:p>0,000066738</text:p>
          </table:table-cell>
          <table:table-cell office:value-type="float" office:value="0.000057982" calcext:value-type="float">
            <text:p>0,000057982</text:p>
          </table:table-cell>
          <table:table-cell office:value-type="float" office:value="0.000069525" calcext:value-type="float">
            <text:p>0,000069525</text:p>
          </table:table-cell>
          <table:table-cell office:value-type="float" office:value="0.000064994" calcext:value-type="float">
            <text:p>0,000064994</text:p>
          </table:table-cell>
          <table:table-cell office:value-type="float" office:value="0.000044751" calcext:value-type="float">
            <text:p>0,000044751</text:p>
          </table:table-cell>
          <table:table-cell office:value-type="float" office:value="0.000037917" calcext:value-type="float">
            <text:p>0,000037917</text:p>
          </table:table-cell>
          <table:table-cell office:value-type="float" office:value="0.00005641" calcext:value-type="float">
            <text:p>0,00005641</text:p>
          </table:table-cell>
          <table:table-cell office:value-type="float" office:value="0.000037517" calcext:value-type="float">
            <text:p>0,000037517</text:p>
          </table:table-cell>
          <table:table-cell office:value-type="float" office:value="0.000038719" calcext:value-type="float">
            <text:p>0,000038719</text:p>
          </table:table-cell>
          <table:table-cell office:value-type="float" office:value="0.000061954" calcext:value-type="float">
            <text:p>0,000061954</text:p>
          </table:table-cell>
          <table:table-cell office:value-type="float" office:value="0.000039202" calcext:value-type="float">
            <text:p>0,000039202</text:p>
          </table:table-cell>
          <table:table-cell office:value-type="float" office:value="0.000053121" calcext:value-type="float">
            <text:p>0,000053121</text:p>
          </table:table-cell>
          <table:table-cell office:value-type="float" office:value="0.000042061" calcext:value-type="float">
            <text:p>0,000042061</text:p>
          </table:table-cell>
          <table:table-cell office:value-type="float" office:value="0.000040872" calcext:value-type="float">
            <text:p>0,000040872</text:p>
          </table:table-cell>
        </table:table-row>
        <table:table-row table:style-name="ro1">
          <table:table-cell table:number-columns-repeated="10"/>
          <table:table-cell office:value-type="float" office:value="0.000057624" calcext:value-type="float">
            <text:p>0,000057624</text:p>
          </table:table-cell>
          <table:table-cell office:value-type="float" office:value="0.000062047" calcext:value-type="float">
            <text:p>0,000062047</text:p>
          </table:table-cell>
          <table:table-cell table:number-columns-repeated="2"/>
          <table:table-cell office:value-type="float" office:value="0.000059202" calcext:value-type="float">
            <text:p>0,000059202</text:p>
          </table:table-cell>
          <table:table-cell office:value-type="float" office:value="0.000063215" calcext:value-type="float">
            <text:p>0,000063215</text:p>
          </table:table-cell>
          <table:table-cell office:value-type="float" office:value="0.000090345" calcext:value-type="float">
            <text:p>0,000090345</text:p>
          </table:table-cell>
          <table:table-cell office:value-type="float" office:value="0.000078694" calcext:value-type="float">
            <text:p>0,000078694</text:p>
          </table:table-cell>
          <table:table-cell office:value-type="float" office:value="0.000062051" calcext:value-type="float">
            <text:p>0,000062051</text:p>
          </table:table-cell>
          <table:table-cell office:value-type="float" office:value="0.000061466" calcext:value-type="float">
            <text:p>0,000061466</text:p>
          </table:table-cell>
          <table:table-cell office:value-type="float" office:value="0.000058611" calcext:value-type="float">
            <text:p>0,000058611</text:p>
          </table:table-cell>
          <table:table-cell office:value-type="float" office:value="0.000057271" calcext:value-type="float">
            <text:p>0,000057271</text:p>
          </table:table-cell>
          <table:table-cell office:value-type="float" office:value="0.000055785" calcext:value-type="float">
            <text:p>0,000055785</text:p>
          </table:table-cell>
          <table:table-cell office:value-type="float" office:value="0.000057323" calcext:value-type="float">
            <text:p>0,000057323</text:p>
          </table:table-cell>
          <table:table-cell office:value-type="float" office:value="0.000053573" calcext:value-type="float">
            <text:p>0,000053573</text:p>
          </table:table-cell>
          <table:table-cell office:value-type="float" office:value="0.000036038" calcext:value-type="float">
            <text:p>0,000036038</text:p>
          </table:table-cell>
          <table:table-cell office:value-type="float" office:value="0.000044933" calcext:value-type="float">
            <text:p>0,000044933</text:p>
          </table:table-cell>
          <table:table-cell office:value-type="float" office:value="0.000050166" calcext:value-type="float">
            <text:p>0,000050166</text:p>
          </table:table-cell>
          <table:table-cell office:value-type="float" office:value="0.000039145" calcext:value-type="float">
            <text:p>0,000039145</text:p>
          </table:table-cell>
          <table:table-cell office:value-type="float" office:value="0.000042045" calcext:value-type="float">
            <text:p>0,000042045</text:p>
          </table:table-cell>
          <table:table-cell office:value-type="float" office:value="0.000094123" calcext:value-type="float">
            <text:p>0,000094123</text:p>
          </table:table-cell>
          <table:table-cell office:value-type="float" office:value="0.000039717" calcext:value-type="float">
            <text:p>0,000039717</text:p>
          </table:table-cell>
          <table:table-cell office:value-type="float" office:value="0.000050186" calcext:value-type="float">
            <text:p>0,000050186</text:p>
          </table:table-cell>
          <table:table-cell office:value-type="float" office:value="0.000039181" calcext:value-type="float">
            <text:p>0,000039181</text:p>
          </table:table-cell>
        </table:table-row>
        <table:table-row table:style-name="ro1">
          <table:table-cell table:number-columns-repeated="10"/>
          <table:table-cell office:value-type="float" office:value="0.000060588" calcext:value-type="float">
            <text:p>0,000060588</text:p>
          </table:table-cell>
          <table:table-cell office:value-type="float" office:value="0.000072032" calcext:value-type="float">
            <text:p>0,000072032</text:p>
          </table:table-cell>
          <table:table-cell table:number-columns-repeated="2"/>
          <table:table-cell office:value-type="float" office:value="0.000062394" calcext:value-type="float">
            <text:p>0,000062394</text:p>
          </table:table-cell>
          <table:table-cell office:value-type="float" office:value="0.000059034" calcext:value-type="float">
            <text:p>0,000059034</text:p>
          </table:table-cell>
          <table:table-cell office:value-type="float" office:value="0.000057491" calcext:value-type="float">
            <text:p>0,000057491</text:p>
          </table:table-cell>
          <table:table-cell office:value-type="float" office:value="0.000061375" calcext:value-type="float">
            <text:p>0,000061375</text:p>
          </table:table-cell>
          <table:table-cell office:value-type="float" office:value="0.000062495" calcext:value-type="float">
            <text:p>0,000062495</text:p>
          </table:table-cell>
          <table:table-cell office:value-type="float" office:value="0.000064355" calcext:value-type="float">
            <text:p>0,000064355</text:p>
          </table:table-cell>
          <table:table-cell office:value-type="float" office:value="0.000062972" calcext:value-type="float">
            <text:p>0,000062972</text:p>
          </table:table-cell>
          <table:table-cell office:value-type="float" office:value="0.000058904" calcext:value-type="float">
            <text:p>0,000058904</text:p>
          </table:table-cell>
          <table:table-cell office:value-type="float" office:value="0.000060424" calcext:value-type="float">
            <text:p>0,000060424</text:p>
          </table:table-cell>
          <table:table-cell office:value-type="float" office:value="0.000061966" calcext:value-type="float">
            <text:p>0,000061966</text:p>
          </table:table-cell>
          <table:table-cell office:value-type="float" office:value="0.000039149" calcext:value-type="float">
            <text:p>0,000039149</text:p>
          </table:table-cell>
          <table:table-cell office:value-type="float" office:value="0.000057627" calcext:value-type="float">
            <text:p>0,000057627</text:p>
          </table:table-cell>
          <table:table-cell office:value-type="float" office:value="0.000066903" calcext:value-type="float">
            <text:p>0,000066903</text:p>
          </table:table-cell>
          <table:table-cell office:value-type="float" office:value="0.000052493" calcext:value-type="float">
            <text:p>0,000052493</text:p>
          </table:table-cell>
          <table:table-cell office:value-type="float" office:value="0.000062828" calcext:value-type="float">
            <text:p>0,000062828</text:p>
          </table:table-cell>
          <table:table-cell office:value-type="float" office:value="0.000082594" calcext:value-type="float">
            <text:p>0,000082594</text:p>
          </table:table-cell>
          <table:table-cell office:value-type="float" office:value="0.000073951" calcext:value-type="float">
            <text:p>0,000073951</text:p>
          </table:table-cell>
          <table:table-cell office:value-type="float" office:value="0.000075684" calcext:value-type="float">
            <text:p>0,000075684</text:p>
          </table:table-cell>
          <table:table-cell office:value-type="float" office:value="0.000056539" calcext:value-type="float">
            <text:p>0,000056539</text:p>
          </table:table-cell>
          <table:table-cell office:value-type="float" office:value="0.000067101" calcext:value-type="float">
            <text:p>0,000067101</text:p>
          </table:table-cell>
        </table:table-row>
        <table:table-row table:style-name="ro1">
          <table:table-cell table:number-columns-repeated="10"/>
          <table:table-cell office:value-type="float" office:value="0.000063482" calcext:value-type="float">
            <text:p>0,000063482</text:p>
          </table:table-cell>
          <table:table-cell office:value-type="float" office:value="0.000074698" calcext:value-type="float">
            <text:p>0,000074698</text:p>
          </table:table-cell>
          <table:table-cell table:number-columns-repeated="2"/>
          <table:table-cell office:value-type="float" office:value="0.000057634" calcext:value-type="float">
            <text:p>0,000057634</text:p>
          </table:table-cell>
          <table:table-cell office:value-type="float" office:value="0.000061227" calcext:value-type="float">
            <text:p>0,000061227</text:p>
          </table:table-cell>
          <table:table-cell office:value-type="float" office:value="0.000061308" calcext:value-type="float">
            <text:p>0,000061308</text:p>
          </table:table-cell>
          <table:table-cell office:value-type="float" office:value="0.000063561" calcext:value-type="float">
            <text:p>0,000063561</text:p>
          </table:table-cell>
          <table:table-cell office:value-type="float" office:value="0.000057342" calcext:value-type="float">
            <text:p>0,000057342</text:p>
          </table:table-cell>
          <table:table-cell office:value-type="float" office:value="0.000054812" calcext:value-type="float">
            <text:p>0,000054812</text:p>
          </table:table-cell>
          <table:table-cell office:value-type="float" office:value="0.000059357" calcext:value-type="float">
            <text:p>0,000059357</text:p>
          </table:table-cell>
          <table:table-cell office:value-type="float" office:value="0.000056002" calcext:value-type="float">
            <text:p>0,000056002</text:p>
          </table:table-cell>
          <table:table-cell office:value-type="float" office:value="0.000074016" calcext:value-type="float">
            <text:p>0,000074016</text:p>
          </table:table-cell>
          <table:table-cell office:value-type="float" office:value="0.000122831" calcext:value-type="float">
            <text:p>0,000122831</text:p>
          </table:table-cell>
          <table:table-cell office:value-type="float" office:value="0.000039959" calcext:value-type="float">
            <text:p>0,000039959</text:p>
          </table:table-cell>
          <table:table-cell office:value-type="float" office:value="0.00004249" calcext:value-type="float">
            <text:p>0,00004249</text:p>
          </table:table-cell>
          <table:table-cell office:value-type="float" office:value="0.000052153" calcext:value-type="float">
            <text:p>0,000052153</text:p>
          </table:table-cell>
          <table:table-cell office:value-type="float" office:value="0.000050498" calcext:value-type="float">
            <text:p>0,000050498</text:p>
          </table:table-cell>
          <table:table-cell office:value-type="float" office:value="0.000042894" calcext:value-type="float">
            <text:p>0,000042894</text:p>
          </table:table-cell>
          <table:table-cell office:value-type="float" office:value="0.000036813" calcext:value-type="float">
            <text:p>0,000036813</text:p>
          </table:table-cell>
          <table:table-cell office:value-type="float" office:value="0.000039109" calcext:value-type="float">
            <text:p>0,000039109</text:p>
          </table:table-cell>
          <table:table-cell office:value-type="float" office:value="0.000040979" calcext:value-type="float">
            <text:p>0,000040979</text:p>
          </table:table-cell>
          <table:table-cell office:value-type="float" office:value="0.000040181" calcext:value-type="float">
            <text:p>0,000040181</text:p>
          </table:table-cell>
          <table:table-cell office:value-type="float" office:value="0.000060561" calcext:value-type="float">
            <text:p>0,000060561</text:p>
          </table:table-cell>
        </table:table-row>
        <table:table-row table:style-name="ro1">
          <table:table-cell table:number-columns-repeated="10"/>
          <table:table-cell office:value-type="float" office:value="0.000057285" calcext:value-type="float">
            <text:p>0,000057285</text:p>
          </table:table-cell>
          <table:table-cell office:value-type="float" office:value="0.000063207" calcext:value-type="float">
            <text:p>0,000063207</text:p>
          </table:table-cell>
          <table:table-cell table:number-columns-repeated="2"/>
          <table:table-cell office:value-type="float" office:value="0.000138112" calcext:value-type="float">
            <text:p>0,000138112</text:p>
          </table:table-cell>
          <table:table-cell office:value-type="float" office:value="0.000064794" calcext:value-type="float">
            <text:p>0,000064794</text:p>
          </table:table-cell>
          <table:table-cell office:value-type="float" office:value="0.000060422" calcext:value-type="float">
            <text:p>0,000060422</text:p>
          </table:table-cell>
          <table:table-cell office:value-type="float" office:value="0.000072667" calcext:value-type="float">
            <text:p>0,000072667</text:p>
          </table:table-cell>
          <table:table-cell office:value-type="float" office:value="0.0000585" calcext:value-type="float">
            <text:p>0,0000585</text:p>
          </table:table-cell>
          <table:table-cell office:value-type="float" office:value="0.000062508" calcext:value-type="float">
            <text:p>0,000062508</text:p>
          </table:table-cell>
          <table:table-cell office:value-type="float" office:value="0.000062102" calcext:value-type="float">
            <text:p>0,000062102</text:p>
          </table:table-cell>
          <table:table-cell office:value-type="float" office:value="0.000059036" calcext:value-type="float">
            <text:p>0,000059036</text:p>
          </table:table-cell>
          <table:table-cell office:value-type="float" office:value="0.00005733" calcext:value-type="float">
            <text:p>0,00005733</text:p>
          </table:table-cell>
          <table:table-cell office:value-type="float" office:value="0.000071078" calcext:value-type="float">
            <text:p>0,000071078</text:p>
          </table:table-cell>
          <table:table-cell office:value-type="float" office:value="0.000048178" calcext:value-type="float">
            <text:p>0,000048178</text:p>
          </table:table-cell>
          <table:table-cell office:value-type="float" office:value="0.000039198" calcext:value-type="float">
            <text:p>0,000039198</text:p>
          </table:table-cell>
          <table:table-cell office:value-type="float" office:value="0.000080422" calcext:value-type="float">
            <text:p>0,000080422</text:p>
          </table:table-cell>
          <table:table-cell office:value-type="float" office:value="0.000047363" calcext:value-type="float">
            <text:p>0,000047363</text:p>
          </table:table-cell>
          <table:table-cell office:value-type="float" office:value="0.000045773" calcext:value-type="float">
            <text:p>0,000045773</text:p>
          </table:table-cell>
          <table:table-cell office:value-type="float" office:value="0.00004797" calcext:value-type="float">
            <text:p>0,00004797</text:p>
          </table:table-cell>
          <table:table-cell office:value-type="float" office:value="0.000041938" calcext:value-type="float">
            <text:p>0,000041938</text:p>
          </table:table-cell>
          <table:table-cell office:value-type="float" office:value="0.000055034" calcext:value-type="float">
            <text:p>0,000055034</text:p>
          </table:table-cell>
          <table:table-cell office:value-type="float" office:value="0.000040192" calcext:value-type="float">
            <text:p>0,000040192</text:p>
          </table:table-cell>
          <table:table-cell office:value-type="float" office:value="0.000039329" calcext:value-type="float">
            <text:p>0,000039329</text:p>
          </table:table-cell>
        </table:table-row>
        <table:table-row table:style-name="ro1">
          <table:table-cell table:number-columns-repeated="10"/>
          <table:table-cell office:value-type="float" office:value="0.000054606" calcext:value-type="float">
            <text:p>0,000054606</text:p>
          </table:table-cell>
          <table:table-cell office:value-type="float" office:value="0.000058628" calcext:value-type="float">
            <text:p>0,000058628</text:p>
          </table:table-cell>
          <table:table-cell table:number-columns-repeated="2"/>
          <table:table-cell office:value-type="float" office:value="0.000067711" calcext:value-type="float">
            <text:p>0,000067711</text:p>
          </table:table-cell>
          <table:table-cell office:value-type="float" office:value="0.000069389" calcext:value-type="float">
            <text:p>0,000069389</text:p>
          </table:table-cell>
          <table:table-cell office:value-type="float" office:value="0.000064995" calcext:value-type="float">
            <text:p>0,000064995</text:p>
          </table:table-cell>
          <table:table-cell office:value-type="float" office:value="0.000073503" calcext:value-type="float">
            <text:p>0,000073503</text:p>
          </table:table-cell>
          <table:table-cell office:value-type="float" office:value="0.000058615" calcext:value-type="float">
            <text:p>0,000058615</text:p>
          </table:table-cell>
          <table:table-cell office:value-type="float" office:value="0.000060187" calcext:value-type="float">
            <text:p>0,000060187</text:p>
          </table:table-cell>
          <table:table-cell office:value-type="float" office:value="0.000075212" calcext:value-type="float">
            <text:p>0,000075212</text:p>
          </table:table-cell>
          <table:table-cell office:value-type="float" office:value="0.000062211" calcext:value-type="float">
            <text:p>0,000062211</text:p>
          </table:table-cell>
          <table:table-cell office:value-type="float" office:value="0.000062015" calcext:value-type="float">
            <text:p>0,000062015</text:p>
          </table:table-cell>
          <table:table-cell office:value-type="float" office:value="0.000059202" calcext:value-type="float">
            <text:p>0,000059202</text:p>
          </table:table-cell>
          <table:table-cell office:value-type="float" office:value="0.000040878" calcext:value-type="float">
            <text:p>0,000040878</text:p>
          </table:table-cell>
          <table:table-cell office:value-type="float" office:value="0.000054922" calcext:value-type="float">
            <text:p>0,000054922</text:p>
          </table:table-cell>
          <table:table-cell office:value-type="float" office:value="0.000054326" calcext:value-type="float">
            <text:p>0,000054326</text:p>
          </table:table-cell>
          <table:table-cell office:value-type="float" office:value="0.000044946" calcext:value-type="float">
            <text:p>0,000044946</text:p>
          </table:table-cell>
          <table:table-cell office:value-type="float" office:value="0.000053506" calcext:value-type="float">
            <text:p>0,000053506</text:p>
          </table:table-cell>
          <table:table-cell office:value-type="float" office:value="0.000054141" calcext:value-type="float">
            <text:p>0,000054141</text:p>
          </table:table-cell>
          <table:table-cell office:value-type="float" office:value="0.000042859" calcext:value-type="float">
            <text:p>0,000042859</text:p>
          </table:table-cell>
          <table:table-cell office:value-type="float" office:value="0.000046496" calcext:value-type="float">
            <text:p>0,000046496</text:p>
          </table:table-cell>
          <table:table-cell office:value-type="float" office:value="0.000066892" calcext:value-type="float">
            <text:p>0,000066892</text:p>
          </table:table-cell>
          <table:table-cell office:value-type="float" office:value="0.00004254" calcext:value-type="float">
            <text:p>0,00004254</text:p>
          </table:table-cell>
        </table:table-row>
        <table:table-row table:style-name="ro1">
          <table:table-cell table:number-columns-repeated="10"/>
          <table:table-cell office:value-type="float" office:value="0.000059163" calcext:value-type="float">
            <text:p>0,000059163</text:p>
          </table:table-cell>
          <table:table-cell office:value-type="float" office:value="0.000063046" calcext:value-type="float">
            <text:p>0,000063046</text:p>
          </table:table-cell>
          <table:table-cell table:number-columns-repeated="2"/>
          <table:table-cell office:value-type="float" office:value="0.000054173" calcext:value-type="float">
            <text:p>0,000054173</text:p>
          </table:table-cell>
          <table:table-cell office:value-type="float" office:value="0.000058616" calcext:value-type="float">
            <text:p>0,000058616</text:p>
          </table:table-cell>
          <table:table-cell office:value-type="float" office:value="0.000055508" calcext:value-type="float">
            <text:p>0,000055508</text:p>
          </table:table-cell>
          <table:table-cell office:value-type="float" office:value="0.000073655" calcext:value-type="float">
            <text:p>0,000073655</text:p>
          </table:table-cell>
          <table:table-cell office:value-type="float" office:value="0.000064622" calcext:value-type="float">
            <text:p>0,000064622</text:p>
          </table:table-cell>
          <table:table-cell office:value-type="float" office:value="0.000060765" calcext:value-type="float">
            <text:p>0,000060765</text:p>
          </table:table-cell>
          <table:table-cell office:value-type="float" office:value="0.000061339" calcext:value-type="float">
            <text:p>0,000061339</text:p>
          </table:table-cell>
          <table:table-cell office:value-type="float" office:value="0.000064567" calcext:value-type="float">
            <text:p>0,000064567</text:p>
          </table:table-cell>
          <table:table-cell office:value-type="float" office:value="0.000056648" calcext:value-type="float">
            <text:p>0,000056648</text:p>
          </table:table-cell>
          <table:table-cell office:value-type="float" office:value="0.00005925" calcext:value-type="float">
            <text:p>0,00005925</text:p>
          </table:table-cell>
          <table:table-cell office:value-type="float" office:value="0.000056997" calcext:value-type="float">
            <text:p>0,000056997</text:p>
          </table:table-cell>
          <table:table-cell office:value-type="float" office:value="0.000039715" calcext:value-type="float">
            <text:p>0,000039715</text:p>
          </table:table-cell>
          <table:table-cell office:value-type="float" office:value="0.000045249" calcext:value-type="float">
            <text:p>0,000045249</text:p>
          </table:table-cell>
          <table:table-cell office:value-type="float" office:value="0.000044317" calcext:value-type="float">
            <text:p>0,000044317</text:p>
          </table:table-cell>
          <table:table-cell office:value-type="float" office:value="0.000048056" calcext:value-type="float">
            <text:p>0,000048056</text:p>
          </table:table-cell>
          <table:table-cell office:value-type="float" office:value="0.0000493" calcext:value-type="float">
            <text:p>0,0000493</text:p>
          </table:table-cell>
          <table:table-cell office:value-type="float" office:value="0.000052755" calcext:value-type="float">
            <text:p>0,000052755</text:p>
          </table:table-cell>
          <table:table-cell office:value-type="float" office:value="0.000045231" calcext:value-type="float">
            <text:p>0,000045231</text:p>
          </table:table-cell>
          <table:table-cell office:value-type="float" office:value="0.00004164" calcext:value-type="float">
            <text:p>0,00004164</text:p>
          </table:table-cell>
          <table:table-cell office:value-type="float" office:value="0.000050708" calcext:value-type="float">
            <text:p>0,000050708</text:p>
          </table:table-cell>
        </table:table-row>
        <table:table-row table:style-name="ro1">
          <table:table-cell table:number-columns-repeated="10"/>
          <table:table-cell office:value-type="float" office:value="0.000062642" calcext:value-type="float">
            <text:p>0,000062642</text:p>
          </table:table-cell>
          <table:table-cell office:value-type="float" office:value="0.000057359" calcext:value-type="float">
            <text:p>0,000057359</text:p>
          </table:table-cell>
          <table:table-cell table:number-columns-repeated="2"/>
          <table:table-cell office:value-type="float" office:value="0.000056333" calcext:value-type="float">
            <text:p>0,000056333</text:p>
          </table:table-cell>
          <table:table-cell office:value-type="float" office:value="0.000060047" calcext:value-type="float">
            <text:p>0,000060047</text:p>
          </table:table-cell>
          <table:table-cell office:value-type="float" office:value="0.000076749" calcext:value-type="float">
            <text:p>0,000076749</text:p>
          </table:table-cell>
          <table:table-cell office:value-type="float" office:value="0.000086445" calcext:value-type="float">
            <text:p>0,000086445</text:p>
          </table:table-cell>
          <table:table-cell office:value-type="float" office:value="0.000058961" calcext:value-type="float">
            <text:p>0,000058961</text:p>
          </table:table-cell>
          <table:table-cell office:value-type="float" office:value="0.000063767" calcext:value-type="float">
            <text:p>0,000063767</text:p>
          </table:table-cell>
          <table:table-cell office:value-type="float" office:value="0.000056948" calcext:value-type="float">
            <text:p>0,000056948</text:p>
          </table:table-cell>
          <table:table-cell office:value-type="float" office:value="0.000065417" calcext:value-type="float">
            <text:p>0,000065417</text:p>
          </table:table-cell>
          <table:table-cell office:value-type="float" office:value="0.000062471" calcext:value-type="float">
            <text:p>0,000062471</text:p>
          </table:table-cell>
          <table:table-cell office:value-type="float" office:value="0.000057118" calcext:value-type="float">
            <text:p>0,000057118</text:p>
          </table:table-cell>
          <table:table-cell office:value-type="float" office:value="0.000118271" calcext:value-type="float">
            <text:p>0,000118271</text:p>
          </table:table-cell>
          <table:table-cell office:value-type="float" office:value="0.000051093" calcext:value-type="float">
            <text:p>0,000051093</text:p>
          </table:table-cell>
          <table:table-cell office:value-type="float" office:value="0.000039144" calcext:value-type="float">
            <text:p>0,000039144</text:p>
          </table:table-cell>
          <table:table-cell office:value-type="float" office:value="0.000056056" calcext:value-type="float">
            <text:p>0,000056056</text:p>
          </table:table-cell>
          <table:table-cell office:value-type="float" office:value="0.000042544" calcext:value-type="float">
            <text:p>0,000042544</text:p>
          </table:table-cell>
          <table:table-cell office:value-type="float" office:value="0.000039773" calcext:value-type="float">
            <text:p>0,000039773</text:p>
          </table:table-cell>
          <table:table-cell office:value-type="float" office:value="0.000042796" calcext:value-type="float">
            <text:p>0,000042796</text:p>
          </table:table-cell>
          <table:table-cell office:value-type="float" office:value="0.000039055" calcext:value-type="float">
            <text:p>0,000039055</text:p>
          </table:table-cell>
          <table:table-cell office:value-type="float" office:value="0.000055559" calcext:value-type="float">
            <text:p>0,000055559</text:p>
          </table:table-cell>
          <table:table-cell office:value-type="float" office:value="0.000040918" calcext:value-type="float">
            <text:p>0,000040918</text:p>
          </table:table-cell>
        </table:table-row>
        <table:table-row table:style-name="ro1">
          <table:table-cell table:number-columns-repeated="10"/>
          <table:table-cell office:value-type="float" office:value="0.000056828" calcext:value-type="float">
            <text:p>0,000056828</text:p>
          </table:table-cell>
          <table:table-cell office:value-type="float" office:value="0.000058124" calcext:value-type="float">
            <text:p>0,000058124</text:p>
          </table:table-cell>
          <table:table-cell table:number-columns-repeated="2"/>
          <table:table-cell office:value-type="float" office:value="0.00006097" calcext:value-type="float">
            <text:p>0,00006097</text:p>
          </table:table-cell>
          <table:table-cell office:value-type="float" office:value="0.000062704" calcext:value-type="float">
            <text:p>0,000062704</text:p>
          </table:table-cell>
          <table:table-cell office:value-type="float" office:value="0.000059452" calcext:value-type="float">
            <text:p>0,000059452</text:p>
          </table:table-cell>
          <table:table-cell office:value-type="float" office:value="0.000078472" calcext:value-type="float">
            <text:p>0,000078472</text:p>
          </table:table-cell>
          <table:table-cell office:value-type="float" office:value="0.000080516" calcext:value-type="float">
            <text:p>0,000080516</text:p>
          </table:table-cell>
          <table:table-cell office:value-type="float" office:value="0.000058291" calcext:value-type="float">
            <text:p>0,000058291</text:p>
          </table:table-cell>
          <table:table-cell office:value-type="float" office:value="0.000057494" calcext:value-type="float">
            <text:p>0,000057494</text:p>
          </table:table-cell>
          <table:table-cell office:value-type="float" office:value="0.000059283" calcext:value-type="float">
            <text:p>0,000059283</text:p>
          </table:table-cell>
          <table:table-cell office:value-type="float" office:value="0.000062671" calcext:value-type="float">
            <text:p>0,000062671</text:p>
          </table:table-cell>
          <table:table-cell office:value-type="float" office:value="0.000062318" calcext:value-type="float">
            <text:p>0,000062318</text:p>
          </table:table-cell>
          <table:table-cell office:value-type="float" office:value="0.000039609" calcext:value-type="float">
            <text:p>0,000039609</text:p>
          </table:table-cell>
          <table:table-cell office:value-type="float" office:value="0.000039167" calcext:value-type="float">
            <text:p>0,000039167</text:p>
          </table:table-cell>
          <table:table-cell office:value-type="float" office:value="0.000048346" calcext:value-type="float">
            <text:p>0,000048346</text:p>
          </table:table-cell>
          <table:table-cell office:value-type="float" office:value="0.00004053" calcext:value-type="float">
            <text:p>0,00004053</text:p>
          </table:table-cell>
          <table:table-cell office:value-type="float" office:value="0.000058143" calcext:value-type="float">
            <text:p>0,000058143</text:p>
          </table:table-cell>
          <table:table-cell office:value-type="float" office:value="0.000045602" calcext:value-type="float">
            <text:p>0,000045602</text:p>
          </table:table-cell>
          <table:table-cell office:value-type="float" office:value="0.000040278" calcext:value-type="float">
            <text:p>0,000040278</text:p>
          </table:table-cell>
          <table:table-cell office:value-type="float" office:value="0.000041873" calcext:value-type="float">
            <text:p>0,000041873</text:p>
          </table:table-cell>
          <table:table-cell office:value-type="float" office:value="0.000056738" calcext:value-type="float">
            <text:p>0,000056738</text:p>
          </table:table-cell>
          <table:table-cell office:value-type="float" office:value="0.000052821" calcext:value-type="float">
            <text:p>0,000052821</text:p>
          </table:table-cell>
        </table:table-row>
        <table:table-row table:style-name="ro1">
          <table:table-cell table:number-columns-repeated="10"/>
          <table:table-cell office:value-type="float" office:value="0.000059166" calcext:value-type="float">
            <text:p>0,000059166</text:p>
          </table:table-cell>
          <table:table-cell office:value-type="float" office:value="0.000054646" calcext:value-type="float">
            <text:p>0,000054646</text:p>
          </table:table-cell>
          <table:table-cell table:number-columns-repeated="2"/>
          <table:table-cell office:value-type="float" office:value="0.000061938" calcext:value-type="float">
            <text:p>0,000061938</text:p>
          </table:table-cell>
          <table:table-cell office:value-type="float" office:value="0.000058609" calcext:value-type="float">
            <text:p>0,000058609</text:p>
          </table:table-cell>
          <table:table-cell office:value-type="float" office:value="0.000057018" calcext:value-type="float">
            <text:p>0,000057018</text:p>
          </table:table-cell>
          <table:table-cell office:value-type="float" office:value="0.000058214" calcext:value-type="float">
            <text:p>0,000058214</text:p>
          </table:table-cell>
          <table:table-cell office:value-type="float" office:value="0.000056262" calcext:value-type="float">
            <text:p>0,000056262</text:p>
          </table:table-cell>
          <table:table-cell office:value-type="float" office:value="0.000065792" calcext:value-type="float">
            <text:p>0,000065792</text:p>
          </table:table-cell>
          <table:table-cell office:value-type="float" office:value="0.000068981" calcext:value-type="float">
            <text:p>0,000068981</text:p>
          </table:table-cell>
          <table:table-cell office:value-type="float" office:value="0.000063577" calcext:value-type="float">
            <text:p>0,000063577</text:p>
          </table:table-cell>
          <table:table-cell office:value-type="float" office:value="0.00007387" calcext:value-type="float">
            <text:p>0,00007387</text:p>
          </table:table-cell>
          <table:table-cell office:value-type="float" office:value="0.000062362" calcext:value-type="float">
            <text:p>0,000062362</text:p>
          </table:table-cell>
          <table:table-cell office:value-type="float" office:value="0.000042807" calcext:value-type="float">
            <text:p>0,000042807</text:p>
          </table:table-cell>
          <table:table-cell office:value-type="float" office:value="0.000040069" calcext:value-type="float">
            <text:p>0,000040069</text:p>
          </table:table-cell>
          <table:table-cell office:value-type="float" office:value="0.000040887" calcext:value-type="float">
            <text:p>0,000040887</text:p>
          </table:table-cell>
          <table:table-cell office:value-type="float" office:value="0.000058215" calcext:value-type="float">
            <text:p>0,000058215</text:p>
          </table:table-cell>
          <table:table-cell office:value-type="float" office:value="0.000042077" calcext:value-type="float">
            <text:p>0,000042077</text:p>
          </table:table-cell>
          <table:table-cell office:value-type="float" office:value="0.000051254" calcext:value-type="float">
            <text:p>0,000051254</text:p>
          </table:table-cell>
          <table:table-cell office:value-type="float" office:value="0.00006998" calcext:value-type="float">
            <text:p>0,00006998</text:p>
          </table:table-cell>
          <table:table-cell office:value-type="float" office:value="0.000054403" calcext:value-type="float">
            <text:p>0,000054403</text:p>
          </table:table-cell>
          <table:table-cell office:value-type="float" office:value="0.000053421" calcext:value-type="float">
            <text:p>0,000053421</text:p>
          </table:table-cell>
          <table:table-cell office:value-type="float" office:value="0.00004095" calcext:value-type="float">
            <text:p>0,00004095</text:p>
          </table:table-cell>
        </table:table-row>
        <table:table-row table:style-name="ro1">
          <table:table-cell table:number-columns-repeated="10"/>
          <table:table-cell office:value-type="float" office:value="0.000061132" calcext:value-type="float">
            <text:p>0,000061132</text:p>
          </table:table-cell>
          <table:table-cell office:value-type="float" office:value="0.000062252" calcext:value-type="float">
            <text:p>0,000062252</text:p>
          </table:table-cell>
          <table:table-cell table:number-columns-repeated="2"/>
          <table:table-cell office:value-type="float" office:value="0.000066279" calcext:value-type="float">
            <text:p>0,000066279</text:p>
          </table:table-cell>
          <table:table-cell office:value-type="float" office:value="0.000060261" calcext:value-type="float">
            <text:p>0,000060261</text:p>
          </table:table-cell>
          <table:table-cell office:value-type="float" office:value="0.000059381" calcext:value-type="float">
            <text:p>0,000059381</text:p>
          </table:table-cell>
          <table:table-cell office:value-type="float" office:value="0.000054627" calcext:value-type="float">
            <text:p>0,000054627</text:p>
          </table:table-cell>
          <table:table-cell office:value-type="float" office:value="0.000059908" calcext:value-type="float">
            <text:p>0,000059908</text:p>
          </table:table-cell>
          <table:table-cell office:value-type="float" office:value="0.000134068" calcext:value-type="float">
            <text:p>0,000134068</text:p>
          </table:table-cell>
          <table:table-cell office:value-type="float" office:value="0.000063776" calcext:value-type="float">
            <text:p>0,000063776</text:p>
          </table:table-cell>
          <table:table-cell office:value-type="float" office:value="0.000061297" calcext:value-type="float">
            <text:p>0,000061297</text:p>
          </table:table-cell>
          <table:table-cell office:value-type="float" office:value="0.000059954" calcext:value-type="float">
            <text:p>0,000059954</text:p>
          </table:table-cell>
          <table:table-cell office:value-type="float" office:value="0.00006121" calcext:value-type="float">
            <text:p>0,00006121</text:p>
          </table:table-cell>
          <table:table-cell office:value-type="float" office:value="0.000039119" calcext:value-type="float">
            <text:p>0,000039119</text:p>
          </table:table-cell>
          <table:table-cell office:value-type="float" office:value="0.000040192" calcext:value-type="float">
            <text:p>0,000040192</text:p>
          </table:table-cell>
          <table:table-cell office:value-type="float" office:value="0.000045607" calcext:value-type="float">
            <text:p>0,000045607</text:p>
          </table:table-cell>
          <table:table-cell office:value-type="float" office:value="0.000042448" calcext:value-type="float">
            <text:p>0,000042448</text:p>
          </table:table-cell>
          <table:table-cell office:value-type="float" office:value="0.000052567" calcext:value-type="float">
            <text:p>0,000052567</text:p>
          </table:table-cell>
          <table:table-cell office:value-type="float" office:value="0.000040404" calcext:value-type="float">
            <text:p>0,000040404</text:p>
          </table:table-cell>
          <table:table-cell office:value-type="float" office:value="0.00005282" calcext:value-type="float">
            <text:p>0,00005282</text:p>
          </table:table-cell>
          <table:table-cell office:value-type="float" office:value="0.000038579" calcext:value-type="float">
            <text:p>0,000038579</text:p>
          </table:table-cell>
          <table:table-cell office:value-type="float" office:value="0.000050875" calcext:value-type="float">
            <text:p>0,000050875</text:p>
          </table:table-cell>
          <table:table-cell office:value-type="float" office:value="0.000042598" calcext:value-type="float">
            <text:p>0,000042598</text:p>
          </table:table-cell>
        </table:table-row>
        <table:table-row table:style-name="ro1">
          <table:table-cell table:number-columns-repeated="10"/>
          <table:table-cell office:value-type="float" office:value="0.000079008" calcext:value-type="float">
            <text:p>0,000079008</text:p>
          </table:table-cell>
          <table:table-cell office:value-type="float" office:value="0.000064004" calcext:value-type="float">
            <text:p>0,000064004</text:p>
          </table:table-cell>
          <table:table-cell table:number-columns-repeated="2"/>
          <table:table-cell office:value-type="float" office:value="0.000061186" calcext:value-type="float">
            <text:p>0,000061186</text:p>
          </table:table-cell>
          <table:table-cell office:value-type="float" office:value="0.000061928" calcext:value-type="float">
            <text:p>0,000061928</text:p>
          </table:table-cell>
          <table:table-cell office:value-type="float" office:value="0.000078823" calcext:value-type="float">
            <text:p>0,000078823</text:p>
          </table:table-cell>
          <table:table-cell office:value-type="float" office:value="0.000058373" calcext:value-type="float">
            <text:p>0,000058373</text:p>
          </table:table-cell>
          <table:table-cell office:value-type="float" office:value="0.000060561" calcext:value-type="float">
            <text:p>0,000060561</text:p>
          </table:table-cell>
          <table:table-cell office:value-type="float" office:value="0.000060535" calcext:value-type="float">
            <text:p>0,000060535</text:p>
          </table:table-cell>
          <table:table-cell office:value-type="float" office:value="0.000058613" calcext:value-type="float">
            <text:p>0,000058613</text:p>
          </table:table-cell>
          <table:table-cell office:value-type="float" office:value="0.000061068" calcext:value-type="float">
            <text:p>0,000061068</text:p>
          </table:table-cell>
          <table:table-cell office:value-type="float" office:value="0.000060588" calcext:value-type="float">
            <text:p>0,000060588</text:p>
          </table:table-cell>
          <table:table-cell office:value-type="float" office:value="0.000057386" calcext:value-type="float">
            <text:p>0,000057386</text:p>
          </table:table-cell>
          <table:table-cell office:value-type="float" office:value="0.000037649" calcext:value-type="float">
            <text:p>0,000037649</text:p>
          </table:table-cell>
          <table:table-cell office:value-type="float" office:value="0.00007768" calcext:value-type="float">
            <text:p>0,00007768</text:p>
          </table:table-cell>
          <table:table-cell office:value-type="float" office:value="0.000062978" calcext:value-type="float">
            <text:p>0,000062978</text:p>
          </table:table-cell>
          <table:table-cell office:value-type="float" office:value="0.000068675" calcext:value-type="float">
            <text:p>0,000068675</text:p>
          </table:table-cell>
          <table:table-cell office:value-type="float" office:value="0.000059307" calcext:value-type="float">
            <text:p>0,000059307</text:p>
          </table:table-cell>
          <table:table-cell office:value-type="float" office:value="0.000061726" calcext:value-type="float">
            <text:p>0,000061726</text:p>
          </table:table-cell>
          <table:table-cell office:value-type="float" office:value="0.000046452" calcext:value-type="float">
            <text:p>0,000046452</text:p>
          </table:table-cell>
          <table:table-cell office:value-type="float" office:value="0.000042226" calcext:value-type="float">
            <text:p>0,000042226</text:p>
          </table:table-cell>
          <table:table-cell office:value-type="float" office:value="0.000040139" calcext:value-type="float">
            <text:p>0,000040139</text:p>
          </table:table-cell>
          <table:table-cell office:value-type="float" office:value="0.000039343" calcext:value-type="float">
            <text:p>0,000039343</text:p>
          </table:table-cell>
        </table:table-row>
        <table:table-row table:style-name="ro1">
          <table:table-cell table:number-columns-repeated="10"/>
          <table:table-cell office:value-type="float" office:value="0.000067282" calcext:value-type="float">
            <text:p>0,000067282</text:p>
          </table:table-cell>
          <table:table-cell office:value-type="float" office:value="0.000063454" calcext:value-type="float">
            <text:p>0,000063454</text:p>
          </table:table-cell>
          <table:table-cell table:number-columns-repeated="2"/>
          <table:table-cell office:value-type="float" office:value="0.000058598" calcext:value-type="float">
            <text:p>0,000058598</text:p>
          </table:table-cell>
          <table:table-cell office:value-type="float" office:value="0.000063813" calcext:value-type="float">
            <text:p>0,000063813</text:p>
          </table:table-cell>
          <table:table-cell office:value-type="float" office:value="0.000064144" calcext:value-type="float">
            <text:p>0,000064144</text:p>
          </table:table-cell>
          <table:table-cell office:value-type="float" office:value="0.000079803" calcext:value-type="float">
            <text:p>0,000079803</text:p>
          </table:table-cell>
          <table:table-cell office:value-type="float" office:value="0.000061884" calcext:value-type="float">
            <text:p>0,000061884</text:p>
          </table:table-cell>
          <table:table-cell office:value-type="float" office:value="0.000081605" calcext:value-type="float">
            <text:p>0,000081605</text:p>
          </table:table-cell>
          <table:table-cell office:value-type="float" office:value="0.000062742" calcext:value-type="float">
            <text:p>0,000062742</text:p>
          </table:table-cell>
          <table:table-cell office:value-type="float" office:value="0.000058168" calcext:value-type="float">
            <text:p>0,000058168</text:p>
          </table:table-cell>
          <table:table-cell office:value-type="float" office:value="0.000073407" calcext:value-type="float">
            <text:p>0,000073407</text:p>
          </table:table-cell>
          <table:table-cell office:value-type="float" office:value="0.000061812" calcext:value-type="float">
            <text:p>0,000061812</text:p>
          </table:table-cell>
          <table:table-cell office:value-type="float" office:value="0.000038388" calcext:value-type="float">
            <text:p>0,000038388</text:p>
          </table:table-cell>
          <table:table-cell office:value-type="float" office:value="0.000038402" calcext:value-type="float">
            <text:p>0,000038402</text:p>
          </table:table-cell>
          <table:table-cell office:value-type="float" office:value="0.000064457" calcext:value-type="float">
            <text:p>0,000064457</text:p>
          </table:table-cell>
          <table:table-cell office:value-type="float" office:value="0.000052488" calcext:value-type="float">
            <text:p>0,000052488</text:p>
          </table:table-cell>
          <table:table-cell office:value-type="float" office:value="0.000049141" calcext:value-type="float">
            <text:p>0,000049141</text:p>
          </table:table-cell>
          <table:table-cell office:value-type="float" office:value="0.000056527" calcext:value-type="float">
            <text:p>0,000056527</text:p>
          </table:table-cell>
          <table:table-cell office:value-type="float" office:value="0.00006691" calcext:value-type="float">
            <text:p>0,00006691</text:p>
          </table:table-cell>
          <table:table-cell office:value-type="float" office:value="0.000062035" calcext:value-type="float">
            <text:p>0,000062035</text:p>
          </table:table-cell>
          <table:table-cell office:value-type="float" office:value="0.000063925" calcext:value-type="float">
            <text:p>0,000063925</text:p>
          </table:table-cell>
          <table:table-cell office:value-type="float" office:value="0.000076234" calcext:value-type="float">
            <text:p>0,000076234</text:p>
          </table:table-cell>
        </table:table-row>
        <table:table-row table:style-name="ro1">
          <table:table-cell table:number-columns-repeated="10"/>
          <table:table-cell office:value-type="float" office:value="0.00008441" calcext:value-type="float">
            <text:p>0,00008441</text:p>
          </table:table-cell>
          <table:table-cell office:value-type="float" office:value="0.000062574" calcext:value-type="float">
            <text:p>0,000062574</text:p>
          </table:table-cell>
          <table:table-cell table:number-columns-repeated="2"/>
          <table:table-cell office:value-type="float" office:value="0.000061514" calcext:value-type="float">
            <text:p>0,000061514</text:p>
          </table:table-cell>
          <table:table-cell office:value-type="float" office:value="0.00006098" calcext:value-type="float">
            <text:p>0,00006098</text:p>
          </table:table-cell>
          <table:table-cell office:value-type="float" office:value="0.000061185" calcext:value-type="float">
            <text:p>0,000061185</text:p>
          </table:table-cell>
          <table:table-cell office:value-type="float" office:value="0.000058763" calcext:value-type="float">
            <text:p>0,000058763</text:p>
          </table:table-cell>
          <table:table-cell office:value-type="float" office:value="0.000061602" calcext:value-type="float">
            <text:p>0,000061602</text:p>
          </table:table-cell>
          <table:table-cell office:value-type="float" office:value="0.000061391" calcext:value-type="float">
            <text:p>0,000061391</text:p>
          </table:table-cell>
          <table:table-cell office:value-type="float" office:value="0.000058788" calcext:value-type="float">
            <text:p>0,000058788</text:p>
          </table:table-cell>
          <table:table-cell office:value-type="float" office:value="0.000059286" calcext:value-type="float">
            <text:p>0,000059286</text:p>
          </table:table-cell>
          <table:table-cell office:value-type="float" office:value="0.000057728" calcext:value-type="float">
            <text:p>0,000057728</text:p>
          </table:table-cell>
          <table:table-cell office:value-type="float" office:value="0.000057736" calcext:value-type="float">
            <text:p>0,000057736</text:p>
          </table:table-cell>
          <table:table-cell office:value-type="float" office:value="0.000064639" calcext:value-type="float">
            <text:p>0,000064639</text:p>
          </table:table-cell>
          <table:table-cell office:value-type="float" office:value="0.000063509" calcext:value-type="float">
            <text:p>0,000063509</text:p>
          </table:table-cell>
          <table:table-cell office:value-type="float" office:value="0.000061047" calcext:value-type="float">
            <text:p>0,000061047</text:p>
          </table:table-cell>
          <table:table-cell office:value-type="float" office:value="0.000083062" calcext:value-type="float">
            <text:p>0,000083062</text:p>
          </table:table-cell>
          <table:table-cell office:value-type="float" office:value="0.000067201" calcext:value-type="float">
            <text:p>0,000067201</text:p>
          </table:table-cell>
          <table:table-cell office:value-type="float" office:value="0.000062818" calcext:value-type="float">
            <text:p>0,000062818</text:p>
          </table:table-cell>
          <table:table-cell office:value-type="float" office:value="0.000079566" calcext:value-type="float">
            <text:p>0,000079566</text:p>
          </table:table-cell>
          <table:table-cell office:value-type="float" office:value="0.000061659" calcext:value-type="float">
            <text:p>0,000061659</text:p>
          </table:table-cell>
          <table:table-cell office:value-type="float" office:value="0.000111493" calcext:value-type="float">
            <text:p>0,000111493</text:p>
          </table:table-cell>
          <table:table-cell office:value-type="float" office:value="0.000045236" calcext:value-type="float">
            <text:p>0,000045236</text:p>
          </table:table-cell>
        </table:table-row>
        <table:table-row table:style-name="ro1">
          <table:table-cell table:number-columns-repeated="10"/>
          <table:table-cell office:value-type="float" office:value="0.000062985" calcext:value-type="float">
            <text:p>0,000062985</text:p>
          </table:table-cell>
          <table:table-cell office:value-type="float" office:value="0.000057548" calcext:value-type="float">
            <text:p>0,000057548</text:p>
          </table:table-cell>
          <table:table-cell table:number-columns-repeated="2"/>
          <table:table-cell office:value-type="float" office:value="0.000065544" calcext:value-type="float">
            <text:p>0,000065544</text:p>
          </table:table-cell>
          <table:table-cell office:value-type="float" office:value="0.00006329" calcext:value-type="float">
            <text:p>0,00006329</text:p>
          </table:table-cell>
          <table:table-cell office:value-type="float" office:value="0.000061687" calcext:value-type="float">
            <text:p>0,000061687</text:p>
          </table:table-cell>
          <table:table-cell office:value-type="float" office:value="0.000061311" calcext:value-type="float">
            <text:p>0,000061311</text:p>
          </table:table-cell>
          <table:table-cell office:value-type="float" office:value="0.000057033" calcext:value-type="float">
            <text:p>0,000057033</text:p>
          </table:table-cell>
          <table:table-cell office:value-type="float" office:value="0.000061323" calcext:value-type="float">
            <text:p>0,000061323</text:p>
          </table:table-cell>
          <table:table-cell office:value-type="float" office:value="0.000058229" calcext:value-type="float">
            <text:p>0,000058229</text:p>
          </table:table-cell>
          <table:table-cell office:value-type="float" office:value="0.000063359" calcext:value-type="float">
            <text:p>0,000063359</text:p>
          </table:table-cell>
          <table:table-cell office:value-type="float" office:value="0.000062473" calcext:value-type="float">
            <text:p>0,000062473</text:p>
          </table:table-cell>
          <table:table-cell office:value-type="float" office:value="0.000057388" calcext:value-type="float">
            <text:p>0,000057388</text:p>
          </table:table-cell>
          <table:table-cell office:value-type="float" office:value="0.000043322" calcext:value-type="float">
            <text:p>0,000043322</text:p>
          </table:table-cell>
          <table:table-cell office:value-type="float" office:value="0.000059966" calcext:value-type="float">
            <text:p>0,000059966</text:p>
          </table:table-cell>
          <table:table-cell office:value-type="float" office:value="0.000055908" calcext:value-type="float">
            <text:p>0,000055908</text:p>
          </table:table-cell>
          <table:table-cell office:value-type="float" office:value="0.000056125" calcext:value-type="float">
            <text:p>0,000056125</text:p>
          </table:table-cell>
          <table:table-cell office:value-type="float" office:value="0.000051212" calcext:value-type="float">
            <text:p>0,000051212</text:p>
          </table:table-cell>
          <table:table-cell office:value-type="float" office:value="0.000065569" calcext:value-type="float">
            <text:p>0,000065569</text:p>
          </table:table-cell>
          <table:table-cell office:value-type="float" office:value="0.000075546" calcext:value-type="float">
            <text:p>0,000075546</text:p>
          </table:table-cell>
          <table:table-cell office:value-type="float" office:value="0.000073534" calcext:value-type="float">
            <text:p>0,000073534</text:p>
          </table:table-cell>
          <table:table-cell office:value-type="float" office:value="0.000065779" calcext:value-type="float">
            <text:p>0,000065779</text:p>
          </table:table-cell>
          <table:table-cell office:value-type="float" office:value="0.000082143" calcext:value-type="float">
            <text:p>0,000082143</text:p>
          </table:table-cell>
        </table:table-row>
        <table:table-row table:style-name="ro1">
          <table:table-cell table:number-columns-repeated="10"/>
          <table:table-cell office:value-type="float" office:value="0.000056055" calcext:value-type="float">
            <text:p>0,000056055</text:p>
          </table:table-cell>
          <table:table-cell office:value-type="float" office:value="0.000057126" calcext:value-type="float">
            <text:p>0,000057126</text:p>
          </table:table-cell>
          <table:table-cell table:number-columns-repeated="2"/>
          <table:table-cell office:value-type="float" office:value="0.000071824" calcext:value-type="float">
            <text:p>0,000071824</text:p>
          </table:table-cell>
          <table:table-cell office:value-type="float" office:value="0.000063522" calcext:value-type="float">
            <text:p>0,000063522</text:p>
          </table:table-cell>
          <table:table-cell office:value-type="float" office:value="0.000061524" calcext:value-type="float">
            <text:p>0,000061524</text:p>
          </table:table-cell>
          <table:table-cell office:value-type="float" office:value="0.000058577" calcext:value-type="float">
            <text:p>0,000058577</text:p>
          </table:table-cell>
          <table:table-cell office:value-type="float" office:value="0.000059001" calcext:value-type="float">
            <text:p>0,000059001</text:p>
          </table:table-cell>
          <table:table-cell office:value-type="float" office:value="0.000061584" calcext:value-type="float">
            <text:p>0,000061584</text:p>
          </table:table-cell>
          <table:table-cell office:value-type="float" office:value="0.000060132" calcext:value-type="float">
            <text:p>0,000060132</text:p>
          </table:table-cell>
          <table:table-cell office:value-type="float" office:value="0.000062268" calcext:value-type="float">
            <text:p>0,000062268</text:p>
          </table:table-cell>
          <table:table-cell office:value-type="float" office:value="0.000091646" calcext:value-type="float">
            <text:p>0,000091646</text:p>
          </table:table-cell>
          <table:table-cell office:value-type="float" office:value="0.000062534" calcext:value-type="float">
            <text:p>0,000062534</text:p>
          </table:table-cell>
          <table:table-cell office:value-type="float" office:value="0.000067803" calcext:value-type="float">
            <text:p>0,000067803</text:p>
          </table:table-cell>
          <table:table-cell office:value-type="float" office:value="0.000051187" calcext:value-type="float">
            <text:p>0,000051187</text:p>
          </table:table-cell>
          <table:table-cell office:value-type="float" office:value="0.000041983" calcext:value-type="float">
            <text:p>0,000041983</text:p>
          </table:table-cell>
          <table:table-cell office:value-type="float" office:value="0.000049741" calcext:value-type="float">
            <text:p>0,000049741</text:p>
          </table:table-cell>
          <table:table-cell office:value-type="float" office:value="0.000056346" calcext:value-type="float">
            <text:p>0,000056346</text:p>
          </table:table-cell>
          <table:table-cell office:value-type="float" office:value="0.000046776" calcext:value-type="float">
            <text:p>0,000046776</text:p>
          </table:table-cell>
          <table:table-cell office:value-type="float" office:value="0.000037307" calcext:value-type="float">
            <text:p>0,000037307</text:p>
          </table:table-cell>
          <table:table-cell office:value-type="float" office:value="0.000056205" calcext:value-type="float">
            <text:p>0,000056205</text:p>
          </table:table-cell>
          <table:table-cell office:value-type="float" office:value="0.000044766" calcext:value-type="float">
            <text:p>0,000044766</text:p>
          </table:table-cell>
          <table:table-cell office:value-type="float" office:value="0.000054424" calcext:value-type="float">
            <text:p>0,000054424</text:p>
          </table:table-cell>
        </table:table-row>
        <table:table-row table:style-name="ro1">
          <table:table-cell table:number-columns-repeated="10"/>
          <table:table-cell office:value-type="float" office:value="0.000056716" calcext:value-type="float">
            <text:p>0,000056716</text:p>
          </table:table-cell>
          <table:table-cell office:value-type="float" office:value="0.000062648" calcext:value-type="float">
            <text:p>0,000062648</text:p>
          </table:table-cell>
          <table:table-cell table:number-columns-repeated="2"/>
          <table:table-cell office:value-type="float" office:value="0.000061574" calcext:value-type="float">
            <text:p>0,000061574</text:p>
          </table:table-cell>
          <table:table-cell office:value-type="float" office:value="0.00006061" calcext:value-type="float">
            <text:p>0,00006061</text:p>
          </table:table-cell>
          <table:table-cell office:value-type="float" office:value="0.000062933" calcext:value-type="float">
            <text:p>0,000062933</text:p>
          </table:table-cell>
          <table:table-cell office:value-type="float" office:value="0.00005783" calcext:value-type="float">
            <text:p>0,00005783</text:p>
          </table:table-cell>
          <table:table-cell office:value-type="float" office:value="0.000071611" calcext:value-type="float">
            <text:p>0,000071611</text:p>
          </table:table-cell>
          <table:table-cell office:value-type="float" office:value="0.000061548" calcext:value-type="float">
            <text:p>0,000061548</text:p>
          </table:table-cell>
          <table:table-cell office:value-type="float" office:value="0.000061519" calcext:value-type="float">
            <text:p>0,000061519</text:p>
          </table:table-cell>
          <table:table-cell office:value-type="float" office:value="0.000057965" calcext:value-type="float">
            <text:p>0,000057965</text:p>
          </table:table-cell>
          <table:table-cell office:value-type="float" office:value="0.000061527" calcext:value-type="float">
            <text:p>0,000061527</text:p>
          </table:table-cell>
          <table:table-cell office:value-type="float" office:value="0.000060448" calcext:value-type="float">
            <text:p>0,000060448</text:p>
          </table:table-cell>
          <table:table-cell office:value-type="float" office:value="0.000076012" calcext:value-type="float">
            <text:p>0,000076012</text:p>
          </table:table-cell>
          <table:table-cell office:value-type="float" office:value="0.000059713" calcext:value-type="float">
            <text:p>0,000059713</text:p>
          </table:table-cell>
          <table:table-cell office:value-type="float" office:value="0.000052889" calcext:value-type="float">
            <text:p>0,000052889</text:p>
          </table:table-cell>
          <table:table-cell office:value-type="float" office:value="0.000050411" calcext:value-type="float">
            <text:p>0,000050411</text:p>
          </table:table-cell>
          <table:table-cell office:value-type="float" office:value="0.00005323" calcext:value-type="float">
            <text:p>0,00005323</text:p>
          </table:table-cell>
          <table:table-cell office:value-type="float" office:value="0.000040728" calcext:value-type="float">
            <text:p>0,000040728</text:p>
          </table:table-cell>
          <table:table-cell office:value-type="float" office:value="0.00004828" calcext:value-type="float">
            <text:p>0,00004828</text:p>
          </table:table-cell>
          <table:table-cell office:value-type="float" office:value="0.000053009" calcext:value-type="float">
            <text:p>0,000053009</text:p>
          </table:table-cell>
          <table:table-cell office:value-type="float" office:value="0.000044092" calcext:value-type="float">
            <text:p>0,000044092</text:p>
          </table:table-cell>
          <table:table-cell office:value-type="float" office:value="0.000055828" calcext:value-type="float">
            <text:p>0,000055828</text:p>
          </table:table-cell>
        </table:table-row>
        <table:table-row table:style-name="ro1">
          <table:table-cell table:number-columns-repeated="10"/>
          <table:table-cell office:value-type="float" office:value="0.000057665" calcext:value-type="float">
            <text:p>0,000057665</text:p>
          </table:table-cell>
          <table:table-cell office:value-type="float" office:value="0.000062666" calcext:value-type="float">
            <text:p>0,000062666</text:p>
          </table:table-cell>
          <table:table-cell table:number-columns-repeated="2"/>
          <table:table-cell office:value-type="float" office:value="0.000062165" calcext:value-type="float">
            <text:p>0,000062165</text:p>
          </table:table-cell>
          <table:table-cell office:value-type="float" office:value="0.000059258" calcext:value-type="float">
            <text:p>0,000059258</text:p>
          </table:table-cell>
          <table:table-cell office:value-type="float" office:value="0.000057854" calcext:value-type="float">
            <text:p>0,000057854</text:p>
          </table:table-cell>
          <table:table-cell office:value-type="float" office:value="0.000064069" calcext:value-type="float">
            <text:p>0,000064069</text:p>
          </table:table-cell>
          <table:table-cell office:value-type="float" office:value="0.000061254" calcext:value-type="float">
            <text:p>0,000061254</text:p>
          </table:table-cell>
          <table:table-cell office:value-type="float" office:value="0.000065292" calcext:value-type="float">
            <text:p>0,000065292</text:p>
          </table:table-cell>
          <table:table-cell office:value-type="float" office:value="0.000061598" calcext:value-type="float">
            <text:p>0,000061598</text:p>
          </table:table-cell>
          <table:table-cell office:value-type="float" office:value="0.000057761" calcext:value-type="float">
            <text:p>0,000057761</text:p>
          </table:table-cell>
          <table:table-cell office:value-type="float" office:value="0.000086287" calcext:value-type="float">
            <text:p>0,000086287</text:p>
          </table:table-cell>
          <table:table-cell office:value-type="float" office:value="0.00008027" calcext:value-type="float">
            <text:p>0,00008027</text:p>
          </table:table-cell>
          <table:table-cell office:value-type="float" office:value="0.000047595" calcext:value-type="float">
            <text:p>0,000047595</text:p>
          </table:table-cell>
          <table:table-cell office:value-type="float" office:value="0.000080245" calcext:value-type="float">
            <text:p>0,000080245</text:p>
          </table:table-cell>
          <table:table-cell office:value-type="float" office:value="0.000053413" calcext:value-type="float">
            <text:p>0,000053413</text:p>
          </table:table-cell>
          <table:table-cell office:value-type="float" office:value="0.000054824" calcext:value-type="float">
            <text:p>0,000054824</text:p>
          </table:table-cell>
          <table:table-cell office:value-type="float" office:value="0.000072202" calcext:value-type="float">
            <text:p>0,000072202</text:p>
          </table:table-cell>
          <table:table-cell office:value-type="float" office:value="0.000061229" calcext:value-type="float">
            <text:p>0,000061229</text:p>
          </table:table-cell>
          <table:table-cell office:value-type="float" office:value="0.000071304" calcext:value-type="float">
            <text:p>0,000071304</text:p>
          </table:table-cell>
          <table:table-cell office:value-type="float" office:value="0.00006086" calcext:value-type="float">
            <text:p>0,00006086</text:p>
          </table:table-cell>
          <table:table-cell office:value-type="float" office:value="0.000077279" calcext:value-type="float">
            <text:p>0,000077279</text:p>
          </table:table-cell>
          <table:table-cell office:value-type="float" office:value="0.000061934" calcext:value-type="float">
            <text:p>0,000061934</text:p>
          </table:table-cell>
        </table:table-row>
        <table:table-row table:style-name="ro1">
          <table:table-cell table:number-columns-repeated="10"/>
          <table:table-cell office:value-type="float" office:value="0.000059115" calcext:value-type="float">
            <text:p>0,000059115</text:p>
          </table:table-cell>
          <table:table-cell office:value-type="float" office:value="0.000061955" calcext:value-type="float">
            <text:p>0,000061955</text:p>
          </table:table-cell>
          <table:table-cell table:number-columns-repeated="2"/>
          <table:table-cell office:value-type="float" office:value="0.000064055" calcext:value-type="float">
            <text:p>0,000064055</text:p>
          </table:table-cell>
          <table:table-cell office:value-type="float" office:value="0.000058519" calcext:value-type="float">
            <text:p>0,000058519</text:p>
          </table:table-cell>
          <table:table-cell office:value-type="float" office:value="0.000063738" calcext:value-type="float">
            <text:p>0,000063738</text:p>
          </table:table-cell>
          <table:table-cell office:value-type="float" office:value="0.000064262" calcext:value-type="float">
            <text:p>0,000064262</text:p>
          </table:table-cell>
          <table:table-cell office:value-type="float" office:value="0.00005831" calcext:value-type="float">
            <text:p>0,00005831</text:p>
          </table:table-cell>
          <table:table-cell office:value-type="float" office:value="0.00006303" calcext:value-type="float">
            <text:p>0,00006303</text:p>
          </table:table-cell>
          <table:table-cell office:value-type="float" office:value="0.000062654" calcext:value-type="float">
            <text:p>0,000062654</text:p>
          </table:table-cell>
          <table:table-cell office:value-type="float" office:value="0.000061568" calcext:value-type="float">
            <text:p>0,000061568</text:p>
          </table:table-cell>
          <table:table-cell office:value-type="float" office:value="0.000061771" calcext:value-type="float">
            <text:p>0,000061771</text:p>
          </table:table-cell>
          <table:table-cell office:value-type="float" office:value="0.000091213" calcext:value-type="float">
            <text:p>0,000091213</text:p>
          </table:table-cell>
          <table:table-cell office:value-type="float" office:value="0.000049305" calcext:value-type="float">
            <text:p>0,000049305</text:p>
          </table:table-cell>
          <table:table-cell office:value-type="float" office:value="0.000067711" calcext:value-type="float">
            <text:p>0,000067711</text:p>
          </table:table-cell>
          <table:table-cell office:value-type="float" office:value="0.000054668" calcext:value-type="float">
            <text:p>0,000054668</text:p>
          </table:table-cell>
          <table:table-cell office:value-type="float" office:value="0.000052083" calcext:value-type="float">
            <text:p>0,000052083</text:p>
          </table:table-cell>
          <table:table-cell office:value-type="float" office:value="0.000054575" calcext:value-type="float">
            <text:p>0,000054575</text:p>
          </table:table-cell>
          <table:table-cell office:value-type="float" office:value="0.000056856" calcext:value-type="float">
            <text:p>0,000056856</text:p>
          </table:table-cell>
          <table:table-cell office:value-type="float" office:value="0.000059543" calcext:value-type="float">
            <text:p>0,000059543</text:p>
          </table:table-cell>
          <table:table-cell office:value-type="float" office:value="0.000059382" calcext:value-type="float">
            <text:p>0,000059382</text:p>
          </table:table-cell>
          <table:table-cell office:value-type="float" office:value="0.000069267" calcext:value-type="float">
            <text:p>0,000069267</text:p>
          </table:table-cell>
          <table:table-cell office:value-type="float" office:value="0.000082421" calcext:value-type="float">
            <text:p>0,000082421</text:p>
          </table:table-cell>
        </table:table-row>
        <table:table-row table:style-name="ro1">
          <table:table-cell table:number-columns-repeated="10"/>
          <table:table-cell office:value-type="float" office:value="0.000061493" calcext:value-type="float">
            <text:p>0,000061493</text:p>
          </table:table-cell>
          <table:table-cell office:value-type="float" office:value="0.0000719" calcext:value-type="float">
            <text:p>0,0000719</text:p>
          </table:table-cell>
          <table:table-cell table:number-columns-repeated="2"/>
          <table:table-cell office:value-type="float" office:value="0.000075009" calcext:value-type="float">
            <text:p>0,000075009</text:p>
          </table:table-cell>
          <table:table-cell office:value-type="float" office:value="0.000059149" calcext:value-type="float">
            <text:p>0,000059149</text:p>
          </table:table-cell>
          <table:table-cell office:value-type="float" office:value="0.000063491" calcext:value-type="float">
            <text:p>0,000063491</text:p>
          </table:table-cell>
          <table:table-cell office:value-type="float" office:value="0.000058515" calcext:value-type="float">
            <text:p>0,000058515</text:p>
          </table:table-cell>
          <table:table-cell office:value-type="float" office:value="0.000058099" calcext:value-type="float">
            <text:p>0,000058099</text:p>
          </table:table-cell>
          <table:table-cell office:value-type="float" office:value="0.000060778" calcext:value-type="float">
            <text:p>0,000060778</text:p>
          </table:table-cell>
          <table:table-cell office:value-type="float" office:value="0.000068315" calcext:value-type="float">
            <text:p>0,000068315</text:p>
          </table:table-cell>
          <table:table-cell office:value-type="float" office:value="0.000057563" calcext:value-type="float">
            <text:p>0,000057563</text:p>
          </table:table-cell>
          <table:table-cell office:value-type="float" office:value="0.000061983" calcext:value-type="float">
            <text:p>0,000061983</text:p>
          </table:table-cell>
          <table:table-cell office:value-type="float" office:value="0.00005907" calcext:value-type="float">
            <text:p>0,00005907</text:p>
          </table:table-cell>
          <table:table-cell office:value-type="float" office:value="0.00006246" calcext:value-type="float">
            <text:p>0,00006246</text:p>
          </table:table-cell>
          <table:table-cell office:value-type="float" office:value="0.000077465" calcext:value-type="float">
            <text:p>0,000077465</text:p>
          </table:table-cell>
          <table:table-cell office:value-type="float" office:value="0.000050192" calcext:value-type="float">
            <text:p>0,000050192</text:p>
          </table:table-cell>
          <table:table-cell office:value-type="float" office:value="0.000042093" calcext:value-type="float">
            <text:p>0,000042093</text:p>
          </table:table-cell>
          <table:table-cell office:value-type="float" office:value="0.000051681" calcext:value-type="float">
            <text:p>0,000051681</text:p>
          </table:table-cell>
          <table:table-cell office:value-type="float" office:value="0.000054832" calcext:value-type="float">
            <text:p>0,000054832</text:p>
          </table:table-cell>
          <table:table-cell office:value-type="float" office:value="0.000043348" calcext:value-type="float">
            <text:p>0,000043348</text:p>
          </table:table-cell>
          <table:table-cell office:value-type="float" office:value="0.000050566" calcext:value-type="float">
            <text:p>0,000050566</text:p>
          </table:table-cell>
          <table:table-cell office:value-type="float" office:value="0.000038682" calcext:value-type="float">
            <text:p>0,000038682</text:p>
          </table:table-cell>
          <table:table-cell office:value-type="float" office:value="0.0000466" calcext:value-type="float">
            <text:p>0,0000466</text:p>
          </table:table-cell>
        </table:table-row>
        <table:table-row table:style-name="ro1">
          <table:table-cell table:number-columns-repeated="10"/>
          <table:table-cell office:value-type="float" office:value="0.000074767" calcext:value-type="float">
            <text:p>0,000074767</text:p>
          </table:table-cell>
          <table:table-cell office:value-type="float" office:value="0.000058022" calcext:value-type="float">
            <text:p>0,000058022</text:p>
          </table:table-cell>
          <table:table-cell table:number-columns-repeated="2"/>
          <table:table-cell office:value-type="float" office:value="0.00007509" calcext:value-type="float">
            <text:p>0,00007509</text:p>
          </table:table-cell>
          <table:table-cell office:value-type="float" office:value="0.00006266" calcext:value-type="float">
            <text:p>0,00006266</text:p>
          </table:table-cell>
          <table:table-cell office:value-type="float" office:value="0.000063266" calcext:value-type="float">
            <text:p>0,000063266</text:p>
          </table:table-cell>
          <table:table-cell office:value-type="float" office:value="0.000084995" calcext:value-type="float">
            <text:p>0,000084995</text:p>
          </table:table-cell>
          <table:table-cell office:value-type="float" office:value="0.000063705" calcext:value-type="float">
            <text:p>0,000063705</text:p>
          </table:table-cell>
          <table:table-cell office:value-type="float" office:value="0.000058231" calcext:value-type="float">
            <text:p>0,000058231</text:p>
          </table:table-cell>
          <table:table-cell office:value-type="float" office:value="0.000062197" calcext:value-type="float">
            <text:p>0,000062197</text:p>
          </table:table-cell>
          <table:table-cell table:number-columns-repeated="2" office:value-type="float" office:value="0.000057501" calcext:value-type="float">
            <text:p>0,000057501</text:p>
          </table:table-cell>
          <table:table-cell office:value-type="float" office:value="0.000062657" calcext:value-type="float">
            <text:p>0,000062657</text:p>
          </table:table-cell>
          <table:table-cell office:value-type="float" office:value="0.000038606" calcext:value-type="float">
            <text:p>0,000038606</text:p>
          </table:table-cell>
          <table:table-cell office:value-type="float" office:value="0.000037734" calcext:value-type="float">
            <text:p>0,000037734</text:p>
          </table:table-cell>
          <table:table-cell office:value-type="float" office:value="0.000053582" calcext:value-type="float">
            <text:p>0,000053582</text:p>
          </table:table-cell>
          <table:table-cell office:value-type="float" office:value="0.000073616" calcext:value-type="float">
            <text:p>0,000073616</text:p>
          </table:table-cell>
          <table:table-cell office:value-type="float" office:value="0.000077164" calcext:value-type="float">
            <text:p>0,000077164</text:p>
          </table:table-cell>
          <table:table-cell office:value-type="float" office:value="0.000080042" calcext:value-type="float">
            <text:p>0,000080042</text:p>
          </table:table-cell>
          <table:table-cell office:value-type="float" office:value="0.000068299" calcext:value-type="float">
            <text:p>0,000068299</text:p>
          </table:table-cell>
          <table:table-cell office:value-type="float" office:value="0.000059749" calcext:value-type="float">
            <text:p>0,000059749</text:p>
          </table:table-cell>
          <table:table-cell office:value-type="float" office:value="0.000059352" calcext:value-type="float">
            <text:p>0,000059352</text:p>
          </table:table-cell>
          <table:table-cell office:value-type="float" office:value="0.000057833" calcext:value-type="float">
            <text:p>0,000057833</text:p>
          </table:table-cell>
        </table:table-row>
        <table:table-row table:style-name="ro1">
          <table:table-cell table:number-columns-repeated="10"/>
          <table:table-cell office:value-type="float" office:value="0.000062028" calcext:value-type="float">
            <text:p>0,000062028</text:p>
          </table:table-cell>
          <table:table-cell office:value-type="float" office:value="0.000057331" calcext:value-type="float">
            <text:p>0,000057331</text:p>
          </table:table-cell>
          <table:table-cell table:number-columns-repeated="2"/>
          <table:table-cell office:value-type="float" office:value="0.000060868" calcext:value-type="float">
            <text:p>0,000060868</text:p>
          </table:table-cell>
          <table:table-cell office:value-type="float" office:value="0.000074672" calcext:value-type="float">
            <text:p>0,000074672</text:p>
          </table:table-cell>
          <table:table-cell office:value-type="float" office:value="0.000072102" calcext:value-type="float">
            <text:p>0,000072102</text:p>
          </table:table-cell>
          <table:table-cell office:value-type="float" office:value="0.000057455" calcext:value-type="float">
            <text:p>0,000057455</text:p>
          </table:table-cell>
          <table:table-cell office:value-type="float" office:value="0.000062012" calcext:value-type="float">
            <text:p>0,000062012</text:p>
          </table:table-cell>
          <table:table-cell office:value-type="float" office:value="0.000057138" calcext:value-type="float">
            <text:p>0,000057138</text:p>
          </table:table-cell>
          <table:table-cell office:value-type="float" office:value="0.000061765" calcext:value-type="float">
            <text:p>0,000061765</text:p>
          </table:table-cell>
          <table:table-cell office:value-type="float" office:value="0.000061456" calcext:value-type="float">
            <text:p>0,000061456</text:p>
          </table:table-cell>
          <table:table-cell office:value-type="float" office:value="0.000059943" calcext:value-type="float">
            <text:p>0,000059943</text:p>
          </table:table-cell>
          <table:table-cell office:value-type="float" office:value="0.00005743" calcext:value-type="float">
            <text:p>0,00005743</text:p>
          </table:table-cell>
          <table:table-cell office:value-type="float" office:value="0.000076007" calcext:value-type="float">
            <text:p>0,000076007</text:p>
          </table:table-cell>
          <table:table-cell office:value-type="float" office:value="0.000064568" calcext:value-type="float">
            <text:p>0,000064568</text:p>
          </table:table-cell>
          <table:table-cell office:value-type="float" office:value="0.000075524" calcext:value-type="float">
            <text:p>0,000075524</text:p>
          </table:table-cell>
          <table:table-cell office:value-type="float" office:value="0.00007841" calcext:value-type="float">
            <text:p>0,00007841</text:p>
          </table:table-cell>
          <table:table-cell office:value-type="float" office:value="0.000063372" calcext:value-type="float">
            <text:p>0,000063372</text:p>
          </table:table-cell>
          <table:table-cell office:value-type="float" office:value="0.000068874" calcext:value-type="float">
            <text:p>0,000068874</text:p>
          </table:table-cell>
          <table:table-cell office:value-type="float" office:value="0.000059746" calcext:value-type="float">
            <text:p>0,000059746</text:p>
          </table:table-cell>
          <table:table-cell office:value-type="float" office:value="0.000062181" calcext:value-type="float">
            <text:p>0,000062181</text:p>
          </table:table-cell>
          <table:table-cell office:value-type="float" office:value="0.000065702" calcext:value-type="float">
            <text:p>0,000065702</text:p>
          </table:table-cell>
          <table:table-cell office:value-type="float" office:value="0.000091216" calcext:value-type="float">
            <text:p>0,000091216</text:p>
          </table:table-cell>
        </table:table-row>
        <table:table-row table:style-name="ro1">
          <table:table-cell table:number-columns-repeated="10"/>
          <table:table-cell office:value-type="float" office:value="0.000062883" calcext:value-type="float">
            <text:p>0,000062883</text:p>
          </table:table-cell>
          <table:table-cell office:value-type="float" office:value="0.00005529" calcext:value-type="float">
            <text:p>0,00005529</text:p>
          </table:table-cell>
          <table:table-cell table:number-columns-repeated="2"/>
          <table:table-cell office:value-type="float" office:value="0.000060873" calcext:value-type="float">
            <text:p>0,000060873</text:p>
          </table:table-cell>
          <table:table-cell office:value-type="float" office:value="0.000061792" calcext:value-type="float">
            <text:p>0,000061792</text:p>
          </table:table-cell>
          <table:table-cell office:value-type="float" office:value="0.000067188" calcext:value-type="float">
            <text:p>0,000067188</text:p>
          </table:table-cell>
          <table:table-cell office:value-type="float" office:value="0.000065296" calcext:value-type="float">
            <text:p>0,000065296</text:p>
          </table:table-cell>
          <table:table-cell office:value-type="float" office:value="0.000061821" calcext:value-type="float">
            <text:p>0,000061821</text:p>
          </table:table-cell>
          <table:table-cell office:value-type="float" office:value="0.000057419" calcext:value-type="float">
            <text:p>0,000057419</text:p>
          </table:table-cell>
          <table:table-cell office:value-type="float" office:value="0.000054984" calcext:value-type="float">
            <text:p>0,000054984</text:p>
          </table:table-cell>
          <table:table-cell office:value-type="float" office:value="0.000062887" calcext:value-type="float">
            <text:p>0,000062887</text:p>
          </table:table-cell>
          <table:table-cell office:value-type="float" office:value="0.000060973" calcext:value-type="float">
            <text:p>0,000060973</text:p>
          </table:table-cell>
          <table:table-cell office:value-type="float" office:value="0.000058072" calcext:value-type="float">
            <text:p>0,000058072</text:p>
          </table:table-cell>
          <table:table-cell office:value-type="float" office:value="0.000082744" calcext:value-type="float">
            <text:p>0,000082744</text:p>
          </table:table-cell>
          <table:table-cell office:value-type="float" office:value="0.00006554" calcext:value-type="float">
            <text:p>0,00006554</text:p>
          </table:table-cell>
          <table:table-cell office:value-type="float" office:value="0.000060672" calcext:value-type="float">
            <text:p>0,000060672</text:p>
          </table:table-cell>
          <table:table-cell office:value-type="float" office:value="0.000084394" calcext:value-type="float">
            <text:p>0,000084394</text:p>
          </table:table-cell>
          <table:table-cell office:value-type="float" office:value="0.000058724" calcext:value-type="float">
            <text:p>0,000058724</text:p>
          </table:table-cell>
          <table:table-cell office:value-type="float" office:value="0.00006379" calcext:value-type="float">
            <text:p>0,00006379</text:p>
          </table:table-cell>
          <table:table-cell office:value-type="float" office:value="0.000102301" calcext:value-type="float">
            <text:p>0,000102301</text:p>
          </table:table-cell>
          <table:table-cell office:value-type="float" office:value="0.00008259" calcext:value-type="float">
            <text:p>0,00008259</text:p>
          </table:table-cell>
          <table:table-cell office:value-type="float" office:value="0.000082668" calcext:value-type="float">
            <text:p>0,000082668</text:p>
          </table:table-cell>
          <table:table-cell office:value-type="float" office:value="0.000068692" calcext:value-type="float">
            <text:p>0,000068692</text:p>
          </table:table-cell>
        </table:table-row>
        <table:table-row table:style-name="ro1">
          <table:table-cell table:number-columns-repeated="10"/>
          <table:table-cell office:value-type="float" office:value="0.000058429" calcext:value-type="float">
            <text:p>0,000058429</text:p>
          </table:table-cell>
          <table:table-cell office:value-type="float" office:value="0.000061527" calcext:value-type="float">
            <text:p>0,000061527</text:p>
          </table:table-cell>
          <table:table-cell table:number-columns-repeated="2"/>
          <table:table-cell office:value-type="float" office:value="0.000062566" calcext:value-type="float">
            <text:p>0,000062566</text:p>
          </table:table-cell>
          <table:table-cell office:value-type="float" office:value="0.000062681" calcext:value-type="float">
            <text:p>0,000062681</text:p>
          </table:table-cell>
          <table:table-cell office:value-type="float" office:value="0.000061722" calcext:value-type="float">
            <text:p>0,000061722</text:p>
          </table:table-cell>
          <table:table-cell office:value-type="float" office:value="0.000054674" calcext:value-type="float">
            <text:p>0,000054674</text:p>
          </table:table-cell>
          <table:table-cell office:value-type="float" office:value="0.000063766" calcext:value-type="float">
            <text:p>0,000063766</text:p>
          </table:table-cell>
          <table:table-cell office:value-type="float" office:value="0.000057799" calcext:value-type="float">
            <text:p>0,000057799</text:p>
          </table:table-cell>
          <table:table-cell office:value-type="float" office:value="0.000066676" calcext:value-type="float">
            <text:p>0,000066676</text:p>
          </table:table-cell>
          <table:table-cell office:value-type="float" office:value="0.000062419" calcext:value-type="float">
            <text:p>0,000062419</text:p>
          </table:table-cell>
          <table:table-cell office:value-type="float" office:value="0.000061016" calcext:value-type="float">
            <text:p>0,000061016</text:p>
          </table:table-cell>
          <table:table-cell office:value-type="float" office:value="0.000061389" calcext:value-type="float">
            <text:p>0,000061389</text:p>
          </table:table-cell>
          <table:table-cell office:value-type="float" office:value="0.000098965" calcext:value-type="float">
            <text:p>0,000098965</text:p>
          </table:table-cell>
          <table:table-cell office:value-type="float" office:value="0.000059708" calcext:value-type="float">
            <text:p>0,000059708</text:p>
          </table:table-cell>
          <table:table-cell office:value-type="float" office:value="0.000063413" calcext:value-type="float">
            <text:p>0,000063413</text:p>
          </table:table-cell>
          <table:table-cell office:value-type="float" office:value="0.000061205" calcext:value-type="float">
            <text:p>0,000061205</text:p>
          </table:table-cell>
          <table:table-cell office:value-type="float" office:value="0.00005582" calcext:value-type="float">
            <text:p>0,00005582</text:p>
          </table:table-cell>
          <table:table-cell office:value-type="float" office:value="0.000081055" calcext:value-type="float">
            <text:p>0,000081055</text:p>
          </table:table-cell>
          <table:table-cell office:value-type="float" office:value="0.00006279" calcext:value-type="float">
            <text:p>0,00006279</text:p>
          </table:table-cell>
          <table:table-cell office:value-type="float" office:value="0.000073612" calcext:value-type="float">
            <text:p>0,000073612</text:p>
          </table:table-cell>
          <table:table-cell office:value-type="float" office:value="0.000064377" calcext:value-type="float">
            <text:p>0,000064377</text:p>
          </table:table-cell>
          <table:table-cell office:value-type="float" office:value="0.000081634" calcext:value-type="float">
            <text:p>0,000081634</text:p>
          </table:table-cell>
        </table:table-row>
        <table:table-row table:style-name="ro1">
          <table:table-cell table:number-columns-repeated="10"/>
          <table:table-cell office:value-type="float" office:value="0.000060341" calcext:value-type="float">
            <text:p>0,000060341</text:p>
          </table:table-cell>
          <table:table-cell office:value-type="float" office:value="0.000060581" calcext:value-type="float">
            <text:p>0,000060581</text:p>
          </table:table-cell>
          <table:table-cell table:number-columns-repeated="2"/>
          <table:table-cell office:value-type="float" office:value="0.000153963" calcext:value-type="float">
            <text:p>0,000153963</text:p>
          </table:table-cell>
          <table:table-cell office:value-type="float" office:value="0.00006365" calcext:value-type="float">
            <text:p>0,00006365</text:p>
          </table:table-cell>
          <table:table-cell office:value-type="float" office:value="0.00006172" calcext:value-type="float">
            <text:p>0,00006172</text:p>
          </table:table-cell>
          <table:table-cell office:value-type="float" office:value="0.000079306" calcext:value-type="float">
            <text:p>0,000079306</text:p>
          </table:table-cell>
          <table:table-cell office:value-type="float" office:value="0.000075595" calcext:value-type="float">
            <text:p>0,000075595</text:p>
          </table:table-cell>
          <table:table-cell office:value-type="float" office:value="0.000080655" calcext:value-type="float">
            <text:p>0,000080655</text:p>
          </table:table-cell>
          <table:table-cell office:value-type="float" office:value="0.000062916" calcext:value-type="float">
            <text:p>0,000062916</text:p>
          </table:table-cell>
          <table:table-cell office:value-type="float" office:value="0.000063599" calcext:value-type="float">
            <text:p>0,000063599</text:p>
          </table:table-cell>
          <table:table-cell office:value-type="float" office:value="0.00006177" calcext:value-type="float">
            <text:p>0,00006177</text:p>
          </table:table-cell>
          <table:table-cell office:value-type="float" office:value="0.00006315" calcext:value-type="float">
            <text:p>0,00006315</text:p>
          </table:table-cell>
          <table:table-cell office:value-type="float" office:value="0.000056551" calcext:value-type="float">
            <text:p>0,000056551</text:p>
          </table:table-cell>
          <table:table-cell office:value-type="float" office:value="0.000063519" calcext:value-type="float">
            <text:p>0,000063519</text:p>
          </table:table-cell>
          <table:table-cell office:value-type="float" office:value="0.000081753" calcext:value-type="float">
            <text:p>0,000081753</text:p>
          </table:table-cell>
          <table:table-cell office:value-type="float" office:value="0.000066621" calcext:value-type="float">
            <text:p>0,000066621</text:p>
          </table:table-cell>
          <table:table-cell office:value-type="float" office:value="0.000061928" calcext:value-type="float">
            <text:p>0,000061928</text:p>
          </table:table-cell>
          <table:table-cell office:value-type="float" office:value="0.000060988" calcext:value-type="float">
            <text:p>0,000060988</text:p>
          </table:table-cell>
          <table:table-cell office:value-type="float" office:value="0.00007382" calcext:value-type="float">
            <text:p>0,00007382</text:p>
          </table:table-cell>
          <table:table-cell office:value-type="float" office:value="0.000058547" calcext:value-type="float">
            <text:p>0,000058547</text:p>
          </table:table-cell>
          <table:table-cell office:value-type="float" office:value="0.000059552" calcext:value-type="float">
            <text:p>0,000059552</text:p>
          </table:table-cell>
          <table:table-cell office:value-type="float" office:value="0.00005759" calcext:value-type="float">
            <text:p>0,00005759</text:p>
          </table:table-cell>
        </table:table-row>
        <table:table-row table:style-name="ro1">
          <table:table-cell table:number-columns-repeated="10"/>
          <table:table-cell office:value-type="float" office:value="0.000055693" calcext:value-type="float">
            <text:p>0,000055693</text:p>
          </table:table-cell>
          <table:table-cell office:value-type="float" office:value="0.000076189" calcext:value-type="float">
            <text:p>0,000076189</text:p>
          </table:table-cell>
          <table:table-cell table:number-columns-repeated="2"/>
          <table:table-cell office:value-type="float" office:value="0.000058692" calcext:value-type="float">
            <text:p>0,000058692</text:p>
          </table:table-cell>
          <table:table-cell office:value-type="float" office:value="0.000061006" calcext:value-type="float">
            <text:p>0,000061006</text:p>
          </table:table-cell>
          <table:table-cell office:value-type="float" office:value="0.000079115" calcext:value-type="float">
            <text:p>0,000079115</text:p>
          </table:table-cell>
          <table:table-cell office:value-type="float" office:value="0.000061974" calcext:value-type="float">
            <text:p>0,000061974</text:p>
          </table:table-cell>
          <table:table-cell office:value-type="float" office:value="0.000066205" calcext:value-type="float">
            <text:p>0,000066205</text:p>
          </table:table-cell>
          <table:table-cell office:value-type="float" office:value="0.000058378" calcext:value-type="float">
            <text:p>0,000058378</text:p>
          </table:table-cell>
          <table:table-cell office:value-type="float" office:value="0.000057083" calcext:value-type="float">
            <text:p>0,000057083</text:p>
          </table:table-cell>
          <table:table-cell office:value-type="float" office:value="0.000060464" calcext:value-type="float">
            <text:p>0,000060464</text:p>
          </table:table-cell>
          <table:table-cell office:value-type="float" office:value="0.000063376" calcext:value-type="float">
            <text:p>0,000063376</text:p>
          </table:table-cell>
          <table:table-cell office:value-type="float" office:value="0.000063871" calcext:value-type="float">
            <text:p>0,000063871</text:p>
          </table:table-cell>
          <table:table-cell office:value-type="float" office:value="0.000059518" calcext:value-type="float">
            <text:p>0,000059518</text:p>
          </table:table-cell>
          <table:table-cell office:value-type="float" office:value="0.000059187" calcext:value-type="float">
            <text:p>0,000059187</text:p>
          </table:table-cell>
          <table:table-cell office:value-type="float" office:value="0.00010371" calcext:value-type="float">
            <text:p>0,00010371</text:p>
          </table:table-cell>
          <table:table-cell office:value-type="float" office:value="0.000063521" calcext:value-type="float">
            <text:p>0,000063521</text:p>
          </table:table-cell>
          <table:table-cell office:value-type="float" office:value="0.000079338" calcext:value-type="float">
            <text:p>0,000079338</text:p>
          </table:table-cell>
          <table:table-cell office:value-type="float" office:value="0.000068667" calcext:value-type="float">
            <text:p>0,000068667</text:p>
          </table:table-cell>
          <table:table-cell office:value-type="float" office:value="0.000062734" calcext:value-type="float">
            <text:p>0,000062734</text:p>
          </table:table-cell>
          <table:table-cell office:value-type="float" office:value="0.000075615" calcext:value-type="float">
            <text:p>0,000075615</text:p>
          </table:table-cell>
          <table:table-cell office:value-type="float" office:value="0.000060909" calcext:value-type="float">
            <text:p>0,000060909</text:p>
          </table:table-cell>
          <table:table-cell office:value-type="float" office:value="0.000058342" calcext:value-type="float">
            <text:p>0,000058342</text:p>
          </table:table-cell>
        </table:table-row>
        <table:table-row table:style-name="ro1">
          <table:table-cell table:number-columns-repeated="10"/>
          <table:table-cell office:value-type="float" office:value="0.00007569" calcext:value-type="float">
            <text:p>0,00007569</text:p>
          </table:table-cell>
          <table:table-cell office:value-type="float" office:value="0.000063575" calcext:value-type="float">
            <text:p>0,000063575</text:p>
          </table:table-cell>
          <table:table-cell table:number-columns-repeated="2"/>
          <table:table-cell office:value-type="float" office:value="0.000074636" calcext:value-type="float">
            <text:p>0,000074636</text:p>
          </table:table-cell>
          <table:table-cell office:value-type="float" office:value="0.000057222" calcext:value-type="float">
            <text:p>0,000057222</text:p>
          </table:table-cell>
          <table:table-cell office:value-type="float" office:value="0.000057669" calcext:value-type="float">
            <text:p>0,000057669</text:p>
          </table:table-cell>
          <table:table-cell office:value-type="float" office:value="0.000075429" calcext:value-type="float">
            <text:p>0,000075429</text:p>
          </table:table-cell>
          <table:table-cell office:value-type="float" office:value="0.000061469" calcext:value-type="float">
            <text:p>0,000061469</text:p>
          </table:table-cell>
          <table:table-cell office:value-type="float" office:value="0.000062705" calcext:value-type="float">
            <text:p>0,000062705</text:p>
          </table:table-cell>
          <table:table-cell office:value-type="float" office:value="0.000058362" calcext:value-type="float">
            <text:p>0,000058362</text:p>
          </table:table-cell>
          <table:table-cell office:value-type="float" office:value="0.00007356" calcext:value-type="float">
            <text:p>0,00007356</text:p>
          </table:table-cell>
          <table:table-cell office:value-type="float" office:value="0.000061453" calcext:value-type="float">
            <text:p>0,000061453</text:p>
          </table:table-cell>
          <table:table-cell office:value-type="float" office:value="0.000061969" calcext:value-type="float">
            <text:p>0,000061969</text:p>
          </table:table-cell>
          <table:table-cell office:value-type="float" office:value="0.000064505" calcext:value-type="float">
            <text:p>0,000064505</text:p>
          </table:table-cell>
          <table:table-cell office:value-type="float" office:value="0.000068894" calcext:value-type="float">
            <text:p>0,000068894</text:p>
          </table:table-cell>
          <table:table-cell office:value-type="float" office:value="0.000081276" calcext:value-type="float">
            <text:p>0,000081276</text:p>
          </table:table-cell>
          <table:table-cell office:value-type="float" office:value="0.000087795" calcext:value-type="float">
            <text:p>0,000087795</text:p>
          </table:table-cell>
          <table:table-cell office:value-type="float" office:value="0.00009843" calcext:value-type="float">
            <text:p>0,00009843</text:p>
          </table:table-cell>
          <table:table-cell office:value-type="float" office:value="0.000117914" calcext:value-type="float">
            <text:p>0,000117914</text:p>
          </table:table-cell>
          <table:table-cell office:value-type="float" office:value="0.000074788" calcext:value-type="float">
            <text:p>0,000074788</text:p>
          </table:table-cell>
          <table:table-cell office:value-type="float" office:value="0.000059818" calcext:value-type="float">
            <text:p>0,000059818</text:p>
          </table:table-cell>
          <table:table-cell office:value-type="float" office:value="0.000066951" calcext:value-type="float">
            <text:p>0,000066951</text:p>
          </table:table-cell>
          <table:table-cell office:value-type="float" office:value="0.000062563" calcext:value-type="float">
            <text:p>0,000062563</text:p>
          </table:table-cell>
        </table:table-row>
        <table:table-row table:style-name="ro1">
          <table:table-cell table:number-columns-repeated="10"/>
          <table:table-cell office:value-type="float" office:value="0.000067564" calcext:value-type="float">
            <text:p>0,000067564</text:p>
          </table:table-cell>
          <table:table-cell office:value-type="float" office:value="0.000055827" calcext:value-type="float">
            <text:p>0,000055827</text:p>
          </table:table-cell>
          <table:table-cell table:number-columns-repeated="2"/>
          <table:table-cell office:value-type="float" office:value="0.000056532" calcext:value-type="float">
            <text:p>0,000056532</text:p>
          </table:table-cell>
          <table:table-cell office:value-type="float" office:value="0.000058629" calcext:value-type="float">
            <text:p>0,000058629</text:p>
          </table:table-cell>
          <table:table-cell office:value-type="float" office:value="0.000062728" calcext:value-type="float">
            <text:p>0,000062728</text:p>
          </table:table-cell>
          <table:table-cell office:value-type="float" office:value="0.000060909" calcext:value-type="float">
            <text:p>0,000060909</text:p>
          </table:table-cell>
          <table:table-cell office:value-type="float" office:value="0.000057967" calcext:value-type="float">
            <text:p>0,000057967</text:p>
          </table:table-cell>
          <table:table-cell office:value-type="float" office:value="0.000057579" calcext:value-type="float">
            <text:p>0,000057579</text:p>
          </table:table-cell>
          <table:table-cell office:value-type="float" office:value="0.000073663" calcext:value-type="float">
            <text:p>0,000073663</text:p>
          </table:table-cell>
          <table:table-cell office:value-type="float" office:value="0.000059216" calcext:value-type="float">
            <text:p>0,000059216</text:p>
          </table:table-cell>
          <table:table-cell office:value-type="float" office:value="0.000057961" calcext:value-type="float">
            <text:p>0,000057961</text:p>
          </table:table-cell>
          <table:table-cell office:value-type="float" office:value="0.000062062" calcext:value-type="float">
            <text:p>0,000062062</text:p>
          </table:table-cell>
          <table:table-cell office:value-type="float" office:value="0.00005916" calcext:value-type="float">
            <text:p>0,00005916</text:p>
          </table:table-cell>
          <table:table-cell office:value-type="float" office:value="0.000073074" calcext:value-type="float">
            <text:p>0,000073074</text:p>
          </table:table-cell>
          <table:table-cell office:value-type="float" office:value="0.000065368" calcext:value-type="float">
            <text:p>0,000065368</text:p>
          </table:table-cell>
          <table:table-cell office:value-type="float" office:value="0.000066406" calcext:value-type="float">
            <text:p>0,000066406</text:p>
          </table:table-cell>
          <table:table-cell office:value-type="float" office:value="0.000066277" calcext:value-type="float">
            <text:p>0,000066277</text:p>
          </table:table-cell>
          <table:table-cell office:value-type="float" office:value="0.000061154" calcext:value-type="float">
            <text:p>0,000061154</text:p>
          </table:table-cell>
          <table:table-cell office:value-type="float" office:value="0.000059527" calcext:value-type="float">
            <text:p>0,000059527</text:p>
          </table:table-cell>
          <table:table-cell office:value-type="float" office:value="0.000075549" calcext:value-type="float">
            <text:p>0,000075549</text:p>
          </table:table-cell>
          <table:table-cell office:value-type="float" office:value="0.000074715" calcext:value-type="float">
            <text:p>0,000074715</text:p>
          </table:table-cell>
          <table:table-cell office:value-type="float" office:value="0.000071066" calcext:value-type="float">
            <text:p>0,000071066</text:p>
          </table:table-cell>
        </table:table-row>
        <table:table-row table:style-name="ro1">
          <table:table-cell table:number-columns-repeated="10"/>
          <table:table-cell office:value-type="float" office:value="0.00005675" calcext:value-type="float">
            <text:p>0,00005675</text:p>
          </table:table-cell>
          <table:table-cell office:value-type="float" office:value="0.000057891" calcext:value-type="float">
            <text:p>0,000057891</text:p>
          </table:table-cell>
          <table:table-cell table:number-columns-repeated="2"/>
          <table:table-cell office:value-type="float" office:value="0.000066026" calcext:value-type="float">
            <text:p>0,000066026</text:p>
          </table:table-cell>
          <table:table-cell office:value-type="float" office:value="0.000058744" calcext:value-type="float">
            <text:p>0,000058744</text:p>
          </table:table-cell>
          <table:table-cell office:value-type="float" office:value="0.000058404" calcext:value-type="float">
            <text:p>0,000058404</text:p>
          </table:table-cell>
          <table:table-cell office:value-type="float" office:value="0.000058207" calcext:value-type="float">
            <text:p>0,000058207</text:p>
          </table:table-cell>
          <table:table-cell office:value-type="float" office:value="0.000059367" calcext:value-type="float">
            <text:p>0,000059367</text:p>
          </table:table-cell>
          <table:table-cell office:value-type="float" office:value="0.000059021" calcext:value-type="float">
            <text:p>0,000059021</text:p>
          </table:table-cell>
          <table:table-cell office:value-type="float" office:value="0.000060269" calcext:value-type="float">
            <text:p>0,000060269</text:p>
          </table:table-cell>
          <table:table-cell office:value-type="float" office:value="0.000062449" calcext:value-type="float">
            <text:p>0,000062449</text:p>
          </table:table-cell>
          <table:table-cell office:value-type="float" office:value="0.000058354" calcext:value-type="float">
            <text:p>0,000058354</text:p>
          </table:table-cell>
          <table:table-cell office:value-type="float" office:value="0.000074068" calcext:value-type="float">
            <text:p>0,000074068</text:p>
          </table:table-cell>
          <table:table-cell office:value-type="float" office:value="0.000062306" calcext:value-type="float">
            <text:p>0,000062306</text:p>
          </table:table-cell>
          <table:table-cell office:value-type="float" office:value="0.000062656" calcext:value-type="float">
            <text:p>0,000062656</text:p>
          </table:table-cell>
          <table:table-cell office:value-type="float" office:value="0.000069176" calcext:value-type="float">
            <text:p>0,000069176</text:p>
          </table:table-cell>
          <table:table-cell office:value-type="float" office:value="0.000079261" calcext:value-type="float">
            <text:p>0,000079261</text:p>
          </table:table-cell>
          <table:table-cell office:value-type="float" office:value="0.000078854" calcext:value-type="float">
            <text:p>0,000078854</text:p>
          </table:table-cell>
          <table:table-cell office:value-type="float" office:value="0.00008033" calcext:value-type="float">
            <text:p>0,00008033</text:p>
          </table:table-cell>
          <table:table-cell office:value-type="float" office:value="0.000062107" calcext:value-type="float">
            <text:p>0,000062107</text:p>
          </table:table-cell>
          <table:table-cell office:value-type="float" office:value="0.000048715" calcext:value-type="float">
            <text:p>0,000048715</text:p>
          </table:table-cell>
          <table:table-cell office:value-type="float" office:value="0.000038165" calcext:value-type="float">
            <text:p>0,000038165</text:p>
          </table:table-cell>
          <table:table-cell office:value-type="float" office:value="0.000040912" calcext:value-type="float">
            <text:p>0,000040912</text:p>
          </table:table-cell>
        </table:table-row>
        <table:table-row table:style-name="ro1">
          <table:table-cell table:number-columns-repeated="10"/>
          <table:table-cell office:value-type="float" office:value="0.000057211" calcext:value-type="float">
            <text:p>0,000057211</text:p>
          </table:table-cell>
          <table:table-cell office:value-type="float" office:value="0.000061841" calcext:value-type="float">
            <text:p>0,000061841</text:p>
          </table:table-cell>
          <table:table-cell table:number-columns-repeated="2"/>
          <table:table-cell office:value-type="float" office:value="0.000058306" calcext:value-type="float">
            <text:p>0,000058306</text:p>
          </table:table-cell>
          <table:table-cell office:value-type="float" office:value="0.000062229" calcext:value-type="float">
            <text:p>0,000062229</text:p>
          </table:table-cell>
          <table:table-cell office:value-type="float" office:value="0.00005554" calcext:value-type="float">
            <text:p>0,00005554</text:p>
          </table:table-cell>
          <table:table-cell office:value-type="float" office:value="0.000056798" calcext:value-type="float">
            <text:p>0,000056798</text:p>
          </table:table-cell>
          <table:table-cell office:value-type="float" office:value="0.000057519" calcext:value-type="float">
            <text:p>0,000057519</text:p>
          </table:table-cell>
          <table:table-cell office:value-type="float" office:value="0.000063982" calcext:value-type="float">
            <text:p>0,000063982</text:p>
          </table:table-cell>
          <table:table-cell office:value-type="float" office:value="0.000062861" calcext:value-type="float">
            <text:p>0,000062861</text:p>
          </table:table-cell>
          <table:table-cell office:value-type="float" office:value="0.000061127" calcext:value-type="float">
            <text:p>0,000061127</text:p>
          </table:table-cell>
          <table:table-cell office:value-type="float" office:value="0.000061223" calcext:value-type="float">
            <text:p>0,000061223</text:p>
          </table:table-cell>
          <table:table-cell office:value-type="float" office:value="0.000060264" calcext:value-type="float">
            <text:p>0,000060264</text:p>
          </table:table-cell>
          <table:table-cell office:value-type="float" office:value="0.00004073" calcext:value-type="float">
            <text:p>0,00004073</text:p>
          </table:table-cell>
          <table:table-cell office:value-type="float" office:value="0.00005179" calcext:value-type="float">
            <text:p>0,00005179</text:p>
          </table:table-cell>
          <table:table-cell office:value-type="float" office:value="0.000054231" calcext:value-type="float">
            <text:p>0,000054231</text:p>
          </table:table-cell>
          <table:table-cell office:value-type="float" office:value="0.000042106" calcext:value-type="float">
            <text:p>0,000042106</text:p>
          </table:table-cell>
          <table:table-cell office:value-type="float" office:value="0.000038195" calcext:value-type="float">
            <text:p>0,000038195</text:p>
          </table:table-cell>
          <table:table-cell office:value-type="float" office:value="0.000058294" calcext:value-type="float">
            <text:p>0,000058294</text:p>
          </table:table-cell>
          <table:table-cell office:value-type="float" office:value="0.000056383" calcext:value-type="float">
            <text:p>0,000056383</text:p>
          </table:table-cell>
          <table:table-cell office:value-type="float" office:value="0.000038549" calcext:value-type="float">
            <text:p>0,000038549</text:p>
          </table:table-cell>
          <table:table-cell office:value-type="float" office:value="0.000052538" calcext:value-type="float">
            <text:p>0,000052538</text:p>
          </table:table-cell>
          <table:table-cell office:value-type="float" office:value="0.000144666" calcext:value-type="float">
            <text:p>0,000144666</text:p>
          </table:table-cell>
        </table:table-row>
        <table:table-row table:style-name="ro1">
          <table:table-cell table:number-columns-repeated="10"/>
          <table:table-cell office:value-type="float" office:value="0.000065061" calcext:value-type="float">
            <text:p>0,000065061</text:p>
          </table:table-cell>
          <table:table-cell office:value-type="float" office:value="0.000064321" calcext:value-type="float">
            <text:p>0,000064321</text:p>
          </table:table-cell>
          <table:table-cell table:number-columns-repeated="2"/>
          <table:table-cell office:value-type="float" office:value="0.00005746" calcext:value-type="float">
            <text:p>0,00005746</text:p>
          </table:table-cell>
          <table:table-cell office:value-type="float" office:value="0.000057931" calcext:value-type="float">
            <text:p>0,000057931</text:p>
          </table:table-cell>
          <table:table-cell office:value-type="float" office:value="0.000061258" calcext:value-type="float">
            <text:p>0,000061258</text:p>
          </table:table-cell>
          <table:table-cell office:value-type="float" office:value="0.000065632" calcext:value-type="float">
            <text:p>0,000065632</text:p>
          </table:table-cell>
          <table:table-cell office:value-type="float" office:value="0.000057766" calcext:value-type="float">
            <text:p>0,000057766</text:p>
          </table:table-cell>
          <table:table-cell office:value-type="float" office:value="0.000059157" calcext:value-type="float">
            <text:p>0,000059157</text:p>
          </table:table-cell>
          <table:table-cell office:value-type="float" office:value="0.000061247" calcext:value-type="float">
            <text:p>0,000061247</text:p>
          </table:table-cell>
          <table:table-cell office:value-type="float" office:value="0.00006248" calcext:value-type="float">
            <text:p>0,00006248</text:p>
          </table:table-cell>
          <table:table-cell office:value-type="float" office:value="0.000059126" calcext:value-type="float">
            <text:p>0,000059126</text:p>
          </table:table-cell>
          <table:table-cell office:value-type="float" office:value="0.000059794" calcext:value-type="float">
            <text:p>0,000059794</text:p>
          </table:table-cell>
          <table:table-cell office:value-type="float" office:value="0.000040592" calcext:value-type="float">
            <text:p>0,000040592</text:p>
          </table:table-cell>
          <table:table-cell office:value-type="float" office:value="0.000044255" calcext:value-type="float">
            <text:p>0,000044255</text:p>
          </table:table-cell>
          <table:table-cell office:value-type="float" office:value="0.000043557" calcext:value-type="float">
            <text:p>0,000043557</text:p>
          </table:table-cell>
          <table:table-cell office:value-type="float" office:value="0.000039932" calcext:value-type="float">
            <text:p>0,000039932</text:p>
          </table:table-cell>
          <table:table-cell office:value-type="float" office:value="0.000051224" calcext:value-type="float">
            <text:p>0,000051224</text:p>
          </table:table-cell>
          <table:table-cell office:value-type="float" office:value="0.000070897" calcext:value-type="float">
            <text:p>0,000070897</text:p>
          </table:table-cell>
          <table:table-cell office:value-type="float" office:value="0.000051014" calcext:value-type="float">
            <text:p>0,000051014</text:p>
          </table:table-cell>
          <table:table-cell office:value-type="float" office:value="0.000062487" calcext:value-type="float">
            <text:p>0,000062487</text:p>
          </table:table-cell>
          <table:table-cell office:value-type="float" office:value="0.000063318" calcext:value-type="float">
            <text:p>0,000063318</text:p>
          </table:table-cell>
          <table:table-cell office:value-type="float" office:value="0.000062964" calcext:value-type="float">
            <text:p>0,000062964</text:p>
          </table:table-cell>
        </table:table-row>
        <table:table-row table:style-name="ro1">
          <table:table-cell table:number-columns-repeated="10"/>
          <table:table-cell office:value-type="float" office:value="0.000060698" calcext:value-type="float">
            <text:p>0,000060698</text:p>
          </table:table-cell>
          <table:table-cell office:value-type="float" office:value="0.000062865" calcext:value-type="float">
            <text:p>0,000062865</text:p>
          </table:table-cell>
          <table:table-cell table:number-columns-repeated="2"/>
          <table:table-cell office:value-type="float" office:value="0.00006179" calcext:value-type="float">
            <text:p>0,00006179</text:p>
          </table:table-cell>
          <table:table-cell office:value-type="float" office:value="0.000062915" calcext:value-type="float">
            <text:p>0,000062915</text:p>
          </table:table-cell>
          <table:table-cell office:value-type="float" office:value="0.000061571" calcext:value-type="float">
            <text:p>0,000061571</text:p>
          </table:table-cell>
          <table:table-cell office:value-type="float" office:value="0.00005931" calcext:value-type="float">
            <text:p>0,00005931</text:p>
          </table:table-cell>
          <table:table-cell office:value-type="float" office:value="0.000059193" calcext:value-type="float">
            <text:p>0,000059193</text:p>
          </table:table-cell>
          <table:table-cell office:value-type="float" office:value="0.000058083" calcext:value-type="float">
            <text:p>0,000058083</text:p>
          </table:table-cell>
          <table:table-cell office:value-type="float" office:value="0.000060873" calcext:value-type="float">
            <text:p>0,000060873</text:p>
          </table:table-cell>
          <table:table-cell office:value-type="float" office:value="0.000061417" calcext:value-type="float">
            <text:p>0,000061417</text:p>
          </table:table-cell>
          <table:table-cell office:value-type="float" office:value="0.000073181" calcext:value-type="float">
            <text:p>0,000073181</text:p>
          </table:table-cell>
          <table:table-cell office:value-type="float" office:value="0.000054536" calcext:value-type="float">
            <text:p>0,000054536</text:p>
          </table:table-cell>
          <table:table-cell office:value-type="float" office:value="0.000058993" calcext:value-type="float">
            <text:p>0,000058993</text:p>
          </table:table-cell>
          <table:table-cell office:value-type="float" office:value="0.000081873" calcext:value-type="float">
            <text:p>0,000081873</text:p>
          </table:table-cell>
          <table:table-cell office:value-type="float" office:value="0.000081775" calcext:value-type="float">
            <text:p>0,000081775</text:p>
          </table:table-cell>
          <table:table-cell office:value-type="float" office:value="0.000061393" calcext:value-type="float">
            <text:p>0,000061393</text:p>
          </table:table-cell>
          <table:table-cell office:value-type="float" office:value="0.000061709" calcext:value-type="float">
            <text:p>0,000061709</text:p>
          </table:table-cell>
          <table:table-cell office:value-type="float" office:value="0.00006279" calcext:value-type="float">
            <text:p>0,00006279</text:p>
          </table:table-cell>
          <table:table-cell office:value-type="float" office:value="0.000067047" calcext:value-type="float">
            <text:p>0,000067047</text:p>
          </table:table-cell>
          <table:table-cell office:value-type="float" office:value="0.00006532" calcext:value-type="float">
            <text:p>0,00006532</text:p>
          </table:table-cell>
          <table:table-cell office:value-type="float" office:value="0.00006357" calcext:value-type="float">
            <text:p>0,00006357</text:p>
          </table:table-cell>
          <table:table-cell office:value-type="float" office:value="0.000063091" calcext:value-type="float">
            <text:p>0,000063091</text:p>
          </table:table-cell>
        </table:table-row>
        <table:table-row table:style-name="ro1">
          <table:table-cell table:number-columns-repeated="10"/>
          <table:table-cell office:value-type="float" office:value="0.000061117" calcext:value-type="float">
            <text:p>0,000061117</text:p>
          </table:table-cell>
          <table:table-cell office:value-type="float" office:value="0.00007335" calcext:value-type="float">
            <text:p>0,00007335</text:p>
          </table:table-cell>
          <table:table-cell table:number-columns-repeated="2"/>
          <table:table-cell office:value-type="float" office:value="0.000062915" calcext:value-type="float">
            <text:p>0,000062915</text:p>
          </table:table-cell>
          <table:table-cell office:value-type="float" office:value="0.000062041" calcext:value-type="float">
            <text:p>0,000062041</text:p>
          </table:table-cell>
          <table:table-cell office:value-type="float" office:value="0.000058313" calcext:value-type="float">
            <text:p>0,000058313</text:p>
          </table:table-cell>
          <table:table-cell office:value-type="float" office:value="0.000059144" calcext:value-type="float">
            <text:p>0,000059144</text:p>
          </table:table-cell>
          <table:table-cell office:value-type="float" office:value="0.000064123" calcext:value-type="float">
            <text:p>0,000064123</text:p>
          </table:table-cell>
          <table:table-cell office:value-type="float" office:value="0.000055981" calcext:value-type="float">
            <text:p>0,000055981</text:p>
          </table:table-cell>
          <table:table-cell office:value-type="float" office:value="0.00005895" calcext:value-type="float">
            <text:p>0,00005895</text:p>
          </table:table-cell>
          <table:table-cell office:value-type="float" office:value="0.000057546" calcext:value-type="float">
            <text:p>0,000057546</text:p>
          </table:table-cell>
          <table:table-cell office:value-type="float" office:value="0.000056717" calcext:value-type="float">
            <text:p>0,000056717</text:p>
          </table:table-cell>
          <table:table-cell office:value-type="float" office:value="0.000057541" calcext:value-type="float">
            <text:p>0,000057541</text:p>
          </table:table-cell>
          <table:table-cell office:value-type="float" office:value="0.000061779" calcext:value-type="float">
            <text:p>0,000061779</text:p>
          </table:table-cell>
          <table:table-cell office:value-type="float" office:value="0.000058192" calcext:value-type="float">
            <text:p>0,000058192</text:p>
          </table:table-cell>
          <table:table-cell office:value-type="float" office:value="0.000061212" calcext:value-type="float">
            <text:p>0,000061212</text:p>
          </table:table-cell>
          <table:table-cell office:value-type="float" office:value="0.000063635" calcext:value-type="float">
            <text:p>0,000063635</text:p>
          </table:table-cell>
          <table:table-cell office:value-type="float" office:value="0.000062957" calcext:value-type="float">
            <text:p>0,000062957</text:p>
          </table:table-cell>
          <table:table-cell office:value-type="float" office:value="0.000061249" calcext:value-type="float">
            <text:p>0,000061249</text:p>
          </table:table-cell>
          <table:table-cell office:value-type="float" office:value="0.000053752" calcext:value-type="float">
            <text:p>0,000053752</text:p>
          </table:table-cell>
          <table:table-cell office:value-type="float" office:value="0.000058533" calcext:value-type="float">
            <text:p>0,000058533</text:p>
          </table:table-cell>
          <table:table-cell office:value-type="float" office:value="0.000059412" calcext:value-type="float">
            <text:p>0,000059412</text:p>
          </table:table-cell>
          <table:table-cell office:value-type="float" office:value="0.000061678" calcext:value-type="float">
            <text:p>0,000061678</text:p>
          </table:table-cell>
        </table:table-row>
        <table:table-row table:style-name="ro1">
          <table:table-cell table:number-columns-repeated="10"/>
          <table:table-cell office:value-type="float" office:value="0.000061411" calcext:value-type="float">
            <text:p>0,000061411</text:p>
          </table:table-cell>
          <table:table-cell office:value-type="float" office:value="0.000063299" calcext:value-type="float">
            <text:p>0,000063299</text:p>
          </table:table-cell>
          <table:table-cell table:number-columns-repeated="2"/>
          <table:table-cell office:value-type="float" office:value="0.000076331" calcext:value-type="float">
            <text:p>0,000076331</text:p>
          </table:table-cell>
          <table:table-cell office:value-type="float" office:value="0.000060405" calcext:value-type="float">
            <text:p>0,000060405</text:p>
          </table:table-cell>
          <table:table-cell office:value-type="float" office:value="0.000074986" calcext:value-type="float">
            <text:p>0,000074986</text:p>
          </table:table-cell>
          <table:table-cell office:value-type="float" office:value="0.000075559" calcext:value-type="float">
            <text:p>0,000075559</text:p>
          </table:table-cell>
          <table:table-cell office:value-type="float" office:value="0.000075456" calcext:value-type="float">
            <text:p>0,000075456</text:p>
          </table:table-cell>
          <table:table-cell office:value-type="float" office:value="0.000063749" calcext:value-type="float">
            <text:p>0,000063749</text:p>
          </table:table-cell>
          <table:table-cell office:value-type="float" office:value="0.000060502" calcext:value-type="float">
            <text:p>0,000060502</text:p>
          </table:table-cell>
          <table:table-cell office:value-type="float" office:value="0.000061498" calcext:value-type="float">
            <text:p>0,000061498</text:p>
          </table:table-cell>
          <table:table-cell office:value-type="float" office:value="0.000060367" calcext:value-type="float">
            <text:p>0,000060367</text:p>
          </table:table-cell>
          <table:table-cell office:value-type="float" office:value="0.000058948" calcext:value-type="float">
            <text:p>0,000058948</text:p>
          </table:table-cell>
          <table:table-cell office:value-type="float" office:value="0.000064773" calcext:value-type="float">
            <text:p>0,000064773</text:p>
          </table:table-cell>
          <table:table-cell office:value-type="float" office:value="0.000062314" calcext:value-type="float">
            <text:p>0,000062314</text:p>
          </table:table-cell>
          <table:table-cell office:value-type="float" office:value="0.000061177" calcext:value-type="float">
            <text:p>0,000061177</text:p>
          </table:table-cell>
          <table:table-cell office:value-type="float" office:value="0.000058893" calcext:value-type="float">
            <text:p>0,000058893</text:p>
          </table:table-cell>
          <table:table-cell office:value-type="float" office:value="0.000056898" calcext:value-type="float">
            <text:p>0,000056898</text:p>
          </table:table-cell>
          <table:table-cell office:value-type="float" office:value="0.000064565" calcext:value-type="float">
            <text:p>0,000064565</text:p>
          </table:table-cell>
          <table:table-cell office:value-type="float" office:value="0.000074602" calcext:value-type="float">
            <text:p>0,000074602</text:p>
          </table:table-cell>
          <table:table-cell office:value-type="float" office:value="0.000058776" calcext:value-type="float">
            <text:p>0,000058776</text:p>
          </table:table-cell>
          <table:table-cell office:value-type="float" office:value="0.000061466" calcext:value-type="float">
            <text:p>0,000061466</text:p>
          </table:table-cell>
          <table:table-cell office:value-type="float" office:value="0.000061855" calcext:value-type="float">
            <text:p>0,000061855</text:p>
          </table:table-cell>
        </table:table-row>
        <table:table-row table:style-name="ro1">
          <table:table-cell table:number-columns-repeated="10"/>
          <table:table-cell office:value-type="float" office:value="0.000058649" calcext:value-type="float">
            <text:p>0,000058649</text:p>
          </table:table-cell>
          <table:table-cell office:value-type="float" office:value="0.000064013" calcext:value-type="float">
            <text:p>0,000064013</text:p>
          </table:table-cell>
          <table:table-cell table:number-columns-repeated="2"/>
          <table:table-cell office:value-type="float" office:value="0.00005766" calcext:value-type="float">
            <text:p>0,00005766</text:p>
          </table:table-cell>
          <table:table-cell office:value-type="float" office:value="0.000065437" calcext:value-type="float">
            <text:p>0,000065437</text:p>
          </table:table-cell>
          <table:table-cell office:value-type="float" office:value="0.00006144" calcext:value-type="float">
            <text:p>0,00006144</text:p>
          </table:table-cell>
          <table:table-cell office:value-type="float" office:value="0.000058814" calcext:value-type="float">
            <text:p>0,000058814</text:p>
          </table:table-cell>
          <table:table-cell office:value-type="float" office:value="0.000060675" calcext:value-type="float">
            <text:p>0,000060675</text:p>
          </table:table-cell>
          <table:table-cell office:value-type="float" office:value="0.000067887" calcext:value-type="float">
            <text:p>0,000067887</text:p>
          </table:table-cell>
          <table:table-cell office:value-type="float" office:value="0.000073637" calcext:value-type="float">
            <text:p>0,000073637</text:p>
          </table:table-cell>
          <table:table-cell office:value-type="float" office:value="0.000055229" calcext:value-type="float">
            <text:p>0,000055229</text:p>
          </table:table-cell>
          <table:table-cell office:value-type="float" office:value="0.000061704" calcext:value-type="float">
            <text:p>0,000061704</text:p>
          </table:table-cell>
          <table:table-cell office:value-type="float" office:value="0.000061104" calcext:value-type="float">
            <text:p>0,000061104</text:p>
          </table:table-cell>
          <table:table-cell office:value-type="float" office:value="0.000061719" calcext:value-type="float">
            <text:p>0,000061719</text:p>
          </table:table-cell>
          <table:table-cell office:value-type="float" office:value="0.000062795" calcext:value-type="float">
            <text:p>0,000062795</text:p>
          </table:table-cell>
          <table:table-cell office:value-type="float" office:value="0.00006315" calcext:value-type="float">
            <text:p>0,00006315</text:p>
          </table:table-cell>
          <table:table-cell office:value-type="float" office:value="0.000061231" calcext:value-type="float">
            <text:p>0,000061231</text:p>
          </table:table-cell>
          <table:table-cell office:value-type="float" office:value="0.000055659" calcext:value-type="float">
            <text:p>0,000055659</text:p>
          </table:table-cell>
          <table:table-cell office:value-type="float" office:value="0.000059508" calcext:value-type="float">
            <text:p>0,000059508</text:p>
          </table:table-cell>
          <table:table-cell office:value-type="float" office:value="0.000093574" calcext:value-type="float">
            <text:p>0,000093574</text:p>
          </table:table-cell>
          <table:table-cell office:value-type="float" office:value="0.000058655" calcext:value-type="float">
            <text:p>0,000058655</text:p>
          </table:table-cell>
          <table:table-cell office:value-type="float" office:value="0.000081233" calcext:value-type="float">
            <text:p>0,000081233</text:p>
          </table:table-cell>
          <table:table-cell office:value-type="float" office:value="0.000065408" calcext:value-type="float">
            <text:p>0,000065408</text:p>
          </table:table-cell>
        </table:table-row>
        <table:table-row table:style-name="ro1">
          <table:table-cell table:number-columns-repeated="10"/>
          <table:table-cell office:value-type="float" office:value="0.000061297" calcext:value-type="float">
            <text:p>0,000061297</text:p>
          </table:table-cell>
          <table:table-cell office:value-type="float" office:value="0.000082357" calcext:value-type="float">
            <text:p>0,000082357</text:p>
          </table:table-cell>
          <table:table-cell table:number-columns-repeated="2"/>
          <table:table-cell office:value-type="float" office:value="0.000062891" calcext:value-type="float">
            <text:p>0,000062891</text:p>
          </table:table-cell>
          <table:table-cell office:value-type="float" office:value="0.000063263" calcext:value-type="float">
            <text:p>0,000063263</text:p>
          </table:table-cell>
          <table:table-cell office:value-type="float" office:value="0.000065538" calcext:value-type="float">
            <text:p>0,000065538</text:p>
          </table:table-cell>
          <table:table-cell office:value-type="float" office:value="0.000060903" calcext:value-type="float">
            <text:p>0,000060903</text:p>
          </table:table-cell>
          <table:table-cell office:value-type="float" office:value="0.000062214" calcext:value-type="float">
            <text:p>0,000062214</text:p>
          </table:table-cell>
          <table:table-cell office:value-type="float" office:value="0.000058496" calcext:value-type="float">
            <text:p>0,000058496</text:p>
          </table:table-cell>
          <table:table-cell office:value-type="float" office:value="0.000062602" calcext:value-type="float">
            <text:p>0,000062602</text:p>
          </table:table-cell>
          <table:table-cell office:value-type="float" office:value="0.000062343" calcext:value-type="float">
            <text:p>0,000062343</text:p>
          </table:table-cell>
          <table:table-cell office:value-type="float" office:value="0.000061841" calcext:value-type="float">
            <text:p>0,000061841</text:p>
          </table:table-cell>
          <table:table-cell office:value-type="float" office:value="0.000061541" calcext:value-type="float">
            <text:p>0,000061541</text:p>
          </table:table-cell>
          <table:table-cell office:value-type="float" office:value="0.000083697" calcext:value-type="float">
            <text:p>0,000083697</text:p>
          </table:table-cell>
          <table:table-cell office:value-type="float" office:value="0.000074437" calcext:value-type="float">
            <text:p>0,000074437</text:p>
          </table:table-cell>
          <table:table-cell office:value-type="float" office:value="0.000083373" calcext:value-type="float">
            <text:p>0,000083373</text:p>
          </table:table-cell>
          <table:table-cell office:value-type="float" office:value="0.000078291" calcext:value-type="float">
            <text:p>0,000078291</text:p>
          </table:table-cell>
          <table:table-cell office:value-type="float" office:value="0.00007568" calcext:value-type="float">
            <text:p>0,00007568</text:p>
          </table:table-cell>
          <table:table-cell office:value-type="float" office:value="0.000067213" calcext:value-type="float">
            <text:p>0,000067213</text:p>
          </table:table-cell>
          <table:table-cell office:value-type="float" office:value="0.000063695" calcext:value-type="float">
            <text:p>0,000063695</text:p>
          </table:table-cell>
          <table:table-cell office:value-type="float" office:value="0.000074623" calcext:value-type="float">
            <text:p>0,000074623</text:p>
          </table:table-cell>
          <table:table-cell office:value-type="float" office:value="0.000064681" calcext:value-type="float">
            <text:p>0,000064681</text:p>
          </table:table-cell>
          <table:table-cell office:value-type="float" office:value="0.000058981" calcext:value-type="float">
            <text:p>0,000058981</text:p>
          </table:table-cell>
        </table:table-row>
        <table:table-row table:style-name="ro1">
          <table:table-cell table:number-columns-repeated="10"/>
          <table:table-cell office:value-type="float" office:value="0.000059575" calcext:value-type="float">
            <text:p>0,000059575</text:p>
          </table:table-cell>
          <table:table-cell office:value-type="float" office:value="0.000062665" calcext:value-type="float">
            <text:p>0,000062665</text:p>
          </table:table-cell>
          <table:table-cell table:number-columns-repeated="2"/>
          <table:table-cell office:value-type="float" office:value="0.000059344" calcext:value-type="float">
            <text:p>0,000059344</text:p>
          </table:table-cell>
          <table:table-cell office:value-type="float" office:value="0.00006127" calcext:value-type="float">
            <text:p>0,00006127</text:p>
          </table:table-cell>
          <table:table-cell office:value-type="float" office:value="0.000057654" calcext:value-type="float">
            <text:p>0,000057654</text:p>
          </table:table-cell>
          <table:table-cell office:value-type="float" office:value="0.000061702" calcext:value-type="float">
            <text:p>0,000061702</text:p>
          </table:table-cell>
          <table:table-cell office:value-type="float" office:value="0.000063002" calcext:value-type="float">
            <text:p>0,000063002</text:p>
          </table:table-cell>
          <table:table-cell office:value-type="float" office:value="0.000058025" calcext:value-type="float">
            <text:p>0,000058025</text:p>
          </table:table-cell>
          <table:table-cell office:value-type="float" office:value="0.000056741" calcext:value-type="float">
            <text:p>0,000056741</text:p>
          </table:table-cell>
          <table:table-cell office:value-type="float" office:value="0.000056365" calcext:value-type="float">
            <text:p>0,000056365</text:p>
          </table:table-cell>
          <table:table-cell office:value-type="float" office:value="0.000075867" calcext:value-type="float">
            <text:p>0,000075867</text:p>
          </table:table-cell>
          <table:table-cell office:value-type="float" office:value="0.000065608" calcext:value-type="float">
            <text:p>0,000065608</text:p>
          </table:table-cell>
          <table:table-cell office:value-type="float" office:value="0.000061829" calcext:value-type="float">
            <text:p>0,000061829</text:p>
          </table:table-cell>
          <table:table-cell office:value-type="float" office:value="0.000080767" calcext:value-type="float">
            <text:p>0,000080767</text:p>
          </table:table-cell>
          <table:table-cell office:value-type="float" office:value="0.000063075" calcext:value-type="float">
            <text:p>0,000063075</text:p>
          </table:table-cell>
          <table:table-cell office:value-type="float" office:value="0.00006171" calcext:value-type="float">
            <text:p>0,00006171</text:p>
          </table:table-cell>
          <table:table-cell office:value-type="float" office:value="0.000062145" calcext:value-type="float">
            <text:p>0,000062145</text:p>
          </table:table-cell>
          <table:table-cell office:value-type="float" office:value="0.000063813" calcext:value-type="float">
            <text:p>0,000063813</text:p>
          </table:table-cell>
          <table:table-cell office:value-type="float" office:value="0.000071545" calcext:value-type="float">
            <text:p>0,000071545</text:p>
          </table:table-cell>
          <table:table-cell office:value-type="float" office:value="0.000058952" calcext:value-type="float">
            <text:p>0,000058952</text:p>
          </table:table-cell>
          <table:table-cell office:value-type="float" office:value="0.00008236" calcext:value-type="float">
            <text:p>0,00008236</text:p>
          </table:table-cell>
          <table:table-cell office:value-type="float" office:value="0.000064395" calcext:value-type="float">
            <text:p>0,000064395</text:p>
          </table:table-cell>
        </table:table-row>
        <table:table-row table:style-name="ro1">
          <table:table-cell table:number-columns-repeated="10"/>
          <table:table-cell office:value-type="float" office:value="0.000058731" calcext:value-type="float">
            <text:p>0,000058731</text:p>
          </table:table-cell>
          <table:table-cell office:value-type="float" office:value="0.00005724" calcext:value-type="float">
            <text:p>0,00005724</text:p>
          </table:table-cell>
          <table:table-cell table:number-columns-repeated="2"/>
          <table:table-cell office:value-type="float" office:value="0.000058293" calcext:value-type="float">
            <text:p>0,000058293</text:p>
          </table:table-cell>
          <table:table-cell office:value-type="float" office:value="0.000056815" calcext:value-type="float">
            <text:p>0,000056815</text:p>
          </table:table-cell>
          <table:table-cell office:value-type="float" office:value="0.00005409" calcext:value-type="float">
            <text:p>0,00005409</text:p>
          </table:table-cell>
          <table:table-cell office:value-type="float" office:value="0.000057965" calcext:value-type="float">
            <text:p>0,000057965</text:p>
          </table:table-cell>
          <table:table-cell office:value-type="float" office:value="0.00007304" calcext:value-type="float">
            <text:p>0,00007304</text:p>
          </table:table-cell>
          <table:table-cell office:value-type="float" office:value="0.000060757" calcext:value-type="float">
            <text:p>0,000060757</text:p>
          </table:table-cell>
          <table:table-cell office:value-type="float" office:value="0.000061644" calcext:value-type="float">
            <text:p>0,000061644</text:p>
          </table:table-cell>
          <table:table-cell office:value-type="float" office:value="0.00005632" calcext:value-type="float">
            <text:p>0,00005632</text:p>
          </table:table-cell>
          <table:table-cell office:value-type="float" office:value="0.000058104" calcext:value-type="float">
            <text:p>0,000058104</text:p>
          </table:table-cell>
          <table:table-cell office:value-type="float" office:value="0.000073931" calcext:value-type="float">
            <text:p>0,000073931</text:p>
          </table:table-cell>
          <table:table-cell office:value-type="float" office:value="0.000063551" calcext:value-type="float">
            <text:p>0,000063551</text:p>
          </table:table-cell>
          <table:table-cell office:value-type="float" office:value="0.000057185" calcext:value-type="float">
            <text:p>0,000057185</text:p>
          </table:table-cell>
          <table:table-cell office:value-type="float" office:value="0.000061254" calcext:value-type="float">
            <text:p>0,000061254</text:p>
          </table:table-cell>
          <table:table-cell office:value-type="float" office:value="0.000062526" calcext:value-type="float">
            <text:p>0,000062526</text:p>
          </table:table-cell>
          <table:table-cell office:value-type="float" office:value="0.000060024" calcext:value-type="float">
            <text:p>0,000060024</text:p>
          </table:table-cell>
          <table:table-cell office:value-type="float" office:value="0.000066284" calcext:value-type="float">
            <text:p>0,000066284</text:p>
          </table:table-cell>
          <table:table-cell office:value-type="float" office:value="0.000061883" calcext:value-type="float">
            <text:p>0,000061883</text:p>
          </table:table-cell>
          <table:table-cell office:value-type="float" office:value="0.000064123" calcext:value-type="float">
            <text:p>0,000064123</text:p>
          </table:table-cell>
          <table:table-cell office:value-type="float" office:value="0.00006239" calcext:value-type="float">
            <text:p>0,00006239</text:p>
          </table:table-cell>
          <table:table-cell office:value-type="float" office:value="0.000055311" calcext:value-type="float">
            <text:p>0,000055311</text:p>
          </table:table-cell>
        </table:table-row>
        <table:table-row table:style-name="ro1">
          <table:table-cell table:number-columns-repeated="10"/>
          <table:table-cell office:value-type="float" office:value="0.000057341" calcext:value-type="float">
            <text:p>0,000057341</text:p>
          </table:table-cell>
          <table:table-cell office:value-type="float" office:value="0.000058754" calcext:value-type="float">
            <text:p>0,000058754</text:p>
          </table:table-cell>
          <table:table-cell table:number-columns-repeated="2"/>
          <table:table-cell office:value-type="float" office:value="0.000076139" calcext:value-type="float">
            <text:p>0,000076139</text:p>
          </table:table-cell>
          <table:table-cell office:value-type="float" office:value="0.000105972" calcext:value-type="float">
            <text:p>0,000105972</text:p>
          </table:table-cell>
          <table:table-cell office:value-type="float" office:value="0.000081463" calcext:value-type="float">
            <text:p>0,000081463</text:p>
          </table:table-cell>
          <table:table-cell office:value-type="float" office:value="0.000061273" calcext:value-type="float">
            <text:p>0,000061273</text:p>
          </table:table-cell>
          <table:table-cell office:value-type="float" office:value="0.000056735" calcext:value-type="float">
            <text:p>0,000056735</text:p>
          </table:table-cell>
          <table:table-cell office:value-type="float" office:value="0.000056701" calcext:value-type="float">
            <text:p>0,000056701</text:p>
          </table:table-cell>
          <table:table-cell office:value-type="float" office:value="0.00005943" calcext:value-type="float">
            <text:p>0,00005943</text:p>
          </table:table-cell>
          <table:table-cell office:value-type="float" office:value="0.000058765" calcext:value-type="float">
            <text:p>0,000058765</text:p>
          </table:table-cell>
          <table:table-cell office:value-type="float" office:value="0.000061203" calcext:value-type="float">
            <text:p>0,000061203</text:p>
          </table:table-cell>
          <table:table-cell office:value-type="float" office:value="0.00005623" calcext:value-type="float">
            <text:p>0,00005623</text:p>
          </table:table-cell>
          <table:table-cell office:value-type="float" office:value="0.000063965" calcext:value-type="float">
            <text:p>0,000063965</text:p>
          </table:table-cell>
          <table:table-cell office:value-type="float" office:value="0.000064624" calcext:value-type="float">
            <text:p>0,000064624</text:p>
          </table:table-cell>
          <table:table-cell office:value-type="float" office:value="0.000063073" calcext:value-type="float">
            <text:p>0,000063073</text:p>
          </table:table-cell>
          <table:table-cell office:value-type="float" office:value="0.000076105" calcext:value-type="float">
            <text:p>0,000076105</text:p>
          </table:table-cell>
          <table:table-cell office:value-type="float" office:value="0.00006091" calcext:value-type="float">
            <text:p>0,00006091</text:p>
          </table:table-cell>
          <table:table-cell office:value-type="float" office:value="0.000065199" calcext:value-type="float">
            <text:p>0,000065199</text:p>
          </table:table-cell>
          <table:table-cell office:value-type="float" office:value="0.000065331" calcext:value-type="float">
            <text:p>0,000065331</text:p>
          </table:table-cell>
          <table:table-cell office:value-type="float" office:value="0.000062088" calcext:value-type="float">
            <text:p>0,000062088</text:p>
          </table:table-cell>
          <table:table-cell office:value-type="float" office:value="0.000061472" calcext:value-type="float">
            <text:p>0,000061472</text:p>
          </table:table-cell>
          <table:table-cell office:value-type="float" office:value="0.000057035" calcext:value-type="float">
            <text:p>0,000057035</text:p>
          </table:table-cell>
        </table:table-row>
        <table:table-row table:style-name="ro1">
          <table:table-cell table:number-columns-repeated="10"/>
          <table:table-cell office:value-type="float" office:value="0.00005673" calcext:value-type="float">
            <text:p>0,00005673</text:p>
          </table:table-cell>
          <table:table-cell office:value-type="float" office:value="0.000061951" calcext:value-type="float">
            <text:p>0,000061951</text:p>
          </table:table-cell>
          <table:table-cell table:number-columns-repeated="2"/>
          <table:table-cell office:value-type="float" office:value="0.000057321" calcext:value-type="float">
            <text:p>0,000057321</text:p>
          </table:table-cell>
          <table:table-cell office:value-type="float" office:value="0.000079028" calcext:value-type="float">
            <text:p>0,000079028</text:p>
          </table:table-cell>
          <table:table-cell office:value-type="float" office:value="0.000083999" calcext:value-type="float">
            <text:p>0,000083999</text:p>
          </table:table-cell>
          <table:table-cell office:value-type="float" office:value="0.000058278" calcext:value-type="float">
            <text:p>0,000058278</text:p>
          </table:table-cell>
          <table:table-cell office:value-type="float" office:value="0.000060698" calcext:value-type="float">
            <text:p>0,000060698</text:p>
          </table:table-cell>
          <table:table-cell office:value-type="float" office:value="0.000063908" calcext:value-type="float">
            <text:p>0,000063908</text:p>
          </table:table-cell>
          <table:table-cell office:value-type="float" office:value="0.000061991" calcext:value-type="float">
            <text:p>0,000061991</text:p>
          </table:table-cell>
          <table:table-cell office:value-type="float" office:value="0.000057097" calcext:value-type="float">
            <text:p>0,000057097</text:p>
          </table:table-cell>
          <table:table-cell office:value-type="float" office:value="0.00005756" calcext:value-type="float">
            <text:p>0,00005756</text:p>
          </table:table-cell>
          <table:table-cell office:value-type="float" office:value="0.000062525" calcext:value-type="float">
            <text:p>0,000062525</text:p>
          </table:table-cell>
          <table:table-cell office:value-type="float" office:value="0.000062377" calcext:value-type="float">
            <text:p>0,000062377</text:p>
          </table:table-cell>
          <table:table-cell office:value-type="float" office:value="0.000068661" calcext:value-type="float">
            <text:p>0,000068661</text:p>
          </table:table-cell>
          <table:table-cell office:value-type="float" office:value="0.000061055" calcext:value-type="float">
            <text:p>0,000061055</text:p>
          </table:table-cell>
          <table:table-cell office:value-type="float" office:value="0.000062858" calcext:value-type="float">
            <text:p>0,000062858</text:p>
          </table:table-cell>
          <table:table-cell office:value-type="float" office:value="0.000062034" calcext:value-type="float">
            <text:p>0,000062034</text:p>
          </table:table-cell>
          <table:table-cell office:value-type="float" office:value="0.000063012" calcext:value-type="float">
            <text:p>0,000063012</text:p>
          </table:table-cell>
          <table:table-cell office:value-type="float" office:value="0.000062363" calcext:value-type="float">
            <text:p>0,000062363</text:p>
          </table:table-cell>
          <table:table-cell office:value-type="float" office:value="0.000057295" calcext:value-type="float">
            <text:p>0,000057295</text:p>
          </table:table-cell>
          <table:table-cell office:value-type="float" office:value="0.000063707" calcext:value-type="float">
            <text:p>0,000063707</text:p>
          </table:table-cell>
          <table:table-cell office:value-type="float" office:value="0.000063252" calcext:value-type="float">
            <text:p>0,000063252</text:p>
          </table:table-cell>
        </table:table-row>
        <table:table-row table:style-name="ro1">
          <table:table-cell table:number-columns-repeated="10"/>
          <table:table-cell office:value-type="float" office:value="0.000055964" calcext:value-type="float">
            <text:p>0,000055964</text:p>
          </table:table-cell>
          <table:table-cell office:value-type="float" office:value="0.000085657" calcext:value-type="float">
            <text:p>0,000085657</text:p>
          </table:table-cell>
          <table:table-cell table:number-columns-repeated="2"/>
          <table:table-cell office:value-type="float" office:value="0.000061275" calcext:value-type="float">
            <text:p>0,000061275</text:p>
          </table:table-cell>
          <table:table-cell office:value-type="float" office:value="0.000062344" calcext:value-type="float">
            <text:p>0,000062344</text:p>
          </table:table-cell>
          <table:table-cell office:value-type="float" office:value="0.000062051" calcext:value-type="float">
            <text:p>0,000062051</text:p>
          </table:table-cell>
          <table:table-cell office:value-type="float" office:value="0.00007781" calcext:value-type="float">
            <text:p>0,00007781</text:p>
          </table:table-cell>
          <table:table-cell office:value-type="float" office:value="0.000060634" calcext:value-type="float">
            <text:p>0,000060634</text:p>
          </table:table-cell>
          <table:table-cell office:value-type="float" office:value="0.00007606" calcext:value-type="float">
            <text:p>0,00007606</text:p>
          </table:table-cell>
          <table:table-cell office:value-type="float" office:value="0.00006183" calcext:value-type="float">
            <text:p>0,00006183</text:p>
          </table:table-cell>
          <table:table-cell office:value-type="float" office:value="0.000062552" calcext:value-type="float">
            <text:p>0,000062552</text:p>
          </table:table-cell>
          <table:table-cell office:value-type="float" office:value="0.000063093" calcext:value-type="float">
            <text:p>0,000063093</text:p>
          </table:table-cell>
          <table:table-cell office:value-type="float" office:value="0.000057219" calcext:value-type="float">
            <text:p>0,000057219</text:p>
          </table:table-cell>
          <table:table-cell office:value-type="float" office:value="0.000061302" calcext:value-type="float">
            <text:p>0,000061302</text:p>
          </table:table-cell>
          <table:table-cell office:value-type="float" office:value="0.000061089" calcext:value-type="float">
            <text:p>0,000061089</text:p>
          </table:table-cell>
          <table:table-cell office:value-type="float" office:value="0.00006564" calcext:value-type="float">
            <text:p>0,00006564</text:p>
          </table:table-cell>
          <table:table-cell office:value-type="float" office:value="0.000062557" calcext:value-type="float">
            <text:p>0,000062557</text:p>
          </table:table-cell>
          <table:table-cell office:value-type="float" office:value="0.000065332" calcext:value-type="float">
            <text:p>0,000065332</text:p>
          </table:table-cell>
          <table:table-cell office:value-type="float" office:value="0.000064164" calcext:value-type="float">
            <text:p>0,000064164</text:p>
          </table:table-cell>
          <table:table-cell office:value-type="float" office:value="0.000060791" calcext:value-type="float">
            <text:p>0,000060791</text:p>
          </table:table-cell>
          <table:table-cell office:value-type="float" office:value="0.000058143" calcext:value-type="float">
            <text:p>0,000058143</text:p>
          </table:table-cell>
          <table:table-cell office:value-type="float" office:value="0.000057422" calcext:value-type="float">
            <text:p>0,000057422</text:p>
          </table:table-cell>
          <table:table-cell office:value-type="float" office:value="0.000059135" calcext:value-type="float">
            <text:p>0,000059135</text:p>
          </table:table-cell>
        </table:table-row>
        <table:table-row table:style-name="ro1">
          <table:table-cell table:number-columns-repeated="10"/>
          <table:table-cell office:value-type="float" office:value="0.000062114" calcext:value-type="float">
            <text:p>0,000062114</text:p>
          </table:table-cell>
          <table:table-cell office:value-type="float" office:value="0.000077775" calcext:value-type="float">
            <text:p>0,000077775</text:p>
          </table:table-cell>
          <table:table-cell table:number-columns-repeated="2"/>
          <table:table-cell office:value-type="float" office:value="0.00006125" calcext:value-type="float">
            <text:p>0,00006125</text:p>
          </table:table-cell>
          <table:table-cell office:value-type="float" office:value="0.000061227" calcext:value-type="float">
            <text:p>0,000061227</text:p>
          </table:table-cell>
          <table:table-cell office:value-type="float" office:value="0.00006634" calcext:value-type="float">
            <text:p>0,00006634</text:p>
          </table:table-cell>
          <table:table-cell office:value-type="float" office:value="0.000083403" calcext:value-type="float">
            <text:p>0,000083403</text:p>
          </table:table-cell>
          <table:table-cell office:value-type="float" office:value="0.000080069" calcext:value-type="float">
            <text:p>0,000080069</text:p>
          </table:table-cell>
          <table:table-cell office:value-type="float" office:value="0.000064537" calcext:value-type="float">
            <text:p>0,000064537</text:p>
          </table:table-cell>
          <table:table-cell office:value-type="float" office:value="0.0000637" calcext:value-type="float">
            <text:p>0,0000637</text:p>
          </table:table-cell>
          <table:table-cell office:value-type="float" office:value="0.000063942" calcext:value-type="float">
            <text:p>0,000063942</text:p>
          </table:table-cell>
          <table:table-cell office:value-type="float" office:value="0.000063765" calcext:value-type="float">
            <text:p>0,000063765</text:p>
          </table:table-cell>
          <table:table-cell office:value-type="float" office:value="0.000058218" calcext:value-type="float">
            <text:p>0,000058218</text:p>
          </table:table-cell>
          <table:table-cell office:value-type="float" office:value="0.000062872" calcext:value-type="float">
            <text:p>0,000062872</text:p>
          </table:table-cell>
          <table:table-cell office:value-type="float" office:value="0.000063087" calcext:value-type="float">
            <text:p>0,000063087</text:p>
          </table:table-cell>
          <table:table-cell office:value-type="float" office:value="0.000064557" calcext:value-type="float">
            <text:p>0,000064557</text:p>
          </table:table-cell>
          <table:table-cell office:value-type="float" office:value="0.000061498" calcext:value-type="float">
            <text:p>0,000061498</text:p>
          </table:table-cell>
          <table:table-cell office:value-type="float" office:value="0.000063119" calcext:value-type="float">
            <text:p>0,000063119</text:p>
          </table:table-cell>
          <table:table-cell office:value-type="float" office:value="0.000057037" calcext:value-type="float">
            <text:p>0,000057037</text:p>
          </table:table-cell>
          <table:table-cell office:value-type="float" office:value="0.000064433" calcext:value-type="float">
            <text:p>0,000064433</text:p>
          </table:table-cell>
          <table:table-cell office:value-type="float" office:value="0.000062417" calcext:value-type="float">
            <text:p>0,000062417</text:p>
          </table:table-cell>
          <table:table-cell office:value-type="float" office:value="0.000060831" calcext:value-type="float">
            <text:p>0,000060831</text:p>
          </table:table-cell>
          <table:table-cell office:value-type="float" office:value="0.000062234" calcext:value-type="float">
            <text:p>0,000062234</text:p>
          </table:table-cell>
        </table:table-row>
        <table:table-row table:style-name="ro1">
          <table:table-cell table:number-columns-repeated="10"/>
          <table:table-cell office:value-type="float" office:value="0.000056252" calcext:value-type="float">
            <text:p>0,000056252</text:p>
          </table:table-cell>
          <table:table-cell office:value-type="float" office:value="0.000066802" calcext:value-type="float">
            <text:p>0,000066802</text:p>
          </table:table-cell>
          <table:table-cell table:number-columns-repeated="2"/>
          <table:table-cell office:value-type="float" office:value="0.00006183" calcext:value-type="float">
            <text:p>0,00006183</text:p>
          </table:table-cell>
          <table:table-cell office:value-type="float" office:value="0.000057332" calcext:value-type="float">
            <text:p>0,000057332</text:p>
          </table:table-cell>
          <table:table-cell office:value-type="float" office:value="0.000062697" calcext:value-type="float">
            <text:p>0,000062697</text:p>
          </table:table-cell>
          <table:table-cell office:value-type="float" office:value="0.000058853" calcext:value-type="float">
            <text:p>0,000058853</text:p>
          </table:table-cell>
          <table:table-cell office:value-type="float" office:value="0.000062211" calcext:value-type="float">
            <text:p>0,000062211</text:p>
          </table:table-cell>
          <table:table-cell office:value-type="float" office:value="0.000057473" calcext:value-type="float">
            <text:p>0,000057473</text:p>
          </table:table-cell>
          <table:table-cell office:value-type="float" office:value="0.000062165" calcext:value-type="float">
            <text:p>0,000062165</text:p>
          </table:table-cell>
          <table:table-cell office:value-type="float" office:value="0.000057418" calcext:value-type="float">
            <text:p>0,000057418</text:p>
          </table:table-cell>
          <table:table-cell office:value-type="float" office:value="0.000058822" calcext:value-type="float">
            <text:p>0,000058822</text:p>
          </table:table-cell>
          <table:table-cell office:value-type="float" office:value="0.000063758" calcext:value-type="float">
            <text:p>0,000063758</text:p>
          </table:table-cell>
          <table:table-cell office:value-type="float" office:value="0.000064365" calcext:value-type="float">
            <text:p>0,000064365</text:p>
          </table:table-cell>
          <table:table-cell office:value-type="float" office:value="0.000061171" calcext:value-type="float">
            <text:p>0,000061171</text:p>
          </table:table-cell>
          <table:table-cell office:value-type="float" office:value="0.000061391" calcext:value-type="float">
            <text:p>0,000061391</text:p>
          </table:table-cell>
          <table:table-cell office:value-type="float" office:value="0.00006455" calcext:value-type="float">
            <text:p>0,00006455</text:p>
          </table:table-cell>
          <table:table-cell office:value-type="float" office:value="0.000065096" calcext:value-type="float">
            <text:p>0,000065096</text:p>
          </table:table-cell>
          <table:table-cell office:value-type="float" office:value="0.00006446" calcext:value-type="float">
            <text:p>0,00006446</text:p>
          </table:table-cell>
          <table:table-cell office:value-type="float" office:value="0.000061506" calcext:value-type="float">
            <text:p>0,000061506</text:p>
          </table:table-cell>
          <table:table-cell office:value-type="float" office:value="0.000062064" calcext:value-type="float">
            <text:p>0,000062064</text:p>
          </table:table-cell>
          <table:table-cell office:value-type="float" office:value="0.000058017" calcext:value-type="float">
            <text:p>0,000058017</text:p>
          </table:table-cell>
          <table:table-cell office:value-type="float" office:value="0.000067258" calcext:value-type="float">
            <text:p>0,000067258</text:p>
          </table:table-cell>
        </table:table-row>
        <table:table-row table:style-name="ro1">
          <table:table-cell table:number-columns-repeated="10"/>
          <table:table-cell office:value-type="float" office:value="0.000076399" calcext:value-type="float">
            <text:p>0,000076399</text:p>
          </table:table-cell>
          <table:table-cell office:value-type="float" office:value="0.000064376" calcext:value-type="float">
            <text:p>0,000064376</text:p>
          </table:table-cell>
          <table:table-cell table:number-columns-repeated="2"/>
          <table:table-cell office:value-type="float" office:value="0.0000494" calcext:value-type="float">
            <text:p>0,0000494</text:p>
          </table:table-cell>
          <table:table-cell office:value-type="float" office:value="0.000041509" calcext:value-type="float">
            <text:p>0,000041509</text:p>
          </table:table-cell>
          <table:table-cell office:value-type="float" office:value="0.000038654" calcext:value-type="float">
            <text:p>0,000038654</text:p>
          </table:table-cell>
          <table:table-cell office:value-type="float" office:value="0.000040058" calcext:value-type="float">
            <text:p>0,000040058</text:p>
          </table:table-cell>
          <table:table-cell office:value-type="float" office:value="0.000051018" calcext:value-type="float">
            <text:p>0,000051018</text:p>
          </table:table-cell>
          <table:table-cell office:value-type="float" office:value="0.000061068" calcext:value-type="float">
            <text:p>0,000061068</text:p>
          </table:table-cell>
          <table:table-cell office:value-type="float" office:value="0.000061976" calcext:value-type="float">
            <text:p>0,000061976</text:p>
          </table:table-cell>
          <table:table-cell office:value-type="float" office:value="0.000065353" calcext:value-type="float">
            <text:p>0,000065353</text:p>
          </table:table-cell>
          <table:table-cell office:value-type="float" office:value="0.000085632" calcext:value-type="float">
            <text:p>0,000085632</text:p>
          </table:table-cell>
          <table:table-cell office:value-type="float" office:value="0.000080749" calcext:value-type="float">
            <text:p>0,000080749</text:p>
          </table:table-cell>
          <table:table-cell office:value-type="float" office:value="0.00007896" calcext:value-type="float">
            <text:p>0,00007896</text:p>
          </table:table-cell>
          <table:table-cell office:value-type="float" office:value="0.00008342" calcext:value-type="float">
            <text:p>0,00008342</text:p>
          </table:table-cell>
          <table:table-cell office:value-type="float" office:value="0.000061464" calcext:value-type="float">
            <text:p>0,000061464</text:p>
          </table:table-cell>
          <table:table-cell office:value-type="float" office:value="0.000086506" calcext:value-type="float">
            <text:p>0,000086506</text:p>
          </table:table-cell>
          <table:table-cell office:value-type="float" office:value="0.000061565" calcext:value-type="float">
            <text:p>0,000061565</text:p>
          </table:table-cell>
          <table:table-cell office:value-type="float" office:value="0.00006296" calcext:value-type="float">
            <text:p>0,00006296</text:p>
          </table:table-cell>
          <table:table-cell office:value-type="float" office:value="0.000073134" calcext:value-type="float">
            <text:p>0,000073134</text:p>
          </table:table-cell>
          <table:table-cell office:value-type="float" office:value="0.00006436" calcext:value-type="float">
            <text:p>0,00006436</text:p>
          </table:table-cell>
          <table:table-cell office:value-type="float" office:value="0.000063971" calcext:value-type="float">
            <text:p>0,000063971</text:p>
          </table:table-cell>
          <table:table-cell office:value-type="float" office:value="0.000057519" calcext:value-type="float">
            <text:p>0,000057519</text:p>
          </table:table-cell>
        </table:table-row>
        <table:table-row table:style-name="ro1">
          <table:table-cell table:number-columns-repeated="10"/>
          <table:table-cell office:value-type="float" office:value="0.000064194" calcext:value-type="float">
            <text:p>0,000064194</text:p>
          </table:table-cell>
          <table:table-cell office:value-type="float" office:value="0.000073933" calcext:value-type="float">
            <text:p>0,000073933</text:p>
          </table:table-cell>
          <table:table-cell table:number-columns-repeated="2"/>
          <table:table-cell office:value-type="float" office:value="0.000061947" calcext:value-type="float">
            <text:p>0,000061947</text:p>
          </table:table-cell>
          <table:table-cell office:value-type="float" office:value="0.000064051" calcext:value-type="float">
            <text:p>0,000064051</text:p>
          </table:table-cell>
          <table:table-cell office:value-type="float" office:value="0.000058248" calcext:value-type="float">
            <text:p>0,000058248</text:p>
          </table:table-cell>
          <table:table-cell office:value-type="float" office:value="0.000065205" calcext:value-type="float">
            <text:p>0,000065205</text:p>
          </table:table-cell>
          <table:table-cell office:value-type="float" office:value="0.000057255" calcext:value-type="float">
            <text:p>0,000057255</text:p>
          </table:table-cell>
          <table:table-cell office:value-type="float" office:value="0.000057645" calcext:value-type="float">
            <text:p>0,000057645</text:p>
          </table:table-cell>
          <table:table-cell office:value-type="float" office:value="0.000055906" calcext:value-type="float">
            <text:p>0,000055906</text:p>
          </table:table-cell>
          <table:table-cell office:value-type="float" office:value="0.000063583" calcext:value-type="float">
            <text:p>0,000063583</text:p>
          </table:table-cell>
          <table:table-cell office:value-type="float" office:value="0.000086392" calcext:value-type="float">
            <text:p>0,000086392</text:p>
          </table:table-cell>
          <table:table-cell office:value-type="float" office:value="0.000064321" calcext:value-type="float">
            <text:p>0,000064321</text:p>
          </table:table-cell>
          <table:table-cell office:value-type="float" office:value="0.000063341" calcext:value-type="float">
            <text:p>0,000063341</text:p>
          </table:table-cell>
          <table:table-cell office:value-type="float" office:value="0.000060974" calcext:value-type="float">
            <text:p>0,000060974</text:p>
          </table:table-cell>
          <table:table-cell office:value-type="float" office:value="0.000059032" calcext:value-type="float">
            <text:p>0,000059032</text:p>
          </table:table-cell>
          <table:table-cell office:value-type="float" office:value="0.000062424" calcext:value-type="float">
            <text:p>0,000062424</text:p>
          </table:table-cell>
          <table:table-cell office:value-type="float" office:value="0.000062104" calcext:value-type="float">
            <text:p>0,000062104</text:p>
          </table:table-cell>
          <table:table-cell office:value-type="float" office:value="0.000057566" calcext:value-type="float">
            <text:p>0,000057566</text:p>
          </table:table-cell>
          <table:table-cell office:value-type="float" office:value="0.000058037" calcext:value-type="float">
            <text:p>0,000058037</text:p>
          </table:table-cell>
          <table:table-cell office:value-type="float" office:value="0.000062468" calcext:value-type="float">
            <text:p>0,000062468</text:p>
          </table:table-cell>
          <table:table-cell office:value-type="float" office:value="0.000065336" calcext:value-type="float">
            <text:p>0,000065336</text:p>
          </table:table-cell>
          <table:table-cell office:value-type="float" office:value="0.000064654" calcext:value-type="float">
            <text:p>0,000064654</text:p>
          </table:table-cell>
        </table:table-row>
        <table:table-row table:style-name="ro1">
          <table:table-cell table:number-columns-repeated="10"/>
          <table:table-cell office:value-type="float" office:value="0.000057677" calcext:value-type="float">
            <text:p>0,000057677</text:p>
          </table:table-cell>
          <table:table-cell office:value-type="float" office:value="0.000084128" calcext:value-type="float">
            <text:p>0,000084128</text:p>
          </table:table-cell>
          <table:table-cell table:number-columns-repeated="2"/>
          <table:table-cell office:value-type="float" office:value="0.000057523" calcext:value-type="float">
            <text:p>0,000057523</text:p>
          </table:table-cell>
          <table:table-cell office:value-type="float" office:value="0.000056886" calcext:value-type="float">
            <text:p>0,000056886</text:p>
          </table:table-cell>
          <table:table-cell office:value-type="float" office:value="0.000060016" calcext:value-type="float">
            <text:p>0,000060016</text:p>
          </table:table-cell>
          <table:table-cell office:value-type="float" office:value="0.000080255" calcext:value-type="float">
            <text:p>0,000080255</text:p>
          </table:table-cell>
          <table:table-cell office:value-type="float" office:value="0.000061502" calcext:value-type="float">
            <text:p>0,000061502</text:p>
          </table:table-cell>
          <table:table-cell office:value-type="float" office:value="0.000056007" calcext:value-type="float">
            <text:p>0,000056007</text:p>
          </table:table-cell>
          <table:table-cell office:value-type="float" office:value="0.000057942" calcext:value-type="float">
            <text:p>0,000057942</text:p>
          </table:table-cell>
          <table:table-cell office:value-type="float" office:value="0.000061631" calcext:value-type="float">
            <text:p>0,000061631</text:p>
          </table:table-cell>
          <table:table-cell office:value-type="float" office:value="0.000061575" calcext:value-type="float">
            <text:p>0,000061575</text:p>
          </table:table-cell>
          <table:table-cell office:value-type="float" office:value="0.000058417" calcext:value-type="float">
            <text:p>0,000058417</text:p>
          </table:table-cell>
          <table:table-cell office:value-type="float" office:value="0.00006177" calcext:value-type="float">
            <text:p>0,00006177</text:p>
          </table:table-cell>
          <table:table-cell office:value-type="float" office:value="0.000062099" calcext:value-type="float">
            <text:p>0,000062099</text:p>
          </table:table-cell>
          <table:table-cell office:value-type="float" office:value="0.000079823" calcext:value-type="float">
            <text:p>0,000079823</text:p>
          </table:table-cell>
          <table:table-cell office:value-type="float" office:value="0.000062861" calcext:value-type="float">
            <text:p>0,000062861</text:p>
          </table:table-cell>
          <table:table-cell office:value-type="float" office:value="0.000065718" calcext:value-type="float">
            <text:p>0,000065718</text:p>
          </table:table-cell>
          <table:table-cell office:value-type="float" office:value="0.000061796" calcext:value-type="float">
            <text:p>0,000061796</text:p>
          </table:table-cell>
          <table:table-cell office:value-type="float" office:value="0.000064538" calcext:value-type="float">
            <text:p>0,000064538</text:p>
          </table:table-cell>
          <table:table-cell office:value-type="float" office:value="0.000061935" calcext:value-type="float">
            <text:p>0,000061935</text:p>
          </table:table-cell>
          <table:table-cell office:value-type="float" office:value="0.000061868" calcext:value-type="float">
            <text:p>0,000061868</text:p>
          </table:table-cell>
          <table:table-cell office:value-type="float" office:value="0.000061861" calcext:value-type="float">
            <text:p>0,000061861</text:p>
          </table:table-cell>
        </table:table-row>
        <table:table-row table:style-name="ro1">
          <table:table-cell table:number-columns-repeated="10"/>
          <table:table-cell office:value-type="float" office:value="0.000075172" calcext:value-type="float">
            <text:p>0,000075172</text:p>
          </table:table-cell>
          <table:table-cell office:value-type="float" office:value="0.000070748" calcext:value-type="float">
            <text:p>0,000070748</text:p>
          </table:table-cell>
          <table:table-cell table:number-columns-repeated="2"/>
          <table:table-cell office:value-type="float" office:value="0.000058135" calcext:value-type="float">
            <text:p>0,000058135</text:p>
          </table:table-cell>
          <table:table-cell office:value-type="float" office:value="0.000057074" calcext:value-type="float">
            <text:p>0,000057074</text:p>
          </table:table-cell>
          <table:table-cell office:value-type="float" office:value="0.000058733" calcext:value-type="float">
            <text:p>0,000058733</text:p>
          </table:table-cell>
          <table:table-cell office:value-type="float" office:value="0.00005744" calcext:value-type="float">
            <text:p>0,00005744</text:p>
          </table:table-cell>
          <table:table-cell office:value-type="float" office:value="0.000061576" calcext:value-type="float">
            <text:p>0,000061576</text:p>
          </table:table-cell>
          <table:table-cell office:value-type="float" office:value="0.000072321" calcext:value-type="float">
            <text:p>0,000072321</text:p>
          </table:table-cell>
          <table:table-cell office:value-type="float" office:value="0.00006101" calcext:value-type="float">
            <text:p>0,00006101</text:p>
          </table:table-cell>
          <table:table-cell office:value-type="float" office:value="0.000058285" calcext:value-type="float">
            <text:p>0,000058285</text:p>
          </table:table-cell>
          <table:table-cell office:value-type="float" office:value="0.000061396" calcext:value-type="float">
            <text:p>0,000061396</text:p>
          </table:table-cell>
          <table:table-cell office:value-type="float" office:value="0.000058997" calcext:value-type="float">
            <text:p>0,000058997</text:p>
          </table:table-cell>
          <table:table-cell office:value-type="float" office:value="0.000062306" calcext:value-type="float">
            <text:p>0,000062306</text:p>
          </table:table-cell>
          <table:table-cell office:value-type="float" office:value="0.000063358" calcext:value-type="float">
            <text:p>0,000063358</text:p>
          </table:table-cell>
          <table:table-cell office:value-type="float" office:value="0.000062984" calcext:value-type="float">
            <text:p>0,000062984</text:p>
          </table:table-cell>
          <table:table-cell office:value-type="float" office:value="0.000062781" calcext:value-type="float">
            <text:p>0,000062781</text:p>
          </table:table-cell>
          <table:table-cell office:value-type="float" office:value="0.000061966" calcext:value-type="float">
            <text:p>0,000061966</text:p>
          </table:table-cell>
          <table:table-cell office:value-type="float" office:value="0.000061878" calcext:value-type="float">
            <text:p>0,000061878</text:p>
          </table:table-cell>
          <table:table-cell office:value-type="float" office:value="0.000057913" calcext:value-type="float">
            <text:p>0,000057913</text:p>
          </table:table-cell>
          <table:table-cell office:value-type="float" office:value="0.000060498" calcext:value-type="float">
            <text:p>0,000060498</text:p>
          </table:table-cell>
          <table:table-cell office:value-type="float" office:value="0.000062009" calcext:value-type="float">
            <text:p>0,000062009</text:p>
          </table:table-cell>
          <table:table-cell office:value-type="float" office:value="0.000060761" calcext:value-type="float">
            <text:p>0,000060761</text:p>
          </table:table-cell>
        </table:table-row>
        <table:table-row table:style-name="ro1">
          <table:table-cell table:number-columns-repeated="10"/>
          <table:table-cell office:value-type="float" office:value="0.000062069" calcext:value-type="float">
            <text:p>0,000062069</text:p>
          </table:table-cell>
          <table:table-cell office:value-type="float" office:value="0.000062479" calcext:value-type="float">
            <text:p>0,000062479</text:p>
          </table:table-cell>
          <table:table-cell table:number-columns-repeated="2"/>
          <table:table-cell office:value-type="float" office:value="0.000058242" calcext:value-type="float">
            <text:p>0,000058242</text:p>
          </table:table-cell>
          <table:table-cell office:value-type="float" office:value="0.000062578" calcext:value-type="float">
            <text:p>0,000062578</text:p>
          </table:table-cell>
          <table:table-cell office:value-type="float" office:value="0.000061363" calcext:value-type="float">
            <text:p>0,000061363</text:p>
          </table:table-cell>
          <table:table-cell office:value-type="float" office:value="0.00005908" calcext:value-type="float">
            <text:p>0,00005908</text:p>
          </table:table-cell>
          <table:table-cell office:value-type="float" office:value="0.000061556" calcext:value-type="float">
            <text:p>0,000061556</text:p>
          </table:table-cell>
          <table:table-cell office:value-type="float" office:value="0.000060222" calcext:value-type="float">
            <text:p>0,000060222</text:p>
          </table:table-cell>
          <table:table-cell office:value-type="float" office:value="0.000054936" calcext:value-type="float">
            <text:p>0,000054936</text:p>
          </table:table-cell>
          <table:table-cell office:value-type="float" office:value="0.000075797" calcext:value-type="float">
            <text:p>0,000075797</text:p>
          </table:table-cell>
          <table:table-cell office:value-type="float" office:value="0.000076896" calcext:value-type="float">
            <text:p>0,000076896</text:p>
          </table:table-cell>
          <table:table-cell office:value-type="float" office:value="0.000062069" calcext:value-type="float">
            <text:p>0,000062069</text:p>
          </table:table-cell>
          <table:table-cell office:value-type="float" office:value="0.000061553" calcext:value-type="float">
            <text:p>0,000061553</text:p>
          </table:table-cell>
          <table:table-cell office:value-type="float" office:value="0.000063436" calcext:value-type="float">
            <text:p>0,000063436</text:p>
          </table:table-cell>
          <table:table-cell office:value-type="float" office:value="0.000061235" calcext:value-type="float">
            <text:p>0,000061235</text:p>
          </table:table-cell>
          <table:table-cell office:value-type="float" office:value="0.000078703" calcext:value-type="float">
            <text:p>0,000078703</text:p>
          </table:table-cell>
          <table:table-cell office:value-type="float" office:value="0.000063583" calcext:value-type="float">
            <text:p>0,000063583</text:p>
          </table:table-cell>
          <table:table-cell office:value-type="float" office:value="0.000058518" calcext:value-type="float">
            <text:p>0,000058518</text:p>
          </table:table-cell>
          <table:table-cell office:value-type="float" office:value="0.000062231" calcext:value-type="float">
            <text:p>0,000062231</text:p>
          </table:table-cell>
          <table:table-cell office:value-type="float" office:value="0.000062104" calcext:value-type="float">
            <text:p>0,000062104</text:p>
          </table:table-cell>
          <table:table-cell office:value-type="float" office:value="0.000061918" calcext:value-type="float">
            <text:p>0,000061918</text:p>
          </table:table-cell>
          <table:table-cell office:value-type="float" office:value="0.000063826" calcext:value-type="float">
            <text:p>0,000063826</text:p>
          </table:table-cell>
        </table:table-row>
        <table:table-row table:style-name="ro1">
          <table:table-cell table:number-columns-repeated="10"/>
          <table:table-cell office:value-type="float" office:value="0.000057353" calcext:value-type="float">
            <text:p>0,000057353</text:p>
          </table:table-cell>
          <table:table-cell office:value-type="float" office:value="0.00005854" calcext:value-type="float">
            <text:p>0,00005854</text:p>
          </table:table-cell>
          <table:table-cell table:number-columns-repeated="2"/>
          <table:table-cell office:value-type="float" office:value="0.000063095" calcext:value-type="float">
            <text:p>0,000063095</text:p>
          </table:table-cell>
          <table:table-cell office:value-type="float" office:value="0.000061507" calcext:value-type="float">
            <text:p>0,000061507</text:p>
          </table:table-cell>
          <table:table-cell office:value-type="float" office:value="0.000061076" calcext:value-type="float">
            <text:p>0,000061076</text:p>
          </table:table-cell>
          <table:table-cell office:value-type="float" office:value="0.000056152" calcext:value-type="float">
            <text:p>0,000056152</text:p>
          </table:table-cell>
          <table:table-cell office:value-type="float" office:value="0.000060654" calcext:value-type="float">
            <text:p>0,000060654</text:p>
          </table:table-cell>
          <table:table-cell office:value-type="float" office:value="0.000055778" calcext:value-type="float">
            <text:p>0,000055778</text:p>
          </table:table-cell>
          <table:table-cell office:value-type="float" office:value="0.000079843" calcext:value-type="float">
            <text:p>0,000079843</text:p>
          </table:table-cell>
          <table:table-cell office:value-type="float" office:value="0.000061318" calcext:value-type="float">
            <text:p>0,000061318</text:p>
          </table:table-cell>
          <table:table-cell office:value-type="float" office:value="0.00006474" calcext:value-type="float">
            <text:p>0,00006474</text:p>
          </table:table-cell>
          <table:table-cell office:value-type="float" office:value="0.000060708" calcext:value-type="float">
            <text:p>0,000060708</text:p>
          </table:table-cell>
          <table:table-cell office:value-type="float" office:value="0.000064268" calcext:value-type="float">
            <text:p>0,000064268</text:p>
          </table:table-cell>
          <table:table-cell office:value-type="float" office:value="0.00006442" calcext:value-type="float">
            <text:p>0,00006442</text:p>
          </table:table-cell>
          <table:table-cell office:value-type="float" office:value="0.000062223" calcext:value-type="float">
            <text:p>0,000062223</text:p>
          </table:table-cell>
          <table:table-cell office:value-type="float" office:value="0.000061809" calcext:value-type="float">
            <text:p>0,000061809</text:p>
          </table:table-cell>
          <table:table-cell office:value-type="float" office:value="0.000061539" calcext:value-type="float">
            <text:p>0,000061539</text:p>
          </table:table-cell>
          <table:table-cell office:value-type="float" office:value="0.000081328" calcext:value-type="float">
            <text:p>0,000081328</text:p>
          </table:table-cell>
          <table:table-cell office:value-type="float" office:value="0.000060121" calcext:value-type="float">
            <text:p>0,000060121</text:p>
          </table:table-cell>
          <table:table-cell office:value-type="float" office:value="0.000062805" calcext:value-type="float">
            <text:p>0,000062805</text:p>
          </table:table-cell>
          <table:table-cell office:value-type="float" office:value="0.000061205" calcext:value-type="float">
            <text:p>0,000061205</text:p>
          </table:table-cell>
          <table:table-cell office:value-type="float" office:value="0.000064547" calcext:value-type="float">
            <text:p>0,000064547</text:p>
          </table:table-cell>
        </table:table-row>
        <table:table-row table:style-name="ro1">
          <table:table-cell table:number-columns-repeated="10"/>
          <table:table-cell office:value-type="float" office:value="0.000059418" calcext:value-type="float">
            <text:p>0,000059418</text:p>
          </table:table-cell>
          <table:table-cell office:value-type="float" office:value="0.000062982" calcext:value-type="float">
            <text:p>0,000062982</text:p>
          </table:table-cell>
          <table:table-cell table:number-columns-repeated="2"/>
          <table:table-cell office:value-type="float" office:value="0.000061695" calcext:value-type="float">
            <text:p>0,000061695</text:p>
          </table:table-cell>
          <table:table-cell office:value-type="float" office:value="0.000062009" calcext:value-type="float">
            <text:p>0,000062009</text:p>
          </table:table-cell>
          <table:table-cell office:value-type="float" office:value="0.000060945" calcext:value-type="float">
            <text:p>0,000060945</text:p>
          </table:table-cell>
          <table:table-cell office:value-type="float" office:value="0.000062104" calcext:value-type="float">
            <text:p>0,000062104</text:p>
          </table:table-cell>
          <table:table-cell office:value-type="float" office:value="0.000059138" calcext:value-type="float">
            <text:p>0,000059138</text:p>
          </table:table-cell>
          <table:table-cell office:value-type="float" office:value="0.000056486" calcext:value-type="float">
            <text:p>0,000056486</text:p>
          </table:table-cell>
          <table:table-cell office:value-type="float" office:value="0.000062009" calcext:value-type="float">
            <text:p>0,000062009</text:p>
          </table:table-cell>
          <table:table-cell office:value-type="float" office:value="0.000057705" calcext:value-type="float">
            <text:p>0,000057705</text:p>
          </table:table-cell>
          <table:table-cell office:value-type="float" office:value="0.000058675" calcext:value-type="float">
            <text:p>0,000058675</text:p>
          </table:table-cell>
          <table:table-cell office:value-type="float" office:value="0.000062944" calcext:value-type="float">
            <text:p>0,000062944</text:p>
          </table:table-cell>
          <table:table-cell office:value-type="float" office:value="0.000061651" calcext:value-type="float">
            <text:p>0,000061651</text:p>
          </table:table-cell>
          <table:table-cell office:value-type="float" office:value="0.000065721" calcext:value-type="float">
            <text:p>0,000065721</text:p>
          </table:table-cell>
          <table:table-cell office:value-type="float" office:value="0.000095068" calcext:value-type="float">
            <text:p>0,000095068</text:p>
          </table:table-cell>
          <table:table-cell office:value-type="float" office:value="0.00005832" calcext:value-type="float">
            <text:p>0,00005832</text:p>
          </table:table-cell>
          <table:table-cell office:value-type="float" office:value="0.00006112" calcext:value-type="float">
            <text:p>0,00006112</text:p>
          </table:table-cell>
          <table:table-cell office:value-type="float" office:value="0.000056256" calcext:value-type="float">
            <text:p>0,000056256</text:p>
          </table:table-cell>
          <table:table-cell office:value-type="float" office:value="0.000061921" calcext:value-type="float">
            <text:p>0,000061921</text:p>
          </table:table-cell>
          <table:table-cell office:value-type="float" office:value="0.000057751" calcext:value-type="float">
            <text:p>0,000057751</text:p>
          </table:table-cell>
          <table:table-cell office:value-type="float" office:value="0.000071055" calcext:value-type="float">
            <text:p>0,000071055</text:p>
          </table:table-cell>
          <table:table-cell office:value-type="float" office:value="0.000062175" calcext:value-type="float">
            <text:p>0,000062175</text:p>
          </table:table-cell>
        </table:table-row>
        <table:table-row table:style-name="ro1">
          <table:table-cell table:number-columns-repeated="10"/>
          <table:table-cell office:value-type="float" office:value="0.00005761" calcext:value-type="float">
            <text:p>0,00005761</text:p>
          </table:table-cell>
          <table:table-cell office:value-type="float" office:value="0.00006312" calcext:value-type="float">
            <text:p>0,00006312</text:p>
          </table:table-cell>
          <table:table-cell table:number-columns-repeated="2"/>
          <table:table-cell office:value-type="float" office:value="0.000061698" calcext:value-type="float">
            <text:p>0,000061698</text:p>
          </table:table-cell>
          <table:table-cell office:value-type="float" office:value="0.000065146" calcext:value-type="float">
            <text:p>0,000065146</text:p>
          </table:table-cell>
          <table:table-cell office:value-type="float" office:value="0.000073676" calcext:value-type="float">
            <text:p>0,000073676</text:p>
          </table:table-cell>
          <table:table-cell office:value-type="float" office:value="0.000064245" calcext:value-type="float">
            <text:p>0,000064245</text:p>
          </table:table-cell>
          <table:table-cell office:value-type="float" office:value="0.00006144" calcext:value-type="float">
            <text:p>0,00006144</text:p>
          </table:table-cell>
          <table:table-cell office:value-type="float" office:value="0.000064432" calcext:value-type="float">
            <text:p>0,000064432</text:p>
          </table:table-cell>
          <table:table-cell office:value-type="float" office:value="0.000060551" calcext:value-type="float">
            <text:p>0,000060551</text:p>
          </table:table-cell>
          <table:table-cell office:value-type="float" office:value="0.000057936" calcext:value-type="float">
            <text:p>0,000057936</text:p>
          </table:table-cell>
          <table:table-cell office:value-type="float" office:value="0.000060934" calcext:value-type="float">
            <text:p>0,000060934</text:p>
          </table:table-cell>
          <table:table-cell office:value-type="float" office:value="0.000062814" calcext:value-type="float">
            <text:p>0,000062814</text:p>
          </table:table-cell>
          <table:table-cell office:value-type="float" office:value="0.000063391" calcext:value-type="float">
            <text:p>0,000063391</text:p>
          </table:table-cell>
          <table:table-cell office:value-type="float" office:value="0.000063205" calcext:value-type="float">
            <text:p>0,000063205</text:p>
          </table:table-cell>
          <table:table-cell office:value-type="float" office:value="0.000061753" calcext:value-type="float">
            <text:p>0,000061753</text:p>
          </table:table-cell>
          <table:table-cell office:value-type="float" office:value="0.000057725" calcext:value-type="float">
            <text:p>0,000057725</text:p>
          </table:table-cell>
          <table:table-cell office:value-type="float" office:value="0.000064921" calcext:value-type="float">
            <text:p>0,000064921</text:p>
          </table:table-cell>
          <table:table-cell office:value-type="float" office:value="0.000064787" calcext:value-type="float">
            <text:p>0,000064787</text:p>
          </table:table-cell>
          <table:table-cell office:value-type="float" office:value="0.000061383" calcext:value-type="float">
            <text:p>0,000061383</text:p>
          </table:table-cell>
          <table:table-cell office:value-type="float" office:value="0.000062156" calcext:value-type="float">
            <text:p>0,000062156</text:p>
          </table:table-cell>
          <table:table-cell office:value-type="float" office:value="0.000060912" calcext:value-type="float">
            <text:p>0,000060912</text:p>
          </table:table-cell>
          <table:table-cell office:value-type="float" office:value="0.000057011" calcext:value-type="float">
            <text:p>0,000057011</text:p>
          </table:table-cell>
        </table:table-row>
        <table:table-row table:style-name="ro1">
          <table:table-cell table:number-columns-repeated="10"/>
          <table:table-cell office:value-type="float" office:value="0.000064708" calcext:value-type="float">
            <text:p>0,000064708</text:p>
          </table:table-cell>
          <table:table-cell office:value-type="float" office:value="0.000056842" calcext:value-type="float">
            <text:p>0,000056842</text:p>
          </table:table-cell>
          <table:table-cell table:number-columns-repeated="2"/>
          <table:table-cell office:value-type="float" office:value="0.000061933" calcext:value-type="float">
            <text:p>0,000061933</text:p>
          </table:table-cell>
          <table:table-cell office:value-type="float" office:value="0.000057315" calcext:value-type="float">
            <text:p>0,000057315</text:p>
          </table:table-cell>
          <table:table-cell office:value-type="float" office:value="0.000061957" calcext:value-type="float">
            <text:p>0,000061957</text:p>
          </table:table-cell>
          <table:table-cell office:value-type="float" office:value="0.000056358" calcext:value-type="float">
            <text:p>0,000056358</text:p>
          </table:table-cell>
          <table:table-cell office:value-type="float" office:value="0.000057051" calcext:value-type="float">
            <text:p>0,000057051</text:p>
          </table:table-cell>
          <table:table-cell office:value-type="float" office:value="0.000056822" calcext:value-type="float">
            <text:p>0,000056822</text:p>
          </table:table-cell>
          <table:table-cell office:value-type="float" office:value="0.00006113" calcext:value-type="float">
            <text:p>0,00006113</text:p>
          </table:table-cell>
          <table:table-cell office:value-type="float" office:value="0.000061623" calcext:value-type="float">
            <text:p>0,000061623</text:p>
          </table:table-cell>
          <table:table-cell office:value-type="float" office:value="0.00006303" calcext:value-type="float">
            <text:p>0,00006303</text:p>
          </table:table-cell>
          <table:table-cell office:value-type="float" office:value="0.00005833" calcext:value-type="float">
            <text:p>0,00005833</text:p>
          </table:table-cell>
          <table:table-cell office:value-type="float" office:value="0.000063432" calcext:value-type="float">
            <text:p>0,000063432</text:p>
          </table:table-cell>
          <table:table-cell office:value-type="float" office:value="0.000064994" calcext:value-type="float">
            <text:p>0,000064994</text:p>
          </table:table-cell>
          <table:table-cell office:value-type="float" office:value="0.000062334" calcext:value-type="float">
            <text:p>0,000062334</text:p>
          </table:table-cell>
          <table:table-cell office:value-type="float" office:value="0.000061721" calcext:value-type="float">
            <text:p>0,000061721</text:p>
          </table:table-cell>
          <table:table-cell office:value-type="float" office:value="0.000057118" calcext:value-type="float">
            <text:p>0,000057118</text:p>
          </table:table-cell>
          <table:table-cell office:value-type="float" office:value="0.000057655" calcext:value-type="float">
            <text:p>0,000057655</text:p>
          </table:table-cell>
          <table:table-cell office:value-type="float" office:value="0.000057913" calcext:value-type="float">
            <text:p>0,000057913</text:p>
          </table:table-cell>
          <table:table-cell office:value-type="float" office:value="0.000081784" calcext:value-type="float">
            <text:p>0,000081784</text:p>
          </table:table-cell>
          <table:table-cell office:value-type="float" office:value="0.000064199" calcext:value-type="float">
            <text:p>0,000064199</text:p>
          </table:table-cell>
          <table:table-cell office:value-type="float" office:value="0.000061937" calcext:value-type="float">
            <text:p>0,000061937</text:p>
          </table:table-cell>
        </table:table-row>
        <table:table-row table:style-name="ro1">
          <table:table-cell table:number-columns-repeated="10"/>
          <table:table-cell office:value-type="float" office:value="0.000060203" calcext:value-type="float">
            <text:p>0,000060203</text:p>
          </table:table-cell>
          <table:table-cell office:value-type="float" office:value="0.000056521" calcext:value-type="float">
            <text:p>0,000056521</text:p>
          </table:table-cell>
          <table:table-cell table:number-columns-repeated="2"/>
          <table:table-cell office:value-type="float" office:value="0.000064676" calcext:value-type="float">
            <text:p>0,000064676</text:p>
          </table:table-cell>
          <table:table-cell office:value-type="float" office:value="0.000058864" calcext:value-type="float">
            <text:p>0,000058864</text:p>
          </table:table-cell>
          <table:table-cell office:value-type="float" office:value="0.000061278" calcext:value-type="float">
            <text:p>0,000061278</text:p>
          </table:table-cell>
          <table:table-cell office:value-type="float" office:value="0.000075347" calcext:value-type="float">
            <text:p>0,000075347</text:p>
          </table:table-cell>
          <table:table-cell office:value-type="float" office:value="0.000062549" calcext:value-type="float">
            <text:p>0,000062549</text:p>
          </table:table-cell>
          <table:table-cell office:value-type="float" office:value="0.000061031" calcext:value-type="float">
            <text:p>0,000061031</text:p>
          </table:table-cell>
          <table:table-cell office:value-type="float" office:value="0.000061231" calcext:value-type="float">
            <text:p>0,000061231</text:p>
          </table:table-cell>
          <table:table-cell office:value-type="float" office:value="0.000060833" calcext:value-type="float">
            <text:p>0,000060833</text:p>
          </table:table-cell>
          <table:table-cell office:value-type="float" office:value="0.000057751" calcext:value-type="float">
            <text:p>0,000057751</text:p>
          </table:table-cell>
          <table:table-cell office:value-type="float" office:value="0.000064274" calcext:value-type="float">
            <text:p>0,000064274</text:p>
          </table:table-cell>
          <table:table-cell office:value-type="float" office:value="0.000057441" calcext:value-type="float">
            <text:p>0,000057441</text:p>
          </table:table-cell>
          <table:table-cell office:value-type="float" office:value="0.000062566" calcext:value-type="float">
            <text:p>0,000062566</text:p>
          </table:table-cell>
          <table:table-cell office:value-type="float" office:value="0.00006119" calcext:value-type="float">
            <text:p>0,00006119</text:p>
          </table:table-cell>
          <table:table-cell office:value-type="float" office:value="0.000058994" calcext:value-type="float">
            <text:p>0,000058994</text:p>
          </table:table-cell>
          <table:table-cell office:value-type="float" office:value="0.000064212" calcext:value-type="float">
            <text:p>0,000064212</text:p>
          </table:table-cell>
          <table:table-cell office:value-type="float" office:value="0.000064982" calcext:value-type="float">
            <text:p>0,000064982</text:p>
          </table:table-cell>
          <table:table-cell office:value-type="float" office:value="0.000062877" calcext:value-type="float">
            <text:p>0,000062877</text:p>
          </table:table-cell>
          <table:table-cell office:value-type="float" office:value="0.000059564" calcext:value-type="float">
            <text:p>0,000059564</text:p>
          </table:table-cell>
          <table:table-cell office:value-type="float" office:value="0.000063444" calcext:value-type="float">
            <text:p>0,000063444</text:p>
          </table:table-cell>
          <table:table-cell office:value-type="float" office:value="0.000075773" calcext:value-type="float">
            <text:p>0,000075773</text:p>
          </table:table-cell>
        </table:table-row>
        <table:table-row table:style-name="ro1">
          <table:table-cell table:number-columns-repeated="10"/>
          <table:table-cell office:value-type="float" office:value="0.0000572" calcext:value-type="float">
            <text:p>0,0000572</text:p>
          </table:table-cell>
          <table:table-cell office:value-type="float" office:value="0.000059493" calcext:value-type="float">
            <text:p>0,000059493</text:p>
          </table:table-cell>
          <table:table-cell table:number-columns-repeated="2"/>
          <table:table-cell office:value-type="float" office:value="0.00009476" calcext:value-type="float">
            <text:p>0,00009476</text:p>
          </table:table-cell>
          <table:table-cell office:value-type="float" office:value="0.000060896" calcext:value-type="float">
            <text:p>0,000060896</text:p>
          </table:table-cell>
          <table:table-cell office:value-type="float" office:value="0.000057618" calcext:value-type="float">
            <text:p>0,000057618</text:p>
          </table:table-cell>
          <table:table-cell office:value-type="float" office:value="0.000057468" calcext:value-type="float">
            <text:p>0,000057468</text:p>
          </table:table-cell>
          <table:table-cell office:value-type="float" office:value="0.000056885" calcext:value-type="float">
            <text:p>0,000056885</text:p>
          </table:table-cell>
          <table:table-cell office:value-type="float" office:value="0.00006142" calcext:value-type="float">
            <text:p>0,00006142</text:p>
          </table:table-cell>
          <table:table-cell office:value-type="float" office:value="0.000061967" calcext:value-type="float">
            <text:p>0,000061967</text:p>
          </table:table-cell>
          <table:table-cell office:value-type="float" office:value="0.000057587" calcext:value-type="float">
            <text:p>0,000057587</text:p>
          </table:table-cell>
          <table:table-cell office:value-type="float" office:value="0.000053771" calcext:value-type="float">
            <text:p>0,000053771</text:p>
          </table:table-cell>
          <table:table-cell office:value-type="float" office:value="0.000064163" calcext:value-type="float">
            <text:p>0,000064163</text:p>
          </table:table-cell>
          <table:table-cell office:value-type="float" office:value="0.000063948" calcext:value-type="float">
            <text:p>0,000063948</text:p>
          </table:table-cell>
          <table:table-cell office:value-type="float" office:value="0.000061664" calcext:value-type="float">
            <text:p>0,000061664</text:p>
          </table:table-cell>
          <table:table-cell office:value-type="float" office:value="0.000061655" calcext:value-type="float">
            <text:p>0,000061655</text:p>
          </table:table-cell>
          <table:table-cell office:value-type="float" office:value="0.00005872" calcext:value-type="float">
            <text:p>0,00005872</text:p>
          </table:table-cell>
          <table:table-cell office:value-type="float" office:value="0.000060553" calcext:value-type="float">
            <text:p>0,000060553</text:p>
          </table:table-cell>
          <table:table-cell office:value-type="float" office:value="0.000065832" calcext:value-type="float">
            <text:p>0,000065832</text:p>
          </table:table-cell>
          <table:table-cell office:value-type="float" office:value="0.000066718" calcext:value-type="float">
            <text:p>0,000066718</text:p>
          </table:table-cell>
          <table:table-cell office:value-type="float" office:value="0.000062497" calcext:value-type="float">
            <text:p>0,000062497</text:p>
          </table:table-cell>
          <table:table-cell office:value-type="float" office:value="0.000061477" calcext:value-type="float">
            <text:p>0,000061477</text:p>
          </table:table-cell>
          <table:table-cell office:value-type="float" office:value="0.000061354" calcext:value-type="float">
            <text:p>0,000061354</text:p>
          </table:table-cell>
        </table:table-row>
        <table:table-row table:style-name="ro1">
          <table:table-cell table:number-columns-repeated="10"/>
          <table:table-cell office:value-type="float" office:value="0.000060236" calcext:value-type="float">
            <text:p>0,000060236</text:p>
          </table:table-cell>
          <table:table-cell office:value-type="float" office:value="0.000058731" calcext:value-type="float">
            <text:p>0,000058731</text:p>
          </table:table-cell>
          <table:table-cell table:number-columns-repeated="2"/>
          <table:table-cell office:value-type="float" office:value="0.000054037" calcext:value-type="float">
            <text:p>0,000054037</text:p>
          </table:table-cell>
          <table:table-cell office:value-type="float" office:value="0.000087864" calcext:value-type="float">
            <text:p>0,000087864</text:p>
          </table:table-cell>
          <table:table-cell office:value-type="float" office:value="0.000059797" calcext:value-type="float">
            <text:p>0,000059797</text:p>
          </table:table-cell>
          <table:table-cell office:value-type="float" office:value="0.000064803" calcext:value-type="float">
            <text:p>0,000064803</text:p>
          </table:table-cell>
          <table:table-cell office:value-type="float" office:value="0.000066079" calcext:value-type="float">
            <text:p>0,000066079</text:p>
          </table:table-cell>
          <table:table-cell office:value-type="float" office:value="0.000076447" calcext:value-type="float">
            <text:p>0,000076447</text:p>
          </table:table-cell>
          <table:table-cell office:value-type="float" office:value="0.000066086" calcext:value-type="float">
            <text:p>0,000066086</text:p>
          </table:table-cell>
          <table:table-cell office:value-type="float" office:value="0.000057897" calcext:value-type="float">
            <text:p>0,000057897</text:p>
          </table:table-cell>
          <table:table-cell office:value-type="float" office:value="0.000061755" calcext:value-type="float">
            <text:p>0,000061755</text:p>
          </table:table-cell>
          <table:table-cell office:value-type="float" office:value="0.000056753" calcext:value-type="float">
            <text:p>0,000056753</text:p>
          </table:table-cell>
          <table:table-cell office:value-type="float" office:value="0.000062672" calcext:value-type="float">
            <text:p>0,000062672</text:p>
          </table:table-cell>
          <table:table-cell office:value-type="float" office:value="0.000057773" calcext:value-type="float">
            <text:p>0,000057773</text:p>
          </table:table-cell>
          <table:table-cell office:value-type="float" office:value="0.000062806" calcext:value-type="float">
            <text:p>0,000062806</text:p>
          </table:table-cell>
          <table:table-cell office:value-type="float" office:value="0.000065716" calcext:value-type="float">
            <text:p>0,000065716</text:p>
          </table:table-cell>
          <table:table-cell office:value-type="float" office:value="0.000061377" calcext:value-type="float">
            <text:p>0,000061377</text:p>
          </table:table-cell>
          <table:table-cell office:value-type="float" office:value="0.000061213" calcext:value-type="float">
            <text:p>0,000061213</text:p>
          </table:table-cell>
          <table:table-cell office:value-type="float" office:value="0.000057401" calcext:value-type="float">
            <text:p>0,000057401</text:p>
          </table:table-cell>
          <table:table-cell office:value-type="float" office:value="0.000058215" calcext:value-type="float">
            <text:p>0,000058215</text:p>
          </table:table-cell>
          <table:table-cell office:value-type="float" office:value="0.000064223" calcext:value-type="float">
            <text:p>0,000064223</text:p>
          </table:table-cell>
          <table:table-cell office:value-type="float" office:value="0.000067625" calcext:value-type="float">
            <text:p>0,000067625</text:p>
          </table:table-cell>
        </table:table-row>
        <table:table-row table:style-name="ro1">
          <table:table-cell table:number-columns-repeated="10"/>
          <table:table-cell office:value-type="float" office:value="0.000060196" calcext:value-type="float">
            <text:p>0,000060196</text:p>
          </table:table-cell>
          <table:table-cell office:value-type="float" office:value="0.00007264" calcext:value-type="float">
            <text:p>0,00007264</text:p>
          </table:table-cell>
          <table:table-cell table:number-columns-repeated="2"/>
          <table:table-cell office:value-type="float" office:value="0.000057309" calcext:value-type="float">
            <text:p>0,000057309</text:p>
          </table:table-cell>
          <table:table-cell office:value-type="float" office:value="0.00006261" calcext:value-type="float">
            <text:p>0,00006261</text:p>
          </table:table-cell>
          <table:table-cell office:value-type="float" office:value="0.000061888" calcext:value-type="float">
            <text:p>0,000061888</text:p>
          </table:table-cell>
          <table:table-cell office:value-type="float" office:value="0.000061103" calcext:value-type="float">
            <text:p>0,000061103</text:p>
          </table:table-cell>
          <table:table-cell office:value-type="float" office:value="0.00006196" calcext:value-type="float">
            <text:p>0,00006196</text:p>
          </table:table-cell>
          <table:table-cell office:value-type="float" office:value="0.000058734" calcext:value-type="float">
            <text:p>0,000058734</text:p>
          </table:table-cell>
          <table:table-cell office:value-type="float" office:value="0.000062822" calcext:value-type="float">
            <text:p>0,000062822</text:p>
          </table:table-cell>
          <table:table-cell office:value-type="float" office:value="0.00006757" calcext:value-type="float">
            <text:p>0,00006757</text:p>
          </table:table-cell>
          <table:table-cell office:value-type="float" office:value="0.000056817" calcext:value-type="float">
            <text:p>0,000056817</text:p>
          </table:table-cell>
          <table:table-cell office:value-type="float" office:value="0.000061172" calcext:value-type="float">
            <text:p>0,000061172</text:p>
          </table:table-cell>
          <table:table-cell office:value-type="float" office:value="0.000064331" calcext:value-type="float">
            <text:p>0,000064331</text:p>
          </table:table-cell>
          <table:table-cell office:value-type="float" office:value="0.000057551" calcext:value-type="float">
            <text:p>0,000057551</text:p>
          </table:table-cell>
          <table:table-cell office:value-type="float" office:value="0.000061857" calcext:value-type="float">
            <text:p>0,000061857</text:p>
          </table:table-cell>
          <table:table-cell office:value-type="float" office:value="0.000065583" calcext:value-type="float">
            <text:p>0,000065583</text:p>
          </table:table-cell>
          <table:table-cell office:value-type="float" office:value="0.000092241" calcext:value-type="float">
            <text:p>0,000092241</text:p>
          </table:table-cell>
          <table:table-cell office:value-type="float" office:value="0.000061854" calcext:value-type="float">
            <text:p>0,000061854</text:p>
          </table:table-cell>
          <table:table-cell office:value-type="float" office:value="0.000071628" calcext:value-type="float">
            <text:p>0,000071628</text:p>
          </table:table-cell>
          <table:table-cell office:value-type="float" office:value="0.000061959" calcext:value-type="float">
            <text:p>0,000061959</text:p>
          </table:table-cell>
          <table:table-cell office:value-type="float" office:value="0.000076855" calcext:value-type="float">
            <text:p>0,000076855</text:p>
          </table:table-cell>
          <table:table-cell office:value-type="float" office:value="0.00008673" calcext:value-type="float">
            <text:p>0,00008673</text:p>
          </table:table-cell>
        </table:table-row>
        <table:table-row table:style-name="ro1">
          <table:table-cell table:number-columns-repeated="10"/>
          <table:table-cell office:value-type="float" office:value="0.000061259" calcext:value-type="float">
            <text:p>0,000061259</text:p>
          </table:table-cell>
          <table:table-cell office:value-type="float" office:value="0.000064001" calcext:value-type="float">
            <text:p>0,000064001</text:p>
          </table:table-cell>
          <table:table-cell table:number-columns-repeated="2"/>
          <table:table-cell office:value-type="float" office:value="0.000059231" calcext:value-type="float">
            <text:p>0,000059231</text:p>
          </table:table-cell>
          <table:table-cell office:value-type="float" office:value="0.000057946" calcext:value-type="float">
            <text:p>0,000057946</text:p>
          </table:table-cell>
          <table:table-cell office:value-type="float" office:value="0.000062305" calcext:value-type="float">
            <text:p>0,000062305</text:p>
          </table:table-cell>
          <table:table-cell office:value-type="float" office:value="0.000058841" calcext:value-type="float">
            <text:p>0,000058841</text:p>
          </table:table-cell>
          <table:table-cell office:value-type="float" office:value="0.000065575" calcext:value-type="float">
            <text:p>0,000065575</text:p>
          </table:table-cell>
          <table:table-cell office:value-type="float" office:value="0.000063317" calcext:value-type="float">
            <text:p>0,000063317</text:p>
          </table:table-cell>
          <table:table-cell office:value-type="float" office:value="0.000076923" calcext:value-type="float">
            <text:p>0,000076923</text:p>
          </table:table-cell>
          <table:table-cell office:value-type="float" office:value="0.000078285" calcext:value-type="float">
            <text:p>0,000078285</text:p>
          </table:table-cell>
          <table:table-cell office:value-type="float" office:value="0.00006127" calcext:value-type="float">
            <text:p>0,00006127</text:p>
          </table:table-cell>
          <table:table-cell office:value-type="float" office:value="0.00006371" calcext:value-type="float">
            <text:p>0,00006371</text:p>
          </table:table-cell>
          <table:table-cell office:value-type="float" office:value="0.000061369" calcext:value-type="float">
            <text:p>0,000061369</text:p>
          </table:table-cell>
          <table:table-cell office:value-type="float" office:value="0.000075982" calcext:value-type="float">
            <text:p>0,000075982</text:p>
          </table:table-cell>
          <table:table-cell office:value-type="float" office:value="0.000064153" calcext:value-type="float">
            <text:p>0,000064153</text:p>
          </table:table-cell>
          <table:table-cell office:value-type="float" office:value="0.000062447" calcext:value-type="float">
            <text:p>0,000062447</text:p>
          </table:table-cell>
          <table:table-cell office:value-type="float" office:value="0.00006441" calcext:value-type="float">
            <text:p>0,00006441</text:p>
          </table:table-cell>
          <table:table-cell office:value-type="float" office:value="0.000059552" calcext:value-type="float">
            <text:p>0,000059552</text:p>
          </table:table-cell>
          <table:table-cell office:value-type="float" office:value="0.000065195" calcext:value-type="float">
            <text:p>0,000065195</text:p>
          </table:table-cell>
          <table:table-cell office:value-type="float" office:value="0.000084081" calcext:value-type="float">
            <text:p>0,000084081</text:p>
          </table:table-cell>
          <table:table-cell office:value-type="float" office:value="0.00008866" calcext:value-type="float">
            <text:p>0,00008866</text:p>
          </table:table-cell>
          <table:table-cell office:value-type="float" office:value="0.000062946" calcext:value-type="float">
            <text:p>0,000062946</text:p>
          </table:table-cell>
        </table:table-row>
        <table:table-row table:style-name="ro1">
          <table:table-cell table:number-columns-repeated="10"/>
          <table:table-cell office:value-type="float" office:value="0.000067135" calcext:value-type="float">
            <text:p>0,000067135</text:p>
          </table:table-cell>
          <table:table-cell office:value-type="float" office:value="0.000057038" calcext:value-type="float">
            <text:p>0,000057038</text:p>
          </table:table-cell>
          <table:table-cell table:number-columns-repeated="2"/>
          <table:table-cell office:value-type="float" office:value="0.000062633" calcext:value-type="float">
            <text:p>0,000062633</text:p>
          </table:table-cell>
          <table:table-cell office:value-type="float" office:value="0.000059451" calcext:value-type="float">
            <text:p>0,000059451</text:p>
          </table:table-cell>
          <table:table-cell office:value-type="float" office:value="0.000062361" calcext:value-type="float">
            <text:p>0,000062361</text:p>
          </table:table-cell>
          <table:table-cell office:value-type="float" office:value="0.000057195" calcext:value-type="float">
            <text:p>0,000057195</text:p>
          </table:table-cell>
          <table:table-cell office:value-type="float" office:value="0.00005852" calcext:value-type="float">
            <text:p>0,00005852</text:p>
          </table:table-cell>
          <table:table-cell office:value-type="float" office:value="0.000063423" calcext:value-type="float">
            <text:p>0,000063423</text:p>
          </table:table-cell>
          <table:table-cell office:value-type="float" office:value="0.000061688" calcext:value-type="float">
            <text:p>0,000061688</text:p>
          </table:table-cell>
          <table:table-cell office:value-type="float" office:value="0.000068228" calcext:value-type="float">
            <text:p>0,000068228</text:p>
          </table:table-cell>
          <table:table-cell office:value-type="float" office:value="0.000057673" calcext:value-type="float">
            <text:p>0,000057673</text:p>
          </table:table-cell>
          <table:table-cell office:value-type="float" office:value="0.000063537" calcext:value-type="float">
            <text:p>0,000063537</text:p>
          </table:table-cell>
          <table:table-cell office:value-type="float" office:value="0.000061331" calcext:value-type="float">
            <text:p>0,000061331</text:p>
          </table:table-cell>
          <table:table-cell office:value-type="float" office:value="0.000060756" calcext:value-type="float">
            <text:p>0,000060756</text:p>
          </table:table-cell>
          <table:table-cell office:value-type="float" office:value="0.000062916" calcext:value-type="float">
            <text:p>0,000062916</text:p>
          </table:table-cell>
          <table:table-cell office:value-type="float" office:value="0.000084963" calcext:value-type="float">
            <text:p>0,000084963</text:p>
          </table:table-cell>
          <table:table-cell office:value-type="float" office:value="0.000087126" calcext:value-type="float">
            <text:p>0,000087126</text:p>
          </table:table-cell>
          <table:table-cell office:value-type="float" office:value="0.00005867" calcext:value-type="float">
            <text:p>0,00005867</text:p>
          </table:table-cell>
          <table:table-cell office:value-type="float" office:value="0.000062712" calcext:value-type="float">
            <text:p>0,000062712</text:p>
          </table:table-cell>
          <table:table-cell office:value-type="float" office:value="0.000062494" calcext:value-type="float">
            <text:p>0,000062494</text:p>
          </table:table-cell>
          <table:table-cell office:value-type="float" office:value="0.000081495" calcext:value-type="float">
            <text:p>0,000081495</text:p>
          </table:table-cell>
          <table:table-cell office:value-type="float" office:value="0.000087995" calcext:value-type="float">
            <text:p>0,000087995</text:p>
          </table:table-cell>
        </table:table-row>
        <table:table-row table:style-name="ro1">
          <table:table-cell table:number-columns-repeated="10"/>
          <table:table-cell office:value-type="float" office:value="0.000063654" calcext:value-type="float">
            <text:p>0,000063654</text:p>
          </table:table-cell>
          <table:table-cell office:value-type="float" office:value="0.000061465" calcext:value-type="float">
            <text:p>0,000061465</text:p>
          </table:table-cell>
          <table:table-cell table:number-columns-repeated="2"/>
          <table:table-cell office:value-type="float" office:value="0.00005866" calcext:value-type="float">
            <text:p>0,00005866</text:p>
          </table:table-cell>
          <table:table-cell office:value-type="float" office:value="0.000062004" calcext:value-type="float">
            <text:p>0,000062004</text:p>
          </table:table-cell>
          <table:table-cell office:value-type="float" office:value="0.000065079" calcext:value-type="float">
            <text:p>0,000065079</text:p>
          </table:table-cell>
          <table:table-cell office:value-type="float" office:value="0.000057803" calcext:value-type="float">
            <text:p>0,000057803</text:p>
          </table:table-cell>
          <table:table-cell office:value-type="float" office:value="0.000056984" calcext:value-type="float">
            <text:p>0,000056984</text:p>
          </table:table-cell>
          <table:table-cell office:value-type="float" office:value="0.000064024" calcext:value-type="float">
            <text:p>0,000064024</text:p>
          </table:table-cell>
          <table:table-cell office:value-type="float" office:value="0.000062742" calcext:value-type="float">
            <text:p>0,000062742</text:p>
          </table:table-cell>
          <table:table-cell office:value-type="float" office:value="0.00005729" calcext:value-type="float">
            <text:p>0,00005729</text:p>
          </table:table-cell>
          <table:table-cell office:value-type="float" office:value="0.000054562" calcext:value-type="float">
            <text:p>0,000054562</text:p>
          </table:table-cell>
          <table:table-cell office:value-type="float" office:value="0.000058603" calcext:value-type="float">
            <text:p>0,000058603</text:p>
          </table:table-cell>
          <table:table-cell office:value-type="float" office:value="0.00006659" calcext:value-type="float">
            <text:p>0,00006659</text:p>
          </table:table-cell>
          <table:table-cell office:value-type="float" office:value="0.000061728" calcext:value-type="float">
            <text:p>0,000061728</text:p>
          </table:table-cell>
          <table:table-cell office:value-type="float" office:value="0.000072793" calcext:value-type="float">
            <text:p>0,000072793</text:p>
          </table:table-cell>
          <table:table-cell office:value-type="float" office:value="0.000086302" calcext:value-type="float">
            <text:p>0,000086302</text:p>
          </table:table-cell>
          <table:table-cell office:value-type="float" office:value="0.000090763" calcext:value-type="float">
            <text:p>0,000090763</text:p>
          </table:table-cell>
          <table:table-cell office:value-type="float" office:value="0.000061844" calcext:value-type="float">
            <text:p>0,000061844</text:p>
          </table:table-cell>
          <table:table-cell office:value-type="float" office:value="0.000141612" calcext:value-type="float">
            <text:p>0,000141612</text:p>
          </table:table-cell>
          <table:table-cell office:value-type="float" office:value="0.000063419" calcext:value-type="float">
            <text:p>0,000063419</text:p>
          </table:table-cell>
          <table:table-cell office:value-type="float" office:value="0.000092825" calcext:value-type="float">
            <text:p>0,000092825</text:p>
          </table:table-cell>
          <table:table-cell office:value-type="float" office:value="0.000063112" calcext:value-type="float">
            <text:p>0,000063112</text:p>
          </table:table-cell>
        </table:table-row>
        <table:table-row table:style-name="ro1">
          <table:table-cell table:number-columns-repeated="10"/>
          <table:table-cell office:value-type="float" office:value="0.000061294" calcext:value-type="float">
            <text:p>0,000061294</text:p>
          </table:table-cell>
          <table:table-cell office:value-type="float" office:value="0.000061965" calcext:value-type="float">
            <text:p>0,000061965</text:p>
          </table:table-cell>
          <table:table-cell table:number-columns-repeated="2"/>
          <table:table-cell office:value-type="float" office:value="0.00006068" calcext:value-type="float">
            <text:p>0,00006068</text:p>
          </table:table-cell>
          <table:table-cell office:value-type="float" office:value="0.000059415" calcext:value-type="float">
            <text:p>0,000059415</text:p>
          </table:table-cell>
          <table:table-cell office:value-type="float" office:value="0.000058949" calcext:value-type="float">
            <text:p>0,000058949</text:p>
          </table:table-cell>
          <table:table-cell office:value-type="float" office:value="0.000056474" calcext:value-type="float">
            <text:p>0,000056474</text:p>
          </table:table-cell>
          <table:table-cell office:value-type="float" office:value="0.000057625" calcext:value-type="float">
            <text:p>0,000057625</text:p>
          </table:table-cell>
          <table:table-cell office:value-type="float" office:value="0.000062697" calcext:value-type="float">
            <text:p>0,000062697</text:p>
          </table:table-cell>
          <table:table-cell office:value-type="float" office:value="0.000094817" calcext:value-type="float">
            <text:p>0,000094817</text:p>
          </table:table-cell>
          <table:table-cell office:value-type="float" office:value="0.000064929" calcext:value-type="float">
            <text:p>0,000064929</text:p>
          </table:table-cell>
          <table:table-cell office:value-type="float" office:value="0.000058147" calcext:value-type="float">
            <text:p>0,000058147</text:p>
          </table:table-cell>
          <table:table-cell office:value-type="float" office:value="0.000058967" calcext:value-type="float">
            <text:p>0,000058967</text:p>
          </table:table-cell>
          <table:table-cell office:value-type="float" office:value="0.000064214" calcext:value-type="float">
            <text:p>0,000064214</text:p>
          </table:table-cell>
          <table:table-cell office:value-type="float" office:value="0.000059088" calcext:value-type="float">
            <text:p>0,000059088</text:p>
          </table:table-cell>
          <table:table-cell office:value-type="float" office:value="0.000064219" calcext:value-type="float">
            <text:p>0,000064219</text:p>
          </table:table-cell>
          <table:table-cell office:value-type="float" office:value="0.000066669" calcext:value-type="float">
            <text:p>0,000066669</text:p>
          </table:table-cell>
          <table:table-cell office:value-type="float" office:value="0.000085297" calcext:value-type="float">
            <text:p>0,000085297</text:p>
          </table:table-cell>
          <table:table-cell office:value-type="float" office:value="0.000061741" calcext:value-type="float">
            <text:p>0,000061741</text:p>
          </table:table-cell>
          <table:table-cell office:value-type="float" office:value="0.000057222" calcext:value-type="float">
            <text:p>0,000057222</text:p>
          </table:table-cell>
          <table:table-cell office:value-type="float" office:value="0.000063057" calcext:value-type="float">
            <text:p>0,000063057</text:p>
          </table:table-cell>
          <table:table-cell office:value-type="float" office:value="0.000061361" calcext:value-type="float">
            <text:p>0,000061361</text:p>
          </table:table-cell>
          <table:table-cell office:value-type="float" office:value="0.000069359" calcext:value-type="float">
            <text:p>0,000069359</text:p>
          </table:table-cell>
        </table:table-row>
        <table:table-row table:style-name="ro1">
          <table:table-cell table:number-columns-repeated="10"/>
          <table:table-cell office:value-type="float" office:value="0.000056919" calcext:value-type="float">
            <text:p>0,000056919</text:p>
          </table:table-cell>
          <table:table-cell office:value-type="float" office:value="0.000061929" calcext:value-type="float">
            <text:p>0,000061929</text:p>
          </table:table-cell>
          <table:table-cell table:number-columns-repeated="2"/>
          <table:table-cell office:value-type="float" office:value="0.000060556" calcext:value-type="float">
            <text:p>0,000060556</text:p>
          </table:table-cell>
          <table:table-cell office:value-type="float" office:value="0.000064125" calcext:value-type="float">
            <text:p>0,000064125</text:p>
          </table:table-cell>
          <table:table-cell office:value-type="float" office:value="0.000056251" calcext:value-type="float">
            <text:p>0,000056251</text:p>
          </table:table-cell>
          <table:table-cell office:value-type="float" office:value="0.00006031" calcext:value-type="float">
            <text:p>0,00006031</text:p>
          </table:table-cell>
          <table:table-cell office:value-type="float" office:value="0.00006125" calcext:value-type="float">
            <text:p>0,00006125</text:p>
          </table:table-cell>
          <table:table-cell office:value-type="float" office:value="0.00006225" calcext:value-type="float">
            <text:p>0,00006225</text:p>
          </table:table-cell>
          <table:table-cell office:value-type="float" office:value="0.000063409" calcext:value-type="float">
            <text:p>0,000063409</text:p>
          </table:table-cell>
          <table:table-cell office:value-type="float" office:value="0.000081071" calcext:value-type="float">
            <text:p>0,000081071</text:p>
          </table:table-cell>
          <table:table-cell office:value-type="float" office:value="0.000061256" calcext:value-type="float">
            <text:p>0,000061256</text:p>
          </table:table-cell>
          <table:table-cell office:value-type="float" office:value="0.000062243" calcext:value-type="float">
            <text:p>0,000062243</text:p>
          </table:table-cell>
          <table:table-cell office:value-type="float" office:value="0.000062496" calcext:value-type="float">
            <text:p>0,000062496</text:p>
          </table:table-cell>
          <table:table-cell office:value-type="float" office:value="0.000061791" calcext:value-type="float">
            <text:p>0,000061791</text:p>
          </table:table-cell>
          <table:table-cell office:value-type="float" office:value="0.000060671" calcext:value-type="float">
            <text:p>0,000060671</text:p>
          </table:table-cell>
          <table:table-cell office:value-type="float" office:value="0.000060266" calcext:value-type="float">
            <text:p>0,000060266</text:p>
          </table:table-cell>
          <table:table-cell office:value-type="float" office:value="0.000066409" calcext:value-type="float">
            <text:p>0,000066409</text:p>
          </table:table-cell>
          <table:table-cell office:value-type="float" office:value="0.00006465" calcext:value-type="float">
            <text:p>0,00006465</text:p>
          </table:table-cell>
          <table:table-cell office:value-type="float" office:value="0.00005938" calcext:value-type="float">
            <text:p>0,00005938</text:p>
          </table:table-cell>
          <table:table-cell office:value-type="float" office:value="0.000062871" calcext:value-type="float">
            <text:p>0,000062871</text:p>
          </table:table-cell>
          <table:table-cell office:value-type="float" office:value="0.000059588" calcext:value-type="float">
            <text:p>0,000059588</text:p>
          </table:table-cell>
          <table:table-cell office:value-type="float" office:value="0.000061419" calcext:value-type="float">
            <text:p>0,000061419</text:p>
          </table:table-cell>
        </table:table-row>
        <table:table-row table:style-name="ro1">
          <table:table-cell table:number-columns-repeated="10"/>
          <table:table-cell office:value-type="float" office:value="0.000064553" calcext:value-type="float">
            <text:p>0,000064553</text:p>
          </table:table-cell>
          <table:table-cell office:value-type="float" office:value="0.000061325" calcext:value-type="float">
            <text:p>0,000061325</text:p>
          </table:table-cell>
          <table:table-cell table:number-columns-repeated="2"/>
          <table:table-cell office:value-type="float" office:value="0.000059176" calcext:value-type="float">
            <text:p>0,000059176</text:p>
          </table:table-cell>
          <table:table-cell office:value-type="float" office:value="0.000056494" calcext:value-type="float">
            <text:p>0,000056494</text:p>
          </table:table-cell>
          <table:table-cell office:value-type="float" office:value="0.00006309" calcext:value-type="float">
            <text:p>0,00006309</text:p>
          </table:table-cell>
          <table:table-cell office:value-type="float" office:value="0.000063323" calcext:value-type="float">
            <text:p>0,000063323</text:p>
          </table:table-cell>
          <table:table-cell office:value-type="float" office:value="0.000057996" calcext:value-type="float">
            <text:p>0,000057996</text:p>
          </table:table-cell>
          <table:table-cell office:value-type="float" office:value="0.000061699" calcext:value-type="float">
            <text:p>0,000061699</text:p>
          </table:table-cell>
          <table:table-cell office:value-type="float" office:value="0.000056825" calcext:value-type="float">
            <text:p>0,000056825</text:p>
          </table:table-cell>
          <table:table-cell office:value-type="float" office:value="0.000079938" calcext:value-type="float">
            <text:p>0,000079938</text:p>
          </table:table-cell>
          <table:table-cell office:value-type="float" office:value="0.000063473" calcext:value-type="float">
            <text:p>0,000063473</text:p>
          </table:table-cell>
          <table:table-cell office:value-type="float" office:value="0.000066393" calcext:value-type="float">
            <text:p>0,000066393</text:p>
          </table:table-cell>
          <table:table-cell office:value-type="float" office:value="0.000056617" calcext:value-type="float">
            <text:p>0,000056617</text:p>
          </table:table-cell>
          <table:table-cell office:value-type="float" office:value="0.000078972" calcext:value-type="float">
            <text:p>0,000078972</text:p>
          </table:table-cell>
          <table:table-cell office:value-type="float" office:value="0.000062358" calcext:value-type="float">
            <text:p>0,000062358</text:p>
          </table:table-cell>
          <table:table-cell office:value-type="float" office:value="0.000056728" calcext:value-type="float">
            <text:p>0,000056728</text:p>
          </table:table-cell>
          <table:table-cell office:value-type="float" office:value="0.000061496" calcext:value-type="float">
            <text:p>0,000061496</text:p>
          </table:table-cell>
          <table:table-cell office:value-type="float" office:value="0.000062424" calcext:value-type="float">
            <text:p>0,000062424</text:p>
          </table:table-cell>
          <table:table-cell office:value-type="float" office:value="0.00006451" calcext:value-type="float">
            <text:p>0,00006451</text:p>
          </table:table-cell>
          <table:table-cell office:value-type="float" office:value="0.000059476" calcext:value-type="float">
            <text:p>0,000059476</text:p>
          </table:table-cell>
          <table:table-cell office:value-type="float" office:value="0.000077675" calcext:value-type="float">
            <text:p>0,000077675</text:p>
          </table:table-cell>
          <table:table-cell office:value-type="float" office:value="0.000061709" calcext:value-type="float">
            <text:p>0,000061709</text:p>
          </table:table-cell>
        </table:table-row>
        <table:table-row table:style-name="ro1">
          <table:table-cell table:number-columns-repeated="10"/>
          <table:table-cell office:value-type="float" office:value="0.000060742" calcext:value-type="float">
            <text:p>0,000060742</text:p>
          </table:table-cell>
          <table:table-cell office:value-type="float" office:value="0.000062469" calcext:value-type="float">
            <text:p>0,000062469</text:p>
          </table:table-cell>
          <table:table-cell table:number-columns-repeated="2"/>
          <table:table-cell office:value-type="float" office:value="0.000080652" calcext:value-type="float">
            <text:p>0,000080652</text:p>
          </table:table-cell>
          <table:table-cell office:value-type="float" office:value="0.000058677" calcext:value-type="float">
            <text:p>0,000058677</text:p>
          </table:table-cell>
          <table:table-cell office:value-type="float" office:value="0.000061122" calcext:value-type="float">
            <text:p>0,000061122</text:p>
          </table:table-cell>
          <table:table-cell office:value-type="float" office:value="0.000057423" calcext:value-type="float">
            <text:p>0,000057423</text:p>
          </table:table-cell>
          <table:table-cell office:value-type="float" office:value="0.000064549" calcext:value-type="float">
            <text:p>0,000064549</text:p>
          </table:table-cell>
          <table:table-cell office:value-type="float" office:value="0.000061311" calcext:value-type="float">
            <text:p>0,000061311</text:p>
          </table:table-cell>
          <table:table-cell office:value-type="float" office:value="0.000061723" calcext:value-type="float">
            <text:p>0,000061723</text:p>
          </table:table-cell>
          <table:table-cell office:value-type="float" office:value="0.000060716" calcext:value-type="float">
            <text:p>0,000060716</text:p>
          </table:table-cell>
          <table:table-cell office:value-type="float" office:value="0.000059816" calcext:value-type="float">
            <text:p>0,000059816</text:p>
          </table:table-cell>
          <table:table-cell office:value-type="float" office:value="0.000068878" calcext:value-type="float">
            <text:p>0,000068878</text:p>
          </table:table-cell>
          <table:table-cell office:value-type="float" office:value="0.000060613" calcext:value-type="float">
            <text:p>0,000060613</text:p>
          </table:table-cell>
          <table:table-cell office:value-type="float" office:value="0.000065381" calcext:value-type="float">
            <text:p>0,000065381</text:p>
          </table:table-cell>
          <table:table-cell office:value-type="float" office:value="0.000061598" calcext:value-type="float">
            <text:p>0,000061598</text:p>
          </table:table-cell>
          <table:table-cell office:value-type="float" office:value="0.000066546" calcext:value-type="float">
            <text:p>0,000066546</text:p>
          </table:table-cell>
          <table:table-cell office:value-type="float" office:value="0.000064824" calcext:value-type="float">
            <text:p>0,000064824</text:p>
          </table:table-cell>
          <table:table-cell office:value-type="float" office:value="0.00008019" calcext:value-type="float">
            <text:p>0,00008019</text:p>
          </table:table-cell>
          <table:table-cell office:value-type="float" office:value="0.000059241" calcext:value-type="float">
            <text:p>0,000059241</text:p>
          </table:table-cell>
          <table:table-cell office:value-type="float" office:value="0.000062395" calcext:value-type="float">
            <text:p>0,000062395</text:p>
          </table:table-cell>
          <table:table-cell office:value-type="float" office:value="0.000062165" calcext:value-type="float">
            <text:p>0,000062165</text:p>
          </table:table-cell>
          <table:table-cell office:value-type="float" office:value="0.000062389" calcext:value-type="float">
            <text:p>0,000062389</text:p>
          </table:table-cell>
        </table:table-row>
        <table:table-row table:style-name="ro1">
          <table:table-cell table:number-columns-repeated="10"/>
          <table:table-cell office:value-type="float" office:value="0.000056728" calcext:value-type="float">
            <text:p>0,000056728</text:p>
          </table:table-cell>
          <table:table-cell office:value-type="float" office:value="0.000054737" calcext:value-type="float">
            <text:p>0,000054737</text:p>
          </table:table-cell>
          <table:table-cell table:number-columns-repeated="2"/>
          <table:table-cell office:value-type="float" office:value="0.000057209" calcext:value-type="float">
            <text:p>0,000057209</text:p>
          </table:table-cell>
          <table:table-cell office:value-type="float" office:value="0.000061371" calcext:value-type="float">
            <text:p>0,000061371</text:p>
          </table:table-cell>
          <table:table-cell office:value-type="float" office:value="0.000060832" calcext:value-type="float">
            <text:p>0,000060832</text:p>
          </table:table-cell>
          <table:table-cell office:value-type="float" office:value="0.000057102" calcext:value-type="float">
            <text:p>0,000057102</text:p>
          </table:table-cell>
          <table:table-cell office:value-type="float" office:value="0.000057037" calcext:value-type="float">
            <text:p>0,000057037</text:p>
          </table:table-cell>
          <table:table-cell office:value-type="float" office:value="0.000071999" calcext:value-type="float">
            <text:p>0,000071999</text:p>
          </table:table-cell>
          <table:table-cell office:value-type="float" office:value="0.000076429" calcext:value-type="float">
            <text:p>0,000076429</text:p>
          </table:table-cell>
          <table:table-cell office:value-type="float" office:value="0.000066717" calcext:value-type="float">
            <text:p>0,000066717</text:p>
          </table:table-cell>
          <table:table-cell office:value-type="float" office:value="0.000064282" calcext:value-type="float">
            <text:p>0,000064282</text:p>
          </table:table-cell>
          <table:table-cell office:value-type="float" office:value="0.000056422" calcext:value-type="float">
            <text:p>0,000056422</text:p>
          </table:table-cell>
          <table:table-cell office:value-type="float" office:value="0.000058663" calcext:value-type="float">
            <text:p>0,000058663</text:p>
          </table:table-cell>
          <table:table-cell office:value-type="float" office:value="0.000063169" calcext:value-type="float">
            <text:p>0,000063169</text:p>
          </table:table-cell>
          <table:table-cell office:value-type="float" office:value="0.000062136" calcext:value-type="float">
            <text:p>0,000062136</text:p>
          </table:table-cell>
          <table:table-cell office:value-type="float" office:value="0.000058068" calcext:value-type="float">
            <text:p>0,000058068</text:p>
          </table:table-cell>
          <table:table-cell office:value-type="float" office:value="0.000061674" calcext:value-type="float">
            <text:p>0,000061674</text:p>
          </table:table-cell>
          <table:table-cell office:value-type="float" office:value="0.000063973" calcext:value-type="float">
            <text:p>0,000063973</text:p>
          </table:table-cell>
          <table:table-cell office:value-type="float" office:value="0.000063134" calcext:value-type="float">
            <text:p>0,000063134</text:p>
          </table:table-cell>
          <table:table-cell office:value-type="float" office:value="0.000067122" calcext:value-type="float">
            <text:p>0,000067122</text:p>
          </table:table-cell>
          <table:table-cell office:value-type="float" office:value="0.000060979" calcext:value-type="float">
            <text:p>0,000060979</text:p>
          </table:table-cell>
          <table:table-cell office:value-type="float" office:value="0.000062819" calcext:value-type="float">
            <text:p>0,000062819</text:p>
          </table:table-cell>
        </table:table-row>
        <table:table-row table:style-name="ro1">
          <table:table-cell table:number-columns-repeated="10"/>
          <table:table-cell office:value-type="float" office:value="0.000061274" calcext:value-type="float">
            <text:p>0,000061274</text:p>
          </table:table-cell>
          <table:table-cell office:value-type="float" office:value="0.000077871" calcext:value-type="float">
            <text:p>0,000077871</text:p>
          </table:table-cell>
          <table:table-cell table:number-columns-repeated="2"/>
          <table:table-cell office:value-type="float" office:value="0.000058282" calcext:value-type="float">
            <text:p>0,000058282</text:p>
          </table:table-cell>
          <table:table-cell office:value-type="float" office:value="0.000059792" calcext:value-type="float">
            <text:p>0,000059792</text:p>
          </table:table-cell>
          <table:table-cell office:value-type="float" office:value="0.000057102" calcext:value-type="float">
            <text:p>0,000057102</text:p>
          </table:table-cell>
          <table:table-cell office:value-type="float" office:value="0.000057885" calcext:value-type="float">
            <text:p>0,000057885</text:p>
          </table:table-cell>
          <table:table-cell office:value-type="float" office:value="0.000058208" calcext:value-type="float">
            <text:p>0,000058208</text:p>
          </table:table-cell>
          <table:table-cell office:value-type="float" office:value="0.000056841" calcext:value-type="float">
            <text:p>0,000056841</text:p>
          </table:table-cell>
          <table:table-cell office:value-type="float" office:value="0.000059454" calcext:value-type="float">
            <text:p>0,000059454</text:p>
          </table:table-cell>
          <table:table-cell office:value-type="float" office:value="0.000060987" calcext:value-type="float">
            <text:p>0,000060987</text:p>
          </table:table-cell>
          <table:table-cell office:value-type="float" office:value="0.000061035" calcext:value-type="float">
            <text:p>0,000061035</text:p>
          </table:table-cell>
          <table:table-cell office:value-type="float" office:value="0.000061608" calcext:value-type="float">
            <text:p>0,000061608</text:p>
          </table:table-cell>
          <table:table-cell office:value-type="float" office:value="0.000073957" calcext:value-type="float">
            <text:p>0,000073957</text:p>
          </table:table-cell>
          <table:table-cell office:value-type="float" office:value="0.000056439" calcext:value-type="float">
            <text:p>0,000056439</text:p>
          </table:table-cell>
          <table:table-cell office:value-type="float" office:value="0.000066975" calcext:value-type="float">
            <text:p>0,000066975</text:p>
          </table:table-cell>
          <table:table-cell office:value-type="float" office:value="0.000064025" calcext:value-type="float">
            <text:p>0,000064025</text:p>
          </table:table-cell>
          <table:table-cell office:value-type="float" office:value="0.000061806" calcext:value-type="float">
            <text:p>0,000061806</text:p>
          </table:table-cell>
          <table:table-cell office:value-type="float" office:value="0.000060721" calcext:value-type="float">
            <text:p>0,000060721</text:p>
          </table:table-cell>
          <table:table-cell office:value-type="float" office:value="0.000061423" calcext:value-type="float">
            <text:p>0,000061423</text:p>
          </table:table-cell>
          <table:table-cell office:value-type="float" office:value="0.000062697" calcext:value-type="float">
            <text:p>0,000062697</text:p>
          </table:table-cell>
          <table:table-cell office:value-type="float" office:value="0.000065184" calcext:value-type="float">
            <text:p>0,000065184</text:p>
          </table:table-cell>
          <table:table-cell office:value-type="float" office:value="0.000059733" calcext:value-type="float">
            <text:p>0,000059733</text:p>
          </table:table-cell>
        </table:table-row>
        <table:table-row table:style-name="ro1">
          <table:table-cell table:number-columns-repeated="10"/>
          <table:table-cell office:value-type="float" office:value="0.000061022" calcext:value-type="float">
            <text:p>0,000061022</text:p>
          </table:table-cell>
          <table:table-cell office:value-type="float" office:value="0.000063913" calcext:value-type="float">
            <text:p>0,000063913</text:p>
          </table:table-cell>
          <table:table-cell table:number-columns-repeated="2"/>
          <table:table-cell office:value-type="float" office:value="0.000073348" calcext:value-type="float">
            <text:p>0,000073348</text:p>
          </table:table-cell>
          <table:table-cell office:value-type="float" office:value="0.00006347" calcext:value-type="float">
            <text:p>0,00006347</text:p>
          </table:table-cell>
          <table:table-cell office:value-type="float" office:value="0.000056045" calcext:value-type="float">
            <text:p>0,000056045</text:p>
          </table:table-cell>
          <table:table-cell office:value-type="float" office:value="0.000059456" calcext:value-type="float">
            <text:p>0,000059456</text:p>
          </table:table-cell>
          <table:table-cell office:value-type="float" office:value="0.000075728" calcext:value-type="float">
            <text:p>0,000075728</text:p>
          </table:table-cell>
          <table:table-cell office:value-type="float" office:value="0.000063715" calcext:value-type="float">
            <text:p>0,000063715</text:p>
          </table:table-cell>
          <table:table-cell office:value-type="float" office:value="0.000058637" calcext:value-type="float">
            <text:p>0,000058637</text:p>
          </table:table-cell>
          <table:table-cell office:value-type="float" office:value="0.000062596" calcext:value-type="float">
            <text:p>0,000062596</text:p>
          </table:table-cell>
          <table:table-cell office:value-type="float" office:value="0.000058603" calcext:value-type="float">
            <text:p>0,000058603</text:p>
          </table:table-cell>
          <table:table-cell office:value-type="float" office:value="0.000073096" calcext:value-type="float">
            <text:p>0,000073096</text:p>
          </table:table-cell>
          <table:table-cell office:value-type="float" office:value="0.000060371" calcext:value-type="float">
            <text:p>0,000060371</text:p>
          </table:table-cell>
          <table:table-cell office:value-type="float" office:value="0.000064093" calcext:value-type="float">
            <text:p>0,000064093</text:p>
          </table:table-cell>
          <table:table-cell office:value-type="float" office:value="0.000058148" calcext:value-type="float">
            <text:p>0,000058148</text:p>
          </table:table-cell>
          <table:table-cell office:value-type="float" office:value="0.000063011" calcext:value-type="float">
            <text:p>0,000063011</text:p>
          </table:table-cell>
          <table:table-cell office:value-type="float" office:value="0.00006237" calcext:value-type="float">
            <text:p>0,00006237</text:p>
          </table:table-cell>
          <table:table-cell office:value-type="float" office:value="0.000074792" calcext:value-type="float">
            <text:p>0,000074792</text:p>
          </table:table-cell>
          <table:table-cell office:value-type="float" office:value="0.000064264" calcext:value-type="float">
            <text:p>0,000064264</text:p>
          </table:table-cell>
          <table:table-cell office:value-type="float" office:value="0.000060844" calcext:value-type="float">
            <text:p>0,000060844</text:p>
          </table:table-cell>
          <table:table-cell office:value-type="float" office:value="0.000060777" calcext:value-type="float">
            <text:p>0,000060777</text:p>
          </table:table-cell>
          <table:table-cell office:value-type="float" office:value="0.000059559" calcext:value-type="float">
            <text:p>0,000059559</text:p>
          </table:table-cell>
        </table:table-row>
        <table:table-row table:style-name="ro1">
          <table:table-cell table:number-columns-repeated="10"/>
          <table:table-cell office:value-type="float" office:value="0.000098394" calcext:value-type="float">
            <text:p>0,000098394</text:p>
          </table:table-cell>
          <table:table-cell office:value-type="float" office:value="0.000057744" calcext:value-type="float">
            <text:p>0,000057744</text:p>
          </table:table-cell>
          <table:table-cell table:number-columns-repeated="2"/>
          <table:table-cell office:value-type="float" office:value="0.00006164" calcext:value-type="float">
            <text:p>0,00006164</text:p>
          </table:table-cell>
          <table:table-cell office:value-type="float" office:value="0.000057153" calcext:value-type="float">
            <text:p>0,000057153</text:p>
          </table:table-cell>
          <table:table-cell office:value-type="float" office:value="0.000063211" calcext:value-type="float">
            <text:p>0,000063211</text:p>
          </table:table-cell>
          <table:table-cell office:value-type="float" office:value="0.000062363" calcext:value-type="float">
            <text:p>0,000062363</text:p>
          </table:table-cell>
          <table:table-cell office:value-type="float" office:value="0.000062615" calcext:value-type="float">
            <text:p>0,000062615</text:p>
          </table:table-cell>
          <table:table-cell office:value-type="float" office:value="0.000058124" calcext:value-type="float">
            <text:p>0,000058124</text:p>
          </table:table-cell>
          <table:table-cell office:value-type="float" office:value="0.000060985" calcext:value-type="float">
            <text:p>0,000060985</text:p>
          </table:table-cell>
          <table:table-cell office:value-type="float" office:value="0.0000623" calcext:value-type="float">
            <text:p>0,0000623</text:p>
          </table:table-cell>
          <table:table-cell office:value-type="float" office:value="0.000061324" calcext:value-type="float">
            <text:p>0,000061324</text:p>
          </table:table-cell>
          <table:table-cell office:value-type="float" office:value="0.000196573" calcext:value-type="float">
            <text:p>0,000196573</text:p>
          </table:table-cell>
          <table:table-cell office:value-type="float" office:value="0.000060886" calcext:value-type="float">
            <text:p>0,000060886</text:p>
          </table:table-cell>
          <table:table-cell office:value-type="float" office:value="0.000061836" calcext:value-type="float">
            <text:p>0,000061836</text:p>
          </table:table-cell>
          <table:table-cell office:value-type="float" office:value="0.0000641" calcext:value-type="float">
            <text:p>0,0000641</text:p>
          </table:table-cell>
          <table:table-cell office:value-type="float" office:value="0.000062211" calcext:value-type="float">
            <text:p>0,000062211</text:p>
          </table:table-cell>
          <table:table-cell office:value-type="float" office:value="0.000062374" calcext:value-type="float">
            <text:p>0,000062374</text:p>
          </table:table-cell>
          <table:table-cell office:value-type="float" office:value="0.000061404" calcext:value-type="float">
            <text:p>0,000061404</text:p>
          </table:table-cell>
          <table:table-cell office:value-type="float" office:value="0.000061456" calcext:value-type="float">
            <text:p>0,000061456</text:p>
          </table:table-cell>
          <table:table-cell office:value-type="float" office:value="0.000063389" calcext:value-type="float">
            <text:p>0,000063389</text:p>
          </table:table-cell>
          <table:table-cell office:value-type="float" office:value="0.000060084" calcext:value-type="float">
            <text:p>0,000060084</text:p>
          </table:table-cell>
          <table:table-cell office:value-type="float" office:value="0.000061661" calcext:value-type="float">
            <text:p>0,000061661</text:p>
          </table:table-cell>
        </table:table-row>
        <table:table-row table:style-name="ro1">
          <table:table-cell table:number-columns-repeated="10"/>
          <table:table-cell office:value-type="float" office:value="0.000068119" calcext:value-type="float">
            <text:p>0,000068119</text:p>
          </table:table-cell>
          <table:table-cell office:value-type="float" office:value="0.000062098" calcext:value-type="float">
            <text:p>0,000062098</text:p>
          </table:table-cell>
          <table:table-cell table:number-columns-repeated="2"/>
          <table:table-cell office:value-type="float" office:value="0.000057174" calcext:value-type="float">
            <text:p>0,000057174</text:p>
          </table:table-cell>
          <table:table-cell office:value-type="float" office:value="0.000065455" calcext:value-type="float">
            <text:p>0,000065455</text:p>
          </table:table-cell>
          <table:table-cell office:value-type="float" office:value="0.000056797" calcext:value-type="float">
            <text:p>0,000056797</text:p>
          </table:table-cell>
          <table:table-cell office:value-type="float" office:value="0.00006558" calcext:value-type="float">
            <text:p>0,00006558</text:p>
          </table:table-cell>
          <table:table-cell office:value-type="float" office:value="0.000068844" calcext:value-type="float">
            <text:p>0,000068844</text:p>
          </table:table-cell>
          <table:table-cell office:value-type="float" office:value="0.000061365" calcext:value-type="float">
            <text:p>0,000061365</text:p>
          </table:table-cell>
          <table:table-cell office:value-type="float" office:value="0.000066801" calcext:value-type="float">
            <text:p>0,000066801</text:p>
          </table:table-cell>
          <table:table-cell office:value-type="float" office:value="0.000058984" calcext:value-type="float">
            <text:p>0,000058984</text:p>
          </table:table-cell>
          <table:table-cell office:value-type="float" office:value="0.000063783" calcext:value-type="float">
            <text:p>0,000063783</text:p>
          </table:table-cell>
          <table:table-cell office:value-type="float" office:value="0.000056235" calcext:value-type="float">
            <text:p>0,000056235</text:p>
          </table:table-cell>
          <table:table-cell office:value-type="float" office:value="0.000061897" calcext:value-type="float">
            <text:p>0,000061897</text:p>
          </table:table-cell>
          <table:table-cell office:value-type="float" office:value="0.000062547" calcext:value-type="float">
            <text:p>0,000062547</text:p>
          </table:table-cell>
          <table:table-cell office:value-type="float" office:value="0.00005703" calcext:value-type="float">
            <text:p>0,00005703</text:p>
          </table:table-cell>
          <table:table-cell office:value-type="float" office:value="0.000061365" calcext:value-type="float">
            <text:p>0,000061365</text:p>
          </table:table-cell>
          <table:table-cell office:value-type="float" office:value="0.000066166" calcext:value-type="float">
            <text:p>0,000066166</text:p>
          </table:table-cell>
          <table:table-cell office:value-type="float" office:value="0.000063639" calcext:value-type="float">
            <text:p>0,000063639</text:p>
          </table:table-cell>
          <table:table-cell office:value-type="float" office:value="0.00005882" calcext:value-type="float">
            <text:p>0,00005882</text:p>
          </table:table-cell>
          <table:table-cell office:value-type="float" office:value="0.000062848" calcext:value-type="float">
            <text:p>0,000062848</text:p>
          </table:table-cell>
          <table:table-cell office:value-type="float" office:value="0.000186806" calcext:value-type="float">
            <text:p>0,000186806</text:p>
          </table:table-cell>
          <table:table-cell office:value-type="float" office:value="0.000065968" calcext:value-type="float">
            <text:p>0,000065968</text:p>
          </table:table-cell>
        </table:table-row>
        <table:table-row table:style-name="ro1">
          <table:table-cell table:number-columns-repeated="10"/>
          <table:table-cell office:value-type="float" office:value="0.000056617" calcext:value-type="float">
            <text:p>0,000056617</text:p>
          </table:table-cell>
          <table:table-cell office:value-type="float" office:value="0.000063648" calcext:value-type="float">
            <text:p>0,000063648</text:p>
          </table:table-cell>
          <table:table-cell table:number-columns-repeated="2"/>
          <table:table-cell office:value-type="float" office:value="0.000057868" calcext:value-type="float">
            <text:p>0,000057868</text:p>
          </table:table-cell>
          <table:table-cell office:value-type="float" office:value="0.000060114" calcext:value-type="float">
            <text:p>0,000060114</text:p>
          </table:table-cell>
          <table:table-cell office:value-type="float" office:value="0.000058814" calcext:value-type="float">
            <text:p>0,000058814</text:p>
          </table:table-cell>
          <table:table-cell office:value-type="float" office:value="0.000066729" calcext:value-type="float">
            <text:p>0,000066729</text:p>
          </table:table-cell>
          <table:table-cell office:value-type="float" office:value="0.000058778" calcext:value-type="float">
            <text:p>0,000058778</text:p>
          </table:table-cell>
          <table:table-cell office:value-type="float" office:value="0.000074656" calcext:value-type="float">
            <text:p>0,000074656</text:p>
          </table:table-cell>
          <table:table-cell office:value-type="float" office:value="0.000062768" calcext:value-type="float">
            <text:p>0,000062768</text:p>
          </table:table-cell>
          <table:table-cell office:value-type="float" office:value="0.000077569" calcext:value-type="float">
            <text:p>0,000077569</text:p>
          </table:table-cell>
          <table:table-cell office:value-type="float" office:value="0.000058559" calcext:value-type="float">
            <text:p>0,000058559</text:p>
          </table:table-cell>
          <table:table-cell office:value-type="float" office:value="0.000060408" calcext:value-type="float">
            <text:p>0,000060408</text:p>
          </table:table-cell>
          <table:table-cell office:value-type="float" office:value="0.000066122" calcext:value-type="float">
            <text:p>0,000066122</text:p>
          </table:table-cell>
          <table:table-cell office:value-type="float" office:value="0.000042712" calcext:value-type="float">
            <text:p>0,000042712</text:p>
          </table:table-cell>
          <table:table-cell office:value-type="float" office:value="0.000054522" calcext:value-type="float">
            <text:p>0,000054522</text:p>
          </table:table-cell>
          <table:table-cell office:value-type="float" office:value="0.000039346" calcext:value-type="float">
            <text:p>0,000039346</text:p>
          </table:table-cell>
          <table:table-cell office:value-type="float" office:value="0.000049798" calcext:value-type="float">
            <text:p>0,000049798</text:p>
          </table:table-cell>
          <table:table-cell office:value-type="float" office:value="0.000054589" calcext:value-type="float">
            <text:p>0,000054589</text:p>
          </table:table-cell>
          <table:table-cell office:value-type="float" office:value="0.00007739" calcext:value-type="float">
            <text:p>0,00007739</text:p>
          </table:table-cell>
          <table:table-cell office:value-type="float" office:value="0.000062104" calcext:value-type="float">
            <text:p>0,000062104</text:p>
          </table:table-cell>
          <table:table-cell office:value-type="float" office:value="0.000061847" calcext:value-type="float">
            <text:p>0,000061847</text:p>
          </table:table-cell>
          <table:table-cell office:value-type="float" office:value="0.000072487" calcext:value-type="float">
            <text:p>0,000072487</text:p>
          </table:table-cell>
        </table:table-row>
        <table:table-row table:style-name="ro1">
          <table:table-cell table:number-columns-repeated="10"/>
          <table:table-cell office:value-type="float" office:value="0.000057332" calcext:value-type="float">
            <text:p>0,000057332</text:p>
          </table:table-cell>
          <table:table-cell office:value-type="float" office:value="0.000062324" calcext:value-type="float">
            <text:p>0,000062324</text:p>
          </table:table-cell>
          <table:table-cell table:number-columns-repeated="2"/>
          <table:table-cell office:value-type="float" office:value="0.000057669" calcext:value-type="float">
            <text:p>0,000057669</text:p>
          </table:table-cell>
          <table:table-cell office:value-type="float" office:value="0.000061388" calcext:value-type="float">
            <text:p>0,000061388</text:p>
          </table:table-cell>
          <table:table-cell office:value-type="float" office:value="0.000057061" calcext:value-type="float">
            <text:p>0,000057061</text:p>
          </table:table-cell>
          <table:table-cell office:value-type="float" office:value="0.000057998" calcext:value-type="float">
            <text:p>0,000057998</text:p>
          </table:table-cell>
          <table:table-cell office:value-type="float" office:value="0.000062982" calcext:value-type="float">
            <text:p>0,000062982</text:p>
          </table:table-cell>
          <table:table-cell office:value-type="float" office:value="0.000060484" calcext:value-type="float">
            <text:p>0,000060484</text:p>
          </table:table-cell>
          <table:table-cell office:value-type="float" office:value="0.000060723" calcext:value-type="float">
            <text:p>0,000060723</text:p>
          </table:table-cell>
          <table:table-cell office:value-type="float" office:value="0.000062189" calcext:value-type="float">
            <text:p>0,000062189</text:p>
          </table:table-cell>
          <table:table-cell office:value-type="float" office:value="0.000063808" calcext:value-type="float">
            <text:p>0,000063808</text:p>
          </table:table-cell>
          <table:table-cell office:value-type="float" office:value="0.000060646" calcext:value-type="float">
            <text:p>0,000060646</text:p>
          </table:table-cell>
          <table:table-cell office:value-type="float" office:value="0.000061164" calcext:value-type="float">
            <text:p>0,000061164</text:p>
          </table:table-cell>
          <table:table-cell office:value-type="float" office:value="0.000060833" calcext:value-type="float">
            <text:p>0,000060833</text:p>
          </table:table-cell>
          <table:table-cell office:value-type="float" office:value="0.000063584" calcext:value-type="float">
            <text:p>0,000063584</text:p>
          </table:table-cell>
          <table:table-cell office:value-type="float" office:value="0.00006489" calcext:value-type="float">
            <text:p>0,00006489</text:p>
          </table:table-cell>
          <table:table-cell office:value-type="float" office:value="0.0000645" calcext:value-type="float">
            <text:p>0,0000645</text:p>
          </table:table-cell>
          <table:table-cell office:value-type="float" office:value="0.00006107" calcext:value-type="float">
            <text:p>0,00006107</text:p>
          </table:table-cell>
          <table:table-cell office:value-type="float" office:value="0.000061463" calcext:value-type="float">
            <text:p>0,000061463</text:p>
          </table:table-cell>
          <table:table-cell office:value-type="float" office:value="0.000057187" calcext:value-type="float">
            <text:p>0,000057187</text:p>
          </table:table-cell>
          <table:table-cell office:value-type="float" office:value="0.000071302" calcext:value-type="float">
            <text:p>0,000071302</text:p>
          </table:table-cell>
          <table:table-cell office:value-type="float" office:value="0.000078442" calcext:value-type="float">
            <text:p>0,000078442</text:p>
          </table:table-cell>
        </table:table-row>
        <table:table-row table:style-name="ro1">
          <table:table-cell table:number-columns-repeated="10"/>
          <table:table-cell office:value-type="float" office:value="0.000058901" calcext:value-type="float">
            <text:p>0,000058901</text:p>
          </table:table-cell>
          <table:table-cell office:value-type="float" office:value="0.000060834" calcext:value-type="float">
            <text:p>0,000060834</text:p>
          </table:table-cell>
          <table:table-cell table:number-columns-repeated="2"/>
          <table:table-cell office:value-type="float" office:value="0.000062046" calcext:value-type="float">
            <text:p>0,000062046</text:p>
          </table:table-cell>
          <table:table-cell office:value-type="float" office:value="0.000058089" calcext:value-type="float">
            <text:p>0,000058089</text:p>
          </table:table-cell>
          <table:table-cell office:value-type="float" office:value="0.000065727" calcext:value-type="float">
            <text:p>0,000065727</text:p>
          </table:table-cell>
          <table:table-cell office:value-type="float" office:value="0.000057796" calcext:value-type="float">
            <text:p>0,000057796</text:p>
          </table:table-cell>
          <table:table-cell office:value-type="float" office:value="0.000057452" calcext:value-type="float">
            <text:p>0,000057452</text:p>
          </table:table-cell>
          <table:table-cell office:value-type="float" office:value="0.000061879" calcext:value-type="float">
            <text:p>0,000061879</text:p>
          </table:table-cell>
          <table:table-cell office:value-type="float" office:value="0.000060905" calcext:value-type="float">
            <text:p>0,000060905</text:p>
          </table:table-cell>
          <table:table-cell office:value-type="float" office:value="0.000057374" calcext:value-type="float">
            <text:p>0,000057374</text:p>
          </table:table-cell>
          <table:table-cell office:value-type="float" office:value="0.000065464" calcext:value-type="float">
            <text:p>0,000065464</text:p>
          </table:table-cell>
          <table:table-cell office:value-type="float" office:value="0.000057774" calcext:value-type="float">
            <text:p>0,000057774</text:p>
          </table:table-cell>
          <table:table-cell office:value-type="float" office:value="0.00005822" calcext:value-type="float">
            <text:p>0,00005822</text:p>
          </table:table-cell>
          <table:table-cell office:value-type="float" office:value="0.000061815" calcext:value-type="float">
            <text:p>0,000061815</text:p>
          </table:table-cell>
          <table:table-cell office:value-type="float" office:value="0.000065177" calcext:value-type="float">
            <text:p>0,000065177</text:p>
          </table:table-cell>
          <table:table-cell office:value-type="float" office:value="0.00006233" calcext:value-type="float">
            <text:p>0,00006233</text:p>
          </table:table-cell>
          <table:table-cell office:value-type="float" office:value="0.000058779" calcext:value-type="float">
            <text:p>0,000058779</text:p>
          </table:table-cell>
          <table:table-cell office:value-type="float" office:value="0.000061431" calcext:value-type="float">
            <text:p>0,000061431</text:p>
          </table:table-cell>
          <table:table-cell office:value-type="float" office:value="0.000081897" calcext:value-type="float">
            <text:p>0,000081897</text:p>
          </table:table-cell>
          <table:table-cell office:value-type="float" office:value="0.000063768" calcext:value-type="float">
            <text:p>0,000063768</text:p>
          </table:table-cell>
          <table:table-cell office:value-type="float" office:value="0.000062203" calcext:value-type="float">
            <text:p>0,000062203</text:p>
          </table:table-cell>
          <table:table-cell office:value-type="float" office:value="0.000064029" calcext:value-type="float">
            <text:p>0,000064029</text:p>
          </table:table-cell>
        </table:table-row>
        <table:table-row table:style-name="ro1">
          <table:table-cell table:number-columns-repeated="10"/>
          <table:table-cell office:value-type="float" office:value="0.000061028" calcext:value-type="float">
            <text:p>0,000061028</text:p>
          </table:table-cell>
          <table:table-cell office:value-type="float" office:value="0.000063573" calcext:value-type="float">
            <text:p>0,000063573</text:p>
          </table:table-cell>
          <table:table-cell table:number-columns-repeated="2"/>
          <table:table-cell office:value-type="float" office:value="0.000066172" calcext:value-type="float">
            <text:p>0,000066172</text:p>
          </table:table-cell>
          <table:table-cell office:value-type="float" office:value="0.000064618" calcext:value-type="float">
            <text:p>0,000064618</text:p>
          </table:table-cell>
          <table:table-cell office:value-type="float" office:value="0.000060388" calcext:value-type="float">
            <text:p>0,000060388</text:p>
          </table:table-cell>
          <table:table-cell office:value-type="float" office:value="0.000061379" calcext:value-type="float">
            <text:p>0,000061379</text:p>
          </table:table-cell>
          <table:table-cell office:value-type="float" office:value="0.000059057" calcext:value-type="float">
            <text:p>0,000059057</text:p>
          </table:table-cell>
          <table:table-cell office:value-type="float" office:value="0.000056752" calcext:value-type="float">
            <text:p>0,000056752</text:p>
          </table:table-cell>
          <table:table-cell office:value-type="float" office:value="0.000063668" calcext:value-type="float">
            <text:p>0,000063668</text:p>
          </table:table-cell>
          <table:table-cell office:value-type="float" office:value="0.00006377" calcext:value-type="float">
            <text:p>0,00006377</text:p>
          </table:table-cell>
          <table:table-cell office:value-type="float" office:value="0.000058729" calcext:value-type="float">
            <text:p>0,000058729</text:p>
          </table:table-cell>
          <table:table-cell office:value-type="float" office:value="0.000060962" calcext:value-type="float">
            <text:p>0,000060962</text:p>
          </table:table-cell>
          <table:table-cell office:value-type="float" office:value="0.00006152" calcext:value-type="float">
            <text:p>0,00006152</text:p>
          </table:table-cell>
          <table:table-cell office:value-type="float" office:value="0.000060996" calcext:value-type="float">
            <text:p>0,000060996</text:p>
          </table:table-cell>
          <table:table-cell office:value-type="float" office:value="0.00006567" calcext:value-type="float">
            <text:p>0,00006567</text:p>
          </table:table-cell>
          <table:table-cell office:value-type="float" office:value="0.000063303" calcext:value-type="float">
            <text:p>0,000063303</text:p>
          </table:table-cell>
          <table:table-cell office:value-type="float" office:value="0.000061542" calcext:value-type="float">
            <text:p>0,000061542</text:p>
          </table:table-cell>
          <table:table-cell office:value-type="float" office:value="0.000054991" calcext:value-type="float">
            <text:p>0,000054991</text:p>
          </table:table-cell>
          <table:table-cell office:value-type="float" office:value="0.000056548" calcext:value-type="float">
            <text:p>0,000056548</text:p>
          </table:table-cell>
          <table:table-cell office:value-type="float" office:value="0.000060545" calcext:value-type="float">
            <text:p>0,000060545</text:p>
          </table:table-cell>
          <table:table-cell office:value-type="float" office:value="0.000063694" calcext:value-type="float">
            <text:p>0,000063694</text:p>
          </table:table-cell>
          <table:table-cell office:value-type="float" office:value="0.000064463" calcext:value-type="float">
            <text:p>0,000064463</text:p>
          </table:table-cell>
        </table:table-row>
        <table:table-row table:style-name="ro1">
          <table:table-cell table:number-columns-repeated="10"/>
          <table:table-cell office:value-type="float" office:value="0.000120193" calcext:value-type="float">
            <text:p>0,000120193</text:p>
          </table:table-cell>
          <table:table-cell office:value-type="float" office:value="0.000080905" calcext:value-type="float">
            <text:p>0,000080905</text:p>
          </table:table-cell>
          <table:table-cell table:number-columns-repeated="2"/>
          <table:table-cell office:value-type="float" office:value="0.000059611" calcext:value-type="float">
            <text:p>0,000059611</text:p>
          </table:table-cell>
          <table:table-cell office:value-type="float" office:value="0.000059649" calcext:value-type="float">
            <text:p>0,000059649</text:p>
          </table:table-cell>
          <table:table-cell office:value-type="float" office:value="0.000059283" calcext:value-type="float">
            <text:p>0,000059283</text:p>
          </table:table-cell>
          <table:table-cell office:value-type="float" office:value="0.000062577" calcext:value-type="float">
            <text:p>0,000062577</text:p>
          </table:table-cell>
          <table:table-cell office:value-type="float" office:value="0.000062661" calcext:value-type="float">
            <text:p>0,000062661</text:p>
          </table:table-cell>
          <table:table-cell office:value-type="float" office:value="0.000057756" calcext:value-type="float">
            <text:p>0,000057756</text:p>
          </table:table-cell>
          <table:table-cell office:value-type="float" office:value="0.000056885" calcext:value-type="float">
            <text:p>0,000056885</text:p>
          </table:table-cell>
          <table:table-cell office:value-type="float" office:value="0.000061828" calcext:value-type="float">
            <text:p>0,000061828</text:p>
          </table:table-cell>
          <table:table-cell office:value-type="float" office:value="0.000057166" calcext:value-type="float">
            <text:p>0,000057166</text:p>
          </table:table-cell>
          <table:table-cell office:value-type="float" office:value="0.000057204" calcext:value-type="float">
            <text:p>0,000057204</text:p>
          </table:table-cell>
          <table:table-cell office:value-type="float" office:value="0.000061676" calcext:value-type="float">
            <text:p>0,000061676</text:p>
          </table:table-cell>
          <table:table-cell office:value-type="float" office:value="0.000061737" calcext:value-type="float">
            <text:p>0,000061737</text:p>
          </table:table-cell>
          <table:table-cell office:value-type="float" office:value="0.000056031" calcext:value-type="float">
            <text:p>0,000056031</text:p>
          </table:table-cell>
          <table:table-cell office:value-type="float" office:value="0.00006058" calcext:value-type="float">
            <text:p>0,00006058</text:p>
          </table:table-cell>
          <table:table-cell office:value-type="float" office:value="0.000061844" calcext:value-type="float">
            <text:p>0,000061844</text:p>
          </table:table-cell>
          <table:table-cell office:value-type="float" office:value="0.000062666" calcext:value-type="float">
            <text:p>0,000062666</text:p>
          </table:table-cell>
          <table:table-cell office:value-type="float" office:value="0.000064457" calcext:value-type="float">
            <text:p>0,000064457</text:p>
          </table:table-cell>
          <table:table-cell office:value-type="float" office:value="0.000061253" calcext:value-type="float">
            <text:p>0,000061253</text:p>
          </table:table-cell>
          <table:table-cell office:value-type="float" office:value="0.00006074" calcext:value-type="float">
            <text:p>0,00006074</text:p>
          </table:table-cell>
          <table:table-cell office:value-type="float" office:value="0.000062508" calcext:value-type="float">
            <text:p>0,000062508</text:p>
          </table:table-cell>
        </table:table-row>
        <table:table-row table:style-name="ro1">
          <table:table-cell table:number-columns-repeated="10"/>
          <table:table-cell office:value-type="float" office:value="0.00005676" calcext:value-type="float">
            <text:p>0,00005676</text:p>
          </table:table-cell>
          <table:table-cell office:value-type="float" office:value="0.000059095" calcext:value-type="float">
            <text:p>0,000059095</text:p>
          </table:table-cell>
          <table:table-cell table:number-columns-repeated="2"/>
          <table:table-cell office:value-type="float" office:value="0.000061187" calcext:value-type="float">
            <text:p>0,000061187</text:p>
          </table:table-cell>
          <table:table-cell office:value-type="float" office:value="0.000063706" calcext:value-type="float">
            <text:p>0,000063706</text:p>
          </table:table-cell>
          <table:table-cell office:value-type="float" office:value="0.000065682" calcext:value-type="float">
            <text:p>0,000065682</text:p>
          </table:table-cell>
          <table:table-cell office:value-type="float" office:value="0.000072042" calcext:value-type="float">
            <text:p>0,000072042</text:p>
          </table:table-cell>
          <table:table-cell office:value-type="float" office:value="0.000062557" calcext:value-type="float">
            <text:p>0,000062557</text:p>
          </table:table-cell>
          <table:table-cell office:value-type="float" office:value="0.000058156" calcext:value-type="float">
            <text:p>0,000058156</text:p>
          </table:table-cell>
          <table:table-cell office:value-type="float" office:value="0.000065136" calcext:value-type="float">
            <text:p>0,000065136</text:p>
          </table:table-cell>
          <table:table-cell office:value-type="float" office:value="0.000060257" calcext:value-type="float">
            <text:p>0,000060257</text:p>
          </table:table-cell>
          <table:table-cell office:value-type="float" office:value="0.00006134" calcext:value-type="float">
            <text:p>0,00006134</text:p>
          </table:table-cell>
          <table:table-cell office:value-type="float" office:value="0.000064086" calcext:value-type="float">
            <text:p>0,000064086</text:p>
          </table:table-cell>
          <table:table-cell office:value-type="float" office:value="0.000058396" calcext:value-type="float">
            <text:p>0,000058396</text:p>
          </table:table-cell>
          <table:table-cell office:value-type="float" office:value="0.000062818" calcext:value-type="float">
            <text:p>0,000062818</text:p>
          </table:table-cell>
          <table:table-cell office:value-type="float" office:value="0.000062833" calcext:value-type="float">
            <text:p>0,000062833</text:p>
          </table:table-cell>
          <table:table-cell office:value-type="float" office:value="0.000060487" calcext:value-type="float">
            <text:p>0,000060487</text:p>
          </table:table-cell>
          <table:table-cell office:value-type="float" office:value="0.000062932" calcext:value-type="float">
            <text:p>0,000062932</text:p>
          </table:table-cell>
          <table:table-cell office:value-type="float" office:value="0.000061304" calcext:value-type="float">
            <text:p>0,000061304</text:p>
          </table:table-cell>
          <table:table-cell office:value-type="float" office:value="0.000061375" calcext:value-type="float">
            <text:p>0,000061375</text:p>
          </table:table-cell>
          <table:table-cell office:value-type="float" office:value="0.000064835" calcext:value-type="float">
            <text:p>0,000064835</text:p>
          </table:table-cell>
          <table:table-cell office:value-type="float" office:value="0.000064697" calcext:value-type="float">
            <text:p>0,000064697</text:p>
          </table:table-cell>
          <table:table-cell office:value-type="float" office:value="0.000062141" calcext:value-type="float">
            <text:p>0,000062141</text:p>
          </table:table-cell>
        </table:table-row>
        <table:table-row table:style-name="ro1">
          <table:table-cell table:number-columns-repeated="10"/>
          <table:table-cell office:value-type="float" office:value="0.000077206" calcext:value-type="float">
            <text:p>0,000077206</text:p>
          </table:table-cell>
          <table:table-cell office:value-type="float" office:value="0.000057232" calcext:value-type="float">
            <text:p>0,000057232</text:p>
          </table:table-cell>
          <table:table-cell table:number-columns-repeated="2"/>
          <table:table-cell office:value-type="float" office:value="0.000060895" calcext:value-type="float">
            <text:p>0,000060895</text:p>
          </table:table-cell>
          <table:table-cell office:value-type="float" office:value="0.000061971" calcext:value-type="float">
            <text:p>0,000061971</text:p>
          </table:table-cell>
          <table:table-cell office:value-type="float" office:value="0.000063522" calcext:value-type="float">
            <text:p>0,000063522</text:p>
          </table:table-cell>
          <table:table-cell office:value-type="float" office:value="0.000055725" calcext:value-type="float">
            <text:p>0,000055725</text:p>
          </table:table-cell>
          <table:table-cell office:value-type="float" office:value="0.000056052" calcext:value-type="float">
            <text:p>0,000056052</text:p>
          </table:table-cell>
          <table:table-cell office:value-type="float" office:value="0.000057697" calcext:value-type="float">
            <text:p>0,000057697</text:p>
          </table:table-cell>
          <table:table-cell office:value-type="float" office:value="0.000059609" calcext:value-type="float">
            <text:p>0,000059609</text:p>
          </table:table-cell>
          <table:table-cell office:value-type="float" office:value="0.000056717" calcext:value-type="float">
            <text:p>0,000056717</text:p>
          </table:table-cell>
          <table:table-cell office:value-type="float" office:value="0.000079785" calcext:value-type="float">
            <text:p>0,000079785</text:p>
          </table:table-cell>
          <table:table-cell office:value-type="float" office:value="0.000067773" calcext:value-type="float">
            <text:p>0,000067773</text:p>
          </table:table-cell>
          <table:table-cell office:value-type="float" office:value="0.000057211" calcext:value-type="float">
            <text:p>0,000057211</text:p>
          </table:table-cell>
          <table:table-cell office:value-type="float" office:value="0.000061195" calcext:value-type="float">
            <text:p>0,000061195</text:p>
          </table:table-cell>
          <table:table-cell office:value-type="float" office:value="0.000061269" calcext:value-type="float">
            <text:p>0,000061269</text:p>
          </table:table-cell>
          <table:table-cell office:value-type="float" office:value="0.000063535" calcext:value-type="float">
            <text:p>0,000063535</text:p>
          </table:table-cell>
          <table:table-cell office:value-type="float" office:value="0.000064275" calcext:value-type="float">
            <text:p>0,000064275</text:p>
          </table:table-cell>
          <table:table-cell office:value-type="float" office:value="0.000062516" calcext:value-type="float">
            <text:p>0,000062516</text:p>
          </table:table-cell>
          <table:table-cell office:value-type="float" office:value="0.000061962" calcext:value-type="float">
            <text:p>0,000061962</text:p>
          </table:table-cell>
          <table:table-cell office:value-type="float" office:value="0.000061287" calcext:value-type="float">
            <text:p>0,000061287</text:p>
          </table:table-cell>
          <table:table-cell office:value-type="float" office:value="0.000057289" calcext:value-type="float">
            <text:p>0,000057289</text:p>
          </table:table-cell>
          <table:table-cell office:value-type="float" office:value="0.00006013" calcext:value-type="float">
            <text:p>0,00006013</text:p>
          </table:table-cell>
        </table:table-row>
        <table:table-row table:style-name="ro1">
          <table:table-cell table:number-columns-repeated="10"/>
          <table:table-cell office:value-type="float" office:value="0.000059472" calcext:value-type="float">
            <text:p>0,000059472</text:p>
          </table:table-cell>
          <table:table-cell office:value-type="float" office:value="0.000057898" calcext:value-type="float">
            <text:p>0,000057898</text:p>
          </table:table-cell>
          <table:table-cell table:number-columns-repeated="2"/>
          <table:table-cell office:value-type="float" office:value="0.000060897" calcext:value-type="float">
            <text:p>0,000060897</text:p>
          </table:table-cell>
          <table:table-cell office:value-type="float" office:value="0.000063164" calcext:value-type="float">
            <text:p>0,000063164</text:p>
          </table:table-cell>
          <table:table-cell office:value-type="float" office:value="0.000064645" calcext:value-type="float">
            <text:p>0,000064645</text:p>
          </table:table-cell>
          <table:table-cell office:value-type="float" office:value="0.000062049" calcext:value-type="float">
            <text:p>0,000062049</text:p>
          </table:table-cell>
          <table:table-cell office:value-type="float" office:value="0.000062033" calcext:value-type="float">
            <text:p>0,000062033</text:p>
          </table:table-cell>
          <table:table-cell office:value-type="float" office:value="0.000062555" calcext:value-type="float">
            <text:p>0,000062555</text:p>
          </table:table-cell>
          <table:table-cell office:value-type="float" office:value="0.000057349" calcext:value-type="float">
            <text:p>0,000057349</text:p>
          </table:table-cell>
          <table:table-cell office:value-type="float" office:value="0.000062296" calcext:value-type="float">
            <text:p>0,000062296</text:p>
          </table:table-cell>
          <table:table-cell office:value-type="float" office:value="0.000057519" calcext:value-type="float">
            <text:p>0,000057519</text:p>
          </table:table-cell>
          <table:table-cell office:value-type="float" office:value="0.000058142" calcext:value-type="float">
            <text:p>0,000058142</text:p>
          </table:table-cell>
          <table:table-cell office:value-type="float" office:value="0.000078221" calcext:value-type="float">
            <text:p>0,000078221</text:p>
          </table:table-cell>
          <table:table-cell office:value-type="float" office:value="0.000062284" calcext:value-type="float">
            <text:p>0,000062284</text:p>
          </table:table-cell>
          <table:table-cell office:value-type="float" office:value="0.000062852" calcext:value-type="float">
            <text:p>0,000062852</text:p>
          </table:table-cell>
          <table:table-cell office:value-type="float" office:value="0.000061131" calcext:value-type="float">
            <text:p>0,000061131</text:p>
          </table:table-cell>
          <table:table-cell office:value-type="float" office:value="0.000061348" calcext:value-type="float">
            <text:p>0,000061348</text:p>
          </table:table-cell>
          <table:table-cell office:value-type="float" office:value="0.00006139" calcext:value-type="float">
            <text:p>0,00006139</text:p>
          </table:table-cell>
          <table:table-cell office:value-type="float" office:value="0.000059201" calcext:value-type="float">
            <text:p>0,000059201</text:p>
          </table:table-cell>
          <table:table-cell office:value-type="float" office:value="0.000064923" calcext:value-type="float">
            <text:p>0,000064923</text:p>
          </table:table-cell>
          <table:table-cell office:value-type="float" office:value="0.00006136" calcext:value-type="float">
            <text:p>0,00006136</text:p>
          </table:table-cell>
          <table:table-cell office:value-type="float" office:value="0.000064887" calcext:value-type="float">
            <text:p>0,000064887</text:p>
          </table:table-cell>
        </table:table-row>
        <table:table-row table:style-name="ro1">
          <table:table-cell table:number-columns-repeated="10"/>
          <table:table-cell office:value-type="float" office:value="0.000057587" calcext:value-type="float">
            <text:p>0,000057587</text:p>
          </table:table-cell>
          <table:table-cell office:value-type="float" office:value="0.000055427" calcext:value-type="float">
            <text:p>0,000055427</text:p>
          </table:table-cell>
          <table:table-cell table:number-columns-repeated="2"/>
          <table:table-cell office:value-type="float" office:value="0.000057585" calcext:value-type="float">
            <text:p>0,000057585</text:p>
          </table:table-cell>
          <table:table-cell office:value-type="float" office:value="0.000060959" calcext:value-type="float">
            <text:p>0,000060959</text:p>
          </table:table-cell>
          <table:table-cell office:value-type="float" office:value="0.000058317" calcext:value-type="float">
            <text:p>0,000058317</text:p>
          </table:table-cell>
          <table:table-cell office:value-type="float" office:value="0.000057351" calcext:value-type="float">
            <text:p>0,000057351</text:p>
          </table:table-cell>
          <table:table-cell office:value-type="float" office:value="0.000057042" calcext:value-type="float">
            <text:p>0,000057042</text:p>
          </table:table-cell>
          <table:table-cell office:value-type="float" office:value="0.000056685" calcext:value-type="float">
            <text:p>0,000056685</text:p>
          </table:table-cell>
          <table:table-cell office:value-type="float" office:value="0.000062193" calcext:value-type="float">
            <text:p>0,000062193</text:p>
          </table:table-cell>
          <table:table-cell office:value-type="float" office:value="0.000065104" calcext:value-type="float">
            <text:p>0,000065104</text:p>
          </table:table-cell>
          <table:table-cell office:value-type="float" office:value="0.000057898" calcext:value-type="float">
            <text:p>0,000057898</text:p>
          </table:table-cell>
          <table:table-cell office:value-type="float" office:value="0.000063114" calcext:value-type="float">
            <text:p>0,000063114</text:p>
          </table:table-cell>
          <table:table-cell office:value-type="float" office:value="0.00006338" calcext:value-type="float">
            <text:p>0,00006338</text:p>
          </table:table-cell>
          <table:table-cell office:value-type="float" office:value="0.000064754" calcext:value-type="float">
            <text:p>0,000064754</text:p>
          </table:table-cell>
          <table:table-cell office:value-type="float" office:value="0.000083045" calcext:value-type="float">
            <text:p>0,000083045</text:p>
          </table:table-cell>
          <table:table-cell office:value-type="float" office:value="0.000082252" calcext:value-type="float">
            <text:p>0,000082252</text:p>
          </table:table-cell>
          <table:table-cell office:value-type="float" office:value="0.000081673" calcext:value-type="float">
            <text:p>0,000081673</text:p>
          </table:table-cell>
          <table:table-cell office:value-type="float" office:value="0.000062704" calcext:value-type="float">
            <text:p>0,000062704</text:p>
          </table:table-cell>
          <table:table-cell office:value-type="float" office:value="0.000084397" calcext:value-type="float">
            <text:p>0,000084397</text:p>
          </table:table-cell>
          <table:table-cell office:value-type="float" office:value="0.000057899" calcext:value-type="float">
            <text:p>0,000057899</text:p>
          </table:table-cell>
          <table:table-cell office:value-type="float" office:value="0.000061283" calcext:value-type="float">
            <text:p>0,000061283</text:p>
          </table:table-cell>
          <table:table-cell office:value-type="float" office:value="0.000060854" calcext:value-type="float">
            <text:p>0,000060854</text:p>
          </table:table-cell>
        </table:table-row>
        <table:table-row table:style-name="ro1">
          <table:table-cell table:number-columns-repeated="10"/>
          <table:table-cell office:value-type="float" office:value="0.000054551" calcext:value-type="float">
            <text:p>0,000054551</text:p>
          </table:table-cell>
          <table:table-cell office:value-type="float" office:value="0.000077402" calcext:value-type="float">
            <text:p>0,000077402</text:p>
          </table:table-cell>
          <table:table-cell table:number-columns-repeated="2"/>
          <table:table-cell office:value-type="float" office:value="0.000061361" calcext:value-type="float">
            <text:p>0,000061361</text:p>
          </table:table-cell>
          <table:table-cell office:value-type="float" office:value="0.000058618" calcext:value-type="float">
            <text:p>0,000058618</text:p>
          </table:table-cell>
          <table:table-cell office:value-type="float" office:value="0.000058295" calcext:value-type="float">
            <text:p>0,000058295</text:p>
          </table:table-cell>
          <table:table-cell office:value-type="float" office:value="0.00006187" calcext:value-type="float">
            <text:p>0,00006187</text:p>
          </table:table-cell>
          <table:table-cell office:value-type="float" office:value="0.000056244" calcext:value-type="float">
            <text:p>0,000056244</text:p>
          </table:table-cell>
          <table:table-cell office:value-type="float" office:value="0.000059947" calcext:value-type="float">
            <text:p>0,000059947</text:p>
          </table:table-cell>
          <table:table-cell office:value-type="float" office:value="0.000062785" calcext:value-type="float">
            <text:p>0,000062785</text:p>
          </table:table-cell>
          <table:table-cell office:value-type="float" office:value="0.000063151" calcext:value-type="float">
            <text:p>0,000063151</text:p>
          </table:table-cell>
          <table:table-cell office:value-type="float" office:value="0.000080447" calcext:value-type="float">
            <text:p>0,000080447</text:p>
          </table:table-cell>
          <table:table-cell office:value-type="float" office:value="0.000067371" calcext:value-type="float">
            <text:p>0,000067371</text:p>
          </table:table-cell>
          <table:table-cell office:value-type="float" office:value="0.000064927" calcext:value-type="float">
            <text:p>0,000064927</text:p>
          </table:table-cell>
          <table:table-cell office:value-type="float" office:value="0.000062643" calcext:value-type="float">
            <text:p>0,000062643</text:p>
          </table:table-cell>
          <table:table-cell office:value-type="float" office:value="0.000063514" calcext:value-type="float">
            <text:p>0,000063514</text:p>
          </table:table-cell>
          <table:table-cell office:value-type="float" office:value="0.000061007" calcext:value-type="float">
            <text:p>0,000061007</text:p>
          </table:table-cell>
          <table:table-cell office:value-type="float" office:value="0.000061497" calcext:value-type="float">
            <text:p>0,000061497</text:p>
          </table:table-cell>
          <table:table-cell office:value-type="float" office:value="0.00007436" calcext:value-type="float">
            <text:p>0,00007436</text:p>
          </table:table-cell>
          <table:table-cell office:value-type="float" office:value="0.000082677" calcext:value-type="float">
            <text:p>0,000082677</text:p>
          </table:table-cell>
          <table:table-cell office:value-type="float" office:value="0.000062756" calcext:value-type="float">
            <text:p>0,000062756</text:p>
          </table:table-cell>
          <table:table-cell office:value-type="float" office:value="0.000061554" calcext:value-type="float">
            <text:p>0,000061554</text:p>
          </table:table-cell>
          <table:table-cell office:value-type="float" office:value="0.000062033" calcext:value-type="float">
            <text:p>0,000062033</text:p>
          </table:table-cell>
        </table:table-row>
        <table:table-row table:style-name="ro1">
          <table:table-cell table:number-columns-repeated="10"/>
          <table:table-cell office:value-type="float" office:value="0.000063401" calcext:value-type="float">
            <text:p>0,000063401</text:p>
          </table:table-cell>
          <table:table-cell office:value-type="float" office:value="0.000058889" calcext:value-type="float">
            <text:p>0,000058889</text:p>
          </table:table-cell>
          <table:table-cell table:number-columns-repeated="2"/>
          <table:table-cell office:value-type="float" office:value="0.00007686" calcext:value-type="float">
            <text:p>0,00007686</text:p>
          </table:table-cell>
          <table:table-cell office:value-type="float" office:value="0.000059006" calcext:value-type="float">
            <text:p>0,000059006</text:p>
          </table:table-cell>
          <table:table-cell office:value-type="float" office:value="0.000059094" calcext:value-type="float">
            <text:p>0,000059094</text:p>
          </table:table-cell>
          <table:table-cell office:value-type="float" office:value="0.000059539" calcext:value-type="float">
            <text:p>0,000059539</text:p>
          </table:table-cell>
          <table:table-cell office:value-type="float" office:value="0.000063306" calcext:value-type="float">
            <text:p>0,000063306</text:p>
          </table:table-cell>
          <table:table-cell office:value-type="float" office:value="0.000056577" calcext:value-type="float">
            <text:p>0,000056577</text:p>
          </table:table-cell>
          <table:table-cell office:value-type="float" office:value="0.000062156" calcext:value-type="float">
            <text:p>0,000062156</text:p>
          </table:table-cell>
          <table:table-cell office:value-type="float" office:value="0.000073268" calcext:value-type="float">
            <text:p>0,000073268</text:p>
          </table:table-cell>
          <table:table-cell office:value-type="float" office:value="0.000073041" calcext:value-type="float">
            <text:p>0,000073041</text:p>
          </table:table-cell>
          <table:table-cell office:value-type="float" office:value="0.000061914" calcext:value-type="float">
            <text:p>0,000061914</text:p>
          </table:table-cell>
          <table:table-cell office:value-type="float" office:value="0.000057321" calcext:value-type="float">
            <text:p>0,000057321</text:p>
          </table:table-cell>
          <table:table-cell office:value-type="float" office:value="0.000058828" calcext:value-type="float">
            <text:p>0,000058828</text:p>
          </table:table-cell>
          <table:table-cell office:value-type="float" office:value="0.000079859" calcext:value-type="float">
            <text:p>0,000079859</text:p>
          </table:table-cell>
          <table:table-cell office:value-type="float" office:value="0.000063885" calcext:value-type="float">
            <text:p>0,000063885</text:p>
          </table:table-cell>
          <table:table-cell office:value-type="float" office:value="0.00006254" calcext:value-type="float">
            <text:p>0,00006254</text:p>
          </table:table-cell>
          <table:table-cell office:value-type="float" office:value="0.000062554" calcext:value-type="float">
            <text:p>0,000062554</text:p>
          </table:table-cell>
          <table:table-cell office:value-type="float" office:value="0.000064509" calcext:value-type="float">
            <text:p>0,000064509</text:p>
          </table:table-cell>
          <table:table-cell office:value-type="float" office:value="0.000067186" calcext:value-type="float">
            <text:p>0,000067186</text:p>
          </table:table-cell>
          <table:table-cell office:value-type="float" office:value="0.000081127" calcext:value-type="float">
            <text:p>0,000081127</text:p>
          </table:table-cell>
          <table:table-cell office:value-type="float" office:value="0.000086358" calcext:value-type="float">
            <text:p>0,000086358</text:p>
          </table:table-cell>
        </table:table-row>
        <table:table-row table:style-name="ro1">
          <table:table-cell table:number-columns-repeated="10"/>
          <table:table-cell office:value-type="float" office:value="0.000073441" calcext:value-type="float">
            <text:p>0,000073441</text:p>
          </table:table-cell>
          <table:table-cell office:value-type="float" office:value="0.000061704" calcext:value-type="float">
            <text:p>0,000061704</text:p>
          </table:table-cell>
          <table:table-cell table:number-columns-repeated="2"/>
          <table:table-cell office:value-type="float" office:value="0.000074196" calcext:value-type="float">
            <text:p>0,000074196</text:p>
          </table:table-cell>
          <table:table-cell office:value-type="float" office:value="0.000064881" calcext:value-type="float">
            <text:p>0,000064881</text:p>
          </table:table-cell>
          <table:table-cell office:value-type="float" office:value="0.00006069" calcext:value-type="float">
            <text:p>0,00006069</text:p>
          </table:table-cell>
          <table:table-cell office:value-type="float" office:value="0.00006133" calcext:value-type="float">
            <text:p>0,00006133</text:p>
          </table:table-cell>
          <table:table-cell office:value-type="float" office:value="0.000057797" calcext:value-type="float">
            <text:p>0,000057797</text:p>
          </table:table-cell>
          <table:table-cell office:value-type="float" office:value="0.00005911" calcext:value-type="float">
            <text:p>0,00005911</text:p>
          </table:table-cell>
          <table:table-cell office:value-type="float" office:value="0.000061969" calcext:value-type="float">
            <text:p>0,000061969</text:p>
          </table:table-cell>
          <table:table-cell office:value-type="float" office:value="0.000061996" calcext:value-type="float">
            <text:p>0,000061996</text:p>
          </table:table-cell>
          <table:table-cell office:value-type="float" office:value="0.000056437" calcext:value-type="float">
            <text:p>0,000056437</text:p>
          </table:table-cell>
          <table:table-cell office:value-type="float" office:value="0.000057342" calcext:value-type="float">
            <text:p>0,000057342</text:p>
          </table:table-cell>
          <table:table-cell office:value-type="float" office:value="0.000073702" calcext:value-type="float">
            <text:p>0,000073702</text:p>
          </table:table-cell>
          <table:table-cell office:value-type="float" office:value="0.000063716" calcext:value-type="float">
            <text:p>0,000063716</text:p>
          </table:table-cell>
          <table:table-cell office:value-type="float" office:value="0.000061308" calcext:value-type="float">
            <text:p>0,000061308</text:p>
          </table:table-cell>
          <table:table-cell office:value-type="float" office:value="0.000099305" calcext:value-type="float">
            <text:p>0,000099305</text:p>
          </table:table-cell>
          <table:table-cell office:value-type="float" office:value="0.000075264" calcext:value-type="float">
            <text:p>0,000075264</text:p>
          </table:table-cell>
          <table:table-cell office:value-type="float" office:value="0.000064511" calcext:value-type="float">
            <text:p>0,000064511</text:p>
          </table:table-cell>
          <table:table-cell office:value-type="float" office:value="0.000063251" calcext:value-type="float">
            <text:p>0,000063251</text:p>
          </table:table-cell>
          <table:table-cell office:value-type="float" office:value="0.000063995" calcext:value-type="float">
            <text:p>0,000063995</text:p>
          </table:table-cell>
          <table:table-cell office:value-type="float" office:value="0.000065157" calcext:value-type="float">
            <text:p>0,000065157</text:p>
          </table:table-cell>
          <table:table-cell office:value-type="float" office:value="0.000063999" calcext:value-type="float">
            <text:p>0,000063999</text:p>
          </table:table-cell>
        </table:table-row>
        <table:table-row table:style-name="ro1">
          <table:table-cell table:number-columns-repeated="10"/>
          <table:table-cell office:value-type="float" office:value="0.000065078" calcext:value-type="float">
            <text:p>0,000065078</text:p>
          </table:table-cell>
          <table:table-cell office:value-type="float" office:value="0.00006265" calcext:value-type="float">
            <text:p>0,00006265</text:p>
          </table:table-cell>
          <table:table-cell table:number-columns-repeated="2"/>
          <table:table-cell office:value-type="float" office:value="0.000056801" calcext:value-type="float">
            <text:p>0,000056801</text:p>
          </table:table-cell>
          <table:table-cell office:value-type="float" office:value="0.000062246" calcext:value-type="float">
            <text:p>0,000062246</text:p>
          </table:table-cell>
          <table:table-cell office:value-type="float" office:value="0.000061653" calcext:value-type="float">
            <text:p>0,000061653</text:p>
          </table:table-cell>
          <table:table-cell office:value-type="float" office:value="0.000076388" calcext:value-type="float">
            <text:p>0,000076388</text:p>
          </table:table-cell>
          <table:table-cell office:value-type="float" office:value="0.000066163" calcext:value-type="float">
            <text:p>0,000066163</text:p>
          </table:table-cell>
          <table:table-cell office:value-type="float" office:value="0.00007253" calcext:value-type="float">
            <text:p>0,00007253</text:p>
          </table:table-cell>
          <table:table-cell office:value-type="float" office:value="0.000086196" calcext:value-type="float">
            <text:p>0,000086196</text:p>
          </table:table-cell>
          <table:table-cell office:value-type="float" office:value="0.000063701" calcext:value-type="float">
            <text:p>0,000063701</text:p>
          </table:table-cell>
          <table:table-cell office:value-type="float" office:value="0.000061108" calcext:value-type="float">
            <text:p>0,000061108</text:p>
          </table:table-cell>
          <table:table-cell office:value-type="float" office:value="0.000057401" calcext:value-type="float">
            <text:p>0,000057401</text:p>
          </table:table-cell>
          <table:table-cell office:value-type="float" office:value="0.000063884" calcext:value-type="float">
            <text:p>0,000063884</text:p>
          </table:table-cell>
          <table:table-cell office:value-type="float" office:value="0.000058203" calcext:value-type="float">
            <text:p>0,000058203</text:p>
          </table:table-cell>
          <table:table-cell office:value-type="float" office:value="0.000065215" calcext:value-type="float">
            <text:p>0,000065215</text:p>
          </table:table-cell>
          <table:table-cell office:value-type="float" office:value="0.000061198" calcext:value-type="float">
            <text:p>0,000061198</text:p>
          </table:table-cell>
          <table:table-cell office:value-type="float" office:value="0.000063259" calcext:value-type="float">
            <text:p>0,000063259</text:p>
          </table:table-cell>
          <table:table-cell office:value-type="float" office:value="0.000062102" calcext:value-type="float">
            <text:p>0,000062102</text:p>
          </table:table-cell>
          <table:table-cell office:value-type="float" office:value="0.000068762" calcext:value-type="float">
            <text:p>0,000068762</text:p>
          </table:table-cell>
          <table:table-cell office:value-type="float" office:value="0.000063849" calcext:value-type="float">
            <text:p>0,000063849</text:p>
          </table:table-cell>
          <table:table-cell office:value-type="float" office:value="0.000061013" calcext:value-type="float">
            <text:p>0,000061013</text:p>
          </table:table-cell>
          <table:table-cell office:value-type="float" office:value="0.000084039" calcext:value-type="float">
            <text:p>0,000084039</text:p>
          </table:table-cell>
        </table:table-row>
        <table:table-row table:style-name="ro1">
          <table:table-cell table:number-columns-repeated="10"/>
          <table:table-cell office:value-type="float" office:value="0.000058281" calcext:value-type="float">
            <text:p>0,000058281</text:p>
          </table:table-cell>
          <table:table-cell office:value-type="float" office:value="0.000065308" calcext:value-type="float">
            <text:p>0,000065308</text:p>
          </table:table-cell>
          <table:table-cell table:number-columns-repeated="2"/>
          <table:table-cell office:value-type="float" office:value="0.000058022" calcext:value-type="float">
            <text:p>0,000058022</text:p>
          </table:table-cell>
          <table:table-cell office:value-type="float" office:value="0.000058675" calcext:value-type="float">
            <text:p>0,000058675</text:p>
          </table:table-cell>
          <table:table-cell office:value-type="float" office:value="0.000060126" calcext:value-type="float">
            <text:p>0,000060126</text:p>
          </table:table-cell>
          <table:table-cell office:value-type="float" office:value="0.000063516" calcext:value-type="float">
            <text:p>0,000063516</text:p>
          </table:table-cell>
          <table:table-cell office:value-type="float" office:value="0.000062107" calcext:value-type="float">
            <text:p>0,000062107</text:p>
          </table:table-cell>
          <table:table-cell office:value-type="float" office:value="0.000062507" calcext:value-type="float">
            <text:p>0,000062507</text:p>
          </table:table-cell>
          <table:table-cell office:value-type="float" office:value="0.0000614" calcext:value-type="float">
            <text:p>0,0000614</text:p>
          </table:table-cell>
          <table:table-cell office:value-type="float" office:value="0.000061278" calcext:value-type="float">
            <text:p>0,000061278</text:p>
          </table:table-cell>
          <table:table-cell office:value-type="float" office:value="0.000058357" calcext:value-type="float">
            <text:p>0,000058357</text:p>
          </table:table-cell>
          <table:table-cell office:value-type="float" office:value="0.000056248" calcext:value-type="float">
            <text:p>0,000056248</text:p>
          </table:table-cell>
          <table:table-cell office:value-type="float" office:value="0.000062535" calcext:value-type="float">
            <text:p>0,000062535</text:p>
          </table:table-cell>
          <table:table-cell office:value-type="float" office:value="0.00006255" calcext:value-type="float">
            <text:p>0,00006255</text:p>
          </table:table-cell>
          <table:table-cell office:value-type="float" office:value="0.000064242" calcext:value-type="float">
            <text:p>0,000064242</text:p>
          </table:table-cell>
          <table:table-cell office:value-type="float" office:value="0.00006499" calcext:value-type="float">
            <text:p>0,00006499</text:p>
          </table:table-cell>
          <table:table-cell office:value-type="float" office:value="0.0000613" calcext:value-type="float">
            <text:p>0,0000613</text:p>
          </table:table-cell>
          <table:table-cell office:value-type="float" office:value="0.000074816" calcext:value-type="float">
            <text:p>0,000074816</text:p>
          </table:table-cell>
          <table:table-cell office:value-type="float" office:value="0.0000622" calcext:value-type="float">
            <text:p>0,0000622</text:p>
          </table:table-cell>
          <table:table-cell office:value-type="float" office:value="0.00006314" calcext:value-type="float">
            <text:p>0,00006314</text:p>
          </table:table-cell>
          <table:table-cell office:value-type="float" office:value="0.000064047" calcext:value-type="float">
            <text:p>0,000064047</text:p>
          </table:table-cell>
          <table:table-cell office:value-type="float" office:value="0.000067557" calcext:value-type="float">
            <text:p>0,000067557</text:p>
          </table:table-cell>
        </table:table-row>
        <table:table-row table:style-name="ro1">
          <table:table-cell table:number-columns-repeated="10"/>
          <table:table-cell office:value-type="float" office:value="0.000057582" calcext:value-type="float">
            <text:p>0,000057582</text:p>
          </table:table-cell>
          <table:table-cell office:value-type="float" office:value="0.00006587" calcext:value-type="float">
            <text:p>0,00006587</text:p>
          </table:table-cell>
          <table:table-cell table:number-columns-repeated="2"/>
          <table:table-cell office:value-type="float" office:value="0.000062382" calcext:value-type="float">
            <text:p>0,000062382</text:p>
          </table:table-cell>
          <table:table-cell office:value-type="float" office:value="0.000057401" calcext:value-type="float">
            <text:p>0,000057401</text:p>
          </table:table-cell>
          <table:table-cell office:value-type="float" office:value="0.000062464" calcext:value-type="float">
            <text:p>0,000062464</text:p>
          </table:table-cell>
          <table:table-cell office:value-type="float" office:value="0.000089044" calcext:value-type="float">
            <text:p>0,000089044</text:p>
          </table:table-cell>
          <table:table-cell office:value-type="float" office:value="0.00008583" calcext:value-type="float">
            <text:p>0,00008583</text:p>
          </table:table-cell>
          <table:table-cell office:value-type="float" office:value="0.000058866" calcext:value-type="float">
            <text:p>0,000058866</text:p>
          </table:table-cell>
          <table:table-cell office:value-type="float" office:value="0.000075855" calcext:value-type="float">
            <text:p>0,000075855</text:p>
          </table:table-cell>
          <table:table-cell office:value-type="float" office:value="0.000061587" calcext:value-type="float">
            <text:p>0,000061587</text:p>
          </table:table-cell>
          <table:table-cell office:value-type="float" office:value="0.000061183" calcext:value-type="float">
            <text:p>0,000061183</text:p>
          </table:table-cell>
          <table:table-cell office:value-type="float" office:value="0.000062056" calcext:value-type="float">
            <text:p>0,000062056</text:p>
          </table:table-cell>
          <table:table-cell office:value-type="float" office:value="0.000078539" calcext:value-type="float">
            <text:p>0,000078539</text:p>
          </table:table-cell>
          <table:table-cell office:value-type="float" office:value="0.000062398" calcext:value-type="float">
            <text:p>0,000062398</text:p>
          </table:table-cell>
          <table:table-cell office:value-type="float" office:value="0.000079035" calcext:value-type="float">
            <text:p>0,000079035</text:p>
          </table:table-cell>
          <table:table-cell office:value-type="float" office:value="0.000057654" calcext:value-type="float">
            <text:p>0,000057654</text:p>
          </table:table-cell>
          <table:table-cell office:value-type="float" office:value="0.000060074" calcext:value-type="float">
            <text:p>0,000060074</text:p>
          </table:table-cell>
          <table:table-cell office:value-type="float" office:value="0.000062918" calcext:value-type="float">
            <text:p>0,000062918</text:p>
          </table:table-cell>
          <table:table-cell office:value-type="float" office:value="0.000063299" calcext:value-type="float">
            <text:p>0,000063299</text:p>
          </table:table-cell>
          <table:table-cell office:value-type="float" office:value="0.000058816" calcext:value-type="float">
            <text:p>0,000058816</text:p>
          </table:table-cell>
          <table:table-cell office:value-type="float" office:value="0.000061461" calcext:value-type="float">
            <text:p>0,000061461</text:p>
          </table:table-cell>
          <table:table-cell office:value-type="float" office:value="0.000064562" calcext:value-type="float">
            <text:p>0,000064562</text:p>
          </table:table-cell>
        </table:table-row>
        <table:table-row table:style-name="ro1">
          <table:table-cell table:number-columns-repeated="10"/>
          <table:table-cell office:value-type="float" office:value="0.000057913" calcext:value-type="float">
            <text:p>0,000057913</text:p>
          </table:table-cell>
          <table:table-cell office:value-type="float" office:value="0.000062987" calcext:value-type="float">
            <text:p>0,000062987</text:p>
          </table:table-cell>
          <table:table-cell table:number-columns-repeated="2"/>
          <table:table-cell office:value-type="float" office:value="0.000062295" calcext:value-type="float">
            <text:p>0,000062295</text:p>
          </table:table-cell>
          <table:table-cell office:value-type="float" office:value="0.000057263" calcext:value-type="float">
            <text:p>0,000057263</text:p>
          </table:table-cell>
          <table:table-cell office:value-type="float" office:value="0.000060682" calcext:value-type="float">
            <text:p>0,000060682</text:p>
          </table:table-cell>
          <table:table-cell office:value-type="float" office:value="0.000057695" calcext:value-type="float">
            <text:p>0,000057695</text:p>
          </table:table-cell>
          <table:table-cell office:value-type="float" office:value="0.000056915" calcext:value-type="float">
            <text:p>0,000056915</text:p>
          </table:table-cell>
          <table:table-cell office:value-type="float" office:value="0.000074259" calcext:value-type="float">
            <text:p>0,000074259</text:p>
          </table:table-cell>
          <table:table-cell office:value-type="float" office:value="0.000078971" calcext:value-type="float">
            <text:p>0,000078971</text:p>
          </table:table-cell>
          <table:table-cell office:value-type="float" office:value="0.000065646" calcext:value-type="float">
            <text:p>0,000065646</text:p>
          </table:table-cell>
          <table:table-cell office:value-type="float" office:value="0.000065898" calcext:value-type="float">
            <text:p>0,000065898</text:p>
          </table:table-cell>
          <table:table-cell office:value-type="float" office:value="0.000063268" calcext:value-type="float">
            <text:p>0,000063268</text:p>
          </table:table-cell>
          <table:table-cell office:value-type="float" office:value="0.000063753" calcext:value-type="float">
            <text:p>0,000063753</text:p>
          </table:table-cell>
          <table:table-cell office:value-type="float" office:value="0.000062184" calcext:value-type="float">
            <text:p>0,000062184</text:p>
          </table:table-cell>
          <table:table-cell office:value-type="float" office:value="0.000068131" calcext:value-type="float">
            <text:p>0,000068131</text:p>
          </table:table-cell>
          <table:table-cell office:value-type="float" office:value="0.000081843" calcext:value-type="float">
            <text:p>0,000081843</text:p>
          </table:table-cell>
          <table:table-cell office:value-type="float" office:value="0.000061916" calcext:value-type="float">
            <text:p>0,000061916</text:p>
          </table:table-cell>
          <table:table-cell office:value-type="float" office:value="0.000061493" calcext:value-type="float">
            <text:p>0,000061493</text:p>
          </table:table-cell>
          <table:table-cell office:value-type="float" office:value="0.000062886" calcext:value-type="float">
            <text:p>0,000062886</text:p>
          </table:table-cell>
          <table:table-cell office:value-type="float" office:value="0.000064372" calcext:value-type="float">
            <text:p>0,000064372</text:p>
          </table:table-cell>
          <table:table-cell office:value-type="float" office:value="0.000064874" calcext:value-type="float">
            <text:p>0,000064874</text:p>
          </table:table-cell>
          <table:table-cell office:value-type="float" office:value="0.000062359" calcext:value-type="float">
            <text:p>0,000062359</text:p>
          </table:table-cell>
        </table:table-row>
        <table:table-row table:style-name="ro1">
          <table:table-cell table:number-columns-repeated="10"/>
          <table:table-cell office:value-type="float" office:value="0.000060555" calcext:value-type="float">
            <text:p>0,000060555</text:p>
          </table:table-cell>
          <table:table-cell office:value-type="float" office:value="0.000057518" calcext:value-type="float">
            <text:p>0,000057518</text:p>
          </table:table-cell>
          <table:table-cell table:number-columns-repeated="2"/>
          <table:table-cell office:value-type="float" office:value="0.000079692" calcext:value-type="float">
            <text:p>0,000079692</text:p>
          </table:table-cell>
          <table:table-cell office:value-type="float" office:value="0.000066486" calcext:value-type="float">
            <text:p>0,000066486</text:p>
          </table:table-cell>
          <table:table-cell office:value-type="float" office:value="0.00006048" calcext:value-type="float">
            <text:p>0,00006048</text:p>
          </table:table-cell>
          <table:table-cell office:value-type="float" office:value="0.00005359" calcext:value-type="float">
            <text:p>0,00005359</text:p>
          </table:table-cell>
          <table:table-cell office:value-type="float" office:value="0.000057038" calcext:value-type="float">
            <text:p>0,000057038</text:p>
          </table:table-cell>
          <table:table-cell office:value-type="float" office:value="0.00005814" calcext:value-type="float">
            <text:p>0,00005814</text:p>
          </table:table-cell>
          <table:table-cell office:value-type="float" office:value="0.0000638" calcext:value-type="float">
            <text:p>0,0000638</text:p>
          </table:table-cell>
          <table:table-cell office:value-type="float" office:value="0.000060727" calcext:value-type="float">
            <text:p>0,000060727</text:p>
          </table:table-cell>
          <table:table-cell office:value-type="float" office:value="0.000055077" calcext:value-type="float">
            <text:p>0,000055077</text:p>
          </table:table-cell>
          <table:table-cell office:value-type="float" office:value="0.000094407" calcext:value-type="float">
            <text:p>0,000094407</text:p>
          </table:table-cell>
          <table:table-cell office:value-type="float" office:value="0.000062825" calcext:value-type="float">
            <text:p>0,000062825</text:p>
          </table:table-cell>
          <table:table-cell office:value-type="float" office:value="0.000062024" calcext:value-type="float">
            <text:p>0,000062024</text:p>
          </table:table-cell>
          <table:table-cell office:value-type="float" office:value="0.000061142" calcext:value-type="float">
            <text:p>0,000061142</text:p>
          </table:table-cell>
          <table:table-cell office:value-type="float" office:value="0.000066404" calcext:value-type="float">
            <text:p>0,000066404</text:p>
          </table:table-cell>
          <table:table-cell office:value-type="float" office:value="0.000060943" calcext:value-type="float">
            <text:p>0,000060943</text:p>
          </table:table-cell>
          <table:table-cell office:value-type="float" office:value="0.000060864" calcext:value-type="float">
            <text:p>0,000060864</text:p>
          </table:table-cell>
          <table:table-cell office:value-type="float" office:value="0.00006244" calcext:value-type="float">
            <text:p>0,00006244</text:p>
          </table:table-cell>
          <table:table-cell office:value-type="float" office:value="0.000058297" calcext:value-type="float">
            <text:p>0,000058297</text:p>
          </table:table-cell>
          <table:table-cell office:value-type="float" office:value="0.000061297" calcext:value-type="float">
            <text:p>0,000061297</text:p>
          </table:table-cell>
          <table:table-cell office:value-type="float" office:value="0.000062948" calcext:value-type="float">
            <text:p>0,000062948</text:p>
          </table:table-cell>
        </table:table-row>
        <table:table-row table:style-name="ro1">
          <table:table-cell table:number-columns-repeated="10"/>
          <table:table-cell office:value-type="float" office:value="0.000060702" calcext:value-type="float">
            <text:p>0,000060702</text:p>
          </table:table-cell>
          <table:table-cell office:value-type="float" office:value="0.000062522" calcext:value-type="float">
            <text:p>0,000062522</text:p>
          </table:table-cell>
          <table:table-cell table:number-columns-repeated="2"/>
          <table:table-cell office:value-type="float" office:value="0.000063442" calcext:value-type="float">
            <text:p>0,000063442</text:p>
          </table:table-cell>
          <table:table-cell office:value-type="float" office:value="0.000076661" calcext:value-type="float">
            <text:p>0,000076661</text:p>
          </table:table-cell>
          <table:table-cell office:value-type="float" office:value="0.000062111" calcext:value-type="float">
            <text:p>0,000062111</text:p>
          </table:table-cell>
          <table:table-cell office:value-type="float" office:value="0.00006321" calcext:value-type="float">
            <text:p>0,00006321</text:p>
          </table:table-cell>
          <table:table-cell office:value-type="float" office:value="0.000082091" calcext:value-type="float">
            <text:p>0,000082091</text:p>
          </table:table-cell>
          <table:table-cell office:value-type="float" office:value="0.000062007" calcext:value-type="float">
            <text:p>0,000062007</text:p>
          </table:table-cell>
          <table:table-cell office:value-type="float" office:value="0.000061404" calcext:value-type="float">
            <text:p>0,000061404</text:p>
          </table:table-cell>
          <table:table-cell office:value-type="float" office:value="0.000062204" calcext:value-type="float">
            <text:p>0,000062204</text:p>
          </table:table-cell>
          <table:table-cell office:value-type="float" office:value="0.000057285" calcext:value-type="float">
            <text:p>0,000057285</text:p>
          </table:table-cell>
          <table:table-cell office:value-type="float" office:value="0.000056916" calcext:value-type="float">
            <text:p>0,000056916</text:p>
          </table:table-cell>
          <table:table-cell office:value-type="float" office:value="0.000066848" calcext:value-type="float">
            <text:p>0,000066848</text:p>
          </table:table-cell>
          <table:table-cell office:value-type="float" office:value="0.000063928" calcext:value-type="float">
            <text:p>0,000063928</text:p>
          </table:table-cell>
          <table:table-cell office:value-type="float" office:value="0.000060905" calcext:value-type="float">
            <text:p>0,000060905</text:p>
          </table:table-cell>
          <table:table-cell office:value-type="float" office:value="0.000061261" calcext:value-type="float">
            <text:p>0,000061261</text:p>
          </table:table-cell>
          <table:table-cell office:value-type="float" office:value="0.000061762" calcext:value-type="float">
            <text:p>0,000061762</text:p>
          </table:table-cell>
          <table:table-cell office:value-type="float" office:value="0.000062166" calcext:value-type="float">
            <text:p>0,000062166</text:p>
          </table:table-cell>
          <table:table-cell office:value-type="float" office:value="0.000063385" calcext:value-type="float">
            <text:p>0,000063385</text:p>
          </table:table-cell>
          <table:table-cell office:value-type="float" office:value="0.000061951" calcext:value-type="float">
            <text:p>0,000061951</text:p>
          </table:table-cell>
          <table:table-cell office:value-type="float" office:value="0.000066173" calcext:value-type="float">
            <text:p>0,000066173</text:p>
          </table:table-cell>
          <table:table-cell office:value-type="float" office:value="0.000062859" calcext:value-type="float">
            <text:p>0,000062859</text:p>
          </table:table-cell>
        </table:table-row>
        <table:table-row table:style-name="ro1">
          <table:table-cell table:number-columns-repeated="10"/>
          <table:table-cell office:value-type="float" office:value="0.000057915" calcext:value-type="float">
            <text:p>0,000057915</text:p>
          </table:table-cell>
          <table:table-cell office:value-type="float" office:value="0.000067994" calcext:value-type="float">
            <text:p>0,000067994</text:p>
          </table:table-cell>
          <table:table-cell table:number-columns-repeated="2"/>
          <table:table-cell office:value-type="float" office:value="0.000057494" calcext:value-type="float">
            <text:p>0,000057494</text:p>
          </table:table-cell>
          <table:table-cell office:value-type="float" office:value="0.000061987" calcext:value-type="float">
            <text:p>0,000061987</text:p>
          </table:table-cell>
          <table:table-cell office:value-type="float" office:value="0.000055084" calcext:value-type="float">
            <text:p>0,000055084</text:p>
          </table:table-cell>
          <table:table-cell office:value-type="float" office:value="0.000061717" calcext:value-type="float">
            <text:p>0,000061717</text:p>
          </table:table-cell>
          <table:table-cell office:value-type="float" office:value="0.000077764" calcext:value-type="float">
            <text:p>0,000077764</text:p>
          </table:table-cell>
          <table:table-cell office:value-type="float" office:value="0.00006695" calcext:value-type="float">
            <text:p>0,00006695</text:p>
          </table:table-cell>
          <table:table-cell office:value-type="float" office:value="0.000062441" calcext:value-type="float">
            <text:p>0,000062441</text:p>
          </table:table-cell>
          <table:table-cell office:value-type="float" office:value="0.000061755" calcext:value-type="float">
            <text:p>0,000061755</text:p>
          </table:table-cell>
          <table:table-cell office:value-type="float" office:value="0.000065067" calcext:value-type="float">
            <text:p>0,000065067</text:p>
          </table:table-cell>
          <table:table-cell office:value-type="float" office:value="0.000074495" calcext:value-type="float">
            <text:p>0,000074495</text:p>
          </table:table-cell>
          <table:table-cell office:value-type="float" office:value="0.000065269" calcext:value-type="float">
            <text:p>0,000065269</text:p>
          </table:table-cell>
          <table:table-cell office:value-type="float" office:value="0.000055034" calcext:value-type="float">
            <text:p>0,000055034</text:p>
          </table:table-cell>
          <table:table-cell office:value-type="float" office:value="0.00005571" calcext:value-type="float">
            <text:p>0,00005571</text:p>
          </table:table-cell>
          <table:table-cell office:value-type="float" office:value="0.000054206" calcext:value-type="float">
            <text:p>0,000054206</text:p>
          </table:table-cell>
          <table:table-cell office:value-type="float" office:value="0.000045696" calcext:value-type="float">
            <text:p>0,000045696</text:p>
          </table:table-cell>
          <table:table-cell office:value-type="float" office:value="0.00005628" calcext:value-type="float">
            <text:p>0,00005628</text:p>
          </table:table-cell>
          <table:table-cell office:value-type="float" office:value="0.000042623" calcext:value-type="float">
            <text:p>0,000042623</text:p>
          </table:table-cell>
          <table:table-cell office:value-type="float" office:value="0.000055212" calcext:value-type="float">
            <text:p>0,000055212</text:p>
          </table:table-cell>
          <table:table-cell office:value-type="float" office:value="0.000055503" calcext:value-type="float">
            <text:p>0,000055503</text:p>
          </table:table-cell>
          <table:table-cell office:value-type="float" office:value="0.000047806" calcext:value-type="float">
            <text:p>0,000047806</text:p>
          </table:table-cell>
        </table:table-row>
        <table:table-row table:style-name="ro1">
          <table:table-cell table:number-columns-repeated="10"/>
          <table:table-cell office:value-type="float" office:value="0.000063351" calcext:value-type="float">
            <text:p>0,000063351</text:p>
          </table:table-cell>
          <table:table-cell office:value-type="float" office:value="0.000089577" calcext:value-type="float">
            <text:p>0,000089577</text:p>
          </table:table-cell>
          <table:table-cell table:number-columns-repeated="2"/>
          <table:table-cell office:value-type="float" office:value="0.000058212" calcext:value-type="float">
            <text:p>0,000058212</text:p>
          </table:table-cell>
          <table:table-cell office:value-type="float" office:value="0.000058443" calcext:value-type="float">
            <text:p>0,000058443</text:p>
          </table:table-cell>
          <table:table-cell office:value-type="float" office:value="0.000046667" calcext:value-type="float">
            <text:p>0,000046667</text:p>
          </table:table-cell>
          <table:table-cell office:value-type="float" office:value="0.000077492" calcext:value-type="float">
            <text:p>0,000077492</text:p>
          </table:table-cell>
          <table:table-cell office:value-type="float" office:value="0.00005979" calcext:value-type="float">
            <text:p>0,00005979</text:p>
          </table:table-cell>
          <table:table-cell office:value-type="float" office:value="0.000062272" calcext:value-type="float">
            <text:p>0,000062272</text:p>
          </table:table-cell>
          <table:table-cell office:value-type="float" office:value="0.000056463" calcext:value-type="float">
            <text:p>0,000056463</text:p>
          </table:table-cell>
          <table:table-cell office:value-type="float" office:value="0.000038243" calcext:value-type="float">
            <text:p>0,000038243</text:p>
          </table:table-cell>
          <table:table-cell office:value-type="float" office:value="0.000045608" calcext:value-type="float">
            <text:p>0,000045608</text:p>
          </table:table-cell>
          <table:table-cell office:value-type="float" office:value="0.000037582" calcext:value-type="float">
            <text:p>0,000037582</text:p>
          </table:table-cell>
          <table:table-cell office:value-type="float" office:value="0.000047495" calcext:value-type="float">
            <text:p>0,000047495</text:p>
          </table:table-cell>
          <table:table-cell office:value-type="float" office:value="0.00005241" calcext:value-type="float">
            <text:p>0,00005241</text:p>
          </table:table-cell>
          <table:table-cell office:value-type="float" office:value="0.000035675" calcext:value-type="float">
            <text:p>0,000035675</text:p>
          </table:table-cell>
          <table:table-cell office:value-type="float" office:value="0.000052207" calcext:value-type="float">
            <text:p>0,000052207</text:p>
          </table:table-cell>
          <table:table-cell office:value-type="float" office:value="0.000047773" calcext:value-type="float">
            <text:p>0,000047773</text:p>
          </table:table-cell>
          <table:table-cell office:value-type="float" office:value="0.000063625" calcext:value-type="float">
            <text:p>0,000063625</text:p>
          </table:table-cell>
          <table:table-cell office:value-type="float" office:value="0.000078233" calcext:value-type="float">
            <text:p>0,000078233</text:p>
          </table:table-cell>
          <table:table-cell office:value-type="float" office:value="0.000089844" calcext:value-type="float">
            <text:p>0,000089844</text:p>
          </table:table-cell>
          <table:table-cell office:value-type="float" office:value="0.00006766" calcext:value-type="float">
            <text:p>0,00006766</text:p>
          </table:table-cell>
          <table:table-cell office:value-type="float" office:value="0.00008454" calcext:value-type="float">
            <text:p>0,00008454</text:p>
          </table:table-cell>
        </table:table-row>
        <table:table-row table:style-name="ro1">
          <table:table-cell table:number-columns-repeated="10"/>
          <table:table-cell office:value-type="float" office:value="0.000061582" calcext:value-type="float">
            <text:p>0,000061582</text:p>
          </table:table-cell>
          <table:table-cell office:value-type="float" office:value="0.000062703" calcext:value-type="float">
            <text:p>0,000062703</text:p>
          </table:table-cell>
          <table:table-cell table:number-columns-repeated="2"/>
          <table:table-cell office:value-type="float" office:value="0.000041694" calcext:value-type="float">
            <text:p>0,000041694</text:p>
          </table:table-cell>
          <table:table-cell office:value-type="float" office:value="0.000063897" calcext:value-type="float">
            <text:p>0,000063897</text:p>
          </table:table-cell>
          <table:table-cell office:value-type="float" office:value="0.000060948" calcext:value-type="float">
            <text:p>0,000060948</text:p>
          </table:table-cell>
          <table:table-cell office:value-type="float" office:value="0.000062875" calcext:value-type="float">
            <text:p>0,000062875</text:p>
          </table:table-cell>
          <table:table-cell office:value-type="float" office:value="0.000048997" calcext:value-type="float">
            <text:p>0,000048997</text:p>
          </table:table-cell>
          <table:table-cell office:value-type="float" office:value="0.000065098" calcext:value-type="float">
            <text:p>0,000065098</text:p>
          </table:table-cell>
          <table:table-cell office:value-type="float" office:value="0.000063805" calcext:value-type="float">
            <text:p>0,000063805</text:p>
          </table:table-cell>
          <table:table-cell office:value-type="float" office:value="0.000063943" calcext:value-type="float">
            <text:p>0,000063943</text:p>
          </table:table-cell>
          <table:table-cell office:value-type="float" office:value="0.000058187" calcext:value-type="float">
            <text:p>0,000058187</text:p>
          </table:table-cell>
          <table:table-cell office:value-type="float" office:value="0.000062702" calcext:value-type="float">
            <text:p>0,000062702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63074" calcext:value-type="float">
            <text:p>0,000063074</text:p>
          </table:table-cell>
          <table:table-cell office:value-type="float" office:value="0.00006318" calcext:value-type="float">
            <text:p>0,00006318</text:p>
          </table:table-cell>
          <table:table-cell office:value-type="float" office:value="0.000062446" calcext:value-type="float">
            <text:p>0,000062446</text:p>
          </table:table-cell>
          <table:table-cell office:value-type="float" office:value="0.000065504" calcext:value-type="float">
            <text:p>0,00006550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62164" calcext:value-type="float">
            <text:p>0,000062164</text:p>
          </table:table-cell>
          <table:table-cell office:value-type="float" office:value="0.000062604" calcext:value-type="float">
            <text:p>0,000062604</text:p>
          </table:table-cell>
          <table:table-cell office:value-type="float" office:value="0.000053685" calcext:value-type="float">
            <text:p>0,000053685</text:p>
          </table:table-cell>
          <table:table-cell office:value-type="float" office:value="0.00003993" calcext:value-type="float">
            <text:p>0,00003993</text:p>
          </table:table-cell>
        </table:table-row>
        <table:table-row table:style-name="ro1">
          <table:table-cell table:number-columns-repeated="10"/>
          <table:table-cell office:value-type="float" office:value="0.000058652" calcext:value-type="float">
            <text:p>0,000058652</text:p>
          </table:table-cell>
          <table:table-cell office:value-type="float" office:value="0.000058449" calcext:value-type="float">
            <text:p>0,000058449</text:p>
          </table:table-cell>
          <table:table-cell table:number-columns-repeated="2"/>
          <table:table-cell office:value-type="float" office:value="0.000059418" calcext:value-type="float">
            <text:p>0,000059418</text:p>
          </table:table-cell>
          <table:table-cell office:value-type="float" office:value="0.000057696" calcext:value-type="float">
            <text:p>0,000057696</text:p>
          </table:table-cell>
          <table:table-cell office:value-type="float" office:value="0.000058555" calcext:value-type="float">
            <text:p>0,000058555</text:p>
          </table:table-cell>
          <table:table-cell office:value-type="float" office:value="0.000072556" calcext:value-type="float">
            <text:p>0,000072556</text:p>
          </table:table-cell>
          <table:table-cell office:value-type="float" office:value="0.000078563" calcext:value-type="float">
            <text:p>0,000078563</text:p>
          </table:table-cell>
          <table:table-cell office:value-type="float" office:value="0.000063453" calcext:value-type="float">
            <text:p>0,000063453</text:p>
          </table:table-cell>
          <table:table-cell office:value-type="float" office:value="0.000073287" calcext:value-type="float">
            <text:p>0,000073287</text:p>
          </table:table-cell>
          <table:table-cell office:value-type="float" office:value="0.000077227" calcext:value-type="float">
            <text:p>0,000077227</text:p>
          </table:table-cell>
          <table:table-cell office:value-type="float" office:value="0.000068101" calcext:value-type="float">
            <text:p>0,000068101</text:p>
          </table:table-cell>
          <table:table-cell office:value-type="float" office:value="0.000074579" calcext:value-type="float">
            <text:p>0,000074579</text:p>
          </table:table-cell>
          <table:table-cell office:value-type="float" office:value="0.000045321" calcext:value-type="float">
            <text:p>0,000045321</text:p>
          </table:table-cell>
          <table:table-cell office:value-type="float" office:value="0.000050397" calcext:value-type="float">
            <text:p>0,000050397</text:p>
          </table:table-cell>
          <table:table-cell office:value-type="float" office:value="0.000059331" calcext:value-type="float">
            <text:p>0,000059331</text:p>
          </table:table-cell>
          <table:table-cell office:value-type="float" office:value="0.000051435" calcext:value-type="float">
            <text:p>0,000051435</text:p>
          </table:table-cell>
          <table:table-cell office:value-type="float" office:value="0.000057024" calcext:value-type="float">
            <text:p>0,000057024</text:p>
          </table:table-cell>
          <table:table-cell office:value-type="float" office:value="0.000046413" calcext:value-type="float">
            <text:p>0,000046413</text:p>
          </table:table-cell>
          <table:table-cell office:value-type="float" office:value="0.000041137" calcext:value-type="float">
            <text:p>0,000041137</text:p>
          </table:table-cell>
          <table:table-cell office:value-type="float" office:value="0.000048013" calcext:value-type="float">
            <text:p>0,000048013</text:p>
          </table:table-cell>
          <table:table-cell office:value-type="float" office:value="0.000058596" calcext:value-type="float">
            <text:p>0,000058596</text:p>
          </table:table-cell>
          <table:table-cell office:value-type="float" office:value="0.000068882" calcext:value-type="float">
            <text:p>0,000068882</text:p>
          </table:table-cell>
        </table:table-row>
        <table:table-row table:style-name="ro1">
          <table:table-cell table:number-columns-repeated="10"/>
          <table:table-cell office:value-type="float" office:value="0.000057383" calcext:value-type="float">
            <text:p>0,000057383</text:p>
          </table:table-cell>
          <table:table-cell office:value-type="float" office:value="0.000060529" calcext:value-type="float">
            <text:p>0,000060529</text:p>
          </table:table-cell>
          <table:table-cell table:number-columns-repeated="2"/>
          <table:table-cell office:value-type="float" office:value="0.000078595" calcext:value-type="float">
            <text:p>0,000078595</text:p>
          </table:table-cell>
          <table:table-cell office:value-type="float" office:value="0.000081096" calcext:value-type="float">
            <text:p>0,000081096</text:p>
          </table:table-cell>
          <table:table-cell office:value-type="float" office:value="0.000081235" calcext:value-type="float">
            <text:p>0,000081235</text:p>
          </table:table-cell>
          <table:table-cell office:value-type="float" office:value="0.000077997" calcext:value-type="float">
            <text:p>0,000077997</text:p>
          </table:table-cell>
          <table:table-cell office:value-type="float" office:value="0.000075471" calcext:value-type="float">
            <text:p>0,000075471</text:p>
          </table:table-cell>
          <table:table-cell office:value-type="float" office:value="0.000063633" calcext:value-type="float">
            <text:p>0,000063633</text:p>
          </table:table-cell>
          <table:table-cell office:value-type="float" office:value="0.0000457" calcext:value-type="float">
            <text:p>0,0000457</text:p>
          </table:table-cell>
          <table:table-cell office:value-type="float" office:value="0.000066966" calcext:value-type="float">
            <text:p>0,000066966</text:p>
          </table:table-cell>
          <table:table-cell office:value-type="float" office:value="0.000057833" calcext:value-type="float">
            <text:p>0,000057833</text:p>
          </table:table-cell>
          <table:table-cell office:value-type="float" office:value="0.00006276" calcext:value-type="float">
            <text:p>0,00006276</text:p>
          </table:table-cell>
          <table:table-cell office:value-type="float" office:value="0.000061918" calcext:value-type="float">
            <text:p>0,000061918</text:p>
          </table:table-cell>
          <table:table-cell office:value-type="float" office:value="0.000068321" calcext:value-type="float">
            <text:p>0,000068321</text:p>
          </table:table-cell>
          <table:table-cell office:value-type="float" office:value="0.000076495" calcext:value-type="float">
            <text:p>0,000076495</text:p>
          </table:table-cell>
          <table:table-cell office:value-type="float" office:value="0.000063441" calcext:value-type="float">
            <text:p>0,000063441</text:p>
          </table:table-cell>
          <table:table-cell office:value-type="float" office:value="0.000064111" calcext:value-type="float">
            <text:p>0,000064111</text:p>
          </table:table-cell>
          <table:table-cell office:value-type="float" office:value="0.000054882" calcext:value-type="float">
            <text:p>0,000054882</text:p>
          </table:table-cell>
          <table:table-cell office:value-type="float" office:value="0.000077246" calcext:value-type="float">
            <text:p>0,000077246</text:p>
          </table:table-cell>
          <table:table-cell office:value-type="float" office:value="0.000056522" calcext:value-type="float">
            <text:p>0,000056522</text:p>
          </table:table-cell>
          <table:table-cell office:value-type="float" office:value="0.000048497" calcext:value-type="float">
            <text:p>0,000048497</text:p>
          </table:table-cell>
          <table:table-cell office:value-type="float" office:value="0.000071941" calcext:value-type="float">
            <text:p>0,000071941</text:p>
          </table:table-cell>
        </table:table-row>
        <table:table-row table:style-name="ro1">
          <table:table-cell table:number-columns-repeated="10"/>
          <table:table-cell office:value-type="float" office:value="0.000082659" calcext:value-type="float">
            <text:p>0,000082659</text:p>
          </table:table-cell>
          <table:table-cell office:value-type="float" office:value="0.000057874" calcext:value-type="float">
            <text:p>0,000057874</text:p>
          </table:table-cell>
          <table:table-cell table:number-columns-repeated="2"/>
          <table:table-cell office:value-type="float" office:value="0.000057449" calcext:value-type="float">
            <text:p>0,000057449</text:p>
          </table:table-cell>
          <table:table-cell office:value-type="float" office:value="0.000065875" calcext:value-type="float">
            <text:p>0,000065875</text:p>
          </table:table-cell>
          <table:table-cell office:value-type="float" office:value="0.000064254" calcext:value-type="float">
            <text:p>0,000064254</text:p>
          </table:table-cell>
          <table:table-cell office:value-type="float" office:value="0.000064264" calcext:value-type="float">
            <text:p>0,000064264</text:p>
          </table:table-cell>
          <table:table-cell office:value-type="float" office:value="0.000087883" calcext:value-type="float">
            <text:p>0,000087883</text:p>
          </table:table-cell>
          <table:table-cell office:value-type="float" office:value="0.000064724" calcext:value-type="float">
            <text:p>0,000064724</text:p>
          </table:table-cell>
          <table:table-cell office:value-type="float" office:value="0.00008347" calcext:value-type="float">
            <text:p>0,00008347</text:p>
          </table:table-cell>
          <table:table-cell office:value-type="float" office:value="0.000082353" calcext:value-type="float">
            <text:p>0,000082353</text:p>
          </table:table-cell>
          <table:table-cell office:value-type="float" office:value="0.000079554" calcext:value-type="float">
            <text:p>0,000079554</text:p>
          </table:table-cell>
          <table:table-cell office:value-type="float" office:value="0.000073435" calcext:value-type="float">
            <text:p>0,000073435</text:p>
          </table:table-cell>
          <table:table-cell office:value-type="float" office:value="0.000062463" calcext:value-type="float">
            <text:p>0,000062463</text:p>
          </table:table-cell>
          <table:table-cell office:value-type="float" office:value="0.000079551" calcext:value-type="float">
            <text:p>0,000079551</text:p>
          </table:table-cell>
          <table:table-cell office:value-type="float" office:value="0.000078204" calcext:value-type="float">
            <text:p>0,000078204</text:p>
          </table:table-cell>
          <table:table-cell office:value-type="float" office:value="0.000052165" calcext:value-type="float">
            <text:p>0,000052165</text:p>
          </table:table-cell>
          <table:table-cell office:value-type="float" office:value="0.000048201" calcext:value-type="float">
            <text:p>0,000048201</text:p>
          </table:table-cell>
          <table:table-cell office:value-type="float" office:value="0.000038624" calcext:value-type="float">
            <text:p>0,000038624</text:p>
          </table:table-cell>
          <table:table-cell office:value-type="float" office:value="0.000046521" calcext:value-type="float">
            <text:p>0,000046521</text:p>
          </table:table-cell>
          <table:table-cell office:value-type="float" office:value="0.000038044" calcext:value-type="float">
            <text:p>0,000038044</text:p>
          </table:table-cell>
          <table:table-cell office:value-type="float" office:value="0.000039574" calcext:value-type="float">
            <text:p>0,000039574</text:p>
          </table:table-cell>
          <table:table-cell office:value-type="float" office:value="0.000036521" calcext:value-type="float">
            <text:p>0,000036521</text:p>
          </table:table-cell>
        </table:table-row>
        <table:table-row table:style-name="ro1">
          <table:table-cell table:number-columns-repeated="10"/>
          <table:table-cell office:value-type="float" office:value="0.000064655" calcext:value-type="float">
            <text:p>0,000064655</text:p>
          </table:table-cell>
          <table:table-cell office:value-type="float" office:value="0.00006098" calcext:value-type="float">
            <text:p>0,00006098</text:p>
          </table:table-cell>
          <table:table-cell table:number-columns-repeated="2"/>
          <table:table-cell office:value-type="float" office:value="0.000066322" calcext:value-type="float">
            <text:p>0,000066322</text:p>
          </table:table-cell>
          <table:table-cell office:value-type="float" office:value="0.000061758" calcext:value-type="float">
            <text:p>0,000061758</text:p>
          </table:table-cell>
          <table:table-cell office:value-type="float" office:value="0.000062964" calcext:value-type="float">
            <text:p>0,000062964</text:p>
          </table:table-cell>
          <table:table-cell office:value-type="float" office:value="0.0000838" calcext:value-type="float">
            <text:p>0,0000838</text:p>
          </table:table-cell>
          <table:table-cell office:value-type="float" office:value="0.000065221" calcext:value-type="float">
            <text:p>0,000065221</text:p>
          </table:table-cell>
          <table:table-cell office:value-type="float" office:value="0.000066729" calcext:value-type="float">
            <text:p>0,000066729</text:p>
          </table:table-cell>
          <table:table-cell office:value-type="float" office:value="0.0000617" calcext:value-type="float">
            <text:p>0,0000617</text:p>
          </table:table-cell>
          <table:table-cell office:value-type="float" office:value="0.000063253" calcext:value-type="float">
            <text:p>0,000063253</text:p>
          </table:table-cell>
          <table:table-cell office:value-type="float" office:value="0.000056527" calcext:value-type="float">
            <text:p>0,000056527</text:p>
          </table:table-cell>
          <table:table-cell office:value-type="float" office:value="0.000057017" calcext:value-type="float">
            <text:p>0,000057017</text:p>
          </table:table-cell>
          <table:table-cell office:value-type="float" office:value="0.000041192" calcext:value-type="float">
            <text:p>0,000041192</text:p>
          </table:table-cell>
          <table:table-cell office:value-type="float" office:value="0.000053195" calcext:value-type="float">
            <text:p>0,000053195</text:p>
          </table:table-cell>
          <table:table-cell office:value-type="float" office:value="0.000051651" calcext:value-type="float">
            <text:p>0,000051651</text:p>
          </table:table-cell>
          <table:table-cell office:value-type="float" office:value="0.000057567" calcext:value-type="float">
            <text:p>0,000057567</text:p>
          </table:table-cell>
          <table:table-cell office:value-type="float" office:value="0.000055254" calcext:value-type="float">
            <text:p>0,000055254</text:p>
          </table:table-cell>
          <table:table-cell office:value-type="float" office:value="0.000070918" calcext:value-type="float">
            <text:p>0,000070918</text:p>
          </table:table-cell>
          <table:table-cell office:value-type="float" office:value="0.00005281" calcext:value-type="float">
            <text:p>0,00005281</text:p>
          </table:table-cell>
          <table:table-cell office:value-type="float" office:value="0.000052608" calcext:value-type="float">
            <text:p>0,000052608</text:p>
          </table:table-cell>
          <table:table-cell office:value-type="float" office:value="0.000070007" calcext:value-type="float">
            <text:p>0,000070007</text:p>
          </table:table-cell>
          <table:table-cell office:value-type="float" office:value="0.00006329" calcext:value-type="float">
            <text:p>0,00006329</text:p>
          </table:table-cell>
        </table:table-row>
        <table:table-row table:style-name="ro1">
          <table:table-cell table:number-columns-repeated="10"/>
          <table:table-cell office:value-type="float" office:value="0.000062989" calcext:value-type="float">
            <text:p>0,000062989</text:p>
          </table:table-cell>
          <table:table-cell office:value-type="float" office:value="0.000059587" calcext:value-type="float">
            <text:p>0,000059587</text:p>
          </table:table-cell>
          <table:table-cell table:number-columns-repeated="2"/>
          <table:table-cell office:value-type="float" office:value="0.000062593" calcext:value-type="float">
            <text:p>0,000062593</text:p>
          </table:table-cell>
          <table:table-cell office:value-type="float" office:value="0.000061658" calcext:value-type="float">
            <text:p>0,000061658</text:p>
          </table:table-cell>
          <table:table-cell office:value-type="float" office:value="0.000057484" calcext:value-type="float">
            <text:p>0,000057484</text:p>
          </table:table-cell>
          <table:table-cell office:value-type="float" office:value="0.000062108" calcext:value-type="float">
            <text:p>0,000062108</text:p>
          </table:table-cell>
          <table:table-cell office:value-type="float" office:value="0.000062743" calcext:value-type="float">
            <text:p>0,000062743</text:p>
          </table:table-cell>
          <table:table-cell office:value-type="float" office:value="0.00006157" calcext:value-type="float">
            <text:p>0,00006157</text:p>
          </table:table-cell>
          <table:table-cell office:value-type="float" office:value="0.000057778" calcext:value-type="float">
            <text:p>0,000057778</text:p>
          </table:table-cell>
          <table:table-cell office:value-type="float" office:value="0.000060579" calcext:value-type="float">
            <text:p>0,000060579</text:p>
          </table:table-cell>
          <table:table-cell office:value-type="float" office:value="0.000055629" calcext:value-type="float">
            <text:p>0,000055629</text:p>
          </table:table-cell>
          <table:table-cell office:value-type="float" office:value="0.000062422" calcext:value-type="float">
            <text:p>0,000062422</text:p>
          </table:table-cell>
          <table:table-cell office:value-type="float" office:value="0.000041794" calcext:value-type="float">
            <text:p>0,000041794</text:p>
          </table:table-cell>
          <table:table-cell office:value-type="float" office:value="0.000051839" calcext:value-type="float">
            <text:p>0,000051839</text:p>
          </table:table-cell>
          <table:table-cell office:value-type="float" office:value="0.000055133" calcext:value-type="float">
            <text:p>0,000055133</text:p>
          </table:table-cell>
          <table:table-cell office:value-type="float" office:value="0.000047657" calcext:value-type="float">
            <text:p>0,000047657</text:p>
          </table:table-cell>
          <table:table-cell office:value-type="float" office:value="0.000060747" calcext:value-type="float">
            <text:p>0,000060747</text:p>
          </table:table-cell>
          <table:table-cell office:value-type="float" office:value="0.000045323" calcext:value-type="float">
            <text:p>0,000045323</text:p>
          </table:table-cell>
          <table:table-cell office:value-type="float" office:value="0.000065746" calcext:value-type="float">
            <text:p>0,000065746</text:p>
          </table:table-cell>
          <table:table-cell office:value-type="float" office:value="0.000053184" calcext:value-type="float">
            <text:p>0,000053184</text:p>
          </table:table-cell>
          <table:table-cell office:value-type="float" office:value="0.000087327" calcext:value-type="float">
            <text:p>0,000087327</text:p>
          </table:table-cell>
          <table:table-cell office:value-type="float" office:value="0.000087335" calcext:value-type="float">
            <text:p>0,000087335</text:p>
          </table:table-cell>
        </table:table-row>
        <table:table-row table:style-name="ro1">
          <table:table-cell table:number-columns-repeated="10"/>
          <table:table-cell office:value-type="float" office:value="0.00005679" calcext:value-type="float">
            <text:p>0,00005679</text:p>
          </table:table-cell>
          <table:table-cell office:value-type="float" office:value="0.000077749" calcext:value-type="float">
            <text:p>0,000077749</text:p>
          </table:table-cell>
          <table:table-cell table:number-columns-repeated="2"/>
          <table:table-cell office:value-type="float" office:value="0.000082101" calcext:value-type="float">
            <text:p>0,000082101</text:p>
          </table:table-cell>
          <table:table-cell office:value-type="float" office:value="0.000088337" calcext:value-type="float">
            <text:p>0,000088337</text:p>
          </table:table-cell>
          <table:table-cell office:value-type="float" office:value="0.000080796" calcext:value-type="float">
            <text:p>0,000080796</text:p>
          </table:table-cell>
          <table:table-cell office:value-type="float" office:value="0.000063176" calcext:value-type="float">
            <text:p>0,000063176</text:p>
          </table:table-cell>
          <table:table-cell office:value-type="float" office:value="0.000062476" calcext:value-type="float">
            <text:p>0,000062476</text:p>
          </table:table-cell>
          <table:table-cell office:value-type="float" office:value="0.000057097" calcext:value-type="float">
            <text:p>0,000057097</text:p>
          </table:table-cell>
          <table:table-cell office:value-type="float" office:value="0.000057824" calcext:value-type="float">
            <text:p>0,000057824</text:p>
          </table:table-cell>
          <table:table-cell office:value-type="float" office:value="0.000061377" calcext:value-type="float">
            <text:p>0,000061377</text:p>
          </table:table-cell>
          <table:table-cell office:value-type="float" office:value="0.00006041" calcext:value-type="float">
            <text:p>0,00006041</text:p>
          </table:table-cell>
          <table:table-cell office:value-type="float" office:value="0.000060882" calcext:value-type="float">
            <text:p>0,000060882</text:p>
          </table:table-cell>
          <table:table-cell office:value-type="float" office:value="0.000039548" calcext:value-type="float">
            <text:p>0,000039548</text:p>
          </table:table-cell>
          <table:table-cell office:value-type="float" office:value="0.000077315" calcext:value-type="float">
            <text:p>0,000077315</text:p>
          </table:table-cell>
          <table:table-cell office:value-type="float" office:value="0.000041192" calcext:value-type="float">
            <text:p>0,000041192</text:p>
          </table:table-cell>
          <table:table-cell office:value-type="float" office:value="0.00007674" calcext:value-type="float">
            <text:p>0,00007674</text:p>
          </table:table-cell>
          <table:table-cell office:value-type="float" office:value="0.00006351" calcext:value-type="float">
            <text:p>0,00006351</text:p>
          </table:table-cell>
          <table:table-cell office:value-type="float" office:value="0.000073152" calcext:value-type="float">
            <text:p>0,000073152</text:p>
          </table:table-cell>
          <table:table-cell office:value-type="float" office:value="0.000064147" calcext:value-type="float">
            <text:p>0,000064147</text:p>
          </table:table-cell>
          <table:table-cell office:value-type="float" office:value="0.000071178" calcext:value-type="float">
            <text:p>0,000071178</text:p>
          </table:table-cell>
          <table:table-cell office:value-type="float" office:value="0.000061311" calcext:value-type="float">
            <text:p>0,000061311</text:p>
          </table:table-cell>
          <table:table-cell office:value-type="float" office:value="0.000068435" calcext:value-type="float">
            <text:p>0,000068435</text:p>
          </table:table-cell>
        </table:table-row>
        <table:table-row table:style-name="ro1">
          <table:table-cell table:number-columns-repeated="10"/>
          <table:table-cell office:value-type="float" office:value="0.00005756" calcext:value-type="float">
            <text:p>0,00005756</text:p>
          </table:table-cell>
          <table:table-cell office:value-type="float" office:value="0.000067307" calcext:value-type="float">
            <text:p>0,000067307</text:p>
          </table:table-cell>
          <table:table-cell table:number-columns-repeated="2"/>
          <table:table-cell office:value-type="float" office:value="0.000170985" calcext:value-type="float">
            <text:p>0,000170985</text:p>
          </table:table-cell>
          <table:table-cell office:value-type="float" office:value="0.000075376" calcext:value-type="float">
            <text:p>0,000075376</text:p>
          </table:table-cell>
          <table:table-cell office:value-type="float" office:value="0.000063393" calcext:value-type="float">
            <text:p>0,000063393</text:p>
          </table:table-cell>
          <table:table-cell office:value-type="float" office:value="0.000057025" calcext:value-type="float">
            <text:p>0,000057025</text:p>
          </table:table-cell>
          <table:table-cell office:value-type="float" office:value="0.000061885" calcext:value-type="float">
            <text:p>0,000061885</text:p>
          </table:table-cell>
          <table:table-cell office:value-type="float" office:value="0.000057422" calcext:value-type="float">
            <text:p>0,000057422</text:p>
          </table:table-cell>
          <table:table-cell office:value-type="float" office:value="0.000056938" calcext:value-type="float">
            <text:p>0,000056938</text:p>
          </table:table-cell>
          <table:table-cell office:value-type="float" office:value="0.00005709" calcext:value-type="float">
            <text:p>0,00005709</text:p>
          </table:table-cell>
          <table:table-cell office:value-type="float" office:value="0.00005755" calcext:value-type="float">
            <text:p>0,00005755</text:p>
          </table:table-cell>
          <table:table-cell office:value-type="float" office:value="0.000058165" calcext:value-type="float">
            <text:p>0,000058165</text:p>
          </table:table-cell>
          <table:table-cell office:value-type="float" office:value="0.000060332" calcext:value-type="float">
            <text:p>0,000060332</text:p>
          </table:table-cell>
          <table:table-cell office:value-type="float" office:value="0.00005973" calcext:value-type="float">
            <text:p>0,00005973</text:p>
          </table:table-cell>
          <table:table-cell office:value-type="float" office:value="0.00005263" calcext:value-type="float">
            <text:p>0,00005263</text:p>
          </table:table-cell>
          <table:table-cell office:value-type="float" office:value="0.00005629" calcext:value-type="float">
            <text:p>0,00005629</text:p>
          </table:table-cell>
          <table:table-cell office:value-type="float" office:value="0.000056364" calcext:value-type="float">
            <text:p>0,000056364</text:p>
          </table:table-cell>
          <table:table-cell office:value-type="float" office:value="0.0000834" calcext:value-type="float">
            <text:p>0,0000834</text:p>
          </table:table-cell>
          <table:table-cell office:value-type="float" office:value="0.000064517" calcext:value-type="float">
            <text:p>0,000064517</text:p>
          </table:table-cell>
          <table:table-cell office:value-type="float" office:value="0.000058045" calcext:value-type="float">
            <text:p>0,000058045</text:p>
          </table:table-cell>
          <table:table-cell office:value-type="float" office:value="0.000066224" calcext:value-type="float">
            <text:p>0,000066224</text:p>
          </table:table-cell>
          <table:table-cell office:value-type="float" office:value="0.000070823" calcext:value-type="float">
            <text:p>0,000070823</text:p>
          </table:table-cell>
        </table:table-row>
        <table:table-row table:style-name="ro1">
          <table:table-cell table:number-columns-repeated="10"/>
          <table:table-cell office:value-type="float" office:value="0.00006181" calcext:value-type="float">
            <text:p>0,00006181</text:p>
          </table:table-cell>
          <table:table-cell office:value-type="float" office:value="0.000056845" calcext:value-type="float">
            <text:p>0,000056845</text:p>
          </table:table-cell>
          <table:table-cell table:number-columns-repeated="2"/>
          <table:table-cell office:value-type="float" office:value="0.000061482" calcext:value-type="float">
            <text:p>0,000061482</text:p>
          </table:table-cell>
          <table:table-cell office:value-type="float" office:value="0.000057285" calcext:value-type="float">
            <text:p>0,000057285</text:p>
          </table:table-cell>
          <table:table-cell office:value-type="float" office:value="0.000063723" calcext:value-type="float">
            <text:p>0,000063723</text:p>
          </table:table-cell>
          <table:table-cell office:value-type="float" office:value="0.000057007" calcext:value-type="float">
            <text:p>0,000057007</text:p>
          </table:table-cell>
          <table:table-cell office:value-type="float" office:value="0.000053945" calcext:value-type="float">
            <text:p>0,000053945</text:p>
          </table:table-cell>
          <table:table-cell office:value-type="float" office:value="0.000064216" calcext:value-type="float">
            <text:p>0,000064216</text:p>
          </table:table-cell>
          <table:table-cell office:value-type="float" office:value="0.000061742" calcext:value-type="float">
            <text:p>0,000061742</text:p>
          </table:table-cell>
          <table:table-cell office:value-type="float" office:value="0.000062937" calcext:value-type="float">
            <text:p>0,000062937</text:p>
          </table:table-cell>
          <table:table-cell office:value-type="float" office:value="0.000062048" calcext:value-type="float">
            <text:p>0,000062048</text:p>
          </table:table-cell>
          <table:table-cell office:value-type="float" office:value="0.000062176" calcext:value-type="float">
            <text:p>0,000062176</text:p>
          </table:table-cell>
          <table:table-cell office:value-type="float" office:value="0.000067273" calcext:value-type="float">
            <text:p>0,000067273</text:p>
          </table:table-cell>
          <table:table-cell office:value-type="float" office:value="0.000063566" calcext:value-type="float">
            <text:p>0,000063566</text:p>
          </table:table-cell>
          <table:table-cell office:value-type="float" office:value="0.000079732" calcext:value-type="float">
            <text:p>0,000079732</text:p>
          </table:table-cell>
          <table:table-cell office:value-type="float" office:value="0.000064655" calcext:value-type="float">
            <text:p>0,000064655</text:p>
          </table:table-cell>
          <table:table-cell office:value-type="float" office:value="0.000060996" calcext:value-type="float">
            <text:p>0,000060996</text:p>
          </table:table-cell>
          <table:table-cell office:value-type="float" office:value="0.000073868" calcext:value-type="float">
            <text:p>0,000073868</text:p>
          </table:table-cell>
          <table:table-cell office:value-type="float" office:value="0.000072939" calcext:value-type="float">
            <text:p>0,000072939</text:p>
          </table:table-cell>
          <table:table-cell office:value-type="float" office:value="0.000062651" calcext:value-type="float">
            <text:p>0,000062651</text:p>
          </table:table-cell>
          <table:table-cell office:value-type="float" office:value="0.000079231" calcext:value-type="float">
            <text:p>0,000079231</text:p>
          </table:table-cell>
          <table:table-cell office:value-type="float" office:value="0.000085013" calcext:value-type="float">
            <text:p>0,000085013</text:p>
          </table:table-cell>
        </table:table-row>
        <table:table-row table:style-name="ro1">
          <table:table-cell table:number-columns-repeated="10"/>
          <table:table-cell office:value-type="float" office:value="0.000061609" calcext:value-type="float">
            <text:p>0,000061609</text:p>
          </table:table-cell>
          <table:table-cell office:value-type="float" office:value="0.000056991" calcext:value-type="float">
            <text:p>0,000056991</text:p>
          </table:table-cell>
          <table:table-cell table:number-columns-repeated="2"/>
          <table:table-cell office:value-type="float" office:value="0.000059755" calcext:value-type="float">
            <text:p>0,000059755</text:p>
          </table:table-cell>
          <table:table-cell office:value-type="float" office:value="0.000064197" calcext:value-type="float">
            <text:p>0,000064197</text:p>
          </table:table-cell>
          <table:table-cell office:value-type="float" office:value="0.000059379" calcext:value-type="float">
            <text:p>0,000059379</text:p>
          </table:table-cell>
          <table:table-cell office:value-type="float" office:value="0.000061326" calcext:value-type="float">
            <text:p>0,000061326</text:p>
          </table:table-cell>
          <table:table-cell office:value-type="float" office:value="0.000060617" calcext:value-type="float">
            <text:p>0,000060617</text:p>
          </table:table-cell>
          <table:table-cell office:value-type="float" office:value="0.000064147" calcext:value-type="float">
            <text:p>0,000064147</text:p>
          </table:table-cell>
          <table:table-cell office:value-type="float" office:value="0.000073534" calcext:value-type="float">
            <text:p>0,000073534</text:p>
          </table:table-cell>
          <table:table-cell office:value-type="float" office:value="0.000076751" calcext:value-type="float">
            <text:p>0,000076751</text:p>
          </table:table-cell>
          <table:table-cell office:value-type="float" office:value="0.000062338" calcext:value-type="float">
            <text:p>0,000062338</text:p>
          </table:table-cell>
          <table:table-cell office:value-type="float" office:value="0.000061961" calcext:value-type="float">
            <text:p>0,000061961</text:p>
          </table:table-cell>
          <table:table-cell office:value-type="float" office:value="0.000063738" calcext:value-type="float">
            <text:p>0,000063738</text:p>
          </table:table-cell>
          <table:table-cell office:value-type="float" office:value="0.000063067" calcext:value-type="float">
            <text:p>0,000063067</text:p>
          </table:table-cell>
          <table:table-cell office:value-type="float" office:value="0.000059405" calcext:value-type="float">
            <text:p>0,000059405</text:p>
          </table:table-cell>
          <table:table-cell office:value-type="float" office:value="0.000074361" calcext:value-type="float">
            <text:p>0,000074361</text:p>
          </table:table-cell>
          <table:table-cell office:value-type="float" office:value="0.000060087" calcext:value-type="float">
            <text:p>0,000060087</text:p>
          </table:table-cell>
          <table:table-cell office:value-type="float" office:value="0.000066918" calcext:value-type="float">
            <text:p>0,000066918</text:p>
          </table:table-cell>
          <table:table-cell office:value-type="float" office:value="0.000073893" calcext:value-type="float">
            <text:p>0,000073893</text:p>
          </table:table-cell>
          <table:table-cell office:value-type="float" office:value="0.00006311" calcext:value-type="float">
            <text:p>0,00006311</text:p>
          </table:table-cell>
          <table:table-cell office:value-type="float" office:value="0.000059866" calcext:value-type="float">
            <text:p>0,000059866</text:p>
          </table:table-cell>
          <table:table-cell office:value-type="float" office:value="0.000062736" calcext:value-type="float">
            <text:p>0,000062736</text:p>
          </table:table-cell>
        </table:table-row>
        <table:table-row table:style-name="ro1">
          <table:table-cell table:number-columns-repeated="10"/>
          <table:table-cell office:value-type="float" office:value="0.000059786" calcext:value-type="float">
            <text:p>0,000059786</text:p>
          </table:table-cell>
          <table:table-cell office:value-type="float" office:value="0.000061463" calcext:value-type="float">
            <text:p>0,000061463</text:p>
          </table:table-cell>
          <table:table-cell table:number-columns-repeated="2"/>
          <table:table-cell office:value-type="float" office:value="0.000057182" calcext:value-type="float">
            <text:p>0,000057182</text:p>
          </table:table-cell>
          <table:table-cell office:value-type="float" office:value="0.000064157" calcext:value-type="float">
            <text:p>0,000064157</text:p>
          </table:table-cell>
          <table:table-cell office:value-type="float" office:value="0.000062247" calcext:value-type="float">
            <text:p>0,000062247</text:p>
          </table:table-cell>
          <table:table-cell office:value-type="float" office:value="0.000061967" calcext:value-type="float">
            <text:p>0,000061967</text:p>
          </table:table-cell>
          <table:table-cell office:value-type="float" office:value="0.000073899" calcext:value-type="float">
            <text:p>0,000073899</text:p>
          </table:table-cell>
          <table:table-cell office:value-type="float" office:value="0.000063033" calcext:value-type="float">
            <text:p>0,000063033</text:p>
          </table:table-cell>
          <table:table-cell office:value-type="float" office:value="0.000060134" calcext:value-type="float">
            <text:p>0,000060134</text:p>
          </table:table-cell>
          <table:table-cell office:value-type="float" office:value="0.000061387" calcext:value-type="float">
            <text:p>0,000061387</text:p>
          </table:table-cell>
          <table:table-cell office:value-type="float" office:value="0.000057513" calcext:value-type="float">
            <text:p>0,000057513</text:p>
          </table:table-cell>
          <table:table-cell office:value-type="float" office:value="0.000063603" calcext:value-type="float">
            <text:p>0,000063603</text:p>
          </table:table-cell>
          <table:table-cell office:value-type="float" office:value="0.000062687" calcext:value-type="float">
            <text:p>0,000062687</text:p>
          </table:table-cell>
          <table:table-cell office:value-type="float" office:value="0.000064524" calcext:value-type="float">
            <text:p>0,000064524</text:p>
          </table:table-cell>
          <table:table-cell office:value-type="float" office:value="0.000076108" calcext:value-type="float">
            <text:p>0,000076108</text:p>
          </table:table-cell>
          <table:table-cell office:value-type="float" office:value="0.000037478" calcext:value-type="float">
            <text:p>0,000037478</text:p>
          </table:table-cell>
          <table:table-cell office:value-type="float" office:value="0.000042873" calcext:value-type="float">
            <text:p>0,000042873</text:p>
          </table:table-cell>
          <table:table-cell office:value-type="float" office:value="0.000063749" calcext:value-type="float">
            <text:p>0,000063749</text:p>
          </table:table-cell>
          <table:table-cell office:value-type="float" office:value="0.000048752" calcext:value-type="float">
            <text:p>0,000048752</text:p>
          </table:table-cell>
          <table:table-cell office:value-type="float" office:value="0.000055467" calcext:value-type="float">
            <text:p>0,000055467</text:p>
          </table:table-cell>
          <table:table-cell office:value-type="float" office:value="0.000043426" calcext:value-type="float">
            <text:p>0,000043426</text:p>
          </table:table-cell>
          <table:table-cell office:value-type="float" office:value="0.000051221" calcext:value-type="float">
            <text:p>0,000051221</text:p>
          </table:table-cell>
        </table:table-row>
        <table:table-row table:style-name="ro1">
          <table:table-cell table:number-columns-repeated="10"/>
          <table:table-cell office:value-type="float" office:value="0.000058255" calcext:value-type="float">
            <text:p>0,000058255</text:p>
          </table:table-cell>
          <table:table-cell office:value-type="float" office:value="0.000119658" calcext:value-type="float">
            <text:p>0,000119658</text:p>
          </table:table-cell>
          <table:table-cell table:number-columns-repeated="2"/>
          <table:table-cell office:value-type="float" office:value="0.000064928" calcext:value-type="float">
            <text:p>0,000064928</text:p>
          </table:table-cell>
          <table:table-cell office:value-type="float" office:value="0.000060845" calcext:value-type="float">
            <text:p>0,000060845</text:p>
          </table:table-cell>
          <table:table-cell office:value-type="float" office:value="0.000039679" calcext:value-type="float">
            <text:p>0,000039679</text:p>
          </table:table-cell>
          <table:table-cell office:value-type="float" office:value="0.000054925" calcext:value-type="float">
            <text:p>0,000054925</text:p>
          </table:table-cell>
          <table:table-cell office:value-type="float" office:value="0.000061687" calcext:value-type="float">
            <text:p>0,000061687</text:p>
          </table:table-cell>
          <table:table-cell office:value-type="float" office:value="0.000062565" calcext:value-type="float">
            <text:p>0,000062565</text:p>
          </table:table-cell>
          <table:table-cell office:value-type="float" office:value="0.000061386" calcext:value-type="float">
            <text:p>0,000061386</text:p>
          </table:table-cell>
          <table:table-cell office:value-type="float" office:value="0.000061431" calcext:value-type="float">
            <text:p>0,000061431</text:p>
          </table:table-cell>
          <table:table-cell office:value-type="float" office:value="0.000057997" calcext:value-type="float">
            <text:p>0,000057997</text:p>
          </table:table-cell>
          <table:table-cell office:value-type="float" office:value="0.000078441" calcext:value-type="float">
            <text:p>0,000078441</text:p>
          </table:table-cell>
          <table:table-cell office:value-type="float" office:value="0.000042183" calcext:value-type="float">
            <text:p>0,000042183</text:p>
          </table:table-cell>
          <table:table-cell office:value-type="float" office:value="0.000047037" calcext:value-type="float">
            <text:p>0,000047037</text:p>
          </table:table-cell>
          <table:table-cell office:value-type="float" office:value="0.000079295" calcext:value-type="float">
            <text:p>0,000079295</text:p>
          </table:table-cell>
          <table:table-cell office:value-type="float" office:value="0.000062292" calcext:value-type="float">
            <text:p>0,000062292</text:p>
          </table:table-cell>
          <table:table-cell office:value-type="float" office:value="0.000064298" calcext:value-type="float">
            <text:p>0,000064298</text:p>
          </table:table-cell>
          <table:table-cell office:value-type="float" office:value="0.000084127" calcext:value-type="float">
            <text:p>0,000084127</text:p>
          </table:table-cell>
          <table:table-cell office:value-type="float" office:value="0.000063043" calcext:value-type="float">
            <text:p>0,000063043</text:p>
          </table:table-cell>
          <table:table-cell office:value-type="float" office:value="0.000061035" calcext:value-type="float">
            <text:p>0,000061035</text:p>
          </table:table-cell>
          <table:table-cell office:value-type="float" office:value="0.000065394" calcext:value-type="float">
            <text:p>0,000065394</text:p>
          </table:table-cell>
          <table:table-cell office:value-type="float" office:value="0.000062059" calcext:value-type="float">
            <text:p>0,000062059</text:p>
          </table:table-cell>
        </table:table-row>
        <table:table-row table:style-name="ro1">
          <table:table-cell table:number-columns-repeated="10"/>
          <table:table-cell office:value-type="float" office:value="0.000062581" calcext:value-type="float">
            <text:p>0,000062581</text:p>
          </table:table-cell>
          <table:table-cell office:value-type="float" office:value="0.000058279" calcext:value-type="float">
            <text:p>0,000058279</text:p>
          </table:table-cell>
          <table:table-cell table:number-columns-repeated="2"/>
          <table:table-cell office:value-type="float" office:value="0.000062573" calcext:value-type="float">
            <text:p>0,000062573</text:p>
          </table:table-cell>
          <table:table-cell office:value-type="float" office:value="0.000057922" calcext:value-type="float">
            <text:p>0,000057922</text:p>
          </table:table-cell>
          <table:table-cell office:value-type="float" office:value="0.000069908" calcext:value-type="float">
            <text:p>0,000069908</text:p>
          </table:table-cell>
          <table:table-cell office:value-type="float" office:value="0.000059035" calcext:value-type="float">
            <text:p>0,000059035</text:p>
          </table:table-cell>
          <table:table-cell office:value-type="float" office:value="0.000060914" calcext:value-type="float">
            <text:p>0,000060914</text:p>
          </table:table-cell>
          <table:table-cell office:value-type="float" office:value="0.000061702" calcext:value-type="float">
            <text:p>0,000061702</text:p>
          </table:table-cell>
          <table:table-cell office:value-type="float" office:value="0.00006196" calcext:value-type="float">
            <text:p>0,00006196</text:p>
          </table:table-cell>
          <table:table-cell office:value-type="float" office:value="0.000061328" calcext:value-type="float">
            <text:p>0,000061328</text:p>
          </table:table-cell>
          <table:table-cell office:value-type="float" office:value="0.000058257" calcext:value-type="float">
            <text:p>0,000058257</text:p>
          </table:table-cell>
          <table:table-cell office:value-type="float" office:value="0.000061437" calcext:value-type="float">
            <text:p>0,000061437</text:p>
          </table:table-cell>
          <table:table-cell office:value-type="float" office:value="0.000056075" calcext:value-type="float">
            <text:p>0,000056075</text:p>
          </table:table-cell>
          <table:table-cell office:value-type="float" office:value="0.000063248" calcext:value-type="float">
            <text:p>0,000063248</text:p>
          </table:table-cell>
          <table:table-cell office:value-type="float" office:value="0.000062423" calcext:value-type="float">
            <text:p>0,000062423</text:p>
          </table:table-cell>
          <table:table-cell office:value-type="float" office:value="0.000059189" calcext:value-type="float">
            <text:p>0,000059189</text:p>
          </table:table-cell>
          <table:table-cell office:value-type="float" office:value="0.000062873" calcext:value-type="float">
            <text:p>0,000062873</text:p>
          </table:table-cell>
          <table:table-cell office:value-type="float" office:value="0.000073416" calcext:value-type="float">
            <text:p>0,000073416</text:p>
          </table:table-cell>
          <table:table-cell office:value-type="float" office:value="0.000078709" calcext:value-type="float">
            <text:p>0,000078709</text:p>
          </table:table-cell>
          <table:table-cell office:value-type="float" office:value="0.000071964" calcext:value-type="float">
            <text:p>0,000071964</text:p>
          </table:table-cell>
          <table:table-cell office:value-type="float" office:value="0.000073891" calcext:value-type="float">
            <text:p>0,000073891</text:p>
          </table:table-cell>
          <table:table-cell office:value-type="float" office:value="0.000067528" calcext:value-type="float">
            <text:p>0,000067528</text:p>
          </table:table-cell>
        </table:table-row>
        <table:table-row table:style-name="ro1">
          <table:table-cell table:number-columns-repeated="10"/>
          <table:table-cell office:value-type="float" office:value="0.000056224" calcext:value-type="float">
            <text:p>0,000056224</text:p>
          </table:table-cell>
          <table:table-cell office:value-type="float" office:value="0.00005984" calcext:value-type="float">
            <text:p>0,00005984</text:p>
          </table:table-cell>
          <table:table-cell table:number-columns-repeated="2"/>
          <table:table-cell office:value-type="float" office:value="0.000062124" calcext:value-type="float">
            <text:p>0,000062124</text:p>
          </table:table-cell>
          <table:table-cell office:value-type="float" office:value="0.000057365" calcext:value-type="float">
            <text:p>0,000057365</text:p>
          </table:table-cell>
          <table:table-cell office:value-type="float" office:value="0.000061756" calcext:value-type="float">
            <text:p>0,000061756</text:p>
          </table:table-cell>
          <table:table-cell office:value-type="float" office:value="0.000063449" calcext:value-type="float">
            <text:p>0,000063449</text:p>
          </table:table-cell>
          <table:table-cell office:value-type="float" office:value="0.000056683" calcext:value-type="float">
            <text:p>0,000056683</text:p>
          </table:table-cell>
          <table:table-cell office:value-type="float" office:value="0.000063512" calcext:value-type="float">
            <text:p>0,000063512</text:p>
          </table:table-cell>
          <table:table-cell office:value-type="float" office:value="0.000062099" calcext:value-type="float">
            <text:p>0,000062099</text:p>
          </table:table-cell>
          <table:table-cell office:value-type="float" office:value="0.000056704" calcext:value-type="float">
            <text:p>0,000056704</text:p>
          </table:table-cell>
          <table:table-cell office:value-type="float" office:value="0.000056679" calcext:value-type="float">
            <text:p>0,000056679</text:p>
          </table:table-cell>
          <table:table-cell office:value-type="float" office:value="0.000058551" calcext:value-type="float">
            <text:p>0,000058551</text:p>
          </table:table-cell>
          <table:table-cell office:value-type="float" office:value="0.000096411" calcext:value-type="float">
            <text:p>0,000096411</text:p>
          </table:table-cell>
          <table:table-cell office:value-type="float" office:value="0.000082194" calcext:value-type="float">
            <text:p>0,000082194</text:p>
          </table:table-cell>
          <table:table-cell office:value-type="float" office:value="0.000051875" calcext:value-type="float">
            <text:p>0,000051875</text:p>
          </table:table-cell>
          <table:table-cell office:value-type="float" office:value="0.000049492" calcext:value-type="float">
            <text:p>0,000049492</text:p>
          </table:table-cell>
          <table:table-cell office:value-type="float" office:value="0.000047096" calcext:value-type="float">
            <text:p>0,000047096</text:p>
          </table:table-cell>
          <table:table-cell office:value-type="float" office:value="0.000044509" calcext:value-type="float">
            <text:p>0,000044509</text:p>
          </table:table-cell>
          <table:table-cell office:value-type="float" office:value="0.000051814" calcext:value-type="float">
            <text:p>0,000051814</text:p>
          </table:table-cell>
          <table:table-cell office:value-type="float" office:value="0.000037892" calcext:value-type="float">
            <text:p>0,000037892</text:p>
          </table:table-cell>
          <table:table-cell office:value-type="float" office:value="0.000042815" calcext:value-type="float">
            <text:p>0,000042815</text:p>
          </table:table-cell>
          <table:table-cell office:value-type="float" office:value="0.000039511" calcext:value-type="float">
            <text:p>0,000039511</text:p>
          </table:table-cell>
        </table:table-row>
        <table:table-row table:style-name="ro1">
          <table:table-cell table:number-columns-repeated="10"/>
          <table:table-cell office:value-type="float" office:value="0.000054893" calcext:value-type="float">
            <text:p>0,000054893</text:p>
          </table:table-cell>
          <table:table-cell office:value-type="float" office:value="0.00006264" calcext:value-type="float">
            <text:p>0,00006264</text:p>
          </table:table-cell>
          <table:table-cell table:number-columns-repeated="2"/>
          <table:table-cell office:value-type="float" office:value="0.000062908" calcext:value-type="float">
            <text:p>0,000062908</text:p>
          </table:table-cell>
          <table:table-cell office:value-type="float" office:value="0.00006765" calcext:value-type="float">
            <text:p>0,00006765</text:p>
          </table:table-cell>
          <table:table-cell office:value-type="float" office:value="0.000073873" calcext:value-type="float">
            <text:p>0,000073873</text:p>
          </table:table-cell>
          <table:table-cell office:value-type="float" office:value="0.000097625" calcext:value-type="float">
            <text:p>0,000097625</text:p>
          </table:table-cell>
          <table:table-cell office:value-type="float" office:value="0.000063113" calcext:value-type="float">
            <text:p>0,000063113</text:p>
          </table:table-cell>
          <table:table-cell office:value-type="float" office:value="0.000059613" calcext:value-type="float">
            <text:p>0,000059613</text:p>
          </table:table-cell>
          <table:table-cell office:value-type="float" office:value="0.000060924" calcext:value-type="float">
            <text:p>0,000060924</text:p>
          </table:table-cell>
          <table:table-cell office:value-type="float" office:value="0.000057087" calcext:value-type="float">
            <text:p>0,000057087</text:p>
          </table:table-cell>
          <table:table-cell office:value-type="float" office:value="0.000060369" calcext:value-type="float">
            <text:p>0,000060369</text:p>
          </table:table-cell>
          <table:table-cell office:value-type="float" office:value="0.00006586" calcext:value-type="float">
            <text:p>0,00006586</text:p>
          </table:table-cell>
          <table:table-cell office:value-type="float" office:value="0.000054484" calcext:value-type="float">
            <text:p>0,000054484</text:p>
          </table:table-cell>
          <table:table-cell office:value-type="float" office:value="0.000039704" calcext:value-type="float">
            <text:p>0,000039704</text:p>
          </table:table-cell>
          <table:table-cell office:value-type="float" office:value="0.000035762" calcext:value-type="float">
            <text:p>0,000035762</text:p>
          </table:table-cell>
          <table:table-cell office:value-type="float" office:value="0.000054489" calcext:value-type="float">
            <text:p>0,000054489</text:p>
          </table:table-cell>
          <table:table-cell office:value-type="float" office:value="0.000046883" calcext:value-type="float">
            <text:p>0,000046883</text:p>
          </table:table-cell>
          <table:table-cell office:value-type="float" office:value="0.000053788" calcext:value-type="float">
            <text:p>0,000053788</text:p>
          </table:table-cell>
          <table:table-cell office:value-type="float" office:value="0.000067473" calcext:value-type="float">
            <text:p>0,000067473</text:p>
          </table:table-cell>
          <table:table-cell office:value-type="float" office:value="0.000081444" calcext:value-type="float">
            <text:p>0,000081444</text:p>
          </table:table-cell>
          <table:table-cell office:value-type="float" office:value="0.000051609" calcext:value-type="float">
            <text:p>0,000051609</text:p>
          </table:table-cell>
          <table:table-cell office:value-type="float" office:value="0.000061448" calcext:value-type="float">
            <text:p>0,000061448</text:p>
          </table:table-cell>
        </table:table-row>
        <table:table-row table:style-name="ro1">
          <table:table-cell table:number-columns-repeated="10"/>
          <table:table-cell office:value-type="float" office:value="0.000061551" calcext:value-type="float">
            <text:p>0,000061551</text:p>
          </table:table-cell>
          <table:table-cell office:value-type="float" office:value="0.000054742" calcext:value-type="float">
            <text:p>0,000054742</text:p>
          </table:table-cell>
          <table:table-cell table:number-columns-repeated="2"/>
          <table:table-cell office:value-type="float" office:value="0.000061401" calcext:value-type="float">
            <text:p>0,000061401</text:p>
          </table:table-cell>
          <table:table-cell office:value-type="float" office:value="0.000058725" calcext:value-type="float">
            <text:p>0,000058725</text:p>
          </table:table-cell>
          <table:table-cell office:value-type="float" office:value="0.000072628" calcext:value-type="float">
            <text:p>0,000072628</text:p>
          </table:table-cell>
          <table:table-cell office:value-type="float" office:value="0.000061528" calcext:value-type="float">
            <text:p>0,000061528</text:p>
          </table:table-cell>
          <table:table-cell office:value-type="float" office:value="0.000055666" calcext:value-type="float">
            <text:p>0,000055666</text:p>
          </table:table-cell>
          <table:table-cell office:value-type="float" office:value="0.000063189" calcext:value-type="float">
            <text:p>0,000063189</text:p>
          </table:table-cell>
          <table:table-cell office:value-type="float" office:value="0.000056795" calcext:value-type="float">
            <text:p>0,000056795</text:p>
          </table:table-cell>
          <table:table-cell office:value-type="float" office:value="0.000072108" calcext:value-type="float">
            <text:p>0,000072108</text:p>
          </table:table-cell>
          <table:table-cell office:value-type="float" office:value="0.000063816" calcext:value-type="float">
            <text:p>0,000063816</text:p>
          </table:table-cell>
          <table:table-cell office:value-type="float" office:value="0.000058056" calcext:value-type="float">
            <text:p>0,000058056</text:p>
          </table:table-cell>
          <table:table-cell office:value-type="float" office:value="0.000057175" calcext:value-type="float">
            <text:p>0,000057175</text:p>
          </table:table-cell>
          <table:table-cell office:value-type="float" office:value="0.000040171" calcext:value-type="float">
            <text:p>0,000040171</text:p>
          </table:table-cell>
          <table:table-cell office:value-type="float" office:value="0.000042373" calcext:value-type="float">
            <text:p>0,000042373</text:p>
          </table:table-cell>
          <table:table-cell office:value-type="float" office:value="0.00007881" calcext:value-type="float">
            <text:p>0,00007881</text:p>
          </table:table-cell>
          <table:table-cell office:value-type="float" office:value="0.000079244" calcext:value-type="float">
            <text:p>0,000079244</text:p>
          </table:table-cell>
          <table:table-cell office:value-type="float" office:value="0.00009768" calcext:value-type="float">
            <text:p>0,00009768</text:p>
          </table:table-cell>
          <table:table-cell office:value-type="float" office:value="0.00006262" calcext:value-type="float">
            <text:p>0,00006262</text:p>
          </table:table-cell>
          <table:table-cell office:value-type="float" office:value="0.000064235" calcext:value-type="float">
            <text:p>0,000064235</text:p>
          </table:table-cell>
          <table:table-cell office:value-type="float" office:value="0.00006145" calcext:value-type="float">
            <text:p>0,00006145</text:p>
          </table:table-cell>
          <table:table-cell office:value-type="float" office:value="0.000061341" calcext:value-type="float">
            <text:p>0,000061341</text:p>
          </table:table-cell>
        </table:table-row>
        <table:table-row table:style-name="ro1">
          <table:table-cell table:number-columns-repeated="10"/>
          <table:table-cell office:value-type="float" office:value="0.000083777" calcext:value-type="float">
            <text:p>0,000083777</text:p>
          </table:table-cell>
          <table:table-cell office:value-type="float" office:value="0.000057004" calcext:value-type="float">
            <text:p>0,000057004</text:p>
          </table:table-cell>
          <table:table-cell table:number-columns-repeated="2"/>
          <table:table-cell office:value-type="float" office:value="0.000056368" calcext:value-type="float">
            <text:p>0,000056368</text:p>
          </table:table-cell>
          <table:table-cell office:value-type="float" office:value="0.000055423" calcext:value-type="float">
            <text:p>0,000055423</text:p>
          </table:table-cell>
          <table:table-cell office:value-type="float" office:value="0.000058289" calcext:value-type="float">
            <text:p>0,000058289</text:p>
          </table:table-cell>
          <table:table-cell office:value-type="float" office:value="0.000057113" calcext:value-type="float">
            <text:p>0,000057113</text:p>
          </table:table-cell>
          <table:table-cell office:value-type="float" office:value="0.000057175" calcext:value-type="float">
            <text:p>0,000057175</text:p>
          </table:table-cell>
          <table:table-cell office:value-type="float" office:value="0.00005958" calcext:value-type="float">
            <text:p>0,00005958</text:p>
          </table:table-cell>
          <table:table-cell office:value-type="float" office:value="0.000061787" calcext:value-type="float">
            <text:p>0,000061787</text:p>
          </table:table-cell>
          <table:table-cell office:value-type="float" office:value="0.000059966" calcext:value-type="float">
            <text:p>0,000059966</text:p>
          </table:table-cell>
          <table:table-cell office:value-type="float" office:value="0.000059167" calcext:value-type="float">
            <text:p>0,000059167</text:p>
          </table:table-cell>
          <table:table-cell office:value-type="float" office:value="0.000062324" calcext:value-type="float">
            <text:p>0,000062324</text:p>
          </table:table-cell>
          <table:table-cell office:value-type="float" office:value="0.000061427" calcext:value-type="float">
            <text:p>0,000061427</text:p>
          </table:table-cell>
          <table:table-cell office:value-type="float" office:value="0.000062164" calcext:value-type="float">
            <text:p>0,000062164</text:p>
          </table:table-cell>
          <table:table-cell office:value-type="float" office:value="0.000061978" calcext:value-type="float">
            <text:p>0,000061978</text:p>
          </table:table-cell>
          <table:table-cell office:value-type="float" office:value="0.00007209" calcext:value-type="float">
            <text:p>0,00007209</text:p>
          </table:table-cell>
          <table:table-cell office:value-type="float" office:value="0.000063029" calcext:value-type="float">
            <text:p>0,000063029</text:p>
          </table:table-cell>
          <table:table-cell office:value-type="float" office:value="0.000073959" calcext:value-type="float">
            <text:p>0,000073959</text:p>
          </table:table-cell>
          <table:table-cell office:value-type="float" office:value="0.000071412" calcext:value-type="float">
            <text:p>0,000071412</text:p>
          </table:table-cell>
          <table:table-cell office:value-type="float" office:value="0.000062972" calcext:value-type="float">
            <text:p>0,000062972</text:p>
          </table:table-cell>
          <table:table-cell office:value-type="float" office:value="0.000095474" calcext:value-type="float">
            <text:p>0,000095474</text:p>
          </table:table-cell>
          <table:table-cell office:value-type="float" office:value="0.000064236" calcext:value-type="float">
            <text:p>0,000064236</text:p>
          </table:table-cell>
        </table:table-row>
        <table:table-row table:style-name="ro1">
          <table:table-cell table:number-columns-repeated="10"/>
          <table:table-cell office:value-type="float" office:value="0.000063348" calcext:value-type="float">
            <text:p>0,000063348</text:p>
          </table:table-cell>
          <table:table-cell office:value-type="float" office:value="0.000065102" calcext:value-type="float">
            <text:p>0,000065102</text:p>
          </table:table-cell>
          <table:table-cell table:number-columns-repeated="2"/>
          <table:table-cell office:value-type="float" office:value="0.000060383" calcext:value-type="float">
            <text:p>0,000060383</text:p>
          </table:table-cell>
          <table:table-cell office:value-type="float" office:value="0.000065919" calcext:value-type="float">
            <text:p>0,000065919</text:p>
          </table:table-cell>
          <table:table-cell office:value-type="float" office:value="0.00005823" calcext:value-type="float">
            <text:p>0,00005823</text:p>
          </table:table-cell>
          <table:table-cell office:value-type="float" office:value="0.000063887" calcext:value-type="float">
            <text:p>0,000063887</text:p>
          </table:table-cell>
          <table:table-cell office:value-type="float" office:value="0.000062915" calcext:value-type="float">
            <text:p>0,000062915</text:p>
          </table:table-cell>
          <table:table-cell office:value-type="float" office:value="0.000054952" calcext:value-type="float">
            <text:p>0,000054952</text:p>
          </table:table-cell>
          <table:table-cell office:value-type="float" office:value="0.00006182" calcext:value-type="float">
            <text:p>0,00006182</text:p>
          </table:table-cell>
          <table:table-cell office:value-type="float" office:value="0.000056853" calcext:value-type="float">
            <text:p>0,000056853</text:p>
          </table:table-cell>
          <table:table-cell office:value-type="float" office:value="0.000072945" calcext:value-type="float">
            <text:p>0,000072945</text:p>
          </table:table-cell>
          <table:table-cell office:value-type="float" office:value="0.000064369" calcext:value-type="float">
            <text:p>0,000064369</text:p>
          </table:table-cell>
          <table:table-cell office:value-type="float" office:value="0.000041092" calcext:value-type="float">
            <text:p>0,000041092</text:p>
          </table:table-cell>
          <table:table-cell office:value-type="float" office:value="0.000046463" calcext:value-type="float">
            <text:p>0,000046463</text:p>
          </table:table-cell>
          <table:table-cell office:value-type="float" office:value="0.000079928" calcext:value-type="float">
            <text:p>0,000079928</text:p>
          </table:table-cell>
          <table:table-cell office:value-type="float" office:value="0.000069481" calcext:value-type="float">
            <text:p>0,000069481</text:p>
          </table:table-cell>
          <table:table-cell office:value-type="float" office:value="0.000065674" calcext:value-type="float">
            <text:p>0,000065674</text:p>
          </table:table-cell>
          <table:table-cell office:value-type="float" office:value="0.00006225" calcext:value-type="float">
            <text:p>0,00006225</text:p>
          </table:table-cell>
          <table:table-cell office:value-type="float" office:value="0.00006163" calcext:value-type="float">
            <text:p>0,00006163</text:p>
          </table:table-cell>
          <table:table-cell office:value-type="float" office:value="0.000086403" calcext:value-type="float">
            <text:p>0,000086403</text:p>
          </table:table-cell>
          <table:table-cell office:value-type="float" office:value="0.000077176" calcext:value-type="float">
            <text:p>0,000077176</text:p>
          </table:table-cell>
          <table:table-cell office:value-type="float" office:value="0.000074408" calcext:value-type="float">
            <text:p>0,000074408</text:p>
          </table:table-cell>
        </table:table-row>
        <table:table-row table:style-name="ro1">
          <table:table-cell table:number-columns-repeated="10"/>
          <table:table-cell office:value-type="float" office:value="0.000056969" calcext:value-type="float">
            <text:p>0,000056969</text:p>
          </table:table-cell>
          <table:table-cell office:value-type="float" office:value="0.000057913" calcext:value-type="float">
            <text:p>0,000057913</text:p>
          </table:table-cell>
          <table:table-cell table:number-columns-repeated="2"/>
          <table:table-cell office:value-type="float" office:value="0.000077004" calcext:value-type="float">
            <text:p>0,000077004</text:p>
          </table:table-cell>
          <table:table-cell office:value-type="float" office:value="0.000062296" calcext:value-type="float">
            <text:p>0,000062296</text:p>
          </table:table-cell>
          <table:table-cell office:value-type="float" office:value="0.000061541" calcext:value-type="float">
            <text:p>0,000061541</text:p>
          </table:table-cell>
          <table:table-cell office:value-type="float" office:value="0.000054952" calcext:value-type="float">
            <text:p>0,000054952</text:p>
          </table:table-cell>
          <table:table-cell office:value-type="float" office:value="0.000059766" calcext:value-type="float">
            <text:p>0,000059766</text:p>
          </table:table-cell>
          <table:table-cell office:value-type="float" office:value="0.000075071" calcext:value-type="float">
            <text:p>0,000075071</text:p>
          </table:table-cell>
          <table:table-cell office:value-type="float" office:value="0.000061999" calcext:value-type="float">
            <text:p>0,000061999</text:p>
          </table:table-cell>
          <table:table-cell office:value-type="float" office:value="0.000062401" calcext:value-type="float">
            <text:p>0,000062401</text:p>
          </table:table-cell>
          <table:table-cell office:value-type="float" office:value="0.000064155" calcext:value-type="float">
            <text:p>0,000064155</text:p>
          </table:table-cell>
          <table:table-cell office:value-type="float" office:value="0.000039116" calcext:value-type="float">
            <text:p>0,000039116</text:p>
          </table:table-cell>
          <table:table-cell office:value-type="float" office:value="0.000064113" calcext:value-type="float">
            <text:p>0,000064113</text:p>
          </table:table-cell>
          <table:table-cell office:value-type="float" office:value="0.000075264" calcext:value-type="float">
            <text:p>0,000075264</text:p>
          </table:table-cell>
          <table:table-cell office:value-type="float" office:value="0.000056751" calcext:value-type="float">
            <text:p>0,000056751</text:p>
          </table:table-cell>
          <table:table-cell office:value-type="float" office:value="0.000071313" calcext:value-type="float">
            <text:p>0,000071313</text:p>
          </table:table-cell>
          <table:table-cell office:value-type="float" office:value="0.000080655" calcext:value-type="float">
            <text:p>0,000080655</text:p>
          </table:table-cell>
          <table:table-cell office:value-type="float" office:value="0.000061517" calcext:value-type="float">
            <text:p>0,000061517</text:p>
          </table:table-cell>
          <table:table-cell office:value-type="float" office:value="0.000061167" calcext:value-type="float">
            <text:p>0,000061167</text:p>
          </table:table-cell>
          <table:table-cell office:value-type="float" office:value="0.000064405" calcext:value-type="float">
            <text:p>0,000064405</text:p>
          </table:table-cell>
          <table:table-cell office:value-type="float" office:value="0.00006337" calcext:value-type="float">
            <text:p>0,00006337</text:p>
          </table:table-cell>
          <table:table-cell office:value-type="float" office:value="0.000062843" calcext:value-type="float">
            <text:p>0,000062843</text:p>
          </table:table-cell>
        </table:table-row>
        <table:table-row table:style-name="ro1">
          <table:table-cell table:number-columns-repeated="10"/>
          <table:table-cell office:value-type="float" office:value="0.000061582" calcext:value-type="float">
            <text:p>0,000061582</text:p>
          </table:table-cell>
          <table:table-cell office:value-type="float" office:value="0.000058346" calcext:value-type="float">
            <text:p>0,000058346</text:p>
          </table:table-cell>
          <table:table-cell table:number-columns-repeated="2"/>
          <table:table-cell office:value-type="float" office:value="0.000038086" calcext:value-type="float">
            <text:p>0,000038086</text:p>
          </table:table-cell>
          <table:table-cell office:value-type="float" office:value="0.000051494" calcext:value-type="float">
            <text:p>0,000051494</text:p>
          </table:table-cell>
          <table:table-cell office:value-type="float" office:value="0.000050321" calcext:value-type="float">
            <text:p>0,000050321</text:p>
          </table:table-cell>
          <table:table-cell office:value-type="float" office:value="0.000061646" calcext:value-type="float">
            <text:p>0,000061646</text:p>
          </table:table-cell>
          <table:table-cell office:value-type="float" office:value="0.000063078" calcext:value-type="float">
            <text:p>0,000063078</text:p>
          </table:table-cell>
          <table:table-cell office:value-type="float" office:value="0.000063309" calcext:value-type="float">
            <text:p>0,000063309</text:p>
          </table:table-cell>
          <table:table-cell office:value-type="float" office:value="0.0000605" calcext:value-type="float">
            <text:p>0,0000605</text:p>
          </table:table-cell>
          <table:table-cell office:value-type="float" office:value="0.000061998" calcext:value-type="float">
            <text:p>0,000061998</text:p>
          </table:table-cell>
          <table:table-cell office:value-type="float" office:value="0.000058799" calcext:value-type="float">
            <text:p>0,000058799</text:p>
          </table:table-cell>
          <table:table-cell office:value-type="float" office:value="0.000062161" calcext:value-type="float">
            <text:p>0,000062161</text:p>
          </table:table-cell>
          <table:table-cell office:value-type="float" office:value="0.000058072" calcext:value-type="float">
            <text:p>0,000058072</text:p>
          </table:table-cell>
          <table:table-cell office:value-type="float" office:value="0.000061704" calcext:value-type="float">
            <text:p>0,000061704</text:p>
          </table:table-cell>
          <table:table-cell office:value-type="float" office:value="0.00005691" calcext:value-type="float">
            <text:p>0,00005691</text:p>
          </table:table-cell>
          <table:table-cell office:value-type="float" office:value="0.000055428" calcext:value-type="float">
            <text:p>0,000055428</text:p>
          </table:table-cell>
          <table:table-cell office:value-type="float" office:value="0.000073659" calcext:value-type="float">
            <text:p>0,000073659</text:p>
          </table:table-cell>
          <table:table-cell office:value-type="float" office:value="0.00006185" calcext:value-type="float">
            <text:p>0,00006185</text:p>
          </table:table-cell>
          <table:table-cell office:value-type="float" office:value="0.000062459" calcext:value-type="float">
            <text:p>0,000062459</text:p>
          </table:table-cell>
          <table:table-cell office:value-type="float" office:value="0.00006566" calcext:value-type="float">
            <text:p>0,00006566</text:p>
          </table:table-cell>
          <table:table-cell office:value-type="float" office:value="0.00006369" calcext:value-type="float">
            <text:p>0,00006369</text:p>
          </table:table-cell>
          <table:table-cell office:value-type="float" office:value="0.000055456" calcext:value-type="float">
            <text:p>0,000055456</text:p>
          </table:table-cell>
        </table:table-row>
        <table:table-row table:style-name="ro1">
          <table:table-cell table:number-columns-repeated="10"/>
          <table:table-cell office:value-type="float" office:value="0.000057242" calcext:value-type="float">
            <text:p>0,000057242</text:p>
          </table:table-cell>
          <table:table-cell office:value-type="float" office:value="0.000065061" calcext:value-type="float">
            <text:p>0,000065061</text:p>
          </table:table-cell>
          <table:table-cell table:number-columns-repeated="2"/>
          <table:table-cell office:value-type="float" office:value="0.000058122" calcext:value-type="float">
            <text:p>0,000058122</text:p>
          </table:table-cell>
          <table:table-cell office:value-type="float" office:value="0.000061293" calcext:value-type="float">
            <text:p>0,000061293</text:p>
          </table:table-cell>
          <table:table-cell office:value-type="float" office:value="0.000061089" calcext:value-type="float">
            <text:p>0,000061089</text:p>
          </table:table-cell>
          <table:table-cell office:value-type="float" office:value="0.000063001" calcext:value-type="float">
            <text:p>0,000063001</text:p>
          </table:table-cell>
          <table:table-cell office:value-type="float" office:value="0.000062294" calcext:value-type="float">
            <text:p>0,000062294</text:p>
          </table:table-cell>
          <table:table-cell office:value-type="float" office:value="0.000061653" calcext:value-type="float">
            <text:p>0,000061653</text:p>
          </table:table-cell>
          <table:table-cell office:value-type="float" office:value="0.000057809" calcext:value-type="float">
            <text:p>0,000057809</text:p>
          </table:table-cell>
          <table:table-cell office:value-type="float" office:value="0.000061634" calcext:value-type="float">
            <text:p>0,000061634</text:p>
          </table:table-cell>
          <table:table-cell office:value-type="float" office:value="0.000061577" calcext:value-type="float">
            <text:p>0,000061577</text:p>
          </table:table-cell>
          <table:table-cell office:value-type="float" office:value="0.000061838" calcext:value-type="float">
            <text:p>0,000061838</text:p>
          </table:table-cell>
          <table:table-cell office:value-type="float" office:value="0.000056909" calcext:value-type="float">
            <text:p>0,000056909</text:p>
          </table:table-cell>
          <table:table-cell office:value-type="float" office:value="0.000063438" calcext:value-type="float">
            <text:p>0,000063438</text:p>
          </table:table-cell>
          <table:table-cell office:value-type="float" office:value="0.000074301" calcext:value-type="float">
            <text:p>0,000074301</text:p>
          </table:table-cell>
          <table:table-cell office:value-type="float" office:value="0.000095139" calcext:value-type="float">
            <text:p>0,000095139</text:p>
          </table:table-cell>
          <table:table-cell office:value-type="float" office:value="0.000072749" calcext:value-type="float">
            <text:p>0,000072749</text:p>
          </table:table-cell>
          <table:table-cell office:value-type="float" office:value="0.000058615" calcext:value-type="float">
            <text:p>0,000058615</text:p>
          </table:table-cell>
          <table:table-cell office:value-type="float" office:value="0.000077479" calcext:value-type="float">
            <text:p>0,000077479</text:p>
          </table:table-cell>
          <table:table-cell office:value-type="float" office:value="0.000056945" calcext:value-type="float">
            <text:p>0,000056945</text:p>
          </table:table-cell>
          <table:table-cell office:value-type="float" office:value="0.000061525" calcext:value-type="float">
            <text:p>0,000061525</text:p>
          </table:table-cell>
          <table:table-cell office:value-type="float" office:value="0.000061609" calcext:value-type="float">
            <text:p>0,000061609</text:p>
          </table:table-cell>
        </table:table-row>
        <table:table-row table:style-name="ro1">
          <table:table-cell table:number-columns-repeated="10"/>
          <table:table-cell office:value-type="float" office:value="0.000063314" calcext:value-type="float">
            <text:p>0,000063314</text:p>
          </table:table-cell>
          <table:table-cell office:value-type="float" office:value="0.000057312" calcext:value-type="float">
            <text:p>0,000057312</text:p>
          </table:table-cell>
          <table:table-cell table:number-columns-repeated="2"/>
          <table:table-cell office:value-type="float" office:value="0.000057415" calcext:value-type="float">
            <text:p>0,000057415</text:p>
          </table:table-cell>
          <table:table-cell office:value-type="float" office:value="0.000073215" calcext:value-type="float">
            <text:p>0,000073215</text:p>
          </table:table-cell>
          <table:table-cell office:value-type="float" office:value="0.0000727" calcext:value-type="float">
            <text:p>0,0000727</text:p>
          </table:table-cell>
          <table:table-cell office:value-type="float" office:value="0.000064114" calcext:value-type="float">
            <text:p>0,000064114</text:p>
          </table:table-cell>
          <table:table-cell office:value-type="float" office:value="0.000063861" calcext:value-type="float">
            <text:p>0,000063861</text:p>
          </table:table-cell>
          <table:table-cell office:value-type="float" office:value="0.000063098" calcext:value-type="float">
            <text:p>0,000063098</text:p>
          </table:table-cell>
          <table:table-cell office:value-type="float" office:value="0.000058099" calcext:value-type="float">
            <text:p>0,000058099</text:p>
          </table:table-cell>
          <table:table-cell office:value-type="float" office:value="0.000057844" calcext:value-type="float">
            <text:p>0,000057844</text:p>
          </table:table-cell>
          <table:table-cell office:value-type="float" office:value="0.000057609" calcext:value-type="float">
            <text:p>0,000057609</text:p>
          </table:table-cell>
          <table:table-cell office:value-type="float" office:value="0.00006391" calcext:value-type="float">
            <text:p>0,00006391</text:p>
          </table:table-cell>
          <table:table-cell office:value-type="float" office:value="0.000061821" calcext:value-type="float">
            <text:p>0,000061821</text:p>
          </table:table-cell>
          <table:table-cell office:value-type="float" office:value="0.000056577" calcext:value-type="float">
            <text:p>0,000056577</text:p>
          </table:table-cell>
          <table:table-cell office:value-type="float" office:value="0.000057877" calcext:value-type="float">
            <text:p>0,000057877</text:p>
          </table:table-cell>
          <table:table-cell office:value-type="float" office:value="0.000060769" calcext:value-type="float">
            <text:p>0,000060769</text:p>
          </table:table-cell>
          <table:table-cell office:value-type="float" office:value="0.00006262" calcext:value-type="float">
            <text:p>0,00006262</text:p>
          </table:table-cell>
          <table:table-cell office:value-type="float" office:value="0.00005911" calcext:value-type="float">
            <text:p>0,00005911</text:p>
          </table:table-cell>
          <table:table-cell office:value-type="float" office:value="0.00005313" calcext:value-type="float">
            <text:p>0,00005313</text:p>
          </table:table-cell>
          <table:table-cell office:value-type="float" office:value="0.000062612" calcext:value-type="float">
            <text:p>0,000062612</text:p>
          </table:table-cell>
          <table:table-cell office:value-type="float" office:value="0.00005734" calcext:value-type="float">
            <text:p>0,00005734</text:p>
          </table:table-cell>
          <table:table-cell office:value-type="float" office:value="0.000058761" calcext:value-type="float">
            <text:p>0,000058761</text:p>
          </table:table-cell>
        </table:table-row>
        <table:table-row table:style-name="ro1">
          <table:table-cell table:number-columns-repeated="10"/>
          <table:table-cell office:value-type="float" office:value="0.000057396" calcext:value-type="float">
            <text:p>0,000057396</text:p>
          </table:table-cell>
          <table:table-cell office:value-type="float" office:value="0.000061315" calcext:value-type="float">
            <text:p>0,000061315</text:p>
          </table:table-cell>
          <table:table-cell table:number-columns-repeated="2"/>
          <table:table-cell office:value-type="float" office:value="0.000055924" calcext:value-type="float">
            <text:p>0,000055924</text:p>
          </table:table-cell>
          <table:table-cell office:value-type="float" office:value="0.000078354" calcext:value-type="float">
            <text:p>0,000078354</text:p>
          </table:table-cell>
          <table:table-cell office:value-type="float" office:value="0.000057197" calcext:value-type="float">
            <text:p>0,000057197</text:p>
          </table:table-cell>
          <table:table-cell office:value-type="float" office:value="0.000054332" calcext:value-type="float">
            <text:p>0,000054332</text:p>
          </table:table-cell>
          <table:table-cell office:value-type="float" office:value="0.000060108" calcext:value-type="float">
            <text:p>0,000060108</text:p>
          </table:table-cell>
          <table:table-cell office:value-type="float" office:value="0.00006461" calcext:value-type="float">
            <text:p>0,00006461</text:p>
          </table:table-cell>
          <table:table-cell office:value-type="float" office:value="0.000058313" calcext:value-type="float">
            <text:p>0,000058313</text:p>
          </table:table-cell>
          <table:table-cell office:value-type="float" office:value="0.000058033" calcext:value-type="float">
            <text:p>0,000058033</text:p>
          </table:table-cell>
          <table:table-cell office:value-type="float" office:value="0.000060545" calcext:value-type="float">
            <text:p>0,000060545</text:p>
          </table:table-cell>
          <table:table-cell office:value-type="float" office:value="0.000056628" calcext:value-type="float">
            <text:p>0,000056628</text:p>
          </table:table-cell>
          <table:table-cell office:value-type="float" office:value="0.000059761" calcext:value-type="float">
            <text:p>0,000059761</text:p>
          </table:table-cell>
          <table:table-cell office:value-type="float" office:value="0.000061876" calcext:value-type="float">
            <text:p>0,000061876</text:p>
          </table:table-cell>
          <table:table-cell office:value-type="float" office:value="0.000056261" calcext:value-type="float">
            <text:p>0,000056261</text:p>
          </table:table-cell>
          <table:table-cell office:value-type="float" office:value="0.000089309" calcext:value-type="float">
            <text:p>0,000089309</text:p>
          </table:table-cell>
          <table:table-cell office:value-type="float" office:value="0.000076383" calcext:value-type="float">
            <text:p>0,000076383</text:p>
          </table:table-cell>
          <table:table-cell office:value-type="float" office:value="0.000059448" calcext:value-type="float">
            <text:p>0,000059448</text:p>
          </table:table-cell>
          <table:table-cell office:value-type="float" office:value="0.000121103" calcext:value-type="float">
            <text:p>0,000121103</text:p>
          </table:table-cell>
          <table:table-cell office:value-type="float" office:value="0.000066173" calcext:value-type="float">
            <text:p>0,000066173</text:p>
          </table:table-cell>
          <table:table-cell office:value-type="float" office:value="0.000061992" calcext:value-type="float">
            <text:p>0,000061992</text:p>
          </table:table-cell>
          <table:table-cell office:value-type="float" office:value="0.000081641" calcext:value-type="float">
            <text:p>0,000081641</text:p>
          </table:table-cell>
        </table:table-row>
        <table:table-row table:style-name="ro1">
          <table:table-cell table:number-columns-repeated="10"/>
          <table:table-cell office:value-type="float" office:value="0.000062094" calcext:value-type="float">
            <text:p>0,000062094</text:p>
          </table:table-cell>
          <table:table-cell office:value-type="float" office:value="0.00008633" calcext:value-type="float">
            <text:p>0,00008633</text:p>
          </table:table-cell>
          <table:table-cell table:number-columns-repeated="2"/>
          <table:table-cell office:value-type="float" office:value="0.000063092" calcext:value-type="float">
            <text:p>0,000063092</text:p>
          </table:table-cell>
          <table:table-cell office:value-type="float" office:value="0.000057866" calcext:value-type="float">
            <text:p>0,000057866</text:p>
          </table:table-cell>
          <table:table-cell office:value-type="float" office:value="0.000058142" calcext:value-type="float">
            <text:p>0,000058142</text:p>
          </table:table-cell>
          <table:table-cell office:value-type="float" office:value="0.000062564" calcext:value-type="float">
            <text:p>0,000062564</text:p>
          </table:table-cell>
          <table:table-cell office:value-type="float" office:value="0.000054644" calcext:value-type="float">
            <text:p>0,000054644</text:p>
          </table:table-cell>
          <table:table-cell office:value-type="float" office:value="0.000057968" calcext:value-type="float">
            <text:p>0,000057968</text:p>
          </table:table-cell>
          <table:table-cell office:value-type="float" office:value="0.000064597" calcext:value-type="float">
            <text:p>0,000064597</text:p>
          </table:table-cell>
          <table:table-cell office:value-type="float" office:value="0.000060816" calcext:value-type="float">
            <text:p>0,000060816</text:p>
          </table:table-cell>
          <table:table-cell office:value-type="float" office:value="0.000076993" calcext:value-type="float">
            <text:p>0,000076993</text:p>
          </table:table-cell>
          <table:table-cell office:value-type="float" office:value="0.000058179" calcext:value-type="float">
            <text:p>0,000058179</text:p>
          </table:table-cell>
          <table:table-cell office:value-type="float" office:value="0.000063752" calcext:value-type="float">
            <text:p>0,000063752</text:p>
          </table:table-cell>
          <table:table-cell office:value-type="float" office:value="0.000059555" calcext:value-type="float">
            <text:p>0,000059555</text:p>
          </table:table-cell>
          <table:table-cell office:value-type="float" office:value="0.000061932" calcext:value-type="float">
            <text:p>0,000061932</text:p>
          </table:table-cell>
          <table:table-cell office:value-type="float" office:value="0.000061575" calcext:value-type="float">
            <text:p>0,000061575</text:p>
          </table:table-cell>
          <table:table-cell office:value-type="float" office:value="0.000061474" calcext:value-type="float">
            <text:p>0,000061474</text:p>
          </table:table-cell>
          <table:table-cell office:value-type="float" office:value="0.000063129" calcext:value-type="float">
            <text:p>0,000063129</text:p>
          </table:table-cell>
          <table:table-cell office:value-type="float" office:value="0.000071244" calcext:value-type="float">
            <text:p>0,000071244</text:p>
          </table:table-cell>
          <table:table-cell office:value-type="float" office:value="0.000059412" calcext:value-type="float">
            <text:p>0,000059412</text:p>
          </table:table-cell>
          <table:table-cell office:value-type="float" office:value="0.00006567" calcext:value-type="float">
            <text:p>0,00006567</text:p>
          </table:table-cell>
          <table:table-cell office:value-type="float" office:value="0.000060994" calcext:value-type="float">
            <text:p>0,000060994</text:p>
          </table:table-cell>
        </table:table-row>
        <table:table-row table:style-name="ro1">
          <table:table-cell table:number-columns-repeated="10"/>
          <table:table-cell office:value-type="float" office:value="0.000071022" calcext:value-type="float">
            <text:p>0,000071022</text:p>
          </table:table-cell>
          <table:table-cell office:value-type="float" office:value="0.000067347" calcext:value-type="float">
            <text:p>0,000067347</text:p>
          </table:table-cell>
          <table:table-cell table:number-columns-repeated="2"/>
          <table:table-cell office:value-type="float" office:value="0.000064267" calcext:value-type="float">
            <text:p>0,000064267</text:p>
          </table:table-cell>
          <table:table-cell office:value-type="float" office:value="0.000064578" calcext:value-type="float">
            <text:p>0,000064578</text:p>
          </table:table-cell>
          <table:table-cell office:value-type="float" office:value="0.000060293" calcext:value-type="float">
            <text:p>0,000060293</text:p>
          </table:table-cell>
          <table:table-cell office:value-type="float" office:value="0.000062063" calcext:value-type="float">
            <text:p>0,000062063</text:p>
          </table:table-cell>
          <table:table-cell office:value-type="float" office:value="0.000078156" calcext:value-type="float">
            <text:p>0,000078156</text:p>
          </table:table-cell>
          <table:table-cell office:value-type="float" office:value="0.000063304" calcext:value-type="float">
            <text:p>0,000063304</text:p>
          </table:table-cell>
          <table:table-cell office:value-type="float" office:value="0.000064909" calcext:value-type="float">
            <text:p>0,000064909</text:p>
          </table:table-cell>
          <table:table-cell office:value-type="float" office:value="0.000061305" calcext:value-type="float">
            <text:p>0,000061305</text:p>
          </table:table-cell>
          <table:table-cell office:value-type="float" office:value="0.000060082" calcext:value-type="float">
            <text:p>0,000060082</text:p>
          </table:table-cell>
          <table:table-cell office:value-type="float" office:value="0.0000622" calcext:value-type="float">
            <text:p>0,0000622</text:p>
          </table:table-cell>
          <table:table-cell office:value-type="float" office:value="0.000061326" calcext:value-type="float">
            <text:p>0,000061326</text:p>
          </table:table-cell>
          <table:table-cell office:value-type="float" office:value="0.000060867" calcext:value-type="float">
            <text:p>0,000060867</text:p>
          </table:table-cell>
          <table:table-cell office:value-type="float" office:value="0.000057689" calcext:value-type="float">
            <text:p>0,000057689</text:p>
          </table:table-cell>
          <table:table-cell office:value-type="float" office:value="0.000064275" calcext:value-type="float">
            <text:p>0,000064275</text:p>
          </table:table-cell>
          <table:table-cell office:value-type="float" office:value="0.000057214" calcext:value-type="float">
            <text:p>0,000057214</text:p>
          </table:table-cell>
          <table:table-cell office:value-type="float" office:value="0.000074311" calcext:value-type="float">
            <text:p>0,000074311</text:p>
          </table:table-cell>
          <table:table-cell office:value-type="float" office:value="0.000064022" calcext:value-type="float">
            <text:p>0,000064022</text:p>
          </table:table-cell>
          <table:table-cell office:value-type="float" office:value="0.000343548" calcext:value-type="float">
            <text:p>0,000343548</text:p>
          </table:table-cell>
          <table:table-cell office:value-type="float" office:value="0.000058447" calcext:value-type="float">
            <text:p>0,000058447</text:p>
          </table:table-cell>
          <table:table-cell office:value-type="float" office:value="0.000061825" calcext:value-type="float">
            <text:p>0,000061825</text:p>
          </table:table-cell>
        </table:table-row>
        <table:table-row table:style-name="ro1">
          <table:table-cell table:number-columns-repeated="10"/>
          <table:table-cell office:value-type="float" office:value="0.000056727" calcext:value-type="float">
            <text:p>0,000056727</text:p>
          </table:table-cell>
          <table:table-cell office:value-type="float" office:value="0.000063084" calcext:value-type="float">
            <text:p>0,000063084</text:p>
          </table:table-cell>
          <table:table-cell table:number-columns-repeated="2"/>
          <table:table-cell office:value-type="float" office:value="0.000061016" calcext:value-type="float">
            <text:p>0,000061016</text:p>
          </table:table-cell>
          <table:table-cell office:value-type="float" office:value="0.000058813" calcext:value-type="float">
            <text:p>0,000058813</text:p>
          </table:table-cell>
          <table:table-cell office:value-type="float" office:value="0.000058072" calcext:value-type="float">
            <text:p>0,000058072</text:p>
          </table:table-cell>
          <table:table-cell office:value-type="float" office:value="0.000057459" calcext:value-type="float">
            <text:p>0,000057459</text:p>
          </table:table-cell>
          <table:table-cell office:value-type="float" office:value="0.000054563" calcext:value-type="float">
            <text:p>0,000054563</text:p>
          </table:table-cell>
          <table:table-cell office:value-type="float" office:value="0.00005867" calcext:value-type="float">
            <text:p>0,00005867</text:p>
          </table:table-cell>
          <table:table-cell office:value-type="float" office:value="0.000058662" calcext:value-type="float">
            <text:p>0,000058662</text:p>
          </table:table-cell>
          <table:table-cell office:value-type="float" office:value="0.000064149" calcext:value-type="float">
            <text:p>0,000064149</text:p>
          </table:table-cell>
          <table:table-cell office:value-type="float" office:value="0.00006744" calcext:value-type="float">
            <text:p>0,00006744</text:p>
          </table:table-cell>
          <table:table-cell office:value-type="float" office:value="0.000084253" calcext:value-type="float">
            <text:p>0,000084253</text:p>
          </table:table-cell>
          <table:table-cell office:value-type="float" office:value="0.000062386" calcext:value-type="float">
            <text:p>0,000062386</text:p>
          </table:table-cell>
          <table:table-cell office:value-type="float" office:value="0.000056806" calcext:value-type="float">
            <text:p>0,000056806</text:p>
          </table:table-cell>
          <table:table-cell office:value-type="float" office:value="0.000063306" calcext:value-type="float">
            <text:p>0,000063306</text:p>
          </table:table-cell>
          <table:table-cell office:value-type="float" office:value="0.000059893" calcext:value-type="float">
            <text:p>0,000059893</text:p>
          </table:table-cell>
          <table:table-cell office:value-type="float" office:value="0.000059414" calcext:value-type="float">
            <text:p>0,000059414</text:p>
          </table:table-cell>
          <table:table-cell office:value-type="float" office:value="0.000056848" calcext:value-type="float">
            <text:p>0,000056848</text:p>
          </table:table-cell>
          <table:table-cell office:value-type="float" office:value="0.000061687" calcext:value-type="float">
            <text:p>0,000061687</text:p>
          </table:table-cell>
          <table:table-cell office:value-type="float" office:value="0.00007328" calcext:value-type="float">
            <text:p>0,00007328</text:p>
          </table:table-cell>
          <table:table-cell office:value-type="float" office:value="0.000059864" calcext:value-type="float">
            <text:p>0,000059864</text:p>
          </table:table-cell>
          <table:table-cell office:value-type="float" office:value="0.000061392" calcext:value-type="float">
            <text:p>0,000061392</text:p>
          </table:table-cell>
        </table:table-row>
        <table:table-row table:style-name="ro1">
          <table:table-cell table:number-columns-repeated="10"/>
          <table:table-cell office:value-type="float" office:value="0.000057758" calcext:value-type="float">
            <text:p>0,000057758</text:p>
          </table:table-cell>
          <table:table-cell office:value-type="float" office:value="0.000057938" calcext:value-type="float">
            <text:p>0,000057938</text:p>
          </table:table-cell>
          <table:table-cell table:number-columns-repeated="2"/>
          <table:table-cell office:value-type="float" office:value="0.000062521" calcext:value-type="float">
            <text:p>0,000062521</text:p>
          </table:table-cell>
          <table:table-cell office:value-type="float" office:value="0.000069862" calcext:value-type="float">
            <text:p>0,000069862</text:p>
          </table:table-cell>
          <table:table-cell office:value-type="float" office:value="0.000058376" calcext:value-type="float">
            <text:p>0,000058376</text:p>
          </table:table-cell>
          <table:table-cell office:value-type="float" office:value="0.000061133" calcext:value-type="float">
            <text:p>0,000061133</text:p>
          </table:table-cell>
          <table:table-cell office:value-type="float" office:value="0.00005806" calcext:value-type="float">
            <text:p>0,00005806</text:p>
          </table:table-cell>
          <table:table-cell office:value-type="float" office:value="0.000057917" calcext:value-type="float">
            <text:p>0,000057917</text:p>
          </table:table-cell>
          <table:table-cell office:value-type="float" office:value="0.000055905" calcext:value-type="float">
            <text:p>0,000055905</text:p>
          </table:table-cell>
          <table:table-cell office:value-type="float" office:value="0.000060825" calcext:value-type="float">
            <text:p>0,000060825</text:p>
          </table:table-cell>
          <table:table-cell office:value-type="float" office:value="0.000087078" calcext:value-type="float">
            <text:p>0,000087078</text:p>
          </table:table-cell>
          <table:table-cell office:value-type="float" office:value="0.000058937" calcext:value-type="float">
            <text:p>0,000058937</text:p>
          </table:table-cell>
          <table:table-cell office:value-type="float" office:value="0.000056773" calcext:value-type="float">
            <text:p>0,000056773</text:p>
          </table:table-cell>
          <table:table-cell office:value-type="float" office:value="0.000062427" calcext:value-type="float">
            <text:p>0,000062427</text:p>
          </table:table-cell>
          <table:table-cell office:value-type="float" office:value="0.000061641" calcext:value-type="float">
            <text:p>0,000061641</text:p>
          </table:table-cell>
          <table:table-cell office:value-type="float" office:value="0.000056336" calcext:value-type="float">
            <text:p>0,000056336</text:p>
          </table:table-cell>
          <table:table-cell office:value-type="float" office:value="0.000056867" calcext:value-type="float">
            <text:p>0,000056867</text:p>
          </table:table-cell>
          <table:table-cell office:value-type="float" office:value="0.000064055" calcext:value-type="float">
            <text:p>0,000064055</text:p>
          </table:table-cell>
          <table:table-cell office:value-type="float" office:value="0.000061092" calcext:value-type="float">
            <text:p>0,000061092</text:p>
          </table:table-cell>
          <table:table-cell office:value-type="float" office:value="0.000059446" calcext:value-type="float">
            <text:p>0,000059446</text:p>
          </table:table-cell>
          <table:table-cell office:value-type="float" office:value="0.000058871" calcext:value-type="float">
            <text:p>0,000058871</text:p>
          </table:table-cell>
          <table:table-cell office:value-type="float" office:value="0.000061288" calcext:value-type="float">
            <text:p>0,000061288</text:p>
          </table:table-cell>
        </table:table-row>
        <table:table-row table:style-name="ro1">
          <table:table-cell table:number-columns-repeated="10"/>
          <table:table-cell office:value-type="float" office:value="0.000058205" calcext:value-type="float">
            <text:p>0,000058205</text:p>
          </table:table-cell>
          <table:table-cell office:value-type="float" office:value="0.00005735" calcext:value-type="float">
            <text:p>0,00005735</text:p>
          </table:table-cell>
          <table:table-cell table:number-columns-repeated="2"/>
          <table:table-cell office:value-type="float" office:value="0.000075644" calcext:value-type="float">
            <text:p>0,000075644</text:p>
          </table:table-cell>
          <table:table-cell office:value-type="float" office:value="0.000065984" calcext:value-type="float">
            <text:p>0,000065984</text:p>
          </table:table-cell>
          <table:table-cell office:value-type="float" office:value="0.000064175" calcext:value-type="float">
            <text:p>0,000064175</text:p>
          </table:table-cell>
          <table:table-cell office:value-type="float" office:value="0.000064835" calcext:value-type="float">
            <text:p>0,000064835</text:p>
          </table:table-cell>
          <table:table-cell office:value-type="float" office:value="0.000055194" calcext:value-type="float">
            <text:p>0,000055194</text:p>
          </table:table-cell>
          <table:table-cell office:value-type="float" office:value="0.0000573" calcext:value-type="float">
            <text:p>0,0000573</text:p>
          </table:table-cell>
          <table:table-cell office:value-type="float" office:value="0.000060794" calcext:value-type="float">
            <text:p>0,000060794</text:p>
          </table:table-cell>
          <table:table-cell office:value-type="float" office:value="0.000061456" calcext:value-type="float">
            <text:p>0,000061456</text:p>
          </table:table-cell>
          <table:table-cell office:value-type="float" office:value="0.000057558" calcext:value-type="float">
            <text:p>0,000057558</text:p>
          </table:table-cell>
          <table:table-cell office:value-type="float" office:value="0.000061884" calcext:value-type="float">
            <text:p>0,000061884</text:p>
          </table:table-cell>
          <table:table-cell office:value-type="float" office:value="0.000056981" calcext:value-type="float">
            <text:p>0,000056981</text:p>
          </table:table-cell>
          <table:table-cell office:value-type="float" office:value="0.000062186" calcext:value-type="float">
            <text:p>0,000062186</text:p>
          </table:table-cell>
          <table:table-cell office:value-type="float" office:value="0.000053846" calcext:value-type="float">
            <text:p>0,000053846</text:p>
          </table:table-cell>
          <table:table-cell office:value-type="float" office:value="0.000057224" calcext:value-type="float">
            <text:p>0,000057224</text:p>
          </table:table-cell>
          <table:table-cell office:value-type="float" office:value="0.00008446" calcext:value-type="float">
            <text:p>0,00008446</text:p>
          </table:table-cell>
          <table:table-cell office:value-type="float" office:value="0.000058265" calcext:value-type="float">
            <text:p>0,000058265</text:p>
          </table:table-cell>
          <table:table-cell office:value-type="float" office:value="0.000057196" calcext:value-type="float">
            <text:p>0,000057196</text:p>
          </table:table-cell>
          <table:table-cell office:value-type="float" office:value="0.000061916" calcext:value-type="float">
            <text:p>0,000061916</text:p>
          </table:table-cell>
          <table:table-cell office:value-type="float" office:value="0.000075537" calcext:value-type="float">
            <text:p>0,000075537</text:p>
          </table:table-cell>
          <table:table-cell office:value-type="float" office:value="0.000079767" calcext:value-type="float">
            <text:p>0,000079767</text:p>
          </table:table-cell>
        </table:table-row>
        <table:table-row table:style-name="ro1">
          <table:table-cell table:number-columns-repeated="10"/>
          <table:table-cell office:value-type="float" office:value="0.000059245" calcext:value-type="float">
            <text:p>0,000059245</text:p>
          </table:table-cell>
          <table:table-cell office:value-type="float" office:value="0.000058316" calcext:value-type="float">
            <text:p>0,000058316</text:p>
          </table:table-cell>
          <table:table-cell table:number-columns-repeated="2"/>
          <table:table-cell office:value-type="float" office:value="0.000061697" calcext:value-type="float">
            <text:p>0,000061697</text:p>
          </table:table-cell>
          <table:table-cell office:value-type="float" office:value="0.000062832" calcext:value-type="float">
            <text:p>0,000062832</text:p>
          </table:table-cell>
          <table:table-cell office:value-type="float" office:value="0.000063237" calcext:value-type="float">
            <text:p>0,000063237</text:p>
          </table:table-cell>
          <table:table-cell office:value-type="float" office:value="0.000057388" calcext:value-type="float">
            <text:p>0,000057388</text:p>
          </table:table-cell>
          <table:table-cell office:value-type="float" office:value="0.000060791" calcext:value-type="float">
            <text:p>0,000060791</text:p>
          </table:table-cell>
          <table:table-cell office:value-type="float" office:value="0.000061952" calcext:value-type="float">
            <text:p>0,000061952</text:p>
          </table:table-cell>
          <table:table-cell office:value-type="float" office:value="0.000063432" calcext:value-type="float">
            <text:p>0,000063432</text:p>
          </table:table-cell>
          <table:table-cell office:value-type="float" office:value="0.000082641" calcext:value-type="float">
            <text:p>0,000082641</text:p>
          </table:table-cell>
          <table:table-cell office:value-type="float" office:value="0.000057669" calcext:value-type="float">
            <text:p>0,000057669</text:p>
          </table:table-cell>
          <table:table-cell office:value-type="float" office:value="0.000058034" calcext:value-type="float">
            <text:p>0,000058034</text:p>
          </table:table-cell>
          <table:table-cell office:value-type="float" office:value="0.000063849" calcext:value-type="float">
            <text:p>0,000063849</text:p>
          </table:table-cell>
          <table:table-cell office:value-type="float" office:value="0.000062368" calcext:value-type="float">
            <text:p>0,000062368</text:p>
          </table:table-cell>
          <table:table-cell office:value-type="float" office:value="0.000058569" calcext:value-type="float">
            <text:p>0,000058569</text:p>
          </table:table-cell>
          <table:table-cell office:value-type="float" office:value="0.000061987" calcext:value-type="float">
            <text:p>0,000061987</text:p>
          </table:table-cell>
          <table:table-cell office:value-type="float" office:value="0.000055949" calcext:value-type="float">
            <text:p>0,000055949</text:p>
          </table:table-cell>
          <table:table-cell office:value-type="float" office:value="0.000057644" calcext:value-type="float">
            <text:p>0,000057644</text:p>
          </table:table-cell>
          <table:table-cell office:value-type="float" office:value="0.000064662" calcext:value-type="float">
            <text:p>0,000064662</text:p>
          </table:table-cell>
          <table:table-cell office:value-type="float" office:value="0.000062634" calcext:value-type="float">
            <text:p>0,000062634</text:p>
          </table:table-cell>
          <table:table-cell office:value-type="float" office:value="0.000063696" calcext:value-type="float">
            <text:p>0,000063696</text:p>
          </table:table-cell>
          <table:table-cell office:value-type="float" office:value="0.000064293" calcext:value-type="float">
            <text:p>0,000064293</text:p>
          </table:table-cell>
        </table:table-row>
        <table:table-row table:style-name="ro1">
          <table:table-cell table:number-columns-repeated="10"/>
          <table:table-cell office:value-type="float" office:value="0.000061721" calcext:value-type="float">
            <text:p>0,000061721</text:p>
          </table:table-cell>
          <table:table-cell office:value-type="float" office:value="0.000064637" calcext:value-type="float">
            <text:p>0,000064637</text:p>
          </table:table-cell>
          <table:table-cell table:number-columns-repeated="2"/>
          <table:table-cell office:value-type="float" office:value="0.000058295" calcext:value-type="float">
            <text:p>0,000058295</text:p>
          </table:table-cell>
          <table:table-cell office:value-type="float" office:value="0.00005769" calcext:value-type="float">
            <text:p>0,00005769</text:p>
          </table:table-cell>
          <table:table-cell office:value-type="float" office:value="0.000061075" calcext:value-type="float">
            <text:p>0,000061075</text:p>
          </table:table-cell>
          <table:table-cell office:value-type="float" office:value="0.000056463" calcext:value-type="float">
            <text:p>0,000056463</text:p>
          </table:table-cell>
          <table:table-cell office:value-type="float" office:value="0.000062919" calcext:value-type="float">
            <text:p>0,000062919</text:p>
          </table:table-cell>
          <table:table-cell office:value-type="float" office:value="0.000059656" calcext:value-type="float">
            <text:p>0,000059656</text:p>
          </table:table-cell>
          <table:table-cell office:value-type="float" office:value="0.000065376" calcext:value-type="float">
            <text:p>0,000065376</text:p>
          </table:table-cell>
          <table:table-cell office:value-type="float" office:value="0.000058244" calcext:value-type="float">
            <text:p>0,000058244</text:p>
          </table:table-cell>
          <table:table-cell office:value-type="float" office:value="0.000075429" calcext:value-type="float">
            <text:p>0,000075429</text:p>
          </table:table-cell>
          <table:table-cell office:value-type="float" office:value="0.000063397" calcext:value-type="float">
            <text:p>0,000063397</text:p>
          </table:table-cell>
          <table:table-cell office:value-type="float" office:value="0.000082999" calcext:value-type="float">
            <text:p>0,000082999</text:p>
          </table:table-cell>
          <table:table-cell office:value-type="float" office:value="0.000062445" calcext:value-type="float">
            <text:p>0,000062445</text:p>
          </table:table-cell>
          <table:table-cell office:value-type="float" office:value="0.000077051" calcext:value-type="float">
            <text:p>0,000077051</text:p>
          </table:table-cell>
          <table:table-cell office:value-type="float" office:value="0.000065579" calcext:value-type="float">
            <text:p>0,000065579</text:p>
          </table:table-cell>
          <table:table-cell office:value-type="float" office:value="0.000063233" calcext:value-type="float">
            <text:p>0,000063233</text:p>
          </table:table-cell>
          <table:table-cell office:value-type="float" office:value="0.000063315" calcext:value-type="float">
            <text:p>0,000063315</text:p>
          </table:table-cell>
          <table:table-cell office:value-type="float" office:value="0.000062438" calcext:value-type="float">
            <text:p>0,000062438</text:p>
          </table:table-cell>
          <table:table-cell office:value-type="float" office:value="0.000058041" calcext:value-type="float">
            <text:p>0,000058041</text:p>
          </table:table-cell>
          <table:table-cell office:value-type="float" office:value="0.000062446" calcext:value-type="float">
            <text:p>0,000062446</text:p>
          </table:table-cell>
          <table:table-cell office:value-type="float" office:value="0.00005781" calcext:value-type="float">
            <text:p>0,00005781</text:p>
          </table:table-cell>
        </table:table-row>
        <table:table-row table:style-name="ro1">
          <table:table-cell table:number-columns-repeated="10"/>
          <table:table-cell office:value-type="float" office:value="0.000057873" calcext:value-type="float">
            <text:p>0,000057873</text:p>
          </table:table-cell>
          <table:table-cell office:value-type="float" office:value="0.000062795" calcext:value-type="float">
            <text:p>0,000062795</text:p>
          </table:table-cell>
          <table:table-cell table:number-columns-repeated="2"/>
          <table:table-cell office:value-type="float" office:value="0.000064074" calcext:value-type="float">
            <text:p>0,000064074</text:p>
          </table:table-cell>
          <table:table-cell office:value-type="float" office:value="0.000061461" calcext:value-type="float">
            <text:p>0,000061461</text:p>
          </table:table-cell>
          <table:table-cell office:value-type="float" office:value="0.00005821" calcext:value-type="float">
            <text:p>0,00005821</text:p>
          </table:table-cell>
          <table:table-cell office:value-type="float" office:value="0.000057534" calcext:value-type="float">
            <text:p>0,000057534</text:p>
          </table:table-cell>
          <table:table-cell office:value-type="float" office:value="0.000057824" calcext:value-type="float">
            <text:p>0,000057824</text:p>
          </table:table-cell>
          <table:table-cell office:value-type="float" office:value="0.000064426" calcext:value-type="float">
            <text:p>0,000064426</text:p>
          </table:table-cell>
          <table:table-cell office:value-type="float" office:value="0.000057906" calcext:value-type="float">
            <text:p>0,000057906</text:p>
          </table:table-cell>
          <table:table-cell office:value-type="float" office:value="0.000056102" calcext:value-type="float">
            <text:p>0,000056102</text:p>
          </table:table-cell>
          <table:table-cell office:value-type="float" office:value="0.000082443" calcext:value-type="float">
            <text:p>0,000082443</text:p>
          </table:table-cell>
          <table:table-cell office:value-type="float" office:value="0.000064223" calcext:value-type="float">
            <text:p>0,000064223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2657" calcext:value-type="float">
            <text:p>0,000062657</text:p>
          </table:table-cell>
          <table:table-cell office:value-type="float" office:value="0.000064703" calcext:value-type="float">
            <text:p>0,000064703</text:p>
          </table:table-cell>
          <table:table-cell office:value-type="float" office:value="0.000066745" calcext:value-type="float">
            <text:p>0,000066745</text:p>
          </table:table-cell>
          <table:table-cell office:value-type="float" office:value="0.000061109" calcext:value-type="float">
            <text:p>0,000061109</text:p>
          </table:table-cell>
          <table:table-cell office:value-type="float" office:value="0.000058494" calcext:value-type="float">
            <text:p>0,000058494</text:p>
          </table:table-cell>
          <table:table-cell office:value-type="float" office:value="0.000057409" calcext:value-type="float">
            <text:p>0,000057409</text:p>
          </table:table-cell>
          <table:table-cell office:value-type="float" office:value="0.000058958" calcext:value-type="float">
            <text:p>0,000058958</text:p>
          </table:table-cell>
          <table:table-cell office:value-type="float" office:value="0.000078449" calcext:value-type="float">
            <text:p>0,000078449</text:p>
          </table:table-cell>
          <table:table-cell office:value-type="float" office:value="0.000084433" calcext:value-type="float">
            <text:p>0,000084433</text:p>
          </table:table-cell>
        </table:table-row>
        <table:table-row table:style-name="ro1">
          <table:table-cell table:number-columns-repeated="10"/>
          <table:table-cell office:value-type="float" office:value="0.000052174" calcext:value-type="float">
            <text:p>0,000052174</text:p>
          </table:table-cell>
          <table:table-cell office:value-type="float" office:value="0.000063871" calcext:value-type="float">
            <text:p>0,000063871</text:p>
          </table:table-cell>
          <table:table-cell table:number-columns-repeated="2"/>
          <table:table-cell office:value-type="float" office:value="0.000060678" calcext:value-type="float">
            <text:p>0,000060678</text:p>
          </table:table-cell>
          <table:table-cell office:value-type="float" office:value="0.000060324" calcext:value-type="float">
            <text:p>0,000060324</text:p>
          </table:table-cell>
          <table:table-cell office:value-type="float" office:value="0.000077409" calcext:value-type="float">
            <text:p>0,000077409</text:p>
          </table:table-cell>
          <table:table-cell office:value-type="float" office:value="0.000061785" calcext:value-type="float">
            <text:p>0,000061785</text:p>
          </table:table-cell>
          <table:table-cell office:value-type="float" office:value="0.00005499" calcext:value-type="float">
            <text:p>0,00005499</text:p>
          </table:table-cell>
          <table:table-cell office:value-type="float" office:value="0.000062981" calcext:value-type="float">
            <text:p>0,000062981</text:p>
          </table:table-cell>
          <table:table-cell office:value-type="float" office:value="0.000058128" calcext:value-type="float">
            <text:p>0,000058128</text:p>
          </table:table-cell>
          <table:table-cell office:value-type="float" office:value="0.000056282" calcext:value-type="float">
            <text:p>0,000056282</text:p>
          </table:table-cell>
          <table:table-cell office:value-type="float" office:value="0.000075109" calcext:value-type="float">
            <text:p>0,000075109</text:p>
          </table:table-cell>
          <table:table-cell office:value-type="float" office:value="0.000056781" calcext:value-type="float">
            <text:p>0,000056781</text:p>
          </table:table-cell>
          <table:table-cell office:value-type="float" office:value="0.000081039" calcext:value-type="float">
            <text:p>0,000081039</text:p>
          </table:table-cell>
          <table:table-cell office:value-type="float" office:value="0.000082902" calcext:value-type="float">
            <text:p>0,000082902</text:p>
          </table:table-cell>
          <table:table-cell office:value-type="float" office:value="0.000084295" calcext:value-type="float">
            <text:p>0,000084295</text:p>
          </table:table-cell>
          <table:table-cell office:value-type="float" office:value="0.000084575" calcext:value-type="float">
            <text:p>0,000084575</text:p>
          </table:table-cell>
          <table:table-cell office:value-type="float" office:value="0.000041816" calcext:value-type="float">
            <text:p>0,000041816</text:p>
          </table:table-cell>
          <table:table-cell office:value-type="float" office:value="0.000086284" calcext:value-type="float">
            <text:p>0,000086284</text:p>
          </table:table-cell>
          <table:table-cell office:value-type="float" office:value="0.000059212" calcext:value-type="float">
            <text:p>0,000059212</text:p>
          </table:table-cell>
          <table:table-cell office:value-type="float" office:value="0.000039586" calcext:value-type="float">
            <text:p>0,000039586</text:p>
          </table:table-cell>
          <table:table-cell office:value-type="float" office:value="0.000038626" calcext:value-type="float">
            <text:p>0,000038626</text:p>
          </table:table-cell>
          <table:table-cell office:value-type="float" office:value="0.000084866" calcext:value-type="float">
            <text:p>0,000084866</text:p>
          </table:table-cell>
        </table:table-row>
        <table:table-row table:style-name="ro1">
          <table:table-cell table:number-columns-repeated="10"/>
          <table:table-cell office:value-type="float" office:value="0.000057987" calcext:value-type="float">
            <text:p>0,000057987</text:p>
          </table:table-cell>
          <table:table-cell office:value-type="float" office:value="0.000057507" calcext:value-type="float">
            <text:p>0,000057507</text:p>
          </table:table-cell>
          <table:table-cell table:number-columns-repeated="2"/>
          <table:table-cell office:value-type="float" office:value="0.00005766" calcext:value-type="float">
            <text:p>0,00005766</text:p>
          </table:table-cell>
          <table:table-cell office:value-type="float" office:value="0.000061029" calcext:value-type="float">
            <text:p>0,000061029</text:p>
          </table:table-cell>
          <table:table-cell office:value-type="float" office:value="0.000066402" calcext:value-type="float">
            <text:p>0,000066402</text:p>
          </table:table-cell>
          <table:table-cell office:value-type="float" office:value="0.000062163" calcext:value-type="float">
            <text:p>0,000062163</text:p>
          </table:table-cell>
          <table:table-cell office:value-type="float" office:value="0.00006361" calcext:value-type="float">
            <text:p>0,00006361</text:p>
          </table:table-cell>
          <table:table-cell office:value-type="float" office:value="0.000058085" calcext:value-type="float">
            <text:p>0,000058085</text:p>
          </table:table-cell>
          <table:table-cell office:value-type="float" office:value="0.000061404" calcext:value-type="float">
            <text:p>0,000061404</text:p>
          </table:table-cell>
          <table:table-cell office:value-type="float" office:value="0.000063891" calcext:value-type="float">
            <text:p>0,000063891</text:p>
          </table:table-cell>
          <table:table-cell office:value-type="float" office:value="0.000072703" calcext:value-type="float">
            <text:p>0,000072703</text:p>
          </table:table-cell>
          <table:table-cell office:value-type="float" office:value="0.000064654" calcext:value-type="float">
            <text:p>0,000064654</text:p>
          </table:table-cell>
          <table:table-cell office:value-type="float" office:value="0.000044481" calcext:value-type="float">
            <text:p>0,000044481</text:p>
          </table:table-cell>
          <table:table-cell office:value-type="float" office:value="0.000042334" calcext:value-type="float">
            <text:p>0,000042334</text:p>
          </table:table-cell>
          <table:table-cell office:value-type="float" office:value="0.000037326" calcext:value-type="float">
            <text:p>0,000037326</text:p>
          </table:table-cell>
          <table:table-cell office:value-type="float" office:value="0.000046629" calcext:value-type="float">
            <text:p>0,000046629</text:p>
          </table:table-cell>
          <table:table-cell office:value-type="float" office:value="0.000051195" calcext:value-type="float">
            <text:p>0,000051195</text:p>
          </table:table-cell>
          <table:table-cell office:value-type="float" office:value="0.000042913" calcext:value-type="float">
            <text:p>0,000042913</text:p>
          </table:table-cell>
          <table:table-cell office:value-type="float" office:value="0.000199942" calcext:value-type="float">
            <text:p>0,000199942</text:p>
          </table:table-cell>
          <table:table-cell office:value-type="float" office:value="0.000059453" calcext:value-type="float">
            <text:p>0,000059453</text:p>
          </table:table-cell>
          <table:table-cell office:value-type="float" office:value="0.000041135" calcext:value-type="float">
            <text:p>0,000041135</text:p>
          </table:table-cell>
          <table:table-cell office:value-type="float" office:value="0.000052071" calcext:value-type="float">
            <text:p>0,000052071</text:p>
          </table:table-cell>
        </table:table-row>
        <table:table-row table:style-name="ro1">
          <table:table-cell table:number-columns-repeated="10"/>
          <table:table-cell office:value-type="float" office:value="0.000055279" calcext:value-type="float">
            <text:p>0,000055279</text:p>
          </table:table-cell>
          <table:table-cell office:value-type="float" office:value="0.000060868" calcext:value-type="float">
            <text:p>0,000060868</text:p>
          </table:table-cell>
          <table:table-cell table:number-columns-repeated="2"/>
          <table:table-cell office:value-type="float" office:value="0.000061387" calcext:value-type="float">
            <text:p>0,000061387</text:p>
          </table:table-cell>
          <table:table-cell office:value-type="float" office:value="0.000058704" calcext:value-type="float">
            <text:p>0,000058704</text:p>
          </table:table-cell>
          <table:table-cell office:value-type="float" office:value="0.000060168" calcext:value-type="float">
            <text:p>0,000060168</text:p>
          </table:table-cell>
          <table:table-cell office:value-type="float" office:value="0.000081318" calcext:value-type="float">
            <text:p>0,000081318</text:p>
          </table:table-cell>
          <table:table-cell office:value-type="float" office:value="0.000059025" calcext:value-type="float">
            <text:p>0,000059025</text:p>
          </table:table-cell>
          <table:table-cell office:value-type="float" office:value="0.000062502" calcext:value-type="float">
            <text:p>0,000062502</text:p>
          </table:table-cell>
          <table:table-cell office:value-type="float" office:value="0.000063344" calcext:value-type="float">
            <text:p>0,000063344</text:p>
          </table:table-cell>
          <table:table-cell office:value-type="float" office:value="0.00006197" calcext:value-type="float">
            <text:p>0,00006197</text:p>
          </table:table-cell>
          <table:table-cell office:value-type="float" office:value="0.000061555" calcext:value-type="float">
            <text:p>0,000061555</text:p>
          </table:table-cell>
          <table:table-cell office:value-type="float" office:value="0.000061089" calcext:value-type="float">
            <text:p>0,000061089</text:p>
          </table:table-cell>
          <table:table-cell office:value-type="float" office:value="0.000064363" calcext:value-type="float">
            <text:p>0,000064363</text:p>
          </table:table-cell>
          <table:table-cell office:value-type="float" office:value="0.00006476" calcext:value-type="float">
            <text:p>0,00006476</text:p>
          </table:table-cell>
          <table:table-cell office:value-type="float" office:value="0.000058211" calcext:value-type="float">
            <text:p>0,000058211</text:p>
          </table:table-cell>
          <table:table-cell office:value-type="float" office:value="0.000062958" calcext:value-type="float">
            <text:p>0,000062958</text:p>
          </table:table-cell>
          <table:table-cell office:value-type="float" office:value="0.000065454" calcext:value-type="float">
            <text:p>0,000065454</text:p>
          </table:table-cell>
          <table:table-cell office:value-type="float" office:value="0.000075398" calcext:value-type="float">
            <text:p>0,000075398</text:p>
          </table:table-cell>
          <table:table-cell office:value-type="float" office:value="0.000063913" calcext:value-type="float">
            <text:p>0,000063913</text:p>
          </table:table-cell>
          <table:table-cell office:value-type="float" office:value="0.000060915" calcext:value-type="float">
            <text:p>0,000060915</text:p>
          </table:table-cell>
          <table:table-cell office:value-type="float" office:value="0.000058189" calcext:value-type="float">
            <text:p>0,000058189</text:p>
          </table:table-cell>
          <table:table-cell office:value-type="float" office:value="0.000057034" calcext:value-type="float">
            <text:p>0,000057034</text:p>
          </table:table-cell>
        </table:table-row>
        <table:table-row table:style-name="ro1">
          <table:table-cell table:number-columns-repeated="10"/>
          <table:table-cell office:value-type="float" office:value="0.000061475" calcext:value-type="float">
            <text:p>0,000061475</text:p>
          </table:table-cell>
          <table:table-cell office:value-type="float" office:value="0.000051487" calcext:value-type="float">
            <text:p>0,000051487</text:p>
          </table:table-cell>
          <table:table-cell table:number-columns-repeated="2"/>
          <table:table-cell office:value-type="float" office:value="0.000056774" calcext:value-type="float">
            <text:p>0,000056774</text:p>
          </table:table-cell>
          <table:table-cell office:value-type="float" office:value="0.000063733" calcext:value-type="float">
            <text:p>0,000063733</text:p>
          </table:table-cell>
          <table:table-cell office:value-type="float" office:value="0.000054203" calcext:value-type="float">
            <text:p>0,000054203</text:p>
          </table:table-cell>
          <table:table-cell office:value-type="float" office:value="0.000064024" calcext:value-type="float">
            <text:p>0,000064024</text:p>
          </table:table-cell>
          <table:table-cell office:value-type="float" office:value="0.000076595" calcext:value-type="float">
            <text:p>0,000076595</text:p>
          </table:table-cell>
          <table:table-cell office:value-type="float" office:value="0.000076046" calcext:value-type="float">
            <text:p>0,000076046</text:p>
          </table:table-cell>
          <table:table-cell office:value-type="float" office:value="0.000062334" calcext:value-type="float">
            <text:p>0,000062334</text:p>
          </table:table-cell>
          <table:table-cell office:value-type="float" office:value="0.000059503" calcext:value-type="float">
            <text:p>0,000059503</text:p>
          </table:table-cell>
          <table:table-cell office:value-type="float" office:value="0.00006276" calcext:value-type="float">
            <text:p>0,00006276</text:p>
          </table:table-cell>
          <table:table-cell office:value-type="float" office:value="0.000057247" calcext:value-type="float">
            <text:p>0,000057247</text:p>
          </table:table-cell>
          <table:table-cell office:value-type="float" office:value="0.000055977" calcext:value-type="float">
            <text:p>0,000055977</text:p>
          </table:table-cell>
          <table:table-cell office:value-type="float" office:value="0.000058459" calcext:value-type="float">
            <text:p>0,000058459</text:p>
          </table:table-cell>
          <table:table-cell office:value-type="float" office:value="0.000074189" calcext:value-type="float">
            <text:p>0,000074189</text:p>
          </table:table-cell>
          <table:table-cell office:value-type="float" office:value="0.000058123" calcext:value-type="float">
            <text:p>0,000058123</text:p>
          </table:table-cell>
          <table:table-cell office:value-type="float" office:value="0.00006148" calcext:value-type="float">
            <text:p>0,00006148</text:p>
          </table:table-cell>
          <table:table-cell office:value-type="float" office:value="0.000057412" calcext:value-type="float">
            <text:p>0,000057412</text:p>
          </table:table-cell>
          <table:table-cell office:value-type="float" office:value="0.000060959" calcext:value-type="float">
            <text:p>0,000060959</text:p>
          </table:table-cell>
          <table:table-cell office:value-type="float" office:value="0.000057646" calcext:value-type="float">
            <text:p>0,000057646</text:p>
          </table:table-cell>
          <table:table-cell office:value-type="float" office:value="0.000086275" calcext:value-type="float">
            <text:p>0,000086275</text:p>
          </table:table-cell>
          <table:table-cell office:value-type="float" office:value="0.000061462" calcext:value-type="float">
            <text:p>0,000061462</text:p>
          </table:table-cell>
        </table:table-row>
        <table:table-row table:style-name="ro1">
          <table:table-cell table:number-columns-repeated="10"/>
          <table:table-cell office:value-type="float" office:value="0.000076819" calcext:value-type="float">
            <text:p>0,000076819</text:p>
          </table:table-cell>
          <table:table-cell office:value-type="float" office:value="0.000056401" calcext:value-type="float">
            <text:p>0,000056401</text:p>
          </table:table-cell>
          <table:table-cell table:number-columns-repeated="2"/>
          <table:table-cell office:value-type="float" office:value="0.000057717" calcext:value-type="float">
            <text:p>0,000057717</text:p>
          </table:table-cell>
          <table:table-cell office:value-type="float" office:value="0.000055298" calcext:value-type="float">
            <text:p>0,000055298</text:p>
          </table:table-cell>
          <table:table-cell office:value-type="float" office:value="0.000057245" calcext:value-type="float">
            <text:p>0,000057245</text:p>
          </table:table-cell>
          <table:table-cell office:value-type="float" office:value="0.000059221" calcext:value-type="float">
            <text:p>0,000059221</text:p>
          </table:table-cell>
          <table:table-cell office:value-type="float" office:value="0.000086995" calcext:value-type="float">
            <text:p>0,000086995</text:p>
          </table:table-cell>
          <table:table-cell office:value-type="float" office:value="0.000081005" calcext:value-type="float">
            <text:p>0,000081005</text:p>
          </table:table-cell>
          <table:table-cell office:value-type="float" office:value="0.000061682" calcext:value-type="float">
            <text:p>0,000061682</text:p>
          </table:table-cell>
          <table:table-cell office:value-type="float" office:value="0.000064234" calcext:value-type="float">
            <text:p>0,000064234</text:p>
          </table:table-cell>
          <table:table-cell office:value-type="float" office:value="0.000061163" calcext:value-type="float">
            <text:p>0,000061163</text:p>
          </table:table-cell>
          <table:table-cell office:value-type="float" office:value="0.000064527" calcext:value-type="float">
            <text:p>0,000064527</text:p>
          </table:table-cell>
          <table:table-cell office:value-type="float" office:value="0.000061869" calcext:value-type="float">
            <text:p>0,000061869</text:p>
          </table:table-cell>
          <table:table-cell office:value-type="float" office:value="0.000063666" calcext:value-type="float">
            <text:p>0,000063666</text:p>
          </table:table-cell>
          <table:table-cell office:value-type="float" office:value="0.000058091" calcext:value-type="float">
            <text:p>0,000058091</text:p>
          </table:table-cell>
          <table:table-cell office:value-type="float" office:value="0.000067294" calcext:value-type="float">
            <text:p>0,000067294</text:p>
          </table:table-cell>
          <table:table-cell office:value-type="float" office:value="0.000061394" calcext:value-type="float">
            <text:p>0,000061394</text:p>
          </table:table-cell>
          <table:table-cell office:value-type="float" office:value="0.000063666" calcext:value-type="float">
            <text:p>0,000063666</text:p>
          </table:table-cell>
          <table:table-cell office:value-type="float" office:value="0.00006373" calcext:value-type="float">
            <text:p>0,00006373</text:p>
          </table:table-cell>
          <table:table-cell office:value-type="float" office:value="0.000079908" calcext:value-type="float">
            <text:p>0,000079908</text:p>
          </table:table-cell>
          <table:table-cell office:value-type="float" office:value="0.000058604" calcext:value-type="float">
            <text:p>0,000058604</text:p>
          </table:table-cell>
          <table:table-cell office:value-type="float" office:value="0.000067381" calcext:value-type="float">
            <text:p>0,000067381</text:p>
          </table:table-cell>
        </table:table-row>
        <table:table-row table:style-name="ro1">
          <table:table-cell table:number-columns-repeated="10"/>
          <table:table-cell office:value-type="float" office:value="0.000060486" calcext:value-type="float">
            <text:p>0,000060486</text:p>
          </table:table-cell>
          <table:table-cell office:value-type="float" office:value="0.000076203" calcext:value-type="float">
            <text:p>0,000076203</text:p>
          </table:table-cell>
          <table:table-cell table:number-columns-repeated="2"/>
          <table:table-cell office:value-type="float" office:value="0.000064688" calcext:value-type="float">
            <text:p>0,000064688</text:p>
          </table:table-cell>
          <table:table-cell office:value-type="float" office:value="0.000059111" calcext:value-type="float">
            <text:p>0,000059111</text:p>
          </table:table-cell>
          <table:table-cell office:value-type="float" office:value="0.000059105" calcext:value-type="float">
            <text:p>0,000059105</text:p>
          </table:table-cell>
          <table:table-cell office:value-type="float" office:value="0.000057989" calcext:value-type="float">
            <text:p>0,000057989</text:p>
          </table:table-cell>
          <table:table-cell office:value-type="float" office:value="0.000059772" calcext:value-type="float">
            <text:p>0,000059772</text:p>
          </table:table-cell>
          <table:table-cell office:value-type="float" office:value="0.000054221" calcext:value-type="float">
            <text:p>0,000054221</text:p>
          </table:table-cell>
          <table:table-cell office:value-type="float" office:value="0.000064055" calcext:value-type="float">
            <text:p>0,000064055</text:p>
          </table:table-cell>
          <table:table-cell office:value-type="float" office:value="0.000056913" calcext:value-type="float">
            <text:p>0,000056913</text:p>
          </table:table-cell>
          <table:table-cell office:value-type="float" office:value="0.000066559" calcext:value-type="float">
            <text:p>0,000066559</text:p>
          </table:table-cell>
          <table:table-cell office:value-type="float" office:value="0.000065905" calcext:value-type="float">
            <text:p>0,000065905</text:p>
          </table:table-cell>
          <table:table-cell office:value-type="float" office:value="0.000058135" calcext:value-type="float">
            <text:p>0,000058135</text:p>
          </table:table-cell>
          <table:table-cell office:value-type="float" office:value="0.000110517" calcext:value-type="float">
            <text:p>0,000110517</text:p>
          </table:table-cell>
          <table:table-cell office:value-type="float" office:value="0.000084725" calcext:value-type="float">
            <text:p>0,000084725</text:p>
          </table:table-cell>
          <table:table-cell office:value-type="float" office:value="0.000078973" calcext:value-type="float">
            <text:p>0,000078973</text:p>
          </table:table-cell>
          <table:table-cell office:value-type="float" office:value="0.000085878" calcext:value-type="float">
            <text:p>0,000085878</text:p>
          </table:table-cell>
          <table:table-cell office:value-type="float" office:value="0.000078565" calcext:value-type="float">
            <text:p>0,000078565</text:p>
          </table:table-cell>
          <table:table-cell office:value-type="float" office:value="0.000082505" calcext:value-type="float">
            <text:p>0,000082505</text:p>
          </table:table-cell>
          <table:table-cell office:value-type="float" office:value="0.000081794" calcext:value-type="float">
            <text:p>0,000081794</text:p>
          </table:table-cell>
          <table:table-cell office:value-type="float" office:value="0.000038787" calcext:value-type="float">
            <text:p>0,000038787</text:p>
          </table:table-cell>
          <table:table-cell office:value-type="float" office:value="0.00004219" calcext:value-type="float">
            <text:p>0,00004219</text:p>
          </table:table-cell>
        </table:table-row>
        <table:table-row table:style-name="ro1">
          <table:table-cell table:number-columns-repeated="10"/>
          <table:table-cell office:value-type="float" office:value="0.000056073" calcext:value-type="float">
            <text:p>0,000056073</text:p>
          </table:table-cell>
          <table:table-cell office:value-type="float" office:value="0.000066331" calcext:value-type="float">
            <text:p>0,000066331</text:p>
          </table:table-cell>
          <table:table-cell table:number-columns-repeated="2"/>
          <table:table-cell office:value-type="float" office:value="0.000071332" calcext:value-type="float">
            <text:p>0,000071332</text:p>
          </table:table-cell>
          <table:table-cell office:value-type="float" office:value="0.000062542" calcext:value-type="float">
            <text:p>0,000062542</text:p>
          </table:table-cell>
          <table:table-cell office:value-type="float" office:value="0.000083639" calcext:value-type="float">
            <text:p>0,000083639</text:p>
          </table:table-cell>
          <table:table-cell office:value-type="float" office:value="0.000065353" calcext:value-type="float">
            <text:p>0,000065353</text:p>
          </table:table-cell>
          <table:table-cell office:value-type="float" office:value="0.000062701" calcext:value-type="float">
            <text:p>0,000062701</text:p>
          </table:table-cell>
          <table:table-cell office:value-type="float" office:value="0.000061838" calcext:value-type="float">
            <text:p>0,000061838</text:p>
          </table:table-cell>
          <table:table-cell office:value-type="float" office:value="0.000062245" calcext:value-type="float">
            <text:p>0,000062245</text:p>
          </table:table-cell>
          <table:table-cell office:value-type="float" office:value="0.000062057" calcext:value-type="float">
            <text:p>0,000062057</text:p>
          </table:table-cell>
          <table:table-cell office:value-type="float" office:value="0.000064555" calcext:value-type="float">
            <text:p>0,000064555</text:p>
          </table:table-cell>
          <table:table-cell office:value-type="float" office:value="0.000098489" calcext:value-type="float">
            <text:p>0,000098489</text:p>
          </table:table-cell>
          <table:table-cell office:value-type="float" office:value="0.000054076" calcext:value-type="float">
            <text:p>0,000054076</text:p>
          </table:table-cell>
          <table:table-cell office:value-type="float" office:value="0.000038018" calcext:value-type="float">
            <text:p>0,000038018</text:p>
          </table:table-cell>
          <table:table-cell office:value-type="float" office:value="0.000036623" calcext:value-type="float">
            <text:p>0,000036623</text:p>
          </table:table-cell>
          <table:table-cell office:value-type="float" office:value="0.00003485" calcext:value-type="float">
            <text:p>0,00003485</text:p>
          </table:table-cell>
          <table:table-cell office:value-type="float" office:value="0.000037143" calcext:value-type="float">
            <text:p>0,000037143</text:p>
          </table:table-cell>
          <table:table-cell office:value-type="float" office:value="0.000037797" calcext:value-type="float">
            <text:p>0,000037797</text:p>
          </table:table-cell>
          <table:table-cell office:value-type="float" office:value="0.000059288" calcext:value-type="float">
            <text:p>0,000059288</text:p>
          </table:table-cell>
          <table:table-cell office:value-type="float" office:value="0.000058303" calcext:value-type="float">
            <text:p>0,000058303</text:p>
          </table:table-cell>
          <table:table-cell office:value-type="float" office:value="0.000069586" calcext:value-type="float">
            <text:p>0,000069586</text:p>
          </table:table-cell>
          <table:table-cell office:value-type="float" office:value="0.000071868" calcext:value-type="float">
            <text:p>0,000071868</text:p>
          </table:table-cell>
        </table:table-row>
        <table:table-row table:style-name="ro1">
          <table:table-cell table:number-columns-repeated="10"/>
          <table:table-cell office:value-type="float" office:value="0.000056544" calcext:value-type="float">
            <text:p>0,000056544</text:p>
          </table:table-cell>
          <table:table-cell office:value-type="float" office:value="0.000058048" calcext:value-type="float">
            <text:p>0,000058048</text:p>
          </table:table-cell>
          <table:table-cell table:number-columns-repeated="2"/>
          <table:table-cell office:value-type="float" office:value="0.000056094" calcext:value-type="float">
            <text:p>0,000056094</text:p>
          </table:table-cell>
          <table:table-cell office:value-type="float" office:value="0.000064563" calcext:value-type="float">
            <text:p>0,000064563</text:p>
          </table:table-cell>
          <table:table-cell office:value-type="float" office:value="0.000084427" calcext:value-type="float">
            <text:p>0,000084427</text:p>
          </table:table-cell>
          <table:table-cell office:value-type="float" office:value="0.00006305" calcext:value-type="float">
            <text:p>0,00006305</text:p>
          </table:table-cell>
          <table:table-cell office:value-type="float" office:value="0.000058237" calcext:value-type="float">
            <text:p>0,000058237</text:p>
          </table:table-cell>
          <table:table-cell office:value-type="float" office:value="0.000062949" calcext:value-type="float">
            <text:p>0,000062949</text:p>
          </table:table-cell>
          <table:table-cell office:value-type="float" office:value="0.000062739" calcext:value-type="float">
            <text:p>0,000062739</text:p>
          </table:table-cell>
          <table:table-cell office:value-type="float" office:value="0.000060113" calcext:value-type="float">
            <text:p>0,000060113</text:p>
          </table:table-cell>
          <table:table-cell office:value-type="float" office:value="0.000057205" calcext:value-type="float">
            <text:p>0,000057205</text:p>
          </table:table-cell>
          <table:table-cell office:value-type="float" office:value="0.000061229" calcext:value-type="float">
            <text:p>0,000061229</text:p>
          </table:table-cell>
          <table:table-cell office:value-type="float" office:value="0.000062045" calcext:value-type="float">
            <text:p>0,000062045</text:p>
          </table:table-cell>
          <table:table-cell office:value-type="float" office:value="0.000056217" calcext:value-type="float">
            <text:p>0,000056217</text:p>
          </table:table-cell>
          <table:table-cell office:value-type="float" office:value="0.000057588" calcext:value-type="float">
            <text:p>0,000057588</text:p>
          </table:table-cell>
          <table:table-cell office:value-type="float" office:value="0.000061535" calcext:value-type="float">
            <text:p>0,000061535</text:p>
          </table:table-cell>
          <table:table-cell office:value-type="float" office:value="0.000061678" calcext:value-type="float">
            <text:p>0,000061678</text:p>
          </table:table-cell>
          <table:table-cell office:value-type="float" office:value="0.000061069" calcext:value-type="float">
            <text:p>0,000061069</text:p>
          </table:table-cell>
          <table:table-cell office:value-type="float" office:value="0.000059464" calcext:value-type="float">
            <text:p>0,000059464</text:p>
          </table:table-cell>
          <table:table-cell office:value-type="float" office:value="0.000083318" calcext:value-type="float">
            <text:p>0,000083318</text:p>
          </table:table-cell>
          <table:table-cell office:value-type="float" office:value="0.000064057" calcext:value-type="float">
            <text:p>0,000064057</text:p>
          </table:table-cell>
          <table:table-cell office:value-type="float" office:value="0.000057587" calcext:value-type="float">
            <text:p>0,000057587</text:p>
          </table:table-cell>
        </table:table-row>
        <table:table-row table:style-name="ro1">
          <table:table-cell table:number-columns-repeated="10"/>
          <table:table-cell office:value-type="float" office:value="0.000058076" calcext:value-type="float">
            <text:p>0,000058076</text:p>
          </table:table-cell>
          <table:table-cell office:value-type="float" office:value="0.000066083" calcext:value-type="float">
            <text:p>0,000066083</text:p>
          </table:table-cell>
          <table:table-cell table:number-columns-repeated="2"/>
          <table:table-cell office:value-type="float" office:value="0.000061687" calcext:value-type="float">
            <text:p>0,000061687</text:p>
          </table:table-cell>
          <table:table-cell office:value-type="float" office:value="0.000061995" calcext:value-type="float">
            <text:p>0,000061995</text:p>
          </table:table-cell>
          <table:table-cell office:value-type="float" office:value="0.000059931" calcext:value-type="float">
            <text:p>0,000059931</text:p>
          </table:table-cell>
          <table:table-cell office:value-type="float" office:value="0.000059788" calcext:value-type="float">
            <text:p>0,000059788</text:p>
          </table:table-cell>
          <table:table-cell office:value-type="float" office:value="0.000062924" calcext:value-type="float">
            <text:p>0,000062924</text:p>
          </table:table-cell>
          <table:table-cell office:value-type="float" office:value="0.000062473" calcext:value-type="float">
            <text:p>0,000062473</text:p>
          </table:table-cell>
          <table:table-cell office:value-type="float" office:value="0.000057378" calcext:value-type="float">
            <text:p>0,000057378</text:p>
          </table:table-cell>
          <table:table-cell office:value-type="float" office:value="0.000057307" calcext:value-type="float">
            <text:p>0,000057307</text:p>
          </table:table-cell>
          <table:table-cell office:value-type="float" office:value="0.000062331" calcext:value-type="float">
            <text:p>0,000062331</text:p>
          </table:table-cell>
          <table:table-cell office:value-type="float" office:value="0.000061355" calcext:value-type="float">
            <text:p>0,000061355</text:p>
          </table:table-cell>
          <table:table-cell office:value-type="float" office:value="0.00005749" calcext:value-type="float">
            <text:p>0,00005749</text:p>
          </table:table-cell>
          <table:table-cell office:value-type="float" office:value="0.000057738" calcext:value-type="float">
            <text:p>0,000057738</text:p>
          </table:table-cell>
          <table:table-cell office:value-type="float" office:value="0.000056102" calcext:value-type="float">
            <text:p>0,000056102</text:p>
          </table:table-cell>
          <table:table-cell office:value-type="float" office:value="0.000079481" calcext:value-type="float">
            <text:p>0,000079481</text:p>
          </table:table-cell>
          <table:table-cell office:value-type="float" office:value="0.000062711" calcext:value-type="float">
            <text:p>0,000062711</text:p>
          </table:table-cell>
          <table:table-cell office:value-type="float" office:value="0.000062238" calcext:value-type="float">
            <text:p>0,000062238</text:p>
          </table:table-cell>
          <table:table-cell office:value-type="float" office:value="0.000061889" calcext:value-type="float">
            <text:p>0,000061889</text:p>
          </table:table-cell>
          <table:table-cell office:value-type="float" office:value="0.000063642" calcext:value-type="float">
            <text:p>0,000063642</text:p>
          </table:table-cell>
          <table:table-cell office:value-type="float" office:value="0.000057032" calcext:value-type="float">
            <text:p>0,000057032</text:p>
          </table:table-cell>
          <table:table-cell office:value-type="float" office:value="0.000062553" calcext:value-type="float">
            <text:p>0,000062553</text:p>
          </table:table-cell>
        </table:table-row>
        <table:table-row table:style-name="ro1">
          <table:table-cell table:number-columns-repeated="10"/>
          <table:table-cell office:value-type="float" office:value="0.000060657" calcext:value-type="float">
            <text:p>0,000060657</text:p>
          </table:table-cell>
          <table:table-cell office:value-type="float" office:value="0.000066465" calcext:value-type="float">
            <text:p>0,000066465</text:p>
          </table:table-cell>
          <table:table-cell table:number-columns-repeated="2"/>
          <table:table-cell office:value-type="float" office:value="0.000064232" calcext:value-type="float">
            <text:p>0,000064232</text:p>
          </table:table-cell>
          <table:table-cell office:value-type="float" office:value="0.000061035" calcext:value-type="float">
            <text:p>0,000061035</text:p>
          </table:table-cell>
          <table:table-cell office:value-type="float" office:value="0.000057271" calcext:value-type="float">
            <text:p>0,000057271</text:p>
          </table:table-cell>
          <table:table-cell office:value-type="float" office:value="0.000055065" calcext:value-type="float">
            <text:p>0,000055065</text:p>
          </table:table-cell>
          <table:table-cell office:value-type="float" office:value="0.000062255" calcext:value-type="float">
            <text:p>0,000062255</text:p>
          </table:table-cell>
          <table:table-cell office:value-type="float" office:value="0.000057163" calcext:value-type="float">
            <text:p>0,000057163</text:p>
          </table:table-cell>
          <table:table-cell office:value-type="float" office:value="0.000056156" calcext:value-type="float">
            <text:p>0,000056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6269" calcext:value-type="float">
            <text:p>0,00006269</text:p>
          </table:table-cell>
          <table:table-cell office:value-type="float" office:value="0.000055596" calcext:value-type="float">
            <text:p>0,000055596</text:p>
          </table:table-cell>
          <table:table-cell office:value-type="float" office:value="0.000055947" calcext:value-type="float">
            <text:p>0,000055947</text:p>
          </table:table-cell>
          <table:table-cell office:value-type="float" office:value="0.000056994" calcext:value-type="float">
            <text:p>0,000056994</text:p>
          </table:table-cell>
          <table:table-cell office:value-type="float" office:value="0.000064611" calcext:value-type="float">
            <text:p>0,000064611</text:p>
          </table:table-cell>
          <table:table-cell office:value-type="float" office:value="0.000074747" calcext:value-type="float">
            <text:p>0,000074747</text:p>
          </table:table-cell>
          <table:table-cell office:value-type="float" office:value="0.000057513" calcext:value-type="float">
            <text:p>0,000057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0.000076359" calcext:value-type="float">
            <text:p>0,000076359</text:p>
          </table:table-cell>
          <table:table-cell office:value-type="float" office:value="0.000057379" calcext:value-type="float">
            <text:p>0,000057379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0.00006216" calcext:value-type="float">
            <text:p>0,00006216</text:p>
          </table:table-cell>
          <table:table-cell office:value-type="float" office:value="0.000058296" calcext:value-type="float">
            <text:p>0,000058296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0.000061262" calcext:value-type="float">
            <text:p>0,000061262</text:p>
          </table:table-cell>
          <table:table-cell office:value-type="float" office:value="0.000062989" calcext:value-type="float">
            <text:p>0,000062989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:</text:p>
          </table:table-cell>
          <table:table-cell table:formula="of:=SUM([.K3:.K502])/COUNTA([.K3:.K502])" office:value-type="float" office:value="0.00006456904" calcext:value-type="float">
            <text:p>0,00006456904</text:p>
          </table:table-cell>
          <table:table-cell table:formula="of:=SUM([.L453:.L502])/COUNTA([.L453:.L502])" office:value-type="float" office:value="0.00006367764" calcext:value-type="float">
            <text:p>0,00006367764</text:p>
          </table:table-cell>
          <table:table-cell table:number-columns-repeated="2"/>
          <table:table-cell table:style-name="ce6" table:formula="of:=SUM([.O3:.X502])/COUNTA([.O3:.X502])" office:value-type="float" office:value="0.0000627336736" calcext:value-type="float" table:number-columns-spanned="10" table:number-rows-spanned="1">
            <text:p>0,0000627336736</text:p>
          </table:table-cell>
          <table:covered-table-cell table:number-columns-repeated="9" table:style-name="ce9"/>
          <table:table-cell table:style-name="ce6" table:formula="of:=SUM([.Y3:.AH502])/COUNTA([.Y3:.AH502])" office:value-type="float" office:value="0.0000581873532" calcext:value-type="float" table:number-columns-spanned="10" table:number-rows-spanned="1">
            <text:p>0,0000581873532</text:p>
          </table:table-cell>
          <table:covered-table-cell table:number-columns-repeated="9"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4:56:35.024237470</meta:creation-date>
    <dc:date>2023-10-16T15:52:06.060564152</dc:date>
    <meta:editing-duration>PT55M30S</meta:editing-duration>
    <meta:editing-cycles>5</meta:editing-cycles>
    <meta:generator>LibreOffice/7.6.2.1$Linux_X86_64 LibreOffice_project/56f7684011345957bbf33a7ee678afaf4d2ba333</meta:generator>
    <meta:document-statistic meta:table-count="1" meta:cell-count="11163" meta:object-count="0"/>
  </office:meta>
</office:document-meta>
</file>